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ircular" svg:font-family="Circ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41.64pt"/>
    </style:style>
    <style:style style:name="co3" style:family="table-column">
      <style:table-column-properties fo:break-before="auto" style:column-width="18.7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data">
      <style:table-properties table:display="true" style:writing-mode="lr-tb"/>
    </style:style>
    <style:style style:name="ta2" style:family="table" style:master-page-name="PageStyle_5f_graphdata">
      <style:table-properties table:display="true" style:writing-mode="lr-tb"/>
    </style:style>
    <style:style style:name="ta3" style:family="table" style:master-page-name="PageStyle_5f_graph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1.76pt solid #e8e9e9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5959" style:text-outline="false" style:text-line-through-style="none" style:text-line-through-type="none" style:font-name="Circular" fo:font-size="11pt" fo:font-style="normal" fo:text-shadow="none" style:text-underline-style="none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46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464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463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462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461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460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459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9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458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0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457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1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456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2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45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3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454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4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453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5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452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6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451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7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450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8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449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9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448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0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447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1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446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2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44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3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444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4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443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5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442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6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441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7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440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8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439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9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438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0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437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1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436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2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43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3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434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433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5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432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6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431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7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430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8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429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9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428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0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427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1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426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42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3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424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4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423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5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422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6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421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7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420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8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419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9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418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0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417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1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416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41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3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414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4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413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5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412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6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411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7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410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8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409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9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408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0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407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1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406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2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40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3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404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4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403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5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402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6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401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7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400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8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99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9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98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0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97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1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96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2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9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3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94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4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93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5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92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6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91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7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90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8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89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9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88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0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87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1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86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2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8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3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84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4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83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5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82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6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81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7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80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8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79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9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78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90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77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91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76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92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7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93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74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94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73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95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72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96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71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97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70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98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69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99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68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00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67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>
        <style:hyperlink xlink:href="https://0lexplorer.io/epoch/366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02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6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03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64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04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63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05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62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06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61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07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60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08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59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09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58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10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57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11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56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12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5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13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54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14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53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15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52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16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51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17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50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18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49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19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48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20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47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21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46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22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4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23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44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24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43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25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42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26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41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27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40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28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39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29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38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30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37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31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36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32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3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33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34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34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33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35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32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36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31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37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30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38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29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39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28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40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27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41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26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42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2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43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24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44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23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45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22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46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21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47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20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48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19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49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18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50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17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51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16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52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1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53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14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54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13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55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12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56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11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57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10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58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09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59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08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60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07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61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06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62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0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63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04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64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03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65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02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66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01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67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00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68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99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69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98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70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97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71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96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72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9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73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94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74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93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75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92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76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91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77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90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78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89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79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88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80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87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81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86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82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8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83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84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84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83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85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82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86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81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87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80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88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79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89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78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90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77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91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76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92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7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93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74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94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73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95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72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96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71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97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70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98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69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199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68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00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67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0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>
        <style:hyperlink xlink:href="https://0lexplorer.io/epoch/266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02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6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03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64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04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63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05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62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06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61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07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60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08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59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09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58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10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57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11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56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12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5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13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54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14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53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15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52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16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51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17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50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18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49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19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48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20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47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21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46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22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4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23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44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24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43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25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42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26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41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27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40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28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39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29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38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30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37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31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36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32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3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33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34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34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33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35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32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36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31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37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30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38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29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39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28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40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27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41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26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42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2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43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24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44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23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45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22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46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21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47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20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48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19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49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18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50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17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51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16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52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1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53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14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54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13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55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12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56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11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57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10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58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09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59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08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60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07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61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06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62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0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63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04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64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03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65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02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66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01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67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00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68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99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69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98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70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97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71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96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72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9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73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94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74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93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75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92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76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91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77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90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78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89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79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88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80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87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81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86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82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8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83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84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84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83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85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82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86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81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87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80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88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79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89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78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90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77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91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76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92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7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93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74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94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73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95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72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96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71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97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70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98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69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299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68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00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67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0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>
        <style:hyperlink xlink:href="https://0lexplorer.io/epoch/166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02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6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03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64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04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63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05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62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06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61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07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60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08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59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09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58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10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57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11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56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12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5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13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54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14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53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15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52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16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51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17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50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18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49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19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48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20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47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21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46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22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4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23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44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24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43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25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42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26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41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27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40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28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39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29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38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30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37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31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36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32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3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33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34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34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33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35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32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36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31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37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30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38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29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39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28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40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27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41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26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42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2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43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24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44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23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45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22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46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21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47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20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48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19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49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18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50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17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51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16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52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1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53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14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54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13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55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12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56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11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57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10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58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09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59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08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60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07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61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06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62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0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63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04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64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03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65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02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66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01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67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00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68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99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69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98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70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97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71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96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72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9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73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94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74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93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75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92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76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91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77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90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78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89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79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88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80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87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81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86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82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8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83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84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84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83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85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82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86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81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87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80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88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79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89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78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90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77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91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76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92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7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93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74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94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73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95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72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96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71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97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70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98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69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399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68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00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67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0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>
        <style:hyperlink xlink:href="https://0lexplorer.io/epoch/66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02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6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03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64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04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63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05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62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06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61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07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60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08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59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09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58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10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57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11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56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12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5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13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54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14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53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15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52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16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51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17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50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18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49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19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48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20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47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21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46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22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4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23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44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24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43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25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42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26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41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27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40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28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9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29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8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30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7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31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6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32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33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4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34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3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35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2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36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1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37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0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38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9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39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8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40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7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41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6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42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43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4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44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3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45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2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46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1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47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0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48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9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49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8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50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7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51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6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52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53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4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54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3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55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2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56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1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57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10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58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9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59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8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60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7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61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6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62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63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4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64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3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65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epoch/2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6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>
        <style:hyperlink xlink:href="https://0lexplorer.io/epoch/1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6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ircular" fo:font-size="11pt" fo:font-style="normal" fo:text-shadow="none" style:text-underline-style="none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68" style:family="table-cell" style:parent-style-name="Default">
      <style:table-cell-properties fo:border-bottom="1.76pt solid #e8e9e9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9a9899" style:text-outline="false" style:text-line-through-style="none" style:text-line-through-type="none" style:font-name="Circular" fo:font-size="11pt" fo:font-style="normal" fo:text-shadow="none" style:text-underline-style="none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69" style:family="table-cell" style:parent-style-name="Default">
      <style:table-cell-properties fo:background-color="#fafafa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9a9899" style:text-outline="false" style:text-line-through-style="none" style:text-line-through-type="none" style:font-name="Circular" fo:font-size="11pt" fo:font-style="normal" fo:text-shadow="none" style:text-underline-style="none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70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98565268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71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98340807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72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98104492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73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9786125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74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97622692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75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97378281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76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97139684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77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96885539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78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96626968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79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96404994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80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96187329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81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95933240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82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95678282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83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95438998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84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9522342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85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94984977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86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94947496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87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94816279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88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94640098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89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94449512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90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94239496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91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94022202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92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93825400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93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93646357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94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93471534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95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93295383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96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9310662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97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92923113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98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92743421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499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9256445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00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9238278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01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92243007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02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92055269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03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91853681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04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9164672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05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91468281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06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91292991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07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9108571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08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90863272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09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90638241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10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9042934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11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90217832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12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8997797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13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89752703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14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89567864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15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89358572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16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8915199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17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88939464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18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88738209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19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88531010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20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88293851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21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88058660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22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87836078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23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87655484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24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87431978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25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87183033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26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86940360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27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8671909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28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86516793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29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86314481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30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8611820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31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85894379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32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85713640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33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85506787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34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85305269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35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85083799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36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84873801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37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84674049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38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8446562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39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84235362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40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8401669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41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83810036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42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8358953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43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83390104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44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83179263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45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8297808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46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82769523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47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82571788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48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82370549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49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82169520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50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81946744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51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81731476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52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81546373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53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81341286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54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81094077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55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8085942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56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80656256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57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80492799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58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80278924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59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80014429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60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79758017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61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79498697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62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79385747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63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79203749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64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7906902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65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78936351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66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78661901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67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78400886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68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7813885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6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>
        <style:hyperlink xlink:href="https://0lexplorer.io/block/77882024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70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77620060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71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77358691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72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77095103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73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7684750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74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76612877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75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76353076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76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76110782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77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76053608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78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7605340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79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7582734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80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75592401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81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75368300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82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75150532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83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74951263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84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74732826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85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74527978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86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74321411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87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74105143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88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73881070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89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73663456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90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73454358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91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73250661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92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73044493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93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72853801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94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72672458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95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72491997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96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72286033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97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72090704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98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71935202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599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71729801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00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71526529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01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71311649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02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71110648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03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70952637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04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7075217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05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70550900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06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70340591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07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70149209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08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69963133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09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69793929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10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69686983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11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69491460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12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69293709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13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69099051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14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68893037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15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68693703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16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6850656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17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6831784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18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68111133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19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67915461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20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67750979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21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67584572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22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67400969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23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67218693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24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67029620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25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66834904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26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6663836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27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66443990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28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66245324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29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66043179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30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65854803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31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65651747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32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65428510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33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65221389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34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65030360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35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64920188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36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6474340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37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64583984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38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64409583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39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64409582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40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6421611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41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63983112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42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63749692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43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63539974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44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63539972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45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63520776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46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63453042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47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63281842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48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63254421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49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63244108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50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63056930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51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62835851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52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62607138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53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62403624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54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62195729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55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61940049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56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61717630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57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61474177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58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61239238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59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60992067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60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60750907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61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60499668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62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6024910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63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59997397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64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5974522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65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59491891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66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59240070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67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58991849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68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58756264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6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>
        <style:hyperlink xlink:href="https://0lexplorer.io/block/58516613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70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58278137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71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58061792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72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5783055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73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5759460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74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57340441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75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57084491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76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56833544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77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56585546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78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56356784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79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56104229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80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55841106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81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5558641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82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55331942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83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55080822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84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54839313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85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54592458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86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54345938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87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54089343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88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53845863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89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53600241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90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5335766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91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53105132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92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52865770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93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52631063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94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52381952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95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52131738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96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51883996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97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5164625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98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51408568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699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5117187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00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50934662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01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50698354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02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50456929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03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50222142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04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4998050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05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49752211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06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49530754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07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49303749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08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49107959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09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48916819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10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48731264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11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48519638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12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48291644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13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48099398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14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47906609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15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47679037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16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47446006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17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47211958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18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46986228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19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46757336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20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46551806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21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4632547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22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46134962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23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45913189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24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45673337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25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45424994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26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45169923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27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44925752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28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44664140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29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44390206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30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44159126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31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43895464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32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43895463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33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43640827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34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43391341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35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43150971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36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42932440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37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42738096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38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42497097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39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42239099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40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41959076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41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41692151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42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41425556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43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41153672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44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40962244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45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40699140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46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40433003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47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40187366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48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39965364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49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39741221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50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39525522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51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39290786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52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3904135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53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38774039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54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38721631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55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38477343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56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38226353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57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38007688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58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37966666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59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37957606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60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37707044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61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37605111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62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37476657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63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37319911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64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37299250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65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37237144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66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37235372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67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37235343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68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37230927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6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>
        <style:hyperlink xlink:href="https://0lexplorer.io/block/37230877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70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3709505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71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3688760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72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36675847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73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36464602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74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36252214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75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3604011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76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35823464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77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35608989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78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3539637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79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35179754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80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3496068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81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34739788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82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34515760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83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34293251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84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34070491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85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33845584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86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33627599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87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33411507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88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33197191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89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32981893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90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32763452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91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32546213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92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32329000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93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32117118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94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31900673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95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31689390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96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31471331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97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31254041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98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31040459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799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30827869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00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30616629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01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30403923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02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30189516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03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29972942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04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29753264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05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2953610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06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29318391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07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29104342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08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28886033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09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28671403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10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28451673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11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28233856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12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28018922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13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27805333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14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27595027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15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2739016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16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27191906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17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26993171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18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26791427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19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26589246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20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26389398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21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2619311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22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25992718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23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25791772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24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25590578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25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2538937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26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25187092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27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24981256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28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24776677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29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24570531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30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2437046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31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24167152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32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23959152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33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23738214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34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23519248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35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23298274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36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23080521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37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22864759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38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22648156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39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22428998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40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22209162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41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21988486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42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21768673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43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21550838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44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21329522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45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21100072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46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20874227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47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20647407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48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2042026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49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20194051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50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19972920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51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19759003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52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19525782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53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19286630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54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19037653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55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1879158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56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18550047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57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18314200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58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1808164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59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17844722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60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17596090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61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17340510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62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17093380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63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16847834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64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16547274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65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16277171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66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16031137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67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1577987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68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15514110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6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>
        <style:hyperlink xlink:href="https://0lexplorer.io/block/15189829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70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14903146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71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14592051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72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14251021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73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14227997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74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1397131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75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13722568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76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1349181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77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13244372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78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13019638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79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12850883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80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1263546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81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12432327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82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12266764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83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1223987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84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1219244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85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11986271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86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11784968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87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11591847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88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11390419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89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11164181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90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10942697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91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10723106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92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10502380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93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10286467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94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10068392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95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9855424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96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9647372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97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9435707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98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9218859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899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8998480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900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877628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901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8567508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902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8334639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903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8079161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904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7810407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905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7544096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906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7280172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907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7019670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908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6758818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909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6508512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910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6263141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911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5991574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912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572200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913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5441670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914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5160998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915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4877444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916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4563897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917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4197294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918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3852867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919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3542670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920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3194216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921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2874761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922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2571802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923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2248898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924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1922319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925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1556826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926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1179565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927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806773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928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443910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929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270206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930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205857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931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140667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932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70213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933" style:family="table-cell" style:parent-style-name="Default">
      <style:table-cell-properties fo:border-bottom="1.76pt solid #e8e9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style:hyperlink xlink:href="https://0lexplorer.io/block/1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93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>
        <style:hyperlink xlink:href="https://0lexplorer.io/block/0" xlink:type="simple"/>
      </style:table-cell-properties>
      <style:paragraph-properties fo:text-align="start" css3t:text-justify="auto" fo:margin-left="0pt" style:writing-mode="page"/>
      <style:text-properties fo:color="#1890ff" style:text-outline="false" style:text-line-through-style="none" style:text-line-through-type="none" style:font-name="Circular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ircular" style:font-size-complex="11pt" style:font-style-complex="normal" style:font-weight-complex="normal"/>
    </style:style>
    <style:style style:name="ce935" style:family="table-cell" style:parent-style-name="Default">
      <style:table-cell-properties fo:border-bottom="1.76pt solid #e8e9e9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595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8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9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0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1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2" style:family="table-cell" style:parent-style-name="Default" style:data-style-name="N1013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1011" table:default-cell-style-name="Default"/>
        <table:table-row table:style-name="ro1">
          <table:table-cell table:style-name="ce1" office:value-type="string" calcext:value-type="string">
            <text:p>Epoch</text:p>
          </table:table-cell>
          <table:table-cell table:style-name="ce1" office:value-type="string" calcext:value-type="string">
            <text:p>Timestamp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Total Supply</text:p>
          </table:table-cell>
          <table:table-cell table:style-name="ce1" office:value-type="string" calcext:value-type="string">
            <text:p>Miners</text:p>
          </table:table-cell>
          <table:table-cell table:style-name="ce1" office:value-type="string" calcext:value-type="string">
            <text:p>Proofs</text:p>
          </table:table-cell>
          <table:table-cell table:style-name="ce1" office:value-type="string" calcext:value-type="string">
            <text:p>~Proofs/Miner</text:p>
          </table:table-cell>
          <table:table-cell table:style-name="ce1" office:value-type="string" calcext:value-type="string">
            <text:p>Miners Payable</text:p>
          </table:table-cell>
          <table:table-cell table:style-name="ce1" office:value-type="string" calcext:value-type="string">
            <text:p>Miners Payable Proofs</text:p>
          </table:table-cell>
          <table:table-cell table:style-name="ce1" office:value-type="string" calcext:value-type="string">
            <text:p>Validator Proofs</text:p>
          </table:table-cell>
          <table:table-cell table:style-name="ce1" office:value-type="string" calcext:value-type="string">
            <text:p>Miner Payment Total</text:p>
          </table:table-cell>
          <table:table-cell table:style-name="ce935" office:value-type="string" calcext:value-type="string">
            <text:p>Total Supply (x1000)</text:p>
          </table:table-cell>
          <table:table-cell table:style-name="ce935" office:value-type="string" calcext:value-type="string">
            <text:p>Tokens created (x1000)</text:p>
          </table:table-cell>
          <table:table-cell table:style-name="ce935" office:value-type="string" calcext:value-type="string">
            <text:p>Running sum by year (x1000)</text:p>
          </table:table-cell>
          <table:table-cell table:style-name="ce935" office:value-type="string" calcext:value-type="string">
            <text:p>Inflation 2022</text:p>
          </table:table-cell>
          <table:table-cell table:style-name="ce935" office:value-type="string" calcext:value-type="string">
            <text:p>Inflation by epoch</text:p>
          </table:table-cell>
          <table:table-cell table:number-columns-repeated="1008"/>
        </table:table-row>
        <table:table-row table:style-name="ro1">
          <table:table-cell table:style-name="ce2" office:value-type="float" office:value="465" calcext:value-type="float">
            <text:p>465</text:p>
          </table:table-cell>
          <table:table-cell table:style-name="ce468" office:value-type="string" calcext:value-type="string">
            <text:p>3/2/2023, 4:02:29 AM</text:p>
          </table:table-cell>
          <table:table-cell table:style-name="ce470" office:value-type="float" office:value="98565268" calcext:value-type="float">
            <text:p>98565268</text:p>
          </table:table-cell>
          <table:table-cell table:style-name="ce468" office:value-type="string" calcext:value-type="string">
            <text:p>1.984B</text:p>
          </table:table-cell>
          <table:table-cell table:style-name="ce468" office:value-type="float" office:value="1966" calcext:value-type="float">
            <text:p>1966</text:p>
          </table:table-cell>
          <table:table-cell table:style-name="ce468" office:value-type="float" office:value="74761" calcext:value-type="float">
            <text:p>74761</text:p>
          </table:table-cell>
          <table:table-cell table:style-name="ce468" office:value-type="float" office:value="38" calcext:value-type="float">
            <text:p>38</text:p>
          </table:table-cell>
          <table:table-cell table:style-name="ce468" office:value-type="float" office:value="1674" calcext:value-type="float">
            <text:p>1674</text:p>
          </table:table-cell>
          <table:table-cell table:style-name="ce468" office:value-type="float" office:value="71406" calcext:value-type="float">
            <text:p>71406</text:p>
          </table:table-cell>
          <table:table-cell table:style-name="ce468" office:value-type="float" office:value="2385" calcext:value-type="float">
            <text:p>2385</text:p>
          </table:table-cell>
          <table:table-cell table:style-name="ce468" office:value-type="string" calcext:value-type="string">
            <text:p>647.149K</text:p>
          </table:table-cell>
          <table:table-cell table:style-name="ce936" table:formula="of:=IF(RIGHT([.D2];1)=&quot;B&quot;;VALUE(REPLACE([.D2]; LEN([.D2]); 1; &quot;&quot;))*1000000; IF(RIGHT([.D2];1)=&quot;M&quot;;VALUE(REPLACE([.D2]; LEN([.D2]); 1; &quot;&quot;))*1000; 0))" office:value-type="float" office:value="1984000" calcext:value-type="float">
            <text:p>1984000</text:p>
          </table:table-cell>
          <table:table-cell table:style-name="ce936" table:formula="of:=[.L2]-[.L3]" office:value-type="float" office:value="0" calcext:value-type="float">
            <text:p>0</text:p>
          </table:table-cell>
          <table:table-cell table:style-name="ce936" table:formula="of:=[.N3]+[.M2]" office:value-type="float" office:value="161000" calcext:value-type="float">
            <text:p>161000</text:p>
          </table:table-cell>
          <table:table-cell table:style-name="ce939" table:formula="of:=[.O53]" office:value-type="percentage" office:value="0.7115897177" calcext:value-type="percentage">
            <text:p>71.16%</text:p>
          </table:table-cell>
          <table:table-cell table:style-name="ce940" table:formula="of:=[.M2]/[.L2]" office:value-type="percentage" office:value="0" calcext:value-type="percentage">
            <text:p>0.000%</text:p>
          </table:table-cell>
          <table:table-cell table:number-columns-repeated="1008"/>
        </table:table-row>
        <table:table-row table:style-name="ro1">
          <table:table-cell table:style-name="ce3" office:value-type="float" office:value="464" calcext:value-type="float">
            <text:p>464</text:p>
          </table:table-cell>
          <table:table-cell table:style-name="ce468" office:value-type="string" calcext:value-type="string">
            <text:p>2/28/2023, 8:45:41 PM</text:p>
          </table:table-cell>
          <table:table-cell table:style-name="ce471" office:value-type="float" office:value="98340807" calcext:value-type="float">
            <text:p>98340807</text:p>
          </table:table-cell>
          <table:table-cell table:style-name="ce468" office:value-type="string" calcext:value-type="string">
            <text:p>1.984B</text:p>
          </table:table-cell>
          <table:table-cell table:style-name="ce468" office:value-type="float" office:value="2128" calcext:value-type="float">
            <text:p>2128</text:p>
          </table:table-cell>
          <table:table-cell table:style-name="ce468" office:value-type="float" office:value="105984" calcext:value-type="float">
            <text:p>105984</text:p>
          </table:table-cell>
          <table:table-cell table:style-name="ce468" office:value-type="float" office:value="49.8" calcext:value-type="float">
            <text:p>49.8</text:p>
          </table:table-cell>
          <table:table-cell table:style-name="ce468" office:value-type="float" office:value="1750" calcext:value-type="float">
            <text:p>1750</text:p>
          </table:table-cell>
          <table:table-cell table:style-name="ce468" office:value-type="float" office:value="101644" calcext:value-type="float">
            <text:p>101644</text:p>
          </table:table-cell>
          <table:table-cell table:style-name="ce468" office:value-type="float" office:value="3513" calcext:value-type="float">
            <text:p>3513</text:p>
          </table:table-cell>
          <table:table-cell table:style-name="ce468" office:value-type="string" calcext:value-type="string">
            <text:p>647.295K</text:p>
          </table:table-cell>
          <table:table-cell table:style-name="ce936" table:formula="of:=IF(RIGHT([.D3];1)=&quot;B&quot;;VALUE(REPLACE([.D3]; LEN([.D3]); 1; &quot;&quot;))*1000000; IF(RIGHT([.D3];1)=&quot;M&quot;;VALUE(REPLACE([.D3]; LEN([.D3]); 1; &quot;&quot;))*1000; 0))" office:value-type="float" office:value="1984000" calcext:value-type="float">
            <text:p>1984000</text:p>
          </table:table-cell>
          <table:table-cell table:style-name="ce936" table:formula="of:=[.L3]-[.L4]" office:value-type="float" office:value="1000" calcext:value-type="float">
            <text:p>1000</text:p>
          </table:table-cell>
          <table:table-cell table:style-name="ce936" table:formula="of:=[.N4]+[.M3]" office:value-type="float" office:value="161000" calcext:value-type="float">
            <text:p>161000</text:p>
          </table:table-cell>
          <table:table-cell/>
          <table:table-cell table:style-name="ce940" table:formula="of:=[.M3]/[.L3]" office:value-type="percentage" office:value="0.000504032258064516" calcext:value-type="percentage">
            <text:p>0.050%</text:p>
          </table:table-cell>
          <table:table-cell table:number-columns-repeated="1008"/>
        </table:table-row>
        <table:table-row table:style-name="ro1">
          <table:table-cell table:style-name="ce4" office:value-type="float" office:value="463" calcext:value-type="float">
            <text:p>463</text:p>
          </table:table-cell>
          <table:table-cell table:style-name="ce468" office:value-type="string" calcext:value-type="string">
            <text:p>2/27/2023, 8:45:40 PM</text:p>
          </table:table-cell>
          <table:table-cell table:style-name="ce472" office:value-type="float" office:value="98104492" calcext:value-type="float">
            <text:p>98104492</text:p>
          </table:table-cell>
          <table:table-cell table:style-name="ce468" office:value-type="string" calcext:value-type="string">
            <text:p>1.983B</text:p>
          </table:table-cell>
          <table:table-cell table:style-name="ce468" office:value-type="float" office:value="2028" calcext:value-type="float">
            <text:p>2028</text:p>
          </table:table-cell>
          <table:table-cell table:style-name="ce468" office:value-type="float" office:value="104550" calcext:value-type="float">
            <text:p>104550</text:p>
          </table:table-cell>
          <table:table-cell table:style-name="ce468" office:value-type="float" office:value="51.6" calcext:value-type="float">
            <text:p>51.6</text:p>
          </table:table-cell>
          <table:table-cell table:style-name="ce468" office:value-type="float" office:value="1721" calcext:value-type="float">
            <text:p>1721</text:p>
          </table:table-cell>
          <table:table-cell table:style-name="ce468" office:value-type="float" office:value="100637" calcext:value-type="float">
            <text:p>100637</text:p>
          </table:table-cell>
          <table:table-cell table:style-name="ce468" office:value-type="float" office:value="3129" calcext:value-type="float">
            <text:p>3129</text:p>
          </table:table-cell>
          <table:table-cell table:style-name="ce468" office:value-type="string" calcext:value-type="string">
            <text:p>646.175K</text:p>
          </table:table-cell>
          <table:table-cell table:style-name="ce936" table:formula="of:=IF(RIGHT([.D4];1)=&quot;B&quot;;VALUE(REPLACE([.D4]; LEN([.D4]); 1; &quot;&quot;))*1000000; IF(RIGHT([.D4];1)=&quot;M&quot;;VALUE(REPLACE([.D4]; LEN([.D4]); 1; &quot;&quot;))*1000; 0))" office:value-type="float" office:value="1983000" calcext:value-type="float">
            <text:p>1983000</text:p>
          </table:table-cell>
          <table:table-cell table:style-name="ce936" table:formula="of:=[.L4]-[.L5]" office:value-type="float" office:value="1000" calcext:value-type="float">
            <text:p>1000</text:p>
          </table:table-cell>
          <table:table-cell table:style-name="ce936" table:formula="of:=[.N5]+[.M4]" office:value-type="float" office:value="160000" calcext:value-type="float">
            <text:p>160000</text:p>
          </table:table-cell>
          <table:table-cell/>
          <table:table-cell table:style-name="ce940" table:formula="of:=[.M4]/[.L4]" office:value-type="percentage" office:value="0.000504286434694907" calcext:value-type="percentage">
            <text:p>0.050%</text:p>
          </table:table-cell>
          <table:table-cell table:number-columns-repeated="1008"/>
        </table:table-row>
        <table:table-row table:style-name="ro1">
          <table:table-cell table:style-name="ce5" office:value-type="float" office:value="462" calcext:value-type="float">
            <text:p>462</text:p>
          </table:table-cell>
          <table:table-cell table:style-name="ce468" office:value-type="string" calcext:value-type="string">
            <text:p>2/26/2023, 8:45:39 PM</text:p>
          </table:table-cell>
          <table:table-cell table:style-name="ce473" office:value-type="float" office:value="97861255" calcext:value-type="float">
            <text:p>97861255</text:p>
          </table:table-cell>
          <table:table-cell table:style-name="ce468" office:value-type="string" calcext:value-type="string">
            <text:p>1.982B</text:p>
          </table:table-cell>
          <table:table-cell table:style-name="ce468" office:value-type="float" office:value="2069" calcext:value-type="float">
            <text:p>2069</text:p>
          </table:table-cell>
          <table:table-cell table:style-name="ce468" office:value-type="float" office:value="100656" calcext:value-type="float">
            <text:p>100656</text:p>
          </table:table-cell>
          <table:table-cell table:style-name="ce468" office:value-type="float" office:value="48.6" calcext:value-type="float">
            <text:p>48.6</text:p>
          </table:table-cell>
          <table:table-cell table:style-name="ce468" office:value-type="float" office:value="1783" calcext:value-type="float">
            <text:p>1783</text:p>
          </table:table-cell>
          <table:table-cell table:style-name="ce468" office:value-type="float" office:value="96733" calcext:value-type="float">
            <text:p>96733</text:p>
          </table:table-cell>
          <table:table-cell table:style-name="ce468" office:value-type="float" office:value="3061" calcext:value-type="float">
            <text:p>3061</text:p>
          </table:table-cell>
          <table:table-cell table:style-name="ce468" office:value-type="string" calcext:value-type="string">
            <text:p>714.969K</text:p>
          </table:table-cell>
          <table:table-cell table:style-name="ce936" table:formula="of:=IF(RIGHT([.D5];1)=&quot;B&quot;;VALUE(REPLACE([.D5]; LEN([.D5]); 1; &quot;&quot;))*1000000; IF(RIGHT([.D5];1)=&quot;M&quot;;VALUE(REPLACE([.D5]; LEN([.D5]); 1; &quot;&quot;))*1000; 0))" office:value-type="float" office:value="1982000" calcext:value-type="float">
            <text:p>1982000</text:p>
          </table:table-cell>
          <table:table-cell table:style-name="ce936" table:formula="of:=[.L5]-[.L6]" office:value-type="float" office:value="1000.00000000023" calcext:value-type="float">
            <text:p>1000.00000000023</text:p>
          </table:table-cell>
          <table:table-cell table:style-name="ce936" table:formula="of:=[.N6]+[.M5]" office:value-type="float" office:value="159000" calcext:value-type="float">
            <text:p>159000</text:p>
          </table:table-cell>
          <table:table-cell/>
          <table:table-cell table:style-name="ce940" table:formula="of:=[.M5]/[.L5]" office:value-type="percentage" office:value="0.00050454086781041" calcext:value-type="percentage">
            <text:p>0.050%</text:p>
          </table:table-cell>
          <table:table-cell table:number-columns-repeated="1008"/>
        </table:table-row>
        <table:table-row table:style-name="ro1">
          <table:table-cell table:style-name="ce6" office:value-type="float" office:value="461" calcext:value-type="float">
            <text:p>461</text:p>
          </table:table-cell>
          <table:table-cell table:style-name="ce468" office:value-type="string" calcext:value-type="string">
            <text:p>2/25/2023, 8:45:38 PM</text:p>
          </table:table-cell>
          <table:table-cell table:style-name="ce474" office:value-type="float" office:value="97622692" calcext:value-type="float">
            <text:p>97622692</text:p>
          </table:table-cell>
          <table:table-cell table:style-name="ce468" office:value-type="string" calcext:value-type="string">
            <text:p>1.981B</text:p>
          </table:table-cell>
          <table:table-cell table:style-name="ce468" office:value-type="float" office:value="2054" calcext:value-type="float">
            <text:p>2054</text:p>
          </table:table-cell>
          <table:table-cell table:style-name="ce468" office:value-type="float" office:value="121799" calcext:value-type="float">
            <text:p>121799</text:p>
          </table:table-cell>
          <table:table-cell table:style-name="ce468" office:value-type="float" office:value="59.3" calcext:value-type="float">
            <text:p>59.3</text:p>
          </table:table-cell>
          <table:table-cell table:style-name="ce468" office:value-type="float" office:value="1922" calcext:value-type="float">
            <text:p>1922</text:p>
          </table:table-cell>
          <table:table-cell table:style-name="ce468" office:value-type="float" office:value="118176" calcext:value-type="float">
            <text:p>118176</text:p>
          </table:table-cell>
          <table:table-cell table:style-name="ce468" office:value-type="float" office:value="3348" calcext:value-type="float">
            <text:p>3348</text:p>
          </table:table-cell>
          <table:table-cell table:style-name="ce468" office:value-type="string" calcext:value-type="string">
            <text:p>714.962K</text:p>
          </table:table-cell>
          <table:table-cell table:style-name="ce936" table:formula="of:=IF(RIGHT([.D6];1)=&quot;B&quot;;VALUE(REPLACE([.D6]; LEN([.D6]); 1; &quot;&quot;))*1000000; IF(RIGHT([.D6];1)=&quot;M&quot;;VALUE(REPLACE([.D6]; LEN([.D6]); 1; &quot;&quot;))*1000; 0))" office:value-type="float" office:value="1981000" calcext:value-type="float">
            <text:p>1981000</text:p>
          </table:table-cell>
          <table:table-cell table:style-name="ce936" table:formula="of:=[.L6]-[.L7]" office:value-type="float" office:value="0" calcext:value-type="float">
            <text:p>0</text:p>
          </table:table-cell>
          <table:table-cell table:style-name="ce936" table:formula="of:=[.N7]+[.M6]" office:value-type="float" office:value="158000" calcext:value-type="float">
            <text:p>158000</text:p>
          </table:table-cell>
          <table:table-cell/>
          <table:table-cell table:style-name="ce940" table:formula="of:=[.M6]/[.L6]" office:value-type="percentage" office:value="0" calcext:value-type="percentage">
            <text:p>0.000%</text:p>
          </table:table-cell>
          <table:table-cell table:number-columns-repeated="1008"/>
        </table:table-row>
        <table:table-row table:style-name="ro1">
          <table:table-cell table:style-name="ce7" office:value-type="float" office:value="460" calcext:value-type="float">
            <text:p>460</text:p>
          </table:table-cell>
          <table:table-cell table:style-name="ce468" office:value-type="string" calcext:value-type="string">
            <text:p>2/24/2023, 8:45:37 PM</text:p>
          </table:table-cell>
          <table:table-cell table:style-name="ce475" office:value-type="float" office:value="97378281" calcext:value-type="float">
            <text:p>97378281</text:p>
          </table:table-cell>
          <table:table-cell table:style-name="ce468" office:value-type="string" calcext:value-type="string">
            <text:p>1.981B</text:p>
          </table:table-cell>
          <table:table-cell table:style-name="ce468" office:value-type="float" office:value="2016" calcext:value-type="float">
            <text:p>2016</text:p>
          </table:table-cell>
          <table:table-cell table:style-name="ce468" office:value-type="float" office:value="120232" calcext:value-type="float">
            <text:p>120232</text:p>
          </table:table-cell>
          <table:table-cell table:style-name="ce468" office:value-type="float" office:value="59.6" calcext:value-type="float">
            <text:p>59.6</text:p>
          </table:table-cell>
          <table:table-cell table:style-name="ce468" office:value-type="float" office:value="1898" calcext:value-type="float">
            <text:p>1898</text:p>
          </table:table-cell>
          <table:table-cell table:style-name="ce468" office:value-type="float" office:value="116707" calcext:value-type="float">
            <text:p>116707</text:p>
          </table:table-cell>
          <table:table-cell table:style-name="ce468" office:value-type="float" office:value="3299" calcext:value-type="float">
            <text:p>3299</text:p>
          </table:table-cell>
          <table:table-cell table:style-name="ce468" office:value-type="string" calcext:value-type="string">
            <text:p>645.904K</text:p>
          </table:table-cell>
          <table:table-cell table:style-name="ce936" table:formula="of:=IF(RIGHT([.D7];1)=&quot;B&quot;;VALUE(REPLACE([.D7]; LEN([.D7]); 1; &quot;&quot;))*1000000; IF(RIGHT([.D7];1)=&quot;M&quot;;VALUE(REPLACE([.D7]; LEN([.D7]); 1; &quot;&quot;))*1000; 0))" office:value-type="float" office:value="1981000" calcext:value-type="float">
            <text:p>1981000</text:p>
          </table:table-cell>
          <table:table-cell table:style-name="ce936" table:formula="of:=[.L7]-[.L8]" office:value-type="float" office:value="999.999999999767" calcext:value-type="float">
            <text:p>999.999999999767</text:p>
          </table:table-cell>
          <table:table-cell table:style-name="ce936" table:formula="of:=[.N8]+[.M7]" office:value-type="float" office:value="158000" calcext:value-type="float">
            <text:p>158000</text:p>
          </table:table-cell>
          <table:table-cell/>
          <table:table-cell table:style-name="ce940" table:formula="of:=[.M7]/[.L7]" office:value-type="percentage" office:value="0.000504795557798974" calcext:value-type="percentage">
            <text:p>0.050%</text:p>
          </table:table-cell>
          <table:table-cell table:number-columns-repeated="1008"/>
        </table:table-row>
        <table:table-row table:style-name="ro1">
          <table:table-cell table:style-name="ce8" office:value-type="float" office:value="459" calcext:value-type="float">
            <text:p>459</text:p>
          </table:table-cell>
          <table:table-cell table:style-name="ce468" office:value-type="string" calcext:value-type="string">
            <text:p>2/23/2023, 8:45:36 PM</text:p>
          </table:table-cell>
          <table:table-cell table:style-name="ce476" office:value-type="float" office:value="97139684" calcext:value-type="float">
            <text:p>97139684</text:p>
          </table:table-cell>
          <table:table-cell table:style-name="ce468" office:value-type="string" calcext:value-type="string">
            <text:p>1.98B</text:p>
          </table:table-cell>
          <table:table-cell table:style-name="ce468" office:value-type="float" office:value="2177" calcext:value-type="float">
            <text:p>2177</text:p>
          </table:table-cell>
          <table:table-cell table:style-name="ce468" office:value-type="float" office:value="101042" calcext:value-type="float">
            <text:p>101042</text:p>
          </table:table-cell>
          <table:table-cell table:style-name="ce468" office:value-type="float" office:value="46.4" calcext:value-type="float">
            <text:p>46.4</text:p>
          </table:table-cell>
          <table:table-cell table:style-name="ce468" office:value-type="float" office:value="1795" calcext:value-type="float">
            <text:p>1795</text:p>
          </table:table-cell>
          <table:table-cell table:style-name="ce468" office:value-type="float" office:value="96636" calcext:value-type="float">
            <text:p>96636</text:p>
          </table:table-cell>
          <table:table-cell table:style-name="ce468" office:value-type="float" office:value="3229" calcext:value-type="float">
            <text:p>3229</text:p>
          </table:table-cell>
          <table:table-cell table:style-name="ce468" office:value-type="string" calcext:value-type="string">
            <text:p>647.983K</text:p>
          </table:table-cell>
          <table:table-cell table:style-name="ce936" table:formula="of:=IF(RIGHT([.D8];1)=&quot;B&quot;;VALUE(REPLACE([.D8]; LEN([.D8]); 1; &quot;&quot;))*1000000; IF(RIGHT([.D8];1)=&quot;M&quot;;VALUE(REPLACE([.D8]; LEN([.D8]); 1; &quot;&quot;))*1000; 0))" office:value-type="float" office:value="1980000" calcext:value-type="float">
            <text:p>1980000</text:p>
          </table:table-cell>
          <table:table-cell table:style-name="ce936" table:formula="of:=[.L8]-[.L9]" office:value-type="float" office:value="1000" calcext:value-type="float">
            <text:p>1000</text:p>
          </table:table-cell>
          <table:table-cell table:style-name="ce936" table:formula="of:=[.N9]+[.M8]" office:value-type="float" office:value="157000" calcext:value-type="float">
            <text:p>157000</text:p>
          </table:table-cell>
          <table:table-cell/>
          <table:table-cell table:style-name="ce940" table:formula="of:=[.M8]/[.L8]" office:value-type="percentage" office:value="0.000505050505050505" calcext:value-type="percentage">
            <text:p>0.051%</text:p>
          </table:table-cell>
          <table:table-cell table:number-columns-repeated="1008"/>
        </table:table-row>
        <table:table-row table:style-name="ro1">
          <table:table-cell table:style-name="ce9" office:value-type="float" office:value="458" calcext:value-type="float">
            <text:p>458</text:p>
          </table:table-cell>
          <table:table-cell table:style-name="ce468" office:value-type="string" calcext:value-type="string">
            <text:p>2/22/2023, 8:45:35 PM</text:p>
          </table:table-cell>
          <table:table-cell table:style-name="ce477" office:value-type="float" office:value="96885539" calcext:value-type="float">
            <text:p>96885539</text:p>
          </table:table-cell>
          <table:table-cell table:style-name="ce468" office:value-type="string" calcext:value-type="string">
            <text:p>1.979B</text:p>
          </table:table-cell>
          <table:table-cell table:style-name="ce468" office:value-type="float" office:value="2183" calcext:value-type="float">
            <text:p>2183</text:p>
          </table:table-cell>
          <table:table-cell table:style-name="ce468" office:value-type="float" office:value="127722" calcext:value-type="float">
            <text:p>127722</text:p>
          </table:table-cell>
          <table:table-cell table:style-name="ce468" office:value-type="float" office:value="58.5" calcext:value-type="float">
            <text:p>58.5</text:p>
          </table:table-cell>
          <table:table-cell table:style-name="ce468" office:value-type="float" office:value="2004" calcext:value-type="float">
            <text:p>2004</text:p>
          </table:table-cell>
          <table:table-cell table:style-name="ce468" office:value-type="float" office:value="123733" calcext:value-type="float">
            <text:p>123733</text:p>
          </table:table-cell>
          <table:table-cell table:style-name="ce468" office:value-type="float" office:value="3486" calcext:value-type="float">
            <text:p>3486</text:p>
          </table:table-cell>
          <table:table-cell table:style-name="ce468" office:value-type="string" calcext:value-type="string">
            <text:p>648.081K</text:p>
          </table:table-cell>
          <table:table-cell table:style-name="ce936" table:formula="of:=IF(RIGHT([.D9];1)=&quot;B&quot;;VALUE(REPLACE([.D9]; LEN([.D9]); 1; &quot;&quot;))*1000000; IF(RIGHT([.D9];1)=&quot;M&quot;;VALUE(REPLACE([.D9]; LEN([.D9]); 1; &quot;&quot;))*1000; 0))" office:value-type="float" office:value="1979000" calcext:value-type="float">
            <text:p>1979000</text:p>
          </table:table-cell>
          <table:table-cell table:style-name="ce936" table:formula="of:=[.L9]-[.L10]" office:value-type="float" office:value="0" calcext:value-type="float">
            <text:p>0</text:p>
          </table:table-cell>
          <table:table-cell table:style-name="ce936" table:formula="of:=[.N10]+[.M9]" office:value-type="float" office:value="156000" calcext:value-type="float">
            <text:p>156000</text:p>
          </table:table-cell>
          <table:table-cell/>
          <table:table-cell table:style-name="ce940" table:formula="of:=[.M9]/[.L9]" office:value-type="percentage" office:value="0" calcext:value-type="percentage">
            <text:p>0.000%</text:p>
          </table:table-cell>
          <table:table-cell table:number-columns-repeated="1008"/>
        </table:table-row>
        <table:table-row table:style-name="ro1">
          <table:table-cell table:style-name="ce10" office:value-type="float" office:value="457" calcext:value-type="float">
            <text:p>457</text:p>
          </table:table-cell>
          <table:table-cell table:style-name="ce468" office:value-type="string" calcext:value-type="string">
            <text:p>2/21/2023, 8:45:34 PM</text:p>
          </table:table-cell>
          <table:table-cell table:style-name="ce478" office:value-type="float" office:value="96626968" calcext:value-type="float">
            <text:p>96626968</text:p>
          </table:table-cell>
          <table:table-cell table:style-name="ce468" office:value-type="string" calcext:value-type="string">
            <text:p>1.979B</text:p>
          </table:table-cell>
          <table:table-cell table:style-name="ce468" office:value-type="float" office:value="2206" calcext:value-type="float">
            <text:p>2206</text:p>
          </table:table-cell>
          <table:table-cell table:style-name="ce468" office:value-type="float" office:value="128992" calcext:value-type="float">
            <text:p>128992</text:p>
          </table:table-cell>
          <table:table-cell table:style-name="ce468" office:value-type="float" office:value="58.5" calcext:value-type="float">
            <text:p>58.5</text:p>
          </table:table-cell>
          <table:table-cell table:style-name="ce468" office:value-type="float" office:value="2012" calcext:value-type="float">
            <text:p>2012</text:p>
          </table:table-cell>
          <table:table-cell table:style-name="ce468" office:value-type="float" office:value="125117" calcext:value-type="float">
            <text:p>125117</text:p>
          </table:table-cell>
          <table:table-cell table:style-name="ce468" office:value-type="float" office:value="3328" calcext:value-type="float">
            <text:p>3328</text:p>
          </table:table-cell>
          <table:table-cell table:style-name="ce468" office:value-type="string" calcext:value-type="string">
            <text:p>795.366K</text:p>
          </table:table-cell>
          <table:table-cell table:style-name="ce936" table:formula="of:=IF(RIGHT([.D10];1)=&quot;B&quot;;VALUE(REPLACE([.D10]; LEN([.D10]); 1; &quot;&quot;))*1000000; IF(RIGHT([.D10];1)=&quot;M&quot;;VALUE(REPLACE([.D10]; LEN([.D10]); 1; &quot;&quot;))*1000; 0))" office:value-type="float" office:value="1979000" calcext:value-type="float">
            <text:p>1979000</text:p>
          </table:table-cell>
          <table:table-cell table:style-name="ce936" table:formula="of:=[.L10]-[.L11]" office:value-type="float" office:value="1000" calcext:value-type="float">
            <text:p>1000</text:p>
          </table:table-cell>
          <table:table-cell table:style-name="ce936" table:formula="of:=[.N11]+[.M10]" office:value-type="float" office:value="156000" calcext:value-type="float">
            <text:p>156000</text:p>
          </table:table-cell>
          <table:table-cell/>
          <table:table-cell table:style-name="ce940" table:formula="of:=[.M10]/[.L10]" office:value-type="percentage" office:value="0.000505305709954523" calcext:value-type="percentage">
            <text:p>0.051%</text:p>
          </table:table-cell>
          <table:table-cell table:number-columns-repeated="1008"/>
        </table:table-row>
        <table:table-row table:style-name="ro1">
          <table:table-cell table:style-name="ce11" office:value-type="float" office:value="456" calcext:value-type="float">
            <text:p>456</text:p>
          </table:table-cell>
          <table:table-cell table:style-name="ce468" office:value-type="string" calcext:value-type="string">
            <text:p>2/20/2023, 8:45:33 PM</text:p>
          </table:table-cell>
          <table:table-cell table:style-name="ce479" office:value-type="float" office:value="96404994" calcext:value-type="float">
            <text:p>96404994</text:p>
          </table:table-cell>
          <table:table-cell table:style-name="ce468" office:value-type="string" calcext:value-type="string">
            <text:p>1.978B</text:p>
          </table:table-cell>
          <table:table-cell table:style-name="ce468" office:value-type="float" office:value="2182" calcext:value-type="float">
            <text:p>2182</text:p>
          </table:table-cell>
          <table:table-cell table:style-name="ce468" office:value-type="float" office:value="127493" calcext:value-type="float">
            <text:p>127493</text:p>
          </table:table-cell>
          <table:table-cell table:style-name="ce468" office:value-type="float" office:value="58.4" calcext:value-type="float">
            <text:p>58.4</text:p>
          </table:table-cell>
          <table:table-cell table:style-name="ce468" office:value-type="float" office:value="1997" calcext:value-type="float">
            <text:p>1997</text:p>
          </table:table-cell>
          <table:table-cell table:style-name="ce468" office:value-type="float" office:value="123698" calcext:value-type="float">
            <text:p>123698</text:p>
          </table:table-cell>
          <table:table-cell table:style-name="ce468" office:value-type="float" office:value="3320" calcext:value-type="float">
            <text:p>3320</text:p>
          </table:table-cell>
          <table:table-cell table:style-name="ce468" office:value-type="string" calcext:value-type="string">
            <text:p>648.274K</text:p>
          </table:table-cell>
          <table:table-cell table:style-name="ce936" table:formula="of:=IF(RIGHT([.D11];1)=&quot;B&quot;;VALUE(REPLACE([.D11]; LEN([.D11]); 1; &quot;&quot;))*1000000; IF(RIGHT([.D11];1)=&quot;M&quot;;VALUE(REPLACE([.D11]; LEN([.D11]); 1; &quot;&quot;))*1000; 0))" office:value-type="float" office:value="1978000" calcext:value-type="float">
            <text:p>1978000</text:p>
          </table:table-cell>
          <table:table-cell table:style-name="ce936" table:formula="of:=[.L11]-[.L12]" office:value-type="float" office:value="1000.00000000023" calcext:value-type="float">
            <text:p>1000.00000000023</text:p>
          </table:table-cell>
          <table:table-cell table:style-name="ce936" table:formula="of:=[.N12]+[.M11]" office:value-type="float" office:value="155000" calcext:value-type="float">
            <text:p>155000</text:p>
          </table:table-cell>
          <table:table-cell/>
          <table:table-cell table:style-name="ce940" table:formula="of:=[.M11]/[.L11]" office:value-type="percentage" office:value="0.000505561172902039" calcext:value-type="percentage">
            <text:p>0.051%</text:p>
          </table:table-cell>
          <table:table-cell table:number-columns-repeated="1008"/>
        </table:table-row>
        <table:table-row table:style-name="ro1">
          <table:table-cell table:style-name="ce12" office:value-type="float" office:value="455" calcext:value-type="float">
            <text:p>455</text:p>
          </table:table-cell>
          <table:table-cell table:style-name="ce468" office:value-type="string" calcext:value-type="string">
            <text:p>2/19/2023, 8:45:32 PM</text:p>
          </table:table-cell>
          <table:table-cell table:style-name="ce480" office:value-type="float" office:value="96187329" calcext:value-type="float">
            <text:p>96187329</text:p>
          </table:table-cell>
          <table:table-cell table:style-name="ce468" office:value-type="string" calcext:value-type="string">
            <text:p>1.977B</text:p>
          </table:table-cell>
          <table:table-cell table:style-name="ce468" office:value-type="float" office:value="2150" calcext:value-type="float">
            <text:p>2150</text:p>
          </table:table-cell>
          <table:table-cell table:style-name="ce468" office:value-type="float" office:value="129181" calcext:value-type="float">
            <text:p>129181</text:p>
          </table:table-cell>
          <table:table-cell table:style-name="ce468" office:value-type="float" office:value="60.1" calcext:value-type="float">
            <text:p>60.1</text:p>
          </table:table-cell>
          <table:table-cell table:style-name="ce468" office:value-type="float" office:value="1993" calcext:value-type="float">
            <text:p>1993</text:p>
          </table:table-cell>
          <table:table-cell table:style-name="ce468" office:value-type="float" office:value="125355" calcext:value-type="float">
            <text:p>125355</text:p>
          </table:table-cell>
          <table:table-cell table:style-name="ce468" office:value-type="float" office:value="3446" calcext:value-type="float">
            <text:p>3446</text:p>
          </table:table-cell>
          <table:table-cell table:style-name="ce468" office:value-type="string" calcext:value-type="string">
            <text:p>648.383K</text:p>
          </table:table-cell>
          <table:table-cell table:style-name="ce936" table:formula="of:=IF(RIGHT([.D12];1)=&quot;B&quot;;VALUE(REPLACE([.D12]; LEN([.D12]); 1; &quot;&quot;))*1000000; IF(RIGHT([.D12];1)=&quot;M&quot;;VALUE(REPLACE([.D12]; LEN([.D12]); 1; &quot;&quot;))*1000; 0))" office:value-type="float" office:value="1977000" calcext:value-type="float">
            <text:p>1977000</text:p>
          </table:table-cell>
          <table:table-cell table:style-name="ce936" table:formula="of:=[.L12]-[.L13]" office:value-type="float" office:value="0" calcext:value-type="float">
            <text:p>0</text:p>
          </table:table-cell>
          <table:table-cell table:style-name="ce936" table:formula="of:=[.N13]+[.M12]" office:value-type="float" office:value="154000" calcext:value-type="float">
            <text:p>154000</text:p>
          </table:table-cell>
          <table:table-cell/>
          <table:table-cell table:style-name="ce940" table:formula="of:=[.M12]/[.L12]" office:value-type="percentage" office:value="0" calcext:value-type="percentage">
            <text:p>0.000%</text:p>
          </table:table-cell>
          <table:table-cell table:number-columns-repeated="1008"/>
        </table:table-row>
        <table:table-row table:style-name="ro1">
          <table:table-cell table:style-name="ce13" office:value-type="float" office:value="454" calcext:value-type="float">
            <text:p>454</text:p>
          </table:table-cell>
          <table:table-cell table:style-name="ce468" office:value-type="string" calcext:value-type="string">
            <text:p>2/18/2023, 8:45:31 PM</text:p>
          </table:table-cell>
          <table:table-cell table:style-name="ce481" office:value-type="float" office:value="95933240" calcext:value-type="float">
            <text:p>95933240</text:p>
          </table:table-cell>
          <table:table-cell table:style-name="ce468" office:value-type="string" calcext:value-type="string">
            <text:p>1.977B</text:p>
          </table:table-cell>
          <table:table-cell table:style-name="ce468" office:value-type="float" office:value="2099" calcext:value-type="float">
            <text:p>2099</text:p>
          </table:table-cell>
          <table:table-cell table:style-name="ce468" office:value-type="float" office:value="129400" calcext:value-type="float">
            <text:p>129400</text:p>
          </table:table-cell>
          <table:table-cell table:style-name="ce468" office:value-type="float" office:value="61.6" calcext:value-type="float">
            <text:p>61.6</text:p>
          </table:table-cell>
          <table:table-cell table:style-name="ce468" office:value-type="float" office:value="1986" calcext:value-type="float">
            <text:p>1986</text:p>
          </table:table-cell>
          <table:table-cell table:style-name="ce468" office:value-type="float" office:value="125873" calcext:value-type="float">
            <text:p>125873</text:p>
          </table:table-cell>
          <table:table-cell table:style-name="ce468" office:value-type="float" office:value="3268" calcext:value-type="float">
            <text:p>3268</text:p>
          </table:table-cell>
          <table:table-cell table:style-name="ce468" office:value-type="string" calcext:value-type="string">
            <text:p>648.541K</text:p>
          </table:table-cell>
          <table:table-cell table:style-name="ce936" table:formula="of:=IF(RIGHT([.D13];1)=&quot;B&quot;;VALUE(REPLACE([.D13]; LEN([.D13]); 1; &quot;&quot;))*1000000; IF(RIGHT([.D13];1)=&quot;M&quot;;VALUE(REPLACE([.D13]; LEN([.D13]); 1; &quot;&quot;))*1000; 0))" office:value-type="float" office:value="1977000" calcext:value-type="float">
            <text:p>1977000</text:p>
          </table:table-cell>
          <table:table-cell table:style-name="ce936" table:formula="of:=[.L13]-[.L14]" office:value-type="float" office:value="999.999999999767" calcext:value-type="float">
            <text:p>999.999999999767</text:p>
          </table:table-cell>
          <table:table-cell table:style-name="ce936" table:formula="of:=[.N14]+[.M13]" office:value-type="float" office:value="154000" calcext:value-type="float">
            <text:p>154000</text:p>
          </table:table-cell>
          <table:table-cell/>
          <table:table-cell table:style-name="ce940" table:formula="of:=[.M13]/[.L13]" office:value-type="percentage" office:value="0.000505816894284151" calcext:value-type="percentage">
            <text:p>0.051%</text:p>
          </table:table-cell>
          <table:table-cell table:number-columns-repeated="1008"/>
        </table:table-row>
        <table:table-row table:style-name="ro1">
          <table:table-cell table:style-name="ce14" office:value-type="float" office:value="453" calcext:value-type="float">
            <text:p>453</text:p>
          </table:table-cell>
          <table:table-cell table:style-name="ce468" office:value-type="string" calcext:value-type="string">
            <text:p>2/17/2023, 8:45:30 PM</text:p>
          </table:table-cell>
          <table:table-cell table:style-name="ce482" office:value-type="float" office:value="95678282" calcext:value-type="float">
            <text:p>95678282</text:p>
          </table:table-cell>
          <table:table-cell table:style-name="ce468" office:value-type="string" calcext:value-type="string">
            <text:p>1.976B</text:p>
          </table:table-cell>
          <table:table-cell table:style-name="ce468" office:value-type="float" office:value="2057" calcext:value-type="float">
            <text:p>2057</text:p>
          </table:table-cell>
          <table:table-cell table:style-name="ce468" office:value-type="float" office:value="127901" calcext:value-type="float">
            <text:p>127901</text:p>
          </table:table-cell>
          <table:table-cell table:style-name="ce468" office:value-type="float" office:value="62.2" calcext:value-type="float">
            <text:p>62.2</text:p>
          </table:table-cell>
          <table:table-cell table:style-name="ce468" office:value-type="float" office:value="1944" calcext:value-type="float">
            <text:p>1944</text:p>
          </table:table-cell>
          <table:table-cell table:style-name="ce468" office:value-type="float" office:value="124683" calcext:value-type="float">
            <text:p>124683</text:p>
          </table:table-cell>
          <table:table-cell table:style-name="ce468" office:value-type="float" office:value="2990" calcext:value-type="float">
            <text:p>2990</text:p>
          </table:table-cell>
          <table:table-cell table:style-name="ce468" office:value-type="string" calcext:value-type="string">
            <text:p>796.271K</text:p>
          </table:table-cell>
          <table:table-cell table:style-name="ce936" table:formula="of:=IF(RIGHT([.D14];1)=&quot;B&quot;;VALUE(REPLACE([.D14]; LEN([.D14]); 1; &quot;&quot;))*1000000; IF(RIGHT([.D14];1)=&quot;M&quot;;VALUE(REPLACE([.D14]; LEN([.D14]); 1; &quot;&quot;))*1000; 0))" office:value-type="float" office:value="1976000" calcext:value-type="float">
            <text:p>1976000</text:p>
          </table:table-cell>
          <table:table-cell table:style-name="ce936" table:formula="of:=[.L14]-[.L15]" office:value-type="float" office:value="1000" calcext:value-type="float">
            <text:p>1000</text:p>
          </table:table-cell>
          <table:table-cell table:style-name="ce936" table:formula="of:=[.N15]+[.M14]" office:value-type="float" office:value="153000" calcext:value-type="float">
            <text:p>153000</text:p>
          </table:table-cell>
          <table:table-cell/>
          <table:table-cell table:style-name="ce940" table:formula="of:=[.M14]/[.L14]" office:value-type="percentage" office:value="0.000506072874493927" calcext:value-type="percentage">
            <text:p>0.051%</text:p>
          </table:table-cell>
          <table:table-cell table:number-columns-repeated="1008"/>
        </table:table-row>
        <table:table-row table:style-name="ro1">
          <table:table-cell table:style-name="ce15" office:value-type="float" office:value="452" calcext:value-type="float">
            <text:p>452</text:p>
          </table:table-cell>
          <table:table-cell table:style-name="ce468" office:value-type="string" calcext:value-type="string">
            <text:p>2/16/2023, 8:45:29 PM</text:p>
          </table:table-cell>
          <table:table-cell table:style-name="ce483" office:value-type="float" office:value="95438998" calcext:value-type="float">
            <text:p>95438998</text:p>
          </table:table-cell>
          <table:table-cell table:style-name="ce468" office:value-type="string" calcext:value-type="string">
            <text:p>1.975B</text:p>
          </table:table-cell>
          <table:table-cell table:style-name="ce468" office:value-type="float" office:value="1706" calcext:value-type="float">
            <text:p>1706</text:p>
          </table:table-cell>
          <table:table-cell table:style-name="ce468" office:value-type="float" office:value="99362" calcext:value-type="float">
            <text:p>99362</text:p>
          </table:table-cell>
          <table:table-cell table:style-name="ce468" office:value-type="float" office:value="58.2" calcext:value-type="float">
            <text:p>58.2</text:p>
          </table:table-cell>
          <table:table-cell table:style-name="ce468" office:value-type="float" office:value="1477" calcext:value-type="float">
            <text:p>1477</text:p>
          </table:table-cell>
          <table:table-cell table:style-name="ce468" office:value-type="float" office:value="96930" calcext:value-type="float">
            <text:p>96930</text:p>
          </table:table-cell>
          <table:table-cell table:style-name="ce468" office:value-type="float" office:value="1941" calcext:value-type="float">
            <text:p>1941</text:p>
          </table:table-cell>
          <table:table-cell table:style-name="ce468" office:value-type="string" calcext:value-type="string">
            <text:p>713.201K</text:p>
          </table:table-cell>
          <table:table-cell table:style-name="ce936" table:formula="of:=IF(RIGHT([.D15];1)=&quot;B&quot;;VALUE(REPLACE([.D15]; LEN([.D15]); 1; &quot;&quot;))*1000000; IF(RIGHT([.D15];1)=&quot;M&quot;;VALUE(REPLACE([.D15]; LEN([.D15]); 1; &quot;&quot;))*1000; 0))" office:value-type="float" office:value="1975000" calcext:value-type="float">
            <text:p>1975000</text:p>
          </table:table-cell>
          <table:table-cell table:style-name="ce936" table:formula="of:=[.L15]-[.L16]" office:value-type="float" office:value="1000" calcext:value-type="float">
            <text:p>1000</text:p>
          </table:table-cell>
          <table:table-cell table:style-name="ce936" table:formula="of:=[.N16]+[.M15]" office:value-type="float" office:value="152000" calcext:value-type="float">
            <text:p>152000</text:p>
          </table:table-cell>
          <table:table-cell/>
          <table:table-cell table:style-name="ce940" table:formula="of:=[.M15]/[.L15]" office:value-type="percentage" office:value="0.000506329113924051" calcext:value-type="percentage">
            <text:p>0.051%</text:p>
          </table:table-cell>
          <table:table-cell table:number-columns-repeated="1008"/>
        </table:table-row>
        <table:table-row table:style-name="ro1">
          <table:table-cell table:style-name="ce16" office:value-type="float" office:value="451" calcext:value-type="float">
            <text:p>451</text:p>
          </table:table-cell>
          <table:table-cell table:style-name="ce468" office:value-type="string" calcext:value-type="string">
            <text:p>2/15/2023, 8:45:28 PM</text:p>
          </table:table-cell>
          <table:table-cell table:style-name="ce484" office:value-type="float" office:value="95223425" calcext:value-type="float">
            <text:p>95223425</text:p>
          </table:table-cell>
          <table:table-cell table:style-name="ce468" office:value-type="string" calcext:value-type="string">
            <text:p>1.974B</text:p>
          </table:table-cell>
          <table:table-cell table:style-name="ce468" office:value-type="float" office:value="1412" calcext:value-type="float">
            <text:p>1412</text:p>
          </table:table-cell>
          <table:table-cell table:style-name="ce468" office:value-type="float" office:value="64324" calcext:value-type="float">
            <text:p>64324</text:p>
          </table:table-cell>
          <table:table-cell table:style-name="ce468" office:value-type="float" office:value="45.6" calcext:value-type="float">
            <text:p>45.6</text:p>
          </table:table-cell>
          <table:table-cell table:style-name="ce468" office:value-type="float" office:value="1099" calcext:value-type="float">
            <text:p>1099</text:p>
          </table:table-cell>
          <table:table-cell table:style-name="ce468" office:value-type="float" office:value="61386" calcext:value-type="float">
            <text:p>61386</text:p>
          </table:table-cell>
          <table:table-cell table:style-name="ce468" office:value-type="float" office:value="2096" calcext:value-type="float">
            <text:p>2096</text:p>
          </table:table-cell>
          <table:table-cell table:style-name="ce468" office:value-type="string" calcext:value-type="string">
            <text:p>796.659K</text:p>
          </table:table-cell>
          <table:table-cell table:style-name="ce936" table:formula="of:=IF(RIGHT([.D16];1)=&quot;B&quot;;VALUE(REPLACE([.D16]; LEN([.D16]); 1; &quot;&quot;))*1000000; IF(RIGHT([.D16];1)=&quot;M&quot;;VALUE(REPLACE([.D16]; LEN([.D16]); 1; &quot;&quot;))*1000; 0))" office:value-type="float" office:value="1974000" calcext:value-type="float">
            <text:p>1974000</text:p>
          </table:table-cell>
          <table:table-cell table:style-name="ce936" table:formula="of:=[.L16]-[.L17]" office:value-type="float" office:value="0" calcext:value-type="float">
            <text:p>0</text:p>
          </table:table-cell>
          <table:table-cell table:style-name="ce936" table:formula="of:=[.N17]+[.M16]" office:value-type="float" office:value="151000" calcext:value-type="float">
            <text:p>151000</text:p>
          </table:table-cell>
          <table:table-cell/>
          <table:table-cell table:style-name="ce940" table:formula="of:=[.M16]/[.L16]" office:value-type="percentage" office:value="0" calcext:value-type="percentage">
            <text:p>0.000%</text:p>
          </table:table-cell>
          <table:table-cell table:number-columns-repeated="1008"/>
        </table:table-row>
        <table:table-row table:style-name="ro1">
          <table:table-cell table:style-name="ce17" office:value-type="float" office:value="450" calcext:value-type="float">
            <text:p>450</text:p>
          </table:table-cell>
          <table:table-cell table:style-name="ce468" office:value-type="string" calcext:value-type="string">
            <text:p>2/14/2023, 8:45:27 PM</text:p>
          </table:table-cell>
          <table:table-cell table:style-name="ce485" office:value-type="float" office:value="94984977" calcext:value-type="float">
            <text:p>94984977</text:p>
          </table:table-cell>
          <table:table-cell table:style-name="ce468" office:value-type="string" calcext:value-type="string">
            <text:p>1.974B</text:p>
          </table:table-cell>
          <table:table-cell table:style-name="ce468" office:value-type="float" office:value="1617" calcext:value-type="float">
            <text:p>1617</text:p>
          </table:table-cell>
          <table:table-cell table:style-name="ce468" office:value-type="float" office:value="100249" calcext:value-type="float">
            <text:p>100249</text:p>
          </table:table-cell>
          <table:table-cell table:style-name="ce468" office:value-type="float" office:value="62" calcext:value-type="float">
            <text:p>62</text:p>
          </table:table-cell>
          <table:table-cell table:style-name="ce468" office:value-type="float" office:value="1453" calcext:value-type="float">
            <text:p>1453</text:p>
          </table:table-cell>
          <table:table-cell table:style-name="ce468" office:value-type="float" office:value="97782" calcext:value-type="float">
            <text:p>97782</text:p>
          </table:table-cell>
          <table:table-cell table:style-name="ce468" office:value-type="float" office:value="2112" calcext:value-type="float">
            <text:p>2112</text:p>
          </table:table-cell>
          <table:table-cell table:style-name="ce468" office:value-type="string" calcext:value-type="string">
            <text:p>711.759K</text:p>
          </table:table-cell>
          <table:table-cell table:style-name="ce936" table:formula="of:=IF(RIGHT([.D17];1)=&quot;B&quot;;VALUE(REPLACE([.D17]; LEN([.D17]); 1; &quot;&quot;))*1000000; IF(RIGHT([.D17];1)=&quot;M&quot;;VALUE(REPLACE([.D17]; LEN([.D17]); 1; &quot;&quot;))*1000; 0))" office:value-type="float" office:value="1974000" calcext:value-type="float">
            <text:p>1974000</text:p>
          </table:table-cell>
          <table:table-cell table:style-name="ce936" table:formula="of:=[.L17]-[.L18]" office:value-type="float" office:value="1000.00000000023" calcext:value-type="float">
            <text:p>1000.00000000023</text:p>
          </table:table-cell>
          <table:table-cell table:style-name="ce936" table:formula="of:=[.N18]+[.M17]" office:value-type="float" office:value="151000" calcext:value-type="float">
            <text:p>151000</text:p>
          </table:table-cell>
          <table:table-cell/>
          <table:table-cell table:style-name="ce940" table:formula="of:=[.M17]/[.L17]" office:value-type="percentage" office:value="0.00050658561296871" calcext:value-type="percentage">
            <text:p>0.051%</text:p>
          </table:table-cell>
          <table:table-cell table:number-columns-repeated="1008"/>
        </table:table-row>
        <table:table-row table:style-name="ro1">
          <table:table-cell table:style-name="ce18" office:value-type="float" office:value="449" calcext:value-type="float">
            <text:p>449</text:p>
          </table:table-cell>
          <table:table-cell table:style-name="ce468"/>
          <table:table-cell table:style-name="ce486" office:value-type="float" office:value="94947496" calcext:value-type="float">
            <text:p>94947496</text:p>
          </table:table-cell>
          <table:table-cell table:style-name="ce468" office:value-type="string" calcext:value-type="string">
            <text:p>1.973B</text:p>
          </table:table-cell>
          <table:table-cell table:style-name="ce468" office:value-type="float" office:value="876" calcext:value-type="float">
            <text:p>876</text:p>
          </table:table-cell>
          <table:table-cell table:style-name="ce468" office:value-type="float" office:value="27441" calcext:value-type="float">
            <text:p>27441</text:p>
          </table:table-cell>
          <table:table-cell table:style-name="ce468" office:value-type="float" office:value="31.3" calcext:value-type="float">
            <text:p>31.3</text:p>
          </table:table-cell>
          <table:table-cell table:style-name="ce468" office:value-type="float" office:value="508" calcext:value-type="float">
            <text:p>508</text:p>
          </table:table-cell>
          <table:table-cell table:style-name="ce468" office:value-type="float" office:value="25881" calcext:value-type="float">
            <text:p>25881</text:p>
          </table:table-cell>
          <table:table-cell table:style-name="ce468" office:value-type="float" office:value="943" calcext:value-type="float">
            <text:p>943</text:p>
          </table:table-cell>
          <table:table-cell table:style-name="ce468" office:value-type="float" office:value="0" calcext:value-type="float">
            <text:p>0</text:p>
          </table:table-cell>
          <table:table-cell table:style-name="ce936" table:formula="of:=IF(RIGHT([.D18];1)=&quot;B&quot;;VALUE(REPLACE([.D18]; LEN([.D18]); 1; &quot;&quot;))*1000000; IF(RIGHT([.D18];1)=&quot;M&quot;;VALUE(REPLACE([.D18]; LEN([.D18]); 1; &quot;&quot;))*1000; 0))" office:value-type="float" office:value="1973000" calcext:value-type="float">
            <text:p>1973000</text:p>
          </table:table-cell>
          <table:table-cell table:style-name="ce936" table:formula="of:=[.L18]-[.L19]" office:value-type="float" office:value="0" calcext:value-type="float">
            <text:p>0</text:p>
          </table:table-cell>
          <table:table-cell table:style-name="ce936" table:formula="of:=[.N19]+[.M18]" office:value-type="float" office:value="150000" calcext:value-type="float">
            <text:p>150000</text:p>
          </table:table-cell>
          <table:table-cell/>
          <table:table-cell table:style-name="ce940" table:formula="of:=[.M18]/[.L18]" office:value-type="percentage" office:value="0" calcext:value-type="percentage">
            <text:p>0.000%</text:p>
          </table:table-cell>
          <table:table-cell table:number-columns-repeated="1008"/>
        </table:table-row>
        <table:table-row table:style-name="ro1">
          <table:table-cell table:style-name="ce19" office:value-type="float" office:value="448" calcext:value-type="float">
            <text:p>448</text:p>
          </table:table-cell>
          <table:table-cell table:style-name="ce468" office:value-type="string" calcext:value-type="string">
            <text:p>2/6/2023, 2:26:58 AM</text:p>
          </table:table-cell>
          <table:table-cell table:style-name="ce487" office:value-type="float" office:value="94816279" calcext:value-type="float">
            <text:p>94816279</text:p>
          </table:table-cell>
          <table:table-cell table:style-name="ce468" office:value-type="string" calcext:value-type="string">
            <text:p>1.973B</text:p>
          </table:table-cell>
          <table:table-cell table:style-name="ce468" office:value-type="float" office:value="2177" calcext:value-type="float">
            <text:p>2177</text:p>
          </table:table-cell>
          <table:table-cell table:style-name="ce468" office:value-type="float" office:value="121157" calcext:value-type="float">
            <text:p>121157</text:p>
          </table:table-cell>
          <table:table-cell table:style-name="ce468" office:value-type="float" office:value="55.7" calcext:value-type="float">
            <text:p>55.7</text:p>
          </table:table-cell>
          <table:table-cell table:style-name="ce468" office:value-type="float" office:value="1963" calcext:value-type="float">
            <text:p>1963</text:p>
          </table:table-cell>
          <table:table-cell table:style-name="ce468" office:value-type="float" office:value="117008" calcext:value-type="float">
            <text:p>117008</text:p>
          </table:table-cell>
          <table:table-cell table:style-name="ce468" office:value-type="float" office:value="3576" calcext:value-type="float">
            <text:p>3576</text:p>
          </table:table-cell>
          <table:table-cell table:style-name="ce468" office:value-type="string" calcext:value-type="string">
            <text:p>68.748K</text:p>
          </table:table-cell>
          <table:table-cell table:style-name="ce936" table:formula="of:=IF(RIGHT([.D19];1)=&quot;B&quot;;VALUE(REPLACE([.D19]; LEN([.D19]); 1; &quot;&quot;))*1000000; IF(RIGHT([.D19];1)=&quot;M&quot;;VALUE(REPLACE([.D19]; LEN([.D19]); 1; &quot;&quot;))*1000; 0))" office:value-type="float" office:value="1973000" calcext:value-type="float">
            <text:p>1973000</text:p>
          </table:table-cell>
          <table:table-cell table:style-name="ce936" table:formula="of:=[.L19]-[.L20]" office:value-type="float" office:value="2999.99999999977" calcext:value-type="float">
            <text:p>2999.99999999977</text:p>
          </table:table-cell>
          <table:table-cell table:style-name="ce936" table:formula="of:=[.N20]+[.M19]" office:value-type="float" office:value="150000" calcext:value-type="float">
            <text:p>150000</text:p>
          </table:table-cell>
          <table:table-cell/>
          <table:table-cell table:style-name="ce940" table:formula="of:=[.M19]/[.L19]" office:value-type="percentage" office:value="0.00152052711606679" calcext:value-type="percentage">
            <text:p>0.152%</text:p>
          </table:table-cell>
          <table:table-cell table:number-columns-repeated="1008"/>
        </table:table-row>
        <table:table-row table:style-name="ro1">
          <table:table-cell table:style-name="ce20" office:value-type="float" office:value="447" calcext:value-type="float">
            <text:p>447</text:p>
          </table:table-cell>
          <table:table-cell table:style-name="ce468" office:value-type="string" calcext:value-type="string">
            <text:p>2/4/2023, 6:58:39 AM</text:p>
          </table:table-cell>
          <table:table-cell table:style-name="ce488" office:value-type="float" office:value="94640098" calcext:value-type="float">
            <text:p>94640098</text:p>
          </table:table-cell>
          <table:table-cell table:style-name="ce468" office:value-type="string" calcext:value-type="string">
            <text:p>1.97B</text:p>
          </table:table-cell>
          <table:table-cell table:style-name="ce468" office:value-type="float" office:value="1667" calcext:value-type="float">
            <text:p>1667</text:p>
          </table:table-cell>
          <table:table-cell table:style-name="ce468" office:value-type="float" office:value="64507" calcext:value-type="float">
            <text:p>64507</text:p>
          </table:table-cell>
          <table:table-cell table:style-name="ce468" office:value-type="float" office:value="38.7" calcext:value-type="float">
            <text:p>38.7</text:p>
          </table:table-cell>
          <table:table-cell table:style-name="ce468" office:value-type="float" office:value="1383" calcext:value-type="float">
            <text:p>1383</text:p>
          </table:table-cell>
          <table:table-cell table:style-name="ce468" office:value-type="float" office:value="60273" calcext:value-type="float">
            <text:p>60273</text:p>
          </table:table-cell>
          <table:table-cell table:style-name="ce468" office:value-type="float" office:value="3532" calcext:value-type="float">
            <text:p>3532</text:p>
          </table:table-cell>
          <table:table-cell table:style-name="ce468" office:value-type="string" calcext:value-type="string">
            <text:p>78.134K</text:p>
          </table:table-cell>
          <table:table-cell table:style-name="ce936" table:formula="of:=IF(RIGHT([.D20];1)=&quot;B&quot;;VALUE(REPLACE([.D20]; LEN([.D20]); 1; &quot;&quot;))*1000000; IF(RIGHT([.D20];1)=&quot;M&quot;;VALUE(REPLACE([.D20]; LEN([.D20]); 1; &quot;&quot;))*1000; 0))" office:value-type="float" office:value="1970000" calcext:value-type="float">
            <text:p>1970000</text:p>
          </table:table-cell>
          <table:table-cell table:style-name="ce936" table:formula="of:=[.L20]-[.L21]" office:value-type="float" office:value="4000" calcext:value-type="float">
            <text:p>4000</text:p>
          </table:table-cell>
          <table:table-cell table:style-name="ce936" table:formula="of:=[.N21]+[.M20]" office:value-type="float" office:value="147000" calcext:value-type="float">
            <text:p>147000</text:p>
          </table:table-cell>
          <table:table-cell/>
          <table:table-cell table:style-name="ce940" table:formula="of:=[.M20]/[.L20]" office:value-type="percentage" office:value="0.00203045685279188" calcext:value-type="percentage">
            <text:p>0.203%</text:p>
          </table:table-cell>
          <table:table-cell table:number-columns-repeated="1008"/>
        </table:table-row>
        <table:table-row table:style-name="ro1">
          <table:table-cell table:style-name="ce21" office:value-type="float" office:value="446" calcext:value-type="float">
            <text:p>446</text:p>
          </table:table-cell>
          <table:table-cell table:style-name="ce468" office:value-type="string" calcext:value-type="string">
            <text:p>2/3/2023, 6:58:38 AM</text:p>
          </table:table-cell>
          <table:table-cell table:style-name="ce489" office:value-type="float" office:value="94449512" calcext:value-type="float">
            <text:p>94449512</text:p>
          </table:table-cell>
          <table:table-cell table:style-name="ce468" office:value-type="string" calcext:value-type="string">
            <text:p>1.966B</text:p>
          </table:table-cell>
          <table:table-cell table:style-name="ce468" office:value-type="float" office:value="1708" calcext:value-type="float">
            <text:p>1708</text:p>
          </table:table-cell>
          <table:table-cell table:style-name="ce468" office:value-type="float" office:value="80827" calcext:value-type="float">
            <text:p>80827</text:p>
          </table:table-cell>
          <table:table-cell table:style-name="ce468" office:value-type="float" office:value="47.3" calcext:value-type="float">
            <text:p>47.3</text:p>
          </table:table-cell>
          <table:table-cell table:style-name="ce468" office:value-type="float" office:value="1423" calcext:value-type="float">
            <text:p>1423</text:p>
          </table:table-cell>
          <table:table-cell table:style-name="ce468" office:value-type="float" office:value="76787" calcext:value-type="float">
            <text:p>76787</text:p>
          </table:table-cell>
          <table:table-cell table:style-name="ce468" office:value-type="float" office:value="3572" calcext:value-type="float">
            <text:p>3572</text:p>
          </table:table-cell>
          <table:table-cell table:style-name="ce468" office:value-type="string" calcext:value-type="string">
            <text:p>81.057K</text:p>
          </table:table-cell>
          <table:table-cell table:style-name="ce936" table:formula="of:=IF(RIGHT([.D21];1)=&quot;B&quot;;VALUE(REPLACE([.D21]; LEN([.D21]); 1; &quot;&quot;))*1000000; IF(RIGHT([.D21];1)=&quot;M&quot;;VALUE(REPLACE([.D21]; LEN([.D21]); 1; &quot;&quot;))*1000; 0))" office:value-type="float" office:value="1966000" calcext:value-type="float">
            <text:p>1966000</text:p>
          </table:table-cell>
          <table:table-cell table:style-name="ce936" table:formula="of:=[.L21]-[.L22]" office:value-type="float" office:value="4000" calcext:value-type="float">
            <text:p>4000</text:p>
          </table:table-cell>
          <table:table-cell table:style-name="ce936" table:formula="of:=[.N22]+[.M21]" office:value-type="float" office:value="143000" calcext:value-type="float">
            <text:p>143000</text:p>
          </table:table-cell>
          <table:table-cell/>
          <table:table-cell table:style-name="ce940" table:formula="of:=[.M21]/[.L21]" office:value-type="percentage" office:value="0.00203458799593082" calcext:value-type="percentage">
            <text:p>0.203%</text:p>
          </table:table-cell>
          <table:table-cell table:number-columns-repeated="1008"/>
        </table:table-row>
        <table:table-row table:style-name="ro1">
          <table:table-cell table:style-name="ce22" office:value-type="float" office:value="445" calcext:value-type="float">
            <text:p>445</text:p>
          </table:table-cell>
          <table:table-cell table:style-name="ce468" office:value-type="string" calcext:value-type="string">
            <text:p>2/2/2023, 6:58:37 AM</text:p>
          </table:table-cell>
          <table:table-cell table:style-name="ce490" office:value-type="float" office:value="94239496" calcext:value-type="float">
            <text:p>94239496</text:p>
          </table:table-cell>
          <table:table-cell table:style-name="ce468" office:value-type="string" calcext:value-type="string">
            <text:p>1.962B</text:p>
          </table:table-cell>
          <table:table-cell table:style-name="ce468" office:value-type="float" office:value="2131" calcext:value-type="float">
            <text:p>2131</text:p>
          </table:table-cell>
          <table:table-cell table:style-name="ce468" office:value-type="float" office:value="70155" calcext:value-type="float">
            <text:p>70155</text:p>
          </table:table-cell>
          <table:table-cell table:style-name="ce468" office:value-type="float" office:value="32.9" calcext:value-type="float">
            <text:p>32.9</text:p>
          </table:table-cell>
          <table:table-cell table:style-name="ce468" office:value-type="float" office:value="1323" calcext:value-type="float">
            <text:p>1323</text:p>
          </table:table-cell>
          <table:table-cell table:style-name="ce468" office:value-type="float" office:value="64182" calcext:value-type="float">
            <text:p>64182</text:p>
          </table:table-cell>
          <table:table-cell table:style-name="ce468" office:value-type="float" office:value="3003" calcext:value-type="float">
            <text:p>3003</text:p>
          </table:table-cell>
          <table:table-cell table:style-name="ce468" office:value-type="string" calcext:value-type="string">
            <text:p>84.623K</text:p>
          </table:table-cell>
          <table:table-cell table:style-name="ce936" table:formula="of:=IF(RIGHT([.D22];1)=&quot;B&quot;;VALUE(REPLACE([.D22]; LEN([.D22]); 1; &quot;&quot;))*1000000; IF(RIGHT([.D22];1)=&quot;M&quot;;VALUE(REPLACE([.D22]; LEN([.D22]); 1; &quot;&quot;))*1000; 0))" office:value-type="float" office:value="1962000" calcext:value-type="float">
            <text:p>1962000</text:p>
          </table:table-cell>
          <table:table-cell table:style-name="ce936" table:formula="of:=[.L22]-[.L23]" office:value-type="float" office:value="3999.99999999977" calcext:value-type="float">
            <text:p>3999.99999999977</text:p>
          </table:table-cell>
          <table:table-cell table:style-name="ce936" table:formula="of:=[.N23]+[.M22]" office:value-type="float" office:value="139000" calcext:value-type="float">
            <text:p>139000</text:p>
          </table:table-cell>
          <table:table-cell/>
          <table:table-cell table:style-name="ce940" table:formula="of:=[.M22]/[.L22]" office:value-type="percentage" office:value="0.00203873598368999" calcext:value-type="percentage">
            <text:p>0.204%</text:p>
          </table:table-cell>
          <table:table-cell table:number-columns-repeated="1008"/>
        </table:table-row>
        <table:table-row table:style-name="ro1">
          <table:table-cell table:style-name="ce23" office:value-type="float" office:value="444" calcext:value-type="float">
            <text:p>444</text:p>
          </table:table-cell>
          <table:table-cell table:style-name="ce468" office:value-type="string" calcext:value-type="string">
            <text:p>2/1/2023, 6:58:36 AM</text:p>
          </table:table-cell>
          <table:table-cell table:style-name="ce491" office:value-type="float" office:value="94022202" calcext:value-type="float">
            <text:p>94022202</text:p>
          </table:table-cell>
          <table:table-cell table:style-name="ce468" office:value-type="string" calcext:value-type="string">
            <text:p>1.958B</text:p>
          </table:table-cell>
          <table:table-cell table:style-name="ce468" office:value-type="float" office:value="2174" calcext:value-type="float">
            <text:p>2174</text:p>
          </table:table-cell>
          <table:table-cell table:style-name="ce468" office:value-type="float" office:value="111339" calcext:value-type="float">
            <text:p>111339</text:p>
          </table:table-cell>
          <table:table-cell table:style-name="ce468" office:value-type="float" office:value="51.2" calcext:value-type="float">
            <text:p>51.2</text:p>
          </table:table-cell>
          <table:table-cell table:style-name="ce468" office:value-type="float" office:value="2003" calcext:value-type="float">
            <text:p>2003</text:p>
          </table:table-cell>
          <table:table-cell table:style-name="ce468" office:value-type="float" office:value="107122" calcext:value-type="float">
            <text:p>107122</text:p>
          </table:table-cell>
          <table:table-cell table:style-name="ce468" office:value-type="float" office:value="3819" calcext:value-type="float">
            <text:p>3819</text:p>
          </table:table-cell>
          <table:table-cell table:style-name="ce468" office:value-type="string" calcext:value-type="string">
            <text:p>84.415K</text:p>
          </table:table-cell>
          <table:table-cell table:style-name="ce936" table:formula="of:=IF(RIGHT([.D23];1)=&quot;B&quot;;VALUE(REPLACE([.D23]; LEN([.D23]); 1; &quot;&quot;))*1000000; IF(RIGHT([.D23];1)=&quot;M&quot;;VALUE(REPLACE([.D23]; LEN([.D23]); 1; &quot;&quot;))*1000; 0))" office:value-type="float" office:value="1958000" calcext:value-type="float">
            <text:p>1958000</text:p>
          </table:table-cell>
          <table:table-cell table:style-name="ce936" table:formula="of:=[.L23]-[.L24]" office:value-type="float" office:value="3000.00000000023" calcext:value-type="float">
            <text:p>3000.00000000023</text:p>
          </table:table-cell>
          <table:table-cell table:style-name="ce936" table:formula="of:=[.N24]+[.M23]" office:value-type="float" office:value="135000" calcext:value-type="float">
            <text:p>135000</text:p>
          </table:table-cell>
          <table:table-cell/>
          <table:table-cell table:style-name="ce940" table:formula="of:=[.M23]/[.L23]" office:value-type="percentage" office:value="0.00153217568947918" calcext:value-type="percentage">
            <text:p>0.153%</text:p>
          </table:table-cell>
          <table:table-cell table:number-columns-repeated="1008"/>
        </table:table-row>
        <table:table-row table:style-name="ro1">
          <table:table-cell table:style-name="ce24" office:value-type="float" office:value="443" calcext:value-type="float">
            <text:p>443</text:p>
          </table:table-cell>
          <table:table-cell table:style-name="ce468" office:value-type="string" calcext:value-type="string">
            <text:p>1/31/2023, 6:58:35 AM</text:p>
          </table:table-cell>
          <table:table-cell table:style-name="ce492" office:value-type="float" office:value="93825400" calcext:value-type="float">
            <text:p>93825400</text:p>
          </table:table-cell>
          <table:table-cell table:style-name="ce468" office:value-type="string" calcext:value-type="string">
            <text:p>1.955B</text:p>
          </table:table-cell>
          <table:table-cell table:style-name="ce468" office:value-type="float" office:value="2123" calcext:value-type="float">
            <text:p>2123</text:p>
          </table:table-cell>
          <table:table-cell table:style-name="ce468" office:value-type="float" office:value="102364" calcext:value-type="float">
            <text:p>102364</text:p>
          </table:table-cell>
          <table:table-cell table:style-name="ce468" office:value-type="float" office:value="48.2" calcext:value-type="float">
            <text:p>48.2</text:p>
          </table:table-cell>
          <table:table-cell table:style-name="ce468" office:value-type="float" office:value="1928" calcext:value-type="float">
            <text:p>1928</text:p>
          </table:table-cell>
          <table:table-cell table:style-name="ce468" office:value-type="float" office:value="98136" calcext:value-type="float">
            <text:p>98136</text:p>
          </table:table-cell>
          <table:table-cell table:style-name="ce468" office:value-type="float" office:value="3699" calcext:value-type="float">
            <text:p>3699</text:p>
          </table:table-cell>
          <table:table-cell table:style-name="ce468" office:value-type="string" calcext:value-type="string">
            <text:p>91.628K</text:p>
          </table:table-cell>
          <table:table-cell table:style-name="ce936" table:formula="of:=IF(RIGHT([.D24];1)=&quot;B&quot;;VALUE(REPLACE([.D24]; LEN([.D24]); 1; &quot;&quot;))*1000000; IF(RIGHT([.D24];1)=&quot;M&quot;;VALUE(REPLACE([.D24]; LEN([.D24]); 1; &quot;&quot;))*1000; 0))" office:value-type="float" office:value="1955000" calcext:value-type="float">
            <text:p>1955000</text:p>
          </table:table-cell>
          <table:table-cell table:style-name="ce936" table:formula="of:=[.L24]-[.L25]" office:value-type="float" office:value="4000" calcext:value-type="float">
            <text:p>4000</text:p>
          </table:table-cell>
          <table:table-cell table:style-name="ce936" table:formula="of:=[.N25]+[.M24]" office:value-type="float" office:value="132000" calcext:value-type="float">
            <text:p>132000</text:p>
          </table:table-cell>
          <table:table-cell/>
          <table:table-cell table:style-name="ce940" table:formula="of:=[.M24]/[.L24]" office:value-type="percentage" office:value="0.0020460358056266" calcext:value-type="percentage">
            <text:p>0.205%</text:p>
          </table:table-cell>
          <table:table-cell table:number-columns-repeated="1008"/>
        </table:table-row>
        <table:table-row table:style-name="ro1">
          <table:table-cell table:style-name="ce25" office:value-type="float" office:value="442" calcext:value-type="float">
            <text:p>442</text:p>
          </table:table-cell>
          <table:table-cell table:style-name="ce468" office:value-type="string" calcext:value-type="string">
            <text:p>1/30/2023, 6:58:34 AM</text:p>
          </table:table-cell>
          <table:table-cell table:style-name="ce493" office:value-type="float" office:value="93646357" calcext:value-type="float">
            <text:p>93646357</text:p>
          </table:table-cell>
          <table:table-cell table:style-name="ce468" office:value-type="string" calcext:value-type="string">
            <text:p>1.951B</text:p>
          </table:table-cell>
          <table:table-cell table:style-name="ce468" office:value-type="float" office:value="2207" calcext:value-type="float">
            <text:p>2207</text:p>
          </table:table-cell>
          <table:table-cell table:style-name="ce468" office:value-type="float" office:value="113178" calcext:value-type="float">
            <text:p>113178</text:p>
          </table:table-cell>
          <table:table-cell table:style-name="ce468" office:value-type="float" office:value="51.3" calcext:value-type="float">
            <text:p>51.3</text:p>
          </table:table-cell>
          <table:table-cell table:style-name="ce468" office:value-type="float" office:value="2082" calcext:value-type="float">
            <text:p>2082</text:p>
          </table:table-cell>
          <table:table-cell table:style-name="ce468" office:value-type="float" office:value="109038" calcext:value-type="float">
            <text:p>109038</text:p>
          </table:table-cell>
          <table:table-cell table:style-name="ce468" office:value-type="float" office:value="3863" calcext:value-type="float">
            <text:p>3863</text:p>
          </table:table-cell>
          <table:table-cell table:style-name="ce468" office:value-type="string" calcext:value-type="string">
            <text:p>99.272K</text:p>
          </table:table-cell>
          <table:table-cell table:style-name="ce936" table:formula="of:=IF(RIGHT([.D25];1)=&quot;B&quot;;VALUE(REPLACE([.D25]; LEN([.D25]); 1; &quot;&quot;))*1000000; IF(RIGHT([.D25];1)=&quot;M&quot;;VALUE(REPLACE([.D25]; LEN([.D25]); 1; &quot;&quot;))*1000; 0))" office:value-type="float" office:value="1951000" calcext:value-type="float">
            <text:p>1951000</text:p>
          </table:table-cell>
          <table:table-cell table:style-name="ce936" table:formula="of:=[.L25]-[.L26]" office:value-type="float" office:value="4000" calcext:value-type="float">
            <text:p>4000</text:p>
          </table:table-cell>
          <table:table-cell table:style-name="ce936" table:formula="of:=[.N26]+[.M25]" office:value-type="float" office:value="128000" calcext:value-type="float">
            <text:p>128000</text:p>
          </table:table-cell>
          <table:table-cell/>
          <table:table-cell table:style-name="ce940" table:formula="of:=[.M25]/[.L25]" office:value-type="percentage" office:value="0.00205023065094823" calcext:value-type="percentage">
            <text:p>0.205%</text:p>
          </table:table-cell>
          <table:table-cell table:number-columns-repeated="1008"/>
        </table:table-row>
        <table:table-row table:style-name="ro1">
          <table:table-cell table:style-name="ce26" office:value-type="float" office:value="441" calcext:value-type="float">
            <text:p>441</text:p>
          </table:table-cell>
          <table:table-cell table:style-name="ce468" office:value-type="string" calcext:value-type="string">
            <text:p>1/29/2023, 6:58:33 AM</text:p>
          </table:table-cell>
          <table:table-cell table:style-name="ce494" office:value-type="float" office:value="93471534" calcext:value-type="float">
            <text:p>93471534</text:p>
          </table:table-cell>
          <table:table-cell table:style-name="ce468" office:value-type="string" calcext:value-type="string">
            <text:p>1.947B</text:p>
          </table:table-cell>
          <table:table-cell table:style-name="ce468" office:value-type="float" office:value="2182" calcext:value-type="float">
            <text:p>2182</text:p>
          </table:table-cell>
          <table:table-cell table:style-name="ce468" office:value-type="float" office:value="108899" calcext:value-type="float">
            <text:p>108899</text:p>
          </table:table-cell>
          <table:table-cell table:style-name="ce468" office:value-type="float" office:value="49.9" calcext:value-type="float">
            <text:p>49.9</text:p>
          </table:table-cell>
          <table:table-cell table:style-name="ce468" office:value-type="float" office:value="2010" calcext:value-type="float">
            <text:p>2010</text:p>
          </table:table-cell>
          <table:table-cell table:style-name="ce468" office:value-type="float" office:value="104926" calcext:value-type="float">
            <text:p>104926</text:p>
          </table:table-cell>
          <table:table-cell table:style-name="ce468" office:value-type="float" office:value="3654" calcext:value-type="float">
            <text:p>3654</text:p>
          </table:table-cell>
          <table:table-cell table:style-name="ce468" office:value-type="string" calcext:value-type="string">
            <text:p>95.366K</text:p>
          </table:table-cell>
          <table:table-cell table:style-name="ce936" table:formula="of:=IF(RIGHT([.D26];1)=&quot;B&quot;;VALUE(REPLACE([.D26]; LEN([.D26]); 1; &quot;&quot;))*1000000; IF(RIGHT([.D26];1)=&quot;M&quot;;VALUE(REPLACE([.D26]; LEN([.D26]); 1; &quot;&quot;))*1000; 0))" office:value-type="float" office:value="1947000" calcext:value-type="float">
            <text:p>1947000</text:p>
          </table:table-cell>
          <table:table-cell table:style-name="ce936" table:formula="of:=[.L26]-[.L27]" office:value-type="float" office:value="4999.99999999977" calcext:value-type="float">
            <text:p>4999.99999999977</text:p>
          </table:table-cell>
          <table:table-cell table:style-name="ce936" table:formula="of:=[.N27]+[.M26]" office:value-type="float" office:value="124000" calcext:value-type="float">
            <text:p>124000</text:p>
          </table:table-cell>
          <table:table-cell/>
          <table:table-cell table:style-name="ce940" table:formula="of:=[.M26]/[.L26]" office:value-type="percentage" office:value="0.00256805341551092" calcext:value-type="percentage">
            <text:p>0.257%</text:p>
          </table:table-cell>
          <table:table-cell table:number-columns-repeated="1008"/>
        </table:table-row>
        <table:table-row table:style-name="ro1">
          <table:table-cell table:style-name="ce27" office:value-type="float" office:value="440" calcext:value-type="float">
            <text:p>440</text:p>
          </table:table-cell>
          <table:table-cell table:style-name="ce468" office:value-type="string" calcext:value-type="string">
            <text:p>1/28/2023, 6:58:32 AM</text:p>
          </table:table-cell>
          <table:table-cell table:style-name="ce495" office:value-type="float" office:value="93295383" calcext:value-type="float">
            <text:p>93295383</text:p>
          </table:table-cell>
          <table:table-cell table:style-name="ce468" office:value-type="string" calcext:value-type="string">
            <text:p>1.942B</text:p>
          </table:table-cell>
          <table:table-cell table:style-name="ce468" office:value-type="float" office:value="2219" calcext:value-type="float">
            <text:p>2219</text:p>
          </table:table-cell>
          <table:table-cell table:style-name="ce468" office:value-type="float" office:value="114627" calcext:value-type="float">
            <text:p>114627</text:p>
          </table:table-cell>
          <table:table-cell table:style-name="ce468" office:value-type="float" office:value="51.7" calcext:value-type="float">
            <text:p>51.7</text:p>
          </table:table-cell>
          <table:table-cell table:style-name="ce468" office:value-type="float" office:value="2086" calcext:value-type="float">
            <text:p>2086</text:p>
          </table:table-cell>
          <table:table-cell table:style-name="ce468" office:value-type="float" office:value="110774" calcext:value-type="float">
            <text:p>110774</text:p>
          </table:table-cell>
          <table:table-cell table:style-name="ce468" office:value-type="float" office:value="3570" calcext:value-type="float">
            <text:p>3570</text:p>
          </table:table-cell>
          <table:table-cell table:style-name="ce468" office:value-type="string" calcext:value-type="string">
            <text:p>95.459K</text:p>
          </table:table-cell>
          <table:table-cell table:style-name="ce936" table:formula="of:=IF(RIGHT([.D27];1)=&quot;B&quot;;VALUE(REPLACE([.D27]; LEN([.D27]); 1; &quot;&quot;))*1000000; IF(RIGHT([.D27];1)=&quot;M&quot;;VALUE(REPLACE([.D27]; LEN([.D27]); 1; &quot;&quot;))*1000; 0))" office:value-type="float" office:value="1942000" calcext:value-type="float">
            <text:p>1942000</text:p>
          </table:table-cell>
          <table:table-cell table:style-name="ce936" table:formula="of:=[.L27]-[.L28]" office:value-type="float" office:value="4000" calcext:value-type="float">
            <text:p>4000</text:p>
          </table:table-cell>
          <table:table-cell table:style-name="ce936" table:formula="of:=[.N28]+[.M27]" office:value-type="float" office:value="119000" calcext:value-type="float">
            <text:p>119000</text:p>
          </table:table-cell>
          <table:table-cell/>
          <table:table-cell table:style-name="ce940" table:formula="of:=[.M27]/[.L27]" office:value-type="percentage" office:value="0.00205973223480947" calcext:value-type="percentage">
            <text:p>0.206%</text:p>
          </table:table-cell>
          <table:table-cell table:number-columns-repeated="1008"/>
        </table:table-row>
        <table:table-row table:style-name="ro1">
          <table:table-cell table:style-name="ce28" office:value-type="float" office:value="439" calcext:value-type="float">
            <text:p>439</text:p>
          </table:table-cell>
          <table:table-cell table:style-name="ce468" office:value-type="string" calcext:value-type="string">
            <text:p>1/27/2023, 6:58:31 AM</text:p>
          </table:table-cell>
          <table:table-cell table:style-name="ce496" office:value-type="float" office:value="93106625" calcext:value-type="float">
            <text:p>93106625</text:p>
          </table:table-cell>
          <table:table-cell table:style-name="ce468" office:value-type="string" calcext:value-type="string">
            <text:p>1.938B</text:p>
          </table:table-cell>
          <table:table-cell table:style-name="ce468" office:value-type="float" office:value="2167" calcext:value-type="float">
            <text:p>2167</text:p>
          </table:table-cell>
          <table:table-cell table:style-name="ce468" office:value-type="float" office:value="114435" calcext:value-type="float">
            <text:p>114435</text:p>
          </table:table-cell>
          <table:table-cell table:style-name="ce468" office:value-type="float" office:value="52.8" calcext:value-type="float">
            <text:p>52.8</text:p>
          </table:table-cell>
          <table:table-cell table:style-name="ce468" office:value-type="float" office:value="2041" calcext:value-type="float">
            <text:p>2041</text:p>
          </table:table-cell>
          <table:table-cell table:style-name="ce468" office:value-type="float" office:value="110610" calcext:value-type="float">
            <text:p>110610</text:p>
          </table:table-cell>
          <table:table-cell table:style-name="ce468" office:value-type="float" office:value="3612" calcext:value-type="float">
            <text:p>3612</text:p>
          </table:table-cell>
          <table:table-cell table:style-name="ce468" office:value-type="string" calcext:value-type="string">
            <text:p>95.478K</text:p>
          </table:table-cell>
          <table:table-cell table:style-name="ce936" table:formula="of:=IF(RIGHT([.D28];1)=&quot;B&quot;;VALUE(REPLACE([.D28]; LEN([.D28]); 1; &quot;&quot;))*1000000; IF(RIGHT([.D28];1)=&quot;M&quot;;VALUE(REPLACE([.D28]; LEN([.D28]); 1; &quot;&quot;))*1000; 0))" office:value-type="float" office:value="1938000" calcext:value-type="float">
            <text:p>1938000</text:p>
          </table:table-cell>
          <table:table-cell table:style-name="ce936" table:formula="of:=[.L28]-[.L29]" office:value-type="float" office:value="4000" calcext:value-type="float">
            <text:p>4000</text:p>
          </table:table-cell>
          <table:table-cell table:style-name="ce936" table:formula="of:=[.N29]+[.M28]" office:value-type="float" office:value="115000" calcext:value-type="float">
            <text:p>115000</text:p>
          </table:table-cell>
          <table:table-cell/>
          <table:table-cell table:style-name="ce940" table:formula="of:=[.M28]/[.L28]" office:value-type="percentage" office:value="0.00206398348813209" calcext:value-type="percentage">
            <text:p>0.206%</text:p>
          </table:table-cell>
          <table:table-cell table:number-columns-repeated="1008"/>
        </table:table-row>
        <table:table-row table:style-name="ro1">
          <table:table-cell table:style-name="ce29" office:value-type="float" office:value="438" calcext:value-type="float">
            <text:p>438</text:p>
          </table:table-cell>
          <table:table-cell table:style-name="ce468" office:value-type="string" calcext:value-type="string">
            <text:p>1/26/2023, 6:58:30 AM</text:p>
          </table:table-cell>
          <table:table-cell table:style-name="ce497" office:value-type="float" office:value="92923113" calcext:value-type="float">
            <text:p>92923113</text:p>
          </table:table-cell>
          <table:table-cell table:style-name="ce468" office:value-type="string" calcext:value-type="string">
            <text:p>1.934B</text:p>
          </table:table-cell>
          <table:table-cell table:style-name="ce468" office:value-type="float" office:value="2129" calcext:value-type="float">
            <text:p>2129</text:p>
          </table:table-cell>
          <table:table-cell table:style-name="ce468" office:value-type="float" office:value="112789" calcext:value-type="float">
            <text:p>112789</text:p>
          </table:table-cell>
          <table:table-cell table:style-name="ce468" office:value-type="float" office:value="53" calcext:value-type="float">
            <text:p>53</text:p>
          </table:table-cell>
          <table:table-cell table:style-name="ce468" office:value-type="float" office:value="1996" calcext:value-type="float">
            <text:p>1996</text:p>
          </table:table-cell>
          <table:table-cell table:style-name="ce468" office:value-type="float" office:value="108974" calcext:value-type="float">
            <text:p>108974</text:p>
          </table:table-cell>
          <table:table-cell table:style-name="ce468" office:value-type="float" office:value="3621" calcext:value-type="float">
            <text:p>3621</text:p>
          </table:table-cell>
          <table:table-cell table:style-name="ce468" office:value-type="string" calcext:value-type="string">
            <text:p>95.512K</text:p>
          </table:table-cell>
          <table:table-cell table:style-name="ce936" table:formula="of:=IF(RIGHT([.D29];1)=&quot;B&quot;;VALUE(REPLACE([.D29]; LEN([.D29]); 1; &quot;&quot;))*1000000; IF(RIGHT([.D29];1)=&quot;M&quot;;VALUE(REPLACE([.D29]; LEN([.D29]); 1; &quot;&quot;))*1000; 0))" office:value-type="float" office:value="1934000" calcext:value-type="float">
            <text:p>1934000</text:p>
          </table:table-cell>
          <table:table-cell table:style-name="ce936" table:formula="of:=[.L29]-[.L30]" office:value-type="float" office:value="4000" calcext:value-type="float">
            <text:p>4000</text:p>
          </table:table-cell>
          <table:table-cell table:style-name="ce936" table:formula="of:=[.N30]+[.M29]" office:value-type="float" office:value="111000" calcext:value-type="float">
            <text:p>111000</text:p>
          </table:table-cell>
          <table:table-cell/>
          <table:table-cell table:style-name="ce940" table:formula="of:=[.M29]/[.L29]" office:value-type="percentage" office:value="0.00206825232678387" calcext:value-type="percentage">
            <text:p>0.207%</text:p>
          </table:table-cell>
          <table:table-cell table:number-columns-repeated="1008"/>
        </table:table-row>
        <table:table-row table:style-name="ro1">
          <table:table-cell table:style-name="ce30" office:value-type="float" office:value="437" calcext:value-type="float">
            <text:p>437</text:p>
          </table:table-cell>
          <table:table-cell table:style-name="ce468" office:value-type="string" calcext:value-type="string">
            <text:p>1/25/2023, 6:58:29 AM</text:p>
          </table:table-cell>
          <table:table-cell table:style-name="ce498" office:value-type="float" office:value="92743421" calcext:value-type="float">
            <text:p>92743421</text:p>
          </table:table-cell>
          <table:table-cell table:style-name="ce468" office:value-type="string" calcext:value-type="string">
            <text:p>1.93B</text:p>
          </table:table-cell>
          <table:table-cell table:style-name="ce468" office:value-type="float" office:value="2128" calcext:value-type="float">
            <text:p>2128</text:p>
          </table:table-cell>
          <table:table-cell table:style-name="ce468" office:value-type="float" office:value="113362" calcext:value-type="float">
            <text:p>113362</text:p>
          </table:table-cell>
          <table:table-cell table:style-name="ce468" office:value-type="float" office:value="53.3" calcext:value-type="float">
            <text:p>53.3</text:p>
          </table:table-cell>
          <table:table-cell table:style-name="ce468" office:value-type="float" office:value="1966" calcext:value-type="float">
            <text:p>1966</text:p>
          </table:table-cell>
          <table:table-cell table:style-name="ce468" office:value-type="float" office:value="109428" calcext:value-type="float">
            <text:p>109428</text:p>
          </table:table-cell>
          <table:table-cell table:style-name="ce468" office:value-type="float" office:value="3608" calcext:value-type="float">
            <text:p>3608</text:p>
          </table:table-cell>
          <table:table-cell table:style-name="ce468" office:value-type="string" calcext:value-type="string">
            <text:p>103.431K</text:p>
          </table:table-cell>
          <table:table-cell table:style-name="ce936" table:formula="of:=IF(RIGHT([.D30];1)=&quot;B&quot;;VALUE(REPLACE([.D30]; LEN([.D30]); 1; &quot;&quot;))*1000000; IF(RIGHT([.D30];1)=&quot;M&quot;;VALUE(REPLACE([.D30]; LEN([.D30]); 1; &quot;&quot;))*1000; 0))" office:value-type="float" office:value="1930000" calcext:value-type="float">
            <text:p>1930000</text:p>
          </table:table-cell>
          <table:table-cell table:style-name="ce936" table:formula="of:=[.L30]-[.L31]" office:value-type="float" office:value="4000" calcext:value-type="float">
            <text:p>4000</text:p>
          </table:table-cell>
          <table:table-cell table:style-name="ce936" table:formula="of:=[.N31]+[.M30]" office:value-type="float" office:value="107000" calcext:value-type="float">
            <text:p>107000</text:p>
          </table:table-cell>
          <table:table-cell/>
          <table:table-cell table:style-name="ce940" table:formula="of:=[.M30]/[.L30]" office:value-type="percentage" office:value="0.00207253886010363" calcext:value-type="percentage">
            <text:p>0.207%</text:p>
          </table:table-cell>
          <table:table-cell table:number-columns-repeated="1008"/>
        </table:table-row>
        <table:table-row table:style-name="ro1">
          <table:table-cell table:style-name="ce31" office:value-type="float" office:value="436" calcext:value-type="float">
            <text:p>436</text:p>
          </table:table-cell>
          <table:table-cell table:style-name="ce468" office:value-type="string" calcext:value-type="string">
            <text:p>1/24/2023, 6:58:28 AM</text:p>
          </table:table-cell>
          <table:table-cell table:style-name="ce499" office:value-type="float" office:value="92564455" calcext:value-type="float">
            <text:p>92564455</text:p>
          </table:table-cell>
          <table:table-cell table:style-name="ce468" office:value-type="string" calcext:value-type="string">
            <text:p>1.926B</text:p>
          </table:table-cell>
          <table:table-cell table:style-name="ce468" office:value-type="float" office:value="1951" calcext:value-type="float">
            <text:p>1951</text:p>
          </table:table-cell>
          <table:table-cell table:style-name="ce468" office:value-type="float" office:value="100753" calcext:value-type="float">
            <text:p>100753</text:p>
          </table:table-cell>
          <table:table-cell table:style-name="ce468" office:value-type="float" office:value="51.6" calcext:value-type="float">
            <text:p>51.6</text:p>
          </table:table-cell>
          <table:table-cell table:style-name="ce468" office:value-type="float" office:value="1800" calcext:value-type="float">
            <text:p>1800</text:p>
          </table:table-cell>
          <table:table-cell table:style-name="ce468" office:value-type="float" office:value="96994" calcext:value-type="float">
            <text:p>96994</text:p>
          </table:table-cell>
          <table:table-cell table:style-name="ce468" office:value-type="float" office:value="3512" calcext:value-type="float">
            <text:p>3512</text:p>
          </table:table-cell>
          <table:table-cell table:style-name="ce468" office:value-type="string" calcext:value-type="string">
            <text:p>99.448K</text:p>
          </table:table-cell>
          <table:table-cell table:style-name="ce936" table:formula="of:=IF(RIGHT([.D31];1)=&quot;B&quot;;VALUE(REPLACE([.D31]; LEN([.D31]); 1; &quot;&quot;))*1000000; IF(RIGHT([.D31];1)=&quot;M&quot;;VALUE(REPLACE([.D31]; LEN([.D31]); 1; &quot;&quot;))*1000; 0))" office:value-type="float" office:value="1926000" calcext:value-type="float">
            <text:p>1926000</text:p>
          </table:table-cell>
          <table:table-cell table:style-name="ce936" table:formula="of:=[.L31]-[.L32]" office:value-type="float" office:value="5000.00000000023" calcext:value-type="float">
            <text:p>5000.00000000023</text:p>
          </table:table-cell>
          <table:table-cell table:style-name="ce936" table:formula="of:=[.N32]+[.M31]" office:value-type="float" office:value="103000" calcext:value-type="float">
            <text:p>103000</text:p>
          </table:table-cell>
          <table:table-cell/>
          <table:table-cell table:style-name="ce940" table:formula="of:=[.M31]/[.L31]" office:value-type="percentage" office:value="0.00259605399792328" calcext:value-type="percentage">
            <text:p>0.260%</text:p>
          </table:table-cell>
          <table:table-cell table:number-columns-repeated="1008"/>
        </table:table-row>
        <table:table-row table:style-name="ro1">
          <table:table-cell table:style-name="ce32" office:value-type="float" office:value="435" calcext:value-type="float">
            <text:p>435</text:p>
          </table:table-cell>
          <table:table-cell table:style-name="ce468" office:value-type="string" calcext:value-type="string">
            <text:p>1/23/2023, 6:58:27 AM</text:p>
          </table:table-cell>
          <table:table-cell table:style-name="ce500" office:value-type="float" office:value="92382785" calcext:value-type="float">
            <text:p>92382785</text:p>
          </table:table-cell>
          <table:table-cell table:style-name="ce468" office:value-type="string" calcext:value-type="string">
            <text:p>1.921B</text:p>
          </table:table-cell>
          <table:table-cell table:style-name="ce468" office:value-type="float" office:value="1819" calcext:value-type="float">
            <text:p>1819</text:p>
          </table:table-cell>
          <table:table-cell table:style-name="ce468" office:value-type="float" office:value="100196" calcext:value-type="float">
            <text:p>100196</text:p>
          </table:table-cell>
          <table:table-cell table:style-name="ce468" office:value-type="float" office:value="55.1" calcext:value-type="float">
            <text:p>55.1</text:p>
          </table:table-cell>
          <table:table-cell table:style-name="ce468" office:value-type="float" office:value="1721" calcext:value-type="float">
            <text:p>1721</text:p>
          </table:table-cell>
          <table:table-cell table:style-name="ce468" office:value-type="float" office:value="96526" calcext:value-type="float">
            <text:p>96526</text:p>
          </table:table-cell>
          <table:table-cell table:style-name="ce468" office:value-type="float" office:value="3521" calcext:value-type="float">
            <text:p>3521</text:p>
          </table:table-cell>
          <table:table-cell table:style-name="ce468" office:value-type="string" calcext:value-type="string">
            <text:p>98.879K</text:p>
          </table:table-cell>
          <table:table-cell table:style-name="ce936" table:formula="of:=IF(RIGHT([.D32];1)=&quot;B&quot;;VALUE(REPLACE([.D32]; LEN([.D32]); 1; &quot;&quot;))*1000000; IF(RIGHT([.D32];1)=&quot;M&quot;;VALUE(REPLACE([.D32]; LEN([.D32]); 1; &quot;&quot;))*1000; 0))" office:value-type="float" office:value="1921000" calcext:value-type="float">
            <text:p>1921000</text:p>
          </table:table-cell>
          <table:table-cell table:style-name="ce936" table:formula="of:=[.L32]-[.L33]" office:value-type="float" office:value="4000" calcext:value-type="float">
            <text:p>4000</text:p>
          </table:table-cell>
          <table:table-cell table:style-name="ce936" table:formula="of:=[.N33]+[.M32]" office:value-type="float" office:value="98000" calcext:value-type="float">
            <text:p>98000</text:p>
          </table:table-cell>
          <table:table-cell/>
          <table:table-cell table:style-name="ce940" table:formula="of:=[.M32]/[.L32]" office:value-type="percentage" office:value="0.00208224882873503" calcext:value-type="percentage">
            <text:p>0.208%</text:p>
          </table:table-cell>
          <table:table-cell table:number-columns-repeated="1008"/>
        </table:table-row>
        <table:table-row table:style-name="ro1">
          <table:table-cell table:style-name="ce33" office:value-type="float" office:value="434" calcext:value-type="float">
            <text:p>434</text:p>
          </table:table-cell>
          <table:table-cell table:style-name="ce468" office:value-type="string" calcext:value-type="string">
            <text:p>1/22/2023, 6:58:17 AM</text:p>
          </table:table-cell>
          <table:table-cell table:style-name="ce501" office:value-type="float" office:value="92243007" calcext:value-type="float">
            <text:p>92243007</text:p>
          </table:table-cell>
          <table:table-cell table:style-name="ce468" office:value-type="string" calcext:value-type="string">
            <text:p>1.917B</text:p>
          </table:table-cell>
          <table:table-cell table:style-name="ce468" office:value-type="float" office:value="2116" calcext:value-type="float">
            <text:p>2116</text:p>
          </table:table-cell>
          <table:table-cell table:style-name="ce468" office:value-type="float" office:value="84525" calcext:value-type="float">
            <text:p>84525</text:p>
          </table:table-cell>
          <table:table-cell table:style-name="ce468" office:value-type="float" office:value="39.9" calcext:value-type="float">
            <text:p>39.9</text:p>
          </table:table-cell>
          <table:table-cell table:style-name="ce468" office:value-type="float" office:value="1751" calcext:value-type="float">
            <text:p>1751</text:p>
          </table:table-cell>
          <table:table-cell table:style-name="ce468" office:value-type="float" office:value="80175" calcext:value-type="float">
            <text:p>80175</text:p>
          </table:table-cell>
          <table:table-cell table:style-name="ce468" office:value-type="float" office:value="3271" calcext:value-type="float">
            <text:p>3271</text:p>
          </table:table-cell>
          <table:table-cell table:style-name="ce468" office:value-type="string" calcext:value-type="string">
            <text:p>95.529K</text:p>
          </table:table-cell>
          <table:table-cell table:style-name="ce936" table:formula="of:=IF(RIGHT([.D33];1)=&quot;B&quot;;VALUE(REPLACE([.D33]; LEN([.D33]); 1; &quot;&quot;))*1000000; IF(RIGHT([.D33];1)=&quot;M&quot;;VALUE(REPLACE([.D33]; LEN([.D33]); 1; &quot;&quot;))*1000; 0))" office:value-type="float" office:value="1917000" calcext:value-type="float">
            <text:p>1917000</text:p>
          </table:table-cell>
          <table:table-cell table:style-name="ce936" table:formula="of:=[.L33]-[.L34]" office:value-type="float" office:value="4000" calcext:value-type="float">
            <text:p>4000</text:p>
          </table:table-cell>
          <table:table-cell table:style-name="ce936" table:formula="of:=[.N34]+[.M33]" office:value-type="float" office:value="94000" calcext:value-type="float">
            <text:p>94000</text:p>
          </table:table-cell>
          <table:table-cell/>
          <table:table-cell table:style-name="ce940" table:formula="of:=[.M33]/[.L33]" office:value-type="percentage" office:value="0.00208659363588941" calcext:value-type="percentage">
            <text:p>0.209%</text:p>
          </table:table-cell>
          <table:table-cell table:number-columns-repeated="1008"/>
        </table:table-row>
        <table:table-row table:style-name="ro1">
          <table:table-cell table:style-name="ce34" office:value-type="float" office:value="433" calcext:value-type="float">
            <text:p>433</text:p>
          </table:table-cell>
          <table:table-cell table:style-name="ce468" office:value-type="string" calcext:value-type="string">
            <text:p>1/21/2023, 6:58:14 AM</text:p>
          </table:table-cell>
          <table:table-cell table:style-name="ce502" office:value-type="float" office:value="92055269" calcext:value-type="float">
            <text:p>92055269</text:p>
          </table:table-cell>
          <table:table-cell table:style-name="ce468" office:value-type="string" calcext:value-type="string">
            <text:p>1.913B</text:p>
          </table:table-cell>
          <table:table-cell table:style-name="ce468" office:value-type="float" office:value="2348" calcext:value-type="float">
            <text:p>2348</text:p>
          </table:table-cell>
          <table:table-cell table:style-name="ce468" office:value-type="float" office:value="128099" calcext:value-type="float">
            <text:p>128099</text:p>
          </table:table-cell>
          <table:table-cell table:style-name="ce468" office:value-type="float" office:value="54.6" calcext:value-type="float">
            <text:p>54.6</text:p>
          </table:table-cell>
          <table:table-cell table:style-name="ce468" office:value-type="float" office:value="2205" calcext:value-type="float">
            <text:p>2205</text:p>
          </table:table-cell>
          <table:table-cell table:style-name="ce468" office:value-type="float" office:value="124100" calcext:value-type="float">
            <text:p>124100</text:p>
          </table:table-cell>
          <table:table-cell table:style-name="ce468" office:value-type="float" office:value="3600" calcext:value-type="float">
            <text:p>3600</text:p>
          </table:table-cell>
          <table:table-cell table:style-name="ce468" office:value-type="string" calcext:value-type="string">
            <text:p>103.562K</text:p>
          </table:table-cell>
          <table:table-cell table:style-name="ce936" table:formula="of:=IF(RIGHT([.D34];1)=&quot;B&quot;;VALUE(REPLACE([.D34]; LEN([.D34]); 1; &quot;&quot;))*1000000; IF(RIGHT([.D34];1)=&quot;M&quot;;VALUE(REPLACE([.D34]; LEN([.D34]); 1; &quot;&quot;))*1000; 0))" office:value-type="float" office:value="1913000" calcext:value-type="float">
            <text:p>1913000</text:p>
          </table:table-cell>
          <table:table-cell table:style-name="ce936" table:formula="of:=[.L34]-[.L35]" office:value-type="float" office:value="4000" calcext:value-type="float">
            <text:p>4000</text:p>
          </table:table-cell>
          <table:table-cell table:style-name="ce936" table:formula="of:=[.N35]+[.M34]" office:value-type="float" office:value="90000" calcext:value-type="float">
            <text:p>90000</text:p>
          </table:table-cell>
          <table:table-cell/>
          <table:table-cell table:style-name="ce940" table:formula="of:=[.M34]/[.L34]" office:value-type="percentage" office:value="0.00209095661265029" calcext:value-type="percentage">
            <text:p>0.209%</text:p>
          </table:table-cell>
          <table:table-cell table:number-columns-repeated="1008"/>
        </table:table-row>
        <table:table-row table:style-name="ro1">
          <table:table-cell table:style-name="ce35" office:value-type="float" office:value="432" calcext:value-type="float">
            <text:p>432</text:p>
          </table:table-cell>
          <table:table-cell table:style-name="ce468" office:value-type="string" calcext:value-type="string">
            <text:p>1/20/2023, 6:58:13 AM</text:p>
          </table:table-cell>
          <table:table-cell table:style-name="ce503" office:value-type="float" office:value="91853681" calcext:value-type="float">
            <text:p>91853681</text:p>
          </table:table-cell>
          <table:table-cell table:style-name="ce468" office:value-type="string" calcext:value-type="string">
            <text:p>1.909B</text:p>
          </table:table-cell>
          <table:table-cell table:style-name="ce468" office:value-type="float" office:value="2398" calcext:value-type="float">
            <text:p>2398</text:p>
          </table:table-cell>
          <table:table-cell table:style-name="ce468" office:value-type="float" office:value="133311" calcext:value-type="float">
            <text:p>133311</text:p>
          </table:table-cell>
          <table:table-cell table:style-name="ce468" office:value-type="float" office:value="55.6" calcext:value-type="float">
            <text:p>55.6</text:p>
          </table:table-cell>
          <table:table-cell table:style-name="ce468" office:value-type="float" office:value="2272" calcext:value-type="float">
            <text:p>2272</text:p>
          </table:table-cell>
          <table:table-cell table:style-name="ce468" office:value-type="float" office:value="129615" calcext:value-type="float">
            <text:p>129615</text:p>
          </table:table-cell>
          <table:table-cell table:style-name="ce468" office:value-type="float" office:value="3537" calcext:value-type="float">
            <text:p>3537</text:p>
          </table:table-cell>
          <table:table-cell table:style-name="ce468" office:value-type="string" calcext:value-type="string">
            <text:p>112.239K</text:p>
          </table:table-cell>
          <table:table-cell table:style-name="ce936" table:formula="of:=IF(RIGHT([.D35];1)=&quot;B&quot;;VALUE(REPLACE([.D35]; LEN([.D35]); 1; &quot;&quot;))*1000000; IF(RIGHT([.D35];1)=&quot;M&quot;;VALUE(REPLACE([.D35]; LEN([.D35]); 1; &quot;&quot;))*1000; 0))" office:value-type="float" office:value="1909000" calcext:value-type="float">
            <text:p>1909000</text:p>
          </table:table-cell>
          <table:table-cell table:style-name="ce936" table:formula="of:=[.L35]-[.L36]" office:value-type="float" office:value="5000" calcext:value-type="float">
            <text:p>5000</text:p>
          </table:table-cell>
          <table:table-cell table:style-name="ce936" table:formula="of:=[.N36]+[.M35]" office:value-type="float" office:value="86000" calcext:value-type="float">
            <text:p>86000</text:p>
          </table:table-cell>
          <table:table-cell/>
          <table:table-cell table:style-name="ce940" table:formula="of:=[.M35]/[.L35]" office:value-type="percentage" office:value="0.00261917234154007" calcext:value-type="percentage">
            <text:p>0.262%</text:p>
          </table:table-cell>
          <table:table-cell table:number-columns-repeated="1008"/>
        </table:table-row>
        <table:table-row table:style-name="ro1">
          <table:table-cell table:style-name="ce36" office:value-type="float" office:value="431" calcext:value-type="float">
            <text:p>431</text:p>
          </table:table-cell>
          <table:table-cell table:style-name="ce468" office:value-type="string" calcext:value-type="string">
            <text:p>1/19/2023, 6:58:12 AM</text:p>
          </table:table-cell>
          <table:table-cell table:style-name="ce504" office:value-type="float" office:value="91646725" calcext:value-type="float">
            <text:p>91646725</text:p>
          </table:table-cell>
          <table:table-cell table:style-name="ce468" office:value-type="string" calcext:value-type="string">
            <text:p>1.904B</text:p>
          </table:table-cell>
          <table:table-cell table:style-name="ce468" office:value-type="float" office:value="2524" calcext:value-type="float">
            <text:p>2524</text:p>
          </table:table-cell>
          <table:table-cell table:style-name="ce468" office:value-type="float" office:value="139831" calcext:value-type="float">
            <text:p>139831</text:p>
          </table:table-cell>
          <table:table-cell table:style-name="ce468" office:value-type="float" office:value="55.4" calcext:value-type="float">
            <text:p>55.4</text:p>
          </table:table-cell>
          <table:table-cell table:style-name="ce468" office:value-type="float" office:value="2424" calcext:value-type="float">
            <text:p>2424</text:p>
          </table:table-cell>
          <table:table-cell table:style-name="ce468" office:value-type="float" office:value="136170" calcext:value-type="float">
            <text:p>136170</text:p>
          </table:table-cell>
          <table:table-cell table:style-name="ce468" office:value-type="float" office:value="3495" calcext:value-type="float">
            <text:p>3495</text:p>
          </table:table-cell>
          <table:table-cell table:style-name="ce468" office:value-type="string" calcext:value-type="string">
            <text:p>103.326K</text:p>
          </table:table-cell>
          <table:table-cell table:style-name="ce936" table:formula="of:=IF(RIGHT([.D36];1)=&quot;B&quot;;VALUE(REPLACE([.D36]; LEN([.D36]); 1; &quot;&quot;))*1000000; IF(RIGHT([.D36];1)=&quot;M&quot;;VALUE(REPLACE([.D36]; LEN([.D36]); 1; &quot;&quot;))*1000; 0))" office:value-type="float" office:value="1904000" calcext:value-type="float">
            <text:p>1904000</text:p>
          </table:table-cell>
          <table:table-cell table:style-name="ce936" table:formula="of:=[.L36]-[.L37]" office:value-type="float" office:value="4000" calcext:value-type="float">
            <text:p>4000</text:p>
          </table:table-cell>
          <table:table-cell table:style-name="ce936" table:formula="of:=[.N37]+[.M36]" office:value-type="float" office:value="81000" calcext:value-type="float">
            <text:p>81000</text:p>
          </table:table-cell>
          <table:table-cell/>
          <table:table-cell table:style-name="ce940" table:formula="of:=[.M36]/[.L36]" office:value-type="percentage" office:value="0.00210084033613445" calcext:value-type="percentage">
            <text:p>0.210%</text:p>
          </table:table-cell>
          <table:table-cell table:number-columns-repeated="1008"/>
        </table:table-row>
        <table:table-row table:style-name="ro1">
          <table:table-cell table:style-name="ce37" office:value-type="float" office:value="430" calcext:value-type="float">
            <text:p>430</text:p>
          </table:table-cell>
          <table:table-cell table:style-name="ce468" office:value-type="string" calcext:value-type="string">
            <text:p>1/18/2023, 6:58:11 AM</text:p>
          </table:table-cell>
          <table:table-cell table:style-name="ce505" office:value-type="float" office:value="91468281" calcext:value-type="float">
            <text:p>91468281</text:p>
          </table:table-cell>
          <table:table-cell table:style-name="ce468" office:value-type="string" calcext:value-type="string">
            <text:p>1.9B</text:p>
          </table:table-cell>
          <table:table-cell table:style-name="ce468" office:value-type="float" office:value="2390" calcext:value-type="float">
            <text:p>2390</text:p>
          </table:table-cell>
          <table:table-cell table:style-name="ce468" office:value-type="float" office:value="101055" calcext:value-type="float">
            <text:p>101055</text:p>
          </table:table-cell>
          <table:table-cell table:style-name="ce468" office:value-type="float" office:value="42.3" calcext:value-type="float">
            <text:p>42.3</text:p>
          </table:table-cell>
          <table:table-cell table:style-name="ce468" office:value-type="float" office:value="1874" calcext:value-type="float">
            <text:p>1874</text:p>
          </table:table-cell>
          <table:table-cell table:style-name="ce468" office:value-type="float" office:value="97061" calcext:value-type="float">
            <text:p>97061</text:p>
          </table:table-cell>
          <table:table-cell table:style-name="ce468" office:value-type="float" office:value="3436" calcext:value-type="float">
            <text:p>3436</text:p>
          </table:table-cell>
          <table:table-cell table:style-name="ce468" office:value-type="string" calcext:value-type="string">
            <text:p>99.28K</text:p>
          </table:table-cell>
          <table:table-cell table:style-name="ce936" table:formula="of:=IF(RIGHT([.D37];1)=&quot;B&quot;;VALUE(REPLACE([.D37]; LEN([.D37]); 1; &quot;&quot;))*1000000; IF(RIGHT([.D37];1)=&quot;M&quot;;VALUE(REPLACE([.D37]; LEN([.D37]); 1; &quot;&quot;))*1000; 0))" office:value-type="float" office:value="1900000" calcext:value-type="float">
            <text:p>1900000</text:p>
          </table:table-cell>
          <table:table-cell table:style-name="ce936" table:formula="of:=[.L37]-[.L38]" office:value-type="float" office:value="4000" calcext:value-type="float">
            <text:p>4000</text:p>
          </table:table-cell>
          <table:table-cell table:style-name="ce936" table:formula="of:=[.N38]+[.M37]" office:value-type="float" office:value="77000" calcext:value-type="float">
            <text:p>77000</text:p>
          </table:table-cell>
          <table:table-cell/>
          <table:table-cell table:style-name="ce940" table:formula="of:=[.M37]/[.L37]" office:value-type="percentage" office:value="0.00210526315789474" calcext:value-type="percentage">
            <text:p>0.211%</text:p>
          </table:table-cell>
          <table:table-cell table:number-columns-repeated="1008"/>
        </table:table-row>
        <table:table-row table:style-name="ro1">
          <table:table-cell table:style-name="ce38" office:value-type="float" office:value="429" calcext:value-type="float">
            <text:p>429</text:p>
          </table:table-cell>
          <table:table-cell table:style-name="ce468" office:value-type="string" calcext:value-type="string">
            <text:p>1/17/2023, 6:58:10 AM</text:p>
          </table:table-cell>
          <table:table-cell table:style-name="ce506" office:value-type="float" office:value="91292991" calcext:value-type="float">
            <text:p>91292991</text:p>
          </table:table-cell>
          <table:table-cell table:style-name="ce468" office:value-type="string" calcext:value-type="string">
            <text:p>1.896B</text:p>
          </table:table-cell>
          <table:table-cell table:style-name="ce468" office:value-type="float" office:value="1987" calcext:value-type="float">
            <text:p>1987</text:p>
          </table:table-cell>
          <table:table-cell table:style-name="ce468" office:value-type="float" office:value="100848" calcext:value-type="float">
            <text:p>100848</text:p>
          </table:table-cell>
          <table:table-cell table:style-name="ce468" office:value-type="float" office:value="50.8" calcext:value-type="float">
            <text:p>50.8</text:p>
          </table:table-cell>
          <table:table-cell table:style-name="ce468" office:value-type="float" office:value="1860" calcext:value-type="float">
            <text:p>1860</text:p>
          </table:table-cell>
          <table:table-cell table:style-name="ce468" office:value-type="float" office:value="97159" calcext:value-type="float">
            <text:p>97159</text:p>
          </table:table-cell>
          <table:table-cell table:style-name="ce468" office:value-type="float" office:value="3524" calcext:value-type="float">
            <text:p>3524</text:p>
          </table:table-cell>
          <table:table-cell table:style-name="ce468" office:value-type="string" calcext:value-type="string">
            <text:p>103.546K</text:p>
          </table:table-cell>
          <table:table-cell table:style-name="ce936" table:formula="of:=IF(RIGHT([.D38];1)=&quot;B&quot;;VALUE(REPLACE([.D38]; LEN([.D38]); 1; &quot;&quot;))*1000000; IF(RIGHT([.D38];1)=&quot;M&quot;;VALUE(REPLACE([.D38]; LEN([.D38]); 1; &quot;&quot;))*1000; 0))" office:value-type="float" office:value="1896000" calcext:value-type="float">
            <text:p>1896000</text:p>
          </table:table-cell>
          <table:table-cell table:style-name="ce936" table:formula="of:=[.L38]-[.L39]" office:value-type="float" office:value="5000" calcext:value-type="float">
            <text:p>5000</text:p>
          </table:table-cell>
          <table:table-cell table:style-name="ce936" table:formula="of:=[.N39]+[.M38]" office:value-type="float" office:value="73000" calcext:value-type="float">
            <text:p>73000</text:p>
          </table:table-cell>
          <table:table-cell/>
          <table:table-cell table:style-name="ce940" table:formula="of:=[.M38]/[.L38]" office:value-type="percentage" office:value="0.00263713080168776" calcext:value-type="percentage">
            <text:p>0.264%</text:p>
          </table:table-cell>
          <table:table-cell table:number-columns-repeated="1008"/>
        </table:table-row>
        <table:table-row table:style-name="ro1">
          <table:table-cell table:style-name="ce39" office:value-type="float" office:value="428" calcext:value-type="float">
            <text:p>428</text:p>
          </table:table-cell>
          <table:table-cell table:style-name="ce468" office:value-type="string" calcext:value-type="string">
            <text:p>1/16/2023, 6:58:09 AM</text:p>
          </table:table-cell>
          <table:table-cell table:style-name="ce507" office:value-type="float" office:value="91085715" calcext:value-type="float">
            <text:p>91085715</text:p>
          </table:table-cell>
          <table:table-cell table:style-name="ce468" office:value-type="string" calcext:value-type="string">
            <text:p>1.891B</text:p>
          </table:table-cell>
          <table:table-cell table:style-name="ce468" office:value-type="float" office:value="2513" calcext:value-type="float">
            <text:p>2513</text:p>
          </table:table-cell>
          <table:table-cell table:style-name="ce468" office:value-type="float" office:value="139972" calcext:value-type="float">
            <text:p>139972</text:p>
          </table:table-cell>
          <table:table-cell table:style-name="ce468" office:value-type="float" office:value="55.7" calcext:value-type="float">
            <text:p>55.7</text:p>
          </table:table-cell>
          <table:table-cell table:style-name="ce468" office:value-type="float" office:value="2401" calcext:value-type="float">
            <text:p>2401</text:p>
          </table:table-cell>
          <table:table-cell table:style-name="ce468" office:value-type="float" office:value="136079" calcext:value-type="float">
            <text:p>136079</text:p>
          </table:table-cell>
          <table:table-cell table:style-name="ce468" office:value-type="float" office:value="3753" calcext:value-type="float">
            <text:p>3753</text:p>
          </table:table-cell>
          <table:table-cell table:style-name="ce468" office:value-type="string" calcext:value-type="string">
            <text:p>112.256K</text:p>
          </table:table-cell>
          <table:table-cell table:style-name="ce936" table:formula="of:=IF(RIGHT([.D39];1)=&quot;B&quot;;VALUE(REPLACE([.D39]; LEN([.D39]); 1; &quot;&quot;))*1000000; IF(RIGHT([.D39];1)=&quot;M&quot;;VALUE(REPLACE([.D39]; LEN([.D39]); 1; &quot;&quot;))*1000; 0))" office:value-type="float" office:value="1891000" calcext:value-type="float">
            <text:p>1891000</text:p>
          </table:table-cell>
          <table:table-cell table:style-name="ce936" table:formula="of:=[.L39]-[.L40]" office:value-type="float" office:value="4000" calcext:value-type="float">
            <text:p>4000</text:p>
          </table:table-cell>
          <table:table-cell table:style-name="ce936" table:formula="of:=[.N40]+[.M39]" office:value-type="float" office:value="68000" calcext:value-type="float">
            <text:p>68000</text:p>
          </table:table-cell>
          <table:table-cell/>
          <table:table-cell table:style-name="ce940" table:formula="of:=[.M39]/[.L39]" office:value-type="percentage" office:value="0.00211528291909043" calcext:value-type="percentage">
            <text:p>0.212%</text:p>
          </table:table-cell>
          <table:table-cell table:number-columns-repeated="1008"/>
        </table:table-row>
        <table:table-row table:style-name="ro1">
          <table:table-cell table:style-name="ce40" office:value-type="float" office:value="427" calcext:value-type="float">
            <text:p>427</text:p>
          </table:table-cell>
          <table:table-cell table:style-name="ce468" office:value-type="string" calcext:value-type="string">
            <text:p>1/15/2023, 6:58:08 AM</text:p>
          </table:table-cell>
          <table:table-cell table:style-name="ce508" office:value-type="float" office:value="90863272" calcext:value-type="float">
            <text:p>90863272</text:p>
          </table:table-cell>
          <table:table-cell table:style-name="ce468" office:value-type="string" calcext:value-type="string">
            <text:p>1.887B</text:p>
          </table:table-cell>
          <table:table-cell table:style-name="ce468" office:value-type="float" office:value="2540" calcext:value-type="float">
            <text:p>2540</text:p>
          </table:table-cell>
          <table:table-cell table:style-name="ce468" office:value-type="float" office:value="142564" calcext:value-type="float">
            <text:p>142564</text:p>
          </table:table-cell>
          <table:table-cell table:style-name="ce468" office:value-type="float" office:value="56.1" calcext:value-type="float">
            <text:p>56.1</text:p>
          </table:table-cell>
          <table:table-cell table:style-name="ce468" office:value-type="float" office:value="2454" calcext:value-type="float">
            <text:p>2454</text:p>
          </table:table-cell>
          <table:table-cell table:style-name="ce468" office:value-type="float" office:value="138819" calcext:value-type="float">
            <text:p>138819</text:p>
          </table:table-cell>
          <table:table-cell table:style-name="ce468" office:value-type="float" office:value="3657" calcext:value-type="float">
            <text:p>3657</text:p>
          </table:table-cell>
          <table:table-cell table:style-name="ce468" office:value-type="string" calcext:value-type="string">
            <text:p>103.566K</text:p>
          </table:table-cell>
          <table:table-cell table:style-name="ce936" table:formula="of:=IF(RIGHT([.D40];1)=&quot;B&quot;;VALUE(REPLACE([.D40]; LEN([.D40]); 1; &quot;&quot;))*1000000; IF(RIGHT([.D40];1)=&quot;M&quot;;VALUE(REPLACE([.D40]; LEN([.D40]); 1; &quot;&quot;))*1000; 0))" office:value-type="float" office:value="1887000" calcext:value-type="float">
            <text:p>1887000</text:p>
          </table:table-cell>
          <table:table-cell table:style-name="ce936" table:formula="of:=[.L40]-[.L41]" office:value-type="float" office:value="4999.99999999977" calcext:value-type="float">
            <text:p>4999.99999999977</text:p>
          </table:table-cell>
          <table:table-cell table:style-name="ce936" table:formula="of:=[.N41]+[.M40]" office:value-type="float" office:value="64000" calcext:value-type="float">
            <text:p>64000</text:p>
          </table:table-cell>
          <table:table-cell/>
          <table:table-cell table:style-name="ce940" table:formula="of:=[.M40]/[.L40]" office:value-type="percentage" office:value="0.00264970853206135" calcext:value-type="percentage">
            <text:p>0.265%</text:p>
          </table:table-cell>
          <table:table-cell table:number-columns-repeated="1008"/>
        </table:table-row>
        <table:table-row table:style-name="ro1">
          <table:table-cell table:style-name="ce41" office:value-type="float" office:value="426" calcext:value-type="float">
            <text:p>426</text:p>
          </table:table-cell>
          <table:table-cell table:style-name="ce468" office:value-type="string" calcext:value-type="string">
            <text:p>1/14/2023, 6:58:07 AM</text:p>
          </table:table-cell>
          <table:table-cell table:style-name="ce509" office:value-type="float" office:value="90638241" calcext:value-type="float">
            <text:p>90638241</text:p>
          </table:table-cell>
          <table:table-cell table:style-name="ce468" office:value-type="string" calcext:value-type="string">
            <text:p>1.882B</text:p>
          </table:table-cell>
          <table:table-cell table:style-name="ce468" office:value-type="float" office:value="2503" calcext:value-type="float">
            <text:p>2503</text:p>
          </table:table-cell>
          <table:table-cell table:style-name="ce468" office:value-type="float" office:value="141331" calcext:value-type="float">
            <text:p>141331</text:p>
          </table:table-cell>
          <table:table-cell table:style-name="ce468" office:value-type="float" office:value="56.5" calcext:value-type="float">
            <text:p>56.5</text:p>
          </table:table-cell>
          <table:table-cell table:style-name="ce468" office:value-type="float" office:value="2403" calcext:value-type="float">
            <text:p>2403</text:p>
          </table:table-cell>
          <table:table-cell table:style-name="ce468" office:value-type="float" office:value="137451" calcext:value-type="float">
            <text:p>137451</text:p>
          </table:table-cell>
          <table:table-cell table:style-name="ce468" office:value-type="float" office:value="3730" calcext:value-type="float">
            <text:p>3730</text:p>
          </table:table-cell>
          <table:table-cell table:style-name="ce468" office:value-type="string" calcext:value-type="string">
            <text:p>103.679K</text:p>
          </table:table-cell>
          <table:table-cell table:style-name="ce936" table:formula="of:=IF(RIGHT([.D41];1)=&quot;B&quot;;VALUE(REPLACE([.D41]; LEN([.D41]); 1; &quot;&quot;))*1000000; IF(RIGHT([.D41];1)=&quot;M&quot;;VALUE(REPLACE([.D41]; LEN([.D41]); 1; &quot;&quot;))*1000; 0))" office:value-type="float" office:value="1882000" calcext:value-type="float">
            <text:p>1882000</text:p>
          </table:table-cell>
          <table:table-cell table:style-name="ce936" table:formula="of:=[.L41]-[.L42]" office:value-type="float" office:value="4000.00000000023" calcext:value-type="float">
            <text:p>4000.00000000023</text:p>
          </table:table-cell>
          <table:table-cell table:style-name="ce936" table:formula="of:=[.N42]+[.M41]" office:value-type="float" office:value="59000.0000000002" calcext:value-type="float">
            <text:p>59000.0000000002</text:p>
          </table:table-cell>
          <table:table-cell/>
          <table:table-cell table:style-name="ce940" table:formula="of:=[.M41]/[.L41]" office:value-type="percentage" office:value="0.00212539851222116" calcext:value-type="percentage">
            <text:p>0.213%</text:p>
          </table:table-cell>
          <table:table-cell table:number-columns-repeated="1008"/>
        </table:table-row>
        <table:table-row table:style-name="ro1">
          <table:table-cell table:style-name="ce42" office:value-type="float" office:value="425" calcext:value-type="float">
            <text:p>425</text:p>
          </table:table-cell>
          <table:table-cell table:style-name="ce468" office:value-type="string" calcext:value-type="string">
            <text:p>1/13/2023, 6:58:06 AM</text:p>
          </table:table-cell>
          <table:table-cell table:style-name="ce510" office:value-type="float" office:value="90429345" calcext:value-type="float">
            <text:p>90429345</text:p>
          </table:table-cell>
          <table:table-cell table:style-name="ce468" office:value-type="string" calcext:value-type="string">
            <text:p>1.878B</text:p>
          </table:table-cell>
          <table:table-cell table:style-name="ce468" office:value-type="float" office:value="2432" calcext:value-type="float">
            <text:p>2432</text:p>
          </table:table-cell>
          <table:table-cell table:style-name="ce468" office:value-type="float" office:value="143728" calcext:value-type="float">
            <text:p>143728</text:p>
          </table:table-cell>
          <table:table-cell table:style-name="ce468" office:value-type="float" office:value="59.1" calcext:value-type="float">
            <text:p>59.1</text:p>
          </table:table-cell>
          <table:table-cell table:style-name="ce468" office:value-type="float" office:value="2323" calcext:value-type="float">
            <text:p>2323</text:p>
          </table:table-cell>
          <table:table-cell table:style-name="ce468" office:value-type="float" office:value="139892" calcext:value-type="float">
            <text:p>139892</text:p>
          </table:table-cell>
          <table:table-cell table:style-name="ce468" office:value-type="float" office:value="3645" calcext:value-type="float">
            <text:p>3645</text:p>
          </table:table-cell>
          <table:table-cell table:style-name="ce468" office:value-type="string" calcext:value-type="string">
            <text:p>108.056K</text:p>
          </table:table-cell>
          <table:table-cell table:style-name="ce936" table:formula="of:=IF(RIGHT([.D42];1)=&quot;B&quot;;VALUE(REPLACE([.D42]; LEN([.D42]); 1; &quot;&quot;))*1000000; IF(RIGHT([.D42];1)=&quot;M&quot;;VALUE(REPLACE([.D42]; LEN([.D42]); 1; &quot;&quot;))*1000; 0))" office:value-type="float" office:value="1878000" calcext:value-type="float">
            <text:p>1878000</text:p>
          </table:table-cell>
          <table:table-cell table:style-name="ce936" table:formula="of:=[.L42]-[.L43]" office:value-type="float" office:value="5000" calcext:value-type="float">
            <text:p>5000</text:p>
          </table:table-cell>
          <table:table-cell table:style-name="ce936" table:formula="of:=[.N43]+[.M42]" office:value-type="float" office:value="55000" calcext:value-type="float">
            <text:p>55000</text:p>
          </table:table-cell>
          <table:table-cell/>
          <table:table-cell table:style-name="ce940" table:formula="of:=[.M42]/[.L42]" office:value-type="percentage" office:value="0.00266240681576145" calcext:value-type="percentage">
            <text:p>0.266%</text:p>
          </table:table-cell>
          <table:table-cell table:number-columns-repeated="1008"/>
        </table:table-row>
        <table:table-row table:style-name="ro1">
          <table:table-cell table:style-name="ce43" office:value-type="float" office:value="424" calcext:value-type="float">
            <text:p>424</text:p>
          </table:table-cell>
          <table:table-cell table:style-name="ce468" office:value-type="string" calcext:value-type="string">
            <text:p>1/12/2023, 6:58:05 AM</text:p>
          </table:table-cell>
          <table:table-cell table:style-name="ce511" office:value-type="float" office:value="90217832" calcext:value-type="float">
            <text:p>90217832</text:p>
          </table:table-cell>
          <table:table-cell table:style-name="ce468" office:value-type="string" calcext:value-type="string">
            <text:p>1.873B</text:p>
          </table:table-cell>
          <table:table-cell table:style-name="ce468" office:value-type="float" office:value="2611" calcext:value-type="float">
            <text:p>2611</text:p>
          </table:table-cell>
          <table:table-cell table:style-name="ce468" office:value-type="float" office:value="162872" calcext:value-type="float">
            <text:p>162872</text:p>
          </table:table-cell>
          <table:table-cell table:style-name="ce468" office:value-type="float" office:value="62.4" calcext:value-type="float">
            <text:p>62.4</text:p>
          </table:table-cell>
          <table:table-cell table:style-name="ce468" office:value-type="float" office:value="2504" calcext:value-type="float">
            <text:p>2504</text:p>
          </table:table-cell>
          <table:table-cell table:style-name="ce468" office:value-type="float" office:value="159151" calcext:value-type="float">
            <text:p>159151</text:p>
          </table:table-cell>
          <table:table-cell table:style-name="ce468" office:value-type="float" office:value="3477" calcext:value-type="float">
            <text:p>3477</text:p>
          </table:table-cell>
          <table:table-cell table:style-name="ce468" office:value-type="string" calcext:value-type="string">
            <text:p>122.096K</text:p>
          </table:table-cell>
          <table:table-cell table:style-name="ce936" table:formula="of:=IF(RIGHT([.D43];1)=&quot;B&quot;;VALUE(REPLACE([.D43]; LEN([.D43]); 1; &quot;&quot;))*1000000; IF(RIGHT([.D43];1)=&quot;M&quot;;VALUE(REPLACE([.D43]; LEN([.D43]); 1; &quot;&quot;))*1000; 0))" office:value-type="float" office:value="1873000" calcext:value-type="float">
            <text:p>1873000</text:p>
          </table:table-cell>
          <table:table-cell table:style-name="ce936" table:formula="of:=[.L43]-[.L44]" office:value-type="float" office:value="5000.00000000023" calcext:value-type="float">
            <text:p>5000.00000000023</text:p>
          </table:table-cell>
          <table:table-cell table:style-name="ce936" table:formula="of:=[.N44]+[.M43]" office:value-type="float" office:value="50000" calcext:value-type="float">
            <text:p>50000</text:p>
          </table:table-cell>
          <table:table-cell/>
          <table:table-cell table:style-name="ce940" table:formula="of:=[.M43]/[.L43]" office:value-type="percentage" office:value="0.00266951414842511" calcext:value-type="percentage">
            <text:p>0.267%</text:p>
          </table:table-cell>
          <table:table-cell table:number-columns-repeated="1008"/>
        </table:table-row>
        <table:table-row table:style-name="ro1">
          <table:table-cell table:style-name="ce44" office:value-type="float" office:value="423" calcext:value-type="float">
            <text:p>423</text:p>
          </table:table-cell>
          <table:table-cell table:style-name="ce468" office:value-type="string" calcext:value-type="string">
            <text:p>1/11/2023, 6:58:04 AM</text:p>
          </table:table-cell>
          <table:table-cell table:style-name="ce512" office:value-type="float" office:value="89977975" calcext:value-type="float">
            <text:p>89977975</text:p>
          </table:table-cell>
          <table:table-cell table:style-name="ce468" office:value-type="string" calcext:value-type="string">
            <text:p>1.868B</text:p>
          </table:table-cell>
          <table:table-cell table:style-name="ce468" office:value-type="float" office:value="2582" calcext:value-type="float">
            <text:p>2582</text:p>
          </table:table-cell>
          <table:table-cell table:style-name="ce468" office:value-type="float" office:value="161014" calcext:value-type="float">
            <text:p>161014</text:p>
          </table:table-cell>
          <table:table-cell table:style-name="ce468" office:value-type="float" office:value="62.4" calcext:value-type="float">
            <text:p>62.4</text:p>
          </table:table-cell>
          <table:table-cell table:style-name="ce468" office:value-type="float" office:value="2478" calcext:value-type="float">
            <text:p>2478</text:p>
          </table:table-cell>
          <table:table-cell table:style-name="ce468" office:value-type="float" office:value="157405" calcext:value-type="float">
            <text:p>157405</text:p>
          </table:table-cell>
          <table:table-cell table:style-name="ce468" office:value-type="float" office:value="3444" calcext:value-type="float">
            <text:p>3444</text:p>
          </table:table-cell>
          <table:table-cell table:style-name="ce468" office:value-type="string" calcext:value-type="string">
            <text:p>138.289K</text:p>
          </table:table-cell>
          <table:table-cell table:style-name="ce936" table:formula="of:=IF(RIGHT([.D44];1)=&quot;B&quot;;VALUE(REPLACE([.D44]; LEN([.D44]); 1; &quot;&quot;))*1000000; IF(RIGHT([.D44];1)=&quot;M&quot;;VALUE(REPLACE([.D44]; LEN([.D44]); 1; &quot;&quot;))*1000; 0))" office:value-type="float" office:value="1868000" calcext:value-type="float">
            <text:p>1868000</text:p>
          </table:table-cell>
          <table:table-cell table:style-name="ce936" table:formula="of:=[.L44]-[.L45]" office:value-type="float" office:value="4999.99999999977" calcext:value-type="float">
            <text:p>4999.99999999977</text:p>
          </table:table-cell>
          <table:table-cell table:style-name="ce936" table:formula="of:=[.N45]+[.M44]" office:value-type="float" office:value="44999.9999999998" calcext:value-type="float">
            <text:p>44999.9999999998</text:p>
          </table:table-cell>
          <table:table-cell/>
          <table:table-cell table:style-name="ce940" table:formula="of:=[.M44]/[.L44]" office:value-type="percentage" office:value="0.0026766595289078" calcext:value-type="percentage">
            <text:p>0.268%</text:p>
          </table:table-cell>
          <table:table-cell table:number-columns-repeated="1008"/>
        </table:table-row>
        <table:table-row table:style-name="ro1">
          <table:table-cell table:style-name="ce45" office:value-type="float" office:value="422" calcext:value-type="float">
            <text:p>422</text:p>
          </table:table-cell>
          <table:table-cell table:style-name="ce468" office:value-type="string" calcext:value-type="string">
            <text:p>1/10/2023, 6:58:03 AM</text:p>
          </table:table-cell>
          <table:table-cell table:style-name="ce513" office:value-type="float" office:value="89752703" calcext:value-type="float">
            <text:p>89752703</text:p>
          </table:table-cell>
          <table:table-cell table:style-name="ce468" office:value-type="string" calcext:value-type="string">
            <text:p>1.863B</text:p>
          </table:table-cell>
          <table:table-cell table:style-name="ce468" office:value-type="float" office:value="2622" calcext:value-type="float">
            <text:p>2622</text:p>
          </table:table-cell>
          <table:table-cell table:style-name="ce468" office:value-type="float" office:value="163405" calcext:value-type="float">
            <text:p>163405</text:p>
          </table:table-cell>
          <table:table-cell table:style-name="ce468" office:value-type="float" office:value="62.3" calcext:value-type="float">
            <text:p>62.3</text:p>
          </table:table-cell>
          <table:table-cell table:style-name="ce468" office:value-type="float" office:value="2517" calcext:value-type="float">
            <text:p>2517</text:p>
          </table:table-cell>
          <table:table-cell table:style-name="ce468" office:value-type="float" office:value="159943" calcext:value-type="float">
            <text:p>159943</text:p>
          </table:table-cell>
          <table:table-cell table:style-name="ce468" office:value-type="float" office:value="3262" calcext:value-type="float">
            <text:p>3262</text:p>
          </table:table-cell>
          <table:table-cell table:style-name="ce468" office:value-type="string" calcext:value-type="string">
            <text:p>137.872K</text:p>
          </table:table-cell>
          <table:table-cell table:style-name="ce936" table:formula="of:=IF(RIGHT([.D45];1)=&quot;B&quot;;VALUE(REPLACE([.D45]; LEN([.D45]); 1; &quot;&quot;))*1000000; IF(RIGHT([.D45];1)=&quot;M&quot;;VALUE(REPLACE([.D45]; LEN([.D45]); 1; &quot;&quot;))*1000; 0))" office:value-type="float" office:value="1863000" calcext:value-type="float">
            <text:p>1863000</text:p>
          </table:table-cell>
          <table:table-cell table:style-name="ce936" table:formula="of:=[.L45]-[.L46]" office:value-type="float" office:value="5000" calcext:value-type="float">
            <text:p>5000</text:p>
          </table:table-cell>
          <table:table-cell table:style-name="ce936" table:formula="of:=[.N46]+[.M45]" office:value-type="float" office:value="40000" calcext:value-type="float">
            <text:p>40000</text:p>
          </table:table-cell>
          <table:table-cell/>
          <table:table-cell table:style-name="ce940" table:formula="of:=[.M45]/[.L45]" office:value-type="percentage" office:value="0.00268384326355341" calcext:value-type="percentage">
            <text:p>0.268%</text:p>
          </table:table-cell>
          <table:table-cell table:number-columns-repeated="1008"/>
        </table:table-row>
        <table:table-row table:style-name="ro1">
          <table:table-cell table:style-name="ce46" office:value-type="float" office:value="421" calcext:value-type="float">
            <text:p>421</text:p>
          </table:table-cell>
          <table:table-cell table:style-name="ce468" office:value-type="string" calcext:value-type="string">
            <text:p>1/7/2023, 1:24:49 AM</text:p>
          </table:table-cell>
          <table:table-cell table:style-name="ce514" office:value-type="float" office:value="89567864" calcext:value-type="float">
            <text:p>89567864</text:p>
          </table:table-cell>
          <table:table-cell table:style-name="ce468" office:value-type="string" calcext:value-type="string">
            <text:p>1.858B</text:p>
          </table:table-cell>
          <table:table-cell table:style-name="ce468" office:value-type="float" office:value="2693" calcext:value-type="float">
            <text:p>2693</text:p>
          </table:table-cell>
          <table:table-cell table:style-name="ce468" office:value-type="float" office:value="145673" calcext:value-type="float">
            <text:p>145673</text:p>
          </table:table-cell>
          <table:table-cell table:style-name="ce468" office:value-type="float" office:value="54.1" calcext:value-type="float">
            <text:p>54.1</text:p>
          </table:table-cell>
          <table:table-cell table:style-name="ce468" office:value-type="float" office:value="2582" calcext:value-type="float">
            <text:p>2582</text:p>
          </table:table-cell>
          <table:table-cell table:style-name="ce468" office:value-type="float" office:value="142335" calcext:value-type="float">
            <text:p>142335</text:p>
          </table:table-cell>
          <table:table-cell table:style-name="ce468" office:value-type="float" office:value="3160" calcext:value-type="float">
            <text:p>3160</text:p>
          </table:table-cell>
          <table:table-cell table:style-name="ce468" office:value-type="string" calcext:value-type="string">
            <text:p>121.804K</text:p>
          </table:table-cell>
          <table:table-cell table:style-name="ce936" table:formula="of:=IF(RIGHT([.D46];1)=&quot;B&quot;;VALUE(REPLACE([.D46]; LEN([.D46]); 1; &quot;&quot;))*1000000; IF(RIGHT([.D46];1)=&quot;M&quot;;VALUE(REPLACE([.D46]; LEN([.D46]); 1; &quot;&quot;))*1000; 0))" office:value-type="float" office:value="1858000" calcext:value-type="float">
            <text:p>1858000</text:p>
          </table:table-cell>
          <table:table-cell table:style-name="ce936" table:formula="of:=[.L46]-[.L47]" office:value-type="float" office:value="5000" calcext:value-type="float">
            <text:p>5000</text:p>
          </table:table-cell>
          <table:table-cell table:style-name="ce936" table:formula="of:=[.N47]+[.M46]" office:value-type="float" office:value="35000" calcext:value-type="float">
            <text:p>35000</text:p>
          </table:table-cell>
          <table:table-cell/>
          <table:table-cell table:style-name="ce940" table:formula="of:=[.M46]/[.L46]" office:value-type="percentage" office:value="0.00269106566200215" calcext:value-type="percentage">
            <text:p>0.269%</text:p>
          </table:table-cell>
          <table:table-cell table:number-columns-repeated="1008"/>
        </table:table-row>
        <table:table-row table:style-name="ro1">
          <table:table-cell table:style-name="ce47" office:value-type="float" office:value="420" calcext:value-type="float">
            <text:p>420</text:p>
          </table:table-cell>
          <table:table-cell table:style-name="ce468" office:value-type="string" calcext:value-type="string">
            <text:p>1/6/2023, 1:24:48 AM</text:p>
          </table:table-cell>
          <table:table-cell table:style-name="ce515" office:value-type="float" office:value="89358572" calcext:value-type="float">
            <text:p>89358572</text:p>
          </table:table-cell>
          <table:table-cell table:style-name="ce468" office:value-type="string" calcext:value-type="string">
            <text:p>1.853B</text:p>
          </table:table-cell>
          <table:table-cell table:style-name="ce468" office:value-type="float" office:value="2735" calcext:value-type="float">
            <text:p>2735</text:p>
          </table:table-cell>
          <table:table-cell table:style-name="ce468" office:value-type="float" office:value="152942" calcext:value-type="float">
            <text:p>152942</text:p>
          </table:table-cell>
          <table:table-cell table:style-name="ce468" office:value-type="float" office:value="55.9" calcext:value-type="float">
            <text:p>55.9</text:p>
          </table:table-cell>
          <table:table-cell table:style-name="ce468" office:value-type="float" office:value="2636" calcext:value-type="float">
            <text:p>2636</text:p>
          </table:table-cell>
          <table:table-cell table:style-name="ce468" office:value-type="float" office:value="149321" calcext:value-type="float">
            <text:p>149321</text:p>
          </table:table-cell>
          <table:table-cell table:style-name="ce468" office:value-type="float" office:value="3464" calcext:value-type="float">
            <text:p>3464</text:p>
          </table:table-cell>
          <table:table-cell table:style-name="ce468" office:value-type="string" calcext:value-type="string">
            <text:p>126.728K</text:p>
          </table:table-cell>
          <table:table-cell table:style-name="ce936" table:formula="of:=IF(RIGHT([.D47];1)=&quot;B&quot;;VALUE(REPLACE([.D47]; LEN([.D47]); 1; &quot;&quot;))*1000000; IF(RIGHT([.D47];1)=&quot;M&quot;;VALUE(REPLACE([.D47]; LEN([.D47]); 1; &quot;&quot;))*1000; 0))" office:value-type="float" office:value="1853000" calcext:value-type="float">
            <text:p>1853000</text:p>
          </table:table-cell>
          <table:table-cell table:style-name="ce936" table:formula="of:=[.L47]-[.L48]" office:value-type="float" office:value="5000.00000000023" calcext:value-type="float">
            <text:p>5000.00000000023</text:p>
          </table:table-cell>
          <table:table-cell table:style-name="ce936" table:formula="of:=[.N48]+[.M47]" office:value-type="float" office:value="30000" calcext:value-type="float">
            <text:p>30000</text:p>
          </table:table-cell>
          <table:table-cell/>
          <table:table-cell table:style-name="ce940" table:formula="of:=[.M47]/[.L47]" office:value-type="percentage" office:value="0.00269832703723704" calcext:value-type="percentage">
            <text:p>0.270%</text:p>
          </table:table-cell>
          <table:table-cell table:number-columns-repeated="1008"/>
        </table:table-row>
        <table:table-row table:style-name="ro1">
          <table:table-cell table:style-name="ce48" office:value-type="float" office:value="419" calcext:value-type="float">
            <text:p>419</text:p>
          </table:table-cell>
          <table:table-cell table:style-name="ce468" office:value-type="string" calcext:value-type="string">
            <text:p>1/5/2023, 1:24:47 AM</text:p>
          </table:table-cell>
          <table:table-cell table:style-name="ce516" office:value-type="float" office:value="89151995" calcext:value-type="float">
            <text:p>89151995</text:p>
          </table:table-cell>
          <table:table-cell table:style-name="ce468" office:value-type="string" calcext:value-type="string">
            <text:p>1.848B</text:p>
          </table:table-cell>
          <table:table-cell table:style-name="ce468" office:value-type="float" office:value="2401" calcext:value-type="float">
            <text:p>2401</text:p>
          </table:table-cell>
          <table:table-cell table:style-name="ce468" office:value-type="float" office:value="125600" calcext:value-type="float">
            <text:p>125600</text:p>
          </table:table-cell>
          <table:table-cell table:style-name="ce468" office:value-type="float" office:value="52.3" calcext:value-type="float">
            <text:p>52.3</text:p>
          </table:table-cell>
          <table:table-cell table:style-name="ce468" office:value-type="float" office:value="2263" calcext:value-type="float">
            <text:p>2263</text:p>
          </table:table-cell>
          <table:table-cell table:style-name="ce468" office:value-type="float" office:value="122040" calcext:value-type="float">
            <text:p>122040</text:p>
          </table:table-cell>
          <table:table-cell table:style-name="ce468" office:value-type="float" office:value="3307" calcext:value-type="float">
            <text:p>3307</text:p>
          </table:table-cell>
          <table:table-cell table:style-name="ce468" office:value-type="string" calcext:value-type="string">
            <text:p>126.894K</text:p>
          </table:table-cell>
          <table:table-cell table:style-name="ce936" table:formula="of:=IF(RIGHT([.D48];1)=&quot;B&quot;;VALUE(REPLACE([.D48]; LEN([.D48]); 1; &quot;&quot;))*1000000; IF(RIGHT([.D48];1)=&quot;M&quot;;VALUE(REPLACE([.D48]; LEN([.D48]); 1; &quot;&quot;))*1000; 0))" office:value-type="float" office:value="1848000" calcext:value-type="float">
            <text:p>1848000</text:p>
          </table:table-cell>
          <table:table-cell table:style-name="ce936" table:formula="of:=[.L48]-[.L49]" office:value-type="float" office:value="4999.99999999977" calcext:value-type="float">
            <text:p>4999.99999999977</text:p>
          </table:table-cell>
          <table:table-cell table:style-name="ce936" table:formula="of:=[.N49]+[.M48]" office:value-type="float" office:value="24999.9999999998" calcext:value-type="float">
            <text:p>24999.9999999998</text:p>
          </table:table-cell>
          <table:table-cell/>
          <table:table-cell table:style-name="ce940" table:formula="of:=[.M48]/[.L48]" office:value-type="percentage" office:value="0.00270562770562758" calcext:value-type="percentage">
            <text:p>0.271%</text:p>
          </table:table-cell>
          <table:table-cell table:number-columns-repeated="1008"/>
        </table:table-row>
        <table:table-row table:style-name="ro1">
          <table:table-cell table:style-name="ce49" office:value-type="float" office:value="418" calcext:value-type="float">
            <text:p>418</text:p>
          </table:table-cell>
          <table:table-cell table:style-name="ce468" office:value-type="string" calcext:value-type="string">
            <text:p>1/4/2023, 1:24:46 AM</text:p>
          </table:table-cell>
          <table:table-cell table:style-name="ce517" office:value-type="float" office:value="88939464" calcext:value-type="float">
            <text:p>88939464</text:p>
          </table:table-cell>
          <table:table-cell table:style-name="ce468" office:value-type="string" calcext:value-type="string">
            <text:p>1.843B</text:p>
          </table:table-cell>
          <table:table-cell table:style-name="ce468" office:value-type="float" office:value="2738" calcext:value-type="float">
            <text:p>2738</text:p>
          </table:table-cell>
          <table:table-cell table:style-name="ce468" office:value-type="float" office:value="151051" calcext:value-type="float">
            <text:p>151051</text:p>
          </table:table-cell>
          <table:table-cell table:style-name="ce468" office:value-type="float" office:value="55.2" calcext:value-type="float">
            <text:p>55.2</text:p>
          </table:table-cell>
          <table:table-cell table:style-name="ce468" office:value-type="float" office:value="2636" calcext:value-type="float">
            <text:p>2636</text:p>
          </table:table-cell>
          <table:table-cell table:style-name="ce468" office:value-type="float" office:value="147620" calcext:value-type="float">
            <text:p>147620</text:p>
          </table:table-cell>
          <table:table-cell table:style-name="ce468" office:value-type="float" office:value="3261" calcext:value-type="float">
            <text:p>3261</text:p>
          </table:table-cell>
          <table:table-cell table:style-name="ce468" office:value-type="string" calcext:value-type="string">
            <text:p>121.821K</text:p>
          </table:table-cell>
          <table:table-cell table:style-name="ce936" table:formula="of:=IF(RIGHT([.D49];1)=&quot;B&quot;;VALUE(REPLACE([.D49]; LEN([.D49]); 1; &quot;&quot;))*1000000; IF(RIGHT([.D49];1)=&quot;M&quot;;VALUE(REPLACE([.D49]; LEN([.D49]); 1; &quot;&quot;))*1000; 0))" office:value-type="float" office:value="1843000" calcext:value-type="float">
            <text:p>1843000</text:p>
          </table:table-cell>
          <table:table-cell table:style-name="ce936" table:formula="of:=[.L49]-[.L50]" office:value-type="float" office:value="5000" calcext:value-type="float">
            <text:p>5000</text:p>
          </table:table-cell>
          <table:table-cell table:style-name="ce936" table:formula="of:=[.N50]+[.M49]" office:value-type="float" office:value="20000" calcext:value-type="float">
            <text:p>20000</text:p>
          </table:table-cell>
          <table:table-cell/>
          <table:table-cell table:style-name="ce940" table:formula="of:=[.M49]/[.L49]" office:value-type="percentage" office:value="0.00271296798697775" calcext:value-type="percentage">
            <text:p>0.271%</text:p>
          </table:table-cell>
          <table:table-cell table:number-columns-repeated="1008"/>
        </table:table-row>
        <table:table-row table:style-name="ro1">
          <table:table-cell table:style-name="ce50" office:value-type="float" office:value="417" calcext:value-type="float">
            <text:p>417</text:p>
          </table:table-cell>
          <table:table-cell table:style-name="ce468" office:value-type="string" calcext:value-type="string">
            <text:p>1/3/2023, 1:24:45 AM</text:p>
          </table:table-cell>
          <table:table-cell table:style-name="ce518" office:value-type="float" office:value="88738209" calcext:value-type="float">
            <text:p>88738209</text:p>
          </table:table-cell>
          <table:table-cell table:style-name="ce468" office:value-type="string" calcext:value-type="string">
            <text:p>1.838B</text:p>
          </table:table-cell>
          <table:table-cell table:style-name="ce468" office:value-type="float" office:value="2663" calcext:value-type="float">
            <text:p>2663</text:p>
          </table:table-cell>
          <table:table-cell table:style-name="ce468" office:value-type="float" office:value="146796" calcext:value-type="float">
            <text:p>146796</text:p>
          </table:table-cell>
          <table:table-cell table:style-name="ce468" office:value-type="float" office:value="55.1" calcext:value-type="float">
            <text:p>55.1</text:p>
          </table:table-cell>
          <table:table-cell table:style-name="ce468" office:value-type="float" office:value="2505" calcext:value-type="float">
            <text:p>2505</text:p>
          </table:table-cell>
          <table:table-cell table:style-name="ce468" office:value-type="float" office:value="143138" calcext:value-type="float">
            <text:p>143138</text:p>
          </table:table-cell>
          <table:table-cell table:style-name="ce468" office:value-type="float" office:value="3348" calcext:value-type="float">
            <text:p>3348</text:p>
          </table:table-cell>
          <table:table-cell table:style-name="ce468" office:value-type="string" calcext:value-type="string">
            <text:p>116.97K</text:p>
          </table:table-cell>
          <table:table-cell table:style-name="ce936" table:formula="of:=IF(RIGHT([.D50];1)=&quot;B&quot;;VALUE(REPLACE([.D50]; LEN([.D50]); 1; &quot;&quot;))*1000000; IF(RIGHT([.D50];1)=&quot;M&quot;;VALUE(REPLACE([.D50]; LEN([.D50]); 1; &quot;&quot;))*1000; 0))" office:value-type="float" office:value="1838000" calcext:value-type="float">
            <text:p>1838000</text:p>
          </table:table-cell>
          <table:table-cell table:style-name="ce936" table:formula="of:=[.L50]-[.L51]" office:value-type="float" office:value="5000" calcext:value-type="float">
            <text:p>5000</text:p>
          </table:table-cell>
          <table:table-cell table:style-name="ce936" table:formula="of:=[.N51]+[.M50]" office:value-type="float" office:value="15000" calcext:value-type="float">
            <text:p>15000</text:p>
          </table:table-cell>
          <table:table-cell/>
          <table:table-cell table:style-name="ce940" table:formula="of:=[.M50]/[.L50]" office:value-type="percentage" office:value="0.00272034820457018" calcext:value-type="percentage">
            <text:p>0.272%</text:p>
          </table:table-cell>
          <table:table-cell table:number-columns-repeated="1008"/>
        </table:table-row>
        <table:table-row table:style-name="ro1">
          <table:table-cell table:style-name="ce51" office:value-type="float" office:value="416" calcext:value-type="float">
            <text:p>416</text:p>
          </table:table-cell>
          <table:table-cell table:style-name="ce468" office:value-type="string" calcext:value-type="string">
            <text:p>1/2/2023, 1:24:44 AM</text:p>
          </table:table-cell>
          <table:table-cell table:style-name="ce519" office:value-type="float" office:value="88531010" calcext:value-type="float">
            <text:p>88531010</text:p>
          </table:table-cell>
          <table:table-cell table:style-name="ce468" office:value-type="string" calcext:value-type="string">
            <text:p>1.833B</text:p>
          </table:table-cell>
          <table:table-cell table:style-name="ce468" office:value-type="float" office:value="2637" calcext:value-type="float">
            <text:p>2637</text:p>
          </table:table-cell>
          <table:table-cell table:style-name="ce468" office:value-type="float" office:value="148210" calcext:value-type="float">
            <text:p>148210</text:p>
          </table:table-cell>
          <table:table-cell table:style-name="ce468" office:value-type="float" office:value="56.2" calcext:value-type="float">
            <text:p>56.2</text:p>
          </table:table-cell>
          <table:table-cell table:style-name="ce468" office:value-type="float" office:value="2505" calcext:value-type="float">
            <text:p>2505</text:p>
          </table:table-cell>
          <table:table-cell table:style-name="ce468" office:value-type="float" office:value="144633" calcext:value-type="float">
            <text:p>144633</text:p>
          </table:table-cell>
          <table:table-cell table:style-name="ce468" office:value-type="float" office:value="3379" calcext:value-type="float">
            <text:p>3379</text:p>
          </table:table-cell>
          <table:table-cell table:style-name="ce468" office:value-type="string" calcext:value-type="string">
            <text:p>116.999K</text:p>
          </table:table-cell>
          <table:table-cell table:style-name="ce936" table:formula="of:=IF(RIGHT([.D51];1)=&quot;B&quot;;VALUE(REPLACE([.D51]; LEN([.D51]); 1; &quot;&quot;))*1000000; IF(RIGHT([.D51];1)=&quot;M&quot;;VALUE(REPLACE([.D51]; LEN([.D51]); 1; &quot;&quot;))*1000; 0))" office:value-type="float" office:value="1833000" calcext:value-type="float">
            <text:p>1833000</text:p>
          </table:table-cell>
          <table:table-cell table:style-name="ce936" table:formula="of:=[.L51]-[.L52]" office:value-type="float" office:value="5000" calcext:value-type="float">
            <text:p>5000</text:p>
          </table:table-cell>
          <table:table-cell table:style-name="ce936" table:formula="of:=[.N52]+[.M51]" office:value-type="float" office:value="10000" calcext:value-type="float">
            <text:p>10000</text:p>
          </table:table-cell>
          <table:table-cell/>
          <table:table-cell table:style-name="ce940" table:formula="of:=[.M51]/[.L51]" office:value-type="percentage" office:value="0.00272776868521549" calcext:value-type="percentage">
            <text:p>0.273%</text:p>
          </table:table-cell>
          <table:table-cell table:number-columns-repeated="1008"/>
        </table:table-row>
        <table:table-row table:style-name="ro1">
          <table:table-cell table:style-name="ce52" office:value-type="float" office:value="415" calcext:value-type="float">
            <text:p>415</text:p>
          </table:table-cell>
          <table:table-cell table:style-name="ce468" office:value-type="string" calcext:value-type="string">
            <text:p>1/1/2023, 1:24:43 AM</text:p>
          </table:table-cell>
          <table:table-cell table:style-name="ce520" office:value-type="float" office:value="88293851" calcext:value-type="float">
            <text:p>88293851</text:p>
          </table:table-cell>
          <table:table-cell table:style-name="ce468" office:value-type="string" calcext:value-type="string">
            <text:p>1.828B</text:p>
          </table:table-cell>
          <table:table-cell table:style-name="ce468" office:value-type="float" office:value="2641" calcext:value-type="float">
            <text:p>2641</text:p>
          </table:table-cell>
          <table:table-cell table:style-name="ce468" office:value-type="float" office:value="151806" calcext:value-type="float">
            <text:p>151806</text:p>
          </table:table-cell>
          <table:table-cell table:style-name="ce468" office:value-type="float" office:value="57.5" calcext:value-type="float">
            <text:p>57.5</text:p>
          </table:table-cell>
          <table:table-cell table:style-name="ce468" office:value-type="float" office:value="2541" calcext:value-type="float">
            <text:p>2541</text:p>
          </table:table-cell>
          <table:table-cell table:style-name="ce468" office:value-type="float" office:value="148264" calcext:value-type="float">
            <text:p>148264</text:p>
          </table:table-cell>
          <table:table-cell table:style-name="ce468" office:value-type="float" office:value="3428" calcext:value-type="float">
            <text:p>3428</text:p>
          </table:table-cell>
          <table:table-cell table:style-name="ce468" office:value-type="string" calcext:value-type="string">
            <text:p>127.001K</text:p>
          </table:table-cell>
          <table:table-cell table:style-name="ce936" table:formula="of:=IF(RIGHT([.D52];1)=&quot;B&quot;;VALUE(REPLACE([.D52]; LEN([.D52]); 1; &quot;&quot;))*1000000; IF(RIGHT([.D52];1)=&quot;M&quot;;VALUE(REPLACE([.D52]; LEN([.D52]); 1; &quot;&quot;))*1000; 0))" office:value-type="float" office:value="1828000" calcext:value-type="float">
            <text:p>1828000</text:p>
          </table:table-cell>
          <table:table-cell table:style-name="ce936" table:formula="of:=[.L52]-[.L53]" office:value-type="float" office:value="5000" calcext:value-type="float">
            <text:p>5000</text:p>
          </table:table-cell>
          <table:table-cell table:style-name="ce936" table:formula="of:=[.M52]" office:value-type="float" office:value="5000" calcext:value-type="float">
            <text:p>5000</text:p>
          </table:table-cell>
          <table:table-cell/>
          <table:table-cell table:style-name="ce940" table:formula="of:=[.M52]/[.L52]" office:value-type="percentage" office:value="0.00273522975929978" calcext:value-type="percentage">
            <text:p>0.274%</text:p>
          </table:table-cell>
          <table:table-cell table:number-columns-repeated="1008"/>
        </table:table-row>
        <table:table-row table:style-name="ro1">
          <table:table-cell table:style-name="ce53" office:value-type="float" office:value="414" calcext:value-type="float">
            <text:p>414</text:p>
          </table:table-cell>
          <table:table-cell table:style-name="ce468" office:value-type="string" calcext:value-type="string">
            <text:p>12/31/2022, 1:24:38 AM</text:p>
          </table:table-cell>
          <table:table-cell table:style-name="ce521" office:value-type="float" office:value="88058660" calcext:value-type="float">
            <text:p>88058660</text:p>
          </table:table-cell>
          <table:table-cell table:style-name="ce468" office:value-type="string" calcext:value-type="string">
            <text:p>1.823B</text:p>
          </table:table-cell>
          <table:table-cell table:style-name="ce468" office:value-type="float" office:value="2611" calcext:value-type="float">
            <text:p>2611</text:p>
          </table:table-cell>
          <table:table-cell table:style-name="ce468" office:value-type="float" office:value="151130" calcext:value-type="float">
            <text:p>151130</text:p>
          </table:table-cell>
          <table:table-cell table:style-name="ce468" office:value-type="float" office:value="57.9" calcext:value-type="float">
            <text:p>57.9</text:p>
          </table:table-cell>
          <table:table-cell table:style-name="ce468" office:value-type="float" office:value="2542" calcext:value-type="float">
            <text:p>2542</text:p>
          </table:table-cell>
          <table:table-cell table:style-name="ce468" office:value-type="float" office:value="147759" calcext:value-type="float">
            <text:p>147759</text:p>
          </table:table-cell>
          <table:table-cell table:style-name="ce468" office:value-type="float" office:value="3326" calcext:value-type="float">
            <text:p>3326</text:p>
          </table:table-cell>
          <table:table-cell table:style-name="ce468" office:value-type="string" calcext:value-type="string">
            <text:p>143.859K</text:p>
          </table:table-cell>
          <table:table-cell table:style-name="ce936" table:formula="of:=IF(RIGHT([.D53];1)=&quot;B&quot;;VALUE(REPLACE([.D53]; LEN([.D53]); 1; &quot;&quot;))*1000000; IF(RIGHT([.D53];1)=&quot;M&quot;;VALUE(REPLACE([.D53]; LEN([.D53]); 1; &quot;&quot;))*1000; 0))" office:value-type="float" office:value="1823000" calcext:value-type="float">
            <text:p>1823000</text:p>
          </table:table-cell>
          <table:table-cell table:style-name="ce936" table:formula="of:=[.L53]-[.L54]" office:value-type="float" office:value="5000" calcext:value-type="float">
            <text:p>5000</text:p>
          </table:table-cell>
          <table:table-cell table:style-name="ce938" table:formula="of:=[.N54]+[.M53]" office:value-type="float" office:value="1411008" calcext:value-type="float">
            <text:p>1411008</text:p>
          </table:table-cell>
          <table:table-cell table:style-name="ce936" table:formula="of:=([.L53]-[.L399])/[.L2]" office:value-type="float" office:value="0.7115897177" calcext:value-type="float">
            <text:p>0.7115897177</text:p>
          </table:table-cell>
          <table:table-cell table:style-name="ce940" table:formula="of:=[.M53]/[.L53]" office:value-type="percentage" office:value="0.00274273176083379" calcext:value-type="percentage">
            <text:p>0.274%</text:p>
          </table:table-cell>
          <table:table-cell table:number-columns-repeated="1008"/>
        </table:table-row>
        <table:table-row table:style-name="ro1">
          <table:table-cell table:style-name="ce54" office:value-type="float" office:value="413" calcext:value-type="float">
            <text:p>413</text:p>
          </table:table-cell>
          <table:table-cell table:style-name="ce468" office:value-type="string" calcext:value-type="string">
            <text:p>12/30/2022, 1:24:28 AM</text:p>
          </table:table-cell>
          <table:table-cell table:style-name="ce522" office:value-type="float" office:value="87836078" calcext:value-type="float">
            <text:p>87836078</text:p>
          </table:table-cell>
          <table:table-cell table:style-name="ce468" office:value-type="string" calcext:value-type="string">
            <text:p>1.818B</text:p>
          </table:table-cell>
          <table:table-cell table:style-name="ce468" office:value-type="float" office:value="2550" calcext:value-type="float">
            <text:p>2550</text:p>
          </table:table-cell>
          <table:table-cell table:style-name="ce468" office:value-type="float" office:value="141902" calcext:value-type="float">
            <text:p>141902</text:p>
          </table:table-cell>
          <table:table-cell table:style-name="ce468" office:value-type="float" office:value="55.6" calcext:value-type="float">
            <text:p>55.6</text:p>
          </table:table-cell>
          <table:table-cell table:style-name="ce468" office:value-type="float" office:value="2451" calcext:value-type="float">
            <text:p>2451</text:p>
          </table:table-cell>
          <table:table-cell table:style-name="ce468" office:value-type="float" office:value="138462" calcext:value-type="float">
            <text:p>138462</text:p>
          </table:table-cell>
          <table:table-cell table:style-name="ce468" office:value-type="float" office:value="3297" calcext:value-type="float">
            <text:p>3297</text:p>
          </table:table-cell>
          <table:table-cell table:style-name="ce468" office:value-type="string" calcext:value-type="string">
            <text:p>137.925K</text:p>
          </table:table-cell>
          <table:table-cell table:style-name="ce936" table:formula="of:=IF(RIGHT([.D54];1)=&quot;B&quot;;VALUE(REPLACE([.D54]; LEN([.D54]); 1; &quot;&quot;))*1000000; IF(RIGHT([.D54];1)=&quot;M&quot;;VALUE(REPLACE([.D54]; LEN([.D54]); 1; &quot;&quot;))*1000; 0))" office:value-type="float" office:value="1818000" calcext:value-type="float">
            <text:p>1818000</text:p>
          </table:table-cell>
          <table:table-cell table:style-name="ce936" table:formula="of:=[.L54]-[.L55]" office:value-type="float" office:value="4999.99999999977" calcext:value-type="float">
            <text:p>4999.99999999977</text:p>
          </table:table-cell>
          <table:table-cell table:style-name="ce936" table:formula="of:=[.N55]+[.M54]" office:value-type="float" office:value="1406008" calcext:value-type="float">
            <text:p>1406008</text:p>
          </table:table-cell>
          <table:table-cell/>
          <table:table-cell table:style-name="ce940" table:formula="of:=[.M54]/[.L54]" office:value-type="percentage" office:value="0.00275027502750262" calcext:value-type="percentage">
            <text:p>0.275%</text:p>
          </table:table-cell>
          <table:table-cell table:number-columns-repeated="1008"/>
        </table:table-row>
        <table:table-row table:style-name="ro1">
          <table:table-cell table:style-name="ce55" office:value-type="float" office:value="412" calcext:value-type="float">
            <text:p>412</text:p>
          </table:table-cell>
          <table:table-cell table:style-name="ce468" office:value-type="string" calcext:value-type="string">
            <text:p>12/29/2022, 1:24:27 AM</text:p>
          </table:table-cell>
          <table:table-cell table:style-name="ce523" office:value-type="float" office:value="87655484" calcext:value-type="float">
            <text:p>87655484</text:p>
          </table:table-cell>
          <table:table-cell table:style-name="ce468" office:value-type="string" calcext:value-type="string">
            <text:p>1.813B</text:p>
          </table:table-cell>
          <table:table-cell table:style-name="ce468" office:value-type="float" office:value="2526" calcext:value-type="float">
            <text:p>2526</text:p>
          </table:table-cell>
          <table:table-cell table:style-name="ce468" office:value-type="float" office:value="136962" calcext:value-type="float">
            <text:p>136962</text:p>
          </table:table-cell>
          <table:table-cell table:style-name="ce468" office:value-type="float" office:value="54.2" calcext:value-type="float">
            <text:p>54.2</text:p>
          </table:table-cell>
          <table:table-cell table:style-name="ce468" office:value-type="float" office:value="2380" calcext:value-type="float">
            <text:p>2380</text:p>
          </table:table-cell>
          <table:table-cell table:style-name="ce468" office:value-type="float" office:value="133534" calcext:value-type="float">
            <text:p>133534</text:p>
          </table:table-cell>
          <table:table-cell table:style-name="ce468" office:value-type="float" office:value="3117" calcext:value-type="float">
            <text:p>3117</text:p>
          </table:table-cell>
          <table:table-cell table:style-name="ce468" office:value-type="string" calcext:value-type="string">
            <text:p>126.97K</text:p>
          </table:table-cell>
          <table:table-cell table:style-name="ce936" table:formula="of:=IF(RIGHT([.D55];1)=&quot;B&quot;;VALUE(REPLACE([.D55]; LEN([.D55]); 1; &quot;&quot;))*1000000; IF(RIGHT([.D55];1)=&quot;M&quot;;VALUE(REPLACE([.D55]; LEN([.D55]); 1; &quot;&quot;))*1000; 0))" office:value-type="float" office:value="1813000" calcext:value-type="float">
            <text:p>1813000</text:p>
          </table:table-cell>
          <table:table-cell table:style-name="ce936" table:formula="of:=[.L55]-[.L56]" office:value-type="float" office:value="5000.00000000023" calcext:value-type="float">
            <text:p>5000.00000000023</text:p>
          </table:table-cell>
          <table:table-cell table:style-name="ce936" table:formula="of:=[.N56]+[.M55]" office:value-type="float" office:value="1401008" calcext:value-type="float">
            <text:p>1401008</text:p>
          </table:table-cell>
          <table:table-cell/>
          <table:table-cell table:style-name="ce940" table:formula="of:=[.M55]/[.L55]" office:value-type="percentage" office:value="0.00275785990071717" calcext:value-type="percentage">
            <text:p>0.276%</text:p>
          </table:table-cell>
          <table:table-cell table:number-columns-repeated="1008"/>
        </table:table-row>
        <table:table-row table:style-name="ro1">
          <table:table-cell table:style-name="ce56" office:value-type="float" office:value="411" calcext:value-type="float">
            <text:p>411</text:p>
          </table:table-cell>
          <table:table-cell table:style-name="ce468" office:value-type="string" calcext:value-type="string">
            <text:p>12/28/2022, 1:24:26 AM</text:p>
          </table:table-cell>
          <table:table-cell table:style-name="ce524" office:value-type="float" office:value="87431978" calcext:value-type="float">
            <text:p>87431978</text:p>
          </table:table-cell>
          <table:table-cell table:style-name="ce468" office:value-type="string" calcext:value-type="string">
            <text:p>1.808B</text:p>
          </table:table-cell>
          <table:table-cell table:style-name="ce468" office:value-type="float" office:value="2524" calcext:value-type="float">
            <text:p>2524</text:p>
          </table:table-cell>
          <table:table-cell table:style-name="ce468" office:value-type="float" office:value="143250" calcext:value-type="float">
            <text:p>143250</text:p>
          </table:table-cell>
          <table:table-cell table:style-name="ce468" office:value-type="float" office:value="56.8" calcext:value-type="float">
            <text:p>56.8</text:p>
          </table:table-cell>
          <table:table-cell table:style-name="ce468" office:value-type="float" office:value="2431" calcext:value-type="float">
            <text:p>2431</text:p>
          </table:table-cell>
          <table:table-cell table:style-name="ce468" office:value-type="float" office:value="139706" calcext:value-type="float">
            <text:p>139706</text:p>
          </table:table-cell>
          <table:table-cell table:style-name="ce468" office:value-type="float" office:value="3405" calcext:value-type="float">
            <text:p>3405</text:p>
          </table:table-cell>
          <table:table-cell table:style-name="ce468" office:value-type="string" calcext:value-type="string">
            <text:p>132.347K</text:p>
          </table:table-cell>
          <table:table-cell table:style-name="ce936" table:formula="of:=IF(RIGHT([.D56];1)=&quot;B&quot;;VALUE(REPLACE([.D56]; LEN([.D56]); 1; &quot;&quot;))*1000000; IF(RIGHT([.D56];1)=&quot;M&quot;;VALUE(REPLACE([.D56]; LEN([.D56]); 1; &quot;&quot;))*1000; 0))" office:value-type="float" office:value="1808000" calcext:value-type="float">
            <text:p>1808000</text:p>
          </table:table-cell>
          <table:table-cell table:style-name="ce936" table:formula="of:=[.L56]-[.L57]" office:value-type="float" office:value="6000" calcext:value-type="float">
            <text:p>6000</text:p>
          </table:table-cell>
          <table:table-cell table:style-name="ce936" table:formula="of:=[.N57]+[.M56]" office:value-type="float" office:value="1396008" calcext:value-type="float">
            <text:p>1396008</text:p>
          </table:table-cell>
          <table:table-cell/>
          <table:table-cell table:style-name="ce940" table:formula="of:=[.M56]/[.L56]" office:value-type="percentage" office:value="0.00331858407079646" calcext:value-type="percentage">
            <text:p>0.332%</text:p>
          </table:table-cell>
          <table:table-cell table:number-columns-repeated="1008"/>
        </table:table-row>
        <table:table-row table:style-name="ro1">
          <table:table-cell table:style-name="ce57" office:value-type="float" office:value="410" calcext:value-type="float">
            <text:p>410</text:p>
          </table:table-cell>
          <table:table-cell table:style-name="ce468" office:value-type="string" calcext:value-type="string">
            <text:p>12/27/2022, 1:24:25 AM</text:p>
          </table:table-cell>
          <table:table-cell table:style-name="ce525" office:value-type="float" office:value="87183033" calcext:value-type="float">
            <text:p>87183033</text:p>
          </table:table-cell>
          <table:table-cell table:style-name="ce468" office:value-type="string" calcext:value-type="string">
            <text:p>1.802B</text:p>
          </table:table-cell>
          <table:table-cell table:style-name="ce468" office:value-type="float" office:value="2475" calcext:value-type="float">
            <text:p>2475</text:p>
          </table:table-cell>
          <table:table-cell table:style-name="ce468" office:value-type="float" office:value="141295" calcext:value-type="float">
            <text:p>141295</text:p>
          </table:table-cell>
          <table:table-cell table:style-name="ce468" office:value-type="float" office:value="57.1" calcext:value-type="float">
            <text:p>57.1</text:p>
          </table:table-cell>
          <table:table-cell table:style-name="ce468" office:value-type="float" office:value="2391" calcext:value-type="float">
            <text:p>2391</text:p>
          </table:table-cell>
          <table:table-cell table:style-name="ce468" office:value-type="float" office:value="137927" calcext:value-type="float">
            <text:p>137927</text:p>
          </table:table-cell>
          <table:table-cell table:style-name="ce468" office:value-type="float" office:value="3281" calcext:value-type="float">
            <text:p>3281</text:p>
          </table:table-cell>
          <table:table-cell table:style-name="ce468" office:value-type="string" calcext:value-type="string">
            <text:p>132.307K</text:p>
          </table:table-cell>
          <table:table-cell table:style-name="ce936" table:formula="of:=IF(RIGHT([.D57];1)=&quot;B&quot;;VALUE(REPLACE([.D57]; LEN([.D57]); 1; &quot;&quot;))*1000000; IF(RIGHT([.D57];1)=&quot;M&quot;;VALUE(REPLACE([.D57]; LEN([.D57]); 1; &quot;&quot;))*1000; 0))" office:value-type="float" office:value="1802000" calcext:value-type="float">
            <text:p>1802000</text:p>
          </table:table-cell>
          <table:table-cell table:style-name="ce936" table:formula="of:=[.L57]-[.L58]" office:value-type="float" office:value="4999.99999999977" calcext:value-type="float">
            <text:p>4999.99999999977</text:p>
          </table:table-cell>
          <table:table-cell table:style-name="ce936" table:formula="of:=[.N58]+[.M57]" office:value-type="float" office:value="1390008" calcext:value-type="float">
            <text:p>1390008</text:p>
          </table:table-cell>
          <table:table-cell/>
          <table:table-cell table:style-name="ce940" table:formula="of:=[.M57]/[.L57]" office:value-type="percentage" office:value="0.00277469478357368" calcext:value-type="percentage">
            <text:p>0.277%</text:p>
          </table:table-cell>
          <table:table-cell table:number-columns-repeated="1008"/>
        </table:table-row>
        <table:table-row table:style-name="ro1">
          <table:table-cell table:style-name="ce58" office:value-type="float" office:value="409" calcext:value-type="float">
            <text:p>409</text:p>
          </table:table-cell>
          <table:table-cell table:style-name="ce468" office:value-type="string" calcext:value-type="string">
            <text:p>12/26/2022, 1:24:24 AM</text:p>
          </table:table-cell>
          <table:table-cell table:style-name="ce526" office:value-type="float" office:value="86940360" calcext:value-type="float">
            <text:p>86940360</text:p>
          </table:table-cell>
          <table:table-cell table:style-name="ce468" office:value-type="string" calcext:value-type="string">
            <text:p>1.797B</text:p>
          </table:table-cell>
          <table:table-cell table:style-name="ce468" office:value-type="float" office:value="2476" calcext:value-type="float">
            <text:p>2476</text:p>
          </table:table-cell>
          <table:table-cell table:style-name="ce468" office:value-type="float" office:value="141393" calcext:value-type="float">
            <text:p>141393</text:p>
          </table:table-cell>
          <table:table-cell table:style-name="ce468" office:value-type="float" office:value="57.1" calcext:value-type="float">
            <text:p>57.1</text:p>
          </table:table-cell>
          <table:table-cell table:style-name="ce468" office:value-type="float" office:value="2403" calcext:value-type="float">
            <text:p>2403</text:p>
          </table:table-cell>
          <table:table-cell table:style-name="ce468" office:value-type="float" office:value="138025" calcext:value-type="float">
            <text:p>138025</text:p>
          </table:table-cell>
          <table:table-cell table:style-name="ce468" office:value-type="float" office:value="3306" calcext:value-type="float">
            <text:p>3306</text:p>
          </table:table-cell>
          <table:table-cell table:style-name="ce468" office:value-type="string" calcext:value-type="string">
            <text:p>143.984K</text:p>
          </table:table-cell>
          <table:table-cell table:style-name="ce936" table:formula="of:=IF(RIGHT([.D58];1)=&quot;B&quot;;VALUE(REPLACE([.D58]; LEN([.D58]); 1; &quot;&quot;))*1000000; IF(RIGHT([.D58];1)=&quot;M&quot;;VALUE(REPLACE([.D58]; LEN([.D58]); 1; &quot;&quot;))*1000; 0))" office:value-type="float" office:value="1797000" calcext:value-type="float">
            <text:p>1797000</text:p>
          </table:table-cell>
          <table:table-cell table:style-name="ce936" table:formula="of:=[.L58]-[.L59]" office:value-type="float" office:value="5000.00000000023" calcext:value-type="float">
            <text:p>5000.00000000023</text:p>
          </table:table-cell>
          <table:table-cell table:style-name="ce936" table:formula="of:=[.N59]+[.M58]" office:value-type="float" office:value="1385008" calcext:value-type="float">
            <text:p>1385008</text:p>
          </table:table-cell>
          <table:table-cell/>
          <table:table-cell table:style-name="ce940" table:formula="of:=[.M58]/[.L58]" office:value-type="percentage" office:value="0.00278241513633847" calcext:value-type="percentage">
            <text:p>0.278%</text:p>
          </table:table-cell>
          <table:table-cell table:number-columns-repeated="1008"/>
        </table:table-row>
        <table:table-row table:style-name="ro1">
          <table:table-cell table:style-name="ce59" office:value-type="float" office:value="408" calcext:value-type="float">
            <text:p>408</text:p>
          </table:table-cell>
          <table:table-cell table:style-name="ce468" office:value-type="string" calcext:value-type="string">
            <text:p>12/25/2022, 1:24:19 AM</text:p>
          </table:table-cell>
          <table:table-cell table:style-name="ce527" office:value-type="float" office:value="86719095" calcext:value-type="float">
            <text:p>86719095</text:p>
          </table:table-cell>
          <table:table-cell table:style-name="ce468" office:value-type="string" calcext:value-type="string">
            <text:p>1.792B</text:p>
          </table:table-cell>
          <table:table-cell table:style-name="ce468" office:value-type="float" office:value="2463" calcext:value-type="float">
            <text:p>2463</text:p>
          </table:table-cell>
          <table:table-cell table:style-name="ce468" office:value-type="float" office:value="141778" calcext:value-type="float">
            <text:p>141778</text:p>
          </table:table-cell>
          <table:table-cell table:style-name="ce468" office:value-type="float" office:value="57.6" calcext:value-type="float">
            <text:p>57.6</text:p>
          </table:table-cell>
          <table:table-cell table:style-name="ce468" office:value-type="float" office:value="2387" calcext:value-type="float">
            <text:p>2387</text:p>
          </table:table-cell>
          <table:table-cell table:style-name="ce468" office:value-type="float" office:value="138296" calcext:value-type="float">
            <text:p>138296</text:p>
          </table:table-cell>
          <table:table-cell table:style-name="ce468" office:value-type="float" office:value="3398" calcext:value-type="float">
            <text:p>3398</text:p>
          </table:table-cell>
          <table:table-cell table:style-name="ce468" office:value-type="string" calcext:value-type="string">
            <text:p>143.956K</text:p>
          </table:table-cell>
          <table:table-cell table:style-name="ce936" table:formula="of:=IF(RIGHT([.D59];1)=&quot;B&quot;;VALUE(REPLACE([.D59]; LEN([.D59]); 1; &quot;&quot;))*1000000; IF(RIGHT([.D59];1)=&quot;M&quot;;VALUE(REPLACE([.D59]; LEN([.D59]); 1; &quot;&quot;))*1000; 0))" office:value-type="float" office:value="1792000" calcext:value-type="float">
            <text:p>1792000</text:p>
          </table:table-cell>
          <table:table-cell table:style-name="ce936" table:formula="of:=[.L59]-[.L60]" office:value-type="float" office:value="5000" calcext:value-type="float">
            <text:p>5000</text:p>
          </table:table-cell>
          <table:table-cell table:style-name="ce936" table:formula="of:=[.N60]+[.M59]" office:value-type="float" office:value="1380008" calcext:value-type="float">
            <text:p>1380008</text:p>
          </table:table-cell>
          <table:table-cell/>
          <table:table-cell table:style-name="ce940" table:formula="of:=[.M59]/[.L59]" office:value-type="percentage" office:value="0.00279017857142857" calcext:value-type="percentage">
            <text:p>0.279%</text:p>
          </table:table-cell>
          <table:table-cell table:number-columns-repeated="1008"/>
        </table:table-row>
        <table:table-row table:style-name="ro1">
          <table:table-cell table:style-name="ce60" office:value-type="float" office:value="407" calcext:value-type="float">
            <text:p>407</text:p>
          </table:table-cell>
          <table:table-cell table:style-name="ce468" office:value-type="string" calcext:value-type="string">
            <text:p>12/24/2022, 1:24:17 AM</text:p>
          </table:table-cell>
          <table:table-cell table:style-name="ce528" office:value-type="float" office:value="86516793" calcext:value-type="float">
            <text:p>86516793</text:p>
          </table:table-cell>
          <table:table-cell table:style-name="ce468" office:value-type="string" calcext:value-type="string">
            <text:p>1.787B</text:p>
          </table:table-cell>
          <table:table-cell table:style-name="ce468" office:value-type="float" office:value="2436" calcext:value-type="float">
            <text:p>2436</text:p>
          </table:table-cell>
          <table:table-cell table:style-name="ce468" office:value-type="float" office:value="138958" calcext:value-type="float">
            <text:p>138958</text:p>
          </table:table-cell>
          <table:table-cell table:style-name="ce468" office:value-type="float" office:value="57" calcext:value-type="float">
            <text:p>57</text:p>
          </table:table-cell>
          <table:table-cell table:style-name="ce468" office:value-type="float" office:value="2351" calcext:value-type="float">
            <text:p>2351</text:p>
          </table:table-cell>
          <table:table-cell table:style-name="ce468" office:value-type="float" office:value="135382" calcext:value-type="float">
            <text:p>135382</text:p>
          </table:table-cell>
          <table:table-cell table:style-name="ce468" office:value-type="float" office:value="3465" calcext:value-type="float">
            <text:p>3465</text:p>
          </table:table-cell>
          <table:table-cell table:style-name="ce468" office:value-type="string" calcext:value-type="string">
            <text:p>126.944K</text:p>
          </table:table-cell>
          <table:table-cell table:style-name="ce936" table:formula="of:=IF(RIGHT([.D60];1)=&quot;B&quot;;VALUE(REPLACE([.D60]; LEN([.D60]); 1; &quot;&quot;))*1000000; IF(RIGHT([.D60];1)=&quot;M&quot;;VALUE(REPLACE([.D60]; LEN([.D60]); 1; &quot;&quot;))*1000; 0))" office:value-type="float" office:value="1787000" calcext:value-type="float">
            <text:p>1787000</text:p>
          </table:table-cell>
          <table:table-cell table:style-name="ce936" table:formula="of:=[.L60]-[.L61]" office:value-type="float" office:value="5000" calcext:value-type="float">
            <text:p>5000</text:p>
          </table:table-cell>
          <table:table-cell table:style-name="ce936" table:formula="of:=[.N61]+[.M60]" office:value-type="float" office:value="1375008" calcext:value-type="float">
            <text:p>1375008</text:p>
          </table:table-cell>
          <table:table-cell/>
          <table:table-cell table:style-name="ce940" table:formula="of:=[.M60]/[.L60]" office:value-type="percentage" office:value="0.00279798545047566" calcext:value-type="percentage">
            <text:p>0.280%</text:p>
          </table:table-cell>
          <table:table-cell table:number-columns-repeated="1008"/>
        </table:table-row>
        <table:table-row table:style-name="ro1">
          <table:table-cell table:style-name="ce61" office:value-type="float" office:value="406" calcext:value-type="float">
            <text:p>406</text:p>
          </table:table-cell>
          <table:table-cell table:style-name="ce468" office:value-type="string" calcext:value-type="string">
            <text:p>12/23/2022, 1:24:16 AM</text:p>
          </table:table-cell>
          <table:table-cell table:style-name="ce529" office:value-type="float" office:value="86314481" calcext:value-type="float">
            <text:p>86314481</text:p>
          </table:table-cell>
          <table:table-cell table:style-name="ce468" office:value-type="string" calcext:value-type="string">
            <text:p>1.782B</text:p>
          </table:table-cell>
          <table:table-cell table:style-name="ce468" office:value-type="float" office:value="2423" calcext:value-type="float">
            <text:p>2423</text:p>
          </table:table-cell>
          <table:table-cell table:style-name="ce468" office:value-type="float" office:value="138827" calcext:value-type="float">
            <text:p>138827</text:p>
          </table:table-cell>
          <table:table-cell table:style-name="ce468" office:value-type="float" office:value="57.3" calcext:value-type="float">
            <text:p>57.3</text:p>
          </table:table-cell>
          <table:table-cell table:style-name="ce468" office:value-type="float" office:value="2350" calcext:value-type="float">
            <text:p>2350</text:p>
          </table:table-cell>
          <table:table-cell table:style-name="ce468" office:value-type="float" office:value="135561" calcext:value-type="float">
            <text:p>135561</text:p>
          </table:table-cell>
          <table:table-cell table:style-name="ce468" office:value-type="float" office:value="3200" calcext:value-type="float">
            <text:p>3200</text:p>
          </table:table-cell>
          <table:table-cell table:style-name="ce468" office:value-type="string" calcext:value-type="string">
            <text:p>121.841K</text:p>
          </table:table-cell>
          <table:table-cell table:style-name="ce936" table:formula="of:=IF(RIGHT([.D61];1)=&quot;B&quot;;VALUE(REPLACE([.D61]; LEN([.D61]); 1; &quot;&quot;))*1000000; IF(RIGHT([.D61];1)=&quot;M&quot;;VALUE(REPLACE([.D61]; LEN([.D61]); 1; &quot;&quot;))*1000; 0))" office:value-type="float" office:value="1782000" calcext:value-type="float">
            <text:p>1782000</text:p>
          </table:table-cell>
          <table:table-cell table:style-name="ce936" table:formula="of:=[.L61]-[.L62]" office:value-type="float" office:value="4999.99999999977" calcext:value-type="float">
            <text:p>4999.99999999977</text:p>
          </table:table-cell>
          <table:table-cell table:style-name="ce936" table:formula="of:=[.N62]+[.M61]" office:value-type="float" office:value="1370008" calcext:value-type="float">
            <text:p>1370008</text:p>
          </table:table-cell>
          <table:table-cell/>
          <table:table-cell table:style-name="ce940" table:formula="of:=[.M61]/[.L61]" office:value-type="percentage" office:value="0.00280583613916934" calcext:value-type="percentage">
            <text:p>0.281%</text:p>
          </table:table-cell>
          <table:table-cell table:number-columns-repeated="1008"/>
        </table:table-row>
        <table:table-row table:style-name="ro1">
          <table:table-cell table:style-name="ce62" office:value-type="float" office:value="405" calcext:value-type="float">
            <text:p>405</text:p>
          </table:table-cell>
          <table:table-cell table:style-name="ce468" office:value-type="string" calcext:value-type="string">
            <text:p>12/22/2022, 1:24:15 AM</text:p>
          </table:table-cell>
          <table:table-cell table:style-name="ce530" office:value-type="float" office:value="86118205" calcext:value-type="float">
            <text:p>86118205</text:p>
          </table:table-cell>
          <table:table-cell table:style-name="ce468" office:value-type="string" calcext:value-type="string">
            <text:p>1.777B</text:p>
          </table:table-cell>
          <table:table-cell table:style-name="ce468" office:value-type="float" office:value="2597" calcext:value-type="float">
            <text:p>2597</text:p>
          </table:table-cell>
          <table:table-cell table:style-name="ce468" office:value-type="float" office:value="145061" calcext:value-type="float">
            <text:p>145061</text:p>
          </table:table-cell>
          <table:table-cell table:style-name="ce468" office:value-type="float" office:value="55.9" calcext:value-type="float">
            <text:p>55.9</text:p>
          </table:table-cell>
          <table:table-cell table:style-name="ce468" office:value-type="float" office:value="2454" calcext:value-type="float">
            <text:p>2454</text:p>
          </table:table-cell>
          <table:table-cell table:style-name="ce468" office:value-type="float" office:value="141412" calcext:value-type="float">
            <text:p>141412</text:p>
          </table:table-cell>
          <table:table-cell table:style-name="ce468" office:value-type="float" office:value="3280" calcext:value-type="float">
            <text:p>3280</text:p>
          </table:table-cell>
          <table:table-cell table:style-name="ce468" office:value-type="string" calcext:value-type="string">
            <text:p>132.633K</text:p>
          </table:table-cell>
          <table:table-cell table:style-name="ce936" table:formula="of:=IF(RIGHT([.D62];1)=&quot;B&quot;;VALUE(REPLACE([.D62]; LEN([.D62]); 1; &quot;&quot;))*1000000; IF(RIGHT([.D62];1)=&quot;M&quot;;VALUE(REPLACE([.D62]; LEN([.D62]); 1; &quot;&quot;))*1000; 0))" office:value-type="float" office:value="1777000" calcext:value-type="float">
            <text:p>1777000</text:p>
          </table:table-cell>
          <table:table-cell table:style-name="ce936" table:formula="of:=[.L62]-[.L63]" office:value-type="float" office:value="5000.00000000023" calcext:value-type="float">
            <text:p>5000.00000000023</text:p>
          </table:table-cell>
          <table:table-cell table:style-name="ce936" table:formula="of:=[.N63]+[.M62]" office:value-type="float" office:value="1365008" calcext:value-type="float">
            <text:p>1365008</text:p>
          </table:table-cell>
          <table:table-cell/>
          <table:table-cell table:style-name="ce940" table:formula="of:=[.M62]/[.L62]" office:value-type="percentage" office:value="0.00281373100731583" calcext:value-type="percentage">
            <text:p>0.281%</text:p>
          </table:table-cell>
          <table:table-cell table:number-columns-repeated="1008"/>
        </table:table-row>
        <table:table-row table:style-name="ro1">
          <table:table-cell table:style-name="ce63" office:value-type="float" office:value="404" calcext:value-type="float">
            <text:p>404</text:p>
          </table:table-cell>
          <table:table-cell table:style-name="ce468" office:value-type="string" calcext:value-type="string">
            <text:p>12/21/2022, 1:23:31 AM</text:p>
          </table:table-cell>
          <table:table-cell table:style-name="ce531" office:value-type="float" office:value="85894379" calcext:value-type="float">
            <text:p>85894379</text:p>
          </table:table-cell>
          <table:table-cell table:style-name="ce468" office:value-type="string" calcext:value-type="string">
            <text:p>1.772B</text:p>
          </table:table-cell>
          <table:table-cell table:style-name="ce468" office:value-type="float" office:value="2513" calcext:value-type="float">
            <text:p>2513</text:p>
          </table:table-cell>
          <table:table-cell table:style-name="ce468" office:value-type="float" office:value="152362" calcext:value-type="float">
            <text:p>152362</text:p>
          </table:table-cell>
          <table:table-cell table:style-name="ce468" office:value-type="float" office:value="60.6" calcext:value-type="float">
            <text:p>60.6</text:p>
          </table:table-cell>
          <table:table-cell table:style-name="ce468" office:value-type="float" office:value="2336" calcext:value-type="float">
            <text:p>2336</text:p>
          </table:table-cell>
          <table:table-cell table:style-name="ce468" office:value-type="float" office:value="148699" calcext:value-type="float">
            <text:p>148699</text:p>
          </table:table-cell>
          <table:table-cell table:style-name="ce468" office:value-type="float" office:value="3465" calcext:value-type="float">
            <text:p>3465</text:p>
          </table:table-cell>
          <table:table-cell table:style-name="ce468" office:value-type="string" calcext:value-type="string">
            <text:p>136.815K</text:p>
          </table:table-cell>
          <table:table-cell table:style-name="ce936" table:formula="of:=IF(RIGHT([.D63];1)=&quot;B&quot;;VALUE(REPLACE([.D63]; LEN([.D63]); 1; &quot;&quot;))*1000000; IF(RIGHT([.D63];1)=&quot;M&quot;;VALUE(REPLACE([.D63]; LEN([.D63]); 1; &quot;&quot;))*1000; 0))" office:value-type="float" office:value="1772000" calcext:value-type="float">
            <text:p>1772000</text:p>
          </table:table-cell>
          <table:table-cell table:style-name="ce936" table:formula="of:=[.L63]-[.L64]" office:value-type="float" office:value="5000" calcext:value-type="float">
            <text:p>5000</text:p>
          </table:table-cell>
          <table:table-cell table:style-name="ce936" table:formula="of:=[.N64]+[.M63]" office:value-type="float" office:value="1360008" calcext:value-type="float">
            <text:p>1360008</text:p>
          </table:table-cell>
          <table:table-cell/>
          <table:table-cell table:style-name="ce940" table:formula="of:=[.M63]/[.L63]" office:value-type="percentage" office:value="0.00282167042889391" calcext:value-type="percentage">
            <text:p>0.282%</text:p>
          </table:table-cell>
          <table:table-cell table:number-columns-repeated="1008"/>
        </table:table-row>
        <table:table-row table:style-name="ro1">
          <table:table-cell table:style-name="ce64" office:value-type="float" office:value="403" calcext:value-type="float">
            <text:p>403</text:p>
          </table:table-cell>
          <table:table-cell table:style-name="ce468" office:value-type="string" calcext:value-type="string">
            <text:p>12/20/2022, 1:23:30 AM</text:p>
          </table:table-cell>
          <table:table-cell table:style-name="ce532" office:value-type="float" office:value="85713640" calcext:value-type="float">
            <text:p>85713640</text:p>
          </table:table-cell>
          <table:table-cell table:style-name="ce468" office:value-type="string" calcext:value-type="string">
            <text:p>1.767B</text:p>
          </table:table-cell>
          <table:table-cell table:style-name="ce468" office:value-type="float" office:value="2629" calcext:value-type="float">
            <text:p>2629</text:p>
          </table:table-cell>
          <table:table-cell table:style-name="ce468" office:value-type="float" office:value="98992" calcext:value-type="float">
            <text:p>98992</text:p>
          </table:table-cell>
          <table:table-cell table:style-name="ce468" office:value-type="float" office:value="37.7" calcext:value-type="float">
            <text:p>37.7</text:p>
          </table:table-cell>
          <table:table-cell table:style-name="ce468" office:value-type="float" office:value="2230" calcext:value-type="float">
            <text:p>2230</text:p>
          </table:table-cell>
          <table:table-cell table:style-name="ce468" office:value-type="float" office:value="94845" calcext:value-type="float">
            <text:p>94845</text:p>
          </table:table-cell>
          <table:table-cell table:style-name="ce468" office:value-type="float" office:value="2683" calcext:value-type="float">
            <text:p>2683</text:p>
          </table:table-cell>
          <table:table-cell table:style-name="ce468" office:value-type="string" calcext:value-type="string">
            <text:p>132.339K</text:p>
          </table:table-cell>
          <table:table-cell table:style-name="ce936" table:formula="of:=IF(RIGHT([.D64];1)=&quot;B&quot;;VALUE(REPLACE([.D64]; LEN([.D64]); 1; &quot;&quot;))*1000000; IF(RIGHT([.D64];1)=&quot;M&quot;;VALUE(REPLACE([.D64]; LEN([.D64]); 1; &quot;&quot;))*1000; 0))" office:value-type="float" office:value="1767000" calcext:value-type="float">
            <text:p>1767000</text:p>
          </table:table-cell>
          <table:table-cell table:style-name="ce936" table:formula="of:=[.L64]-[.L65]" office:value-type="float" office:value="5000" calcext:value-type="float">
            <text:p>5000</text:p>
          </table:table-cell>
          <table:table-cell table:style-name="ce936" table:formula="of:=[.N65]+[.M64]" office:value-type="float" office:value="1355008" calcext:value-type="float">
            <text:p>1355008</text:p>
          </table:table-cell>
          <table:table-cell/>
          <table:table-cell table:style-name="ce940" table:formula="of:=[.M64]/[.L64]" office:value-type="percentage" office:value="0.00282965478211658" calcext:value-type="percentage">
            <text:p>0.283%</text:p>
          </table:table-cell>
          <table:table-cell table:number-columns-repeated="1008"/>
        </table:table-row>
        <table:table-row table:style-name="ro1">
          <table:table-cell table:style-name="ce65" office:value-type="float" office:value="402" calcext:value-type="float">
            <text:p>402</text:p>
          </table:table-cell>
          <table:table-cell table:style-name="ce468" office:value-type="string" calcext:value-type="string">
            <text:p>12/19/2022, 1:23:29 AM</text:p>
          </table:table-cell>
          <table:table-cell table:style-name="ce533" office:value-type="float" office:value="85506787" calcext:value-type="float">
            <text:p>85506787</text:p>
          </table:table-cell>
          <table:table-cell table:style-name="ce468" office:value-type="string" calcext:value-type="string">
            <text:p>1.762B</text:p>
          </table:table-cell>
          <table:table-cell table:style-name="ce468" office:value-type="float" office:value="2624" calcext:value-type="float">
            <text:p>2624</text:p>
          </table:table-cell>
          <table:table-cell table:style-name="ce468" office:value-type="float" office:value="148039" calcext:value-type="float">
            <text:p>148039</text:p>
          </table:table-cell>
          <table:table-cell table:style-name="ce468" office:value-type="float" office:value="56.4" calcext:value-type="float">
            <text:p>56.4</text:p>
          </table:table-cell>
          <table:table-cell table:style-name="ce468" office:value-type="float" office:value="2514" calcext:value-type="float">
            <text:p>2514</text:p>
          </table:table-cell>
          <table:table-cell table:style-name="ce468" office:value-type="float" office:value="144500" calcext:value-type="float">
            <text:p>144500</text:p>
          </table:table-cell>
          <table:table-cell table:style-name="ce468" office:value-type="float" office:value="3299" calcext:value-type="float">
            <text:p>3299</text:p>
          </table:table-cell>
          <table:table-cell table:style-name="ce468" office:value-type="string" calcext:value-type="string">
            <text:p>132.179K</text:p>
          </table:table-cell>
          <table:table-cell table:style-name="ce936" table:formula="of:=IF(RIGHT([.D65];1)=&quot;B&quot;;VALUE(REPLACE([.D65]; LEN([.D65]); 1; &quot;&quot;))*1000000; IF(RIGHT([.D65];1)=&quot;M&quot;;VALUE(REPLACE([.D65]; LEN([.D65]); 1; &quot;&quot;))*1000; 0))" office:value-type="float" office:value="1762000" calcext:value-type="float">
            <text:p>1762000</text:p>
          </table:table-cell>
          <table:table-cell table:style-name="ce936" table:formula="of:=[.L65]-[.L66]" office:value-type="float" office:value="6000" calcext:value-type="float">
            <text:p>6000</text:p>
          </table:table-cell>
          <table:table-cell table:style-name="ce936" table:formula="of:=[.N66]+[.M65]" office:value-type="float" office:value="1350008" calcext:value-type="float">
            <text:p>1350008</text:p>
          </table:table-cell>
          <table:table-cell/>
          <table:table-cell table:style-name="ce940" table:formula="of:=[.M65]/[.L65]" office:value-type="percentage" office:value="0.00340522133938706" calcext:value-type="percentage">
            <text:p>0.341%</text:p>
          </table:table-cell>
          <table:table-cell table:number-columns-repeated="1008"/>
        </table:table-row>
        <table:table-row table:style-name="ro1">
          <table:table-cell table:style-name="ce66" office:value-type="float" office:value="401" calcext:value-type="float">
            <text:p>401</text:p>
          </table:table-cell>
          <table:table-cell table:style-name="ce468" office:value-type="string" calcext:value-type="string">
            <text:p>12/18/2022, 1:23:28 AM</text:p>
          </table:table-cell>
          <table:table-cell table:style-name="ce534" office:value-type="float" office:value="85305269" calcext:value-type="float">
            <text:p>85305269</text:p>
          </table:table-cell>
          <table:table-cell table:style-name="ce468" office:value-type="string" calcext:value-type="string">
            <text:p>1.756B</text:p>
          </table:table-cell>
          <table:table-cell table:style-name="ce468" office:value-type="float" office:value="2616" calcext:value-type="float">
            <text:p>2616</text:p>
          </table:table-cell>
          <table:table-cell table:style-name="ce468" office:value-type="float" office:value="139271" calcext:value-type="float">
            <text:p>139271</text:p>
          </table:table-cell>
          <table:table-cell table:style-name="ce468" office:value-type="float" office:value="53.2" calcext:value-type="float">
            <text:p>53.2</text:p>
          </table:table-cell>
          <table:table-cell table:style-name="ce468" office:value-type="float" office:value="2484" calcext:value-type="float">
            <text:p>2484</text:p>
          </table:table-cell>
          <table:table-cell table:style-name="ce468" office:value-type="float" office:value="135642" calcext:value-type="float">
            <text:p>135642</text:p>
          </table:table-cell>
          <table:table-cell table:style-name="ce468" office:value-type="float" office:value="3309" calcext:value-type="float">
            <text:p>3309</text:p>
          </table:table-cell>
          <table:table-cell table:style-name="ce468" office:value-type="string" calcext:value-type="string">
            <text:p>150.195K</text:p>
          </table:table-cell>
          <table:table-cell table:style-name="ce936" table:formula="of:=IF(RIGHT([.D66];1)=&quot;B&quot;;VALUE(REPLACE([.D66]; LEN([.D66]); 1; &quot;&quot;))*1000000; IF(RIGHT([.D66];1)=&quot;M&quot;;VALUE(REPLACE([.D66]; LEN([.D66]); 1; &quot;&quot;))*1000; 0))" office:value-type="float" office:value="1756000" calcext:value-type="float">
            <text:p>1756000</text:p>
          </table:table-cell>
          <table:table-cell table:style-name="ce936" table:formula="of:=[.L66]-[.L67]" office:value-type="float" office:value="5000" calcext:value-type="float">
            <text:p>5000</text:p>
          </table:table-cell>
          <table:table-cell table:style-name="ce936" table:formula="of:=[.N67]+[.M66]" office:value-type="float" office:value="1344008" calcext:value-type="float">
            <text:p>1344008</text:p>
          </table:table-cell>
          <table:table-cell/>
          <table:table-cell table:style-name="ce940" table:formula="of:=[.M66]/[.L66]" office:value-type="percentage" office:value="0.00284738041002278" calcext:value-type="percentage">
            <text:p>0.285%</text:p>
          </table:table-cell>
          <table:table-cell table:number-columns-repeated="1008"/>
        </table:table-row>
        <table:table-row table:style-name="ro1">
          <table:table-cell table:style-name="ce67" office:value-type="float" office:value="400" calcext:value-type="float">
            <text:p>400</text:p>
          </table:table-cell>
          <table:table-cell table:style-name="ce468" office:value-type="string" calcext:value-type="string">
            <text:p>12/17/2022, 1:23:27 AM</text:p>
          </table:table-cell>
          <table:table-cell table:style-name="ce535" office:value-type="float" office:value="85083799" calcext:value-type="float">
            <text:p>85083799</text:p>
          </table:table-cell>
          <table:table-cell table:style-name="ce468" office:value-type="string" calcext:value-type="string">
            <text:p>1.751B</text:p>
          </table:table-cell>
          <table:table-cell table:style-name="ce468" office:value-type="float" office:value="2662" calcext:value-type="float">
            <text:p>2662</text:p>
          </table:table-cell>
          <table:table-cell table:style-name="ce468" office:value-type="float" office:value="150531" calcext:value-type="float">
            <text:p>150531</text:p>
          </table:table-cell>
          <table:table-cell table:style-name="ce468" office:value-type="float" office:value="56.5" calcext:value-type="float">
            <text:p>56.5</text:p>
          </table:table-cell>
          <table:table-cell table:style-name="ce468" office:value-type="float" office:value="2573" calcext:value-type="float">
            <text:p>2573</text:p>
          </table:table-cell>
          <table:table-cell table:style-name="ce468" office:value-type="float" office:value="147093" calcext:value-type="float">
            <text:p>147093</text:p>
          </table:table-cell>
          <table:table-cell table:style-name="ce468" office:value-type="float" office:value="3330" calcext:value-type="float">
            <text:p>3330</text:p>
          </table:table-cell>
          <table:table-cell table:style-name="ce468" office:value-type="string" calcext:value-type="string">
            <text:p>132.256K</text:p>
          </table:table-cell>
          <table:table-cell table:style-name="ce936" table:formula="of:=IF(RIGHT([.D67];1)=&quot;B&quot;;VALUE(REPLACE([.D67]; LEN([.D67]); 1; &quot;&quot;))*1000000; IF(RIGHT([.D67];1)=&quot;M&quot;;VALUE(REPLACE([.D67]; LEN([.D67]); 1; &quot;&quot;))*1000; 0))" office:value-type="float" office:value="1751000" calcext:value-type="float">
            <text:p>1751000</text:p>
          </table:table-cell>
          <table:table-cell table:style-name="ce936" table:formula="of:=[.L67]-[.L68]" office:value-type="float" office:value="5000" calcext:value-type="float">
            <text:p>5000</text:p>
          </table:table-cell>
          <table:table-cell table:style-name="ce936" table:formula="of:=[.N68]+[.M67]" office:value-type="float" office:value="1339008" calcext:value-type="float">
            <text:p>1339008</text:p>
          </table:table-cell>
          <table:table-cell/>
          <table:table-cell table:style-name="ce940" table:formula="of:=[.M67]/[.L67]" office:value-type="percentage" office:value="0.00285551113649343" calcext:value-type="percentage">
            <text:p>0.286%</text:p>
          </table:table-cell>
          <table:table-cell table:number-columns-repeated="1008"/>
        </table:table-row>
        <table:table-row table:style-name="ro1">
          <table:table-cell table:style-name="ce68" office:value-type="float" office:value="399" calcext:value-type="float">
            <text:p>399</text:p>
          </table:table-cell>
          <table:table-cell table:style-name="ce468" office:value-type="string" calcext:value-type="string">
            <text:p>12/16/2022, 1:23:26 AM</text:p>
          </table:table-cell>
          <table:table-cell table:style-name="ce536" office:value-type="float" office:value="84873801" calcext:value-type="float">
            <text:p>84873801</text:p>
          </table:table-cell>
          <table:table-cell table:style-name="ce468" office:value-type="string" calcext:value-type="string">
            <text:p>1.746B</text:p>
          </table:table-cell>
          <table:table-cell table:style-name="ce468" office:value-type="float" office:value="2620" calcext:value-type="float">
            <text:p>2620</text:p>
          </table:table-cell>
          <table:table-cell table:style-name="ce468" office:value-type="float" office:value="148114" calcext:value-type="float">
            <text:p>148114</text:p>
          </table:table-cell>
          <table:table-cell table:style-name="ce468" office:value-type="float" office:value="56.5" calcext:value-type="float">
            <text:p>56.5</text:p>
          </table:table-cell>
          <table:table-cell table:style-name="ce468" office:value-type="float" office:value="2523" calcext:value-type="float">
            <text:p>2523</text:p>
          </table:table-cell>
          <table:table-cell table:style-name="ce468" office:value-type="float" office:value="144600" calcext:value-type="float">
            <text:p>144600</text:p>
          </table:table-cell>
          <table:table-cell table:style-name="ce468" office:value-type="float" office:value="3355" calcext:value-type="float">
            <text:p>3355</text:p>
          </table:table-cell>
          <table:table-cell table:style-name="ce468" office:value-type="string" calcext:value-type="string">
            <text:p>126.941K</text:p>
          </table:table-cell>
          <table:table-cell table:style-name="ce936" table:formula="of:=IF(RIGHT([.D68];1)=&quot;B&quot;;VALUE(REPLACE([.D68]; LEN([.D68]); 1; &quot;&quot;))*1000000; IF(RIGHT([.D68];1)=&quot;M&quot;;VALUE(REPLACE([.D68]; LEN([.D68]); 1; &quot;&quot;))*1000; 0))" office:value-type="float" office:value="1746000" calcext:value-type="float">
            <text:p>1746000</text:p>
          </table:table-cell>
          <table:table-cell table:style-name="ce936" table:formula="of:=[.L68]-[.L69]" office:value-type="float" office:value="5000" calcext:value-type="float">
            <text:p>5000</text:p>
          </table:table-cell>
          <table:table-cell table:style-name="ce936" table:formula="of:=[.N69]+[.M68]" office:value-type="float" office:value="1334008" calcext:value-type="float">
            <text:p>1334008</text:p>
          </table:table-cell>
          <table:table-cell/>
          <table:table-cell table:style-name="ce940" table:formula="of:=[.M68]/[.L68]" office:value-type="percentage" office:value="0.00286368843069874" calcext:value-type="percentage">
            <text:p>0.286%</text:p>
          </table:table-cell>
          <table:table-cell table:number-columns-repeated="1008"/>
        </table:table-row>
        <table:table-row table:style-name="ro1">
          <table:table-cell table:style-name="ce69" office:value-type="float" office:value="398" calcext:value-type="float">
            <text:p>398</text:p>
          </table:table-cell>
          <table:table-cell table:style-name="ce468" office:value-type="string" calcext:value-type="string">
            <text:p>12/15/2022, 1:23:25 AM</text:p>
          </table:table-cell>
          <table:table-cell table:style-name="ce537" office:value-type="float" office:value="84674049" calcext:value-type="float">
            <text:p>84674049</text:p>
          </table:table-cell>
          <table:table-cell table:style-name="ce468" office:value-type="string" calcext:value-type="string">
            <text:p>1.741B</text:p>
          </table:table-cell>
          <table:table-cell table:style-name="ce468" office:value-type="float" office:value="2627" calcext:value-type="float">
            <text:p>2627</text:p>
          </table:table-cell>
          <table:table-cell table:style-name="ce468" office:value-type="float" office:value="147476" calcext:value-type="float">
            <text:p>147476</text:p>
          </table:table-cell>
          <table:table-cell table:style-name="ce468" office:value-type="float" office:value="56.1" calcext:value-type="float">
            <text:p>56.1</text:p>
          </table:table-cell>
          <table:table-cell table:style-name="ce468" office:value-type="float" office:value="2526" calcext:value-type="float">
            <text:p>2526</text:p>
          </table:table-cell>
          <table:table-cell table:style-name="ce468" office:value-type="float" office:value="143961" calcext:value-type="float">
            <text:p>143961</text:p>
          </table:table-cell>
          <table:table-cell table:style-name="ce468" office:value-type="float" office:value="3342" calcext:value-type="float">
            <text:p>3342</text:p>
          </table:table-cell>
          <table:table-cell table:style-name="ce468" office:value-type="string" calcext:value-type="string">
            <text:p>143.891K</text:p>
          </table:table-cell>
          <table:table-cell table:style-name="ce936" table:formula="of:=IF(RIGHT([.D69];1)=&quot;B&quot;;VALUE(REPLACE([.D69]; LEN([.D69]); 1; &quot;&quot;))*1000000; IF(RIGHT([.D69];1)=&quot;M&quot;;VALUE(REPLACE([.D69]; LEN([.D69]); 1; &quot;&quot;))*1000; 0))" office:value-type="float" office:value="1741000" calcext:value-type="float">
            <text:p>1741000</text:p>
          </table:table-cell>
          <table:table-cell table:style-name="ce936" table:formula="of:=[.L69]-[.L70]" office:value-type="float" office:value="5000" calcext:value-type="float">
            <text:p>5000</text:p>
          </table:table-cell>
          <table:table-cell table:style-name="ce936" table:formula="of:=[.N70]+[.M69]" office:value-type="float" office:value="1329008" calcext:value-type="float">
            <text:p>1329008</text:p>
          </table:table-cell>
          <table:table-cell/>
          <table:table-cell table:style-name="ce940" table:formula="of:=[.M69]/[.L69]" office:value-type="percentage" office:value="0.00287191269385411" calcext:value-type="percentage">
            <text:p>0.287%</text:p>
          </table:table-cell>
          <table:table-cell table:number-columns-repeated="1008"/>
        </table:table-row>
        <table:table-row table:style-name="ro1">
          <table:table-cell table:style-name="ce70" office:value-type="float" office:value="397" calcext:value-type="float">
            <text:p>397</text:p>
          </table:table-cell>
          <table:table-cell table:style-name="ce468" office:value-type="string" calcext:value-type="string">
            <text:p>12/14/2022, 1:23:24 AM</text:p>
          </table:table-cell>
          <table:table-cell table:style-name="ce538" office:value-type="float" office:value="84465625" calcext:value-type="float">
            <text:p>84465625</text:p>
          </table:table-cell>
          <table:table-cell table:style-name="ce468" office:value-type="string" calcext:value-type="string">
            <text:p>1.736B</text:p>
          </table:table-cell>
          <table:table-cell table:style-name="ce468" office:value-type="float" office:value="2679" calcext:value-type="float">
            <text:p>2679</text:p>
          </table:table-cell>
          <table:table-cell table:style-name="ce468" office:value-type="float" office:value="148456" calcext:value-type="float">
            <text:p>148456</text:p>
          </table:table-cell>
          <table:table-cell table:style-name="ce468" office:value-type="float" office:value="55.4" calcext:value-type="float">
            <text:p>55.4</text:p>
          </table:table-cell>
          <table:table-cell table:style-name="ce468" office:value-type="float" office:value="2575" calcext:value-type="float">
            <text:p>2575</text:p>
          </table:table-cell>
          <table:table-cell table:style-name="ce468" office:value-type="float" office:value="144941" calcext:value-type="float">
            <text:p>144941</text:p>
          </table:table-cell>
          <table:table-cell table:style-name="ce468" office:value-type="float" office:value="3335" calcext:value-type="float">
            <text:p>3335</text:p>
          </table:table-cell>
          <table:table-cell table:style-name="ce468" office:value-type="string" calcext:value-type="string">
            <text:p>138K</text:p>
          </table:table-cell>
          <table:table-cell table:style-name="ce936" table:formula="of:=IF(RIGHT([.D70];1)=&quot;B&quot;;VALUE(REPLACE([.D70]; LEN([.D70]); 1; &quot;&quot;))*1000000; IF(RIGHT([.D70];1)=&quot;M&quot;;VALUE(REPLACE([.D70]; LEN([.D70]); 1; &quot;&quot;))*1000; 0))" office:value-type="float" office:value="1736000" calcext:value-type="float">
            <text:p>1736000</text:p>
          </table:table-cell>
          <table:table-cell table:style-name="ce936" table:formula="of:=[.L70]-[.L71]" office:value-type="float" office:value="6000" calcext:value-type="float">
            <text:p>6000</text:p>
          </table:table-cell>
          <table:table-cell table:style-name="ce936" table:formula="of:=[.N71]+[.M70]" office:value-type="float" office:value="1324008" calcext:value-type="float">
            <text:p>1324008</text:p>
          </table:table-cell>
          <table:table-cell/>
          <table:table-cell table:style-name="ce940" table:formula="of:=[.M70]/[.L70]" office:value-type="percentage" office:value="0.00345622119815668" calcext:value-type="percentage">
            <text:p>0.346%</text:p>
          </table:table-cell>
          <table:table-cell table:number-columns-repeated="1008"/>
        </table:table-row>
        <table:table-row table:style-name="ro1">
          <table:table-cell table:style-name="ce71" office:value-type="float" office:value="396" calcext:value-type="float">
            <text:p>396</text:p>
          </table:table-cell>
          <table:table-cell table:style-name="ce468" office:value-type="string" calcext:value-type="string">
            <text:p>12/13/2022, 1:23:14 AM</text:p>
          </table:table-cell>
          <table:table-cell table:style-name="ce539" office:value-type="float" office:value="84235362" calcext:value-type="float">
            <text:p>84235362</text:p>
          </table:table-cell>
          <table:table-cell table:style-name="ce468" office:value-type="string" calcext:value-type="string">
            <text:p>1.73B</text:p>
          </table:table-cell>
          <table:table-cell table:style-name="ce468" office:value-type="float" office:value="2652" calcext:value-type="float">
            <text:p>2652</text:p>
          </table:table-cell>
          <table:table-cell table:style-name="ce468" office:value-type="float" office:value="151468" calcext:value-type="float">
            <text:p>151468</text:p>
          </table:table-cell>
          <table:table-cell table:style-name="ce468" office:value-type="float" office:value="57.1" calcext:value-type="float">
            <text:p>57.1</text:p>
          </table:table-cell>
          <table:table-cell table:style-name="ce468" office:value-type="float" office:value="2580" calcext:value-type="float">
            <text:p>2580</text:p>
          </table:table-cell>
          <table:table-cell table:style-name="ce468" office:value-type="float" office:value="148096" calcext:value-type="float">
            <text:p>148096</text:p>
          </table:table-cell>
          <table:table-cell table:style-name="ce468" office:value-type="float" office:value="3304" calcext:value-type="float">
            <text:p>3304</text:p>
          </table:table-cell>
          <table:table-cell table:style-name="ce468" office:value-type="string" calcext:value-type="string">
            <text:p>137.984K</text:p>
          </table:table-cell>
          <table:table-cell table:style-name="ce936" table:formula="of:=IF(RIGHT([.D71];1)=&quot;B&quot;;VALUE(REPLACE([.D71]; LEN([.D71]); 1; &quot;&quot;))*1000000; IF(RIGHT([.D71];1)=&quot;M&quot;;VALUE(REPLACE([.D71]; LEN([.D71]); 1; &quot;&quot;))*1000; 0))" office:value-type="float" office:value="1730000" calcext:value-type="float">
            <text:p>1730000</text:p>
          </table:table-cell>
          <table:table-cell table:style-name="ce936" table:formula="of:=[.L71]-[.L72]" office:value-type="float" office:value="5000" calcext:value-type="float">
            <text:p>5000</text:p>
          </table:table-cell>
          <table:table-cell table:style-name="ce936" table:formula="of:=[.N72]+[.M71]" office:value-type="float" office:value="1318008" calcext:value-type="float">
            <text:p>1318008</text:p>
          </table:table-cell>
          <table:table-cell/>
          <table:table-cell table:style-name="ce940" table:formula="of:=[.M71]/[.L71]" office:value-type="percentage" office:value="0.00289017341040462" calcext:value-type="percentage">
            <text:p>0.289%</text:p>
          </table:table-cell>
          <table:table-cell table:number-columns-repeated="1008"/>
        </table:table-row>
        <table:table-row table:style-name="ro1">
          <table:table-cell table:style-name="ce72" office:value-type="float" office:value="395" calcext:value-type="float">
            <text:p>395</text:p>
          </table:table-cell>
          <table:table-cell table:style-name="ce468" office:value-type="string" calcext:value-type="string">
            <text:p>12/12/2022, 1:23:10 AM</text:p>
          </table:table-cell>
          <table:table-cell table:style-name="ce540" office:value-type="float" office:value="84016695" calcext:value-type="float">
            <text:p>84016695</text:p>
          </table:table-cell>
          <table:table-cell table:style-name="ce468" office:value-type="string" calcext:value-type="string">
            <text:p>1.725B</text:p>
          </table:table-cell>
          <table:table-cell table:style-name="ce468" office:value-type="float" office:value="2605" calcext:value-type="float">
            <text:p>2605</text:p>
          </table:table-cell>
          <table:table-cell table:style-name="ce468" office:value-type="float" office:value="147898" calcext:value-type="float">
            <text:p>147898</text:p>
          </table:table-cell>
          <table:table-cell table:style-name="ce468" office:value-type="float" office:value="56.8" calcext:value-type="float">
            <text:p>56.8</text:p>
          </table:table-cell>
          <table:table-cell table:style-name="ce468" office:value-type="float" office:value="2535" calcext:value-type="float">
            <text:p>2535</text:p>
          </table:table-cell>
          <table:table-cell table:style-name="ce468" office:value-type="float" office:value="144534" calcext:value-type="float">
            <text:p>144534</text:p>
          </table:table-cell>
          <table:table-cell table:style-name="ce468" office:value-type="float" office:value="3318" calcext:value-type="float">
            <text:p>3318</text:p>
          </table:table-cell>
          <table:table-cell table:style-name="ce468" office:value-type="string" calcext:value-type="string">
            <text:p>132.353K</text:p>
          </table:table-cell>
          <table:table-cell table:style-name="ce936" table:formula="of:=IF(RIGHT([.D72];1)=&quot;B&quot;;VALUE(REPLACE([.D72]; LEN([.D72]); 1; &quot;&quot;))*1000000; IF(RIGHT([.D72];1)=&quot;M&quot;;VALUE(REPLACE([.D72]; LEN([.D72]); 1; &quot;&quot;))*1000; 0))" office:value-type="float" office:value="1725000" calcext:value-type="float">
            <text:p>1725000</text:p>
          </table:table-cell>
          <table:table-cell table:style-name="ce936" table:formula="of:=[.L72]-[.L73]" office:value-type="float" office:value="5000" calcext:value-type="float">
            <text:p>5000</text:p>
          </table:table-cell>
          <table:table-cell table:style-name="ce936" table:formula="of:=[.N73]+[.M72]" office:value-type="float" office:value="1313008" calcext:value-type="float">
            <text:p>1313008</text:p>
          </table:table-cell>
          <table:table-cell/>
          <table:table-cell table:style-name="ce940" table:formula="of:=[.M72]/[.L72]" office:value-type="percentage" office:value="0.00289855072463768" calcext:value-type="percentage">
            <text:p>0.290%</text:p>
          </table:table-cell>
          <table:table-cell table:number-columns-repeated="1008"/>
        </table:table-row>
        <table:table-row table:style-name="ro1">
          <table:table-cell table:style-name="ce73" office:value-type="float" office:value="394" calcext:value-type="float">
            <text:p>394</text:p>
          </table:table-cell>
          <table:table-cell table:style-name="ce468" office:value-type="string" calcext:value-type="string">
            <text:p>12/11/2022, 1:23:09 AM</text:p>
          </table:table-cell>
          <table:table-cell table:style-name="ce541" office:value-type="float" office:value="83810036" calcext:value-type="float">
            <text:p>83810036</text:p>
          </table:table-cell>
          <table:table-cell table:style-name="ce468" office:value-type="string" calcext:value-type="string">
            <text:p>1.72B</text:p>
          </table:table-cell>
          <table:table-cell table:style-name="ce468" office:value-type="float" office:value="2544" calcext:value-type="float">
            <text:p>2544</text:p>
          </table:table-cell>
          <table:table-cell table:style-name="ce468" office:value-type="float" office:value="145655" calcext:value-type="float">
            <text:p>145655</text:p>
          </table:table-cell>
          <table:table-cell table:style-name="ce468" office:value-type="float" office:value="57.3" calcext:value-type="float">
            <text:p>57.3</text:p>
          </table:table-cell>
          <table:table-cell table:style-name="ce468" office:value-type="float" office:value="2471" calcext:value-type="float">
            <text:p>2471</text:p>
          </table:table-cell>
          <table:table-cell table:style-name="ce468" office:value-type="float" office:value="142312" calcext:value-type="float">
            <text:p>142312</text:p>
          </table:table-cell>
          <table:table-cell table:style-name="ce468" office:value-type="float" office:value="3253" calcext:value-type="float">
            <text:p>3253</text:p>
          </table:table-cell>
          <table:table-cell table:style-name="ce468" office:value-type="string" calcext:value-type="string">
            <text:p>116.998K</text:p>
          </table:table-cell>
          <table:table-cell table:style-name="ce936" table:formula="of:=IF(RIGHT([.D73];1)=&quot;B&quot;;VALUE(REPLACE([.D73]; LEN([.D73]); 1; &quot;&quot;))*1000000; IF(RIGHT([.D73];1)=&quot;M&quot;;VALUE(REPLACE([.D73]; LEN([.D73]); 1; &quot;&quot;))*1000; 0))" office:value-type="float" office:value="1720000" calcext:value-type="float">
            <text:p>1720000</text:p>
          </table:table-cell>
          <table:table-cell table:style-name="ce936" table:formula="of:=[.L73]-[.L74]" office:value-type="float" office:value="5000.00000000023" calcext:value-type="float">
            <text:p>5000.00000000023</text:p>
          </table:table-cell>
          <table:table-cell table:style-name="ce936" table:formula="of:=[.N74]+[.M73]" office:value-type="float" office:value="1308008" calcext:value-type="float">
            <text:p>1308008</text:p>
          </table:table-cell>
          <table:table-cell/>
          <table:table-cell table:style-name="ce940" table:formula="of:=[.M73]/[.L73]" office:value-type="percentage" office:value="0.00290697674418618" calcext:value-type="percentage">
            <text:p>0.291%</text:p>
          </table:table-cell>
          <table:table-cell table:number-columns-repeated="1008"/>
        </table:table-row>
        <table:table-row table:style-name="ro1">
          <table:table-cell table:style-name="ce74" office:value-type="float" office:value="393" calcext:value-type="float">
            <text:p>393</text:p>
          </table:table-cell>
          <table:table-cell table:style-name="ce468" office:value-type="string" calcext:value-type="string">
            <text:p>12/10/2022, 1:23:08 AM</text:p>
          </table:table-cell>
          <table:table-cell table:style-name="ce542" office:value-type="float" office:value="83589535" calcext:value-type="float">
            <text:p>83589535</text:p>
          </table:table-cell>
          <table:table-cell table:style-name="ce468" office:value-type="string" calcext:value-type="string">
            <text:p>1.715B</text:p>
          </table:table-cell>
          <table:table-cell table:style-name="ce468" office:value-type="float" office:value="2558" calcext:value-type="float">
            <text:p>2558</text:p>
          </table:table-cell>
          <table:table-cell table:style-name="ce468" office:value-type="float" office:value="147953" calcext:value-type="float">
            <text:p>147953</text:p>
          </table:table-cell>
          <table:table-cell table:style-name="ce468" office:value-type="float" office:value="57.8" calcext:value-type="float">
            <text:p>57.8</text:p>
          </table:table-cell>
          <table:table-cell table:style-name="ce468" office:value-type="float" office:value="2479" calcext:value-type="float">
            <text:p>2479</text:p>
          </table:table-cell>
          <table:table-cell table:style-name="ce468" office:value-type="float" office:value="144539" calcext:value-type="float">
            <text:p>144539</text:p>
          </table:table-cell>
          <table:table-cell table:style-name="ce468" office:value-type="float" office:value="3353" calcext:value-type="float">
            <text:p>3353</text:p>
          </table:table-cell>
          <table:table-cell table:style-name="ce468" office:value-type="string" calcext:value-type="string">
            <text:p>126.963K</text:p>
          </table:table-cell>
          <table:table-cell table:style-name="ce936" table:formula="of:=IF(RIGHT([.D74];1)=&quot;B&quot;;VALUE(REPLACE([.D74]; LEN([.D74]); 1; &quot;&quot;))*1000000; IF(RIGHT([.D74];1)=&quot;M&quot;;VALUE(REPLACE([.D74]; LEN([.D74]); 1; &quot;&quot;))*1000; 0))" office:value-type="float" office:value="1715000" calcext:value-type="float">
            <text:p>1715000</text:p>
          </table:table-cell>
          <table:table-cell table:style-name="ce936" table:formula="of:=[.L74]-[.L75]" office:value-type="float" office:value="4999.99999999977" calcext:value-type="float">
            <text:p>4999.99999999977</text:p>
          </table:table-cell>
          <table:table-cell table:style-name="ce936" table:formula="of:=[.N75]+[.M74]" office:value-type="float" office:value="1303008" calcext:value-type="float">
            <text:p>1303008</text:p>
          </table:table-cell>
          <table:table-cell/>
          <table:table-cell table:style-name="ce940" table:formula="of:=[.M74]/[.L74]" office:value-type="percentage" office:value="0.0029154518950436" calcext:value-type="percentage">
            <text:p>0.292%</text:p>
          </table:table-cell>
          <table:table-cell table:number-columns-repeated="1008"/>
        </table:table-row>
        <table:table-row table:style-name="ro1">
          <table:table-cell table:style-name="ce75" office:value-type="float" office:value="392" calcext:value-type="float">
            <text:p>392</text:p>
          </table:table-cell>
          <table:table-cell table:style-name="ce468" office:value-type="string" calcext:value-type="string">
            <text:p>12/9/2022, 1:23:06 AM</text:p>
          </table:table-cell>
          <table:table-cell table:style-name="ce543" office:value-type="float" office:value="83390104" calcext:value-type="float">
            <text:p>83390104</text:p>
          </table:table-cell>
          <table:table-cell table:style-name="ce468" office:value-type="string" calcext:value-type="string">
            <text:p>1.71B</text:p>
          </table:table-cell>
          <table:table-cell table:style-name="ce468" office:value-type="float" office:value="2570" calcext:value-type="float">
            <text:p>2570</text:p>
          </table:table-cell>
          <table:table-cell table:style-name="ce468" office:value-type="float" office:value="145378" calcext:value-type="float">
            <text:p>145378</text:p>
          </table:table-cell>
          <table:table-cell table:style-name="ce468" office:value-type="float" office:value="56.6" calcext:value-type="float">
            <text:p>56.6</text:p>
          </table:table-cell>
          <table:table-cell table:style-name="ce468" office:value-type="float" office:value="2476" calcext:value-type="float">
            <text:p>2476</text:p>
          </table:table-cell>
          <table:table-cell table:style-name="ce468" office:value-type="float" office:value="142004" calcext:value-type="float">
            <text:p>142004</text:p>
          </table:table-cell>
          <table:table-cell table:style-name="ce468" office:value-type="float" office:value="3260" calcext:value-type="float">
            <text:p>3260</text:p>
          </table:table-cell>
          <table:table-cell table:style-name="ce468" office:value-type="string" calcext:value-type="string">
            <text:p>112.388K</text:p>
          </table:table-cell>
          <table:table-cell table:style-name="ce936" table:formula="of:=IF(RIGHT([.D75];1)=&quot;B&quot;;VALUE(REPLACE([.D75]; LEN([.D75]); 1; &quot;&quot;))*1000000; IF(RIGHT([.D75];1)=&quot;M&quot;;VALUE(REPLACE([.D75]; LEN([.D75]); 1; &quot;&quot;))*1000; 0))" office:value-type="float" office:value="1710000" calcext:value-type="float">
            <text:p>1710000</text:p>
          </table:table-cell>
          <table:table-cell table:style-name="ce936" table:formula="of:=[.L75]-[.L76]" office:value-type="float" office:value="5000" calcext:value-type="float">
            <text:p>5000</text:p>
          </table:table-cell>
          <table:table-cell table:style-name="ce936" table:formula="of:=[.N76]+[.M75]" office:value-type="float" office:value="1298008" calcext:value-type="float">
            <text:p>1298008</text:p>
          </table:table-cell>
          <table:table-cell/>
          <table:table-cell table:style-name="ce940" table:formula="of:=[.M75]/[.L75]" office:value-type="percentage" office:value="0.00292397660818713" calcext:value-type="percentage">
            <text:p>0.292%</text:p>
          </table:table-cell>
          <table:table-cell table:number-columns-repeated="1008"/>
        </table:table-row>
        <table:table-row table:style-name="ro1">
          <table:table-cell table:style-name="ce76" office:value-type="float" office:value="391" calcext:value-type="float">
            <text:p>391</text:p>
          </table:table-cell>
          <table:table-cell table:style-name="ce468" office:value-type="string" calcext:value-type="string">
            <text:p>12/8/2022, 1:23:05 AM</text:p>
          </table:table-cell>
          <table:table-cell table:style-name="ce544" office:value-type="float" office:value="83179263" calcext:value-type="float">
            <text:p>83179263</text:p>
          </table:table-cell>
          <table:table-cell table:style-name="ce468" office:value-type="string" calcext:value-type="string">
            <text:p>1.705B</text:p>
          </table:table-cell>
          <table:table-cell table:style-name="ce468" office:value-type="float" office:value="2610" calcext:value-type="float">
            <text:p>2610</text:p>
          </table:table-cell>
          <table:table-cell table:style-name="ce468" office:value-type="float" office:value="152255" calcext:value-type="float">
            <text:p>152255</text:p>
          </table:table-cell>
          <table:table-cell table:style-name="ce468" office:value-type="float" office:value="58.3" calcext:value-type="float">
            <text:p>58.3</text:p>
          </table:table-cell>
          <table:table-cell table:style-name="ce468" office:value-type="float" office:value="2478" calcext:value-type="float">
            <text:p>2478</text:p>
          </table:table-cell>
          <table:table-cell table:style-name="ce468" office:value-type="float" office:value="148427" calcext:value-type="float">
            <text:p>148427</text:p>
          </table:table-cell>
          <table:table-cell table:style-name="ce468" office:value-type="float" office:value="3558" calcext:value-type="float">
            <text:p>3558</text:p>
          </table:table-cell>
          <table:table-cell table:style-name="ce468" office:value-type="string" calcext:value-type="string">
            <text:p>112.204K</text:p>
          </table:table-cell>
          <table:table-cell table:style-name="ce936" table:formula="of:=IF(RIGHT([.D76];1)=&quot;B&quot;;VALUE(REPLACE([.D76]; LEN([.D76]); 1; &quot;&quot;))*1000000; IF(RIGHT([.D76];1)=&quot;M&quot;;VALUE(REPLACE([.D76]; LEN([.D76]); 1; &quot;&quot;))*1000; 0))" office:value-type="float" office:value="1705000" calcext:value-type="float">
            <text:p>1705000</text:p>
          </table:table-cell>
          <table:table-cell table:style-name="ce936" table:formula="of:=[.L76]-[.L77]" office:value-type="float" office:value="4000" calcext:value-type="float">
            <text:p>4000</text:p>
          </table:table-cell>
          <table:table-cell table:style-name="ce936" table:formula="of:=[.N77]+[.M76]" office:value-type="float" office:value="1293008" calcext:value-type="float">
            <text:p>1293008</text:p>
          </table:table-cell>
          <table:table-cell/>
          <table:table-cell table:style-name="ce940" table:formula="of:=[.M76]/[.L76]" office:value-type="percentage" office:value="0.00234604105571848" calcext:value-type="percentage">
            <text:p>0.235%</text:p>
          </table:table-cell>
          <table:table-cell table:number-columns-repeated="1008"/>
        </table:table-row>
        <table:table-row table:style-name="ro1">
          <table:table-cell table:style-name="ce77" office:value-type="float" office:value="390" calcext:value-type="float">
            <text:p>390</text:p>
          </table:table-cell>
          <table:table-cell table:style-name="ce468" office:value-type="string" calcext:value-type="string">
            <text:p>12/7/2022, 1:23:03 AM</text:p>
          </table:table-cell>
          <table:table-cell table:style-name="ce545" office:value-type="float" office:value="82978085" calcext:value-type="float">
            <text:p>82978085</text:p>
          </table:table-cell>
          <table:table-cell table:style-name="ce468" office:value-type="string" calcext:value-type="string">
            <text:p>1.701B</text:p>
          </table:table-cell>
          <table:table-cell table:style-name="ce468" office:value-type="float" office:value="2574" calcext:value-type="float">
            <text:p>2574</text:p>
          </table:table-cell>
          <table:table-cell table:style-name="ce468" office:value-type="float" office:value="138856" calcext:value-type="float">
            <text:p>138856</text:p>
          </table:table-cell>
          <table:table-cell table:style-name="ce468" office:value-type="float" office:value="53.9" calcext:value-type="float">
            <text:p>53.9</text:p>
          </table:table-cell>
          <table:table-cell table:style-name="ce468" office:value-type="float" office:value="2439" calcext:value-type="float">
            <text:p>2439</text:p>
          </table:table-cell>
          <table:table-cell table:style-name="ce468" office:value-type="float" office:value="135452" calcext:value-type="float">
            <text:p>135452</text:p>
          </table:table-cell>
          <table:table-cell table:style-name="ce468" office:value-type="float" office:value="3174" calcext:value-type="float">
            <text:p>3174</text:p>
          </table:table-cell>
          <table:table-cell table:style-name="ce468" office:value-type="string" calcext:value-type="string">
            <text:p>112.298K</text:p>
          </table:table-cell>
          <table:table-cell table:style-name="ce936" table:formula="of:=IF(RIGHT([.D77];1)=&quot;B&quot;;VALUE(REPLACE([.D77]; LEN([.D77]); 1; &quot;&quot;))*1000000; IF(RIGHT([.D77];1)=&quot;M&quot;;VALUE(REPLACE([.D77]; LEN([.D77]); 1; &quot;&quot;))*1000; 0))" office:value-type="float" office:value="1701000" calcext:value-type="float">
            <text:p>1701000</text:p>
          </table:table-cell>
          <table:table-cell table:style-name="ce936" table:formula="of:=[.L77]-[.L78]" office:value-type="float" office:value="4999.99999999977" calcext:value-type="float">
            <text:p>4999.99999999977</text:p>
          </table:table-cell>
          <table:table-cell table:style-name="ce936" table:formula="of:=[.N78]+[.M77]" office:value-type="float" office:value="1289008" calcext:value-type="float">
            <text:p>1289008</text:p>
          </table:table-cell>
          <table:table-cell/>
          <table:table-cell table:style-name="ce940" table:formula="of:=[.M77]/[.L77]" office:value-type="percentage" office:value="0.00293944738389169" calcext:value-type="percentage">
            <text:p>0.294%</text:p>
          </table:table-cell>
          <table:table-cell table:number-columns-repeated="1008"/>
        </table:table-row>
        <table:table-row table:style-name="ro1">
          <table:table-cell table:style-name="ce78" office:value-type="float" office:value="389" calcext:value-type="float">
            <text:p>389</text:p>
          </table:table-cell>
          <table:table-cell table:style-name="ce468" office:value-type="string" calcext:value-type="string">
            <text:p>12/6/2022, 1:23:02 AM</text:p>
          </table:table-cell>
          <table:table-cell table:style-name="ce546" office:value-type="float" office:value="82769523" calcext:value-type="float">
            <text:p>82769523</text:p>
          </table:table-cell>
          <table:table-cell table:style-name="ce468" office:value-type="string" calcext:value-type="string">
            <text:p>1.696B</text:p>
          </table:table-cell>
          <table:table-cell table:style-name="ce468" office:value-type="float" office:value="2579" calcext:value-type="float">
            <text:p>2579</text:p>
          </table:table-cell>
          <table:table-cell table:style-name="ce468" office:value-type="float" office:value="145876" calcext:value-type="float">
            <text:p>145876</text:p>
          </table:table-cell>
          <table:table-cell table:style-name="ce468" office:value-type="float" office:value="56.6" calcext:value-type="float">
            <text:p>56.6</text:p>
          </table:table-cell>
          <table:table-cell table:style-name="ce468" office:value-type="float" office:value="2472" calcext:value-type="float">
            <text:p>2472</text:p>
          </table:table-cell>
          <table:table-cell table:style-name="ce468" office:value-type="float" office:value="142366" calcext:value-type="float">
            <text:p>142366</text:p>
          </table:table-cell>
          <table:table-cell table:style-name="ce468" office:value-type="float" office:value="3354" calcext:value-type="float">
            <text:p>3354</text:p>
          </table:table-cell>
          <table:table-cell table:style-name="ce468" office:value-type="string" calcext:value-type="string">
            <text:p>132.37K</text:p>
          </table:table-cell>
          <table:table-cell table:style-name="ce936" table:formula="of:=IF(RIGHT([.D78];1)=&quot;B&quot;;VALUE(REPLACE([.D78]; LEN([.D78]); 1; &quot;&quot;))*1000000; IF(RIGHT([.D78];1)=&quot;M&quot;;VALUE(REPLACE([.D78]; LEN([.D78]); 1; &quot;&quot;))*1000; 0))" office:value-type="float" office:value="1696000" calcext:value-type="float">
            <text:p>1696000</text:p>
          </table:table-cell>
          <table:table-cell table:style-name="ce936" table:formula="of:=[.L78]-[.L79]" office:value-type="float" office:value="5000.00000000023" calcext:value-type="float">
            <text:p>5000.00000000023</text:p>
          </table:table-cell>
          <table:table-cell table:style-name="ce936" table:formula="of:=[.N79]+[.M78]" office:value-type="float" office:value="1284008" calcext:value-type="float">
            <text:p>1284008</text:p>
          </table:table-cell>
          <table:table-cell/>
          <table:table-cell table:style-name="ce940" table:formula="of:=[.M78]/[.L78]" office:value-type="percentage" office:value="0.00294811320754731" calcext:value-type="percentage">
            <text:p>0.295%</text:p>
          </table:table-cell>
          <table:table-cell table:number-columns-repeated="1008"/>
        </table:table-row>
        <table:table-row table:style-name="ro1">
          <table:table-cell table:style-name="ce79" office:value-type="float" office:value="388" calcext:value-type="float">
            <text:p>388</text:p>
          </table:table-cell>
          <table:table-cell table:style-name="ce468" office:value-type="string" calcext:value-type="string">
            <text:p>12/5/2022, 1:23:01 AM</text:p>
          </table:table-cell>
          <table:table-cell table:style-name="ce547" office:value-type="float" office:value="82571788" calcext:value-type="float">
            <text:p>82571788</text:p>
          </table:table-cell>
          <table:table-cell table:style-name="ce468" office:value-type="string" calcext:value-type="string">
            <text:p>1.691B</text:p>
          </table:table-cell>
          <table:table-cell table:style-name="ce468" office:value-type="float" office:value="2547" calcext:value-type="float">
            <text:p>2547</text:p>
          </table:table-cell>
          <table:table-cell table:style-name="ce468" office:value-type="float" office:value="145288" calcext:value-type="float">
            <text:p>145288</text:p>
          </table:table-cell>
          <table:table-cell table:style-name="ce468" office:value-type="float" office:value="57" calcext:value-type="float">
            <text:p>57</text:p>
          </table:table-cell>
          <table:table-cell table:style-name="ce468" office:value-type="float" office:value="2451" calcext:value-type="float">
            <text:p>2451</text:p>
          </table:table-cell>
          <table:table-cell table:style-name="ce468" office:value-type="float" office:value="141873" calcext:value-type="float">
            <text:p>141873</text:p>
          </table:table-cell>
          <table:table-cell table:style-name="ce468" office:value-type="float" office:value="3299" calcext:value-type="float">
            <text:p>3299</text:p>
          </table:table-cell>
          <table:table-cell table:style-name="ce468" office:value-type="string" calcext:value-type="string">
            <text:p>138.04K</text:p>
          </table:table-cell>
          <table:table-cell table:style-name="ce936" table:formula="of:=IF(RIGHT([.D79];1)=&quot;B&quot;;VALUE(REPLACE([.D79]; LEN([.D79]); 1; &quot;&quot;))*1000000; IF(RIGHT([.D79];1)=&quot;M&quot;;VALUE(REPLACE([.D79]; LEN([.D79]); 1; &quot;&quot;))*1000; 0))" office:value-type="float" office:value="1691000" calcext:value-type="float">
            <text:p>1691000</text:p>
          </table:table-cell>
          <table:table-cell table:style-name="ce936" table:formula="of:=[.L79]-[.L80]" office:value-type="float" office:value="6000" calcext:value-type="float">
            <text:p>6000</text:p>
          </table:table-cell>
          <table:table-cell table:style-name="ce936" table:formula="of:=[.N80]+[.M79]" office:value-type="float" office:value="1279008" calcext:value-type="float">
            <text:p>1279008</text:p>
          </table:table-cell>
          <table:table-cell/>
          <table:table-cell table:style-name="ce940" table:formula="of:=[.M79]/[.L79]" office:value-type="percentage" office:value="0.00354819633353046" calcext:value-type="percentage">
            <text:p>0.355%</text:p>
          </table:table-cell>
          <table:table-cell table:number-columns-repeated="1008"/>
        </table:table-row>
        <table:table-row table:style-name="ro1">
          <table:table-cell table:style-name="ce80" office:value-type="float" office:value="387" calcext:value-type="float">
            <text:p>387</text:p>
          </table:table-cell>
          <table:table-cell table:style-name="ce468" office:value-type="string" calcext:value-type="string">
            <text:p>12/4/2022, 1:23:00 AM</text:p>
          </table:table-cell>
          <table:table-cell table:style-name="ce548" office:value-type="float" office:value="82370549" calcext:value-type="float">
            <text:p>82370549</text:p>
          </table:table-cell>
          <table:table-cell table:style-name="ce468" office:value-type="string" calcext:value-type="string">
            <text:p>1.685B</text:p>
          </table:table-cell>
          <table:table-cell table:style-name="ce468" office:value-type="float" office:value="2473" calcext:value-type="float">
            <text:p>2473</text:p>
          </table:table-cell>
          <table:table-cell table:style-name="ce468" office:value-type="float" office:value="141859" calcext:value-type="float">
            <text:p>141859</text:p>
          </table:table-cell>
          <table:table-cell table:style-name="ce468" office:value-type="float" office:value="57.4" calcext:value-type="float">
            <text:p>57.4</text:p>
          </table:table-cell>
          <table:table-cell table:style-name="ce468" office:value-type="float" office:value="2385" calcext:value-type="float">
            <text:p>2385</text:p>
          </table:table-cell>
          <table:table-cell table:style-name="ce468" office:value-type="float" office:value="138623" calcext:value-type="float">
            <text:p>138623</text:p>
          </table:table-cell>
          <table:table-cell table:style-name="ce468" office:value-type="float" office:value="3123" calcext:value-type="float">
            <text:p>3123</text:p>
          </table:table-cell>
          <table:table-cell table:style-name="ce468" office:value-type="string" calcext:value-type="string">
            <text:p>132.41K</text:p>
          </table:table-cell>
          <table:table-cell table:style-name="ce936" table:formula="of:=IF(RIGHT([.D80];1)=&quot;B&quot;;VALUE(REPLACE([.D80]; LEN([.D80]); 1; &quot;&quot;))*1000000; IF(RIGHT([.D80];1)=&quot;M&quot;;VALUE(REPLACE([.D80]; LEN([.D80]); 1; &quot;&quot;))*1000; 0))" office:value-type="float" office:value="1685000" calcext:value-type="float">
            <text:p>1685000</text:p>
          </table:table-cell>
          <table:table-cell table:style-name="ce936" table:formula="of:=[.L80]-[.L81]" office:value-type="float" office:value="4999.99999999977" calcext:value-type="float">
            <text:p>4999.99999999977</text:p>
          </table:table-cell>
          <table:table-cell table:style-name="ce936" table:formula="of:=[.N81]+[.M80]" office:value-type="float" office:value="1273008" calcext:value-type="float">
            <text:p>1273008</text:p>
          </table:table-cell>
          <table:table-cell/>
          <table:table-cell table:style-name="ce940" table:formula="of:=[.M80]/[.L80]" office:value-type="percentage" office:value="0.00296735905044497" calcext:value-type="percentage">
            <text:p>0.297%</text:p>
          </table:table-cell>
          <table:table-cell table:number-columns-repeated="1008"/>
        </table:table-row>
        <table:table-row table:style-name="ro1">
          <table:table-cell table:style-name="ce81" office:value-type="float" office:value="386" calcext:value-type="float">
            <text:p>386</text:p>
          </table:table-cell>
          <table:table-cell table:style-name="ce468" office:value-type="string" calcext:value-type="string">
            <text:p>12/3/2022, 1:22:57 AM</text:p>
          </table:table-cell>
          <table:table-cell table:style-name="ce549" office:value-type="float" office:value="82169520" calcext:value-type="float">
            <text:p>82169520</text:p>
          </table:table-cell>
          <table:table-cell table:style-name="ce468" office:value-type="string" calcext:value-type="string">
            <text:p>1.68B</text:p>
          </table:table-cell>
          <table:table-cell table:style-name="ce468" office:value-type="float" office:value="2509" calcext:value-type="float">
            <text:p>2509</text:p>
          </table:table-cell>
          <table:table-cell table:style-name="ce468" office:value-type="float" office:value="145089" calcext:value-type="float">
            <text:p>145089</text:p>
          </table:table-cell>
          <table:table-cell table:style-name="ce468" office:value-type="float" office:value="57.8" calcext:value-type="float">
            <text:p>57.8</text:p>
          </table:table-cell>
          <table:table-cell table:style-name="ce468" office:value-type="float" office:value="2417" calcext:value-type="float">
            <text:p>2417</text:p>
          </table:table-cell>
          <table:table-cell table:style-name="ce468" office:value-type="float" office:value="141837" calcext:value-type="float">
            <text:p>141837</text:p>
          </table:table-cell>
          <table:table-cell table:style-name="ce468" office:value-type="float" office:value="3126" calcext:value-type="float">
            <text:p>3126</text:p>
          </table:table-cell>
          <table:table-cell table:style-name="ce468" office:value-type="string" calcext:value-type="string">
            <text:p>144.035K</text:p>
          </table:table-cell>
          <table:table-cell table:style-name="ce936" table:formula="of:=IF(RIGHT([.D81];1)=&quot;B&quot;;VALUE(REPLACE([.D81]; LEN([.D81]); 1; &quot;&quot;))*1000000; IF(RIGHT([.D81];1)=&quot;M&quot;;VALUE(REPLACE([.D81]; LEN([.D81]); 1; &quot;&quot;))*1000; 0))" office:value-type="float" office:value="1680000" calcext:value-type="float">
            <text:p>1680000</text:p>
          </table:table-cell>
          <table:table-cell table:style-name="ce936" table:formula="of:=[.L81]-[.L82]" office:value-type="float" office:value="5000.00000000023" calcext:value-type="float">
            <text:p>5000.00000000023</text:p>
          </table:table-cell>
          <table:table-cell table:style-name="ce936" table:formula="of:=[.N82]+[.M81]" office:value-type="float" office:value="1268008" calcext:value-type="float">
            <text:p>1268008</text:p>
          </table:table-cell>
          <table:table-cell/>
          <table:table-cell table:style-name="ce940" table:formula="of:=[.M81]/[.L81]" office:value-type="percentage" office:value="0.00297619047619061" calcext:value-type="percentage">
            <text:p>0.298%</text:p>
          </table:table-cell>
          <table:table-cell table:number-columns-repeated="1008"/>
        </table:table-row>
        <table:table-row table:style-name="ro1">
          <table:table-cell table:style-name="ce82" office:value-type="float" office:value="385" calcext:value-type="float">
            <text:p>385</text:p>
          </table:table-cell>
          <table:table-cell table:style-name="ce468" office:value-type="string" calcext:value-type="string">
            <text:p>12/2/2022, 1:22:56 AM</text:p>
          </table:table-cell>
          <table:table-cell table:style-name="ce550" office:value-type="float" office:value="81946744" calcext:value-type="float">
            <text:p>81946744</text:p>
          </table:table-cell>
          <table:table-cell table:style-name="ce468" office:value-type="string" calcext:value-type="string">
            <text:p>1.675B</text:p>
          </table:table-cell>
          <table:table-cell table:style-name="ce468" office:value-type="float" office:value="2489" calcext:value-type="float">
            <text:p>2489</text:p>
          </table:table-cell>
          <table:table-cell table:style-name="ce468" office:value-type="float" office:value="143528" calcext:value-type="float">
            <text:p>143528</text:p>
          </table:table-cell>
          <table:table-cell table:style-name="ce468" office:value-type="float" office:value="57.7" calcext:value-type="float">
            <text:p>57.7</text:p>
          </table:table-cell>
          <table:table-cell table:style-name="ce468" office:value-type="float" office:value="2373" calcext:value-type="float">
            <text:p>2373</text:p>
          </table:table-cell>
          <table:table-cell table:style-name="ce468" office:value-type="float" office:value="140211" calcext:value-type="float">
            <text:p>140211</text:p>
          </table:table-cell>
          <table:table-cell table:style-name="ce468" office:value-type="float" office:value="3103" calcext:value-type="float">
            <text:p>3103</text:p>
          </table:table-cell>
          <table:table-cell table:style-name="ce468" office:value-type="string" calcext:value-type="string">
            <text:p>144.063K</text:p>
          </table:table-cell>
          <table:table-cell table:style-name="ce936" table:formula="of:=IF(RIGHT([.D82];1)=&quot;B&quot;;VALUE(REPLACE([.D82]; LEN([.D82]); 1; &quot;&quot;))*1000000; IF(RIGHT([.D82];1)=&quot;M&quot;;VALUE(REPLACE([.D82]; LEN([.D82]); 1; &quot;&quot;))*1000; 0))" office:value-type="float" office:value="1675000" calcext:value-type="float">
            <text:p>1675000</text:p>
          </table:table-cell>
          <table:table-cell table:style-name="ce936" table:formula="of:=[.L82]-[.L83]" office:value-type="float" office:value="5000" calcext:value-type="float">
            <text:p>5000</text:p>
          </table:table-cell>
          <table:table-cell table:style-name="ce936" table:formula="of:=[.N83]+[.M82]" office:value-type="float" office:value="1263008" calcext:value-type="float">
            <text:p>1263008</text:p>
          </table:table-cell>
          <table:table-cell/>
          <table:table-cell table:style-name="ce940" table:formula="of:=[.M82]/[.L82]" office:value-type="percentage" office:value="0.00298507462686567" calcext:value-type="percentage">
            <text:p>0.299%</text:p>
          </table:table-cell>
          <table:table-cell table:number-columns-repeated="1008"/>
        </table:table-row>
        <table:table-row table:style-name="ro1">
          <table:table-cell table:style-name="ce83" office:value-type="float" office:value="384" calcext:value-type="float">
            <text:p>384</text:p>
          </table:table-cell>
          <table:table-cell table:style-name="ce468" office:value-type="string" calcext:value-type="string">
            <text:p>12/1/2022, 1:22:55 AM</text:p>
          </table:table-cell>
          <table:table-cell table:style-name="ce551" office:value-type="float" office:value="81731476" calcext:value-type="float">
            <text:p>81731476</text:p>
          </table:table-cell>
          <table:table-cell table:style-name="ce468" office:value-type="string" calcext:value-type="string">
            <text:p>1.67B</text:p>
          </table:table-cell>
          <table:table-cell table:style-name="ce468" office:value-type="float" office:value="2507" calcext:value-type="float">
            <text:p>2507</text:p>
          </table:table-cell>
          <table:table-cell table:style-name="ce468" office:value-type="float" office:value="145839" calcext:value-type="float">
            <text:p>145839</text:p>
          </table:table-cell>
          <table:table-cell table:style-name="ce468" office:value-type="float" office:value="58.2" calcext:value-type="float">
            <text:p>58.2</text:p>
          </table:table-cell>
          <table:table-cell table:style-name="ce468" office:value-type="float" office:value="2403" calcext:value-type="float">
            <text:p>2403</text:p>
          </table:table-cell>
          <table:table-cell table:style-name="ce468" office:value-type="float" office:value="142634" calcext:value-type="float">
            <text:p>142634</text:p>
          </table:table-cell>
          <table:table-cell table:style-name="ce468" office:value-type="float" office:value="3089" calcext:value-type="float">
            <text:p>3089</text:p>
          </table:table-cell>
          <table:table-cell table:style-name="ce468" office:value-type="string" calcext:value-type="string">
            <text:p>150.286K</text:p>
          </table:table-cell>
          <table:table-cell table:style-name="ce936" table:formula="of:=IF(RIGHT([.D83];1)=&quot;B&quot;;VALUE(REPLACE([.D83]; LEN([.D83]); 1; &quot;&quot;))*1000000; IF(RIGHT([.D83];1)=&quot;M&quot;;VALUE(REPLACE([.D83]; LEN([.D83]); 1; &quot;&quot;))*1000; 0))" office:value-type="float" office:value="1670000" calcext:value-type="float">
            <text:p>1670000</text:p>
          </table:table-cell>
          <table:table-cell table:style-name="ce936" table:formula="of:=[.L83]-[.L84]" office:value-type="float" office:value="5000" calcext:value-type="float">
            <text:p>5000</text:p>
          </table:table-cell>
          <table:table-cell table:style-name="ce936" table:formula="of:=[.N84]+[.M83]" office:value-type="float" office:value="1258008" calcext:value-type="float">
            <text:p>1258008</text:p>
          </table:table-cell>
          <table:table-cell/>
          <table:table-cell table:style-name="ce940" table:formula="of:=[.M83]/[.L83]" office:value-type="percentage" office:value="0.0029940119760479" calcext:value-type="percentage">
            <text:p>0.299%</text:p>
          </table:table-cell>
          <table:table-cell table:number-columns-repeated="1008"/>
        </table:table-row>
        <table:table-row table:style-name="ro1">
          <table:table-cell table:style-name="ce84" office:value-type="float" office:value="383" calcext:value-type="float">
            <text:p>383</text:p>
          </table:table-cell>
          <table:table-cell table:style-name="ce468" office:value-type="string" calcext:value-type="string">
            <text:p>11/30/2022, 1:22:50 AM</text:p>
          </table:table-cell>
          <table:table-cell table:style-name="ce552" office:value-type="float" office:value="81546373" calcext:value-type="float">
            <text:p>81546373</text:p>
          </table:table-cell>
          <table:table-cell table:style-name="ce468" office:value-type="string" calcext:value-type="string">
            <text:p>1.665B</text:p>
          </table:table-cell>
          <table:table-cell table:style-name="ce468" office:value-type="float" office:value="2369" calcext:value-type="float">
            <text:p>2369</text:p>
          </table:table-cell>
          <table:table-cell table:style-name="ce468" office:value-type="float" office:value="131601" calcext:value-type="float">
            <text:p>131601</text:p>
          </table:table-cell>
          <table:table-cell table:style-name="ce468" office:value-type="float" office:value="55.6" calcext:value-type="float">
            <text:p>55.6</text:p>
          </table:table-cell>
          <table:table-cell table:style-name="ce468" office:value-type="float" office:value="2201" calcext:value-type="float">
            <text:p>2201</text:p>
          </table:table-cell>
          <table:table-cell table:style-name="ce468" office:value-type="float" office:value="128313" calcext:value-type="float">
            <text:p>128313</text:p>
          </table:table-cell>
          <table:table-cell table:style-name="ce468" office:value-type="float" office:value="3014" calcext:value-type="float">
            <text:p>3014</text:p>
          </table:table-cell>
          <table:table-cell table:style-name="ce468" office:value-type="string" calcext:value-type="string">
            <text:p>150.263K</text:p>
          </table:table-cell>
          <table:table-cell table:style-name="ce936" table:formula="of:=IF(RIGHT([.D84];1)=&quot;B&quot;;VALUE(REPLACE([.D84]; LEN([.D84]); 1; &quot;&quot;))*1000000; IF(RIGHT([.D84];1)=&quot;M&quot;;VALUE(REPLACE([.D84]; LEN([.D84]); 1; &quot;&quot;))*1000; 0))" office:value-type="float" office:value="1665000" calcext:value-type="float">
            <text:p>1665000</text:p>
          </table:table-cell>
          <table:table-cell table:style-name="ce936" table:formula="of:=[.L84]-[.L85]" office:value-type="float" office:value="6000" calcext:value-type="float">
            <text:p>6000</text:p>
          </table:table-cell>
          <table:table-cell table:style-name="ce936" table:formula="of:=[.N85]+[.M84]" office:value-type="float" office:value="1253008" calcext:value-type="float">
            <text:p>1253008</text:p>
          </table:table-cell>
          <table:table-cell/>
          <table:table-cell table:style-name="ce940" table:formula="of:=[.M84]/[.L84]" office:value-type="percentage" office:value="0.0036036036036036" calcext:value-type="percentage">
            <text:p>0.360%</text:p>
          </table:table-cell>
          <table:table-cell table:number-columns-repeated="1008"/>
        </table:table-row>
        <table:table-row table:style-name="ro1">
          <table:table-cell table:style-name="ce85" office:value-type="float" office:value="382" calcext:value-type="float">
            <text:p>382</text:p>
          </table:table-cell>
          <table:table-cell table:style-name="ce468" office:value-type="string" calcext:value-type="string">
            <text:p>11/29/2022, 1:22:49 AM</text:p>
          </table:table-cell>
          <table:table-cell table:style-name="ce553" office:value-type="float" office:value="81341286" calcext:value-type="float">
            <text:p>81341286</text:p>
          </table:table-cell>
          <table:table-cell table:style-name="ce468" office:value-type="string" calcext:value-type="string">
            <text:p>1.659B</text:p>
          </table:table-cell>
          <table:table-cell table:style-name="ce468" office:value-type="float" office:value="2471" calcext:value-type="float">
            <text:p>2471</text:p>
          </table:table-cell>
          <table:table-cell table:style-name="ce468" office:value-type="float" office:value="139408" calcext:value-type="float">
            <text:p>139408</text:p>
          </table:table-cell>
          <table:table-cell table:style-name="ce468" office:value-type="float" office:value="56.4" calcext:value-type="float">
            <text:p>56.4</text:p>
          </table:table-cell>
          <table:table-cell table:style-name="ce468" office:value-type="float" office:value="2336" calcext:value-type="float">
            <text:p>2336</text:p>
          </table:table-cell>
          <table:table-cell table:style-name="ce468" office:value-type="float" office:value="136215" calcext:value-type="float">
            <text:p>136215</text:p>
          </table:table-cell>
          <table:table-cell table:style-name="ce468" office:value-type="float" office:value="2925" calcext:value-type="float">
            <text:p>2925</text:p>
          </table:table-cell>
          <table:table-cell table:style-name="ce468" office:value-type="string" calcext:value-type="string">
            <text:p>163.999K</text:p>
          </table:table-cell>
          <table:table-cell table:style-name="ce936" table:formula="of:=IF(RIGHT([.D85];1)=&quot;B&quot;;VALUE(REPLACE([.D85]; LEN([.D85]); 1; &quot;&quot;))*1000000; IF(RIGHT([.D85];1)=&quot;M&quot;;VALUE(REPLACE([.D85]; LEN([.D85]); 1; &quot;&quot;))*1000; 0))" office:value-type="float" office:value="1659000" calcext:value-type="float">
            <text:p>1659000</text:p>
          </table:table-cell>
          <table:table-cell table:style-name="ce936" table:formula="of:=[.L85]-[.L86]" office:value-type="float" office:value="5000" calcext:value-type="float">
            <text:p>5000</text:p>
          </table:table-cell>
          <table:table-cell table:style-name="ce936" table:formula="of:=[.N86]+[.M85]" office:value-type="float" office:value="1247008" calcext:value-type="float">
            <text:p>1247008</text:p>
          </table:table-cell>
          <table:table-cell/>
          <table:table-cell table:style-name="ce940" table:formula="of:=[.M85]/[.L85]" office:value-type="percentage" office:value="0.00301386377335744" calcext:value-type="percentage">
            <text:p>0.301%</text:p>
          </table:table-cell>
          <table:table-cell table:number-columns-repeated="1008"/>
        </table:table-row>
        <table:table-row table:style-name="ro1">
          <table:table-cell table:style-name="ce86" office:value-type="float" office:value="381" calcext:value-type="float">
            <text:p>381</text:p>
          </table:table-cell>
          <table:table-cell table:style-name="ce468" office:value-type="string" calcext:value-type="string">
            <text:p>11/28/2022, 1:22:48 AM</text:p>
          </table:table-cell>
          <table:table-cell table:style-name="ce554" office:value-type="float" office:value="81094077" calcext:value-type="float">
            <text:p>81094077</text:p>
          </table:table-cell>
          <table:table-cell table:style-name="ce468" office:value-type="string" calcext:value-type="string">
            <text:p>1.654B</text:p>
          </table:table-cell>
          <table:table-cell table:style-name="ce468" office:value-type="float" office:value="2498" calcext:value-type="float">
            <text:p>2498</text:p>
          </table:table-cell>
          <table:table-cell table:style-name="ce468" office:value-type="float" office:value="147950" calcext:value-type="float">
            <text:p>147950</text:p>
          </table:table-cell>
          <table:table-cell table:style-name="ce468" office:value-type="float" office:value="59.2" calcext:value-type="float">
            <text:p>59.2</text:p>
          </table:table-cell>
          <table:table-cell table:style-name="ce468" office:value-type="float" office:value="2384" calcext:value-type="float">
            <text:p>2384</text:p>
          </table:table-cell>
          <table:table-cell table:style-name="ce468" office:value-type="float" office:value="144695" calcext:value-type="float">
            <text:p>144695</text:p>
          </table:table-cell>
          <table:table-cell table:style-name="ce468" office:value-type="float" office:value="3059" calcext:value-type="float">
            <text:p>3059</text:p>
          </table:table-cell>
          <table:table-cell table:style-name="ce468" office:value-type="string" calcext:value-type="string">
            <text:p>157.02K</text:p>
          </table:table-cell>
          <table:table-cell table:style-name="ce936" table:formula="of:=IF(RIGHT([.D86];1)=&quot;B&quot;;VALUE(REPLACE([.D86]; LEN([.D86]); 1; &quot;&quot;))*1000000; IF(RIGHT([.D86];1)=&quot;M&quot;;VALUE(REPLACE([.D86]; LEN([.D86]); 1; &quot;&quot;))*1000; 0))" office:value-type="float" office:value="1654000" calcext:value-type="float">
            <text:p>1654000</text:p>
          </table:table-cell>
          <table:table-cell table:style-name="ce936" table:formula="of:=[.L86]-[.L87]" office:value-type="float" office:value="5999.99999999977" calcext:value-type="float">
            <text:p>5999.99999999977</text:p>
          </table:table-cell>
          <table:table-cell table:style-name="ce936" table:formula="of:=[.N87]+[.M86]" office:value-type="float" office:value="1242008" calcext:value-type="float">
            <text:p>1242008</text:p>
          </table:table-cell>
          <table:table-cell/>
          <table:table-cell table:style-name="ce940" table:formula="of:=[.M86]/[.L86]" office:value-type="percentage" office:value="0.00362756952841582" calcext:value-type="percentage">
            <text:p>0.363%</text:p>
          </table:table-cell>
          <table:table-cell table:number-columns-repeated="1008"/>
        </table:table-row>
        <table:table-row table:style-name="ro1">
          <table:table-cell table:style-name="ce87" office:value-type="float" office:value="380" calcext:value-type="float">
            <text:p>380</text:p>
          </table:table-cell>
          <table:table-cell table:style-name="ce468" office:value-type="string" calcext:value-type="string">
            <text:p>11/27/2022, 1:22:47 AM</text:p>
          </table:table-cell>
          <table:table-cell table:style-name="ce555" office:value-type="float" office:value="80859425" calcext:value-type="float">
            <text:p>80859425</text:p>
          </table:table-cell>
          <table:table-cell table:style-name="ce468" office:value-type="string" calcext:value-type="string">
            <text:p>1.648B</text:p>
          </table:table-cell>
          <table:table-cell table:style-name="ce468" office:value-type="float" office:value="2468" calcext:value-type="float">
            <text:p>2468</text:p>
          </table:table-cell>
          <table:table-cell table:style-name="ce468" office:value-type="float" office:value="143782" calcext:value-type="float">
            <text:p>143782</text:p>
          </table:table-cell>
          <table:table-cell table:style-name="ce468" office:value-type="float" office:value="58.3" calcext:value-type="float">
            <text:p>58.3</text:p>
          </table:table-cell>
          <table:table-cell table:style-name="ce468" office:value-type="float" office:value="2326" calcext:value-type="float">
            <text:p>2326</text:p>
          </table:table-cell>
          <table:table-cell table:style-name="ce468" office:value-type="float" office:value="140601" calcext:value-type="float">
            <text:p>140601</text:p>
          </table:table-cell>
          <table:table-cell table:style-name="ce468" office:value-type="float" office:value="2842" calcext:value-type="float">
            <text:p>2842</text:p>
          </table:table-cell>
          <table:table-cell table:style-name="ce468" office:value-type="string" calcext:value-type="string">
            <text:p>179.429K</text:p>
          </table:table-cell>
          <table:table-cell table:style-name="ce936" table:formula="of:=IF(RIGHT([.D87];1)=&quot;B&quot;;VALUE(REPLACE([.D87]; LEN([.D87]); 1; &quot;&quot;))*1000000; IF(RIGHT([.D87];1)=&quot;M&quot;;VALUE(REPLACE([.D87]; LEN([.D87]); 1; &quot;&quot;))*1000; 0))" office:value-type="float" office:value="1648000" calcext:value-type="float">
            <text:p>1648000</text:p>
          </table:table-cell>
          <table:table-cell table:style-name="ce936" table:formula="of:=[.L87]-[.L88]" office:value-type="float" office:value="6000.00000000023" calcext:value-type="float">
            <text:p>6000.00000000023</text:p>
          </table:table-cell>
          <table:table-cell table:style-name="ce936" table:formula="of:=[.N88]+[.M87]" office:value-type="float" office:value="1236008" calcext:value-type="float">
            <text:p>1236008</text:p>
          </table:table-cell>
          <table:table-cell/>
          <table:table-cell table:style-name="ce940" table:formula="of:=[.M87]/[.L87]" office:value-type="percentage" office:value="0.00364077669902927" calcext:value-type="percentage">
            <text:p>0.364%</text:p>
          </table:table-cell>
          <table:table-cell table:number-columns-repeated="1008"/>
        </table:table-row>
        <table:table-row table:style-name="ro1">
          <table:table-cell table:style-name="ce88" office:value-type="float" office:value="379" calcext:value-type="float">
            <text:p>379</text:p>
          </table:table-cell>
          <table:table-cell table:style-name="ce468" office:value-type="string" calcext:value-type="string">
            <text:p>11/26/2022, 1:22:46 AM</text:p>
          </table:table-cell>
          <table:table-cell table:style-name="ce556" office:value-type="float" office:value="80656256" calcext:value-type="float">
            <text:p>80656256</text:p>
          </table:table-cell>
          <table:table-cell table:style-name="ce468" office:value-type="string" calcext:value-type="string">
            <text:p>1.642B</text:p>
          </table:table-cell>
          <table:table-cell table:style-name="ce468" office:value-type="float" office:value="2492" calcext:value-type="float">
            <text:p>2492</text:p>
          </table:table-cell>
          <table:table-cell table:style-name="ce468" office:value-type="float" office:value="152667" calcext:value-type="float">
            <text:p>152667</text:p>
          </table:table-cell>
          <table:table-cell table:style-name="ce468" office:value-type="float" office:value="61.3" calcext:value-type="float">
            <text:p>61.3</text:p>
          </table:table-cell>
          <table:table-cell table:style-name="ce468" office:value-type="float" office:value="2407" calcext:value-type="float">
            <text:p>2407</text:p>
          </table:table-cell>
          <table:table-cell table:style-name="ce468" office:value-type="float" office:value="149496" calcext:value-type="float">
            <text:p>149496</text:p>
          </table:table-cell>
          <table:table-cell table:style-name="ce468" office:value-type="float" office:value="3014" calcext:value-type="float">
            <text:p>3014</text:p>
          </table:table-cell>
          <table:table-cell table:style-name="ce468" office:value-type="string" calcext:value-type="string">
            <text:p>171.511K</text:p>
          </table:table-cell>
          <table:table-cell table:style-name="ce936" table:formula="of:=IF(RIGHT([.D88];1)=&quot;B&quot;;VALUE(REPLACE([.D88]; LEN([.D88]); 1; &quot;&quot;))*1000000; IF(RIGHT([.D88];1)=&quot;M&quot;;VALUE(REPLACE([.D88]; LEN([.D88]); 1; &quot;&quot;))*1000; 0))" office:value-type="float" office:value="1642000" calcext:value-type="float">
            <text:p>1642000</text:p>
          </table:table-cell>
          <table:table-cell table:style-name="ce936" table:formula="of:=[.L88]-[.L89]" office:value-type="float" office:value="5000" calcext:value-type="float">
            <text:p>5000</text:p>
          </table:table-cell>
          <table:table-cell table:style-name="ce936" table:formula="of:=[.N89]+[.M88]" office:value-type="float" office:value="1230008" calcext:value-type="float">
            <text:p>1230008</text:p>
          </table:table-cell>
          <table:table-cell/>
          <table:table-cell table:style-name="ce940" table:formula="of:=[.M88]/[.L88]" office:value-type="percentage" office:value="0.00304506699147381" calcext:value-type="percentage">
            <text:p>0.305%</text:p>
          </table:table-cell>
          <table:table-cell table:number-columns-repeated="1008"/>
        </table:table-row>
        <table:table-row table:style-name="ro1">
          <table:table-cell table:style-name="ce89" office:value-type="float" office:value="378" calcext:value-type="float">
            <text:p>378</text:p>
          </table:table-cell>
          <table:table-cell table:style-name="ce468" office:value-type="string" calcext:value-type="string">
            <text:p>11/25/2022, 1:21:44 AM</text:p>
          </table:table-cell>
          <table:table-cell table:style-name="ce557" office:value-type="float" office:value="80492799" calcext:value-type="float">
            <text:p>80492799</text:p>
          </table:table-cell>
          <table:table-cell table:style-name="ce468" office:value-type="string" calcext:value-type="string">
            <text:p>1.637B</text:p>
          </table:table-cell>
          <table:table-cell table:style-name="ce468" office:value-type="float" office:value="2444" calcext:value-type="float">
            <text:p>2444</text:p>
          </table:table-cell>
          <table:table-cell table:style-name="ce468" office:value-type="float" office:value="138386" calcext:value-type="float">
            <text:p>138386</text:p>
          </table:table-cell>
          <table:table-cell table:style-name="ce468" office:value-type="float" office:value="56.6" calcext:value-type="float">
            <text:p>56.6</text:p>
          </table:table-cell>
          <table:table-cell table:style-name="ce468" office:value-type="float" office:value="2188" calcext:value-type="float">
            <text:p>2188</text:p>
          </table:table-cell>
          <table:table-cell table:style-name="ce468" office:value-type="float" office:value="134791" calcext:value-type="float">
            <text:p>134791</text:p>
          </table:table-cell>
          <table:table-cell table:style-name="ce468" office:value-type="float" office:value="2838" calcext:value-type="float">
            <text:p>2838</text:p>
          </table:table-cell>
          <table:table-cell table:style-name="ce468" office:value-type="string" calcext:value-type="string">
            <text:p>196.709K</text:p>
          </table:table-cell>
          <table:table-cell table:style-name="ce936" table:formula="of:=IF(RIGHT([.D89];1)=&quot;B&quot;;VALUE(REPLACE([.D89]; LEN([.D89]); 1; &quot;&quot;))*1000000; IF(RIGHT([.D89];1)=&quot;M&quot;;VALUE(REPLACE([.D89]; LEN([.D89]); 1; &quot;&quot;))*1000; 0))" office:value-type="float" office:value="1637000" calcext:value-type="float">
            <text:p>1637000</text:p>
          </table:table-cell>
          <table:table-cell table:style-name="ce936" table:formula="of:=[.L89]-[.L90]" office:value-type="float" office:value="6000" calcext:value-type="float">
            <text:p>6000</text:p>
          </table:table-cell>
          <table:table-cell table:style-name="ce936" table:formula="of:=[.N90]+[.M89]" office:value-type="float" office:value="1225008" calcext:value-type="float">
            <text:p>1225008</text:p>
          </table:table-cell>
          <table:table-cell/>
          <table:table-cell table:style-name="ce940" table:formula="of:=[.M89]/[.L89]" office:value-type="percentage" office:value="0.00366524129505192" calcext:value-type="percentage">
            <text:p>0.367%</text:p>
          </table:table-cell>
          <table:table-cell table:number-columns-repeated="1008"/>
        </table:table-row>
        <table:table-row table:style-name="ro1">
          <table:table-cell table:style-name="ce90" office:value-type="float" office:value="377" calcext:value-type="float">
            <text:p>377</text:p>
          </table:table-cell>
          <table:table-cell table:style-name="ce468" office:value-type="string" calcext:value-type="string">
            <text:p>11/24/2022, 1:21:43 AM</text:p>
          </table:table-cell>
          <table:table-cell table:style-name="ce558" office:value-type="float" office:value="80278924" calcext:value-type="float">
            <text:p>80278924</text:p>
          </table:table-cell>
          <table:table-cell table:style-name="ce468" office:value-type="string" calcext:value-type="string">
            <text:p>1.631B</text:p>
          </table:table-cell>
          <table:table-cell table:style-name="ce468" office:value-type="float" office:value="2490" calcext:value-type="float">
            <text:p>2490</text:p>
          </table:table-cell>
          <table:table-cell table:style-name="ce468" office:value-type="float" office:value="151396" calcext:value-type="float">
            <text:p>151396</text:p>
          </table:table-cell>
          <table:table-cell table:style-name="ce468" office:value-type="float" office:value="60.8" calcext:value-type="float">
            <text:p>60.8</text:p>
          </table:table-cell>
          <table:table-cell table:style-name="ce468" office:value-type="float" office:value="2388" calcext:value-type="float">
            <text:p>2388</text:p>
          </table:table-cell>
          <table:table-cell table:style-name="ce468" office:value-type="float" office:value="148092" calcext:value-type="float">
            <text:p>148092</text:p>
          </table:table-cell>
          <table:table-cell table:style-name="ce468" office:value-type="float" office:value="3123" calcext:value-type="float">
            <text:p>3123</text:p>
          </table:table-cell>
          <table:table-cell table:style-name="ce468" office:value-type="string" calcext:value-type="string">
            <text:p>227.373K</text:p>
          </table:table-cell>
          <table:table-cell table:style-name="ce936" table:formula="of:=IF(RIGHT([.D90];1)=&quot;B&quot;;VALUE(REPLACE([.D90]; LEN([.D90]); 1; &quot;&quot;))*1000000; IF(RIGHT([.D90];1)=&quot;M&quot;;VALUE(REPLACE([.D90]; LEN([.D90]); 1; &quot;&quot;))*1000; 0))" office:value-type="float" office:value="1631000" calcext:value-type="float">
            <text:p>1631000</text:p>
          </table:table-cell>
          <table:table-cell table:style-name="ce936" table:formula="of:=[.L90]-[.L91]" office:value-type="float" office:value="6000" calcext:value-type="float">
            <text:p>6000</text:p>
          </table:table-cell>
          <table:table-cell table:style-name="ce936" table:formula="of:=[.N91]+[.M90]" office:value-type="float" office:value="1219008" calcext:value-type="float">
            <text:p>1219008</text:p>
          </table:table-cell>
          <table:table-cell/>
          <table:table-cell table:style-name="ce940" table:formula="of:=[.M90]/[.L90]" office:value-type="percentage" office:value="0.00367872470876763" calcext:value-type="percentage">
            <text:p>0.368%</text:p>
          </table:table-cell>
          <table:table-cell table:number-columns-repeated="1008"/>
        </table:table-row>
        <table:table-row table:style-name="ro1">
          <table:table-cell table:style-name="ce91" office:value-type="float" office:value="376" calcext:value-type="float">
            <text:p>376</text:p>
          </table:table-cell>
          <table:table-cell table:style-name="ce468" office:value-type="string" calcext:value-type="string">
            <text:p>11/23/2022, 1:21:42 AM</text:p>
          </table:table-cell>
          <table:table-cell table:style-name="ce559" office:value-type="float" office:value="80014429" calcext:value-type="float">
            <text:p>80014429</text:p>
          </table:table-cell>
          <table:table-cell table:style-name="ce468" office:value-type="string" calcext:value-type="string">
            <text:p>1.625B</text:p>
          </table:table-cell>
          <table:table-cell table:style-name="ce468" office:value-type="float" office:value="2458" calcext:value-type="float">
            <text:p>2458</text:p>
          </table:table-cell>
          <table:table-cell table:style-name="ce468" office:value-type="float" office:value="153556" calcext:value-type="float">
            <text:p>153556</text:p>
          </table:table-cell>
          <table:table-cell table:style-name="ce468" office:value-type="float" office:value="62.5" calcext:value-type="float">
            <text:p>62.5</text:p>
          </table:table-cell>
          <table:table-cell table:style-name="ce468" office:value-type="float" office:value="2362" calcext:value-type="float">
            <text:p>2362</text:p>
          </table:table-cell>
          <table:table-cell table:style-name="ce468" office:value-type="float" office:value="150295" calcext:value-type="float">
            <text:p>150295</text:p>
          </table:table-cell>
          <table:table-cell table:style-name="ce468" office:value-type="float" office:value="3118" calcext:value-type="float">
            <text:p>3118</text:p>
          </table:table-cell>
          <table:table-cell table:style-name="ce468" office:value-type="string" calcext:value-type="string">
            <text:p>251.698K</text:p>
          </table:table-cell>
          <table:table-cell table:style-name="ce936" table:formula="of:=IF(RIGHT([.D91];1)=&quot;B&quot;;VALUE(REPLACE([.D91]; LEN([.D91]); 1; &quot;&quot;))*1000000; IF(RIGHT([.D91];1)=&quot;M&quot;;VALUE(REPLACE([.D91]; LEN([.D91]); 1; &quot;&quot;))*1000; 0))" office:value-type="float" office:value="1625000" calcext:value-type="float">
            <text:p>1625000</text:p>
          </table:table-cell>
          <table:table-cell table:style-name="ce936" table:formula="of:=[.L91]-[.L92]" office:value-type="float" office:value="6000" calcext:value-type="float">
            <text:p>6000</text:p>
          </table:table-cell>
          <table:table-cell table:style-name="ce936" table:formula="of:=[.N92]+[.M91]" office:value-type="float" office:value="1213008" calcext:value-type="float">
            <text:p>1213008</text:p>
          </table:table-cell>
          <table:table-cell/>
          <table:table-cell table:style-name="ce940" table:formula="of:=[.M91]/[.L91]" office:value-type="percentage" office:value="0.00369230769230769" calcext:value-type="percentage">
            <text:p>0.369%</text:p>
          </table:table-cell>
          <table:table-cell table:number-columns-repeated="1008"/>
        </table:table-row>
        <table:table-row table:style-name="ro1">
          <table:table-cell table:style-name="ce92" office:value-type="float" office:value="375" calcext:value-type="float">
            <text:p>375</text:p>
          </table:table-cell>
          <table:table-cell table:style-name="ce468" office:value-type="string" calcext:value-type="string">
            <text:p>11/22/2022, 1:21:41 AM</text:p>
          </table:table-cell>
          <table:table-cell table:style-name="ce560" office:value-type="float" office:value="79758017" calcext:value-type="float">
            <text:p>79758017</text:p>
          </table:table-cell>
          <table:table-cell table:style-name="ce468" office:value-type="string" calcext:value-type="string">
            <text:p>1.619B</text:p>
          </table:table-cell>
          <table:table-cell table:style-name="ce468" office:value-type="float" office:value="2411" calcext:value-type="float">
            <text:p>2411</text:p>
          </table:table-cell>
          <table:table-cell table:style-name="ce468" office:value-type="float" office:value="151516" calcext:value-type="float">
            <text:p>151516</text:p>
          </table:table-cell>
          <table:table-cell table:style-name="ce468" office:value-type="float" office:value="62.8" calcext:value-type="float">
            <text:p>62.8</text:p>
          </table:table-cell>
          <table:table-cell table:style-name="ce468" office:value-type="float" office:value="2312" calcext:value-type="float">
            <text:p>2312</text:p>
          </table:table-cell>
          <table:table-cell table:style-name="ce468" office:value-type="float" office:value="148339" calcext:value-type="float">
            <text:p>148339</text:p>
          </table:table-cell>
          <table:table-cell table:style-name="ce468" office:value-type="float" office:value="3001" calcext:value-type="float">
            <text:p>3001</text:p>
          </table:table-cell>
          <table:table-cell table:style-name="ce468" office:value-type="string" calcext:value-type="string">
            <text:p>280.171K</text:p>
          </table:table-cell>
          <table:table-cell table:style-name="ce936" table:formula="of:=IF(RIGHT([.D92];1)=&quot;B&quot;;VALUE(REPLACE([.D92]; LEN([.D92]); 1; &quot;&quot;))*1000000; IF(RIGHT([.D92];1)=&quot;M&quot;;VALUE(REPLACE([.D92]; LEN([.D92]); 1; &quot;&quot;))*1000; 0))" office:value-type="float" office:value="1619000" calcext:value-type="float">
            <text:p>1619000</text:p>
          </table:table-cell>
          <table:table-cell table:style-name="ce936" table:formula="of:=[.L92]-[.L93]" office:value-type="float" office:value="7000" calcext:value-type="float">
            <text:p>7000</text:p>
          </table:table-cell>
          <table:table-cell table:style-name="ce936" table:formula="of:=[.N93]+[.M92]" office:value-type="float" office:value="1207008" calcext:value-type="float">
            <text:p>1207008</text:p>
          </table:table-cell>
          <table:table-cell/>
          <table:table-cell table:style-name="ce940" table:formula="of:=[.M92]/[.L92]" office:value-type="percentage" office:value="0.00432365657813465" calcext:value-type="percentage">
            <text:p>0.432%</text:p>
          </table:table-cell>
          <table:table-cell table:number-columns-repeated="1008"/>
        </table:table-row>
        <table:table-row table:style-name="ro1">
          <table:table-cell table:style-name="ce93" office:value-type="float" office:value="374" calcext:value-type="float">
            <text:p>374</text:p>
          </table:table-cell>
          <table:table-cell table:style-name="ce468" office:value-type="string" calcext:value-type="string">
            <text:p>11/21/2022, 1:21:40 AM</text:p>
          </table:table-cell>
          <table:table-cell table:style-name="ce561" office:value-type="float" office:value="79498697" calcext:value-type="float">
            <text:p>79498697</text:p>
          </table:table-cell>
          <table:table-cell table:style-name="ce468" office:value-type="string" calcext:value-type="string">
            <text:p>1.612B</text:p>
          </table:table-cell>
          <table:table-cell table:style-name="ce468" office:value-type="float" office:value="2316" calcext:value-type="float">
            <text:p>2316</text:p>
          </table:table-cell>
          <table:table-cell table:style-name="ce468" office:value-type="float" office:value="148419" calcext:value-type="float">
            <text:p>148419</text:p>
          </table:table-cell>
          <table:table-cell table:style-name="ce468" office:value-type="float" office:value="64.1" calcext:value-type="float">
            <text:p>64.1</text:p>
          </table:table-cell>
          <table:table-cell table:style-name="ce468" office:value-type="float" office:value="2212" calcext:value-type="float">
            <text:p>2212</text:p>
          </table:table-cell>
          <table:table-cell table:style-name="ce468" office:value-type="float" office:value="145211" calcext:value-type="float">
            <text:p>145211</text:p>
          </table:table-cell>
          <table:table-cell table:style-name="ce468" office:value-type="float" office:value="3027" calcext:value-type="float">
            <text:p>3027</text:p>
          </table:table-cell>
          <table:table-cell table:style-name="ce468" office:value-type="string" calcext:value-type="string">
            <text:p>311.806K</text:p>
          </table:table-cell>
          <table:table-cell table:style-name="ce936" table:formula="of:=IF(RIGHT([.D93];1)=&quot;B&quot;;VALUE(REPLACE([.D93]; LEN([.D93]); 1; &quot;&quot;))*1000000; IF(RIGHT([.D93];1)=&quot;M&quot;;VALUE(REPLACE([.D93]; LEN([.D93]); 1; &quot;&quot;))*1000; 0))" office:value-type="float" office:value="1612000" calcext:value-type="float">
            <text:p>1612000</text:p>
          </table:table-cell>
          <table:table-cell table:style-name="ce936" table:formula="of:=[.L93]-[.L94]" office:value-type="float" office:value="6000.00000000023" calcext:value-type="float">
            <text:p>6000.00000000023</text:p>
          </table:table-cell>
          <table:table-cell table:style-name="ce936" table:formula="of:=[.N94]+[.M93]" office:value-type="float" office:value="1200008" calcext:value-type="float">
            <text:p>1200008</text:p>
          </table:table-cell>
          <table:table-cell/>
          <table:table-cell table:style-name="ce940" table:formula="of:=[.M93]/[.L93]" office:value-type="percentage" office:value="0.0037220843672458" calcext:value-type="percentage">
            <text:p>0.372%</text:p>
          </table:table-cell>
          <table:table-cell table:number-columns-repeated="1008"/>
        </table:table-row>
        <table:table-row table:style-name="ro1">
          <table:table-cell table:style-name="ce94" office:value-type="float" office:value="373" calcext:value-type="float">
            <text:p>373</text:p>
          </table:table-cell>
          <table:table-cell table:style-name="ce468" office:value-type="string" calcext:value-type="string">
            <text:p>11/19/2022, 11:44:26 PM</text:p>
          </table:table-cell>
          <table:table-cell table:style-name="ce562" office:value-type="float" office:value="79385747" calcext:value-type="float">
            <text:p>79385747</text:p>
          </table:table-cell>
          <table:table-cell table:style-name="ce468" office:value-type="string" calcext:value-type="string">
            <text:p>1.606B</text:p>
          </table:table-cell>
          <table:table-cell table:style-name="ce468" office:value-type="float" office:value="2344" calcext:value-type="float">
            <text:p>2344</text:p>
          </table:table-cell>
          <table:table-cell table:style-name="ce468" office:value-type="float" office:value="102445" calcext:value-type="float">
            <text:p>102445</text:p>
          </table:table-cell>
          <table:table-cell table:style-name="ce468" office:value-type="float" office:value="43.7" calcext:value-type="float">
            <text:p>43.7</text:p>
          </table:table-cell>
          <table:table-cell table:style-name="ce468" office:value-type="float" office:value="1955" calcext:value-type="float">
            <text:p>1955</text:p>
          </table:table-cell>
          <table:table-cell table:style-name="ce468" office:value-type="float" office:value="98684" calcext:value-type="float">
            <text:p>98684</text:p>
          </table:table-cell>
          <table:table-cell table:style-name="ce468" office:value-type="float" office:value="2680" calcext:value-type="float">
            <text:p>2680</text:p>
          </table:table-cell>
          <table:table-cell table:style-name="ce468" office:value-type="string" calcext:value-type="string">
            <text:p>332.631K</text:p>
          </table:table-cell>
          <table:table-cell table:style-name="ce936" table:formula="of:=IF(RIGHT([.D94];1)=&quot;B&quot;;VALUE(REPLACE([.D94]; LEN([.D94]); 1; &quot;&quot;))*1000000; IF(RIGHT([.D94];1)=&quot;M&quot;;VALUE(REPLACE([.D94]; LEN([.D94]); 1; &quot;&quot;))*1000; 0))" office:value-type="float" office:value="1606000" calcext:value-type="float">
            <text:p>1606000</text:p>
          </table:table-cell>
          <table:table-cell table:style-name="ce936" table:formula="of:=[.L94]-[.L95]" office:value-type="float" office:value="6999.99999999977" calcext:value-type="float">
            <text:p>6999.99999999977</text:p>
          </table:table-cell>
          <table:table-cell table:style-name="ce936" table:formula="of:=[.N95]+[.M94]" office:value-type="float" office:value="1194008" calcext:value-type="float">
            <text:p>1194008</text:p>
          </table:table-cell>
          <table:table-cell/>
          <table:table-cell table:style-name="ce940" table:formula="of:=[.M94]/[.L94]" office:value-type="percentage" office:value="0.00435865504358641" calcext:value-type="percentage">
            <text:p>0.436%</text:p>
          </table:table-cell>
          <table:table-cell table:number-columns-repeated="1008"/>
        </table:table-row>
        <table:table-row table:style-name="ro1">
          <table:table-cell table:style-name="ce95" office:value-type="float" office:value="372" calcext:value-type="float">
            <text:p>372</text:p>
          </table:table-cell>
          <table:table-cell table:style-name="ce468" office:value-type="string" calcext:value-type="string">
            <text:p>11/18/2022, 11:44:25 PM</text:p>
          </table:table-cell>
          <table:table-cell table:style-name="ce563" office:value-type="float" office:value="79203749" calcext:value-type="float">
            <text:p>79203749</text:p>
          </table:table-cell>
          <table:table-cell table:style-name="ce468" office:value-type="string" calcext:value-type="string">
            <text:p>1.599B</text:p>
          </table:table-cell>
          <table:table-cell table:style-name="ce468" office:value-type="float" office:value="1591" calcext:value-type="float">
            <text:p>1591</text:p>
          </table:table-cell>
          <table:table-cell table:style-name="ce468" office:value-type="float" office:value="90183" calcext:value-type="float">
            <text:p>90183</text:p>
          </table:table-cell>
          <table:table-cell table:style-name="ce468" office:value-type="float" office:value="56.7" calcext:value-type="float">
            <text:p>56.7</text:p>
          </table:table-cell>
          <table:table-cell table:style-name="ce468" office:value-type="float" office:value="1368" calcext:value-type="float">
            <text:p>1368</text:p>
          </table:table-cell>
          <table:table-cell table:style-name="ce468" office:value-type="float" office:value="86679" calcext:value-type="float">
            <text:p>86679</text:p>
          </table:table-cell>
          <table:table-cell table:style-name="ce468" office:value-type="float" office:value="2992" calcext:value-type="float">
            <text:p>2992</text:p>
          </table:table-cell>
          <table:table-cell table:style-name="ce468" office:value-type="string" calcext:value-type="string">
            <text:p>312.845K</text:p>
          </table:table-cell>
          <table:table-cell table:style-name="ce936" table:formula="of:=IF(RIGHT([.D95];1)=&quot;B&quot;;VALUE(REPLACE([.D95]; LEN([.D95]); 1; &quot;&quot;))*1000000; IF(RIGHT([.D95];1)=&quot;M&quot;;VALUE(REPLACE([.D95]; LEN([.D95]); 1; &quot;&quot;))*1000; 0))" office:value-type="float" office:value="1599000" calcext:value-type="float">
            <text:p>1599000</text:p>
          </table:table-cell>
          <table:table-cell table:style-name="ce936" table:formula="of:=[.L95]-[.L96]" office:value-type="float" office:value="7000" calcext:value-type="float">
            <text:p>7000</text:p>
          </table:table-cell>
          <table:table-cell table:style-name="ce936" table:formula="of:=[.N96]+[.M95]" office:value-type="float" office:value="1187008" calcext:value-type="float">
            <text:p>1187008</text:p>
          </table:table-cell>
          <table:table-cell/>
          <table:table-cell table:style-name="ce940" table:formula="of:=[.M95]/[.L95]" office:value-type="percentage" office:value="0.00437773608505316" calcext:value-type="percentage">
            <text:p>0.438%</text:p>
          </table:table-cell>
          <table:table-cell table:number-columns-repeated="1008"/>
        </table:table-row>
        <table:table-row table:style-name="ro1">
          <table:table-cell table:style-name="ce96" office:value-type="float" office:value="371" calcext:value-type="float">
            <text:p>371</text:p>
          </table:table-cell>
          <table:table-cell table:style-name="ce468" office:value-type="string" calcext:value-type="string">
            <text:p>11/13/2022, 8:01:55 PM</text:p>
          </table:table-cell>
          <table:table-cell table:style-name="ce564" office:value-type="float" office:value="79069025" calcext:value-type="float">
            <text:p>79069025</text:p>
          </table:table-cell>
          <table:table-cell table:style-name="ce468" office:value-type="string" calcext:value-type="string">
            <text:p>1.592B</text:p>
          </table:table-cell>
          <table:table-cell table:style-name="ce468" office:value-type="float" office:value="2471" calcext:value-type="float">
            <text:p>2471</text:p>
          </table:table-cell>
          <table:table-cell table:style-name="ce468" office:value-type="float" office:value="122789" calcext:value-type="float">
            <text:p>122789</text:p>
          </table:table-cell>
          <table:table-cell table:style-name="ce468" office:value-type="float" office:value="49.7" calcext:value-type="float">
            <text:p>49.7</text:p>
          </table:table-cell>
          <table:table-cell table:style-name="ce468" office:value-type="float" office:value="2040" calcext:value-type="float">
            <text:p>2040</text:p>
          </table:table-cell>
          <table:table-cell table:style-name="ce468" office:value-type="float" office:value="118512" calcext:value-type="float">
            <text:p>118512</text:p>
          </table:table-cell>
          <table:table-cell table:style-name="ce468" office:value-type="float" office:value="2952" calcext:value-type="float">
            <text:p>2952</text:p>
          </table:table-cell>
          <table:table-cell table:style-name="ce468" office:value-type="string" calcext:value-type="string">
            <text:p>401.126K</text:p>
          </table:table-cell>
          <table:table-cell table:style-name="ce936" table:formula="of:=IF(RIGHT([.D96];1)=&quot;B&quot;;VALUE(REPLACE([.D96]; LEN([.D96]); 1; &quot;&quot;))*1000000; IF(RIGHT([.D96];1)=&quot;M&quot;;VALUE(REPLACE([.D96]; LEN([.D96]); 1; &quot;&quot;))*1000; 0))" office:value-type="float" office:value="1592000" calcext:value-type="float">
            <text:p>1592000</text:p>
          </table:table-cell>
          <table:table-cell table:style-name="ce936" table:formula="of:=[.L96]-[.L97]" office:value-type="float" office:value="7000" calcext:value-type="float">
            <text:p>7000</text:p>
          </table:table-cell>
          <table:table-cell table:style-name="ce936" table:formula="of:=[.N97]+[.M96]" office:value-type="float" office:value="1180008" calcext:value-type="float">
            <text:p>1180008</text:p>
          </table:table-cell>
          <table:table-cell/>
          <table:table-cell table:style-name="ce940" table:formula="of:=[.M96]/[.L96]" office:value-type="percentage" office:value="0.00439698492462312" calcext:value-type="percentage">
            <text:p>0.440%</text:p>
          </table:table-cell>
          <table:table-cell table:number-columns-repeated="1008"/>
        </table:table-row>
        <table:table-row table:style-name="ro1">
          <table:table-cell table:style-name="ce97" office:value-type="float" office:value="370" calcext:value-type="float">
            <text:p>370</text:p>
          </table:table-cell>
          <table:table-cell table:style-name="ce468" office:value-type="string" calcext:value-type="string">
            <text:p>11/12/2022, 8:01:54 PM</text:p>
          </table:table-cell>
          <table:table-cell table:style-name="ce565" office:value-type="float" office:value="78936351" calcext:value-type="float">
            <text:p>78936351</text:p>
          </table:table-cell>
          <table:table-cell table:style-name="ce468" office:value-type="string" calcext:value-type="string">
            <text:p>1.585B</text:p>
          </table:table-cell>
          <table:table-cell table:style-name="ce468" office:value-type="float" office:value="2478" calcext:value-type="float">
            <text:p>2478</text:p>
          </table:table-cell>
          <table:table-cell table:style-name="ce468" office:value-type="float" office:value="114744" calcext:value-type="float">
            <text:p>114744</text:p>
          </table:table-cell>
          <table:table-cell table:style-name="ce468" office:value-type="float" office:value="46.3" calcext:value-type="float">
            <text:p>46.3</text:p>
          </table:table-cell>
          <table:table-cell table:style-name="ce468" office:value-type="float" office:value="2085" calcext:value-type="float">
            <text:p>2085</text:p>
          </table:table-cell>
          <table:table-cell table:style-name="ce468" office:value-type="float" office:value="111360" calcext:value-type="float">
            <text:p>111360</text:p>
          </table:table-cell>
          <table:table-cell table:style-name="ce468" office:value-type="float" office:value="2220" calcext:value-type="float">
            <text:p>2220</text:p>
          </table:table-cell>
          <table:table-cell table:style-name="ce468" office:value-type="string" calcext:value-type="string">
            <text:p>431.236K</text:p>
          </table:table-cell>
          <table:table-cell table:style-name="ce936" table:formula="of:=IF(RIGHT([.D97];1)=&quot;B&quot;;VALUE(REPLACE([.D97]; LEN([.D97]); 1; &quot;&quot;))*1000000; IF(RIGHT([.D97];1)=&quot;M&quot;;VALUE(REPLACE([.D97]; LEN([.D97]); 1; &quot;&quot;))*1000; 0))" office:value-type="float" office:value="1585000" calcext:value-type="float">
            <text:p>1585000</text:p>
          </table:table-cell>
          <table:table-cell table:style-name="ce936" table:formula="of:=[.L97]-[.L98]" office:value-type="float" office:value="8000" calcext:value-type="float">
            <text:p>8000</text:p>
          </table:table-cell>
          <table:table-cell table:style-name="ce936" table:formula="of:=[.N98]+[.M97]" office:value-type="float" office:value="1173008" calcext:value-type="float">
            <text:p>1173008</text:p>
          </table:table-cell>
          <table:table-cell/>
          <table:table-cell table:style-name="ce940" table:formula="of:=[.M97]/[.L97]" office:value-type="percentage" office:value="0.00504731861198738" calcext:value-type="percentage">
            <text:p>0.505%</text:p>
          </table:table-cell>
          <table:table-cell table:number-columns-repeated="1008"/>
        </table:table-row>
        <table:table-row table:style-name="ro1">
          <table:table-cell table:style-name="ce98" office:value-type="float" office:value="369" calcext:value-type="float">
            <text:p>369</text:p>
          </table:table-cell>
          <table:table-cell table:style-name="ce468" office:value-type="string" calcext:value-type="string">
            <text:p>11/11/2022, 8:01:53 PM</text:p>
          </table:table-cell>
          <table:table-cell table:style-name="ce566" office:value-type="float" office:value="78661901" calcext:value-type="float">
            <text:p>78661901</text:p>
          </table:table-cell>
          <table:table-cell table:style-name="ce468" office:value-type="string" calcext:value-type="string">
            <text:p>1.577B</text:p>
          </table:table-cell>
          <table:table-cell table:style-name="ce468" office:value-type="float" office:value="2513" calcext:value-type="float">
            <text:p>2513</text:p>
          </table:table-cell>
          <table:table-cell table:style-name="ce468" office:value-type="float" office:value="148674" calcext:value-type="float">
            <text:p>148674</text:p>
          </table:table-cell>
          <table:table-cell table:style-name="ce468" office:value-type="float" office:value="59.2" calcext:value-type="float">
            <text:p>59.2</text:p>
          </table:table-cell>
          <table:table-cell table:style-name="ce468" office:value-type="float" office:value="2416" calcext:value-type="float">
            <text:p>2416</text:p>
          </table:table-cell>
          <table:table-cell table:style-name="ce468" office:value-type="float" office:value="145261" calcext:value-type="float">
            <text:p>145261</text:p>
          </table:table-cell>
          <table:table-cell table:style-name="ce468" office:value-type="float" office:value="3288" calcext:value-type="float">
            <text:p>3288</text:p>
          </table:table-cell>
          <table:table-cell table:style-name="ce468" office:value-type="string" calcext:value-type="string">
            <text:p>401.509K</text:p>
          </table:table-cell>
          <table:table-cell table:style-name="ce936" table:formula="of:=IF(RIGHT([.D98];1)=&quot;B&quot;;VALUE(REPLACE([.D98]; LEN([.D98]); 1; &quot;&quot;))*1000000; IF(RIGHT([.D98];1)=&quot;M&quot;;VALUE(REPLACE([.D98]; LEN([.D98]); 1; &quot;&quot;))*1000; 0))" office:value-type="float" office:value="1577000" calcext:value-type="float">
            <text:p>1577000</text:p>
          </table:table-cell>
          <table:table-cell table:style-name="ce936" table:formula="of:=[.L98]-[.L99]" office:value-type="float" office:value="0" calcext:value-type="float">
            <text:p>0</text:p>
          </table:table-cell>
          <table:table-cell table:style-name="ce936" table:formula="of:=[.N99]+[.M98]" office:value-type="float" office:value="1165008" calcext:value-type="float">
            <text:p>1165008</text:p>
          </table:table-cell>
          <table:table-cell/>
          <table:table-cell table:style-name="ce940" table:formula="of:=[.M98]/[.L98]" office:value-type="percentage" office:value="0" calcext:value-type="percentage">
            <text:p>0.000%</text:p>
          </table:table-cell>
          <table:table-cell table:number-columns-repeated="1008"/>
        </table:table-row>
        <table:table-row table:style-name="ro1">
          <table:table-cell table:style-name="ce99" office:value-type="float" office:value="368" calcext:value-type="float">
            <text:p>368</text:p>
          </table:table-cell>
          <table:table-cell table:style-name="ce468" office:value-type="string" calcext:value-type="string">
            <text:p>11/10/2022, 8:01:48 PM</text:p>
          </table:table-cell>
          <table:table-cell table:style-name="ce567" office:value-type="float" office:value="78400886" calcext:value-type="float">
            <text:p>78400886</text:p>
          </table:table-cell>
          <table:table-cell table:style-name="ce468" office:value-type="string" calcext:value-type="string">
            <text:p>1.577B</text:p>
          </table:table-cell>
          <table:table-cell table:style-name="ce468" office:value-type="float" office:value="2548" calcext:value-type="float">
            <text:p>2548</text:p>
          </table:table-cell>
          <table:table-cell table:style-name="ce468" office:value-type="float" office:value="132970" calcext:value-type="float">
            <text:p>132970</text:p>
          </table:table-cell>
          <table:table-cell table:style-name="ce468" office:value-type="float" office:value="52.2" calcext:value-type="float">
            <text:p>52.2</text:p>
          </table:table-cell>
          <table:table-cell table:style-name="ce468" office:value-type="float" office:value="2365" calcext:value-type="float">
            <text:p>2365</text:p>
          </table:table-cell>
          <table:table-cell table:style-name="ce468" office:value-type="float" office:value="129542" calcext:value-type="float">
            <text:p>129542</text:p>
          </table:table-cell>
          <table:table-cell table:style-name="ce468" office:value-type="float" office:value="2976" calcext:value-type="float">
            <text:p>2976</text:p>
          </table:table-cell>
          <table:table-cell table:style-name="ce468" office:value-type="string" calcext:value-type="string">
            <text:p>402.451K</text:p>
          </table:table-cell>
          <table:table-cell table:style-name="ce936" table:formula="of:=IF(RIGHT([.D99];1)=&quot;B&quot;;VALUE(REPLACE([.D99]; LEN([.D99]); 1; &quot;&quot;))*1000000; IF(RIGHT([.D99];1)=&quot;M&quot;;VALUE(REPLACE([.D99]; LEN([.D99]); 1; &quot;&quot;))*1000; 0))" office:value-type="float" office:value="1577000" calcext:value-type="float">
            <text:p>1577000</text:p>
          </table:table-cell>
          <table:table-cell table:style-name="ce936" table:formula="of:=[.L99]-[.L100]" office:value-type="float" office:value="1000" calcext:value-type="float">
            <text:p>1000</text:p>
          </table:table-cell>
          <table:table-cell table:style-name="ce936" table:formula="of:=[.N100]+[.M99]" office:value-type="float" office:value="1165008" calcext:value-type="float">
            <text:p>1165008</text:p>
          </table:table-cell>
          <table:table-cell/>
          <table:table-cell table:style-name="ce940" table:formula="of:=[.M99]/[.L99]" office:value-type="percentage" office:value="0.000634115409004439" calcext:value-type="percentage">
            <text:p>0.063%</text:p>
          </table:table-cell>
          <table:table-cell table:number-columns-repeated="1008"/>
        </table:table-row>
        <table:table-row table:style-name="ro1">
          <table:table-cell table:style-name="ce100" office:value-type="float" office:value="367" calcext:value-type="float">
            <text:p>367</text:p>
          </table:table-cell>
          <table:table-cell table:style-name="ce468" office:value-type="string" calcext:value-type="string">
            <text:p>11/9/2022, 8:01:25 PM</text:p>
          </table:table-cell>
          <table:table-cell table:style-name="ce568" office:value-type="float" office:value="78138855" calcext:value-type="float">
            <text:p>78138855</text:p>
          </table:table-cell>
          <table:table-cell table:style-name="ce468" office:value-type="string" calcext:value-type="string">
            <text:p>1.576B</text:p>
          </table:table-cell>
          <table:table-cell table:style-name="ce468" office:value-type="float" office:value="2472" calcext:value-type="float">
            <text:p>2472</text:p>
          </table:table-cell>
          <table:table-cell table:style-name="ce468" office:value-type="float" office:value="148270" calcext:value-type="float">
            <text:p>148270</text:p>
          </table:table-cell>
          <table:table-cell table:style-name="ce468" office:value-type="float" office:value="60" calcext:value-type="float">
            <text:p>60</text:p>
          </table:table-cell>
          <table:table-cell table:style-name="ce468" office:value-type="float" office:value="2387" calcext:value-type="float">
            <text:p>2387</text:p>
          </table:table-cell>
          <table:table-cell table:style-name="ce468" office:value-type="float" office:value="145026" calcext:value-type="float">
            <text:p>145026</text:p>
          </table:table-cell>
          <table:table-cell table:style-name="ce468" office:value-type="float" office:value="3120" calcext:value-type="float">
            <text:p>3120</text:p>
          </table:table-cell>
          <table:table-cell table:style-name="ce468" office:value-type="string" calcext:value-type="string">
            <text:p>431.319K</text:p>
          </table:table-cell>
          <table:table-cell table:style-name="ce936" table:formula="of:=IF(RIGHT([.D100];1)=&quot;B&quot;;VALUE(REPLACE([.D100]; LEN([.D100]); 1; &quot;&quot;))*1000000; IF(RIGHT([.D100];1)=&quot;M&quot;;VALUE(REPLACE([.D100]; LEN([.D100]); 1; &quot;&quot;))*1000; 0))" office:value-type="float" office:value="1576000" calcext:value-type="float">
            <text:p>1576000</text:p>
          </table:table-cell>
          <table:table-cell table:style-name="ce936" table:formula="of:=[.L100]-[.L101]" office:value-type="float" office:value="0" calcext:value-type="float">
            <text:p>0</text:p>
          </table:table-cell>
          <table:table-cell table:style-name="ce936" table:formula="of:=[.N101]+[.M100]" office:value-type="float" office:value="1164008" calcext:value-type="float">
            <text:p>1164008</text:p>
          </table:table-cell>
          <table:table-cell/>
          <table:table-cell table:style-name="ce940" table:formula="of:=[.M100]/[.L100]" office:value-type="percentage" office:value="0" calcext:value-type="percentage">
            <text:p>0.000%</text:p>
          </table:table-cell>
          <table:table-cell table:number-columns-repeated="1008"/>
        </table:table-row>
        <table:table-row table:style-name="ro1">
          <table:table-cell table:style-name="ce101" office:value-type="float" office:value="366" calcext:value-type="float">
            <text:p>366</text:p>
          </table:table-cell>
          <table:table-cell table:style-name="ce469" office:value-type="string" calcext:value-type="string">
            <text:p>11/8/2022, 8:01:24 PM</text:p>
          </table:table-cell>
          <table:table-cell table:style-name="ce569" office:value-type="float" office:value="77882024" calcext:value-type="float">
            <text:p>77882024</text:p>
          </table:table-cell>
          <table:table-cell table:style-name="ce469" office:value-type="string" calcext:value-type="string">
            <text:p>1.576B</text:p>
          </table:table-cell>
          <table:table-cell table:style-name="ce469" office:value-type="float" office:value="2543" calcext:value-type="float">
            <text:p>2543</text:p>
          </table:table-cell>
          <table:table-cell table:style-name="ce469" office:value-type="float" office:value="148407" calcext:value-type="float">
            <text:p>148407</text:p>
          </table:table-cell>
          <table:table-cell table:style-name="ce469" office:value-type="float" office:value="58.4" calcext:value-type="float">
            <text:p>58.4</text:p>
          </table:table-cell>
          <table:table-cell table:style-name="ce469" office:value-type="float" office:value="2384" calcext:value-type="float">
            <text:p>2384</text:p>
          </table:table-cell>
          <table:table-cell table:style-name="ce469" office:value-type="float" office:value="145027" calcext:value-type="float">
            <text:p>145027</text:p>
          </table:table-cell>
          <table:table-cell table:style-name="ce469" office:value-type="float" office:value="3096" calcext:value-type="float">
            <text:p>3096</text:p>
          </table:table-cell>
          <table:table-cell table:style-name="ce469" office:value-type="string" calcext:value-type="string">
            <text:p>431.3K</text:p>
          </table:table-cell>
          <table:table-cell table:style-name="ce936" table:formula="of:=IF(RIGHT([.D101];1)=&quot;B&quot;;VALUE(REPLACE([.D101]; LEN([.D101]); 1; &quot;&quot;))*1000000; IF(RIGHT([.D101];1)=&quot;M&quot;;VALUE(REPLACE([.D101]; LEN([.D101]); 1; &quot;&quot;))*1000; 0))" office:value-type="float" office:value="1576000" calcext:value-type="float">
            <text:p>1576000</text:p>
          </table:table-cell>
          <table:table-cell table:style-name="ce936" table:formula="of:=[.L101]-[.L102]" office:value-type="float" office:value="999.999999999767" calcext:value-type="float">
            <text:p>999.999999999767</text:p>
          </table:table-cell>
          <table:table-cell table:style-name="ce936" table:formula="of:=[.N102]+[.M101]" office:value-type="float" office:value="1164008" calcext:value-type="float">
            <text:p>1164008</text:p>
          </table:table-cell>
          <table:table-cell/>
          <table:table-cell table:style-name="ce940" table:formula="of:=[.M101]/[.L101]" office:value-type="percentage" office:value="0.000634517766497314" calcext:value-type="percentage">
            <text:p>0.063%</text:p>
          </table:table-cell>
          <table:table-cell table:number-columns-repeated="1008"/>
        </table:table-row>
        <table:table-row table:style-name="ro1">
          <table:table-cell table:style-name="ce102" office:value-type="float" office:value="365" calcext:value-type="float">
            <text:p>365</text:p>
          </table:table-cell>
          <table:table-cell table:style-name="ce468" office:value-type="string" calcext:value-type="string">
            <text:p>11/7/2022, 8:01:23 PM</text:p>
          </table:table-cell>
          <table:table-cell table:style-name="ce570" office:value-type="float" office:value="77620060" calcext:value-type="float">
            <text:p>77620060</text:p>
          </table:table-cell>
          <table:table-cell table:style-name="ce468" office:value-type="string" calcext:value-type="string">
            <text:p>1.575B</text:p>
          </table:table-cell>
          <table:table-cell table:style-name="ce468" office:value-type="float" office:value="2518" calcext:value-type="float">
            <text:p>2518</text:p>
          </table:table-cell>
          <table:table-cell table:style-name="ce468" office:value-type="float" office:value="151052" calcext:value-type="float">
            <text:p>151052</text:p>
          </table:table-cell>
          <table:table-cell table:style-name="ce468" office:value-type="float" office:value="60" calcext:value-type="float">
            <text:p>60</text:p>
          </table:table-cell>
          <table:table-cell table:style-name="ce468" office:value-type="float" office:value="2436" calcext:value-type="float">
            <text:p>2436</text:p>
          </table:table-cell>
          <table:table-cell table:style-name="ce468" office:value-type="float" office:value="147742" calcext:value-type="float">
            <text:p>147742</text:p>
          </table:table-cell>
          <table:table-cell table:style-name="ce468" office:value-type="float" office:value="3194" calcext:value-type="float">
            <text:p>3194</text:p>
          </table:table-cell>
          <table:table-cell table:style-name="ce468" office:value-type="string" calcext:value-type="string">
            <text:p>463.791K</text:p>
          </table:table-cell>
          <table:table-cell table:style-name="ce936" table:formula="of:=IF(RIGHT([.D102];1)=&quot;B&quot;;VALUE(REPLACE([.D102]; LEN([.D102]); 1; &quot;&quot;))*1000000; IF(RIGHT([.D102];1)=&quot;M&quot;;VALUE(REPLACE([.D102]; LEN([.D102]); 1; &quot;&quot;))*1000; 0))" office:value-type="float" office:value="1575000" calcext:value-type="float">
            <text:p>1575000</text:p>
          </table:table-cell>
          <table:table-cell table:style-name="ce936" table:formula="of:=[.L102]-[.L103]" office:value-type="float" office:value="0" calcext:value-type="float">
            <text:p>0</text:p>
          </table:table-cell>
          <table:table-cell table:style-name="ce936" table:formula="of:=[.N103]+[.M102]" office:value-type="float" office:value="1163008" calcext:value-type="float">
            <text:p>1163008</text:p>
          </table:table-cell>
          <table:table-cell/>
          <table:table-cell table:style-name="ce940" table:formula="of:=[.M102]/[.L102]" office:value-type="percentage" office:value="0" calcext:value-type="percentage">
            <text:p>0.000%</text:p>
          </table:table-cell>
          <table:table-cell table:number-columns-repeated="1008"/>
        </table:table-row>
        <table:table-row table:style-name="ro1">
          <table:table-cell table:style-name="ce103" office:value-type="float" office:value="364" calcext:value-type="float">
            <text:p>364</text:p>
          </table:table-cell>
          <table:table-cell table:style-name="ce468" office:value-type="string" calcext:value-type="string">
            <text:p>11/6/2022, 8:01:22 PM</text:p>
          </table:table-cell>
          <table:table-cell table:style-name="ce571" office:value-type="float" office:value="77358691" calcext:value-type="float">
            <text:p>77358691</text:p>
          </table:table-cell>
          <table:table-cell table:style-name="ce468" office:value-type="string" calcext:value-type="string">
            <text:p>1.575B</text:p>
          </table:table-cell>
          <table:table-cell table:style-name="ce468" office:value-type="float" office:value="2483" calcext:value-type="float">
            <text:p>2483</text:p>
          </table:table-cell>
          <table:table-cell table:style-name="ce468" office:value-type="float" office:value="146906" calcext:value-type="float">
            <text:p>146906</text:p>
          </table:table-cell>
          <table:table-cell table:style-name="ce468" office:value-type="float" office:value="59.2" calcext:value-type="float">
            <text:p>59.2</text:p>
          </table:table-cell>
          <table:table-cell table:style-name="ce468" office:value-type="float" office:value="2368" calcext:value-type="float">
            <text:p>2368</text:p>
          </table:table-cell>
          <table:table-cell table:style-name="ce468" office:value-type="float" office:value="143636" calcext:value-type="float">
            <text:p>143636</text:p>
          </table:table-cell>
          <table:table-cell table:style-name="ce468" office:value-type="float" office:value="3088" calcext:value-type="float">
            <text:p>3088</text:p>
          </table:table-cell>
          <table:table-cell table:style-name="ce468" office:value-type="string" calcext:value-type="string">
            <text:p>402.401K</text:p>
          </table:table-cell>
          <table:table-cell table:style-name="ce936" table:formula="of:=IF(RIGHT([.D103];1)=&quot;B&quot;;VALUE(REPLACE([.D103]; LEN([.D103]); 1; &quot;&quot;))*1000000; IF(RIGHT([.D103];1)=&quot;M&quot;;VALUE(REPLACE([.D103]; LEN([.D103]); 1; &quot;&quot;))*1000; 0))" office:value-type="float" office:value="1575000" calcext:value-type="float">
            <text:p>1575000</text:p>
          </table:table-cell>
          <table:table-cell table:style-name="ce936" table:formula="of:=[.L103]-[.L104]" office:value-type="float" office:value="0" calcext:value-type="float">
            <text:p>0</text:p>
          </table:table-cell>
          <table:table-cell table:style-name="ce936" table:formula="of:=[.N104]+[.M103]" office:value-type="float" office:value="1163008" calcext:value-type="float">
            <text:p>1163008</text:p>
          </table:table-cell>
          <table:table-cell/>
          <table:table-cell table:style-name="ce940" table:formula="of:=[.M103]/[.L103]" office:value-type="percentage" office:value="0" calcext:value-type="percentage">
            <text:p>0.000%</text:p>
          </table:table-cell>
          <table:table-cell table:number-columns-repeated="1008"/>
        </table:table-row>
        <table:table-row table:style-name="ro1">
          <table:table-cell table:style-name="ce104" office:value-type="float" office:value="363" calcext:value-type="float">
            <text:p>363</text:p>
          </table:table-cell>
          <table:table-cell table:style-name="ce468" office:value-type="string" calcext:value-type="string">
            <text:p>11/5/2022, 8:01:21 PM</text:p>
          </table:table-cell>
          <table:table-cell table:style-name="ce572" office:value-type="float" office:value="77095103" calcext:value-type="float">
            <text:p>77095103</text:p>
          </table:table-cell>
          <table:table-cell table:style-name="ce468" office:value-type="string" calcext:value-type="string">
            <text:p>1.575B</text:p>
          </table:table-cell>
          <table:table-cell table:style-name="ce468" office:value-type="float" office:value="2459" calcext:value-type="float">
            <text:p>2459</text:p>
          </table:table-cell>
          <table:table-cell table:style-name="ce468" office:value-type="float" office:value="144111" calcext:value-type="float">
            <text:p>144111</text:p>
          </table:table-cell>
          <table:table-cell table:style-name="ce468" office:value-type="float" office:value="58.6" calcext:value-type="float">
            <text:p>58.6</text:p>
          </table:table-cell>
          <table:table-cell table:style-name="ce468" office:value-type="float" office:value="2319" calcext:value-type="float">
            <text:p>2319</text:p>
          </table:table-cell>
          <table:table-cell table:style-name="ce468" office:value-type="float" office:value="140546" calcext:value-type="float">
            <text:p>140546</text:p>
          </table:table-cell>
          <table:table-cell table:style-name="ce468" office:value-type="float" office:value="3257" calcext:value-type="float">
            <text:p>3257</text:p>
          </table:table-cell>
          <table:table-cell table:style-name="ce468" office:value-type="string" calcext:value-type="string">
            <text:p>402.148K</text:p>
          </table:table-cell>
          <table:table-cell table:style-name="ce936" table:formula="of:=IF(RIGHT([.D104];1)=&quot;B&quot;;VALUE(REPLACE([.D104]; LEN([.D104]); 1; &quot;&quot;))*1000000; IF(RIGHT([.D104];1)=&quot;M&quot;;VALUE(REPLACE([.D104]; LEN([.D104]); 1; &quot;&quot;))*1000; 0))" office:value-type="float" office:value="1575000" calcext:value-type="float">
            <text:p>1575000</text:p>
          </table:table-cell>
          <table:table-cell table:style-name="ce936" table:formula="of:=[.L104]-[.L105]" office:value-type="float" office:value="1000.00000000023" calcext:value-type="float">
            <text:p>1000.00000000023</text:p>
          </table:table-cell>
          <table:table-cell table:style-name="ce936" table:formula="of:=[.N105]+[.M104]" office:value-type="float" office:value="1163008" calcext:value-type="float">
            <text:p>1163008</text:p>
          </table:table-cell>
          <table:table-cell/>
          <table:table-cell table:style-name="ce940" table:formula="of:=[.M104]/[.L104]" office:value-type="percentage" office:value="0.000634920634920783" calcext:value-type="percentage">
            <text:p>0.063%</text:p>
          </table:table-cell>
          <table:table-cell table:number-columns-repeated="1008"/>
        </table:table-row>
        <table:table-row table:style-name="ro1">
          <table:table-cell table:style-name="ce105" office:value-type="float" office:value="362" calcext:value-type="float">
            <text:p>362</text:p>
          </table:table-cell>
          <table:table-cell table:style-name="ce468" office:value-type="string" calcext:value-type="string">
            <text:p>11/4/2022, 8:01:20 PM</text:p>
          </table:table-cell>
          <table:table-cell table:style-name="ce573" office:value-type="float" office:value="76847505" calcext:value-type="float">
            <text:p>76847505</text:p>
          </table:table-cell>
          <table:table-cell table:style-name="ce468" office:value-type="string" calcext:value-type="string">
            <text:p>1.574B</text:p>
          </table:table-cell>
          <table:table-cell table:style-name="ce468" office:value-type="float" office:value="2097" calcext:value-type="float">
            <text:p>2097</text:p>
          </table:table-cell>
          <table:table-cell table:style-name="ce468" office:value-type="float" office:value="111913" calcext:value-type="float">
            <text:p>111913</text:p>
          </table:table-cell>
          <table:table-cell table:style-name="ce468" office:value-type="float" office:value="53.4" calcext:value-type="float">
            <text:p>53.4</text:p>
          </table:table-cell>
          <table:table-cell table:style-name="ce468" office:value-type="float" office:value="1844" calcext:value-type="float">
            <text:p>1844</text:p>
          </table:table-cell>
          <table:table-cell table:style-name="ce468" office:value-type="float" office:value="108958" calcext:value-type="float">
            <text:p>108958</text:p>
          </table:table-cell>
          <table:table-cell table:style-name="ce468" office:value-type="float" office:value="2364" calcext:value-type="float">
            <text:p>2364</text:p>
          </table:table-cell>
          <table:table-cell table:style-name="ce468" office:value-type="string" calcext:value-type="string">
            <text:p>399.914K</text:p>
          </table:table-cell>
          <table:table-cell table:style-name="ce936" table:formula="of:=IF(RIGHT([.D105];1)=&quot;B&quot;;VALUE(REPLACE([.D105]; LEN([.D105]); 1; &quot;&quot;))*1000000; IF(RIGHT([.D105];1)=&quot;M&quot;;VALUE(REPLACE([.D105]; LEN([.D105]); 1; &quot;&quot;))*1000; 0))" office:value-type="float" office:value="1574000" calcext:value-type="float">
            <text:p>1574000</text:p>
          </table:table-cell>
          <table:table-cell table:style-name="ce936" table:formula="of:=[.L105]-[.L106]" office:value-type="float" office:value="0" calcext:value-type="float">
            <text:p>0</text:p>
          </table:table-cell>
          <table:table-cell table:style-name="ce936" table:formula="of:=[.N106]+[.M105]" office:value-type="float" office:value="1162008" calcext:value-type="float">
            <text:p>1162008</text:p>
          </table:table-cell>
          <table:table-cell/>
          <table:table-cell table:style-name="ce940" table:formula="of:=[.M105]/[.L105]" office:value-type="percentage" office:value="0" calcext:value-type="percentage">
            <text:p>0.000%</text:p>
          </table:table-cell>
          <table:table-cell table:number-columns-repeated="1008"/>
        </table:table-row>
        <table:table-row table:style-name="ro1">
          <table:table-cell table:style-name="ce106" office:value-type="float" office:value="361" calcext:value-type="float">
            <text:p>361</text:p>
          </table:table-cell>
          <table:table-cell table:style-name="ce468" office:value-type="string" calcext:value-type="string">
            <text:p>11/3/2022, 7:34:51 PM</text:p>
          </table:table-cell>
          <table:table-cell table:style-name="ce574" office:value-type="float" office:value="76612877" calcext:value-type="float">
            <text:p>76612877</text:p>
          </table:table-cell>
          <table:table-cell table:style-name="ce468" office:value-type="string" calcext:value-type="string">
            <text:p>1.574B</text:p>
          </table:table-cell>
          <table:table-cell table:style-name="ce468" office:value-type="float" office:value="2455" calcext:value-type="float">
            <text:p>2455</text:p>
          </table:table-cell>
          <table:table-cell table:style-name="ce468" office:value-type="float" office:value="100987" calcext:value-type="float">
            <text:p>100987</text:p>
          </table:table-cell>
          <table:table-cell table:style-name="ce468" office:value-type="float" office:value="41.1" calcext:value-type="float">
            <text:p>41.1</text:p>
          </table:table-cell>
          <table:table-cell table:style-name="ce468" office:value-type="float" office:value="2053" calcext:value-type="float">
            <text:p>2053</text:p>
          </table:table-cell>
          <table:table-cell table:style-name="ce468" office:value-type="float" office:value="97215" calcext:value-type="float">
            <text:p>97215</text:p>
          </table:table-cell>
          <table:table-cell table:style-name="ce468" office:value-type="float" office:value="2673" calcext:value-type="float">
            <text:p>2673</text:p>
          </table:table-cell>
          <table:table-cell table:style-name="ce468" office:value-type="string" calcext:value-type="string">
            <text:p>402.164K</text:p>
          </table:table-cell>
          <table:table-cell table:style-name="ce936" table:formula="of:=IF(RIGHT([.D106];1)=&quot;B&quot;;VALUE(REPLACE([.D106]; LEN([.D106]); 1; &quot;&quot;))*1000000; IF(RIGHT([.D106];1)=&quot;M&quot;;VALUE(REPLACE([.D106]; LEN([.D106]); 1; &quot;&quot;))*1000; 0))" office:value-type="float" office:value="1574000" calcext:value-type="float">
            <text:p>1574000</text:p>
          </table:table-cell>
          <table:table-cell table:style-name="ce936" table:formula="of:=[.L106]-[.L107]" office:value-type="float" office:value="1000" calcext:value-type="float">
            <text:p>1000</text:p>
          </table:table-cell>
          <table:table-cell table:style-name="ce936" table:formula="of:=[.N107]+[.M106]" office:value-type="float" office:value="1162008" calcext:value-type="float">
            <text:p>1162008</text:p>
          </table:table-cell>
          <table:table-cell/>
          <table:table-cell table:style-name="ce940" table:formula="of:=[.M106]/[.L106]" office:value-type="percentage" office:value="0.000635324015247776" calcext:value-type="percentage">
            <text:p>0.064%</text:p>
          </table:table-cell>
          <table:table-cell table:number-columns-repeated="1008"/>
        </table:table-row>
        <table:table-row table:style-name="ro1">
          <table:table-cell table:style-name="ce107" office:value-type="float" office:value="360" calcext:value-type="float">
            <text:p>360</text:p>
          </table:table-cell>
          <table:table-cell table:style-name="ce468" office:value-type="string" calcext:value-type="string">
            <text:p>11/2/2022, 7:34:50 PM</text:p>
          </table:table-cell>
          <table:table-cell table:style-name="ce575" office:value-type="float" office:value="76353076" calcext:value-type="float">
            <text:p>76353076</text:p>
          </table:table-cell>
          <table:table-cell table:style-name="ce468" office:value-type="string" calcext:value-type="string">
            <text:p>1.573B</text:p>
          </table:table-cell>
          <table:table-cell table:style-name="ce468" office:value-type="float" office:value="2330" calcext:value-type="float">
            <text:p>2330</text:p>
          </table:table-cell>
          <table:table-cell table:style-name="ce468" office:value-type="float" office:value="133132" calcext:value-type="float">
            <text:p>133132</text:p>
          </table:table-cell>
          <table:table-cell table:style-name="ce468" office:value-type="float" office:value="57.1" calcext:value-type="float">
            <text:p>57.1</text:p>
          </table:table-cell>
          <table:table-cell table:style-name="ce468" office:value-type="float" office:value="2217" calcext:value-type="float">
            <text:p>2217</text:p>
          </table:table-cell>
          <table:table-cell table:style-name="ce468" office:value-type="float" office:value="130066" calcext:value-type="float">
            <text:p>130066</text:p>
          </table:table-cell>
          <table:table-cell table:style-name="ce468" office:value-type="float" office:value="2893" calcext:value-type="float">
            <text:p>2893</text:p>
          </table:table-cell>
          <table:table-cell table:style-name="ce468" office:value-type="string" calcext:value-type="string">
            <text:p>402.58K</text:p>
          </table:table-cell>
          <table:table-cell table:style-name="ce936" table:formula="of:=IF(RIGHT([.D107];1)=&quot;B&quot;;VALUE(REPLACE([.D107]; LEN([.D107]); 1; &quot;&quot;))*1000000; IF(RIGHT([.D107];1)=&quot;M&quot;;VALUE(REPLACE([.D107]; LEN([.D107]); 1; &quot;&quot;))*1000; 0))" office:value-type="float" office:value="1573000" calcext:value-type="float">
            <text:p>1573000</text:p>
          </table:table-cell>
          <table:table-cell table:style-name="ce936" table:formula="of:=[.L107]-[.L108]" office:value-type="float" office:value="0" calcext:value-type="float">
            <text:p>0</text:p>
          </table:table-cell>
          <table:table-cell table:style-name="ce936" table:formula="of:=[.N108]+[.M107]" office:value-type="float" office:value="1161008" calcext:value-type="float">
            <text:p>1161008</text:p>
          </table:table-cell>
          <table:table-cell/>
          <table:table-cell table:style-name="ce940" table:formula="of:=[.M107]/[.L107]" office:value-type="percentage" office:value="0" calcext:value-type="percentage">
            <text:p>0.000%</text:p>
          </table:table-cell>
          <table:table-cell table:number-columns-repeated="1008"/>
        </table:table-row>
        <table:table-row table:style-name="ro1">
          <table:table-cell table:style-name="ce108" office:value-type="float" office:value="359" calcext:value-type="float">
            <text:p>359</text:p>
          </table:table-cell>
          <table:table-cell table:style-name="ce468" office:value-type="string" calcext:value-type="string">
            <text:p>11/1/2022, 7:34:49 PM</text:p>
          </table:table-cell>
          <table:table-cell table:style-name="ce576" office:value-type="float" office:value="76110782" calcext:value-type="float">
            <text:p>76110782</text:p>
          </table:table-cell>
          <table:table-cell table:style-name="ce468" office:value-type="string" calcext:value-type="string">
            <text:p>1.573B</text:p>
          </table:table-cell>
          <table:table-cell table:style-name="ce468" office:value-type="float" office:value="2201" calcext:value-type="float">
            <text:p>2201</text:p>
          </table:table-cell>
          <table:table-cell table:style-name="ce468" office:value-type="float" office:value="120571" calcext:value-type="float">
            <text:p>120571</text:p>
          </table:table-cell>
          <table:table-cell table:style-name="ce468" office:value-type="float" office:value="54.8" calcext:value-type="float">
            <text:p>54.8</text:p>
          </table:table-cell>
          <table:table-cell table:style-name="ce468" office:value-type="float" office:value="1887" calcext:value-type="float">
            <text:p>1887</text:p>
          </table:table-cell>
          <table:table-cell table:style-name="ce468" office:value-type="float" office:value="117411" calcext:value-type="float">
            <text:p>117411</text:p>
          </table:table-cell>
          <table:table-cell table:style-name="ce468" office:value-type="float" office:value="2510" calcext:value-type="float">
            <text:p>2510</text:p>
          </table:table-cell>
          <table:table-cell table:style-name="ce468" office:value-type="string" calcext:value-type="string">
            <text:p>541.114K</text:p>
          </table:table-cell>
          <table:table-cell table:style-name="ce936" table:formula="of:=IF(RIGHT([.D108];1)=&quot;B&quot;;VALUE(REPLACE([.D108]; LEN([.D108]); 1; &quot;&quot;))*1000000; IF(RIGHT([.D108];1)=&quot;M&quot;;VALUE(REPLACE([.D108]; LEN([.D108]); 1; &quot;&quot;))*1000; 0))" office:value-type="float" office:value="1573000" calcext:value-type="float">
            <text:p>1573000</text:p>
          </table:table-cell>
          <table:table-cell table:style-name="ce936" table:formula="of:=[.L108]-[.L109]" office:value-type="float" office:value="1000" calcext:value-type="float">
            <text:p>1000</text:p>
          </table:table-cell>
          <table:table-cell table:style-name="ce936" table:formula="of:=[.N109]+[.M108]" office:value-type="float" office:value="1161008" calcext:value-type="float">
            <text:p>1161008</text:p>
          </table:table-cell>
          <table:table-cell/>
          <table:table-cell table:style-name="ce940" table:formula="of:=[.M108]/[.L108]" office:value-type="percentage" office:value="0.000635727908455181" calcext:value-type="percentage">
            <text:p>0.064%</text:p>
          </table:table-cell>
          <table:table-cell table:number-columns-repeated="1008"/>
        </table:table-row>
        <table:table-row table:style-name="ro1">
          <table:table-cell table:style-name="ce109" office:value-type="float" office:value="358" calcext:value-type="float">
            <text:p>358</text:p>
          </table:table-cell>
          <table:table-cell table:style-name="ce468"/>
          <table:table-cell table:style-name="ce577" office:value-type="float" office:value="76053608" calcext:value-type="float">
            <text:p>76053608</text:p>
          </table:table-cell>
          <table:table-cell table:style-name="ce468" office:value-type="string" calcext:value-type="string">
            <text:p>1.572B</text:p>
          </table:table-cell>
          <table:table-cell table:style-name="ce468" office:value-type="float" office:value="1494" calcext:value-type="float">
            <text:p>1494</text:p>
          </table:table-cell>
          <table:table-cell table:style-name="ce468" office:value-type="float" office:value="46961" calcext:value-type="float">
            <text:p>46961</text:p>
          </table:table-cell>
          <table:table-cell table:style-name="ce468" office:value-type="float" office:value="31.4" calcext:value-type="float">
            <text:p>31.4</text:p>
          </table:table-cell>
          <table:table-cell table:style-name="ce468" office:value-type="float" office:value="816" calcext:value-type="float">
            <text:p>816</text:p>
          </table:table-cell>
          <table:table-cell table:style-name="ce468" office:value-type="float" office:value="43904" calcext:value-type="float">
            <text:p>43904</text:p>
          </table:table-cell>
          <table:table-cell table:style-name="ce468" office:value-type="float" office:value="1783" calcext:value-type="float">
            <text:p>1783</text:p>
          </table:table-cell>
          <table:table-cell table:style-name="ce468" office:value-type="float" office:value="0" calcext:value-type="float">
            <text:p>0</text:p>
          </table:table-cell>
          <table:table-cell table:style-name="ce936" table:formula="of:=IF(RIGHT([.D109];1)=&quot;B&quot;;VALUE(REPLACE([.D109]; LEN([.D109]); 1; &quot;&quot;))*1000000; IF(RIGHT([.D109];1)=&quot;M&quot;;VALUE(REPLACE([.D109]; LEN([.D109]); 1; &quot;&quot;))*1000; 0))" office:value-type="float" office:value="1572000" calcext:value-type="float">
            <text:p>1572000</text:p>
          </table:table-cell>
          <table:table-cell table:style-name="ce936" table:formula="of:=[.L109]-[.L110]" office:value-type="float" office:value="0" calcext:value-type="float">
            <text:p>0</text:p>
          </table:table-cell>
          <table:table-cell table:style-name="ce936" table:formula="of:=[.N110]+[.M109]" office:value-type="float" office:value="1160008" calcext:value-type="float">
            <text:p>1160008</text:p>
          </table:table-cell>
          <table:table-cell/>
          <table:table-cell table:style-name="ce940" table:formula="of:=[.M109]/[.L109]" office:value-type="percentage" office:value="0" calcext:value-type="percentage">
            <text:p>0.000%</text:p>
          </table:table-cell>
          <table:table-cell table:number-columns-repeated="1008"/>
        </table:table-row>
        <table:table-row table:style-name="ro1">
          <table:table-cell table:style-name="ce110" office:value-type="float" office:value="357" calcext:value-type="float">
            <text:p>357</text:p>
          </table:table-cell>
          <table:table-cell table:style-name="ce468" office:value-type="string" calcext:value-type="string">
            <text:p>10/24/2022, 7:16:07 AM</text:p>
          </table:table-cell>
          <table:table-cell table:style-name="ce578" office:value-type="float" office:value="76053405" calcext:value-type="float">
            <text:p>76053405</text:p>
          </table:table-cell>
          <table:table-cell table:style-name="ce468" office:value-type="string" calcext:value-type="string">
            <text:p>1.572B</text:p>
          </table:table-cell>
          <table:table-cell table:style-name="ce468" office:value-type="float" office:value="161" calcext:value-type="float">
            <text:p>161</text:p>
          </table:table-cell>
          <table:table-cell table:style-name="ce468" office:value-type="float" office:value="176" calcext:value-type="float">
            <text:p>176</text:p>
          </table:table-cell>
          <table:table-cell table:style-name="ce468" office:value-type="float" office:value="1.1" calcext:value-type="float">
            <text:p>1.1</text:p>
          </table:table-cell>
          <table:table-cell table:style-name="ce468" table:number-columns-repeated="2"/>
          <table:table-cell table:style-name="ce468" office:value-type="float" office:value="18" calcext:value-type="float">
            <text:p>18</text:p>
          </table:table-cell>
          <table:table-cell table:style-name="ce468" office:value-type="string" calcext:value-type="string">
            <text:p>163.388K</text:p>
          </table:table-cell>
          <table:table-cell table:style-name="ce936" table:formula="of:=IF(RIGHT([.D110];1)=&quot;B&quot;;VALUE(REPLACE([.D110]; LEN([.D110]); 1; &quot;&quot;))*1000000; IF(RIGHT([.D110];1)=&quot;M&quot;;VALUE(REPLACE([.D110]; LEN([.D110]); 1; &quot;&quot;))*1000; 0))" office:value-type="float" office:value="1572000" calcext:value-type="float">
            <text:p>1572000</text:p>
          </table:table-cell>
          <table:table-cell table:style-name="ce936" table:formula="of:=[.L110]-[.L111]" office:value-type="float" office:value="4999.99999999977" calcext:value-type="float">
            <text:p>4999.99999999977</text:p>
          </table:table-cell>
          <table:table-cell table:style-name="ce936" table:formula="of:=[.N111]+[.M110]" office:value-type="float" office:value="1160008" calcext:value-type="float">
            <text:p>1160008</text:p>
          </table:table-cell>
          <table:table-cell/>
          <table:table-cell table:style-name="ce940" table:formula="of:=[.M110]/[.L110]" office:value-type="percentage" office:value="0.00318066157760799" calcext:value-type="percentage">
            <text:p>0.318%</text:p>
          </table:table-cell>
          <table:table-cell table:number-columns-repeated="1008"/>
        </table:table-row>
        <table:table-row table:style-name="ro1">
          <table:table-cell table:style-name="ce111" office:value-type="float" office:value="356" calcext:value-type="float">
            <text:p>356</text:p>
          </table:table-cell>
          <table:table-cell table:style-name="ce468" office:value-type="string" calcext:value-type="string">
            <text:p>10/23/2022, 7:16:06 AM</text:p>
          </table:table-cell>
          <table:table-cell table:style-name="ce579" office:value-type="float" office:value="75827345" calcext:value-type="float">
            <text:p>75827345</text:p>
          </table:table-cell>
          <table:table-cell table:style-name="ce468" office:value-type="string" calcext:value-type="string">
            <text:p>1.567B</text:p>
          </table:table-cell>
          <table:table-cell table:style-name="ce468" office:value-type="float" office:value="2207" calcext:value-type="float">
            <text:p>2207</text:p>
          </table:table-cell>
          <table:table-cell table:style-name="ce468" office:value-type="float" office:value="106439" calcext:value-type="float">
            <text:p>106439</text:p>
          </table:table-cell>
          <table:table-cell table:style-name="ce468" office:value-type="float" office:value="48.2" calcext:value-type="float">
            <text:p>48.2</text:p>
          </table:table-cell>
          <table:table-cell table:style-name="ce468" office:value-type="float" office:value="2005" calcext:value-type="float">
            <text:p>2005</text:p>
          </table:table-cell>
          <table:table-cell table:style-name="ce468" office:value-type="float" office:value="102983" calcext:value-type="float">
            <text:p>102983</text:p>
          </table:table-cell>
          <table:table-cell table:style-name="ce468" office:value-type="float" office:value="2957" calcext:value-type="float">
            <text:p>2957</text:p>
          </table:table-cell>
          <table:table-cell table:style-name="ce468" office:value-type="string" calcext:value-type="string">
            <text:p>163.491K</text:p>
          </table:table-cell>
          <table:table-cell table:style-name="ce936" table:formula="of:=IF(RIGHT([.D111];1)=&quot;B&quot;;VALUE(REPLACE([.D111]; LEN([.D111]); 1; &quot;&quot;))*1000000; IF(RIGHT([.D111];1)=&quot;M&quot;;VALUE(REPLACE([.D111]; LEN([.D111]); 1; &quot;&quot;))*1000; 0))" office:value-type="float" office:value="1567000" calcext:value-type="float">
            <text:p>1567000</text:p>
          </table:table-cell>
          <table:table-cell table:style-name="ce936" table:formula="of:=[.L111]-[.L112]" office:value-type="float" office:value="6000.00000000023" calcext:value-type="float">
            <text:p>6000.00000000023</text:p>
          </table:table-cell>
          <table:table-cell table:style-name="ce936" table:formula="of:=[.N112]+[.M111]" office:value-type="float" office:value="1155008" calcext:value-type="float">
            <text:p>1155008</text:p>
          </table:table-cell>
          <table:table-cell/>
          <table:table-cell table:style-name="ce940" table:formula="of:=[.M111]/[.L111]" office:value-type="percentage" office:value="0.00382897255903014" calcext:value-type="percentage">
            <text:p>0.383%</text:p>
          </table:table-cell>
          <table:table-cell table:number-columns-repeated="1008"/>
        </table:table-row>
        <table:table-row table:style-name="ro1">
          <table:table-cell table:style-name="ce112" office:value-type="float" office:value="355" calcext:value-type="float">
            <text:p>355</text:p>
          </table:table-cell>
          <table:table-cell table:style-name="ce468" office:value-type="string" calcext:value-type="string">
            <text:p>10/22/2022, 2:34:21 AM</text:p>
          </table:table-cell>
          <table:table-cell table:style-name="ce580" office:value-type="float" office:value="75592401" calcext:value-type="float">
            <text:p>75592401</text:p>
          </table:table-cell>
          <table:table-cell table:style-name="ce468" office:value-type="string" calcext:value-type="string">
            <text:p>1.561B</text:p>
          </table:table-cell>
          <table:table-cell table:style-name="ce468" office:value-type="float" office:value="2385" calcext:value-type="float">
            <text:p>2385</text:p>
          </table:table-cell>
          <table:table-cell table:style-name="ce468" office:value-type="float" office:value="121877" calcext:value-type="float">
            <text:p>121877</text:p>
          </table:table-cell>
          <table:table-cell table:style-name="ce468" office:value-type="float" office:value="51.1" calcext:value-type="float">
            <text:p>51.1</text:p>
          </table:table-cell>
          <table:table-cell table:style-name="ce468" office:value-type="float" office:value="2274" calcext:value-type="float">
            <text:p>2274</text:p>
          </table:table-cell>
          <table:table-cell table:style-name="ce468" office:value-type="float" office:value="118816" calcext:value-type="float">
            <text:p>118816</text:p>
          </table:table-cell>
          <table:table-cell table:style-name="ce468" office:value-type="float" office:value="2879" calcext:value-type="float">
            <text:p>2879</text:p>
          </table:table-cell>
          <table:table-cell table:style-name="ce468" office:value-type="string" calcext:value-type="string">
            <text:p>149.629K</text:p>
          </table:table-cell>
          <table:table-cell table:style-name="ce936" table:formula="of:=IF(RIGHT([.D112];1)=&quot;B&quot;;VALUE(REPLACE([.D112]; LEN([.D112]); 1; &quot;&quot;))*1000000; IF(RIGHT([.D112];1)=&quot;M&quot;;VALUE(REPLACE([.D112]; LEN([.D112]); 1; &quot;&quot;))*1000; 0))" office:value-type="float" office:value="1561000" calcext:value-type="float">
            <text:p>1561000</text:p>
          </table:table-cell>
          <table:table-cell table:style-name="ce936" table:formula="of:=[.L112]-[.L113]" office:value-type="float" office:value="5000" calcext:value-type="float">
            <text:p>5000</text:p>
          </table:table-cell>
          <table:table-cell table:style-name="ce936" table:formula="of:=[.N113]+[.M112]" office:value-type="float" office:value="1149008" calcext:value-type="float">
            <text:p>1149008</text:p>
          </table:table-cell>
          <table:table-cell/>
          <table:table-cell table:style-name="ce940" table:formula="of:=[.M112]/[.L112]" office:value-type="percentage" office:value="0.00320307495195388" calcext:value-type="percentage">
            <text:p>0.320%</text:p>
          </table:table-cell>
          <table:table-cell table:number-columns-repeated="1008"/>
        </table:table-row>
        <table:table-row table:style-name="ro1">
          <table:table-cell table:style-name="ce113" office:value-type="float" office:value="354" calcext:value-type="float">
            <text:p>354</text:p>
          </table:table-cell>
          <table:table-cell table:style-name="ce468" office:value-type="string" calcext:value-type="string">
            <text:p>10/21/2022, 2:34:20 AM</text:p>
          </table:table-cell>
          <table:table-cell table:style-name="ce581" office:value-type="float" office:value="75368300" calcext:value-type="float">
            <text:p>75368300</text:p>
          </table:table-cell>
          <table:table-cell table:style-name="ce468" office:value-type="string" calcext:value-type="string">
            <text:p>1.556B</text:p>
          </table:table-cell>
          <table:table-cell table:style-name="ce468" office:value-type="float" office:value="2368" calcext:value-type="float">
            <text:p>2368</text:p>
          </table:table-cell>
          <table:table-cell table:style-name="ce468" office:value-type="float" office:value="111400" calcext:value-type="float">
            <text:p>111400</text:p>
          </table:table-cell>
          <table:table-cell table:style-name="ce468" office:value-type="float" office:value="47" calcext:value-type="float">
            <text:p>47</text:p>
          </table:table-cell>
          <table:table-cell table:style-name="ce468" office:value-type="float" office:value="2214" calcext:value-type="float">
            <text:p>2214</text:p>
          </table:table-cell>
          <table:table-cell table:style-name="ce468" office:value-type="float" office:value="107967" calcext:value-type="float">
            <text:p>107967</text:p>
          </table:table-cell>
          <table:table-cell table:style-name="ce468" office:value-type="float" office:value="3149" calcext:value-type="float">
            <text:p>3149</text:p>
          </table:table-cell>
          <table:table-cell table:style-name="ce468" office:value-type="string" calcext:value-type="string">
            <text:p>126.672K</text:p>
          </table:table-cell>
          <table:table-cell table:style-name="ce936" table:formula="of:=IF(RIGHT([.D113];1)=&quot;B&quot;;VALUE(REPLACE([.D113]; LEN([.D113]); 1; &quot;&quot;))*1000000; IF(RIGHT([.D113];1)=&quot;M&quot;;VALUE(REPLACE([.D113]; LEN([.D113]); 1; &quot;&quot;))*1000; 0))" office:value-type="float" office:value="1556000" calcext:value-type="float">
            <text:p>1556000</text:p>
          </table:table-cell>
          <table:table-cell table:style-name="ce936" table:formula="of:=[.L113]-[.L114]" office:value-type="float" office:value="6000" calcext:value-type="float">
            <text:p>6000</text:p>
          </table:table-cell>
          <table:table-cell table:style-name="ce936" table:formula="of:=[.N114]+[.M113]" office:value-type="float" office:value="1144008" calcext:value-type="float">
            <text:p>1144008</text:p>
          </table:table-cell>
          <table:table-cell/>
          <table:table-cell table:style-name="ce940" table:formula="of:=[.M113]/[.L113]" office:value-type="percentage" office:value="0.0038560411311054" calcext:value-type="percentage">
            <text:p>0.386%</text:p>
          </table:table-cell>
          <table:table-cell table:number-columns-repeated="1008"/>
        </table:table-row>
        <table:table-row table:style-name="ro1">
          <table:table-cell table:style-name="ce114" office:value-type="float" office:value="353" calcext:value-type="float">
            <text:p>353</text:p>
          </table:table-cell>
          <table:table-cell table:style-name="ce468" office:value-type="string" calcext:value-type="string">
            <text:p>10/20/2022, 2:34:19 AM</text:p>
          </table:table-cell>
          <table:table-cell table:style-name="ce582" office:value-type="float" office:value="75150532" calcext:value-type="float">
            <text:p>75150532</text:p>
          </table:table-cell>
          <table:table-cell table:style-name="ce468" office:value-type="string" calcext:value-type="string">
            <text:p>1.55B</text:p>
          </table:table-cell>
          <table:table-cell table:style-name="ce468" office:value-type="float" office:value="2138" calcext:value-type="float">
            <text:p>2138</text:p>
          </table:table-cell>
          <table:table-cell table:style-name="ce468" office:value-type="float" office:value="100348" calcext:value-type="float">
            <text:p>100348</text:p>
          </table:table-cell>
          <table:table-cell table:style-name="ce468" office:value-type="float" office:value="46.9" calcext:value-type="float">
            <text:p>46.9</text:p>
          </table:table-cell>
          <table:table-cell table:style-name="ce468" office:value-type="float" office:value="1850" calcext:value-type="float">
            <text:p>1850</text:p>
          </table:table-cell>
          <table:table-cell table:style-name="ce468" office:value-type="float" office:value="96559" calcext:value-type="float">
            <text:p>96559</text:p>
          </table:table-cell>
          <table:table-cell table:style-name="ce468" office:value-type="float" office:value="3199" calcext:value-type="float">
            <text:p>3199</text:p>
          </table:table-cell>
          <table:table-cell table:style-name="ce468" office:value-type="string" calcext:value-type="string">
            <text:p>107.661K</text:p>
          </table:table-cell>
          <table:table-cell table:style-name="ce936" table:formula="of:=IF(RIGHT([.D114];1)=&quot;B&quot;;VALUE(REPLACE([.D114]; LEN([.D114]); 1; &quot;&quot;))*1000000; IF(RIGHT([.D114];1)=&quot;M&quot;;VALUE(REPLACE([.D114]; LEN([.D114]); 1; &quot;&quot;))*1000; 0))" office:value-type="float" office:value="1550000" calcext:value-type="float">
            <text:p>1550000</text:p>
          </table:table-cell>
          <table:table-cell table:style-name="ce936" table:formula="of:=[.L114]-[.L115]" office:value-type="float" office:value="4000" calcext:value-type="float">
            <text:p>4000</text:p>
          </table:table-cell>
          <table:table-cell table:style-name="ce936" table:formula="of:=[.N115]+[.M114]" office:value-type="float" office:value="1138008" calcext:value-type="float">
            <text:p>1138008</text:p>
          </table:table-cell>
          <table:table-cell/>
          <table:table-cell table:style-name="ce940" table:formula="of:=[.M114]/[.L114]" office:value-type="percentage" office:value="0.00258064516129032" calcext:value-type="percentage">
            <text:p>0.258%</text:p>
          </table:table-cell>
          <table:table-cell table:number-columns-repeated="1008"/>
        </table:table-row>
        <table:table-row table:style-name="ro1">
          <table:table-cell table:style-name="ce115" office:value-type="float" office:value="352" calcext:value-type="float">
            <text:p>352</text:p>
          </table:table-cell>
          <table:table-cell table:style-name="ce468" office:value-type="string" calcext:value-type="string">
            <text:p>10/19/2022, 2:34:18 AM</text:p>
          </table:table-cell>
          <table:table-cell table:style-name="ce583" office:value-type="float" office:value="74951263" calcext:value-type="float">
            <text:p>74951263</text:p>
          </table:table-cell>
          <table:table-cell table:style-name="ce468" office:value-type="string" calcext:value-type="string">
            <text:p>1.546B</text:p>
          </table:table-cell>
          <table:table-cell table:style-name="ce468" office:value-type="float" office:value="1900" calcext:value-type="float">
            <text:p>1900</text:p>
          </table:table-cell>
          <table:table-cell table:style-name="ce468" office:value-type="float" office:value="98515" calcext:value-type="float">
            <text:p>98515</text:p>
          </table:table-cell>
          <table:table-cell table:style-name="ce468" office:value-type="float" office:value="51.9" calcext:value-type="float">
            <text:p>51.9</text:p>
          </table:table-cell>
          <table:table-cell table:style-name="ce468" office:value-type="float" office:value="1777" calcext:value-type="float">
            <text:p>1777</text:p>
          </table:table-cell>
          <table:table-cell table:style-name="ce468" office:value-type="float" office:value="94923" calcext:value-type="float">
            <text:p>94923</text:p>
          </table:table-cell>
          <table:table-cell table:style-name="ce468" office:value-type="float" office:value="3420" calcext:value-type="float">
            <text:p>3420</text:p>
          </table:table-cell>
          <table:table-cell table:style-name="ce468" office:value-type="string" calcext:value-type="string">
            <text:p>112.083K</text:p>
          </table:table-cell>
          <table:table-cell table:style-name="ce936" table:formula="of:=IF(RIGHT([.D115];1)=&quot;B&quot;;VALUE(REPLACE([.D115]; LEN([.D115]); 1; &quot;&quot;))*1000000; IF(RIGHT([.D115];1)=&quot;M&quot;;VALUE(REPLACE([.D115]; LEN([.D115]); 1; &quot;&quot;))*1000; 0))" office:value-type="float" office:value="1546000" calcext:value-type="float">
            <text:p>1546000</text:p>
          </table:table-cell>
          <table:table-cell table:style-name="ce936" table:formula="of:=[.L115]-[.L116]" office:value-type="float" office:value="5000" calcext:value-type="float">
            <text:p>5000</text:p>
          </table:table-cell>
          <table:table-cell table:style-name="ce936" table:formula="of:=[.N116]+[.M115]" office:value-type="float" office:value="1134008" calcext:value-type="float">
            <text:p>1134008</text:p>
          </table:table-cell>
          <table:table-cell/>
          <table:table-cell table:style-name="ce940" table:formula="of:=[.M115]/[.L115]" office:value-type="percentage" office:value="0.00323415265200517" calcext:value-type="percentage">
            <text:p>0.323%</text:p>
          </table:table-cell>
          <table:table-cell table:number-columns-repeated="1008"/>
        </table:table-row>
        <table:table-row table:style-name="ro1">
          <table:table-cell table:style-name="ce116" office:value-type="float" office:value="351" calcext:value-type="float">
            <text:p>351</text:p>
          </table:table-cell>
          <table:table-cell table:style-name="ce468" office:value-type="string" calcext:value-type="string">
            <text:p>10/18/2022, 2:34:10 AM</text:p>
          </table:table-cell>
          <table:table-cell table:style-name="ce584" office:value-type="float" office:value="74732826" calcext:value-type="float">
            <text:p>74732826</text:p>
          </table:table-cell>
          <table:table-cell table:style-name="ce468" office:value-type="string" calcext:value-type="string">
            <text:p>1.541B</text:p>
          </table:table-cell>
          <table:table-cell table:style-name="ce468" office:value-type="float" office:value="1864" calcext:value-type="float">
            <text:p>1864</text:p>
          </table:table-cell>
          <table:table-cell table:style-name="ce468" office:value-type="float" office:value="96056" calcext:value-type="float">
            <text:p>96056</text:p>
          </table:table-cell>
          <table:table-cell table:style-name="ce468" office:value-type="float" office:value="51.5" calcext:value-type="float">
            <text:p>51.5</text:p>
          </table:table-cell>
          <table:table-cell table:style-name="ce468" office:value-type="float" office:value="1748" calcext:value-type="float">
            <text:p>1748</text:p>
          </table:table-cell>
          <table:table-cell table:style-name="ce468" office:value-type="float" office:value="92489" calcext:value-type="float">
            <text:p>92489</text:p>
          </table:table-cell>
          <table:table-cell table:style-name="ce468" office:value-type="float" office:value="3417" calcext:value-type="float">
            <text:p>3417</text:p>
          </table:table-cell>
          <table:table-cell table:style-name="ce468" office:value-type="string" calcext:value-type="string">
            <text:p>121.712K</text:p>
          </table:table-cell>
          <table:table-cell table:style-name="ce936" table:formula="of:=IF(RIGHT([.D116];1)=&quot;B&quot;;VALUE(REPLACE([.D116]; LEN([.D116]); 1; &quot;&quot;))*1000000; IF(RIGHT([.D116];1)=&quot;M&quot;;VALUE(REPLACE([.D116]; LEN([.D116]); 1; &quot;&quot;))*1000; 0))" office:value-type="float" office:value="1541000" calcext:value-type="float">
            <text:p>1541000</text:p>
          </table:table-cell>
          <table:table-cell table:style-name="ce936" table:formula="of:=[.L116]-[.L117]" office:value-type="float" office:value="5000" calcext:value-type="float">
            <text:p>5000</text:p>
          </table:table-cell>
          <table:table-cell table:style-name="ce936" table:formula="of:=[.N117]+[.M116]" office:value-type="float" office:value="1129008" calcext:value-type="float">
            <text:p>1129008</text:p>
          </table:table-cell>
          <table:table-cell/>
          <table:table-cell table:style-name="ce940" table:formula="of:=[.M116]/[.L116]" office:value-type="percentage" office:value="0.00324464633354964" calcext:value-type="percentage">
            <text:p>0.324%</text:p>
          </table:table-cell>
          <table:table-cell table:number-columns-repeated="1008"/>
        </table:table-row>
        <table:table-row table:style-name="ro1">
          <table:table-cell table:style-name="ce117" office:value-type="float" office:value="350" calcext:value-type="float">
            <text:p>350</text:p>
          </table:table-cell>
          <table:table-cell table:style-name="ce468" office:value-type="string" calcext:value-type="string">
            <text:p>10/17/2022, 2:34:09 AM</text:p>
          </table:table-cell>
          <table:table-cell table:style-name="ce585" office:value-type="float" office:value="74527978" calcext:value-type="float">
            <text:p>74527978</text:p>
          </table:table-cell>
          <table:table-cell table:style-name="ce468" office:value-type="string" calcext:value-type="string">
            <text:p>1.536B</text:p>
          </table:table-cell>
          <table:table-cell table:style-name="ce468" office:value-type="float" office:value="1769" calcext:value-type="float">
            <text:p>1769</text:p>
          </table:table-cell>
          <table:table-cell table:style-name="ce468" office:value-type="float" office:value="92604" calcext:value-type="float">
            <text:p>92604</text:p>
          </table:table-cell>
          <table:table-cell table:style-name="ce468" office:value-type="float" office:value="52.3" calcext:value-type="float">
            <text:p>52.3</text:p>
          </table:table-cell>
          <table:table-cell table:style-name="ce468" office:value-type="float" office:value="1624" calcext:value-type="float">
            <text:p>1624</text:p>
          </table:table-cell>
          <table:table-cell table:style-name="ce468" office:value-type="float" office:value="88951" calcext:value-type="float">
            <text:p>88951</text:p>
          </table:table-cell>
          <table:table-cell table:style-name="ce468" office:value-type="float" office:value="3407" calcext:value-type="float">
            <text:p>3407</text:p>
          </table:table-cell>
          <table:table-cell table:style-name="ce468" office:value-type="string" calcext:value-type="string">
            <text:p>116.905K</text:p>
          </table:table-cell>
          <table:table-cell table:style-name="ce936" table:formula="of:=IF(RIGHT([.D117];1)=&quot;B&quot;;VALUE(REPLACE([.D117]; LEN([.D117]); 1; &quot;&quot;))*1000000; IF(RIGHT([.D117];1)=&quot;M&quot;;VALUE(REPLACE([.D117]; LEN([.D117]); 1; &quot;&quot;))*1000; 0))" office:value-type="float" office:value="1536000" calcext:value-type="float">
            <text:p>1536000</text:p>
          </table:table-cell>
          <table:table-cell table:style-name="ce936" table:formula="of:=[.L117]-[.L118]" office:value-type="float" office:value="4999.99999999977" calcext:value-type="float">
            <text:p>4999.99999999977</text:p>
          </table:table-cell>
          <table:table-cell table:style-name="ce936" table:formula="of:=[.N118]+[.M117]" office:value-type="float" office:value="1124008" calcext:value-type="float">
            <text:p>1124008</text:p>
          </table:table-cell>
          <table:table-cell/>
          <table:table-cell table:style-name="ce940" table:formula="of:=[.M117]/[.L117]" office:value-type="percentage" office:value="0.00325520833333318" calcext:value-type="percentage">
            <text:p>0.326%</text:p>
          </table:table-cell>
          <table:table-cell table:number-columns-repeated="1008"/>
        </table:table-row>
        <table:table-row table:style-name="ro1">
          <table:table-cell table:style-name="ce118" office:value-type="float" office:value="349" calcext:value-type="float">
            <text:p>349</text:p>
          </table:table-cell>
          <table:table-cell table:style-name="ce468" office:value-type="string" calcext:value-type="string">
            <text:p>10/16/2022, 2:34:08 AM</text:p>
          </table:table-cell>
          <table:table-cell table:style-name="ce586" office:value-type="float" office:value="74321411" calcext:value-type="float">
            <text:p>74321411</text:p>
          </table:table-cell>
          <table:table-cell table:style-name="ce468" office:value-type="string" calcext:value-type="string">
            <text:p>1.531B</text:p>
          </table:table-cell>
          <table:table-cell table:style-name="ce468" office:value-type="float" office:value="1732" calcext:value-type="float">
            <text:p>1732</text:p>
          </table:table-cell>
          <table:table-cell table:style-name="ce468" office:value-type="float" office:value="94045" calcext:value-type="float">
            <text:p>94045</text:p>
          </table:table-cell>
          <table:table-cell table:style-name="ce468" office:value-type="float" office:value="54.3" calcext:value-type="float">
            <text:p>54.3</text:p>
          </table:table-cell>
          <table:table-cell table:style-name="ce468" office:value-type="float" office:value="1615" calcext:value-type="float">
            <text:p>1615</text:p>
          </table:table-cell>
          <table:table-cell table:style-name="ce468" office:value-type="float" office:value="90556" calcext:value-type="float">
            <text:p>90556</text:p>
          </table:table-cell>
          <table:table-cell table:style-name="ce468" office:value-type="float" office:value="3383" calcext:value-type="float">
            <text:p>3383</text:p>
          </table:table-cell>
          <table:table-cell table:style-name="ce468" office:value-type="string" calcext:value-type="string">
            <text:p>121.759K</text:p>
          </table:table-cell>
          <table:table-cell table:style-name="ce936" table:formula="of:=IF(RIGHT([.D118];1)=&quot;B&quot;;VALUE(REPLACE([.D118]; LEN([.D118]); 1; &quot;&quot;))*1000000; IF(RIGHT([.D118];1)=&quot;M&quot;;VALUE(REPLACE([.D118]; LEN([.D118]); 1; &quot;&quot;))*1000; 0))" office:value-type="float" office:value="1531000" calcext:value-type="float">
            <text:p>1531000</text:p>
          </table:table-cell>
          <table:table-cell table:style-name="ce936" table:formula="of:=[.L118]-[.L119]" office:value-type="float" office:value="5000.00000000023" calcext:value-type="float">
            <text:p>5000.00000000023</text:p>
          </table:table-cell>
          <table:table-cell table:style-name="ce936" table:formula="of:=[.N119]+[.M118]" office:value-type="float" office:value="1119008" calcext:value-type="float">
            <text:p>1119008</text:p>
          </table:table-cell>
          <table:table-cell/>
          <table:table-cell table:style-name="ce940" table:formula="of:=[.M118]/[.L118]" office:value-type="percentage" office:value="0.00326583932070557" calcext:value-type="percentage">
            <text:p>0.327%</text:p>
          </table:table-cell>
          <table:table-cell table:number-columns-repeated="1008"/>
        </table:table-row>
        <table:table-row table:style-name="ro1">
          <table:table-cell table:style-name="ce119" office:value-type="float" office:value="348" calcext:value-type="float">
            <text:p>348</text:p>
          </table:table-cell>
          <table:table-cell table:style-name="ce468" office:value-type="string" calcext:value-type="string">
            <text:p>10/15/2022, 2:34:07 AM</text:p>
          </table:table-cell>
          <table:table-cell table:style-name="ce587" office:value-type="float" office:value="74105143" calcext:value-type="float">
            <text:p>74105143</text:p>
          </table:table-cell>
          <table:table-cell table:style-name="ce468" office:value-type="string" calcext:value-type="string">
            <text:p>1.526B</text:p>
          </table:table-cell>
          <table:table-cell table:style-name="ce468" office:value-type="float" office:value="1679" calcext:value-type="float">
            <text:p>1679</text:p>
          </table:table-cell>
          <table:table-cell table:style-name="ce468" office:value-type="float" office:value="91905" calcext:value-type="float">
            <text:p>91905</text:p>
          </table:table-cell>
          <table:table-cell table:style-name="ce468" office:value-type="float" office:value="54.7" calcext:value-type="float">
            <text:p>54.7</text:p>
          </table:table-cell>
          <table:table-cell table:style-name="ce468" office:value-type="float" office:value="1590" calcext:value-type="float">
            <text:p>1590</text:p>
          </table:table-cell>
          <table:table-cell table:style-name="ce468" office:value-type="float" office:value="88304" calcext:value-type="float">
            <text:p>88304</text:p>
          </table:table-cell>
          <table:table-cell table:style-name="ce468" office:value-type="float" office:value="3511" calcext:value-type="float">
            <text:p>3511</text:p>
          </table:table-cell>
          <table:table-cell table:style-name="ce468" office:value-type="string" calcext:value-type="string">
            <text:p>126.888K</text:p>
          </table:table-cell>
          <table:table-cell table:style-name="ce936" table:formula="of:=IF(RIGHT([.D119];1)=&quot;B&quot;;VALUE(REPLACE([.D119]; LEN([.D119]); 1; &quot;&quot;))*1000000; IF(RIGHT([.D119];1)=&quot;M&quot;;VALUE(REPLACE([.D119]; LEN([.D119]); 1; &quot;&quot;))*1000; 0))" office:value-type="float" office:value="1526000" calcext:value-type="float">
            <text:p>1526000</text:p>
          </table:table-cell>
          <table:table-cell table:style-name="ce936" table:formula="of:=[.L119]-[.L120]" office:value-type="float" office:value="5000" calcext:value-type="float">
            <text:p>5000</text:p>
          </table:table-cell>
          <table:table-cell table:style-name="ce936" table:formula="of:=[.N120]+[.M119]" office:value-type="float" office:value="1114008" calcext:value-type="float">
            <text:p>1114008</text:p>
          </table:table-cell>
          <table:table-cell/>
          <table:table-cell table:style-name="ce940" table:formula="of:=[.M119]/[.L119]" office:value-type="percentage" office:value="0.00327653997378768" calcext:value-type="percentage">
            <text:p>0.328%</text:p>
          </table:table-cell>
          <table:table-cell table:number-columns-repeated="1008"/>
        </table:table-row>
        <table:table-row table:style-name="ro1">
          <table:table-cell table:style-name="ce120" office:value-type="float" office:value="347" calcext:value-type="float">
            <text:p>347</text:p>
          </table:table-cell>
          <table:table-cell table:style-name="ce468" office:value-type="string" calcext:value-type="string">
            <text:p>10/14/2022, 2:34:06 AM</text:p>
          </table:table-cell>
          <table:table-cell table:style-name="ce588" office:value-type="float" office:value="73881070" calcext:value-type="float">
            <text:p>73881070</text:p>
          </table:table-cell>
          <table:table-cell table:style-name="ce468" office:value-type="string" calcext:value-type="string">
            <text:p>1.521B</text:p>
          </table:table-cell>
          <table:table-cell table:style-name="ce468" office:value-type="float" office:value="1584" calcext:value-type="float">
            <text:p>1584</text:p>
          </table:table-cell>
          <table:table-cell table:style-name="ce468" office:value-type="float" office:value="86123" calcext:value-type="float">
            <text:p>86123</text:p>
          </table:table-cell>
          <table:table-cell table:style-name="ce468" office:value-type="float" office:value="54.4" calcext:value-type="float">
            <text:p>54.4</text:p>
          </table:table-cell>
          <table:table-cell table:style-name="ce468" office:value-type="float" office:value="1480" calcext:value-type="float">
            <text:p>1480</text:p>
          </table:table-cell>
          <table:table-cell table:style-name="ce468" office:value-type="float" office:value="82488" calcext:value-type="float">
            <text:p>82488</text:p>
          </table:table-cell>
          <table:table-cell table:style-name="ce468" office:value-type="float" office:value="3489" calcext:value-type="float">
            <text:p>3489</text:p>
          </table:table-cell>
          <table:table-cell table:style-name="ce468" office:value-type="string" calcext:value-type="string">
            <text:p>137.948K</text:p>
          </table:table-cell>
          <table:table-cell table:style-name="ce936" table:formula="of:=IF(RIGHT([.D120];1)=&quot;B&quot;;VALUE(REPLACE([.D120]; LEN([.D120]); 1; &quot;&quot;))*1000000; IF(RIGHT([.D120];1)=&quot;M&quot;;VALUE(REPLACE([.D120]; LEN([.D120]); 1; &quot;&quot;))*1000; 0))" office:value-type="float" office:value="1521000" calcext:value-type="float">
            <text:p>1521000</text:p>
          </table:table-cell>
          <table:table-cell table:style-name="ce936" table:formula="of:=[.L120]-[.L121]" office:value-type="float" office:value="5000" calcext:value-type="float">
            <text:p>5000</text:p>
          </table:table-cell>
          <table:table-cell table:style-name="ce936" table:formula="of:=[.N121]+[.M120]" office:value-type="float" office:value="1109008" calcext:value-type="float">
            <text:p>1109008</text:p>
          </table:table-cell>
          <table:table-cell/>
          <table:table-cell table:style-name="ce940" table:formula="of:=[.M120]/[.L120]" office:value-type="percentage" office:value="0.00328731097961867" calcext:value-type="percentage">
            <text:p>0.329%</text:p>
          </table:table-cell>
          <table:table-cell table:number-columns-repeated="1008"/>
        </table:table-row>
        <table:table-row table:style-name="ro1">
          <table:table-cell table:style-name="ce121" office:value-type="float" office:value="346" calcext:value-type="float">
            <text:p>346</text:p>
          </table:table-cell>
          <table:table-cell table:style-name="ce468" office:value-type="string" calcext:value-type="string">
            <text:p>10/13/2022, 2:34:05 AM</text:p>
          </table:table-cell>
          <table:table-cell table:style-name="ce589" office:value-type="float" office:value="73663456" calcext:value-type="float">
            <text:p>73663456</text:p>
          </table:table-cell>
          <table:table-cell table:style-name="ce468" office:value-type="string" calcext:value-type="string">
            <text:p>1.516B</text:p>
          </table:table-cell>
          <table:table-cell table:style-name="ce468" office:value-type="float" office:value="1555" calcext:value-type="float">
            <text:p>1555</text:p>
          </table:table-cell>
          <table:table-cell table:style-name="ce468" office:value-type="float" office:value="84669" calcext:value-type="float">
            <text:p>84669</text:p>
          </table:table-cell>
          <table:table-cell table:style-name="ce468" office:value-type="float" office:value="54.4" calcext:value-type="float">
            <text:p>54.4</text:p>
          </table:table-cell>
          <table:table-cell table:style-name="ce468" office:value-type="float" office:value="1439" calcext:value-type="float">
            <text:p>1439</text:p>
          </table:table-cell>
          <table:table-cell table:style-name="ce468" office:value-type="float" office:value="81039" calcext:value-type="float">
            <text:p>81039</text:p>
          </table:table-cell>
          <table:table-cell table:style-name="ce468" office:value-type="float" office:value="3486" calcext:value-type="float">
            <text:p>3486</text:p>
          </table:table-cell>
          <table:table-cell table:style-name="ce468" office:value-type="string" calcext:value-type="string">
            <text:p>137.902K</text:p>
          </table:table-cell>
          <table:table-cell table:style-name="ce936" table:formula="of:=IF(RIGHT([.D121];1)=&quot;B&quot;;VALUE(REPLACE([.D121]; LEN([.D121]); 1; &quot;&quot;))*1000000; IF(RIGHT([.D121];1)=&quot;M&quot;;VALUE(REPLACE([.D121]; LEN([.D121]); 1; &quot;&quot;))*1000; 0))" office:value-type="float" office:value="1516000" calcext:value-type="float">
            <text:p>1516000</text:p>
          </table:table-cell>
          <table:table-cell table:style-name="ce936" table:formula="of:=[.L121]-[.L122]" office:value-type="float" office:value="4999.99999999977" calcext:value-type="float">
            <text:p>4999.99999999977</text:p>
          </table:table-cell>
          <table:table-cell table:style-name="ce936" table:formula="of:=[.N122]+[.M121]" office:value-type="float" office:value="1104008" calcext:value-type="float">
            <text:p>1104008</text:p>
          </table:table-cell>
          <table:table-cell/>
          <table:table-cell table:style-name="ce940" table:formula="of:=[.M121]/[.L121]" office:value-type="percentage" office:value="0.00329815303430064" calcext:value-type="percentage">
            <text:p>0.330%</text:p>
          </table:table-cell>
          <table:table-cell table:number-columns-repeated="1008"/>
        </table:table-row>
        <table:table-row table:style-name="ro1">
          <table:table-cell table:style-name="ce122" office:value-type="float" office:value="345" calcext:value-type="float">
            <text:p>345</text:p>
          </table:table-cell>
          <table:table-cell table:style-name="ce468" office:value-type="string" calcext:value-type="string">
            <text:p>10/12/2022, 2:34:04 AM</text:p>
          </table:table-cell>
          <table:table-cell table:style-name="ce590" office:value-type="float" office:value="73454358" calcext:value-type="float">
            <text:p>73454358</text:p>
          </table:table-cell>
          <table:table-cell table:style-name="ce468" office:value-type="string" calcext:value-type="string">
            <text:p>1.511B</text:p>
          </table:table-cell>
          <table:table-cell table:style-name="ce468" office:value-type="float" office:value="1533" calcext:value-type="float">
            <text:p>1533</text:p>
          </table:table-cell>
          <table:table-cell table:style-name="ce468" office:value-type="float" office:value="82827" calcext:value-type="float">
            <text:p>82827</text:p>
          </table:table-cell>
          <table:table-cell table:style-name="ce468" office:value-type="float" office:value="54" calcext:value-type="float">
            <text:p>54</text:p>
          </table:table-cell>
          <table:table-cell table:style-name="ce468" office:value-type="float" office:value="1423" calcext:value-type="float">
            <text:p>1423</text:p>
          </table:table-cell>
          <table:table-cell table:style-name="ce468" office:value-type="float" office:value="79153" calcext:value-type="float">
            <text:p>79153</text:p>
          </table:table-cell>
          <table:table-cell table:style-name="ce468" office:value-type="float" office:value="3512" calcext:value-type="float">
            <text:p>3512</text:p>
          </table:table-cell>
          <table:table-cell table:style-name="ce468" office:value-type="string" calcext:value-type="string">
            <text:p>156.796K</text:p>
          </table:table-cell>
          <table:table-cell table:style-name="ce936" table:formula="of:=IF(RIGHT([.D122];1)=&quot;B&quot;;VALUE(REPLACE([.D122]; LEN([.D122]); 1; &quot;&quot;))*1000000; IF(RIGHT([.D122];1)=&quot;M&quot;;VALUE(REPLACE([.D122]; LEN([.D122]); 1; &quot;&quot;))*1000; 0))" office:value-type="float" office:value="1511000" calcext:value-type="float">
            <text:p>1511000</text:p>
          </table:table-cell>
          <table:table-cell table:style-name="ce936" table:formula="of:=[.L122]-[.L123]" office:value-type="float" office:value="6000.00000000023" calcext:value-type="float">
            <text:p>6000.00000000023</text:p>
          </table:table-cell>
          <table:table-cell table:style-name="ce936" table:formula="of:=[.N123]+[.M122]" office:value-type="float" office:value="1099008" calcext:value-type="float">
            <text:p>1099008</text:p>
          </table:table-cell>
          <table:table-cell/>
          <table:table-cell table:style-name="ce940" table:formula="of:=[.M122]/[.L122]" office:value-type="percentage" office:value="0.00397088021178043" calcext:value-type="percentage">
            <text:p>0.397%</text:p>
          </table:table-cell>
          <table:table-cell table:number-columns-repeated="1008"/>
        </table:table-row>
        <table:table-row table:style-name="ro1">
          <table:table-cell table:style-name="ce123" office:value-type="float" office:value="344" calcext:value-type="float">
            <text:p>344</text:p>
          </table:table-cell>
          <table:table-cell table:style-name="ce468" office:value-type="string" calcext:value-type="string">
            <text:p>10/11/2022, 2:34:03 AM</text:p>
          </table:table-cell>
          <table:table-cell table:style-name="ce591" office:value-type="float" office:value="73250661" calcext:value-type="float">
            <text:p>73250661</text:p>
          </table:table-cell>
          <table:table-cell table:style-name="ce468" office:value-type="string" calcext:value-type="string">
            <text:p>1.505B</text:p>
          </table:table-cell>
          <table:table-cell table:style-name="ce468" office:value-type="float" office:value="1472" calcext:value-type="float">
            <text:p>1472</text:p>
          </table:table-cell>
          <table:table-cell table:style-name="ce468" office:value-type="float" office:value="80569" calcext:value-type="float">
            <text:p>80569</text:p>
          </table:table-cell>
          <table:table-cell table:style-name="ce468" office:value-type="float" office:value="54.7" calcext:value-type="float">
            <text:p>54.7</text:p>
          </table:table-cell>
          <table:table-cell table:style-name="ce468" office:value-type="float" office:value="1372" calcext:value-type="float">
            <text:p>1372</text:p>
          </table:table-cell>
          <table:table-cell table:style-name="ce468" office:value-type="float" office:value="77281" calcext:value-type="float">
            <text:p>77281</text:p>
          </table:table-cell>
          <table:table-cell table:style-name="ce468" office:value-type="float" office:value="3163" calcext:value-type="float">
            <text:p>3163</text:p>
          </table:table-cell>
          <table:table-cell table:style-name="ce468" office:value-type="string" calcext:value-type="string">
            <text:p>156.821K</text:p>
          </table:table-cell>
          <table:table-cell table:style-name="ce936" table:formula="of:=IF(RIGHT([.D123];1)=&quot;B&quot;;VALUE(REPLACE([.D123]; LEN([.D123]); 1; &quot;&quot;))*1000000; IF(RIGHT([.D123];1)=&quot;M&quot;;VALUE(REPLACE([.D123]; LEN([.D123]); 1; &quot;&quot;))*1000; 0))" office:value-type="float" office:value="1505000" calcext:value-type="float">
            <text:p>1505000</text:p>
          </table:table-cell>
          <table:table-cell table:style-name="ce936" table:formula="of:=[.L123]-[.L124]" office:value-type="float" office:value="6000" calcext:value-type="float">
            <text:p>6000</text:p>
          </table:table-cell>
          <table:table-cell table:style-name="ce936" table:formula="of:=[.N124]+[.M123]" office:value-type="float" office:value="1093008" calcext:value-type="float">
            <text:p>1093008</text:p>
          </table:table-cell>
          <table:table-cell/>
          <table:table-cell table:style-name="ce940" table:formula="of:=[.M123]/[.L123]" office:value-type="percentage" office:value="0.00398671096345515" calcext:value-type="percentage">
            <text:p>0.399%</text:p>
          </table:table-cell>
          <table:table-cell table:number-columns-repeated="1008"/>
        </table:table-row>
        <table:table-row table:style-name="ro1">
          <table:table-cell table:style-name="ce124" office:value-type="float" office:value="343" calcext:value-type="float">
            <text:p>343</text:p>
          </table:table-cell>
          <table:table-cell table:style-name="ce468" office:value-type="string" calcext:value-type="string">
            <text:p>10/10/2022, 2:34:02 AM</text:p>
          </table:table-cell>
          <table:table-cell table:style-name="ce592" office:value-type="float" office:value="73044493" calcext:value-type="float">
            <text:p>73044493</text:p>
          </table:table-cell>
          <table:table-cell table:style-name="ce468" office:value-type="string" calcext:value-type="string">
            <text:p>1.499B</text:p>
          </table:table-cell>
          <table:table-cell table:style-name="ce468" office:value-type="float" office:value="1447" calcext:value-type="float">
            <text:p>1447</text:p>
          </table:table-cell>
          <table:table-cell table:style-name="ce468" office:value-type="float" office:value="79638" calcext:value-type="float">
            <text:p>79638</text:p>
          </table:table-cell>
          <table:table-cell table:style-name="ce468" office:value-type="float" office:value="55" calcext:value-type="float">
            <text:p>55</text:p>
          </table:table-cell>
          <table:table-cell table:style-name="ce468" office:value-type="float" office:value="1349" calcext:value-type="float">
            <text:p>1349</text:p>
          </table:table-cell>
          <table:table-cell table:style-name="ce468" office:value-type="float" office:value="76489" calcext:value-type="float">
            <text:p>76489</text:p>
          </table:table-cell>
          <table:table-cell table:style-name="ce468" office:value-type="float" office:value="3028" calcext:value-type="float">
            <text:p>3028</text:p>
          </table:table-cell>
          <table:table-cell table:style-name="ce468" office:value-type="string" calcext:value-type="string">
            <text:p>171.137K</text:p>
          </table:table-cell>
          <table:table-cell table:style-name="ce936" table:formula="of:=IF(RIGHT([.D124];1)=&quot;B&quot;;VALUE(REPLACE([.D124]; LEN([.D124]); 1; &quot;&quot;))*1000000; IF(RIGHT([.D124];1)=&quot;M&quot;;VALUE(REPLACE([.D124]; LEN([.D124]); 1; &quot;&quot;))*1000; 0))" office:value-type="float" office:value="1499000" calcext:value-type="float">
            <text:p>1499000</text:p>
          </table:table-cell>
          <table:table-cell table:style-name="ce936" table:formula="of:=[.L124]-[.L125]" office:value-type="float" office:value="5000" calcext:value-type="float">
            <text:p>5000</text:p>
          </table:table-cell>
          <table:table-cell table:style-name="ce936" table:formula="of:=[.N125]+[.M124]" office:value-type="float" office:value="1087008" calcext:value-type="float">
            <text:p>1087008</text:p>
          </table:table-cell>
          <table:table-cell/>
          <table:table-cell table:style-name="ce940" table:formula="of:=[.M124]/[.L124]" office:value-type="percentage" office:value="0.00333555703802535" calcext:value-type="percentage">
            <text:p>0.334%</text:p>
          </table:table-cell>
          <table:table-cell table:number-columns-repeated="1008"/>
        </table:table-row>
        <table:table-row table:style-name="ro1">
          <table:table-cell table:style-name="ce125" office:value-type="float" office:value="342" calcext:value-type="float">
            <text:p>342</text:p>
          </table:table-cell>
          <table:table-cell table:style-name="ce468" office:value-type="string" calcext:value-type="string">
            <text:p>10/9/2022, 2:34:01 AM</text:p>
          </table:table-cell>
          <table:table-cell table:style-name="ce593" office:value-type="float" office:value="72853801" calcext:value-type="float">
            <text:p>72853801</text:p>
          </table:table-cell>
          <table:table-cell table:style-name="ce468" office:value-type="string" calcext:value-type="string">
            <text:p>1.494B</text:p>
          </table:table-cell>
          <table:table-cell table:style-name="ce468" office:value-type="float" office:value="1400" calcext:value-type="float">
            <text:p>1400</text:p>
          </table:table-cell>
          <table:table-cell table:style-name="ce468" office:value-type="float" office:value="76875" calcext:value-type="float">
            <text:p>76875</text:p>
          </table:table-cell>
          <table:table-cell table:style-name="ce468" office:value-type="float" office:value="54.9" calcext:value-type="float">
            <text:p>54.9</text:p>
          </table:table-cell>
          <table:table-cell table:style-name="ce468" office:value-type="float" office:value="1308" calcext:value-type="float">
            <text:p>1308</text:p>
          </table:table-cell>
          <table:table-cell table:style-name="ce468" office:value-type="float" office:value="73807" calcext:value-type="float">
            <text:p>73807</text:p>
          </table:table-cell>
          <table:table-cell table:style-name="ce468" office:value-type="float" office:value="2964" calcext:value-type="float">
            <text:p>2964</text:p>
          </table:table-cell>
          <table:table-cell table:style-name="ce468" office:value-type="string" calcext:value-type="string">
            <text:p>163.693K</text:p>
          </table:table-cell>
          <table:table-cell table:style-name="ce936" table:formula="of:=IF(RIGHT([.D125];1)=&quot;B&quot;;VALUE(REPLACE([.D125]; LEN([.D125]); 1; &quot;&quot;))*1000000; IF(RIGHT([.D125];1)=&quot;M&quot;;VALUE(REPLACE([.D125]; LEN([.D125]); 1; &quot;&quot;))*1000; 0))" office:value-type="float" office:value="1494000" calcext:value-type="float">
            <text:p>1494000</text:p>
          </table:table-cell>
          <table:table-cell table:style-name="ce936" table:formula="of:=[.L125]-[.L126]" office:value-type="float" office:value="6000" calcext:value-type="float">
            <text:p>6000</text:p>
          </table:table-cell>
          <table:table-cell table:style-name="ce936" table:formula="of:=[.N126]+[.M125]" office:value-type="float" office:value="1082008" calcext:value-type="float">
            <text:p>1082008</text:p>
          </table:table-cell>
          <table:table-cell/>
          <table:table-cell table:style-name="ce940" table:formula="of:=[.M125]/[.L125]" office:value-type="percentage" office:value="0.00401606425702811" calcext:value-type="percentage">
            <text:p>0.402%</text:p>
          </table:table-cell>
          <table:table-cell table:number-columns-repeated="1008"/>
        </table:table-row>
        <table:table-row table:style-name="ro1">
          <table:table-cell table:style-name="ce126" office:value-type="float" office:value="341" calcext:value-type="float">
            <text:p>341</text:p>
          </table:table-cell>
          <table:table-cell table:style-name="ce468" office:value-type="string" calcext:value-type="string">
            <text:p>10/8/2022, 2:34:00 AM</text:p>
          </table:table-cell>
          <table:table-cell table:style-name="ce594" office:value-type="float" office:value="72672458" calcext:value-type="float">
            <text:p>72672458</text:p>
          </table:table-cell>
          <table:table-cell table:style-name="ce468" office:value-type="string" calcext:value-type="string">
            <text:p>1.488B</text:p>
          </table:table-cell>
          <table:table-cell table:style-name="ce468" office:value-type="float" office:value="1402" calcext:value-type="float">
            <text:p>1402</text:p>
          </table:table-cell>
          <table:table-cell table:style-name="ce468" office:value-type="float" office:value="75917" calcext:value-type="float">
            <text:p>75917</text:p>
          </table:table-cell>
          <table:table-cell table:style-name="ce468" office:value-type="float" office:value="54.1" calcext:value-type="float">
            <text:p>54.1</text:p>
          </table:table-cell>
          <table:table-cell table:style-name="ce468" office:value-type="float" office:value="1288" calcext:value-type="float">
            <text:p>1288</text:p>
          </table:table-cell>
          <table:table-cell table:style-name="ce468" office:value-type="float" office:value="72842" calcext:value-type="float">
            <text:p>72842</text:p>
          </table:table-cell>
          <table:table-cell table:style-name="ce468" office:value-type="float" office:value="2964" calcext:value-type="float">
            <text:p>2964</text:p>
          </table:table-cell>
          <table:table-cell table:style-name="ce468" office:value-type="string" calcext:value-type="string">
            <text:p>149.946K</text:p>
          </table:table-cell>
          <table:table-cell table:style-name="ce936" table:formula="of:=IF(RIGHT([.D126];1)=&quot;B&quot;;VALUE(REPLACE([.D126]; LEN([.D126]); 1; &quot;&quot;))*1000000; IF(RIGHT([.D126];1)=&quot;M&quot;;VALUE(REPLACE([.D126]; LEN([.D126]); 1; &quot;&quot;))*1000; 0))" office:value-type="float" office:value="1488000" calcext:value-type="float">
            <text:p>1488000</text:p>
          </table:table-cell>
          <table:table-cell table:style-name="ce936" table:formula="of:=[.L126]-[.L127]" office:value-type="float" office:value="5000" calcext:value-type="float">
            <text:p>5000</text:p>
          </table:table-cell>
          <table:table-cell table:style-name="ce936" table:formula="of:=[.N127]+[.M126]" office:value-type="float" office:value="1076008" calcext:value-type="float">
            <text:p>1076008</text:p>
          </table:table-cell>
          <table:table-cell/>
          <table:table-cell table:style-name="ce940" table:formula="of:=[.M126]/[.L126]" office:value-type="percentage" office:value="0.00336021505376344" calcext:value-type="percentage">
            <text:p>0.336%</text:p>
          </table:table-cell>
          <table:table-cell table:number-columns-repeated="1008"/>
        </table:table-row>
        <table:table-row table:style-name="ro1">
          <table:table-cell table:style-name="ce127" office:value-type="float" office:value="340" calcext:value-type="float">
            <text:p>340</text:p>
          </table:table-cell>
          <table:table-cell table:style-name="ce468" office:value-type="string" calcext:value-type="string">
            <text:p>10/7/2022, 2:33:59 AM</text:p>
          </table:table-cell>
          <table:table-cell table:style-name="ce595" office:value-type="float" office:value="72491997" calcext:value-type="float">
            <text:p>72491997</text:p>
          </table:table-cell>
          <table:table-cell table:style-name="ce468" office:value-type="string" calcext:value-type="string">
            <text:p>1.483B</text:p>
          </table:table-cell>
          <table:table-cell table:style-name="ce468" office:value-type="float" office:value="1492" calcext:value-type="float">
            <text:p>1492</text:p>
          </table:table-cell>
          <table:table-cell table:style-name="ce468" office:value-type="float" office:value="79669" calcext:value-type="float">
            <text:p>79669</text:p>
          </table:table-cell>
          <table:table-cell table:style-name="ce468" office:value-type="float" office:value="53.4" calcext:value-type="float">
            <text:p>53.4</text:p>
          </table:table-cell>
          <table:table-cell table:style-name="ce468" office:value-type="float" office:value="1384" calcext:value-type="float">
            <text:p>1384</text:p>
          </table:table-cell>
          <table:table-cell table:style-name="ce468" office:value-type="float" office:value="76234" calcext:value-type="float">
            <text:p>76234</text:p>
          </table:table-cell>
          <table:table-cell table:style-name="ce468" office:value-type="float" office:value="3268" calcext:value-type="float">
            <text:p>3268</text:p>
          </table:table-cell>
          <table:table-cell table:style-name="ce468" office:value-type="string" calcext:value-type="string">
            <text:p>156.53K</text:p>
          </table:table-cell>
          <table:table-cell table:style-name="ce936" table:formula="of:=IF(RIGHT([.D127];1)=&quot;B&quot;;VALUE(REPLACE([.D127]; LEN([.D127]); 1; &quot;&quot;))*1000000; IF(RIGHT([.D127];1)=&quot;M&quot;;VALUE(REPLACE([.D127]; LEN([.D127]); 1; &quot;&quot;))*1000; 0))" office:value-type="float" office:value="1483000" calcext:value-type="float">
            <text:p>1483000</text:p>
          </table:table-cell>
          <table:table-cell table:style-name="ce936" table:formula="of:=[.L127]-[.L128]" office:value-type="float" office:value="6000" calcext:value-type="float">
            <text:p>6000</text:p>
          </table:table-cell>
          <table:table-cell table:style-name="ce936" table:formula="of:=[.N128]+[.M127]" office:value-type="float" office:value="1071008" calcext:value-type="float">
            <text:p>1071008</text:p>
          </table:table-cell>
          <table:table-cell/>
          <table:table-cell table:style-name="ce940" table:formula="of:=[.M127]/[.L127]" office:value-type="percentage" office:value="0.00404585300067431" calcext:value-type="percentage">
            <text:p>0.405%</text:p>
          </table:table-cell>
          <table:table-cell table:number-columns-repeated="1008"/>
        </table:table-row>
        <table:table-row table:style-name="ro1">
          <table:table-cell table:style-name="ce128" office:value-type="float" office:value="339" calcext:value-type="float">
            <text:p>339</text:p>
          </table:table-cell>
          <table:table-cell table:style-name="ce468" office:value-type="string" calcext:value-type="string">
            <text:p>10/6/2022, 2:33:58 AM</text:p>
          </table:table-cell>
          <table:table-cell table:style-name="ce596" office:value-type="float" office:value="72286033" calcext:value-type="float">
            <text:p>72286033</text:p>
          </table:table-cell>
          <table:table-cell table:style-name="ce468" office:value-type="string" calcext:value-type="string">
            <text:p>1.477B</text:p>
          </table:table-cell>
          <table:table-cell table:style-name="ce468" office:value-type="float" office:value="1484" calcext:value-type="float">
            <text:p>1484</text:p>
          </table:table-cell>
          <table:table-cell table:style-name="ce468" office:value-type="float" office:value="78294" calcext:value-type="float">
            <text:p>78294</text:p>
          </table:table-cell>
          <table:table-cell table:style-name="ce468" office:value-type="float" office:value="52.8" calcext:value-type="float">
            <text:p>52.8</text:p>
          </table:table-cell>
          <table:table-cell table:style-name="ce468" office:value-type="float" office:value="1370" calcext:value-type="float">
            <text:p>1370</text:p>
          </table:table-cell>
          <table:table-cell table:style-name="ce468" office:value-type="float" office:value="74924" calcext:value-type="float">
            <text:p>74924</text:p>
          </table:table-cell>
          <table:table-cell table:style-name="ce468" office:value-type="float" office:value="3212" calcext:value-type="float">
            <text:p>3212</text:p>
          </table:table-cell>
          <table:table-cell table:style-name="ce468" office:value-type="string" calcext:value-type="string">
            <text:p>143.79K</text:p>
          </table:table-cell>
          <table:table-cell table:style-name="ce936" table:formula="of:=IF(RIGHT([.D128];1)=&quot;B&quot;;VALUE(REPLACE([.D128]; LEN([.D128]); 1; &quot;&quot;))*1000000; IF(RIGHT([.D128];1)=&quot;M&quot;;VALUE(REPLACE([.D128]; LEN([.D128]); 1; &quot;&quot;))*1000; 0))" office:value-type="float" office:value="1477000" calcext:value-type="float">
            <text:p>1477000</text:p>
          </table:table-cell>
          <table:table-cell table:style-name="ce936" table:formula="of:=[.L128]-[.L129]" office:value-type="float" office:value="5000" calcext:value-type="float">
            <text:p>5000</text:p>
          </table:table-cell>
          <table:table-cell table:style-name="ce936" table:formula="of:=[.N129]+[.M128]" office:value-type="float" office:value="1065008" calcext:value-type="float">
            <text:p>1065008</text:p>
          </table:table-cell>
          <table:table-cell/>
          <table:table-cell table:style-name="ce940" table:formula="of:=[.M128]/[.L128]" office:value-type="percentage" office:value="0.003385240352065" calcext:value-type="percentage">
            <text:p>0.339%</text:p>
          </table:table-cell>
          <table:table-cell table:number-columns-repeated="1008"/>
        </table:table-row>
        <table:table-row table:style-name="ro1">
          <table:table-cell table:style-name="ce129" office:value-type="float" office:value="338" calcext:value-type="float">
            <text:p>338</text:p>
          </table:table-cell>
          <table:table-cell table:style-name="ce468" office:value-type="string" calcext:value-type="string">
            <text:p>10/5/2022, 2:33:57 AM</text:p>
          </table:table-cell>
          <table:table-cell table:style-name="ce597" office:value-type="float" office:value="72090704" calcext:value-type="float">
            <text:p>72090704</text:p>
          </table:table-cell>
          <table:table-cell table:style-name="ce468" office:value-type="string" calcext:value-type="string">
            <text:p>1.472B</text:p>
          </table:table-cell>
          <table:table-cell table:style-name="ce468" office:value-type="float" office:value="1514" calcext:value-type="float">
            <text:p>1514</text:p>
          </table:table-cell>
          <table:table-cell table:style-name="ce468" office:value-type="float" office:value="76469" calcext:value-type="float">
            <text:p>76469</text:p>
          </table:table-cell>
          <table:table-cell table:style-name="ce468" office:value-type="float" office:value="50.5" calcext:value-type="float">
            <text:p>50.5</text:p>
          </table:table-cell>
          <table:table-cell table:style-name="ce468" office:value-type="float" office:value="1336" calcext:value-type="float">
            <text:p>1336</text:p>
          </table:table-cell>
          <table:table-cell table:style-name="ce468" office:value-type="float" office:value="73143" calcext:value-type="float">
            <text:p>73143</text:p>
          </table:table-cell>
          <table:table-cell table:style-name="ce468" office:value-type="float" office:value="3066" calcext:value-type="float">
            <text:p>3066</text:p>
          </table:table-cell>
          <table:table-cell table:style-name="ce468" office:value-type="string" calcext:value-type="string">
            <text:p>137.757K</text:p>
          </table:table-cell>
          <table:table-cell table:style-name="ce936" table:formula="of:=IF(RIGHT([.D129];1)=&quot;B&quot;;VALUE(REPLACE([.D129]; LEN([.D129]); 1; &quot;&quot;))*1000000; IF(RIGHT([.D129];1)=&quot;M&quot;;VALUE(REPLACE([.D129]; LEN([.D129]); 1; &quot;&quot;))*1000; 0))" office:value-type="float" office:value="1472000" calcext:value-type="float">
            <text:p>1472000</text:p>
          </table:table-cell>
          <table:table-cell table:style-name="ce936" table:formula="of:=[.L129]-[.L130]" office:value-type="float" office:value="6000" calcext:value-type="float">
            <text:p>6000</text:p>
          </table:table-cell>
          <table:table-cell table:style-name="ce936" table:formula="of:=[.N130]+[.M129]" office:value-type="float" office:value="1060008" calcext:value-type="float">
            <text:p>1060008</text:p>
          </table:table-cell>
          <table:table-cell/>
          <table:table-cell table:style-name="ce940" table:formula="of:=[.M129]/[.L129]" office:value-type="percentage" office:value="0.00407608695652174" calcext:value-type="percentage">
            <text:p>0.408%</text:p>
          </table:table-cell>
          <table:table-cell table:number-columns-repeated="1008"/>
        </table:table-row>
        <table:table-row table:style-name="ro1">
          <table:table-cell table:style-name="ce130" office:value-type="float" office:value="337" calcext:value-type="float">
            <text:p>337</text:p>
          </table:table-cell>
          <table:table-cell table:style-name="ce468" office:value-type="string" calcext:value-type="string">
            <text:p>10/4/2022, 2:33:56 AM</text:p>
          </table:table-cell>
          <table:table-cell table:style-name="ce598" office:value-type="float" office:value="71935202" calcext:value-type="float">
            <text:p>71935202</text:p>
          </table:table-cell>
          <table:table-cell table:style-name="ce468" office:value-type="string" calcext:value-type="string">
            <text:p>1.466B</text:p>
          </table:table-cell>
          <table:table-cell table:style-name="ce468" office:value-type="float" office:value="1440" calcext:value-type="float">
            <text:p>1440</text:p>
          </table:table-cell>
          <table:table-cell table:style-name="ce468" office:value-type="float" office:value="70448" calcext:value-type="float">
            <text:p>70448</text:p>
          </table:table-cell>
          <table:table-cell table:style-name="ce468" office:value-type="float" office:value="48.9" calcext:value-type="float">
            <text:p>48.9</text:p>
          </table:table-cell>
          <table:table-cell table:style-name="ce468" office:value-type="float" office:value="1261" calcext:value-type="float">
            <text:p>1261</text:p>
          </table:table-cell>
          <table:table-cell table:style-name="ce468" office:value-type="float" office:value="67493" calcext:value-type="float">
            <text:p>67493</text:p>
          </table:table-cell>
          <table:table-cell table:style-name="ce468" office:value-type="float" office:value="2643" calcext:value-type="float">
            <text:p>2643</text:p>
          </table:table-cell>
          <table:table-cell table:style-name="ce468" office:value-type="string" calcext:value-type="string">
            <text:p>137.893K</text:p>
          </table:table-cell>
          <table:table-cell table:style-name="ce936" table:formula="of:=IF(RIGHT([.D130];1)=&quot;B&quot;;VALUE(REPLACE([.D130]; LEN([.D130]); 1; &quot;&quot;))*1000000; IF(RIGHT([.D130];1)=&quot;M&quot;;VALUE(REPLACE([.D130]; LEN([.D130]); 1; &quot;&quot;))*1000; 0))" office:value-type="float" office:value="1466000" calcext:value-type="float">
            <text:p>1466000</text:p>
          </table:table-cell>
          <table:table-cell table:style-name="ce936" table:formula="of:=[.L130]-[.L131]" office:value-type="float" office:value="5000" calcext:value-type="float">
            <text:p>5000</text:p>
          </table:table-cell>
          <table:table-cell table:style-name="ce936" table:formula="of:=[.N131]+[.M130]" office:value-type="float" office:value="1054008" calcext:value-type="float">
            <text:p>1054008</text:p>
          </table:table-cell>
          <table:table-cell/>
          <table:table-cell table:style-name="ce940" table:formula="of:=[.M130]/[.L130]" office:value-type="percentage" office:value="0.0034106412005457" calcext:value-type="percentage">
            <text:p>0.341%</text:p>
          </table:table-cell>
          <table:table-cell table:number-columns-repeated="1008"/>
        </table:table-row>
        <table:table-row table:style-name="ro1">
          <table:table-cell table:style-name="ce131" office:value-type="float" office:value="336" calcext:value-type="float">
            <text:p>336</text:p>
          </table:table-cell>
          <table:table-cell table:style-name="ce468" office:value-type="string" calcext:value-type="string">
            <text:p>10/3/2022, 2:33:55 AM</text:p>
          </table:table-cell>
          <table:table-cell table:style-name="ce599" office:value-type="float" office:value="71729801" calcext:value-type="float">
            <text:p>71729801</text:p>
          </table:table-cell>
          <table:table-cell table:style-name="ce468" office:value-type="string" calcext:value-type="string">
            <text:p>1.461B</text:p>
          </table:table-cell>
          <table:table-cell table:style-name="ce468" office:value-type="float" office:value="1504" calcext:value-type="float">
            <text:p>1504</text:p>
          </table:table-cell>
          <table:table-cell table:style-name="ce468" office:value-type="float" office:value="79964" calcext:value-type="float">
            <text:p>79964</text:p>
          </table:table-cell>
          <table:table-cell table:style-name="ce468" office:value-type="float" office:value="53.2" calcext:value-type="float">
            <text:p>53.2</text:p>
          </table:table-cell>
          <table:table-cell table:style-name="ce468" office:value-type="float" office:value="1384" calcext:value-type="float">
            <text:p>1384</text:p>
          </table:table-cell>
          <table:table-cell table:style-name="ce468" office:value-type="float" office:value="76568" calcext:value-type="float">
            <text:p>76568</text:p>
          </table:table-cell>
          <table:table-cell table:style-name="ce468" office:value-type="float" office:value="3278" calcext:value-type="float">
            <text:p>3278</text:p>
          </table:table-cell>
          <table:table-cell table:style-name="ce468" office:value-type="string" calcext:value-type="string">
            <text:p>156.746K</text:p>
          </table:table-cell>
          <table:table-cell table:style-name="ce936" table:formula="of:=IF(RIGHT([.D131];1)=&quot;B&quot;;VALUE(REPLACE([.D131]; LEN([.D131]); 1; &quot;&quot;))*1000000; IF(RIGHT([.D131];1)=&quot;M&quot;;VALUE(REPLACE([.D131]; LEN([.D131]); 1; &quot;&quot;))*1000; 0))" office:value-type="float" office:value="1461000" calcext:value-type="float">
            <text:p>1461000</text:p>
          </table:table-cell>
          <table:table-cell table:style-name="ce936" table:formula="of:=[.L131]-[.L132]" office:value-type="float" office:value="6000" calcext:value-type="float">
            <text:p>6000</text:p>
          </table:table-cell>
          <table:table-cell table:style-name="ce936" table:formula="of:=[.N132]+[.M131]" office:value-type="float" office:value="1049008" calcext:value-type="float">
            <text:p>1049008</text:p>
          </table:table-cell>
          <table:table-cell/>
          <table:table-cell table:style-name="ce940" table:formula="of:=[.M131]/[.L131]" office:value-type="percentage" office:value="0.00410677618069815" calcext:value-type="percentage">
            <text:p>0.411%</text:p>
          </table:table-cell>
          <table:table-cell table:number-columns-repeated="1008"/>
        </table:table-row>
        <table:table-row table:style-name="ro1">
          <table:table-cell table:style-name="ce132" office:value-type="float" office:value="335" calcext:value-type="float">
            <text:p>335</text:p>
          </table:table-cell>
          <table:table-cell table:style-name="ce468" office:value-type="string" calcext:value-type="string">
            <text:p>10/2/2022, 2:33:54 AM</text:p>
          </table:table-cell>
          <table:table-cell table:style-name="ce600" office:value-type="float" office:value="71526529" calcext:value-type="float">
            <text:p>71526529</text:p>
          </table:table-cell>
          <table:table-cell table:style-name="ce468" office:value-type="string" calcext:value-type="string">
            <text:p>1.455B</text:p>
          </table:table-cell>
          <table:table-cell table:style-name="ce468" office:value-type="float" office:value="1559" calcext:value-type="float">
            <text:p>1559</text:p>
          </table:table-cell>
          <table:table-cell table:style-name="ce468" office:value-type="float" office:value="78260" calcext:value-type="float">
            <text:p>78260</text:p>
          </table:table-cell>
          <table:table-cell table:style-name="ce468" office:value-type="float" office:value="50.2" calcext:value-type="float">
            <text:p>50.2</text:p>
          </table:table-cell>
          <table:table-cell table:style-name="ce468" office:value-type="float" office:value="1338" calcext:value-type="float">
            <text:p>1338</text:p>
          </table:table-cell>
          <table:table-cell table:style-name="ce468" office:value-type="float" office:value="74793" calcext:value-type="float">
            <text:p>74793</text:p>
          </table:table-cell>
          <table:table-cell table:style-name="ce468" office:value-type="float" office:value="2956" calcext:value-type="float">
            <text:p>2956</text:p>
          </table:table-cell>
          <table:table-cell table:style-name="ce468" office:value-type="string" calcext:value-type="string">
            <text:p>132.221K</text:p>
          </table:table-cell>
          <table:table-cell table:style-name="ce936" table:formula="of:=IF(RIGHT([.D132];1)=&quot;B&quot;;VALUE(REPLACE([.D132]; LEN([.D132]); 1; &quot;&quot;))*1000000; IF(RIGHT([.D132];1)=&quot;M&quot;;VALUE(REPLACE([.D132]; LEN([.D132]); 1; &quot;&quot;))*1000; 0))" office:value-type="float" office:value="1455000" calcext:value-type="float">
            <text:p>1455000</text:p>
          </table:table-cell>
          <table:table-cell table:style-name="ce936" table:formula="of:=[.L132]-[.L133]" office:value-type="float" office:value="5000" calcext:value-type="float">
            <text:p>5000</text:p>
          </table:table-cell>
          <table:table-cell table:style-name="ce936" table:formula="of:=[.N133]+[.M132]" office:value-type="float" office:value="1043008" calcext:value-type="float">
            <text:p>1043008</text:p>
          </table:table-cell>
          <table:table-cell/>
          <table:table-cell table:style-name="ce940" table:formula="of:=[.M132]/[.L132]" office:value-type="percentage" office:value="0.00343642611683849" calcext:value-type="percentage">
            <text:p>0.344%</text:p>
          </table:table-cell>
          <table:table-cell table:number-columns-repeated="1008"/>
        </table:table-row>
        <table:table-row table:style-name="ro1">
          <table:table-cell table:style-name="ce133" office:value-type="float" office:value="334" calcext:value-type="float">
            <text:p>334</text:p>
          </table:table-cell>
          <table:table-cell table:style-name="ce468" office:value-type="string" calcext:value-type="string">
            <text:p>10/1/2022, 2:33:53 AM</text:p>
          </table:table-cell>
          <table:table-cell table:style-name="ce601" office:value-type="float" office:value="71311649" calcext:value-type="float">
            <text:p>71311649</text:p>
          </table:table-cell>
          <table:table-cell table:style-name="ce468" office:value-type="string" calcext:value-type="string">
            <text:p>1.45B</text:p>
          </table:table-cell>
          <table:table-cell table:style-name="ce468" office:value-type="float" office:value="1574" calcext:value-type="float">
            <text:p>1574</text:p>
          </table:table-cell>
          <table:table-cell table:style-name="ce468" office:value-type="float" office:value="84177" calcext:value-type="float">
            <text:p>84177</text:p>
          </table:table-cell>
          <table:table-cell table:style-name="ce468" office:value-type="float" office:value="53.5" calcext:value-type="float">
            <text:p>53.5</text:p>
          </table:table-cell>
          <table:table-cell table:style-name="ce468" office:value-type="float" office:value="1469" calcext:value-type="float">
            <text:p>1469</text:p>
          </table:table-cell>
          <table:table-cell table:style-name="ce468" office:value-type="float" office:value="80706" calcext:value-type="float">
            <text:p>80706</text:p>
          </table:table-cell>
          <table:table-cell table:style-name="ce468" office:value-type="float" office:value="3357" calcext:value-type="float">
            <text:p>3357</text:p>
          </table:table-cell>
          <table:table-cell table:style-name="ce468" office:value-type="string" calcext:value-type="string">
            <text:p>116.666K</text:p>
          </table:table-cell>
          <table:table-cell table:style-name="ce936" table:formula="of:=IF(RIGHT([.D133];1)=&quot;B&quot;;VALUE(REPLACE([.D133]; LEN([.D133]); 1; &quot;&quot;))*1000000; IF(RIGHT([.D133];1)=&quot;M&quot;;VALUE(REPLACE([.D133]; LEN([.D133]); 1; &quot;&quot;))*1000; 0))" office:value-type="float" office:value="1450000" calcext:value-type="float">
            <text:p>1450000</text:p>
          </table:table-cell>
          <table:table-cell table:style-name="ce936" table:formula="of:=[.L133]-[.L134]" office:value-type="float" office:value="5000" calcext:value-type="float">
            <text:p>5000</text:p>
          </table:table-cell>
          <table:table-cell table:style-name="ce936" table:formula="of:=[.N134]+[.M133]" office:value-type="float" office:value="1038008" calcext:value-type="float">
            <text:p>1038008</text:p>
          </table:table-cell>
          <table:table-cell/>
          <table:table-cell table:style-name="ce940" table:formula="of:=[.M133]/[.L133]" office:value-type="percentage" office:value="0.00344827586206897" calcext:value-type="percentage">
            <text:p>0.345%</text:p>
          </table:table-cell>
          <table:table-cell table:number-columns-repeated="1008"/>
        </table:table-row>
        <table:table-row table:style-name="ro1">
          <table:table-cell table:style-name="ce134" office:value-type="float" office:value="333" calcext:value-type="float">
            <text:p>333</text:p>
          </table:table-cell>
          <table:table-cell table:style-name="ce468" office:value-type="string" calcext:value-type="string">
            <text:p>9/30/2022, 2:33:52 AM</text:p>
          </table:table-cell>
          <table:table-cell table:style-name="ce602" office:value-type="float" office:value="71110648" calcext:value-type="float">
            <text:p>71110648</text:p>
          </table:table-cell>
          <table:table-cell table:style-name="ce468" office:value-type="string" calcext:value-type="string">
            <text:p>1.445B</text:p>
          </table:table-cell>
          <table:table-cell table:style-name="ce468" office:value-type="float" office:value="1688" calcext:value-type="float">
            <text:p>1688</text:p>
          </table:table-cell>
          <table:table-cell table:style-name="ce468" office:value-type="float" office:value="84300" calcext:value-type="float">
            <text:p>84300</text:p>
          </table:table-cell>
          <table:table-cell table:style-name="ce468" office:value-type="float" office:value="49.9" calcext:value-type="float">
            <text:p>49.9</text:p>
          </table:table-cell>
          <table:table-cell table:style-name="ce468" office:value-type="float" office:value="1561" calcext:value-type="float">
            <text:p>1561</text:p>
          </table:table-cell>
          <table:table-cell table:style-name="ce468" office:value-type="float" office:value="80842" calcext:value-type="float">
            <text:p>80842</text:p>
          </table:table-cell>
          <table:table-cell table:style-name="ce468" office:value-type="float" office:value="3203" calcext:value-type="float">
            <text:p>3203</text:p>
          </table:table-cell>
          <table:table-cell table:style-name="ce468" office:value-type="string" calcext:value-type="string">
            <text:p>112.171K</text:p>
          </table:table-cell>
          <table:table-cell table:style-name="ce936" table:formula="of:=IF(RIGHT([.D134];1)=&quot;B&quot;;VALUE(REPLACE([.D134]; LEN([.D134]); 1; &quot;&quot;))*1000000; IF(RIGHT([.D134];1)=&quot;M&quot;;VALUE(REPLACE([.D134]; LEN([.D134]); 1; &quot;&quot;))*1000; 0))" office:value-type="float" office:value="1445000" calcext:value-type="float">
            <text:p>1445000</text:p>
          </table:table-cell>
          <table:table-cell table:style-name="ce936" table:formula="of:=[.L134]-[.L135]" office:value-type="float" office:value="5000" calcext:value-type="float">
            <text:p>5000</text:p>
          </table:table-cell>
          <table:table-cell table:style-name="ce936" table:formula="of:=[.N135]+[.M134]" office:value-type="float" office:value="1033008" calcext:value-type="float">
            <text:p>1033008</text:p>
          </table:table-cell>
          <table:table-cell/>
          <table:table-cell table:style-name="ce940" table:formula="of:=[.M134]/[.L134]" office:value-type="percentage" office:value="0.00346020761245675" calcext:value-type="percentage">
            <text:p>0.346%</text:p>
          </table:table-cell>
          <table:table-cell table:number-columns-repeated="1008"/>
        </table:table-row>
        <table:table-row table:style-name="ro1">
          <table:table-cell table:style-name="ce135" office:value-type="float" office:value="332" calcext:value-type="float">
            <text:p>332</text:p>
          </table:table-cell>
          <table:table-cell table:style-name="ce468" office:value-type="string" calcext:value-type="string">
            <text:p>9/29/2022, 2:33:51 AM</text:p>
          </table:table-cell>
          <table:table-cell table:style-name="ce603" office:value-type="float" office:value="70952637" calcext:value-type="float">
            <text:p>70952637</text:p>
          </table:table-cell>
          <table:table-cell table:style-name="ce468" office:value-type="string" calcext:value-type="string">
            <text:p>1.44B</text:p>
          </table:table-cell>
          <table:table-cell table:style-name="ce468" office:value-type="float" office:value="1626" calcext:value-type="float">
            <text:p>1626</text:p>
          </table:table-cell>
          <table:table-cell table:style-name="ce468" office:value-type="float" office:value="73538" calcext:value-type="float">
            <text:p>73538</text:p>
          </table:table-cell>
          <table:table-cell table:style-name="ce468" office:value-type="float" office:value="45.2" calcext:value-type="float">
            <text:p>45.2</text:p>
          </table:table-cell>
          <table:table-cell table:style-name="ce468" office:value-type="float" office:value="1269" calcext:value-type="float">
            <text:p>1269</text:p>
          </table:table-cell>
          <table:table-cell table:style-name="ce468" office:value-type="float" office:value="69634" calcext:value-type="float">
            <text:p>69634</text:p>
          </table:table-cell>
          <table:table-cell table:style-name="ce468" office:value-type="float" office:value="3229" calcext:value-type="float">
            <text:p>3229</text:p>
          </table:table-cell>
          <table:table-cell table:style-name="ce468" office:value-type="string" calcext:value-type="string">
            <text:p>116.793K</text:p>
          </table:table-cell>
          <table:table-cell table:style-name="ce936" table:formula="of:=IF(RIGHT([.D135];1)=&quot;B&quot;;VALUE(REPLACE([.D135]; LEN([.D135]); 1; &quot;&quot;))*1000000; IF(RIGHT([.D135];1)=&quot;M&quot;;VALUE(REPLACE([.D135]; LEN([.D135]); 1; &quot;&quot;))*1000; 0))" office:value-type="float" office:value="1440000" calcext:value-type="float">
            <text:p>1440000</text:p>
          </table:table-cell>
          <table:table-cell table:style-name="ce936" table:formula="of:=[.L135]-[.L136]" office:value-type="float" office:value="5000" calcext:value-type="float">
            <text:p>5000</text:p>
          </table:table-cell>
          <table:table-cell table:style-name="ce936" table:formula="of:=[.N136]+[.M135]" office:value-type="float" office:value="1028008" calcext:value-type="float">
            <text:p>1028008</text:p>
          </table:table-cell>
          <table:table-cell/>
          <table:table-cell table:style-name="ce940" table:formula="of:=[.M135]/[.L135]" office:value-type="percentage" office:value="0.00347222222222222" calcext:value-type="percentage">
            <text:p>0.347%</text:p>
          </table:table-cell>
          <table:table-cell table:number-columns-repeated="1008"/>
        </table:table-row>
        <table:table-row table:style-name="ro1">
          <table:table-cell table:style-name="ce136" office:value-type="float" office:value="331" calcext:value-type="float">
            <text:p>331</text:p>
          </table:table-cell>
          <table:table-cell table:style-name="ce468" office:value-type="string" calcext:value-type="string">
            <text:p>9/28/2022, 2:33:50 AM</text:p>
          </table:table-cell>
          <table:table-cell table:style-name="ce604" office:value-type="float" office:value="70752175" calcext:value-type="float">
            <text:p>70752175</text:p>
          </table:table-cell>
          <table:table-cell table:style-name="ce468" office:value-type="string" calcext:value-type="string">
            <text:p>1.435B</text:p>
          </table:table-cell>
          <table:table-cell table:style-name="ce468" office:value-type="float" office:value="1612" calcext:value-type="float">
            <text:p>1612</text:p>
          </table:table-cell>
          <table:table-cell table:style-name="ce468" office:value-type="float" office:value="70594" calcext:value-type="float">
            <text:p>70594</text:p>
          </table:table-cell>
          <table:table-cell table:style-name="ce468" office:value-type="float" office:value="43.8" calcext:value-type="float">
            <text:p>43.8</text:p>
          </table:table-cell>
          <table:table-cell table:style-name="ce468" office:value-type="float" office:value="1233" calcext:value-type="float">
            <text:p>1233</text:p>
          </table:table-cell>
          <table:table-cell table:style-name="ce468" office:value-type="float" office:value="66618" calcext:value-type="float">
            <text:p>66618</text:p>
          </table:table-cell>
          <table:table-cell table:style-name="ce468" office:value-type="float" office:value="3371" calcext:value-type="float">
            <text:p>3371</text:p>
          </table:table-cell>
          <table:table-cell table:style-name="ce468" office:value-type="string" calcext:value-type="string">
            <text:p>126.661K</text:p>
          </table:table-cell>
          <table:table-cell table:style-name="ce936" table:formula="of:=IF(RIGHT([.D136];1)=&quot;B&quot;;VALUE(REPLACE([.D136]; LEN([.D136]); 1; &quot;&quot;))*1000000; IF(RIGHT([.D136];1)=&quot;M&quot;;VALUE(REPLACE([.D136]; LEN([.D136]); 1; &quot;&quot;))*1000; 0))" office:value-type="float" office:value="1435000" calcext:value-type="float">
            <text:p>1435000</text:p>
          </table:table-cell>
          <table:table-cell table:style-name="ce936" table:formula="of:=[.L136]-[.L137]" office:value-type="float" office:value="5000" calcext:value-type="float">
            <text:p>5000</text:p>
          </table:table-cell>
          <table:table-cell table:style-name="ce936" table:formula="of:=[.N137]+[.M136]" office:value-type="float" office:value="1023008" calcext:value-type="float">
            <text:p>1023008</text:p>
          </table:table-cell>
          <table:table-cell/>
          <table:table-cell table:style-name="ce940" table:formula="of:=[.M136]/[.L136]" office:value-type="percentage" office:value="0.00348432055749129" calcext:value-type="percentage">
            <text:p>0.348%</text:p>
          </table:table-cell>
          <table:table-cell table:number-columns-repeated="1008"/>
        </table:table-row>
        <table:table-row table:style-name="ro1">
          <table:table-cell table:style-name="ce137" office:value-type="float" office:value="330" calcext:value-type="float">
            <text:p>330</text:p>
          </table:table-cell>
          <table:table-cell table:style-name="ce468" office:value-type="string" calcext:value-type="string">
            <text:p>9/27/2022, 2:33:48 AM</text:p>
          </table:table-cell>
          <table:table-cell table:style-name="ce605" office:value-type="float" office:value="70550900" calcext:value-type="float">
            <text:p>70550900</text:p>
          </table:table-cell>
          <table:table-cell table:style-name="ce468" office:value-type="string" calcext:value-type="string">
            <text:p>1.43B</text:p>
          </table:table-cell>
          <table:table-cell table:style-name="ce468" office:value-type="float" office:value="1634" calcext:value-type="float">
            <text:p>1634</text:p>
          </table:table-cell>
          <table:table-cell table:style-name="ce468" office:value-type="float" office:value="82210" calcext:value-type="float">
            <text:p>82210</text:p>
          </table:table-cell>
          <table:table-cell table:style-name="ce468" office:value-type="float" office:value="50.3" calcext:value-type="float">
            <text:p>50.3</text:p>
          </table:table-cell>
          <table:table-cell table:style-name="ce468" office:value-type="float" office:value="1518" calcext:value-type="float">
            <text:p>1518</text:p>
          </table:table-cell>
          <table:table-cell table:style-name="ce468" office:value-type="float" office:value="78553" calcext:value-type="float">
            <text:p>78553</text:p>
          </table:table-cell>
          <table:table-cell table:style-name="ce468" office:value-type="float" office:value="3502" calcext:value-type="float">
            <text:p>3502</text:p>
          </table:table-cell>
          <table:table-cell table:style-name="ce468" office:value-type="string" calcext:value-type="string">
            <text:p>132.089K</text:p>
          </table:table-cell>
          <table:table-cell table:style-name="ce936" table:formula="of:=IF(RIGHT([.D137];1)=&quot;B&quot;;VALUE(REPLACE([.D137]; LEN([.D137]); 1; &quot;&quot;))*1000000; IF(RIGHT([.D137];1)=&quot;M&quot;;VALUE(REPLACE([.D137]; LEN([.D137]); 1; &quot;&quot;))*1000; 0))" office:value-type="float" office:value="1430000" calcext:value-type="float">
            <text:p>1430000</text:p>
          </table:table-cell>
          <table:table-cell table:style-name="ce936" table:formula="of:=[.L137]-[.L138]" office:value-type="float" office:value="5000" calcext:value-type="float">
            <text:p>5000</text:p>
          </table:table-cell>
          <table:table-cell table:style-name="ce936" table:formula="of:=[.N138]+[.M137]" office:value-type="float" office:value="1018008" calcext:value-type="float">
            <text:p>1018008</text:p>
          </table:table-cell>
          <table:table-cell/>
          <table:table-cell table:style-name="ce940" table:formula="of:=[.M137]/[.L137]" office:value-type="percentage" office:value="0.0034965034965035" calcext:value-type="percentage">
            <text:p>0.350%</text:p>
          </table:table-cell>
          <table:table-cell table:number-columns-repeated="1008"/>
        </table:table-row>
        <table:table-row table:style-name="ro1">
          <table:table-cell table:style-name="ce138" office:value-type="float" office:value="329" calcext:value-type="float">
            <text:p>329</text:p>
          </table:table-cell>
          <table:table-cell table:style-name="ce468" office:value-type="string" calcext:value-type="string">
            <text:p>9/26/2022, 2:33:47 AM</text:p>
          </table:table-cell>
          <table:table-cell table:style-name="ce606" office:value-type="float" office:value="70340591" calcext:value-type="float">
            <text:p>70340591</text:p>
          </table:table-cell>
          <table:table-cell table:style-name="ce468" office:value-type="string" calcext:value-type="string">
            <text:p>1.425B</text:p>
          </table:table-cell>
          <table:table-cell table:style-name="ce468" office:value-type="float" office:value="1587" calcext:value-type="float">
            <text:p>1587</text:p>
          </table:table-cell>
          <table:table-cell table:style-name="ce468" office:value-type="float" office:value="81183" calcext:value-type="float">
            <text:p>81183</text:p>
          </table:table-cell>
          <table:table-cell table:style-name="ce468" office:value-type="float" office:value="51.2" calcext:value-type="float">
            <text:p>51.2</text:p>
          </table:table-cell>
          <table:table-cell table:style-name="ce468" office:value-type="float" office:value="1471" calcext:value-type="float">
            <text:p>1471</text:p>
          </table:table-cell>
          <table:table-cell table:style-name="ce468" office:value-type="float" office:value="77542" calcext:value-type="float">
            <text:p>77542</text:p>
          </table:table-cell>
          <table:table-cell table:style-name="ce468" office:value-type="float" office:value="3501" calcext:value-type="float">
            <text:p>3501</text:p>
          </table:table-cell>
          <table:table-cell table:style-name="ce468" office:value-type="string" calcext:value-type="string">
            <text:p>137.667K</text:p>
          </table:table-cell>
          <table:table-cell table:style-name="ce936" table:formula="of:=IF(RIGHT([.D138];1)=&quot;B&quot;;VALUE(REPLACE([.D138]; LEN([.D138]); 1; &quot;&quot;))*1000000; IF(RIGHT([.D138];1)=&quot;M&quot;;VALUE(REPLACE([.D138]; LEN([.D138]); 1; &quot;&quot;))*1000; 0))" office:value-type="float" office:value="1425000" calcext:value-type="float">
            <text:p>1425000</text:p>
          </table:table-cell>
          <table:table-cell table:style-name="ce936" table:formula="of:=[.L138]-[.L139]" office:value-type="float" office:value="5000" calcext:value-type="float">
            <text:p>5000</text:p>
          </table:table-cell>
          <table:table-cell table:style-name="ce936" table:formula="of:=[.N139]+[.M138]" office:value-type="float" office:value="1013008" calcext:value-type="float">
            <text:p>1013008</text:p>
          </table:table-cell>
          <table:table-cell/>
          <table:table-cell table:style-name="ce940" table:formula="of:=[.M138]/[.L138]" office:value-type="percentage" office:value="0.00350877192982456" calcext:value-type="percentage">
            <text:p>0.351%</text:p>
          </table:table-cell>
          <table:table-cell table:number-columns-repeated="1008"/>
        </table:table-row>
        <table:table-row table:style-name="ro1">
          <table:table-cell table:style-name="ce139" office:value-type="float" office:value="328" calcext:value-type="float">
            <text:p>328</text:p>
          </table:table-cell>
          <table:table-cell table:style-name="ce468" office:value-type="string" calcext:value-type="string">
            <text:p>9/25/2022, 2:33:46 AM</text:p>
          </table:table-cell>
          <table:table-cell table:style-name="ce607" office:value-type="float" office:value="70149209" calcext:value-type="float">
            <text:p>70149209</text:p>
          </table:table-cell>
          <table:table-cell table:style-name="ce468" office:value-type="string" calcext:value-type="string">
            <text:p>1.42B</text:p>
          </table:table-cell>
          <table:table-cell table:style-name="ce468" office:value-type="float" office:value="1571" calcext:value-type="float">
            <text:p>1571</text:p>
          </table:table-cell>
          <table:table-cell table:style-name="ce468" office:value-type="float" office:value="78206" calcext:value-type="float">
            <text:p>78206</text:p>
          </table:table-cell>
          <table:table-cell table:style-name="ce468" office:value-type="float" office:value="49.8" calcext:value-type="float">
            <text:p>49.8</text:p>
          </table:table-cell>
          <table:table-cell table:style-name="ce468" office:value-type="float" office:value="1440" calcext:value-type="float">
            <text:p>1440</text:p>
          </table:table-cell>
          <table:table-cell table:style-name="ce468" office:value-type="float" office:value="74488" calcext:value-type="float">
            <text:p>74488</text:p>
          </table:table-cell>
          <table:table-cell table:style-name="ce468" office:value-type="float" office:value="3517" calcext:value-type="float">
            <text:p>3517</text:p>
          </table:table-cell>
          <table:table-cell table:style-name="ce468" office:value-type="string" calcext:value-type="string">
            <text:p>121.71K</text:p>
          </table:table-cell>
          <table:table-cell table:style-name="ce936" table:formula="of:=IF(RIGHT([.D139];1)=&quot;B&quot;;VALUE(REPLACE([.D139]; LEN([.D139]); 1; &quot;&quot;))*1000000; IF(RIGHT([.D139];1)=&quot;M&quot;;VALUE(REPLACE([.D139]; LEN([.D139]); 1; &quot;&quot;))*1000; 0))" office:value-type="float" office:value="1420000" calcext:value-type="float">
            <text:p>1420000</text:p>
          </table:table-cell>
          <table:table-cell table:style-name="ce936" table:formula="of:=[.L139]-[.L140]" office:value-type="float" office:value="5000" calcext:value-type="float">
            <text:p>5000</text:p>
          </table:table-cell>
          <table:table-cell table:style-name="ce936" table:formula="of:=[.N140]+[.M139]" office:value-type="float" office:value="1008008" calcext:value-type="float">
            <text:p>1008008</text:p>
          </table:table-cell>
          <table:table-cell/>
          <table:table-cell table:style-name="ce940" table:formula="of:=[.M139]/[.L139]" office:value-type="percentage" office:value="0.00352112676056338" calcext:value-type="percentage">
            <text:p>0.352%</text:p>
          </table:table-cell>
          <table:table-cell table:number-columns-repeated="1008"/>
        </table:table-row>
        <table:table-row table:style-name="ro1">
          <table:table-cell table:style-name="ce140" office:value-type="float" office:value="327" calcext:value-type="float">
            <text:p>327</text:p>
          </table:table-cell>
          <table:table-cell table:style-name="ce468" office:value-type="string" calcext:value-type="string">
            <text:p>9/24/2022, 2:33:45 AM</text:p>
          </table:table-cell>
          <table:table-cell table:style-name="ce608" office:value-type="float" office:value="69963133" calcext:value-type="float">
            <text:p>69963133</text:p>
          </table:table-cell>
          <table:table-cell table:style-name="ce468" office:value-type="string" calcext:value-type="string">
            <text:p>1.415B</text:p>
          </table:table-cell>
          <table:table-cell table:style-name="ce468" office:value-type="float" office:value="1568" calcext:value-type="float">
            <text:p>1568</text:p>
          </table:table-cell>
          <table:table-cell table:style-name="ce468" office:value-type="float" office:value="83900" calcext:value-type="float">
            <text:p>83900</text:p>
          </table:table-cell>
          <table:table-cell table:style-name="ce468" office:value-type="float" office:value="53.5" calcext:value-type="float">
            <text:p>53.5</text:p>
          </table:table-cell>
          <table:table-cell table:style-name="ce468" office:value-type="float" office:value="1466" calcext:value-type="float">
            <text:p>1466</text:p>
          </table:table-cell>
          <table:table-cell table:style-name="ce468" office:value-type="float" office:value="80284" calcext:value-type="float">
            <text:p>80284</text:p>
          </table:table-cell>
          <table:table-cell table:style-name="ce468" office:value-type="float" office:value="3486" calcext:value-type="float">
            <text:p>3486</text:p>
          </table:table-cell>
          <table:table-cell table:style-name="ce468" office:value-type="string" calcext:value-type="string">
            <text:p>126.911K</text:p>
          </table:table-cell>
          <table:table-cell table:style-name="ce936" table:formula="of:=IF(RIGHT([.D140];1)=&quot;B&quot;;VALUE(REPLACE([.D140]; LEN([.D140]); 1; &quot;&quot;))*1000000; IF(RIGHT([.D140];1)=&quot;M&quot;;VALUE(REPLACE([.D140]; LEN([.D140]); 1; &quot;&quot;))*1000; 0))" office:value-type="float" office:value="1415000" calcext:value-type="float">
            <text:p>1415000</text:p>
          </table:table-cell>
          <table:table-cell table:style-name="ce936" table:formula="of:=[.L140]-[.L141]" office:value-type="float" office:value="4999.99999999977" calcext:value-type="float">
            <text:p>4999.99999999977</text:p>
          </table:table-cell>
          <table:table-cell table:style-name="ce936" table:formula="of:=[.N141]+[.M140]" office:value-type="float" office:value="1003008" calcext:value-type="float">
            <text:p>1003008</text:p>
          </table:table-cell>
          <table:table-cell/>
          <table:table-cell table:style-name="ce940" table:formula="of:=[.M140]/[.L140]" office:value-type="percentage" office:value="0.00353356890459347" calcext:value-type="percentage">
            <text:p>0.353%</text:p>
          </table:table-cell>
          <table:table-cell table:number-columns-repeated="1008"/>
        </table:table-row>
        <table:table-row table:style-name="ro1">
          <table:table-cell table:style-name="ce141" office:value-type="float" office:value="326" calcext:value-type="float">
            <text:p>326</text:p>
          </table:table-cell>
          <table:table-cell table:style-name="ce468" office:value-type="string" calcext:value-type="string">
            <text:p>9/23/2022, 2:33:44 AM</text:p>
          </table:table-cell>
          <table:table-cell table:style-name="ce609" office:value-type="float" office:value="69793929" calcext:value-type="float">
            <text:p>69793929</text:p>
          </table:table-cell>
          <table:table-cell table:style-name="ce468" office:value-type="string" calcext:value-type="string">
            <text:p>1.41B</text:p>
          </table:table-cell>
          <table:table-cell table:style-name="ce468" office:value-type="float" office:value="1408" calcext:value-type="float">
            <text:p>1408</text:p>
          </table:table-cell>
          <table:table-cell table:style-name="ce468" office:value-type="float" office:value="67722" calcext:value-type="float">
            <text:p>67722</text:p>
          </table:table-cell>
          <table:table-cell table:style-name="ce468" office:value-type="float" office:value="48.1" calcext:value-type="float">
            <text:p>48.1</text:p>
          </table:table-cell>
          <table:table-cell table:style-name="ce468" office:value-type="float" office:value="1139" calcext:value-type="float">
            <text:p>1139</text:p>
          </table:table-cell>
          <table:table-cell table:style-name="ce468" office:value-type="float" office:value="63876" calcext:value-type="float">
            <text:p>63876</text:p>
          </table:table-cell>
          <table:table-cell table:style-name="ce468" office:value-type="float" office:value="3536" calcext:value-type="float">
            <text:p>3536</text:p>
          </table:table-cell>
          <table:table-cell table:style-name="ce468" office:value-type="string" calcext:value-type="string">
            <text:p>116.144K</text:p>
          </table:table-cell>
          <table:table-cell table:style-name="ce936" table:formula="of:=IF(RIGHT([.D141];1)=&quot;B&quot;;VALUE(REPLACE([.D141]; LEN([.D141]); 1; &quot;&quot;))*1000000; IF(RIGHT([.D141];1)=&quot;M&quot;;VALUE(REPLACE([.D141]; LEN([.D141]); 1; &quot;&quot;))*1000; 0))" office:value-type="float" office:value="1410000" calcext:value-type="float">
            <text:p>1410000</text:p>
          </table:table-cell>
          <table:table-cell table:style-name="ce936" table:formula="of:=[.L141]-[.L142]" office:value-type="float" office:value="5000.00000000023" calcext:value-type="float">
            <text:p>5000.00000000023</text:p>
          </table:table-cell>
          <table:table-cell table:style-name="ce936" table:formula="of:=[.N142]+[.M141]" office:value-type="float" office:value="998008" calcext:value-type="float">
            <text:p>998008</text:p>
          </table:table-cell>
          <table:table-cell/>
          <table:table-cell table:style-name="ce940" table:formula="of:=[.M141]/[.L141]" office:value-type="percentage" office:value="0.00354609929078031" calcext:value-type="percentage">
            <text:p>0.355%</text:p>
          </table:table-cell>
          <table:table-cell table:number-columns-repeated="1008"/>
        </table:table-row>
        <table:table-row table:style-name="ro1">
          <table:table-cell table:style-name="ce142" office:value-type="float" office:value="325" calcext:value-type="float">
            <text:p>325</text:p>
          </table:table-cell>
          <table:table-cell table:style-name="ce468" office:value-type="string" calcext:value-type="string">
            <text:p>9/22/2022, 2:33:43 AM</text:p>
          </table:table-cell>
          <table:table-cell table:style-name="ce610" office:value-type="float" office:value="69686983" calcext:value-type="float">
            <text:p>69686983</text:p>
          </table:table-cell>
          <table:table-cell table:style-name="ce468" office:value-type="string" calcext:value-type="string">
            <text:p>1.405B</text:p>
          </table:table-cell>
          <table:table-cell table:style-name="ce468" office:value-type="float" office:value="1578" calcext:value-type="float">
            <text:p>1578</text:p>
          </table:table-cell>
          <table:table-cell table:style-name="ce468" office:value-type="float" office:value="53581" calcext:value-type="float">
            <text:p>53581</text:p>
          </table:table-cell>
          <table:table-cell table:style-name="ce468" office:value-type="float" office:value="34" calcext:value-type="float">
            <text:p>34</text:p>
          </table:table-cell>
          <table:table-cell table:style-name="ce468" office:value-type="float" office:value="1100" calcext:value-type="float">
            <text:p>1100</text:p>
          </table:table-cell>
          <table:table-cell table:style-name="ce468" office:value-type="float" office:value="49424" calcext:value-type="float">
            <text:p>49424</text:p>
          </table:table-cell>
          <table:table-cell table:style-name="ce468" office:value-type="float" office:value="2757" calcext:value-type="float">
            <text:p>2757</text:p>
          </table:table-cell>
          <table:table-cell table:style-name="ce468" office:value-type="string" calcext:value-type="string">
            <text:p>121.502K</text:p>
          </table:table-cell>
          <table:table-cell table:style-name="ce936" table:formula="of:=IF(RIGHT([.D142];1)=&quot;B&quot;;VALUE(REPLACE([.D142]; LEN([.D142]); 1; &quot;&quot;))*1000000; IF(RIGHT([.D142];1)=&quot;M&quot;;VALUE(REPLACE([.D142]; LEN([.D142]); 1; &quot;&quot;))*1000; 0))" office:value-type="float" office:value="1405000" calcext:value-type="float">
            <text:p>1405000</text:p>
          </table:table-cell>
          <table:table-cell table:style-name="ce936" table:formula="of:=[.L142]-[.L143]" office:value-type="float" office:value="5000" calcext:value-type="float">
            <text:p>5000</text:p>
          </table:table-cell>
          <table:table-cell table:style-name="ce936" table:formula="of:=[.N143]+[.M142]" office:value-type="float" office:value="993008" calcext:value-type="float">
            <text:p>993008</text:p>
          </table:table-cell>
          <table:table-cell/>
          <table:table-cell table:style-name="ce940" table:formula="of:=[.M142]/[.L142]" office:value-type="percentage" office:value="0.00355871886120996" calcext:value-type="percentage">
            <text:p>0.356%</text:p>
          </table:table-cell>
          <table:table-cell table:number-columns-repeated="1008"/>
        </table:table-row>
        <table:table-row table:style-name="ro1">
          <table:table-cell table:style-name="ce143" office:value-type="float" office:value="324" calcext:value-type="float">
            <text:p>324</text:p>
          </table:table-cell>
          <table:table-cell table:style-name="ce468" office:value-type="string" calcext:value-type="string">
            <text:p>9/21/2022, 2:33:42 AM</text:p>
          </table:table-cell>
          <table:table-cell table:style-name="ce611" office:value-type="float" office:value="69491460" calcext:value-type="float">
            <text:p>69491460</text:p>
          </table:table-cell>
          <table:table-cell table:style-name="ce468" office:value-type="string" calcext:value-type="string">
            <text:p>1.4B</text:p>
          </table:table-cell>
          <table:table-cell table:style-name="ce468" office:value-type="float" office:value="1577" calcext:value-type="float">
            <text:p>1577</text:p>
          </table:table-cell>
          <table:table-cell table:style-name="ce468" office:value-type="float" office:value="78335" calcext:value-type="float">
            <text:p>78335</text:p>
          </table:table-cell>
          <table:table-cell table:style-name="ce468" office:value-type="float" office:value="49.7" calcext:value-type="float">
            <text:p>49.7</text:p>
          </table:table-cell>
          <table:table-cell table:style-name="ce468" office:value-type="float" office:value="1466" calcext:value-type="float">
            <text:p>1466</text:p>
          </table:table-cell>
          <table:table-cell table:style-name="ce468" office:value-type="float" office:value="74705" calcext:value-type="float">
            <text:p>74705</text:p>
          </table:table-cell>
          <table:table-cell table:style-name="ce468" office:value-type="float" office:value="3468" calcext:value-type="float">
            <text:p>3468</text:p>
          </table:table-cell>
          <table:table-cell table:style-name="ce468" office:value-type="string" calcext:value-type="string">
            <text:p>126.645K</text:p>
          </table:table-cell>
          <table:table-cell table:style-name="ce936" table:formula="of:=IF(RIGHT([.D143];1)=&quot;B&quot;;VALUE(REPLACE([.D143]; LEN([.D143]); 1; &quot;&quot;))*1000000; IF(RIGHT([.D143];1)=&quot;M&quot;;VALUE(REPLACE([.D143]; LEN([.D143]); 1; &quot;&quot;))*1000; 0))" office:value-type="float" office:value="1400000" calcext:value-type="float">
            <text:p>1400000</text:p>
          </table:table-cell>
          <table:table-cell table:style-name="ce936" table:formula="of:=[.L143]-[.L144]" office:value-type="float" office:value="5999.99999999977" calcext:value-type="float">
            <text:p>5999.99999999977</text:p>
          </table:table-cell>
          <table:table-cell table:style-name="ce936" table:formula="of:=[.N144]+[.M143]" office:value-type="float" office:value="988008" calcext:value-type="float">
            <text:p>988008</text:p>
          </table:table-cell>
          <table:table-cell/>
          <table:table-cell table:style-name="ce940" table:formula="of:=[.M143]/[.L143]" office:value-type="percentage" office:value="0.00428571428571412" calcext:value-type="percentage">
            <text:p>0.429%</text:p>
          </table:table-cell>
          <table:table-cell table:number-columns-repeated="1008"/>
        </table:table-row>
        <table:table-row table:style-name="ro1">
          <table:table-cell table:style-name="ce144" office:value-type="float" office:value="323" calcext:value-type="float">
            <text:p>323</text:p>
          </table:table-cell>
          <table:table-cell table:style-name="ce468" office:value-type="string" calcext:value-type="string">
            <text:p>9/20/2022, 2:33:41 AM</text:p>
          </table:table-cell>
          <table:table-cell table:style-name="ce612" office:value-type="float" office:value="69293709" calcext:value-type="float">
            <text:p>69293709</text:p>
          </table:table-cell>
          <table:table-cell table:style-name="ce468" office:value-type="string" calcext:value-type="string">
            <text:p>1.394B</text:p>
          </table:table-cell>
          <table:table-cell table:style-name="ce468" office:value-type="float" office:value="1536" calcext:value-type="float">
            <text:p>1536</text:p>
          </table:table-cell>
          <table:table-cell table:style-name="ce468" office:value-type="float" office:value="77190" calcext:value-type="float">
            <text:p>77190</text:p>
          </table:table-cell>
          <table:table-cell table:style-name="ce468" office:value-type="float" office:value="50.3" calcext:value-type="float">
            <text:p>50.3</text:p>
          </table:table-cell>
          <table:table-cell table:style-name="ce468" office:value-type="float" office:value="1423" calcext:value-type="float">
            <text:p>1423</text:p>
          </table:table-cell>
          <table:table-cell table:style-name="ce468" office:value-type="float" office:value="73469" calcext:value-type="float">
            <text:p>73469</text:p>
          </table:table-cell>
          <table:table-cell table:style-name="ce468" office:value-type="float" office:value="3543" calcext:value-type="float">
            <text:p>3543</text:p>
          </table:table-cell>
          <table:table-cell table:style-name="ce468" office:value-type="string" calcext:value-type="string">
            <text:p>126.667K</text:p>
          </table:table-cell>
          <table:table-cell table:style-name="ce936" table:formula="of:=IF(RIGHT([.D144];1)=&quot;B&quot;;VALUE(REPLACE([.D144]; LEN([.D144]); 1; &quot;&quot;))*1000000; IF(RIGHT([.D144];1)=&quot;M&quot;;VALUE(REPLACE([.D144]; LEN([.D144]); 1; &quot;&quot;))*1000; 0))" office:value-type="float" office:value="1394000" calcext:value-type="float">
            <text:p>1394000</text:p>
          </table:table-cell>
          <table:table-cell table:style-name="ce936" table:formula="of:=[.L144]-[.L145]" office:value-type="float" office:value="5000.00000000023" calcext:value-type="float">
            <text:p>5000.00000000023</text:p>
          </table:table-cell>
          <table:table-cell table:style-name="ce936" table:formula="of:=[.N145]+[.M144]" office:value-type="float" office:value="982008" calcext:value-type="float">
            <text:p>982008</text:p>
          </table:table-cell>
          <table:table-cell/>
          <table:table-cell table:style-name="ce940" table:formula="of:=[.M144]/[.L144]" office:value-type="percentage" office:value="0.00358680057388826" calcext:value-type="percentage">
            <text:p>0.359%</text:p>
          </table:table-cell>
          <table:table-cell table:number-columns-repeated="1008"/>
        </table:table-row>
        <table:table-row table:style-name="ro1">
          <table:table-cell table:style-name="ce145" office:value-type="float" office:value="322" calcext:value-type="float">
            <text:p>322</text:p>
          </table:table-cell>
          <table:table-cell table:style-name="ce468" office:value-type="string" calcext:value-type="string">
            <text:p>9/19/2022, 2:33:40 AM</text:p>
          </table:table-cell>
          <table:table-cell table:style-name="ce613" office:value-type="float" office:value="69099051" calcext:value-type="float">
            <text:p>69099051</text:p>
          </table:table-cell>
          <table:table-cell table:style-name="ce468" office:value-type="string" calcext:value-type="string">
            <text:p>1.389B</text:p>
          </table:table-cell>
          <table:table-cell table:style-name="ce468" office:value-type="float" office:value="1457" calcext:value-type="float">
            <text:p>1457</text:p>
          </table:table-cell>
          <table:table-cell table:style-name="ce468" office:value-type="float" office:value="73237" calcext:value-type="float">
            <text:p>73237</text:p>
          </table:table-cell>
          <table:table-cell table:style-name="ce468" office:value-type="float" office:value="50.3" calcext:value-type="float">
            <text:p>50.3</text:p>
          </table:table-cell>
          <table:table-cell table:style-name="ce468" office:value-type="float" office:value="1344" calcext:value-type="float">
            <text:p>1344</text:p>
          </table:table-cell>
          <table:table-cell table:style-name="ce468" office:value-type="float" office:value="69604" calcext:value-type="float">
            <text:p>69604</text:p>
          </table:table-cell>
          <table:table-cell table:style-name="ce468" office:value-type="float" office:value="3474" calcext:value-type="float">
            <text:p>3474</text:p>
          </table:table-cell>
          <table:table-cell table:style-name="ce468" office:value-type="string" calcext:value-type="string">
            <text:p>121.605K</text:p>
          </table:table-cell>
          <table:table-cell table:style-name="ce936" table:formula="of:=IF(RIGHT([.D145];1)=&quot;B&quot;;VALUE(REPLACE([.D145]; LEN([.D145]); 1; &quot;&quot;))*1000000; IF(RIGHT([.D145];1)=&quot;M&quot;;VALUE(REPLACE([.D145]; LEN([.D145]); 1; &quot;&quot;))*1000; 0))" office:value-type="float" office:value="1389000" calcext:value-type="float">
            <text:p>1389000</text:p>
          </table:table-cell>
          <table:table-cell table:style-name="ce936" table:formula="of:=[.L145]-[.L146]" office:value-type="float" office:value="5000" calcext:value-type="float">
            <text:p>5000</text:p>
          </table:table-cell>
          <table:table-cell table:style-name="ce936" table:formula="of:=[.N146]+[.M145]" office:value-type="float" office:value="977008" calcext:value-type="float">
            <text:p>977008</text:p>
          </table:table-cell>
          <table:table-cell/>
          <table:table-cell table:style-name="ce940" table:formula="of:=[.M145]/[.L145]" office:value-type="percentage" office:value="0.00359971202303816" calcext:value-type="percentage">
            <text:p>0.360%</text:p>
          </table:table-cell>
          <table:table-cell table:number-columns-repeated="1008"/>
        </table:table-row>
        <table:table-row table:style-name="ro1">
          <table:table-cell table:style-name="ce146" office:value-type="float" office:value="321" calcext:value-type="float">
            <text:p>321</text:p>
          </table:table-cell>
          <table:table-cell table:style-name="ce468" office:value-type="string" calcext:value-type="string">
            <text:p>9/18/2022, 2:33:39 AM</text:p>
          </table:table-cell>
          <table:table-cell table:style-name="ce614" office:value-type="float" office:value="68893037" calcext:value-type="float">
            <text:p>68893037</text:p>
          </table:table-cell>
          <table:table-cell table:style-name="ce468" office:value-type="string" calcext:value-type="string">
            <text:p>1.384B</text:p>
          </table:table-cell>
          <table:table-cell table:style-name="ce468" office:value-type="float" office:value="1531" calcext:value-type="float">
            <text:p>1531</text:p>
          </table:table-cell>
          <table:table-cell table:style-name="ce468" office:value-type="float" office:value="77649" calcext:value-type="float">
            <text:p>77649</text:p>
          </table:table-cell>
          <table:table-cell table:style-name="ce468" office:value-type="float" office:value="50.7" calcext:value-type="float">
            <text:p>50.7</text:p>
          </table:table-cell>
          <table:table-cell table:style-name="ce468" office:value-type="float" office:value="1405" calcext:value-type="float">
            <text:p>1405</text:p>
          </table:table-cell>
          <table:table-cell table:style-name="ce468" office:value-type="float" office:value="73969" calcext:value-type="float">
            <text:p>73969</text:p>
          </table:table-cell>
          <table:table-cell table:style-name="ce468" office:value-type="float" office:value="3497" calcext:value-type="float">
            <text:p>3497</text:p>
          </table:table-cell>
          <table:table-cell table:style-name="ce468" office:value-type="string" calcext:value-type="string">
            <text:p>121.565K</text:p>
          </table:table-cell>
          <table:table-cell table:style-name="ce936" table:formula="of:=IF(RIGHT([.D146];1)=&quot;B&quot;;VALUE(REPLACE([.D146]; LEN([.D146]); 1; &quot;&quot;))*1000000; IF(RIGHT([.D146];1)=&quot;M&quot;;VALUE(REPLACE([.D146]; LEN([.D146]); 1; &quot;&quot;))*1000; 0))" office:value-type="float" office:value="1384000" calcext:value-type="float">
            <text:p>1384000</text:p>
          </table:table-cell>
          <table:table-cell table:style-name="ce936" table:formula="of:=[.L146]-[.L147]" office:value-type="float" office:value="5000" calcext:value-type="float">
            <text:p>5000</text:p>
          </table:table-cell>
          <table:table-cell table:style-name="ce936" table:formula="of:=[.N147]+[.M146]" office:value-type="float" office:value="972008" calcext:value-type="float">
            <text:p>972008</text:p>
          </table:table-cell>
          <table:table-cell/>
          <table:table-cell table:style-name="ce940" table:formula="of:=[.M146]/[.L146]" office:value-type="percentage" office:value="0.00361271676300578" calcext:value-type="percentage">
            <text:p>0.361%</text:p>
          </table:table-cell>
          <table:table-cell table:number-columns-repeated="1008"/>
        </table:table-row>
        <table:table-row table:style-name="ro1">
          <table:table-cell table:style-name="ce147" office:value-type="float" office:value="320" calcext:value-type="float">
            <text:p>320</text:p>
          </table:table-cell>
          <table:table-cell table:style-name="ce468" office:value-type="string" calcext:value-type="string">
            <text:p>9/17/2022, 2:33:38 AM</text:p>
          </table:table-cell>
          <table:table-cell table:style-name="ce615" office:value-type="float" office:value="68693703" calcext:value-type="float">
            <text:p>68693703</text:p>
          </table:table-cell>
          <table:table-cell table:style-name="ce468" office:value-type="string" calcext:value-type="string">
            <text:p>1.379B</text:p>
          </table:table-cell>
          <table:table-cell table:style-name="ce468" office:value-type="float" office:value="1507" calcext:value-type="float">
            <text:p>1507</text:p>
          </table:table-cell>
          <table:table-cell table:style-name="ce468" office:value-type="float" office:value="75982" calcext:value-type="float">
            <text:p>75982</text:p>
          </table:table-cell>
          <table:table-cell table:style-name="ce468" office:value-type="float" office:value="50.4" calcext:value-type="float">
            <text:p>50.4</text:p>
          </table:table-cell>
          <table:table-cell table:style-name="ce468" office:value-type="float" office:value="1392" calcext:value-type="float">
            <text:p>1392</text:p>
          </table:table-cell>
          <table:table-cell table:style-name="ce468" office:value-type="float" office:value="72379" calcext:value-type="float">
            <text:p>72379</text:p>
          </table:table-cell>
          <table:table-cell table:style-name="ce468" office:value-type="float" office:value="3466" calcext:value-type="float">
            <text:p>3466</text:p>
          </table:table-cell>
          <table:table-cell table:style-name="ce468" office:value-type="string" calcext:value-type="string">
            <text:p>111.933K</text:p>
          </table:table-cell>
          <table:table-cell table:style-name="ce936" table:formula="of:=IF(RIGHT([.D147];1)=&quot;B&quot;;VALUE(REPLACE([.D147]; LEN([.D147]); 1; &quot;&quot;))*1000000; IF(RIGHT([.D147];1)=&quot;M&quot;;VALUE(REPLACE([.D147]; LEN([.D147]); 1; &quot;&quot;))*1000; 0))" office:value-type="float" office:value="1379000" calcext:value-type="float">
            <text:p>1379000</text:p>
          </table:table-cell>
          <table:table-cell table:style-name="ce936" table:formula="of:=[.L147]-[.L148]" office:value-type="float" office:value="4000" calcext:value-type="float">
            <text:p>4000</text:p>
          </table:table-cell>
          <table:table-cell table:style-name="ce936" table:formula="of:=[.N148]+[.M147]" office:value-type="float" office:value="967008" calcext:value-type="float">
            <text:p>967008</text:p>
          </table:table-cell>
          <table:table-cell/>
          <table:table-cell table:style-name="ce940" table:formula="of:=[.M147]/[.L147]" office:value-type="percentage" office:value="0.00290065264684554" calcext:value-type="percentage">
            <text:p>0.290%</text:p>
          </table:table-cell>
          <table:table-cell table:number-columns-repeated="1008"/>
        </table:table-row>
        <table:table-row table:style-name="ro1">
          <table:table-cell table:style-name="ce148" office:value-type="float" office:value="319" calcext:value-type="float">
            <text:p>319</text:p>
          </table:table-cell>
          <table:table-cell table:style-name="ce468" office:value-type="string" calcext:value-type="string">
            <text:p>9/16/2022, 2:33:37 AM</text:p>
          </table:table-cell>
          <table:table-cell table:style-name="ce616" office:value-type="float" office:value="68506565" calcext:value-type="float">
            <text:p>68506565</text:p>
          </table:table-cell>
          <table:table-cell table:style-name="ce468" office:value-type="string" calcext:value-type="string">
            <text:p>1.375B</text:p>
          </table:table-cell>
          <table:table-cell table:style-name="ce468" office:value-type="float" office:value="1478" calcext:value-type="float">
            <text:p>1478</text:p>
          </table:table-cell>
          <table:table-cell table:style-name="ce468" office:value-type="float" office:value="72640" calcext:value-type="float">
            <text:p>72640</text:p>
          </table:table-cell>
          <table:table-cell table:style-name="ce468" office:value-type="float" office:value="49.1" calcext:value-type="float">
            <text:p>49.1</text:p>
          </table:table-cell>
          <table:table-cell table:style-name="ce468" office:value-type="float" office:value="1377" calcext:value-type="float">
            <text:p>1377</text:p>
          </table:table-cell>
          <table:table-cell table:style-name="ce468" office:value-type="float" office:value="69035" calcext:value-type="float">
            <text:p>69035</text:p>
          </table:table-cell>
          <table:table-cell table:style-name="ce468" office:value-type="float" office:value="3482" calcext:value-type="float">
            <text:p>3482</text:p>
          </table:table-cell>
          <table:table-cell table:style-name="ce468" office:value-type="string" calcext:value-type="string">
            <text:p>121.513K</text:p>
          </table:table-cell>
          <table:table-cell table:style-name="ce936" table:formula="of:=IF(RIGHT([.D148];1)=&quot;B&quot;;VALUE(REPLACE([.D148]; LEN([.D148]); 1; &quot;&quot;))*1000000; IF(RIGHT([.D148];1)=&quot;M&quot;;VALUE(REPLACE([.D148]; LEN([.D148]); 1; &quot;&quot;))*1000; 0))" office:value-type="float" office:value="1375000" calcext:value-type="float">
            <text:p>1375000</text:p>
          </table:table-cell>
          <table:table-cell table:style-name="ce936" table:formula="of:=[.L148]-[.L149]" office:value-type="float" office:value="5000" calcext:value-type="float">
            <text:p>5000</text:p>
          </table:table-cell>
          <table:table-cell table:style-name="ce936" table:formula="of:=[.N149]+[.M148]" office:value-type="float" office:value="963008" calcext:value-type="float">
            <text:p>963008</text:p>
          </table:table-cell>
          <table:table-cell/>
          <table:table-cell table:style-name="ce940" table:formula="of:=[.M148]/[.L148]" office:value-type="percentage" office:value="0.00363636363636364" calcext:value-type="percentage">
            <text:p>0.364%</text:p>
          </table:table-cell>
          <table:table-cell table:number-columns-repeated="1008"/>
        </table:table-row>
        <table:table-row table:style-name="ro1">
          <table:table-cell table:style-name="ce149" office:value-type="float" office:value="318" calcext:value-type="float">
            <text:p>318</text:p>
          </table:table-cell>
          <table:table-cell table:style-name="ce468" office:value-type="string" calcext:value-type="string">
            <text:p>9/15/2022, 2:33:36 AM</text:p>
          </table:table-cell>
          <table:table-cell table:style-name="ce617" office:value-type="float" office:value="68317845" calcext:value-type="float">
            <text:p>68317845</text:p>
          </table:table-cell>
          <table:table-cell table:style-name="ce468" office:value-type="string" calcext:value-type="string">
            <text:p>1.37B</text:p>
          </table:table-cell>
          <table:table-cell table:style-name="ce468" office:value-type="float" office:value="1405" calcext:value-type="float">
            <text:p>1405</text:p>
          </table:table-cell>
          <table:table-cell table:style-name="ce468" office:value-type="float" office:value="69520" calcext:value-type="float">
            <text:p>69520</text:p>
          </table:table-cell>
          <table:table-cell table:style-name="ce468" office:value-type="float" office:value="49.5" calcext:value-type="float">
            <text:p>49.5</text:p>
          </table:table-cell>
          <table:table-cell table:style-name="ce468" office:value-type="float" office:value="1288" calcext:value-type="float">
            <text:p>1288</text:p>
          </table:table-cell>
          <table:table-cell table:style-name="ce468" office:value-type="float" office:value="65894" calcext:value-type="float">
            <text:p>65894</text:p>
          </table:table-cell>
          <table:table-cell table:style-name="ce468" office:value-type="float" office:value="3459" calcext:value-type="float">
            <text:p>3459</text:p>
          </table:table-cell>
          <table:table-cell table:style-name="ce468" office:value-type="string" calcext:value-type="string">
            <text:p>131.961K</text:p>
          </table:table-cell>
          <table:table-cell table:style-name="ce936" table:formula="of:=IF(RIGHT([.D149];1)=&quot;B&quot;;VALUE(REPLACE([.D149]; LEN([.D149]); 1; &quot;&quot;))*1000000; IF(RIGHT([.D149];1)=&quot;M&quot;;VALUE(REPLACE([.D149]; LEN([.D149]); 1; &quot;&quot;))*1000; 0))" office:value-type="float" office:value="1370000" calcext:value-type="float">
            <text:p>1370000</text:p>
          </table:table-cell>
          <table:table-cell table:style-name="ce936" table:formula="of:=[.L149]-[.L150]" office:value-type="float" office:value="6000.00000000023" calcext:value-type="float">
            <text:p>6000.00000000023</text:p>
          </table:table-cell>
          <table:table-cell table:style-name="ce936" table:formula="of:=[.N150]+[.M149]" office:value-type="float" office:value="958008" calcext:value-type="float">
            <text:p>958008</text:p>
          </table:table-cell>
          <table:table-cell/>
          <table:table-cell table:style-name="ce940" table:formula="of:=[.M149]/[.L149]" office:value-type="percentage" office:value="0.00437956204379579" calcext:value-type="percentage">
            <text:p>0.438%</text:p>
          </table:table-cell>
          <table:table-cell table:number-columns-repeated="1008"/>
        </table:table-row>
        <table:table-row table:style-name="ro1">
          <table:table-cell table:style-name="ce150" office:value-type="float" office:value="317" calcext:value-type="float">
            <text:p>317</text:p>
          </table:table-cell>
          <table:table-cell table:style-name="ce468" office:value-type="string" calcext:value-type="string">
            <text:p>9/14/2022, 2:33:35 AM</text:p>
          </table:table-cell>
          <table:table-cell table:style-name="ce618" office:value-type="float" office:value="68111133" calcext:value-type="float">
            <text:p>68111133</text:p>
          </table:table-cell>
          <table:table-cell table:style-name="ce468" office:value-type="string" calcext:value-type="string">
            <text:p>1.364B</text:p>
          </table:table-cell>
          <table:table-cell table:style-name="ce468" office:value-type="float" office:value="1421" calcext:value-type="float">
            <text:p>1421</text:p>
          </table:table-cell>
          <table:table-cell table:style-name="ce468" office:value-type="float" office:value="69159" calcext:value-type="float">
            <text:p>69159</text:p>
          </table:table-cell>
          <table:table-cell table:style-name="ce468" office:value-type="float" office:value="48.7" calcext:value-type="float">
            <text:p>48.7</text:p>
          </table:table-cell>
          <table:table-cell table:style-name="ce468" office:value-type="float" office:value="1287" calcext:value-type="float">
            <text:p>1287</text:p>
          </table:table-cell>
          <table:table-cell table:style-name="ce468" office:value-type="float" office:value="65488" calcext:value-type="float">
            <text:p>65488</text:p>
          </table:table-cell>
          <table:table-cell table:style-name="ce468" office:value-type="float" office:value="3470" calcext:value-type="float">
            <text:p>3470</text:p>
          </table:table-cell>
          <table:table-cell table:style-name="ce468" office:value-type="string" calcext:value-type="string">
            <text:p>143.514K</text:p>
          </table:table-cell>
          <table:table-cell table:style-name="ce936" table:formula="of:=IF(RIGHT([.D150];1)=&quot;B&quot;;VALUE(REPLACE([.D150]; LEN([.D150]); 1; &quot;&quot;))*1000000; IF(RIGHT([.D150];1)=&quot;M&quot;;VALUE(REPLACE([.D150]; LEN([.D150]); 1; &quot;&quot;))*1000; 0))" office:value-type="float" office:value="1364000" calcext:value-type="float">
            <text:p>1364000</text:p>
          </table:table-cell>
          <table:table-cell table:style-name="ce936" table:formula="of:=[.L150]-[.L151]" office:value-type="float" office:value="4999.99999999977" calcext:value-type="float">
            <text:p>4999.99999999977</text:p>
          </table:table-cell>
          <table:table-cell table:style-name="ce936" table:formula="of:=[.N151]+[.M150]" office:value-type="float" office:value="952008" calcext:value-type="float">
            <text:p>952008</text:p>
          </table:table-cell>
          <table:table-cell/>
          <table:table-cell table:style-name="ce940" table:formula="of:=[.M150]/[.L150]" office:value-type="percentage" office:value="0.00366568914955995" calcext:value-type="percentage">
            <text:p>0.367%</text:p>
          </table:table-cell>
          <table:table-cell table:number-columns-repeated="1008"/>
        </table:table-row>
        <table:table-row table:style-name="ro1">
          <table:table-cell table:style-name="ce151" office:value-type="float" office:value="316" calcext:value-type="float">
            <text:p>316</text:p>
          </table:table-cell>
          <table:table-cell table:style-name="ce468" office:value-type="string" calcext:value-type="string">
            <text:p>9/13/2022, 2:33:34 AM</text:p>
          </table:table-cell>
          <table:table-cell table:style-name="ce619" office:value-type="float" office:value="67915461" calcext:value-type="float">
            <text:p>67915461</text:p>
          </table:table-cell>
          <table:table-cell table:style-name="ce468" office:value-type="string" calcext:value-type="string">
            <text:p>1.359B</text:p>
          </table:table-cell>
          <table:table-cell table:style-name="ce468" office:value-type="float" office:value="1384" calcext:value-type="float">
            <text:p>1384</text:p>
          </table:table-cell>
          <table:table-cell table:style-name="ce468" office:value-type="float" office:value="67871" calcext:value-type="float">
            <text:p>67871</text:p>
          </table:table-cell>
          <table:table-cell table:style-name="ce468" office:value-type="float" office:value="49" calcext:value-type="float">
            <text:p>49</text:p>
          </table:table-cell>
          <table:table-cell table:style-name="ce468" office:value-type="float" office:value="1228" calcext:value-type="float">
            <text:p>1228</text:p>
          </table:table-cell>
          <table:table-cell table:style-name="ce468" office:value-type="float" office:value="63970" calcext:value-type="float">
            <text:p>63970</text:p>
          </table:table-cell>
          <table:table-cell table:style-name="ce468" office:value-type="float" office:value="3404" calcext:value-type="float">
            <text:p>3404</text:p>
          </table:table-cell>
          <table:table-cell table:style-name="ce468" office:value-type="string" calcext:value-type="string">
            <text:p>156.739K</text:p>
          </table:table-cell>
          <table:table-cell table:style-name="ce936" table:formula="of:=IF(RIGHT([.D151];1)=&quot;B&quot;;VALUE(REPLACE([.D151]; LEN([.D151]); 1; &quot;&quot;))*1000000; IF(RIGHT([.D151];1)=&quot;M&quot;;VALUE(REPLACE([.D151]; LEN([.D151]); 1; &quot;&quot;))*1000; 0))" office:value-type="float" office:value="1359000" calcext:value-type="float">
            <text:p>1359000</text:p>
          </table:table-cell>
          <table:table-cell table:style-name="ce936" table:formula="of:=[.L151]-[.L152]" office:value-type="float" office:value="6000" calcext:value-type="float">
            <text:p>6000</text:p>
          </table:table-cell>
          <table:table-cell table:style-name="ce936" table:formula="of:=[.N152]+[.M151]" office:value-type="float" office:value="947008" calcext:value-type="float">
            <text:p>947008</text:p>
          </table:table-cell>
          <table:table-cell/>
          <table:table-cell table:style-name="ce940" table:formula="of:=[.M151]/[.L151]" office:value-type="percentage" office:value="0.00441501103752759" calcext:value-type="percentage">
            <text:p>0.442%</text:p>
          </table:table-cell>
          <table:table-cell table:number-columns-repeated="1008"/>
        </table:table-row>
        <table:table-row table:style-name="ro1">
          <table:table-cell table:style-name="ce152" office:value-type="float" office:value="315" calcext:value-type="float">
            <text:p>315</text:p>
          </table:table-cell>
          <table:table-cell table:style-name="ce468" office:value-type="string" calcext:value-type="string">
            <text:p>9/12/2022, 2:33:32 AM</text:p>
          </table:table-cell>
          <table:table-cell table:style-name="ce620" office:value-type="float" office:value="67750979" calcext:value-type="float">
            <text:p>67750979</text:p>
          </table:table-cell>
          <table:table-cell table:style-name="ce468" office:value-type="string" calcext:value-type="string">
            <text:p>1.353B</text:p>
          </table:table-cell>
          <table:table-cell table:style-name="ce468" office:value-type="float" office:value="1156" calcext:value-type="float">
            <text:p>1156</text:p>
          </table:table-cell>
          <table:table-cell table:style-name="ce468" office:value-type="float" office:value="56746" calcext:value-type="float">
            <text:p>56746</text:p>
          </table:table-cell>
          <table:table-cell table:style-name="ce468" office:value-type="float" office:value="49.1" calcext:value-type="float">
            <text:p>49.1</text:p>
          </table:table-cell>
          <table:table-cell table:style-name="ce468" office:value-type="float" office:value="960" calcext:value-type="float">
            <text:p>960</text:p>
          </table:table-cell>
          <table:table-cell table:style-name="ce468" office:value-type="float" office:value="53329" calcext:value-type="float">
            <text:p>53329</text:p>
          </table:table-cell>
          <table:table-cell table:style-name="ce468" office:value-type="float" office:value="3161" calcext:value-type="float">
            <text:p>3161</text:p>
          </table:table-cell>
          <table:table-cell table:style-name="ce468" office:value-type="string" calcext:value-type="string">
            <text:p>163.422K</text:p>
          </table:table-cell>
          <table:table-cell table:style-name="ce936" table:formula="of:=IF(RIGHT([.D152];1)=&quot;B&quot;;VALUE(REPLACE([.D152]; LEN([.D152]); 1; &quot;&quot;))*1000000; IF(RIGHT([.D152];1)=&quot;M&quot;;VALUE(REPLACE([.D152]; LEN([.D152]); 1; &quot;&quot;))*1000; 0))" office:value-type="float" office:value="1353000" calcext:value-type="float">
            <text:p>1353000</text:p>
          </table:table-cell>
          <table:table-cell table:style-name="ce936" table:formula="of:=[.L152]-[.L153]" office:value-type="float" office:value="5000" calcext:value-type="float">
            <text:p>5000</text:p>
          </table:table-cell>
          <table:table-cell table:style-name="ce936" table:formula="of:=[.N153]+[.M152]" office:value-type="float" office:value="941008" calcext:value-type="float">
            <text:p>941008</text:p>
          </table:table-cell>
          <table:table-cell/>
          <table:table-cell table:style-name="ce940" table:formula="of:=[.M152]/[.L152]" office:value-type="percentage" office:value="0.00369549150036955" calcext:value-type="percentage">
            <text:p>0.370%</text:p>
          </table:table-cell>
          <table:table-cell table:number-columns-repeated="1008"/>
        </table:table-row>
        <table:table-row table:style-name="ro1">
          <table:table-cell table:style-name="ce153" office:value-type="float" office:value="314" calcext:value-type="float">
            <text:p>314</text:p>
          </table:table-cell>
          <table:table-cell table:style-name="ce468" office:value-type="string" calcext:value-type="string">
            <text:p>9/11/2022, 2:33:31 AM</text:p>
          </table:table-cell>
          <table:table-cell table:style-name="ce621" office:value-type="float" office:value="67584572" calcext:value-type="float">
            <text:p>67584572</text:p>
          </table:table-cell>
          <table:table-cell table:style-name="ce468" office:value-type="string" calcext:value-type="string">
            <text:p>1.348B</text:p>
          </table:table-cell>
          <table:table-cell table:style-name="ce468" office:value-type="float" office:value="1302" calcext:value-type="float">
            <text:p>1302</text:p>
          </table:table-cell>
          <table:table-cell table:style-name="ce468" office:value-type="float" office:value="64823" calcext:value-type="float">
            <text:p>64823</text:p>
          </table:table-cell>
          <table:table-cell table:style-name="ce468" office:value-type="float" office:value="49.8" calcext:value-type="float">
            <text:p>49.8</text:p>
          </table:table-cell>
          <table:table-cell table:style-name="ce468" office:value-type="float" office:value="1194" calcext:value-type="float">
            <text:p>1194</text:p>
          </table:table-cell>
          <table:table-cell table:style-name="ce468" office:value-type="float" office:value="61319" calcext:value-type="float">
            <text:p>61319</text:p>
          </table:table-cell>
          <table:table-cell table:style-name="ce468" office:value-type="float" office:value="3340" calcext:value-type="float">
            <text:p>3340</text:p>
          </table:table-cell>
          <table:table-cell table:style-name="ce468" office:value-type="string" calcext:value-type="string">
            <text:p>137.536K</text:p>
          </table:table-cell>
          <table:table-cell table:style-name="ce936" table:formula="of:=IF(RIGHT([.D153];1)=&quot;B&quot;;VALUE(REPLACE([.D153]; LEN([.D153]); 1; &quot;&quot;))*1000000; IF(RIGHT([.D153];1)=&quot;M&quot;;VALUE(REPLACE([.D153]; LEN([.D153]); 1; &quot;&quot;))*1000; 0))" office:value-type="float" office:value="1348000" calcext:value-type="float">
            <text:p>1348000</text:p>
          </table:table-cell>
          <table:table-cell table:style-name="ce936" table:formula="of:=[.L153]-[.L154]" office:value-type="float" office:value="6000" calcext:value-type="float">
            <text:p>6000</text:p>
          </table:table-cell>
          <table:table-cell table:style-name="ce936" table:formula="of:=[.N154]+[.M153]" office:value-type="float" office:value="936008" calcext:value-type="float">
            <text:p>936008</text:p>
          </table:table-cell>
          <table:table-cell/>
          <table:table-cell table:style-name="ce940" table:formula="of:=[.M153]/[.L153]" office:value-type="percentage" office:value="0.00445103857566766" calcext:value-type="percentage">
            <text:p>0.445%</text:p>
          </table:table-cell>
          <table:table-cell table:number-columns-repeated="1008"/>
        </table:table-row>
        <table:table-row table:style-name="ro1">
          <table:table-cell table:style-name="ce154" office:value-type="float" office:value="313" calcext:value-type="float">
            <text:p>313</text:p>
          </table:table-cell>
          <table:table-cell table:style-name="ce468" office:value-type="string" calcext:value-type="string">
            <text:p>9/10/2022, 2:33:30 AM</text:p>
          </table:table-cell>
          <table:table-cell table:style-name="ce622" office:value-type="float" office:value="67400969" calcext:value-type="float">
            <text:p>67400969</text:p>
          </table:table-cell>
          <table:table-cell table:style-name="ce468" office:value-type="string" calcext:value-type="string">
            <text:p>1.342B</text:p>
          </table:table-cell>
          <table:table-cell table:style-name="ce468" office:value-type="float" office:value="1287" calcext:value-type="float">
            <text:p>1287</text:p>
          </table:table-cell>
          <table:table-cell table:style-name="ce468" office:value-type="float" office:value="60999" calcext:value-type="float">
            <text:p>60999</text:p>
          </table:table-cell>
          <table:table-cell table:style-name="ce468" office:value-type="float" office:value="47.4" calcext:value-type="float">
            <text:p>47.4</text:p>
          </table:table-cell>
          <table:table-cell table:style-name="ce468" office:value-type="float" office:value="1148" calcext:value-type="float">
            <text:p>1148</text:p>
          </table:table-cell>
          <table:table-cell table:style-name="ce468" office:value-type="float" office:value="57443" calcext:value-type="float">
            <text:p>57443</text:p>
          </table:table-cell>
          <table:table-cell table:style-name="ce468" office:value-type="float" office:value="3339" calcext:value-type="float">
            <text:p>3339</text:p>
          </table:table-cell>
          <table:table-cell table:style-name="ce468" office:value-type="string" calcext:value-type="string">
            <text:p>131.667K</text:p>
          </table:table-cell>
          <table:table-cell table:style-name="ce936" table:formula="of:=IF(RIGHT([.D154];1)=&quot;B&quot;;VALUE(REPLACE([.D154]; LEN([.D154]); 1; &quot;&quot;))*1000000; IF(RIGHT([.D154];1)=&quot;M&quot;;VALUE(REPLACE([.D154]; LEN([.D154]); 1; &quot;&quot;))*1000; 0))" office:value-type="float" office:value="1342000" calcext:value-type="float">
            <text:p>1342000</text:p>
          </table:table-cell>
          <table:table-cell table:style-name="ce936" table:formula="of:=[.L154]-[.L155]" office:value-type="float" office:value="5000" calcext:value-type="float">
            <text:p>5000</text:p>
          </table:table-cell>
          <table:table-cell table:style-name="ce936" table:formula="of:=[.N155]+[.M154]" office:value-type="float" office:value="930008" calcext:value-type="float">
            <text:p>930008</text:p>
          </table:table-cell>
          <table:table-cell/>
          <table:table-cell table:style-name="ce940" table:formula="of:=[.M154]/[.L154]" office:value-type="percentage" office:value="0.003725782414307" calcext:value-type="percentage">
            <text:p>0.373%</text:p>
          </table:table-cell>
          <table:table-cell table:number-columns-repeated="1008"/>
        </table:table-row>
        <table:table-row table:style-name="ro1">
          <table:table-cell table:style-name="ce155" office:value-type="float" office:value="312" calcext:value-type="float">
            <text:p>312</text:p>
          </table:table-cell>
          <table:table-cell table:style-name="ce468" office:value-type="string" calcext:value-type="string">
            <text:p>9/9/2022, 2:33:29 AM</text:p>
          </table:table-cell>
          <table:table-cell table:style-name="ce623" office:value-type="float" office:value="67218693" calcext:value-type="float">
            <text:p>67218693</text:p>
          </table:table-cell>
          <table:table-cell table:style-name="ce468" office:value-type="string" calcext:value-type="string">
            <text:p>1.337B</text:p>
          </table:table-cell>
          <table:table-cell table:style-name="ce468" office:value-type="float" office:value="1313" calcext:value-type="float">
            <text:p>1313</text:p>
          </table:table-cell>
          <table:table-cell table:style-name="ce468" office:value-type="float" office:value="58781" calcext:value-type="float">
            <text:p>58781</text:p>
          </table:table-cell>
          <table:table-cell table:style-name="ce468" office:value-type="float" office:value="44.8" calcext:value-type="float">
            <text:p>44.8</text:p>
          </table:table-cell>
          <table:table-cell table:style-name="ce468" office:value-type="float" office:value="1173" calcext:value-type="float">
            <text:p>1173</text:p>
          </table:table-cell>
          <table:table-cell table:style-name="ce468" office:value-type="float" office:value="55266" calcext:value-type="float">
            <text:p>55266</text:p>
          </table:table-cell>
          <table:table-cell table:style-name="ce468" office:value-type="float" office:value="3202" calcext:value-type="float">
            <text:p>3202</text:p>
          </table:table-cell>
          <table:table-cell table:style-name="ce468" office:value-type="string" calcext:value-type="string">
            <text:p>131.897K</text:p>
          </table:table-cell>
          <table:table-cell table:style-name="ce936" table:formula="of:=IF(RIGHT([.D155];1)=&quot;B&quot;;VALUE(REPLACE([.D155]; LEN([.D155]); 1; &quot;&quot;))*1000000; IF(RIGHT([.D155];1)=&quot;M&quot;;VALUE(REPLACE([.D155]; LEN([.D155]); 1; &quot;&quot;))*1000; 0))" office:value-type="float" office:value="1337000" calcext:value-type="float">
            <text:p>1337000</text:p>
          </table:table-cell>
          <table:table-cell table:style-name="ce936" table:formula="of:=[.L155]-[.L156]" office:value-type="float" office:value="5000" calcext:value-type="float">
            <text:p>5000</text:p>
          </table:table-cell>
          <table:table-cell table:style-name="ce936" table:formula="of:=[.N156]+[.M155]" office:value-type="float" office:value="925008" calcext:value-type="float">
            <text:p>925008</text:p>
          </table:table-cell>
          <table:table-cell/>
          <table:table-cell table:style-name="ce940" table:formula="of:=[.M155]/[.L155]" office:value-type="percentage" office:value="0.0037397157816006" calcext:value-type="percentage">
            <text:p>0.374%</text:p>
          </table:table-cell>
          <table:table-cell table:number-columns-repeated="1008"/>
        </table:table-row>
        <table:table-row table:style-name="ro1">
          <table:table-cell table:style-name="ce156" office:value-type="float" office:value="311" calcext:value-type="float">
            <text:p>311</text:p>
          </table:table-cell>
          <table:table-cell table:style-name="ce468" office:value-type="string" calcext:value-type="string">
            <text:p>9/8/2022, 2:33:28 AM</text:p>
          </table:table-cell>
          <table:table-cell table:style-name="ce624" office:value-type="float" office:value="67029620" calcext:value-type="float">
            <text:p>67029620</text:p>
          </table:table-cell>
          <table:table-cell table:style-name="ce468" office:value-type="string" calcext:value-type="string">
            <text:p>1.332B</text:p>
          </table:table-cell>
          <table:table-cell table:style-name="ce468" office:value-type="float" office:value="1348" calcext:value-type="float">
            <text:p>1348</text:p>
          </table:table-cell>
          <table:table-cell table:style-name="ce468" office:value-type="float" office:value="65801" calcext:value-type="float">
            <text:p>65801</text:p>
          </table:table-cell>
          <table:table-cell table:style-name="ce468" office:value-type="float" office:value="48.8" calcext:value-type="float">
            <text:p>48.8</text:p>
          </table:table-cell>
          <table:table-cell table:style-name="ce468" office:value-type="float" office:value="1244" calcext:value-type="float">
            <text:p>1244</text:p>
          </table:table-cell>
          <table:table-cell table:style-name="ce468" office:value-type="float" office:value="62081" calcext:value-type="float">
            <text:p>62081</text:p>
          </table:table-cell>
          <table:table-cell table:style-name="ce468" office:value-type="float" office:value="3563" calcext:value-type="float">
            <text:p>3563</text:p>
          </table:table-cell>
          <table:table-cell table:style-name="ce468" office:value-type="string" calcext:value-type="string">
            <text:p>131.937K</text:p>
          </table:table-cell>
          <table:table-cell table:style-name="ce936" table:formula="of:=IF(RIGHT([.D156];1)=&quot;B&quot;;VALUE(REPLACE([.D156]; LEN([.D156]); 1; &quot;&quot;))*1000000; IF(RIGHT([.D156];1)=&quot;M&quot;;VALUE(REPLACE([.D156]; LEN([.D156]); 1; &quot;&quot;))*1000; 0))" office:value-type="float" office:value="1332000" calcext:value-type="float">
            <text:p>1332000</text:p>
          </table:table-cell>
          <table:table-cell table:style-name="ce936" table:formula="of:=[.L156]-[.L157]" office:value-type="float" office:value="6000" calcext:value-type="float">
            <text:p>6000</text:p>
          </table:table-cell>
          <table:table-cell table:style-name="ce936" table:formula="of:=[.N157]+[.M156]" office:value-type="float" office:value="920008" calcext:value-type="float">
            <text:p>920008</text:p>
          </table:table-cell>
          <table:table-cell/>
          <table:table-cell table:style-name="ce940" table:formula="of:=[.M156]/[.L156]" office:value-type="percentage" office:value="0.00450450450450451" calcext:value-type="percentage">
            <text:p>0.450%</text:p>
          </table:table-cell>
          <table:table-cell table:number-columns-repeated="1008"/>
        </table:table-row>
        <table:table-row table:style-name="ro1">
          <table:table-cell table:style-name="ce157" office:value-type="float" office:value="310" calcext:value-type="float">
            <text:p>310</text:p>
          </table:table-cell>
          <table:table-cell table:style-name="ce468" office:value-type="string" calcext:value-type="string">
            <text:p>9/7/2022, 2:33:23 AM</text:p>
          </table:table-cell>
          <table:table-cell table:style-name="ce625" office:value-type="float" office:value="66834904" calcext:value-type="float">
            <text:p>66834904</text:p>
          </table:table-cell>
          <table:table-cell table:style-name="ce468" office:value-type="string" calcext:value-type="string">
            <text:p>1.326B</text:p>
          </table:table-cell>
          <table:table-cell table:style-name="ce468" office:value-type="float" office:value="1360" calcext:value-type="float">
            <text:p>1360</text:p>
          </table:table-cell>
          <table:table-cell table:style-name="ce468" office:value-type="float" office:value="66689" calcext:value-type="float">
            <text:p>66689</text:p>
          </table:table-cell>
          <table:table-cell table:style-name="ce468" office:value-type="float" office:value="49" calcext:value-type="float">
            <text:p>49</text:p>
          </table:table-cell>
          <table:table-cell table:style-name="ce468" office:value-type="float" office:value="1250" calcext:value-type="float">
            <text:p>1250</text:p>
          </table:table-cell>
          <table:table-cell table:style-name="ce468" office:value-type="float" office:value="63113" calcext:value-type="float">
            <text:p>63113</text:p>
          </table:table-cell>
          <table:table-cell table:style-name="ce468" office:value-type="float" office:value="3419" calcext:value-type="float">
            <text:p>3419</text:p>
          </table:table-cell>
          <table:table-cell table:style-name="ce468" office:value-type="string" calcext:value-type="string">
            <text:p>143.455K</text:p>
          </table:table-cell>
          <table:table-cell table:style-name="ce936" table:formula="of:=IF(RIGHT([.D157];1)=&quot;B&quot;;VALUE(REPLACE([.D157]; LEN([.D157]); 1; &quot;&quot;))*1000000; IF(RIGHT([.D157];1)=&quot;M&quot;;VALUE(REPLACE([.D157]; LEN([.D157]); 1; &quot;&quot;))*1000; 0))" office:value-type="float" office:value="1326000" calcext:value-type="float">
            <text:p>1326000</text:p>
          </table:table-cell>
          <table:table-cell table:style-name="ce936" table:formula="of:=[.L157]-[.L158]" office:value-type="float" office:value="5000" calcext:value-type="float">
            <text:p>5000</text:p>
          </table:table-cell>
          <table:table-cell table:style-name="ce936" table:formula="of:=[.N158]+[.M157]" office:value-type="float" office:value="914008" calcext:value-type="float">
            <text:p>914008</text:p>
          </table:table-cell>
          <table:table-cell/>
          <table:table-cell table:style-name="ce940" table:formula="of:=[.M157]/[.L157]" office:value-type="percentage" office:value="0.00377073906485671" calcext:value-type="percentage">
            <text:p>0.377%</text:p>
          </table:table-cell>
          <table:table-cell table:number-columns-repeated="1008"/>
        </table:table-row>
        <table:table-row table:style-name="ro1">
          <table:table-cell table:style-name="ce158" office:value-type="float" office:value="309" calcext:value-type="float">
            <text:p>309</text:p>
          </table:table-cell>
          <table:table-cell table:style-name="ce468" office:value-type="string" calcext:value-type="string">
            <text:p>9/6/2022, 2:33:22 AM</text:p>
          </table:table-cell>
          <table:table-cell table:style-name="ce626" office:value-type="float" office:value="66638365" calcext:value-type="float">
            <text:p>66638365</text:p>
          </table:table-cell>
          <table:table-cell table:style-name="ce468" office:value-type="string" calcext:value-type="string">
            <text:p>1.321B</text:p>
          </table:table-cell>
          <table:table-cell table:style-name="ce468" office:value-type="float" office:value="1331" calcext:value-type="float">
            <text:p>1331</text:p>
          </table:table-cell>
          <table:table-cell table:style-name="ce468" office:value-type="float" office:value="63932" calcext:value-type="float">
            <text:p>63932</text:p>
          </table:table-cell>
          <table:table-cell table:style-name="ce468" office:value-type="float" office:value="48" calcext:value-type="float">
            <text:p>48</text:p>
          </table:table-cell>
          <table:table-cell table:style-name="ce468" office:value-type="float" office:value="1217" calcext:value-type="float">
            <text:p>1217</text:p>
          </table:table-cell>
          <table:table-cell table:style-name="ce468" office:value-type="float" office:value="60455" calcext:value-type="float">
            <text:p>60455</text:p>
          </table:table-cell>
          <table:table-cell table:style-name="ce468" office:value-type="float" office:value="3322" calcext:value-type="float">
            <text:p>3322</text:p>
          </table:table-cell>
          <table:table-cell table:style-name="ce468" office:value-type="string" calcext:value-type="string">
            <text:p>163.418K</text:p>
          </table:table-cell>
          <table:table-cell table:style-name="ce936" table:formula="of:=IF(RIGHT([.D158];1)=&quot;B&quot;;VALUE(REPLACE([.D158]; LEN([.D158]); 1; &quot;&quot;))*1000000; IF(RIGHT([.D158];1)=&quot;M&quot;;VALUE(REPLACE([.D158]; LEN([.D158]); 1; &quot;&quot;))*1000; 0))" office:value-type="float" office:value="1321000" calcext:value-type="float">
            <text:p>1321000</text:p>
          </table:table-cell>
          <table:table-cell table:style-name="ce936" table:formula="of:=[.L158]-[.L159]" office:value-type="float" office:value="6000" calcext:value-type="float">
            <text:p>6000</text:p>
          </table:table-cell>
          <table:table-cell table:style-name="ce936" table:formula="of:=[.N159]+[.M158]" office:value-type="float" office:value="909008" calcext:value-type="float">
            <text:p>909008</text:p>
          </table:table-cell>
          <table:table-cell/>
          <table:table-cell table:style-name="ce940" table:formula="of:=[.M158]/[.L158]" office:value-type="percentage" office:value="0.00454201362604088" calcext:value-type="percentage">
            <text:p>0.454%</text:p>
          </table:table-cell>
          <table:table-cell table:number-columns-repeated="1008"/>
        </table:table-row>
        <table:table-row table:style-name="ro1">
          <table:table-cell table:style-name="ce159" office:value-type="float" office:value="308" calcext:value-type="float">
            <text:p>308</text:p>
          </table:table-cell>
          <table:table-cell table:style-name="ce468" office:value-type="string" calcext:value-type="string">
            <text:p>9/5/2022, 2:33:21 AM</text:p>
          </table:table-cell>
          <table:table-cell table:style-name="ce627" office:value-type="float" office:value="66443990" calcext:value-type="float">
            <text:p>66443990</text:p>
          </table:table-cell>
          <table:table-cell table:style-name="ce468" office:value-type="string" calcext:value-type="string">
            <text:p>1.315B</text:p>
          </table:table-cell>
          <table:table-cell table:style-name="ce468" office:value-type="float" office:value="1379" calcext:value-type="float">
            <text:p>1379</text:p>
          </table:table-cell>
          <table:table-cell table:style-name="ce468" office:value-type="float" office:value="65426" calcext:value-type="float">
            <text:p>65426</text:p>
          </table:table-cell>
          <table:table-cell table:style-name="ce468" office:value-type="float" office:value="47.4" calcext:value-type="float">
            <text:p>47.4</text:p>
          </table:table-cell>
          <table:table-cell table:style-name="ce468" office:value-type="float" office:value="1209" calcext:value-type="float">
            <text:p>1209</text:p>
          </table:table-cell>
          <table:table-cell table:style-name="ce468" office:value-type="float" office:value="61811" calcext:value-type="float">
            <text:p>61811</text:p>
          </table:table-cell>
          <table:table-cell table:style-name="ce468" office:value-type="float" office:value="3412" calcext:value-type="float">
            <text:p>3412</text:p>
          </table:table-cell>
          <table:table-cell table:style-name="ce468" office:value-type="string" calcext:value-type="string">
            <text:p>163.506K</text:p>
          </table:table-cell>
          <table:table-cell table:style-name="ce936" table:formula="of:=IF(RIGHT([.D159];1)=&quot;B&quot;;VALUE(REPLACE([.D159]; LEN([.D159]); 1; &quot;&quot;))*1000000; IF(RIGHT([.D159];1)=&quot;M&quot;;VALUE(REPLACE([.D159]; LEN([.D159]); 1; &quot;&quot;))*1000; 0))" office:value-type="float" office:value="1315000" calcext:value-type="float">
            <text:p>1315000</text:p>
          </table:table-cell>
          <table:table-cell table:style-name="ce936" table:formula="of:=[.L159]-[.L160]" office:value-type="float" office:value="6000" calcext:value-type="float">
            <text:p>6000</text:p>
          </table:table-cell>
          <table:table-cell table:style-name="ce936" table:formula="of:=[.N160]+[.M159]" office:value-type="float" office:value="903008" calcext:value-type="float">
            <text:p>903008</text:p>
          </table:table-cell>
          <table:table-cell/>
          <table:table-cell table:style-name="ce940" table:formula="of:=[.M159]/[.L159]" office:value-type="percentage" office:value="0.00456273764258555" calcext:value-type="percentage">
            <text:p>0.456%</text:p>
          </table:table-cell>
          <table:table-cell table:number-columns-repeated="1008"/>
        </table:table-row>
        <table:table-row table:style-name="ro1">
          <table:table-cell table:style-name="ce160" office:value-type="float" office:value="307" calcext:value-type="float">
            <text:p>307</text:p>
          </table:table-cell>
          <table:table-cell table:style-name="ce468" office:value-type="string" calcext:value-type="string">
            <text:p>9/4/2022, 2:33:20 AM</text:p>
          </table:table-cell>
          <table:table-cell table:style-name="ce628" office:value-type="float" office:value="66245324" calcext:value-type="float">
            <text:p>66245324</text:p>
          </table:table-cell>
          <table:table-cell table:style-name="ce468" office:value-type="string" calcext:value-type="string">
            <text:p>1.309B</text:p>
          </table:table-cell>
          <table:table-cell table:style-name="ce468" office:value-type="float" office:value="1365" calcext:value-type="float">
            <text:p>1365</text:p>
          </table:table-cell>
          <table:table-cell table:style-name="ce468" office:value-type="float" office:value="69382" calcext:value-type="float">
            <text:p>69382</text:p>
          </table:table-cell>
          <table:table-cell table:style-name="ce468" office:value-type="float" office:value="50.8" calcext:value-type="float">
            <text:p>50.8</text:p>
          </table:table-cell>
          <table:table-cell table:style-name="ce468" office:value-type="float" office:value="1261" calcext:value-type="float">
            <text:p>1261</text:p>
          </table:table-cell>
          <table:table-cell table:style-name="ce468" office:value-type="float" office:value="65888" calcext:value-type="float">
            <text:p>65888</text:p>
          </table:table-cell>
          <table:table-cell table:style-name="ce468" office:value-type="float" office:value="3333" calcext:value-type="float">
            <text:p>3333</text:p>
          </table:table-cell>
          <table:table-cell table:style-name="ce468" office:value-type="string" calcext:value-type="string">
            <text:p>178.747K</text:p>
          </table:table-cell>
          <table:table-cell table:style-name="ce936" table:formula="of:=IF(RIGHT([.D160];1)=&quot;B&quot;;VALUE(REPLACE([.D160]; LEN([.D160]); 1; &quot;&quot;))*1000000; IF(RIGHT([.D160];1)=&quot;M&quot;;VALUE(REPLACE([.D160]; LEN([.D160]); 1; &quot;&quot;))*1000; 0))" office:value-type="float" office:value="1309000" calcext:value-type="float">
            <text:p>1309000</text:p>
          </table:table-cell>
          <table:table-cell table:style-name="ce936" table:formula="of:=[.L160]-[.L161]" office:value-type="float" office:value="6000" calcext:value-type="float">
            <text:p>6000</text:p>
          </table:table-cell>
          <table:table-cell table:style-name="ce936" table:formula="of:=[.N161]+[.M160]" office:value-type="float" office:value="897008" calcext:value-type="float">
            <text:p>897008</text:p>
          </table:table-cell>
          <table:table-cell/>
          <table:table-cell table:style-name="ce940" table:formula="of:=[.M160]/[.L160]" office:value-type="percentage" office:value="0.00458365164247517" calcext:value-type="percentage">
            <text:p>0.458%</text:p>
          </table:table-cell>
          <table:table-cell table:number-columns-repeated="1008"/>
        </table:table-row>
        <table:table-row table:style-name="ro1">
          <table:table-cell table:style-name="ce161" office:value-type="float" office:value="306" calcext:value-type="float">
            <text:p>306</text:p>
          </table:table-cell>
          <table:table-cell table:style-name="ce468" office:value-type="string" calcext:value-type="string">
            <text:p>9/3/2022, 2:33:19 AM</text:p>
          </table:table-cell>
          <table:table-cell table:style-name="ce629" office:value-type="float" office:value="66043179" calcext:value-type="float">
            <text:p>66043179</text:p>
          </table:table-cell>
          <table:table-cell table:style-name="ce468" office:value-type="string" calcext:value-type="string">
            <text:p>1.303B</text:p>
          </table:table-cell>
          <table:table-cell table:style-name="ce468" office:value-type="float" office:value="1368" calcext:value-type="float">
            <text:p>1368</text:p>
          </table:table-cell>
          <table:table-cell table:style-name="ce468" office:value-type="float" office:value="69901" calcext:value-type="float">
            <text:p>69901</text:p>
          </table:table-cell>
          <table:table-cell table:style-name="ce468" office:value-type="float" office:value="51.1" calcext:value-type="float">
            <text:p>51.1</text:p>
          </table:table-cell>
          <table:table-cell table:style-name="ce468" office:value-type="float" office:value="1279" calcext:value-type="float">
            <text:p>1279</text:p>
          </table:table-cell>
          <table:table-cell table:style-name="ce468" office:value-type="float" office:value="66669" calcext:value-type="float">
            <text:p>66669</text:p>
          </table:table-cell>
          <table:table-cell table:style-name="ce468" office:value-type="float" office:value="3112" calcext:value-type="float">
            <text:p>3112</text:p>
          </table:table-cell>
          <table:table-cell table:style-name="ce468" office:value-type="string" calcext:value-type="string">
            <text:p>187.008K</text:p>
          </table:table-cell>
          <table:table-cell table:style-name="ce936" table:formula="of:=IF(RIGHT([.D161];1)=&quot;B&quot;;VALUE(REPLACE([.D161]; LEN([.D161]); 1; &quot;&quot;))*1000000; IF(RIGHT([.D161];1)=&quot;M&quot;;VALUE(REPLACE([.D161]; LEN([.D161]); 1; &quot;&quot;))*1000; 0))" office:value-type="float" office:value="1303000" calcext:value-type="float">
            <text:p>1303000</text:p>
          </table:table-cell>
          <table:table-cell table:style-name="ce936" table:formula="of:=[.L161]-[.L162]" office:value-type="float" office:value="6000" calcext:value-type="float">
            <text:p>6000</text:p>
          </table:table-cell>
          <table:table-cell table:style-name="ce936" table:formula="of:=[.N162]+[.M161]" office:value-type="float" office:value="891008" calcext:value-type="float">
            <text:p>891008</text:p>
          </table:table-cell>
          <table:table-cell/>
          <table:table-cell table:style-name="ce940" table:formula="of:=[.M161]/[.L161]" office:value-type="percentage" office:value="0.00460475825019187" calcext:value-type="percentage">
            <text:p>0.460%</text:p>
          </table:table-cell>
          <table:table-cell table:number-columns-repeated="1008"/>
        </table:table-row>
        <table:table-row table:style-name="ro1">
          <table:table-cell table:style-name="ce162" office:value-type="float" office:value="305" calcext:value-type="float">
            <text:p>305</text:p>
          </table:table-cell>
          <table:table-cell table:style-name="ce468" office:value-type="string" calcext:value-type="string">
            <text:p>9/2/2022, 2:33:18 AM</text:p>
          </table:table-cell>
          <table:table-cell table:style-name="ce630" office:value-type="float" office:value="65854803" calcext:value-type="float">
            <text:p>65854803</text:p>
          </table:table-cell>
          <table:table-cell table:style-name="ce468" office:value-type="string" calcext:value-type="string">
            <text:p>1.297B</text:p>
          </table:table-cell>
          <table:table-cell table:style-name="ce468" office:value-type="float" office:value="1434" calcext:value-type="float">
            <text:p>1434</text:p>
          </table:table-cell>
          <table:table-cell table:style-name="ce468" office:value-type="float" office:value="69156" calcext:value-type="float">
            <text:p>69156</text:p>
          </table:table-cell>
          <table:table-cell table:style-name="ce468" office:value-type="float" office:value="48.2" calcext:value-type="float">
            <text:p>48.2</text:p>
          </table:table-cell>
          <table:table-cell table:style-name="ce468" office:value-type="float" office:value="1198" calcext:value-type="float">
            <text:p>1198</text:p>
          </table:table-cell>
          <table:table-cell table:style-name="ce468" office:value-type="float" office:value="65100" calcext:value-type="float">
            <text:p>65100</text:p>
          </table:table-cell>
          <table:table-cell table:style-name="ce468" office:value-type="float" office:value="3045" calcext:value-type="float">
            <text:p>3045</text:p>
          </table:table-cell>
          <table:table-cell table:style-name="ce468" office:value-type="string" calcext:value-type="string">
            <text:p>170.919K</text:p>
          </table:table-cell>
          <table:table-cell table:style-name="ce936" table:formula="of:=IF(RIGHT([.D162];1)=&quot;B&quot;;VALUE(REPLACE([.D162]; LEN([.D162]); 1; &quot;&quot;))*1000000; IF(RIGHT([.D162];1)=&quot;M&quot;;VALUE(REPLACE([.D162]; LEN([.D162]); 1; &quot;&quot;))*1000; 0))" office:value-type="float" office:value="1297000" calcext:value-type="float">
            <text:p>1297000</text:p>
          </table:table-cell>
          <table:table-cell table:style-name="ce936" table:formula="of:=[.L162]-[.L163]" office:value-type="float" office:value="6000" calcext:value-type="float">
            <text:p>6000</text:p>
          </table:table-cell>
          <table:table-cell table:style-name="ce936" table:formula="of:=[.N163]+[.M162]" office:value-type="float" office:value="885008" calcext:value-type="float">
            <text:p>885008</text:p>
          </table:table-cell>
          <table:table-cell/>
          <table:table-cell table:style-name="ce940" table:formula="of:=[.M162]/[.L162]" office:value-type="percentage" office:value="0.0046260601387818" calcext:value-type="percentage">
            <text:p>0.463%</text:p>
          </table:table-cell>
          <table:table-cell table:number-columns-repeated="1008"/>
        </table:table-row>
        <table:table-row table:style-name="ro1">
          <table:table-cell table:style-name="ce163" office:value-type="float" office:value="304" calcext:value-type="float">
            <text:p>304</text:p>
          </table:table-cell>
          <table:table-cell table:style-name="ce468" office:value-type="string" calcext:value-type="string">
            <text:p>9/1/2022, 2:33:15 AM</text:p>
          </table:table-cell>
          <table:table-cell table:style-name="ce631" office:value-type="float" office:value="65651747" calcext:value-type="float">
            <text:p>65651747</text:p>
          </table:table-cell>
          <table:table-cell table:style-name="ce468" office:value-type="string" calcext:value-type="string">
            <text:p>1.291B</text:p>
          </table:table-cell>
          <table:table-cell table:style-name="ce468" office:value-type="float" office:value="1548" calcext:value-type="float">
            <text:p>1548</text:p>
          </table:table-cell>
          <table:table-cell table:style-name="ce468" office:value-type="float" office:value="74627" calcext:value-type="float">
            <text:p>74627</text:p>
          </table:table-cell>
          <table:table-cell table:style-name="ce468" office:value-type="float" office:value="48.2" calcext:value-type="float">
            <text:p>48.2</text:p>
          </table:table-cell>
          <table:table-cell table:style-name="ce468" office:value-type="float" office:value="1358" calcext:value-type="float">
            <text:p>1358</text:p>
          </table:table-cell>
          <table:table-cell table:style-name="ce468" office:value-type="float" office:value="71218" calcext:value-type="float">
            <text:p>71218</text:p>
          </table:table-cell>
          <table:table-cell table:style-name="ce468" office:value-type="float" office:value="3178" calcext:value-type="float">
            <text:p>3178</text:p>
          </table:table-cell>
          <table:table-cell table:style-name="ce468" office:value-type="string" calcext:value-type="string">
            <text:p>187.068K</text:p>
          </table:table-cell>
          <table:table-cell table:style-name="ce936" table:formula="of:=IF(RIGHT([.D163];1)=&quot;B&quot;;VALUE(REPLACE([.D163]; LEN([.D163]); 1; &quot;&quot;))*1000000; IF(RIGHT([.D163];1)=&quot;M&quot;;VALUE(REPLACE([.D163]; LEN([.D163]); 1; &quot;&quot;))*1000; 0))" office:value-type="float" office:value="1291000" calcext:value-type="float">
            <text:p>1291000</text:p>
          </table:table-cell>
          <table:table-cell table:style-name="ce936" table:formula="of:=[.L163]-[.L164]" office:value-type="float" office:value="5999.99999999977" calcext:value-type="float">
            <text:p>5999.99999999977</text:p>
          </table:table-cell>
          <table:table-cell table:style-name="ce936" table:formula="of:=[.N164]+[.M163]" office:value-type="float" office:value="879008" calcext:value-type="float">
            <text:p>879008</text:p>
          </table:table-cell>
          <table:table-cell/>
          <table:table-cell table:style-name="ce940" table:formula="of:=[.M163]/[.L163]" office:value-type="percentage" office:value="0.00464756003098355" calcext:value-type="percentage">
            <text:p>0.465%</text:p>
          </table:table-cell>
          <table:table-cell table:number-columns-repeated="1008"/>
        </table:table-row>
        <table:table-row table:style-name="ro1">
          <table:table-cell table:style-name="ce164" office:value-type="float" office:value="303" calcext:value-type="float">
            <text:p>303</text:p>
          </table:table-cell>
          <table:table-cell table:style-name="ce468" office:value-type="string" calcext:value-type="string">
            <text:p>8/31/2022, 2:33:14 AM</text:p>
          </table:table-cell>
          <table:table-cell table:style-name="ce632" office:value-type="float" office:value="65428510" calcext:value-type="float">
            <text:p>65428510</text:p>
          </table:table-cell>
          <table:table-cell table:style-name="ce468" office:value-type="string" calcext:value-type="string">
            <text:p>1.285B</text:p>
          </table:table-cell>
          <table:table-cell table:style-name="ce468" office:value-type="float" office:value="1384" calcext:value-type="float">
            <text:p>1384</text:p>
          </table:table-cell>
          <table:table-cell table:style-name="ce468" office:value-type="float" office:value="70134" calcext:value-type="float">
            <text:p>70134</text:p>
          </table:table-cell>
          <table:table-cell table:style-name="ce468" office:value-type="float" office:value="50.7" calcext:value-type="float">
            <text:p>50.7</text:p>
          </table:table-cell>
          <table:table-cell table:style-name="ce468" office:value-type="float" office:value="1288" calcext:value-type="float">
            <text:p>1288</text:p>
          </table:table-cell>
          <table:table-cell table:style-name="ce468" office:value-type="float" office:value="66925" calcext:value-type="float">
            <text:p>66925</text:p>
          </table:table-cell>
          <table:table-cell table:style-name="ce468" office:value-type="float" office:value="3054" calcext:value-type="float">
            <text:p>3054</text:p>
          </table:table-cell>
          <table:table-cell table:style-name="ce468" office:value-type="string" calcext:value-type="string">
            <text:p>195.994K</text:p>
          </table:table-cell>
          <table:table-cell table:style-name="ce936" table:formula="of:=IF(RIGHT([.D164];1)=&quot;B&quot;;VALUE(REPLACE([.D164]; LEN([.D164]); 1; &quot;&quot;))*1000000; IF(RIGHT([.D164];1)=&quot;M&quot;;VALUE(REPLACE([.D164]; LEN([.D164]); 1; &quot;&quot;))*1000; 0))" office:value-type="float" office:value="1285000" calcext:value-type="float">
            <text:p>1285000</text:p>
          </table:table-cell>
          <table:table-cell table:style-name="ce936" table:formula="of:=[.L164]-[.L165]" office:value-type="float" office:value="7000.00000000023" calcext:value-type="float">
            <text:p>7000.00000000023</text:p>
          </table:table-cell>
          <table:table-cell table:style-name="ce936" table:formula="of:=[.N165]+[.M164]" office:value-type="float" office:value="873008" calcext:value-type="float">
            <text:p>873008</text:p>
          </table:table-cell>
          <table:table-cell/>
          <table:table-cell table:style-name="ce940" table:formula="of:=[.M164]/[.L164]" office:value-type="percentage" office:value="0.0054474708171208" calcext:value-type="percentage">
            <text:p>0.545%</text:p>
          </table:table-cell>
          <table:table-cell table:number-columns-repeated="1008"/>
        </table:table-row>
        <table:table-row table:style-name="ro1">
          <table:table-cell table:style-name="ce165" office:value-type="float" office:value="302" calcext:value-type="float">
            <text:p>302</text:p>
          </table:table-cell>
          <table:table-cell table:style-name="ce468" office:value-type="string" calcext:value-type="string">
            <text:p>8/30/2022, 2:33:13 AM</text:p>
          </table:table-cell>
          <table:table-cell table:style-name="ce633" office:value-type="float" office:value="65221389" calcext:value-type="float">
            <text:p>65221389</text:p>
          </table:table-cell>
          <table:table-cell table:style-name="ce468" office:value-type="string" calcext:value-type="string">
            <text:p>1.278B</text:p>
          </table:table-cell>
          <table:table-cell table:style-name="ce468" office:value-type="float" office:value="1401" calcext:value-type="float">
            <text:p>1401</text:p>
          </table:table-cell>
          <table:table-cell table:style-name="ce468" office:value-type="float" office:value="71764" calcext:value-type="float">
            <text:p>71764</text:p>
          </table:table-cell>
          <table:table-cell table:style-name="ce468" office:value-type="float" office:value="51.2" calcext:value-type="float">
            <text:p>51.2</text:p>
          </table:table-cell>
          <table:table-cell table:style-name="ce468" office:value-type="float" office:value="1303" calcext:value-type="float">
            <text:p>1303</text:p>
          </table:table-cell>
          <table:table-cell table:style-name="ce468" office:value-type="float" office:value="68592" calcext:value-type="float">
            <text:p>68592</text:p>
          </table:table-cell>
          <table:table-cell table:style-name="ce468" office:value-type="float" office:value="2996" calcext:value-type="float">
            <text:p>2996</text:p>
          </table:table-cell>
          <table:table-cell table:style-name="ce468" office:value-type="string" calcext:value-type="string">
            <text:p>178.693K</text:p>
          </table:table-cell>
          <table:table-cell table:style-name="ce936" table:formula="of:=IF(RIGHT([.D165];1)=&quot;B&quot;;VALUE(REPLACE([.D165]; LEN([.D165]); 1; &quot;&quot;))*1000000; IF(RIGHT([.D165];1)=&quot;M&quot;;VALUE(REPLACE([.D165]; LEN([.D165]); 1; &quot;&quot;))*1000; 0))" office:value-type="float" office:value="1278000" calcext:value-type="float">
            <text:p>1278000</text:p>
          </table:table-cell>
          <table:table-cell table:style-name="ce936" table:formula="of:=[.L165]-[.L166]" office:value-type="float" office:value="6000" calcext:value-type="float">
            <text:p>6000</text:p>
          </table:table-cell>
          <table:table-cell table:style-name="ce936" table:formula="of:=[.N166]+[.M165]" office:value-type="float" office:value="866008" calcext:value-type="float">
            <text:p>866008</text:p>
          </table:table-cell>
          <table:table-cell/>
          <table:table-cell table:style-name="ce940" table:formula="of:=[.M165]/[.L165]" office:value-type="percentage" office:value="0.00469483568075117" calcext:value-type="percentage">
            <text:p>0.469%</text:p>
          </table:table-cell>
          <table:table-cell table:number-columns-repeated="1008"/>
        </table:table-row>
        <table:table-row table:style-name="ro1">
          <table:table-cell table:style-name="ce166" office:value-type="float" office:value="301" calcext:value-type="float">
            <text:p>301</text:p>
          </table:table-cell>
          <table:table-cell table:style-name="ce468" office:value-type="string" calcext:value-type="string">
            <text:p>8/29/2022, 2:33:12 AM</text:p>
          </table:table-cell>
          <table:table-cell table:style-name="ce634" office:value-type="float" office:value="65030360" calcext:value-type="float">
            <text:p>65030360</text:p>
          </table:table-cell>
          <table:table-cell table:style-name="ce468" office:value-type="string" calcext:value-type="string">
            <text:p>1.272B</text:p>
          </table:table-cell>
          <table:table-cell table:style-name="ce468" office:value-type="float" office:value="1302" calcext:value-type="float">
            <text:p>1302</text:p>
          </table:table-cell>
          <table:table-cell table:style-name="ce468" office:value-type="float" office:value="65144" calcext:value-type="float">
            <text:p>65144</text:p>
          </table:table-cell>
          <table:table-cell table:style-name="ce468" office:value-type="float" office:value="50" calcext:value-type="float">
            <text:p>50</text:p>
          </table:table-cell>
          <table:table-cell table:style-name="ce468" office:value-type="float" office:value="1203" calcext:value-type="float">
            <text:p>1203</text:p>
          </table:table-cell>
          <table:table-cell table:style-name="ce468" office:value-type="float" office:value="62087" calcext:value-type="float">
            <text:p>62087</text:p>
          </table:table-cell>
          <table:table-cell table:style-name="ce468" office:value-type="float" office:value="2913" calcext:value-type="float">
            <text:p>2913</text:p>
          </table:table-cell>
          <table:table-cell table:style-name="ce468" office:value-type="string" calcext:value-type="string">
            <text:p>163.19K</text:p>
          </table:table-cell>
          <table:table-cell table:style-name="ce936" table:formula="of:=IF(RIGHT([.D166];1)=&quot;B&quot;;VALUE(REPLACE([.D166]; LEN([.D166]); 1; &quot;&quot;))*1000000; IF(RIGHT([.D166];1)=&quot;M&quot;;VALUE(REPLACE([.D166]; LEN([.D166]); 1; &quot;&quot;))*1000; 0))" office:value-type="float" office:value="1272000" calcext:value-type="float">
            <text:p>1272000</text:p>
          </table:table-cell>
          <table:table-cell table:style-name="ce936" table:formula="of:=[.L166]-[.L167]" office:value-type="float" office:value="5000" calcext:value-type="float">
            <text:p>5000</text:p>
          </table:table-cell>
          <table:table-cell table:style-name="ce936" table:formula="of:=[.N167]+[.M166]" office:value-type="float" office:value="860008" calcext:value-type="float">
            <text:p>860008</text:p>
          </table:table-cell>
          <table:table-cell/>
          <table:table-cell table:style-name="ce940" table:formula="of:=[.M166]/[.L166]" office:value-type="percentage" office:value="0.00393081761006289" calcext:value-type="percentage">
            <text:p>0.393%</text:p>
          </table:table-cell>
          <table:table-cell table:number-columns-repeated="1008"/>
        </table:table-row>
        <table:table-row table:style-name="ro1">
          <table:table-cell table:style-name="ce167" office:value-type="float" office:value="300" calcext:value-type="float">
            <text:p>300</text:p>
          </table:table-cell>
          <table:table-cell table:style-name="ce468" office:value-type="string" calcext:value-type="string">
            <text:p>8/28/2022, 2:33:11 AM</text:p>
          </table:table-cell>
          <table:table-cell table:style-name="ce635" office:value-type="float" office:value="64920188" calcext:value-type="float">
            <text:p>64920188</text:p>
          </table:table-cell>
          <table:table-cell table:style-name="ce468" office:value-type="string" calcext:value-type="string">
            <text:p>1.267B</text:p>
          </table:table-cell>
          <table:table-cell table:style-name="ce468" office:value-type="float" office:value="1527" calcext:value-type="float">
            <text:p>1527</text:p>
          </table:table-cell>
          <table:table-cell table:style-name="ce468" office:value-type="float" office:value="69525" calcext:value-type="float">
            <text:p>69525</text:p>
          </table:table-cell>
          <table:table-cell table:style-name="ce468" office:value-type="float" office:value="45.5" calcext:value-type="float">
            <text:p>45.5</text:p>
          </table:table-cell>
          <table:table-cell table:style-name="ce468" office:value-type="float" office:value="1363" calcext:value-type="float">
            <text:p>1363</text:p>
          </table:table-cell>
          <table:table-cell table:style-name="ce468" office:value-type="float" office:value="66590" calcext:value-type="float">
            <text:p>66590</text:p>
          </table:table-cell>
          <table:table-cell table:style-name="ce468" office:value-type="float" office:value="2525" calcext:value-type="float">
            <text:p>2525</text:p>
          </table:table-cell>
          <table:table-cell table:style-name="ce468" office:value-type="string" calcext:value-type="string">
            <text:p>156.778K</text:p>
          </table:table-cell>
          <table:table-cell table:style-name="ce936" table:formula="of:=IF(RIGHT([.D167];1)=&quot;B&quot;;VALUE(REPLACE([.D167]; LEN([.D167]); 1; &quot;&quot;))*1000000; IF(RIGHT([.D167];1)=&quot;M&quot;;VALUE(REPLACE([.D167]; LEN([.D167]); 1; &quot;&quot;))*1000; 0))" office:value-type="float" office:value="1267000" calcext:value-type="float">
            <text:p>1267000</text:p>
          </table:table-cell>
          <table:table-cell table:style-name="ce936" table:formula="of:=[.L167]-[.L168]" office:value-type="float" office:value="5999.99999999977" calcext:value-type="float">
            <text:p>5999.99999999977</text:p>
          </table:table-cell>
          <table:table-cell table:style-name="ce936" table:formula="of:=[.N168]+[.M167]" office:value-type="float" office:value="855008" calcext:value-type="float">
            <text:p>855008</text:p>
          </table:table-cell>
          <table:table-cell/>
          <table:table-cell table:style-name="ce940" table:formula="of:=[.M167]/[.L167]" office:value-type="percentage" office:value="0.00473559589581671" calcext:value-type="percentage">
            <text:p>0.474%</text:p>
          </table:table-cell>
          <table:table-cell table:number-columns-repeated="1008"/>
        </table:table-row>
        <table:table-row table:style-name="ro1">
          <table:table-cell table:style-name="ce168" office:value-type="float" office:value="299" calcext:value-type="float">
            <text:p>299</text:p>
          </table:table-cell>
          <table:table-cell table:style-name="ce468" office:value-type="string" calcext:value-type="string">
            <text:p>8/27/2022, 2:33:10 AM</text:p>
          </table:table-cell>
          <table:table-cell table:style-name="ce636" office:value-type="float" office:value="64743405" calcext:value-type="float">
            <text:p>64743405</text:p>
          </table:table-cell>
          <table:table-cell table:style-name="ce468" office:value-type="string" calcext:value-type="string">
            <text:p>1.261B</text:p>
          </table:table-cell>
          <table:table-cell table:style-name="ce468" office:value-type="float" office:value="1518" calcext:value-type="float">
            <text:p>1518</text:p>
          </table:table-cell>
          <table:table-cell table:style-name="ce468" office:value-type="float" office:value="82776" calcext:value-type="float">
            <text:p>82776</text:p>
          </table:table-cell>
          <table:table-cell table:style-name="ce468" office:value-type="float" office:value="54.5" calcext:value-type="float">
            <text:p>54.5</text:p>
          </table:table-cell>
          <table:table-cell table:style-name="ce468" office:value-type="float" office:value="1420" calcext:value-type="float">
            <text:p>1420</text:p>
          </table:table-cell>
          <table:table-cell table:style-name="ce468" office:value-type="float" office:value="79467" calcext:value-type="float">
            <text:p>79467</text:p>
          </table:table-cell>
          <table:table-cell table:style-name="ce468" office:value-type="float" office:value="3159" calcext:value-type="float">
            <text:p>3159</text:p>
          </table:table-cell>
          <table:table-cell table:style-name="ce468" office:value-type="string" calcext:value-type="string">
            <text:p>132.2K</text:p>
          </table:table-cell>
          <table:table-cell table:style-name="ce936" table:formula="of:=IF(RIGHT([.D168];1)=&quot;B&quot;;VALUE(REPLACE([.D168]; LEN([.D168]); 1; &quot;&quot;))*1000000; IF(RIGHT([.D168];1)=&quot;M&quot;;VALUE(REPLACE([.D168]; LEN([.D168]); 1; &quot;&quot;))*1000; 0))" office:value-type="float" office:value="1261000" calcext:value-type="float">
            <text:p>1261000</text:p>
          </table:table-cell>
          <table:table-cell table:style-name="ce936" table:formula="of:=[.L168]-[.L169]" office:value-type="float" office:value="6000.00000000023" calcext:value-type="float">
            <text:p>6000.00000000023</text:p>
          </table:table-cell>
          <table:table-cell table:style-name="ce936" table:formula="of:=[.N169]+[.M168]" office:value-type="float" office:value="849008" calcext:value-type="float">
            <text:p>849008</text:p>
          </table:table-cell>
          <table:table-cell/>
          <table:table-cell table:style-name="ce940" table:formula="of:=[.M168]/[.L168]" office:value-type="percentage" office:value="0.00475812846946886" calcext:value-type="percentage">
            <text:p>0.476%</text:p>
          </table:table-cell>
          <table:table-cell table:number-columns-repeated="1008"/>
        </table:table-row>
        <table:table-row table:style-name="ro1">
          <table:table-cell table:style-name="ce169" office:value-type="float" office:value="298" calcext:value-type="float">
            <text:p>298</text:p>
          </table:table-cell>
          <table:table-cell table:style-name="ce468" office:value-type="string" calcext:value-type="string">
            <text:p>8/26/2022, 2:33:09 AM</text:p>
          </table:table-cell>
          <table:table-cell table:style-name="ce637" office:value-type="float" office:value="64583984" calcext:value-type="float">
            <text:p>64583984</text:p>
          </table:table-cell>
          <table:table-cell table:style-name="ce468" office:value-type="string" calcext:value-type="string">
            <text:p>1.255B</text:p>
          </table:table-cell>
          <table:table-cell table:style-name="ce468" office:value-type="float" office:value="1341" calcext:value-type="float">
            <text:p>1341</text:p>
          </table:table-cell>
          <table:table-cell table:style-name="ce468" office:value-type="float" office:value="68662" calcext:value-type="float">
            <text:p>68662</text:p>
          </table:table-cell>
          <table:table-cell table:style-name="ce468" office:value-type="float" office:value="51.2" calcext:value-type="float">
            <text:p>51.2</text:p>
          </table:table-cell>
          <table:table-cell table:style-name="ce468" office:value-type="float" office:value="1193" calcext:value-type="float">
            <text:p>1193</text:p>
          </table:table-cell>
          <table:table-cell table:style-name="ce468" office:value-type="float" office:value="65145" calcext:value-type="float">
            <text:p>65145</text:p>
          </table:table-cell>
          <table:table-cell table:style-name="ce468" office:value-type="float" office:value="3220" calcext:value-type="float">
            <text:p>3220</text:p>
          </table:table-cell>
          <table:table-cell table:style-name="ce468" office:value-type="string" calcext:value-type="string">
            <text:p>163.763K</text:p>
          </table:table-cell>
          <table:table-cell table:style-name="ce936" table:formula="of:=IF(RIGHT([.D169];1)=&quot;B&quot;;VALUE(REPLACE([.D169]; LEN([.D169]); 1; &quot;&quot;))*1000000; IF(RIGHT([.D169];1)=&quot;M&quot;;VALUE(REPLACE([.D169]; LEN([.D169]); 1; &quot;&quot;))*1000; 0))" office:value-type="float" office:value="1255000" calcext:value-type="float">
            <text:p>1255000</text:p>
          </table:table-cell>
          <table:table-cell table:style-name="ce936" table:formula="of:=[.L169]-[.L170]" office:value-type="float" office:value="0" calcext:value-type="float">
            <text:p>0</text:p>
          </table:table-cell>
          <table:table-cell table:style-name="ce936" table:formula="of:=[.N170]+[.M169]" office:value-type="float" office:value="843008" calcext:value-type="float">
            <text:p>843008</text:p>
          </table:table-cell>
          <table:table-cell/>
          <table:table-cell table:style-name="ce940" table:formula="of:=[.M169]/[.L169]" office:value-type="percentage" office:value="0" calcext:value-type="percentage">
            <text:p>0.000%</text:p>
          </table:table-cell>
          <table:table-cell table:number-columns-repeated="1008"/>
        </table:table-row>
        <table:table-row table:style-name="ro1">
          <table:table-cell table:style-name="ce170" office:value-type="float" office:value="297" calcext:value-type="float">
            <text:p>297</text:p>
          </table:table-cell>
          <table:table-cell table:style-name="ce468" office:value-type="string" calcext:value-type="string">
            <text:p>8/25/2022, 2:33:08 AM</text:p>
          </table:table-cell>
          <table:table-cell table:style-name="ce638" office:value-type="float" office:value="64409583" calcext:value-type="float">
            <text:p>64409583</text:p>
          </table:table-cell>
          <table:table-cell table:style-name="ce468" office:value-type="string" calcext:value-type="string">
            <text:p>1.255B</text:p>
          </table:table-cell>
          <table:table-cell table:style-name="ce468" office:value-type="float" office:value="1548" calcext:value-type="float">
            <text:p>1548</text:p>
          </table:table-cell>
          <table:table-cell table:style-name="ce468" office:value-type="float" office:value="82683" calcext:value-type="float">
            <text:p>82683</text:p>
          </table:table-cell>
          <table:table-cell table:style-name="ce468" office:value-type="float" office:value="53.4" calcext:value-type="float">
            <text:p>53.4</text:p>
          </table:table-cell>
          <table:table-cell table:style-name="ce468" office:value-type="float" office:value="1430" calcext:value-type="float">
            <text:p>1430</text:p>
          </table:table-cell>
          <table:table-cell table:style-name="ce468" office:value-type="float" office:value="79684" calcext:value-type="float">
            <text:p>79684</text:p>
          </table:table-cell>
          <table:table-cell table:style-name="ce468" office:value-type="float" office:value="2767" calcext:value-type="float">
            <text:p>2767</text:p>
          </table:table-cell>
          <table:table-cell table:style-name="ce468" office:value-type="float" office:value="0" calcext:value-type="float">
            <text:p>0</text:p>
          </table:table-cell>
          <table:table-cell table:style-name="ce936" table:formula="of:=IF(RIGHT([.D170];1)=&quot;B&quot;;VALUE(REPLACE([.D170]; LEN([.D170]); 1; &quot;&quot;))*1000000; IF(RIGHT([.D170];1)=&quot;M&quot;;VALUE(REPLACE([.D170]; LEN([.D170]); 1; &quot;&quot;))*1000; 0))" office:value-type="float" office:value="1255000" calcext:value-type="float">
            <text:p>1255000</text:p>
          </table:table-cell>
          <table:table-cell table:style-name="ce937" office:value-type="float" office:value="0" calcext:value-type="float">
            <text:p>0</text:p>
          </table:table-cell>
          <table:table-cell table:style-name="ce936" table:formula="of:=[.N171]+[.M170]" office:value-type="float" office:value="843008" calcext:value-type="float">
            <text:p>843008</text:p>
          </table:table-cell>
          <table:table-cell/>
          <table:table-cell table:style-name="ce940" table:formula="of:=[.M170]/[.L170]" office:value-type="percentage" office:value="0" calcext:value-type="percentage">
            <text:p>0.000%</text:p>
          </table:table-cell>
          <table:table-cell table:number-columns-repeated="1008"/>
        </table:table-row>
        <table:table-row table:style-name="ro1">
          <table:table-cell table:style-name="ce171" office:value-type="float" office:value="296" calcext:value-type="float">
            <text:p>296</text:p>
          </table:table-cell>
          <table:table-cell table:style-name="ce468" office:value-type="string" calcext:value-type="string">
            <text:p>8/25/2022, 2:32:13 AM</text:p>
          </table:table-cell>
          <table:table-cell table:style-name="ce639" office:value-type="float" office:value="64409582" calcext:value-type="float">
            <text:p>64409582</text:p>
          </table:table-cell>
          <table:table-cell table:style-name="ce468" table:number-columns-repeated="8"/>
          <table:table-cell table:style-name="ce936" table:formula="of:=IF(RIGHT([.D171];1)=&quot;B&quot;;VALUE(REPLACE([.D171]; LEN([.D171]); 1; &quot;&quot;))*1000000; IF(RIGHT([.D171];1)=&quot;M&quot;;VALUE(REPLACE([.D171]; LEN([.D171]); 1; &quot;&quot;))*1000; 0))" office:value-type="float" office:value="0" calcext:value-type="float">
            <text:p>0</text:p>
          </table:table-cell>
          <table:table-cell table:style-name="ce937" office:value-type="float" office:value="0" calcext:value-type="float">
            <text:p>0</text:p>
          </table:table-cell>
          <table:table-cell table:style-name="ce936" table:formula="of:=[.N172]+[.M171]" office:value-type="float" office:value="843008" calcext:value-type="float">
            <text:p>843008</text:p>
          </table:table-cell>
          <table:table-cell/>
          <table:table-cell table:style-name="ce941" office:value-type="percentage" office:value="0" calcext:value-type="percentage">
            <text:p>0.000%</text:p>
          </table:table-cell>
          <table:table-cell table:number-columns-repeated="1008"/>
        </table:table-row>
        <table:table-row table:style-name="ro1">
          <table:table-cell table:style-name="ce172" office:value-type="float" office:value="295" calcext:value-type="float">
            <text:p>295</text:p>
          </table:table-cell>
          <table:table-cell table:style-name="ce468" office:value-type="string" calcext:value-type="string">
            <text:p>8/24/2022, 2:32:12 AM</text:p>
          </table:table-cell>
          <table:table-cell table:style-name="ce640" office:value-type="float" office:value="64216115" calcext:value-type="float">
            <text:p>64216115</text:p>
          </table:table-cell>
          <table:table-cell table:style-name="ce468" office:value-type="string" calcext:value-type="string">
            <text:p>1.255B</text:p>
          </table:table-cell>
          <table:table-cell table:style-name="ce468" office:value-type="float" office:value="1381" calcext:value-type="float">
            <text:p>1381</text:p>
          </table:table-cell>
          <table:table-cell table:style-name="ce468" office:value-type="float" office:value="73500" calcext:value-type="float">
            <text:p>73500</text:p>
          </table:table-cell>
          <table:table-cell table:style-name="ce468" office:value-type="float" office:value="53.2" calcext:value-type="float">
            <text:p>53.2</text:p>
          </table:table-cell>
          <table:table-cell table:style-name="ce468" office:value-type="float" office:value="1293" calcext:value-type="float">
            <text:p>1293</text:p>
          </table:table-cell>
          <table:table-cell table:style-name="ce468" office:value-type="float" office:value="70710" calcext:value-type="float">
            <text:p>70710</text:p>
          </table:table-cell>
          <table:table-cell table:style-name="ce468" office:value-type="float" office:value="2652" calcext:value-type="float">
            <text:p>2652</text:p>
          </table:table-cell>
          <table:table-cell table:style-name="ce468" office:value-type="float" office:value="0" calcext:value-type="float">
            <text:p>0</text:p>
          </table:table-cell>
          <table:table-cell table:style-name="ce936" table:formula="of:=IF(RIGHT([.D172];1)=&quot;B&quot;;VALUE(REPLACE([.D172]; LEN([.D172]); 1; &quot;&quot;))*1000000; IF(RIGHT([.D172];1)=&quot;M&quot;;VALUE(REPLACE([.D172]; LEN([.D172]); 1; &quot;&quot;))*1000; 0))" office:value-type="float" office:value="1255000" calcext:value-type="float">
            <text:p>1255000</text:p>
          </table:table-cell>
          <table:table-cell table:style-name="ce936" table:formula="of:=[.L172]-[.L173]" office:value-type="float" office:value="0" calcext:value-type="float">
            <text:p>0</text:p>
          </table:table-cell>
          <table:table-cell table:style-name="ce936" table:formula="of:=[.N173]+[.M172]" office:value-type="float" office:value="843008" calcext:value-type="float">
            <text:p>843008</text:p>
          </table:table-cell>
          <table:table-cell/>
          <table:table-cell table:style-name="ce940" table:formula="of:=[.M172]/[.L172]" office:value-type="percentage" office:value="0" calcext:value-type="percentage">
            <text:p>0.000%</text:p>
          </table:table-cell>
          <table:table-cell table:number-columns-repeated="1008"/>
        </table:table-row>
        <table:table-row table:style-name="ro1">
          <table:table-cell table:style-name="ce173" office:value-type="float" office:value="294" calcext:value-type="float">
            <text:p>294</text:p>
          </table:table-cell>
          <table:table-cell table:style-name="ce468" office:value-type="string" calcext:value-type="string">
            <text:p>8/23/2022, 2:32:11 AM</text:p>
          </table:table-cell>
          <table:table-cell table:style-name="ce641" office:value-type="float" office:value="63983112" calcext:value-type="float">
            <text:p>63983112</text:p>
          </table:table-cell>
          <table:table-cell table:style-name="ce468" office:value-type="string" calcext:value-type="string">
            <text:p>1.255B</text:p>
          </table:table-cell>
          <table:table-cell table:style-name="ce468" office:value-type="float" office:value="1385" calcext:value-type="float">
            <text:p>1385</text:p>
          </table:table-cell>
          <table:table-cell table:style-name="ce468" office:value-type="float" office:value="76492" calcext:value-type="float">
            <text:p>76492</text:p>
          </table:table-cell>
          <table:table-cell table:style-name="ce468" office:value-type="float" office:value="55.2" calcext:value-type="float">
            <text:p>55.2</text:p>
          </table:table-cell>
          <table:table-cell table:style-name="ce468" office:value-type="float" office:value="1309" calcext:value-type="float">
            <text:p>1309</text:p>
          </table:table-cell>
          <table:table-cell table:style-name="ce468" office:value-type="float" office:value="74016" calcext:value-type="float">
            <text:p>74016</text:p>
          </table:table-cell>
          <table:table-cell table:style-name="ce468" office:value-type="float" office:value="2371" calcext:value-type="float">
            <text:p>2371</text:p>
          </table:table-cell>
          <table:table-cell table:style-name="ce468" office:value-type="float" office:value="0" calcext:value-type="float">
            <text:p>0</text:p>
          </table:table-cell>
          <table:table-cell table:style-name="ce936" table:formula="of:=IF(RIGHT([.D173];1)=&quot;B&quot;;VALUE(REPLACE([.D173]; LEN([.D173]); 1; &quot;&quot;))*1000000; IF(RIGHT([.D173];1)=&quot;M&quot;;VALUE(REPLACE([.D173]; LEN([.D173]); 1; &quot;&quot;))*1000; 0))" office:value-type="float" office:value="1255000" calcext:value-type="float">
            <text:p>1255000</text:p>
          </table:table-cell>
          <table:table-cell table:style-name="ce936" table:formula="of:=[.L173]-[.L174]" office:value-type="float" office:value="0" calcext:value-type="float">
            <text:p>0</text:p>
          </table:table-cell>
          <table:table-cell table:style-name="ce936" table:formula="of:=[.N174]+[.M173]" office:value-type="float" office:value="843008" calcext:value-type="float">
            <text:p>843008</text:p>
          </table:table-cell>
          <table:table-cell/>
          <table:table-cell table:style-name="ce940" table:formula="of:=[.M173]/[.L173]" office:value-type="percentage" office:value="0" calcext:value-type="percentage">
            <text:p>0.000%</text:p>
          </table:table-cell>
          <table:table-cell table:number-columns-repeated="1008"/>
        </table:table-row>
        <table:table-row table:style-name="ro1">
          <table:table-cell table:style-name="ce174" office:value-type="float" office:value="293" calcext:value-type="float">
            <text:p>293</text:p>
          </table:table-cell>
          <table:table-cell table:style-name="ce468" office:value-type="string" calcext:value-type="string">
            <text:p>8/22/2022, 2:32:10 AM</text:p>
          </table:table-cell>
          <table:table-cell table:style-name="ce642" office:value-type="float" office:value="63749692" calcext:value-type="float">
            <text:p>63749692</text:p>
          </table:table-cell>
          <table:table-cell table:style-name="ce468" office:value-type="string" calcext:value-type="string">
            <text:p>1.255B</text:p>
          </table:table-cell>
          <table:table-cell table:style-name="ce468" office:value-type="float" office:value="1363" calcext:value-type="float">
            <text:p>1363</text:p>
          </table:table-cell>
          <table:table-cell table:style-name="ce468" office:value-type="float" office:value="82573" calcext:value-type="float">
            <text:p>82573</text:p>
          </table:table-cell>
          <table:table-cell table:style-name="ce468" office:value-type="float" office:value="60.6" calcext:value-type="float">
            <text:p>60.6</text:p>
          </table:table-cell>
          <table:table-cell table:style-name="ce468" office:value-type="float" office:value="1291" calcext:value-type="float">
            <text:p>1291</text:p>
          </table:table-cell>
          <table:table-cell table:style-name="ce468" office:value-type="float" office:value="80417" calcext:value-type="float">
            <text:p>80417</text:p>
          </table:table-cell>
          <table:table-cell table:style-name="ce468" office:value-type="float" office:value="2046" calcext:value-type="float">
            <text:p>2046</text:p>
          </table:table-cell>
          <table:table-cell table:style-name="ce468" office:value-type="float" office:value="0" calcext:value-type="float">
            <text:p>0</text:p>
          </table:table-cell>
          <table:table-cell table:style-name="ce936" table:formula="of:=IF(RIGHT([.D174];1)=&quot;B&quot;;VALUE(REPLACE([.D174]; LEN([.D174]); 1; &quot;&quot;))*1000000; IF(RIGHT([.D174];1)=&quot;M&quot;;VALUE(REPLACE([.D174]; LEN([.D174]); 1; &quot;&quot;))*1000; 0))" office:value-type="float" office:value="1255000" calcext:value-type="float">
            <text:p>1255000</text:p>
          </table:table-cell>
          <table:table-cell table:style-name="ce936" table:formula="of:=[.L174]-[.L175]" office:value-type="float" office:value="0" calcext:value-type="float">
            <text:p>0</text:p>
          </table:table-cell>
          <table:table-cell table:style-name="ce936" table:formula="of:=[.N175]+[.M174]" office:value-type="float" office:value="843008" calcext:value-type="float">
            <text:p>843008</text:p>
          </table:table-cell>
          <table:table-cell/>
          <table:table-cell table:style-name="ce940" table:formula="of:=[.M174]/[.L174]" office:value-type="percentage" office:value="0" calcext:value-type="percentage">
            <text:p>0.000%</text:p>
          </table:table-cell>
          <table:table-cell table:number-columns-repeated="1008"/>
        </table:table-row>
        <table:table-row table:style-name="ro1">
          <table:table-cell table:style-name="ce175" office:value-type="float" office:value="292" calcext:value-type="float">
            <text:p>292</text:p>
          </table:table-cell>
          <table:table-cell table:style-name="ce468" office:value-type="string" calcext:value-type="string">
            <text:p>8/21/2022, 2:32:09 AM</text:p>
          </table:table-cell>
          <table:table-cell table:style-name="ce643" office:value-type="float" office:value="63539974" calcext:value-type="float">
            <text:p>63539974</text:p>
          </table:table-cell>
          <table:table-cell table:style-name="ce468" office:value-type="string" calcext:value-type="string">
            <text:p>1.255B</text:p>
          </table:table-cell>
          <table:table-cell table:style-name="ce468" office:value-type="float" office:value="1339" calcext:value-type="float">
            <text:p>1339</text:p>
          </table:table-cell>
          <table:table-cell table:style-name="ce468" office:value-type="float" office:value="85828" calcext:value-type="float">
            <text:p>85828</text:p>
          </table:table-cell>
          <table:table-cell table:style-name="ce468" office:value-type="float" office:value="64.1" calcext:value-type="float">
            <text:p>64.1</text:p>
          </table:table-cell>
          <table:table-cell table:style-name="ce468" office:value-type="float" office:value="1234" calcext:value-type="float">
            <text:p>1234</text:p>
          </table:table-cell>
          <table:table-cell table:style-name="ce468" office:value-type="float" office:value="83624" calcext:value-type="float">
            <text:p>83624</text:p>
          </table:table-cell>
          <table:table-cell table:style-name="ce468" office:value-type="float" office:value="2095" calcext:value-type="float">
            <text:p>2095</text:p>
          </table:table-cell>
          <table:table-cell table:style-name="ce468" office:value-type="float" office:value="0" calcext:value-type="float">
            <text:p>0</text:p>
          </table:table-cell>
          <table:table-cell table:style-name="ce936" table:formula="of:=IF(RIGHT([.D175];1)=&quot;B&quot;;VALUE(REPLACE([.D175]; LEN([.D175]); 1; &quot;&quot;))*1000000; IF(RIGHT([.D175];1)=&quot;M&quot;;VALUE(REPLACE([.D175]; LEN([.D175]); 1; &quot;&quot;))*1000; 0))" office:value-type="float" office:value="1255000" calcext:value-type="float">
            <text:p>1255000</text:p>
          </table:table-cell>
          <table:table-cell table:style-name="ce937" office:value-type="float" office:value="0" calcext:value-type="float">
            <text:p>0</text:p>
          </table:table-cell>
          <table:table-cell table:style-name="ce936" table:formula="of:=[.N176]+[.M175]" office:value-type="float" office:value="843008" calcext:value-type="float">
            <text:p>843008</text:p>
          </table:table-cell>
          <table:table-cell/>
          <table:table-cell table:style-name="ce940" table:formula="of:=[.M175]/[.L175]" office:value-type="percentage" office:value="0" calcext:value-type="percentage">
            <text:p>0.000%</text:p>
          </table:table-cell>
          <table:table-cell table:number-columns-repeated="1008"/>
        </table:table-row>
        <table:table-row table:style-name="ro1">
          <table:table-cell table:style-name="ce176" office:value-type="float" office:value="291" calcext:value-type="float">
            <text:p>291</text:p>
          </table:table-cell>
          <table:table-cell table:style-name="ce468" office:value-type="string" calcext:value-type="string">
            <text:p>8/21/2022, 2:30:55 AM</text:p>
          </table:table-cell>
          <table:table-cell table:style-name="ce644" office:value-type="float" office:value="63539972" calcext:value-type="float">
            <text:p>63539972</text:p>
          </table:table-cell>
          <table:table-cell table:style-name="ce468" table:number-columns-repeated="8"/>
          <table:table-cell table:style-name="ce936" table:formula="of:=IF(RIGHT([.D176];1)=&quot;B&quot;;VALUE(REPLACE([.D176]; LEN([.D176]); 1; &quot;&quot;))*1000000; IF(RIGHT([.D176];1)=&quot;M&quot;;VALUE(REPLACE([.D176]; LEN([.D176]); 1; &quot;&quot;))*1000; 0))" office:value-type="float" office:value="0" calcext:value-type="float">
            <text:p>0</text:p>
          </table:table-cell>
          <table:table-cell table:style-name="ce937" office:value-type="float" office:value="0" calcext:value-type="float">
            <text:p>0</text:p>
          </table:table-cell>
          <table:table-cell table:style-name="ce936" table:formula="of:=[.N177]+[.M176]" office:value-type="float" office:value="843008" calcext:value-type="float">
            <text:p>843008</text:p>
          </table:table-cell>
          <table:table-cell/>
          <table:table-cell table:style-name="ce941" office:value-type="percentage" office:value="0" calcext:value-type="percentage">
            <text:p>0.000%</text:p>
          </table:table-cell>
          <table:table-cell table:number-columns-repeated="1008"/>
        </table:table-row>
        <table:table-row table:style-name="ro1">
          <table:table-cell table:style-name="ce177" office:value-type="float" office:value="290" calcext:value-type="float">
            <text:p>290</text:p>
          </table:table-cell>
          <table:table-cell table:style-name="ce468" office:value-type="string" calcext:value-type="string">
            <text:p>8/19/2022, 6:12:20 PM</text:p>
          </table:table-cell>
          <table:table-cell table:style-name="ce645" office:value-type="float" office:value="63520776" calcext:value-type="float">
            <text:p>63520776</text:p>
          </table:table-cell>
          <table:table-cell table:style-name="ce468" office:value-type="string" calcext:value-type="string">
            <text:p>1.255B</text:p>
          </table:table-cell>
          <table:table-cell table:style-name="ce468" office:value-type="float" office:value="1187" calcext:value-type="float">
            <text:p>1187</text:p>
          </table:table-cell>
          <table:table-cell table:style-name="ce468" office:value-type="float" office:value="9140" calcext:value-type="float">
            <text:p>9140</text:p>
          </table:table-cell>
          <table:table-cell table:style-name="ce468" office:value-type="float" office:value="7.7" calcext:value-type="float">
            <text:p>7.7</text:p>
          </table:table-cell>
          <table:table-cell table:style-name="ce468" office:value-type="float" office:value="404" calcext:value-type="float">
            <text:p>404</text:p>
          </table:table-cell>
          <table:table-cell table:style-name="ce468" office:value-type="float" office:value="5244" calcext:value-type="float">
            <text:p>5244</text:p>
          </table:table-cell>
          <table:table-cell table:style-name="ce468" office:value-type="float" office:value="907" calcext:value-type="float">
            <text:p>907</text:p>
          </table:table-cell>
          <table:table-cell table:style-name="ce468" office:value-type="string" calcext:value-type="string">
            <text:p>331.809K</text:p>
          </table:table-cell>
          <table:table-cell table:style-name="ce936" table:formula="of:=IF(RIGHT([.D177];1)=&quot;B&quot;;VALUE(REPLACE([.D177]; LEN([.D177]); 1; &quot;&quot;))*1000000; IF(RIGHT([.D177];1)=&quot;M&quot;;VALUE(REPLACE([.D177]; LEN([.D177]); 1; &quot;&quot;))*1000; 0))" office:value-type="float" office:value="1255000" calcext:value-type="float">
            <text:p>1255000</text:p>
          </table:table-cell>
          <table:table-cell table:style-name="ce936" table:formula="of:=[.L177]-[.L178]" office:value-type="float" office:value="1000" calcext:value-type="float">
            <text:p>1000</text:p>
          </table:table-cell>
          <table:table-cell table:style-name="ce936" table:formula="of:=[.N178]+[.M177]" office:value-type="float" office:value="843008" calcext:value-type="float">
            <text:p>843008</text:p>
          </table:table-cell>
          <table:table-cell/>
          <table:table-cell table:style-name="ce940" table:formula="of:=[.M177]/[.L177]" office:value-type="percentage" office:value="0.000796812749003984" calcext:value-type="percentage">
            <text:p>0.080%</text:p>
          </table:table-cell>
          <table:table-cell table:number-columns-repeated="1008"/>
        </table:table-row>
        <table:table-row table:style-name="ro1">
          <table:table-cell table:style-name="ce178" office:value-type="float" office:value="289" calcext:value-type="float">
            <text:p>289</text:p>
          </table:table-cell>
          <table:table-cell table:style-name="ce468" office:value-type="string" calcext:value-type="string">
            <text:p>8/18/2022, 4:49:41 PM</text:p>
          </table:table-cell>
          <table:table-cell table:style-name="ce646" office:value-type="float" office:value="63453042" calcext:value-type="float">
            <text:p>63453042</text:p>
          </table:table-cell>
          <table:table-cell table:style-name="ce468" office:value-type="string" calcext:value-type="string">
            <text:p>1.254B</text:p>
          </table:table-cell>
          <table:table-cell table:style-name="ce468" office:value-type="float" office:value="1044" calcext:value-type="float">
            <text:p>1044</text:p>
          </table:table-cell>
          <table:table-cell table:style-name="ce468" office:value-type="float" office:value="28518" calcext:value-type="float">
            <text:p>28518</text:p>
          </table:table-cell>
          <table:table-cell table:style-name="ce468" office:value-type="float" office:value="27.3" calcext:value-type="float">
            <text:p>27.3</text:p>
          </table:table-cell>
          <table:table-cell table:style-name="ce468" office:value-type="float" office:value="438" calcext:value-type="float">
            <text:p>438</text:p>
          </table:table-cell>
          <table:table-cell table:style-name="ce468" office:value-type="float" office:value="25598" calcext:value-type="float">
            <text:p>25598</text:p>
          </table:table-cell>
          <table:table-cell table:style-name="ce468" office:value-type="float" office:value="1596" calcext:value-type="float">
            <text:p>1596</text:p>
          </table:table-cell>
          <table:table-cell table:style-name="ce468" office:value-type="string" calcext:value-type="string">
            <text:p>428.018K</text:p>
          </table:table-cell>
          <table:table-cell table:style-name="ce936" table:formula="of:=IF(RIGHT([.D178];1)=&quot;B&quot;;VALUE(REPLACE([.D178]; LEN([.D178]); 1; &quot;&quot;))*1000000; IF(RIGHT([.D178];1)=&quot;M&quot;;VALUE(REPLACE([.D178]; LEN([.D178]); 1; &quot;&quot;))*1000; 0))" office:value-type="float" office:value="1254000" calcext:value-type="float">
            <text:p>1254000</text:p>
          </table:table-cell>
          <table:table-cell table:style-name="ce936" table:formula="of:=[.L178]-[.L179]" office:value-type="float" office:value="0" calcext:value-type="float">
            <text:p>0</text:p>
          </table:table-cell>
          <table:table-cell table:style-name="ce936" table:formula="of:=[.N179]+[.M178]" office:value-type="float" office:value="842008" calcext:value-type="float">
            <text:p>842008</text:p>
          </table:table-cell>
          <table:table-cell/>
          <table:table-cell table:style-name="ce940" table:formula="of:=[.M178]/[.L178]" office:value-type="percentage" office:value="0" calcext:value-type="percentage">
            <text:p>0.000%</text:p>
          </table:table-cell>
          <table:table-cell table:number-columns-repeated="1008"/>
        </table:table-row>
        <table:table-row table:style-name="ro1">
          <table:table-cell table:style-name="ce179" office:value-type="float" office:value="288" calcext:value-type="float">
            <text:p>288</text:p>
          </table:table-cell>
          <table:table-cell table:style-name="ce468"/>
          <table:table-cell table:style-name="ce647" office:value-type="float" office:value="63281842" calcext:value-type="float">
            <text:p>63281842</text:p>
          </table:table-cell>
          <table:table-cell table:style-name="ce468" office:value-type="string" calcext:value-type="string">
            <text:p>1.254B</text:p>
          </table:table-cell>
          <table:table-cell table:style-name="ce468" office:value-type="float" office:value="759" calcext:value-type="float">
            <text:p>759</text:p>
          </table:table-cell>
          <table:table-cell table:style-name="ce468" office:value-type="float" office:value="14672" calcext:value-type="float">
            <text:p>14672</text:p>
          </table:table-cell>
          <table:table-cell table:style-name="ce468" office:value-type="float" office:value="19.3" calcext:value-type="float">
            <text:p>19.3</text:p>
          </table:table-cell>
          <table:table-cell table:style-name="ce468" office:value-type="float" office:value="264" calcext:value-type="float">
            <text:p>264</text:p>
          </table:table-cell>
          <table:table-cell table:style-name="ce468" office:value-type="float" office:value="12184" calcext:value-type="float">
            <text:p>12184</text:p>
          </table:table-cell>
          <table:table-cell table:style-name="ce468" office:value-type="float" office:value="1584" calcext:value-type="float">
            <text:p>1584</text:p>
          </table:table-cell>
          <table:table-cell table:style-name="ce468" office:value-type="float" office:value="0" calcext:value-type="float">
            <text:p>0</text:p>
          </table:table-cell>
          <table:table-cell table:style-name="ce936" table:formula="of:=IF(RIGHT([.D179];1)=&quot;B&quot;;VALUE(REPLACE([.D179]; LEN([.D179]); 1; &quot;&quot;))*1000000; IF(RIGHT([.D179];1)=&quot;M&quot;;VALUE(REPLACE([.D179]; LEN([.D179]); 1; &quot;&quot;))*1000; 0))" office:value-type="float" office:value="1254000" calcext:value-type="float">
            <text:p>1254000</text:p>
          </table:table-cell>
          <table:table-cell table:style-name="ce936" table:formula="of:=[.L179]-[.L180]" office:value-type="float" office:value="0" calcext:value-type="float">
            <text:p>0</text:p>
          </table:table-cell>
          <table:table-cell table:style-name="ce936" table:formula="of:=[.N180]+[.M179]" office:value-type="float" office:value="842008" calcext:value-type="float">
            <text:p>842008</text:p>
          </table:table-cell>
          <table:table-cell/>
          <table:table-cell table:style-name="ce940" table:formula="of:=[.M179]/[.L179]" office:value-type="percentage" office:value="0" calcext:value-type="percentage">
            <text:p>0.000%</text:p>
          </table:table-cell>
          <table:table-cell table:number-columns-repeated="1008"/>
        </table:table-row>
        <table:table-row table:style-name="ro1">
          <table:table-cell table:style-name="ce180" office:value-type="float" office:value="287" calcext:value-type="float">
            <text:p>287</text:p>
          </table:table-cell>
          <table:table-cell table:style-name="ce468"/>
          <table:table-cell table:style-name="ce648" office:value-type="float" office:value="63254421" calcext:value-type="float">
            <text:p>63254421</text:p>
          </table:table-cell>
          <table:table-cell table:style-name="ce468" office:value-type="string" calcext:value-type="string">
            <text:p>1.254B</text:p>
          </table:table-cell>
          <table:table-cell table:style-name="ce468" office:value-type="float" office:value="1471" calcext:value-type="float">
            <text:p>1471</text:p>
          </table:table-cell>
          <table:table-cell table:style-name="ce468" office:value-type="float" office:value="4500" calcext:value-type="float">
            <text:p>4500</text:p>
          </table:table-cell>
          <table:table-cell table:style-name="ce468" office:value-type="float" office:value="3.1" calcext:value-type="float">
            <text:p>3.1</text:p>
          </table:table-cell>
          <table:table-cell table:style-name="ce468" office:value-type="float" office:value="55" calcext:value-type="float">
            <text:p>55</text:p>
          </table:table-cell>
          <table:table-cell table:style-name="ce468" office:value-type="float" office:value="1837" calcext:value-type="float">
            <text:p>1837</text:p>
          </table:table-cell>
          <table:table-cell table:style-name="ce468" office:value-type="float" office:value="1302" calcext:value-type="float">
            <text:p>1302</text:p>
          </table:table-cell>
          <table:table-cell table:style-name="ce468" office:value-type="float" office:value="0" calcext:value-type="float">
            <text:p>0</text:p>
          </table:table-cell>
          <table:table-cell table:style-name="ce936" table:formula="of:=IF(RIGHT([.D180];1)=&quot;B&quot;;VALUE(REPLACE([.D180]; LEN([.D180]); 1; &quot;&quot;))*1000000; IF(RIGHT([.D180];1)=&quot;M&quot;;VALUE(REPLACE([.D180]; LEN([.D180]); 1; &quot;&quot;))*1000; 0))" office:value-type="float" office:value="1254000" calcext:value-type="float">
            <text:p>1254000</text:p>
          </table:table-cell>
          <table:table-cell table:style-name="ce936" table:formula="of:=[.L180]-[.L181]" office:value-type="float" office:value="0" calcext:value-type="float">
            <text:p>0</text:p>
          </table:table-cell>
          <table:table-cell table:style-name="ce936" table:formula="of:=[.N181]+[.M180]" office:value-type="float" office:value="842008" calcext:value-type="float">
            <text:p>842008</text:p>
          </table:table-cell>
          <table:table-cell/>
          <table:table-cell table:style-name="ce940" table:formula="of:=[.M180]/[.L180]" office:value-type="percentage" office:value="0" calcext:value-type="percentage">
            <text:p>0.000%</text:p>
          </table:table-cell>
          <table:table-cell table:number-columns-repeated="1008"/>
        </table:table-row>
        <table:table-row table:style-name="ro1">
          <table:table-cell table:style-name="ce181" office:value-type="float" office:value="286" calcext:value-type="float">
            <text:p>286</text:p>
          </table:table-cell>
          <table:table-cell table:style-name="ce468" office:value-type="string" calcext:value-type="string">
            <text:p>8/16/2022, 5:50:32 PM</text:p>
          </table:table-cell>
          <table:table-cell table:style-name="ce649" office:value-type="float" office:value="63244108" calcext:value-type="float">
            <text:p>63244108</text:p>
          </table:table-cell>
          <table:table-cell table:style-name="ce468" office:value-type="string" calcext:value-type="string">
            <text:p>1.254B</text:p>
          </table:table-cell>
          <table:table-cell table:style-name="ce468" office:value-type="float" office:value="1052" calcext:value-type="float">
            <text:p>1052</text:p>
          </table:table-cell>
          <table:table-cell table:style-name="ce468" office:value-type="float" office:value="9820" calcext:value-type="float">
            <text:p>9820</text:p>
          </table:table-cell>
          <table:table-cell table:style-name="ce468" office:value-type="float" office:value="9.3" calcext:value-type="float">
            <text:p>9.3</text:p>
          </table:table-cell>
          <table:table-cell table:style-name="ce468" office:value-type="float" office:value="244" calcext:value-type="float">
            <text:p>244</text:p>
          </table:table-cell>
          <table:table-cell table:style-name="ce468" office:value-type="float" office:value="7336" calcext:value-type="float">
            <text:p>7336</text:p>
          </table:table-cell>
          <table:table-cell table:style-name="ce468" office:value-type="float" office:value="852" calcext:value-type="float">
            <text:p>852</text:p>
          </table:table-cell>
          <table:table-cell table:style-name="ce468" office:value-type="string" calcext:value-type="string">
            <text:p>143.852K</text:p>
          </table:table-cell>
          <table:table-cell table:style-name="ce936" table:formula="of:=IF(RIGHT([.D181];1)=&quot;B&quot;;VALUE(REPLACE([.D181]; LEN([.D181]); 1; &quot;&quot;))*1000000; IF(RIGHT([.D181];1)=&quot;M&quot;;VALUE(REPLACE([.D181]; LEN([.D181]); 1; &quot;&quot;))*1000; 0))" office:value-type="float" office:value="1254000" calcext:value-type="float">
            <text:p>1254000</text:p>
          </table:table-cell>
          <table:table-cell table:style-name="ce936" table:formula="of:=[.L181]-[.L182]" office:value-type="float" office:value="5000" calcext:value-type="float">
            <text:p>5000</text:p>
          </table:table-cell>
          <table:table-cell table:style-name="ce936" table:formula="of:=[.N182]+[.M181]" office:value-type="float" office:value="842008" calcext:value-type="float">
            <text:p>842008</text:p>
          </table:table-cell>
          <table:table-cell/>
          <table:table-cell table:style-name="ce940" table:formula="of:=[.M181]/[.L181]" office:value-type="percentage" office:value="0.00398724082934609" calcext:value-type="percentage">
            <text:p>0.399%</text:p>
          </table:table-cell>
          <table:table-cell table:number-columns-repeated="1008"/>
        </table:table-row>
        <table:table-row table:style-name="ro1">
          <table:table-cell table:style-name="ce182" office:value-type="float" office:value="285" calcext:value-type="float">
            <text:p>285</text:p>
          </table:table-cell>
          <table:table-cell table:style-name="ce468" office:value-type="string" calcext:value-type="string">
            <text:p>8/15/2022, 5:50:31 PM</text:p>
          </table:table-cell>
          <table:table-cell table:style-name="ce650" office:value-type="float" office:value="63056930" calcext:value-type="float">
            <text:p>63056930</text:p>
          </table:table-cell>
          <table:table-cell table:style-name="ce468" office:value-type="string" calcext:value-type="string">
            <text:p>1.249B</text:p>
          </table:table-cell>
          <table:table-cell table:style-name="ce468" office:value-type="float" office:value="1821" calcext:value-type="float">
            <text:p>1821</text:p>
          </table:table-cell>
          <table:table-cell table:style-name="ce468" office:value-type="float" office:value="99172" calcext:value-type="float">
            <text:p>99172</text:p>
          </table:table-cell>
          <table:table-cell table:style-name="ce468" office:value-type="float" office:value="54.5" calcext:value-type="float">
            <text:p>54.5</text:p>
          </table:table-cell>
          <table:table-cell table:style-name="ce468" office:value-type="float" office:value="1726" calcext:value-type="float">
            <text:p>1726</text:p>
          </table:table-cell>
          <table:table-cell table:style-name="ce468" office:value-type="float" office:value="95576" calcext:value-type="float">
            <text:p>95576</text:p>
          </table:table-cell>
          <table:table-cell table:style-name="ce468" office:value-type="float" office:value="3516" calcext:value-type="float">
            <text:p>3516</text:p>
          </table:table-cell>
          <table:table-cell table:style-name="ce468" office:value-type="string" calcext:value-type="string">
            <text:p>156.672K</text:p>
          </table:table-cell>
          <table:table-cell table:style-name="ce936" table:formula="of:=IF(RIGHT([.D182];1)=&quot;B&quot;;VALUE(REPLACE([.D182]; LEN([.D182]); 1; &quot;&quot;))*1000000; IF(RIGHT([.D182];1)=&quot;M&quot;;VALUE(REPLACE([.D182]; LEN([.D182]); 1; &quot;&quot;))*1000; 0))" office:value-type="float" office:value="1249000" calcext:value-type="float">
            <text:p>1249000</text:p>
          </table:table-cell>
          <table:table-cell table:style-name="ce936" table:formula="of:=[.L182]-[.L183]" office:value-type="float" office:value="6000.00000000023" calcext:value-type="float">
            <text:p>6000.00000000023</text:p>
          </table:table-cell>
          <table:table-cell table:style-name="ce936" table:formula="of:=[.N183]+[.M182]" office:value-type="float" office:value="837008" calcext:value-type="float">
            <text:p>837008</text:p>
          </table:table-cell>
          <table:table-cell/>
          <table:table-cell table:style-name="ce940" table:formula="of:=[.M182]/[.L182]" office:value-type="percentage" office:value="0.00480384307445975" calcext:value-type="percentage">
            <text:p>0.480%</text:p>
          </table:table-cell>
          <table:table-cell table:number-columns-repeated="1008"/>
        </table:table-row>
        <table:table-row table:style-name="ro1">
          <table:table-cell table:style-name="ce183" office:value-type="float" office:value="284" calcext:value-type="float">
            <text:p>284</text:p>
          </table:table-cell>
          <table:table-cell table:style-name="ce468" office:value-type="string" calcext:value-type="string">
            <text:p>8/14/2022, 5:50:30 PM</text:p>
          </table:table-cell>
          <table:table-cell table:style-name="ce651" office:value-type="float" office:value="62835851" calcext:value-type="float">
            <text:p>62835851</text:p>
          </table:table-cell>
          <table:table-cell table:style-name="ce468" office:value-type="string" calcext:value-type="string">
            <text:p>1.243B</text:p>
          </table:table-cell>
          <table:table-cell table:style-name="ce468" office:value-type="float" office:value="1689" calcext:value-type="float">
            <text:p>1689</text:p>
          </table:table-cell>
          <table:table-cell table:style-name="ce468" office:value-type="float" office:value="88721" calcext:value-type="float">
            <text:p>88721</text:p>
          </table:table-cell>
          <table:table-cell table:style-name="ce468" office:value-type="float" office:value="52.5" calcext:value-type="float">
            <text:p>52.5</text:p>
          </table:table-cell>
          <table:table-cell table:style-name="ce468" office:value-type="float" office:value="1567" calcext:value-type="float">
            <text:p>1567</text:p>
          </table:table-cell>
          <table:table-cell table:style-name="ce468" office:value-type="float" office:value="85092" calcext:value-type="float">
            <text:p>85092</text:p>
          </table:table-cell>
          <table:table-cell table:style-name="ce468" office:value-type="float" office:value="3484" calcext:value-type="float">
            <text:p>3484</text:p>
          </table:table-cell>
          <table:table-cell table:style-name="ce468" office:value-type="string" calcext:value-type="string">
            <text:p>171.026K</text:p>
          </table:table-cell>
          <table:table-cell table:style-name="ce936" table:formula="of:=IF(RIGHT([.D183];1)=&quot;B&quot;;VALUE(REPLACE([.D183]; LEN([.D183]); 1; &quot;&quot;))*1000000; IF(RIGHT([.D183];1)=&quot;M&quot;;VALUE(REPLACE([.D183]; LEN([.D183]); 1; &quot;&quot;))*1000; 0))" office:value-type="float" office:value="1243000" calcext:value-type="float">
            <text:p>1243000</text:p>
          </table:table-cell>
          <table:table-cell table:style-name="ce936" table:formula="of:=[.L183]-[.L184]" office:value-type="float" office:value="4999.99999999977" calcext:value-type="float">
            <text:p>4999.99999999977</text:p>
          </table:table-cell>
          <table:table-cell table:style-name="ce936" table:formula="of:=[.N184]+[.M183]" office:value-type="float" office:value="831008" calcext:value-type="float">
            <text:p>831008</text:p>
          </table:table-cell>
          <table:table-cell/>
          <table:table-cell table:style-name="ce940" table:formula="of:=[.M183]/[.L183]" office:value-type="percentage" office:value="0.00402252614641977" calcext:value-type="percentage">
            <text:p>0.402%</text:p>
          </table:table-cell>
          <table:table-cell table:number-columns-repeated="1008"/>
        </table:table-row>
        <table:table-row table:style-name="ro1">
          <table:table-cell table:style-name="ce184" office:value-type="float" office:value="283" calcext:value-type="float">
            <text:p>283</text:p>
          </table:table-cell>
          <table:table-cell table:style-name="ce468" office:value-type="string" calcext:value-type="string">
            <text:p>8/13/2022, 5:50:29 PM</text:p>
          </table:table-cell>
          <table:table-cell table:style-name="ce652" office:value-type="float" office:value="62607138" calcext:value-type="float">
            <text:p>62607138</text:p>
          </table:table-cell>
          <table:table-cell table:style-name="ce468" office:value-type="string" calcext:value-type="string">
            <text:p>1.238B</text:p>
          </table:table-cell>
          <table:table-cell table:style-name="ce468" office:value-type="float" office:value="1527" calcext:value-type="float">
            <text:p>1527</text:p>
          </table:table-cell>
          <table:table-cell table:style-name="ce468" office:value-type="float" office:value="79804" calcext:value-type="float">
            <text:p>79804</text:p>
          </table:table-cell>
          <table:table-cell table:style-name="ce468" office:value-type="float" office:value="52.3" calcext:value-type="float">
            <text:p>52.3</text:p>
          </table:table-cell>
          <table:table-cell table:style-name="ce468" office:value-type="float" office:value="1421" calcext:value-type="float">
            <text:p>1421</text:p>
          </table:table-cell>
          <table:table-cell table:style-name="ce468" office:value-type="float" office:value="76312" calcext:value-type="float">
            <text:p>76312</text:p>
          </table:table-cell>
          <table:table-cell table:style-name="ce468" office:value-type="float" office:value="3354" calcext:value-type="float">
            <text:p>3354</text:p>
          </table:table-cell>
          <table:table-cell table:style-name="ce468" office:value-type="string" calcext:value-type="string">
            <text:p>143.659K</text:p>
          </table:table-cell>
          <table:table-cell table:style-name="ce936" table:formula="of:=IF(RIGHT([.D184];1)=&quot;B&quot;;VALUE(REPLACE([.D184]; LEN([.D184]); 1; &quot;&quot;))*1000000; IF(RIGHT([.D184];1)=&quot;M&quot;;VALUE(REPLACE([.D184]; LEN([.D184]); 1; &quot;&quot;))*1000; 0))" office:value-type="float" office:value="1238000" calcext:value-type="float">
            <text:p>1238000</text:p>
          </table:table-cell>
          <table:table-cell table:style-name="ce936" table:formula="of:=[.L184]-[.L185]" office:value-type="float" office:value="6000" calcext:value-type="float">
            <text:p>6000</text:p>
          </table:table-cell>
          <table:table-cell table:style-name="ce936" table:formula="of:=[.N185]+[.M184]" office:value-type="float" office:value="826008" calcext:value-type="float">
            <text:p>826008</text:p>
          </table:table-cell>
          <table:table-cell/>
          <table:table-cell table:style-name="ce940" table:formula="of:=[.M184]/[.L184]" office:value-type="percentage" office:value="0.00484652665589661" calcext:value-type="percentage">
            <text:p>0.485%</text:p>
          </table:table-cell>
          <table:table-cell table:number-columns-repeated="1008"/>
        </table:table-row>
        <table:table-row table:style-name="ro1">
          <table:table-cell table:style-name="ce185" office:value-type="float" office:value="282" calcext:value-type="float">
            <text:p>282</text:p>
          </table:table-cell>
          <table:table-cell table:style-name="ce468" office:value-type="string" calcext:value-type="string">
            <text:p>8/12/2022, 5:50:28 PM</text:p>
          </table:table-cell>
          <table:table-cell table:style-name="ce653" office:value-type="float" office:value="62403624" calcext:value-type="float">
            <text:p>62403624</text:p>
          </table:table-cell>
          <table:table-cell table:style-name="ce468" office:value-type="string" calcext:value-type="string">
            <text:p>1.232B</text:p>
          </table:table-cell>
          <table:table-cell table:style-name="ce468" office:value-type="float" office:value="1427" calcext:value-type="float">
            <text:p>1427</text:p>
          </table:table-cell>
          <table:table-cell table:style-name="ce468" office:value-type="float" office:value="73589" calcext:value-type="float">
            <text:p>73589</text:p>
          </table:table-cell>
          <table:table-cell table:style-name="ce468" office:value-type="float" office:value="51.6" calcext:value-type="float">
            <text:p>51.6</text:p>
          </table:table-cell>
          <table:table-cell table:style-name="ce468" office:value-type="float" office:value="1335" calcext:value-type="float">
            <text:p>1335</text:p>
          </table:table-cell>
          <table:table-cell table:style-name="ce468" office:value-type="float" office:value="70038" calcext:value-type="float">
            <text:p>70038</text:p>
          </table:table-cell>
          <table:table-cell table:style-name="ce468" office:value-type="float" office:value="3449" calcext:value-type="float">
            <text:p>3449</text:p>
          </table:table-cell>
          <table:table-cell table:style-name="ce468" office:value-type="string" calcext:value-type="string">
            <text:p>137.377K</text:p>
          </table:table-cell>
          <table:table-cell table:style-name="ce936" table:formula="of:=IF(RIGHT([.D185];1)=&quot;B&quot;;VALUE(REPLACE([.D185]; LEN([.D185]); 1; &quot;&quot;))*1000000; IF(RIGHT([.D185];1)=&quot;M&quot;;VALUE(REPLACE([.D185]; LEN([.D185]); 1; &quot;&quot;))*1000; 0))" office:value-type="float" office:value="1232000" calcext:value-type="float">
            <text:p>1232000</text:p>
          </table:table-cell>
          <table:table-cell table:style-name="ce936" table:formula="of:=[.L185]-[.L186]" office:value-type="float" office:value="5000" calcext:value-type="float">
            <text:p>5000</text:p>
          </table:table-cell>
          <table:table-cell table:style-name="ce936" table:formula="of:=[.N186]+[.M185]" office:value-type="float" office:value="820008" calcext:value-type="float">
            <text:p>820008</text:p>
          </table:table-cell>
          <table:table-cell/>
          <table:table-cell table:style-name="ce940" table:formula="of:=[.M185]/[.L185]" office:value-type="percentage" office:value="0.00405844155844156" calcext:value-type="percentage">
            <text:p>0.406%</text:p>
          </table:table-cell>
          <table:table-cell table:number-columns-repeated="1008"/>
        </table:table-row>
        <table:table-row table:style-name="ro1">
          <table:table-cell table:style-name="ce186" office:value-type="float" office:value="281" calcext:value-type="float">
            <text:p>281</text:p>
          </table:table-cell>
          <table:table-cell table:style-name="ce468" office:value-type="string" calcext:value-type="string">
            <text:p>8/11/2022, 5:50:27 PM</text:p>
          </table:table-cell>
          <table:table-cell table:style-name="ce654" office:value-type="float" office:value="62195729" calcext:value-type="float">
            <text:p>62195729</text:p>
          </table:table-cell>
          <table:table-cell table:style-name="ce468" office:value-type="string" calcext:value-type="string">
            <text:p>1.227B</text:p>
          </table:table-cell>
          <table:table-cell table:style-name="ce468" office:value-type="float" office:value="1616" calcext:value-type="float">
            <text:p>1616</text:p>
          </table:table-cell>
          <table:table-cell table:style-name="ce468" office:value-type="float" office:value="62552" calcext:value-type="float">
            <text:p>62552</text:p>
          </table:table-cell>
          <table:table-cell table:style-name="ce468" office:value-type="float" office:value="38.7" calcext:value-type="float">
            <text:p>38.7</text:p>
          </table:table-cell>
          <table:table-cell table:style-name="ce468" office:value-type="float" office:value="1199" calcext:value-type="float">
            <text:p>1199</text:p>
          </table:table-cell>
          <table:table-cell table:style-name="ce468" office:value-type="float" office:value="57825" calcext:value-type="float">
            <text:p>57825</text:p>
          </table:table-cell>
          <table:table-cell table:style-name="ce468" office:value-type="float" office:value="3539" calcext:value-type="float">
            <text:p>3539</text:p>
          </table:table-cell>
          <table:table-cell table:style-name="ce468" office:value-type="string" calcext:value-type="string">
            <text:p>163.588K</text:p>
          </table:table-cell>
          <table:table-cell table:style-name="ce936" table:formula="of:=IF(RIGHT([.D186];1)=&quot;B&quot;;VALUE(REPLACE([.D186]; LEN([.D186]); 1; &quot;&quot;))*1000000; IF(RIGHT([.D186];1)=&quot;M&quot;;VALUE(REPLACE([.D186]; LEN([.D186]); 1; &quot;&quot;))*1000; 0))" office:value-type="float" office:value="1227000" calcext:value-type="float">
            <text:p>1227000</text:p>
          </table:table-cell>
          <table:table-cell table:style-name="ce936" table:formula="of:=[.L186]-[.L187]" office:value-type="float" office:value="6000" calcext:value-type="float">
            <text:p>6000</text:p>
          </table:table-cell>
          <table:table-cell table:style-name="ce936" table:formula="of:=[.N187]+[.M186]" office:value-type="float" office:value="815008" calcext:value-type="float">
            <text:p>815008</text:p>
          </table:table-cell>
          <table:table-cell/>
          <table:table-cell table:style-name="ce940" table:formula="of:=[.M186]/[.L186]" office:value-type="percentage" office:value="0.00488997555012225" calcext:value-type="percentage">
            <text:p>0.489%</text:p>
          </table:table-cell>
          <table:table-cell table:number-columns-repeated="1008"/>
        </table:table-row>
        <table:table-row table:style-name="ro1">
          <table:table-cell table:style-name="ce187" office:value-type="float" office:value="280" calcext:value-type="float">
            <text:p>280</text:p>
          </table:table-cell>
          <table:table-cell table:style-name="ce468" office:value-type="string" calcext:value-type="string">
            <text:p>8/10/2022, 5:50:26 PM</text:p>
          </table:table-cell>
          <table:table-cell table:style-name="ce655" office:value-type="float" office:value="61940049" calcext:value-type="float">
            <text:p>61940049</text:p>
          </table:table-cell>
          <table:table-cell table:style-name="ce468" office:value-type="string" calcext:value-type="string">
            <text:p>1.221B</text:p>
          </table:table-cell>
          <table:table-cell table:style-name="ce468" office:value-type="float" office:value="1956" calcext:value-type="float">
            <text:p>1956</text:p>
          </table:table-cell>
          <table:table-cell table:style-name="ce468" office:value-type="float" office:value="101905" calcext:value-type="float">
            <text:p>101905</text:p>
          </table:table-cell>
          <table:table-cell table:style-name="ce468" office:value-type="float" office:value="52.1" calcext:value-type="float">
            <text:p>52.1</text:p>
          </table:table-cell>
          <table:table-cell table:style-name="ce468" office:value-type="float" office:value="1838" calcext:value-type="float">
            <text:p>1838</text:p>
          </table:table-cell>
          <table:table-cell table:style-name="ce468" office:value-type="float" office:value="98061" calcext:value-type="float">
            <text:p>98061</text:p>
          </table:table-cell>
          <table:table-cell table:style-name="ce468" office:value-type="float" office:value="3661" calcext:value-type="float">
            <text:p>3661</text:p>
          </table:table-cell>
          <table:table-cell table:style-name="ce468" office:value-type="string" calcext:value-type="string">
            <text:p>149.916K</text:p>
          </table:table-cell>
          <table:table-cell table:style-name="ce936" table:formula="of:=IF(RIGHT([.D187];1)=&quot;B&quot;;VALUE(REPLACE([.D187]; LEN([.D187]); 1; &quot;&quot;))*1000000; IF(RIGHT([.D187];1)=&quot;M&quot;;VALUE(REPLACE([.D187]; LEN([.D187]); 1; &quot;&quot;))*1000; 0))" office:value-type="float" office:value="1221000" calcext:value-type="float">
            <text:p>1221000</text:p>
          </table:table-cell>
          <table:table-cell table:style-name="ce936" table:formula="of:=[.L187]-[.L188]" office:value-type="float" office:value="5000" calcext:value-type="float">
            <text:p>5000</text:p>
          </table:table-cell>
          <table:table-cell table:style-name="ce936" table:formula="of:=[.N188]+[.M187]" office:value-type="float" office:value="809008" calcext:value-type="float">
            <text:p>809008</text:p>
          </table:table-cell>
          <table:table-cell/>
          <table:table-cell table:style-name="ce940" table:formula="of:=[.M187]/[.L187]" office:value-type="percentage" office:value="0.0040950040950041" calcext:value-type="percentage">
            <text:p>0.410%</text:p>
          </table:table-cell>
          <table:table-cell table:number-columns-repeated="1008"/>
        </table:table-row>
        <table:table-row table:style-name="ro1">
          <table:table-cell table:style-name="ce188" office:value-type="float" office:value="279" calcext:value-type="float">
            <text:p>279</text:p>
          </table:table-cell>
          <table:table-cell table:style-name="ce468" office:value-type="string" calcext:value-type="string">
            <text:p>8/9/2022, 5:50:25 PM</text:p>
          </table:table-cell>
          <table:table-cell table:style-name="ce656" office:value-type="float" office:value="61717630" calcext:value-type="float">
            <text:p>61717630</text:p>
          </table:table-cell>
          <table:table-cell table:style-name="ce468" office:value-type="string" calcext:value-type="string">
            <text:p>1.216B</text:p>
          </table:table-cell>
          <table:table-cell table:style-name="ce468" office:value-type="float" office:value="2028" calcext:value-type="float">
            <text:p>2028</text:p>
          </table:table-cell>
          <table:table-cell table:style-name="ce468" office:value-type="float" office:value="99816" calcext:value-type="float">
            <text:p>99816</text:p>
          </table:table-cell>
          <table:table-cell table:style-name="ce468" office:value-type="float" office:value="49.2" calcext:value-type="float">
            <text:p>49.2</text:p>
          </table:table-cell>
          <table:table-cell table:style-name="ce468" office:value-type="float" office:value="1828" calcext:value-type="float">
            <text:p>1828</text:p>
          </table:table-cell>
          <table:table-cell table:style-name="ce468" office:value-type="float" office:value="95879" calcext:value-type="float">
            <text:p>95879</text:p>
          </table:table-cell>
          <table:table-cell table:style-name="ce468" office:value-type="float" office:value="3519" calcext:value-type="float">
            <text:p>3519</text:p>
          </table:table-cell>
          <table:table-cell table:style-name="ce468" office:value-type="string" calcext:value-type="string">
            <text:p>143.743K</text:p>
          </table:table-cell>
          <table:table-cell table:style-name="ce936" table:formula="of:=IF(RIGHT([.D188];1)=&quot;B&quot;;VALUE(REPLACE([.D188]; LEN([.D188]); 1; &quot;&quot;))*1000000; IF(RIGHT([.D188];1)=&quot;M&quot;;VALUE(REPLACE([.D188]; LEN([.D188]); 1; &quot;&quot;))*1000; 0))" office:value-type="float" office:value="1216000" calcext:value-type="float">
            <text:p>1216000</text:p>
          </table:table-cell>
          <table:table-cell table:style-name="ce936" table:formula="of:=[.L188]-[.L189]" office:value-type="float" office:value="5000" calcext:value-type="float">
            <text:p>5000</text:p>
          </table:table-cell>
          <table:table-cell table:style-name="ce936" table:formula="of:=[.N189]+[.M188]" office:value-type="float" office:value="804008" calcext:value-type="float">
            <text:p>804008</text:p>
          </table:table-cell>
          <table:table-cell/>
          <table:table-cell table:style-name="ce940" table:formula="of:=[.M188]/[.L188]" office:value-type="percentage" office:value="0.00411184210526316" calcext:value-type="percentage">
            <text:p>0.411%</text:p>
          </table:table-cell>
          <table:table-cell table:number-columns-repeated="1008"/>
        </table:table-row>
        <table:table-row table:style-name="ro1">
          <table:table-cell table:style-name="ce189" office:value-type="float" office:value="278" calcext:value-type="float">
            <text:p>278</text:p>
          </table:table-cell>
          <table:table-cell table:style-name="ce468" office:value-type="string" calcext:value-type="string">
            <text:p>8/8/2022, 5:50:24 PM</text:p>
          </table:table-cell>
          <table:table-cell table:style-name="ce657" office:value-type="float" office:value="61474177" calcext:value-type="float">
            <text:p>61474177</text:p>
          </table:table-cell>
          <table:table-cell table:style-name="ce468" office:value-type="string" calcext:value-type="string">
            <text:p>1.211B</text:p>
          </table:table-cell>
          <table:table-cell table:style-name="ce468" office:value-type="float" office:value="2008" calcext:value-type="float">
            <text:p>2008</text:p>
          </table:table-cell>
          <table:table-cell table:style-name="ce468" office:value-type="float" office:value="104610" calcext:value-type="float">
            <text:p>104610</text:p>
          </table:table-cell>
          <table:table-cell table:style-name="ce468" office:value-type="float" office:value="52.1" calcext:value-type="float">
            <text:p>52.1</text:p>
          </table:table-cell>
          <table:table-cell table:style-name="ce468" office:value-type="float" office:value="1870" calcext:value-type="float">
            <text:p>1870</text:p>
          </table:table-cell>
          <table:table-cell table:style-name="ce468" office:value-type="float" office:value="100714" calcext:value-type="float">
            <text:p>100714</text:p>
          </table:table-cell>
          <table:table-cell table:style-name="ce468" office:value-type="float" office:value="3657" calcext:value-type="float">
            <text:p>3657</text:p>
          </table:table-cell>
          <table:table-cell table:style-name="ce468" office:value-type="string" calcext:value-type="string">
            <text:p>132.25K</text:p>
          </table:table-cell>
          <table:table-cell table:style-name="ce936" table:formula="of:=IF(RIGHT([.D189];1)=&quot;B&quot;;VALUE(REPLACE([.D189]; LEN([.D189]); 1; &quot;&quot;))*1000000; IF(RIGHT([.D189];1)=&quot;M&quot;;VALUE(REPLACE([.D189]; LEN([.D189]); 1; &quot;&quot;))*1000; 0))" office:value-type="float" office:value="1211000" calcext:value-type="float">
            <text:p>1211000</text:p>
          </table:table-cell>
          <table:table-cell table:style-name="ce936" table:formula="of:=[.L189]-[.L190]" office:value-type="float" office:value="5000" calcext:value-type="float">
            <text:p>5000</text:p>
          </table:table-cell>
          <table:table-cell table:style-name="ce936" table:formula="of:=[.N190]+[.M189]" office:value-type="float" office:value="799008" calcext:value-type="float">
            <text:p>799008</text:p>
          </table:table-cell>
          <table:table-cell/>
          <table:table-cell table:style-name="ce940" table:formula="of:=[.M189]/[.L189]" office:value-type="percentage" office:value="0.00412881915772089" calcext:value-type="percentage">
            <text:p>0.413%</text:p>
          </table:table-cell>
          <table:table-cell table:number-columns-repeated="1008"/>
        </table:table-row>
        <table:table-row table:style-name="ro1">
          <table:table-cell table:style-name="ce190" office:value-type="float" office:value="277" calcext:value-type="float">
            <text:p>277</text:p>
          </table:table-cell>
          <table:table-cell table:style-name="ce468" office:value-type="string" calcext:value-type="string">
            <text:p>8/7/2022, 5:50:23 PM</text:p>
          </table:table-cell>
          <table:table-cell table:style-name="ce658" office:value-type="float" office:value="61239238" calcext:value-type="float">
            <text:p>61239238</text:p>
          </table:table-cell>
          <table:table-cell table:style-name="ce468" office:value-type="string" calcext:value-type="string">
            <text:p>1.206B</text:p>
          </table:table-cell>
          <table:table-cell table:style-name="ce468" office:value-type="float" office:value="1890" calcext:value-type="float">
            <text:p>1890</text:p>
          </table:table-cell>
          <table:table-cell table:style-name="ce468" office:value-type="float" office:value="101405" calcext:value-type="float">
            <text:p>101405</text:p>
          </table:table-cell>
          <table:table-cell table:style-name="ce468" office:value-type="float" office:value="53.7" calcext:value-type="float">
            <text:p>53.7</text:p>
          </table:table-cell>
          <table:table-cell table:style-name="ce468" office:value-type="float" office:value="1755" calcext:value-type="float">
            <text:p>1755</text:p>
          </table:table-cell>
          <table:table-cell table:style-name="ce468" office:value-type="float" office:value="97483" calcext:value-type="float">
            <text:p>97483</text:p>
          </table:table-cell>
          <table:table-cell table:style-name="ce468" office:value-type="float" office:value="3702" calcext:value-type="float">
            <text:p>3702</text:p>
          </table:table-cell>
          <table:table-cell table:style-name="ce468" office:value-type="string" calcext:value-type="string">
            <text:p>137.925K</text:p>
          </table:table-cell>
          <table:table-cell table:style-name="ce936" table:formula="of:=IF(RIGHT([.D190];1)=&quot;B&quot;;VALUE(REPLACE([.D190]; LEN([.D190]); 1; &quot;&quot;))*1000000; IF(RIGHT([.D190];1)=&quot;M&quot;;VALUE(REPLACE([.D190]; LEN([.D190]); 1; &quot;&quot;))*1000; 0))" office:value-type="float" office:value="1206000" calcext:value-type="float">
            <text:p>1206000</text:p>
          </table:table-cell>
          <table:table-cell table:style-name="ce936" table:formula="of:=[.L190]-[.L191]" office:value-type="float" office:value="6000" calcext:value-type="float">
            <text:p>6000</text:p>
          </table:table-cell>
          <table:table-cell table:style-name="ce936" table:formula="of:=[.N191]+[.M190]" office:value-type="float" office:value="794008" calcext:value-type="float">
            <text:p>794008</text:p>
          </table:table-cell>
          <table:table-cell/>
          <table:table-cell table:style-name="ce940" table:formula="of:=[.M190]/[.L190]" office:value-type="percentage" office:value="0.00497512437810945" calcext:value-type="percentage">
            <text:p>0.498%</text:p>
          </table:table-cell>
          <table:table-cell table:number-columns-repeated="1008"/>
        </table:table-row>
        <table:table-row table:style-name="ro1">
          <table:table-cell table:style-name="ce191" office:value-type="float" office:value="276" calcext:value-type="float">
            <text:p>276</text:p>
          </table:table-cell>
          <table:table-cell table:style-name="ce468" office:value-type="string" calcext:value-type="string">
            <text:p>8/6/2022, 5:50:22 PM</text:p>
          </table:table-cell>
          <table:table-cell table:style-name="ce659" office:value-type="float" office:value="60992067" calcext:value-type="float">
            <text:p>60992067</text:p>
          </table:table-cell>
          <table:table-cell table:style-name="ce468" office:value-type="string" calcext:value-type="string">
            <text:p>1.2B</text:p>
          </table:table-cell>
          <table:table-cell table:style-name="ce468" office:value-type="float" office:value="1688" calcext:value-type="float">
            <text:p>1688</text:p>
          </table:table-cell>
          <table:table-cell table:style-name="ce468" office:value-type="float" office:value="91627" calcext:value-type="float">
            <text:p>91627</text:p>
          </table:table-cell>
          <table:table-cell table:style-name="ce468" office:value-type="float" office:value="54.3" calcext:value-type="float">
            <text:p>54.3</text:p>
          </table:table-cell>
          <table:table-cell table:style-name="ce468" office:value-type="float" office:value="1570" calcext:value-type="float">
            <text:p>1570</text:p>
          </table:table-cell>
          <table:table-cell table:style-name="ce468" office:value-type="float" office:value="87707" calcext:value-type="float">
            <text:p>87707</text:p>
          </table:table-cell>
          <table:table-cell table:style-name="ce468" office:value-type="float" office:value="3767" calcext:value-type="float">
            <text:p>3767</text:p>
          </table:table-cell>
          <table:table-cell table:style-name="ce468" office:value-type="string" calcext:value-type="string">
            <text:p>143.881K</text:p>
          </table:table-cell>
          <table:table-cell table:style-name="ce936" table:formula="of:=IF(RIGHT([.D191];1)=&quot;B&quot;;VALUE(REPLACE([.D191]; LEN([.D191]); 1; &quot;&quot;))*1000000; IF(RIGHT([.D191];1)=&quot;M&quot;;VALUE(REPLACE([.D191]; LEN([.D191]); 1; &quot;&quot;))*1000; 0))" office:value-type="float" office:value="1200000" calcext:value-type="float">
            <text:p>1200000</text:p>
          </table:table-cell>
          <table:table-cell table:style-name="ce936" table:formula="of:=[.L191]-[.L192]" office:value-type="float" office:value="5000" calcext:value-type="float">
            <text:p>5000</text:p>
          </table:table-cell>
          <table:table-cell table:style-name="ce936" table:formula="of:=[.N192]+[.M191]" office:value-type="float" office:value="788008" calcext:value-type="float">
            <text:p>788008</text:p>
          </table:table-cell>
          <table:table-cell/>
          <table:table-cell table:style-name="ce940" table:formula="of:=[.M191]/[.L191]" office:value-type="percentage" office:value="0.00416666666666667" calcext:value-type="percentage">
            <text:p>0.417%</text:p>
          </table:table-cell>
          <table:table-cell table:number-columns-repeated="1008"/>
        </table:table-row>
        <table:table-row table:style-name="ro1">
          <table:table-cell table:style-name="ce192" office:value-type="float" office:value="275" calcext:value-type="float">
            <text:p>275</text:p>
          </table:table-cell>
          <table:table-cell table:style-name="ce468" office:value-type="string" calcext:value-type="string">
            <text:p>8/5/2022, 5:50:21 PM</text:p>
          </table:table-cell>
          <table:table-cell table:style-name="ce660" office:value-type="float" office:value="60750907" calcext:value-type="float">
            <text:p>60750907</text:p>
          </table:table-cell>
          <table:table-cell table:style-name="ce468" office:value-type="string" calcext:value-type="string">
            <text:p>1.195B</text:p>
          </table:table-cell>
          <table:table-cell table:style-name="ce468" office:value-type="float" office:value="1702" calcext:value-type="float">
            <text:p>1702</text:p>
          </table:table-cell>
          <table:table-cell table:style-name="ce468" office:value-type="float" office:value="90551" calcext:value-type="float">
            <text:p>90551</text:p>
          </table:table-cell>
          <table:table-cell table:style-name="ce468" office:value-type="float" office:value="53.2" calcext:value-type="float">
            <text:p>53.2</text:p>
          </table:table-cell>
          <table:table-cell table:style-name="ce468" office:value-type="float" office:value="1544" calcext:value-type="float">
            <text:p>1544</text:p>
          </table:table-cell>
          <table:table-cell table:style-name="ce468" office:value-type="float" office:value="86544" calcext:value-type="float">
            <text:p>86544</text:p>
          </table:table-cell>
          <table:table-cell table:style-name="ce468" office:value-type="float" office:value="3735" calcext:value-type="float">
            <text:p>3735</text:p>
          </table:table-cell>
          <table:table-cell table:style-name="ce468" office:value-type="string" calcext:value-type="string">
            <text:p>137.943K</text:p>
          </table:table-cell>
          <table:table-cell table:style-name="ce936" table:formula="of:=IF(RIGHT([.D192];1)=&quot;B&quot;;VALUE(REPLACE([.D192]; LEN([.D192]); 1; &quot;&quot;))*1000000; IF(RIGHT([.D192];1)=&quot;M&quot;;VALUE(REPLACE([.D192]; LEN([.D192]); 1; &quot;&quot;))*1000; 0))" office:value-type="float" office:value="1195000" calcext:value-type="float">
            <text:p>1195000</text:p>
          </table:table-cell>
          <table:table-cell table:style-name="ce936" table:formula="of:=[.L192]-[.L193]" office:value-type="float" office:value="5000" calcext:value-type="float">
            <text:p>5000</text:p>
          </table:table-cell>
          <table:table-cell table:style-name="ce936" table:formula="of:=[.N193]+[.M192]" office:value-type="float" office:value="783008" calcext:value-type="float">
            <text:p>783008</text:p>
          </table:table-cell>
          <table:table-cell/>
          <table:table-cell table:style-name="ce940" table:formula="of:=[.M192]/[.L192]" office:value-type="percentage" office:value="0.00418410041841004" calcext:value-type="percentage">
            <text:p>0.418%</text:p>
          </table:table-cell>
          <table:table-cell table:number-columns-repeated="1008"/>
        </table:table-row>
        <table:table-row table:style-name="ro1">
          <table:table-cell table:style-name="ce193" office:value-type="float" office:value="274" calcext:value-type="float">
            <text:p>274</text:p>
          </table:table-cell>
          <table:table-cell table:style-name="ce468" office:value-type="string" calcext:value-type="string">
            <text:p>8/4/2022, 5:49:59 PM</text:p>
          </table:table-cell>
          <table:table-cell table:style-name="ce661" office:value-type="float" office:value="60499668" calcext:value-type="float">
            <text:p>60499668</text:p>
          </table:table-cell>
          <table:table-cell table:style-name="ce468" office:value-type="string" calcext:value-type="string">
            <text:p>1.19B</text:p>
          </table:table-cell>
          <table:table-cell table:style-name="ce468" office:value-type="float" office:value="1720" calcext:value-type="float">
            <text:p>1720</text:p>
          </table:table-cell>
          <table:table-cell table:style-name="ce468" office:value-type="float" office:value="90455" calcext:value-type="float">
            <text:p>90455</text:p>
          </table:table-cell>
          <table:table-cell table:style-name="ce468" office:value-type="float" office:value="52.6" calcext:value-type="float">
            <text:p>52.6</text:p>
          </table:table-cell>
          <table:table-cell table:style-name="ce468" office:value-type="float" office:value="1538" calcext:value-type="float">
            <text:p>1538</text:p>
          </table:table-cell>
          <table:table-cell table:style-name="ce468" office:value-type="float" office:value="86353" calcext:value-type="float">
            <text:p>86353</text:p>
          </table:table-cell>
          <table:table-cell table:style-name="ce468" office:value-type="float" office:value="3861" calcext:value-type="float">
            <text:p>3861</text:p>
          </table:table-cell>
          <table:table-cell table:style-name="ce468" office:value-type="string" calcext:value-type="string">
            <text:p>143.81K</text:p>
          </table:table-cell>
          <table:table-cell table:style-name="ce936" table:formula="of:=IF(RIGHT([.D193];1)=&quot;B&quot;;VALUE(REPLACE([.D193]; LEN([.D193]); 1; &quot;&quot;))*1000000; IF(RIGHT([.D193];1)=&quot;M&quot;;VALUE(REPLACE([.D193]; LEN([.D193]); 1; &quot;&quot;))*1000; 0))" office:value-type="float" office:value="1190000" calcext:value-type="float">
            <text:p>1190000</text:p>
          </table:table-cell>
          <table:table-cell table:style-name="ce936" table:formula="of:=[.L193]-[.L194]" office:value-type="float" office:value="6000" calcext:value-type="float">
            <text:p>6000</text:p>
          </table:table-cell>
          <table:table-cell table:style-name="ce936" table:formula="of:=[.N194]+[.M193]" office:value-type="float" office:value="778008" calcext:value-type="float">
            <text:p>778008</text:p>
          </table:table-cell>
          <table:table-cell/>
          <table:table-cell table:style-name="ce940" table:formula="of:=[.M193]/[.L193]" office:value-type="percentage" office:value="0.00504201680672269" calcext:value-type="percentage">
            <text:p>0.504%</text:p>
          </table:table-cell>
          <table:table-cell table:number-columns-repeated="1008"/>
        </table:table-row>
        <table:table-row table:style-name="ro1">
          <table:table-cell table:style-name="ce194" office:value-type="float" office:value="273" calcext:value-type="float">
            <text:p>273</text:p>
          </table:table-cell>
          <table:table-cell table:style-name="ce468" office:value-type="string" calcext:value-type="string">
            <text:p>8/3/2022, 5:49:58 PM</text:p>
          </table:table-cell>
          <table:table-cell table:style-name="ce662" office:value-type="float" office:value="60249105" calcext:value-type="float">
            <text:p>60249105</text:p>
          </table:table-cell>
          <table:table-cell table:style-name="ce468" office:value-type="string" calcext:value-type="string">
            <text:p>1.184B</text:p>
          </table:table-cell>
          <table:table-cell table:style-name="ce468" office:value-type="float" office:value="1735" calcext:value-type="float">
            <text:p>1735</text:p>
          </table:table-cell>
          <table:table-cell table:style-name="ce468" office:value-type="float" office:value="90467" calcext:value-type="float">
            <text:p>90467</text:p>
          </table:table-cell>
          <table:table-cell table:style-name="ce468" office:value-type="float" office:value="52.1" calcext:value-type="float">
            <text:p>52.1</text:p>
          </table:table-cell>
          <table:table-cell table:style-name="ce468" office:value-type="float" office:value="1580" calcext:value-type="float">
            <text:p>1580</text:p>
          </table:table-cell>
          <table:table-cell table:style-name="ce468" office:value-type="float" office:value="86845" calcext:value-type="float">
            <text:p>86845</text:p>
          </table:table-cell>
          <table:table-cell table:style-name="ce468" office:value-type="float" office:value="3266" calcext:value-type="float">
            <text:p>3266</text:p>
          </table:table-cell>
          <table:table-cell table:style-name="ce468" office:value-type="string" calcext:value-type="string">
            <text:p>150.093K</text:p>
          </table:table-cell>
          <table:table-cell table:style-name="ce936" table:formula="of:=IF(RIGHT([.D194];1)=&quot;B&quot;;VALUE(REPLACE([.D194]; LEN([.D194]); 1; &quot;&quot;))*1000000; IF(RIGHT([.D194];1)=&quot;M&quot;;VALUE(REPLACE([.D194]; LEN([.D194]); 1; &quot;&quot;))*1000; 0))" office:value-type="float" office:value="1184000" calcext:value-type="float">
            <text:p>1184000</text:p>
          </table:table-cell>
          <table:table-cell table:style-name="ce936" table:formula="of:=[.L194]-[.L195]" office:value-type="float" office:value="5000" calcext:value-type="float">
            <text:p>5000</text:p>
          </table:table-cell>
          <table:table-cell table:style-name="ce936" table:formula="of:=[.N195]+[.M194]" office:value-type="float" office:value="772008" calcext:value-type="float">
            <text:p>772008</text:p>
          </table:table-cell>
          <table:table-cell/>
          <table:table-cell table:style-name="ce940" table:formula="of:=[.M194]/[.L194]" office:value-type="percentage" office:value="0.00422297297297297" calcext:value-type="percentage">
            <text:p>0.422%</text:p>
          </table:table-cell>
          <table:table-cell table:number-columns-repeated="1008"/>
        </table:table-row>
        <table:table-row table:style-name="ro1">
          <table:table-cell table:style-name="ce195" office:value-type="float" office:value="272" calcext:value-type="float">
            <text:p>272</text:p>
          </table:table-cell>
          <table:table-cell table:style-name="ce468" office:value-type="string" calcext:value-type="string">
            <text:p>8/2/2022, 5:49:57 PM</text:p>
          </table:table-cell>
          <table:table-cell table:style-name="ce663" office:value-type="float" office:value="59997397" calcext:value-type="float">
            <text:p>59997397</text:p>
          </table:table-cell>
          <table:table-cell table:style-name="ce468" office:value-type="string" calcext:value-type="string">
            <text:p>1.179B</text:p>
          </table:table-cell>
          <table:table-cell table:style-name="ce468" office:value-type="float" office:value="1715" calcext:value-type="float">
            <text:p>1715</text:p>
          </table:table-cell>
          <table:table-cell table:style-name="ce468" office:value-type="float" office:value="90279" calcext:value-type="float">
            <text:p>90279</text:p>
          </table:table-cell>
          <table:table-cell table:style-name="ce468" office:value-type="float" office:value="52.6" calcext:value-type="float">
            <text:p>52.6</text:p>
          </table:table-cell>
          <table:table-cell table:style-name="ce468" office:value-type="float" office:value="1575" calcext:value-type="float">
            <text:p>1575</text:p>
          </table:table-cell>
          <table:table-cell table:style-name="ce468" office:value-type="float" office:value="86764" calcext:value-type="float">
            <text:p>86764</text:p>
          </table:table-cell>
          <table:table-cell table:style-name="ce468" office:value-type="float" office:value="3253" calcext:value-type="float">
            <text:p>3253</text:p>
          </table:table-cell>
          <table:table-cell table:style-name="ce468" office:value-type="string" calcext:value-type="string">
            <text:p>143.785K</text:p>
          </table:table-cell>
          <table:table-cell table:style-name="ce936" table:formula="of:=IF(RIGHT([.D195];1)=&quot;B&quot;;VALUE(REPLACE([.D195]; LEN([.D195]); 1; &quot;&quot;))*1000000; IF(RIGHT([.D195];1)=&quot;M&quot;;VALUE(REPLACE([.D195]; LEN([.D195]); 1; &quot;&quot;))*1000; 0))" office:value-type="float" office:value="1179000" calcext:value-type="float">
            <text:p>1179000</text:p>
          </table:table-cell>
          <table:table-cell table:style-name="ce936" table:formula="of:=[.L195]-[.L196]" office:value-type="float" office:value="6000" calcext:value-type="float">
            <text:p>6000</text:p>
          </table:table-cell>
          <table:table-cell table:style-name="ce936" table:formula="of:=[.N196]+[.M195]" office:value-type="float" office:value="767008" calcext:value-type="float">
            <text:p>767008</text:p>
          </table:table-cell>
          <table:table-cell/>
          <table:table-cell table:style-name="ce940" table:formula="of:=[.M195]/[.L195]" office:value-type="percentage" office:value="0.00508905852417303" calcext:value-type="percentage">
            <text:p>0.509%</text:p>
          </table:table-cell>
          <table:table-cell table:number-columns-repeated="1008"/>
        </table:table-row>
        <table:table-row table:style-name="ro1">
          <table:table-cell table:style-name="ce196" office:value-type="float" office:value="271" calcext:value-type="float">
            <text:p>271</text:p>
          </table:table-cell>
          <table:table-cell table:style-name="ce468" office:value-type="string" calcext:value-type="string">
            <text:p>8/1/2022, 5:49:56 PM</text:p>
          </table:table-cell>
          <table:table-cell table:style-name="ce664" office:value-type="float" office:value="59745225" calcext:value-type="float">
            <text:p>59745225</text:p>
          </table:table-cell>
          <table:table-cell table:style-name="ce468" office:value-type="string" calcext:value-type="string">
            <text:p>1.173B</text:p>
          </table:table-cell>
          <table:table-cell table:style-name="ce468" office:value-type="float" office:value="1684" calcext:value-type="float">
            <text:p>1684</text:p>
          </table:table-cell>
          <table:table-cell table:style-name="ce468" office:value-type="float" office:value="87818" calcext:value-type="float">
            <text:p>87818</text:p>
          </table:table-cell>
          <table:table-cell table:style-name="ce468" office:value-type="float" office:value="52.1" calcext:value-type="float">
            <text:p>52.1</text:p>
          </table:table-cell>
          <table:table-cell table:style-name="ce468" office:value-type="float" office:value="1544" calcext:value-type="float">
            <text:p>1544</text:p>
          </table:table-cell>
          <table:table-cell table:style-name="ce468" office:value-type="float" office:value="84250" calcext:value-type="float">
            <text:p>84250</text:p>
          </table:table-cell>
          <table:table-cell table:style-name="ce468" office:value-type="float" office:value="3283" calcext:value-type="float">
            <text:p>3283</text:p>
          </table:table-cell>
          <table:table-cell table:style-name="ce468" office:value-type="string" calcext:value-type="string">
            <text:p>150.027K</text:p>
          </table:table-cell>
          <table:table-cell table:style-name="ce936" table:formula="of:=IF(RIGHT([.D196];1)=&quot;B&quot;;VALUE(REPLACE([.D196]; LEN([.D196]); 1; &quot;&quot;))*1000000; IF(RIGHT([.D196];1)=&quot;M&quot;;VALUE(REPLACE([.D196]; LEN([.D196]); 1; &quot;&quot;))*1000; 0))" office:value-type="float" office:value="1173000" calcext:value-type="float">
            <text:p>1173000</text:p>
          </table:table-cell>
          <table:table-cell table:style-name="ce936" table:formula="of:=[.L196]-[.L197]" office:value-type="float" office:value="5000" calcext:value-type="float">
            <text:p>5000</text:p>
          </table:table-cell>
          <table:table-cell table:style-name="ce936" table:formula="of:=[.N197]+[.M196]" office:value-type="float" office:value="761008" calcext:value-type="float">
            <text:p>761008</text:p>
          </table:table-cell>
          <table:table-cell/>
          <table:table-cell table:style-name="ce940" table:formula="of:=[.M196]/[.L196]" office:value-type="percentage" office:value="0.00426257459505541" calcext:value-type="percentage">
            <text:p>0.426%</text:p>
          </table:table-cell>
          <table:table-cell table:number-columns-repeated="1008"/>
        </table:table-row>
        <table:table-row table:style-name="ro1">
          <table:table-cell table:style-name="ce197" office:value-type="float" office:value="270" calcext:value-type="float">
            <text:p>270</text:p>
          </table:table-cell>
          <table:table-cell table:style-name="ce468" office:value-type="string" calcext:value-type="string">
            <text:p>7/31/2022, 5:49:55 PM</text:p>
          </table:table-cell>
          <table:table-cell table:style-name="ce665" office:value-type="float" office:value="59491891" calcext:value-type="float">
            <text:p>59491891</text:p>
          </table:table-cell>
          <table:table-cell table:style-name="ce468" office:value-type="string" calcext:value-type="string">
            <text:p>1.168B</text:p>
          </table:table-cell>
          <table:table-cell table:style-name="ce468" office:value-type="float" office:value="1669" calcext:value-type="float">
            <text:p>1669</text:p>
          </table:table-cell>
          <table:table-cell table:style-name="ce468" office:value-type="float" office:value="86433" calcext:value-type="float">
            <text:p>86433</text:p>
          </table:table-cell>
          <table:table-cell table:style-name="ce468" office:value-type="float" office:value="51.8" calcext:value-type="float">
            <text:p>51.8</text:p>
          </table:table-cell>
          <table:table-cell table:style-name="ce468" office:value-type="float" office:value="1530" calcext:value-type="float">
            <text:p>1530</text:p>
          </table:table-cell>
          <table:table-cell table:style-name="ce468" office:value-type="float" office:value="82804" calcext:value-type="float">
            <text:p>82804</text:p>
          </table:table-cell>
          <table:table-cell table:style-name="ce468" office:value-type="float" office:value="3328" calcext:value-type="float">
            <text:p>3328</text:p>
          </table:table-cell>
          <table:table-cell table:style-name="ce468" office:value-type="string" calcext:value-type="string">
            <text:p>149.827K</text:p>
          </table:table-cell>
          <table:table-cell table:style-name="ce936" table:formula="of:=IF(RIGHT([.D197];1)=&quot;B&quot;;VALUE(REPLACE([.D197]; LEN([.D197]); 1; &quot;&quot;))*1000000; IF(RIGHT([.D197];1)=&quot;M&quot;;VALUE(REPLACE([.D197]; LEN([.D197]); 1; &quot;&quot;))*1000; 0))" office:value-type="float" office:value="1168000" calcext:value-type="float">
            <text:p>1168000</text:p>
          </table:table-cell>
          <table:table-cell table:style-name="ce936" table:formula="of:=[.L197]-[.L198]" office:value-type="float" office:value="5000" calcext:value-type="float">
            <text:p>5000</text:p>
          </table:table-cell>
          <table:table-cell table:style-name="ce936" table:formula="of:=[.N198]+[.M197]" office:value-type="float" office:value="756008" calcext:value-type="float">
            <text:p>756008</text:p>
          </table:table-cell>
          <table:table-cell/>
          <table:table-cell table:style-name="ce940" table:formula="of:=[.M197]/[.L197]" office:value-type="percentage" office:value="0.00428082191780822" calcext:value-type="percentage">
            <text:p>0.428%</text:p>
          </table:table-cell>
          <table:table-cell table:number-columns-repeated="1008"/>
        </table:table-row>
        <table:table-row table:style-name="ro1">
          <table:table-cell table:style-name="ce198" office:value-type="float" office:value="269" calcext:value-type="float">
            <text:p>269</text:p>
          </table:table-cell>
          <table:table-cell table:style-name="ce468" office:value-type="string" calcext:value-type="string">
            <text:p>7/30/2022, 5:49:54 PM</text:p>
          </table:table-cell>
          <table:table-cell table:style-name="ce666" office:value-type="float" office:value="59240070" calcext:value-type="float">
            <text:p>59240070</text:p>
          </table:table-cell>
          <table:table-cell table:style-name="ce468" office:value-type="string" calcext:value-type="string">
            <text:p>1.163B</text:p>
          </table:table-cell>
          <table:table-cell table:style-name="ce468" office:value-type="float" office:value="1731" calcext:value-type="float">
            <text:p>1731</text:p>
          </table:table-cell>
          <table:table-cell table:style-name="ce468" office:value-type="float" office:value="89152" calcext:value-type="float">
            <text:p>89152</text:p>
          </table:table-cell>
          <table:table-cell table:style-name="ce468" office:value-type="float" office:value="51.5" calcext:value-type="float">
            <text:p>51.5</text:p>
          </table:table-cell>
          <table:table-cell table:style-name="ce468" office:value-type="float" office:value="1610" calcext:value-type="float">
            <text:p>1610</text:p>
          </table:table-cell>
          <table:table-cell table:style-name="ce468" office:value-type="float" office:value="85499" calcext:value-type="float">
            <text:p>85499</text:p>
          </table:table-cell>
          <table:table-cell table:style-name="ce468" office:value-type="float" office:value="3400" calcext:value-type="float">
            <text:p>3400</text:p>
          </table:table-cell>
          <table:table-cell table:style-name="ce468" office:value-type="string" calcext:value-type="string">
            <text:p>137.711K</text:p>
          </table:table-cell>
          <table:table-cell table:style-name="ce936" table:formula="of:=IF(RIGHT([.D198];1)=&quot;B&quot;;VALUE(REPLACE([.D198]; LEN([.D198]); 1; &quot;&quot;))*1000000; IF(RIGHT([.D198];1)=&quot;M&quot;;VALUE(REPLACE([.D198]; LEN([.D198]); 1; &quot;&quot;))*1000; 0))" office:value-type="float" office:value="1163000" calcext:value-type="float">
            <text:p>1163000</text:p>
          </table:table-cell>
          <table:table-cell table:style-name="ce936" table:formula="of:=[.L198]-[.L199]" office:value-type="float" office:value="6000" calcext:value-type="float">
            <text:p>6000</text:p>
          </table:table-cell>
          <table:table-cell table:style-name="ce936" table:formula="of:=[.N199]+[.M198]" office:value-type="float" office:value="751008" calcext:value-type="float">
            <text:p>751008</text:p>
          </table:table-cell>
          <table:table-cell/>
          <table:table-cell table:style-name="ce940" table:formula="of:=[.M198]/[.L198]" office:value-type="percentage" office:value="0.00515907136715391" calcext:value-type="percentage">
            <text:p>0.516%</text:p>
          </table:table-cell>
          <table:table-cell table:number-columns-repeated="1008"/>
        </table:table-row>
        <table:table-row table:style-name="ro1">
          <table:table-cell table:style-name="ce199" office:value-type="float" office:value="268" calcext:value-type="float">
            <text:p>268</text:p>
          </table:table-cell>
          <table:table-cell table:style-name="ce468" office:value-type="string" calcext:value-type="string">
            <text:p>7/29/2022, 5:49:53 PM</text:p>
          </table:table-cell>
          <table:table-cell table:style-name="ce667" office:value-type="float" office:value="58991849" calcext:value-type="float">
            <text:p>58991849</text:p>
          </table:table-cell>
          <table:table-cell table:style-name="ce468" office:value-type="string" calcext:value-type="string">
            <text:p>1.157B</text:p>
          </table:table-cell>
          <table:table-cell table:style-name="ce468" office:value-type="float" office:value="1731" calcext:value-type="float">
            <text:p>1731</text:p>
          </table:table-cell>
          <table:table-cell table:style-name="ce468" office:value-type="float" office:value="90919" calcext:value-type="float">
            <text:p>90919</text:p>
          </table:table-cell>
          <table:table-cell table:style-name="ce468" office:value-type="float" office:value="52.5" calcext:value-type="float">
            <text:p>52.5</text:p>
          </table:table-cell>
          <table:table-cell table:style-name="ce468" office:value-type="float" office:value="1626" calcext:value-type="float">
            <text:p>1626</text:p>
          </table:table-cell>
          <table:table-cell table:style-name="ce468" office:value-type="float" office:value="87400" calcext:value-type="float">
            <text:p>87400</text:p>
          </table:table-cell>
          <table:table-cell table:style-name="ce468" office:value-type="float" office:value="3351" calcext:value-type="float">
            <text:p>3351</text:p>
          </table:table-cell>
          <table:table-cell table:style-name="ce468" office:value-type="string" calcext:value-type="string">
            <text:p>121.611K</text:p>
          </table:table-cell>
          <table:table-cell table:style-name="ce936" table:formula="of:=IF(RIGHT([.D199];1)=&quot;B&quot;;VALUE(REPLACE([.D199]; LEN([.D199]); 1; &quot;&quot;))*1000000; IF(RIGHT([.D199];1)=&quot;M&quot;;VALUE(REPLACE([.D199]; LEN([.D199]); 1; &quot;&quot;))*1000; 0))" office:value-type="float" office:value="1157000" calcext:value-type="float">
            <text:p>1157000</text:p>
          </table:table-cell>
          <table:table-cell table:style-name="ce936" table:formula="of:=[.L199]-[.L200]" office:value-type="float" office:value="5000" calcext:value-type="float">
            <text:p>5000</text:p>
          </table:table-cell>
          <table:table-cell table:style-name="ce936" table:formula="of:=[.N200]+[.M199]" office:value-type="float" office:value="745008" calcext:value-type="float">
            <text:p>745008</text:p>
          </table:table-cell>
          <table:table-cell/>
          <table:table-cell table:style-name="ce940" table:formula="of:=[.M199]/[.L199]" office:value-type="percentage" office:value="0.00432152117545376" calcext:value-type="percentage">
            <text:p>0.432%</text:p>
          </table:table-cell>
          <table:table-cell table:number-columns-repeated="1008"/>
        </table:table-row>
        <table:table-row table:style-name="ro1">
          <table:table-cell table:style-name="ce200" office:value-type="float" office:value="267" calcext:value-type="float">
            <text:p>267</text:p>
          </table:table-cell>
          <table:table-cell table:style-name="ce468" office:value-type="string" calcext:value-type="string">
            <text:p>7/28/2022, 5:49:52 PM</text:p>
          </table:table-cell>
          <table:table-cell table:style-name="ce668" office:value-type="float" office:value="58756264" calcext:value-type="float">
            <text:p>58756264</text:p>
          </table:table-cell>
          <table:table-cell table:style-name="ce468" office:value-type="string" calcext:value-type="string">
            <text:p>1.152B</text:p>
          </table:table-cell>
          <table:table-cell table:style-name="ce468" office:value-type="float" office:value="1707" calcext:value-type="float">
            <text:p>1707</text:p>
          </table:table-cell>
          <table:table-cell table:style-name="ce468" office:value-type="float" office:value="85989" calcext:value-type="float">
            <text:p>85989</text:p>
          </table:table-cell>
          <table:table-cell table:style-name="ce468" office:value-type="float" office:value="50.4" calcext:value-type="float">
            <text:p>50.4</text:p>
          </table:table-cell>
          <table:table-cell table:style-name="ce468" office:value-type="float" office:value="1561" calcext:value-type="float">
            <text:p>1561</text:p>
          </table:table-cell>
          <table:table-cell table:style-name="ce468" office:value-type="float" office:value="82452" calcext:value-type="float">
            <text:p>82452</text:p>
          </table:table-cell>
          <table:table-cell table:style-name="ce468" office:value-type="float" office:value="3306" calcext:value-type="float">
            <text:p>3306</text:p>
          </table:table-cell>
          <table:table-cell table:style-name="ce468" office:value-type="string" calcext:value-type="string">
            <text:p>121.611K</text:p>
          </table:table-cell>
          <table:table-cell table:style-name="ce936" table:formula="of:=IF(RIGHT([.D200];1)=&quot;B&quot;;VALUE(REPLACE([.D200]; LEN([.D200]); 1; &quot;&quot;))*1000000; IF(RIGHT([.D200];1)=&quot;M&quot;;VALUE(REPLACE([.D200]; LEN([.D200]); 1; &quot;&quot;))*1000; 0))" office:value-type="float" office:value="1152000" calcext:value-type="float">
            <text:p>1152000</text:p>
          </table:table-cell>
          <table:table-cell table:style-name="ce936" table:formula="of:=[.L200]-[.L201]" office:value-type="float" office:value="5000" calcext:value-type="float">
            <text:p>5000</text:p>
          </table:table-cell>
          <table:table-cell table:style-name="ce936" table:formula="of:=[.N201]+[.M200]" office:value-type="float" office:value="740008" calcext:value-type="float">
            <text:p>740008</text:p>
          </table:table-cell>
          <table:table-cell/>
          <table:table-cell table:style-name="ce940" table:formula="of:=[.M200]/[.L200]" office:value-type="percentage" office:value="0.00434027777777778" calcext:value-type="percentage">
            <text:p>0.434%</text:p>
          </table:table-cell>
          <table:table-cell table:number-columns-repeated="1008"/>
        </table:table-row>
        <table:table-row table:style-name="ro1">
          <table:table-cell table:style-name="ce201" office:value-type="float" office:value="266" calcext:value-type="float">
            <text:p>266</text:p>
          </table:table-cell>
          <table:table-cell table:style-name="ce469" office:value-type="string" calcext:value-type="string">
            <text:p>7/27/2022, 5:49:51 PM</text:p>
          </table:table-cell>
          <table:table-cell table:style-name="ce669" office:value-type="float" office:value="58516613" calcext:value-type="float">
            <text:p>58516613</text:p>
          </table:table-cell>
          <table:table-cell table:style-name="ce469" office:value-type="string" calcext:value-type="string">
            <text:p>1.147B</text:p>
          </table:table-cell>
          <table:table-cell table:style-name="ce469" office:value-type="float" office:value="1658" calcext:value-type="float">
            <text:p>1658</text:p>
          </table:table-cell>
          <table:table-cell table:style-name="ce469" office:value-type="float" office:value="84393" calcext:value-type="float">
            <text:p>84393</text:p>
          </table:table-cell>
          <table:table-cell table:style-name="ce469" office:value-type="float" office:value="50.9" calcext:value-type="float">
            <text:p>50.9</text:p>
          </table:table-cell>
          <table:table-cell table:style-name="ce469" office:value-type="float" office:value="1527" calcext:value-type="float">
            <text:p>1527</text:p>
          </table:table-cell>
          <table:table-cell table:style-name="ce469" office:value-type="float" office:value="80758" calcext:value-type="float">
            <text:p>80758</text:p>
          </table:table-cell>
          <table:table-cell table:style-name="ce469" office:value-type="float" office:value="3406" calcext:value-type="float">
            <text:p>3406</text:p>
          </table:table-cell>
          <table:table-cell table:style-name="ce469" office:value-type="string" calcext:value-type="string">
            <text:p>132.226K</text:p>
          </table:table-cell>
          <table:table-cell table:style-name="ce936" table:formula="of:=IF(RIGHT([.D201];1)=&quot;B&quot;;VALUE(REPLACE([.D201]; LEN([.D201]); 1; &quot;&quot;))*1000000; IF(RIGHT([.D201];1)=&quot;M&quot;;VALUE(REPLACE([.D201]; LEN([.D201]); 1; &quot;&quot;))*1000; 0))" office:value-type="float" office:value="1147000" calcext:value-type="float">
            <text:p>1147000</text:p>
          </table:table-cell>
          <table:table-cell table:style-name="ce936" table:formula="of:=[.L201]-[.L202]" office:value-type="float" office:value="5000" calcext:value-type="float">
            <text:p>5000</text:p>
          </table:table-cell>
          <table:table-cell table:style-name="ce936" table:formula="of:=[.N202]+[.M201]" office:value-type="float" office:value="735008" calcext:value-type="float">
            <text:p>735008</text:p>
          </table:table-cell>
          <table:table-cell/>
          <table:table-cell table:style-name="ce940" table:formula="of:=[.M201]/[.L201]" office:value-type="percentage" office:value="0.004359197907585" calcext:value-type="percentage">
            <text:p>0.436%</text:p>
          </table:table-cell>
          <table:table-cell table:number-columns-repeated="1008"/>
        </table:table-row>
        <table:table-row table:style-name="ro1">
          <table:table-cell table:style-name="ce202" office:value-type="float" office:value="265" calcext:value-type="float">
            <text:p>265</text:p>
          </table:table-cell>
          <table:table-cell table:style-name="ce468" office:value-type="string" calcext:value-type="string">
            <text:p>7/26/2022, 5:49:50 PM</text:p>
          </table:table-cell>
          <table:table-cell table:style-name="ce670" office:value-type="float" office:value="58278137" calcext:value-type="float">
            <text:p>58278137</text:p>
          </table:table-cell>
          <table:table-cell table:style-name="ce468" office:value-type="string" calcext:value-type="string">
            <text:p>1.142B</text:p>
          </table:table-cell>
          <table:table-cell table:style-name="ce468" office:value-type="float" office:value="1686" calcext:value-type="float">
            <text:p>1686</text:p>
          </table:table-cell>
          <table:table-cell table:style-name="ce468" office:value-type="float" office:value="89729" calcext:value-type="float">
            <text:p>89729</text:p>
          </table:table-cell>
          <table:table-cell table:style-name="ce468" office:value-type="float" office:value="53.2" calcext:value-type="float">
            <text:p>53.2</text:p>
          </table:table-cell>
          <table:table-cell table:style-name="ce468" office:value-type="float" office:value="1564" calcext:value-type="float">
            <text:p>1564</text:p>
          </table:table-cell>
          <table:table-cell table:style-name="ce468" office:value-type="float" office:value="86007" calcext:value-type="float">
            <text:p>86007</text:p>
          </table:table-cell>
          <table:table-cell table:style-name="ce468" office:value-type="float" office:value="3557" calcext:value-type="float">
            <text:p>3557</text:p>
          </table:table-cell>
          <table:table-cell table:style-name="ce468" office:value-type="string" calcext:value-type="string">
            <text:p>121.695K</text:p>
          </table:table-cell>
          <table:table-cell table:style-name="ce936" table:formula="of:=IF(RIGHT([.D202];1)=&quot;B&quot;;VALUE(REPLACE([.D202]; LEN([.D202]); 1; &quot;&quot;))*1000000; IF(RIGHT([.D202];1)=&quot;M&quot;;VALUE(REPLACE([.D202]; LEN([.D202]); 1; &quot;&quot;))*1000; 0))" office:value-type="float" office:value="1142000" calcext:value-type="float">
            <text:p>1142000</text:p>
          </table:table-cell>
          <table:table-cell table:style-name="ce936" table:formula="of:=[.L202]-[.L203]" office:value-type="float" office:value="5000" calcext:value-type="float">
            <text:p>5000</text:p>
          </table:table-cell>
          <table:table-cell table:style-name="ce936" table:formula="of:=[.N203]+[.M202]" office:value-type="float" office:value="730008" calcext:value-type="float">
            <text:p>730008</text:p>
          </table:table-cell>
          <table:table-cell/>
          <table:table-cell table:style-name="ce940" table:formula="of:=[.M202]/[.L202]" office:value-type="percentage" office:value="0.00437828371278459" calcext:value-type="percentage">
            <text:p>0.438%</text:p>
          </table:table-cell>
          <table:table-cell table:number-columns-repeated="1008"/>
        </table:table-row>
        <table:table-row table:style-name="ro1">
          <table:table-cell table:style-name="ce203" office:value-type="float" office:value="264" calcext:value-type="float">
            <text:p>264</text:p>
          </table:table-cell>
          <table:table-cell table:style-name="ce468" office:value-type="string" calcext:value-type="string">
            <text:p>7/25/2022, 5:49:49 PM</text:p>
          </table:table-cell>
          <table:table-cell table:style-name="ce671" office:value-type="float" office:value="58061792" calcext:value-type="float">
            <text:p>58061792</text:p>
          </table:table-cell>
          <table:table-cell table:style-name="ce468" office:value-type="string" calcext:value-type="string">
            <text:p>1.137B</text:p>
          </table:table-cell>
          <table:table-cell table:style-name="ce468" office:value-type="float" office:value="1610" calcext:value-type="float">
            <text:p>1610</text:p>
          </table:table-cell>
          <table:table-cell table:style-name="ce468" office:value-type="float" office:value="84017" calcext:value-type="float">
            <text:p>84017</text:p>
          </table:table-cell>
          <table:table-cell table:style-name="ce468" office:value-type="float" office:value="52.2" calcext:value-type="float">
            <text:p>52.2</text:p>
          </table:table-cell>
          <table:table-cell table:style-name="ce468" office:value-type="float" office:value="1470" calcext:value-type="float">
            <text:p>1470</text:p>
          </table:table-cell>
          <table:table-cell table:style-name="ce468" office:value-type="float" office:value="80441" calcext:value-type="float">
            <text:p>80441</text:p>
          </table:table-cell>
          <table:table-cell table:style-name="ce468" office:value-type="float" office:value="3295" calcext:value-type="float">
            <text:p>3295</text:p>
          </table:table-cell>
          <table:table-cell table:style-name="ce468" office:value-type="string" calcext:value-type="string">
            <text:p>121.799K</text:p>
          </table:table-cell>
          <table:table-cell table:style-name="ce936" table:formula="of:=IF(RIGHT([.D203];1)=&quot;B&quot;;VALUE(REPLACE([.D203]; LEN([.D203]); 1; &quot;&quot;))*1000000; IF(RIGHT([.D203];1)=&quot;M&quot;;VALUE(REPLACE([.D203]; LEN([.D203]); 1; &quot;&quot;))*1000; 0))" office:value-type="float" office:value="1137000" calcext:value-type="float">
            <text:p>1137000</text:p>
          </table:table-cell>
          <table:table-cell table:style-name="ce936" table:formula="of:=[.L203]-[.L204]" office:value-type="float" office:value="4999.99999999977" calcext:value-type="float">
            <text:p>4999.99999999977</text:p>
          </table:table-cell>
          <table:table-cell table:style-name="ce936" table:formula="of:=[.N204]+[.M203]" office:value-type="float" office:value="725008" calcext:value-type="float">
            <text:p>725008</text:p>
          </table:table-cell>
          <table:table-cell/>
          <table:table-cell table:style-name="ce940" table:formula="of:=[.M203]/[.L203]" office:value-type="percentage" office:value="0.00439753737906752" calcext:value-type="percentage">
            <text:p>0.440%</text:p>
          </table:table-cell>
          <table:table-cell table:number-columns-repeated="1008"/>
        </table:table-row>
        <table:table-row table:style-name="ro1">
          <table:table-cell table:style-name="ce204" office:value-type="float" office:value="263" calcext:value-type="float">
            <text:p>263</text:p>
          </table:table-cell>
          <table:table-cell table:style-name="ce468" office:value-type="string" calcext:value-type="string">
            <text:p>7/24/2022, 5:49:48 PM</text:p>
          </table:table-cell>
          <table:table-cell table:style-name="ce672" office:value-type="float" office:value="57830555" calcext:value-type="float">
            <text:p>57830555</text:p>
          </table:table-cell>
          <table:table-cell table:style-name="ce468" office:value-type="string" calcext:value-type="string">
            <text:p>1.132B</text:p>
          </table:table-cell>
          <table:table-cell table:style-name="ce468" office:value-type="float" office:value="1547" calcext:value-type="float">
            <text:p>1547</text:p>
          </table:table-cell>
          <table:table-cell table:style-name="ce468" office:value-type="float" office:value="84699" calcext:value-type="float">
            <text:p>84699</text:p>
          </table:table-cell>
          <table:table-cell table:style-name="ce468" office:value-type="float" office:value="54.8" calcext:value-type="float">
            <text:p>54.8</text:p>
          </table:table-cell>
          <table:table-cell table:style-name="ce468" office:value-type="float" office:value="1445" calcext:value-type="float">
            <text:p>1445</text:p>
          </table:table-cell>
          <table:table-cell table:style-name="ce468" office:value-type="float" office:value="81241" calcext:value-type="float">
            <text:p>81241</text:p>
          </table:table-cell>
          <table:table-cell table:style-name="ce468" office:value-type="float" office:value="3323" calcext:value-type="float">
            <text:p>3323</text:p>
          </table:table-cell>
          <table:table-cell table:style-name="ce468" office:value-type="string" calcext:value-type="string">
            <text:p>126.839K</text:p>
          </table:table-cell>
          <table:table-cell table:style-name="ce936" table:formula="of:=IF(RIGHT([.D204];1)=&quot;B&quot;;VALUE(REPLACE([.D204]; LEN([.D204]); 1; &quot;&quot;))*1000000; IF(RIGHT([.D204];1)=&quot;M&quot;;VALUE(REPLACE([.D204]; LEN([.D204]); 1; &quot;&quot;))*1000; 0))" office:value-type="float" office:value="1132000" calcext:value-type="float">
            <text:p>1132000</text:p>
          </table:table-cell>
          <table:table-cell table:style-name="ce936" table:formula="of:=[.L204]-[.L205]" office:value-type="float" office:value="5000.00000000023" calcext:value-type="float">
            <text:p>5000.00000000023</text:p>
          </table:table-cell>
          <table:table-cell table:style-name="ce936" table:formula="of:=[.N205]+[.M204]" office:value-type="float" office:value="720008" calcext:value-type="float">
            <text:p>720008</text:p>
          </table:table-cell>
          <table:table-cell/>
          <table:table-cell table:style-name="ce940" table:formula="of:=[.M204]/[.L204]" office:value-type="percentage" office:value="0.00441696113074225" calcext:value-type="percentage">
            <text:p>0.442%</text:p>
          </table:table-cell>
          <table:table-cell table:number-columns-repeated="1008"/>
        </table:table-row>
        <table:table-row table:style-name="ro1">
          <table:table-cell table:style-name="ce205" office:value-type="float" office:value="262" calcext:value-type="float">
            <text:p>262</text:p>
          </table:table-cell>
          <table:table-cell table:style-name="ce468" office:value-type="string" calcext:value-type="string">
            <text:p>7/23/2022, 5:49:47 PM</text:p>
          </table:table-cell>
          <table:table-cell table:style-name="ce673" office:value-type="float" office:value="57594605" calcext:value-type="float">
            <text:p>57594605</text:p>
          </table:table-cell>
          <table:table-cell table:style-name="ce468" office:value-type="string" calcext:value-type="string">
            <text:p>1.127B</text:p>
          </table:table-cell>
          <table:table-cell table:style-name="ce468" office:value-type="float" office:value="1597" calcext:value-type="float">
            <text:p>1597</text:p>
          </table:table-cell>
          <table:table-cell table:style-name="ce468" office:value-type="float" office:value="81688" calcext:value-type="float">
            <text:p>81688</text:p>
          </table:table-cell>
          <table:table-cell table:style-name="ce468" office:value-type="float" office:value="51.2" calcext:value-type="float">
            <text:p>51.2</text:p>
          </table:table-cell>
          <table:table-cell table:style-name="ce468" office:value-type="float" office:value="1434" calcext:value-type="float">
            <text:p>1434</text:p>
          </table:table-cell>
          <table:table-cell table:style-name="ce468" office:value-type="float" office:value="78419" calcext:value-type="float">
            <text:p>78419</text:p>
          </table:table-cell>
          <table:table-cell table:style-name="ce468" office:value-type="float" office:value="3091" calcext:value-type="float">
            <text:p>3091</text:p>
          </table:table-cell>
          <table:table-cell table:style-name="ce468" office:value-type="string" calcext:value-type="string">
            <text:p>132.174K</text:p>
          </table:table-cell>
          <table:table-cell table:style-name="ce936" table:formula="of:=IF(RIGHT([.D205];1)=&quot;B&quot;;VALUE(REPLACE([.D205]; LEN([.D205]); 1; &quot;&quot;))*1000000; IF(RIGHT([.D205];1)=&quot;M&quot;;VALUE(REPLACE([.D205]; LEN([.D205]); 1; &quot;&quot;))*1000; 0))" office:value-type="float" office:value="1127000" calcext:value-type="float">
            <text:p>1127000</text:p>
          </table:table-cell>
          <table:table-cell table:style-name="ce936" table:formula="of:=[.L205]-[.L206]" office:value-type="float" office:value="5000" calcext:value-type="float">
            <text:p>5000</text:p>
          </table:table-cell>
          <table:table-cell table:style-name="ce936" table:formula="of:=[.N206]+[.M205]" office:value-type="float" office:value="715008" calcext:value-type="float">
            <text:p>715008</text:p>
          </table:table-cell>
          <table:table-cell/>
          <table:table-cell table:style-name="ce940" table:formula="of:=[.M205]/[.L205]" office:value-type="percentage" office:value="0.00443655723158829" calcext:value-type="percentage">
            <text:p>0.444%</text:p>
          </table:table-cell>
          <table:table-cell table:number-columns-repeated="1008"/>
        </table:table-row>
        <table:table-row table:style-name="ro1">
          <table:table-cell table:style-name="ce206" office:value-type="float" office:value="261" calcext:value-type="float">
            <text:p>261</text:p>
          </table:table-cell>
          <table:table-cell table:style-name="ce468" office:value-type="string" calcext:value-type="string">
            <text:p>7/22/2022, 5:49:46 PM</text:p>
          </table:table-cell>
          <table:table-cell table:style-name="ce674" office:value-type="float" office:value="57340441" calcext:value-type="float">
            <text:p>57340441</text:p>
          </table:table-cell>
          <table:table-cell table:style-name="ce468" office:value-type="string" calcext:value-type="string">
            <text:p>1.122B</text:p>
          </table:table-cell>
          <table:table-cell table:style-name="ce468" office:value-type="float" office:value="1596" calcext:value-type="float">
            <text:p>1596</text:p>
          </table:table-cell>
          <table:table-cell table:style-name="ce468" office:value-type="float" office:value="83794" calcext:value-type="float">
            <text:p>83794</text:p>
          </table:table-cell>
          <table:table-cell table:style-name="ce468" office:value-type="float" office:value="52.5" calcext:value-type="float">
            <text:p>52.5</text:p>
          </table:table-cell>
          <table:table-cell table:style-name="ce468" office:value-type="float" office:value="1490" calcext:value-type="float">
            <text:p>1490</text:p>
          </table:table-cell>
          <table:table-cell table:style-name="ce468" office:value-type="float" office:value="80542" calcext:value-type="float">
            <text:p>80542</text:p>
          </table:table-cell>
          <table:table-cell table:style-name="ce468" office:value-type="float" office:value="3112" calcext:value-type="float">
            <text:p>3112</text:p>
          </table:table-cell>
          <table:table-cell table:style-name="ce468" office:value-type="string" calcext:value-type="string">
            <text:p>137.858K</text:p>
          </table:table-cell>
          <table:table-cell table:style-name="ce936" table:formula="of:=IF(RIGHT([.D206];1)=&quot;B&quot;;VALUE(REPLACE([.D206]; LEN([.D206]); 1; &quot;&quot;))*1000000; IF(RIGHT([.D206];1)=&quot;M&quot;;VALUE(REPLACE([.D206]; LEN([.D206]); 1; &quot;&quot;))*1000; 0))" office:value-type="float" office:value="1122000" calcext:value-type="float">
            <text:p>1122000</text:p>
          </table:table-cell>
          <table:table-cell table:style-name="ce936" table:formula="of:=[.L206]-[.L207]" office:value-type="float" office:value="6000" calcext:value-type="float">
            <text:p>6000</text:p>
          </table:table-cell>
          <table:table-cell table:style-name="ce936" table:formula="of:=[.N207]+[.M206]" office:value-type="float" office:value="710008" calcext:value-type="float">
            <text:p>710008</text:p>
          </table:table-cell>
          <table:table-cell/>
          <table:table-cell table:style-name="ce940" table:formula="of:=[.M206]/[.L206]" office:value-type="percentage" office:value="0.0053475935828877" calcext:value-type="percentage">
            <text:p>0.535%</text:p>
          </table:table-cell>
          <table:table-cell table:number-columns-repeated="1008"/>
        </table:table-row>
        <table:table-row table:style-name="ro1">
          <table:table-cell table:style-name="ce207" office:value-type="float" office:value="260" calcext:value-type="float">
            <text:p>260</text:p>
          </table:table-cell>
          <table:table-cell table:style-name="ce468" office:value-type="string" calcext:value-type="string">
            <text:p>7/21/2022, 5:49:45 PM</text:p>
          </table:table-cell>
          <table:table-cell table:style-name="ce675" office:value-type="float" office:value="57084491" calcext:value-type="float">
            <text:p>57084491</text:p>
          </table:table-cell>
          <table:table-cell table:style-name="ce468" office:value-type="string" calcext:value-type="string">
            <text:p>1.116B</text:p>
          </table:table-cell>
          <table:table-cell table:style-name="ce468" office:value-type="float" office:value="1629" calcext:value-type="float">
            <text:p>1629</text:p>
          </table:table-cell>
          <table:table-cell table:style-name="ce468" office:value-type="float" office:value="87124" calcext:value-type="float">
            <text:p>87124</text:p>
          </table:table-cell>
          <table:table-cell table:style-name="ce468" office:value-type="float" office:value="53.5" calcext:value-type="float">
            <text:p>53.5</text:p>
          </table:table-cell>
          <table:table-cell table:style-name="ce468" office:value-type="float" office:value="1539" calcext:value-type="float">
            <text:p>1539</text:p>
          </table:table-cell>
          <table:table-cell table:style-name="ce468" office:value-type="float" office:value="84084" calcext:value-type="float">
            <text:p>84084</text:p>
          </table:table-cell>
          <table:table-cell table:style-name="ce468" office:value-type="float" office:value="2910" calcext:value-type="float">
            <text:p>2910</text:p>
          </table:table-cell>
          <table:table-cell table:style-name="ce468" office:value-type="string" calcext:value-type="string">
            <text:p>137.929K</text:p>
          </table:table-cell>
          <table:table-cell table:style-name="ce936" table:formula="of:=IF(RIGHT([.D207];1)=&quot;B&quot;;VALUE(REPLACE([.D207]; LEN([.D207]); 1; &quot;&quot;))*1000000; IF(RIGHT([.D207];1)=&quot;M&quot;;VALUE(REPLACE([.D207]; LEN([.D207]); 1; &quot;&quot;))*1000; 0))" office:value-type="float" office:value="1116000" calcext:value-type="float">
            <text:p>1116000</text:p>
          </table:table-cell>
          <table:table-cell table:style-name="ce936" table:formula="of:=[.L207]-[.L208]" office:value-type="float" office:value="5000" calcext:value-type="float">
            <text:p>5000</text:p>
          </table:table-cell>
          <table:table-cell table:style-name="ce936" table:formula="of:=[.N208]+[.M207]" office:value-type="float" office:value="704008" calcext:value-type="float">
            <text:p>704008</text:p>
          </table:table-cell>
          <table:table-cell/>
          <table:table-cell table:style-name="ce940" table:formula="of:=[.M207]/[.L207]" office:value-type="percentage" office:value="0.00448028673835125" calcext:value-type="percentage">
            <text:p>0.448%</text:p>
          </table:table-cell>
          <table:table-cell table:number-columns-repeated="1008"/>
        </table:table-row>
        <table:table-row table:style-name="ro1">
          <table:table-cell table:style-name="ce208" office:value-type="float" office:value="259" calcext:value-type="float">
            <text:p>259</text:p>
          </table:table-cell>
          <table:table-cell table:style-name="ce468" office:value-type="string" calcext:value-type="string">
            <text:p>7/20/2022, 5:49:44 PM</text:p>
          </table:table-cell>
          <table:table-cell table:style-name="ce676" office:value-type="float" office:value="56833544" calcext:value-type="float">
            <text:p>56833544</text:p>
          </table:table-cell>
          <table:table-cell table:style-name="ce468" office:value-type="string" calcext:value-type="string">
            <text:p>1.111B</text:p>
          </table:table-cell>
          <table:table-cell table:style-name="ce468" office:value-type="float" office:value="1642" calcext:value-type="float">
            <text:p>1642</text:p>
          </table:table-cell>
          <table:table-cell table:style-name="ce468" office:value-type="float" office:value="85780" calcext:value-type="float">
            <text:p>85780</text:p>
          </table:table-cell>
          <table:table-cell table:style-name="ce468" office:value-type="float" office:value="52.2" calcext:value-type="float">
            <text:p>52.2</text:p>
          </table:table-cell>
          <table:table-cell table:style-name="ce468" office:value-type="float" office:value="1477" calcext:value-type="float">
            <text:p>1477</text:p>
          </table:table-cell>
          <table:table-cell table:style-name="ce468" office:value-type="float" office:value="82655" calcext:value-type="float">
            <text:p>82655</text:p>
          </table:table-cell>
          <table:table-cell table:style-name="ce468" office:value-type="float" office:value="2841" calcext:value-type="float">
            <text:p>2841</text:p>
          </table:table-cell>
          <table:table-cell table:style-name="ce468" office:value-type="string" calcext:value-type="string">
            <text:p>143.729K</text:p>
          </table:table-cell>
          <table:table-cell table:style-name="ce936" table:formula="of:=IF(RIGHT([.D208];1)=&quot;B&quot;;VALUE(REPLACE([.D208]; LEN([.D208]); 1; &quot;&quot;))*1000000; IF(RIGHT([.D208];1)=&quot;M&quot;;VALUE(REPLACE([.D208]; LEN([.D208]); 1; &quot;&quot;))*1000; 0))" office:value-type="float" office:value="1111000" calcext:value-type="float">
            <text:p>1111000</text:p>
          </table:table-cell>
          <table:table-cell table:style-name="ce936" table:formula="of:=[.L208]-[.L209]" office:value-type="float" office:value="5000" calcext:value-type="float">
            <text:p>5000</text:p>
          </table:table-cell>
          <table:table-cell table:style-name="ce936" table:formula="of:=[.N209]+[.M208]" office:value-type="float" office:value="699008" calcext:value-type="float">
            <text:p>699008</text:p>
          </table:table-cell>
          <table:table-cell/>
          <table:table-cell table:style-name="ce940" table:formula="of:=[.M208]/[.L208]" office:value-type="percentage" office:value="0.0045004500450045" calcext:value-type="percentage">
            <text:p>0.450%</text:p>
          </table:table-cell>
          <table:table-cell table:number-columns-repeated="1008"/>
        </table:table-row>
        <table:table-row table:style-name="ro1">
          <table:table-cell table:style-name="ce209" office:value-type="float" office:value="258" calcext:value-type="float">
            <text:p>258</text:p>
          </table:table-cell>
          <table:table-cell table:style-name="ce468" office:value-type="string" calcext:value-type="string">
            <text:p>7/19/2022, 5:49:43 PM</text:p>
          </table:table-cell>
          <table:table-cell table:style-name="ce677" office:value-type="float" office:value="56585546" calcext:value-type="float">
            <text:p>56585546</text:p>
          </table:table-cell>
          <table:table-cell table:style-name="ce468" office:value-type="string" calcext:value-type="string">
            <text:p>1.106B</text:p>
          </table:table-cell>
          <table:table-cell table:style-name="ce468" office:value-type="float" office:value="1558" calcext:value-type="float">
            <text:p>1558</text:p>
          </table:table-cell>
          <table:table-cell table:style-name="ce468" office:value-type="float" office:value="81094" calcext:value-type="float">
            <text:p>81094</text:p>
          </table:table-cell>
          <table:table-cell table:style-name="ce468" office:value-type="float" office:value="52.1" calcext:value-type="float">
            <text:p>52.1</text:p>
          </table:table-cell>
          <table:table-cell table:style-name="ce468" office:value-type="float" office:value="1457" calcext:value-type="float">
            <text:p>1457</text:p>
          </table:table-cell>
          <table:table-cell table:style-name="ce468" office:value-type="float" office:value="78024" calcext:value-type="float">
            <text:p>78024</text:p>
          </table:table-cell>
          <table:table-cell table:style-name="ce468" office:value-type="float" office:value="2861" calcext:value-type="float">
            <text:p>2861</text:p>
          </table:table-cell>
          <table:table-cell table:style-name="ce468" office:value-type="string" calcext:value-type="string">
            <text:p>137.738K</text:p>
          </table:table-cell>
          <table:table-cell table:style-name="ce936" table:formula="of:=IF(RIGHT([.D209];1)=&quot;B&quot;;VALUE(REPLACE([.D209]; LEN([.D209]); 1; &quot;&quot;))*1000000; IF(RIGHT([.D209];1)=&quot;M&quot;;VALUE(REPLACE([.D209]; LEN([.D209]); 1; &quot;&quot;))*1000; 0))" office:value-type="float" office:value="1106000" calcext:value-type="float">
            <text:p>1106000</text:p>
          </table:table-cell>
          <table:table-cell table:style-name="ce936" table:formula="of:=[.L209]-[.L210]" office:value-type="float" office:value="6000" calcext:value-type="float">
            <text:p>6000</text:p>
          </table:table-cell>
          <table:table-cell table:style-name="ce936" table:formula="of:=[.N210]+[.M209]" office:value-type="float" office:value="694008" calcext:value-type="float">
            <text:p>694008</text:p>
          </table:table-cell>
          <table:table-cell/>
          <table:table-cell table:style-name="ce940" table:formula="of:=[.M209]/[.L209]" office:value-type="percentage" office:value="0.0054249547920434" calcext:value-type="percentage">
            <text:p>0.542%</text:p>
          </table:table-cell>
          <table:table-cell table:number-columns-repeated="1008"/>
        </table:table-row>
        <table:table-row table:style-name="ro1">
          <table:table-cell table:style-name="ce210" office:value-type="float" office:value="257" calcext:value-type="float">
            <text:p>257</text:p>
          </table:table-cell>
          <table:table-cell table:style-name="ce468" office:value-type="string" calcext:value-type="string">
            <text:p>7/18/2022, 5:49:42 PM</text:p>
          </table:table-cell>
          <table:table-cell table:style-name="ce678" office:value-type="float" office:value="56356784" calcext:value-type="float">
            <text:p>56356784</text:p>
          </table:table-cell>
          <table:table-cell table:style-name="ce468" office:value-type="string" calcext:value-type="string">
            <text:p>1.1B</text:p>
          </table:table-cell>
          <table:table-cell table:style-name="ce468" office:value-type="float" office:value="1638" calcext:value-type="float">
            <text:p>1638</text:p>
          </table:table-cell>
          <table:table-cell table:style-name="ce468" office:value-type="float" office:value="84895" calcext:value-type="float">
            <text:p>84895</text:p>
          </table:table-cell>
          <table:table-cell table:style-name="ce468" office:value-type="float" office:value="51.8" calcext:value-type="float">
            <text:p>51.8</text:p>
          </table:table-cell>
          <table:table-cell table:style-name="ce468" office:value-type="float" office:value="1553" calcext:value-type="float">
            <text:p>1553</text:p>
          </table:table-cell>
          <table:table-cell table:style-name="ce468" office:value-type="float" office:value="81860" calcext:value-type="float">
            <text:p>81860</text:p>
          </table:table-cell>
          <table:table-cell table:style-name="ce468" office:value-type="float" office:value="2899" calcext:value-type="float">
            <text:p>2899</text:p>
          </table:table-cell>
          <table:table-cell table:style-name="ce468" office:value-type="string" calcext:value-type="string">
            <text:p>132.152K</text:p>
          </table:table-cell>
          <table:table-cell table:style-name="ce936" table:formula="of:=IF(RIGHT([.D210];1)=&quot;B&quot;;VALUE(REPLACE([.D210]; LEN([.D210]); 1; &quot;&quot;))*1000000; IF(RIGHT([.D210];1)=&quot;M&quot;;VALUE(REPLACE([.D210]; LEN([.D210]); 1; &quot;&quot;))*1000; 0))" office:value-type="float" office:value="1100000" calcext:value-type="float">
            <text:p>1100000</text:p>
          </table:table-cell>
          <table:table-cell table:style-name="ce936" table:formula="of:=[.L210]-[.L211]" office:value-type="float" office:value="5000" calcext:value-type="float">
            <text:p>5000</text:p>
          </table:table-cell>
          <table:table-cell table:style-name="ce936" table:formula="of:=[.N211]+[.M210]" office:value-type="float" office:value="688008" calcext:value-type="float">
            <text:p>688008</text:p>
          </table:table-cell>
          <table:table-cell/>
          <table:table-cell table:style-name="ce940" table:formula="of:=[.M210]/[.L210]" office:value-type="percentage" office:value="0.00454545454545455" calcext:value-type="percentage">
            <text:p>0.455%</text:p>
          </table:table-cell>
          <table:table-cell table:number-columns-repeated="1008"/>
        </table:table-row>
        <table:table-row table:style-name="ro1">
          <table:table-cell table:style-name="ce211" office:value-type="float" office:value="256" calcext:value-type="float">
            <text:p>256</text:p>
          </table:table-cell>
          <table:table-cell table:style-name="ce468" office:value-type="string" calcext:value-type="string">
            <text:p>7/17/2022, 5:49:41 PM</text:p>
          </table:table-cell>
          <table:table-cell table:style-name="ce679" office:value-type="float" office:value="56104229" calcext:value-type="float">
            <text:p>56104229</text:p>
          </table:table-cell>
          <table:table-cell table:style-name="ce468" office:value-type="string" calcext:value-type="string">
            <text:p>1.095B</text:p>
          </table:table-cell>
          <table:table-cell table:style-name="ce468" office:value-type="float" office:value="1634" calcext:value-type="float">
            <text:p>1634</text:p>
          </table:table-cell>
          <table:table-cell table:style-name="ce468" office:value-type="float" office:value="85379" calcext:value-type="float">
            <text:p>85379</text:p>
          </table:table-cell>
          <table:table-cell table:style-name="ce468" office:value-type="float" office:value="52.3" calcext:value-type="float">
            <text:p>52.3</text:p>
          </table:table-cell>
          <table:table-cell table:style-name="ce468" office:value-type="float" office:value="1529" calcext:value-type="float">
            <text:p>1529</text:p>
          </table:table-cell>
          <table:table-cell table:style-name="ce468" office:value-type="float" office:value="82234" calcext:value-type="float">
            <text:p>82234</text:p>
          </table:table-cell>
          <table:table-cell table:style-name="ce468" office:value-type="float" office:value="2975" calcext:value-type="float">
            <text:p>2975</text:p>
          </table:table-cell>
          <table:table-cell table:style-name="ce468" office:value-type="string" calcext:value-type="string">
            <text:p>137.8K</text:p>
          </table:table-cell>
          <table:table-cell table:style-name="ce936" table:formula="of:=IF(RIGHT([.D211];1)=&quot;B&quot;;VALUE(REPLACE([.D211]; LEN([.D211]); 1; &quot;&quot;))*1000000; IF(RIGHT([.D211];1)=&quot;M&quot;;VALUE(REPLACE([.D211]; LEN([.D211]); 1; &quot;&quot;))*1000; 0))" office:value-type="float" office:value="1095000" calcext:value-type="float">
            <text:p>1095000</text:p>
          </table:table-cell>
          <table:table-cell table:style-name="ce936" table:formula="of:=[.L211]-[.L212]" office:value-type="float" office:value="5000" calcext:value-type="float">
            <text:p>5000</text:p>
          </table:table-cell>
          <table:table-cell table:style-name="ce936" table:formula="of:=[.N212]+[.M211]" office:value-type="float" office:value="683008" calcext:value-type="float">
            <text:p>683008</text:p>
          </table:table-cell>
          <table:table-cell/>
          <table:table-cell table:style-name="ce940" table:formula="of:=[.M211]/[.L211]" office:value-type="percentage" office:value="0.0045662100456621" calcext:value-type="percentage">
            <text:p>0.457%</text:p>
          </table:table-cell>
          <table:table-cell table:number-columns-repeated="1008"/>
        </table:table-row>
        <table:table-row table:style-name="ro1">
          <table:table-cell table:style-name="ce212" office:value-type="float" office:value="255" calcext:value-type="float">
            <text:p>255</text:p>
          </table:table-cell>
          <table:table-cell table:style-name="ce468" office:value-type="string" calcext:value-type="string">
            <text:p>7/16/2022, 5:49:40 PM</text:p>
          </table:table-cell>
          <table:table-cell table:style-name="ce680" office:value-type="float" office:value="55841106" calcext:value-type="float">
            <text:p>55841106</text:p>
          </table:table-cell>
          <table:table-cell table:style-name="ce468" office:value-type="string" calcext:value-type="string">
            <text:p>1.09B</text:p>
          </table:table-cell>
          <table:table-cell table:style-name="ce468" office:value-type="float" office:value="1706" calcext:value-type="float">
            <text:p>1706</text:p>
          </table:table-cell>
          <table:table-cell table:style-name="ce468" office:value-type="float" office:value="84145" calcext:value-type="float">
            <text:p>84145</text:p>
          </table:table-cell>
          <table:table-cell table:style-name="ce468" office:value-type="float" office:value="49.3" calcext:value-type="float">
            <text:p>49.3</text:p>
          </table:table-cell>
          <table:table-cell table:style-name="ce468" office:value-type="float" office:value="1503" calcext:value-type="float">
            <text:p>1503</text:p>
          </table:table-cell>
          <table:table-cell table:style-name="ce468" office:value-type="float" office:value="80861" calcext:value-type="float">
            <text:p>80861</text:p>
          </table:table-cell>
          <table:table-cell table:style-name="ce468" office:value-type="float" office:value="2991" calcext:value-type="float">
            <text:p>2991</text:p>
          </table:table-cell>
          <table:table-cell table:style-name="ce468" office:value-type="string" calcext:value-type="string">
            <text:p>131.993K</text:p>
          </table:table-cell>
          <table:table-cell table:style-name="ce936" table:formula="of:=IF(RIGHT([.D212];1)=&quot;B&quot;;VALUE(REPLACE([.D212]; LEN([.D212]); 1; &quot;&quot;))*1000000; IF(RIGHT([.D212];1)=&quot;M&quot;;VALUE(REPLACE([.D212]; LEN([.D212]); 1; &quot;&quot;))*1000; 0))" office:value-type="float" office:value="1090000" calcext:value-type="float">
            <text:p>1090000</text:p>
          </table:table-cell>
          <table:table-cell table:style-name="ce936" table:formula="of:=[.L212]-[.L213]" office:value-type="float" office:value="5000" calcext:value-type="float">
            <text:p>5000</text:p>
          </table:table-cell>
          <table:table-cell table:style-name="ce936" table:formula="of:=[.N213]+[.M212]" office:value-type="float" office:value="678008" calcext:value-type="float">
            <text:p>678008</text:p>
          </table:table-cell>
          <table:table-cell/>
          <table:table-cell table:style-name="ce940" table:formula="of:=[.M212]/[.L212]" office:value-type="percentage" office:value="0.00458715596330275" calcext:value-type="percentage">
            <text:p>0.459%</text:p>
          </table:table-cell>
          <table:table-cell table:number-columns-repeated="1008"/>
        </table:table-row>
        <table:table-row table:style-name="ro1">
          <table:table-cell table:style-name="ce213" office:value-type="float" office:value="254" calcext:value-type="float">
            <text:p>254</text:p>
          </table:table-cell>
          <table:table-cell table:style-name="ce468" office:value-type="string" calcext:value-type="string">
            <text:p>7/15/2022, 5:49:39 PM</text:p>
          </table:table-cell>
          <table:table-cell table:style-name="ce681" office:value-type="float" office:value="55586415" calcext:value-type="float">
            <text:p>55586415</text:p>
          </table:table-cell>
          <table:table-cell table:style-name="ce468" office:value-type="string" calcext:value-type="string">
            <text:p>1.085B</text:p>
          </table:table-cell>
          <table:table-cell table:style-name="ce468" office:value-type="float" office:value="1656" calcext:value-type="float">
            <text:p>1656</text:p>
          </table:table-cell>
          <table:table-cell table:style-name="ce468" office:value-type="float" office:value="82983" calcext:value-type="float">
            <text:p>82983</text:p>
          </table:table-cell>
          <table:table-cell table:style-name="ce468" office:value-type="float" office:value="50.1" calcext:value-type="float">
            <text:p>50.1</text:p>
          </table:table-cell>
          <table:table-cell table:style-name="ce468" office:value-type="float" office:value="1551" calcext:value-type="float">
            <text:p>1551</text:p>
          </table:table-cell>
          <table:table-cell table:style-name="ce468" office:value-type="float" office:value="79819" calcext:value-type="float">
            <text:p>79819</text:p>
          </table:table-cell>
          <table:table-cell table:style-name="ce468" office:value-type="float" office:value="2941" calcext:value-type="float">
            <text:p>2941</text:p>
          </table:table-cell>
          <table:table-cell table:style-name="ce468" office:value-type="string" calcext:value-type="string">
            <text:p>143.58K</text:p>
          </table:table-cell>
          <table:table-cell table:style-name="ce936" table:formula="of:=IF(RIGHT([.D213];1)=&quot;B&quot;;VALUE(REPLACE([.D213]; LEN([.D213]); 1; &quot;&quot;))*1000000; IF(RIGHT([.D213];1)=&quot;M&quot;;VALUE(REPLACE([.D213]; LEN([.D213]); 1; &quot;&quot;))*1000; 0))" office:value-type="float" office:value="1085000" calcext:value-type="float">
            <text:p>1085000</text:p>
          </table:table-cell>
          <table:table-cell table:style-name="ce936" table:formula="of:=[.L213]-[.L214]" office:value-type="float" office:value="5000" calcext:value-type="float">
            <text:p>5000</text:p>
          </table:table-cell>
          <table:table-cell table:style-name="ce936" table:formula="of:=[.N214]+[.M213]" office:value-type="float" office:value="673008" calcext:value-type="float">
            <text:p>673008</text:p>
          </table:table-cell>
          <table:table-cell/>
          <table:table-cell table:style-name="ce940" table:formula="of:=[.M213]/[.L213]" office:value-type="percentage" office:value="0.00460829493087558" calcext:value-type="percentage">
            <text:p>0.461%</text:p>
          </table:table-cell>
          <table:table-cell table:number-columns-repeated="1008"/>
        </table:table-row>
        <table:table-row table:style-name="ro1">
          <table:table-cell table:style-name="ce214" office:value-type="float" office:value="253" calcext:value-type="float">
            <text:p>253</text:p>
          </table:table-cell>
          <table:table-cell table:style-name="ce468" office:value-type="string" calcext:value-type="string">
            <text:p>7/14/2022, 5:49:38 PM</text:p>
          </table:table-cell>
          <table:table-cell table:style-name="ce682" office:value-type="float" office:value="55331942" calcext:value-type="float">
            <text:p>55331942</text:p>
          </table:table-cell>
          <table:table-cell table:style-name="ce468" office:value-type="string" calcext:value-type="string">
            <text:p>1.08B</text:p>
          </table:table-cell>
          <table:table-cell table:style-name="ce468" office:value-type="float" office:value="1642" calcext:value-type="float">
            <text:p>1642</text:p>
          </table:table-cell>
          <table:table-cell table:style-name="ce468" office:value-type="float" office:value="81662" calcext:value-type="float">
            <text:p>81662</text:p>
          </table:table-cell>
          <table:table-cell table:style-name="ce468" office:value-type="float" office:value="49.7" calcext:value-type="float">
            <text:p>49.7</text:p>
          </table:table-cell>
          <table:table-cell table:style-name="ce468" office:value-type="float" office:value="1519" calcext:value-type="float">
            <text:p>1519</text:p>
          </table:table-cell>
          <table:table-cell table:style-name="ce468" office:value-type="float" office:value="78360" calcext:value-type="float">
            <text:p>78360</text:p>
          </table:table-cell>
          <table:table-cell table:style-name="ce468" office:value-type="float" office:value="2976" calcext:value-type="float">
            <text:p>2976</text:p>
          </table:table-cell>
          <table:table-cell table:style-name="ce468" office:value-type="string" calcext:value-type="string">
            <text:p>143.486K</text:p>
          </table:table-cell>
          <table:table-cell table:style-name="ce936" table:formula="of:=IF(RIGHT([.D214];1)=&quot;B&quot;;VALUE(REPLACE([.D214]; LEN([.D214]); 1; &quot;&quot;))*1000000; IF(RIGHT([.D214];1)=&quot;M&quot;;VALUE(REPLACE([.D214]; LEN([.D214]); 1; &quot;&quot;))*1000; 0))" office:value-type="float" office:value="1080000" calcext:value-type="float">
            <text:p>1080000</text:p>
          </table:table-cell>
          <table:table-cell table:style-name="ce936" table:formula="of:=[.L214]-[.L215]" office:value-type="float" office:value="6000" calcext:value-type="float">
            <text:p>6000</text:p>
          </table:table-cell>
          <table:table-cell table:style-name="ce936" table:formula="of:=[.N215]+[.M214]" office:value-type="float" office:value="668008" calcext:value-type="float">
            <text:p>668008</text:p>
          </table:table-cell>
          <table:table-cell/>
          <table:table-cell table:style-name="ce940" table:formula="of:=[.M214]/[.L214]" office:value-type="percentage" office:value="0.00555555555555556" calcext:value-type="percentage">
            <text:p>0.556%</text:p>
          </table:table-cell>
          <table:table-cell table:number-columns-repeated="1008"/>
        </table:table-row>
        <table:table-row table:style-name="ro1">
          <table:table-cell table:style-name="ce215" office:value-type="float" office:value="252" calcext:value-type="float">
            <text:p>252</text:p>
          </table:table-cell>
          <table:table-cell table:style-name="ce468" office:value-type="string" calcext:value-type="string">
            <text:p>7/13/2022, 5:49:37 PM</text:p>
          </table:table-cell>
          <table:table-cell table:style-name="ce683" office:value-type="float" office:value="55080822" calcext:value-type="float">
            <text:p>55080822</text:p>
          </table:table-cell>
          <table:table-cell table:style-name="ce468" office:value-type="string" calcext:value-type="string">
            <text:p>1.074B</text:p>
          </table:table-cell>
          <table:table-cell table:style-name="ce468" office:value-type="float" office:value="1682" calcext:value-type="float">
            <text:p>1682</text:p>
          </table:table-cell>
          <table:table-cell table:style-name="ce468" office:value-type="float" office:value="81710" calcext:value-type="float">
            <text:p>81710</text:p>
          </table:table-cell>
          <table:table-cell table:style-name="ce468" office:value-type="float" office:value="48.6" calcext:value-type="float">
            <text:p>48.6</text:p>
          </table:table-cell>
          <table:table-cell table:style-name="ce468" office:value-type="float" office:value="1563" calcext:value-type="float">
            <text:p>1563</text:p>
          </table:table-cell>
          <table:table-cell table:style-name="ce468" office:value-type="float" office:value="78449" calcext:value-type="float">
            <text:p>78449</text:p>
          </table:table-cell>
          <table:table-cell table:style-name="ce468" office:value-type="float" office:value="3044" calcext:value-type="float">
            <text:p>3044</text:p>
          </table:table-cell>
          <table:table-cell table:style-name="ce468" office:value-type="string" calcext:value-type="string">
            <text:p>131.881K</text:p>
          </table:table-cell>
          <table:table-cell table:style-name="ce936" table:formula="of:=IF(RIGHT([.D215];1)=&quot;B&quot;;VALUE(REPLACE([.D215]; LEN([.D215]); 1; &quot;&quot;))*1000000; IF(RIGHT([.D215];1)=&quot;M&quot;;VALUE(REPLACE([.D215]; LEN([.D215]); 1; &quot;&quot;))*1000; 0))" office:value-type="float" office:value="1074000" calcext:value-type="float">
            <text:p>1074000</text:p>
          </table:table-cell>
          <table:table-cell table:style-name="ce936" table:formula="of:=[.L215]-[.L216]" office:value-type="float" office:value="5000" calcext:value-type="float">
            <text:p>5000</text:p>
          </table:table-cell>
          <table:table-cell table:style-name="ce936" table:formula="of:=[.N216]+[.M215]" office:value-type="float" office:value="662008" calcext:value-type="float">
            <text:p>662008</text:p>
          </table:table-cell>
          <table:table-cell/>
          <table:table-cell table:style-name="ce940" table:formula="of:=[.M215]/[.L215]" office:value-type="percentage" office:value="0.00465549348230913" calcext:value-type="percentage">
            <text:p>0.466%</text:p>
          </table:table-cell>
          <table:table-cell table:number-columns-repeated="1008"/>
        </table:table-row>
        <table:table-row table:style-name="ro1">
          <table:table-cell table:style-name="ce216" office:value-type="float" office:value="251" calcext:value-type="float">
            <text:p>251</text:p>
          </table:table-cell>
          <table:table-cell table:style-name="ce468" office:value-type="string" calcext:value-type="string">
            <text:p>7/12/2022, 5:49:36 PM</text:p>
          </table:table-cell>
          <table:table-cell table:style-name="ce684" office:value-type="float" office:value="54839313" calcext:value-type="float">
            <text:p>54839313</text:p>
          </table:table-cell>
          <table:table-cell table:style-name="ce468" office:value-type="string" calcext:value-type="string">
            <text:p>1.069B</text:p>
          </table:table-cell>
          <table:table-cell table:style-name="ce468" office:value-type="float" office:value="1695" calcext:value-type="float">
            <text:p>1695</text:p>
          </table:table-cell>
          <table:table-cell table:style-name="ce468" office:value-type="float" office:value="82649" calcext:value-type="float">
            <text:p>82649</text:p>
          </table:table-cell>
          <table:table-cell table:style-name="ce468" office:value-type="float" office:value="48.8" calcext:value-type="float">
            <text:p>48.8</text:p>
          </table:table-cell>
          <table:table-cell table:style-name="ce468" office:value-type="float" office:value="1586" calcext:value-type="float">
            <text:p>1586</text:p>
          </table:table-cell>
          <table:table-cell table:style-name="ce468" office:value-type="float" office:value="79218" calcext:value-type="float">
            <text:p>79218</text:p>
          </table:table-cell>
          <table:table-cell table:style-name="ce468" office:value-type="float" office:value="3219" calcext:value-type="float">
            <text:p>3219</text:p>
          </table:table-cell>
          <table:table-cell table:style-name="ce468" office:value-type="string" calcext:value-type="string">
            <text:p>116.622K</text:p>
          </table:table-cell>
          <table:table-cell table:style-name="ce936" table:formula="of:=IF(RIGHT([.D216];1)=&quot;B&quot;;VALUE(REPLACE([.D216]; LEN([.D216]); 1; &quot;&quot;))*1000000; IF(RIGHT([.D216];1)=&quot;M&quot;;VALUE(REPLACE([.D216]; LEN([.D216]); 1; &quot;&quot;))*1000; 0))" office:value-type="float" office:value="1069000" calcext:value-type="float">
            <text:p>1069000</text:p>
          </table:table-cell>
          <table:table-cell table:style-name="ce936" table:formula="of:=[.L216]-[.L217]" office:value-type="float" office:value="5000" calcext:value-type="float">
            <text:p>5000</text:p>
          </table:table-cell>
          <table:table-cell table:style-name="ce936" table:formula="of:=[.N217]+[.M216]" office:value-type="float" office:value="657008" calcext:value-type="float">
            <text:p>657008</text:p>
          </table:table-cell>
          <table:table-cell/>
          <table:table-cell table:style-name="ce940" table:formula="of:=[.M216]/[.L216]" office:value-type="percentage" office:value="0.00467726847521048" calcext:value-type="percentage">
            <text:p>0.468%</text:p>
          </table:table-cell>
          <table:table-cell table:number-columns-repeated="1008"/>
        </table:table-row>
        <table:table-row table:style-name="ro1">
          <table:table-cell table:style-name="ce217" office:value-type="float" office:value="250" calcext:value-type="float">
            <text:p>250</text:p>
          </table:table-cell>
          <table:table-cell table:style-name="ce468" office:value-type="string" calcext:value-type="string">
            <text:p>7/11/2022, 5:49:35 PM</text:p>
          </table:table-cell>
          <table:table-cell table:style-name="ce685" office:value-type="float" office:value="54592458" calcext:value-type="float">
            <text:p>54592458</text:p>
          </table:table-cell>
          <table:table-cell table:style-name="ce468" office:value-type="string" calcext:value-type="string">
            <text:p>1.064B</text:p>
          </table:table-cell>
          <table:table-cell table:style-name="ce468" office:value-type="float" office:value="1664" calcext:value-type="float">
            <text:p>1664</text:p>
          </table:table-cell>
          <table:table-cell table:style-name="ce468" office:value-type="float" office:value="81874" calcext:value-type="float">
            <text:p>81874</text:p>
          </table:table-cell>
          <table:table-cell table:style-name="ce468" office:value-type="float" office:value="49.2" calcext:value-type="float">
            <text:p>49.2</text:p>
          </table:table-cell>
          <table:table-cell table:style-name="ce468" office:value-type="float" office:value="1542" calcext:value-type="float">
            <text:p>1542</text:p>
          </table:table-cell>
          <table:table-cell table:style-name="ce468" office:value-type="float" office:value="78418" calcext:value-type="float">
            <text:p>78418</text:p>
          </table:table-cell>
          <table:table-cell table:style-name="ce468" office:value-type="float" office:value="3253" calcext:value-type="float">
            <text:p>3253</text:p>
          </table:table-cell>
          <table:table-cell table:style-name="ce468" office:value-type="string" calcext:value-type="string">
            <text:p>131.91K</text:p>
          </table:table-cell>
          <table:table-cell table:style-name="ce936" table:formula="of:=IF(RIGHT([.D217];1)=&quot;B&quot;;VALUE(REPLACE([.D217]; LEN([.D217]); 1; &quot;&quot;))*1000000; IF(RIGHT([.D217];1)=&quot;M&quot;;VALUE(REPLACE([.D217]; LEN([.D217]); 1; &quot;&quot;))*1000; 0))" office:value-type="float" office:value="1064000" calcext:value-type="float">
            <text:p>1064000</text:p>
          </table:table-cell>
          <table:table-cell table:style-name="ce936" table:formula="of:=[.L217]-[.L218]" office:value-type="float" office:value="5000" calcext:value-type="float">
            <text:p>5000</text:p>
          </table:table-cell>
          <table:table-cell table:style-name="ce936" table:formula="of:=[.N218]+[.M217]" office:value-type="float" office:value="652008" calcext:value-type="float">
            <text:p>652008</text:p>
          </table:table-cell>
          <table:table-cell/>
          <table:table-cell table:style-name="ce940" table:formula="of:=[.M217]/[.L217]" office:value-type="percentage" office:value="0.00469924812030075" calcext:value-type="percentage">
            <text:p>0.470%</text:p>
          </table:table-cell>
          <table:table-cell table:number-columns-repeated="1008"/>
        </table:table-row>
        <table:table-row table:style-name="ro1">
          <table:table-cell table:style-name="ce218" office:value-type="float" office:value="249" calcext:value-type="float">
            <text:p>249</text:p>
          </table:table-cell>
          <table:table-cell table:style-name="ce468" office:value-type="string" calcext:value-type="string">
            <text:p>7/10/2022, 5:49:34 PM</text:p>
          </table:table-cell>
          <table:table-cell table:style-name="ce686" office:value-type="float" office:value="54345938" calcext:value-type="float">
            <text:p>54345938</text:p>
          </table:table-cell>
          <table:table-cell table:style-name="ce468" office:value-type="string" calcext:value-type="string">
            <text:p>1.059B</text:p>
          </table:table-cell>
          <table:table-cell table:style-name="ce468" office:value-type="float" office:value="1622" calcext:value-type="float">
            <text:p>1622</text:p>
          </table:table-cell>
          <table:table-cell table:style-name="ce468" office:value-type="float" office:value="79870" calcext:value-type="float">
            <text:p>79870</text:p>
          </table:table-cell>
          <table:table-cell table:style-name="ce468" office:value-type="float" office:value="49.2" calcext:value-type="float">
            <text:p>49.2</text:p>
          </table:table-cell>
          <table:table-cell table:style-name="ce468" office:value-type="float" office:value="1518" calcext:value-type="float">
            <text:p>1518</text:p>
          </table:table-cell>
          <table:table-cell table:style-name="ce468" office:value-type="float" office:value="76362" calcext:value-type="float">
            <text:p>76362</text:p>
          </table:table-cell>
          <table:table-cell table:style-name="ce468" office:value-type="float" office:value="3284" calcext:value-type="float">
            <text:p>3284</text:p>
          </table:table-cell>
          <table:table-cell table:style-name="ce468" office:value-type="string" calcext:value-type="string">
            <text:p>116.571K</text:p>
          </table:table-cell>
          <table:table-cell table:style-name="ce936" table:formula="of:=IF(RIGHT([.D218];1)=&quot;B&quot;;VALUE(REPLACE([.D218]; LEN([.D218]); 1; &quot;&quot;))*1000000; IF(RIGHT([.D218];1)=&quot;M&quot;;VALUE(REPLACE([.D218]; LEN([.D218]); 1; &quot;&quot;))*1000; 0))" office:value-type="float" office:value="1059000" calcext:value-type="float">
            <text:p>1059000</text:p>
          </table:table-cell>
          <table:table-cell table:style-name="ce936" table:formula="of:=[.L218]-[.L219]" office:value-type="float" office:value="5000" calcext:value-type="float">
            <text:p>5000</text:p>
          </table:table-cell>
          <table:table-cell table:style-name="ce936" table:formula="of:=[.N219]+[.M218]" office:value-type="float" office:value="647008" calcext:value-type="float">
            <text:p>647008</text:p>
          </table:table-cell>
          <table:table-cell/>
          <table:table-cell table:style-name="ce940" table:formula="of:=[.M218]/[.L218]" office:value-type="percentage" office:value="0.00472143531633617" calcext:value-type="percentage">
            <text:p>0.472%</text:p>
          </table:table-cell>
          <table:table-cell table:number-columns-repeated="1008"/>
        </table:table-row>
        <table:table-row table:style-name="ro1">
          <table:table-cell table:style-name="ce219" office:value-type="float" office:value="248" calcext:value-type="float">
            <text:p>248</text:p>
          </table:table-cell>
          <table:table-cell table:style-name="ce468" office:value-type="string" calcext:value-type="string">
            <text:p>7/9/2022, 5:49:33 PM</text:p>
          </table:table-cell>
          <table:table-cell table:style-name="ce687" office:value-type="float" office:value="54089343" calcext:value-type="float">
            <text:p>54089343</text:p>
          </table:table-cell>
          <table:table-cell table:style-name="ce468" office:value-type="string" calcext:value-type="string">
            <text:p>1.054B</text:p>
          </table:table-cell>
          <table:table-cell table:style-name="ce468" office:value-type="float" office:value="1589" calcext:value-type="float">
            <text:p>1589</text:p>
          </table:table-cell>
          <table:table-cell table:style-name="ce468" office:value-type="float" office:value="77676" calcext:value-type="float">
            <text:p>77676</text:p>
          </table:table-cell>
          <table:table-cell table:style-name="ce468" office:value-type="float" office:value="48.9" calcext:value-type="float">
            <text:p>48.9</text:p>
          </table:table-cell>
          <table:table-cell table:style-name="ce468" office:value-type="float" office:value="1490" calcext:value-type="float">
            <text:p>1490</text:p>
          </table:table-cell>
          <table:table-cell table:style-name="ce468" office:value-type="float" office:value="74294" calcext:value-type="float">
            <text:p>74294</text:p>
          </table:table-cell>
          <table:table-cell table:style-name="ce468" office:value-type="float" office:value="3218" calcext:value-type="float">
            <text:p>3218</text:p>
          </table:table-cell>
          <table:table-cell table:style-name="ce468" office:value-type="string" calcext:value-type="string">
            <text:p>121.448K</text:p>
          </table:table-cell>
          <table:table-cell table:style-name="ce936" table:formula="of:=IF(RIGHT([.D219];1)=&quot;B&quot;;VALUE(REPLACE([.D219]; LEN([.D219]); 1; &quot;&quot;))*1000000; IF(RIGHT([.D219];1)=&quot;M&quot;;VALUE(REPLACE([.D219]; LEN([.D219]); 1; &quot;&quot;))*1000; 0))" office:value-type="float" office:value="1054000" calcext:value-type="float">
            <text:p>1054000</text:p>
          </table:table-cell>
          <table:table-cell table:style-name="ce936" table:formula="of:=[.L219]-[.L220]" office:value-type="float" office:value="5000" calcext:value-type="float">
            <text:p>5000</text:p>
          </table:table-cell>
          <table:table-cell table:style-name="ce936" table:formula="of:=[.N220]+[.M219]" office:value-type="float" office:value="642008" calcext:value-type="float">
            <text:p>642008</text:p>
          </table:table-cell>
          <table:table-cell/>
          <table:table-cell table:style-name="ce940" table:formula="of:=[.M219]/[.L219]" office:value-type="percentage" office:value="0.0047438330170778" calcext:value-type="percentage">
            <text:p>0.474%</text:p>
          </table:table-cell>
          <table:table-cell table:number-columns-repeated="1008"/>
        </table:table-row>
        <table:table-row table:style-name="ro1">
          <table:table-cell table:style-name="ce220" office:value-type="float" office:value="247" calcext:value-type="float">
            <text:p>247</text:p>
          </table:table-cell>
          <table:table-cell table:style-name="ce468" office:value-type="string" calcext:value-type="string">
            <text:p>7/8/2022, 5:49:32 PM</text:p>
          </table:table-cell>
          <table:table-cell table:style-name="ce688" office:value-type="float" office:value="53845863" calcext:value-type="float">
            <text:p>53845863</text:p>
          </table:table-cell>
          <table:table-cell table:style-name="ce468" office:value-type="string" calcext:value-type="string">
            <text:p>1.049B</text:p>
          </table:table-cell>
          <table:table-cell table:style-name="ce468" office:value-type="float" office:value="1582" calcext:value-type="float">
            <text:p>1582</text:p>
          </table:table-cell>
          <table:table-cell table:style-name="ce468" office:value-type="float" office:value="78434" calcext:value-type="float">
            <text:p>78434</text:p>
          </table:table-cell>
          <table:table-cell table:style-name="ce468" office:value-type="float" office:value="49.6" calcext:value-type="float">
            <text:p>49.6</text:p>
          </table:table-cell>
          <table:table-cell table:style-name="ce468" office:value-type="float" office:value="1502" calcext:value-type="float">
            <text:p>1502</text:p>
          </table:table-cell>
          <table:table-cell table:style-name="ce468" office:value-type="float" office:value="75118" calcext:value-type="float">
            <text:p>75118</text:p>
          </table:table-cell>
          <table:table-cell table:style-name="ce468" office:value-type="float" office:value="3245" calcext:value-type="float">
            <text:p>3245</text:p>
          </table:table-cell>
          <table:table-cell table:style-name="ce468" office:value-type="string" calcext:value-type="string">
            <text:p>116.526K</text:p>
          </table:table-cell>
          <table:table-cell table:style-name="ce936" table:formula="of:=IF(RIGHT([.D220];1)=&quot;B&quot;;VALUE(REPLACE([.D220]; LEN([.D220]); 1; &quot;&quot;))*1000000; IF(RIGHT([.D220];1)=&quot;M&quot;;VALUE(REPLACE([.D220]; LEN([.D220]); 1; &quot;&quot;))*1000; 0))" office:value-type="float" office:value="1049000" calcext:value-type="float">
            <text:p>1049000</text:p>
          </table:table-cell>
          <table:table-cell table:style-name="ce936" table:formula="of:=[.L220]-[.L221]" office:value-type="float" office:value="5000" calcext:value-type="float">
            <text:p>5000</text:p>
          </table:table-cell>
          <table:table-cell table:style-name="ce936" table:formula="of:=[.N221]+[.M220]" office:value-type="float" office:value="637008" calcext:value-type="float">
            <text:p>637008</text:p>
          </table:table-cell>
          <table:table-cell/>
          <table:table-cell table:style-name="ce940" table:formula="of:=[.M220]/[.L220]" office:value-type="percentage" office:value="0.00476644423260248" calcext:value-type="percentage">
            <text:p>0.477%</text:p>
          </table:table-cell>
          <table:table-cell table:number-columns-repeated="1008"/>
        </table:table-row>
        <table:table-row table:style-name="ro1">
          <table:table-cell table:style-name="ce221" office:value-type="float" office:value="246" calcext:value-type="float">
            <text:p>246</text:p>
          </table:table-cell>
          <table:table-cell table:style-name="ce468" office:value-type="string" calcext:value-type="string">
            <text:p>7/7/2022, 5:49:31 PM</text:p>
          </table:table-cell>
          <table:table-cell table:style-name="ce689" office:value-type="float" office:value="53600241" calcext:value-type="float">
            <text:p>53600241</text:p>
          </table:table-cell>
          <table:table-cell table:style-name="ce468" office:value-type="string" calcext:value-type="string">
            <text:p>1.044B</text:p>
          </table:table-cell>
          <table:table-cell table:style-name="ce468" office:value-type="float" office:value="1569" calcext:value-type="float">
            <text:p>1569</text:p>
          </table:table-cell>
          <table:table-cell table:style-name="ce468" office:value-type="float" office:value="75793" calcext:value-type="float">
            <text:p>75793</text:p>
          </table:table-cell>
          <table:table-cell table:style-name="ce468" office:value-type="float" office:value="48.3" calcext:value-type="float">
            <text:p>48.3</text:p>
          </table:table-cell>
          <table:table-cell table:style-name="ce468" office:value-type="float" office:value="1457" calcext:value-type="float">
            <text:p>1457</text:p>
          </table:table-cell>
          <table:table-cell table:style-name="ce468" office:value-type="float" office:value="72285" calcext:value-type="float">
            <text:p>72285</text:p>
          </table:table-cell>
          <table:table-cell table:style-name="ce468" office:value-type="float" office:value="3260" calcext:value-type="float">
            <text:p>3260</text:p>
          </table:table-cell>
          <table:table-cell table:style-name="ce468" office:value-type="string" calcext:value-type="string">
            <text:p>121.41K</text:p>
          </table:table-cell>
          <table:table-cell table:style-name="ce936" table:formula="of:=IF(RIGHT([.D221];1)=&quot;B&quot;;VALUE(REPLACE([.D221]; LEN([.D221]); 1; &quot;&quot;))*1000000; IF(RIGHT([.D221];1)=&quot;M&quot;;VALUE(REPLACE([.D221]; LEN([.D221]); 1; &quot;&quot;))*1000; 0))" office:value-type="float" office:value="1044000" calcext:value-type="float">
            <text:p>1044000</text:p>
          </table:table-cell>
          <table:table-cell table:style-name="ce936" table:formula="of:=[.L221]-[.L222]" office:value-type="float" office:value="5000.00000000012" calcext:value-type="float">
            <text:p>5000.00000000012</text:p>
          </table:table-cell>
          <table:table-cell table:style-name="ce936" table:formula="of:=[.N222]+[.M221]" office:value-type="float" office:value="632008" calcext:value-type="float">
            <text:p>632008</text:p>
          </table:table-cell>
          <table:table-cell/>
          <table:table-cell table:style-name="ce940" table:formula="of:=[.M221]/[.L221]" office:value-type="percentage" office:value="0.00478927203065145" calcext:value-type="percentage">
            <text:p>0.479%</text:p>
          </table:table-cell>
          <table:table-cell table:number-columns-repeated="1008"/>
        </table:table-row>
        <table:table-row table:style-name="ro1">
          <table:table-cell table:style-name="ce222" office:value-type="float" office:value="245" calcext:value-type="float">
            <text:p>245</text:p>
          </table:table-cell>
          <table:table-cell table:style-name="ce468" office:value-type="string" calcext:value-type="string">
            <text:p>7/6/2022, 5:49:30 PM</text:p>
          </table:table-cell>
          <table:table-cell table:style-name="ce690" office:value-type="float" office:value="53357665" calcext:value-type="float">
            <text:p>53357665</text:p>
          </table:table-cell>
          <table:table-cell table:style-name="ce468" office:value-type="string" calcext:value-type="string">
            <text:p>1.039B</text:p>
          </table:table-cell>
          <table:table-cell table:style-name="ce468" office:value-type="float" office:value="1549" calcext:value-type="float">
            <text:p>1549</text:p>
          </table:table-cell>
          <table:table-cell table:style-name="ce468" office:value-type="float" office:value="74784" calcext:value-type="float">
            <text:p>74784</text:p>
          </table:table-cell>
          <table:table-cell table:style-name="ce468" office:value-type="float" office:value="48.3" calcext:value-type="float">
            <text:p>48.3</text:p>
          </table:table-cell>
          <table:table-cell table:style-name="ce468" office:value-type="float" office:value="1443" calcext:value-type="float">
            <text:p>1443</text:p>
          </table:table-cell>
          <table:table-cell table:style-name="ce468" office:value-type="float" office:value="71276" calcext:value-type="float">
            <text:p>71276</text:p>
          </table:table-cell>
          <table:table-cell table:style-name="ce468" office:value-type="float" office:value="3294" calcext:value-type="float">
            <text:p>3294</text:p>
          </table:table-cell>
          <table:table-cell table:style-name="ce468" office:value-type="string" calcext:value-type="string">
            <text:p>126.495K</text:p>
          </table:table-cell>
          <table:table-cell table:style-name="ce936" table:formula="of:=IF(RIGHT([.D222];1)=&quot;B&quot;;VALUE(REPLACE([.D222]; LEN([.D222]); 1; &quot;&quot;))*1000000; IF(RIGHT([.D222];1)=&quot;M&quot;;VALUE(REPLACE([.D222]; LEN([.D222]); 1; &quot;&quot;))*1000; 0))" office:value-type="float" office:value="1039000" calcext:value-type="float">
            <text:p>1039000</text:p>
          </table:table-cell>
          <table:table-cell table:style-name="ce936" table:formula="of:=[.L222]-[.L223]" office:value-type="float" office:value="4999.99999999988" calcext:value-type="float">
            <text:p>4999.99999999988</text:p>
          </table:table-cell>
          <table:table-cell table:style-name="ce936" table:formula="of:=[.N223]+[.M222]" office:value-type="float" office:value="627008" calcext:value-type="float">
            <text:p>627008</text:p>
          </table:table-cell>
          <table:table-cell/>
          <table:table-cell table:style-name="ce940" table:formula="of:=[.M222]/[.L222]" office:value-type="percentage" office:value="0.00481231953801721" calcext:value-type="percentage">
            <text:p>0.481%</text:p>
          </table:table-cell>
          <table:table-cell table:number-columns-repeated="1008"/>
        </table:table-row>
        <table:table-row table:style-name="ro1">
          <table:table-cell table:style-name="ce223" office:value-type="float" office:value="244" calcext:value-type="float">
            <text:p>244</text:p>
          </table:table-cell>
          <table:table-cell table:style-name="ce468" office:value-type="string" calcext:value-type="string">
            <text:p>7/5/2022, 5:49:29 PM</text:p>
          </table:table-cell>
          <table:table-cell table:style-name="ce691" office:value-type="float" office:value="53105132" calcext:value-type="float">
            <text:p>53105132</text:p>
          </table:table-cell>
          <table:table-cell table:style-name="ce468" office:value-type="string" calcext:value-type="string">
            <text:p>1.034B</text:p>
          </table:table-cell>
          <table:table-cell table:style-name="ce468" office:value-type="float" office:value="1498" calcext:value-type="float">
            <text:p>1498</text:p>
          </table:table-cell>
          <table:table-cell table:style-name="ce468" office:value-type="float" office:value="71675" calcext:value-type="float">
            <text:p>71675</text:p>
          </table:table-cell>
          <table:table-cell table:style-name="ce468" office:value-type="float" office:value="47.8" calcext:value-type="float">
            <text:p>47.8</text:p>
          </table:table-cell>
          <table:table-cell table:style-name="ce468" office:value-type="float" office:value="1388" calcext:value-type="float">
            <text:p>1388</text:p>
          </table:table-cell>
          <table:table-cell table:style-name="ce468" office:value-type="float" office:value="68158" calcext:value-type="float">
            <text:p>68158</text:p>
          </table:table-cell>
          <table:table-cell table:style-name="ce468" office:value-type="float" office:value="3305" calcext:value-type="float">
            <text:p>3305</text:p>
          </table:table-cell>
          <table:table-cell table:style-name="ce468" office:value-type="string" calcext:value-type="string">
            <text:p>131.788K</text:p>
          </table:table-cell>
          <table:table-cell table:style-name="ce936" table:formula="of:=IF(RIGHT([.D223];1)=&quot;B&quot;;VALUE(REPLACE([.D223]; LEN([.D223]); 1; &quot;&quot;))*1000000; IF(RIGHT([.D223];1)=&quot;M&quot;;VALUE(REPLACE([.D223]; LEN([.D223]); 1; &quot;&quot;))*1000; 0))" office:value-type="float" office:value="1034000" calcext:value-type="float">
            <text:p>1034000</text:p>
          </table:table-cell>
          <table:table-cell table:style-name="ce936" table:formula="of:=[.L223]-[.L224]" office:value-type="float" office:value="5000.00000000012" calcext:value-type="float">
            <text:p>5000.00000000012</text:p>
          </table:table-cell>
          <table:table-cell table:style-name="ce936" table:formula="of:=[.N224]+[.M223]" office:value-type="float" office:value="622008" calcext:value-type="float">
            <text:p>622008</text:p>
          </table:table-cell>
          <table:table-cell/>
          <table:table-cell table:style-name="ce940" table:formula="of:=[.M223]/[.L223]" office:value-type="percentage" office:value="0.00483558994197303" calcext:value-type="percentage">
            <text:p>0.484%</text:p>
          </table:table-cell>
          <table:table-cell table:number-columns-repeated="1008"/>
        </table:table-row>
        <table:table-row table:style-name="ro1">
          <table:table-cell table:style-name="ce224" office:value-type="float" office:value="243" calcext:value-type="float">
            <text:p>243</text:p>
          </table:table-cell>
          <table:table-cell table:style-name="ce468" office:value-type="string" calcext:value-type="string">
            <text:p>7/4/2022, 5:49:28 PM</text:p>
          </table:table-cell>
          <table:table-cell table:style-name="ce692" office:value-type="float" office:value="52865770" calcext:value-type="float">
            <text:p>52865770</text:p>
          </table:table-cell>
          <table:table-cell table:style-name="ce468" office:value-type="string" calcext:value-type="string">
            <text:p>1.029B</text:p>
          </table:table-cell>
          <table:table-cell table:style-name="ce468" office:value-type="float" office:value="1423" calcext:value-type="float">
            <text:p>1423</text:p>
          </table:table-cell>
          <table:table-cell table:style-name="ce468" office:value-type="float" office:value="65992" calcext:value-type="float">
            <text:p>65992</text:p>
          </table:table-cell>
          <table:table-cell table:style-name="ce468" office:value-type="float" office:value="46.4" calcext:value-type="float">
            <text:p>46.4</text:p>
          </table:table-cell>
          <table:table-cell table:style-name="ce468" office:value-type="float" office:value="1301" calcext:value-type="float">
            <text:p>1301</text:p>
          </table:table-cell>
          <table:table-cell table:style-name="ce468" office:value-type="float" office:value="62739" calcext:value-type="float">
            <text:p>62739</text:p>
          </table:table-cell>
          <table:table-cell table:style-name="ce468" office:value-type="float" office:value="3084" calcext:value-type="float">
            <text:p>3084</text:p>
          </table:table-cell>
          <table:table-cell table:style-name="ce468" office:value-type="string" calcext:value-type="string">
            <text:p>137.345K</text:p>
          </table:table-cell>
          <table:table-cell table:style-name="ce936" table:formula="of:=IF(RIGHT([.D224];1)=&quot;B&quot;;VALUE(REPLACE([.D224]; LEN([.D224]); 1; &quot;&quot;))*1000000; IF(RIGHT([.D224];1)=&quot;M&quot;;VALUE(REPLACE([.D224]; LEN([.D224]); 1; &quot;&quot;))*1000; 0))" office:value-type="float" office:value="1029000" calcext:value-type="float">
            <text:p>1029000</text:p>
          </table:table-cell>
          <table:table-cell table:style-name="ce936" table:formula="of:=[.L224]-[.L225]" office:value-type="float" office:value="4999.99999999988" calcext:value-type="float">
            <text:p>4999.99999999988</text:p>
          </table:table-cell>
          <table:table-cell table:style-name="ce936" table:formula="of:=[.N225]+[.M224]" office:value-type="float" office:value="617008" calcext:value-type="float">
            <text:p>617008</text:p>
          </table:table-cell>
          <table:table-cell/>
          <table:table-cell table:style-name="ce940" table:formula="of:=[.M224]/[.L224]" office:value-type="percentage" office:value="0.00485908649173944" calcext:value-type="percentage">
            <text:p>0.486%</text:p>
          </table:table-cell>
          <table:table-cell table:number-columns-repeated="1008"/>
        </table:table-row>
        <table:table-row table:style-name="ro1">
          <table:table-cell table:style-name="ce225" office:value-type="float" office:value="242" calcext:value-type="float">
            <text:p>242</text:p>
          </table:table-cell>
          <table:table-cell table:style-name="ce468" office:value-type="string" calcext:value-type="string">
            <text:p>7/3/2022, 5:49:27 PM</text:p>
          </table:table-cell>
          <table:table-cell table:style-name="ce693" office:value-type="float" office:value="52631063" calcext:value-type="float">
            <text:p>52631063</text:p>
          </table:table-cell>
          <table:table-cell table:style-name="ce468" office:value-type="string" calcext:value-type="string">
            <text:p>1.024B</text:p>
          </table:table-cell>
          <table:table-cell table:style-name="ce468" office:value-type="float" office:value="1433" calcext:value-type="float">
            <text:p>1433</text:p>
          </table:table-cell>
          <table:table-cell table:style-name="ce468" office:value-type="float" office:value="66212" calcext:value-type="float">
            <text:p>66212</text:p>
          </table:table-cell>
          <table:table-cell table:style-name="ce468" office:value-type="float" office:value="46.2" calcext:value-type="float">
            <text:p>46.2</text:p>
          </table:table-cell>
          <table:table-cell table:style-name="ce468" office:value-type="float" office:value="1326" calcext:value-type="float">
            <text:p>1326</text:p>
          </table:table-cell>
          <table:table-cell table:style-name="ce468" office:value-type="float" office:value="62910" calcext:value-type="float">
            <text:p>62910</text:p>
          </table:table-cell>
          <table:table-cell table:style-name="ce468" office:value-type="float" office:value="3127" calcext:value-type="float">
            <text:p>3127</text:p>
          </table:table-cell>
          <table:table-cell table:style-name="ce468" office:value-type="string" calcext:value-type="string">
            <text:p>131.757K</text:p>
          </table:table-cell>
          <table:table-cell table:style-name="ce936" table:formula="of:=IF(RIGHT([.D225];1)=&quot;B&quot;;VALUE(REPLACE([.D225]; LEN([.D225]); 1; &quot;&quot;))*1000000; IF(RIGHT([.D225];1)=&quot;M&quot;;VALUE(REPLACE([.D225]; LEN([.D225]); 1; &quot;&quot;))*1000; 0))" office:value-type="float" office:value="1024000" calcext:value-type="float">
            <text:p>1024000</text:p>
          </table:table-cell>
          <table:table-cell table:style-name="ce936" table:formula="of:=[.L225]-[.L226]" office:value-type="float" office:value="5000.00000000012" calcext:value-type="float">
            <text:p>5000.00000000012</text:p>
          </table:table-cell>
          <table:table-cell table:style-name="ce936" table:formula="of:=[.N226]+[.M225]" office:value-type="float" office:value="612008" calcext:value-type="float">
            <text:p>612008</text:p>
          </table:table-cell>
          <table:table-cell/>
          <table:table-cell table:style-name="ce940" table:formula="of:=[.M225]/[.L225]" office:value-type="percentage" office:value="0.00488281250000011" calcext:value-type="percentage">
            <text:p>0.488%</text:p>
          </table:table-cell>
          <table:table-cell table:number-columns-repeated="1008"/>
        </table:table-row>
        <table:table-row table:style-name="ro1">
          <table:table-cell table:style-name="ce226" office:value-type="float" office:value="241" calcext:value-type="float">
            <text:p>241</text:p>
          </table:table-cell>
          <table:table-cell table:style-name="ce468" office:value-type="string" calcext:value-type="string">
            <text:p>7/2/2022, 5:49:26 PM</text:p>
          </table:table-cell>
          <table:table-cell table:style-name="ce694" office:value-type="float" office:value="52381952" calcext:value-type="float">
            <text:p>52381952</text:p>
          </table:table-cell>
          <table:table-cell table:style-name="ce468" office:value-type="string" calcext:value-type="string">
            <text:p>1.019B</text:p>
          </table:table-cell>
          <table:table-cell table:style-name="ce468" office:value-type="float" office:value="1392" calcext:value-type="float">
            <text:p>1392</text:p>
          </table:table-cell>
          <table:table-cell table:style-name="ce468" office:value-type="float" office:value="65759" calcext:value-type="float">
            <text:p>65759</text:p>
          </table:table-cell>
          <table:table-cell table:style-name="ce468" office:value-type="float" office:value="47.2" calcext:value-type="float">
            <text:p>47.2</text:p>
          </table:table-cell>
          <table:table-cell table:style-name="ce468" office:value-type="float" office:value="1297" calcext:value-type="float">
            <text:p>1297</text:p>
          </table:table-cell>
          <table:table-cell table:style-name="ce468" office:value-type="float" office:value="62413" calcext:value-type="float">
            <text:p>62413</text:p>
          </table:table-cell>
          <table:table-cell table:style-name="ce468" office:value-type="float" office:value="3128" calcext:value-type="float">
            <text:p>3128</text:p>
          </table:table-cell>
          <table:table-cell table:style-name="ce468" office:value-type="string" calcext:value-type="string">
            <text:p>131.706K</text:p>
          </table:table-cell>
          <table:table-cell table:style-name="ce936" table:formula="of:=IF(RIGHT([.D226];1)=&quot;B&quot;;VALUE(REPLACE([.D226]; LEN([.D226]); 1; &quot;&quot;))*1000000; IF(RIGHT([.D226];1)=&quot;M&quot;;VALUE(REPLACE([.D226]; LEN([.D226]); 1; &quot;&quot;))*1000; 0))" office:value-type="float" office:value="1019000" calcext:value-type="float">
            <text:p>1019000</text:p>
          </table:table-cell>
          <table:table-cell table:style-name="ce936" table:formula="of:=[.L226]-[.L227]" office:value-type="float" office:value="4999.99999999988" calcext:value-type="float">
            <text:p>4999.99999999988</text:p>
          </table:table-cell>
          <table:table-cell table:style-name="ce936" table:formula="of:=[.N227]+[.M226]" office:value-type="float" office:value="607008" calcext:value-type="float">
            <text:p>607008</text:p>
          </table:table-cell>
          <table:table-cell/>
          <table:table-cell table:style-name="ce940" table:formula="of:=[.M226]/[.L226]" office:value-type="percentage" office:value="0.00490677134445524" calcext:value-type="percentage">
            <text:p>0.491%</text:p>
          </table:table-cell>
          <table:table-cell table:number-columns-repeated="1008"/>
        </table:table-row>
        <table:table-row table:style-name="ro1">
          <table:table-cell table:style-name="ce227" office:value-type="float" office:value="240" calcext:value-type="float">
            <text:p>240</text:p>
          </table:table-cell>
          <table:table-cell table:style-name="ce468" office:value-type="string" calcext:value-type="string">
            <text:p>7/1/2022, 5:49:25 PM</text:p>
          </table:table-cell>
          <table:table-cell table:style-name="ce695" office:value-type="float" office:value="52131738" calcext:value-type="float">
            <text:p>52131738</text:p>
          </table:table-cell>
          <table:table-cell table:style-name="ce468" office:value-type="string" calcext:value-type="string">
            <text:p>1.014B</text:p>
          </table:table-cell>
          <table:table-cell table:style-name="ce468" office:value-type="float" office:value="1409" calcext:value-type="float">
            <text:p>1409</text:p>
          </table:table-cell>
          <table:table-cell table:style-name="ce468" office:value-type="float" office:value="64847" calcext:value-type="float">
            <text:p>64847</text:p>
          </table:table-cell>
          <table:table-cell table:style-name="ce468" office:value-type="float" office:value="46" calcext:value-type="float">
            <text:p>46</text:p>
          </table:table-cell>
          <table:table-cell table:style-name="ce468" office:value-type="float" office:value="1306" calcext:value-type="float">
            <text:p>1306</text:p>
          </table:table-cell>
          <table:table-cell table:style-name="ce468" office:value-type="float" office:value="61557" calcext:value-type="float">
            <text:p>61557</text:p>
          </table:table-cell>
          <table:table-cell table:style-name="ce468" office:value-type="float" office:value="3180" calcext:value-type="float">
            <text:p>3180</text:p>
          </table:table-cell>
          <table:table-cell table:style-name="ce468" office:value-type="string" calcext:value-type="string">
            <text:p>116.421K</text:p>
          </table:table-cell>
          <table:table-cell table:style-name="ce936" table:formula="of:=IF(RIGHT([.D227];1)=&quot;B&quot;;VALUE(REPLACE([.D227]; LEN([.D227]); 1; &quot;&quot;))*1000000; IF(RIGHT([.D227];1)=&quot;M&quot;;VALUE(REPLACE([.D227]; LEN([.D227]); 1; &quot;&quot;))*1000; 0))" office:value-type="float" office:value="1014000" calcext:value-type="float">
            <text:p>1014000</text:p>
          </table:table-cell>
          <table:table-cell table:style-name="ce936" table:formula="of:=[.L227]-[.L228]" office:value-type="float" office:value="5000.00000000012" calcext:value-type="float">
            <text:p>5000.00000000012</text:p>
          </table:table-cell>
          <table:table-cell table:style-name="ce936" table:formula="of:=[.N228]+[.M227]" office:value-type="float" office:value="602008" calcext:value-type="float">
            <text:p>602008</text:p>
          </table:table-cell>
          <table:table-cell/>
          <table:table-cell table:style-name="ce940" table:formula="of:=[.M227]/[.L227]" office:value-type="percentage" office:value="0.00493096646942812" calcext:value-type="percentage">
            <text:p>0.493%</text:p>
          </table:table-cell>
          <table:table-cell table:number-columns-repeated="1008"/>
        </table:table-row>
        <table:table-row table:style-name="ro1">
          <table:table-cell table:style-name="ce228" office:value-type="float" office:value="239" calcext:value-type="float">
            <text:p>239</text:p>
          </table:table-cell>
          <table:table-cell table:style-name="ce468" office:value-type="string" calcext:value-type="string">
            <text:p>6/30/2022, 5:49:24 PM</text:p>
          </table:table-cell>
          <table:table-cell table:style-name="ce696" office:value-type="float" office:value="51883996" calcext:value-type="float">
            <text:p>51883996</text:p>
          </table:table-cell>
          <table:table-cell table:style-name="ce468" office:value-type="string" calcext:value-type="string">
            <text:p>1.009B</text:p>
          </table:table-cell>
          <table:table-cell table:style-name="ce468" office:value-type="float" office:value="1402" calcext:value-type="float">
            <text:p>1402</text:p>
          </table:table-cell>
          <table:table-cell table:style-name="ce468" office:value-type="float" office:value="65221" calcext:value-type="float">
            <text:p>65221</text:p>
          </table:table-cell>
          <table:table-cell table:style-name="ce468" office:value-type="float" office:value="46.5" calcext:value-type="float">
            <text:p>46.5</text:p>
          </table:table-cell>
          <table:table-cell table:style-name="ce468" office:value-type="float" office:value="1294" calcext:value-type="float">
            <text:p>1294</text:p>
          </table:table-cell>
          <table:table-cell table:style-name="ce468" office:value-type="float" office:value="61768" calcext:value-type="float">
            <text:p>61768</text:p>
          </table:table-cell>
          <table:table-cell table:style-name="ce468" office:value-type="float" office:value="3224" calcext:value-type="float">
            <text:p>3224</text:p>
          </table:table-cell>
          <table:table-cell table:style-name="ce468" office:value-type="string" calcext:value-type="string">
            <text:p>126.282K</text:p>
          </table:table-cell>
          <table:table-cell table:style-name="ce936" table:formula="of:=IF(RIGHT([.D228];1)=&quot;B&quot;;VALUE(REPLACE([.D228]; LEN([.D228]); 1; &quot;&quot;))*1000000; IF(RIGHT([.D228];1)=&quot;M&quot;;VALUE(REPLACE([.D228]; LEN([.D228]); 1; &quot;&quot;))*1000; 0))" office:value-type="float" office:value="1009000" calcext:value-type="float">
            <text:p>1009000</text:p>
          </table:table-cell>
          <table:table-cell table:style-name="ce936" table:formula="of:=[.L228]-[.L229]" office:value-type="float" office:value="4999.99999999988" calcext:value-type="float">
            <text:p>4999.99999999988</text:p>
          </table:table-cell>
          <table:table-cell table:style-name="ce936" table:formula="of:=[.N229]+[.M228]" office:value-type="float" office:value="597008" calcext:value-type="float">
            <text:p>597008</text:p>
          </table:table-cell>
          <table:table-cell/>
          <table:table-cell table:style-name="ce940" table:formula="of:=[.M228]/[.L228]" office:value-type="percentage" office:value="0.00495540138751227" calcext:value-type="percentage">
            <text:p>0.496%</text:p>
          </table:table-cell>
          <table:table-cell table:number-columns-repeated="1008"/>
        </table:table-row>
        <table:table-row table:style-name="ro1">
          <table:table-cell table:style-name="ce229" office:value-type="float" office:value="238" calcext:value-type="float">
            <text:p>238</text:p>
          </table:table-cell>
          <table:table-cell table:style-name="ce468" office:value-type="string" calcext:value-type="string">
            <text:p>6/29/2022, 5:49:23 PM</text:p>
          </table:table-cell>
          <table:table-cell table:style-name="ce697" office:value-type="float" office:value="51646255" calcext:value-type="float">
            <text:p>51646255</text:p>
          </table:table-cell>
          <table:table-cell table:style-name="ce468" office:value-type="string" calcext:value-type="string">
            <text:p>1.004B</text:p>
          </table:table-cell>
          <table:table-cell table:style-name="ce468" office:value-type="float" office:value="1378" calcext:value-type="float">
            <text:p>1378</text:p>
          </table:table-cell>
          <table:table-cell table:style-name="ce468" office:value-type="float" office:value="62656" calcext:value-type="float">
            <text:p>62656</text:p>
          </table:table-cell>
          <table:table-cell table:style-name="ce468" office:value-type="float" office:value="45.5" calcext:value-type="float">
            <text:p>45.5</text:p>
          </table:table-cell>
          <table:table-cell table:style-name="ce468" office:value-type="float" office:value="1277" calcext:value-type="float">
            <text:p>1277</text:p>
          </table:table-cell>
          <table:table-cell table:style-name="ce468" office:value-type="float" office:value="59241" calcext:value-type="float">
            <text:p>59241</text:p>
          </table:table-cell>
          <table:table-cell table:style-name="ce468" office:value-type="float" office:value="3284" calcext:value-type="float">
            <text:p>3284</text:p>
          </table:table-cell>
          <table:table-cell table:style-name="ce468" office:value-type="string" calcext:value-type="string">
            <text:p>121.211K</text:p>
          </table:table-cell>
          <table:table-cell table:style-name="ce936" table:formula="of:=IF(RIGHT([.D229];1)=&quot;B&quot;;VALUE(REPLACE([.D229]; LEN([.D229]); 1; &quot;&quot;))*1000000; IF(RIGHT([.D229];1)=&quot;M&quot;;VALUE(REPLACE([.D229]; LEN([.D229]); 1; &quot;&quot;))*1000; 0))" office:value-type="float" office:value="1004000" calcext:value-type="float">
            <text:p>1004000</text:p>
          </table:table-cell>
          <table:table-cell table:style-name="ce936" table:formula="of:=[.L229]-[.L230]" office:value-type="float" office:value="5384" calcext:value-type="float">
            <text:p>5384</text:p>
          </table:table-cell>
          <table:table-cell table:style-name="ce936" table:formula="of:=[.N230]+[.M229]" office:value-type="float" office:value="592008" calcext:value-type="float">
            <text:p>592008</text:p>
          </table:table-cell>
          <table:table-cell/>
          <table:table-cell table:style-name="ce940" table:formula="of:=[.M229]/[.L229]" office:value-type="percentage" office:value="0.00536254980079681" calcext:value-type="percentage">
            <text:p>0.536%</text:p>
          </table:table-cell>
          <table:table-cell table:number-columns-repeated="1008"/>
        </table:table-row>
        <table:table-row table:style-name="ro1">
          <table:table-cell table:style-name="ce230" office:value-type="float" office:value="237" calcext:value-type="float">
            <text:p>237</text:p>
          </table:table-cell>
          <table:table-cell table:style-name="ce468" office:value-type="string" calcext:value-type="string">
            <text:p>6/28/2022, 5:49:22 PM</text:p>
          </table:table-cell>
          <table:table-cell table:style-name="ce698" office:value-type="float" office:value="51408568" calcext:value-type="float">
            <text:p>51408568</text:p>
          </table:table-cell>
          <table:table-cell table:style-name="ce468" office:value-type="string" calcext:value-type="string">
            <text:p>998.616M</text:p>
          </table:table-cell>
          <table:table-cell table:style-name="ce468" office:value-type="float" office:value="1376" calcext:value-type="float">
            <text:p>1376</text:p>
          </table:table-cell>
          <table:table-cell table:style-name="ce468" office:value-type="float" office:value="63634" calcext:value-type="float">
            <text:p>63634</text:p>
          </table:table-cell>
          <table:table-cell table:style-name="ce468" office:value-type="float" office:value="46.2" calcext:value-type="float">
            <text:p>46.2</text:p>
          </table:table-cell>
          <table:table-cell table:style-name="ce468" office:value-type="float" office:value="1288" calcext:value-type="float">
            <text:p>1288</text:p>
          </table:table-cell>
          <table:table-cell table:style-name="ce468" office:value-type="float" office:value="60163" calcext:value-type="float">
            <text:p>60163</text:p>
          </table:table-cell>
          <table:table-cell table:style-name="ce468" office:value-type="float" office:value="3355" calcext:value-type="float">
            <text:p>3355</text:p>
          </table:table-cell>
          <table:table-cell table:style-name="ce468" office:value-type="string" calcext:value-type="string">
            <text:p>121.15K</text:p>
          </table:table-cell>
          <table:table-cell table:style-name="ce936" table:formula="of:=IF(RIGHT([.D230];1)=&quot;B&quot;;VALUE(REPLACE([.D230]; LEN([.D230]); 1; &quot;&quot;))*1000000; IF(RIGHT([.D230];1)=&quot;M&quot;;VALUE(REPLACE([.D230]; LEN([.D230]); 1; &quot;&quot;))*1000; 0))" office:value-type="float" office:value="998616" calcext:value-type="float">
            <text:p>998616</text:p>
          </table:table-cell>
          <table:table-cell table:style-name="ce936" table:formula="of:=[.L230]-[.L231]" office:value-type="float" office:value="4969" calcext:value-type="float">
            <text:p>4969</text:p>
          </table:table-cell>
          <table:table-cell table:style-name="ce936" table:formula="of:=[.N231]+[.M230]" office:value-type="float" office:value="586624" calcext:value-type="float">
            <text:p>586624</text:p>
          </table:table-cell>
          <table:table-cell/>
          <table:table-cell table:style-name="ce940" table:formula="of:=[.M230]/[.L230]" office:value-type="percentage" office:value="0.0049758866270919" calcext:value-type="percentage">
            <text:p>0.498%</text:p>
          </table:table-cell>
          <table:table-cell table:number-columns-repeated="1008"/>
        </table:table-row>
        <table:table-row table:style-name="ro1">
          <table:table-cell table:style-name="ce231" office:value-type="float" office:value="236" calcext:value-type="float">
            <text:p>236</text:p>
          </table:table-cell>
          <table:table-cell table:style-name="ce468" office:value-type="string" calcext:value-type="string">
            <text:p>6/27/2022, 5:49:21 PM</text:p>
          </table:table-cell>
          <table:table-cell table:style-name="ce699" office:value-type="float" office:value="51171875" calcext:value-type="float">
            <text:p>51171875</text:p>
          </table:table-cell>
          <table:table-cell table:style-name="ce468" office:value-type="string" calcext:value-type="string">
            <text:p>993.647M</text:p>
          </table:table-cell>
          <table:table-cell table:style-name="ce468" office:value-type="float" office:value="1357" calcext:value-type="float">
            <text:p>1357</text:p>
          </table:table-cell>
          <table:table-cell table:style-name="ce468" office:value-type="float" office:value="60470" calcext:value-type="float">
            <text:p>60470</text:p>
          </table:table-cell>
          <table:table-cell table:style-name="ce468" office:value-type="float" office:value="44.6" calcext:value-type="float">
            <text:p>44.6</text:p>
          </table:table-cell>
          <table:table-cell table:style-name="ce468" office:value-type="float" office:value="1245" calcext:value-type="float">
            <text:p>1245</text:p>
          </table:table-cell>
          <table:table-cell table:style-name="ce468" office:value-type="float" office:value="57053" calcext:value-type="float">
            <text:p>57053</text:p>
          </table:table-cell>
          <table:table-cell table:style-name="ce468" office:value-type="float" office:value="3286" calcext:value-type="float">
            <text:p>3286</text:p>
          </table:table-cell>
          <table:table-cell table:style-name="ce468" office:value-type="string" calcext:value-type="string">
            <text:p>126.217K</text:p>
          </table:table-cell>
          <table:table-cell table:style-name="ce936" table:formula="of:=IF(RIGHT([.D231];1)=&quot;B&quot;;VALUE(REPLACE([.D231]; LEN([.D231]); 1; &quot;&quot;))*1000000; IF(RIGHT([.D231];1)=&quot;M&quot;;VALUE(REPLACE([.D231]; LEN([.D231]); 1; &quot;&quot;))*1000; 0))" office:value-type="float" office:value="993647" calcext:value-type="float">
            <text:p>993647</text:p>
          </table:table-cell>
          <table:table-cell table:style-name="ce936" table:formula="of:=[.L231]-[.L232]" office:value-type="float" office:value="5114" calcext:value-type="float">
            <text:p>5114</text:p>
          </table:table-cell>
          <table:table-cell table:style-name="ce936" table:formula="of:=[.N232]+[.M231]" office:value-type="float" office:value="581655" calcext:value-type="float">
            <text:p>581655</text:p>
          </table:table-cell>
          <table:table-cell/>
          <table:table-cell table:style-name="ce940" table:formula="of:=[.M231]/[.L231]" office:value-type="percentage" office:value="0.00514669696582388" calcext:value-type="percentage">
            <text:p>0.515%</text:p>
          </table:table-cell>
          <table:table-cell table:number-columns-repeated="1008"/>
        </table:table-row>
        <table:table-row table:style-name="ro1">
          <table:table-cell table:style-name="ce232" office:value-type="float" office:value="235" calcext:value-type="float">
            <text:p>235</text:p>
          </table:table-cell>
          <table:table-cell table:style-name="ce468" office:value-type="string" calcext:value-type="string">
            <text:p>6/26/2022, 5:49:20 PM</text:p>
          </table:table-cell>
          <table:table-cell table:style-name="ce700" office:value-type="float" office:value="50934662" calcext:value-type="float">
            <text:p>50934662</text:p>
          </table:table-cell>
          <table:table-cell table:style-name="ce468" office:value-type="string" calcext:value-type="string">
            <text:p>988.533M</text:p>
          </table:table-cell>
          <table:table-cell table:style-name="ce468" office:value-type="float" office:value="1317" calcext:value-type="float">
            <text:p>1317</text:p>
          </table:table-cell>
          <table:table-cell table:style-name="ce468" office:value-type="float" office:value="59546" calcext:value-type="float">
            <text:p>59546</text:p>
          </table:table-cell>
          <table:table-cell table:style-name="ce468" office:value-type="float" office:value="45.2" calcext:value-type="float">
            <text:p>45.2</text:p>
          </table:table-cell>
          <table:table-cell table:style-name="ce468" office:value-type="float" office:value="1234" calcext:value-type="float">
            <text:p>1234</text:p>
          </table:table-cell>
          <table:table-cell table:style-name="ce468" office:value-type="float" office:value="56124" calcext:value-type="float">
            <text:p>56124</text:p>
          </table:table-cell>
          <table:table-cell table:style-name="ce468" office:value-type="float" office:value="3340" calcext:value-type="float">
            <text:p>3340</text:p>
          </table:table-cell>
          <table:table-cell table:style-name="ce468" office:value-type="string" calcext:value-type="string">
            <text:p>126.214K</text:p>
          </table:table-cell>
          <table:table-cell table:style-name="ce936" table:formula="of:=IF(RIGHT([.D232];1)=&quot;B&quot;;VALUE(REPLACE([.D232]; LEN([.D232]); 1; &quot;&quot;))*1000000; IF(RIGHT([.D232];1)=&quot;M&quot;;VALUE(REPLACE([.D232]; LEN([.D232]); 1; &quot;&quot;))*1000; 0))" office:value-type="float" office:value="988533" calcext:value-type="float">
            <text:p>988533</text:p>
          </table:table-cell>
          <table:table-cell table:style-name="ce936" table:formula="of:=[.L232]-[.L233]" office:value-type="float" office:value="5113" calcext:value-type="float">
            <text:p>5113</text:p>
          </table:table-cell>
          <table:table-cell table:style-name="ce936" table:formula="of:=[.N233]+[.M232]" office:value-type="float" office:value="576541" calcext:value-type="float">
            <text:p>576541</text:p>
          </table:table-cell>
          <table:table-cell/>
          <table:table-cell table:style-name="ce940" table:formula="of:=[.M232]/[.L232]" office:value-type="percentage" office:value="0.00517231088896375" calcext:value-type="percentage">
            <text:p>0.517%</text:p>
          </table:table-cell>
          <table:table-cell table:number-columns-repeated="1008"/>
        </table:table-row>
        <table:table-row table:style-name="ro1">
          <table:table-cell table:style-name="ce233" office:value-type="float" office:value="234" calcext:value-type="float">
            <text:p>234</text:p>
          </table:table-cell>
          <table:table-cell table:style-name="ce468" office:value-type="string" calcext:value-type="string">
            <text:p>6/25/2022, 5:49:19 PM</text:p>
          </table:table-cell>
          <table:table-cell table:style-name="ce701" office:value-type="float" office:value="50698354" calcext:value-type="float">
            <text:p>50698354</text:p>
          </table:table-cell>
          <table:table-cell table:style-name="ce468" office:value-type="string" calcext:value-type="string">
            <text:p>983.42M</text:p>
          </table:table-cell>
          <table:table-cell table:style-name="ce468" office:value-type="float" office:value="1301" calcext:value-type="float">
            <text:p>1301</text:p>
          </table:table-cell>
          <table:table-cell table:style-name="ce468" office:value-type="float" office:value="58928" calcext:value-type="float">
            <text:p>58928</text:p>
          </table:table-cell>
          <table:table-cell table:style-name="ce468" office:value-type="float" office:value="45.3" calcext:value-type="float">
            <text:p>45.3</text:p>
          </table:table-cell>
          <table:table-cell table:style-name="ce468" office:value-type="float" office:value="1221" calcext:value-type="float">
            <text:p>1221</text:p>
          </table:table-cell>
          <table:table-cell table:style-name="ce468" office:value-type="float" office:value="55440" calcext:value-type="float">
            <text:p>55440</text:p>
          </table:table-cell>
          <table:table-cell table:style-name="ce468" office:value-type="float" office:value="3407" calcext:value-type="float">
            <text:p>3407</text:p>
          </table:table-cell>
          <table:table-cell table:style-name="ce468" office:value-type="string" calcext:value-type="string">
            <text:p>126.235K</text:p>
          </table:table-cell>
          <table:table-cell table:style-name="ce936" table:formula="of:=IF(RIGHT([.D233];1)=&quot;B&quot;;VALUE(REPLACE([.D233]; LEN([.D233]); 1; &quot;&quot;))*1000000; IF(RIGHT([.D233];1)=&quot;M&quot;;VALUE(REPLACE([.D233]; LEN([.D233]); 1; &quot;&quot;))*1000; 0))" office:value-type="float" office:value="983420" calcext:value-type="float">
            <text:p>983420</text:p>
          </table:table-cell>
          <table:table-cell table:style-name="ce936" table:formula="of:=[.L233]-[.L234]" office:value-type="float" office:value="5177" calcext:value-type="float">
            <text:p>5177</text:p>
          </table:table-cell>
          <table:table-cell table:style-name="ce936" table:formula="of:=[.N234]+[.M233]" office:value-type="float" office:value="571428" calcext:value-type="float">
            <text:p>571428</text:p>
          </table:table-cell>
          <table:table-cell/>
          <table:table-cell table:style-name="ce940" table:formula="of:=[.M233]/[.L233]" office:value-type="percentage" office:value="0.00526428179211324" calcext:value-type="percentage">
            <text:p>0.526%</text:p>
          </table:table-cell>
          <table:table-cell table:number-columns-repeated="1008"/>
        </table:table-row>
        <table:table-row table:style-name="ro1">
          <table:table-cell table:style-name="ce234" office:value-type="float" office:value="233" calcext:value-type="float">
            <text:p>233</text:p>
          </table:table-cell>
          <table:table-cell table:style-name="ce468" office:value-type="string" calcext:value-type="string">
            <text:p>6/24/2022, 5:49:18 PM</text:p>
          </table:table-cell>
          <table:table-cell table:style-name="ce702" office:value-type="float" office:value="50456929" calcext:value-type="float">
            <text:p>50456929</text:p>
          </table:table-cell>
          <table:table-cell table:style-name="ce468" office:value-type="string" calcext:value-type="string">
            <text:p>978.243M</text:p>
          </table:table-cell>
          <table:table-cell table:style-name="ce468" office:value-type="float" office:value="1279" calcext:value-type="float">
            <text:p>1279</text:p>
          </table:table-cell>
          <table:table-cell table:style-name="ce468" office:value-type="float" office:value="57904" calcext:value-type="float">
            <text:p>57904</text:p>
          </table:table-cell>
          <table:table-cell table:style-name="ce468" office:value-type="float" office:value="45.3" calcext:value-type="float">
            <text:p>45.3</text:p>
          </table:table-cell>
          <table:table-cell table:style-name="ce468" office:value-type="float" office:value="1193" calcext:value-type="float">
            <text:p>1193</text:p>
          </table:table-cell>
          <table:table-cell table:style-name="ce468" office:value-type="float" office:value="54352" calcext:value-type="float">
            <text:p>54352</text:p>
          </table:table-cell>
          <table:table-cell table:style-name="ce468" office:value-type="float" office:value="3466" calcext:value-type="float">
            <text:p>3466</text:p>
          </table:table-cell>
          <table:table-cell table:style-name="ce468" office:value-type="string" calcext:value-type="string">
            <text:p>111.54K</text:p>
          </table:table-cell>
          <table:table-cell table:style-name="ce936" table:formula="of:=IF(RIGHT([.D234];1)=&quot;B&quot;;VALUE(REPLACE([.D234]; LEN([.D234]); 1; &quot;&quot;))*1000000; IF(RIGHT([.D234];1)=&quot;M&quot;;VALUE(REPLACE([.D234]; LEN([.D234]); 1; &quot;&quot;))*1000; 0))" office:value-type="float" office:value="978243" calcext:value-type="float">
            <text:p>978243</text:p>
          </table:table-cell>
          <table:table-cell table:style-name="ce936" table:formula="of:=[.L234]-[.L235]" office:value-type="float" office:value="4820" calcext:value-type="float">
            <text:p>4820</text:p>
          </table:table-cell>
          <table:table-cell table:style-name="ce936" table:formula="of:=[.N235]+[.M234]" office:value-type="float" office:value="566251" calcext:value-type="float">
            <text:p>566251</text:p>
          </table:table-cell>
          <table:table-cell/>
          <table:table-cell table:style-name="ce940" table:formula="of:=[.M234]/[.L234]" office:value-type="percentage" office:value="0.00492720111465147" calcext:value-type="percentage">
            <text:p>0.493%</text:p>
          </table:table-cell>
          <table:table-cell table:number-columns-repeated="1008"/>
        </table:table-row>
        <table:table-row table:style-name="ro1">
          <table:table-cell table:style-name="ce235" office:value-type="float" office:value="232" calcext:value-type="float">
            <text:p>232</text:p>
          </table:table-cell>
          <table:table-cell table:style-name="ce468" office:value-type="string" calcext:value-type="string">
            <text:p>6/23/2022, 5:49:17 PM</text:p>
          </table:table-cell>
          <table:table-cell table:style-name="ce703" office:value-type="float" office:value="50222142" calcext:value-type="float">
            <text:p>50222142</text:p>
          </table:table-cell>
          <table:table-cell table:style-name="ce468" office:value-type="string" calcext:value-type="string">
            <text:p>973.423M</text:p>
          </table:table-cell>
          <table:table-cell table:style-name="ce468" office:value-type="float" office:value="1273" calcext:value-type="float">
            <text:p>1273</text:p>
          </table:table-cell>
          <table:table-cell table:style-name="ce468" office:value-type="float" office:value="56950" calcext:value-type="float">
            <text:p>56950</text:p>
          </table:table-cell>
          <table:table-cell table:style-name="ce468" office:value-type="float" office:value="44.7" calcext:value-type="float">
            <text:p>44.7</text:p>
          </table:table-cell>
          <table:table-cell table:style-name="ce468" office:value-type="float" office:value="1182" calcext:value-type="float">
            <text:p>1182</text:p>
          </table:table-cell>
          <table:table-cell table:style-name="ce468" office:value-type="float" office:value="53420" calcext:value-type="float">
            <text:p>53420</text:p>
          </table:table-cell>
          <table:table-cell table:style-name="ce468" office:value-type="float" office:value="3423" calcext:value-type="float">
            <text:p>3423</text:p>
          </table:table-cell>
          <table:table-cell table:style-name="ce468" office:value-type="string" calcext:value-type="string">
            <text:p>102.83K</text:p>
          </table:table-cell>
          <table:table-cell table:style-name="ce936" table:formula="of:=IF(RIGHT([.D235];1)=&quot;B&quot;;VALUE(REPLACE([.D235]; LEN([.D235]); 1; &quot;&quot;))*1000000; IF(RIGHT([.D235];1)=&quot;M&quot;;VALUE(REPLACE([.D235]; LEN([.D235]); 1; &quot;&quot;))*1000; 0))" office:value-type="float" office:value="973423" calcext:value-type="float">
            <text:p>973423</text:p>
          </table:table-cell>
          <table:table-cell table:style-name="ce936" table:formula="of:=[.L235]-[.L236]" office:value-type="float" office:value="4646" calcext:value-type="float">
            <text:p>4646</text:p>
          </table:table-cell>
          <table:table-cell table:style-name="ce936" table:formula="of:=[.N236]+[.M235]" office:value-type="float" office:value="561431" calcext:value-type="float">
            <text:p>561431</text:p>
          </table:table-cell>
          <table:table-cell/>
          <table:table-cell table:style-name="ce940" table:formula="of:=[.M235]/[.L235]" office:value-type="percentage" office:value="0.00477284798078533" calcext:value-type="percentage">
            <text:p>0.477%</text:p>
          </table:table-cell>
          <table:table-cell table:number-columns-repeated="1008"/>
        </table:table-row>
        <table:table-row table:style-name="ro1">
          <table:table-cell table:style-name="ce236" office:value-type="float" office:value="231" calcext:value-type="float">
            <text:p>231</text:p>
          </table:table-cell>
          <table:table-cell table:style-name="ce468" office:value-type="string" calcext:value-type="string">
            <text:p>6/22/2022, 5:49:16 PM</text:p>
          </table:table-cell>
          <table:table-cell table:style-name="ce704" office:value-type="float" office:value="49980505" calcext:value-type="float">
            <text:p>49980505</text:p>
          </table:table-cell>
          <table:table-cell table:style-name="ce468" office:value-type="string" calcext:value-type="string">
            <text:p>968.777M</text:p>
          </table:table-cell>
          <table:table-cell table:style-name="ce468" office:value-type="float" office:value="1267" calcext:value-type="float">
            <text:p>1267</text:p>
          </table:table-cell>
          <table:table-cell table:style-name="ce468" office:value-type="float" office:value="56611" calcext:value-type="float">
            <text:p>56611</text:p>
          </table:table-cell>
          <table:table-cell table:style-name="ce468" office:value-type="float" office:value="44.7" calcext:value-type="float">
            <text:p>44.7</text:p>
          </table:table-cell>
          <table:table-cell table:style-name="ce468" office:value-type="float" office:value="1168" calcext:value-type="float">
            <text:p>1168</text:p>
          </table:table-cell>
          <table:table-cell table:style-name="ce468" office:value-type="float" office:value="52968" calcext:value-type="float">
            <text:p>52968</text:p>
          </table:table-cell>
          <table:table-cell table:style-name="ce468" office:value-type="float" office:value="3496" calcext:value-type="float">
            <text:p>3496</text:p>
          </table:table-cell>
          <table:table-cell table:style-name="ce468" office:value-type="string" calcext:value-type="string">
            <text:p>107.043K</text:p>
          </table:table-cell>
          <table:table-cell table:style-name="ce936" table:formula="of:=IF(RIGHT([.D236];1)=&quot;B&quot;;VALUE(REPLACE([.D236]; LEN([.D236]); 1; &quot;&quot;))*1000000; IF(RIGHT([.D236];1)=&quot;M&quot;;VALUE(REPLACE([.D236]; LEN([.D236]); 1; &quot;&quot;))*1000; 0))" office:value-type="float" office:value="968777" calcext:value-type="float">
            <text:p>968777</text:p>
          </table:table-cell>
          <table:table-cell table:style-name="ce936" table:formula="of:=[.L236]-[.L237]" office:value-type="float" office:value="4728" calcext:value-type="float">
            <text:p>4728</text:p>
          </table:table-cell>
          <table:table-cell table:style-name="ce936" table:formula="of:=[.N237]+[.M236]" office:value-type="float" office:value="556785" calcext:value-type="float">
            <text:p>556785</text:p>
          </table:table-cell>
          <table:table-cell/>
          <table:table-cell table:style-name="ce940" table:formula="of:=[.M236]/[.L236]" office:value-type="percentage" office:value="0.0048803801081157" calcext:value-type="percentage">
            <text:p>0.488%</text:p>
          </table:table-cell>
          <table:table-cell table:number-columns-repeated="1008"/>
        </table:table-row>
        <table:table-row table:style-name="ro1">
          <table:table-cell table:style-name="ce237" office:value-type="float" office:value="230" calcext:value-type="float">
            <text:p>230</text:p>
          </table:table-cell>
          <table:table-cell table:style-name="ce468" office:value-type="string" calcext:value-type="string">
            <text:p>6/21/2022, 5:49:15 PM</text:p>
          </table:table-cell>
          <table:table-cell table:style-name="ce705" office:value-type="float" office:value="49752211" calcext:value-type="float">
            <text:p>49752211</text:p>
          </table:table-cell>
          <table:table-cell table:style-name="ce468" office:value-type="string" calcext:value-type="string">
            <text:p>964.049M</text:p>
          </table:table-cell>
          <table:table-cell table:style-name="ce468" office:value-type="float" office:value="1281" calcext:value-type="float">
            <text:p>1281</text:p>
          </table:table-cell>
          <table:table-cell table:style-name="ce468" office:value-type="float" office:value="56380" calcext:value-type="float">
            <text:p>56380</text:p>
          </table:table-cell>
          <table:table-cell table:style-name="ce468" office:value-type="float" office:value="44" calcext:value-type="float">
            <text:p>44</text:p>
          </table:table-cell>
          <table:table-cell table:style-name="ce468" office:value-type="float" office:value="1168" calcext:value-type="float">
            <text:p>1168</text:p>
          </table:table-cell>
          <table:table-cell table:style-name="ce468" office:value-type="float" office:value="52673" calcext:value-type="float">
            <text:p>52673</text:p>
          </table:table-cell>
          <table:table-cell table:style-name="ce468" office:value-type="float" office:value="3549" calcext:value-type="float">
            <text:p>3549</text:p>
          </table:table-cell>
          <table:table-cell table:style-name="ce468" office:value-type="string" calcext:value-type="string">
            <text:p>94.863K</text:p>
          </table:table-cell>
          <table:table-cell table:style-name="ce936" table:formula="of:=IF(RIGHT([.D237];1)=&quot;B&quot;;VALUE(REPLACE([.D237]; LEN([.D237]); 1; &quot;&quot;))*1000000; IF(RIGHT([.D237];1)=&quot;M&quot;;VALUE(REPLACE([.D237]; LEN([.D237]); 1; &quot;&quot;))*1000; 0))" office:value-type="float" office:value="964049" calcext:value-type="float">
            <text:p>964049</text:p>
          </table:table-cell>
          <table:table-cell table:style-name="ce936" table:formula="of:=[.L237]-[.L238]" office:value-type="float" office:value="4414" calcext:value-type="float">
            <text:p>4414</text:p>
          </table:table-cell>
          <table:table-cell table:style-name="ce936" table:formula="of:=[.N238]+[.M237]" office:value-type="float" office:value="552057" calcext:value-type="float">
            <text:p>552057</text:p>
          </table:table-cell>
          <table:table-cell/>
          <table:table-cell table:style-name="ce940" table:formula="of:=[.M237]/[.L237]" office:value-type="percentage" office:value="0.00457860544432907" calcext:value-type="percentage">
            <text:p>0.458%</text:p>
          </table:table-cell>
          <table:table-cell table:number-columns-repeated="1008"/>
        </table:table-row>
        <table:table-row table:style-name="ro1">
          <table:table-cell table:style-name="ce238" office:value-type="float" office:value="229" calcext:value-type="float">
            <text:p>229</text:p>
          </table:table-cell>
          <table:table-cell table:style-name="ce468" office:value-type="string" calcext:value-type="string">
            <text:p>6/20/2022, 5:49:14 PM</text:p>
          </table:table-cell>
          <table:table-cell table:style-name="ce706" office:value-type="float" office:value="49530754" calcext:value-type="float">
            <text:p>49530754</text:p>
          </table:table-cell>
          <table:table-cell table:style-name="ce468" office:value-type="string" calcext:value-type="string">
            <text:p>959.635M</text:p>
          </table:table-cell>
          <table:table-cell table:style-name="ce468" office:value-type="float" office:value="1276" calcext:value-type="float">
            <text:p>1276</text:p>
          </table:table-cell>
          <table:table-cell table:style-name="ce468" office:value-type="float" office:value="55426" calcext:value-type="float">
            <text:p>55426</text:p>
          </table:table-cell>
          <table:table-cell table:style-name="ce468" office:value-type="float" office:value="43.4" calcext:value-type="float">
            <text:p>43.4</text:p>
          </table:table-cell>
          <table:table-cell table:style-name="ce468" office:value-type="float" office:value="1150" calcext:value-type="float">
            <text:p>1150</text:p>
          </table:table-cell>
          <table:table-cell table:style-name="ce468" office:value-type="float" office:value="51622" calcext:value-type="float">
            <text:p>51622</text:p>
          </table:table-cell>
          <table:table-cell table:style-name="ce468" office:value-type="float" office:value="3594" calcext:value-type="float">
            <text:p>3594</text:p>
          </table:table-cell>
          <table:table-cell table:style-name="ce468" office:value-type="string" calcext:value-type="string">
            <text:p>98.784K</text:p>
          </table:table-cell>
          <table:table-cell table:style-name="ce936" table:formula="of:=IF(RIGHT([.D238];1)=&quot;B&quot;;VALUE(REPLACE([.D238]; LEN([.D238]); 1; &quot;&quot;))*1000000; IF(RIGHT([.D238];1)=&quot;M&quot;;VALUE(REPLACE([.D238]; LEN([.D238]); 1; &quot;&quot;))*1000; 0))" office:value-type="float" office:value="959635" calcext:value-type="float">
            <text:p>959635</text:p>
          </table:table-cell>
          <table:table-cell table:style-name="ce936" table:formula="of:=[.L238]-[.L239]" office:value-type="float" office:value="4464" calcext:value-type="float">
            <text:p>4464</text:p>
          </table:table-cell>
          <table:table-cell table:style-name="ce936" table:formula="of:=[.N239]+[.M238]" office:value-type="float" office:value="547643" calcext:value-type="float">
            <text:p>547643</text:p>
          </table:table-cell>
          <table:table-cell/>
          <table:table-cell table:style-name="ce940" table:formula="of:=[.M238]/[.L238]" office:value-type="percentage" office:value="0.00465176864120212" calcext:value-type="percentage">
            <text:p>0.465%</text:p>
          </table:table-cell>
          <table:table-cell table:number-columns-repeated="1008"/>
        </table:table-row>
        <table:table-row table:style-name="ro1">
          <table:table-cell table:style-name="ce239" office:value-type="float" office:value="228" calcext:value-type="float">
            <text:p>228</text:p>
          </table:table-cell>
          <table:table-cell table:style-name="ce468" office:value-type="string" calcext:value-type="string">
            <text:p>6/19/2022, 5:49:13 PM</text:p>
          </table:table-cell>
          <table:table-cell table:style-name="ce707" office:value-type="float" office:value="49303749" calcext:value-type="float">
            <text:p>49303749</text:p>
          </table:table-cell>
          <table:table-cell table:style-name="ce468" office:value-type="string" calcext:value-type="string">
            <text:p>955.171M</text:p>
          </table:table-cell>
          <table:table-cell table:style-name="ce468" office:value-type="float" office:value="1280" calcext:value-type="float">
            <text:p>1280</text:p>
          </table:table-cell>
          <table:table-cell table:style-name="ce468" office:value-type="float" office:value="57552" calcext:value-type="float">
            <text:p>57552</text:p>
          </table:table-cell>
          <table:table-cell table:style-name="ce468" office:value-type="float" office:value="45" calcext:value-type="float">
            <text:p>45</text:p>
          </table:table-cell>
          <table:table-cell table:style-name="ce468" office:value-type="float" office:value="1191" calcext:value-type="float">
            <text:p>1191</text:p>
          </table:table-cell>
          <table:table-cell table:style-name="ce468" office:value-type="float" office:value="53952" calcext:value-type="float">
            <text:p>53952</text:p>
          </table:table-cell>
          <table:table-cell table:style-name="ce468" office:value-type="float" office:value="3506" calcext:value-type="float">
            <text:p>3506</text:p>
          </table:table-cell>
          <table:table-cell table:style-name="ce468" office:value-type="string" calcext:value-type="string">
            <text:p>98.743K</text:p>
          </table:table-cell>
          <table:table-cell table:style-name="ce936" table:formula="of:=IF(RIGHT([.D239];1)=&quot;B&quot;;VALUE(REPLACE([.D239]; LEN([.D239]); 1; &quot;&quot;))*1000000; IF(RIGHT([.D239];1)=&quot;M&quot;;VALUE(REPLACE([.D239]; LEN([.D239]); 1; &quot;&quot;))*1000; 0))" office:value-type="float" office:value="955171" calcext:value-type="float">
            <text:p>955171</text:p>
          </table:table-cell>
          <table:table-cell table:style-name="ce936" table:formula="of:=[.L239]-[.L240]" office:value-type="float" office:value="4463" calcext:value-type="float">
            <text:p>4463</text:p>
          </table:table-cell>
          <table:table-cell table:style-name="ce936" table:formula="of:=[.N240]+[.M239]" office:value-type="float" office:value="543179" calcext:value-type="float">
            <text:p>543179</text:p>
          </table:table-cell>
          <table:table-cell/>
          <table:table-cell table:style-name="ce940" table:formula="of:=[.M239]/[.L239]" office:value-type="percentage" office:value="0.00467246178956438" calcext:value-type="percentage">
            <text:p>0.467%</text:p>
          </table:table-cell>
          <table:table-cell table:number-columns-repeated="1008"/>
        </table:table-row>
        <table:table-row table:style-name="ro1">
          <table:table-cell table:style-name="ce240" office:value-type="float" office:value="227" calcext:value-type="float">
            <text:p>227</text:p>
          </table:table-cell>
          <table:table-cell table:style-name="ce468" office:value-type="string" calcext:value-type="string">
            <text:p>6/18/2022, 5:49:12 PM</text:p>
          </table:table-cell>
          <table:table-cell table:style-name="ce708" office:value-type="float" office:value="49107959" calcext:value-type="float">
            <text:p>49107959</text:p>
          </table:table-cell>
          <table:table-cell table:style-name="ce468" office:value-type="string" calcext:value-type="string">
            <text:p>950.708M</text:p>
          </table:table-cell>
          <table:table-cell table:style-name="ce468" office:value-type="float" office:value="1262" calcext:value-type="float">
            <text:p>1262</text:p>
          </table:table-cell>
          <table:table-cell table:style-name="ce468" office:value-type="float" office:value="56239" calcext:value-type="float">
            <text:p>56239</text:p>
          </table:table-cell>
          <table:table-cell table:style-name="ce468" office:value-type="float" office:value="44.6" calcext:value-type="float">
            <text:p>44.6</text:p>
          </table:table-cell>
          <table:table-cell table:style-name="ce468" office:value-type="float" office:value="1173" calcext:value-type="float">
            <text:p>1173</text:p>
          </table:table-cell>
          <table:table-cell table:style-name="ce468" office:value-type="float" office:value="52515" calcext:value-type="float">
            <text:p>52515</text:p>
          </table:table-cell>
          <table:table-cell table:style-name="ce468" office:value-type="float" office:value="3617" calcext:value-type="float">
            <text:p>3617</text:p>
          </table:table-cell>
          <table:table-cell table:style-name="ce468" office:value-type="string" calcext:value-type="string">
            <text:p>84.143K</text:p>
          </table:table-cell>
          <table:table-cell table:style-name="ce936" table:formula="of:=IF(RIGHT([.D240];1)=&quot;B&quot;;VALUE(REPLACE([.D240]; LEN([.D240]); 1; &quot;&quot;))*1000000; IF(RIGHT([.D240];1)=&quot;M&quot;;VALUE(REPLACE([.D240]; LEN([.D240]); 1; &quot;&quot;))*1000; 0))" office:value-type="float" office:value="950708" calcext:value-type="float">
            <text:p>950708</text:p>
          </table:table-cell>
          <table:table-cell table:style-name="ce936" table:formula="of:=[.L240]-[.L241]" office:value-type="float" office:value="4148" calcext:value-type="float">
            <text:p>4148</text:p>
          </table:table-cell>
          <table:table-cell table:style-name="ce936" table:formula="of:=[.N241]+[.M240]" office:value-type="float" office:value="538716" calcext:value-type="float">
            <text:p>538716</text:p>
          </table:table-cell>
          <table:table-cell/>
          <table:table-cell table:style-name="ce940" table:formula="of:=[.M240]/[.L240]" office:value-type="percentage" office:value="0.00436306415850082" calcext:value-type="percentage">
            <text:p>0.436%</text:p>
          </table:table-cell>
          <table:table-cell table:number-columns-repeated="1008"/>
        </table:table-row>
        <table:table-row table:style-name="ro1">
          <table:table-cell table:style-name="ce241" office:value-type="float" office:value="226" calcext:value-type="float">
            <text:p>226</text:p>
          </table:table-cell>
          <table:table-cell table:style-name="ce468" office:value-type="string" calcext:value-type="string">
            <text:p>6/17/2022, 5:49:11 PM</text:p>
          </table:table-cell>
          <table:table-cell table:style-name="ce709" office:value-type="float" office:value="48916819" calcext:value-type="float">
            <text:p>48916819</text:p>
          </table:table-cell>
          <table:table-cell table:style-name="ce468" office:value-type="string" calcext:value-type="string">
            <text:p>946.56M</text:p>
          </table:table-cell>
          <table:table-cell table:style-name="ce468" office:value-type="float" office:value="1277" calcext:value-type="float">
            <text:p>1277</text:p>
          </table:table-cell>
          <table:table-cell table:style-name="ce468" office:value-type="float" office:value="56847" calcext:value-type="float">
            <text:p>56847</text:p>
          </table:table-cell>
          <table:table-cell table:style-name="ce468" office:value-type="float" office:value="44.5" calcext:value-type="float">
            <text:p>44.5</text:p>
          </table:table-cell>
          <table:table-cell table:style-name="ce468" office:value-type="float" office:value="1186" calcext:value-type="float">
            <text:p>1186</text:p>
          </table:table-cell>
          <table:table-cell table:style-name="ce468" office:value-type="float" office:value="53156" calcext:value-type="float">
            <text:p>53156</text:p>
          </table:table-cell>
          <table:table-cell table:style-name="ce468" office:value-type="float" office:value="3598" calcext:value-type="float">
            <text:p>3598</text:p>
          </table:table-cell>
          <table:table-cell table:style-name="ce468" office:value-type="string" calcext:value-type="string">
            <text:p>84.126K</text:p>
          </table:table-cell>
          <table:table-cell table:style-name="ce936" table:formula="of:=IF(RIGHT([.D241];1)=&quot;B&quot;;VALUE(REPLACE([.D241]; LEN([.D241]); 1; &quot;&quot;))*1000000; IF(RIGHT([.D241];1)=&quot;M&quot;;VALUE(REPLACE([.D241]; LEN([.D241]); 1; &quot;&quot;))*1000; 0))" office:value-type="float" office:value="946560" calcext:value-type="float">
            <text:p>946560</text:p>
          </table:table-cell>
          <table:table-cell table:style-name="ce936" table:formula="of:=[.L241]-[.L242]" office:value-type="float" office:value="4042" calcext:value-type="float">
            <text:p>4042</text:p>
          </table:table-cell>
          <table:table-cell table:style-name="ce936" table:formula="of:=[.N242]+[.M241]" office:value-type="float" office:value="534568" calcext:value-type="float">
            <text:p>534568</text:p>
          </table:table-cell>
          <table:table-cell/>
          <table:table-cell table:style-name="ce940" table:formula="of:=[.M241]/[.L241]" office:value-type="percentage" office:value="0.00427019945909398" calcext:value-type="percentage">
            <text:p>0.427%</text:p>
          </table:table-cell>
          <table:table-cell table:number-columns-repeated="1008"/>
        </table:table-row>
        <table:table-row table:style-name="ro1">
          <table:table-cell table:style-name="ce242" office:value-type="float" office:value="225" calcext:value-type="float">
            <text:p>225</text:p>
          </table:table-cell>
          <table:table-cell table:style-name="ce468" office:value-type="string" calcext:value-type="string">
            <text:p>6/16/2022, 5:49:10 PM</text:p>
          </table:table-cell>
          <table:table-cell table:style-name="ce710" office:value-type="float" office:value="48731264" calcext:value-type="float">
            <text:p>48731264</text:p>
          </table:table-cell>
          <table:table-cell table:style-name="ce468" office:value-type="string" calcext:value-type="string">
            <text:p>942.518M</text:p>
          </table:table-cell>
          <table:table-cell table:style-name="ce468" office:value-type="float" office:value="1273" calcext:value-type="float">
            <text:p>1273</text:p>
          </table:table-cell>
          <table:table-cell table:style-name="ce468" office:value-type="float" office:value="56424" calcext:value-type="float">
            <text:p>56424</text:p>
          </table:table-cell>
          <table:table-cell table:style-name="ce468" office:value-type="float" office:value="44.3" calcext:value-type="float">
            <text:p>44.3</text:p>
          </table:table-cell>
          <table:table-cell table:style-name="ce468" office:value-type="float" office:value="1191" calcext:value-type="float">
            <text:p>1191</text:p>
          </table:table-cell>
          <table:table-cell table:style-name="ce468" office:value-type="float" office:value="52663" calcext:value-type="float">
            <text:p>52663</text:p>
          </table:table-cell>
          <table:table-cell table:style-name="ce468" office:value-type="float" office:value="3703" calcext:value-type="float">
            <text:p>3703</text:p>
          </table:table-cell>
          <table:table-cell table:style-name="ce468" office:value-type="string" calcext:value-type="string">
            <text:p>87.563K</text:p>
          </table:table-cell>
          <table:table-cell table:style-name="ce936" table:formula="of:=IF(RIGHT([.D242];1)=&quot;B&quot;;VALUE(REPLACE([.D242]; LEN([.D242]); 1; &quot;&quot;))*1000000; IF(RIGHT([.D242];1)=&quot;M&quot;;VALUE(REPLACE([.D242]; LEN([.D242]); 1; &quot;&quot;))*1000; 0))" office:value-type="float" office:value="942518" calcext:value-type="float">
            <text:p>942518</text:p>
          </table:table-cell>
          <table:table-cell table:style-name="ce936" table:formula="of:=[.L242]-[.L243]" office:value-type="float" office:value="4228" calcext:value-type="float">
            <text:p>4228</text:p>
          </table:table-cell>
          <table:table-cell table:style-name="ce936" table:formula="of:=[.N243]+[.M242]" office:value-type="float" office:value="530526" calcext:value-type="float">
            <text:p>530526</text:p>
          </table:table-cell>
          <table:table-cell/>
          <table:table-cell table:style-name="ce940" table:formula="of:=[.M242]/[.L242]" office:value-type="percentage" office:value="0.00448585597304242" calcext:value-type="percentage">
            <text:p>0.449%</text:p>
          </table:table-cell>
          <table:table-cell table:number-columns-repeated="1008"/>
        </table:table-row>
        <table:table-row table:style-name="ro1">
          <table:table-cell table:style-name="ce243" office:value-type="float" office:value="224" calcext:value-type="float">
            <text:p>224</text:p>
          </table:table-cell>
          <table:table-cell table:style-name="ce468" office:value-type="string" calcext:value-type="string">
            <text:p>6/15/2022, 5:48:31 PM</text:p>
          </table:table-cell>
          <table:table-cell table:style-name="ce711" office:value-type="float" office:value="48519638" calcext:value-type="float">
            <text:p>48519638</text:p>
          </table:table-cell>
          <table:table-cell table:style-name="ce468" office:value-type="string" calcext:value-type="string">
            <text:p>938.29M</text:p>
          </table:table-cell>
          <table:table-cell table:style-name="ce468" office:value-type="float" office:value="1315" calcext:value-type="float">
            <text:p>1315</text:p>
          </table:table-cell>
          <table:table-cell table:style-name="ce468" office:value-type="float" office:value="58278" calcext:value-type="float">
            <text:p>58278</text:p>
          </table:table-cell>
          <table:table-cell table:style-name="ce468" office:value-type="float" office:value="44.3" calcext:value-type="float">
            <text:p>44.3</text:p>
          </table:table-cell>
          <table:table-cell table:style-name="ce468" office:value-type="float" office:value="1217" calcext:value-type="float">
            <text:p>1217</text:p>
          </table:table-cell>
          <table:table-cell table:style-name="ce468" office:value-type="float" office:value="54392" calcext:value-type="float">
            <text:p>54392</text:p>
          </table:table-cell>
          <table:table-cell table:style-name="ce468" office:value-type="float" office:value="3767" calcext:value-type="float">
            <text:p>3767</text:p>
          </table:table-cell>
          <table:table-cell table:style-name="ce468" office:value-type="string" calcext:value-type="string">
            <text:p>80.795K</text:p>
          </table:table-cell>
          <table:table-cell table:style-name="ce936" table:formula="of:=IF(RIGHT([.D243];1)=&quot;B&quot;;VALUE(REPLACE([.D243]; LEN([.D243]); 1; &quot;&quot;))*1000000; IF(RIGHT([.D243];1)=&quot;M&quot;;VALUE(REPLACE([.D243]; LEN([.D243]); 1; &quot;&quot;))*1000; 0))" office:value-type="float" office:value="938290" calcext:value-type="float">
            <text:p>938290</text:p>
          </table:table-cell>
          <table:table-cell table:style-name="ce936" table:formula="of:=[.L243]-[.L244]" office:value-type="float" office:value="4069" calcext:value-type="float">
            <text:p>4069</text:p>
          </table:table-cell>
          <table:table-cell table:style-name="ce936" table:formula="of:=[.N244]+[.M243]" office:value-type="float" office:value="526298" calcext:value-type="float">
            <text:p>526298</text:p>
          </table:table-cell>
          <table:table-cell/>
          <table:table-cell table:style-name="ce940" table:formula="of:=[.M243]/[.L243]" office:value-type="percentage" office:value="0.00433661234799476" calcext:value-type="percentage">
            <text:p>0.434%</text:p>
          </table:table-cell>
          <table:table-cell table:number-columns-repeated="1008"/>
        </table:table-row>
        <table:table-row table:style-name="ro1">
          <table:table-cell table:style-name="ce244" office:value-type="float" office:value="223" calcext:value-type="float">
            <text:p>223</text:p>
          </table:table-cell>
          <table:table-cell table:style-name="ce468" office:value-type="string" calcext:value-type="string">
            <text:p>6/14/2022, 5:48:30 PM</text:p>
          </table:table-cell>
          <table:table-cell table:style-name="ce712" office:value-type="float" office:value="48291644" calcext:value-type="float">
            <text:p>48291644</text:p>
          </table:table-cell>
          <table:table-cell table:style-name="ce468" office:value-type="string" calcext:value-type="string">
            <text:p>934.221M</text:p>
          </table:table-cell>
          <table:table-cell table:style-name="ce468" office:value-type="float" office:value="1313" calcext:value-type="float">
            <text:p>1313</text:p>
          </table:table-cell>
          <table:table-cell table:style-name="ce468" office:value-type="float" office:value="56720" calcext:value-type="float">
            <text:p>56720</text:p>
          </table:table-cell>
          <table:table-cell table:style-name="ce468" office:value-type="float" office:value="43.2" calcext:value-type="float">
            <text:p>43.2</text:p>
          </table:table-cell>
          <table:table-cell table:style-name="ce468" office:value-type="float" office:value="1202" calcext:value-type="float">
            <text:p>1202</text:p>
          </table:table-cell>
          <table:table-cell table:style-name="ce468" office:value-type="float" office:value="53137" calcext:value-type="float">
            <text:p>53137</text:p>
          </table:table-cell>
          <table:table-cell table:style-name="ce468" office:value-type="float" office:value="3384" calcext:value-type="float">
            <text:p>3384</text:p>
          </table:table-cell>
          <table:table-cell table:style-name="ce468" office:value-type="string" calcext:value-type="string">
            <text:p>87.595K</text:p>
          </table:table-cell>
          <table:table-cell table:style-name="ce936" table:formula="of:=IF(RIGHT([.D244];1)=&quot;B&quot;;VALUE(REPLACE([.D244]; LEN([.D244]); 1; &quot;&quot;))*1000000; IF(RIGHT([.D244];1)=&quot;M&quot;;VALUE(REPLACE([.D244]; LEN([.D244]); 1; &quot;&quot;))*1000; 0))" office:value-type="float" office:value="934221" calcext:value-type="float">
            <text:p>934221</text:p>
          </table:table-cell>
          <table:table-cell table:style-name="ce936" table:formula="of:=[.L244]-[.L245]" office:value-type="float" office:value="4183" calcext:value-type="float">
            <text:p>4183</text:p>
          </table:table-cell>
          <table:table-cell table:style-name="ce936" table:formula="of:=[.N245]+[.M244]" office:value-type="float" office:value="522229" calcext:value-type="float">
            <text:p>522229</text:p>
          </table:table-cell>
          <table:table-cell/>
          <table:table-cell table:style-name="ce940" table:formula="of:=[.M244]/[.L244]" office:value-type="percentage" office:value="0.00447752726603234" calcext:value-type="percentage">
            <text:p>0.448%</text:p>
          </table:table-cell>
          <table:table-cell table:number-columns-repeated="1008"/>
        </table:table-row>
        <table:table-row table:style-name="ro1">
          <table:table-cell table:style-name="ce245" office:value-type="float" office:value="222" calcext:value-type="float">
            <text:p>222</text:p>
          </table:table-cell>
          <table:table-cell table:style-name="ce468" office:value-type="string" calcext:value-type="string">
            <text:p>6/13/2022, 5:48:29 PM</text:p>
          </table:table-cell>
          <table:table-cell table:style-name="ce713" office:value-type="float" office:value="48099398" calcext:value-type="float">
            <text:p>48099398</text:p>
          </table:table-cell>
          <table:table-cell table:style-name="ce468" office:value-type="string" calcext:value-type="string">
            <text:p>930.038M</text:p>
          </table:table-cell>
          <table:table-cell table:style-name="ce468" office:value-type="float" office:value="1339" calcext:value-type="float">
            <text:p>1339</text:p>
          </table:table-cell>
          <table:table-cell table:style-name="ce468" office:value-type="float" office:value="59459" calcext:value-type="float">
            <text:p>59459</text:p>
          </table:table-cell>
          <table:table-cell table:style-name="ce468" office:value-type="float" office:value="44.4" calcext:value-type="float">
            <text:p>44.4</text:p>
          </table:table-cell>
          <table:table-cell table:style-name="ce468" office:value-type="float" office:value="1243" calcext:value-type="float">
            <text:p>1243</text:p>
          </table:table-cell>
          <table:table-cell table:style-name="ce468" office:value-type="float" office:value="56036" calcext:value-type="float">
            <text:p>56036</text:p>
          </table:table-cell>
          <table:table-cell table:style-name="ce468" office:value-type="float" office:value="3290" calcext:value-type="float">
            <text:p>3290</text:p>
          </table:table-cell>
          <table:table-cell table:style-name="ce468" office:value-type="string" calcext:value-type="string">
            <text:p>98.859K</text:p>
          </table:table-cell>
          <table:table-cell table:style-name="ce936" table:formula="of:=IF(RIGHT([.D245];1)=&quot;B&quot;;VALUE(REPLACE([.D245]; LEN([.D245]); 1; &quot;&quot;))*1000000; IF(RIGHT([.D245];1)=&quot;M&quot;;VALUE(REPLACE([.D245]; LEN([.D245]); 1; &quot;&quot;))*1000; 0))" office:value-type="float" office:value="930038" calcext:value-type="float">
            <text:p>930038</text:p>
          </table:table-cell>
          <table:table-cell table:style-name="ce936" table:formula="of:=[.L245]-[.L246]" office:value-type="float" office:value="4297" calcext:value-type="float">
            <text:p>4297</text:p>
          </table:table-cell>
          <table:table-cell table:style-name="ce936" table:formula="of:=[.N246]+[.M245]" office:value-type="float" office:value="518046" calcext:value-type="float">
            <text:p>518046</text:p>
          </table:table-cell>
          <table:table-cell/>
          <table:table-cell table:style-name="ce940" table:formula="of:=[.M245]/[.L245]" office:value-type="percentage" office:value="0.00462024132347281" calcext:value-type="percentage">
            <text:p>0.462%</text:p>
          </table:table-cell>
          <table:table-cell table:number-columns-repeated="1008"/>
        </table:table-row>
        <table:table-row table:style-name="ro1">
          <table:table-cell table:style-name="ce246" office:value-type="float" office:value="221" calcext:value-type="float">
            <text:p>221</text:p>
          </table:table-cell>
          <table:table-cell table:style-name="ce468" office:value-type="string" calcext:value-type="string">
            <text:p>6/12/2022, 5:48:28 PM</text:p>
          </table:table-cell>
          <table:table-cell table:style-name="ce714" office:value-type="float" office:value="47906609" calcext:value-type="float">
            <text:p>47906609</text:p>
          </table:table-cell>
          <table:table-cell table:style-name="ce468" office:value-type="string" calcext:value-type="string">
            <text:p>925.741M</text:p>
          </table:table-cell>
          <table:table-cell table:style-name="ce468" office:value-type="float" office:value="1319" calcext:value-type="float">
            <text:p>1319</text:p>
          </table:table-cell>
          <table:table-cell table:style-name="ce468" office:value-type="float" office:value="59095" calcext:value-type="float">
            <text:p>59095</text:p>
          </table:table-cell>
          <table:table-cell table:style-name="ce468" office:value-type="float" office:value="44.8" calcext:value-type="float">
            <text:p>44.8</text:p>
          </table:table-cell>
          <table:table-cell table:style-name="ce468" office:value-type="float" office:value="1237" calcext:value-type="float">
            <text:p>1237</text:p>
          </table:table-cell>
          <table:table-cell table:style-name="ce468" office:value-type="float" office:value="55731" calcext:value-type="float">
            <text:p>55731</text:p>
          </table:table-cell>
          <table:table-cell table:style-name="ce468" office:value-type="float" office:value="3274" calcext:value-type="float">
            <text:p>3274</text:p>
          </table:table-cell>
          <table:table-cell table:style-name="ce468" office:value-type="string" calcext:value-type="string">
            <text:p>91.228K</text:p>
          </table:table-cell>
          <table:table-cell table:style-name="ce936" table:formula="of:=IF(RIGHT([.D246];1)=&quot;B&quot;;VALUE(REPLACE([.D246]; LEN([.D246]); 1; &quot;&quot;))*1000000; IF(RIGHT([.D246];1)=&quot;M&quot;;VALUE(REPLACE([.D246]; LEN([.D246]); 1; &quot;&quot;))*1000; 0))" office:value-type="float" office:value="925741" calcext:value-type="float">
            <text:p>925741</text:p>
          </table:table-cell>
          <table:table-cell table:style-name="ce936" table:formula="of:=[.L246]-[.L247]" office:value-type="float" office:value="4073" calcext:value-type="float">
            <text:p>4073</text:p>
          </table:table-cell>
          <table:table-cell table:style-name="ce936" table:formula="of:=[.N247]+[.M246]" office:value-type="float" office:value="513749" calcext:value-type="float">
            <text:p>513749</text:p>
          </table:table-cell>
          <table:table-cell/>
          <table:table-cell table:style-name="ce940" table:formula="of:=[.M246]/[.L246]" office:value-type="percentage" office:value="0.00439971871182113" calcext:value-type="percentage">
            <text:p>0.440%</text:p>
          </table:table-cell>
          <table:table-cell table:number-columns-repeated="1008"/>
        </table:table-row>
        <table:table-row table:style-name="ro1">
          <table:table-cell table:style-name="ce247" office:value-type="float" office:value="220" calcext:value-type="float">
            <text:p>220</text:p>
          </table:table-cell>
          <table:table-cell table:style-name="ce468" office:value-type="string" calcext:value-type="string">
            <text:p>6/11/2022, 5:48:27 PM</text:p>
          </table:table-cell>
          <table:table-cell table:style-name="ce715" office:value-type="float" office:value="47679037" calcext:value-type="float">
            <text:p>47679037</text:p>
          </table:table-cell>
          <table:table-cell table:style-name="ce468" office:value-type="string" calcext:value-type="string">
            <text:p>921.668M</text:p>
          </table:table-cell>
          <table:table-cell table:style-name="ce468" office:value-type="float" office:value="1295" calcext:value-type="float">
            <text:p>1295</text:p>
          </table:table-cell>
          <table:table-cell table:style-name="ce468" office:value-type="float" office:value="56889" calcext:value-type="float">
            <text:p>56889</text:p>
          </table:table-cell>
          <table:table-cell table:style-name="ce468" office:value-type="float" office:value="43.9" calcext:value-type="float">
            <text:p>43.9</text:p>
          </table:table-cell>
          <table:table-cell table:style-name="ce468" office:value-type="float" office:value="1206" calcext:value-type="float">
            <text:p>1206</text:p>
          </table:table-cell>
          <table:table-cell table:style-name="ce468" office:value-type="float" office:value="53539" calcext:value-type="float">
            <text:p>53539</text:p>
          </table:table-cell>
          <table:table-cell table:style-name="ce468" office:value-type="float" office:value="3232" calcext:value-type="float">
            <text:p>3232</text:p>
          </table:table-cell>
          <table:table-cell table:style-name="ce468" office:value-type="string" calcext:value-type="string">
            <text:p>91.32K</text:p>
          </table:table-cell>
          <table:table-cell table:style-name="ce936" table:formula="of:=IF(RIGHT([.D247];1)=&quot;B&quot;;VALUE(REPLACE([.D247]; LEN([.D247]); 1; &quot;&quot;))*1000000; IF(RIGHT([.D247];1)=&quot;M&quot;;VALUE(REPLACE([.D247]; LEN([.D247]); 1; &quot;&quot;))*1000; 0))" office:value-type="float" office:value="921668" calcext:value-type="float">
            <text:p>921668</text:p>
          </table:table-cell>
          <table:table-cell table:style-name="ce936" table:formula="of:=[.L247]-[.L248]" office:value-type="float" office:value="4025" calcext:value-type="float">
            <text:p>4025</text:p>
          </table:table-cell>
          <table:table-cell table:style-name="ce936" table:formula="of:=[.N248]+[.M247]" office:value-type="float" office:value="509676" calcext:value-type="float">
            <text:p>509676</text:p>
          </table:table-cell>
          <table:table-cell/>
          <table:table-cell table:style-name="ce940" table:formula="of:=[.M247]/[.L247]" office:value-type="percentage" office:value="0.0043670822899352" calcext:value-type="percentage">
            <text:p>0.437%</text:p>
          </table:table-cell>
          <table:table-cell table:number-columns-repeated="1008"/>
        </table:table-row>
        <table:table-row table:style-name="ro1">
          <table:table-cell table:style-name="ce248" office:value-type="float" office:value="219" calcext:value-type="float">
            <text:p>219</text:p>
          </table:table-cell>
          <table:table-cell table:style-name="ce468" office:value-type="string" calcext:value-type="string">
            <text:p>6/10/2022, 5:48:19 PM</text:p>
          </table:table-cell>
          <table:table-cell table:style-name="ce716" office:value-type="float" office:value="47446006" calcext:value-type="float">
            <text:p>47446006</text:p>
          </table:table-cell>
          <table:table-cell table:style-name="ce468" office:value-type="string" calcext:value-type="string">
            <text:p>917.643M</text:p>
          </table:table-cell>
          <table:table-cell table:style-name="ce468" office:value-type="float" office:value="1277" calcext:value-type="float">
            <text:p>1277</text:p>
          </table:table-cell>
          <table:table-cell table:style-name="ce468" office:value-type="float" office:value="58114" calcext:value-type="float">
            <text:p>58114</text:p>
          </table:table-cell>
          <table:table-cell table:style-name="ce468" office:value-type="float" office:value="45.5" calcext:value-type="float">
            <text:p>45.5</text:p>
          </table:table-cell>
          <table:table-cell table:style-name="ce468" office:value-type="float" office:value="1195" calcext:value-type="float">
            <text:p>1195</text:p>
          </table:table-cell>
          <table:table-cell table:style-name="ce468" office:value-type="float" office:value="54861" calcext:value-type="float">
            <text:p>54861</text:p>
          </table:table-cell>
          <table:table-cell table:style-name="ce468" office:value-type="float" office:value="3159" calcext:value-type="float">
            <text:p>3159</text:p>
          </table:table-cell>
          <table:table-cell table:style-name="ce468" office:value-type="string" calcext:value-type="string">
            <text:p>91.124K</text:p>
          </table:table-cell>
          <table:table-cell table:style-name="ce936" table:formula="of:=IF(RIGHT([.D248];1)=&quot;B&quot;;VALUE(REPLACE([.D248]; LEN([.D248]); 1; &quot;&quot;))*1000000; IF(RIGHT([.D248];1)=&quot;M&quot;;VALUE(REPLACE([.D248]; LEN([.D248]); 1; &quot;&quot;))*1000; 0))" office:value-type="float" office:value="917643" calcext:value-type="float">
            <text:p>917643</text:p>
          </table:table-cell>
          <table:table-cell table:style-name="ce936" table:formula="of:=[.L248]-[.L249]" office:value-type="float" office:value="4073" calcext:value-type="float">
            <text:p>4073</text:p>
          </table:table-cell>
          <table:table-cell table:style-name="ce936" table:formula="of:=[.N249]+[.M248]" office:value-type="float" office:value="505651" calcext:value-type="float">
            <text:p>505651</text:p>
          </table:table-cell>
          <table:table-cell/>
          <table:table-cell table:style-name="ce940" table:formula="of:=[.M248]/[.L248]" office:value-type="percentage" office:value="0.00443854527305281" calcext:value-type="percentage">
            <text:p>0.444%</text:p>
          </table:table-cell>
          <table:table-cell table:number-columns-repeated="1008"/>
        </table:table-row>
        <table:table-row table:style-name="ro1">
          <table:table-cell table:style-name="ce249" office:value-type="float" office:value="218" calcext:value-type="float">
            <text:p>218</text:p>
          </table:table-cell>
          <table:table-cell table:style-name="ce468" office:value-type="string" calcext:value-type="string">
            <text:p>6/9/2022, 5:48:18 PM</text:p>
          </table:table-cell>
          <table:table-cell table:style-name="ce717" office:value-type="float" office:value="47211958" calcext:value-type="float">
            <text:p>47211958</text:p>
          </table:table-cell>
          <table:table-cell table:style-name="ce468" office:value-type="string" calcext:value-type="string">
            <text:p>913.57M</text:p>
          </table:table-cell>
          <table:table-cell table:style-name="ce468" office:value-type="float" office:value="1289" calcext:value-type="float">
            <text:p>1289</text:p>
          </table:table-cell>
          <table:table-cell table:style-name="ce468" office:value-type="float" office:value="56541" calcext:value-type="float">
            <text:p>56541</text:p>
          </table:table-cell>
          <table:table-cell table:style-name="ce468" office:value-type="float" office:value="43.9" calcext:value-type="float">
            <text:p>43.9</text:p>
          </table:table-cell>
          <table:table-cell table:style-name="ce468" office:value-type="float" office:value="1200" calcext:value-type="float">
            <text:p>1200</text:p>
          </table:table-cell>
          <table:table-cell table:style-name="ce468" office:value-type="float" office:value="53217" calcext:value-type="float">
            <text:p>53217</text:p>
          </table:table-cell>
          <table:table-cell table:style-name="ce468" office:value-type="float" office:value="3194" calcext:value-type="float">
            <text:p>3194</text:p>
          </table:table-cell>
          <table:table-cell table:style-name="ce468" office:value-type="string" calcext:value-type="string">
            <text:p>87.597K</text:p>
          </table:table-cell>
          <table:table-cell table:style-name="ce936" table:formula="of:=IF(RIGHT([.D249];1)=&quot;B&quot;;VALUE(REPLACE([.D249]; LEN([.D249]); 1; &quot;&quot;))*1000000; IF(RIGHT([.D249];1)=&quot;M&quot;;VALUE(REPLACE([.D249]; LEN([.D249]); 1; &quot;&quot;))*1000; 0))" office:value-type="float" office:value="913570" calcext:value-type="float">
            <text:p>913570</text:p>
          </table:table-cell>
          <table:table-cell table:style-name="ce936" table:formula="of:=[.L249]-[.L250]" office:value-type="float" office:value="3923" calcext:value-type="float">
            <text:p>3923</text:p>
          </table:table-cell>
          <table:table-cell table:style-name="ce936" table:formula="of:=[.N250]+[.M249]" office:value-type="float" office:value="501578" calcext:value-type="float">
            <text:p>501578</text:p>
          </table:table-cell>
          <table:table-cell/>
          <table:table-cell table:style-name="ce940" table:formula="of:=[.M249]/[.L249]" office:value-type="percentage" office:value="0.00429414275862824" calcext:value-type="percentage">
            <text:p>0.429%</text:p>
          </table:table-cell>
          <table:table-cell table:number-columns-repeated="1008"/>
        </table:table-row>
        <table:table-row table:style-name="ro1">
          <table:table-cell table:style-name="ce250" office:value-type="float" office:value="217" calcext:value-type="float">
            <text:p>217</text:p>
          </table:table-cell>
          <table:table-cell table:style-name="ce468" office:value-type="string" calcext:value-type="string">
            <text:p>6/8/2022, 5:48:17 PM</text:p>
          </table:table-cell>
          <table:table-cell table:style-name="ce718" office:value-type="float" office:value="46986228" calcext:value-type="float">
            <text:p>46986228</text:p>
          </table:table-cell>
          <table:table-cell table:style-name="ce468" office:value-type="string" calcext:value-type="string">
            <text:p>909.647M</text:p>
          </table:table-cell>
          <table:table-cell table:style-name="ce468" office:value-type="float" office:value="1261" calcext:value-type="float">
            <text:p>1261</text:p>
          </table:table-cell>
          <table:table-cell table:style-name="ce468" office:value-type="float" office:value="55954" calcext:value-type="float">
            <text:p>55954</text:p>
          </table:table-cell>
          <table:table-cell table:style-name="ce468" office:value-type="float" office:value="44.4" calcext:value-type="float">
            <text:p>44.4</text:p>
          </table:table-cell>
          <table:table-cell table:style-name="ce468" office:value-type="float" office:value="1160" calcext:value-type="float">
            <text:p>1160</text:p>
          </table:table-cell>
          <table:table-cell table:style-name="ce468" office:value-type="float" office:value="52518" calcext:value-type="float">
            <text:p>52518</text:p>
          </table:table-cell>
          <table:table-cell table:style-name="ce468" office:value-type="float" office:value="3293" calcext:value-type="float">
            <text:p>3293</text:p>
          </table:table-cell>
          <table:table-cell table:style-name="ce468" office:value-type="string" calcext:value-type="string">
            <text:p>102.81K</text:p>
          </table:table-cell>
          <table:table-cell table:style-name="ce936" table:formula="of:=IF(RIGHT([.D250];1)=&quot;B&quot;;VALUE(REPLACE([.D250]; LEN([.D250]); 1; &quot;&quot;))*1000000; IF(RIGHT([.D250];1)=&quot;M&quot;;VALUE(REPLACE([.D250]; LEN([.D250]); 1; &quot;&quot;))*1000; 0))" office:value-type="float" office:value="909647" calcext:value-type="float">
            <text:p>909647</text:p>
          </table:table-cell>
          <table:table-cell table:style-name="ce936" table:formula="of:=[.L250]-[.L251]" office:value-type="float" office:value="4172" calcext:value-type="float">
            <text:p>4172</text:p>
          </table:table-cell>
          <table:table-cell table:style-name="ce936" table:formula="of:=[.N251]+[.M250]" office:value-type="float" office:value="497655" calcext:value-type="float">
            <text:p>497655</text:p>
          </table:table-cell>
          <table:table-cell/>
          <table:table-cell table:style-name="ce940" table:formula="of:=[.M250]/[.L250]" office:value-type="percentage" office:value="0.00458639450248283" calcext:value-type="percentage">
            <text:p>0.459%</text:p>
          </table:table-cell>
          <table:table-cell table:number-columns-repeated="1008"/>
        </table:table-row>
        <table:table-row table:style-name="ro1">
          <table:table-cell table:style-name="ce251" office:value-type="float" office:value="216" calcext:value-type="float">
            <text:p>216</text:p>
          </table:table-cell>
          <table:table-cell table:style-name="ce468" office:value-type="string" calcext:value-type="string">
            <text:p>6/7/2022, 5:48:16 PM</text:p>
          </table:table-cell>
          <table:table-cell table:style-name="ce719" office:value-type="float" office:value="46757336" calcext:value-type="float">
            <text:p>46757336</text:p>
          </table:table-cell>
          <table:table-cell table:style-name="ce468" office:value-type="string" calcext:value-type="string">
            <text:p>905.475M</text:p>
          </table:table-cell>
          <table:table-cell table:style-name="ce468" office:value-type="float" office:value="1245" calcext:value-type="float">
            <text:p>1245</text:p>
          </table:table-cell>
          <table:table-cell table:style-name="ce468" office:value-type="float" office:value="55338" calcext:value-type="float">
            <text:p>55338</text:p>
          </table:table-cell>
          <table:table-cell table:style-name="ce468" office:value-type="float" office:value="44.4" calcext:value-type="float">
            <text:p>44.4</text:p>
          </table:table-cell>
          <table:table-cell table:style-name="ce468" office:value-type="float" office:value="1153" calcext:value-type="float">
            <text:p>1153</text:p>
          </table:table-cell>
          <table:table-cell table:style-name="ce468" office:value-type="float" office:value="51900" calcext:value-type="float">
            <text:p>51900</text:p>
          </table:table-cell>
          <table:table-cell table:style-name="ce468" office:value-type="float" office:value="3309" calcext:value-type="float">
            <text:p>3309</text:p>
          </table:table-cell>
          <table:table-cell table:style-name="ce468" office:value-type="string" calcext:value-type="string">
            <text:p>98.767K</text:p>
          </table:table-cell>
          <table:table-cell table:style-name="ce936" table:formula="of:=IF(RIGHT([.D251];1)=&quot;B&quot;;VALUE(REPLACE([.D251]; LEN([.D251]); 1; &quot;&quot;))*1000000; IF(RIGHT([.D251];1)=&quot;M&quot;;VALUE(REPLACE([.D251]; LEN([.D251]); 1; &quot;&quot;))*1000; 0))" office:value-type="float" office:value="905475" calcext:value-type="float">
            <text:p>905475</text:p>
          </table:table-cell>
          <table:table-cell table:style-name="ce936" table:formula="of:=[.L251]-[.L252]" office:value-type="float" office:value="4158" calcext:value-type="float">
            <text:p>4158</text:p>
          </table:table-cell>
          <table:table-cell table:style-name="ce936" table:formula="of:=[.N252]+[.M251]" office:value-type="float" office:value="493483" calcext:value-type="float">
            <text:p>493483</text:p>
          </table:table-cell>
          <table:table-cell/>
          <table:table-cell table:style-name="ce940" table:formula="of:=[.M251]/[.L251]" office:value-type="percentage" office:value="0.00459206493829206" calcext:value-type="percentage">
            <text:p>0.459%</text:p>
          </table:table-cell>
          <table:table-cell table:number-columns-repeated="1008"/>
        </table:table-row>
        <table:table-row table:style-name="ro1">
          <table:table-cell table:style-name="ce252" office:value-type="float" office:value="215" calcext:value-type="float">
            <text:p>215</text:p>
          </table:table-cell>
          <table:table-cell table:style-name="ce468" office:value-type="string" calcext:value-type="string">
            <text:p>6/6/2022, 5:48:14 PM</text:p>
          </table:table-cell>
          <table:table-cell table:style-name="ce720" office:value-type="float" office:value="46551806" calcext:value-type="float">
            <text:p>46551806</text:p>
          </table:table-cell>
          <table:table-cell table:style-name="ce468" office:value-type="string" calcext:value-type="string">
            <text:p>901.317M</text:p>
          </table:table-cell>
          <table:table-cell table:style-name="ce468" office:value-type="float" office:value="1258" calcext:value-type="float">
            <text:p>1258</text:p>
          </table:table-cell>
          <table:table-cell table:style-name="ce468" office:value-type="float" office:value="56254" calcext:value-type="float">
            <text:p>56254</text:p>
          </table:table-cell>
          <table:table-cell table:style-name="ce468" office:value-type="float" office:value="44.7" calcext:value-type="float">
            <text:p>44.7</text:p>
          </table:table-cell>
          <table:table-cell table:style-name="ce468" office:value-type="float" office:value="1174" calcext:value-type="float">
            <text:p>1174</text:p>
          </table:table-cell>
          <table:table-cell table:style-name="ce468" office:value-type="float" office:value="52829" calcext:value-type="float">
            <text:p>52829</text:p>
          </table:table-cell>
          <table:table-cell table:style-name="ce468" office:value-type="float" office:value="3345" calcext:value-type="float">
            <text:p>3345</text:p>
          </table:table-cell>
          <table:table-cell table:style-name="ce468" office:value-type="string" calcext:value-type="string">
            <text:p>111.446K</text:p>
          </table:table-cell>
          <table:table-cell table:style-name="ce936" table:formula="of:=IF(RIGHT([.D252];1)=&quot;B&quot;;VALUE(REPLACE([.D252]; LEN([.D252]); 1; &quot;&quot;))*1000000; IF(RIGHT([.D252];1)=&quot;M&quot;;VALUE(REPLACE([.D252]; LEN([.D252]); 1; &quot;&quot;))*1000; 0))" office:value-type="float" office:value="901317" calcext:value-type="float">
            <text:p>901317</text:p>
          </table:table-cell>
          <table:table-cell table:style-name="ce936" table:formula="of:=[.L252]-[.L253]" office:value-type="float" office:value="4122" calcext:value-type="float">
            <text:p>4122</text:p>
          </table:table-cell>
          <table:table-cell table:style-name="ce936" table:formula="of:=[.N253]+[.M252]" office:value-type="float" office:value="489325" calcext:value-type="float">
            <text:p>489325</text:p>
          </table:table-cell>
          <table:table-cell/>
          <table:table-cell table:style-name="ce940" table:formula="of:=[.M252]/[.L252]" office:value-type="percentage" office:value="0.00457330772636043" calcext:value-type="percentage">
            <text:p>0.457%</text:p>
          </table:table-cell>
          <table:table-cell table:number-columns-repeated="1008"/>
        </table:table-row>
        <table:table-row table:style-name="ro1">
          <table:table-cell table:style-name="ce253" office:value-type="float" office:value="214" calcext:value-type="float">
            <text:p>214</text:p>
          </table:table-cell>
          <table:table-cell table:style-name="ce468" office:value-type="string" calcext:value-type="string">
            <text:p>6/5/2022, 5:48:12 PM</text:p>
          </table:table-cell>
          <table:table-cell table:style-name="ce721" office:value-type="float" office:value="46325475" calcext:value-type="float">
            <text:p>46325475</text:p>
          </table:table-cell>
          <table:table-cell table:style-name="ce468" office:value-type="string" calcext:value-type="string">
            <text:p>897.195M</text:p>
          </table:table-cell>
          <table:table-cell table:style-name="ce468" office:value-type="float" office:value="1269" calcext:value-type="float">
            <text:p>1269</text:p>
          </table:table-cell>
          <table:table-cell table:style-name="ce468" office:value-type="float" office:value="56320" calcext:value-type="float">
            <text:p>56320</text:p>
          </table:table-cell>
          <table:table-cell table:style-name="ce468" office:value-type="float" office:value="44.4" calcext:value-type="float">
            <text:p>44.4</text:p>
          </table:table-cell>
          <table:table-cell table:style-name="ce468" office:value-type="float" office:value="1189" calcext:value-type="float">
            <text:p>1189</text:p>
          </table:table-cell>
          <table:table-cell table:style-name="ce468" office:value-type="float" office:value="53088" calcext:value-type="float">
            <text:p>53088</text:p>
          </table:table-cell>
          <table:table-cell table:style-name="ce468" office:value-type="float" office:value="3159" calcext:value-type="float">
            <text:p>3159</text:p>
          </table:table-cell>
          <table:table-cell table:style-name="ce468" office:value-type="string" calcext:value-type="string">
            <text:p>107.001K</text:p>
          </table:table-cell>
          <table:table-cell table:style-name="ce936" table:formula="of:=IF(RIGHT([.D253];1)=&quot;B&quot;;VALUE(REPLACE([.D253]; LEN([.D253]); 1; &quot;&quot;))*1000000; IF(RIGHT([.D253];1)=&quot;M&quot;;VALUE(REPLACE([.D253]; LEN([.D253]); 1; &quot;&quot;))*1000; 0))" office:value-type="float" office:value="897195" calcext:value-type="float">
            <text:p>897195</text:p>
          </table:table-cell>
          <table:table-cell table:style-name="ce936" table:formula="of:=[.L253]-[.L254]" office:value-type="float" office:value="4397" calcext:value-type="float">
            <text:p>4397</text:p>
          </table:table-cell>
          <table:table-cell table:style-name="ce936" table:formula="of:=[.N254]+[.M253]" office:value-type="float" office:value="485203" calcext:value-type="float">
            <text:p>485203</text:p>
          </table:table-cell>
          <table:table-cell/>
          <table:table-cell table:style-name="ce940" table:formula="of:=[.M253]/[.L253]" office:value-type="percentage" office:value="0.00490082980845858" calcext:value-type="percentage">
            <text:p>0.490%</text:p>
          </table:table-cell>
          <table:table-cell table:number-columns-repeated="1008"/>
        </table:table-row>
        <table:table-row table:style-name="ro1">
          <table:table-cell table:style-name="ce254" office:value-type="float" office:value="213" calcext:value-type="float">
            <text:p>213</text:p>
          </table:table-cell>
          <table:table-cell table:style-name="ce468" office:value-type="string" calcext:value-type="string">
            <text:p>6/4/2022, 5:48:11 PM</text:p>
          </table:table-cell>
          <table:table-cell table:style-name="ce722" office:value-type="float" office:value="46134962" calcext:value-type="float">
            <text:p>46134962</text:p>
          </table:table-cell>
          <table:table-cell table:style-name="ce468" office:value-type="string" calcext:value-type="string">
            <text:p>892.798M</text:p>
          </table:table-cell>
          <table:table-cell table:style-name="ce468" office:value-type="float" office:value="1224" calcext:value-type="float">
            <text:p>1224</text:p>
          </table:table-cell>
          <table:table-cell table:style-name="ce468" office:value-type="float" office:value="53833" calcext:value-type="float">
            <text:p>53833</text:p>
          </table:table-cell>
          <table:table-cell table:style-name="ce468" office:value-type="float" office:value="44" calcext:value-type="float">
            <text:p>44</text:p>
          </table:table-cell>
          <table:table-cell table:style-name="ce468" office:value-type="float" office:value="1140" calcext:value-type="float">
            <text:p>1140</text:p>
          </table:table-cell>
          <table:table-cell table:style-name="ce468" office:value-type="float" office:value="50624" calcext:value-type="float">
            <text:p>50624</text:p>
          </table:table-cell>
          <table:table-cell table:style-name="ce468" office:value-type="float" office:value="3115" calcext:value-type="float">
            <text:p>3115</text:p>
          </table:table-cell>
          <table:table-cell table:style-name="ce468" office:value-type="string" calcext:value-type="string">
            <text:p>91.146K</text:p>
          </table:table-cell>
          <table:table-cell table:style-name="ce936" table:formula="of:=IF(RIGHT([.D254];1)=&quot;B&quot;;VALUE(REPLACE([.D254]; LEN([.D254]); 1; &quot;&quot;))*1000000; IF(RIGHT([.D254];1)=&quot;M&quot;;VALUE(REPLACE([.D254]; LEN([.D254]); 1; &quot;&quot;))*1000; 0))" office:value-type="float" office:value="892798" calcext:value-type="float">
            <text:p>892798</text:p>
          </table:table-cell>
          <table:table-cell table:style-name="ce936" table:formula="of:=[.L254]-[.L255]" office:value-type="float" office:value="3978" calcext:value-type="float">
            <text:p>3978</text:p>
          </table:table-cell>
          <table:table-cell table:style-name="ce936" table:formula="of:=[.N255]+[.M254]" office:value-type="float" office:value="480806" calcext:value-type="float">
            <text:p>480806</text:p>
          </table:table-cell>
          <table:table-cell/>
          <table:table-cell table:style-name="ce940" table:formula="of:=[.M254]/[.L254]" office:value-type="percentage" office:value="0.00445565514259665" calcext:value-type="percentage">
            <text:p>0.446%</text:p>
          </table:table-cell>
          <table:table-cell table:number-columns-repeated="1008"/>
        </table:table-row>
        <table:table-row table:style-name="ro1">
          <table:table-cell table:style-name="ce255" office:value-type="float" office:value="212" calcext:value-type="float">
            <text:p>212</text:p>
          </table:table-cell>
          <table:table-cell table:style-name="ce468" office:value-type="string" calcext:value-type="string">
            <text:p>6/3/2022, 5:48:10 PM</text:p>
          </table:table-cell>
          <table:table-cell table:style-name="ce723" office:value-type="float" office:value="45913189" calcext:value-type="float">
            <text:p>45913189</text:p>
          </table:table-cell>
          <table:table-cell table:style-name="ce468" office:value-type="string" calcext:value-type="string">
            <text:p>888.82M</text:p>
          </table:table-cell>
          <table:table-cell table:style-name="ce468" office:value-type="float" office:value="1293" calcext:value-type="float">
            <text:p>1293</text:p>
          </table:table-cell>
          <table:table-cell table:style-name="ce468" office:value-type="float" office:value="57393" calcext:value-type="float">
            <text:p>57393</text:p>
          </table:table-cell>
          <table:table-cell table:style-name="ce468" office:value-type="float" office:value="44.4" calcext:value-type="float">
            <text:p>44.4</text:p>
          </table:table-cell>
          <table:table-cell table:style-name="ce468" office:value-type="float" office:value="1210" calcext:value-type="float">
            <text:p>1210</text:p>
          </table:table-cell>
          <table:table-cell table:style-name="ce468" office:value-type="float" office:value="54085" calcext:value-type="float">
            <text:p>54085</text:p>
          </table:table-cell>
          <table:table-cell table:style-name="ce468" office:value-type="float" office:value="3227" calcext:value-type="float">
            <text:p>3227</text:p>
          </table:table-cell>
          <table:table-cell table:style-name="ce468" office:value-type="string" calcext:value-type="string">
            <text:p>107.044K</text:p>
          </table:table-cell>
          <table:table-cell table:style-name="ce936" table:formula="of:=IF(RIGHT([.D255];1)=&quot;B&quot;;VALUE(REPLACE([.D255]; LEN([.D255]); 1; &quot;&quot;))*1000000; IF(RIGHT([.D255];1)=&quot;M&quot;;VALUE(REPLACE([.D255]; LEN([.D255]); 1; &quot;&quot;))*1000; 0))" office:value-type="float" office:value="888820" calcext:value-type="float">
            <text:p>888820</text:p>
          </table:table-cell>
          <table:table-cell table:style-name="ce936" table:formula="of:=[.L255]-[.L256]" office:value-type="float" office:value="4398" calcext:value-type="float">
            <text:p>4398</text:p>
          </table:table-cell>
          <table:table-cell table:style-name="ce936" table:formula="of:=[.N256]+[.M255]" office:value-type="float" office:value="476828" calcext:value-type="float">
            <text:p>476828</text:p>
          </table:table-cell>
          <table:table-cell/>
          <table:table-cell table:style-name="ce940" table:formula="of:=[.M255]/[.L255]" office:value-type="percentage" office:value="0.00494813348034473" calcext:value-type="percentage">
            <text:p>0.495%</text:p>
          </table:table-cell>
          <table:table-cell table:number-columns-repeated="1008"/>
        </table:table-row>
        <table:table-row table:style-name="ro1">
          <table:table-cell table:style-name="ce256" office:value-type="float" office:value="211" calcext:value-type="float">
            <text:p>211</text:p>
          </table:table-cell>
          <table:table-cell table:style-name="ce468" office:value-type="string" calcext:value-type="string">
            <text:p>6/2/2022, 5:48:09 PM</text:p>
          </table:table-cell>
          <table:table-cell table:style-name="ce724" office:value-type="float" office:value="45673337" calcext:value-type="float">
            <text:p>45673337</text:p>
          </table:table-cell>
          <table:table-cell table:style-name="ce468" office:value-type="string" calcext:value-type="string">
            <text:p>884.422M</text:p>
          </table:table-cell>
          <table:table-cell table:style-name="ce468" office:value-type="float" office:value="1313" calcext:value-type="float">
            <text:p>1313</text:p>
          </table:table-cell>
          <table:table-cell table:style-name="ce468" office:value-type="float" office:value="58641" calcext:value-type="float">
            <text:p>58641</text:p>
          </table:table-cell>
          <table:table-cell table:style-name="ce468" office:value-type="float" office:value="44.7" calcext:value-type="float">
            <text:p>44.7</text:p>
          </table:table-cell>
          <table:table-cell table:style-name="ce468" office:value-type="float" office:value="1228" calcext:value-type="float">
            <text:p>1228</text:p>
          </table:table-cell>
          <table:table-cell table:style-name="ce468" office:value-type="float" office:value="55343" calcext:value-type="float">
            <text:p>55343</text:p>
          </table:table-cell>
          <table:table-cell table:style-name="ce468" office:value-type="float" office:value="3179" calcext:value-type="float">
            <text:p>3179</text:p>
          </table:table-cell>
          <table:table-cell table:style-name="ce468" office:value-type="string" calcext:value-type="string">
            <text:p>111.469K</text:p>
          </table:table-cell>
          <table:table-cell table:style-name="ce936" table:formula="of:=IF(RIGHT([.D256];1)=&quot;B&quot;;VALUE(REPLACE([.D256]; LEN([.D256]); 1; &quot;&quot;))*1000000; IF(RIGHT([.D256];1)=&quot;M&quot;;VALUE(REPLACE([.D256]; LEN([.D256]); 1; &quot;&quot;))*1000; 0))" office:value-type="float" office:value="884422" calcext:value-type="float">
            <text:p>884422</text:p>
          </table:table-cell>
          <table:table-cell table:style-name="ce936" table:formula="of:=[.L256]-[.L257]" office:value-type="float" office:value="4407" calcext:value-type="float">
            <text:p>4407</text:p>
          </table:table-cell>
          <table:table-cell table:style-name="ce936" table:formula="of:=[.N257]+[.M256]" office:value-type="float" office:value="472430" calcext:value-type="float">
            <text:p>472430</text:p>
          </table:table-cell>
          <table:table-cell/>
          <table:table-cell table:style-name="ce940" table:formula="of:=[.M256]/[.L256]" office:value-type="percentage" office:value="0.0049829153955917" calcext:value-type="percentage">
            <text:p>0.498%</text:p>
          </table:table-cell>
          <table:table-cell table:number-columns-repeated="1008"/>
        </table:table-row>
        <table:table-row table:style-name="ro1">
          <table:table-cell table:style-name="ce257" office:value-type="float" office:value="210" calcext:value-type="float">
            <text:p>210</text:p>
          </table:table-cell>
          <table:table-cell table:style-name="ce468" office:value-type="string" calcext:value-type="string">
            <text:p>6/1/2022, 5:48:08 PM</text:p>
          </table:table-cell>
          <table:table-cell table:style-name="ce725" office:value-type="float" office:value="45424994" calcext:value-type="float">
            <text:p>45424994</text:p>
          </table:table-cell>
          <table:table-cell table:style-name="ce468" office:value-type="string" calcext:value-type="string">
            <text:p>880.015M</text:p>
          </table:table-cell>
          <table:table-cell table:style-name="ce468" office:value-type="float" office:value="1314" calcext:value-type="float">
            <text:p>1314</text:p>
          </table:table-cell>
          <table:table-cell table:style-name="ce468" office:value-type="float" office:value="58756" calcext:value-type="float">
            <text:p>58756</text:p>
          </table:table-cell>
          <table:table-cell table:style-name="ce468" office:value-type="float" office:value="44.7" calcext:value-type="float">
            <text:p>44.7</text:p>
          </table:table-cell>
          <table:table-cell table:style-name="ce468" office:value-type="float" office:value="1234" calcext:value-type="float">
            <text:p>1234</text:p>
          </table:table-cell>
          <table:table-cell table:style-name="ce468" office:value-type="float" office:value="55446" calcext:value-type="float">
            <text:p>55446</text:p>
          </table:table-cell>
          <table:table-cell table:style-name="ce468" office:value-type="float" office:value="3230" calcext:value-type="float">
            <text:p>3230</text:p>
          </table:table-cell>
          <table:table-cell table:style-name="ce468" office:value-type="string" calcext:value-type="string">
            <text:p>126.114K</text:p>
          </table:table-cell>
          <table:table-cell table:style-name="ce936" table:formula="of:=IF(RIGHT([.D257];1)=&quot;B&quot;;VALUE(REPLACE([.D257]; LEN([.D257]); 1; &quot;&quot;))*1000000; IF(RIGHT([.D257];1)=&quot;M&quot;;VALUE(REPLACE([.D257]; LEN([.D257]); 1; &quot;&quot;))*1000; 0))" office:value-type="float" office:value="880015" calcext:value-type="float">
            <text:p>880015</text:p>
          </table:table-cell>
          <table:table-cell table:style-name="ce936" table:formula="of:=[.L257]-[.L258]" office:value-type="float" office:value="4725" calcext:value-type="float">
            <text:p>4725</text:p>
          </table:table-cell>
          <table:table-cell table:style-name="ce936" table:formula="of:=[.N258]+[.M257]" office:value-type="float" office:value="468023" calcext:value-type="float">
            <text:p>468023</text:p>
          </table:table-cell>
          <table:table-cell/>
          <table:table-cell table:style-name="ce940" table:formula="of:=[.M257]/[.L257]" office:value-type="percentage" office:value="0.00536922666090919" calcext:value-type="percentage">
            <text:p>0.537%</text:p>
          </table:table-cell>
          <table:table-cell table:number-columns-repeated="1008"/>
        </table:table-row>
        <table:table-row table:style-name="ro1">
          <table:table-cell table:style-name="ce258" office:value-type="float" office:value="209" calcext:value-type="float">
            <text:p>209</text:p>
          </table:table-cell>
          <table:table-cell table:style-name="ce468" office:value-type="string" calcext:value-type="string">
            <text:p>5/31/2022, 5:48:07 PM</text:p>
          </table:table-cell>
          <table:table-cell table:style-name="ce726" office:value-type="float" office:value="45169923" calcext:value-type="float">
            <text:p>45169923</text:p>
          </table:table-cell>
          <table:table-cell table:style-name="ce468" office:value-type="string" calcext:value-type="string">
            <text:p>875.29M</text:p>
          </table:table-cell>
          <table:table-cell table:style-name="ce468" office:value-type="float" office:value="1417" calcext:value-type="float">
            <text:p>1417</text:p>
          </table:table-cell>
          <table:table-cell table:style-name="ce468" office:value-type="float" office:value="64141" calcext:value-type="float">
            <text:p>64141</text:p>
          </table:table-cell>
          <table:table-cell table:style-name="ce468" office:value-type="float" office:value="45.3" calcext:value-type="float">
            <text:p>45.3</text:p>
          </table:table-cell>
          <table:table-cell table:style-name="ce468" office:value-type="float" office:value="1332" calcext:value-type="float">
            <text:p>1332</text:p>
          </table:table-cell>
          <table:table-cell table:style-name="ce468" office:value-type="float" office:value="60925" calcext:value-type="float">
            <text:p>60925</text:p>
          </table:table-cell>
          <table:table-cell table:style-name="ce468" office:value-type="float" office:value="3118" calcext:value-type="float">
            <text:p>3118</text:p>
          </table:table-cell>
          <table:table-cell table:style-name="ce468" office:value-type="string" calcext:value-type="string">
            <text:p>137.08K</text:p>
          </table:table-cell>
          <table:table-cell table:style-name="ce936" table:formula="of:=IF(RIGHT([.D258];1)=&quot;B&quot;;VALUE(REPLACE([.D258]; LEN([.D258]); 1; &quot;&quot;))*1000000; IF(RIGHT([.D258];1)=&quot;M&quot;;VALUE(REPLACE([.D258]; LEN([.D258]); 1; &quot;&quot;))*1000; 0))" office:value-type="float" office:value="875290" calcext:value-type="float">
            <text:p>875290</text:p>
          </table:table-cell>
          <table:table-cell table:style-name="ce936" table:formula="of:=[.L258]-[.L259]" office:value-type="float" office:value="4994" calcext:value-type="float">
            <text:p>4994</text:p>
          </table:table-cell>
          <table:table-cell table:style-name="ce936" table:formula="of:=[.N259]+[.M258]" office:value-type="float" office:value="463298" calcext:value-type="float">
            <text:p>463298</text:p>
          </table:table-cell>
          <table:table-cell/>
          <table:table-cell table:style-name="ce940" table:formula="of:=[.M258]/[.L258]" office:value-type="percentage" office:value="0.00570553759325481" calcext:value-type="percentage">
            <text:p>0.571%</text:p>
          </table:table-cell>
          <table:table-cell table:number-columns-repeated="1008"/>
        </table:table-row>
        <table:table-row table:style-name="ro1">
          <table:table-cell table:style-name="ce259" office:value-type="float" office:value="208" calcext:value-type="float">
            <text:p>208</text:p>
          </table:table-cell>
          <table:table-cell table:style-name="ce468" office:value-type="string" calcext:value-type="string">
            <text:p>5/30/2022, 5:48:06 PM</text:p>
          </table:table-cell>
          <table:table-cell table:style-name="ce727" office:value-type="float" office:value="44925752" calcext:value-type="float">
            <text:p>44925752</text:p>
          </table:table-cell>
          <table:table-cell table:style-name="ce468" office:value-type="string" calcext:value-type="string">
            <text:p>870.296M</text:p>
          </table:table-cell>
          <table:table-cell table:style-name="ce468" office:value-type="float" office:value="1370" calcext:value-type="float">
            <text:p>1370</text:p>
          </table:table-cell>
          <table:table-cell table:style-name="ce468" office:value-type="float" office:value="62536" calcext:value-type="float">
            <text:p>62536</text:p>
          </table:table-cell>
          <table:table-cell table:style-name="ce468" office:value-type="float" office:value="45.6" calcext:value-type="float">
            <text:p>45.6</text:p>
          </table:table-cell>
          <table:table-cell table:style-name="ce468" office:value-type="float" office:value="1297" calcext:value-type="float">
            <text:p>1297</text:p>
          </table:table-cell>
          <table:table-cell table:style-name="ce468" office:value-type="float" office:value="59345" calcext:value-type="float">
            <text:p>59345</text:p>
          </table:table-cell>
          <table:table-cell table:style-name="ce468" office:value-type="float" office:value="3134" calcext:value-type="float">
            <text:p>3134</text:p>
          </table:table-cell>
          <table:table-cell table:style-name="ce468" office:value-type="string" calcext:value-type="string">
            <text:p>143.196K</text:p>
          </table:table-cell>
          <table:table-cell table:style-name="ce936" table:formula="of:=IF(RIGHT([.D259];1)=&quot;B&quot;;VALUE(REPLACE([.D259]; LEN([.D259]); 1; &quot;&quot;))*1000000; IF(RIGHT([.D259];1)=&quot;M&quot;;VALUE(REPLACE([.D259]; LEN([.D259]); 1; &quot;&quot;))*1000; 0))" office:value-type="float" office:value="870296" calcext:value-type="float">
            <text:p>870296</text:p>
          </table:table-cell>
          <table:table-cell table:style-name="ce936" table:formula="of:=[.L259]-[.L260]" office:value-type="float" office:value="5063" calcext:value-type="float">
            <text:p>5063</text:p>
          </table:table-cell>
          <table:table-cell table:style-name="ce936" table:formula="of:=[.N260]+[.M259]" office:value-type="float" office:value="458304" calcext:value-type="float">
            <text:p>458304</text:p>
          </table:table-cell>
          <table:table-cell/>
          <table:table-cell table:style-name="ce940" table:formula="of:=[.M259]/[.L259]" office:value-type="percentage" office:value="0.00581756092180132" calcext:value-type="percentage">
            <text:p>0.582%</text:p>
          </table:table-cell>
          <table:table-cell table:number-columns-repeated="1008"/>
        </table:table-row>
        <table:table-row table:style-name="ro1">
          <table:table-cell table:style-name="ce260" office:value-type="float" office:value="207" calcext:value-type="float">
            <text:p>207</text:p>
          </table:table-cell>
          <table:table-cell table:style-name="ce468" office:value-type="string" calcext:value-type="string">
            <text:p>5/29/2022, 5:48:05 PM</text:p>
          </table:table-cell>
          <table:table-cell table:style-name="ce728" office:value-type="float" office:value="44664140" calcext:value-type="float">
            <text:p>44664140</text:p>
          </table:table-cell>
          <table:table-cell table:style-name="ce468" office:value-type="string" calcext:value-type="string">
            <text:p>865.233M</text:p>
          </table:table-cell>
          <table:table-cell table:style-name="ce468" office:value-type="float" office:value="1369" calcext:value-type="float">
            <text:p>1369</text:p>
          </table:table-cell>
          <table:table-cell table:style-name="ce468" office:value-type="float" office:value="65242" calcext:value-type="float">
            <text:p>65242</text:p>
          </table:table-cell>
          <table:table-cell table:style-name="ce468" office:value-type="float" office:value="47.7" calcext:value-type="float">
            <text:p>47.7</text:p>
          </table:table-cell>
          <table:table-cell table:style-name="ce468" office:value-type="float" office:value="1288" calcext:value-type="float">
            <text:p>1288</text:p>
          </table:table-cell>
          <table:table-cell table:style-name="ce468" office:value-type="float" office:value="61887" calcext:value-type="float">
            <text:p>61887</text:p>
          </table:table-cell>
          <table:table-cell table:style-name="ce468" office:value-type="float" office:value="3267" calcext:value-type="float">
            <text:p>3267</text:p>
          </table:table-cell>
          <table:table-cell table:style-name="ce468" office:value-type="string" calcext:value-type="string">
            <text:p>136.899K</text:p>
          </table:table-cell>
          <table:table-cell table:style-name="ce936" table:formula="of:=IF(RIGHT([.D260];1)=&quot;B&quot;;VALUE(REPLACE([.D260]; LEN([.D260]); 1; &quot;&quot;))*1000000; IF(RIGHT([.D260];1)=&quot;M&quot;;VALUE(REPLACE([.D260]; LEN([.D260]); 1; &quot;&quot;))*1000; 0))" office:value-type="float" office:value="865233" calcext:value-type="float">
            <text:p>865233</text:p>
          </table:table-cell>
          <table:table-cell table:style-name="ce936" table:formula="of:=[.L260]-[.L261]" office:value-type="float" office:value="4995" calcext:value-type="float">
            <text:p>4995</text:p>
          </table:table-cell>
          <table:table-cell table:style-name="ce936" table:formula="of:=[.N261]+[.M260]" office:value-type="float" office:value="453241" calcext:value-type="float">
            <text:p>453241</text:p>
          </table:table-cell>
          <table:table-cell/>
          <table:table-cell table:style-name="ce940" table:formula="of:=[.M260]/[.L260]" office:value-type="percentage" office:value="0.00577301143160282" calcext:value-type="percentage">
            <text:p>0.577%</text:p>
          </table:table-cell>
          <table:table-cell table:number-columns-repeated="1008"/>
        </table:table-row>
        <table:table-row table:style-name="ro1">
          <table:table-cell table:style-name="ce261" office:value-type="float" office:value="206" calcext:value-type="float">
            <text:p>206</text:p>
          </table:table-cell>
          <table:table-cell table:style-name="ce468" office:value-type="string" calcext:value-type="string">
            <text:p>5/28/2022, 5:48:04 PM</text:p>
          </table:table-cell>
          <table:table-cell table:style-name="ce729" office:value-type="float" office:value="44390206" calcext:value-type="float">
            <text:p>44390206</text:p>
          </table:table-cell>
          <table:table-cell table:style-name="ce468" office:value-type="string" calcext:value-type="string">
            <text:p>860.238M</text:p>
          </table:table-cell>
          <table:table-cell table:style-name="ce468" office:value-type="float" office:value="1319" calcext:value-type="float">
            <text:p>1319</text:p>
          </table:table-cell>
          <table:table-cell table:style-name="ce468" office:value-type="float" office:value="57485" calcext:value-type="float">
            <text:p>57485</text:p>
          </table:table-cell>
          <table:table-cell table:style-name="ce468" office:value-type="float" office:value="43.6" calcext:value-type="float">
            <text:p>43.6</text:p>
          </table:table-cell>
          <table:table-cell table:style-name="ce468" office:value-type="float" office:value="1225" calcext:value-type="float">
            <text:p>1225</text:p>
          </table:table-cell>
          <table:table-cell table:style-name="ce468" office:value-type="float" office:value="54219" calcext:value-type="float">
            <text:p>54219</text:p>
          </table:table-cell>
          <table:table-cell table:style-name="ce468" office:value-type="float" office:value="3067" calcext:value-type="float">
            <text:p>3067</text:p>
          </table:table-cell>
          <table:table-cell table:style-name="ce468" office:value-type="string" calcext:value-type="string">
            <text:p>131.373K</text:p>
          </table:table-cell>
          <table:table-cell table:style-name="ce936" table:formula="of:=IF(RIGHT([.D261];1)=&quot;B&quot;;VALUE(REPLACE([.D261]; LEN([.D261]); 1; &quot;&quot;))*1000000; IF(RIGHT([.D261];1)=&quot;M&quot;;VALUE(REPLACE([.D261]; LEN([.D261]); 1; &quot;&quot;))*1000; 0))" office:value-type="float" office:value="860238" calcext:value-type="float">
            <text:p>860238</text:p>
          </table:table-cell>
          <table:table-cell table:style-name="ce936" table:formula="of:=[.L261]-[.L262]" office:value-type="float" office:value="5059" calcext:value-type="float">
            <text:p>5059</text:p>
          </table:table-cell>
          <table:table-cell table:style-name="ce936" table:formula="of:=[.N262]+[.M261]" office:value-type="float" office:value="448246" calcext:value-type="float">
            <text:p>448246</text:p>
          </table:table-cell>
          <table:table-cell/>
          <table:table-cell table:style-name="ce940" table:formula="of:=[.M261]/[.L261]" office:value-type="percentage" office:value="0.00588093062617555" calcext:value-type="percentage">
            <text:p>0.588%</text:p>
          </table:table-cell>
          <table:table-cell table:number-columns-repeated="1008"/>
        </table:table-row>
        <table:table-row table:style-name="ro1">
          <table:table-cell table:style-name="ce262" office:value-type="float" office:value="205" calcext:value-type="float">
            <text:p>205</text:p>
          </table:table-cell>
          <table:table-cell table:style-name="ce468" office:value-type="string" calcext:value-type="string">
            <text:p>5/27/2022, 5:48:03 PM</text:p>
          </table:table-cell>
          <table:table-cell table:style-name="ce730" office:value-type="float" office:value="44159126" calcext:value-type="float">
            <text:p>44159126</text:p>
          </table:table-cell>
          <table:table-cell table:style-name="ce468" office:value-type="string" calcext:value-type="string">
            <text:p>855.179M</text:p>
          </table:table-cell>
          <table:table-cell table:style-name="ce468" office:value-type="float" office:value="1430" calcext:value-type="float">
            <text:p>1430</text:p>
          </table:table-cell>
          <table:table-cell table:style-name="ce468" office:value-type="float" office:value="62694" calcext:value-type="float">
            <text:p>62694</text:p>
          </table:table-cell>
          <table:table-cell table:style-name="ce468" office:value-type="float" office:value="43.8" calcext:value-type="float">
            <text:p>43.8</text:p>
          </table:table-cell>
          <table:table-cell table:style-name="ce468" office:value-type="float" office:value="1331" calcext:value-type="float">
            <text:p>1331</text:p>
          </table:table-cell>
          <table:table-cell table:style-name="ce468" office:value-type="float" office:value="59537" calcext:value-type="float">
            <text:p>59537</text:p>
          </table:table-cell>
          <table:table-cell table:style-name="ce468" office:value-type="float" office:value="3013" calcext:value-type="float">
            <text:p>3013</text:p>
          </table:table-cell>
          <table:table-cell table:style-name="ce468" office:value-type="string" calcext:value-type="string">
            <text:p>116.256K</text:p>
          </table:table-cell>
          <table:table-cell table:style-name="ce936" table:formula="of:=IF(RIGHT([.D262];1)=&quot;B&quot;;VALUE(REPLACE([.D262]; LEN([.D262]); 1; &quot;&quot;))*1000000; IF(RIGHT([.D262];1)=&quot;M&quot;;VALUE(REPLACE([.D262]; LEN([.D262]); 1; &quot;&quot;))*1000; 0))" office:value-type="float" office:value="855179" calcext:value-type="float">
            <text:p>855179</text:p>
          </table:table-cell>
          <table:table-cell table:style-name="ce936" table:formula="of:=[.L262]-[.L263]" office:value-type="float" office:value="4472" calcext:value-type="float">
            <text:p>4472</text:p>
          </table:table-cell>
          <table:table-cell table:style-name="ce936" table:formula="of:=[.N263]+[.M262]" office:value-type="float" office:value="443187" calcext:value-type="float">
            <text:p>443187</text:p>
          </table:table-cell>
          <table:table-cell/>
          <table:table-cell table:style-name="ce940" table:formula="of:=[.M262]/[.L262]" office:value-type="percentage" office:value="0.00522931456455315" calcext:value-type="percentage">
            <text:p>0.523%</text:p>
          </table:table-cell>
          <table:table-cell table:number-columns-repeated="1008"/>
        </table:table-row>
        <table:table-row table:style-name="ro1">
          <table:table-cell table:style-name="ce263" office:value-type="float" office:value="204" calcext:value-type="float">
            <text:p>204</text:p>
          </table:table-cell>
          <table:table-cell table:style-name="ce468" office:value-type="string" calcext:value-type="string">
            <text:p>5/26/2022, 5:48:02 PM</text:p>
          </table:table-cell>
          <table:table-cell table:style-name="ce731" office:value-type="float" office:value="43895464" calcext:value-type="float">
            <text:p>43895464</text:p>
          </table:table-cell>
          <table:table-cell table:style-name="ce468" office:value-type="string" calcext:value-type="string">
            <text:p>850.707M</text:p>
          </table:table-cell>
          <table:table-cell table:style-name="ce468" office:value-type="float" office:value="1409" calcext:value-type="float">
            <text:p>1409</text:p>
          </table:table-cell>
          <table:table-cell table:style-name="ce468" office:value-type="float" office:value="65229" calcext:value-type="float">
            <text:p>65229</text:p>
          </table:table-cell>
          <table:table-cell table:style-name="ce468" office:value-type="float" office:value="46.3" calcext:value-type="float">
            <text:p>46.3</text:p>
          </table:table-cell>
          <table:table-cell table:style-name="ce468" office:value-type="float" office:value="1322" calcext:value-type="float">
            <text:p>1322</text:p>
          </table:table-cell>
          <table:table-cell table:style-name="ce468" office:value-type="float" office:value="61975" calcext:value-type="float">
            <text:p>61975</text:p>
          </table:table-cell>
          <table:table-cell table:style-name="ce468" office:value-type="float" office:value="3140" calcext:value-type="float">
            <text:p>3140</text:p>
          </table:table-cell>
          <table:table-cell table:style-name="ce468" office:value-type="float" office:value="0" calcext:value-type="float">
            <text:p>0</text:p>
          </table:table-cell>
          <table:table-cell table:style-name="ce936" table:formula="of:=IF(RIGHT([.D263];1)=&quot;B&quot;;VALUE(REPLACE([.D263]; LEN([.D263]); 1; &quot;&quot;))*1000000; IF(RIGHT([.D263];1)=&quot;M&quot;;VALUE(REPLACE([.D263]; LEN([.D263]); 1; &quot;&quot;))*1000; 0))" office:value-type="float" office:value="850707" calcext:value-type="float">
            <text:p>850707</text:p>
          </table:table-cell>
          <table:table-cell table:style-name="ce937" office:value-type="float" office:value="0" calcext:value-type="float">
            <text:p>0</text:p>
          </table:table-cell>
          <table:table-cell table:style-name="ce936" table:formula="of:=[.N264]+[.M263]" office:value-type="float" office:value="438715" calcext:value-type="float">
            <text:p>438715</text:p>
          </table:table-cell>
          <table:table-cell/>
          <table:table-cell table:style-name="ce940" table:formula="of:=[.M263]/[.L263]" office:value-type="percentage" office:value="0" calcext:value-type="percentage">
            <text:p>0.000%</text:p>
          </table:table-cell>
          <table:table-cell table:number-columns-repeated="1008"/>
        </table:table-row>
        <table:table-row table:style-name="ro1">
          <table:table-cell table:style-name="ce264" office:value-type="float" office:value="203" calcext:value-type="float">
            <text:p>203</text:p>
          </table:table-cell>
          <table:table-cell table:style-name="ce468" office:value-type="string" calcext:value-type="string">
            <text:p>5/26/2022, 5:47:14 PM</text:p>
          </table:table-cell>
          <table:table-cell table:style-name="ce732" office:value-type="float" office:value="43895463" calcext:value-type="float">
            <text:p>43895463</text:p>
          </table:table-cell>
          <table:table-cell table:style-name="ce468" table:number-columns-repeated="8"/>
          <table:table-cell table:style-name="ce936" table:formula="of:=IF(RIGHT([.D264];1)=&quot;B&quot;;VALUE(REPLACE([.D264]; LEN([.D264]); 1; &quot;&quot;))*1000000; IF(RIGHT([.D264];1)=&quot;M&quot;;VALUE(REPLACE([.D264]; LEN([.D264]); 1; &quot;&quot;))*1000; 0))" office:value-type="float" office:value="0" calcext:value-type="float">
            <text:p>0</text:p>
          </table:table-cell>
          <table:table-cell table:style-name="ce937" office:value-type="float" office:value="0" calcext:value-type="float">
            <text:p>0</text:p>
          </table:table-cell>
          <table:table-cell table:style-name="ce936" table:formula="of:=[.N265]+[.M264]" office:value-type="float" office:value="438715" calcext:value-type="float">
            <text:p>438715</text:p>
          </table:table-cell>
          <table:table-cell/>
          <table:table-cell table:style-name="ce940" table:formula="of:=[.M264]/[.L264]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style-name="ce265" office:value-type="float" office:value="202" calcext:value-type="float">
            <text:p>202</text:p>
          </table:table-cell>
          <table:table-cell table:style-name="ce468" office:value-type="string" calcext:value-type="string">
            <text:p>5/25/2022, 5:47:13 PM</text:p>
          </table:table-cell>
          <table:table-cell table:style-name="ce733" office:value-type="float" office:value="43640827" calcext:value-type="float">
            <text:p>43640827</text:p>
          </table:table-cell>
          <table:table-cell table:style-name="ce468" office:value-type="string" calcext:value-type="string">
            <text:p>845.612M</text:p>
          </table:table-cell>
          <table:table-cell table:style-name="ce468" office:value-type="float" office:value="1385" calcext:value-type="float">
            <text:p>1385</text:p>
          </table:table-cell>
          <table:table-cell table:style-name="ce468" office:value-type="float" office:value="68554" calcext:value-type="float">
            <text:p>68554</text:p>
          </table:table-cell>
          <table:table-cell table:style-name="ce468" office:value-type="float" office:value="49.5" calcext:value-type="float">
            <text:p>49.5</text:p>
          </table:table-cell>
          <table:table-cell table:style-name="ce468" office:value-type="float" office:value="1309" calcext:value-type="float">
            <text:p>1309</text:p>
          </table:table-cell>
          <table:table-cell table:style-name="ce468" office:value-type="float" office:value="65354" calcext:value-type="float">
            <text:p>65354</text:p>
          </table:table-cell>
          <table:table-cell table:style-name="ce468" office:value-type="float" office:value="3096" calcext:value-type="float">
            <text:p>3096</text:p>
          </table:table-cell>
          <table:table-cell table:style-name="ce468" office:value-type="string" calcext:value-type="string">
            <text:p>111.884K</text:p>
          </table:table-cell>
          <table:table-cell table:style-name="ce936" table:formula="of:=IF(RIGHT([.D265];1)=&quot;B&quot;;VALUE(REPLACE([.D265]; LEN([.D265]); 1; &quot;&quot;))*1000000; IF(RIGHT([.D265];1)=&quot;M&quot;;VALUE(REPLACE([.D265]; LEN([.D265]); 1; &quot;&quot;))*1000; 0))" office:value-type="float" office:value="845612" calcext:value-type="float">
            <text:p>845612</text:p>
          </table:table-cell>
          <table:table-cell table:style-name="ce936" table:formula="of:=[.L265]-[.L266]" office:value-type="float" office:value="5095" calcext:value-type="float">
            <text:p>5095</text:p>
          </table:table-cell>
          <table:table-cell table:style-name="ce936" table:formula="of:=[.N266]+[.M265]" office:value-type="float" office:value="438715" calcext:value-type="float">
            <text:p>438715</text:p>
          </table:table-cell>
          <table:table-cell/>
          <table:table-cell table:style-name="ce940" table:formula="of:=[.M265]/[.L265]" office:value-type="percentage" office:value="0.00602522196941387" calcext:value-type="percentage">
            <text:p>0.603%</text:p>
          </table:table-cell>
          <table:table-cell table:number-columns-repeated="1008"/>
        </table:table-row>
        <table:table-row table:style-name="ro1">
          <table:table-cell table:style-name="ce266" office:value-type="float" office:value="201" calcext:value-type="float">
            <text:p>201</text:p>
          </table:table-cell>
          <table:table-cell table:style-name="ce468" office:value-type="string" calcext:value-type="string">
            <text:p>5/24/2022, 5:47:12 PM</text:p>
          </table:table-cell>
          <table:table-cell table:style-name="ce734" office:value-type="float" office:value="43391341" calcext:value-type="float">
            <text:p>43391341</text:p>
          </table:table-cell>
          <table:table-cell table:style-name="ce468" office:value-type="string" calcext:value-type="string">
            <text:p>840.517M</text:p>
          </table:table-cell>
          <table:table-cell table:style-name="ce468" office:value-type="float" office:value="1416" calcext:value-type="float">
            <text:p>1416</text:p>
          </table:table-cell>
          <table:table-cell table:style-name="ce468" office:value-type="float" office:value="64411" calcext:value-type="float">
            <text:p>64411</text:p>
          </table:table-cell>
          <table:table-cell table:style-name="ce468" office:value-type="float" office:value="45.5" calcext:value-type="float">
            <text:p>45.5</text:p>
          </table:table-cell>
          <table:table-cell table:style-name="ce468" office:value-type="float" office:value="1195" calcext:value-type="float">
            <text:p>1195</text:p>
          </table:table-cell>
          <table:table-cell table:style-name="ce468" office:value-type="float" office:value="60941" calcext:value-type="float">
            <text:p>60941</text:p>
          </table:table-cell>
          <table:table-cell table:style-name="ce468" office:value-type="float" office:value="3242" calcext:value-type="float">
            <text:p>3242</text:p>
          </table:table-cell>
          <table:table-cell table:style-name="ce468" office:value-type="string" calcext:value-type="string">
            <text:p>126.144K</text:p>
          </table:table-cell>
          <table:table-cell table:style-name="ce936" table:formula="of:=IF(RIGHT([.D266];1)=&quot;B&quot;;VALUE(REPLACE([.D266]; LEN([.D266]); 1; &quot;&quot;))*1000000; IF(RIGHT([.D266];1)=&quot;M&quot;;VALUE(REPLACE([.D266]; LEN([.D266]); 1; &quot;&quot;))*1000; 0))" office:value-type="float" office:value="840517" calcext:value-type="float">
            <text:p>840517</text:p>
          </table:table-cell>
          <table:table-cell table:style-name="ce936" table:formula="of:=[.L266]-[.L267]" office:value-type="float" office:value="5372" calcext:value-type="float">
            <text:p>5372</text:p>
          </table:table-cell>
          <table:table-cell table:style-name="ce936" table:formula="of:=[.N267]+[.M266]" office:value-type="float" office:value="433620" calcext:value-type="float">
            <text:p>433620</text:p>
          </table:table-cell>
          <table:table-cell/>
          <table:table-cell table:style-name="ce940" table:formula="of:=[.M266]/[.L266]" office:value-type="percentage" office:value="0.00639130439955408" calcext:value-type="percentage">
            <text:p>0.639%</text:p>
          </table:table-cell>
          <table:table-cell table:number-columns-repeated="1008"/>
        </table:table-row>
        <table:table-row table:style-name="ro1">
          <table:table-cell table:style-name="ce267" office:value-type="float" office:value="200" calcext:value-type="float">
            <text:p>200</text:p>
          </table:table-cell>
          <table:table-cell table:style-name="ce468" office:value-type="string" calcext:value-type="string">
            <text:p>5/23/2022, 5:47:11 PM</text:p>
          </table:table-cell>
          <table:table-cell table:style-name="ce735" office:value-type="float" office:value="43150971" calcext:value-type="float">
            <text:p>43150971</text:p>
          </table:table-cell>
          <table:table-cell table:style-name="ce468" office:value-type="string" calcext:value-type="string">
            <text:p>835.145M</text:p>
          </table:table-cell>
          <table:table-cell table:style-name="ce468" office:value-type="float" office:value="1373" calcext:value-type="float">
            <text:p>1373</text:p>
          </table:table-cell>
          <table:table-cell table:style-name="ce468" office:value-type="float" office:value="62899" calcext:value-type="float">
            <text:p>62899</text:p>
          </table:table-cell>
          <table:table-cell table:style-name="ce468" office:value-type="float" office:value="45.8" calcext:value-type="float">
            <text:p>45.8</text:p>
          </table:table-cell>
          <table:table-cell table:style-name="ce468" office:value-type="float" office:value="1293" calcext:value-type="float">
            <text:p>1293</text:p>
          </table:table-cell>
          <table:table-cell table:style-name="ce468" office:value-type="float" office:value="59707" calcext:value-type="float">
            <text:p>59707</text:p>
          </table:table-cell>
          <table:table-cell table:style-name="ce468" office:value-type="float" office:value="3083" calcext:value-type="float">
            <text:p>3083</text:p>
          </table:table-cell>
          <table:table-cell table:style-name="ce468" office:value-type="string" calcext:value-type="string">
            <text:p>126.221K</text:p>
          </table:table-cell>
          <table:table-cell table:style-name="ce936" table:formula="of:=IF(RIGHT([.D267];1)=&quot;B&quot;;VALUE(REPLACE([.D267]; LEN([.D267]); 1; &quot;&quot;))*1000000; IF(RIGHT([.D267];1)=&quot;M&quot;;VALUE(REPLACE([.D267]; LEN([.D267]); 1; &quot;&quot;))*1000; 0))" office:value-type="float" office:value="835145" calcext:value-type="float">
            <text:p>835145</text:p>
          </table:table-cell>
          <table:table-cell table:style-name="ce936" table:formula="of:=[.L267]-[.L268]" office:value-type="float" office:value="5373" calcext:value-type="float">
            <text:p>5373</text:p>
          </table:table-cell>
          <table:table-cell table:style-name="ce936" table:formula="of:=[.N268]+[.M267]" office:value-type="float" office:value="428248" calcext:value-type="float">
            <text:p>428248</text:p>
          </table:table-cell>
          <table:table-cell/>
          <table:table-cell table:style-name="ce940" table:formula="of:=[.M267]/[.L267]" office:value-type="percentage" office:value="0.00643361332463225" calcext:value-type="percentage">
            <text:p>0.643%</text:p>
          </table:table-cell>
          <table:table-cell table:number-columns-repeated="1008"/>
        </table:table-row>
        <table:table-row table:style-name="ro1">
          <table:table-cell table:style-name="ce268" office:value-type="float" office:value="199" calcext:value-type="float">
            <text:p>199</text:p>
          </table:table-cell>
          <table:table-cell table:style-name="ce468" office:value-type="string" calcext:value-type="string">
            <text:p>5/22/2022, 5:47:10 PM</text:p>
          </table:table-cell>
          <table:table-cell table:style-name="ce736" office:value-type="float" office:value="42932440" calcext:value-type="float">
            <text:p>42932440</text:p>
          </table:table-cell>
          <table:table-cell table:style-name="ce468" office:value-type="string" calcext:value-type="string">
            <text:p>829.772M</text:p>
          </table:table-cell>
          <table:table-cell table:style-name="ce468" office:value-type="float" office:value="1376" calcext:value-type="float">
            <text:p>1376</text:p>
          </table:table-cell>
          <table:table-cell table:style-name="ce468" office:value-type="float" office:value="63222" calcext:value-type="float">
            <text:p>63222</text:p>
          </table:table-cell>
          <table:table-cell table:style-name="ce468" office:value-type="float" office:value="45.9" calcext:value-type="float">
            <text:p>45.9</text:p>
          </table:table-cell>
          <table:table-cell table:style-name="ce468" office:value-type="float" office:value="1277" calcext:value-type="float">
            <text:p>1277</text:p>
          </table:table-cell>
          <table:table-cell table:style-name="ce468" office:value-type="float" office:value="60097" calcext:value-type="float">
            <text:p>60097</text:p>
          </table:table-cell>
          <table:table-cell table:style-name="ce468" office:value-type="float" office:value="3023" calcext:value-type="float">
            <text:p>3023</text:p>
          </table:table-cell>
          <table:table-cell table:style-name="ce468" office:value-type="string" calcext:value-type="string">
            <text:p>126.232K</text:p>
          </table:table-cell>
          <table:table-cell table:style-name="ce936" table:formula="of:=IF(RIGHT([.D268];1)=&quot;B&quot;;VALUE(REPLACE([.D268]; LEN([.D268]); 1; &quot;&quot;))*1000000; IF(RIGHT([.D268];1)=&quot;M&quot;;VALUE(REPLACE([.D268]; LEN([.D268]); 1; &quot;&quot;))*1000; 0))" office:value-type="float" office:value="829772" calcext:value-type="float">
            <text:p>829772</text:p>
          </table:table-cell>
          <table:table-cell table:style-name="ce936" table:formula="of:=[.L268]-[.L269]" office:value-type="float" office:value="5372" calcext:value-type="float">
            <text:p>5372</text:p>
          </table:table-cell>
          <table:table-cell table:style-name="ce936" table:formula="of:=[.N269]+[.M268]" office:value-type="float" office:value="422875" calcext:value-type="float">
            <text:p>422875</text:p>
          </table:table-cell>
          <table:table-cell/>
          <table:table-cell table:style-name="ce940" table:formula="of:=[.M268]/[.L268]" office:value-type="percentage" office:value="0.00647406757518933" calcext:value-type="percentage">
            <text:p>0.647%</text:p>
          </table:table-cell>
          <table:table-cell table:number-columns-repeated="1008"/>
        </table:table-row>
        <table:table-row table:style-name="ro1">
          <table:table-cell table:style-name="ce269" office:value-type="float" office:value="198" calcext:value-type="float">
            <text:p>198</text:p>
          </table:table-cell>
          <table:table-cell table:style-name="ce468" office:value-type="string" calcext:value-type="string">
            <text:p>5/21/2022, 5:47:09 PM</text:p>
          </table:table-cell>
          <table:table-cell table:style-name="ce737" office:value-type="float" office:value="42738096" calcext:value-type="float">
            <text:p>42738096</text:p>
          </table:table-cell>
          <table:table-cell table:style-name="ce468" office:value-type="string" calcext:value-type="string">
            <text:p>824.4M</text:p>
          </table:table-cell>
          <table:table-cell table:style-name="ce468" office:value-type="float" office:value="1359" calcext:value-type="float">
            <text:p>1359</text:p>
          </table:table-cell>
          <table:table-cell table:style-name="ce468" office:value-type="float" office:value="63161" calcext:value-type="float">
            <text:p>63161</text:p>
          </table:table-cell>
          <table:table-cell table:style-name="ce468" office:value-type="float" office:value="46.5" calcext:value-type="float">
            <text:p>46.5</text:p>
          </table:table-cell>
          <table:table-cell table:style-name="ce468" office:value-type="float" office:value="1265" calcext:value-type="float">
            <text:p>1265</text:p>
          </table:table-cell>
          <table:table-cell table:style-name="ce468" office:value-type="float" office:value="60137" calcext:value-type="float">
            <text:p>60137</text:p>
          </table:table-cell>
          <table:table-cell table:style-name="ce468" office:value-type="float" office:value="2937" calcext:value-type="float">
            <text:p>2937</text:p>
          </table:table-cell>
          <table:table-cell table:style-name="ce468" office:value-type="string" calcext:value-type="string">
            <text:p>131.502K</text:p>
          </table:table-cell>
          <table:table-cell table:style-name="ce936" table:formula="of:=IF(RIGHT([.D269];1)=&quot;B&quot;;VALUE(REPLACE([.D269]; LEN([.D269]); 1; &quot;&quot;))*1000000; IF(RIGHT([.D269];1)=&quot;M&quot;;VALUE(REPLACE([.D269]; LEN([.D269]); 1; &quot;&quot;))*1000; 0))" office:value-type="float" office:value="824400" calcext:value-type="float">
            <text:p>824400</text:p>
          </table:table-cell>
          <table:table-cell table:style-name="ce936" table:formula="of:=[.L269]-[.L270]" office:value-type="float" office:value="5464" calcext:value-type="float">
            <text:p>5464</text:p>
          </table:table-cell>
          <table:table-cell table:style-name="ce936" table:formula="of:=[.N270]+[.M269]" office:value-type="float" office:value="417503" calcext:value-type="float">
            <text:p>417503</text:p>
          </table:table-cell>
          <table:table-cell/>
          <table:table-cell table:style-name="ce940" table:formula="of:=[.M269]/[.L269]" office:value-type="percentage" office:value="0.00662785055798156" calcext:value-type="percentage">
            <text:p>0.663%</text:p>
          </table:table-cell>
          <table:table-cell table:number-columns-repeated="1008"/>
        </table:table-row>
        <table:table-row table:style-name="ro1">
          <table:table-cell table:style-name="ce270" office:value-type="float" office:value="197" calcext:value-type="float">
            <text:p>197</text:p>
          </table:table-cell>
          <table:table-cell table:style-name="ce468" office:value-type="string" calcext:value-type="string">
            <text:p>5/20/2022, 5:47:08 PM</text:p>
          </table:table-cell>
          <table:table-cell table:style-name="ce738" office:value-type="float" office:value="42497097" calcext:value-type="float">
            <text:p>42497097</text:p>
          </table:table-cell>
          <table:table-cell table:style-name="ce468" office:value-type="string" calcext:value-type="string">
            <text:p>818.936M</text:p>
          </table:table-cell>
          <table:table-cell table:style-name="ce468" office:value-type="float" office:value="1370" calcext:value-type="float">
            <text:p>1370</text:p>
          </table:table-cell>
          <table:table-cell table:style-name="ce468" office:value-type="float" office:value="62851" calcext:value-type="float">
            <text:p>62851</text:p>
          </table:table-cell>
          <table:table-cell table:style-name="ce468" office:value-type="float" office:value="45.9" calcext:value-type="float">
            <text:p>45.9</text:p>
          </table:table-cell>
          <table:table-cell table:style-name="ce468" office:value-type="float" office:value="1279" calcext:value-type="float">
            <text:p>1279</text:p>
          </table:table-cell>
          <table:table-cell table:style-name="ce468" office:value-type="float" office:value="59772" calcext:value-type="float">
            <text:p>59772</text:p>
          </table:table-cell>
          <table:table-cell table:style-name="ce468" office:value-type="float" office:value="2950" calcext:value-type="float">
            <text:p>2950</text:p>
          </table:table-cell>
          <table:table-cell table:style-name="ce468" office:value-type="string" calcext:value-type="string">
            <text:p>116.293K</text:p>
          </table:table-cell>
          <table:table-cell table:style-name="ce936" table:formula="of:=IF(RIGHT([.D270];1)=&quot;B&quot;;VALUE(REPLACE([.D270]; LEN([.D270]); 1; &quot;&quot;))*1000000; IF(RIGHT([.D270];1)=&quot;M&quot;;VALUE(REPLACE([.D270]; LEN([.D270]); 1; &quot;&quot;))*1000; 0))" office:value-type="float" office:value="818936" calcext:value-type="float">
            <text:p>818936</text:p>
          </table:table-cell>
          <table:table-cell table:style-name="ce936" table:formula="of:=[.L270]-[.L271]" office:value-type="float" office:value="5187" calcext:value-type="float">
            <text:p>5187</text:p>
          </table:table-cell>
          <table:table-cell table:style-name="ce936" table:formula="of:=[.N271]+[.M270]" office:value-type="float" office:value="412039" calcext:value-type="float">
            <text:p>412039</text:p>
          </table:table-cell>
          <table:table-cell/>
          <table:table-cell table:style-name="ce940" table:formula="of:=[.M270]/[.L270]" office:value-type="percentage" office:value="0.00633382828450575" calcext:value-type="percentage">
            <text:p>0.633%</text:p>
          </table:table-cell>
          <table:table-cell table:number-columns-repeated="1008"/>
        </table:table-row>
        <table:table-row table:style-name="ro1">
          <table:table-cell table:style-name="ce271" office:value-type="float" office:value="196" calcext:value-type="float">
            <text:p>196</text:p>
          </table:table-cell>
          <table:table-cell table:style-name="ce468" office:value-type="string" calcext:value-type="string">
            <text:p>5/19/2022, 5:47:06 PM</text:p>
          </table:table-cell>
          <table:table-cell table:style-name="ce739" office:value-type="float" office:value="42239099" calcext:value-type="float">
            <text:p>42239099</text:p>
          </table:table-cell>
          <table:table-cell table:style-name="ce468" office:value-type="string" calcext:value-type="string">
            <text:p>813.749M</text:p>
          </table:table-cell>
          <table:table-cell table:style-name="ce468" office:value-type="float" office:value="1356" calcext:value-type="float">
            <text:p>1356</text:p>
          </table:table-cell>
          <table:table-cell table:style-name="ce468" office:value-type="float" office:value="63987" calcext:value-type="float">
            <text:p>63987</text:p>
          </table:table-cell>
          <table:table-cell table:style-name="ce468" office:value-type="float" office:value="47.2" calcext:value-type="float">
            <text:p>47.2</text:p>
          </table:table-cell>
          <table:table-cell table:style-name="ce468" office:value-type="float" office:value="1275" calcext:value-type="float">
            <text:p>1275</text:p>
          </table:table-cell>
          <table:table-cell table:style-name="ce468" office:value-type="float" office:value="60815" calcext:value-type="float">
            <text:p>60815</text:p>
          </table:table-cell>
          <table:table-cell table:style-name="ce468" office:value-type="float" office:value="3110" calcext:value-type="float">
            <text:p>3110</text:p>
          </table:table-cell>
          <table:table-cell table:style-name="ce468" office:value-type="string" calcext:value-type="string">
            <text:p>111.612K</text:p>
          </table:table-cell>
          <table:table-cell table:style-name="ce936" table:formula="of:=IF(RIGHT([.D271];1)=&quot;B&quot;;VALUE(REPLACE([.D271]; LEN([.D271]); 1; &quot;&quot;))*1000000; IF(RIGHT([.D271];1)=&quot;M&quot;;VALUE(REPLACE([.D271]; LEN([.D271]); 1; &quot;&quot;))*1000; 0))" office:value-type="float" office:value="813749" calcext:value-type="float">
            <text:p>813749</text:p>
          </table:table-cell>
          <table:table-cell table:style-name="ce936" table:formula="of:=[.L271]-[.L272]" office:value-type="float" office:value="5095" calcext:value-type="float">
            <text:p>5095</text:p>
          </table:table-cell>
          <table:table-cell table:style-name="ce936" table:formula="of:=[.N272]+[.M271]" office:value-type="float" office:value="406852" calcext:value-type="float">
            <text:p>406852</text:p>
          </table:table-cell>
          <table:table-cell/>
          <table:table-cell table:style-name="ce940" table:formula="of:=[.M271]/[.L271]" office:value-type="percentage" office:value="0.00626114440693629" calcext:value-type="percentage">
            <text:p>0.626%</text:p>
          </table:table-cell>
          <table:table-cell table:number-columns-repeated="1008"/>
        </table:table-row>
        <table:table-row table:style-name="ro1">
          <table:table-cell table:style-name="ce272" office:value-type="float" office:value="195" calcext:value-type="float">
            <text:p>195</text:p>
          </table:table-cell>
          <table:table-cell table:style-name="ce468" office:value-type="string" calcext:value-type="string">
            <text:p>5/18/2022, 5:47:05 PM</text:p>
          </table:table-cell>
          <table:table-cell table:style-name="ce740" office:value-type="float" office:value="41959076" calcext:value-type="float">
            <text:p>41959076</text:p>
          </table:table-cell>
          <table:table-cell table:style-name="ce468" office:value-type="string" calcext:value-type="string">
            <text:p>808.654M</text:p>
          </table:table-cell>
          <table:table-cell table:style-name="ce468" office:value-type="float" office:value="1389" calcext:value-type="float">
            <text:p>1389</text:p>
          </table:table-cell>
          <table:table-cell table:style-name="ce468" office:value-type="float" office:value="64713" calcext:value-type="float">
            <text:p>64713</text:p>
          </table:table-cell>
          <table:table-cell table:style-name="ce468" office:value-type="float" office:value="46.6" calcext:value-type="float">
            <text:p>46.6</text:p>
          </table:table-cell>
          <table:table-cell table:style-name="ce468" office:value-type="float" office:value="1301" calcext:value-type="float">
            <text:p>1301</text:p>
          </table:table-cell>
          <table:table-cell table:style-name="ce468" office:value-type="float" office:value="61350" calcext:value-type="float">
            <text:p>61350</text:p>
          </table:table-cell>
          <table:table-cell table:style-name="ce468" office:value-type="float" office:value="3249" calcext:value-type="float">
            <text:p>3249</text:p>
          </table:table-cell>
          <table:table-cell table:style-name="ce468" office:value-type="string" calcext:value-type="string">
            <text:p>131.56K</text:p>
          </table:table-cell>
          <table:table-cell table:style-name="ce936" table:formula="of:=IF(RIGHT([.D272];1)=&quot;B&quot;;VALUE(REPLACE([.D272]; LEN([.D272]); 1; &quot;&quot;))*1000000; IF(RIGHT([.D272];1)=&quot;M&quot;;VALUE(REPLACE([.D272]; LEN([.D272]); 1; &quot;&quot;))*1000; 0))" office:value-type="float" office:value="808654" calcext:value-type="float">
            <text:p>808654</text:p>
          </table:table-cell>
          <table:table-cell table:style-name="ce936" table:formula="of:=[.L272]-[.L273]" office:value-type="float" office:value="5465" calcext:value-type="float">
            <text:p>5465</text:p>
          </table:table-cell>
          <table:table-cell table:style-name="ce936" table:formula="of:=[.N273]+[.M272]" office:value-type="float" office:value="401757" calcext:value-type="float">
            <text:p>401757</text:p>
          </table:table-cell>
          <table:table-cell/>
          <table:table-cell table:style-name="ce940" table:formula="of:=[.M272]/[.L272]" office:value-type="percentage" office:value="0.00675814377966349" calcext:value-type="percentage">
            <text:p>0.676%</text:p>
          </table:table-cell>
          <table:table-cell table:number-columns-repeated="1008"/>
        </table:table-row>
        <table:table-row table:style-name="ro1">
          <table:table-cell table:style-name="ce273" office:value-type="float" office:value="194" calcext:value-type="float">
            <text:p>194</text:p>
          </table:table-cell>
          <table:table-cell table:style-name="ce468" office:value-type="string" calcext:value-type="string">
            <text:p>5/17/2022, 5:47:04 PM</text:p>
          </table:table-cell>
          <table:table-cell table:style-name="ce741" office:value-type="float" office:value="41692151" calcext:value-type="float">
            <text:p>41692151</text:p>
          </table:table-cell>
          <table:table-cell table:style-name="ce468" office:value-type="string" calcext:value-type="string">
            <text:p>803.189M</text:p>
          </table:table-cell>
          <table:table-cell table:style-name="ce468" office:value-type="float" office:value="1358" calcext:value-type="float">
            <text:p>1358</text:p>
          </table:table-cell>
          <table:table-cell table:style-name="ce468" office:value-type="float" office:value="63092" calcext:value-type="float">
            <text:p>63092</text:p>
          </table:table-cell>
          <table:table-cell table:style-name="ce468" office:value-type="float" office:value="46.5" calcext:value-type="float">
            <text:p>46.5</text:p>
          </table:table-cell>
          <table:table-cell table:style-name="ce468" office:value-type="float" office:value="1264" calcext:value-type="float">
            <text:p>1264</text:p>
          </table:table-cell>
          <table:table-cell table:style-name="ce468" office:value-type="float" office:value="59837" calcext:value-type="float">
            <text:p>59837</text:p>
          </table:table-cell>
          <table:table-cell table:style-name="ce468" office:value-type="float" office:value="3133" calcext:value-type="float">
            <text:p>3133</text:p>
          </table:table-cell>
          <table:table-cell table:style-name="ce468" office:value-type="string" calcext:value-type="string">
            <text:p>149.424K</text:p>
          </table:table-cell>
          <table:table-cell table:style-name="ce936" table:formula="of:=IF(RIGHT([.D273];1)=&quot;B&quot;;VALUE(REPLACE([.D273]; LEN([.D273]); 1; &quot;&quot;))*1000000; IF(RIGHT([.D273];1)=&quot;M&quot;;VALUE(REPLACE([.D273]; LEN([.D273]); 1; &quot;&quot;))*1000; 0))" office:value-type="float" office:value="803189" calcext:value-type="float">
            <text:p>803189</text:p>
          </table:table-cell>
          <table:table-cell table:style-name="ce936" table:formula="of:=[.L273]-[.L274]" office:value-type="float" office:value="5744" calcext:value-type="float">
            <text:p>5744</text:p>
          </table:table-cell>
          <table:table-cell table:style-name="ce936" table:formula="of:=[.N274]+[.M273]" office:value-type="float" office:value="396292" calcext:value-type="float">
            <text:p>396292</text:p>
          </table:table-cell>
          <table:table-cell/>
          <table:table-cell table:style-name="ce940" table:formula="of:=[.M273]/[.L273]" office:value-type="percentage" office:value="0.00715149236356574" calcext:value-type="percentage">
            <text:p>0.715%</text:p>
          </table:table-cell>
          <table:table-cell table:number-columns-repeated="1008"/>
        </table:table-row>
        <table:table-row table:style-name="ro1">
          <table:table-cell table:style-name="ce274" office:value-type="float" office:value="193" calcext:value-type="float">
            <text:p>193</text:p>
          </table:table-cell>
          <table:table-cell table:style-name="ce468" office:value-type="string" calcext:value-type="string">
            <text:p>5/16/2022, 5:47:03 PM</text:p>
          </table:table-cell>
          <table:table-cell table:style-name="ce742" office:value-type="float" office:value="41425556" calcext:value-type="float">
            <text:p>41425556</text:p>
          </table:table-cell>
          <table:table-cell table:style-name="ce468" office:value-type="string" calcext:value-type="string">
            <text:p>797.445M</text:p>
          </table:table-cell>
          <table:table-cell table:style-name="ce468" office:value-type="float" office:value="1333" calcext:value-type="float">
            <text:p>1333</text:p>
          </table:table-cell>
          <table:table-cell table:style-name="ce468" office:value-type="float" office:value="63730" calcext:value-type="float">
            <text:p>63730</text:p>
          </table:table-cell>
          <table:table-cell table:style-name="ce468" office:value-type="float" office:value="47.8" calcext:value-type="float">
            <text:p>47.8</text:p>
          </table:table-cell>
          <table:table-cell table:style-name="ce468" office:value-type="float" office:value="1252" calcext:value-type="float">
            <text:p>1252</text:p>
          </table:table-cell>
          <table:table-cell table:style-name="ce468" office:value-type="float" office:value="60540" calcext:value-type="float">
            <text:p>60540</text:p>
          </table:table-cell>
          <table:table-cell table:style-name="ce468" office:value-type="float" office:value="3084" calcext:value-type="float">
            <text:p>3084</text:p>
          </table:table-cell>
          <table:table-cell table:style-name="ce468" office:value-type="string" calcext:value-type="string">
            <text:p>162.762K</text:p>
          </table:table-cell>
          <table:table-cell table:style-name="ce936" table:formula="of:=IF(RIGHT([.D274];1)=&quot;B&quot;;VALUE(REPLACE([.D274]; LEN([.D274]); 1; &quot;&quot;))*1000000; IF(RIGHT([.D274];1)=&quot;M&quot;;VALUE(REPLACE([.D274]; LEN([.D274]); 1; &quot;&quot;))*1000; 0))" office:value-type="float" office:value="797445" calcext:value-type="float">
            <text:p>797445</text:p>
          </table:table-cell>
          <table:table-cell table:style-name="ce936" table:formula="of:=[.L274]-[.L275]" office:value-type="float" office:value="5931" calcext:value-type="float">
            <text:p>5931</text:p>
          </table:table-cell>
          <table:table-cell table:style-name="ce936" table:formula="of:=[.N275]+[.M274]" office:value-type="float" office:value="390548" calcext:value-type="float">
            <text:p>390548</text:p>
          </table:table-cell>
          <table:table-cell/>
          <table:table-cell table:style-name="ce940" table:formula="of:=[.M274]/[.L274]" office:value-type="percentage" office:value="0.007437503526889" calcext:value-type="percentage">
            <text:p>0.744%</text:p>
          </table:table-cell>
          <table:table-cell table:number-columns-repeated="1008"/>
        </table:table-row>
        <table:table-row table:style-name="ro1">
          <table:table-cell table:style-name="ce275" office:value-type="float" office:value="192" calcext:value-type="float">
            <text:p>192</text:p>
          </table:table-cell>
          <table:table-cell table:style-name="ce468" office:value-type="string" calcext:value-type="string">
            <text:p>5/15/2022, 5:47:02 PM</text:p>
          </table:table-cell>
          <table:table-cell table:style-name="ce743" office:value-type="float" office:value="41153672" calcext:value-type="float">
            <text:p>41153672</text:p>
          </table:table-cell>
          <table:table-cell table:style-name="ce468" office:value-type="string" calcext:value-type="string">
            <text:p>791.514M</text:p>
          </table:table-cell>
          <table:table-cell table:style-name="ce468" office:value-type="float" office:value="1214" calcext:value-type="float">
            <text:p>1214</text:p>
          </table:table-cell>
          <table:table-cell table:style-name="ce468" office:value-type="float" office:value="55801" calcext:value-type="float">
            <text:p>55801</text:p>
          </table:table-cell>
          <table:table-cell table:style-name="ce468" office:value-type="float" office:value="46" calcext:value-type="float">
            <text:p>46</text:p>
          </table:table-cell>
          <table:table-cell table:style-name="ce468" office:value-type="float" office:value="1137" calcext:value-type="float">
            <text:p>1137</text:p>
          </table:table-cell>
          <table:table-cell table:style-name="ce468" office:value-type="float" office:value="52744" calcext:value-type="float">
            <text:p>52744</text:p>
          </table:table-cell>
          <table:table-cell table:style-name="ce468" office:value-type="float" office:value="2962" calcext:value-type="float">
            <text:p>2962</text:p>
          </table:table-cell>
          <table:table-cell table:style-name="ce468" office:value-type="string" calcext:value-type="string">
            <text:p>178.053K</text:p>
          </table:table-cell>
          <table:table-cell table:style-name="ce936" table:formula="of:=IF(RIGHT([.D275];1)=&quot;B&quot;;VALUE(REPLACE([.D275]; LEN([.D275]); 1; &quot;&quot;))*1000000; IF(RIGHT([.D275];1)=&quot;M&quot;;VALUE(REPLACE([.D275]; LEN([.D275]); 1; &quot;&quot;))*1000; 0))" office:value-type="float" office:value="791514" calcext:value-type="float">
            <text:p>791514</text:p>
          </table:table-cell>
          <table:table-cell table:style-name="ce936" table:formula="of:=[.L275]-[.L276]" office:value-type="float" office:value="6118" calcext:value-type="float">
            <text:p>6118</text:p>
          </table:table-cell>
          <table:table-cell table:style-name="ce936" table:formula="of:=[.N276]+[.M275]" office:value-type="float" office:value="384617" calcext:value-type="float">
            <text:p>384617</text:p>
          </table:table-cell>
          <table:table-cell/>
          <table:table-cell table:style-name="ce940" table:formula="of:=[.M275]/[.L275]" office:value-type="percentage" office:value="0.00772949057123437" calcext:value-type="percentage">
            <text:p>0.773%</text:p>
          </table:table-cell>
          <table:table-cell table:number-columns-repeated="1008"/>
        </table:table-row>
        <table:table-row table:style-name="ro1">
          <table:table-cell table:style-name="ce276" office:value-type="float" office:value="191" calcext:value-type="float">
            <text:p>191</text:p>
          </table:table-cell>
          <table:table-cell table:style-name="ce468" office:value-type="string" calcext:value-type="string">
            <text:p>5/14/2022, 5:47:01 PM</text:p>
          </table:table-cell>
          <table:table-cell table:style-name="ce744" office:value-type="float" office:value="40962244" calcext:value-type="float">
            <text:p>40962244</text:p>
          </table:table-cell>
          <table:table-cell table:style-name="ce468" office:value-type="string" calcext:value-type="string">
            <text:p>785.396M</text:p>
          </table:table-cell>
          <table:table-cell table:style-name="ce468" office:value-type="float" office:value="1291" calcext:value-type="float">
            <text:p>1291</text:p>
          </table:table-cell>
          <table:table-cell table:style-name="ce468" office:value-type="float" office:value="59253" calcext:value-type="float">
            <text:p>59253</text:p>
          </table:table-cell>
          <table:table-cell table:style-name="ce468" office:value-type="float" office:value="45.9" calcext:value-type="float">
            <text:p>45.9</text:p>
          </table:table-cell>
          <table:table-cell table:style-name="ce468" office:value-type="float" office:value="1190" calcext:value-type="float">
            <text:p>1190</text:p>
          </table:table-cell>
          <table:table-cell table:style-name="ce468" office:value-type="float" office:value="56413" calcext:value-type="float">
            <text:p>56413</text:p>
          </table:table-cell>
          <table:table-cell table:style-name="ce468" office:value-type="float" office:value="2719" calcext:value-type="float">
            <text:p>2719</text:p>
          </table:table-cell>
          <table:table-cell table:style-name="ce468" office:value-type="string" calcext:value-type="string">
            <text:p>126.369K</text:p>
          </table:table-cell>
          <table:table-cell table:style-name="ce936" table:formula="of:=IF(RIGHT([.D276];1)=&quot;B&quot;;VALUE(REPLACE([.D276]; LEN([.D276]); 1; &quot;&quot;))*1000000; IF(RIGHT([.D276];1)=&quot;M&quot;;VALUE(REPLACE([.D276]; LEN([.D276]); 1; &quot;&quot;))*1000; 0))" office:value-type="float" office:value="785396" calcext:value-type="float">
            <text:p>785396</text:p>
          </table:table-cell>
          <table:table-cell table:style-name="ce936" table:formula="of:=[.L276]-[.L277]" office:value-type="float" office:value="5372" calcext:value-type="float">
            <text:p>5372</text:p>
          </table:table-cell>
          <table:table-cell table:style-name="ce936" table:formula="of:=[.N277]+[.M276]" office:value-type="float" office:value="378499" calcext:value-type="float">
            <text:p>378499</text:p>
          </table:table-cell>
          <table:table-cell/>
          <table:table-cell table:style-name="ce940" table:formula="of:=[.M276]/[.L276]" office:value-type="percentage" office:value="0.00683986167487484" calcext:value-type="percentage">
            <text:p>0.684%</text:p>
          </table:table-cell>
          <table:table-cell table:number-columns-repeated="1008"/>
        </table:table-row>
        <table:table-row table:style-name="ro1">
          <table:table-cell table:style-name="ce277" office:value-type="float" office:value="190" calcext:value-type="float">
            <text:p>190</text:p>
          </table:table-cell>
          <table:table-cell table:style-name="ce468" office:value-type="string" calcext:value-type="string">
            <text:p>5/13/2022, 5:47:00 PM</text:p>
          </table:table-cell>
          <table:table-cell table:style-name="ce745" office:value-type="float" office:value="40699140" calcext:value-type="float">
            <text:p>40699140</text:p>
          </table:table-cell>
          <table:table-cell table:style-name="ce468" office:value-type="string" calcext:value-type="string">
            <text:p>780.024M</text:p>
          </table:table-cell>
          <table:table-cell table:style-name="ce468" office:value-type="float" office:value="1363" calcext:value-type="float">
            <text:p>1363</text:p>
          </table:table-cell>
          <table:table-cell table:style-name="ce468" office:value-type="float" office:value="66554" calcext:value-type="float">
            <text:p>66554</text:p>
          </table:table-cell>
          <table:table-cell table:style-name="ce468" office:value-type="float" office:value="48.8" calcext:value-type="float">
            <text:p>48.8</text:p>
          </table:table-cell>
          <table:table-cell table:style-name="ce468" office:value-type="float" office:value="1285" calcext:value-type="float">
            <text:p>1285</text:p>
          </table:table-cell>
          <table:table-cell table:style-name="ce468" office:value-type="float" office:value="63447" calcext:value-type="float">
            <text:p>63447</text:p>
          </table:table-cell>
          <table:table-cell table:style-name="ce468" office:value-type="float" office:value="3029" calcext:value-type="float">
            <text:p>3029</text:p>
          </table:table-cell>
          <table:table-cell table:style-name="ce468" office:value-type="string" calcext:value-type="string">
            <text:p>131.751K</text:p>
          </table:table-cell>
          <table:table-cell table:style-name="ce936" table:formula="of:=IF(RIGHT([.D277];1)=&quot;B&quot;;VALUE(REPLACE([.D277]; LEN([.D277]); 1; &quot;&quot;))*1000000; IF(RIGHT([.D277];1)=&quot;M&quot;;VALUE(REPLACE([.D277]; LEN([.D277]); 1; &quot;&quot;))*1000; 0))" office:value-type="float" office:value="780024" calcext:value-type="float">
            <text:p>780024</text:p>
          </table:table-cell>
          <table:table-cell table:style-name="ce936" table:formula="of:=[.L277]-[.L278]" office:value-type="float" office:value="5465" calcext:value-type="float">
            <text:p>5465</text:p>
          </table:table-cell>
          <table:table-cell table:style-name="ce936" table:formula="of:=[.N278]+[.M277]" office:value-type="float" office:value="373127" calcext:value-type="float">
            <text:p>373127</text:p>
          </table:table-cell>
          <table:table-cell/>
          <table:table-cell table:style-name="ce940" table:formula="of:=[.M277]/[.L277]" office:value-type="percentage" office:value="0.0070061946811893" calcext:value-type="percentage">
            <text:p>0.701%</text:p>
          </table:table-cell>
          <table:table-cell table:number-columns-repeated="1008"/>
        </table:table-row>
        <table:table-row table:style-name="ro1">
          <table:table-cell table:style-name="ce278" office:value-type="float" office:value="189" calcext:value-type="float">
            <text:p>189</text:p>
          </table:table-cell>
          <table:table-cell table:style-name="ce468" office:value-type="string" calcext:value-type="string">
            <text:p>5/12/2022, 5:46:59 PM</text:p>
          </table:table-cell>
          <table:table-cell table:style-name="ce746" office:value-type="float" office:value="40433003" calcext:value-type="float">
            <text:p>40433003</text:p>
          </table:table-cell>
          <table:table-cell table:style-name="ce468" office:value-type="string" calcext:value-type="string">
            <text:p>774.559M</text:p>
          </table:table-cell>
          <table:table-cell table:style-name="ce468" office:value-type="float" office:value="1356" calcext:value-type="float">
            <text:p>1356</text:p>
          </table:table-cell>
          <table:table-cell table:style-name="ce468" office:value-type="float" office:value="66562" calcext:value-type="float">
            <text:p>66562</text:p>
          </table:table-cell>
          <table:table-cell table:style-name="ce468" office:value-type="float" office:value="49.1" calcext:value-type="float">
            <text:p>49.1</text:p>
          </table:table-cell>
          <table:table-cell table:style-name="ce468" office:value-type="float" office:value="1273" calcext:value-type="float">
            <text:p>1273</text:p>
          </table:table-cell>
          <table:table-cell table:style-name="ce468" office:value-type="float" office:value="63378" calcext:value-type="float">
            <text:p>63378</text:p>
          </table:table-cell>
          <table:table-cell table:style-name="ce468" office:value-type="float" office:value="3077" calcext:value-type="float">
            <text:p>3077</text:p>
          </table:table-cell>
          <table:table-cell table:style-name="ce468" office:value-type="string" calcext:value-type="string">
            <text:p>143.177K</text:p>
          </table:table-cell>
          <table:table-cell table:style-name="ce936" table:formula="of:=IF(RIGHT([.D278];1)=&quot;B&quot;;VALUE(REPLACE([.D278]; LEN([.D278]); 1; &quot;&quot;))*1000000; IF(RIGHT([.D278];1)=&quot;M&quot;;VALUE(REPLACE([.D278]; LEN([.D278]); 1; &quot;&quot;))*1000; 0))" office:value-type="float" office:value="774559" calcext:value-type="float">
            <text:p>774559</text:p>
          </table:table-cell>
          <table:table-cell table:style-name="ce936" table:formula="of:=[.L278]-[.L279]" office:value-type="float" office:value="5651" calcext:value-type="float">
            <text:p>5651</text:p>
          </table:table-cell>
          <table:table-cell table:style-name="ce936" table:formula="of:=[.N279]+[.M278]" office:value-type="float" office:value="367662" calcext:value-type="float">
            <text:p>367662</text:p>
          </table:table-cell>
          <table:table-cell/>
          <table:table-cell table:style-name="ce940" table:formula="of:=[.M278]/[.L278]" office:value-type="percentage" office:value="0.00729576442853288" calcext:value-type="percentage">
            <text:p>0.730%</text:p>
          </table:table-cell>
          <table:table-cell table:number-columns-repeated="1008"/>
        </table:table-row>
        <table:table-row table:style-name="ro1">
          <table:table-cell table:style-name="ce279" office:value-type="float" office:value="188" calcext:value-type="float">
            <text:p>188</text:p>
          </table:table-cell>
          <table:table-cell table:style-name="ce468" office:value-type="string" calcext:value-type="string">
            <text:p>5/11/2022, 5:46:58 PM</text:p>
          </table:table-cell>
          <table:table-cell table:style-name="ce747" office:value-type="float" office:value="40187366" calcext:value-type="float">
            <text:p>40187366</text:p>
          </table:table-cell>
          <table:table-cell table:style-name="ce468" office:value-type="string" calcext:value-type="string">
            <text:p>768.908M</text:p>
          </table:table-cell>
          <table:table-cell table:style-name="ce468" office:value-type="float" office:value="1377" calcext:value-type="float">
            <text:p>1377</text:p>
          </table:table-cell>
          <table:table-cell table:style-name="ce468" office:value-type="float" office:value="63895" calcext:value-type="float">
            <text:p>63895</text:p>
          </table:table-cell>
          <table:table-cell table:style-name="ce468" office:value-type="float" office:value="46.4" calcext:value-type="float">
            <text:p>46.4</text:p>
          </table:table-cell>
          <table:table-cell table:style-name="ce468" office:value-type="float" office:value="1250" calcext:value-type="float">
            <text:p>1250</text:p>
          </table:table-cell>
          <table:table-cell table:style-name="ce468" office:value-type="float" office:value="60598" calcext:value-type="float">
            <text:p>60598</text:p>
          </table:table-cell>
          <table:table-cell table:style-name="ce468" office:value-type="float" office:value="3059" calcext:value-type="float">
            <text:p>3059</text:p>
          </table:table-cell>
          <table:table-cell table:style-name="ce468" office:value-type="string" calcext:value-type="string">
            <text:p>156.084K</text:p>
          </table:table-cell>
          <table:table-cell table:style-name="ce936" table:formula="of:=IF(RIGHT([.D279];1)=&quot;B&quot;;VALUE(REPLACE([.D279]; LEN([.D279]); 1; &quot;&quot;))*1000000; IF(RIGHT([.D279];1)=&quot;M&quot;;VALUE(REPLACE([.D279]; LEN([.D279]); 1; &quot;&quot;))*1000; 0))" office:value-type="float" office:value="768908" calcext:value-type="float">
            <text:p>768908</text:p>
          </table:table-cell>
          <table:table-cell table:style-name="ce936" table:formula="of:=[.L279]-[.L280]" office:value-type="float" office:value="5917" calcext:value-type="float">
            <text:p>5917</text:p>
          </table:table-cell>
          <table:table-cell table:style-name="ce936" table:formula="of:=[.N280]+[.M279]" office:value-type="float" office:value="362011" calcext:value-type="float">
            <text:p>362011</text:p>
          </table:table-cell>
          <table:table-cell/>
          <table:table-cell table:style-name="ce940" table:formula="of:=[.M279]/[.L279]" office:value-type="percentage" office:value="0.00769532896003163" calcext:value-type="percentage">
            <text:p>0.770%</text:p>
          </table:table-cell>
          <table:table-cell table:number-columns-repeated="1008"/>
        </table:table-row>
        <table:table-row table:style-name="ro1">
          <table:table-cell table:style-name="ce280" office:value-type="float" office:value="187" calcext:value-type="float">
            <text:p>187</text:p>
          </table:table-cell>
          <table:table-cell table:style-name="ce468" office:value-type="string" calcext:value-type="string">
            <text:p>5/10/2022, 5:46:57 PM</text:p>
          </table:table-cell>
          <table:table-cell table:style-name="ce748" office:value-type="float" office:value="39965364" calcext:value-type="float">
            <text:p>39965364</text:p>
          </table:table-cell>
          <table:table-cell table:style-name="ce468" office:value-type="string" calcext:value-type="string">
            <text:p>762.991M</text:p>
          </table:table-cell>
          <table:table-cell table:style-name="ce468" office:value-type="float" office:value="1399" calcext:value-type="float">
            <text:p>1399</text:p>
          </table:table-cell>
          <table:table-cell table:style-name="ce468" office:value-type="float" office:value="66772" calcext:value-type="float">
            <text:p>66772</text:p>
          </table:table-cell>
          <table:table-cell table:style-name="ce468" office:value-type="float" office:value="47.7" calcext:value-type="float">
            <text:p>47.7</text:p>
          </table:table-cell>
          <table:table-cell table:style-name="ce468" office:value-type="float" office:value="1298" calcext:value-type="float">
            <text:p>1298</text:p>
          </table:table-cell>
          <table:table-cell table:style-name="ce468" office:value-type="float" office:value="63695" calcext:value-type="float">
            <text:p>63695</text:p>
          </table:table-cell>
          <table:table-cell table:style-name="ce468" office:value-type="float" office:value="2891" calcext:value-type="float">
            <text:p>2891</text:p>
          </table:table-cell>
          <table:table-cell table:style-name="ce468" office:value-type="string" calcext:value-type="string">
            <text:p>163.231K</text:p>
          </table:table-cell>
          <table:table-cell table:style-name="ce936" table:formula="of:=IF(RIGHT([.D280];1)=&quot;B&quot;;VALUE(REPLACE([.D280]; LEN([.D280]); 1; &quot;&quot;))*1000000; IF(RIGHT([.D280];1)=&quot;M&quot;;VALUE(REPLACE([.D280]; LEN([.D280]); 1; &quot;&quot;))*1000; 0))" office:value-type="float" office:value="762991" calcext:value-type="float">
            <text:p>762991</text:p>
          </table:table-cell>
          <table:table-cell table:style-name="ce936" table:formula="of:=[.L280]-[.L281]" office:value-type="float" office:value="6015" calcext:value-type="float">
            <text:p>6015</text:p>
          </table:table-cell>
          <table:table-cell table:style-name="ce936" table:formula="of:=[.N281]+[.M280]" office:value-type="float" office:value="356094" calcext:value-type="float">
            <text:p>356094</text:p>
          </table:table-cell>
          <table:table-cell/>
          <table:table-cell table:style-name="ce940" table:formula="of:=[.M280]/[.L280]" office:value-type="percentage" office:value="0.00788344816649213" calcext:value-type="percentage">
            <text:p>0.788%</text:p>
          </table:table-cell>
          <table:table-cell table:number-columns-repeated="1008"/>
        </table:table-row>
        <table:table-row table:style-name="ro1">
          <table:table-cell table:style-name="ce281" office:value-type="float" office:value="186" calcext:value-type="float">
            <text:p>186</text:p>
          </table:table-cell>
          <table:table-cell table:style-name="ce468" office:value-type="string" calcext:value-type="string">
            <text:p>5/9/2022, 5:46:56 PM</text:p>
          </table:table-cell>
          <table:table-cell table:style-name="ce749" office:value-type="float" office:value="39741221" calcext:value-type="float">
            <text:p>39741221</text:p>
          </table:table-cell>
          <table:table-cell table:style-name="ce468" office:value-type="string" calcext:value-type="string">
            <text:p>756.976M</text:p>
          </table:table-cell>
          <table:table-cell table:style-name="ce468" office:value-type="float" office:value="1433" calcext:value-type="float">
            <text:p>1433</text:p>
          </table:table-cell>
          <table:table-cell table:style-name="ce468" office:value-type="float" office:value="72354" calcext:value-type="float">
            <text:p>72354</text:p>
          </table:table-cell>
          <table:table-cell table:style-name="ce468" office:value-type="float" office:value="50.5" calcext:value-type="float">
            <text:p>50.5</text:p>
          </table:table-cell>
          <table:table-cell table:style-name="ce468" office:value-type="float" office:value="1363" calcext:value-type="float">
            <text:p>1363</text:p>
          </table:table-cell>
          <table:table-cell table:style-name="ce468" office:value-type="float" office:value="69458" calcext:value-type="float">
            <text:p>69458</text:p>
          </table:table-cell>
          <table:table-cell table:style-name="ce468" office:value-type="float" office:value="2822" calcext:value-type="float">
            <text:p>2822</text:p>
          </table:table-cell>
          <table:table-cell table:style-name="ce468" office:value-type="string" calcext:value-type="string">
            <text:p>178.684K</text:p>
          </table:table-cell>
          <table:table-cell table:style-name="ce936" table:formula="of:=IF(RIGHT([.D281];1)=&quot;B&quot;;VALUE(REPLACE([.D281]; LEN([.D281]); 1; &quot;&quot;))*1000000; IF(RIGHT([.D281];1)=&quot;M&quot;;VALUE(REPLACE([.D281]; LEN([.D281]); 1; &quot;&quot;))*1000; 0))" office:value-type="float" office:value="756976" calcext:value-type="float">
            <text:p>756976</text:p>
          </table:table-cell>
          <table:table-cell table:style-name="ce936" table:formula="of:=[.L281]-[.L282]" office:value-type="float" office:value="6209" calcext:value-type="float">
            <text:p>6209</text:p>
          </table:table-cell>
          <table:table-cell table:style-name="ce936" table:formula="of:=[.N282]+[.M281]" office:value-type="float" office:value="350079" calcext:value-type="float">
            <text:p>350079</text:p>
          </table:table-cell>
          <table:table-cell/>
          <table:table-cell table:style-name="ce940" table:formula="of:=[.M281]/[.L281]" office:value-type="percentage" office:value="0.00820237365517533" calcext:value-type="percentage">
            <text:p>0.820%</text:p>
          </table:table-cell>
          <table:table-cell table:number-columns-repeated="1008"/>
        </table:table-row>
        <table:table-row table:style-name="ro1">
          <table:table-cell table:style-name="ce282" office:value-type="float" office:value="185" calcext:value-type="float">
            <text:p>185</text:p>
          </table:table-cell>
          <table:table-cell table:style-name="ce468" office:value-type="string" calcext:value-type="string">
            <text:p>5/8/2022, 5:46:55 PM</text:p>
          </table:table-cell>
          <table:table-cell table:style-name="ce750" office:value-type="float" office:value="39525522" calcext:value-type="float">
            <text:p>39525522</text:p>
          </table:table-cell>
          <table:table-cell table:style-name="ce468" office:value-type="string" calcext:value-type="string">
            <text:p>750.767M</text:p>
          </table:table-cell>
          <table:table-cell table:style-name="ce468" office:value-type="float" office:value="1431" calcext:value-type="float">
            <text:p>1431</text:p>
          </table:table-cell>
          <table:table-cell table:style-name="ce468" office:value-type="float" office:value="71841" calcext:value-type="float">
            <text:p>71841</text:p>
          </table:table-cell>
          <table:table-cell table:style-name="ce468" office:value-type="float" office:value="50.2" calcext:value-type="float">
            <text:p>50.2</text:p>
          </table:table-cell>
          <table:table-cell table:style-name="ce468" office:value-type="float" office:value="1343" calcext:value-type="float">
            <text:p>1343</text:p>
          </table:table-cell>
          <table:table-cell table:style-name="ce468" office:value-type="float" office:value="69134" calcext:value-type="float">
            <text:p>69134</text:p>
          </table:table-cell>
          <table:table-cell table:style-name="ce468" office:value-type="float" office:value="2570" calcext:value-type="float">
            <text:p>2570</text:p>
          </table:table-cell>
          <table:table-cell table:style-name="ce468" office:value-type="string" calcext:value-type="string">
            <text:p>187.161K</text:p>
          </table:table-cell>
          <table:table-cell table:style-name="ce936" table:formula="of:=IF(RIGHT([.D282];1)=&quot;B&quot;;VALUE(REPLACE([.D282]; LEN([.D282]); 1; &quot;&quot;))*1000000; IF(RIGHT([.D282];1)=&quot;M&quot;;VALUE(REPLACE([.D282]; LEN([.D282]); 1; &quot;&quot;))*1000; 0))" office:value-type="float" office:value="750767" calcext:value-type="float">
            <text:p>750767</text:p>
          </table:table-cell>
          <table:table-cell table:style-name="ce936" table:formula="of:=[.L282]-[.L283]" office:value-type="float" office:value="6308" calcext:value-type="float">
            <text:p>6308</text:p>
          </table:table-cell>
          <table:table-cell table:style-name="ce936" table:formula="of:=[.N283]+[.M282]" office:value-type="float" office:value="343870" calcext:value-type="float">
            <text:p>343870</text:p>
          </table:table-cell>
          <table:table-cell/>
          <table:table-cell table:style-name="ce940" table:formula="of:=[.M282]/[.L282]" office:value-type="percentage" office:value="0.00840207414550719" calcext:value-type="percentage">
            <text:p>0.840%</text:p>
          </table:table-cell>
          <table:table-cell table:number-columns-repeated="1008"/>
        </table:table-row>
        <table:table-row table:style-name="ro1">
          <table:table-cell table:style-name="ce283" office:value-type="float" office:value="184" calcext:value-type="float">
            <text:p>184</text:p>
          </table:table-cell>
          <table:table-cell table:style-name="ce468" office:value-type="string" calcext:value-type="string">
            <text:p>5/7/2022, 5:46:54 PM</text:p>
          </table:table-cell>
          <table:table-cell table:style-name="ce751" office:value-type="float" office:value="39290786" calcext:value-type="float">
            <text:p>39290786</text:p>
          </table:table-cell>
          <table:table-cell table:style-name="ce468" office:value-type="string" calcext:value-type="string">
            <text:p>744.459M</text:p>
          </table:table-cell>
          <table:table-cell table:style-name="ce468" office:value-type="float" office:value="1399" calcext:value-type="float">
            <text:p>1399</text:p>
          </table:table-cell>
          <table:table-cell table:style-name="ce468" office:value-type="float" office:value="72987" calcext:value-type="float">
            <text:p>72987</text:p>
          </table:table-cell>
          <table:table-cell table:style-name="ce468" office:value-type="float" office:value="52.2" calcext:value-type="float">
            <text:p>52.2</text:p>
          </table:table-cell>
          <table:table-cell table:style-name="ce468" office:value-type="float" office:value="1331" calcext:value-type="float">
            <text:p>1331</text:p>
          </table:table-cell>
          <table:table-cell table:style-name="ce468" office:value-type="float" office:value="70373" calcext:value-type="float">
            <text:p>70373</text:p>
          </table:table-cell>
          <table:table-cell table:style-name="ce468" office:value-type="float" office:value="2560" calcext:value-type="float">
            <text:p>2560</text:p>
          </table:table-cell>
          <table:table-cell table:style-name="ce468" office:value-type="string" calcext:value-type="string">
            <text:p>187.346K</text:p>
          </table:table-cell>
          <table:table-cell table:style-name="ce936" table:formula="of:=IF(RIGHT([.D283];1)=&quot;B&quot;;VALUE(REPLACE([.D283]; LEN([.D283]); 1; &quot;&quot;))*1000000; IF(RIGHT([.D283];1)=&quot;M&quot;;VALUE(REPLACE([.D283]; LEN([.D283]); 1; &quot;&quot;))*1000; 0))" office:value-type="float" office:value="744459" calcext:value-type="float">
            <text:p>744459</text:p>
          </table:table-cell>
          <table:table-cell table:style-name="ce936" table:formula="of:=[.L283]-[.L284]" office:value-type="float" office:value="6308" calcext:value-type="float">
            <text:p>6308</text:p>
          </table:table-cell>
          <table:table-cell table:style-name="ce936" table:formula="of:=[.N284]+[.M283]" office:value-type="float" office:value="337562" calcext:value-type="float">
            <text:p>337562</text:p>
          </table:table-cell>
          <table:table-cell/>
          <table:table-cell table:style-name="ce940" table:formula="of:=[.M283]/[.L283]" office:value-type="percentage" office:value="0.00847326716447783" calcext:value-type="percentage">
            <text:p>0.847%</text:p>
          </table:table-cell>
          <table:table-cell table:number-columns-repeated="1008"/>
        </table:table-row>
        <table:table-row table:style-name="ro1">
          <table:table-cell table:style-name="ce284" office:value-type="float" office:value="183" calcext:value-type="float">
            <text:p>183</text:p>
          </table:table-cell>
          <table:table-cell table:style-name="ce468" office:value-type="string" calcext:value-type="string">
            <text:p>5/6/2022, 5:46:53 PM</text:p>
          </table:table-cell>
          <table:table-cell table:style-name="ce752" office:value-type="float" office:value="39041355" calcext:value-type="float">
            <text:p>39041355</text:p>
          </table:table-cell>
          <table:table-cell table:style-name="ce468" office:value-type="string" calcext:value-type="string">
            <text:p>738.151M</text:p>
          </table:table-cell>
          <table:table-cell table:style-name="ce468" office:value-type="float" office:value="1357" calcext:value-type="float">
            <text:p>1357</text:p>
          </table:table-cell>
          <table:table-cell table:style-name="ce468" office:value-type="float" office:value="73874" calcext:value-type="float">
            <text:p>73874</text:p>
          </table:table-cell>
          <table:table-cell table:style-name="ce468" office:value-type="float" office:value="54.4" calcext:value-type="float">
            <text:p>54.4</text:p>
          </table:table-cell>
          <table:table-cell table:style-name="ce468" office:value-type="float" office:value="1295" calcext:value-type="float">
            <text:p>1295</text:p>
          </table:table-cell>
          <table:table-cell table:style-name="ce468" office:value-type="float" office:value="71386" calcext:value-type="float">
            <text:p>71386</text:p>
          </table:table-cell>
          <table:table-cell table:style-name="ce468" office:value-type="float" office:value="2428" calcext:value-type="float">
            <text:p>2428</text:p>
          </table:table-cell>
          <table:table-cell table:style-name="ce468" office:value-type="string" calcext:value-type="string">
            <text:p>206.169K</text:p>
          </table:table-cell>
          <table:table-cell table:style-name="ce936" table:formula="of:=IF(RIGHT([.D284];1)=&quot;B&quot;;VALUE(REPLACE([.D284]; LEN([.D284]); 1; &quot;&quot;))*1000000; IF(RIGHT([.D284];1)=&quot;M&quot;;VALUE(REPLACE([.D284]; LEN([.D284]); 1; &quot;&quot;))*1000; 0))" office:value-type="float" office:value="738151" calcext:value-type="float">
            <text:p>738151</text:p>
          </table:table-cell>
          <table:table-cell table:style-name="ce936" table:formula="of:=[.L284]-[.L285]" office:value-type="float" office:value="6507" calcext:value-type="float">
            <text:p>6507</text:p>
          </table:table-cell>
          <table:table-cell table:style-name="ce936" table:formula="of:=[.N285]+[.M284]" office:value-type="float" office:value="331254" calcext:value-type="float">
            <text:p>331254</text:p>
          </table:table-cell>
          <table:table-cell/>
          <table:table-cell table:style-name="ce940" table:formula="of:=[.M284]/[.L284]" office:value-type="percentage" office:value="0.00881526950447808" calcext:value-type="percentage">
            <text:p>0.882%</text:p>
          </table:table-cell>
          <table:table-cell table:number-columns-repeated="1008"/>
        </table:table-row>
        <table:table-row table:style-name="ro1">
          <table:table-cell table:style-name="ce285" office:value-type="float" office:value="182" calcext:value-type="float">
            <text:p>182</text:p>
          </table:table-cell>
          <table:table-cell table:style-name="ce468" office:value-type="string" calcext:value-type="string">
            <text:p>5/5/2022, 5:46:52 PM</text:p>
          </table:table-cell>
          <table:table-cell table:style-name="ce753" office:value-type="float" office:value="38774039" calcext:value-type="float">
            <text:p>38774039</text:p>
          </table:table-cell>
          <table:table-cell table:style-name="ce468" office:value-type="string" calcext:value-type="string">
            <text:p>731.644M</text:p>
          </table:table-cell>
          <table:table-cell table:style-name="ce468" office:value-type="float" office:value="1239" calcext:value-type="float">
            <text:p>1239</text:p>
          </table:table-cell>
          <table:table-cell table:style-name="ce468" office:value-type="float" office:value="74094" calcext:value-type="float">
            <text:p>74094</text:p>
          </table:table-cell>
          <table:table-cell table:style-name="ce468" office:value-type="float" office:value="59.8" calcext:value-type="float">
            <text:p>59.8</text:p>
          </table:table-cell>
          <table:table-cell table:style-name="ce468" office:value-type="float" office:value="1168" calcext:value-type="float">
            <text:p>1168</text:p>
          </table:table-cell>
          <table:table-cell table:style-name="ce468" office:value-type="float" office:value="71558" calcext:value-type="float">
            <text:p>71558</text:p>
          </table:table-cell>
          <table:table-cell table:style-name="ce468" office:value-type="float" office:value="2442" calcext:value-type="float">
            <text:p>2442</text:p>
          </table:table-cell>
          <table:table-cell table:style-name="ce468" office:value-type="string" calcext:value-type="string">
            <text:p>276.271K</text:p>
          </table:table-cell>
          <table:table-cell table:style-name="ce936" table:formula="of:=IF(RIGHT([.D285];1)=&quot;B&quot;;VALUE(REPLACE([.D285]; LEN([.D285]); 1; &quot;&quot;))*1000000; IF(RIGHT([.D285];1)=&quot;M&quot;;VALUE(REPLACE([.D285]; LEN([.D285]); 1; &quot;&quot;))*1000; 0))" office:value-type="float" office:value="731644" calcext:value-type="float">
            <text:p>731644</text:p>
          </table:table-cell>
          <table:table-cell table:style-name="ce936" table:formula="of:=[.L285]-[.L286]" office:value-type="float" office:value="7124" calcext:value-type="float">
            <text:p>7124</text:p>
          </table:table-cell>
          <table:table-cell table:style-name="ce936" table:formula="of:=[.N286]+[.M285]" office:value-type="float" office:value="324747" calcext:value-type="float">
            <text:p>324747</text:p>
          </table:table-cell>
          <table:table-cell/>
          <table:table-cell table:style-name="ce940" table:formula="of:=[.M285]/[.L285]" office:value-type="percentage" office:value="0.00973697590631509" calcext:value-type="percentage">
            <text:p>0.974%</text:p>
          </table:table-cell>
          <table:table-cell table:number-columns-repeated="1008"/>
        </table:table-row>
        <table:table-row table:style-name="ro1">
          <table:table-cell table:style-name="ce286" office:value-type="float" office:value="181" calcext:value-type="float">
            <text:p>181</text:p>
          </table:table-cell>
          <table:table-cell table:style-name="ce468" office:value-type="string" calcext:value-type="string">
            <text:p>5/4/2022, 5:46:51 PM</text:p>
          </table:table-cell>
          <table:table-cell table:style-name="ce754" office:value-type="float" office:value="38721631" calcext:value-type="float">
            <text:p>38721631</text:p>
          </table:table-cell>
          <table:table-cell table:style-name="ce468" office:value-type="string" calcext:value-type="string">
            <text:p>724.52M</text:p>
          </table:table-cell>
          <table:table-cell table:style-name="ce468" office:value-type="float" office:value="971" calcext:value-type="float">
            <text:p>971</text:p>
          </table:table-cell>
          <table:table-cell table:style-name="ce468" office:value-type="float" office:value="24944" calcext:value-type="float">
            <text:p>24944</text:p>
          </table:table-cell>
          <table:table-cell table:style-name="ce468" office:value-type="float" office:value="25.7" calcext:value-type="float">
            <text:p>25.7</text:p>
          </table:table-cell>
          <table:table-cell table:style-name="ce468" office:value-type="float" office:value="552" calcext:value-type="float">
            <text:p>552</text:p>
          </table:table-cell>
          <table:table-cell table:style-name="ce468" office:value-type="float" office:value="21850" calcext:value-type="float">
            <text:p>21850</text:p>
          </table:table-cell>
          <table:table-cell table:style-name="ce468" office:value-type="float" office:value="2072" calcext:value-type="float">
            <text:p>2072</text:p>
          </table:table-cell>
          <table:table-cell table:style-name="ce468" office:value-type="string" calcext:value-type="string">
            <text:p>237.743K</text:p>
          </table:table-cell>
          <table:table-cell table:style-name="ce936" table:formula="of:=IF(RIGHT([.D286];1)=&quot;B&quot;;VALUE(REPLACE([.D286]; LEN([.D286]); 1; &quot;&quot;))*1000000; IF(RIGHT([.D286];1)=&quot;M&quot;;VALUE(REPLACE([.D286]; LEN([.D286]); 1; &quot;&quot;))*1000; 0))" office:value-type="float" office:value="724520" calcext:value-type="float">
            <text:p>724520</text:p>
          </table:table-cell>
          <table:table-cell table:style-name="ce936" table:formula="of:=[.L286]-[.L287]" office:value-type="float" office:value="6811" calcext:value-type="float">
            <text:p>6811</text:p>
          </table:table-cell>
          <table:table-cell table:style-name="ce936" table:formula="of:=[.N287]+[.M286]" office:value-type="float" office:value="317623" calcext:value-type="float">
            <text:p>317623</text:p>
          </table:table-cell>
          <table:table-cell/>
          <table:table-cell table:style-name="ce940" table:formula="of:=[.M286]/[.L286]" office:value-type="percentage" office:value="0.00940070667476398" calcext:value-type="percentage">
            <text:p>0.940%</text:p>
          </table:table-cell>
          <table:table-cell table:number-columns-repeated="1008"/>
        </table:table-row>
        <table:table-row table:style-name="ro1">
          <table:table-cell table:style-name="ce287" office:value-type="float" office:value="180" calcext:value-type="float">
            <text:p>180</text:p>
          </table:table-cell>
          <table:table-cell table:style-name="ce468" office:value-type="string" calcext:value-type="string">
            <text:p>5/3/2022, 5:46:50 PM</text:p>
          </table:table-cell>
          <table:table-cell table:style-name="ce755" office:value-type="float" office:value="38477343" calcext:value-type="float">
            <text:p>38477343</text:p>
          </table:table-cell>
          <table:table-cell table:style-name="ce468" office:value-type="string" calcext:value-type="string">
            <text:p>717.709M</text:p>
          </table:table-cell>
          <table:table-cell table:style-name="ce468" office:value-type="float" office:value="1247" calcext:value-type="float">
            <text:p>1247</text:p>
          </table:table-cell>
          <table:table-cell table:style-name="ce468" office:value-type="float" office:value="52000" calcext:value-type="float">
            <text:p>52000</text:p>
          </table:table-cell>
          <table:table-cell table:style-name="ce468" office:value-type="float" office:value="41.7" calcext:value-type="float">
            <text:p>41.7</text:p>
          </table:table-cell>
          <table:table-cell table:style-name="ce468" office:value-type="float" office:value="979" calcext:value-type="float">
            <text:p>979</text:p>
          </table:table-cell>
          <table:table-cell table:style-name="ce468" office:value-type="float" office:value="49105" calcext:value-type="float">
            <text:p>49105</text:p>
          </table:table-cell>
          <table:table-cell table:style-name="ce468" office:value-type="float" office:value="2410" calcext:value-type="float">
            <text:p>2410</text:p>
          </table:table-cell>
          <table:table-cell table:style-name="ce468" office:value-type="string" calcext:value-type="string">
            <text:p>251.27K</text:p>
          </table:table-cell>
          <table:table-cell table:style-name="ce936" table:formula="of:=IF(RIGHT([.D287];1)=&quot;B&quot;;VALUE(REPLACE([.D287]; LEN([.D287]); 1; &quot;&quot;))*1000000; IF(RIGHT([.D287];1)=&quot;M&quot;;VALUE(REPLACE([.D287]; LEN([.D287]); 1; &quot;&quot;))*1000; 0))" office:value-type="float" office:value="717709" calcext:value-type="float">
            <text:p>717709</text:p>
          </table:table-cell>
          <table:table-cell table:style-name="ce936" table:formula="of:=[.L287]-[.L288]" office:value-type="float" office:value="6913" calcext:value-type="float">
            <text:p>6913</text:p>
          </table:table-cell>
          <table:table-cell table:style-name="ce936" table:formula="of:=[.N288]+[.M287]" office:value-type="float" office:value="310812" calcext:value-type="float">
            <text:p>310812</text:p>
          </table:table-cell>
          <table:table-cell/>
          <table:table-cell table:style-name="ce940" table:formula="of:=[.M287]/[.L287]" office:value-type="percentage" office:value="0.00963203749709144" calcext:value-type="percentage">
            <text:p>0.963%</text:p>
          </table:table-cell>
          <table:table-cell table:number-columns-repeated="1008"/>
        </table:table-row>
        <table:table-row table:style-name="ro1">
          <table:table-cell table:style-name="ce288" office:value-type="float" office:value="179" calcext:value-type="float">
            <text:p>179</text:p>
          </table:table-cell>
          <table:table-cell table:style-name="ce468" office:value-type="string" calcext:value-type="string">
            <text:p>5/2/2022, 5:46:49 PM</text:p>
          </table:table-cell>
          <table:table-cell table:style-name="ce756" office:value-type="float" office:value="38226353" calcext:value-type="float">
            <text:p>38226353</text:p>
          </table:table-cell>
          <table:table-cell table:style-name="ce468" office:value-type="string" calcext:value-type="string">
            <text:p>710.796M</text:p>
          </table:table-cell>
          <table:table-cell table:style-name="ce468" office:value-type="float" office:value="1198" calcext:value-type="float">
            <text:p>1198</text:p>
          </table:table-cell>
          <table:table-cell table:style-name="ce468" office:value-type="float" office:value="66447" calcext:value-type="float">
            <text:p>66447</text:p>
          </table:table-cell>
          <table:table-cell table:style-name="ce468" office:value-type="float" office:value="55.5" calcext:value-type="float">
            <text:p>55.5</text:p>
          </table:table-cell>
          <table:table-cell table:style-name="ce468" office:value-type="float" office:value="1092" calcext:value-type="float">
            <text:p>1092</text:p>
          </table:table-cell>
          <table:table-cell table:style-name="ce468" office:value-type="float" office:value="64060" calcext:value-type="float">
            <text:p>64060</text:p>
          </table:table-cell>
          <table:table-cell table:style-name="ce468" office:value-type="float" office:value="2273" calcext:value-type="float">
            <text:p>2273</text:p>
          </table:table-cell>
          <table:table-cell table:style-name="ce468" office:value-type="string" calcext:value-type="string">
            <text:p>278.425K</text:p>
          </table:table-cell>
          <table:table-cell table:style-name="ce936" table:formula="of:=IF(RIGHT([.D288];1)=&quot;B&quot;;VALUE(REPLACE([.D288]; LEN([.D288]); 1; &quot;&quot;))*1000000; IF(RIGHT([.D288];1)=&quot;M&quot;;VALUE(REPLACE([.D288]; LEN([.D288]); 1; &quot;&quot;))*1000; 0))" office:value-type="float" office:value="710796" calcext:value-type="float">
            <text:p>710796</text:p>
          </table:table-cell>
          <table:table-cell table:style-name="ce936" table:formula="of:=[.L288]-[.L289]" office:value-type="float" office:value="7121" calcext:value-type="float">
            <text:p>7121</text:p>
          </table:table-cell>
          <table:table-cell table:style-name="ce936" table:formula="of:=[.N289]+[.M288]" office:value-type="float" office:value="303899" calcext:value-type="float">
            <text:p>303899</text:p>
          </table:table-cell>
          <table:table-cell/>
          <table:table-cell table:style-name="ce940" table:formula="of:=[.M288]/[.L288]" office:value-type="percentage" office:value="0.010018345629407" calcext:value-type="percentage">
            <text:p>1.002%</text:p>
          </table:table-cell>
          <table:table-cell table:number-columns-repeated="1008"/>
        </table:table-row>
        <table:table-row table:style-name="ro1">
          <table:table-cell table:style-name="ce289" office:value-type="float" office:value="178" calcext:value-type="float">
            <text:p>178</text:p>
          </table:table-cell>
          <table:table-cell table:style-name="ce468" office:value-type="string" calcext:value-type="string">
            <text:p>5/1/2022, 5:46:48 PM</text:p>
          </table:table-cell>
          <table:table-cell table:style-name="ce757" office:value-type="float" office:value="38007688" calcext:value-type="float">
            <text:p>38007688</text:p>
          </table:table-cell>
          <table:table-cell table:style-name="ce468" office:value-type="string" calcext:value-type="string">
            <text:p>703.675M</text:p>
          </table:table-cell>
          <table:table-cell table:style-name="ce468" office:value-type="float" office:value="1077" calcext:value-type="float">
            <text:p>1077</text:p>
          </table:table-cell>
          <table:table-cell table:style-name="ce468" office:value-type="float" office:value="46401" calcext:value-type="float">
            <text:p>46401</text:p>
          </table:table-cell>
          <table:table-cell table:style-name="ce468" office:value-type="float" office:value="43.1" calcext:value-type="float">
            <text:p>43.1</text:p>
          </table:table-cell>
          <table:table-cell table:style-name="ce468" office:value-type="float" office:value="891" calcext:value-type="float">
            <text:p>891</text:p>
          </table:table-cell>
          <table:table-cell table:style-name="ce468" office:value-type="float" office:value="44171" calcext:value-type="float">
            <text:p>44171</text:p>
          </table:table-cell>
          <table:table-cell table:style-name="ce468" office:value-type="float" office:value="2020" calcext:value-type="float">
            <text:p>2020</text:p>
          </table:table-cell>
          <table:table-cell table:style-name="ce468" office:value-type="string" calcext:value-type="string">
            <text:p>232.465K</text:p>
          </table:table-cell>
          <table:table-cell table:style-name="ce936" table:formula="of:=IF(RIGHT([.D289];1)=&quot;B&quot;;VALUE(REPLACE([.D289]; LEN([.D289]); 1; &quot;&quot;))*1000000; IF(RIGHT([.D289];1)=&quot;M&quot;;VALUE(REPLACE([.D289]; LEN([.D289]); 1; &quot;&quot;))*1000; 0))" office:value-type="float" office:value="703675" calcext:value-type="float">
            <text:p>703675</text:p>
          </table:table-cell>
          <table:table-cell table:style-name="ce936" table:formula="of:=[.L289]-[.L290]" office:value-type="float" office:value="7255" calcext:value-type="float">
            <text:p>7255</text:p>
          </table:table-cell>
          <table:table-cell table:style-name="ce936" table:formula="of:=[.N290]+[.M289]" office:value-type="float" office:value="296778" calcext:value-type="float">
            <text:p>296778</text:p>
          </table:table-cell>
          <table:table-cell/>
          <table:table-cell table:style-name="ce940" table:formula="of:=[.M289]/[.L289]" office:value-type="percentage" office:value="0.0103101573879987" calcext:value-type="percentage">
            <text:p>1.031%</text:p>
          </table:table-cell>
          <table:table-cell table:number-columns-repeated="1008"/>
        </table:table-row>
        <table:table-row table:style-name="ro1">
          <table:table-cell table:style-name="ce290" office:value-type="float" office:value="177" calcext:value-type="float">
            <text:p>177</text:p>
          </table:table-cell>
          <table:table-cell table:style-name="ce468"/>
          <table:table-cell table:style-name="ce758" office:value-type="float" office:value="37966666" calcext:value-type="float">
            <text:p>37966666</text:p>
          </table:table-cell>
          <table:table-cell table:style-name="ce468" office:value-type="string" calcext:value-type="string">
            <text:p>696.42M</text:p>
          </table:table-cell>
          <table:table-cell table:style-name="ce468" office:value-type="float" office:value="577" calcext:value-type="float">
            <text:p>577</text:p>
          </table:table-cell>
          <table:table-cell table:style-name="ce468" office:value-type="float" office:value="15713" calcext:value-type="float">
            <text:p>15713</text:p>
          </table:table-cell>
          <table:table-cell table:style-name="ce468" office:value-type="float" office:value="27.2" calcext:value-type="float">
            <text:p>27.2</text:p>
          </table:table-cell>
          <table:table-cell table:style-name="ce468" office:value-type="float" office:value="252" calcext:value-type="float">
            <text:p>252</text:p>
          </table:table-cell>
          <table:table-cell table:style-name="ce468" office:value-type="float" office:value="14090" calcext:value-type="float">
            <text:p>14090</text:p>
          </table:table-cell>
          <table:table-cell table:style-name="ce468" office:value-type="float" office:value="1330" calcext:value-type="float">
            <text:p>1330</text:p>
          </table:table-cell>
          <table:table-cell table:style-name="ce468" office:value-type="float" office:value="0" calcext:value-type="float">
            <text:p>0</text:p>
          </table:table-cell>
          <table:table-cell table:style-name="ce936" table:formula="of:=IF(RIGHT([.D290];1)=&quot;B&quot;;VALUE(REPLACE([.D290]; LEN([.D290]); 1; &quot;&quot;))*1000000; IF(RIGHT([.D290];1)=&quot;M&quot;;VALUE(REPLACE([.D290]; LEN([.D290]); 1; &quot;&quot;))*1000; 0))" office:value-type="float" office:value="696420" calcext:value-type="float">
            <text:p>696420</text:p>
          </table:table-cell>
          <table:table-cell table:style-name="ce936" table:formula="of:=[.L290]-[.L291]" office:value-type="float" office:value="0" calcext:value-type="float">
            <text:p>0</text:p>
          </table:table-cell>
          <table:table-cell table:style-name="ce936" table:formula="of:=[.N291]+[.M290]" office:value-type="float" office:value="289523" calcext:value-type="float">
            <text:p>289523</text:p>
          </table:table-cell>
          <table:table-cell/>
          <table:table-cell table:style-name="ce940" table:formula="of:=[.M290]/[.L290]" office:value-type="percentage" office:value="0" calcext:value-type="percentage">
            <text:p>0.000%</text:p>
          </table:table-cell>
          <table:table-cell table:number-columns-repeated="1008"/>
        </table:table-row>
        <table:table-row table:style-name="ro1">
          <table:table-cell table:style-name="ce291" office:value-type="float" office:value="176" calcext:value-type="float">
            <text:p>176</text:p>
          </table:table-cell>
          <table:table-cell table:style-name="ce468" office:value-type="string" calcext:value-type="string">
            <text:p>4/30/2022, 5:46:47 PM</text:p>
          </table:table-cell>
          <table:table-cell table:style-name="ce759" office:value-type="float" office:value="37957606" calcext:value-type="float">
            <text:p>37957606</text:p>
          </table:table-cell>
          <table:table-cell table:style-name="ce468" office:value-type="string" calcext:value-type="string">
            <text:p>696.42M</text:p>
          </table:table-cell>
          <table:table-cell table:style-name="ce468" office:value-type="float" office:value="812" calcext:value-type="float">
            <text:p>812</text:p>
          </table:table-cell>
          <table:table-cell table:style-name="ce468" office:value-type="float" office:value="8515" calcext:value-type="float">
            <text:p>8515</text:p>
          </table:table-cell>
          <table:table-cell table:style-name="ce468" office:value-type="float" office:value="10.5" calcext:value-type="float">
            <text:p>10.5</text:p>
          </table:table-cell>
          <table:table-cell table:style-name="ce468" office:value-type="float" office:value="451" calcext:value-type="float">
            <text:p>451</text:p>
          </table:table-cell>
          <table:table-cell table:style-name="ce468" office:value-type="float" office:value="7018" calcext:value-type="float">
            <text:p>7018</text:p>
          </table:table-cell>
          <table:table-cell table:style-name="ce468" office:value-type="float" office:value="469" calcext:value-type="float">
            <text:p>469</text:p>
          </table:table-cell>
          <table:table-cell table:style-name="ce468" office:value-type="string" calcext:value-type="string">
            <text:p>227.29K</text:p>
          </table:table-cell>
          <table:table-cell table:style-name="ce936" table:formula="of:=IF(RIGHT([.D291];1)=&quot;B&quot;;VALUE(REPLACE([.D291]; LEN([.D291]); 1; &quot;&quot;))*1000000; IF(RIGHT([.D291];1)=&quot;M&quot;;VALUE(REPLACE([.D291]; LEN([.D291]); 1; &quot;&quot;))*1000; 0))" office:value-type="float" office:value="696420" calcext:value-type="float">
            <text:p>696420</text:p>
          </table:table-cell>
          <table:table-cell table:style-name="ce936" table:formula="of:=[.L291]-[.L292]" office:value-type="float" office:value="6708" calcext:value-type="float">
            <text:p>6708</text:p>
          </table:table-cell>
          <table:table-cell table:style-name="ce936" table:formula="of:=[.N292]+[.M291]" office:value-type="float" office:value="289523" calcext:value-type="float">
            <text:p>289523</text:p>
          </table:table-cell>
          <table:table-cell/>
          <table:table-cell table:style-name="ce940" table:formula="of:=[.M291]/[.L291]" office:value-type="percentage" office:value="0.00963211854915137" calcext:value-type="percentage">
            <text:p>0.963%</text:p>
          </table:table-cell>
          <table:table-cell table:number-columns-repeated="1008"/>
        </table:table-row>
        <table:table-row table:style-name="ro1">
          <table:table-cell table:style-name="ce292" office:value-type="float" office:value="175" calcext:value-type="float">
            <text:p>175</text:p>
          </table:table-cell>
          <table:table-cell table:style-name="ce468" office:value-type="string" calcext:value-type="string">
            <text:p>4/29/2022, 5:46:46 PM</text:p>
          </table:table-cell>
          <table:table-cell table:style-name="ce760" office:value-type="float" office:value="37707044" calcext:value-type="float">
            <text:p>37707044</text:p>
          </table:table-cell>
          <table:table-cell table:style-name="ce468" office:value-type="string" calcext:value-type="string">
            <text:p>689.712M</text:p>
          </table:table-cell>
          <table:table-cell table:style-name="ce468" office:value-type="float" office:value="974" calcext:value-type="float">
            <text:p>974</text:p>
          </table:table-cell>
          <table:table-cell table:style-name="ce468" office:value-type="float" office:value="56882" calcext:value-type="float">
            <text:p>56882</text:p>
          </table:table-cell>
          <table:table-cell table:style-name="ce468" office:value-type="float" office:value="58.4" calcext:value-type="float">
            <text:p>58.4</text:p>
          </table:table-cell>
          <table:table-cell table:style-name="ce468" office:value-type="float" office:value="877" calcext:value-type="float">
            <text:p>877</text:p>
          </table:table-cell>
          <table:table-cell table:style-name="ce468" office:value-type="float" office:value="54529" calcext:value-type="float">
            <text:p>54529</text:p>
          </table:table-cell>
          <table:table-cell table:style-name="ce468" office:value-type="float" office:value="2191" calcext:value-type="float">
            <text:p>2191</text:p>
          </table:table-cell>
          <table:table-cell table:style-name="ce468" office:value-type="float" office:value="0" calcext:value-type="float">
            <text:p>0</text:p>
          </table:table-cell>
          <table:table-cell table:style-name="ce936" table:formula="of:=IF(RIGHT([.D292];1)=&quot;B&quot;;VALUE(REPLACE([.D292]; LEN([.D292]); 1; &quot;&quot;))*1000000; IF(RIGHT([.D292];1)=&quot;M&quot;;VALUE(REPLACE([.D292]; LEN([.D292]); 1; &quot;&quot;))*1000; 0))" office:value-type="float" office:value="689712" calcext:value-type="float">
            <text:p>689712</text:p>
          </table:table-cell>
          <table:table-cell table:style-name="ce936" table:formula="of:=[.L292]-[.L293]" office:value-type="float" office:value="0" calcext:value-type="float">
            <text:p>0</text:p>
          </table:table-cell>
          <table:table-cell table:style-name="ce936" table:formula="of:=[.N293]+[.M292]" office:value-type="float" office:value="282815" calcext:value-type="float">
            <text:p>282815</text:p>
          </table:table-cell>
          <table:table-cell/>
          <table:table-cell table:style-name="ce940" table:formula="of:=[.M292]/[.L292]" office:value-type="percentage" office:value="0" calcext:value-type="percentage">
            <text:p>0.000%</text:p>
          </table:table-cell>
          <table:table-cell table:number-columns-repeated="1008"/>
        </table:table-row>
        <table:table-row table:style-name="ro1">
          <table:table-cell table:style-name="ce293" office:value-type="float" office:value="174" calcext:value-type="float">
            <text:p>174</text:p>
          </table:table-cell>
          <table:table-cell table:style-name="ce468" office:value-type="string" calcext:value-type="string">
            <text:p>4/28/2022, 5:46:45 PM</text:p>
          </table:table-cell>
          <table:table-cell table:style-name="ce761" office:value-type="float" office:value="37605111" calcext:value-type="float">
            <text:p>37605111</text:p>
          </table:table-cell>
          <table:table-cell table:style-name="ce468" office:value-type="string" calcext:value-type="string">
            <text:p>689.712M</text:p>
          </table:table-cell>
          <table:table-cell table:style-name="ce468" office:value-type="float" office:value="83" calcext:value-type="float">
            <text:p>83</text:p>
          </table:table-cell>
          <table:table-cell table:style-name="ce468" office:value-type="float" office:value="5184" calcext:value-type="float">
            <text:p>5184</text:p>
          </table:table-cell>
          <table:table-cell table:style-name="ce468" office:value-type="float" office:value="62.5" calcext:value-type="float">
            <text:p>62.5</text:p>
          </table:table-cell>
          <table:table-cell table:style-name="ce468" office:value-type="float" office:value="45" calcext:value-type="float">
            <text:p>45</text:p>
          </table:table-cell>
          <table:table-cell table:style-name="ce468" office:value-type="float" office:value="3107" calcext:value-type="float">
            <text:p>3107</text:p>
          </table:table-cell>
          <table:table-cell table:style-name="ce468" office:value-type="float" office:value="2076" calcext:value-type="float">
            <text:p>2076</text:p>
          </table:table-cell>
          <table:table-cell table:style-name="ce468" office:value-type="float" office:value="0" calcext:value-type="float">
            <text:p>0</text:p>
          </table:table-cell>
          <table:table-cell table:style-name="ce936" table:formula="of:=IF(RIGHT([.D293];1)=&quot;B&quot;;VALUE(REPLACE([.D293]; LEN([.D293]); 1; &quot;&quot;))*1000000; IF(RIGHT([.D293];1)=&quot;M&quot;;VALUE(REPLACE([.D293]; LEN([.D293]); 1; &quot;&quot;))*1000; 0))" office:value-type="float" office:value="689712" calcext:value-type="float">
            <text:p>689712</text:p>
          </table:table-cell>
          <table:table-cell table:style-name="ce936" table:formula="of:=[.L293]-[.L294]" office:value-type="float" office:value="0" calcext:value-type="float">
            <text:p>0</text:p>
          </table:table-cell>
          <table:table-cell table:style-name="ce936" table:formula="of:=[.N294]+[.M293]" office:value-type="float" office:value="282815" calcext:value-type="float">
            <text:p>282815</text:p>
          </table:table-cell>
          <table:table-cell/>
          <table:table-cell table:style-name="ce940" table:formula="of:=[.M293]/[.L293]" office:value-type="percentage" office:value="0" calcext:value-type="percentage">
            <text:p>0.000%</text:p>
          </table:table-cell>
          <table:table-cell table:number-columns-repeated="1008"/>
        </table:table-row>
        <table:table-row table:style-name="ro1">
          <table:table-cell table:style-name="ce294" office:value-type="float" office:value="173" calcext:value-type="float">
            <text:p>173</text:p>
          </table:table-cell>
          <table:table-cell table:style-name="ce468" office:value-type="string" calcext:value-type="string">
            <text:p>4/27/2022, 5:46:18 PM</text:p>
          </table:table-cell>
          <table:table-cell table:style-name="ce762" office:value-type="float" office:value="37476657" calcext:value-type="float">
            <text:p>37476657</text:p>
          </table:table-cell>
          <table:table-cell table:style-name="ce468" office:value-type="string" calcext:value-type="string">
            <text:p>689.712M</text:p>
          </table:table-cell>
          <table:table-cell table:style-name="ce468" office:value-type="float" office:value="58" calcext:value-type="float">
            <text:p>58</text:p>
          </table:table-cell>
          <table:table-cell table:style-name="ce468" office:value-type="float" office:value="3781" calcext:value-type="float">
            <text:p>3781</text:p>
          </table:table-cell>
          <table:table-cell table:style-name="ce468" office:value-type="float" office:value="65.2" calcext:value-type="float">
            <text:p>65.2</text:p>
          </table:table-cell>
          <table:table-cell table:style-name="ce468" office:value-type="float" office:value="24" calcext:value-type="float">
            <text:p>24</text:p>
          </table:table-cell>
          <table:table-cell table:style-name="ce468" office:value-type="float" office:value="1695" calcext:value-type="float">
            <text:p>1695</text:p>
          </table:table-cell>
          <table:table-cell table:style-name="ce468" office:value-type="float" office:value="2086" calcext:value-type="float">
            <text:p>2086</text:p>
          </table:table-cell>
          <table:table-cell table:style-name="ce468" office:value-type="float" office:value="0" calcext:value-type="float">
            <text:p>0</text:p>
          </table:table-cell>
          <table:table-cell table:style-name="ce936" table:formula="of:=IF(RIGHT([.D294];1)=&quot;B&quot;;VALUE(REPLACE([.D294]; LEN([.D294]); 1; &quot;&quot;))*1000000; IF(RIGHT([.D294];1)=&quot;M&quot;;VALUE(REPLACE([.D294]; LEN([.D294]); 1; &quot;&quot;))*1000; 0))" office:value-type="float" office:value="689712" calcext:value-type="float">
            <text:p>689712</text:p>
          </table:table-cell>
          <table:table-cell table:style-name="ce936" table:formula="of:=[.L294]-[.L295]" office:value-type="float" office:value="0" calcext:value-type="float">
            <text:p>0</text:p>
          </table:table-cell>
          <table:table-cell table:style-name="ce936" table:formula="of:=[.N295]+[.M294]" office:value-type="float" office:value="282815" calcext:value-type="float">
            <text:p>282815</text:p>
          </table:table-cell>
          <table:table-cell/>
          <table:table-cell table:style-name="ce940" table:formula="of:=[.M294]/[.L294]" office:value-type="percentage" office:value="0" calcext:value-type="percentage">
            <text:p>0.000%</text:p>
          </table:table-cell>
          <table:table-cell table:number-columns-repeated="1008"/>
        </table:table-row>
        <table:table-row table:style-name="ro1">
          <table:table-cell table:style-name="ce295" office:value-type="float" office:value="172" calcext:value-type="float">
            <text:p>172</text:p>
          </table:table-cell>
          <table:table-cell table:style-name="ce468" office:value-type="string" calcext:value-type="string">
            <text:p>4/26/2022, 5:46:17 PM</text:p>
          </table:table-cell>
          <table:table-cell table:style-name="ce763" office:value-type="float" office:value="37319911" calcext:value-type="float">
            <text:p>37319911</text:p>
          </table:table-cell>
          <table:table-cell table:style-name="ce468" office:value-type="string" calcext:value-type="string">
            <text:p>689.712M</text:p>
          </table:table-cell>
          <table:table-cell table:style-name="ce468" office:value-type="float" office:value="64" calcext:value-type="float">
            <text:p>64</text:p>
          </table:table-cell>
          <table:table-cell table:style-name="ce468" office:value-type="float" office:value="3754" calcext:value-type="float">
            <text:p>3754</text:p>
          </table:table-cell>
          <table:table-cell table:style-name="ce468" office:value-type="float" office:value="58.7" calcext:value-type="float">
            <text:p>58.7</text:p>
          </table:table-cell>
          <table:table-cell table:style-name="ce468" office:value-type="float" office:value="30" calcext:value-type="float">
            <text:p>30</text:p>
          </table:table-cell>
          <table:table-cell table:style-name="ce468" office:value-type="float" office:value="2033" calcext:value-type="float">
            <text:p>2033</text:p>
          </table:table-cell>
          <table:table-cell table:style-name="ce468" office:value-type="float" office:value="1710" calcext:value-type="float">
            <text:p>1710</text:p>
          </table:table-cell>
          <table:table-cell table:style-name="ce468" office:value-type="float" office:value="0" calcext:value-type="float">
            <text:p>0</text:p>
          </table:table-cell>
          <table:table-cell table:style-name="ce936" table:formula="of:=IF(RIGHT([.D295];1)=&quot;B&quot;;VALUE(REPLACE([.D295]; LEN([.D295]); 1; &quot;&quot;))*1000000; IF(RIGHT([.D295];1)=&quot;M&quot;;VALUE(REPLACE([.D295]; LEN([.D295]); 1; &quot;&quot;))*1000; 0))" office:value-type="float" office:value="689712" calcext:value-type="float">
            <text:p>689712</text:p>
          </table:table-cell>
          <table:table-cell table:style-name="ce936" table:formula="of:=[.L295]-[.L296]" office:value-type="float" office:value="0" calcext:value-type="float">
            <text:p>0</text:p>
          </table:table-cell>
          <table:table-cell table:style-name="ce936" table:formula="of:=[.N296]+[.M295]" office:value-type="float" office:value="282815" calcext:value-type="float">
            <text:p>282815</text:p>
          </table:table-cell>
          <table:table-cell/>
          <table:table-cell table:style-name="ce940" table:formula="of:=[.M295]/[.L295]" office:value-type="percentage" office:value="0" calcext:value-type="percentage">
            <text:p>0.000%</text:p>
          </table:table-cell>
          <table:table-cell table:number-columns-repeated="1008"/>
        </table:table-row>
        <table:table-row table:style-name="ro1">
          <table:table-cell table:style-name="ce296" office:value-type="float" office:value="171" calcext:value-type="float">
            <text:p>171</text:p>
          </table:table-cell>
          <table:table-cell table:style-name="ce468"/>
          <table:table-cell table:style-name="ce764" office:value-type="float" office:value="37299250" calcext:value-type="float">
            <text:p>37299250</text:p>
          </table:table-cell>
          <table:table-cell table:style-name="ce468" office:value-type="string" calcext:value-type="string">
            <text:p>689.712M</text:p>
          </table:table-cell>
          <table:table-cell table:style-name="ce468" office:value-type="float" office:value="58" calcext:value-type="float">
            <text:p>58</text:p>
          </table:table-cell>
          <table:table-cell table:style-name="ce468" office:value-type="float" office:value="3809" calcext:value-type="float">
            <text:p>3809</text:p>
          </table:table-cell>
          <table:table-cell table:style-name="ce468" office:value-type="float" office:value="65.7" calcext:value-type="float">
            <text:p>65.7</text:p>
          </table:table-cell>
          <table:table-cell table:style-name="ce468" office:value-type="float" office:value="42" calcext:value-type="float">
            <text:p>42</text:p>
          </table:table-cell>
          <table:table-cell table:style-name="ce468" office:value-type="float" office:value="2900" calcext:value-type="float">
            <text:p>2900</text:p>
          </table:table-cell>
          <table:table-cell table:style-name="ce468" office:value-type="float" office:value="901" calcext:value-type="float">
            <text:p>901</text:p>
          </table:table-cell>
          <table:table-cell table:style-name="ce468" office:value-type="float" office:value="0" calcext:value-type="float">
            <text:p>0</text:p>
          </table:table-cell>
          <table:table-cell table:style-name="ce936" table:formula="of:=IF(RIGHT([.D296];1)=&quot;B&quot;;VALUE(REPLACE([.D296]; LEN([.D296]); 1; &quot;&quot;))*1000000; IF(RIGHT([.D296];1)=&quot;M&quot;;VALUE(REPLACE([.D296]; LEN([.D296]); 1; &quot;&quot;))*1000; 0))" office:value-type="float" office:value="689712" calcext:value-type="float">
            <text:p>689712</text:p>
          </table:table-cell>
          <table:table-cell table:style-name="ce936" table:formula="of:=[.L296]-[.L297]" office:value-type="float" office:value="0" calcext:value-type="float">
            <text:p>0</text:p>
          </table:table-cell>
          <table:table-cell table:style-name="ce936" table:formula="of:=[.N297]+[.M296]" office:value-type="float" office:value="282815" calcext:value-type="float">
            <text:p>282815</text:p>
          </table:table-cell>
          <table:table-cell/>
          <table:table-cell table:style-name="ce940" table:formula="of:=[.M296]/[.L296]" office:value-type="percentage" office:value="0" calcext:value-type="percentage">
            <text:p>0.000%</text:p>
          </table:table-cell>
          <table:table-cell table:number-columns-repeated="1008"/>
        </table:table-row>
        <table:table-row table:style-name="ro1">
          <table:table-cell table:style-name="ce297" office:value-type="float" office:value="170" calcext:value-type="float">
            <text:p>170</text:p>
          </table:table-cell>
          <table:table-cell table:style-name="ce468"/>
          <table:table-cell table:style-name="ce765" office:value-type="float" office:value="37237144" calcext:value-type="float">
            <text:p>37237144</text:p>
          </table:table-cell>
          <table:table-cell table:style-name="ce468" office:value-type="string" calcext:value-type="string">
            <text:p>689.712M</text:p>
          </table:table-cell>
          <table:table-cell table:style-name="ce468" office:value-type="float" office:value="62" calcext:value-type="float">
            <text:p>62</text:p>
          </table:table-cell>
          <table:table-cell table:style-name="ce468" office:value-type="float" office:value="4156" calcext:value-type="float">
            <text:p>4156</text:p>
          </table:table-cell>
          <table:table-cell table:style-name="ce468" office:value-type="float" office:value="67" calcext:value-type="float">
            <text:p>67</text:p>
          </table:table-cell>
          <table:table-cell table:style-name="ce468" office:value-type="float" office:value="44" calcext:value-type="float">
            <text:p>44</text:p>
          </table:table-cell>
          <table:table-cell table:style-name="ce468" office:value-type="float" office:value="3031" calcext:value-type="float">
            <text:p>3031</text:p>
          </table:table-cell>
          <table:table-cell table:style-name="ce468" office:value-type="float" office:value="1123" calcext:value-type="float">
            <text:p>1123</text:p>
          </table:table-cell>
          <table:table-cell table:style-name="ce468" office:value-type="float" office:value="0" calcext:value-type="float">
            <text:p>0</text:p>
          </table:table-cell>
          <table:table-cell table:style-name="ce936" table:formula="of:=IF(RIGHT([.D297];1)=&quot;B&quot;;VALUE(REPLACE([.D297]; LEN([.D297]); 1; &quot;&quot;))*1000000; IF(RIGHT([.D297];1)=&quot;M&quot;;VALUE(REPLACE([.D297]; LEN([.D297]); 1; &quot;&quot;))*1000; 0))" office:value-type="float" office:value="689712" calcext:value-type="float">
            <text:p>689712</text:p>
          </table:table-cell>
          <table:table-cell table:style-name="ce936" table:formula="of:=[.L297]-[.L298]" office:value-type="float" office:value="0" calcext:value-type="float">
            <text:p>0</text:p>
          </table:table-cell>
          <table:table-cell table:style-name="ce936" table:formula="of:=[.N298]+[.M297]" office:value-type="float" office:value="282815" calcext:value-type="float">
            <text:p>282815</text:p>
          </table:table-cell>
          <table:table-cell/>
          <table:table-cell table:style-name="ce940" table:formula="of:=[.M297]/[.L297]" office:value-type="percentage" office:value="0" calcext:value-type="percentage">
            <text:p>0.000%</text:p>
          </table:table-cell>
          <table:table-cell table:number-columns-repeated="1008"/>
        </table:table-row>
        <table:table-row table:style-name="ro1">
          <table:table-cell table:style-name="ce298" office:value-type="float" office:value="169" calcext:value-type="float">
            <text:p>169</text:p>
          </table:table-cell>
          <table:table-cell table:style-name="ce468"/>
          <table:table-cell table:style-name="ce766" office:value-type="float" office:value="37235372" calcext:value-type="float">
            <text:p>37235372</text:p>
          </table:table-cell>
          <table:table-cell table:style-name="ce468" office:value-type="string" calcext:value-type="string">
            <text:p>689.712M</text:p>
          </table:table-cell>
          <table:table-cell table:style-name="ce468" office:value-type="float" office:value="52" calcext:value-type="float">
            <text:p>52</text:p>
          </table:table-cell>
          <table:table-cell table:style-name="ce468" office:value-type="float" office:value="1492" calcext:value-type="float">
            <text:p>1492</text:p>
          </table:table-cell>
          <table:table-cell table:style-name="ce468" office:value-type="float" office:value="28.7" calcext:value-type="float">
            <text:p>28.7</text:p>
          </table:table-cell>
          <table:table-cell table:style-name="ce468" office:value-type="float" office:value="25" calcext:value-type="float">
            <text:p>25</text:p>
          </table:table-cell>
          <table:table-cell table:style-name="ce468" office:value-type="float" office:value="950" calcext:value-type="float">
            <text:p>950</text:p>
          </table:table-cell>
          <table:table-cell table:style-name="ce468" office:value-type="float" office:value="525" calcext:value-type="float">
            <text:p>525</text:p>
          </table:table-cell>
          <table:table-cell table:style-name="ce468" office:value-type="float" office:value="0" calcext:value-type="float">
            <text:p>0</text:p>
          </table:table-cell>
          <table:table-cell table:style-name="ce936" table:formula="of:=IF(RIGHT([.D298];1)=&quot;B&quot;;VALUE(REPLACE([.D298]; LEN([.D298]); 1; &quot;&quot;))*1000000; IF(RIGHT([.D298];1)=&quot;M&quot;;VALUE(REPLACE([.D298]; LEN([.D298]); 1; &quot;&quot;))*1000; 0))" office:value-type="float" office:value="689712" calcext:value-type="float">
            <text:p>689712</text:p>
          </table:table-cell>
          <table:table-cell table:style-name="ce936" table:formula="of:=[.L298]-[.L299]" office:value-type="float" office:value="4348" calcext:value-type="float">
            <text:p>4348</text:p>
          </table:table-cell>
          <table:table-cell table:style-name="ce936" table:formula="of:=[.N299]+[.M298]" office:value-type="float" office:value="282815" calcext:value-type="float">
            <text:p>282815</text:p>
          </table:table-cell>
          <table:table-cell/>
          <table:table-cell table:style-name="ce940" table:formula="of:=[.M298]/[.L298]" office:value-type="percentage" office:value="0.00630408054376319" calcext:value-type="percentage">
            <text:p>0.630%</text:p>
          </table:table-cell>
          <table:table-cell table:number-columns-repeated="1008"/>
        </table:table-row>
        <table:table-row table:style-name="ro1">
          <table:table-cell table:style-name="ce299" office:value-type="float" office:value="168" calcext:value-type="float">
            <text:p>168</text:p>
          </table:table-cell>
          <table:table-cell table:style-name="ce468"/>
          <table:table-cell table:style-name="ce767" office:value-type="float" office:value="37235343" calcext:value-type="float">
            <text:p>37235343</text:p>
          </table:table-cell>
          <table:table-cell table:style-name="ce468" office:value-type="string" calcext:value-type="string">
            <text:p>685.364M</text:p>
          </table:table-cell>
          <table:table-cell table:style-name="ce468" office:value-type="float" office:value="3" calcext:value-type="float">
            <text:p>3</text:p>
          </table:table-cell>
          <table:table-cell table:style-name="ce468" office:value-type="float" office:value="10" calcext:value-type="float">
            <text:p>10</text:p>
          </table:table-cell>
          <table:table-cell table:style-name="ce468" office:value-type="float" office:value="3.3" calcext:value-type="float">
            <text:p>3.3</text:p>
          </table:table-cell>
          <table:table-cell table:style-name="ce468" table:number-columns-repeated="2"/>
          <table:table-cell table:style-name="ce468" office:value-type="float" office:value="8" calcext:value-type="float">
            <text:p>8</text:p>
          </table:table-cell>
          <table:table-cell table:style-name="ce468" office:value-type="float" office:value="0" calcext:value-type="float">
            <text:p>0</text:p>
          </table:table-cell>
          <table:table-cell table:style-name="ce936" table:formula="of:=IF(RIGHT([.D299];1)=&quot;B&quot;;VALUE(REPLACE([.D299]; LEN([.D299]); 1; &quot;&quot;))*1000000; IF(RIGHT([.D299];1)=&quot;M&quot;;VALUE(REPLACE([.D299]; LEN([.D299]); 1; &quot;&quot;))*1000; 0))" office:value-type="float" office:value="685364" calcext:value-type="float">
            <text:p>685364</text:p>
          </table:table-cell>
          <table:table-cell table:style-name="ce936" table:formula="of:=[.L299]-[.L300]" office:value-type="float" office:value="0" calcext:value-type="float">
            <text:p>0</text:p>
          </table:table-cell>
          <table:table-cell table:style-name="ce936" table:formula="of:=[.N300]+[.M299]" office:value-type="float" office:value="278467" calcext:value-type="float">
            <text:p>278467</text:p>
          </table:table-cell>
          <table:table-cell/>
          <table:table-cell table:style-name="ce940" table:formula="of:=[.M299]/[.L299]" office:value-type="percentage" office:value="0" calcext:value-type="percentage">
            <text:p>0.000%</text:p>
          </table:table-cell>
          <table:table-cell table:number-columns-repeated="1008"/>
        </table:table-row>
        <table:table-row table:style-name="ro1">
          <table:table-cell table:style-name="ce300" office:value-type="float" office:value="167" calcext:value-type="float">
            <text:p>167</text:p>
          </table:table-cell>
          <table:table-cell table:style-name="ce468" office:value-type="string" calcext:value-type="string">
            <text:p>4/11/2022, 12:44:58 PM</text:p>
          </table:table-cell>
          <table:table-cell table:style-name="ce768" office:value-type="float" office:value="37230927" calcext:value-type="float">
            <text:p>37230927</text:p>
          </table:table-cell>
          <table:table-cell table:style-name="ce468" office:value-type="string" calcext:value-type="string">
            <text:p>685.364M</text:p>
          </table:table-cell>
          <table:table-cell table:style-name="ce468" office:value-type="float" office:value="515" calcext:value-type="float">
            <text:p>515</text:p>
          </table:table-cell>
          <table:table-cell table:style-name="ce468" office:value-type="float" office:value="4148" calcext:value-type="float">
            <text:p>4148</text:p>
          </table:table-cell>
          <table:table-cell table:style-name="ce468" office:value-type="float" office:value="8.1" calcext:value-type="float">
            <text:p>8.1</text:p>
          </table:table-cell>
          <table:table-cell table:style-name="ce468" office:value-type="float" office:value="184" calcext:value-type="float">
            <text:p>184</text:p>
          </table:table-cell>
          <table:table-cell table:style-name="ce468" office:value-type="float" office:value="2901" calcext:value-type="float">
            <text:p>2901</text:p>
          </table:table-cell>
          <table:table-cell table:style-name="ce468" office:value-type="float" office:value="178" calcext:value-type="float">
            <text:p>178</text:p>
          </table:table-cell>
          <table:table-cell table:style-name="ce468" office:value-type="float" office:value="0" calcext:value-type="float">
            <text:p>0</text:p>
          </table:table-cell>
          <table:table-cell table:style-name="ce936" table:formula="of:=IF(RIGHT([.D300];1)=&quot;B&quot;;VALUE(REPLACE([.D300]; LEN([.D300]); 1; &quot;&quot;))*1000000; IF(RIGHT([.D300];1)=&quot;M&quot;;VALUE(REPLACE([.D300]; LEN([.D300]); 1; &quot;&quot;))*1000; 0))" office:value-type="float" office:value="685364" calcext:value-type="float">
            <text:p>685364</text:p>
          </table:table-cell>
          <table:table-cell table:style-name="ce936" table:formula="of:=[.L300]-[.L301]" office:value-type="float" office:value="0" calcext:value-type="float">
            <text:p>0</text:p>
          </table:table-cell>
          <table:table-cell table:style-name="ce936" table:formula="of:=[.N301]+[.M300]" office:value-type="float" office:value="278467" calcext:value-type="float">
            <text:p>278467</text:p>
          </table:table-cell>
          <table:table-cell/>
          <table:table-cell table:style-name="ce940" table:formula="of:=[.M300]/[.L300]" office:value-type="percentage" office:value="0" calcext:value-type="percentage">
            <text:p>0.000%</text:p>
          </table:table-cell>
          <table:table-cell table:number-columns-repeated="1008"/>
        </table:table-row>
        <table:table-row table:style-name="ro1">
          <table:table-cell table:style-name="ce301" office:value-type="float" office:value="166" calcext:value-type="float">
            <text:p>166</text:p>
          </table:table-cell>
          <table:table-cell table:style-name="ce469" office:value-type="string" calcext:value-type="string">
            <text:p>4/9/2022, 4:21:11 PM</text:p>
          </table:table-cell>
          <table:table-cell table:style-name="ce769" office:value-type="float" office:value="37230877" calcext:value-type="float">
            <text:p>37230877</text:p>
          </table:table-cell>
          <table:table-cell table:style-name="ce469" office:value-type="string" calcext:value-type="string">
            <text:p>685.364M</text:p>
          </table:table-cell>
          <table:table-cell table:number-columns-repeated="2" table:style-name="ce469" office:value-type="float" office:value="43" calcext:value-type="float">
            <text:p>43</text:p>
          </table:table-cell>
          <table:table-cell table:style-name="ce469" office:value-type="float" office:value="1" calcext:value-type="float">
            <text:p>1</text:p>
          </table:table-cell>
          <table:table-cell table:style-name="ce469" table:number-columns-repeated="2"/>
          <table:table-cell table:style-name="ce469" office:value-type="float" office:value="3" calcext:value-type="float">
            <text:p>3</text:p>
          </table:table-cell>
          <table:table-cell table:style-name="ce469" office:value-type="string" calcext:value-type="string">
            <text:p>46.307K</text:p>
          </table:table-cell>
          <table:table-cell table:style-name="ce936" table:formula="of:=IF(RIGHT([.D301];1)=&quot;B&quot;;VALUE(REPLACE([.D301]; LEN([.D301]); 1; &quot;&quot;))*1000000; IF(RIGHT([.D301];1)=&quot;M&quot;;VALUE(REPLACE([.D301]; LEN([.D301]); 1; &quot;&quot;))*1000; 0))" office:value-type="float" office:value="685364" calcext:value-type="float">
            <text:p>685364</text:p>
          </table:table-cell>
          <table:table-cell table:style-name="ce936" table:formula="of:=[.L301]-[.L302]" office:value-type="float" office:value="3197" calcext:value-type="float">
            <text:p>3197</text:p>
          </table:table-cell>
          <table:table-cell table:style-name="ce936" table:formula="of:=[.N302]+[.M301]" office:value-type="float" office:value="278467" calcext:value-type="float">
            <text:p>278467</text:p>
          </table:table-cell>
          <table:table-cell/>
          <table:table-cell table:style-name="ce940" table:formula="of:=[.M301]/[.L301]" office:value-type="percentage" office:value="0.00466467453790978" calcext:value-type="percentage">
            <text:p>0.466%</text:p>
          </table:table-cell>
          <table:table-cell table:number-columns-repeated="1008"/>
        </table:table-row>
        <table:table-row table:style-name="ro1">
          <table:table-cell table:style-name="ce302" office:value-type="float" office:value="165" calcext:value-type="float">
            <text:p>165</text:p>
          </table:table-cell>
          <table:table-cell table:style-name="ce468" office:value-type="string" calcext:value-type="string">
            <text:p>4/8/2022, 1:48:54 PM</text:p>
          </table:table-cell>
          <table:table-cell table:style-name="ce770" office:value-type="float" office:value="37095055" calcext:value-type="float">
            <text:p>37095055</text:p>
          </table:table-cell>
          <table:table-cell table:style-name="ce468" office:value-type="string" calcext:value-type="string">
            <text:p>682.167M</text:p>
          </table:table-cell>
          <table:table-cell table:style-name="ce468" office:value-type="float" office:value="1573" calcext:value-type="float">
            <text:p>1573</text:p>
          </table:table-cell>
          <table:table-cell table:style-name="ce468" office:value-type="float" office:value="42638" calcext:value-type="float">
            <text:p>42638</text:p>
          </table:table-cell>
          <table:table-cell table:style-name="ce468" office:value-type="float" office:value="27.1" calcext:value-type="float">
            <text:p>27.1</text:p>
          </table:table-cell>
          <table:table-cell table:style-name="ce468" office:value-type="float" office:value="1329" calcext:value-type="float">
            <text:p>1329</text:p>
          </table:table-cell>
          <table:table-cell table:style-name="ce468" office:value-type="float" office:value="39192" calcext:value-type="float">
            <text:p>39192</text:p>
          </table:table-cell>
          <table:table-cell table:style-name="ce468" office:value-type="float" office:value="2810" calcext:value-type="float">
            <text:p>2810</text:p>
          </table:table-cell>
          <table:table-cell table:style-name="ce468" office:value-type="string" calcext:value-type="string">
            <text:p>43.111K</text:p>
          </table:table-cell>
          <table:table-cell table:style-name="ce936" table:formula="of:=IF(RIGHT([.D302];1)=&quot;B&quot;;VALUE(REPLACE([.D302]; LEN([.D302]); 1; &quot;&quot;))*1000000; IF(RIGHT([.D302];1)=&quot;M&quot;;VALUE(REPLACE([.D302]; LEN([.D302]); 1; &quot;&quot;))*1000; 0))" office:value-type="float" office:value="682167" calcext:value-type="float">
            <text:p>682167</text:p>
          </table:table-cell>
          <table:table-cell table:style-name="ce936" table:formula="of:=[.L302]-[.L303]" office:value-type="float" office:value="3013" calcext:value-type="float">
            <text:p>3013</text:p>
          </table:table-cell>
          <table:table-cell table:style-name="ce936" table:formula="of:=[.N303]+[.M302]" office:value-type="float" office:value="275270" calcext:value-type="float">
            <text:p>275270</text:p>
          </table:table-cell>
          <table:table-cell/>
          <table:table-cell table:style-name="ce940" table:formula="of:=[.M302]/[.L302]" office:value-type="percentage" office:value="0.00441680702819104" calcext:value-type="percentage">
            <text:p>0.442%</text:p>
          </table:table-cell>
          <table:table-cell table:number-columns-repeated="1008"/>
        </table:table-row>
        <table:table-row table:style-name="ro1">
          <table:table-cell table:style-name="ce303" office:value-type="float" office:value="164" calcext:value-type="float">
            <text:p>164</text:p>
          </table:table-cell>
          <table:table-cell table:style-name="ce468" office:value-type="string" calcext:value-type="string">
            <text:p>4/7/2022, 1:48:53 PM</text:p>
          </table:table-cell>
          <table:table-cell table:style-name="ce771" office:value-type="float" office:value="36887605" calcext:value-type="float">
            <text:p>36887605</text:p>
          </table:table-cell>
          <table:table-cell table:style-name="ce468" office:value-type="string" calcext:value-type="string">
            <text:p>679.154M</text:p>
          </table:table-cell>
          <table:table-cell table:style-name="ce468" office:value-type="float" office:value="1737" calcext:value-type="float">
            <text:p>1737</text:p>
          </table:table-cell>
          <table:table-cell table:style-name="ce468" office:value-type="float" office:value="60379" calcext:value-type="float">
            <text:p>60379</text:p>
          </table:table-cell>
          <table:table-cell table:style-name="ce468" office:value-type="float" office:value="34.8" calcext:value-type="float">
            <text:p>34.8</text:p>
          </table:table-cell>
          <table:table-cell table:style-name="ce468" office:value-type="float" office:value="1269" calcext:value-type="float">
            <text:p>1269</text:p>
          </table:table-cell>
          <table:table-cell table:style-name="ce468" office:value-type="float" office:value="56029" calcext:value-type="float">
            <text:p>56029</text:p>
          </table:table-cell>
          <table:table-cell table:style-name="ce468" office:value-type="float" office:value="3675" calcext:value-type="float">
            <text:p>3675</text:p>
          </table:table-cell>
          <table:table-cell table:style-name="ce468" office:value-type="string" calcext:value-type="string">
            <text:p>24.663K</text:p>
          </table:table-cell>
          <table:table-cell table:style-name="ce936" table:formula="of:=IF(RIGHT([.D303];1)=&quot;B&quot;;VALUE(REPLACE([.D303]; LEN([.D303]); 1; &quot;&quot;))*1000000; IF(RIGHT([.D303];1)=&quot;M&quot;;VALUE(REPLACE([.D303]; LEN([.D303]); 1; &quot;&quot;))*1000; 0))" office:value-type="float" office:value="679154" calcext:value-type="float">
            <text:p>679154</text:p>
          </table:table-cell>
          <table:table-cell table:style-name="ce936" table:formula="of:=[.L303]-[.L304]" office:value-type="float" office:value="2004" calcext:value-type="float">
            <text:p>2004</text:p>
          </table:table-cell>
          <table:table-cell table:style-name="ce936" table:formula="of:=[.N304]+[.M303]" office:value-type="float" office:value="272257" calcext:value-type="float">
            <text:p>272257</text:p>
          </table:table-cell>
          <table:table-cell/>
          <table:table-cell table:style-name="ce940" table:formula="of:=[.M303]/[.L303]" office:value-type="percentage" office:value="0.00295072987864313" calcext:value-type="percentage">
            <text:p>0.295%</text:p>
          </table:table-cell>
          <table:table-cell table:number-columns-repeated="1008"/>
        </table:table-row>
        <table:table-row table:style-name="ro1">
          <table:table-cell table:style-name="ce304" office:value-type="float" office:value="163" calcext:value-type="float">
            <text:p>163</text:p>
          </table:table-cell>
          <table:table-cell table:style-name="ce468" office:value-type="string" calcext:value-type="string">
            <text:p>4/6/2022, 1:48:52 PM</text:p>
          </table:table-cell>
          <table:table-cell table:style-name="ce772" office:value-type="float" office:value="36675847" calcext:value-type="float">
            <text:p>36675847</text:p>
          </table:table-cell>
          <table:table-cell table:style-name="ce468" office:value-type="string" calcext:value-type="string">
            <text:p>677.15M</text:p>
          </table:table-cell>
          <table:table-cell table:style-name="ce468" office:value-type="float" office:value="1730" calcext:value-type="float">
            <text:p>1730</text:p>
          </table:table-cell>
          <table:table-cell table:style-name="ce468" office:value-type="float" office:value="70322" calcext:value-type="float">
            <text:p>70322</text:p>
          </table:table-cell>
          <table:table-cell table:style-name="ce468" office:value-type="float" office:value="40.6" calcext:value-type="float">
            <text:p>40.6</text:p>
          </table:table-cell>
          <table:table-cell table:style-name="ce468" office:value-type="float" office:value="1532" calcext:value-type="float">
            <text:p>1532</text:p>
          </table:table-cell>
          <table:table-cell table:style-name="ce468" office:value-type="float" office:value="65537" calcext:value-type="float">
            <text:p>65537</text:p>
          </table:table-cell>
          <table:table-cell table:style-name="ce468" office:value-type="float" office:value="4381" calcext:value-type="float">
            <text:p>4381</text:p>
          </table:table-cell>
          <table:table-cell table:style-name="ce468" office:value-type="string" calcext:value-type="string">
            <text:p>23.238K</text:p>
          </table:table-cell>
          <table:table-cell table:style-name="ce936" table:formula="of:=IF(RIGHT([.D304];1)=&quot;B&quot;;VALUE(REPLACE([.D304]; LEN([.D304]); 1; &quot;&quot;))*1000000; IF(RIGHT([.D304];1)=&quot;M&quot;;VALUE(REPLACE([.D304]; LEN([.D304]); 1; &quot;&quot;))*1000; 0))" office:value-type="float" office:value="677150" calcext:value-type="float">
            <text:p>677150</text:p>
          </table:table-cell>
          <table:table-cell table:style-name="ce936" table:formula="of:=[.L304]-[.L305]" office:value-type="float" office:value="1913" calcext:value-type="float">
            <text:p>1913</text:p>
          </table:table-cell>
          <table:table-cell table:style-name="ce936" table:formula="of:=[.N305]+[.M304]" office:value-type="float" office:value="270253" calcext:value-type="float">
            <text:p>270253</text:p>
          </table:table-cell>
          <table:table-cell/>
          <table:table-cell table:style-name="ce940" table:formula="of:=[.M304]/[.L304]" office:value-type="percentage" office:value="0.00282507568485564" calcext:value-type="percentage">
            <text:p>0.283%</text:p>
          </table:table-cell>
          <table:table-cell table:number-columns-repeated="1008"/>
        </table:table-row>
        <table:table-row table:style-name="ro1">
          <table:table-cell table:style-name="ce305" office:value-type="float" office:value="162" calcext:value-type="float">
            <text:p>162</text:p>
          </table:table-cell>
          <table:table-cell table:style-name="ce468" office:value-type="string" calcext:value-type="string">
            <text:p>4/5/2022, 1:48:51 PM</text:p>
          </table:table-cell>
          <table:table-cell table:style-name="ce773" office:value-type="float" office:value="36464602" calcext:value-type="float">
            <text:p>36464602</text:p>
          </table:table-cell>
          <table:table-cell table:style-name="ce468" office:value-type="string" calcext:value-type="string">
            <text:p>675.237M</text:p>
          </table:table-cell>
          <table:table-cell table:style-name="ce468" office:value-type="float" office:value="1707" calcext:value-type="float">
            <text:p>1707</text:p>
          </table:table-cell>
          <table:table-cell table:style-name="ce468" office:value-type="float" office:value="69397" calcext:value-type="float">
            <text:p>69397</text:p>
          </table:table-cell>
          <table:table-cell table:style-name="ce468" office:value-type="float" office:value="40.7" calcext:value-type="float">
            <text:p>40.7</text:p>
          </table:table-cell>
          <table:table-cell table:style-name="ce468" office:value-type="float" office:value="1523" calcext:value-type="float">
            <text:p>1523</text:p>
          </table:table-cell>
          <table:table-cell table:style-name="ce468" office:value-type="float" office:value="64618" calcext:value-type="float">
            <text:p>64618</text:p>
          </table:table-cell>
          <table:table-cell table:style-name="ce468" office:value-type="float" office:value="4391" calcext:value-type="float">
            <text:p>4391</text:p>
          </table:table-cell>
          <table:table-cell table:style-name="ce468" office:value-type="string" calcext:value-type="string">
            <text:p>24.653K</text:p>
          </table:table-cell>
          <table:table-cell table:style-name="ce936" table:formula="of:=IF(RIGHT([.D305];1)=&quot;B&quot;;VALUE(REPLACE([.D305]; LEN([.D305]); 1; &quot;&quot;))*1000000; IF(RIGHT([.D305];1)=&quot;M&quot;;VALUE(REPLACE([.D305]; LEN([.D305]); 1; &quot;&quot;))*1000; 0))" office:value-type="float" office:value="675237" calcext:value-type="float">
            <text:p>675237</text:p>
          </table:table-cell>
          <table:table-cell table:style-name="ce936" table:formula="of:=[.L305]-[.L306]" office:value-type="float" office:value="2004" calcext:value-type="float">
            <text:p>2004</text:p>
          </table:table-cell>
          <table:table-cell table:style-name="ce936" table:formula="of:=[.N306]+[.M305]" office:value-type="float" office:value="268340" calcext:value-type="float">
            <text:p>268340</text:p>
          </table:table-cell>
          <table:table-cell/>
          <table:table-cell table:style-name="ce940" table:formula="of:=[.M305]/[.L305]" office:value-type="percentage" office:value="0.00296784684488557" calcext:value-type="percentage">
            <text:p>0.297%</text:p>
          </table:table-cell>
          <table:table-cell table:number-columns-repeated="1008"/>
        </table:table-row>
        <table:table-row table:style-name="ro1">
          <table:table-cell table:style-name="ce306" office:value-type="float" office:value="161" calcext:value-type="float">
            <text:p>161</text:p>
          </table:table-cell>
          <table:table-cell table:style-name="ce468" office:value-type="string" calcext:value-type="string">
            <text:p>4/4/2022, 1:48:50 PM</text:p>
          </table:table-cell>
          <table:table-cell table:style-name="ce774" office:value-type="float" office:value="36252214" calcext:value-type="float">
            <text:p>36252214</text:p>
          </table:table-cell>
          <table:table-cell table:style-name="ce468" office:value-type="string" calcext:value-type="string">
            <text:p>673.233M</text:p>
          </table:table-cell>
          <table:table-cell table:style-name="ce468" office:value-type="float" office:value="1698" calcext:value-type="float">
            <text:p>1698</text:p>
          </table:table-cell>
          <table:table-cell table:style-name="ce468" office:value-type="float" office:value="68873" calcext:value-type="float">
            <text:p>68873</text:p>
          </table:table-cell>
          <table:table-cell table:style-name="ce468" office:value-type="float" office:value="40.6" calcext:value-type="float">
            <text:p>40.6</text:p>
          </table:table-cell>
          <table:table-cell table:style-name="ce468" office:value-type="float" office:value="1513" calcext:value-type="float">
            <text:p>1513</text:p>
          </table:table-cell>
          <table:table-cell table:style-name="ce468" office:value-type="float" office:value="64058" calcext:value-type="float">
            <text:p>64058</text:p>
          </table:table-cell>
          <table:table-cell table:style-name="ce468" office:value-type="float" office:value="4423" calcext:value-type="float">
            <text:p>4423</text:p>
          </table:table-cell>
          <table:table-cell table:style-name="ce468" office:value-type="string" calcext:value-type="string">
            <text:p>23.22K</text:p>
          </table:table-cell>
          <table:table-cell table:style-name="ce936" table:formula="of:=IF(RIGHT([.D306];1)=&quot;B&quot;;VALUE(REPLACE([.D306]; LEN([.D306]); 1; &quot;&quot;))*1000000; IF(RIGHT([.D306];1)=&quot;M&quot;;VALUE(REPLACE([.D306]; LEN([.D306]); 1; &quot;&quot;))*1000; 0))" office:value-type="float" office:value="673233" calcext:value-type="float">
            <text:p>673233</text:p>
          </table:table-cell>
          <table:table-cell table:style-name="ce936" table:formula="of:=[.L306]-[.L307]" office:value-type="float" office:value="1913" calcext:value-type="float">
            <text:p>1913</text:p>
          </table:table-cell>
          <table:table-cell table:style-name="ce936" table:formula="of:=[.N307]+[.M306]" office:value-type="float" office:value="266336" calcext:value-type="float">
            <text:p>266336</text:p>
          </table:table-cell>
          <table:table-cell/>
          <table:table-cell table:style-name="ce940" table:formula="of:=[.M306]/[.L306]" office:value-type="percentage" office:value="0.00284151252241052" calcext:value-type="percentage">
            <text:p>0.284%</text:p>
          </table:table-cell>
          <table:table-cell table:number-columns-repeated="1008"/>
        </table:table-row>
        <table:table-row table:style-name="ro1">
          <table:table-cell table:style-name="ce307" office:value-type="float" office:value="160" calcext:value-type="float">
            <text:p>160</text:p>
          </table:table-cell>
          <table:table-cell table:style-name="ce468" office:value-type="string" calcext:value-type="string">
            <text:p>4/3/2022, 1:48:36 PM</text:p>
          </table:table-cell>
          <table:table-cell table:style-name="ce775" office:value-type="float" office:value="36040115" calcext:value-type="float">
            <text:p>36040115</text:p>
          </table:table-cell>
          <table:table-cell table:style-name="ce468" office:value-type="string" calcext:value-type="string">
            <text:p>671.32M</text:p>
          </table:table-cell>
          <table:table-cell table:style-name="ce468" office:value-type="float" office:value="1644" calcext:value-type="float">
            <text:p>1644</text:p>
          </table:table-cell>
          <table:table-cell table:style-name="ce468" office:value-type="float" office:value="66967" calcext:value-type="float">
            <text:p>66967</text:p>
          </table:table-cell>
          <table:table-cell table:style-name="ce468" office:value-type="float" office:value="40.7" calcext:value-type="float">
            <text:p>40.7</text:p>
          </table:table-cell>
          <table:table-cell table:style-name="ce468" office:value-type="float" office:value="1490" calcext:value-type="float">
            <text:p>1490</text:p>
          </table:table-cell>
          <table:table-cell table:style-name="ce468" office:value-type="float" office:value="62219" calcext:value-type="float">
            <text:p>62219</text:p>
          </table:table-cell>
          <table:table-cell table:style-name="ce468" office:value-type="float" office:value="4477" calcext:value-type="float">
            <text:p>4477</text:p>
          </table:table-cell>
          <table:table-cell table:style-name="ce468" office:value-type="string" calcext:value-type="string">
            <text:p>24.628K</text:p>
          </table:table-cell>
          <table:table-cell table:style-name="ce936" table:formula="of:=IF(RIGHT([.D307];1)=&quot;B&quot;;VALUE(REPLACE([.D307]; LEN([.D307]); 1; &quot;&quot;))*1000000; IF(RIGHT([.D307];1)=&quot;M&quot;;VALUE(REPLACE([.D307]; LEN([.D307]); 1; &quot;&quot;))*1000; 0))" office:value-type="float" office:value="671320" calcext:value-type="float">
            <text:p>671320</text:p>
          </table:table-cell>
          <table:table-cell table:style-name="ce936" table:formula="of:=[.L307]-[.L308]" office:value-type="float" office:value="2005" calcext:value-type="float">
            <text:p>2005</text:p>
          </table:table-cell>
          <table:table-cell table:style-name="ce936" table:formula="of:=[.N308]+[.M307]" office:value-type="float" office:value="264423" calcext:value-type="float">
            <text:p>264423</text:p>
          </table:table-cell>
          <table:table-cell/>
          <table:table-cell table:style-name="ce940" table:formula="of:=[.M307]/[.L307]" office:value-type="percentage" office:value="0.00298665316093666" calcext:value-type="percentage">
            <text:p>0.299%</text:p>
          </table:table-cell>
          <table:table-cell table:number-columns-repeated="1008"/>
        </table:table-row>
        <table:table-row table:style-name="ro1">
          <table:table-cell table:style-name="ce308" office:value-type="float" office:value="159" calcext:value-type="float">
            <text:p>159</text:p>
          </table:table-cell>
          <table:table-cell table:style-name="ce468" office:value-type="string" calcext:value-type="string">
            <text:p>4/2/2022, 1:48:35 PM</text:p>
          </table:table-cell>
          <table:table-cell table:style-name="ce776" office:value-type="float" office:value="35823464" calcext:value-type="float">
            <text:p>35823464</text:p>
          </table:table-cell>
          <table:table-cell table:style-name="ce468" office:value-type="string" calcext:value-type="string">
            <text:p>669.315M</text:p>
          </table:table-cell>
          <table:table-cell table:style-name="ce468" office:value-type="float" office:value="1579" calcext:value-type="float">
            <text:p>1579</text:p>
          </table:table-cell>
          <table:table-cell table:style-name="ce468" office:value-type="float" office:value="63580" calcext:value-type="float">
            <text:p>63580</text:p>
          </table:table-cell>
          <table:table-cell table:style-name="ce468" office:value-type="float" office:value="40.3" calcext:value-type="float">
            <text:p>40.3</text:p>
          </table:table-cell>
          <table:table-cell table:style-name="ce468" office:value-type="float" office:value="1432" calcext:value-type="float">
            <text:p>1432</text:p>
          </table:table-cell>
          <table:table-cell table:style-name="ce468" office:value-type="float" office:value="59044" calcext:value-type="float">
            <text:p>59044</text:p>
          </table:table-cell>
          <table:table-cell table:style-name="ce468" office:value-type="float" office:value="4315" calcext:value-type="float">
            <text:p>4315</text:p>
          </table:table-cell>
          <table:table-cell table:style-name="ce468" office:value-type="string" calcext:value-type="string">
            <text:p>26.085K</text:p>
          </table:table-cell>
          <table:table-cell table:style-name="ce936" table:formula="of:=IF(RIGHT([.D308];1)=&quot;B&quot;;VALUE(REPLACE([.D308]; LEN([.D308]); 1; &quot;&quot;))*1000000; IF(RIGHT([.D308];1)=&quot;M&quot;;VALUE(REPLACE([.D308]; LEN([.D308]); 1; &quot;&quot;))*1000; 0))" office:value-type="float" office:value="669315" calcext:value-type="float">
            <text:p>669315</text:p>
          </table:table-cell>
          <table:table-cell table:style-name="ce936" table:formula="of:=[.L308]-[.L309]" office:value-type="float" office:value="2095" calcext:value-type="float">
            <text:p>2095</text:p>
          </table:table-cell>
          <table:table-cell table:style-name="ce936" table:formula="of:=[.N309]+[.M308]" office:value-type="float" office:value="262418" calcext:value-type="float">
            <text:p>262418</text:p>
          </table:table-cell>
          <table:table-cell/>
          <table:table-cell table:style-name="ce940" table:formula="of:=[.M308]/[.L308]" office:value-type="percentage" office:value="0.00313006581355565" calcext:value-type="percentage">
            <text:p>0.313%</text:p>
          </table:table-cell>
          <table:table-cell table:number-columns-repeated="1008"/>
        </table:table-row>
        <table:table-row table:style-name="ro1">
          <table:table-cell table:style-name="ce309" office:value-type="float" office:value="158" calcext:value-type="float">
            <text:p>158</text:p>
          </table:table-cell>
          <table:table-cell table:style-name="ce468" office:value-type="string" calcext:value-type="string">
            <text:p>4/1/2022, 1:48:34 PM</text:p>
          </table:table-cell>
          <table:table-cell table:style-name="ce777" office:value-type="float" office:value="35608989" calcext:value-type="float">
            <text:p>35608989</text:p>
          </table:table-cell>
          <table:table-cell table:style-name="ce468" office:value-type="string" calcext:value-type="string">
            <text:p>667.22M</text:p>
          </table:table-cell>
          <table:table-cell table:style-name="ce468" office:value-type="float" office:value="1519" calcext:value-type="float">
            <text:p>1519</text:p>
          </table:table-cell>
          <table:table-cell table:style-name="ce468" office:value-type="float" office:value="60399" calcext:value-type="float">
            <text:p>60399</text:p>
          </table:table-cell>
          <table:table-cell table:style-name="ce468" office:value-type="float" office:value="39.8" calcext:value-type="float">
            <text:p>39.8</text:p>
          </table:table-cell>
          <table:table-cell table:style-name="ce468" office:value-type="float" office:value="1347" calcext:value-type="float">
            <text:p>1347</text:p>
          </table:table-cell>
          <table:table-cell table:style-name="ce468" office:value-type="float" office:value="55771" calcext:value-type="float">
            <text:p>55771</text:p>
          </table:table-cell>
          <table:table-cell table:style-name="ce468" office:value-type="float" office:value="4293" calcext:value-type="float">
            <text:p>4293</text:p>
          </table:table-cell>
          <table:table-cell table:style-name="ce468" office:value-type="string" calcext:value-type="string">
            <text:p>26.082K</text:p>
          </table:table-cell>
          <table:table-cell table:style-name="ce936" table:formula="of:=IF(RIGHT([.D309];1)=&quot;B&quot;;VALUE(REPLACE([.D309]; LEN([.D309]); 1; &quot;&quot;))*1000000; IF(RIGHT([.D309];1)=&quot;M&quot;;VALUE(REPLACE([.D309]; LEN([.D309]); 1; &quot;&quot;))*1000; 0))" office:value-type="float" office:value="667220" calcext:value-type="float">
            <text:p>667220</text:p>
          </table:table-cell>
          <table:table-cell table:style-name="ce936" table:formula="of:=[.L309]-[.L310]" office:value-type="float" office:value="2096" calcext:value-type="float">
            <text:p>2096</text:p>
          </table:table-cell>
          <table:table-cell table:style-name="ce936" table:formula="of:=[.N310]+[.M309]" office:value-type="float" office:value="260323" calcext:value-type="float">
            <text:p>260323</text:p>
          </table:table-cell>
          <table:table-cell/>
          <table:table-cell table:style-name="ce940" table:formula="of:=[.M309]/[.L309]" office:value-type="percentage" office:value="0.00314139264410539" calcext:value-type="percentage">
            <text:p>0.314%</text:p>
          </table:table-cell>
          <table:table-cell table:number-columns-repeated="1008"/>
        </table:table-row>
        <table:table-row table:style-name="ro1">
          <table:table-cell table:style-name="ce310" office:value-type="float" office:value="157" calcext:value-type="float">
            <text:p>157</text:p>
          </table:table-cell>
          <table:table-cell table:style-name="ce468" office:value-type="string" calcext:value-type="string">
            <text:p>3/31/2022, 1:48:33 PM</text:p>
          </table:table-cell>
          <table:table-cell table:style-name="ce778" office:value-type="float" office:value="35396375" calcext:value-type="float">
            <text:p>35396375</text:p>
          </table:table-cell>
          <table:table-cell table:style-name="ce468" office:value-type="string" calcext:value-type="string">
            <text:p>665.124M</text:p>
          </table:table-cell>
          <table:table-cell table:style-name="ce468" office:value-type="float" office:value="1513" calcext:value-type="float">
            <text:p>1513</text:p>
          </table:table-cell>
          <table:table-cell table:style-name="ce468" office:value-type="float" office:value="60864" calcext:value-type="float">
            <text:p>60864</text:p>
          </table:table-cell>
          <table:table-cell table:style-name="ce468" office:value-type="float" office:value="40.2" calcext:value-type="float">
            <text:p>40.2</text:p>
          </table:table-cell>
          <table:table-cell table:style-name="ce468" office:value-type="float" office:value="1367" calcext:value-type="float">
            <text:p>1367</text:p>
          </table:table-cell>
          <table:table-cell table:style-name="ce468" office:value-type="float" office:value="56353" calcext:value-type="float">
            <text:p>56353</text:p>
          </table:table-cell>
          <table:table-cell table:style-name="ce468" office:value-type="float" office:value="4270" calcext:value-type="float">
            <text:p>4270</text:p>
          </table:table-cell>
          <table:table-cell table:style-name="ce468" office:value-type="string" calcext:value-type="string">
            <text:p>24.635K</text:p>
          </table:table-cell>
          <table:table-cell table:style-name="ce936" table:formula="of:=IF(RIGHT([.D310];1)=&quot;B&quot;;VALUE(REPLACE([.D310]; LEN([.D310]); 1; &quot;&quot;))*1000000; IF(RIGHT([.D310];1)=&quot;M&quot;;VALUE(REPLACE([.D310]; LEN([.D310]); 1; &quot;&quot;))*1000; 0))" office:value-type="float" office:value="665124" calcext:value-type="float">
            <text:p>665124</text:p>
          </table:table-cell>
          <table:table-cell table:style-name="ce936" table:formula="of:=[.L310]-[.L311]" office:value-type="float" office:value="2005" calcext:value-type="float">
            <text:p>2005</text:p>
          </table:table-cell>
          <table:table-cell table:style-name="ce936" table:formula="of:=[.N311]+[.M310]" office:value-type="float" office:value="258227" calcext:value-type="float">
            <text:p>258227</text:p>
          </table:table-cell>
          <table:table-cell/>
          <table:table-cell table:style-name="ce940" table:formula="of:=[.M310]/[.L310]" office:value-type="percentage" office:value="0.00301447549629843" calcext:value-type="percentage">
            <text:p>0.301%</text:p>
          </table:table-cell>
          <table:table-cell table:number-columns-repeated="1008"/>
        </table:table-row>
        <table:table-row table:style-name="ro1">
          <table:table-cell table:style-name="ce311" office:value-type="float" office:value="156" calcext:value-type="float">
            <text:p>156</text:p>
          </table:table-cell>
          <table:table-cell table:style-name="ce468" office:value-type="string" calcext:value-type="string">
            <text:p>3/30/2022, 1:48:19 PM</text:p>
          </table:table-cell>
          <table:table-cell table:style-name="ce779" office:value-type="float" office:value="35179754" calcext:value-type="float">
            <text:p>35179754</text:p>
          </table:table-cell>
          <table:table-cell table:style-name="ce468" office:value-type="string" calcext:value-type="string">
            <text:p>663.119M</text:p>
          </table:table-cell>
          <table:table-cell table:style-name="ce468" office:value-type="float" office:value="1485" calcext:value-type="float">
            <text:p>1485</text:p>
          </table:table-cell>
          <table:table-cell table:style-name="ce468" office:value-type="float" office:value="59400" calcext:value-type="float">
            <text:p>59400</text:p>
          </table:table-cell>
          <table:table-cell table:style-name="ce468" office:value-type="float" office:value="40" calcext:value-type="float">
            <text:p>40</text:p>
          </table:table-cell>
          <table:table-cell table:style-name="ce468" office:value-type="float" office:value="1318" calcext:value-type="float">
            <text:p>1318</text:p>
          </table:table-cell>
          <table:table-cell table:style-name="ce468" office:value-type="float" office:value="54832" calcext:value-type="float">
            <text:p>54832</text:p>
          </table:table-cell>
          <table:table-cell table:style-name="ce468" office:value-type="float" office:value="4260" calcext:value-type="float">
            <text:p>4260</text:p>
          </table:table-cell>
          <table:table-cell table:style-name="ce468" office:value-type="string" calcext:value-type="string">
            <text:p>26.086K</text:p>
          </table:table-cell>
          <table:table-cell table:style-name="ce936" table:formula="of:=IF(RIGHT([.D311];1)=&quot;B&quot;;VALUE(REPLACE([.D311]; LEN([.D311]); 1; &quot;&quot;))*1000000; IF(RIGHT([.D311];1)=&quot;M&quot;;VALUE(REPLACE([.D311]; LEN([.D311]); 1; &quot;&quot;))*1000; 0))" office:value-type="float" office:value="663119" calcext:value-type="float">
            <text:p>663119</text:p>
          </table:table-cell>
          <table:table-cell table:style-name="ce936" table:formula="of:=[.L311]-[.L312]" office:value-type="float" office:value="2096" calcext:value-type="float">
            <text:p>2096</text:p>
          </table:table-cell>
          <table:table-cell table:style-name="ce936" table:formula="of:=[.N312]+[.M311]" office:value-type="float" office:value="256222" calcext:value-type="float">
            <text:p>256222</text:p>
          </table:table-cell>
          <table:table-cell/>
          <table:table-cell table:style-name="ce940" table:formula="of:=[.M311]/[.L311]" office:value-type="percentage" office:value="0.00316082030525441" calcext:value-type="percentage">
            <text:p>0.316%</text:p>
          </table:table-cell>
          <table:table-cell table:number-columns-repeated="1008"/>
        </table:table-row>
        <table:table-row table:style-name="ro1">
          <table:table-cell table:style-name="ce312" office:value-type="float" office:value="155" calcext:value-type="float">
            <text:p>155</text:p>
          </table:table-cell>
          <table:table-cell table:style-name="ce468" office:value-type="string" calcext:value-type="string">
            <text:p>3/29/2022, 1:48:18 PM</text:p>
          </table:table-cell>
          <table:table-cell table:style-name="ce780" office:value-type="float" office:value="34960685" calcext:value-type="float">
            <text:p>34960685</text:p>
          </table:table-cell>
          <table:table-cell table:style-name="ce468" office:value-type="string" calcext:value-type="string">
            <text:p>661.023M</text:p>
          </table:table-cell>
          <table:table-cell table:style-name="ce468" office:value-type="float" office:value="1500" calcext:value-type="float">
            <text:p>1500</text:p>
          </table:table-cell>
          <table:table-cell table:style-name="ce468" office:value-type="float" office:value="60140" calcext:value-type="float">
            <text:p>60140</text:p>
          </table:table-cell>
          <table:table-cell table:style-name="ce468" office:value-type="float" office:value="40.1" calcext:value-type="float">
            <text:p>40.1</text:p>
          </table:table-cell>
          <table:table-cell table:style-name="ce468" office:value-type="float" office:value="1343" calcext:value-type="float">
            <text:p>1343</text:p>
          </table:table-cell>
          <table:table-cell table:style-name="ce468" office:value-type="float" office:value="55495" calcext:value-type="float">
            <text:p>55495</text:p>
          </table:table-cell>
          <table:table-cell table:style-name="ce468" office:value-type="float" office:value="4366" calcext:value-type="float">
            <text:p>4366</text:p>
          </table:table-cell>
          <table:table-cell table:style-name="ce468" office:value-type="string" calcext:value-type="string">
            <text:p>29.114K</text:p>
          </table:table-cell>
          <table:table-cell table:style-name="ce936" table:formula="of:=IF(RIGHT([.D312];1)=&quot;B&quot;;VALUE(REPLACE([.D312]; LEN([.D312]); 1; &quot;&quot;))*1000000; IF(RIGHT([.D312];1)=&quot;M&quot;;VALUE(REPLACE([.D312]; LEN([.D312]); 1; &quot;&quot;))*1000; 0))" office:value-type="float" office:value="661023" calcext:value-type="float">
            <text:p>661023</text:p>
          </table:table-cell>
          <table:table-cell table:style-name="ce936" table:formula="of:=[.L312]-[.L313]" office:value-type="float" office:value="2278" calcext:value-type="float">
            <text:p>2278</text:p>
          </table:table-cell>
          <table:table-cell table:style-name="ce936" table:formula="of:=[.N313]+[.M312]" office:value-type="float" office:value="254126" calcext:value-type="float">
            <text:p>254126</text:p>
          </table:table-cell>
          <table:table-cell/>
          <table:table-cell table:style-name="ce940" table:formula="of:=[.M312]/[.L312]" office:value-type="percentage" office:value="0.00344617358246233" calcext:value-type="percentage">
            <text:p>0.345%</text:p>
          </table:table-cell>
          <table:table-cell table:number-columns-repeated="1008"/>
        </table:table-row>
        <table:table-row table:style-name="ro1">
          <table:table-cell table:style-name="ce313" office:value-type="float" office:value="154" calcext:value-type="float">
            <text:p>154</text:p>
          </table:table-cell>
          <table:table-cell table:style-name="ce468" office:value-type="string" calcext:value-type="string">
            <text:p>3/28/2022, 1:48:17 PM</text:p>
          </table:table-cell>
          <table:table-cell table:style-name="ce781" office:value-type="float" office:value="34739788" calcext:value-type="float">
            <text:p>34739788</text:p>
          </table:table-cell>
          <table:table-cell table:style-name="ce468" office:value-type="string" calcext:value-type="string">
            <text:p>658.745M</text:p>
          </table:table-cell>
          <table:table-cell table:style-name="ce468" office:value-type="float" office:value="1517" calcext:value-type="float">
            <text:p>1517</text:p>
          </table:table-cell>
          <table:table-cell table:style-name="ce468" office:value-type="float" office:value="60701" calcext:value-type="float">
            <text:p>60701</text:p>
          </table:table-cell>
          <table:table-cell table:style-name="ce468" office:value-type="float" office:value="40" calcext:value-type="float">
            <text:p>40</text:p>
          </table:table-cell>
          <table:table-cell table:style-name="ce468" office:value-type="float" office:value="1354" calcext:value-type="float">
            <text:p>1354</text:p>
          </table:table-cell>
          <table:table-cell table:style-name="ce468" office:value-type="float" office:value="56166" calcext:value-type="float">
            <text:p>56166</text:p>
          </table:table-cell>
          <table:table-cell table:style-name="ce468" office:value-type="float" office:value="4272" calcext:value-type="float">
            <text:p>4272</text:p>
          </table:table-cell>
          <table:table-cell table:style-name="ce468" office:value-type="string" calcext:value-type="string">
            <text:p>32.289K</text:p>
          </table:table-cell>
          <table:table-cell table:style-name="ce936" table:formula="of:=IF(RIGHT([.D313];1)=&quot;B&quot;;VALUE(REPLACE([.D313]; LEN([.D313]); 1; &quot;&quot;))*1000000; IF(RIGHT([.D313];1)=&quot;M&quot;;VALUE(REPLACE([.D313]; LEN([.D313]); 1; &quot;&quot;))*1000; 0))" office:value-type="float" office:value="658745" calcext:value-type="float">
            <text:p>658745</text:p>
          </table:table-cell>
          <table:table-cell table:style-name="ce936" table:formula="of:=[.L313]-[.L314]" office:value-type="float" office:value="2463" calcext:value-type="float">
            <text:p>2463</text:p>
          </table:table-cell>
          <table:table-cell table:style-name="ce936" table:formula="of:=[.N314]+[.M313]" office:value-type="float" office:value="251848" calcext:value-type="float">
            <text:p>251848</text:p>
          </table:table-cell>
          <table:table-cell/>
          <table:table-cell table:style-name="ce940" table:formula="of:=[.M313]/[.L313]" office:value-type="percentage" office:value="0.00373892780969875" calcext:value-type="percentage">
            <text:p>0.374%</text:p>
          </table:table-cell>
          <table:table-cell table:number-columns-repeated="1008"/>
        </table:table-row>
        <table:table-row table:style-name="ro1">
          <table:table-cell table:style-name="ce314" office:value-type="float" office:value="153" calcext:value-type="float">
            <text:p>153</text:p>
          </table:table-cell>
          <table:table-cell table:style-name="ce468" office:value-type="string" calcext:value-type="string">
            <text:p>3/27/2022, 1:48:16 PM</text:p>
          </table:table-cell>
          <table:table-cell table:style-name="ce782" office:value-type="float" office:value="34515760" calcext:value-type="float">
            <text:p>34515760</text:p>
          </table:table-cell>
          <table:table-cell table:style-name="ce468" office:value-type="string" calcext:value-type="string">
            <text:p>656.282M</text:p>
          </table:table-cell>
          <table:table-cell table:style-name="ce468" office:value-type="float" office:value="1528" calcext:value-type="float">
            <text:p>1528</text:p>
          </table:table-cell>
          <table:table-cell table:style-name="ce468" office:value-type="float" office:value="60987" calcext:value-type="float">
            <text:p>60987</text:p>
          </table:table-cell>
          <table:table-cell table:style-name="ce468" office:value-type="float" office:value="39.9" calcext:value-type="float">
            <text:p>39.9</text:p>
          </table:table-cell>
          <table:table-cell table:style-name="ce468" office:value-type="float" office:value="1382" calcext:value-type="float">
            <text:p>1382</text:p>
          </table:table-cell>
          <table:table-cell table:style-name="ce468" office:value-type="float" office:value="56707" calcext:value-type="float">
            <text:p>56707</text:p>
          </table:table-cell>
          <table:table-cell table:style-name="ce468" office:value-type="float" office:value="4015" calcext:value-type="float">
            <text:p>4015</text:p>
          </table:table-cell>
          <table:table-cell table:style-name="ce468" office:value-type="string" calcext:value-type="string">
            <text:p>35.688K</text:p>
          </table:table-cell>
          <table:table-cell table:style-name="ce936" table:formula="of:=IF(RIGHT([.D314];1)=&quot;B&quot;;VALUE(REPLACE([.D314]; LEN([.D314]); 1; &quot;&quot;))*1000000; IF(RIGHT([.D314];1)=&quot;M&quot;;VALUE(REPLACE([.D314]; LEN([.D314]); 1; &quot;&quot;))*1000; 0))" office:value-type="float" office:value="656282" calcext:value-type="float">
            <text:p>656282</text:p>
          </table:table-cell>
          <table:table-cell table:style-name="ce936" table:formula="of:=[.L314]-[.L315]" office:value-type="float" office:value="2645" calcext:value-type="float">
            <text:p>2645</text:p>
          </table:table-cell>
          <table:table-cell table:style-name="ce936" table:formula="of:=[.N315]+[.M314]" office:value-type="float" office:value="249385" calcext:value-type="float">
            <text:p>249385</text:p>
          </table:table-cell>
          <table:table-cell/>
          <table:table-cell table:style-name="ce940" table:formula="of:=[.M314]/[.L314]" office:value-type="percentage" office:value="0.00403027966636294" calcext:value-type="percentage">
            <text:p>0.403%</text:p>
          </table:table-cell>
          <table:table-cell table:number-columns-repeated="1008"/>
        </table:table-row>
        <table:table-row table:style-name="ro1">
          <table:table-cell table:style-name="ce315" office:value-type="float" office:value="152" calcext:value-type="float">
            <text:p>152</text:p>
          </table:table-cell>
          <table:table-cell table:style-name="ce468" office:value-type="string" calcext:value-type="string">
            <text:p>3/26/2022, 1:48:15 PM</text:p>
          </table:table-cell>
          <table:table-cell table:style-name="ce783" office:value-type="float" office:value="34293251" calcext:value-type="float">
            <text:p>34293251</text:p>
          </table:table-cell>
          <table:table-cell table:style-name="ce468" office:value-type="string" calcext:value-type="string">
            <text:p>653.637M</text:p>
          </table:table-cell>
          <table:table-cell table:style-name="ce468" office:value-type="float" office:value="1493" calcext:value-type="float">
            <text:p>1493</text:p>
          </table:table-cell>
          <table:table-cell table:style-name="ce468" office:value-type="float" office:value="60146" calcext:value-type="float">
            <text:p>60146</text:p>
          </table:table-cell>
          <table:table-cell table:style-name="ce468" office:value-type="float" office:value="40.3" calcext:value-type="float">
            <text:p>40.3</text:p>
          </table:table-cell>
          <table:table-cell table:style-name="ce468" office:value-type="float" office:value="1327" calcext:value-type="float">
            <text:p>1327</text:p>
          </table:table-cell>
          <table:table-cell table:style-name="ce468" office:value-type="float" office:value="55743" calcext:value-type="float">
            <text:p>55743</text:p>
          </table:table-cell>
          <table:table-cell table:style-name="ce468" office:value-type="float" office:value="4066" calcext:value-type="float">
            <text:p>4066</text:p>
          </table:table-cell>
          <table:table-cell table:style-name="ce468" office:value-type="string" calcext:value-type="string">
            <text:p>32.315K</text:p>
          </table:table-cell>
          <table:table-cell table:style-name="ce936" table:formula="of:=IF(RIGHT([.D315];1)=&quot;B&quot;;VALUE(REPLACE([.D315]; LEN([.D315]); 1; &quot;&quot;))*1000000; IF(RIGHT([.D315];1)=&quot;M&quot;;VALUE(REPLACE([.D315]; LEN([.D315]); 1; &quot;&quot;))*1000; 0))" office:value-type="float" office:value="653637" calcext:value-type="float">
            <text:p>653637</text:p>
          </table:table-cell>
          <table:table-cell table:style-name="ce936" table:formula="of:=[.L315]-[.L316]" office:value-type="float" office:value="2462" calcext:value-type="float">
            <text:p>2462</text:p>
          </table:table-cell>
          <table:table-cell table:style-name="ce936" table:formula="of:=[.N316]+[.M315]" office:value-type="float" office:value="246740" calcext:value-type="float">
            <text:p>246740</text:p>
          </table:table-cell>
          <table:table-cell/>
          <table:table-cell table:style-name="ce940" table:formula="of:=[.M315]/[.L315]" office:value-type="percentage" office:value="0.00376661663889896" calcext:value-type="percentage">
            <text:p>0.377%</text:p>
          </table:table-cell>
          <table:table-cell table:number-columns-repeated="1008"/>
        </table:table-row>
        <table:table-row table:style-name="ro1">
          <table:table-cell table:style-name="ce316" office:value-type="float" office:value="151" calcext:value-type="float">
            <text:p>151</text:p>
          </table:table-cell>
          <table:table-cell table:style-name="ce468" office:value-type="string" calcext:value-type="string">
            <text:p>3/25/2022, 1:48:14 PM</text:p>
          </table:table-cell>
          <table:table-cell table:style-name="ce784" office:value-type="float" office:value="34070491" calcext:value-type="float">
            <text:p>34070491</text:p>
          </table:table-cell>
          <table:table-cell table:style-name="ce468" office:value-type="string" calcext:value-type="string">
            <text:p>651.175M</text:p>
          </table:table-cell>
          <table:table-cell table:style-name="ce468" office:value-type="float" office:value="1461" calcext:value-type="float">
            <text:p>1461</text:p>
          </table:table-cell>
          <table:table-cell table:style-name="ce468" office:value-type="float" office:value="59163" calcext:value-type="float">
            <text:p>59163</text:p>
          </table:table-cell>
          <table:table-cell table:style-name="ce468" office:value-type="float" office:value="40.5" calcext:value-type="float">
            <text:p>40.5</text:p>
          </table:table-cell>
          <table:table-cell table:style-name="ce468" office:value-type="float" office:value="1308" calcext:value-type="float">
            <text:p>1308</text:p>
          </table:table-cell>
          <table:table-cell table:style-name="ce468" office:value-type="float" office:value="54809" calcext:value-type="float">
            <text:p>54809</text:p>
          </table:table-cell>
          <table:table-cell table:style-name="ce468" office:value-type="float" office:value="4112" calcext:value-type="float">
            <text:p>4112</text:p>
          </table:table-cell>
          <table:table-cell table:style-name="ce468" office:value-type="string" calcext:value-type="string">
            <text:p>35.652K</text:p>
          </table:table-cell>
          <table:table-cell table:style-name="ce936" table:formula="of:=IF(RIGHT([.D316];1)=&quot;B&quot;;VALUE(REPLACE([.D316]; LEN([.D316]); 1; &quot;&quot;))*1000000; IF(RIGHT([.D316];1)=&quot;M&quot;;VALUE(REPLACE([.D316]; LEN([.D316]); 1; &quot;&quot;))*1000; 0))" office:value-type="float" office:value="651175" calcext:value-type="float">
            <text:p>651175</text:p>
          </table:table-cell>
          <table:table-cell table:style-name="ce936" table:formula="of:=[.L316]-[.L317]" office:value-type="float" office:value="2646" calcext:value-type="float">
            <text:p>2646</text:p>
          </table:table-cell>
          <table:table-cell table:style-name="ce936" table:formula="of:=[.N317]+[.M316]" office:value-type="float" office:value="244278" calcext:value-type="float">
            <text:p>244278</text:p>
          </table:table-cell>
          <table:table-cell/>
          <table:table-cell table:style-name="ce940" table:formula="of:=[.M316]/[.L316]" office:value-type="percentage" office:value="0.00406342381080355" calcext:value-type="percentage">
            <text:p>0.406%</text:p>
          </table:table-cell>
          <table:table-cell table:number-columns-repeated="1008"/>
        </table:table-row>
        <table:table-row table:style-name="ro1">
          <table:table-cell table:style-name="ce317" office:value-type="float" office:value="150" calcext:value-type="float">
            <text:p>150</text:p>
          </table:table-cell>
          <table:table-cell table:style-name="ce468" office:value-type="string" calcext:value-type="string">
            <text:p>3/24/2022, 1:48:13 PM</text:p>
          </table:table-cell>
          <table:table-cell table:style-name="ce785" office:value-type="float" office:value="33845584" calcext:value-type="float">
            <text:p>33845584</text:p>
          </table:table-cell>
          <table:table-cell table:style-name="ce468" office:value-type="string" calcext:value-type="string">
            <text:p>648.529M</text:p>
          </table:table-cell>
          <table:table-cell table:style-name="ce468" office:value-type="float" office:value="1504" calcext:value-type="float">
            <text:p>1504</text:p>
          </table:table-cell>
          <table:table-cell table:style-name="ce468" office:value-type="float" office:value="59530" calcext:value-type="float">
            <text:p>59530</text:p>
          </table:table-cell>
          <table:table-cell table:style-name="ce468" office:value-type="float" office:value="39.6" calcext:value-type="float">
            <text:p>39.6</text:p>
          </table:table-cell>
          <table:table-cell table:style-name="ce468" office:value-type="float" office:value="1355" calcext:value-type="float">
            <text:p>1355</text:p>
          </table:table-cell>
          <table:table-cell table:style-name="ce468" office:value-type="float" office:value="55185" calcext:value-type="float">
            <text:p>55185</text:p>
          </table:table-cell>
          <table:table-cell table:style-name="ce468" office:value-type="float" office:value="4114" calcext:value-type="float">
            <text:p>4114</text:p>
          </table:table-cell>
          <table:table-cell table:style-name="ce468" office:value-type="string" calcext:value-type="string">
            <text:p>35.655K</text:p>
          </table:table-cell>
          <table:table-cell table:style-name="ce936" table:formula="of:=IF(RIGHT([.D317];1)=&quot;B&quot;;VALUE(REPLACE([.D317]; LEN([.D317]); 1; &quot;&quot;))*1000000; IF(RIGHT([.D317];1)=&quot;M&quot;;VALUE(REPLACE([.D317]; LEN([.D317]); 1; &quot;&quot;))*1000; 0))" office:value-type="float" office:value="648529" calcext:value-type="float">
            <text:p>648529</text:p>
          </table:table-cell>
          <table:table-cell table:style-name="ce936" table:formula="of:=[.L317]-[.L318]" office:value-type="float" office:value="2645" calcext:value-type="float">
            <text:p>2645</text:p>
          </table:table-cell>
          <table:table-cell table:style-name="ce936" table:formula="of:=[.N318]+[.M317]" office:value-type="float" office:value="241632" calcext:value-type="float">
            <text:p>241632</text:p>
          </table:table-cell>
          <table:table-cell/>
          <table:table-cell table:style-name="ce940" table:formula="of:=[.M317]/[.L317]" office:value-type="percentage" office:value="0.00407846063938544" calcext:value-type="percentage">
            <text:p>0.408%</text:p>
          </table:table-cell>
          <table:table-cell table:number-columns-repeated="1008"/>
        </table:table-row>
        <table:table-row table:style-name="ro1">
          <table:table-cell table:style-name="ce318" office:value-type="float" office:value="149" calcext:value-type="float">
            <text:p>149</text:p>
          </table:table-cell>
          <table:table-cell table:style-name="ce468" office:value-type="string" calcext:value-type="string">
            <text:p>3/23/2022, 1:48:12 PM</text:p>
          </table:table-cell>
          <table:table-cell table:style-name="ce786" office:value-type="float" office:value="33627599" calcext:value-type="float">
            <text:p>33627599</text:p>
          </table:table-cell>
          <table:table-cell table:style-name="ce468" office:value-type="string" calcext:value-type="string">
            <text:p>645.884M</text:p>
          </table:table-cell>
          <table:table-cell table:style-name="ce468" office:value-type="float" office:value="1499" calcext:value-type="float">
            <text:p>1499</text:p>
          </table:table-cell>
          <table:table-cell table:style-name="ce468" office:value-type="float" office:value="58818" calcext:value-type="float">
            <text:p>58818</text:p>
          </table:table-cell>
          <table:table-cell table:style-name="ce468" office:value-type="float" office:value="39.2" calcext:value-type="float">
            <text:p>39.2</text:p>
          </table:table-cell>
          <table:table-cell table:style-name="ce468" office:value-type="float" office:value="1336" calcext:value-type="float">
            <text:p>1336</text:p>
          </table:table-cell>
          <table:table-cell table:style-name="ce468" office:value-type="float" office:value="54620" calcext:value-type="float">
            <text:p>54620</text:p>
          </table:table-cell>
          <table:table-cell table:style-name="ce468" office:value-type="float" office:value="3893" calcext:value-type="float">
            <text:p>3893</text:p>
          </table:table-cell>
          <table:table-cell table:style-name="ce468" office:value-type="string" calcext:value-type="string">
            <text:p>35.638K</text:p>
          </table:table-cell>
          <table:table-cell table:style-name="ce936" table:formula="of:=IF(RIGHT([.D318];1)=&quot;B&quot;;VALUE(REPLACE([.D318]; LEN([.D318]); 1; &quot;&quot;))*1000000; IF(RIGHT([.D318];1)=&quot;M&quot;;VALUE(REPLACE([.D318]; LEN([.D318]); 1; &quot;&quot;))*1000; 0))" office:value-type="float" office:value="645884" calcext:value-type="float">
            <text:p>645884</text:p>
          </table:table-cell>
          <table:table-cell table:style-name="ce936" table:formula="of:=[.L318]-[.L319]" office:value-type="float" office:value="2646" calcext:value-type="float">
            <text:p>2646</text:p>
          </table:table-cell>
          <table:table-cell table:style-name="ce936" table:formula="of:=[.N319]+[.M318]" office:value-type="float" office:value="238987" calcext:value-type="float">
            <text:p>238987</text:p>
          </table:table-cell>
          <table:table-cell/>
          <table:table-cell table:style-name="ce940" table:formula="of:=[.M318]/[.L318]" office:value-type="percentage" office:value="0.0040967108644896" calcext:value-type="percentage">
            <text:p>0.410%</text:p>
          </table:table-cell>
          <table:table-cell table:number-columns-repeated="1008"/>
        </table:table-row>
        <table:table-row table:style-name="ro1">
          <table:table-cell table:style-name="ce319" office:value-type="float" office:value="148" calcext:value-type="float">
            <text:p>148</text:p>
          </table:table-cell>
          <table:table-cell table:style-name="ce468" office:value-type="string" calcext:value-type="string">
            <text:p>3/22/2022, 1:48:11 PM</text:p>
          </table:table-cell>
          <table:table-cell table:style-name="ce787" office:value-type="float" office:value="33411507" calcext:value-type="float">
            <text:p>33411507</text:p>
          </table:table-cell>
          <table:table-cell table:style-name="ce468" office:value-type="string" calcext:value-type="string">
            <text:p>643.238M</text:p>
          </table:table-cell>
          <table:table-cell table:style-name="ce468" office:value-type="float" office:value="1508" calcext:value-type="float">
            <text:p>1508</text:p>
          </table:table-cell>
          <table:table-cell table:style-name="ce468" office:value-type="float" office:value="58769" calcext:value-type="float">
            <text:p>58769</text:p>
          </table:table-cell>
          <table:table-cell table:style-name="ce468" office:value-type="float" office:value="39" calcext:value-type="float">
            <text:p>39</text:p>
          </table:table-cell>
          <table:table-cell table:style-name="ce468" office:value-type="float" office:value="1351" calcext:value-type="float">
            <text:p>1351</text:p>
          </table:table-cell>
          <table:table-cell table:style-name="ce468" office:value-type="float" office:value="54594" calcext:value-type="float">
            <text:p>54594</text:p>
          </table:table-cell>
          <table:table-cell table:style-name="ce468" office:value-type="float" office:value="3839" calcext:value-type="float">
            <text:p>3839</text:p>
          </table:table-cell>
          <table:table-cell table:style-name="ce468" office:value-type="string" calcext:value-type="string">
            <text:p>37.376K</text:p>
          </table:table-cell>
          <table:table-cell table:style-name="ce936" table:formula="of:=IF(RIGHT([.D319];1)=&quot;B&quot;;VALUE(REPLACE([.D319]; LEN([.D319]); 1; &quot;&quot;))*1000000; IF(RIGHT([.D319];1)=&quot;M&quot;;VALUE(REPLACE([.D319]; LEN([.D319]); 1; &quot;&quot;))*1000; 0))" office:value-type="float" office:value="643238" calcext:value-type="float">
            <text:p>643238</text:p>
          </table:table-cell>
          <table:table-cell table:style-name="ce936" table:formula="of:=[.L319]-[.L320]" office:value-type="float" office:value="2737" calcext:value-type="float">
            <text:p>2737</text:p>
          </table:table-cell>
          <table:table-cell table:style-name="ce936" table:formula="of:=[.N320]+[.M319]" office:value-type="float" office:value="236341" calcext:value-type="float">
            <text:p>236341</text:p>
          </table:table-cell>
          <table:table-cell/>
          <table:table-cell table:style-name="ce940" table:formula="of:=[.M319]/[.L319]" office:value-type="percentage" office:value="0.00425503468389616" calcext:value-type="percentage">
            <text:p>0.426%</text:p>
          </table:table-cell>
          <table:table-cell table:number-columns-repeated="1008"/>
        </table:table-row>
        <table:table-row table:style-name="ro1">
          <table:table-cell table:style-name="ce320" office:value-type="float" office:value="147" calcext:value-type="float">
            <text:p>147</text:p>
          </table:table-cell>
          <table:table-cell table:style-name="ce468" office:value-type="string" calcext:value-type="string">
            <text:p>3/21/2022, 1:48:10 PM</text:p>
          </table:table-cell>
          <table:table-cell table:style-name="ce788" office:value-type="float" office:value="33197191" calcext:value-type="float">
            <text:p>33197191</text:p>
          </table:table-cell>
          <table:table-cell table:style-name="ce468" office:value-type="string" calcext:value-type="string">
            <text:p>640.501M</text:p>
          </table:table-cell>
          <table:table-cell table:style-name="ce468" office:value-type="float" office:value="1541" calcext:value-type="float">
            <text:p>1541</text:p>
          </table:table-cell>
          <table:table-cell table:style-name="ce468" office:value-type="float" office:value="56749" calcext:value-type="float">
            <text:p>56749</text:p>
          </table:table-cell>
          <table:table-cell table:style-name="ce468" office:value-type="float" office:value="36.8" calcext:value-type="float">
            <text:p>36.8</text:p>
          </table:table-cell>
          <table:table-cell table:style-name="ce468" office:value-type="float" office:value="1321" calcext:value-type="float">
            <text:p>1321</text:p>
          </table:table-cell>
          <table:table-cell table:style-name="ce468" office:value-type="float" office:value="52574" calcext:value-type="float">
            <text:p>52574</text:p>
          </table:table-cell>
          <table:table-cell table:style-name="ce468" office:value-type="float" office:value="3874" calcext:value-type="float">
            <text:p>3874</text:p>
          </table:table-cell>
          <table:table-cell table:style-name="ce468" office:value-type="string" calcext:value-type="string">
            <text:p>30.655K</text:p>
          </table:table-cell>
          <table:table-cell table:style-name="ce936" table:formula="of:=IF(RIGHT([.D320];1)=&quot;B&quot;;VALUE(REPLACE([.D320]; LEN([.D320]); 1; &quot;&quot;))*1000000; IF(RIGHT([.D320];1)=&quot;M&quot;;VALUE(REPLACE([.D320]; LEN([.D320]); 1; &quot;&quot;))*1000; 0))" office:value-type="float" office:value="640501" calcext:value-type="float">
            <text:p>640501</text:p>
          </table:table-cell>
          <table:table-cell table:style-name="ce936" table:formula="of:=[.L320]-[.L321]" office:value-type="float" office:value="2370" calcext:value-type="float">
            <text:p>2370</text:p>
          </table:table-cell>
          <table:table-cell table:style-name="ce936" table:formula="of:=[.N321]+[.M320]" office:value-type="float" office:value="233604" calcext:value-type="float">
            <text:p>233604</text:p>
          </table:table-cell>
          <table:table-cell/>
          <table:table-cell table:style-name="ce940" table:formula="of:=[.M320]/[.L320]" office:value-type="percentage" office:value="0.00370022841494393" calcext:value-type="percentage">
            <text:p>0.370%</text:p>
          </table:table-cell>
          <table:table-cell table:number-columns-repeated="1008"/>
        </table:table-row>
        <table:table-row table:style-name="ro1">
          <table:table-cell table:style-name="ce321" office:value-type="float" office:value="146" calcext:value-type="float">
            <text:p>146</text:p>
          </table:table-cell>
          <table:table-cell table:style-name="ce468" office:value-type="string" calcext:value-type="string">
            <text:p>3/20/2022, 1:48:09 PM</text:p>
          </table:table-cell>
          <table:table-cell table:style-name="ce789" office:value-type="float" office:value="32981893" calcext:value-type="float">
            <text:p>32981893</text:p>
          </table:table-cell>
          <table:table-cell table:style-name="ce468" office:value-type="string" calcext:value-type="string">
            <text:p>638.131M</text:p>
          </table:table-cell>
          <table:table-cell table:style-name="ce468" office:value-type="float" office:value="1569" calcext:value-type="float">
            <text:p>1569</text:p>
          </table:table-cell>
          <table:table-cell table:style-name="ce468" office:value-type="float" office:value="60602" calcext:value-type="float">
            <text:p>60602</text:p>
          </table:table-cell>
          <table:table-cell table:style-name="ce468" office:value-type="float" office:value="38.6" calcext:value-type="float">
            <text:p>38.6</text:p>
          </table:table-cell>
          <table:table-cell table:style-name="ce468" office:value-type="float" office:value="1400" calcext:value-type="float">
            <text:p>1400</text:p>
          </table:table-cell>
          <table:table-cell table:style-name="ce468" office:value-type="float" office:value="56261" calcext:value-type="float">
            <text:p>56261</text:p>
          </table:table-cell>
          <table:table-cell table:style-name="ce468" office:value-type="float" office:value="4030" calcext:value-type="float">
            <text:p>4030</text:p>
          </table:table-cell>
          <table:table-cell table:style-name="ce468" office:value-type="string" calcext:value-type="string">
            <text:p>32.292K</text:p>
          </table:table-cell>
          <table:table-cell table:style-name="ce936" table:formula="of:=IF(RIGHT([.D321];1)=&quot;B&quot;;VALUE(REPLACE([.D321]; LEN([.D321]); 1; &quot;&quot;))*1000000; IF(RIGHT([.D321];1)=&quot;M&quot;;VALUE(REPLACE([.D321]; LEN([.D321]); 1; &quot;&quot;))*1000; 0))" office:value-type="float" office:value="638131" calcext:value-type="float">
            <text:p>638131</text:p>
          </table:table-cell>
          <table:table-cell table:style-name="ce936" table:formula="of:=[.L321]-[.L322]" office:value-type="float" office:value="2463" calcext:value-type="float">
            <text:p>2463</text:p>
          </table:table-cell>
          <table:table-cell table:style-name="ce936" table:formula="of:=[.N322]+[.M321]" office:value-type="float" office:value="231234" calcext:value-type="float">
            <text:p>231234</text:p>
          </table:table-cell>
          <table:table-cell/>
          <table:table-cell table:style-name="ce940" table:formula="of:=[.M321]/[.L321]" office:value-type="percentage" office:value="0.00385970905660436" calcext:value-type="percentage">
            <text:p>0.386%</text:p>
          </table:table-cell>
          <table:table-cell table:number-columns-repeated="1008"/>
        </table:table-row>
        <table:table-row table:style-name="ro1">
          <table:table-cell table:style-name="ce322" office:value-type="float" office:value="145" calcext:value-type="float">
            <text:p>145</text:p>
          </table:table-cell>
          <table:table-cell table:style-name="ce468" office:value-type="string" calcext:value-type="string">
            <text:p>3/19/2022, 1:48:08 PM</text:p>
          </table:table-cell>
          <table:table-cell table:style-name="ce790" office:value-type="float" office:value="32763452" calcext:value-type="float">
            <text:p>32763452</text:p>
          </table:table-cell>
          <table:table-cell table:style-name="ce468" office:value-type="string" calcext:value-type="string">
            <text:p>635.668M</text:p>
          </table:table-cell>
          <table:table-cell table:style-name="ce468" office:value-type="float" office:value="1558" calcext:value-type="float">
            <text:p>1558</text:p>
          </table:table-cell>
          <table:table-cell table:style-name="ce468" office:value-type="float" office:value="60177" calcext:value-type="float">
            <text:p>60177</text:p>
          </table:table-cell>
          <table:table-cell table:style-name="ce468" office:value-type="float" office:value="38.6" calcext:value-type="float">
            <text:p>38.6</text:p>
          </table:table-cell>
          <table:table-cell table:style-name="ce468" office:value-type="float" office:value="1354" calcext:value-type="float">
            <text:p>1354</text:p>
          </table:table-cell>
          <table:table-cell table:style-name="ce468" office:value-type="float" office:value="55679" calcext:value-type="float">
            <text:p>55679</text:p>
          </table:table-cell>
          <table:table-cell table:style-name="ce468" office:value-type="float" office:value="4040" calcext:value-type="float">
            <text:p>4040</text:p>
          </table:table-cell>
          <table:table-cell table:style-name="ce468" office:value-type="string" calcext:value-type="string">
            <text:p>32.278K</text:p>
          </table:table-cell>
          <table:table-cell table:style-name="ce936" table:formula="of:=IF(RIGHT([.D322];1)=&quot;B&quot;;VALUE(REPLACE([.D322]; LEN([.D322]); 1; &quot;&quot;))*1000000; IF(RIGHT([.D322];1)=&quot;M&quot;;VALUE(REPLACE([.D322]; LEN([.D322]); 1; &quot;&quot;))*1000; 0))" office:value-type="float" office:value="635668" calcext:value-type="float">
            <text:p>635668</text:p>
          </table:table-cell>
          <table:table-cell table:style-name="ce936" table:formula="of:=[.L322]-[.L323]" office:value-type="float" office:value="2462" calcext:value-type="float">
            <text:p>2462</text:p>
          </table:table-cell>
          <table:table-cell table:style-name="ce936" table:formula="of:=[.N323]+[.M322]" office:value-type="float" office:value="228771" calcext:value-type="float">
            <text:p>228771</text:p>
          </table:table-cell>
          <table:table-cell/>
          <table:table-cell table:style-name="ce940" table:formula="of:=[.M322]/[.L322]" office:value-type="percentage" office:value="0.00387309098460202" calcext:value-type="percentage">
            <text:p>0.387%</text:p>
          </table:table-cell>
          <table:table-cell table:number-columns-repeated="1008"/>
        </table:table-row>
        <table:table-row table:style-name="ro1">
          <table:table-cell table:style-name="ce323" office:value-type="float" office:value="144" calcext:value-type="float">
            <text:p>144</text:p>
          </table:table-cell>
          <table:table-cell table:style-name="ce468" office:value-type="string" calcext:value-type="string">
            <text:p>3/18/2022, 1:48:07 PM</text:p>
          </table:table-cell>
          <table:table-cell table:style-name="ce791" office:value-type="float" office:value="32546213" calcext:value-type="float">
            <text:p>32546213</text:p>
          </table:table-cell>
          <table:table-cell table:style-name="ce468" office:value-type="string" calcext:value-type="string">
            <text:p>633.206M</text:p>
          </table:table-cell>
          <table:table-cell table:style-name="ce468" office:value-type="float" office:value="1561" calcext:value-type="float">
            <text:p>1561</text:p>
          </table:table-cell>
          <table:table-cell table:style-name="ce468" office:value-type="float" office:value="60289" calcext:value-type="float">
            <text:p>60289</text:p>
          </table:table-cell>
          <table:table-cell table:style-name="ce468" office:value-type="float" office:value="38.6" calcext:value-type="float">
            <text:p>38.6</text:p>
          </table:table-cell>
          <table:table-cell table:style-name="ce468" office:value-type="float" office:value="1374" calcext:value-type="float">
            <text:p>1374</text:p>
          </table:table-cell>
          <table:table-cell table:style-name="ce468" office:value-type="float" office:value="55940" calcext:value-type="float">
            <text:p>55940</text:p>
          </table:table-cell>
          <table:table-cell table:style-name="ce468" office:value-type="float" office:value="3983" calcext:value-type="float">
            <text:p>3983</text:p>
          </table:table-cell>
          <table:table-cell table:style-name="ce468" office:value-type="string" calcext:value-type="string">
            <text:p>33.92K</text:p>
          </table:table-cell>
          <table:table-cell table:style-name="ce936" table:formula="of:=IF(RIGHT([.D323];1)=&quot;B&quot;;VALUE(REPLACE([.D323]; LEN([.D323]); 1; &quot;&quot;))*1000000; IF(RIGHT([.D323];1)=&quot;M&quot;;VALUE(REPLACE([.D323]; LEN([.D323]); 1; &quot;&quot;))*1000; 0))" office:value-type="float" office:value="633206" calcext:value-type="float">
            <text:p>633206</text:p>
          </table:table-cell>
          <table:table-cell table:style-name="ce936" table:formula="of:=[.L323]-[.L324]" office:value-type="float" office:value="2553" calcext:value-type="float">
            <text:p>2553</text:p>
          </table:table-cell>
          <table:table-cell table:style-name="ce936" table:formula="of:=[.N324]+[.M323]" office:value-type="float" office:value="226309" calcext:value-type="float">
            <text:p>226309</text:p>
          </table:table-cell>
          <table:table-cell/>
          <table:table-cell table:style-name="ce940" table:formula="of:=[.M323]/[.L323]" office:value-type="percentage" office:value="0.00403186324829518" calcext:value-type="percentage">
            <text:p>0.403%</text:p>
          </table:table-cell>
          <table:table-cell table:number-columns-repeated="1008"/>
        </table:table-row>
        <table:table-row table:style-name="ro1">
          <table:table-cell table:style-name="ce324" office:value-type="float" office:value="143" calcext:value-type="float">
            <text:p>143</text:p>
          </table:table-cell>
          <table:table-cell table:style-name="ce468" office:value-type="string" calcext:value-type="string">
            <text:p>3/17/2022, 1:48:06 PM</text:p>
          </table:table-cell>
          <table:table-cell table:style-name="ce792" office:value-type="float" office:value="32329000" calcext:value-type="float">
            <text:p>32329000</text:p>
          </table:table-cell>
          <table:table-cell table:style-name="ce468" office:value-type="string" calcext:value-type="string">
            <text:p>630.653M</text:p>
          </table:table-cell>
          <table:table-cell table:style-name="ce468" office:value-type="float" office:value="1519" calcext:value-type="float">
            <text:p>1519</text:p>
          </table:table-cell>
          <table:table-cell table:style-name="ce468" office:value-type="float" office:value="58475" calcext:value-type="float">
            <text:p>58475</text:p>
          </table:table-cell>
          <table:table-cell table:style-name="ce468" office:value-type="float" office:value="38.5" calcext:value-type="float">
            <text:p>38.5</text:p>
          </table:table-cell>
          <table:table-cell table:style-name="ce468" office:value-type="float" office:value="1351" calcext:value-type="float">
            <text:p>1351</text:p>
          </table:table-cell>
          <table:table-cell table:style-name="ce468" office:value-type="float" office:value="54278" calcext:value-type="float">
            <text:p>54278</text:p>
          </table:table-cell>
          <table:table-cell table:style-name="ce468" office:value-type="float" office:value="3886" calcext:value-type="float">
            <text:p>3886</text:p>
          </table:table-cell>
          <table:table-cell table:style-name="ce468" office:value-type="string" calcext:value-type="string">
            <text:p>33.914K</text:p>
          </table:table-cell>
          <table:table-cell table:style-name="ce936" table:formula="of:=IF(RIGHT([.D324];1)=&quot;B&quot;;VALUE(REPLACE([.D324]; LEN([.D324]); 1; &quot;&quot;))*1000000; IF(RIGHT([.D324];1)=&quot;M&quot;;VALUE(REPLACE([.D324]; LEN([.D324]); 1; &quot;&quot;))*1000; 0))" office:value-type="float" office:value="630653" calcext:value-type="float">
            <text:p>630653</text:p>
          </table:table-cell>
          <table:table-cell table:style-name="ce936" table:formula="of:=[.L324]-[.L325]" office:value-type="float" office:value="2554" calcext:value-type="float">
            <text:p>2554</text:p>
          </table:table-cell>
          <table:table-cell table:style-name="ce936" table:formula="of:=[.N325]+[.M324]" office:value-type="float" office:value="223756" calcext:value-type="float">
            <text:p>223756</text:p>
          </table:table-cell>
          <table:table-cell/>
          <table:table-cell table:style-name="ce940" table:formula="of:=[.M324]/[.L324]" office:value-type="percentage" office:value="0.00404977063456449" calcext:value-type="percentage">
            <text:p>0.405%</text:p>
          </table:table-cell>
          <table:table-cell table:number-columns-repeated="1008"/>
        </table:table-row>
        <table:table-row table:style-name="ro1">
          <table:table-cell table:style-name="ce325" office:value-type="float" office:value="142" calcext:value-type="float">
            <text:p>142</text:p>
          </table:table-cell>
          <table:table-cell table:style-name="ce468" office:value-type="string" calcext:value-type="string">
            <text:p>3/16/2022, 1:48:05 PM</text:p>
          </table:table-cell>
          <table:table-cell table:style-name="ce793" office:value-type="float" office:value="32117118" calcext:value-type="float">
            <text:p>32117118</text:p>
          </table:table-cell>
          <table:table-cell table:style-name="ce468" office:value-type="string" calcext:value-type="string">
            <text:p>628.099M</text:p>
          </table:table-cell>
          <table:table-cell table:style-name="ce468" office:value-type="float" office:value="1522" calcext:value-type="float">
            <text:p>1522</text:p>
          </table:table-cell>
          <table:table-cell table:style-name="ce468" office:value-type="float" office:value="57511" calcext:value-type="float">
            <text:p>57511</text:p>
          </table:table-cell>
          <table:table-cell table:style-name="ce468" office:value-type="float" office:value="37.8" calcext:value-type="float">
            <text:p>37.8</text:p>
          </table:table-cell>
          <table:table-cell table:style-name="ce468" office:value-type="float" office:value="1326" calcext:value-type="float">
            <text:p>1326</text:p>
          </table:table-cell>
          <table:table-cell table:style-name="ce468" office:value-type="float" office:value="53208" calcext:value-type="float">
            <text:p>53208</text:p>
          </table:table-cell>
          <table:table-cell table:style-name="ce468" office:value-type="float" office:value="3841" calcext:value-type="float">
            <text:p>3841</text:p>
          </table:table-cell>
          <table:table-cell table:style-name="ce468" office:value-type="string" calcext:value-type="string">
            <text:p>39.118K</text:p>
          </table:table-cell>
          <table:table-cell table:style-name="ce936" table:formula="of:=IF(RIGHT([.D325];1)=&quot;B&quot;;VALUE(REPLACE([.D325]; LEN([.D325]); 1; &quot;&quot;))*1000000; IF(RIGHT([.D325];1)=&quot;M&quot;;VALUE(REPLACE([.D325]; LEN([.D325]); 1; &quot;&quot;))*1000; 0))" office:value-type="float" office:value="628099" calcext:value-type="float">
            <text:p>628099</text:p>
          </table:table-cell>
          <table:table-cell table:style-name="ce936" table:formula="of:=[.L325]-[.L326]" office:value-type="float" office:value="2829" calcext:value-type="float">
            <text:p>2829</text:p>
          </table:table-cell>
          <table:table-cell table:style-name="ce936" table:formula="of:=[.N326]+[.M325]" office:value-type="float" office:value="221202" calcext:value-type="float">
            <text:p>221202</text:p>
          </table:table-cell>
          <table:table-cell/>
          <table:table-cell table:style-name="ce940" table:formula="of:=[.M325]/[.L325]" office:value-type="percentage" office:value="0.00450406703401852" calcext:value-type="percentage">
            <text:p>0.450%</text:p>
          </table:table-cell>
          <table:table-cell table:number-columns-repeated="1008"/>
        </table:table-row>
        <table:table-row table:style-name="ro1">
          <table:table-cell table:style-name="ce326" office:value-type="float" office:value="141" calcext:value-type="float">
            <text:p>141</text:p>
          </table:table-cell>
          <table:table-cell table:style-name="ce468" office:value-type="string" calcext:value-type="string">
            <text:p>3/15/2022, 1:48:04 PM</text:p>
          </table:table-cell>
          <table:table-cell table:style-name="ce794" office:value-type="float" office:value="31900673" calcext:value-type="float">
            <text:p>31900673</text:p>
          </table:table-cell>
          <table:table-cell table:style-name="ce468" office:value-type="string" calcext:value-type="string">
            <text:p>625.27M</text:p>
          </table:table-cell>
          <table:table-cell table:style-name="ce468" office:value-type="float" office:value="1463" calcext:value-type="float">
            <text:p>1463</text:p>
          </table:table-cell>
          <table:table-cell table:style-name="ce468" office:value-type="float" office:value="55824" calcext:value-type="float">
            <text:p>55824</text:p>
          </table:table-cell>
          <table:table-cell table:style-name="ce468" office:value-type="float" office:value="38.2" calcext:value-type="float">
            <text:p>38.2</text:p>
          </table:table-cell>
          <table:table-cell table:style-name="ce468" office:value-type="float" office:value="1293" calcext:value-type="float">
            <text:p>1293</text:p>
          </table:table-cell>
          <table:table-cell table:style-name="ce468" office:value-type="float" office:value="51694" calcext:value-type="float">
            <text:p>51694</text:p>
          </table:table-cell>
          <table:table-cell table:style-name="ce468" office:value-type="float" office:value="3796" calcext:value-type="float">
            <text:p>3796</text:p>
          </table:table-cell>
          <table:table-cell table:style-name="ce468" office:value-type="string" calcext:value-type="string">
            <text:p>40.951K</text:p>
          </table:table-cell>
          <table:table-cell table:style-name="ce936" table:formula="of:=IF(RIGHT([.D326];1)=&quot;B&quot;;VALUE(REPLACE([.D326]; LEN([.D326]); 1; &quot;&quot;))*1000000; IF(RIGHT([.D326];1)=&quot;M&quot;;VALUE(REPLACE([.D326]; LEN([.D326]); 1; &quot;&quot;))*1000; 0))" office:value-type="float" office:value="625270" calcext:value-type="float">
            <text:p>625270</text:p>
          </table:table-cell>
          <table:table-cell table:style-name="ce936" table:formula="of:=[.L326]-[.L327]" office:value-type="float" office:value="2921" calcext:value-type="float">
            <text:p>2921</text:p>
          </table:table-cell>
          <table:table-cell table:style-name="ce936" table:formula="of:=[.N327]+[.M326]" office:value-type="float" office:value="218373" calcext:value-type="float">
            <text:p>218373</text:p>
          </table:table-cell>
          <table:table-cell/>
          <table:table-cell table:style-name="ce940" table:formula="of:=[.M326]/[.L326]" office:value-type="percentage" office:value="0.0046715818766293" calcext:value-type="percentage">
            <text:p>0.467%</text:p>
          </table:table-cell>
          <table:table-cell table:number-columns-repeated="1008"/>
        </table:table-row>
        <table:table-row table:style-name="ro1">
          <table:table-cell table:style-name="ce327" office:value-type="float" office:value="140" calcext:value-type="float">
            <text:p>140</text:p>
          </table:table-cell>
          <table:table-cell table:style-name="ce468" office:value-type="string" calcext:value-type="string">
            <text:p>3/14/2022, 1:48:03 PM</text:p>
          </table:table-cell>
          <table:table-cell table:style-name="ce795" office:value-type="float" office:value="31689390" calcext:value-type="float">
            <text:p>31689390</text:p>
          </table:table-cell>
          <table:table-cell table:style-name="ce468" office:value-type="string" calcext:value-type="string">
            <text:p>622.349M</text:p>
          </table:table-cell>
          <table:table-cell table:style-name="ce468" office:value-type="float" office:value="1347" calcext:value-type="float">
            <text:p>1347</text:p>
          </table:table-cell>
          <table:table-cell table:style-name="ce468" office:value-type="float" office:value="49958" calcext:value-type="float">
            <text:p>49958</text:p>
          </table:table-cell>
          <table:table-cell table:style-name="ce468" office:value-type="float" office:value="37.1" calcext:value-type="float">
            <text:p>37.1</text:p>
          </table:table-cell>
          <table:table-cell table:style-name="ce468" office:value-type="float" office:value="1157" calcext:value-type="float">
            <text:p>1157</text:p>
          </table:table-cell>
          <table:table-cell table:style-name="ce468" office:value-type="float" office:value="45766" calcext:value-type="float">
            <text:p>45766</text:p>
          </table:table-cell>
          <table:table-cell table:style-name="ce468" office:value-type="float" office:value="3798" calcext:value-type="float">
            <text:p>3798</text:p>
          </table:table-cell>
          <table:table-cell table:style-name="ce468" office:value-type="string" calcext:value-type="string">
            <text:p>35.585K</text:p>
          </table:table-cell>
          <table:table-cell table:style-name="ce936" table:formula="of:=IF(RIGHT([.D327];1)=&quot;B&quot;;VALUE(REPLACE([.D327]; LEN([.D327]); 1; &quot;&quot;))*1000000; IF(RIGHT([.D327];1)=&quot;M&quot;;VALUE(REPLACE([.D327]; LEN([.D327]); 1; &quot;&quot;))*1000; 0))" office:value-type="float" office:value="622349" calcext:value-type="float">
            <text:p>622349</text:p>
          </table:table-cell>
          <table:table-cell table:style-name="ce936" table:formula="of:=[.L327]-[.L328]" office:value-type="float" office:value="2646" calcext:value-type="float">
            <text:p>2646</text:p>
          </table:table-cell>
          <table:table-cell table:style-name="ce936" table:formula="of:=[.N328]+[.M327]" office:value-type="float" office:value="215452" calcext:value-type="float">
            <text:p>215452</text:p>
          </table:table-cell>
          <table:table-cell/>
          <table:table-cell table:style-name="ce940" table:formula="of:=[.M327]/[.L327]" office:value-type="percentage" office:value="0.00425163372962759" calcext:value-type="percentage">
            <text:p>0.425%</text:p>
          </table:table-cell>
          <table:table-cell table:number-columns-repeated="1008"/>
        </table:table-row>
        <table:table-row table:style-name="ro1">
          <table:table-cell table:style-name="ce328" office:value-type="float" office:value="139" calcext:value-type="float">
            <text:p>139</text:p>
          </table:table-cell>
          <table:table-cell table:style-name="ce468" office:value-type="string" calcext:value-type="string">
            <text:p>3/13/2022, 1:48:02 PM</text:p>
          </table:table-cell>
          <table:table-cell table:style-name="ce796" office:value-type="float" office:value="31471331" calcext:value-type="float">
            <text:p>31471331</text:p>
          </table:table-cell>
          <table:table-cell table:style-name="ce468" office:value-type="string" calcext:value-type="string">
            <text:p>619.703M</text:p>
          </table:table-cell>
          <table:table-cell table:style-name="ce468" office:value-type="float" office:value="1272" calcext:value-type="float">
            <text:p>1272</text:p>
          </table:table-cell>
          <table:table-cell table:style-name="ce468" office:value-type="float" office:value="49467" calcext:value-type="float">
            <text:p>49467</text:p>
          </table:table-cell>
          <table:table-cell table:style-name="ce468" office:value-type="float" office:value="38.9" calcext:value-type="float">
            <text:p>38.9</text:p>
          </table:table-cell>
          <table:table-cell table:style-name="ce468" office:value-type="float" office:value="1107" calcext:value-type="float">
            <text:p>1107</text:p>
          </table:table-cell>
          <table:table-cell table:style-name="ce468" office:value-type="float" office:value="45321" calcext:value-type="float">
            <text:p>45321</text:p>
          </table:table-cell>
          <table:table-cell table:style-name="ce468" office:value-type="float" office:value="3848" calcext:value-type="float">
            <text:p>3848</text:p>
          </table:table-cell>
          <table:table-cell table:style-name="ce468" office:value-type="string" calcext:value-type="string">
            <text:p>35.594K</text:p>
          </table:table-cell>
          <table:table-cell table:style-name="ce936" table:formula="of:=IF(RIGHT([.D328];1)=&quot;B&quot;;VALUE(REPLACE([.D328]; LEN([.D328]); 1; &quot;&quot;))*1000000; IF(RIGHT([.D328];1)=&quot;M&quot;;VALUE(REPLACE([.D328]; LEN([.D328]); 1; &quot;&quot;))*1000; 0))" office:value-type="float" office:value="619703" calcext:value-type="float">
            <text:p>619703</text:p>
          </table:table-cell>
          <table:table-cell table:style-name="ce936" table:formula="of:=[.L328]-[.L329]" office:value-type="float" office:value="2645" calcext:value-type="float">
            <text:p>2645</text:p>
          </table:table-cell>
          <table:table-cell table:style-name="ce936" table:formula="of:=[.N329]+[.M328]" office:value-type="float" office:value="212806" calcext:value-type="float">
            <text:p>212806</text:p>
          </table:table-cell>
          <table:table-cell/>
          <table:table-cell table:style-name="ce940" table:formula="of:=[.M328]/[.L328]" office:value-type="percentage" office:value="0.00426817362510751" calcext:value-type="percentage">
            <text:p>0.427%</text:p>
          </table:table-cell>
          <table:table-cell table:number-columns-repeated="1008"/>
        </table:table-row>
        <table:table-row table:style-name="ro1">
          <table:table-cell table:style-name="ce329" office:value-type="float" office:value="138" calcext:value-type="float">
            <text:p>138</text:p>
          </table:table-cell>
          <table:table-cell table:style-name="ce468" office:value-type="string" calcext:value-type="string">
            <text:p>3/12/2022, 1:48:01 PM</text:p>
          </table:table-cell>
          <table:table-cell table:style-name="ce797" office:value-type="float" office:value="31254041" calcext:value-type="float">
            <text:p>31254041</text:p>
          </table:table-cell>
          <table:table-cell table:style-name="ce468" office:value-type="string" calcext:value-type="string">
            <text:p>617.058M</text:p>
          </table:table-cell>
          <table:table-cell table:style-name="ce468" office:value-type="float" office:value="1199" calcext:value-type="float">
            <text:p>1199</text:p>
          </table:table-cell>
          <table:table-cell table:style-name="ce468" office:value-type="float" office:value="47856" calcext:value-type="float">
            <text:p>47856</text:p>
          </table:table-cell>
          <table:table-cell table:style-name="ce468" office:value-type="float" office:value="39.9" calcext:value-type="float">
            <text:p>39.9</text:p>
          </table:table-cell>
          <table:table-cell table:style-name="ce468" office:value-type="float" office:value="1052" calcext:value-type="float">
            <text:p>1052</text:p>
          </table:table-cell>
          <table:table-cell table:style-name="ce468" office:value-type="float" office:value="43710" calcext:value-type="float">
            <text:p>43710</text:p>
          </table:table-cell>
          <table:table-cell table:style-name="ce468" office:value-type="float" office:value="3878" calcext:value-type="float">
            <text:p>3878</text:p>
          </table:table-cell>
          <table:table-cell table:style-name="ce468" office:value-type="string" calcext:value-type="string">
            <text:p>32.152K</text:p>
          </table:table-cell>
          <table:table-cell table:style-name="ce936" table:formula="of:=IF(RIGHT([.D329];1)=&quot;B&quot;;VALUE(REPLACE([.D329]; LEN([.D329]); 1; &quot;&quot;))*1000000; IF(RIGHT([.D329];1)=&quot;M&quot;;VALUE(REPLACE([.D329]; LEN([.D329]); 1; &quot;&quot;))*1000; 0))" office:value-type="float" office:value="617058" calcext:value-type="float">
            <text:p>617058</text:p>
          </table:table-cell>
          <table:table-cell table:style-name="ce936" table:formula="of:=[.L329]-[.L330]" office:value-type="float" office:value="2463" calcext:value-type="float">
            <text:p>2463</text:p>
          </table:table-cell>
          <table:table-cell table:style-name="ce936" table:formula="of:=[.N330]+[.M329]" office:value-type="float" office:value="210161" calcext:value-type="float">
            <text:p>210161</text:p>
          </table:table-cell>
          <table:table-cell/>
          <table:table-cell table:style-name="ce940" table:formula="of:=[.M329]/[.L329]" office:value-type="percentage" office:value="0.00399152105636747" calcext:value-type="percentage">
            <text:p>0.399%</text:p>
          </table:table-cell>
          <table:table-cell table:number-columns-repeated="1008"/>
        </table:table-row>
        <table:table-row table:style-name="ro1">
          <table:table-cell table:style-name="ce330" office:value-type="float" office:value="137" calcext:value-type="float">
            <text:p>137</text:p>
          </table:table-cell>
          <table:table-cell table:style-name="ce468" office:value-type="string" calcext:value-type="string">
            <text:p>3/11/2022, 1:48:00 PM</text:p>
          </table:table-cell>
          <table:table-cell table:style-name="ce798" office:value-type="float" office:value="31040459" calcext:value-type="float">
            <text:p>31040459</text:p>
          </table:table-cell>
          <table:table-cell table:style-name="ce468" office:value-type="string" calcext:value-type="string">
            <text:p>614.595M</text:p>
          </table:table-cell>
          <table:table-cell table:style-name="ce468" office:value-type="float" office:value="1120" calcext:value-type="float">
            <text:p>1120</text:p>
          </table:table-cell>
          <table:table-cell table:style-name="ce468" office:value-type="float" office:value="42738" calcext:value-type="float">
            <text:p>42738</text:p>
          </table:table-cell>
          <table:table-cell table:style-name="ce468" office:value-type="float" office:value="38.2" calcext:value-type="float">
            <text:p>38.2</text:p>
          </table:table-cell>
          <table:table-cell table:style-name="ce468" office:value-type="float" office:value="951" calcext:value-type="float">
            <text:p>951</text:p>
          </table:table-cell>
          <table:table-cell table:style-name="ce468" office:value-type="float" office:value="38473" calcext:value-type="float">
            <text:p>38473</text:p>
          </table:table-cell>
          <table:table-cell table:style-name="ce468" office:value-type="float" office:value="3888" calcext:value-type="float">
            <text:p>3888</text:p>
          </table:table-cell>
          <table:table-cell table:style-name="ce468" office:value-type="string" calcext:value-type="string">
            <text:p>32.165K</text:p>
          </table:table-cell>
          <table:table-cell table:style-name="ce936" table:formula="of:=IF(RIGHT([.D330];1)=&quot;B&quot;;VALUE(REPLACE([.D330]; LEN([.D330]); 1; &quot;&quot;))*1000000; IF(RIGHT([.D330];1)=&quot;M&quot;;VALUE(REPLACE([.D330]; LEN([.D330]); 1; &quot;&quot;))*1000; 0))" office:value-type="float" office:value="614595" calcext:value-type="float">
            <text:p>614595</text:p>
          </table:table-cell>
          <table:table-cell table:style-name="ce936" table:formula="of:=[.L330]-[.L331]" office:value-type="float" office:value="2462" calcext:value-type="float">
            <text:p>2462</text:p>
          </table:table-cell>
          <table:table-cell table:style-name="ce936" table:formula="of:=[.N331]+[.M330]" office:value-type="float" office:value="207698" calcext:value-type="float">
            <text:p>207698</text:p>
          </table:table-cell>
          <table:table-cell/>
          <table:table-cell table:style-name="ce940" table:formula="of:=[.M330]/[.L330]" office:value-type="percentage" office:value="0.00400589005768026" calcext:value-type="percentage">
            <text:p>0.401%</text:p>
          </table:table-cell>
          <table:table-cell table:number-columns-repeated="1008"/>
        </table:table-row>
        <table:table-row table:style-name="ro1">
          <table:table-cell table:style-name="ce331" office:value-type="float" office:value="136" calcext:value-type="float">
            <text:p>136</text:p>
          </table:table-cell>
          <table:table-cell table:style-name="ce468" office:value-type="string" calcext:value-type="string">
            <text:p>3/10/2022, 1:47:59 PM</text:p>
          </table:table-cell>
          <table:table-cell table:style-name="ce799" office:value-type="float" office:value="30827869" calcext:value-type="float">
            <text:p>30827869</text:p>
          </table:table-cell>
          <table:table-cell table:style-name="ce468" office:value-type="string" calcext:value-type="string">
            <text:p>612.133M</text:p>
          </table:table-cell>
          <table:table-cell table:style-name="ce468" office:value-type="float" office:value="1019" calcext:value-type="float">
            <text:p>1019</text:p>
          </table:table-cell>
          <table:table-cell table:style-name="ce468" office:value-type="float" office:value="40581" calcext:value-type="float">
            <text:p>40581</text:p>
          </table:table-cell>
          <table:table-cell table:style-name="ce468" office:value-type="float" office:value="39.8" calcext:value-type="float">
            <text:p>39.8</text:p>
          </table:table-cell>
          <table:table-cell table:style-name="ce468" office:value-type="float" office:value="883" calcext:value-type="float">
            <text:p>883</text:p>
          </table:table-cell>
          <table:table-cell table:style-name="ce468" office:value-type="float" office:value="36485" calcext:value-type="float">
            <text:p>36485</text:p>
          </table:table-cell>
          <table:table-cell table:style-name="ce468" office:value-type="float" office:value="3876" calcext:value-type="float">
            <text:p>3876</text:p>
          </table:table-cell>
          <table:table-cell table:style-name="ce468" office:value-type="string" calcext:value-type="string">
            <text:p>32.141K</text:p>
          </table:table-cell>
          <table:table-cell table:style-name="ce936" table:formula="of:=IF(RIGHT([.D331];1)=&quot;B&quot;;VALUE(REPLACE([.D331]; LEN([.D331]); 1; &quot;&quot;))*1000000; IF(RIGHT([.D331];1)=&quot;M&quot;;VALUE(REPLACE([.D331]; LEN([.D331]); 1; &quot;&quot;))*1000; 0))" office:value-type="float" office:value="612133" calcext:value-type="float">
            <text:p>612133</text:p>
          </table:table-cell>
          <table:table-cell table:style-name="ce936" table:formula="of:=[.L331]-[.L332]" office:value-type="float" office:value="2462" calcext:value-type="float">
            <text:p>2462</text:p>
          </table:table-cell>
          <table:table-cell table:style-name="ce936" table:formula="of:=[.N332]+[.M331]" office:value-type="float" office:value="205236" calcext:value-type="float">
            <text:p>205236</text:p>
          </table:table-cell>
          <table:table-cell/>
          <table:table-cell table:style-name="ce940" table:formula="of:=[.M331]/[.L331]" office:value-type="percentage" office:value="0.00402200175452067" calcext:value-type="percentage">
            <text:p>0.402%</text:p>
          </table:table-cell>
          <table:table-cell table:number-columns-repeated="1008"/>
        </table:table-row>
        <table:table-row table:style-name="ro1">
          <table:table-cell table:style-name="ce332" office:value-type="float" office:value="135" calcext:value-type="float">
            <text:p>135</text:p>
          </table:table-cell>
          <table:table-cell table:style-name="ce468" office:value-type="string" calcext:value-type="string">
            <text:p>3/9/2022, 1:47:58 PM</text:p>
          </table:table-cell>
          <table:table-cell table:style-name="ce800" office:value-type="float" office:value="30616629" calcext:value-type="float">
            <text:p>30616629</text:p>
          </table:table-cell>
          <table:table-cell table:style-name="ce468" office:value-type="string" calcext:value-type="string">
            <text:p>609.671M</text:p>
          </table:table-cell>
          <table:table-cell table:style-name="ce468" office:value-type="float" office:value="1039" calcext:value-type="float">
            <text:p>1039</text:p>
          </table:table-cell>
          <table:table-cell table:style-name="ce468" office:value-type="float" office:value="40138" calcext:value-type="float">
            <text:p>40138</text:p>
          </table:table-cell>
          <table:table-cell table:style-name="ce468" office:value-type="float" office:value="38.6" calcext:value-type="float">
            <text:p>38.6</text:p>
          </table:table-cell>
          <table:table-cell table:style-name="ce468" office:value-type="float" office:value="894" calcext:value-type="float">
            <text:p>894</text:p>
          </table:table-cell>
          <table:table-cell table:style-name="ce468" office:value-type="float" office:value="36080" calcext:value-type="float">
            <text:p>36080</text:p>
          </table:table-cell>
          <table:table-cell table:style-name="ce468" office:value-type="float" office:value="3802" calcext:value-type="float">
            <text:p>3802</text:p>
          </table:table-cell>
          <table:table-cell table:style-name="ce468" office:value-type="string" calcext:value-type="string">
            <text:p>30.515K</text:p>
          </table:table-cell>
          <table:table-cell table:style-name="ce936" table:formula="of:=IF(RIGHT([.D332];1)=&quot;B&quot;;VALUE(REPLACE([.D332]; LEN([.D332]); 1; &quot;&quot;))*1000000; IF(RIGHT([.D332];1)=&quot;M&quot;;VALUE(REPLACE([.D332]; LEN([.D332]); 1; &quot;&quot;))*1000; 0))" office:value-type="float" office:value="609671" calcext:value-type="float">
            <text:p>609671</text:p>
          </table:table-cell>
          <table:table-cell table:style-name="ce936" table:formula="of:=[.L332]-[.L333]" office:value-type="float" office:value="2370" calcext:value-type="float">
            <text:p>2370</text:p>
          </table:table-cell>
          <table:table-cell table:style-name="ce936" table:formula="of:=[.N333]+[.M332]" office:value-type="float" office:value="202774" calcext:value-type="float">
            <text:p>202774</text:p>
          </table:table-cell>
          <table:table-cell/>
          <table:table-cell table:style-name="ce940" table:formula="of:=[.M332]/[.L332]" office:value-type="percentage" office:value="0.00388734251752175" calcext:value-type="percentage">
            <text:p>0.389%</text:p>
          </table:table-cell>
          <table:table-cell table:number-columns-repeated="1008"/>
        </table:table-row>
        <table:table-row table:style-name="ro1">
          <table:table-cell table:style-name="ce333" office:value-type="float" office:value="134" calcext:value-type="float">
            <text:p>134</text:p>
          </table:table-cell>
          <table:table-cell table:style-name="ce468" office:value-type="string" calcext:value-type="string">
            <text:p>3/8/2022, 1:47:57 PM</text:p>
          </table:table-cell>
          <table:table-cell table:style-name="ce801" office:value-type="float" office:value="30403923" calcext:value-type="float">
            <text:p>30403923</text:p>
          </table:table-cell>
          <table:table-cell table:style-name="ce468" office:value-type="string" calcext:value-type="string">
            <text:p>607.301M</text:p>
          </table:table-cell>
          <table:table-cell table:style-name="ce468" office:value-type="float" office:value="1113" calcext:value-type="float">
            <text:p>1113</text:p>
          </table:table-cell>
          <table:table-cell table:style-name="ce468" office:value-type="float" office:value="42683" calcext:value-type="float">
            <text:p>42683</text:p>
          </table:table-cell>
          <table:table-cell table:style-name="ce468" office:value-type="float" office:value="38.3" calcext:value-type="float">
            <text:p>38.3</text:p>
          </table:table-cell>
          <table:table-cell table:style-name="ce468" office:value-type="float" office:value="979" calcext:value-type="float">
            <text:p>979</text:p>
          </table:table-cell>
          <table:table-cell table:style-name="ce468" office:value-type="float" office:value="38629" calcext:value-type="float">
            <text:p>38629</text:p>
          </table:table-cell>
          <table:table-cell table:style-name="ce468" office:value-type="float" office:value="3849" calcext:value-type="float">
            <text:p>3849</text:p>
          </table:table-cell>
          <table:table-cell table:style-name="ce468" office:value-type="string" calcext:value-type="string">
            <text:p>30.553K</text:p>
          </table:table-cell>
          <table:table-cell table:style-name="ce936" table:formula="of:=IF(RIGHT([.D333];1)=&quot;B&quot;;VALUE(REPLACE([.D333]; LEN([.D333]); 1; &quot;&quot;))*1000000; IF(RIGHT([.D333];1)=&quot;M&quot;;VALUE(REPLACE([.D333]; LEN([.D333]); 1; &quot;&quot;))*1000; 0))" office:value-type="float" office:value="607301" calcext:value-type="float">
            <text:p>607301</text:p>
          </table:table-cell>
          <table:table-cell table:style-name="ce936" table:formula="of:=[.L333]-[.L334]" office:value-type="float" office:value="2371" calcext:value-type="float">
            <text:p>2371</text:p>
          </table:table-cell>
          <table:table-cell table:style-name="ce936" table:formula="of:=[.N334]+[.M333]" office:value-type="float" office:value="200404" calcext:value-type="float">
            <text:p>200404</text:p>
          </table:table-cell>
          <table:table-cell/>
          <table:table-cell table:style-name="ce940" table:formula="of:=[.M333]/[.L333]" office:value-type="percentage" office:value="0.0039041595518532" calcext:value-type="percentage">
            <text:p>0.390%</text:p>
          </table:table-cell>
          <table:table-cell table:number-columns-repeated="1008"/>
        </table:table-row>
        <table:table-row table:style-name="ro1">
          <table:table-cell table:style-name="ce334" office:value-type="float" office:value="133" calcext:value-type="float">
            <text:p>133</text:p>
          </table:table-cell>
          <table:table-cell table:style-name="ce468" office:value-type="string" calcext:value-type="string">
            <text:p>3/7/2022, 1:47:56 PM</text:p>
          </table:table-cell>
          <table:table-cell table:style-name="ce802" office:value-type="float" office:value="30189516" calcext:value-type="float">
            <text:p>30189516</text:p>
          </table:table-cell>
          <table:table-cell table:style-name="ce468" office:value-type="string" calcext:value-type="string">
            <text:p>604.93M</text:p>
          </table:table-cell>
          <table:table-cell table:style-name="ce468" office:value-type="float" office:value="1127" calcext:value-type="float">
            <text:p>1127</text:p>
          </table:table-cell>
          <table:table-cell table:style-name="ce468" office:value-type="float" office:value="45012" calcext:value-type="float">
            <text:p>45012</text:p>
          </table:table-cell>
          <table:table-cell table:style-name="ce468" office:value-type="float" office:value="39.9" calcext:value-type="float">
            <text:p>39.9</text:p>
          </table:table-cell>
          <table:table-cell table:style-name="ce468" office:value-type="float" office:value="993" calcext:value-type="float">
            <text:p>993</text:p>
          </table:table-cell>
          <table:table-cell table:style-name="ce468" office:value-type="float" office:value="40881" calcext:value-type="float">
            <text:p>40881</text:p>
          </table:table-cell>
          <table:table-cell table:style-name="ce468" office:value-type="float" office:value="3953" calcext:value-type="float">
            <text:p>3953</text:p>
          </table:table-cell>
          <table:table-cell table:style-name="ce468" office:value-type="string" calcext:value-type="string">
            <text:p>32.193K</text:p>
          </table:table-cell>
          <table:table-cell table:style-name="ce936" table:formula="of:=IF(RIGHT([.D334];1)=&quot;B&quot;;VALUE(REPLACE([.D334]; LEN([.D334]); 1; &quot;&quot;))*1000000; IF(RIGHT([.D334];1)=&quot;M&quot;;VALUE(REPLACE([.D334]; LEN([.D334]); 1; &quot;&quot;))*1000; 0))" office:value-type="float" office:value="604930" calcext:value-type="float">
            <text:p>604930</text:p>
          </table:table-cell>
          <table:table-cell table:style-name="ce936" table:formula="of:=[.L334]-[.L335]" office:value-type="float" office:value="2462" calcext:value-type="float">
            <text:p>2462</text:p>
          </table:table-cell>
          <table:table-cell table:style-name="ce936" table:formula="of:=[.N335]+[.M334]" office:value-type="float" office:value="198033" calcext:value-type="float">
            <text:p>198033</text:p>
          </table:table-cell>
          <table:table-cell/>
          <table:table-cell table:style-name="ce940" table:formula="of:=[.M334]/[.L334]" office:value-type="percentage" office:value="0.0040698923842428" calcext:value-type="percentage">
            <text:p>0.407%</text:p>
          </table:table-cell>
          <table:table-cell table:number-columns-repeated="1008"/>
        </table:table-row>
        <table:table-row table:style-name="ro1">
          <table:table-cell table:style-name="ce335" office:value-type="float" office:value="132" calcext:value-type="float">
            <text:p>132</text:p>
          </table:table-cell>
          <table:table-cell table:style-name="ce468" office:value-type="string" calcext:value-type="string">
            <text:p>3/6/2022, 1:47:55 PM</text:p>
          </table:table-cell>
          <table:table-cell table:style-name="ce803" office:value-type="float" office:value="29972942" calcext:value-type="float">
            <text:p>29972942</text:p>
          </table:table-cell>
          <table:table-cell table:style-name="ce468" office:value-type="string" calcext:value-type="string">
            <text:p>602.468M</text:p>
          </table:table-cell>
          <table:table-cell table:style-name="ce468" office:value-type="float" office:value="1185" calcext:value-type="float">
            <text:p>1185</text:p>
          </table:table-cell>
          <table:table-cell table:style-name="ce468" office:value-type="float" office:value="48322" calcext:value-type="float">
            <text:p>48322</text:p>
          </table:table-cell>
          <table:table-cell table:style-name="ce468" office:value-type="float" office:value="40.8" calcext:value-type="float">
            <text:p>40.8</text:p>
          </table:table-cell>
          <table:table-cell table:style-name="ce468" office:value-type="float" office:value="1054" calcext:value-type="float">
            <text:p>1054</text:p>
          </table:table-cell>
          <table:table-cell table:style-name="ce468" office:value-type="float" office:value="44082" calcext:value-type="float">
            <text:p>44082</text:p>
          </table:table-cell>
          <table:table-cell table:style-name="ce468" office:value-type="float" office:value="4041" calcext:value-type="float">
            <text:p>4041</text:p>
          </table:table-cell>
          <table:table-cell table:style-name="ce468" office:value-type="string" calcext:value-type="string">
            <text:p>33.913K</text:p>
          </table:table-cell>
          <table:table-cell table:style-name="ce936" table:formula="of:=IF(RIGHT([.D335];1)=&quot;B&quot;;VALUE(REPLACE([.D335]; LEN([.D335]); 1; &quot;&quot;))*1000000; IF(RIGHT([.D335];1)=&quot;M&quot;;VALUE(REPLACE([.D335]; LEN([.D335]); 1; &quot;&quot;))*1000; 0))" office:value-type="float" office:value="602468" calcext:value-type="float">
            <text:p>602468</text:p>
          </table:table-cell>
          <table:table-cell table:style-name="ce936" table:formula="of:=[.L335]-[.L336]" office:value-type="float" office:value="2554" calcext:value-type="float">
            <text:p>2554</text:p>
          </table:table-cell>
          <table:table-cell table:style-name="ce936" table:formula="of:=[.N336]+[.M335]" office:value-type="float" office:value="195571" calcext:value-type="float">
            <text:p>195571</text:p>
          </table:table-cell>
          <table:table-cell/>
          <table:table-cell table:style-name="ce940" table:formula="of:=[.M335]/[.L335]" office:value-type="percentage" office:value="0.00423922930346508" calcext:value-type="percentage">
            <text:p>0.424%</text:p>
          </table:table-cell>
          <table:table-cell table:number-columns-repeated="1008"/>
        </table:table-row>
        <table:table-row table:style-name="ro1">
          <table:table-cell table:style-name="ce336" office:value-type="float" office:value="131" calcext:value-type="float">
            <text:p>131</text:p>
          </table:table-cell>
          <table:table-cell table:style-name="ce468" office:value-type="string" calcext:value-type="string">
            <text:p>3/5/2022, 1:47:54 PM</text:p>
          </table:table-cell>
          <table:table-cell table:style-name="ce804" office:value-type="float" office:value="29753264" calcext:value-type="float">
            <text:p>29753264</text:p>
          </table:table-cell>
          <table:table-cell table:style-name="ce468" office:value-type="string" calcext:value-type="string">
            <text:p>599.914M</text:p>
          </table:table-cell>
          <table:table-cell table:style-name="ce468" office:value-type="float" office:value="1173" calcext:value-type="float">
            <text:p>1173</text:p>
          </table:table-cell>
          <table:table-cell table:style-name="ce468" office:value-type="float" office:value="48563" calcext:value-type="float">
            <text:p>48563</text:p>
          </table:table-cell>
          <table:table-cell table:style-name="ce468" office:value-type="float" office:value="41.4" calcext:value-type="float">
            <text:p>41.4</text:p>
          </table:table-cell>
          <table:table-cell table:style-name="ce468" office:value-type="float" office:value="1057" calcext:value-type="float">
            <text:p>1057</text:p>
          </table:table-cell>
          <table:table-cell table:style-name="ce468" office:value-type="float" office:value="44498" calcext:value-type="float">
            <text:p>44498</text:p>
          </table:table-cell>
          <table:table-cell table:style-name="ce468" office:value-type="float" office:value="3936" calcext:value-type="float">
            <text:p>3936</text:p>
          </table:table-cell>
          <table:table-cell table:style-name="ce468" office:value-type="string" calcext:value-type="string">
            <text:p>37.37K</text:p>
          </table:table-cell>
          <table:table-cell table:style-name="ce936" table:formula="of:=IF(RIGHT([.D336];1)=&quot;B&quot;;VALUE(REPLACE([.D336]; LEN([.D336]); 1; &quot;&quot;))*1000000; IF(RIGHT([.D336];1)=&quot;M&quot;;VALUE(REPLACE([.D336]; LEN([.D336]); 1; &quot;&quot;))*1000; 0))" office:value-type="float" office:value="599914" calcext:value-type="float">
            <text:p>599914</text:p>
          </table:table-cell>
          <table:table-cell table:style-name="ce936" table:formula="of:=[.L336]-[.L337]" office:value-type="float" office:value="2737" calcext:value-type="float">
            <text:p>2737</text:p>
          </table:table-cell>
          <table:table-cell table:style-name="ce936" table:formula="of:=[.N337]+[.M336]" office:value-type="float" office:value="193017" calcext:value-type="float">
            <text:p>193017</text:p>
          </table:table-cell>
          <table:table-cell/>
          <table:table-cell table:style-name="ce940" table:formula="of:=[.M336]/[.L336]" office:value-type="percentage" office:value="0.0045623205992859" calcext:value-type="percentage">
            <text:p>0.456%</text:p>
          </table:table-cell>
          <table:table-cell table:number-columns-repeated="1008"/>
        </table:table-row>
        <table:table-row table:style-name="ro1">
          <table:table-cell table:style-name="ce337" office:value-type="float" office:value="130" calcext:value-type="float">
            <text:p>130</text:p>
          </table:table-cell>
          <table:table-cell table:style-name="ce468" office:value-type="string" calcext:value-type="string">
            <text:p>3/4/2022, 1:47:53 PM</text:p>
          </table:table-cell>
          <table:table-cell table:style-name="ce805" office:value-type="float" office:value="29536105" calcext:value-type="float">
            <text:p>29536105</text:p>
          </table:table-cell>
          <table:table-cell table:style-name="ce468" office:value-type="string" calcext:value-type="string">
            <text:p>597.177M</text:p>
          </table:table-cell>
          <table:table-cell table:style-name="ce468" office:value-type="float" office:value="1197" calcext:value-type="float">
            <text:p>1197</text:p>
          </table:table-cell>
          <table:table-cell table:style-name="ce468" office:value-type="float" office:value="49387" calcext:value-type="float">
            <text:p>49387</text:p>
          </table:table-cell>
          <table:table-cell table:style-name="ce468" office:value-type="float" office:value="41.3" calcext:value-type="float">
            <text:p>41.3</text:p>
          </table:table-cell>
          <table:table-cell table:style-name="ce468" office:value-type="float" office:value="1076" calcext:value-type="float">
            <text:p>1076</text:p>
          </table:table-cell>
          <table:table-cell table:style-name="ce468" office:value-type="float" office:value="45281" calcext:value-type="float">
            <text:p>45281</text:p>
          </table:table-cell>
          <table:table-cell table:style-name="ce468" office:value-type="float" office:value="3953" calcext:value-type="float">
            <text:p>3953</text:p>
          </table:table-cell>
          <table:table-cell table:style-name="ce468" office:value-type="string" calcext:value-type="string">
            <text:p>37.36K</text:p>
          </table:table-cell>
          <table:table-cell table:style-name="ce936" table:formula="of:=IF(RIGHT([.D337];1)=&quot;B&quot;;VALUE(REPLACE([.D337]; LEN([.D337]); 1; &quot;&quot;))*1000000; IF(RIGHT([.D337];1)=&quot;M&quot;;VALUE(REPLACE([.D337]; LEN([.D337]); 1; &quot;&quot;))*1000; 0))" office:value-type="float" office:value="597177" calcext:value-type="float">
            <text:p>597177</text:p>
          </table:table-cell>
          <table:table-cell table:style-name="ce936" table:formula="of:=[.L337]-[.L338]" office:value-type="float" office:value="2738" calcext:value-type="float">
            <text:p>2738</text:p>
          </table:table-cell>
          <table:table-cell table:style-name="ce936" table:formula="of:=[.N338]+[.M337]" office:value-type="float" office:value="190280" calcext:value-type="float">
            <text:p>190280</text:p>
          </table:table-cell>
          <table:table-cell/>
          <table:table-cell table:style-name="ce940" table:formula="of:=[.M337]/[.L337]" office:value-type="percentage" office:value="0.0045849053128302" calcext:value-type="percentage">
            <text:p>0.458%</text:p>
          </table:table-cell>
          <table:table-cell table:number-columns-repeated="1008"/>
        </table:table-row>
        <table:table-row table:style-name="ro1">
          <table:table-cell table:style-name="ce338" office:value-type="float" office:value="129" calcext:value-type="float">
            <text:p>129</text:p>
          </table:table-cell>
          <table:table-cell table:style-name="ce468" office:value-type="string" calcext:value-type="string">
            <text:p>3/3/2022, 1:47:52 PM</text:p>
          </table:table-cell>
          <table:table-cell table:style-name="ce806" office:value-type="float" office:value="29318391" calcext:value-type="float">
            <text:p>29318391</text:p>
          </table:table-cell>
          <table:table-cell table:style-name="ce468" office:value-type="string" calcext:value-type="string">
            <text:p>594.439M</text:p>
          </table:table-cell>
          <table:table-cell table:style-name="ce468" office:value-type="float" office:value="1205" calcext:value-type="float">
            <text:p>1205</text:p>
          </table:table-cell>
          <table:table-cell table:style-name="ce468" office:value-type="float" office:value="49654" calcext:value-type="float">
            <text:p>49654</text:p>
          </table:table-cell>
          <table:table-cell table:style-name="ce468" office:value-type="float" office:value="41.2" calcext:value-type="float">
            <text:p>41.2</text:p>
          </table:table-cell>
          <table:table-cell table:style-name="ce468" office:value-type="float" office:value="1074" calcext:value-type="float">
            <text:p>1074</text:p>
          </table:table-cell>
          <table:table-cell table:style-name="ce468" office:value-type="float" office:value="45619" calcext:value-type="float">
            <text:p>45619</text:p>
          </table:table-cell>
          <table:table-cell table:style-name="ce468" office:value-type="float" office:value="3816" calcext:value-type="float">
            <text:p>3816</text:p>
          </table:table-cell>
          <table:table-cell table:style-name="ce468" office:value-type="string" calcext:value-type="string">
            <text:p>39.076K</text:p>
          </table:table-cell>
          <table:table-cell table:style-name="ce936" table:formula="of:=IF(RIGHT([.D338];1)=&quot;B&quot;;VALUE(REPLACE([.D338]; LEN([.D338]); 1; &quot;&quot;))*1000000; IF(RIGHT([.D338];1)=&quot;M&quot;;VALUE(REPLACE([.D338]; LEN([.D338]); 1; &quot;&quot;))*1000; 0))" office:value-type="float" office:value="594439" calcext:value-type="float">
            <text:p>594439</text:p>
          </table:table-cell>
          <table:table-cell table:style-name="ce936" table:formula="of:=[.L338]-[.L339]" office:value-type="float" office:value="2829" calcext:value-type="float">
            <text:p>2829</text:p>
          </table:table-cell>
          <table:table-cell table:style-name="ce936" table:formula="of:=[.N339]+[.M338]" office:value-type="float" office:value="187542" calcext:value-type="float">
            <text:p>187542</text:p>
          </table:table-cell>
          <table:table-cell/>
          <table:table-cell table:style-name="ce940" table:formula="of:=[.M338]/[.L338]" office:value-type="percentage" office:value="0.00475910900866195" calcext:value-type="percentage">
            <text:p>0.476%</text:p>
          </table:table-cell>
          <table:table-cell table:number-columns-repeated="1008"/>
        </table:table-row>
        <table:table-row table:style-name="ro1">
          <table:table-cell table:style-name="ce339" office:value-type="float" office:value="128" calcext:value-type="float">
            <text:p>128</text:p>
          </table:table-cell>
          <table:table-cell table:style-name="ce468" office:value-type="string" calcext:value-type="string">
            <text:p>3/2/2022, 1:47:51 PM</text:p>
          </table:table-cell>
          <table:table-cell table:style-name="ce807" office:value-type="float" office:value="29104342" calcext:value-type="float">
            <text:p>29104342</text:p>
          </table:table-cell>
          <table:table-cell table:style-name="ce468" office:value-type="string" calcext:value-type="string">
            <text:p>591.61M</text:p>
          </table:table-cell>
          <table:table-cell table:style-name="ce468" office:value-type="float" office:value="1260" calcext:value-type="float">
            <text:p>1260</text:p>
          </table:table-cell>
          <table:table-cell table:style-name="ce468" office:value-type="float" office:value="48105" calcext:value-type="float">
            <text:p>48105</text:p>
          </table:table-cell>
          <table:table-cell table:style-name="ce468" office:value-type="float" office:value="38.2" calcext:value-type="float">
            <text:p>38.2</text:p>
          </table:table-cell>
          <table:table-cell table:style-name="ce468" office:value-type="float" office:value="1117" calcext:value-type="float">
            <text:p>1117</text:p>
          </table:table-cell>
          <table:table-cell table:style-name="ce468" office:value-type="float" office:value="43866" calcext:value-type="float">
            <text:p>43866</text:p>
          </table:table-cell>
          <table:table-cell table:style-name="ce468" office:value-type="float" office:value="4016" calcext:value-type="float">
            <text:p>4016</text:p>
          </table:table-cell>
          <table:table-cell table:style-name="ce468" office:value-type="string" calcext:value-type="string">
            <text:p>42.889K</text:p>
          </table:table-cell>
          <table:table-cell table:style-name="ce936" table:formula="of:=IF(RIGHT([.D339];1)=&quot;B&quot;;VALUE(REPLACE([.D339]; LEN([.D339]); 1; &quot;&quot;))*1000000; IF(RIGHT([.D339];1)=&quot;M&quot;;VALUE(REPLACE([.D339]; LEN([.D339]); 1; &quot;&quot;))*1000; 0))" office:value-type="float" office:value="591610" calcext:value-type="float">
            <text:p>591610</text:p>
          </table:table-cell>
          <table:table-cell table:style-name="ce936" table:formula="of:=[.L339]-[.L340]" office:value-type="float" office:value="3013" calcext:value-type="float">
            <text:p>3013</text:p>
          </table:table-cell>
          <table:table-cell table:style-name="ce936" table:formula="of:=[.N340]+[.M339]" office:value-type="float" office:value="184713" calcext:value-type="float">
            <text:p>184713</text:p>
          </table:table-cell>
          <table:table-cell/>
          <table:table-cell table:style-name="ce940" table:formula="of:=[.M339]/[.L339]" office:value-type="percentage" office:value="0.00509288213519041" calcext:value-type="percentage">
            <text:p>0.509%</text:p>
          </table:table-cell>
          <table:table-cell table:number-columns-repeated="1008"/>
        </table:table-row>
        <table:table-row table:style-name="ro1">
          <table:table-cell table:style-name="ce340" office:value-type="float" office:value="127" calcext:value-type="float">
            <text:p>127</text:p>
          </table:table-cell>
          <table:table-cell table:style-name="ce468" office:value-type="string" calcext:value-type="string">
            <text:p>3/1/2022, 1:47:50 PM</text:p>
          </table:table-cell>
          <table:table-cell table:style-name="ce808" office:value-type="float" office:value="28886033" calcext:value-type="float">
            <text:p>28886033</text:p>
          </table:table-cell>
          <table:table-cell table:style-name="ce468" office:value-type="string" calcext:value-type="string">
            <text:p>588.597M</text:p>
          </table:table-cell>
          <table:table-cell table:style-name="ce468" office:value-type="float" office:value="1238" calcext:value-type="float">
            <text:p>1238</text:p>
          </table:table-cell>
          <table:table-cell table:style-name="ce468" office:value-type="float" office:value="49594" calcext:value-type="float">
            <text:p>49594</text:p>
          </table:table-cell>
          <table:table-cell table:style-name="ce468" office:value-type="float" office:value="40.1" calcext:value-type="float">
            <text:p>40.1</text:p>
          </table:table-cell>
          <table:table-cell table:style-name="ce468" office:value-type="float" office:value="1097" calcext:value-type="float">
            <text:p>1097</text:p>
          </table:table-cell>
          <table:table-cell table:style-name="ce468" office:value-type="float" office:value="45576" calcext:value-type="float">
            <text:p>45576</text:p>
          </table:table-cell>
          <table:table-cell table:style-name="ce468" office:value-type="float" office:value="3795" calcext:value-type="float">
            <text:p>3795</text:p>
          </table:table-cell>
          <table:table-cell table:style-name="ce468" office:value-type="string" calcext:value-type="string">
            <text:p>40.955K</text:p>
          </table:table-cell>
          <table:table-cell table:style-name="ce936" table:formula="of:=IF(RIGHT([.D340];1)=&quot;B&quot;;VALUE(REPLACE([.D340]; LEN([.D340]); 1; &quot;&quot;))*1000000; IF(RIGHT([.D340];1)=&quot;M&quot;;VALUE(REPLACE([.D340]; LEN([.D340]); 1; &quot;&quot;))*1000; 0))" office:value-type="float" office:value="588597" calcext:value-type="float">
            <text:p>588597</text:p>
          </table:table-cell>
          <table:table-cell table:style-name="ce936" table:formula="of:=[.L340]-[.L341]" office:value-type="float" office:value="2921" calcext:value-type="float">
            <text:p>2921</text:p>
          </table:table-cell>
          <table:table-cell table:style-name="ce936" table:formula="of:=[.N341]+[.M340]" office:value-type="float" office:value="181700" calcext:value-type="float">
            <text:p>181700</text:p>
          </table:table-cell>
          <table:table-cell/>
          <table:table-cell table:style-name="ce940" table:formula="of:=[.M340]/[.L340]" office:value-type="percentage" office:value="0.00496264846745736" calcext:value-type="percentage">
            <text:p>0.496%</text:p>
          </table:table-cell>
          <table:table-cell table:number-columns-repeated="1008"/>
        </table:table-row>
        <table:table-row table:style-name="ro1">
          <table:table-cell table:style-name="ce341" office:value-type="float" office:value="126" calcext:value-type="float">
            <text:p>126</text:p>
          </table:table-cell>
          <table:table-cell table:style-name="ce468" office:value-type="string" calcext:value-type="string">
            <text:p>2/28/2022, 1:47:49 PM</text:p>
          </table:table-cell>
          <table:table-cell table:style-name="ce809" office:value-type="float" office:value="28671403" calcext:value-type="float">
            <text:p>28671403</text:p>
          </table:table-cell>
          <table:table-cell table:style-name="ce468" office:value-type="string" calcext:value-type="string">
            <text:p>585.676M</text:p>
          </table:table-cell>
          <table:table-cell table:style-name="ce468" office:value-type="float" office:value="1224" calcext:value-type="float">
            <text:p>1224</text:p>
          </table:table-cell>
          <table:table-cell table:style-name="ce468" office:value-type="float" office:value="48535" calcext:value-type="float">
            <text:p>48535</text:p>
          </table:table-cell>
          <table:table-cell table:style-name="ce468" office:value-type="float" office:value="39.7" calcext:value-type="float">
            <text:p>39.7</text:p>
          </table:table-cell>
          <table:table-cell table:style-name="ce468" office:value-type="float" office:value="1094" calcext:value-type="float">
            <text:p>1094</text:p>
          </table:table-cell>
          <table:table-cell table:style-name="ce468" office:value-type="float" office:value="44620" calcext:value-type="float">
            <text:p>44620</text:p>
          </table:table-cell>
          <table:table-cell table:style-name="ce468" office:value-type="float" office:value="3642" calcext:value-type="float">
            <text:p>3642</text:p>
          </table:table-cell>
          <table:table-cell table:style-name="ce468" office:value-type="string" calcext:value-type="string">
            <text:p>35.515K</text:p>
          </table:table-cell>
          <table:table-cell table:style-name="ce936" table:formula="of:=IF(RIGHT([.D341];1)=&quot;B&quot;;VALUE(REPLACE([.D341]; LEN([.D341]); 1; &quot;&quot;))*1000000; IF(RIGHT([.D341];1)=&quot;M&quot;;VALUE(REPLACE([.D341]; LEN([.D341]); 1; &quot;&quot;))*1000; 0))" office:value-type="float" office:value="585676" calcext:value-type="float">
            <text:p>585676</text:p>
          </table:table-cell>
          <table:table-cell table:style-name="ce936" table:formula="of:=[.L341]-[.L342]" office:value-type="float" office:value="2646" calcext:value-type="float">
            <text:p>2646</text:p>
          </table:table-cell>
          <table:table-cell table:style-name="ce936" table:formula="of:=[.N342]+[.M341]" office:value-type="float" office:value="178779" calcext:value-type="float">
            <text:p>178779</text:p>
          </table:table-cell>
          <table:table-cell/>
          <table:table-cell table:style-name="ce940" table:formula="of:=[.M341]/[.L341]" office:value-type="percentage" office:value="0.0045178562891428" calcext:value-type="percentage">
            <text:p>0.452%</text:p>
          </table:table-cell>
          <table:table-cell table:number-columns-repeated="1008"/>
        </table:table-row>
        <table:table-row table:style-name="ro1">
          <table:table-cell table:style-name="ce342" office:value-type="float" office:value="125" calcext:value-type="float">
            <text:p>125</text:p>
          </table:table-cell>
          <table:table-cell table:style-name="ce468" office:value-type="string" calcext:value-type="string">
            <text:p>2/27/2022, 1:47:48 PM</text:p>
          </table:table-cell>
          <table:table-cell table:style-name="ce810" office:value-type="float" office:value="28451673" calcext:value-type="float">
            <text:p>28451673</text:p>
          </table:table-cell>
          <table:table-cell table:style-name="ce468" office:value-type="string" calcext:value-type="string">
            <text:p>583.03M</text:p>
          </table:table-cell>
          <table:table-cell table:style-name="ce468" office:value-type="float" office:value="1199" calcext:value-type="float">
            <text:p>1199</text:p>
          </table:table-cell>
          <table:table-cell table:style-name="ce468" office:value-type="float" office:value="46837" calcext:value-type="float">
            <text:p>46837</text:p>
          </table:table-cell>
          <table:table-cell table:style-name="ce468" office:value-type="float" office:value="39.1" calcext:value-type="float">
            <text:p>39.1</text:p>
          </table:table-cell>
          <table:table-cell table:style-name="ce468" office:value-type="float" office:value="1066" calcext:value-type="float">
            <text:p>1066</text:p>
          </table:table-cell>
          <table:table-cell table:style-name="ce468" office:value-type="float" office:value="42832" calcext:value-type="float">
            <text:p>42832</text:p>
          </table:table-cell>
          <table:table-cell table:style-name="ce468" office:value-type="float" office:value="3813" calcext:value-type="float">
            <text:p>3813</text:p>
          </table:table-cell>
          <table:table-cell table:style-name="ce468" office:value-type="string" calcext:value-type="string">
            <text:p>37.288K</text:p>
          </table:table-cell>
          <table:table-cell table:style-name="ce936" table:formula="of:=IF(RIGHT([.D342];1)=&quot;B&quot;;VALUE(REPLACE([.D342]; LEN([.D342]); 1; &quot;&quot;))*1000000; IF(RIGHT([.D342];1)=&quot;M&quot;;VALUE(REPLACE([.D342]; LEN([.D342]); 1; &quot;&quot;))*1000; 0))" office:value-type="float" office:value="583030" calcext:value-type="float">
            <text:p>583030</text:p>
          </table:table-cell>
          <table:table-cell table:style-name="ce936" table:formula="of:=[.L342]-[.L343]" office:value-type="float" office:value="2737" calcext:value-type="float">
            <text:p>2737</text:p>
          </table:table-cell>
          <table:table-cell table:style-name="ce936" table:formula="of:=[.N343]+[.M342]" office:value-type="float" office:value="176133" calcext:value-type="float">
            <text:p>176133</text:p>
          </table:table-cell>
          <table:table-cell/>
          <table:table-cell table:style-name="ce940" table:formula="of:=[.M342]/[.L342]" office:value-type="percentage" office:value="0.00469444110937688" calcext:value-type="percentage">
            <text:p>0.469%</text:p>
          </table:table-cell>
          <table:table-cell table:number-columns-repeated="1008"/>
        </table:table-row>
        <table:table-row table:style-name="ro1">
          <table:table-cell table:style-name="ce343" office:value-type="float" office:value="124" calcext:value-type="float">
            <text:p>124</text:p>
          </table:table-cell>
          <table:table-cell table:style-name="ce468" office:value-type="string" calcext:value-type="string">
            <text:p>2/26/2022, 1:47:47 PM</text:p>
          </table:table-cell>
          <table:table-cell table:style-name="ce811" office:value-type="float" office:value="28233856" calcext:value-type="float">
            <text:p>28233856</text:p>
          </table:table-cell>
          <table:table-cell table:style-name="ce468" office:value-type="string" calcext:value-type="string">
            <text:p>580.293M</text:p>
          </table:table-cell>
          <table:table-cell table:style-name="ce468" office:value-type="float" office:value="1185" calcext:value-type="float">
            <text:p>1185</text:p>
          </table:table-cell>
          <table:table-cell table:style-name="ce468" office:value-type="float" office:value="47215" calcext:value-type="float">
            <text:p>47215</text:p>
          </table:table-cell>
          <table:table-cell table:style-name="ce468" office:value-type="float" office:value="39.8" calcext:value-type="float">
            <text:p>39.8</text:p>
          </table:table-cell>
          <table:table-cell table:style-name="ce468" office:value-type="float" office:value="1053" calcext:value-type="float">
            <text:p>1053</text:p>
          </table:table-cell>
          <table:table-cell table:style-name="ce468" office:value-type="float" office:value="43197" calcext:value-type="float">
            <text:p>43197</text:p>
          </table:table-cell>
          <table:table-cell table:style-name="ce468" office:value-type="float" office:value="3814" calcext:value-type="float">
            <text:p>3814</text:p>
          </table:table-cell>
          <table:table-cell table:style-name="ce468" office:value-type="string" calcext:value-type="string">
            <text:p>37.278K</text:p>
          </table:table-cell>
          <table:table-cell table:style-name="ce936" table:formula="of:=IF(RIGHT([.D343];1)=&quot;B&quot;;VALUE(REPLACE([.D343]; LEN([.D343]); 1; &quot;&quot;))*1000000; IF(RIGHT([.D343];1)=&quot;M&quot;;VALUE(REPLACE([.D343]; LEN([.D343]); 1; &quot;&quot;))*1000; 0))" office:value-type="float" office:value="580293" calcext:value-type="float">
            <text:p>580293</text:p>
          </table:table-cell>
          <table:table-cell table:style-name="ce936" table:formula="of:=[.L343]-[.L344]" office:value-type="float" office:value="2737" calcext:value-type="float">
            <text:p>2737</text:p>
          </table:table-cell>
          <table:table-cell table:style-name="ce936" table:formula="of:=[.N344]+[.M343]" office:value-type="float" office:value="173396" calcext:value-type="float">
            <text:p>173396</text:p>
          </table:table-cell>
          <table:table-cell/>
          <table:table-cell table:style-name="ce940" table:formula="of:=[.M343]/[.L343]" office:value-type="percentage" office:value="0.00471658282970844" calcext:value-type="percentage">
            <text:p>0.472%</text:p>
          </table:table-cell>
          <table:table-cell table:number-columns-repeated="1008"/>
        </table:table-row>
        <table:table-row table:style-name="ro1">
          <table:table-cell table:style-name="ce344" office:value-type="float" office:value="123" calcext:value-type="float">
            <text:p>123</text:p>
          </table:table-cell>
          <table:table-cell table:style-name="ce468" office:value-type="string" calcext:value-type="string">
            <text:p>2/25/2022, 1:47:46 PM</text:p>
          </table:table-cell>
          <table:table-cell table:style-name="ce812" office:value-type="float" office:value="28018922" calcext:value-type="float">
            <text:p>28018922</text:p>
          </table:table-cell>
          <table:table-cell table:style-name="ce468" office:value-type="string" calcext:value-type="string">
            <text:p>577.556M</text:p>
          </table:table-cell>
          <table:table-cell table:style-name="ce468" office:value-type="float" office:value="1209" calcext:value-type="float">
            <text:p>1209</text:p>
          </table:table-cell>
          <table:table-cell table:style-name="ce468" office:value-type="float" office:value="47998" calcext:value-type="float">
            <text:p>47998</text:p>
          </table:table-cell>
          <table:table-cell table:style-name="ce468" office:value-type="float" office:value="39.7" calcext:value-type="float">
            <text:p>39.7</text:p>
          </table:table-cell>
          <table:table-cell table:style-name="ce468" office:value-type="float" office:value="1093" calcext:value-type="float">
            <text:p>1093</text:p>
          </table:table-cell>
          <table:table-cell table:style-name="ce468" office:value-type="float" office:value="44152" calcext:value-type="float">
            <text:p>44152</text:p>
          </table:table-cell>
          <table:table-cell table:style-name="ce468" office:value-type="float" office:value="3714" calcext:value-type="float">
            <text:p>3714</text:p>
          </table:table-cell>
          <table:table-cell table:style-name="ce468" office:value-type="string" calcext:value-type="string">
            <text:p>39.058K</text:p>
          </table:table-cell>
          <table:table-cell table:style-name="ce936" table:formula="of:=IF(RIGHT([.D344];1)=&quot;B&quot;;VALUE(REPLACE([.D344]; LEN([.D344]); 1; &quot;&quot;))*1000000; IF(RIGHT([.D344];1)=&quot;M&quot;;VALUE(REPLACE([.D344]; LEN([.D344]); 1; &quot;&quot;))*1000; 0))" office:value-type="float" office:value="577556" calcext:value-type="float">
            <text:p>577556</text:p>
          </table:table-cell>
          <table:table-cell table:style-name="ce936" table:formula="of:=[.L344]-[.L345]" office:value-type="float" office:value="2829" calcext:value-type="float">
            <text:p>2829</text:p>
          </table:table-cell>
          <table:table-cell table:style-name="ce936" table:formula="of:=[.N345]+[.M344]" office:value-type="float" office:value="170659" calcext:value-type="float">
            <text:p>170659</text:p>
          </table:table-cell>
          <table:table-cell/>
          <table:table-cell table:style-name="ce940" table:formula="of:=[.M344]/[.L344]" office:value-type="percentage" office:value="0.00489822631917944" calcext:value-type="percentage">
            <text:p>0.490%</text:p>
          </table:table-cell>
          <table:table-cell table:number-columns-repeated="1008"/>
        </table:table-row>
        <table:table-row table:style-name="ro1">
          <table:table-cell table:style-name="ce345" office:value-type="float" office:value="122" calcext:value-type="float">
            <text:p>122</text:p>
          </table:table-cell>
          <table:table-cell table:style-name="ce468" office:value-type="string" calcext:value-type="string">
            <text:p>2/24/2022, 1:47:45 PM</text:p>
          </table:table-cell>
          <table:table-cell table:style-name="ce813" office:value-type="float" office:value="27805333" calcext:value-type="float">
            <text:p>27805333</text:p>
          </table:table-cell>
          <table:table-cell table:style-name="ce468" office:value-type="string" calcext:value-type="string">
            <text:p>574.727M</text:p>
          </table:table-cell>
          <table:table-cell table:style-name="ce468" office:value-type="float" office:value="1229" calcext:value-type="float">
            <text:p>1229</text:p>
          </table:table-cell>
          <table:table-cell table:style-name="ce468" office:value-type="float" office:value="48361" calcext:value-type="float">
            <text:p>48361</text:p>
          </table:table-cell>
          <table:table-cell table:style-name="ce468" office:value-type="float" office:value="39.3" calcext:value-type="float">
            <text:p>39.3</text:p>
          </table:table-cell>
          <table:table-cell table:style-name="ce468" office:value-type="float" office:value="1113" calcext:value-type="float">
            <text:p>1113</text:p>
          </table:table-cell>
          <table:table-cell table:style-name="ce468" office:value-type="float" office:value="44519" calcext:value-type="float">
            <text:p>44519</text:p>
          </table:table-cell>
          <table:table-cell table:style-name="ce468" office:value-type="float" office:value="3698" calcext:value-type="float">
            <text:p>3698</text:p>
          </table:table-cell>
          <table:table-cell table:style-name="ce468" office:value-type="string" calcext:value-type="string">
            <text:p>35.5K</text:p>
          </table:table-cell>
          <table:table-cell table:style-name="ce936" table:formula="of:=IF(RIGHT([.D345];1)=&quot;B&quot;;VALUE(REPLACE([.D345]; LEN([.D345]); 1; &quot;&quot;))*1000000; IF(RIGHT([.D345];1)=&quot;M&quot;;VALUE(REPLACE([.D345]; LEN([.D345]); 1; &quot;&quot;))*1000; 0))" office:value-type="float" office:value="574727" calcext:value-type="float">
            <text:p>574727</text:p>
          </table:table-cell>
          <table:table-cell table:style-name="ce936" table:formula="of:=[.L345]-[.L346]" office:value-type="float" office:value="2646" calcext:value-type="float">
            <text:p>2646</text:p>
          </table:table-cell>
          <table:table-cell table:style-name="ce936" table:formula="of:=[.N346]+[.M345]" office:value-type="float" office:value="167830" calcext:value-type="float">
            <text:p>167830</text:p>
          </table:table-cell>
          <table:table-cell/>
          <table:table-cell table:style-name="ce940" table:formula="of:=[.M345]/[.L345]" office:value-type="percentage" office:value="0.00460392499395365" calcext:value-type="percentage">
            <text:p>0.460%</text:p>
          </table:table-cell>
          <table:table-cell table:number-columns-repeated="1008"/>
        </table:table-row>
        <table:table-row table:style-name="ro1">
          <table:table-cell table:style-name="ce346" office:value-type="float" office:value="121" calcext:value-type="float">
            <text:p>121</text:p>
          </table:table-cell>
          <table:table-cell table:style-name="ce468" office:value-type="string" calcext:value-type="string">
            <text:p>2/23/2022, 1:47:44 PM</text:p>
          </table:table-cell>
          <table:table-cell table:style-name="ce814" office:value-type="float" office:value="27595027" calcext:value-type="float">
            <text:p>27595027</text:p>
          </table:table-cell>
          <table:table-cell table:style-name="ce468" office:value-type="string" calcext:value-type="string">
            <text:p>572.081M</text:p>
          </table:table-cell>
          <table:table-cell table:style-name="ce468" office:value-type="float" office:value="1231" calcext:value-type="float">
            <text:p>1231</text:p>
          </table:table-cell>
          <table:table-cell table:style-name="ce468" office:value-type="float" office:value="47862" calcext:value-type="float">
            <text:p>47862</text:p>
          </table:table-cell>
          <table:table-cell table:style-name="ce468" office:value-type="float" office:value="38.9" calcext:value-type="float">
            <text:p>38.9</text:p>
          </table:table-cell>
          <table:table-cell table:style-name="ce468" office:value-type="float" office:value="1105" calcext:value-type="float">
            <text:p>1105</text:p>
          </table:table-cell>
          <table:table-cell table:style-name="ce468" office:value-type="float" office:value="43960" calcext:value-type="float">
            <text:p>43960</text:p>
          </table:table-cell>
          <table:table-cell table:style-name="ce468" office:value-type="float" office:value="3744" calcext:value-type="float">
            <text:p>3744</text:p>
          </table:table-cell>
          <table:table-cell table:style-name="ce468" office:value-type="string" calcext:value-type="string">
            <text:p>30.536K</text:p>
          </table:table-cell>
          <table:table-cell table:style-name="ce936" table:formula="of:=IF(RIGHT([.D346];1)=&quot;B&quot;;VALUE(REPLACE([.D346]; LEN([.D346]); 1; &quot;&quot;))*1000000; IF(RIGHT([.D346];1)=&quot;M&quot;;VALUE(REPLACE([.D346]; LEN([.D346]); 1; &quot;&quot;))*1000; 0))" office:value-type="float" office:value="572081" calcext:value-type="float">
            <text:p>572081</text:p>
          </table:table-cell>
          <table:table-cell table:style-name="ce936" table:formula="of:=[.L346]-[.L347]" office:value-type="float" office:value="2370" calcext:value-type="float">
            <text:p>2370</text:p>
          </table:table-cell>
          <table:table-cell table:style-name="ce936" table:formula="of:=[.N347]+[.M346]" office:value-type="float" office:value="165184" calcext:value-type="float">
            <text:p>165184</text:p>
          </table:table-cell>
          <table:table-cell/>
          <table:table-cell table:style-name="ce940" table:formula="of:=[.M346]/[.L346]" office:value-type="percentage" office:value="0.00414276999236122" calcext:value-type="percentage">
            <text:p>0.414%</text:p>
          </table:table-cell>
          <table:table-cell table:number-columns-repeated="1008"/>
        </table:table-row>
        <table:table-row table:style-name="ro1">
          <table:table-cell table:style-name="ce347" office:value-type="float" office:value="120" calcext:value-type="float">
            <text:p>120</text:p>
          </table:table-cell>
          <table:table-cell table:style-name="ce468" office:value-type="string" calcext:value-type="string">
            <text:p>2/22/2022, 1:47:43 PM</text:p>
          </table:table-cell>
          <table:table-cell table:style-name="ce815" office:value-type="float" office:value="27390165" calcext:value-type="float">
            <text:p>27390165</text:p>
          </table:table-cell>
          <table:table-cell table:style-name="ce468" office:value-type="string" calcext:value-type="string">
            <text:p>569.711M</text:p>
          </table:table-cell>
          <table:table-cell table:style-name="ce468" office:value-type="float" office:value="1244" calcext:value-type="float">
            <text:p>1244</text:p>
          </table:table-cell>
          <table:table-cell table:style-name="ce468" office:value-type="float" office:value="47545" calcext:value-type="float">
            <text:p>47545</text:p>
          </table:table-cell>
          <table:table-cell table:style-name="ce468" office:value-type="float" office:value="38.2" calcext:value-type="float">
            <text:p>38.2</text:p>
          </table:table-cell>
          <table:table-cell table:style-name="ce468" office:value-type="float" office:value="1089" calcext:value-type="float">
            <text:p>1089</text:p>
          </table:table-cell>
          <table:table-cell table:style-name="ce468" office:value-type="float" office:value="43091" calcext:value-type="float">
            <text:p>43091</text:p>
          </table:table-cell>
          <table:table-cell table:style-name="ce468" office:value-type="float" office:value="4222" calcext:value-type="float">
            <text:p>4222</text:p>
          </table:table-cell>
          <table:table-cell table:style-name="ce468" office:value-type="string" calcext:value-type="string">
            <text:p>21.694K</text:p>
          </table:table-cell>
          <table:table-cell table:style-name="ce936" table:formula="of:=IF(RIGHT([.D347];1)=&quot;B&quot;;VALUE(REPLACE([.D347]; LEN([.D347]); 1; &quot;&quot;))*1000000; IF(RIGHT([.D347];1)=&quot;M&quot;;VALUE(REPLACE([.D347]; LEN([.D347]); 1; &quot;&quot;))*1000; 0))" office:value-type="float" office:value="569711" calcext:value-type="float">
            <text:p>569711</text:p>
          </table:table-cell>
          <table:table-cell table:style-name="ce936" table:formula="of:=[.L347]-[.L348]" office:value-type="float" office:value="1822" calcext:value-type="float">
            <text:p>1822</text:p>
          </table:table-cell>
          <table:table-cell table:style-name="ce936" table:formula="of:=[.N348]+[.M347]" office:value-type="float" office:value="162814" calcext:value-type="float">
            <text:p>162814</text:p>
          </table:table-cell>
          <table:table-cell/>
          <table:table-cell table:style-name="ce940" table:formula="of:=[.M347]/[.L347]" office:value-type="percentage" office:value="0.00319811272733017" calcext:value-type="percentage">
            <text:p>0.320%</text:p>
          </table:table-cell>
          <table:table-cell table:number-columns-repeated="1008"/>
        </table:table-row>
        <table:table-row table:style-name="ro1">
          <table:table-cell table:style-name="ce348" office:value-type="float" office:value="119" calcext:value-type="float">
            <text:p>119</text:p>
          </table:table-cell>
          <table:table-cell table:style-name="ce468" office:value-type="string" calcext:value-type="string">
            <text:p>2/21/2022, 1:47:42 PM</text:p>
          </table:table-cell>
          <table:table-cell table:style-name="ce816" office:value-type="float" office:value="27191906" calcext:value-type="float">
            <text:p>27191906</text:p>
          </table:table-cell>
          <table:table-cell table:style-name="ce468" office:value-type="string" calcext:value-type="string">
            <text:p>567.889M</text:p>
          </table:table-cell>
          <table:table-cell table:style-name="ce468" office:value-type="float" office:value="1289" calcext:value-type="float">
            <text:p>1289</text:p>
          </table:table-cell>
          <table:table-cell table:style-name="ce468" office:value-type="float" office:value="46620" calcext:value-type="float">
            <text:p>46620</text:p>
          </table:table-cell>
          <table:table-cell table:style-name="ce468" office:value-type="float" office:value="36.2" calcext:value-type="float">
            <text:p>36.2</text:p>
          </table:table-cell>
          <table:table-cell table:style-name="ce468" office:value-type="float" office:value="1084" calcext:value-type="float">
            <text:p>1084</text:p>
          </table:table-cell>
          <table:table-cell table:style-name="ce468" office:value-type="float" office:value="41818" calcext:value-type="float">
            <text:p>41818</text:p>
          </table:table-cell>
          <table:table-cell table:style-name="ce468" office:value-type="float" office:value="4246" calcext:value-type="float">
            <text:p>4246</text:p>
          </table:table-cell>
          <table:table-cell table:style-name="ce468" office:value-type="string" calcext:value-type="string">
            <text:p>24.456K</text:p>
          </table:table-cell>
          <table:table-cell table:style-name="ce936" table:formula="of:=IF(RIGHT([.D348];1)=&quot;B&quot;;VALUE(REPLACE([.D348]; LEN([.D348]); 1; &quot;&quot;))*1000000; IF(RIGHT([.D348];1)=&quot;M&quot;;VALUE(REPLACE([.D348]; LEN([.D348]); 1; &quot;&quot;))*1000; 0))" office:value-type="float" office:value="567889" calcext:value-type="float">
            <text:p>567889</text:p>
          </table:table-cell>
          <table:table-cell table:style-name="ce936" table:formula="of:=[.L348]-[.L349]" office:value-type="float" office:value="2004" calcext:value-type="float">
            <text:p>2004</text:p>
          </table:table-cell>
          <table:table-cell table:style-name="ce936" table:formula="of:=[.N349]+[.M348]" office:value-type="float" office:value="160992" calcext:value-type="float">
            <text:p>160992</text:p>
          </table:table-cell>
          <table:table-cell/>
          <table:table-cell table:style-name="ce940" table:formula="of:=[.M348]/[.L348]" office:value-type="percentage" office:value="0.00352885863258489" calcext:value-type="percentage">
            <text:p>0.353%</text:p>
          </table:table-cell>
          <table:table-cell table:number-columns-repeated="1008"/>
        </table:table-row>
        <table:table-row table:style-name="ro1">
          <table:table-cell table:style-name="ce349" office:value-type="float" office:value="118" calcext:value-type="float">
            <text:p>118</text:p>
          </table:table-cell>
          <table:table-cell table:style-name="ce468" office:value-type="string" calcext:value-type="string">
            <text:p>2/20/2022, 1:47:41 PM</text:p>
          </table:table-cell>
          <table:table-cell table:style-name="ce817" office:value-type="float" office:value="26993171" calcext:value-type="float">
            <text:p>26993171</text:p>
          </table:table-cell>
          <table:table-cell table:style-name="ce468" office:value-type="string" calcext:value-type="string">
            <text:p>565.885M</text:p>
          </table:table-cell>
          <table:table-cell table:style-name="ce468" office:value-type="float" office:value="1462" calcext:value-type="float">
            <text:p>1462</text:p>
          </table:table-cell>
          <table:table-cell table:style-name="ce468" office:value-type="float" office:value="53236" calcext:value-type="float">
            <text:p>53236</text:p>
          </table:table-cell>
          <table:table-cell table:style-name="ce468" office:value-type="float" office:value="36.4" calcext:value-type="float">
            <text:p>36.4</text:p>
          </table:table-cell>
          <table:table-cell table:style-name="ce468" office:value-type="float" office:value="1332" calcext:value-type="float">
            <text:p>1332</text:p>
          </table:table-cell>
          <table:table-cell table:style-name="ce468" office:value-type="float" office:value="49144" calcext:value-type="float">
            <text:p>49144</text:p>
          </table:table-cell>
          <table:table-cell table:style-name="ce468" office:value-type="float" office:value="3916" calcext:value-type="float">
            <text:p>3916</text:p>
          </table:table-cell>
          <table:table-cell table:style-name="ce468" office:value-type="string" calcext:value-type="string">
            <text:p>24.572K</text:p>
          </table:table-cell>
          <table:table-cell table:style-name="ce936" table:formula="of:=IF(RIGHT([.D349];1)=&quot;B&quot;;VALUE(REPLACE([.D349]; LEN([.D349]); 1; &quot;&quot;))*1000000; IF(RIGHT([.D349];1)=&quot;M&quot;;VALUE(REPLACE([.D349]; LEN([.D349]); 1; &quot;&quot;))*1000; 0))" office:value-type="float" office:value="565885" calcext:value-type="float">
            <text:p>565885</text:p>
          </table:table-cell>
          <table:table-cell table:style-name="ce936" table:formula="of:=[.L349]-[.L350]" office:value-type="float" office:value="2005" calcext:value-type="float">
            <text:p>2005</text:p>
          </table:table-cell>
          <table:table-cell table:style-name="ce936" table:formula="of:=[.N350]+[.M349]" office:value-type="float" office:value="158988" calcext:value-type="float">
            <text:p>158988</text:p>
          </table:table-cell>
          <table:table-cell/>
          <table:table-cell table:style-name="ce940" table:formula="of:=[.M349]/[.L349]" office:value-type="percentage" office:value="0.00354312271928042" calcext:value-type="percentage">
            <text:p>0.354%</text:p>
          </table:table-cell>
          <table:table-cell table:number-columns-repeated="1008"/>
        </table:table-row>
        <table:table-row table:style-name="ro1">
          <table:table-cell table:style-name="ce350" office:value-type="float" office:value="117" calcext:value-type="float">
            <text:p>117</text:p>
          </table:table-cell>
          <table:table-cell table:style-name="ce468" office:value-type="string" calcext:value-type="string">
            <text:p>2/19/2022, 1:47:40 PM</text:p>
          </table:table-cell>
          <table:table-cell table:style-name="ce818" office:value-type="float" office:value="26791427" calcext:value-type="float">
            <text:p>26791427</text:p>
          </table:table-cell>
          <table:table-cell table:style-name="ce468" office:value-type="string" calcext:value-type="string">
            <text:p>563.88M</text:p>
          </table:table-cell>
          <table:table-cell table:style-name="ce468" office:value-type="float" office:value="1425" calcext:value-type="float">
            <text:p>1425</text:p>
          </table:table-cell>
          <table:table-cell table:style-name="ce468" office:value-type="float" office:value="57745" calcext:value-type="float">
            <text:p>57745</text:p>
          </table:table-cell>
          <table:table-cell table:style-name="ce468" office:value-type="float" office:value="40.5" calcext:value-type="float">
            <text:p>40.5</text:p>
          </table:table-cell>
          <table:table-cell table:style-name="ce468" office:value-type="float" office:value="1298" calcext:value-type="float">
            <text:p>1298</text:p>
          </table:table-cell>
          <table:table-cell table:style-name="ce468" office:value-type="float" office:value="53701" calcext:value-type="float">
            <text:p>53701</text:p>
          </table:table-cell>
          <table:table-cell table:style-name="ce468" office:value-type="float" office:value="3902" calcext:value-type="float">
            <text:p>3902</text:p>
          </table:table-cell>
          <table:table-cell table:style-name="ce468" office:value-type="string" calcext:value-type="string">
            <text:p>23.142K</text:p>
          </table:table-cell>
          <table:table-cell table:style-name="ce936" table:formula="of:=IF(RIGHT([.D350];1)=&quot;B&quot;;VALUE(REPLACE([.D350]; LEN([.D350]); 1; &quot;&quot;))*1000000; IF(RIGHT([.D350];1)=&quot;M&quot;;VALUE(REPLACE([.D350]; LEN([.D350]); 1; &quot;&quot;))*1000; 0))" office:value-type="float" office:value="563880" calcext:value-type="float">
            <text:p>563880</text:p>
          </table:table-cell>
          <table:table-cell table:style-name="ce936" table:formula="of:=[.L350]-[.L351]" office:value-type="float" office:value="1913" calcext:value-type="float">
            <text:p>1913</text:p>
          </table:table-cell>
          <table:table-cell table:style-name="ce936" table:formula="of:=[.N351]+[.M350]" office:value-type="float" office:value="156983" calcext:value-type="float">
            <text:p>156983</text:p>
          </table:table-cell>
          <table:table-cell/>
          <table:table-cell table:style-name="ce940" table:formula="of:=[.M350]/[.L350]" office:value-type="percentage" office:value="0.0033925657941406" calcext:value-type="percentage">
            <text:p>0.339%</text:p>
          </table:table-cell>
          <table:table-cell table:number-columns-repeated="1008"/>
        </table:table-row>
        <table:table-row table:style-name="ro1">
          <table:table-cell table:style-name="ce351" office:value-type="float" office:value="116" calcext:value-type="float">
            <text:p>116</text:p>
          </table:table-cell>
          <table:table-cell table:style-name="ce468" office:value-type="string" calcext:value-type="string">
            <text:p>2/18/2022, 1:47:39 PM</text:p>
          </table:table-cell>
          <table:table-cell table:style-name="ce819" office:value-type="float" office:value="26589246" calcext:value-type="float">
            <text:p>26589246</text:p>
          </table:table-cell>
          <table:table-cell table:style-name="ce468" office:value-type="string" calcext:value-type="string">
            <text:p>561.967M</text:p>
          </table:table-cell>
          <table:table-cell table:style-name="ce468" office:value-type="float" office:value="1452" calcext:value-type="float">
            <text:p>1452</text:p>
          </table:table-cell>
          <table:table-cell table:style-name="ce468" office:value-type="float" office:value="57619" calcext:value-type="float">
            <text:p>57619</text:p>
          </table:table-cell>
          <table:table-cell table:style-name="ce468" office:value-type="float" office:value="39.7" calcext:value-type="float">
            <text:p>39.7</text:p>
          </table:table-cell>
          <table:table-cell table:style-name="ce468" office:value-type="float" office:value="1316" calcext:value-type="float">
            <text:p>1316</text:p>
          </table:table-cell>
          <table:table-cell table:style-name="ce468" office:value-type="float" office:value="53505" calcext:value-type="float">
            <text:p>53505</text:p>
          </table:table-cell>
          <table:table-cell table:style-name="ce468" office:value-type="float" office:value="3955" calcext:value-type="float">
            <text:p>3955</text:p>
          </table:table-cell>
          <table:table-cell table:style-name="ce468" office:value-type="string" calcext:value-type="string">
            <text:p>23.143K</text:p>
          </table:table-cell>
          <table:table-cell table:style-name="ce936" table:formula="of:=IF(RIGHT([.D351];1)=&quot;B&quot;;VALUE(REPLACE([.D351]; LEN([.D351]); 1; &quot;&quot;))*1000000; IF(RIGHT([.D351];1)=&quot;M&quot;;VALUE(REPLACE([.D351]; LEN([.D351]); 1; &quot;&quot;))*1000; 0))" office:value-type="float" office:value="561967" calcext:value-type="float">
            <text:p>561967</text:p>
          </table:table-cell>
          <table:table-cell table:style-name="ce936" table:formula="of:=[.L351]-[.L352]" office:value-type="float" office:value="1912" calcext:value-type="float">
            <text:p>1912</text:p>
          </table:table-cell>
          <table:table-cell table:style-name="ce936" table:formula="of:=[.N352]+[.M351]" office:value-type="float" office:value="155070" calcext:value-type="float">
            <text:p>155070</text:p>
          </table:table-cell>
          <table:table-cell/>
          <table:table-cell table:style-name="ce940" table:formula="of:=[.M351]/[.L351]" office:value-type="percentage" office:value="0.00340233501255412" calcext:value-type="percentage">
            <text:p>0.340%</text:p>
          </table:table-cell>
          <table:table-cell table:number-columns-repeated="1008"/>
        </table:table-row>
        <table:table-row table:style-name="ro1">
          <table:table-cell table:style-name="ce352" office:value-type="float" office:value="115" calcext:value-type="float">
            <text:p>115</text:p>
          </table:table-cell>
          <table:table-cell table:style-name="ce468" office:value-type="string" calcext:value-type="string">
            <text:p>2/17/2022, 1:47:35 PM</text:p>
          </table:table-cell>
          <table:table-cell table:style-name="ce820" office:value-type="float" office:value="26389398" calcext:value-type="float">
            <text:p>26389398</text:p>
          </table:table-cell>
          <table:table-cell table:style-name="ce468" office:value-type="string" calcext:value-type="string">
            <text:p>560.055M</text:p>
          </table:table-cell>
          <table:table-cell table:style-name="ce468" office:value-type="float" office:value="1468" calcext:value-type="float">
            <text:p>1468</text:p>
          </table:table-cell>
          <table:table-cell table:style-name="ce468" office:value-type="float" office:value="58368" calcext:value-type="float">
            <text:p>58368</text:p>
          </table:table-cell>
          <table:table-cell table:style-name="ce468" office:value-type="float" office:value="39.8" calcext:value-type="float">
            <text:p>39.8</text:p>
          </table:table-cell>
          <table:table-cell table:style-name="ce468" office:value-type="float" office:value="1327" calcext:value-type="float">
            <text:p>1327</text:p>
          </table:table-cell>
          <table:table-cell table:style-name="ce468" office:value-type="float" office:value="54188" calcext:value-type="float">
            <text:p>54188</text:p>
          </table:table-cell>
          <table:table-cell table:style-name="ce468" office:value-type="float" office:value="3988" calcext:value-type="float">
            <text:p>3988</text:p>
          </table:table-cell>
          <table:table-cell table:style-name="ce468" office:value-type="string" calcext:value-type="string">
            <text:p>23.143K</text:p>
          </table:table-cell>
          <table:table-cell table:style-name="ce936" table:formula="of:=IF(RIGHT([.D352];1)=&quot;B&quot;;VALUE(REPLACE([.D352]; LEN([.D352]); 1; &quot;&quot;))*1000000; IF(RIGHT([.D352];1)=&quot;M&quot;;VALUE(REPLACE([.D352]; LEN([.D352]); 1; &quot;&quot;))*1000; 0))" office:value-type="float" office:value="560055" calcext:value-type="float">
            <text:p>560055</text:p>
          </table:table-cell>
          <table:table-cell table:style-name="ce936" table:formula="of:=[.L352]-[.L353]" office:value-type="float" office:value="1913" calcext:value-type="float">
            <text:p>1913</text:p>
          </table:table-cell>
          <table:table-cell table:style-name="ce936" table:formula="of:=[.N353]+[.M352]" office:value-type="float" office:value="153158" calcext:value-type="float">
            <text:p>153158</text:p>
          </table:table-cell>
          <table:table-cell/>
          <table:table-cell table:style-name="ce940" table:formula="of:=[.M352]/[.L352]" office:value-type="percentage" office:value="0.00341573595450447" calcext:value-type="percentage">
            <text:p>0.342%</text:p>
          </table:table-cell>
          <table:table-cell table:number-columns-repeated="1008"/>
        </table:table-row>
        <table:table-row table:style-name="ro1">
          <table:table-cell table:style-name="ce353" office:value-type="float" office:value="114" calcext:value-type="float">
            <text:p>114</text:p>
          </table:table-cell>
          <table:table-cell table:style-name="ce468" office:value-type="string" calcext:value-type="string">
            <text:p>2/16/2022, 1:47:34 PM</text:p>
          </table:table-cell>
          <table:table-cell table:style-name="ce821" office:value-type="float" office:value="26193115" calcext:value-type="float">
            <text:p>26193115</text:p>
          </table:table-cell>
          <table:table-cell table:style-name="ce468" office:value-type="string" calcext:value-type="string">
            <text:p>558.142M</text:p>
          </table:table-cell>
          <table:table-cell table:style-name="ce468" office:value-type="float" office:value="1480" calcext:value-type="float">
            <text:p>1480</text:p>
          </table:table-cell>
          <table:table-cell table:style-name="ce468" office:value-type="float" office:value="58460" calcext:value-type="float">
            <text:p>58460</text:p>
          </table:table-cell>
          <table:table-cell table:style-name="ce468" office:value-type="float" office:value="39.5" calcext:value-type="float">
            <text:p>39.5</text:p>
          </table:table-cell>
          <table:table-cell table:style-name="ce468" office:value-type="float" office:value="1336" calcext:value-type="float">
            <text:p>1336</text:p>
          </table:table-cell>
          <table:table-cell table:style-name="ce468" office:value-type="float" office:value="54316" calcext:value-type="float">
            <text:p>54316</text:p>
          </table:table-cell>
          <table:table-cell table:style-name="ce468" office:value-type="float" office:value="3893" calcext:value-type="float">
            <text:p>3893</text:p>
          </table:table-cell>
          <table:table-cell table:style-name="ce468" office:value-type="string" calcext:value-type="string">
            <text:p>25.951K</text:p>
          </table:table-cell>
          <table:table-cell table:style-name="ce936" table:formula="of:=IF(RIGHT([.D353];1)=&quot;B&quot;;VALUE(REPLACE([.D353]; LEN([.D353]); 1; &quot;&quot;))*1000000; IF(RIGHT([.D353];1)=&quot;M&quot;;VALUE(REPLACE([.D353]; LEN([.D353]); 1; &quot;&quot;))*1000; 0))" office:value-type="float" office:value="558142" calcext:value-type="float">
            <text:p>558142</text:p>
          </table:table-cell>
          <table:table-cell table:style-name="ce936" table:formula="of:=[.L353]-[.L354]" office:value-type="float" office:value="2096" calcext:value-type="float">
            <text:p>2096</text:p>
          </table:table-cell>
          <table:table-cell table:style-name="ce936" table:formula="of:=[.N354]+[.M353]" office:value-type="float" office:value="151245" calcext:value-type="float">
            <text:p>151245</text:p>
          </table:table-cell>
          <table:table-cell/>
          <table:table-cell table:style-name="ce940" table:formula="of:=[.M353]/[.L353]" office:value-type="percentage" office:value="0.00375531674735103" calcext:value-type="percentage">
            <text:p>0.376%</text:p>
          </table:table-cell>
          <table:table-cell table:number-columns-repeated="1008"/>
        </table:table-row>
        <table:table-row table:style-name="ro1">
          <table:table-cell table:style-name="ce354" office:value-type="float" office:value="113" calcext:value-type="float">
            <text:p>113</text:p>
          </table:table-cell>
          <table:table-cell table:style-name="ce468" office:value-type="string" calcext:value-type="string">
            <text:p>2/15/2022, 1:47:33 PM</text:p>
          </table:table-cell>
          <table:table-cell table:style-name="ce822" office:value-type="float" office:value="25992718" calcext:value-type="float">
            <text:p>25992718</text:p>
          </table:table-cell>
          <table:table-cell table:style-name="ce468" office:value-type="string" calcext:value-type="string">
            <text:p>556.046M</text:p>
          </table:table-cell>
          <table:table-cell table:style-name="ce468" office:value-type="float" office:value="1480" calcext:value-type="float">
            <text:p>1480</text:p>
          </table:table-cell>
          <table:table-cell table:style-name="ce468" office:value-type="float" office:value="57700" calcext:value-type="float">
            <text:p>57700</text:p>
          </table:table-cell>
          <table:table-cell table:style-name="ce468" office:value-type="float" office:value="39" calcext:value-type="float">
            <text:p>39</text:p>
          </table:table-cell>
          <table:table-cell table:style-name="ce468" office:value-type="float" office:value="1347" calcext:value-type="float">
            <text:p>1347</text:p>
          </table:table-cell>
          <table:table-cell table:style-name="ce468" office:value-type="float" office:value="53622" calcext:value-type="float">
            <text:p>53622</text:p>
          </table:table-cell>
          <table:table-cell table:style-name="ce468" office:value-type="float" office:value="3907" calcext:value-type="float">
            <text:p>3907</text:p>
          </table:table-cell>
          <table:table-cell table:style-name="ce468" office:value-type="string" calcext:value-type="string">
            <text:p>27.432K</text:p>
          </table:table-cell>
          <table:table-cell table:style-name="ce936" table:formula="of:=IF(RIGHT([.D354];1)=&quot;B&quot;;VALUE(REPLACE([.D354]; LEN([.D354]); 1; &quot;&quot;))*1000000; IF(RIGHT([.D354];1)=&quot;M&quot;;VALUE(REPLACE([.D354]; LEN([.D354]); 1; &quot;&quot;))*1000; 0))" office:value-type="float" office:value="556046" calcext:value-type="float">
            <text:p>556046</text:p>
          </table:table-cell>
          <table:table-cell table:style-name="ce936" table:formula="of:=[.L354]-[.L355]" office:value-type="float" office:value="2187" calcext:value-type="float">
            <text:p>2187</text:p>
          </table:table-cell>
          <table:table-cell table:style-name="ce936" table:formula="of:=[.N355]+[.M354]" office:value-type="float" office:value="149149" calcext:value-type="float">
            <text:p>149149</text:p>
          </table:table-cell>
          <table:table-cell/>
          <table:table-cell table:style-name="ce940" table:formula="of:=[.M354]/[.L354]" office:value-type="percentage" office:value="0.00393312783474748" calcext:value-type="percentage">
            <text:p>0.393%</text:p>
          </table:table-cell>
          <table:table-cell table:number-columns-repeated="1008"/>
        </table:table-row>
        <table:table-row table:style-name="ro1">
          <table:table-cell table:style-name="ce355" office:value-type="float" office:value="112" calcext:value-type="float">
            <text:p>112</text:p>
          </table:table-cell>
          <table:table-cell table:style-name="ce468" office:value-type="string" calcext:value-type="string">
            <text:p>2/14/2022, 1:47:32 PM</text:p>
          </table:table-cell>
          <table:table-cell table:style-name="ce823" office:value-type="float" office:value="25791772" calcext:value-type="float">
            <text:p>25791772</text:p>
          </table:table-cell>
          <table:table-cell table:style-name="ce468" office:value-type="string" calcext:value-type="string">
            <text:p>553.859M</text:p>
          </table:table-cell>
          <table:table-cell table:style-name="ce468" office:value-type="float" office:value="1454" calcext:value-type="float">
            <text:p>1454</text:p>
          </table:table-cell>
          <table:table-cell table:style-name="ce468" office:value-type="float" office:value="57190" calcext:value-type="float">
            <text:p>57190</text:p>
          </table:table-cell>
          <table:table-cell table:style-name="ce468" office:value-type="float" office:value="39.3" calcext:value-type="float">
            <text:p>39.3</text:p>
          </table:table-cell>
          <table:table-cell table:style-name="ce468" office:value-type="float" office:value="1318" calcext:value-type="float">
            <text:p>1318</text:p>
          </table:table-cell>
          <table:table-cell table:style-name="ce468" office:value-type="float" office:value="53078" calcext:value-type="float">
            <text:p>53078</text:p>
          </table:table-cell>
          <table:table-cell table:style-name="ce468" office:value-type="float" office:value="3926" calcext:value-type="float">
            <text:p>3926</text:p>
          </table:table-cell>
          <table:table-cell table:style-name="ce468" office:value-type="string" calcext:value-type="string">
            <text:p>25.979K</text:p>
          </table:table-cell>
          <table:table-cell table:style-name="ce936" table:formula="of:=IF(RIGHT([.D355];1)=&quot;B&quot;;VALUE(REPLACE([.D355]; LEN([.D355]); 1; &quot;&quot;))*1000000; IF(RIGHT([.D355];1)=&quot;M&quot;;VALUE(REPLACE([.D355]; LEN([.D355]); 1; &quot;&quot;))*1000; 0))" office:value-type="float" office:value="553859" calcext:value-type="float">
            <text:p>553859</text:p>
          </table:table-cell>
          <table:table-cell table:style-name="ce936" table:formula="of:=[.L355]-[.L356]" office:value-type="float" office:value="2096" calcext:value-type="float">
            <text:p>2096</text:p>
          </table:table-cell>
          <table:table-cell table:style-name="ce936" table:formula="of:=[.N356]+[.M355]" office:value-type="float" office:value="146962" calcext:value-type="float">
            <text:p>146962</text:p>
          </table:table-cell>
          <table:table-cell/>
          <table:table-cell table:style-name="ce940" table:formula="of:=[.M355]/[.L355]" office:value-type="percentage" office:value="0.00378435666839394" calcext:value-type="percentage">
            <text:p>0.378%</text:p>
          </table:table-cell>
          <table:table-cell table:number-columns-repeated="1008"/>
        </table:table-row>
        <table:table-row table:style-name="ro1">
          <table:table-cell table:style-name="ce356" office:value-type="float" office:value="111" calcext:value-type="float">
            <text:p>111</text:p>
          </table:table-cell>
          <table:table-cell table:style-name="ce468" office:value-type="string" calcext:value-type="string">
            <text:p>2/13/2022, 1:47:30 PM</text:p>
          </table:table-cell>
          <table:table-cell table:style-name="ce824" office:value-type="float" office:value="25590578" calcext:value-type="float">
            <text:p>25590578</text:p>
          </table:table-cell>
          <table:table-cell table:style-name="ce468" office:value-type="string" calcext:value-type="string">
            <text:p>551.763M</text:p>
          </table:table-cell>
          <table:table-cell table:style-name="ce468" office:value-type="float" office:value="1423" calcext:value-type="float">
            <text:p>1423</text:p>
          </table:table-cell>
          <table:table-cell table:style-name="ce468" office:value-type="float" office:value="53661" calcext:value-type="float">
            <text:p>53661</text:p>
          </table:table-cell>
          <table:table-cell table:style-name="ce468" office:value-type="float" office:value="37.7" calcext:value-type="float">
            <text:p>37.7</text:p>
          </table:table-cell>
          <table:table-cell table:style-name="ce468" office:value-type="float" office:value="1247" calcext:value-type="float">
            <text:p>1247</text:p>
          </table:table-cell>
          <table:table-cell table:style-name="ce468" office:value-type="float" office:value="49304" calcext:value-type="float">
            <text:p>49304</text:p>
          </table:table-cell>
          <table:table-cell table:style-name="ce468" office:value-type="float" office:value="4037" calcext:value-type="float">
            <text:p>4037</text:p>
          </table:table-cell>
          <table:table-cell table:style-name="ce468" office:value-type="string" calcext:value-type="string">
            <text:p>27.521K</text:p>
          </table:table-cell>
          <table:table-cell table:style-name="ce936" table:formula="of:=IF(RIGHT([.D356];1)=&quot;B&quot;;VALUE(REPLACE([.D356]; LEN([.D356]); 1; &quot;&quot;))*1000000; IF(RIGHT([.D356];1)=&quot;M&quot;;VALUE(REPLACE([.D356]; LEN([.D356]); 1; &quot;&quot;))*1000; 0))" office:value-type="float" office:value="551763" calcext:value-type="float">
            <text:p>551763</text:p>
          </table:table-cell>
          <table:table-cell table:style-name="ce936" table:formula="of:=[.L356]-[.L357]" office:value-type="float" office:value="2187" calcext:value-type="float">
            <text:p>2187</text:p>
          </table:table-cell>
          <table:table-cell table:style-name="ce936" table:formula="of:=[.N357]+[.M356]" office:value-type="float" office:value="144866" calcext:value-type="float">
            <text:p>144866</text:p>
          </table:table-cell>
          <table:table-cell/>
          <table:table-cell table:style-name="ce940" table:formula="of:=[.M356]/[.L356]" office:value-type="percentage" office:value="0.0039636583098178" calcext:value-type="percentage">
            <text:p>0.396%</text:p>
          </table:table-cell>
          <table:table-cell table:number-columns-repeated="1008"/>
        </table:table-row>
        <table:table-row table:style-name="ro1">
          <table:table-cell table:style-name="ce357" office:value-type="float" office:value="110" calcext:value-type="float">
            <text:p>110</text:p>
          </table:table-cell>
          <table:table-cell table:style-name="ce468" office:value-type="string" calcext:value-type="string">
            <text:p>2/12/2022, 1:47:29 PM</text:p>
          </table:table-cell>
          <table:table-cell table:style-name="ce825" office:value-type="float" office:value="25389375" calcext:value-type="float">
            <text:p>25389375</text:p>
          </table:table-cell>
          <table:table-cell table:style-name="ce468" office:value-type="string" calcext:value-type="string">
            <text:p>549.576M</text:p>
          </table:table-cell>
          <table:table-cell table:style-name="ce468" office:value-type="float" office:value="1357" calcext:value-type="float">
            <text:p>1357</text:p>
          </table:table-cell>
          <table:table-cell table:style-name="ce468" office:value-type="float" office:value="53056" calcext:value-type="float">
            <text:p>53056</text:p>
          </table:table-cell>
          <table:table-cell table:style-name="ce468" office:value-type="float" office:value="39.1" calcext:value-type="float">
            <text:p>39.1</text:p>
          </table:table-cell>
          <table:table-cell table:style-name="ce468" office:value-type="float" office:value="1221" calcext:value-type="float">
            <text:p>1221</text:p>
          </table:table-cell>
          <table:table-cell table:style-name="ce468" office:value-type="float" office:value="49094" calcext:value-type="float">
            <text:p>49094</text:p>
          </table:table-cell>
          <table:table-cell table:style-name="ce468" office:value-type="float" office:value="3764" calcext:value-type="float">
            <text:p>3764</text:p>
          </table:table-cell>
          <table:table-cell table:style-name="ce468" office:value-type="string" calcext:value-type="string">
            <text:p>30.594K</text:p>
          </table:table-cell>
          <table:table-cell table:style-name="ce936" table:formula="of:=IF(RIGHT([.D357];1)=&quot;B&quot;;VALUE(REPLACE([.D357]; LEN([.D357]); 1; &quot;&quot;))*1000000; IF(RIGHT([.D357];1)=&quot;M&quot;;VALUE(REPLACE([.D357]; LEN([.D357]); 1; &quot;&quot;))*1000; 0))" office:value-type="float" office:value="549576" calcext:value-type="float">
            <text:p>549576</text:p>
          </table:table-cell>
          <table:table-cell table:style-name="ce936" table:formula="of:=[.L357]-[.L358]" office:value-type="float" office:value="2371" calcext:value-type="float">
            <text:p>2371</text:p>
          </table:table-cell>
          <table:table-cell table:style-name="ce936" table:formula="of:=[.N358]+[.M357]" office:value-type="float" office:value="142679" calcext:value-type="float">
            <text:p>142679</text:p>
          </table:table-cell>
          <table:table-cell/>
          <table:table-cell table:style-name="ce940" table:formula="of:=[.M357]/[.L357]" office:value-type="percentage" office:value="0.00431423497387077" calcext:value-type="percentage">
            <text:p>0.431%</text:p>
          </table:table-cell>
          <table:table-cell table:number-columns-repeated="1008"/>
        </table:table-row>
        <table:table-row table:style-name="ro1">
          <table:table-cell table:style-name="ce358" office:value-type="float" office:value="109" calcext:value-type="float">
            <text:p>109</text:p>
          </table:table-cell>
          <table:table-cell table:style-name="ce468" office:value-type="string" calcext:value-type="string">
            <text:p>2/11/2022, 1:47:28 PM</text:p>
          </table:table-cell>
          <table:table-cell table:style-name="ce826" office:value-type="float" office:value="25187092" calcext:value-type="float">
            <text:p>25187092</text:p>
          </table:table-cell>
          <table:table-cell table:style-name="ce468" office:value-type="string" calcext:value-type="string">
            <text:p>547.205M</text:p>
          </table:table-cell>
          <table:table-cell table:style-name="ce468" office:value-type="float" office:value="1357" calcext:value-type="float">
            <text:p>1357</text:p>
          </table:table-cell>
          <table:table-cell table:style-name="ce468" office:value-type="float" office:value="51591" calcext:value-type="float">
            <text:p>51591</text:p>
          </table:table-cell>
          <table:table-cell table:style-name="ce468" office:value-type="float" office:value="38" calcext:value-type="float">
            <text:p>38</text:p>
          </table:table-cell>
          <table:table-cell table:style-name="ce468" office:value-type="float" office:value="1196" calcext:value-type="float">
            <text:p>1196</text:p>
          </table:table-cell>
          <table:table-cell table:style-name="ce468" office:value-type="float" office:value="47582" calcext:value-type="float">
            <text:p>47582</text:p>
          </table:table-cell>
          <table:table-cell table:style-name="ce468" office:value-type="float" office:value="3747" calcext:value-type="float">
            <text:p>3747</text:p>
          </table:table-cell>
          <table:table-cell table:style-name="ce468" office:value-type="string" calcext:value-type="string">
            <text:p>33.794K</text:p>
          </table:table-cell>
          <table:table-cell table:style-name="ce936" table:formula="of:=IF(RIGHT([.D358];1)=&quot;B&quot;;VALUE(REPLACE([.D358]; LEN([.D358]); 1; &quot;&quot;))*1000000; IF(RIGHT([.D358];1)=&quot;M&quot;;VALUE(REPLACE([.D358]; LEN([.D358]); 1; &quot;&quot;))*1000; 0))" office:value-type="float" office:value="547205" calcext:value-type="float">
            <text:p>547205</text:p>
          </table:table-cell>
          <table:table-cell table:style-name="ce936" table:formula="of:=[.L358]-[.L359]" office:value-type="float" office:value="2554" calcext:value-type="float">
            <text:p>2554</text:p>
          </table:table-cell>
          <table:table-cell table:style-name="ce936" table:formula="of:=[.N359]+[.M358]" office:value-type="float" office:value="140308" calcext:value-type="float">
            <text:p>140308</text:p>
          </table:table-cell>
          <table:table-cell/>
          <table:table-cell table:style-name="ce940" table:formula="of:=[.M358]/[.L358]" office:value-type="percentage" office:value="0.00466735501320346" calcext:value-type="percentage">
            <text:p>0.467%</text:p>
          </table:table-cell>
          <table:table-cell table:number-columns-repeated="1008"/>
        </table:table-row>
        <table:table-row table:style-name="ro1">
          <table:table-cell table:style-name="ce359" office:value-type="float" office:value="108" calcext:value-type="float">
            <text:p>108</text:p>
          </table:table-cell>
          <table:table-cell table:style-name="ce468" office:value-type="string" calcext:value-type="string">
            <text:p>2/10/2022, 1:47:27 PM</text:p>
          </table:table-cell>
          <table:table-cell table:style-name="ce827" office:value-type="float" office:value="24981256" calcext:value-type="float">
            <text:p>24981256</text:p>
          </table:table-cell>
          <table:table-cell table:style-name="ce468" office:value-type="string" calcext:value-type="string">
            <text:p>544.651M</text:p>
          </table:table-cell>
          <table:table-cell table:style-name="ce468" office:value-type="float" office:value="1454" calcext:value-type="float">
            <text:p>1454</text:p>
          </table:table-cell>
          <table:table-cell table:style-name="ce468" office:value-type="float" office:value="50245" calcext:value-type="float">
            <text:p>50245</text:p>
          </table:table-cell>
          <table:table-cell table:style-name="ce468" office:value-type="float" office:value="34.6" calcext:value-type="float">
            <text:p>34.6</text:p>
          </table:table-cell>
          <table:table-cell table:style-name="ce468" office:value-type="float" office:value="1168" calcext:value-type="float">
            <text:p>1168</text:p>
          </table:table-cell>
          <table:table-cell table:style-name="ce468" office:value-type="float" office:value="46041" calcext:value-type="float">
            <text:p>46041</text:p>
          </table:table-cell>
          <table:table-cell table:style-name="ce468" office:value-type="float" office:value="3838" calcext:value-type="float">
            <text:p>3838</text:p>
          </table:table-cell>
          <table:table-cell table:style-name="ce468" office:value-type="string" calcext:value-type="string">
            <text:p>33.683K</text:p>
          </table:table-cell>
          <table:table-cell table:style-name="ce936" table:formula="of:=IF(RIGHT([.D359];1)=&quot;B&quot;;VALUE(REPLACE([.D359]; LEN([.D359]); 1; &quot;&quot;))*1000000; IF(RIGHT([.D359];1)=&quot;M&quot;;VALUE(REPLACE([.D359]; LEN([.D359]); 1; &quot;&quot;))*1000; 0))" office:value-type="float" office:value="544651" calcext:value-type="float">
            <text:p>544651</text:p>
          </table:table-cell>
          <table:table-cell table:style-name="ce936" table:formula="of:=[.L359]-[.L360]" office:value-type="float" office:value="2553" calcext:value-type="float">
            <text:p>2553</text:p>
          </table:table-cell>
          <table:table-cell table:style-name="ce936" table:formula="of:=[.N360]+[.M359]" office:value-type="float" office:value="137754" calcext:value-type="float">
            <text:p>137754</text:p>
          </table:table-cell>
          <table:table-cell/>
          <table:table-cell table:style-name="ce940" table:formula="of:=[.M359]/[.L359]" office:value-type="percentage" office:value="0.00468740532928426" calcext:value-type="percentage">
            <text:p>0.469%</text:p>
          </table:table-cell>
          <table:table-cell table:number-columns-repeated="1008"/>
        </table:table-row>
        <table:table-row table:style-name="ro1">
          <table:table-cell table:style-name="ce360" office:value-type="float" office:value="107" calcext:value-type="float">
            <text:p>107</text:p>
          </table:table-cell>
          <table:table-cell table:style-name="ce468" office:value-type="string" calcext:value-type="string">
            <text:p>2/9/2022, 1:47:26 PM</text:p>
          </table:table-cell>
          <table:table-cell table:style-name="ce828" office:value-type="float" office:value="24776677" calcext:value-type="float">
            <text:p>24776677</text:p>
          </table:table-cell>
          <table:table-cell table:style-name="ce468" office:value-type="string" calcext:value-type="string">
            <text:p>542.098M</text:p>
          </table:table-cell>
          <table:table-cell table:style-name="ce468" office:value-type="float" office:value="1286" calcext:value-type="float">
            <text:p>1286</text:p>
          </table:table-cell>
          <table:table-cell table:style-name="ce468" office:value-type="float" office:value="48556" calcext:value-type="float">
            <text:p>48556</text:p>
          </table:table-cell>
          <table:table-cell table:style-name="ce468" office:value-type="float" office:value="37.8" calcext:value-type="float">
            <text:p>37.8</text:p>
          </table:table-cell>
          <table:table-cell table:style-name="ce468" office:value-type="float" office:value="1121" calcext:value-type="float">
            <text:p>1121</text:p>
          </table:table-cell>
          <table:table-cell table:style-name="ce468" office:value-type="float" office:value="44384" calcext:value-type="float">
            <text:p>44384</text:p>
          </table:table-cell>
          <table:table-cell table:style-name="ce468" office:value-type="float" office:value="3907" calcext:value-type="float">
            <text:p>3907</text:p>
          </table:table-cell>
          <table:table-cell table:style-name="ce468" office:value-type="string" calcext:value-type="string">
            <text:p>35.402K</text:p>
          </table:table-cell>
          <table:table-cell table:style-name="ce936" table:formula="of:=IF(RIGHT([.D360];1)=&quot;B&quot;;VALUE(REPLACE([.D360]; LEN([.D360]); 1; &quot;&quot;))*1000000; IF(RIGHT([.D360];1)=&quot;M&quot;;VALUE(REPLACE([.D360]; LEN([.D360]); 1; &quot;&quot;))*1000; 0))" office:value-type="float" office:value="542098" calcext:value-type="float">
            <text:p>542098</text:p>
          </table:table-cell>
          <table:table-cell table:style-name="ce936" table:formula="of:=[.L360]-[.L361]" office:value-type="float" office:value="2646" calcext:value-type="float">
            <text:p>2646</text:p>
          </table:table-cell>
          <table:table-cell table:style-name="ce936" table:formula="of:=[.N361]+[.M360]" office:value-type="float" office:value="135201" calcext:value-type="float">
            <text:p>135201</text:p>
          </table:table-cell>
          <table:table-cell/>
          <table:table-cell table:style-name="ce940" table:formula="of:=[.M360]/[.L360]" office:value-type="percentage" office:value="0.00488103627019469" calcext:value-type="percentage">
            <text:p>0.488%</text:p>
          </table:table-cell>
          <table:table-cell table:number-columns-repeated="1008"/>
        </table:table-row>
        <table:table-row table:style-name="ro1">
          <table:table-cell table:style-name="ce361" office:value-type="float" office:value="106" calcext:value-type="float">
            <text:p>106</text:p>
          </table:table-cell>
          <table:table-cell table:style-name="ce468" office:value-type="string" calcext:value-type="string">
            <text:p>2/8/2022, 1:47:25 PM</text:p>
          </table:table-cell>
          <table:table-cell table:style-name="ce829" office:value-type="float" office:value="24570531" calcext:value-type="float">
            <text:p>24570531</text:p>
          </table:table-cell>
          <table:table-cell table:style-name="ce468" office:value-type="string" calcext:value-type="string">
            <text:p>539.452M</text:p>
          </table:table-cell>
          <table:table-cell table:style-name="ce468" office:value-type="float" office:value="1271" calcext:value-type="float">
            <text:p>1271</text:p>
          </table:table-cell>
          <table:table-cell table:style-name="ce468" office:value-type="float" office:value="48918" calcext:value-type="float">
            <text:p>48918</text:p>
          </table:table-cell>
          <table:table-cell table:style-name="ce468" office:value-type="float" office:value="38.5" calcext:value-type="float">
            <text:p>38.5</text:p>
          </table:table-cell>
          <table:table-cell table:style-name="ce468" office:value-type="float" office:value="1120" calcext:value-type="float">
            <text:p>1120</text:p>
          </table:table-cell>
          <table:table-cell table:style-name="ce468" office:value-type="float" office:value="44717" calcext:value-type="float">
            <text:p>44717</text:p>
          </table:table-cell>
          <table:table-cell table:style-name="ce468" office:value-type="float" office:value="3922" calcext:value-type="float">
            <text:p>3922</text:p>
          </table:table-cell>
          <table:table-cell table:style-name="ce468" office:value-type="string" calcext:value-type="string">
            <text:p>37.131K</text:p>
          </table:table-cell>
          <table:table-cell table:style-name="ce936" table:formula="of:=IF(RIGHT([.D361];1)=&quot;B&quot;;VALUE(REPLACE([.D361]; LEN([.D361]); 1; &quot;&quot;))*1000000; IF(RIGHT([.D361];1)=&quot;M&quot;;VALUE(REPLACE([.D361]; LEN([.D361]); 1; &quot;&quot;))*1000; 0))" office:value-type="float" office:value="539452" calcext:value-type="float">
            <text:p>539452</text:p>
          </table:table-cell>
          <table:table-cell table:style-name="ce936" table:formula="of:=[.L361]-[.L362]" office:value-type="float" office:value="2737" calcext:value-type="float">
            <text:p>2737</text:p>
          </table:table-cell>
          <table:table-cell table:style-name="ce936" table:formula="of:=[.N362]+[.M361]" office:value-type="float" office:value="132555" calcext:value-type="float">
            <text:p>132555</text:p>
          </table:table-cell>
          <table:table-cell/>
          <table:table-cell table:style-name="ce940" table:formula="of:=[.M361]/[.L361]" office:value-type="percentage" office:value="0.00507366735131207" calcext:value-type="percentage">
            <text:p>0.507%</text:p>
          </table:table-cell>
          <table:table-cell table:number-columns-repeated="1008"/>
        </table:table-row>
        <table:table-row table:style-name="ro1">
          <table:table-cell table:style-name="ce362" office:value-type="float" office:value="105" calcext:value-type="float">
            <text:p>105</text:p>
          </table:table-cell>
          <table:table-cell table:style-name="ce468" office:value-type="string" calcext:value-type="string">
            <text:p>2/7/2022, 1:47:24 PM</text:p>
          </table:table-cell>
          <table:table-cell table:style-name="ce830" office:value-type="float" office:value="24370465" calcext:value-type="float">
            <text:p>24370465</text:p>
          </table:table-cell>
          <table:table-cell table:style-name="ce468" office:value-type="string" calcext:value-type="string">
            <text:p>536.715M</text:p>
          </table:table-cell>
          <table:table-cell table:style-name="ce468" office:value-type="float" office:value="1244" calcext:value-type="float">
            <text:p>1244</text:p>
          </table:table-cell>
          <table:table-cell table:style-name="ce468" office:value-type="float" office:value="47945" calcext:value-type="float">
            <text:p>47945</text:p>
          </table:table-cell>
          <table:table-cell table:style-name="ce468" office:value-type="float" office:value="38.5" calcext:value-type="float">
            <text:p>38.5</text:p>
          </table:table-cell>
          <table:table-cell table:style-name="ce468" office:value-type="float" office:value="1091" calcext:value-type="float">
            <text:p>1091</text:p>
          </table:table-cell>
          <table:table-cell table:style-name="ce468" office:value-type="float" office:value="43942" calcext:value-type="float">
            <text:p>43942</text:p>
          </table:table-cell>
          <table:table-cell table:style-name="ce468" office:value-type="float" office:value="3737" calcext:value-type="float">
            <text:p>3737</text:p>
          </table:table-cell>
          <table:table-cell table:style-name="ce468" office:value-type="string" calcext:value-type="string">
            <text:p>37.111K</text:p>
          </table:table-cell>
          <table:table-cell table:style-name="ce936" table:formula="of:=IF(RIGHT([.D362];1)=&quot;B&quot;;VALUE(REPLACE([.D362]; LEN([.D362]); 1; &quot;&quot;))*1000000; IF(RIGHT([.D362];1)=&quot;M&quot;;VALUE(REPLACE([.D362]; LEN([.D362]); 1; &quot;&quot;))*1000; 0))" office:value-type="float" office:value="536715" calcext:value-type="float">
            <text:p>536715</text:p>
          </table:table-cell>
          <table:table-cell table:style-name="ce936" table:formula="of:=[.L362]-[.L363]" office:value-type="float" office:value="2737" calcext:value-type="float">
            <text:p>2737</text:p>
          </table:table-cell>
          <table:table-cell table:style-name="ce936" table:formula="of:=[.N363]+[.M362]" office:value-type="float" office:value="129818" calcext:value-type="float">
            <text:p>129818</text:p>
          </table:table-cell>
          <table:table-cell/>
          <table:table-cell table:style-name="ce940" table:formula="of:=[.M362]/[.L362]" office:value-type="percentage" office:value="0.00509954072459313" calcext:value-type="percentage">
            <text:p>0.510%</text:p>
          </table:table-cell>
          <table:table-cell table:number-columns-repeated="1008"/>
        </table:table-row>
        <table:table-row table:style-name="ro1">
          <table:table-cell table:style-name="ce363" office:value-type="float" office:value="104" calcext:value-type="float">
            <text:p>104</text:p>
          </table:table-cell>
          <table:table-cell table:style-name="ce468" office:value-type="string" calcext:value-type="string">
            <text:p>2/6/2022, 1:47:23 PM</text:p>
          </table:table-cell>
          <table:table-cell table:style-name="ce831" office:value-type="float" office:value="24167152" calcext:value-type="float">
            <text:p>24167152</text:p>
          </table:table-cell>
          <table:table-cell table:style-name="ce468" office:value-type="string" calcext:value-type="string">
            <text:p>533.978M</text:p>
          </table:table-cell>
          <table:table-cell table:style-name="ce468" office:value-type="float" office:value="1158" calcext:value-type="float">
            <text:p>1158</text:p>
          </table:table-cell>
          <table:table-cell table:style-name="ce468" office:value-type="float" office:value="44357" calcext:value-type="float">
            <text:p>44357</text:p>
          </table:table-cell>
          <table:table-cell table:style-name="ce468" office:value-type="float" office:value="38.3" calcext:value-type="float">
            <text:p>38.3</text:p>
          </table:table-cell>
          <table:table-cell table:style-name="ce468" office:value-type="float" office:value="1005" calcext:value-type="float">
            <text:p>1005</text:p>
          </table:table-cell>
          <table:table-cell table:style-name="ce468" office:value-type="float" office:value="40447" calcext:value-type="float">
            <text:p>40447</text:p>
          </table:table-cell>
          <table:table-cell table:style-name="ce468" office:value-type="float" office:value="3696" calcext:value-type="float">
            <text:p>3696</text:p>
          </table:table-cell>
          <table:table-cell table:style-name="ce468" office:value-type="string" calcext:value-type="string">
            <text:p>37.184K</text:p>
          </table:table-cell>
          <table:table-cell table:style-name="ce936" table:formula="of:=IF(RIGHT([.D363];1)=&quot;B&quot;;VALUE(REPLACE([.D363]; LEN([.D363]); 1; &quot;&quot;))*1000000; IF(RIGHT([.D363];1)=&quot;M&quot;;VALUE(REPLACE([.D363]; LEN([.D363]); 1; &quot;&quot;))*1000; 0))" office:value-type="float" office:value="533978" calcext:value-type="float">
            <text:p>533978</text:p>
          </table:table-cell>
          <table:table-cell table:style-name="ce936" table:formula="of:=[.L363]-[.L364]" office:value-type="float" office:value="2738" calcext:value-type="float">
            <text:p>2738</text:p>
          </table:table-cell>
          <table:table-cell table:style-name="ce936" table:formula="of:=[.N364]+[.M363]" office:value-type="float" office:value="127081" calcext:value-type="float">
            <text:p>127081</text:p>
          </table:table-cell>
          <table:table-cell/>
          <table:table-cell table:style-name="ce940" table:formula="of:=[.M363]/[.L363]" office:value-type="percentage" office:value="0.00512755207143365" calcext:value-type="percentage">
            <text:p>0.513%</text:p>
          </table:table-cell>
          <table:table-cell table:number-columns-repeated="1008"/>
        </table:table-row>
        <table:table-row table:style-name="ro1">
          <table:table-cell table:style-name="ce364" office:value-type="float" office:value="103" calcext:value-type="float">
            <text:p>103</text:p>
          </table:table-cell>
          <table:table-cell table:style-name="ce468" office:value-type="string" calcext:value-type="string">
            <text:p>2/5/2022, 1:47:22 PM</text:p>
          </table:table-cell>
          <table:table-cell table:style-name="ce832" office:value-type="float" office:value="23959152" calcext:value-type="float">
            <text:p>23959152</text:p>
          </table:table-cell>
          <table:table-cell table:style-name="ce468" office:value-type="string" calcext:value-type="string">
            <text:p>531.24M</text:p>
          </table:table-cell>
          <table:table-cell table:style-name="ce468" office:value-type="float" office:value="1080" calcext:value-type="float">
            <text:p>1080</text:p>
          </table:table-cell>
          <table:table-cell table:style-name="ce468" office:value-type="float" office:value="43401" calcext:value-type="float">
            <text:p>43401</text:p>
          </table:table-cell>
          <table:table-cell table:style-name="ce468" office:value-type="float" office:value="40.2" calcext:value-type="float">
            <text:p>40.2</text:p>
          </table:table-cell>
          <table:table-cell table:style-name="ce468" office:value-type="float" office:value="950" calcext:value-type="float">
            <text:p>950</text:p>
          </table:table-cell>
          <table:table-cell table:style-name="ce468" office:value-type="float" office:value="39589" calcext:value-type="float">
            <text:p>39589</text:p>
          </table:table-cell>
          <table:table-cell table:style-name="ce468" office:value-type="float" office:value="3615" calcext:value-type="float">
            <text:p>3615</text:p>
          </table:table-cell>
          <table:table-cell table:style-name="ce468" office:value-type="string" calcext:value-type="string">
            <text:p>38.942K</text:p>
          </table:table-cell>
          <table:table-cell table:style-name="ce936" table:formula="of:=IF(RIGHT([.D364];1)=&quot;B&quot;;VALUE(REPLACE([.D364]; LEN([.D364]); 1; &quot;&quot;))*1000000; IF(RIGHT([.D364];1)=&quot;M&quot;;VALUE(REPLACE([.D364]; LEN([.D364]); 1; &quot;&quot;))*1000; 0))" office:value-type="float" office:value="531240" calcext:value-type="float">
            <text:p>531240</text:p>
          </table:table-cell>
          <table:table-cell table:style-name="ce936" table:formula="of:=[.L364]-[.L365]" office:value-type="float" office:value="2829" calcext:value-type="float">
            <text:p>2829</text:p>
          </table:table-cell>
          <table:table-cell table:style-name="ce936" table:formula="of:=[.N365]+[.M364]" office:value-type="float" office:value="124343" calcext:value-type="float">
            <text:p>124343</text:p>
          </table:table-cell>
          <table:table-cell/>
          <table:table-cell table:style-name="ce940" table:formula="of:=[.M364]/[.L364]" office:value-type="percentage" office:value="0.00532527671109103" calcext:value-type="percentage">
            <text:p>0.533%</text:p>
          </table:table-cell>
          <table:table-cell table:number-columns-repeated="1008"/>
        </table:table-row>
        <table:table-row table:style-name="ro1">
          <table:table-cell table:style-name="ce365" office:value-type="float" office:value="102" calcext:value-type="float">
            <text:p>102</text:p>
          </table:table-cell>
          <table:table-cell table:style-name="ce468" office:value-type="string" calcext:value-type="string">
            <text:p>2/4/2022, 1:47:21 PM</text:p>
          </table:table-cell>
          <table:table-cell table:style-name="ce833" office:value-type="float" office:value="23738214" calcext:value-type="float">
            <text:p>23738214</text:p>
          </table:table-cell>
          <table:table-cell table:style-name="ce468" office:value-type="string" calcext:value-type="string">
            <text:p>528.411M</text:p>
          </table:table-cell>
          <table:table-cell table:style-name="ce468" office:value-type="float" office:value="1060" calcext:value-type="float">
            <text:p>1060</text:p>
          </table:table-cell>
          <table:table-cell table:style-name="ce468" office:value-type="float" office:value="41838" calcext:value-type="float">
            <text:p>41838</text:p>
          </table:table-cell>
          <table:table-cell table:style-name="ce468" office:value-type="float" office:value="39.5" calcext:value-type="float">
            <text:p>39.5</text:p>
          </table:table-cell>
          <table:table-cell table:style-name="ce468" office:value-type="float" office:value="927" calcext:value-type="float">
            <text:p>927</text:p>
          </table:table-cell>
          <table:table-cell table:style-name="ce468" office:value-type="float" office:value="37848" calcext:value-type="float">
            <text:p>37848</text:p>
          </table:table-cell>
          <table:table-cell table:style-name="ce468" office:value-type="float" office:value="3809" calcext:value-type="float">
            <text:p>3809</text:p>
          </table:table-cell>
          <table:table-cell table:style-name="ce468" office:value-type="string" calcext:value-type="string">
            <text:p>46.588K</text:p>
          </table:table-cell>
          <table:table-cell table:style-name="ce936" table:formula="of:=IF(RIGHT([.D365];1)=&quot;B&quot;;VALUE(REPLACE([.D365]; LEN([.D365]); 1; &quot;&quot;))*1000000; IF(RIGHT([.D365];1)=&quot;M&quot;;VALUE(REPLACE([.D365]; LEN([.D365]); 1; &quot;&quot;))*1000; 0))" office:value-type="float" office:value="528411" calcext:value-type="float">
            <text:p>528411</text:p>
          </table:table-cell>
          <table:table-cell table:style-name="ce936" table:formula="of:=[.L365]-[.L366]" office:value-type="float" office:value="3197" calcext:value-type="float">
            <text:p>3197</text:p>
          </table:table-cell>
          <table:table-cell table:style-name="ce936" table:formula="of:=[.N366]+[.M365]" office:value-type="float" office:value="121514" calcext:value-type="float">
            <text:p>121514</text:p>
          </table:table-cell>
          <table:table-cell/>
          <table:table-cell table:style-name="ce940" table:formula="of:=[.M365]/[.L365]" office:value-type="percentage" office:value="0.00605021470029958" calcext:value-type="percentage">
            <text:p>0.605%</text:p>
          </table:table-cell>
          <table:table-cell table:number-columns-repeated="1008"/>
        </table:table-row>
        <table:table-row table:style-name="ro1">
          <table:table-cell table:style-name="ce366" office:value-type="float" office:value="101" calcext:value-type="float">
            <text:p>101</text:p>
          </table:table-cell>
          <table:table-cell table:style-name="ce468" office:value-type="string" calcext:value-type="string">
            <text:p>2/3/2022, 1:47:20 PM</text:p>
          </table:table-cell>
          <table:table-cell table:style-name="ce834" office:value-type="float" office:value="23519248" calcext:value-type="float">
            <text:p>23519248</text:p>
          </table:table-cell>
          <table:table-cell table:style-name="ce468" office:value-type="string" calcext:value-type="string">
            <text:p>525.214M</text:p>
          </table:table-cell>
          <table:table-cell table:style-name="ce468" office:value-type="float" office:value="1062" calcext:value-type="float">
            <text:p>1062</text:p>
          </table:table-cell>
          <table:table-cell table:style-name="ce468" office:value-type="float" office:value="41111" calcext:value-type="float">
            <text:p>41111</text:p>
          </table:table-cell>
          <table:table-cell table:style-name="ce468" office:value-type="float" office:value="38.7" calcext:value-type="float">
            <text:p>38.7</text:p>
          </table:table-cell>
          <table:table-cell table:style-name="ce468" office:value-type="float" office:value="934" calcext:value-type="float">
            <text:p>934</text:p>
          </table:table-cell>
          <table:table-cell table:style-name="ce468" office:value-type="float" office:value="37273" calcext:value-type="float">
            <text:p>37273</text:p>
          </table:table-cell>
          <table:table-cell table:style-name="ce468" office:value-type="float" office:value="3652" calcext:value-type="float">
            <text:p>3652</text:p>
          </table:table-cell>
          <table:table-cell table:style-name="ce468" office:value-type="string" calcext:value-type="string">
            <text:p>48.726K</text:p>
          </table:table-cell>
          <table:table-cell table:style-name="ce936" table:formula="of:=IF(RIGHT([.D366];1)=&quot;B&quot;;VALUE(REPLACE([.D366]; LEN([.D366]); 1; &quot;&quot;))*1000000; IF(RIGHT([.D366];1)=&quot;M&quot;;VALUE(REPLACE([.D366]; LEN([.D366]); 1; &quot;&quot;))*1000; 0))" office:value-type="float" office:value="525214" calcext:value-type="float">
            <text:p>525214</text:p>
          </table:table-cell>
          <table:table-cell table:style-name="ce936" table:formula="of:=[.L366]-[.L367]" office:value-type="float" office:value="3289.00000000006" calcext:value-type="float">
            <text:p>3289.00000000006</text:p>
          </table:table-cell>
          <table:table-cell table:style-name="ce936" table:formula="of:=[.N367]+[.M366]" office:value-type="float" office:value="118317" calcext:value-type="float">
            <text:p>118317</text:p>
          </table:table-cell>
          <table:table-cell/>
          <table:table-cell table:style-name="ce940" table:formula="of:=[.M366]/[.L366]" office:value-type="percentage" office:value="0.0062622093089675" calcext:value-type="percentage">
            <text:p>0.626%</text:p>
          </table:table-cell>
          <table:table-cell table:number-columns-repeated="1008"/>
        </table:table-row>
        <table:table-row table:style-name="ro1">
          <table:table-cell table:style-name="ce367" office:value-type="float" office:value="100" calcext:value-type="float">
            <text:p>100</text:p>
          </table:table-cell>
          <table:table-cell table:style-name="ce468" office:value-type="string" calcext:value-type="string">
            <text:p>2/2/2022, 1:47:19 PM</text:p>
          </table:table-cell>
          <table:table-cell table:style-name="ce835" office:value-type="float" office:value="23298274" calcext:value-type="float">
            <text:p>23298274</text:p>
          </table:table-cell>
          <table:table-cell table:style-name="ce468" office:value-type="string" calcext:value-type="string">
            <text:p>521.925M</text:p>
          </table:table-cell>
          <table:table-cell table:style-name="ce468" office:value-type="float" office:value="977" calcext:value-type="float">
            <text:p>977</text:p>
          </table:table-cell>
          <table:table-cell table:style-name="ce468" office:value-type="float" office:value="37178" calcext:value-type="float">
            <text:p>37178</text:p>
          </table:table-cell>
          <table:table-cell table:style-name="ce468" office:value-type="float" office:value="38.1" calcext:value-type="float">
            <text:p>38.1</text:p>
          </table:table-cell>
          <table:table-cell table:style-name="ce468" office:value-type="float" office:value="839" calcext:value-type="float">
            <text:p>839</text:p>
          </table:table-cell>
          <table:table-cell table:style-name="ce468" office:value-type="float" office:value="33604" calcext:value-type="float">
            <text:p>33604</text:p>
          </table:table-cell>
          <table:table-cell table:style-name="ce468" office:value-type="float" office:value="3386" calcext:value-type="float">
            <text:p>3386</text:p>
          </table:table-cell>
          <table:table-cell table:style-name="ce468" office:value-type="string" calcext:value-type="string">
            <text:p>44.801K</text:p>
          </table:table-cell>
          <table:table-cell table:style-name="ce936" table:formula="of:=IF(RIGHT([.D367];1)=&quot;B&quot;;VALUE(REPLACE([.D367]; LEN([.D367]); 1; &quot;&quot;))*1000000; IF(RIGHT([.D367];1)=&quot;M&quot;;VALUE(REPLACE([.D367]; LEN([.D367]); 1; &quot;&quot;))*1000; 0))" office:value-type="float" office:value="521925" calcext:value-type="float">
            <text:p>521925</text:p>
          </table:table-cell>
          <table:table-cell table:style-name="ce936" table:formula="of:=[.L367]-[.L368]" office:value-type="float" office:value="3104.99999999988" calcext:value-type="float">
            <text:p>3104.99999999988</text:p>
          </table:table-cell>
          <table:table-cell table:style-name="ce936" table:formula="of:=[.N368]+[.M367]" office:value-type="float" office:value="115028" calcext:value-type="float">
            <text:p>115028</text:p>
          </table:table-cell>
          <table:table-cell/>
          <table:table-cell table:style-name="ce940" table:formula="of:=[.M367]/[.L367]" office:value-type="percentage" office:value="0.00594913062221561" calcext:value-type="percentage">
            <text:p>0.595%</text:p>
          </table:table-cell>
          <table:table-cell table:number-columns-repeated="1008"/>
        </table:table-row>
        <table:table-row table:style-name="ro1">
          <table:table-cell table:style-name="ce368" office:value-type="float" office:value="99" calcext:value-type="float">
            <text:p>99</text:p>
          </table:table-cell>
          <table:table-cell table:style-name="ce468" office:value-type="string" calcext:value-type="string">
            <text:p>2/1/2022, 1:47:18 PM</text:p>
          </table:table-cell>
          <table:table-cell table:style-name="ce836" office:value-type="float" office:value="23080521" calcext:value-type="float">
            <text:p>23080521</text:p>
          </table:table-cell>
          <table:table-cell table:style-name="ce468" office:value-type="string" calcext:value-type="string">
            <text:p>518.82M</text:p>
          </table:table-cell>
          <table:table-cell table:style-name="ce468" office:value-type="float" office:value="919" calcext:value-type="float">
            <text:p>919</text:p>
          </table:table-cell>
          <table:table-cell table:style-name="ce468" office:value-type="float" office:value="36787" calcext:value-type="float">
            <text:p>36787</text:p>
          </table:table-cell>
          <table:table-cell table:style-name="ce468" office:value-type="float" office:value="40" calcext:value-type="float">
            <text:p>40</text:p>
          </table:table-cell>
          <table:table-cell table:style-name="ce468" office:value-type="float" office:value="794" calcext:value-type="float">
            <text:p>794</text:p>
          </table:table-cell>
          <table:table-cell table:style-name="ce468" office:value-type="float" office:value="33332" calcext:value-type="float">
            <text:p>33332</text:p>
          </table:table-cell>
          <table:table-cell table:style-name="ce468" office:value-type="float" office:value="3340" calcext:value-type="float">
            <text:p>3340</text:p>
          </table:table-cell>
          <table:table-cell table:style-name="ce468" office:value-type="string" calcext:value-type="string">
            <text:p>44.859K</text:p>
          </table:table-cell>
          <table:table-cell table:style-name="ce936" table:formula="of:=IF(RIGHT([.D368];1)=&quot;B&quot;;VALUE(REPLACE([.D368]; LEN([.D368]); 1; &quot;&quot;))*1000000; IF(RIGHT([.D368];1)=&quot;M&quot;;VALUE(REPLACE([.D368]; LEN([.D368]); 1; &quot;&quot;))*1000; 0))" office:value-type="float" office:value="518820" calcext:value-type="float">
            <text:p>518820</text:p>
          </table:table-cell>
          <table:table-cell table:style-name="ce936" table:formula="of:=[.L368]-[.L369]" office:value-type="float" office:value="3104.00000000006" calcext:value-type="float">
            <text:p>3104.00000000006</text:p>
          </table:table-cell>
          <table:table-cell table:style-name="ce936" table:formula="of:=[.N369]+[.M368]" office:value-type="float" office:value="111923" calcext:value-type="float">
            <text:p>111923</text:p>
          </table:table-cell>
          <table:table-cell/>
          <table:table-cell table:style-name="ce940" table:formula="of:=[.M368]/[.L368]" office:value-type="percentage" office:value="0.0059828071392777" calcext:value-type="percentage">
            <text:p>0.598%</text:p>
          </table:table-cell>
          <table:table-cell table:number-columns-repeated="1008"/>
        </table:table-row>
        <table:table-row table:style-name="ro1">
          <table:table-cell table:style-name="ce369" office:value-type="float" office:value="98" calcext:value-type="float">
            <text:p>98</text:p>
          </table:table-cell>
          <table:table-cell table:style-name="ce468" office:value-type="string" calcext:value-type="string">
            <text:p>1/31/2022, 1:47:16 PM</text:p>
          </table:table-cell>
          <table:table-cell table:style-name="ce837" office:value-type="float" office:value="22864759" calcext:value-type="float">
            <text:p>22864759</text:p>
          </table:table-cell>
          <table:table-cell table:style-name="ce468" office:value-type="string" calcext:value-type="string">
            <text:p>515.716M</text:p>
          </table:table-cell>
          <table:table-cell table:style-name="ce468" office:value-type="float" office:value="909" calcext:value-type="float">
            <text:p>909</text:p>
          </table:table-cell>
          <table:table-cell table:style-name="ce468" office:value-type="float" office:value="38487" calcext:value-type="float">
            <text:p>38487</text:p>
          </table:table-cell>
          <table:table-cell table:style-name="ce468" office:value-type="float" office:value="42.3" calcext:value-type="float">
            <text:p>42.3</text:p>
          </table:table-cell>
          <table:table-cell table:style-name="ce468" office:value-type="float" office:value="809" calcext:value-type="float">
            <text:p>809</text:p>
          </table:table-cell>
          <table:table-cell table:style-name="ce468" office:value-type="float" office:value="34980" calcext:value-type="float">
            <text:p>34980</text:p>
          </table:table-cell>
          <table:table-cell table:style-name="ce468" office:value-type="float" office:value="3423" calcext:value-type="float">
            <text:p>3423</text:p>
          </table:table-cell>
          <table:table-cell table:style-name="ce468" office:value-type="string" calcext:value-type="string">
            <text:p>42.847K</text:p>
          </table:table-cell>
          <table:table-cell table:style-name="ce936" table:formula="of:=IF(RIGHT([.D369];1)=&quot;B&quot;;VALUE(REPLACE([.D369]; LEN([.D369]); 1; &quot;&quot;))*1000000; IF(RIGHT([.D369];1)=&quot;M&quot;;VALUE(REPLACE([.D369]; LEN([.D369]); 1; &quot;&quot;))*1000; 0))" office:value-type="float" office:value="515716" calcext:value-type="float">
            <text:p>515716</text:p>
          </table:table-cell>
          <table:table-cell table:style-name="ce936" table:formula="of:=[.L369]-[.L370]" office:value-type="float" office:value="3013" calcext:value-type="float">
            <text:p>3013</text:p>
          </table:table-cell>
          <table:table-cell table:style-name="ce936" table:formula="of:=[.N370]+[.M369]" office:value-type="float" office:value="108819" calcext:value-type="float">
            <text:p>108819</text:p>
          </table:table-cell>
          <table:table-cell/>
          <table:table-cell table:style-name="ce940" table:formula="of:=[.M369]/[.L369]" office:value-type="percentage" office:value="0.00584236285087141" calcext:value-type="percentage">
            <text:p>0.584%</text:p>
          </table:table-cell>
          <table:table-cell table:number-columns-repeated="1008"/>
        </table:table-row>
        <table:table-row table:style-name="ro1">
          <table:table-cell table:style-name="ce370" office:value-type="float" office:value="97" calcext:value-type="float">
            <text:p>97</text:p>
          </table:table-cell>
          <table:table-cell table:style-name="ce468" office:value-type="string" calcext:value-type="string">
            <text:p>1/30/2022, 1:47:15 PM</text:p>
          </table:table-cell>
          <table:table-cell table:style-name="ce838" office:value-type="float" office:value="22648156" calcext:value-type="float">
            <text:p>22648156</text:p>
          </table:table-cell>
          <table:table-cell table:style-name="ce468" office:value-type="string" calcext:value-type="string">
            <text:p>512.703M</text:p>
          </table:table-cell>
          <table:table-cell table:style-name="ce468" office:value-type="float" office:value="908" calcext:value-type="float">
            <text:p>908</text:p>
          </table:table-cell>
          <table:table-cell table:style-name="ce468" office:value-type="float" office:value="38624" calcext:value-type="float">
            <text:p>38624</text:p>
          </table:table-cell>
          <table:table-cell table:style-name="ce468" office:value-type="float" office:value="42.5" calcext:value-type="float">
            <text:p>42.5</text:p>
          </table:table-cell>
          <table:table-cell table:style-name="ce468" office:value-type="float" office:value="813" calcext:value-type="float">
            <text:p>813</text:p>
          </table:table-cell>
          <table:table-cell table:style-name="ce468" office:value-type="float" office:value="35206" calcext:value-type="float">
            <text:p>35206</text:p>
          </table:table-cell>
          <table:table-cell table:style-name="ce468" office:value-type="float" office:value="3328" calcext:value-type="float">
            <text:p>3328</text:p>
          </table:table-cell>
          <table:table-cell table:style-name="ce468" office:value-type="string" calcext:value-type="string">
            <text:p>44.81K</text:p>
          </table:table-cell>
          <table:table-cell table:style-name="ce936" table:formula="of:=IF(RIGHT([.D370];1)=&quot;B&quot;;VALUE(REPLACE([.D370]; LEN([.D370]); 1; &quot;&quot;))*1000000; IF(RIGHT([.D370];1)=&quot;M&quot;;VALUE(REPLACE([.D370]; LEN([.D370]); 1; &quot;&quot;))*1000; 0))" office:value-type="float" office:value="512703" calcext:value-type="float">
            <text:p>512703</text:p>
          </table:table-cell>
          <table:table-cell table:style-name="ce936" table:formula="of:=[.L370]-[.L371]" office:value-type="float" office:value="3105" calcext:value-type="float">
            <text:p>3105</text:p>
          </table:table-cell>
          <table:table-cell table:style-name="ce936" table:formula="of:=[.N371]+[.M370]" office:value-type="float" office:value="105806" calcext:value-type="float">
            <text:p>105806</text:p>
          </table:table-cell>
          <table:table-cell/>
          <table:table-cell table:style-name="ce940" table:formula="of:=[.M370]/[.L370]" office:value-type="percentage" office:value="0.00605613776396861" calcext:value-type="percentage">
            <text:p>0.606%</text:p>
          </table:table-cell>
          <table:table-cell table:number-columns-repeated="1008"/>
        </table:table-row>
        <table:table-row table:style-name="ro1">
          <table:table-cell table:style-name="ce371" office:value-type="float" office:value="96" calcext:value-type="float">
            <text:p>96</text:p>
          </table:table-cell>
          <table:table-cell table:style-name="ce468" office:value-type="string" calcext:value-type="string">
            <text:p>1/29/2022, 1:47:14 PM</text:p>
          </table:table-cell>
          <table:table-cell table:style-name="ce839" office:value-type="float" office:value="22428998" calcext:value-type="float">
            <text:p>22428998</text:p>
          </table:table-cell>
          <table:table-cell table:style-name="ce468" office:value-type="string" calcext:value-type="string">
            <text:p>509.598M</text:p>
          </table:table-cell>
          <table:table-cell table:style-name="ce468" office:value-type="float" office:value="905" calcext:value-type="float">
            <text:p>905</text:p>
          </table:table-cell>
          <table:table-cell table:style-name="ce468" office:value-type="float" office:value="38143" calcext:value-type="float">
            <text:p>38143</text:p>
          </table:table-cell>
          <table:table-cell table:style-name="ce468" office:value-type="float" office:value="42.1" calcext:value-type="float">
            <text:p>42.1</text:p>
          </table:table-cell>
          <table:table-cell table:style-name="ce468" office:value-type="float" office:value="809" calcext:value-type="float">
            <text:p>809</text:p>
          </table:table-cell>
          <table:table-cell table:style-name="ce468" office:value-type="float" office:value="34746" calcext:value-type="float">
            <text:p>34746</text:p>
          </table:table-cell>
          <table:table-cell table:style-name="ce468" office:value-type="float" office:value="3334" calcext:value-type="float">
            <text:p>3334</text:p>
          </table:table-cell>
          <table:table-cell table:style-name="ce468" office:value-type="string" calcext:value-type="string">
            <text:p>42.858K</text:p>
          </table:table-cell>
          <table:table-cell table:style-name="ce936" table:formula="of:=IF(RIGHT([.D371];1)=&quot;B&quot;;VALUE(REPLACE([.D371]; LEN([.D371]); 1; &quot;&quot;))*1000000; IF(RIGHT([.D371];1)=&quot;M&quot;;VALUE(REPLACE([.D371]; LEN([.D371]); 1; &quot;&quot;))*1000; 0))" office:value-type="float" office:value="509598" calcext:value-type="float">
            <text:p>509598</text:p>
          </table:table-cell>
          <table:table-cell table:style-name="ce936" table:formula="of:=[.L371]-[.L372]" office:value-type="float" office:value="3013" calcext:value-type="float">
            <text:p>3013</text:p>
          </table:table-cell>
          <table:table-cell table:style-name="ce936" table:formula="of:=[.N372]+[.M371]" office:value-type="float" office:value="102701" calcext:value-type="float">
            <text:p>102701</text:p>
          </table:table-cell>
          <table:table-cell/>
          <table:table-cell table:style-name="ce940" table:formula="of:=[.M371]/[.L371]" office:value-type="percentage" office:value="0.00591250358125424" calcext:value-type="percentage">
            <text:p>0.591%</text:p>
          </table:table-cell>
          <table:table-cell table:number-columns-repeated="1008"/>
        </table:table-row>
        <table:table-row table:style-name="ro1">
          <table:table-cell table:style-name="ce372" office:value-type="float" office:value="95" calcext:value-type="float">
            <text:p>95</text:p>
          </table:table-cell>
          <table:table-cell table:style-name="ce468" office:value-type="string" calcext:value-type="string">
            <text:p>1/28/2022, 1:47:13 PM</text:p>
          </table:table-cell>
          <table:table-cell table:style-name="ce840" office:value-type="float" office:value="22209162" calcext:value-type="float">
            <text:p>22209162</text:p>
          </table:table-cell>
          <table:table-cell table:style-name="ce468" office:value-type="string" calcext:value-type="string">
            <text:p>506.585M</text:p>
          </table:table-cell>
          <table:table-cell table:style-name="ce468" office:value-type="float" office:value="886" calcext:value-type="float">
            <text:p>886</text:p>
          </table:table-cell>
          <table:table-cell table:style-name="ce468" office:value-type="float" office:value="37660" calcext:value-type="float">
            <text:p>37660</text:p>
          </table:table-cell>
          <table:table-cell table:style-name="ce468" office:value-type="float" office:value="42.5" calcext:value-type="float">
            <text:p>42.5</text:p>
          </table:table-cell>
          <table:table-cell table:style-name="ce468" office:value-type="float" office:value="786" calcext:value-type="float">
            <text:p>786</text:p>
          </table:table-cell>
          <table:table-cell table:style-name="ce468" office:value-type="float" office:value="34251" calcext:value-type="float">
            <text:p>34251</text:p>
          </table:table-cell>
          <table:table-cell table:style-name="ce468" office:value-type="float" office:value="3322" calcext:value-type="float">
            <text:p>3322</text:p>
          </table:table-cell>
          <table:table-cell table:style-name="ce468" office:value-type="string" calcext:value-type="string">
            <text:p>44.86K</text:p>
          </table:table-cell>
          <table:table-cell table:style-name="ce936" table:formula="of:=IF(RIGHT([.D372];1)=&quot;B&quot;;VALUE(REPLACE([.D372]; LEN([.D372]); 1; &quot;&quot;))*1000000; IF(RIGHT([.D372];1)=&quot;M&quot;;VALUE(REPLACE([.D372]; LEN([.D372]); 1; &quot;&quot;))*1000; 0))" office:value-type="float" office:value="506585" calcext:value-type="float">
            <text:p>506585</text:p>
          </table:table-cell>
          <table:table-cell table:style-name="ce936" table:formula="of:=[.L372]-[.L373]" office:value-type="float" office:value="3105" calcext:value-type="float">
            <text:p>3105</text:p>
          </table:table-cell>
          <table:table-cell table:style-name="ce936" table:formula="of:=[.N373]+[.M372]" office:value-type="float" office:value="99688" calcext:value-type="float">
            <text:p>99688</text:p>
          </table:table-cell>
          <table:table-cell/>
          <table:table-cell table:style-name="ce940" table:formula="of:=[.M372]/[.L372]" office:value-type="percentage" office:value="0.00612927741642567" calcext:value-type="percentage">
            <text:p>0.613%</text:p>
          </table:table-cell>
          <table:table-cell table:number-columns-repeated="1008"/>
        </table:table-row>
        <table:table-row table:style-name="ro1">
          <table:table-cell table:style-name="ce373" office:value-type="float" office:value="94" calcext:value-type="float">
            <text:p>94</text:p>
          </table:table-cell>
          <table:table-cell table:style-name="ce468" office:value-type="string" calcext:value-type="string">
            <text:p>1/27/2022, 1:47:12 PM</text:p>
          </table:table-cell>
          <table:table-cell table:style-name="ce841" office:value-type="float" office:value="21988486" calcext:value-type="float">
            <text:p>21988486</text:p>
          </table:table-cell>
          <table:table-cell table:style-name="ce468" office:value-type="string" calcext:value-type="string">
            <text:p>503.48M</text:p>
          </table:table-cell>
          <table:table-cell table:style-name="ce468" office:value-type="float" office:value="885" calcext:value-type="float">
            <text:p>885</text:p>
          </table:table-cell>
          <table:table-cell table:style-name="ce468" office:value-type="float" office:value="37683" calcext:value-type="float">
            <text:p>37683</text:p>
          </table:table-cell>
          <table:table-cell table:style-name="ce468" office:value-type="float" office:value="42.6" calcext:value-type="float">
            <text:p>42.6</text:p>
          </table:table-cell>
          <table:table-cell table:style-name="ce468" office:value-type="float" office:value="789" calcext:value-type="float">
            <text:p>789</text:p>
          </table:table-cell>
          <table:table-cell table:style-name="ce468" office:value-type="float" office:value="34307" calcext:value-type="float">
            <text:p>34307</text:p>
          </table:table-cell>
          <table:table-cell table:style-name="ce468" office:value-type="float" office:value="3290" calcext:value-type="float">
            <text:p>3290</text:p>
          </table:table-cell>
          <table:table-cell table:style-name="ce468" office:value-type="string" calcext:value-type="string">
            <text:p>42.882K</text:p>
          </table:table-cell>
          <table:table-cell table:style-name="ce936" table:formula="of:=IF(RIGHT([.D373];1)=&quot;B&quot;;VALUE(REPLACE([.D373]; LEN([.D373]); 1; &quot;&quot;))*1000000; IF(RIGHT([.D373];1)=&quot;M&quot;;VALUE(REPLACE([.D373]; LEN([.D373]); 1; &quot;&quot;))*1000; 0))" office:value-type="float" office:value="503480" calcext:value-type="float">
            <text:p>503480</text:p>
          </table:table-cell>
          <table:table-cell table:style-name="ce936" table:formula="of:=[.L373]-[.L374]" office:value-type="float" office:value="3013" calcext:value-type="float">
            <text:p>3013</text:p>
          </table:table-cell>
          <table:table-cell table:style-name="ce936" table:formula="of:=[.N374]+[.M373]" office:value-type="float" office:value="96583" calcext:value-type="float">
            <text:p>96583</text:p>
          </table:table-cell>
          <table:table-cell/>
          <table:table-cell table:style-name="ce940" table:formula="of:=[.M373]/[.L373]" office:value-type="percentage" office:value="0.0059843489314372" calcext:value-type="percentage">
            <text:p>0.598%</text:p>
          </table:table-cell>
          <table:table-cell table:number-columns-repeated="1008"/>
        </table:table-row>
        <table:table-row table:style-name="ro1">
          <table:table-cell table:style-name="ce374" office:value-type="float" office:value="93" calcext:value-type="float">
            <text:p>93</text:p>
          </table:table-cell>
          <table:table-cell table:style-name="ce468" office:value-type="string" calcext:value-type="string">
            <text:p>1/26/2022, 1:47:11 PM</text:p>
          </table:table-cell>
          <table:table-cell table:style-name="ce842" office:value-type="float" office:value="21768673" calcext:value-type="float">
            <text:p>21768673</text:p>
          </table:table-cell>
          <table:table-cell table:style-name="ce468" office:value-type="string" calcext:value-type="string">
            <text:p>500.467M</text:p>
          </table:table-cell>
          <table:table-cell table:style-name="ce468" office:value-type="float" office:value="879" calcext:value-type="float">
            <text:p>879</text:p>
          </table:table-cell>
          <table:table-cell table:style-name="ce468" office:value-type="float" office:value="35765" calcext:value-type="float">
            <text:p>35765</text:p>
          </table:table-cell>
          <table:table-cell table:style-name="ce468" office:value-type="float" office:value="40.7" calcext:value-type="float">
            <text:p>40.7</text:p>
          </table:table-cell>
          <table:table-cell table:style-name="ce468" office:value-type="float" office:value="753" calcext:value-type="float">
            <text:p>753</text:p>
          </table:table-cell>
          <table:table-cell table:style-name="ce468" office:value-type="float" office:value="32347" calcext:value-type="float">
            <text:p>32347</text:p>
          </table:table-cell>
          <table:table-cell table:style-name="ce468" office:value-type="float" office:value="3240" calcext:value-type="float">
            <text:p>3240</text:p>
          </table:table-cell>
          <table:table-cell table:style-name="ce468" office:value-type="string" calcext:value-type="string">
            <text:p>42.903K</text:p>
          </table:table-cell>
          <table:table-cell table:style-name="ce936" table:formula="of:=IF(RIGHT([.D374];1)=&quot;B&quot;;VALUE(REPLACE([.D374]; LEN([.D374]); 1; &quot;&quot;))*1000000; IF(RIGHT([.D374];1)=&quot;M&quot;;VALUE(REPLACE([.D374]; LEN([.D374]); 1; &quot;&quot;))*1000; 0))" office:value-type="float" office:value="500467" calcext:value-type="float">
            <text:p>500467</text:p>
          </table:table-cell>
          <table:table-cell table:style-name="ce936" table:formula="of:=[.L374]-[.L375]" office:value-type="float" office:value="3013" calcext:value-type="float">
            <text:p>3013</text:p>
          </table:table-cell>
          <table:table-cell table:style-name="ce936" table:formula="of:=[.N375]+[.M374]" office:value-type="float" office:value="93570" calcext:value-type="float">
            <text:p>93570</text:p>
          </table:table-cell>
          <table:table-cell/>
          <table:table-cell table:style-name="ce940" table:formula="of:=[.M374]/[.L374]" office:value-type="percentage" office:value="0.00602037696791197" calcext:value-type="percentage">
            <text:p>0.602%</text:p>
          </table:table-cell>
          <table:table-cell table:number-columns-repeated="1008"/>
        </table:table-row>
        <table:table-row table:style-name="ro1">
          <table:table-cell table:style-name="ce375" office:value-type="float" office:value="92" calcext:value-type="float">
            <text:p>92</text:p>
          </table:table-cell>
          <table:table-cell table:style-name="ce468" office:value-type="string" calcext:value-type="string">
            <text:p>1/25/2022, 1:47:10 PM</text:p>
          </table:table-cell>
          <table:table-cell table:style-name="ce843" office:value-type="float" office:value="21550838" calcext:value-type="float">
            <text:p>21550838</text:p>
          </table:table-cell>
          <table:table-cell table:style-name="ce468" office:value-type="string" calcext:value-type="string">
            <text:p>497.454M</text:p>
          </table:table-cell>
          <table:table-cell table:style-name="ce468" office:value-type="float" office:value="886" calcext:value-type="float">
            <text:p>886</text:p>
          </table:table-cell>
          <table:table-cell table:style-name="ce468" office:value-type="float" office:value="37222" calcext:value-type="float">
            <text:p>37222</text:p>
          </table:table-cell>
          <table:table-cell table:style-name="ce468" office:value-type="float" office:value="42" calcext:value-type="float">
            <text:p>42</text:p>
          </table:table-cell>
          <table:table-cell table:style-name="ce468" office:value-type="float" office:value="785" calcext:value-type="float">
            <text:p>785</text:p>
          </table:table-cell>
          <table:table-cell table:style-name="ce468" office:value-type="float" office:value="33861" calcext:value-type="float">
            <text:p>33861</text:p>
          </table:table-cell>
          <table:table-cell table:style-name="ce468" office:value-type="float" office:value="3241" calcext:value-type="float">
            <text:p>3241</text:p>
          </table:table-cell>
          <table:table-cell table:style-name="ce468" office:value-type="string" calcext:value-type="string">
            <text:p>42.854K</text:p>
          </table:table-cell>
          <table:table-cell table:style-name="ce936" table:formula="of:=IF(RIGHT([.D375];1)=&quot;B&quot;;VALUE(REPLACE([.D375]; LEN([.D375]); 1; &quot;&quot;))*1000000; IF(RIGHT([.D375];1)=&quot;M&quot;;VALUE(REPLACE([.D375]; LEN([.D375]); 1; &quot;&quot;))*1000; 0))" office:value-type="float" office:value="497454" calcext:value-type="float">
            <text:p>497454</text:p>
          </table:table-cell>
          <table:table-cell table:style-name="ce936" table:formula="of:=[.L375]-[.L376]" office:value-type="float" office:value="3013" calcext:value-type="float">
            <text:p>3013</text:p>
          </table:table-cell>
          <table:table-cell table:style-name="ce936" table:formula="of:=[.N376]+[.M375]" office:value-type="float" office:value="90557" calcext:value-type="float">
            <text:p>90557</text:p>
          </table:table-cell>
          <table:table-cell/>
          <table:table-cell table:style-name="ce940" table:formula="of:=[.M375]/[.L375]" office:value-type="percentage" office:value="0.00605684143659514" calcext:value-type="percentage">
            <text:p>0.606%</text:p>
          </table:table-cell>
          <table:table-cell table:number-columns-repeated="1008"/>
        </table:table-row>
        <table:table-row table:style-name="ro1">
          <table:table-cell table:style-name="ce376" office:value-type="float" office:value="91" calcext:value-type="float">
            <text:p>91</text:p>
          </table:table-cell>
          <table:table-cell table:style-name="ce468" office:value-type="string" calcext:value-type="string">
            <text:p>1/24/2022, 1:47:09 PM</text:p>
          </table:table-cell>
          <table:table-cell table:style-name="ce844" office:value-type="float" office:value="21329522" calcext:value-type="float">
            <text:p>21329522</text:p>
          </table:table-cell>
          <table:table-cell table:style-name="ce468" office:value-type="string" calcext:value-type="string">
            <text:p>494.441M</text:p>
          </table:table-cell>
          <table:table-cell table:style-name="ce468" office:value-type="float" office:value="890" calcext:value-type="float">
            <text:p>890</text:p>
          </table:table-cell>
          <table:table-cell table:style-name="ce468" office:value-type="float" office:value="34326" calcext:value-type="float">
            <text:p>34326</text:p>
          </table:table-cell>
          <table:table-cell table:style-name="ce468" office:value-type="float" office:value="38.6" calcext:value-type="float">
            <text:p>38.6</text:p>
          </table:table-cell>
          <table:table-cell table:style-name="ce468" office:value-type="float" office:value="788" calcext:value-type="float">
            <text:p>788</text:p>
          </table:table-cell>
          <table:table-cell table:style-name="ce468" office:value-type="float" office:value="30969" calcext:value-type="float">
            <text:p>30969</text:p>
          </table:table-cell>
          <table:table-cell table:style-name="ce468" office:value-type="float" office:value="3253" calcext:value-type="float">
            <text:p>3253</text:p>
          </table:table-cell>
          <table:table-cell table:style-name="ce468" office:value-type="string" calcext:value-type="string">
            <text:p>47.052K</text:p>
          </table:table-cell>
          <table:table-cell table:style-name="ce936" table:formula="of:=IF(RIGHT([.D376];1)=&quot;B&quot;;VALUE(REPLACE([.D376]; LEN([.D376]); 1; &quot;&quot;))*1000000; IF(RIGHT([.D376];1)=&quot;M&quot;;VALUE(REPLACE([.D376]; LEN([.D376]); 1; &quot;&quot;))*1000; 0))" office:value-type="float" office:value="494441" calcext:value-type="float">
            <text:p>494441</text:p>
          </table:table-cell>
          <table:table-cell table:style-name="ce936" table:formula="of:=[.L376]-[.L377]" office:value-type="float" office:value="3197" calcext:value-type="float">
            <text:p>3197</text:p>
          </table:table-cell>
          <table:table-cell table:style-name="ce936" table:formula="of:=[.N377]+[.M376]" office:value-type="float" office:value="87544" calcext:value-type="float">
            <text:p>87544</text:p>
          </table:table-cell>
          <table:table-cell/>
          <table:table-cell table:style-name="ce940" table:formula="of:=[.M376]/[.L376]" office:value-type="percentage" office:value="0.00646588773989212" calcext:value-type="percentage">
            <text:p>0.647%</text:p>
          </table:table-cell>
          <table:table-cell table:number-columns-repeated="1008"/>
        </table:table-row>
        <table:table-row table:style-name="ro1">
          <table:table-cell table:style-name="ce377" office:value-type="float" office:value="90" calcext:value-type="float">
            <text:p>90</text:p>
          </table:table-cell>
          <table:table-cell table:style-name="ce468" office:value-type="string" calcext:value-type="string">
            <text:p>1/23/2022, 1:47:08 PM</text:p>
          </table:table-cell>
          <table:table-cell table:style-name="ce845" office:value-type="float" office:value="21100072" calcext:value-type="float">
            <text:p>21100072</text:p>
          </table:table-cell>
          <table:table-cell table:style-name="ce468" office:value-type="string" calcext:value-type="string">
            <text:p>491.244M</text:p>
          </table:table-cell>
          <table:table-cell table:style-name="ce468" office:value-type="float" office:value="866" calcext:value-type="float">
            <text:p>866</text:p>
          </table:table-cell>
          <table:table-cell table:style-name="ce468" office:value-type="float" office:value="37420" calcext:value-type="float">
            <text:p>37420</text:p>
          </table:table-cell>
          <table:table-cell table:style-name="ce468" office:value-type="float" office:value="43.2" calcext:value-type="float">
            <text:p>43.2</text:p>
          </table:table-cell>
          <table:table-cell table:style-name="ce468" office:value-type="float" office:value="770" calcext:value-type="float">
            <text:p>770</text:p>
          </table:table-cell>
          <table:table-cell table:style-name="ce468" office:value-type="float" office:value="34042" calcext:value-type="float">
            <text:p>34042</text:p>
          </table:table-cell>
          <table:table-cell table:style-name="ce468" office:value-type="float" office:value="3298" calcext:value-type="float">
            <text:p>3298</text:p>
          </table:table-cell>
          <table:table-cell table:style-name="ce468" office:value-type="string" calcext:value-type="string">
            <text:p>47.182K</text:p>
          </table:table-cell>
          <table:table-cell table:style-name="ce936" table:formula="of:=IF(RIGHT([.D377];1)=&quot;B&quot;;VALUE(REPLACE([.D377]; LEN([.D377]); 1; &quot;&quot;))*1000000; IF(RIGHT([.D377];1)=&quot;M&quot;;VALUE(REPLACE([.D377]; LEN([.D377]); 1; &quot;&quot;))*1000; 0))" office:value-type="float" office:value="491244" calcext:value-type="float">
            <text:p>491244</text:p>
          </table:table-cell>
          <table:table-cell table:style-name="ce936" table:formula="of:=[.L377]-[.L378]" office:value-type="float" office:value="3197" calcext:value-type="float">
            <text:p>3197</text:p>
          </table:table-cell>
          <table:table-cell table:style-name="ce936" table:formula="of:=[.N378]+[.M377]" office:value-type="float" office:value="84347" calcext:value-type="float">
            <text:p>84347</text:p>
          </table:table-cell>
          <table:table-cell/>
          <table:table-cell table:style-name="ce940" table:formula="of:=[.M377]/[.L377]" office:value-type="percentage" office:value="0.00650796752733876" calcext:value-type="percentage">
            <text:p>0.651%</text:p>
          </table:table-cell>
          <table:table-cell table:number-columns-repeated="1008"/>
        </table:table-row>
        <table:table-row table:style-name="ro1">
          <table:table-cell table:style-name="ce378" office:value-type="float" office:value="89" calcext:value-type="float">
            <text:p>89</text:p>
          </table:table-cell>
          <table:table-cell table:style-name="ce468" office:value-type="string" calcext:value-type="string">
            <text:p>1/22/2022, 1:47:07 PM</text:p>
          </table:table-cell>
          <table:table-cell table:style-name="ce846" office:value-type="float" office:value="20874227" calcext:value-type="float">
            <text:p>20874227</text:p>
          </table:table-cell>
          <table:table-cell table:style-name="ce468" office:value-type="string" calcext:value-type="string">
            <text:p>488.047M</text:p>
          </table:table-cell>
          <table:table-cell table:style-name="ce468" office:value-type="float" office:value="840" calcext:value-type="float">
            <text:p>840</text:p>
          </table:table-cell>
          <table:table-cell table:style-name="ce468" office:value-type="float" office:value="38993" calcext:value-type="float">
            <text:p>38993</text:p>
          </table:table-cell>
          <table:table-cell table:style-name="ce468" office:value-type="float" office:value="46.4" calcext:value-type="float">
            <text:p>46.4</text:p>
          </table:table-cell>
          <table:table-cell table:style-name="ce468" office:value-type="float" office:value="752" calcext:value-type="float">
            <text:p>752</text:p>
          </table:table-cell>
          <table:table-cell table:style-name="ce468" office:value-type="float" office:value="35778" calcext:value-type="float">
            <text:p>35778</text:p>
          </table:table-cell>
          <table:table-cell table:style-name="ce468" office:value-type="float" office:value="3149" calcext:value-type="float">
            <text:p>3149</text:p>
          </table:table-cell>
          <table:table-cell table:style-name="ce468" office:value-type="string" calcext:value-type="string">
            <text:p>44.86K</text:p>
          </table:table-cell>
          <table:table-cell table:style-name="ce936" table:formula="of:=IF(RIGHT([.D378];1)=&quot;B&quot;;VALUE(REPLACE([.D378]; LEN([.D378]); 1; &quot;&quot;))*1000000; IF(RIGHT([.D378];1)=&quot;M&quot;;VALUE(REPLACE([.D378]; LEN([.D378]); 1; &quot;&quot;))*1000; 0))" office:value-type="float" office:value="488047" calcext:value-type="float">
            <text:p>488047</text:p>
          </table:table-cell>
          <table:table-cell table:style-name="ce936" table:formula="of:=[.L378]-[.L379]" office:value-type="float" office:value="3105" calcext:value-type="float">
            <text:p>3105</text:p>
          </table:table-cell>
          <table:table-cell table:style-name="ce936" table:formula="of:=[.N379]+[.M378]" office:value-type="float" office:value="81150" calcext:value-type="float">
            <text:p>81150</text:p>
          </table:table-cell>
          <table:table-cell/>
          <table:table-cell table:style-name="ce940" table:formula="of:=[.M378]/[.L378]" office:value-type="percentage" office:value="0.00636209217554867" calcext:value-type="percentage">
            <text:p>0.636%</text:p>
          </table:table-cell>
          <table:table-cell table:number-columns-repeated="1008"/>
        </table:table-row>
        <table:table-row table:style-name="ro1">
          <table:table-cell table:style-name="ce379" office:value-type="float" office:value="88" calcext:value-type="float">
            <text:p>88</text:p>
          </table:table-cell>
          <table:table-cell table:style-name="ce468" office:value-type="string" calcext:value-type="string">
            <text:p>1/21/2022, 1:47:06 PM</text:p>
          </table:table-cell>
          <table:table-cell table:style-name="ce847" office:value-type="float" office:value="20647407" calcext:value-type="float">
            <text:p>20647407</text:p>
          </table:table-cell>
          <table:table-cell table:style-name="ce468" office:value-type="string" calcext:value-type="string">
            <text:p>484.942M</text:p>
          </table:table-cell>
          <table:table-cell table:style-name="ce468" office:value-type="float" office:value="838" calcext:value-type="float">
            <text:p>838</text:p>
          </table:table-cell>
          <table:table-cell table:style-name="ce468" office:value-type="float" office:value="32623" calcext:value-type="float">
            <text:p>32623</text:p>
          </table:table-cell>
          <table:table-cell table:style-name="ce468" office:value-type="float" office:value="38.9" calcext:value-type="float">
            <text:p>38.9</text:p>
          </table:table-cell>
          <table:table-cell table:style-name="ce468" office:value-type="float" office:value="745" calcext:value-type="float">
            <text:p>745</text:p>
          </table:table-cell>
          <table:table-cell table:style-name="ce468" office:value-type="float" office:value="29367" calcext:value-type="float">
            <text:p>29367</text:p>
          </table:table-cell>
          <table:table-cell table:style-name="ce468" office:value-type="float" office:value="3171" calcext:value-type="float">
            <text:p>3171</text:p>
          </table:table-cell>
          <table:table-cell table:style-name="ce468" office:value-type="string" calcext:value-type="string">
            <text:p>49.133K</text:p>
          </table:table-cell>
          <table:table-cell table:style-name="ce936" table:formula="of:=IF(RIGHT([.D379];1)=&quot;B&quot;;VALUE(REPLACE([.D379]; LEN([.D379]); 1; &quot;&quot;))*1000000; IF(RIGHT([.D379];1)=&quot;M&quot;;VALUE(REPLACE([.D379]; LEN([.D379]); 1; &quot;&quot;))*1000; 0))" office:value-type="float" office:value="484942" calcext:value-type="float">
            <text:p>484942</text:p>
          </table:table-cell>
          <table:table-cell table:style-name="ce936" table:formula="of:=[.L379]-[.L380]" office:value-type="float" office:value="3289" calcext:value-type="float">
            <text:p>3289</text:p>
          </table:table-cell>
          <table:table-cell table:style-name="ce936" table:formula="of:=[.N380]+[.M379]" office:value-type="float" office:value="78045" calcext:value-type="float">
            <text:p>78045</text:p>
          </table:table-cell>
          <table:table-cell/>
          <table:table-cell table:style-name="ce940" table:formula="of:=[.M379]/[.L379]" office:value-type="percentage" office:value="0.00678225437268787" calcext:value-type="percentage">
            <text:p>0.678%</text:p>
          </table:table-cell>
          <table:table-cell table:number-columns-repeated="1008"/>
        </table:table-row>
        <table:table-row table:style-name="ro1">
          <table:table-cell table:style-name="ce380" office:value-type="float" office:value="87" calcext:value-type="float">
            <text:p>87</text:p>
          </table:table-cell>
          <table:table-cell table:style-name="ce468" office:value-type="string" calcext:value-type="string">
            <text:p>1/20/2022, 1:47:05 PM</text:p>
          </table:table-cell>
          <table:table-cell table:style-name="ce848" office:value-type="float" office:value="20420265" calcext:value-type="float">
            <text:p>20420265</text:p>
          </table:table-cell>
          <table:table-cell table:style-name="ce468" office:value-type="string" calcext:value-type="string">
            <text:p>481.653M</text:p>
          </table:table-cell>
          <table:table-cell table:style-name="ce468" office:value-type="float" office:value="1002" calcext:value-type="float">
            <text:p>1002</text:p>
          </table:table-cell>
          <table:table-cell table:style-name="ce468" office:value-type="float" office:value="35197" calcext:value-type="float">
            <text:p>35197</text:p>
          </table:table-cell>
          <table:table-cell table:style-name="ce468" office:value-type="float" office:value="35.1" calcext:value-type="float">
            <text:p>35.1</text:p>
          </table:table-cell>
          <table:table-cell table:style-name="ce468" office:value-type="float" office:value="747" calcext:value-type="float">
            <text:p>747</text:p>
          </table:table-cell>
          <table:table-cell table:style-name="ce468" office:value-type="float" office:value="31737" calcext:value-type="float">
            <text:p>31737</text:p>
          </table:table-cell>
          <table:table-cell table:style-name="ce468" office:value-type="float" office:value="3166" calcext:value-type="float">
            <text:p>3166</text:p>
          </table:table-cell>
          <table:table-cell table:style-name="ce468" office:value-type="string" calcext:value-type="string">
            <text:p>49.211K</text:p>
          </table:table-cell>
          <table:table-cell table:style-name="ce936" table:formula="of:=IF(RIGHT([.D380];1)=&quot;B&quot;;VALUE(REPLACE([.D380]; LEN([.D380]); 1; &quot;&quot;))*1000000; IF(RIGHT([.D380];1)=&quot;M&quot;;VALUE(REPLACE([.D380]; LEN([.D380]); 1; &quot;&quot;))*1000; 0))" office:value-type="float" office:value="481653" calcext:value-type="float">
            <text:p>481653</text:p>
          </table:table-cell>
          <table:table-cell table:style-name="ce936" table:formula="of:=[.L380]-[.L381]" office:value-type="float" office:value="3289" calcext:value-type="float">
            <text:p>3289</text:p>
          </table:table-cell>
          <table:table-cell table:style-name="ce936" table:formula="of:=[.N381]+[.M380]" office:value-type="float" office:value="74756" calcext:value-type="float">
            <text:p>74756</text:p>
          </table:table-cell>
          <table:table-cell/>
          <table:table-cell table:style-name="ce940" table:formula="of:=[.M380]/[.L380]" office:value-type="percentage" office:value="0.00682856745416306" calcext:value-type="percentage">
            <text:p>0.683%</text:p>
          </table:table-cell>
          <table:table-cell table:number-columns-repeated="1008"/>
        </table:table-row>
        <table:table-row table:style-name="ro1">
          <table:table-cell table:style-name="ce381" office:value-type="float" office:value="86" calcext:value-type="float">
            <text:p>86</text:p>
          </table:table-cell>
          <table:table-cell table:style-name="ce468" office:value-type="string" calcext:value-type="string">
            <text:p>1/19/2022, 1:47:04 PM</text:p>
          </table:table-cell>
          <table:table-cell table:style-name="ce849" office:value-type="float" office:value="20194051" calcext:value-type="float">
            <text:p>20194051</text:p>
          </table:table-cell>
          <table:table-cell table:style-name="ce468" office:value-type="string" calcext:value-type="string">
            <text:p>478.364M</text:p>
          </table:table-cell>
          <table:table-cell table:style-name="ce468" office:value-type="float" office:value="844" calcext:value-type="float">
            <text:p>844</text:p>
          </table:table-cell>
          <table:table-cell table:style-name="ce468" office:value-type="float" office:value="35399" calcext:value-type="float">
            <text:p>35399</text:p>
          </table:table-cell>
          <table:table-cell table:style-name="ce468" office:value-type="float" office:value="41.9" calcext:value-type="float">
            <text:p>41.9</text:p>
          </table:table-cell>
          <table:table-cell table:style-name="ce468" office:value-type="float" office:value="748" calcext:value-type="float">
            <text:p>748</text:p>
          </table:table-cell>
          <table:table-cell table:style-name="ce468" office:value-type="float" office:value="32253" calcext:value-type="float">
            <text:p>32253</text:p>
          </table:table-cell>
          <table:table-cell table:style-name="ce468" office:value-type="float" office:value="3052" calcext:value-type="float">
            <text:p>3052</text:p>
          </table:table-cell>
          <table:table-cell table:style-name="ce468" office:value-type="string" calcext:value-type="string">
            <text:p>49.273K</text:p>
          </table:table-cell>
          <table:table-cell table:style-name="ce936" table:formula="of:=IF(RIGHT([.D381];1)=&quot;B&quot;;VALUE(REPLACE([.D381]; LEN([.D381]); 1; &quot;&quot;))*1000000; IF(RIGHT([.D381];1)=&quot;M&quot;;VALUE(REPLACE([.D381]; LEN([.D381]); 1; &quot;&quot;))*1000; 0))" office:value-type="float" office:value="478364" calcext:value-type="float">
            <text:p>478364</text:p>
          </table:table-cell>
          <table:table-cell table:style-name="ce936" table:formula="of:=[.L381]-[.L382]" office:value-type="float" office:value="3289" calcext:value-type="float">
            <text:p>3289</text:p>
          </table:table-cell>
          <table:table-cell table:style-name="ce936" table:formula="of:=[.N382]+[.M381]" office:value-type="float" office:value="71467" calcext:value-type="float">
            <text:p>71467</text:p>
          </table:table-cell>
          <table:table-cell/>
          <table:table-cell table:style-name="ce940" table:formula="of:=[.M381]/[.L381]" office:value-type="percentage" office:value="0.00687551738843224" calcext:value-type="percentage">
            <text:p>0.688%</text:p>
          </table:table-cell>
          <table:table-cell table:number-columns-repeated="1008"/>
        </table:table-row>
        <table:table-row table:style-name="ro1">
          <table:table-cell table:style-name="ce382" office:value-type="float" office:value="85" calcext:value-type="float">
            <text:p>85</text:p>
          </table:table-cell>
          <table:table-cell table:style-name="ce468" office:value-type="string" calcext:value-type="string">
            <text:p>1/18/2022, 1:47:03 PM</text:p>
          </table:table-cell>
          <table:table-cell table:style-name="ce850" office:value-type="float" office:value="19972920" calcext:value-type="float">
            <text:p>19972920</text:p>
          </table:table-cell>
          <table:table-cell table:style-name="ce468" office:value-type="string" calcext:value-type="string">
            <text:p>475.075M</text:p>
          </table:table-cell>
          <table:table-cell table:style-name="ce468" office:value-type="float" office:value="845" calcext:value-type="float">
            <text:p>845</text:p>
          </table:table-cell>
          <table:table-cell table:style-name="ce468" office:value-type="float" office:value="36697" calcext:value-type="float">
            <text:p>36697</text:p>
          </table:table-cell>
          <table:table-cell table:style-name="ce468" office:value-type="float" office:value="43.4" calcext:value-type="float">
            <text:p>43.4</text:p>
          </table:table-cell>
          <table:table-cell table:style-name="ce468" office:value-type="float" office:value="746" calcext:value-type="float">
            <text:p>746</text:p>
          </table:table-cell>
          <table:table-cell table:style-name="ce468" office:value-type="float" office:value="33365" calcext:value-type="float">
            <text:p>33365</text:p>
          </table:table-cell>
          <table:table-cell table:style-name="ce468" office:value-type="float" office:value="3243" calcext:value-type="float">
            <text:p>3243</text:p>
          </table:table-cell>
          <table:table-cell table:style-name="ce468" office:value-type="string" calcext:value-type="string">
            <text:p>49.101K</text:p>
          </table:table-cell>
          <table:table-cell table:style-name="ce936" table:formula="of:=IF(RIGHT([.D382];1)=&quot;B&quot;;VALUE(REPLACE([.D382]; LEN([.D382]); 1; &quot;&quot;))*1000000; IF(RIGHT([.D382];1)=&quot;M&quot;;VALUE(REPLACE([.D382]; LEN([.D382]); 1; &quot;&quot;))*1000; 0))" office:value-type="float" office:value="475075" calcext:value-type="float">
            <text:p>475075</text:p>
          </table:table-cell>
          <table:table-cell table:style-name="ce936" table:formula="of:=[.L382]-[.L383]" office:value-type="float" office:value="3289" calcext:value-type="float">
            <text:p>3289</text:p>
          </table:table-cell>
          <table:table-cell table:style-name="ce936" table:formula="of:=[.N383]+[.M382]" office:value-type="float" office:value="68178" calcext:value-type="float">
            <text:p>68178</text:p>
          </table:table-cell>
          <table:table-cell/>
          <table:table-cell table:style-name="ce940" table:formula="of:=[.M382]/[.L382]" office:value-type="percentage" office:value="0.00692311740251539" calcext:value-type="percentage">
            <text:p>0.692%</text:p>
          </table:table-cell>
          <table:table-cell table:number-columns-repeated="1008"/>
        </table:table-row>
        <table:table-row table:style-name="ro1">
          <table:table-cell table:style-name="ce383" office:value-type="float" office:value="84" calcext:value-type="float">
            <text:p>84</text:p>
          </table:table-cell>
          <table:table-cell table:style-name="ce468" office:value-type="string" calcext:value-type="string">
            <text:p>1/17/2022, 1:47:02 PM</text:p>
          </table:table-cell>
          <table:table-cell table:style-name="ce851" office:value-type="float" office:value="19759003" calcext:value-type="float">
            <text:p>19759003</text:p>
          </table:table-cell>
          <table:table-cell table:style-name="ce468" office:value-type="string" calcext:value-type="string">
            <text:p>471.786M</text:p>
          </table:table-cell>
          <table:table-cell table:style-name="ce468" office:value-type="float" office:value="848" calcext:value-type="float">
            <text:p>848</text:p>
          </table:table-cell>
          <table:table-cell table:style-name="ce468" office:value-type="float" office:value="35010" calcext:value-type="float">
            <text:p>35010</text:p>
          </table:table-cell>
          <table:table-cell table:style-name="ce468" office:value-type="float" office:value="41.3" calcext:value-type="float">
            <text:p>41.3</text:p>
          </table:table-cell>
          <table:table-cell table:style-name="ce468" office:value-type="float" office:value="728" calcext:value-type="float">
            <text:p>728</text:p>
          </table:table-cell>
          <table:table-cell table:style-name="ce468" office:value-type="float" office:value="31640" calcext:value-type="float">
            <text:p>31640</text:p>
          </table:table-cell>
          <table:table-cell table:style-name="ce468" office:value-type="float" office:value="3133" calcext:value-type="float">
            <text:p>3133</text:p>
          </table:table-cell>
          <table:table-cell table:style-name="ce468" office:value-type="string" calcext:value-type="string">
            <text:p>63.292K</text:p>
          </table:table-cell>
          <table:table-cell table:style-name="ce936" table:formula="of:=IF(RIGHT([.D383];1)=&quot;B&quot;;VALUE(REPLACE([.D383]; LEN([.D383]); 1; &quot;&quot;))*1000000; IF(RIGHT([.D383];1)=&quot;M&quot;;VALUE(REPLACE([.D383]; LEN([.D383]); 1; &quot;&quot;))*1000; 0))" office:value-type="float" office:value="471786" calcext:value-type="float">
            <text:p>471786</text:p>
          </table:table-cell>
          <table:table-cell table:style-name="ce936" table:formula="of:=[.L383]-[.L384]" office:value-type="float" office:value="3844" calcext:value-type="float">
            <text:p>3844</text:p>
          </table:table-cell>
          <table:table-cell table:style-name="ce936" table:formula="of:=[.N384]+[.M383]" office:value-type="float" office:value="64889" calcext:value-type="float">
            <text:p>64889</text:p>
          </table:table-cell>
          <table:table-cell/>
          <table:table-cell table:style-name="ce940" table:formula="of:=[.M383]/[.L383]" office:value-type="percentage" office:value="0.00814776190900112" calcext:value-type="percentage">
            <text:p>0.815%</text:p>
          </table:table-cell>
          <table:table-cell table:number-columns-repeated="1008"/>
        </table:table-row>
        <table:table-row table:style-name="ro1">
          <table:table-cell table:style-name="ce384" office:value-type="float" office:value="83" calcext:value-type="float">
            <text:p>83</text:p>
          </table:table-cell>
          <table:table-cell table:style-name="ce468" office:value-type="string" calcext:value-type="string">
            <text:p>1/16/2022, 1:47:01 PM</text:p>
          </table:table-cell>
          <table:table-cell table:style-name="ce852" office:value-type="float" office:value="19525782" calcext:value-type="float">
            <text:p>19525782</text:p>
          </table:table-cell>
          <table:table-cell table:style-name="ce468" office:value-type="string" calcext:value-type="string">
            <text:p>467.942M</text:p>
          </table:table-cell>
          <table:table-cell table:style-name="ce468" office:value-type="float" office:value="982" calcext:value-type="float">
            <text:p>982</text:p>
          </table:table-cell>
          <table:table-cell table:style-name="ce468" office:value-type="float" office:value="42144" calcext:value-type="float">
            <text:p>42144</text:p>
          </table:table-cell>
          <table:table-cell table:style-name="ce468" office:value-type="float" office:value="42.9" calcext:value-type="float">
            <text:p>42.9</text:p>
          </table:table-cell>
          <table:table-cell table:style-name="ce468" office:value-type="float" office:value="886" calcext:value-type="float">
            <text:p>886</text:p>
          </table:table-cell>
          <table:table-cell table:style-name="ce468" office:value-type="float" office:value="38785" calcext:value-type="float">
            <text:p>38785</text:p>
          </table:table-cell>
          <table:table-cell table:style-name="ce468" office:value-type="float" office:value="3248" calcext:value-type="float">
            <text:p>3248</text:p>
          </table:table-cell>
          <table:table-cell table:style-name="ce468" office:value-type="string" calcext:value-type="string">
            <text:p>63.447K</text:p>
          </table:table-cell>
          <table:table-cell table:style-name="ce936" table:formula="of:=IF(RIGHT([.D384];1)=&quot;B&quot;;VALUE(REPLACE([.D384]; LEN([.D384]); 1; &quot;&quot;))*1000000; IF(RIGHT([.D384];1)=&quot;M&quot;;VALUE(REPLACE([.D384]; LEN([.D384]); 1; &quot;&quot;))*1000; 0))" office:value-type="float" office:value="467942" calcext:value-type="float">
            <text:p>467942</text:p>
          </table:table-cell>
          <table:table-cell table:style-name="ce936" table:formula="of:=[.L384]-[.L385]" office:value-type="float" office:value="3844" calcext:value-type="float">
            <text:p>3844</text:p>
          </table:table-cell>
          <table:table-cell table:style-name="ce936" table:formula="of:=[.N385]+[.M384]" office:value-type="float" office:value="61045" calcext:value-type="float">
            <text:p>61045</text:p>
          </table:table-cell>
          <table:table-cell/>
          <table:table-cell table:style-name="ce940" table:formula="of:=[.M384]/[.L384]" office:value-type="percentage" office:value="0.00821469327395275" calcext:value-type="percentage">
            <text:p>0.821%</text:p>
          </table:table-cell>
          <table:table-cell table:number-columns-repeated="1008"/>
        </table:table-row>
        <table:table-row table:style-name="ro1">
          <table:table-cell table:style-name="ce385" office:value-type="float" office:value="82" calcext:value-type="float">
            <text:p>82</text:p>
          </table:table-cell>
          <table:table-cell table:style-name="ce468" office:value-type="string" calcext:value-type="string">
            <text:p>1/15/2022, 1:47:00 PM</text:p>
          </table:table-cell>
          <table:table-cell table:style-name="ce853" office:value-type="float" office:value="19286630" calcext:value-type="float">
            <text:p>19286630</text:p>
          </table:table-cell>
          <table:table-cell table:style-name="ce468" office:value-type="string" calcext:value-type="string">
            <text:p>464.098M</text:p>
          </table:table-cell>
          <table:table-cell table:style-name="ce468" office:value-type="float" office:value="929" calcext:value-type="float">
            <text:p>929</text:p>
          </table:table-cell>
          <table:table-cell table:style-name="ce468" office:value-type="float" office:value="43002" calcext:value-type="float">
            <text:p>43002</text:p>
          </table:table-cell>
          <table:table-cell table:style-name="ce468" office:value-type="float" office:value="46.3" calcext:value-type="float">
            <text:p>46.3</text:p>
          </table:table-cell>
          <table:table-cell table:style-name="ce468" office:value-type="float" office:value="841" calcext:value-type="float">
            <text:p>841</text:p>
          </table:table-cell>
          <table:table-cell table:style-name="ce468" office:value-type="float" office:value="39919" calcext:value-type="float">
            <text:p>39919</text:p>
          </table:table-cell>
          <table:table-cell table:style-name="ce468" office:value-type="float" office:value="2998" calcext:value-type="float">
            <text:p>2998</text:p>
          </table:table-cell>
          <table:table-cell table:style-name="ce468" office:value-type="string" calcext:value-type="string">
            <text:p>60.607K</text:p>
          </table:table-cell>
          <table:table-cell table:style-name="ce936" table:formula="of:=IF(RIGHT([.D385];1)=&quot;B&quot;;VALUE(REPLACE([.D385]; LEN([.D385]); 1; &quot;&quot;))*1000000; IF(RIGHT([.D385];1)=&quot;M&quot;;VALUE(REPLACE([.D385]; LEN([.D385]); 1; &quot;&quot;))*1000; 0))" office:value-type="float" office:value="464098" calcext:value-type="float">
            <text:p>464098</text:p>
          </table:table-cell>
          <table:table-cell table:style-name="ce936" table:formula="of:=[.L385]-[.L386]" office:value-type="float" office:value="3751" calcext:value-type="float">
            <text:p>3751</text:p>
          </table:table-cell>
          <table:table-cell table:style-name="ce936" table:formula="of:=[.N386]+[.M385]" office:value-type="float" office:value="57201" calcext:value-type="float">
            <text:p>57201</text:p>
          </table:table-cell>
          <table:table-cell/>
          <table:table-cell table:style-name="ce940" table:formula="of:=[.M385]/[.L385]" office:value-type="percentage" office:value="0.0080823446772018" calcext:value-type="percentage">
            <text:p>0.808%</text:p>
          </table:table-cell>
          <table:table-cell table:number-columns-repeated="1008"/>
        </table:table-row>
        <table:table-row table:style-name="ro1">
          <table:table-cell table:style-name="ce386" office:value-type="float" office:value="81" calcext:value-type="float">
            <text:p>81</text:p>
          </table:table-cell>
          <table:table-cell table:style-name="ce468" office:value-type="string" calcext:value-type="string">
            <text:p>1/14/2022, 1:46:59 PM</text:p>
          </table:table-cell>
          <table:table-cell table:style-name="ce854" office:value-type="float" office:value="19037653" calcext:value-type="float">
            <text:p>19037653</text:p>
          </table:table-cell>
          <table:table-cell table:style-name="ce468" office:value-type="string" calcext:value-type="string">
            <text:p>460.347M</text:p>
          </table:table-cell>
          <table:table-cell table:style-name="ce468" office:value-type="float" office:value="914" calcext:value-type="float">
            <text:p>914</text:p>
          </table:table-cell>
          <table:table-cell table:style-name="ce468" office:value-type="float" office:value="36795" calcext:value-type="float">
            <text:p>36795</text:p>
          </table:table-cell>
          <table:table-cell table:style-name="ce468" office:value-type="float" office:value="40.3" calcext:value-type="float">
            <text:p>40.3</text:p>
          </table:table-cell>
          <table:table-cell table:style-name="ce468" office:value-type="float" office:value="815" calcext:value-type="float">
            <text:p>815</text:p>
          </table:table-cell>
          <table:table-cell table:style-name="ce468" office:value-type="float" office:value="33794" calcext:value-type="float">
            <text:p>33794</text:p>
          </table:table-cell>
          <table:table-cell table:style-name="ce468" office:value-type="float" office:value="2883" calcext:value-type="float">
            <text:p>2883</text:p>
          </table:table-cell>
          <table:table-cell table:style-name="ce468" office:value-type="string" calcext:value-type="string">
            <text:p>63.209K</text:p>
          </table:table-cell>
          <table:table-cell table:style-name="ce936" table:formula="of:=IF(RIGHT([.D386];1)=&quot;B&quot;;VALUE(REPLACE([.D386]; LEN([.D386]); 1; &quot;&quot;))*1000000; IF(RIGHT([.D386];1)=&quot;M&quot;;VALUE(REPLACE([.D386]; LEN([.D386]); 1; &quot;&quot;))*1000; 0))" office:value-type="float" office:value="460347" calcext:value-type="float">
            <text:p>460347</text:p>
          </table:table-cell>
          <table:table-cell table:style-name="ce936" table:formula="of:=[.L386]-[.L387]" office:value-type="float" office:value="3843" calcext:value-type="float">
            <text:p>3843</text:p>
          </table:table-cell>
          <table:table-cell table:style-name="ce936" table:formula="of:=[.N387]+[.M386]" office:value-type="float" office:value="53450" calcext:value-type="float">
            <text:p>53450</text:p>
          </table:table-cell>
          <table:table-cell/>
          <table:table-cell table:style-name="ce940" table:formula="of:=[.M386]/[.L386]" office:value-type="percentage" office:value="0.00834805049234599" calcext:value-type="percentage">
            <text:p>0.835%</text:p>
          </table:table-cell>
          <table:table-cell table:number-columns-repeated="1008"/>
        </table:table-row>
        <table:table-row table:style-name="ro1">
          <table:table-cell table:style-name="ce387" office:value-type="float" office:value="80" calcext:value-type="float">
            <text:p>80</text:p>
          </table:table-cell>
          <table:table-cell table:style-name="ce468" office:value-type="string" calcext:value-type="string">
            <text:p>1/13/2022, 1:46:48 PM</text:p>
          </table:table-cell>
          <table:table-cell table:style-name="ce855" office:value-type="float" office:value="18791585" calcext:value-type="float">
            <text:p>18791585</text:p>
          </table:table-cell>
          <table:table-cell table:style-name="ce468" office:value-type="string" calcext:value-type="string">
            <text:p>456.504M</text:p>
          </table:table-cell>
          <table:table-cell table:style-name="ce468" office:value-type="float" office:value="940" calcext:value-type="float">
            <text:p>940</text:p>
          </table:table-cell>
          <table:table-cell table:style-name="ce468" office:value-type="float" office:value="40475" calcext:value-type="float">
            <text:p>40475</text:p>
          </table:table-cell>
          <table:table-cell table:style-name="ce468" office:value-type="float" office:value="43.1" calcext:value-type="float">
            <text:p>43.1</text:p>
          </table:table-cell>
          <table:table-cell table:style-name="ce468" office:value-type="float" office:value="856" calcext:value-type="float">
            <text:p>856</text:p>
          </table:table-cell>
          <table:table-cell table:style-name="ce468" office:value-type="float" office:value="37480" calcext:value-type="float">
            <text:p>37480</text:p>
          </table:table-cell>
          <table:table-cell table:style-name="ce468" office:value-type="float" office:value="2924" calcext:value-type="float">
            <text:p>2924</text:p>
          </table:table-cell>
          <table:table-cell table:style-name="ce468" office:value-type="string" calcext:value-type="string">
            <text:p>58.304K</text:p>
          </table:table-cell>
          <table:table-cell table:style-name="ce936" table:formula="of:=IF(RIGHT([.D387];1)=&quot;B&quot;;VALUE(REPLACE([.D387]; LEN([.D387]); 1; &quot;&quot;))*1000000; IF(RIGHT([.D387];1)=&quot;M&quot;;VALUE(REPLACE([.D387]; LEN([.D387]); 1; &quot;&quot;))*1000; 0))" office:value-type="float" office:value="456504" calcext:value-type="float">
            <text:p>456504</text:p>
          </table:table-cell>
          <table:table-cell table:style-name="ce936" table:formula="of:=[.L387]-[.L388]" office:value-type="float" office:value="3658" calcext:value-type="float">
            <text:p>3658</text:p>
          </table:table-cell>
          <table:table-cell table:style-name="ce936" table:formula="of:=[.N388]+[.M387]" office:value-type="float" office:value="49607" calcext:value-type="float">
            <text:p>49607</text:p>
          </table:table-cell>
          <table:table-cell/>
          <table:table-cell table:style-name="ce940" table:formula="of:=[.M387]/[.L387]" office:value-type="percentage" office:value="0.00801307326989468" calcext:value-type="percentage">
            <text:p>0.801%</text:p>
          </table:table-cell>
          <table:table-cell table:number-columns-repeated="1008"/>
        </table:table-row>
        <table:table-row table:style-name="ro1">
          <table:table-cell table:style-name="ce388" office:value-type="float" office:value="79" calcext:value-type="float">
            <text:p>79</text:p>
          </table:table-cell>
          <table:table-cell table:style-name="ce468" office:value-type="string" calcext:value-type="string">
            <text:p>1/12/2022, 1:46:47 PM</text:p>
          </table:table-cell>
          <table:table-cell table:style-name="ce856" office:value-type="float" office:value="18550047" calcext:value-type="float">
            <text:p>18550047</text:p>
          </table:table-cell>
          <table:table-cell table:style-name="ce468" office:value-type="string" calcext:value-type="string">
            <text:p>452.846M</text:p>
          </table:table-cell>
          <table:table-cell table:style-name="ce468" office:value-type="float" office:value="925" calcext:value-type="float">
            <text:p>925</text:p>
          </table:table-cell>
          <table:table-cell table:style-name="ce468" office:value-type="float" office:value="41246" calcext:value-type="float">
            <text:p>41246</text:p>
          </table:table-cell>
          <table:table-cell table:style-name="ce468" office:value-type="float" office:value="44.6" calcext:value-type="float">
            <text:p>44.6</text:p>
          </table:table-cell>
          <table:table-cell table:style-name="ce468" office:value-type="float" office:value="833" calcext:value-type="float">
            <text:p>833</text:p>
          </table:table-cell>
          <table:table-cell table:style-name="ce468" office:value-type="float" office:value="38192" calcext:value-type="float">
            <text:p>38192</text:p>
          </table:table-cell>
          <table:table-cell table:style-name="ce468" office:value-type="float" office:value="2951" calcext:value-type="float">
            <text:p>2951</text:p>
          </table:table-cell>
          <table:table-cell table:style-name="ce468" office:value-type="string" calcext:value-type="string">
            <text:p>60.897K</text:p>
          </table:table-cell>
          <table:table-cell table:style-name="ce936" table:formula="of:=IF(RIGHT([.D388];1)=&quot;B&quot;;VALUE(REPLACE([.D388]; LEN([.D388]); 1; &quot;&quot;))*1000000; IF(RIGHT([.D388];1)=&quot;M&quot;;VALUE(REPLACE([.D388]; LEN([.D388]); 1; &quot;&quot;))*1000; 0))" office:value-type="float" office:value="452846" calcext:value-type="float">
            <text:p>452846</text:p>
          </table:table-cell>
          <table:table-cell table:style-name="ce936" table:formula="of:=[.L388]-[.L389]" office:value-type="float" office:value="3751" calcext:value-type="float">
            <text:p>3751</text:p>
          </table:table-cell>
          <table:table-cell table:style-name="ce936" table:formula="of:=[.N389]+[.M388]" office:value-type="float" office:value="45949" calcext:value-type="float">
            <text:p>45949</text:p>
          </table:table-cell>
          <table:table-cell/>
          <table:table-cell table:style-name="ce940" table:formula="of:=[.M388]/[.L388]" office:value-type="percentage" office:value="0.00828316911267848" calcext:value-type="percentage">
            <text:p>0.828%</text:p>
          </table:table-cell>
          <table:table-cell table:number-columns-repeated="1008"/>
        </table:table-row>
        <table:table-row table:style-name="ro1">
          <table:table-cell table:style-name="ce389" office:value-type="float" office:value="78" calcext:value-type="float">
            <text:p>78</text:p>
          </table:table-cell>
          <table:table-cell table:style-name="ce468" office:value-type="string" calcext:value-type="string">
            <text:p>1/11/2022, 1:46:46 PM</text:p>
          </table:table-cell>
          <table:table-cell table:style-name="ce857" office:value-type="float" office:value="18314200" calcext:value-type="float">
            <text:p>18314200</text:p>
          </table:table-cell>
          <table:table-cell table:style-name="ce468" office:value-type="string" calcext:value-type="string">
            <text:p>449.095M</text:p>
          </table:table-cell>
          <table:table-cell table:style-name="ce468" office:value-type="float" office:value="895" calcext:value-type="float">
            <text:p>895</text:p>
          </table:table-cell>
          <table:table-cell table:style-name="ce468" office:value-type="float" office:value="41731" calcext:value-type="float">
            <text:p>41731</text:p>
          </table:table-cell>
          <table:table-cell table:style-name="ce468" office:value-type="float" office:value="46.6" calcext:value-type="float">
            <text:p>46.6</text:p>
          </table:table-cell>
          <table:table-cell table:style-name="ce468" office:value-type="float" office:value="807" calcext:value-type="float">
            <text:p>807</text:p>
          </table:table-cell>
          <table:table-cell table:style-name="ce468" office:value-type="float" office:value="38640" calcext:value-type="float">
            <text:p>38640</text:p>
          </table:table-cell>
          <table:table-cell table:style-name="ce468" office:value-type="float" office:value="2985" calcext:value-type="float">
            <text:p>2985</text:p>
          </table:table-cell>
          <table:table-cell table:style-name="ce468" office:value-type="string" calcext:value-type="string">
            <text:p>55.9K</text:p>
          </table:table-cell>
          <table:table-cell table:style-name="ce936" table:formula="of:=IF(RIGHT([.D389];1)=&quot;B&quot;;VALUE(REPLACE([.D389]; LEN([.D389]); 1; &quot;&quot;))*1000000; IF(RIGHT([.D389];1)=&quot;M&quot;;VALUE(REPLACE([.D389]; LEN([.D389]); 1; &quot;&quot;))*1000; 0))" office:value-type="float" office:value="449095" calcext:value-type="float">
            <text:p>449095</text:p>
          </table:table-cell>
          <table:table-cell table:style-name="ce936" table:formula="of:=[.L389]-[.L390]" office:value-type="float" office:value="3566" calcext:value-type="float">
            <text:p>3566</text:p>
          </table:table-cell>
          <table:table-cell table:style-name="ce936" table:formula="of:=[.N390]+[.M389]" office:value-type="float" office:value="42198" calcext:value-type="float">
            <text:p>42198</text:p>
          </table:table-cell>
          <table:table-cell/>
          <table:table-cell table:style-name="ce940" table:formula="of:=[.M389]/[.L389]" office:value-type="percentage" office:value="0.00794041349825761" calcext:value-type="percentage">
            <text:p>0.794%</text:p>
          </table:table-cell>
          <table:table-cell table:number-columns-repeated="1008"/>
        </table:table-row>
        <table:table-row table:style-name="ro1">
          <table:table-cell table:style-name="ce390" office:value-type="float" office:value="77" calcext:value-type="float">
            <text:p>77</text:p>
          </table:table-cell>
          <table:table-cell table:style-name="ce468" office:value-type="string" calcext:value-type="string">
            <text:p>1/10/2022, 1:46:45 PM</text:p>
          </table:table-cell>
          <table:table-cell table:style-name="ce858" office:value-type="float" office:value="18081645" calcext:value-type="float">
            <text:p>18081645</text:p>
          </table:table-cell>
          <table:table-cell table:style-name="ce468" office:value-type="string" calcext:value-type="string">
            <text:p>445.529M</text:p>
          </table:table-cell>
          <table:table-cell table:style-name="ce468" office:value-type="float" office:value="947" calcext:value-type="float">
            <text:p>947</text:p>
          </table:table-cell>
          <table:table-cell table:style-name="ce468" office:value-type="float" office:value="41605" calcext:value-type="float">
            <text:p>41605</text:p>
          </table:table-cell>
          <table:table-cell table:style-name="ce468" office:value-type="float" office:value="43.9" calcext:value-type="float">
            <text:p>43.9</text:p>
          </table:table-cell>
          <table:table-cell table:style-name="ce468" office:value-type="float" office:value="866" calcext:value-type="float">
            <text:p>866</text:p>
          </table:table-cell>
          <table:table-cell table:style-name="ce468" office:value-type="float" office:value="38537" calcext:value-type="float">
            <text:p>38537</text:p>
          </table:table-cell>
          <table:table-cell table:style-name="ce468" office:value-type="float" office:value="3017" calcext:value-type="float">
            <text:p>3017</text:p>
          </table:table-cell>
          <table:table-cell table:style-name="ce468" office:value-type="string" calcext:value-type="string">
            <text:p>51.448K</text:p>
          </table:table-cell>
          <table:table-cell table:style-name="ce936" table:formula="of:=IF(RIGHT([.D390];1)=&quot;B&quot;;VALUE(REPLACE([.D390]; LEN([.D390]); 1; &quot;&quot;))*1000000; IF(RIGHT([.D390];1)=&quot;M&quot;;VALUE(REPLACE([.D390]; LEN([.D390]); 1; &quot;&quot;))*1000; 0))" office:value-type="float" office:value="445529" calcext:value-type="float">
            <text:p>445529</text:p>
          </table:table-cell>
          <table:table-cell table:style-name="ce936" table:formula="of:=[.L390]-[.L391]" office:value-type="float" office:value="3381" calcext:value-type="float">
            <text:p>3381</text:p>
          </table:table-cell>
          <table:table-cell table:style-name="ce936" table:formula="of:=[.N391]+[.M390]" office:value-type="float" office:value="38632" calcext:value-type="float">
            <text:p>38632</text:p>
          </table:table-cell>
          <table:table-cell/>
          <table:table-cell table:style-name="ce940" table:formula="of:=[.M390]/[.L390]" office:value-type="percentage" office:value="0.00758873159771867" calcext:value-type="percentage">
            <text:p>0.759%</text:p>
          </table:table-cell>
          <table:table-cell table:number-columns-repeated="1008"/>
        </table:table-row>
        <table:table-row table:style-name="ro1">
          <table:table-cell table:style-name="ce391" office:value-type="float" office:value="76" calcext:value-type="float">
            <text:p>76</text:p>
          </table:table-cell>
          <table:table-cell table:style-name="ce468" office:value-type="string" calcext:value-type="string">
            <text:p>1/9/2022, 1:46:44 PM</text:p>
          </table:table-cell>
          <table:table-cell table:style-name="ce859" office:value-type="float" office:value="17844722" calcext:value-type="float">
            <text:p>17844722</text:p>
          </table:table-cell>
          <table:table-cell table:style-name="ce468" office:value-type="string" calcext:value-type="string">
            <text:p>442.148M</text:p>
          </table:table-cell>
          <table:table-cell table:style-name="ce468" office:value-type="float" office:value="930" calcext:value-type="float">
            <text:p>930</text:p>
          </table:table-cell>
          <table:table-cell table:style-name="ce468" office:value-type="float" office:value="43293" calcext:value-type="float">
            <text:p>43293</text:p>
          </table:table-cell>
          <table:table-cell table:style-name="ce468" office:value-type="float" office:value="46.6" calcext:value-type="float">
            <text:p>46.6</text:p>
          </table:table-cell>
          <table:table-cell table:style-name="ce468" office:value-type="float" office:value="847" calcext:value-type="float">
            <text:p>847</text:p>
          </table:table-cell>
          <table:table-cell table:style-name="ce468" office:value-type="float" office:value="40057" calcext:value-type="float">
            <text:p>40057</text:p>
          </table:table-cell>
          <table:table-cell table:style-name="ce468" office:value-type="float" office:value="3167" calcext:value-type="float">
            <text:p>3167</text:p>
          </table:table-cell>
          <table:table-cell table:style-name="ce468" office:value-type="string" calcext:value-type="string">
            <text:p>51.482K</text:p>
          </table:table-cell>
          <table:table-cell table:style-name="ce936" table:formula="of:=IF(RIGHT([.D391];1)=&quot;B&quot;;VALUE(REPLACE([.D391]; LEN([.D391]); 1; &quot;&quot;))*1000000; IF(RIGHT([.D391];1)=&quot;M&quot;;VALUE(REPLACE([.D391]; LEN([.D391]); 1; &quot;&quot;))*1000; 0))" office:value-type="float" office:value="442148" calcext:value-type="float">
            <text:p>442148</text:p>
          </table:table-cell>
          <table:table-cell table:style-name="ce936" table:formula="of:=[.L391]-[.L392]" office:value-type="float" office:value="3382" calcext:value-type="float">
            <text:p>3382</text:p>
          </table:table-cell>
          <table:table-cell table:style-name="ce936" table:formula="of:=[.N392]+[.M391]" office:value-type="float" office:value="35251" calcext:value-type="float">
            <text:p>35251</text:p>
          </table:table-cell>
          <table:table-cell/>
          <table:table-cell table:style-name="ce940" table:formula="of:=[.M391]/[.L391]" office:value-type="percentage" office:value="0.00764902249925364" calcext:value-type="percentage">
            <text:p>0.765%</text:p>
          </table:table-cell>
          <table:table-cell table:number-columns-repeated="1008"/>
        </table:table-row>
        <table:table-row table:style-name="ro1">
          <table:table-cell table:style-name="ce392" office:value-type="float" office:value="75" calcext:value-type="float">
            <text:p>75</text:p>
          </table:table-cell>
          <table:table-cell table:style-name="ce468" office:value-type="string" calcext:value-type="string">
            <text:p>1/8/2022, 1:46:43 PM</text:p>
          </table:table-cell>
          <table:table-cell table:style-name="ce860" office:value-type="float" office:value="17596090" calcext:value-type="float">
            <text:p>17596090</text:p>
          </table:table-cell>
          <table:table-cell table:style-name="ce468" office:value-type="string" calcext:value-type="string">
            <text:p>438.766M</text:p>
          </table:table-cell>
          <table:table-cell table:style-name="ce468" office:value-type="float" office:value="960" calcext:value-type="float">
            <text:p>960</text:p>
          </table:table-cell>
          <table:table-cell table:style-name="ce468" office:value-type="float" office:value="44450" calcext:value-type="float">
            <text:p>44450</text:p>
          </table:table-cell>
          <table:table-cell table:style-name="ce468" office:value-type="float" office:value="46.3" calcext:value-type="float">
            <text:p>46.3</text:p>
          </table:table-cell>
          <table:table-cell table:style-name="ce468" office:value-type="float" office:value="827" calcext:value-type="float">
            <text:p>827</text:p>
          </table:table-cell>
          <table:table-cell table:style-name="ce468" office:value-type="float" office:value="40893" calcext:value-type="float">
            <text:p>40893</text:p>
          </table:table-cell>
          <table:table-cell table:style-name="ce468" office:value-type="float" office:value="3202" calcext:value-type="float">
            <text:p>3202</text:p>
          </table:table-cell>
          <table:table-cell table:style-name="ce468" office:value-type="string" calcext:value-type="string">
            <text:p>49.256K</text:p>
          </table:table-cell>
          <table:table-cell table:style-name="ce936" table:formula="of:=IF(RIGHT([.D392];1)=&quot;B&quot;;VALUE(REPLACE([.D392]; LEN([.D392]); 1; &quot;&quot;))*1000000; IF(RIGHT([.D392];1)=&quot;M&quot;;VALUE(REPLACE([.D392]; LEN([.D392]); 1; &quot;&quot;))*1000; 0))" office:value-type="float" office:value="438766" calcext:value-type="float">
            <text:p>438766</text:p>
          </table:table-cell>
          <table:table-cell table:style-name="ce936" table:formula="of:=[.L392]-[.L393]" office:value-type="float" office:value="3289" calcext:value-type="float">
            <text:p>3289</text:p>
          </table:table-cell>
          <table:table-cell table:style-name="ce936" table:formula="of:=[.N393]+[.M392]" office:value-type="float" office:value="31869" calcext:value-type="float">
            <text:p>31869</text:p>
          </table:table-cell>
          <table:table-cell/>
          <table:table-cell table:style-name="ce940" table:formula="of:=[.M392]/[.L392]" office:value-type="percentage" office:value="0.00749602293705529" calcext:value-type="percentage">
            <text:p>0.750%</text:p>
          </table:table-cell>
          <table:table-cell table:number-columns-repeated="1008"/>
        </table:table-row>
        <table:table-row table:style-name="ro1">
          <table:table-cell table:style-name="ce393" office:value-type="float" office:value="74" calcext:value-type="float">
            <text:p>74</text:p>
          </table:table-cell>
          <table:table-cell table:style-name="ce468" office:value-type="string" calcext:value-type="string">
            <text:p>1/7/2022, 1:46:42 PM</text:p>
          </table:table-cell>
          <table:table-cell table:style-name="ce861" office:value-type="float" office:value="17340510" calcext:value-type="float">
            <text:p>17340510</text:p>
          </table:table-cell>
          <table:table-cell table:style-name="ce468" office:value-type="string" calcext:value-type="string">
            <text:p>435.477M</text:p>
          </table:table-cell>
          <table:table-cell table:style-name="ce468" office:value-type="float" office:value="952" calcext:value-type="float">
            <text:p>952</text:p>
          </table:table-cell>
          <table:table-cell table:style-name="ce468" office:value-type="float" office:value="44922" calcext:value-type="float">
            <text:p>44922</text:p>
          </table:table-cell>
          <table:table-cell table:style-name="ce468" office:value-type="float" office:value="47.2" calcext:value-type="float">
            <text:p>47.2</text:p>
          </table:table-cell>
          <table:table-cell table:style-name="ce468" office:value-type="float" office:value="872" calcext:value-type="float">
            <text:p>872</text:p>
          </table:table-cell>
          <table:table-cell table:style-name="ce468" office:value-type="float" office:value="41761" calcext:value-type="float">
            <text:p>41761</text:p>
          </table:table-cell>
          <table:table-cell table:style-name="ce468" office:value-type="float" office:value="3124" calcext:value-type="float">
            <text:p>3124</text:p>
          </table:table-cell>
          <table:table-cell table:style-name="ce468" office:value-type="string" calcext:value-type="string">
            <text:p>58.379K</text:p>
          </table:table-cell>
          <table:table-cell table:style-name="ce936" table:formula="of:=IF(RIGHT([.D393];1)=&quot;B&quot;;VALUE(REPLACE([.D393]; LEN([.D393]); 1; &quot;&quot;))*1000000; IF(RIGHT([.D393];1)=&quot;M&quot;;VALUE(REPLACE([.D393]; LEN([.D393]); 1; &quot;&quot;))*1000; 0))" office:value-type="float" office:value="435477" calcext:value-type="float">
            <text:p>435477</text:p>
          </table:table-cell>
          <table:table-cell table:style-name="ce936" table:formula="of:=[.L393]-[.L394]" office:value-type="float" office:value="3659" calcext:value-type="float">
            <text:p>3659</text:p>
          </table:table-cell>
          <table:table-cell table:style-name="ce936" table:formula="of:=[.N394]+[.M393]" office:value-type="float" office:value="28580" calcext:value-type="float">
            <text:p>28580</text:p>
          </table:table-cell>
          <table:table-cell/>
          <table:table-cell table:style-name="ce940" table:formula="of:=[.M393]/[.L393]" office:value-type="percentage" office:value="0.00840228071746614" calcext:value-type="percentage">
            <text:p>0.840%</text:p>
          </table:table-cell>
          <table:table-cell table:number-columns-repeated="1008"/>
        </table:table-row>
        <table:table-row table:style-name="ro1">
          <table:table-cell table:style-name="ce394" office:value-type="float" office:value="73" calcext:value-type="float">
            <text:p>73</text:p>
          </table:table-cell>
          <table:table-cell table:style-name="ce468" office:value-type="string" calcext:value-type="string">
            <text:p>1/6/2022, 1:46:41 PM</text:p>
          </table:table-cell>
          <table:table-cell table:style-name="ce862" office:value-type="float" office:value="17093380" calcext:value-type="float">
            <text:p>17093380</text:p>
          </table:table-cell>
          <table:table-cell table:style-name="ce468" office:value-type="string" calcext:value-type="string">
            <text:p>431.818M</text:p>
          </table:table-cell>
          <table:table-cell table:style-name="ce468" office:value-type="float" office:value="941" calcext:value-type="float">
            <text:p>941</text:p>
          </table:table-cell>
          <table:table-cell table:style-name="ce468" office:value-type="float" office:value="44288" calcext:value-type="float">
            <text:p>44288</text:p>
          </table:table-cell>
          <table:table-cell table:style-name="ce468" office:value-type="float" office:value="47.1" calcext:value-type="float">
            <text:p>47.1</text:p>
          </table:table-cell>
          <table:table-cell table:style-name="ce468" office:value-type="float" office:value="853" calcext:value-type="float">
            <text:p>853</text:p>
          </table:table-cell>
          <table:table-cell table:style-name="ce468" office:value-type="float" office:value="41039" calcext:value-type="float">
            <text:p>41039</text:p>
          </table:table-cell>
          <table:table-cell table:style-name="ce468" office:value-type="float" office:value="3191" calcext:value-type="float">
            <text:p>3191</text:p>
          </table:table-cell>
          <table:table-cell table:style-name="ce468" office:value-type="string" calcext:value-type="string">
            <text:p>58.429K</text:p>
          </table:table-cell>
          <table:table-cell table:style-name="ce936" table:formula="of:=IF(RIGHT([.D394];1)=&quot;B&quot;;VALUE(REPLACE([.D394]; LEN([.D394]); 1; &quot;&quot;))*1000000; IF(RIGHT([.D394];1)=&quot;M&quot;;VALUE(REPLACE([.D394]; LEN([.D394]); 1; &quot;&quot;))*1000; 0))" office:value-type="float" office:value="431818" calcext:value-type="float">
            <text:p>431818</text:p>
          </table:table-cell>
          <table:table-cell table:style-name="ce936" table:formula="of:=[.L394]-[.L395]" office:value-type="float" office:value="3658" calcext:value-type="float">
            <text:p>3658</text:p>
          </table:table-cell>
          <table:table-cell table:style-name="ce936" table:formula="of:=[.N395]+[.M394]" office:value-type="float" office:value="24921" calcext:value-type="float">
            <text:p>24921</text:p>
          </table:table-cell>
          <table:table-cell/>
          <table:table-cell table:style-name="ce940" table:formula="of:=[.M394]/[.L394]" office:value-type="percentage" office:value="0.00847116146154167" calcext:value-type="percentage">
            <text:p>0.847%</text:p>
          </table:table-cell>
          <table:table-cell table:number-columns-repeated="1008"/>
        </table:table-row>
        <table:table-row table:style-name="ro1">
          <table:table-cell table:style-name="ce395" office:value-type="float" office:value="72" calcext:value-type="float">
            <text:p>72</text:p>
          </table:table-cell>
          <table:table-cell table:style-name="ce468" office:value-type="string" calcext:value-type="string">
            <text:p>1/5/2022, 1:46:40 PM</text:p>
          </table:table-cell>
          <table:table-cell table:style-name="ce863" office:value-type="float" office:value="16847834" calcext:value-type="float">
            <text:p>16847834</text:p>
          </table:table-cell>
          <table:table-cell table:style-name="ce468" office:value-type="string" calcext:value-type="string">
            <text:p>428.16M</text:p>
          </table:table-cell>
          <table:table-cell table:style-name="ce468" office:value-type="float" office:value="929" calcext:value-type="float">
            <text:p>929</text:p>
          </table:table-cell>
          <table:table-cell table:style-name="ce468" office:value-type="float" office:value="44824" calcext:value-type="float">
            <text:p>44824</text:p>
          </table:table-cell>
          <table:table-cell table:style-name="ce468" office:value-type="float" office:value="48.2" calcext:value-type="float">
            <text:p>48.2</text:p>
          </table:table-cell>
          <table:table-cell table:style-name="ce468" office:value-type="float" office:value="844" calcext:value-type="float">
            <text:p>844</text:p>
          </table:table-cell>
          <table:table-cell table:style-name="ce468" office:value-type="float" office:value="41778" calcext:value-type="float">
            <text:p>41778</text:p>
          </table:table-cell>
          <table:table-cell table:style-name="ce468" office:value-type="float" office:value="2966" calcext:value-type="float">
            <text:p>2966</text:p>
          </table:table-cell>
          <table:table-cell table:style-name="ce468" office:value-type="string" calcext:value-type="string">
            <text:p>66.15K</text:p>
          </table:table-cell>
          <table:table-cell table:style-name="ce936" table:formula="of:=IF(RIGHT([.D395];1)=&quot;B&quot;;VALUE(REPLACE([.D395]; LEN([.D395]); 1; &quot;&quot;))*1000000; IF(RIGHT([.D395];1)=&quot;M&quot;;VALUE(REPLACE([.D395]; LEN([.D395]); 1; &quot;&quot;))*1000; 0))" office:value-type="float" office:value="428160" calcext:value-type="float">
            <text:p>428160</text:p>
          </table:table-cell>
          <table:table-cell table:style-name="ce936" table:formula="of:=[.L395]-[.L396]" office:value-type="float" office:value="3937" calcext:value-type="float">
            <text:p>3937</text:p>
          </table:table-cell>
          <table:table-cell table:style-name="ce936" table:formula="of:=[.N396]+[.M395]" office:value-type="float" office:value="21263" calcext:value-type="float">
            <text:p>21263</text:p>
          </table:table-cell>
          <table:table-cell/>
          <table:table-cell table:style-name="ce940" table:formula="of:=[.M395]/[.L395]" office:value-type="percentage" office:value="0.00919516068759342" calcext:value-type="percentage">
            <text:p>0.920%</text:p>
          </table:table-cell>
          <table:table-cell table:number-columns-repeated="1008"/>
        </table:table-row>
        <table:table-row table:style-name="ro1">
          <table:table-cell table:style-name="ce396" office:value-type="float" office:value="71" calcext:value-type="float">
            <text:p>71</text:p>
          </table:table-cell>
          <table:table-cell table:style-name="ce468" office:value-type="string" calcext:value-type="string">
            <text:p>1/4/2022, 1:46:39 PM</text:p>
          </table:table-cell>
          <table:table-cell table:style-name="ce864" office:value-type="float" office:value="16547274" calcext:value-type="float">
            <text:p>16547274</text:p>
          </table:table-cell>
          <table:table-cell table:style-name="ce468" office:value-type="string" calcext:value-type="string">
            <text:p>424.223M</text:p>
          </table:table-cell>
          <table:table-cell table:style-name="ce468" office:value-type="float" office:value="907" calcext:value-type="float">
            <text:p>907</text:p>
          </table:table-cell>
          <table:table-cell table:style-name="ce468" office:value-type="float" office:value="44509" calcext:value-type="float">
            <text:p>44509</text:p>
          </table:table-cell>
          <table:table-cell table:style-name="ce468" office:value-type="float" office:value="49.1" calcext:value-type="float">
            <text:p>49.1</text:p>
          </table:table-cell>
          <table:table-cell table:style-name="ce468" office:value-type="float" office:value="824" calcext:value-type="float">
            <text:p>824</text:p>
          </table:table-cell>
          <table:table-cell table:style-name="ce468" office:value-type="float" office:value="41631" calcext:value-type="float">
            <text:p>41631</text:p>
          </table:table-cell>
          <table:table-cell table:style-name="ce468" office:value-type="float" office:value="2809" calcext:value-type="float">
            <text:p>2809</text:p>
          </table:table-cell>
          <table:table-cell table:style-name="ce468" office:value-type="string" calcext:value-type="string">
            <text:p>71.851K</text:p>
          </table:table-cell>
          <table:table-cell table:style-name="ce936" table:formula="of:=IF(RIGHT([.D396];1)=&quot;B&quot;;VALUE(REPLACE([.D396]; LEN([.D396]); 1; &quot;&quot;))*1000000; IF(RIGHT([.D396];1)=&quot;M&quot;;VALUE(REPLACE([.D396]; LEN([.D396]); 1; &quot;&quot;))*1000; 0))" office:value-type="float" office:value="424223" calcext:value-type="float">
            <text:p>424223</text:p>
          </table:table-cell>
          <table:table-cell table:style-name="ce936" table:formula="of:=[.L396]-[.L397]" office:value-type="float" office:value="4121" calcext:value-type="float">
            <text:p>4121</text:p>
          </table:table-cell>
          <table:table-cell table:style-name="ce936" table:formula="of:=[.N397]+[.M396]" office:value-type="float" office:value="17326" calcext:value-type="float">
            <text:p>17326</text:p>
          </table:table-cell>
          <table:table-cell/>
          <table:table-cell table:style-name="ce940" table:formula="of:=[.M396]/[.L396]" office:value-type="percentage" office:value="0.00971423048726731" calcext:value-type="percentage">
            <text:p>0.971%</text:p>
          </table:table-cell>
          <table:table-cell table:number-columns-repeated="1008"/>
        </table:table-row>
        <table:table-row table:style-name="ro1">
          <table:table-cell table:style-name="ce397" office:value-type="float" office:value="70" calcext:value-type="float">
            <text:p>70</text:p>
          </table:table-cell>
          <table:table-cell table:style-name="ce468" office:value-type="string" calcext:value-type="string">
            <text:p>1/3/2022, 1:46:38 PM</text:p>
          </table:table-cell>
          <table:table-cell table:style-name="ce865" office:value-type="float" office:value="16277171" calcext:value-type="float">
            <text:p>16277171</text:p>
          </table:table-cell>
          <table:table-cell table:style-name="ce468" office:value-type="string" calcext:value-type="string">
            <text:p>420.102M</text:p>
          </table:table-cell>
          <table:table-cell table:style-name="ce468" office:value-type="float" office:value="886" calcext:value-type="float">
            <text:p>886</text:p>
          </table:table-cell>
          <table:table-cell table:style-name="ce468" office:value-type="float" office:value="46149" calcext:value-type="float">
            <text:p>46149</text:p>
          </table:table-cell>
          <table:table-cell table:style-name="ce468" office:value-type="float" office:value="52.1" calcext:value-type="float">
            <text:p>52.1</text:p>
          </table:table-cell>
          <table:table-cell table:style-name="ce468" office:value-type="float" office:value="814" calcext:value-type="float">
            <text:p>814</text:p>
          </table:table-cell>
          <table:table-cell table:style-name="ce468" office:value-type="float" office:value="43324" calcext:value-type="float">
            <text:p>43324</text:p>
          </table:table-cell>
          <table:table-cell table:style-name="ce468" office:value-type="float" office:value="2790" calcext:value-type="float">
            <text:p>2790</text:p>
          </table:table-cell>
          <table:table-cell table:style-name="ce468" office:value-type="string" calcext:value-type="string">
            <text:p>81.054K</text:p>
          </table:table-cell>
          <table:table-cell table:style-name="ce936" table:formula="of:=IF(RIGHT([.D397];1)=&quot;B&quot;;VALUE(REPLACE([.D397]; LEN([.D397]); 1; &quot;&quot;))*1000000; IF(RIGHT([.D397];1)=&quot;M&quot;;VALUE(REPLACE([.D397]; LEN([.D397]); 1; &quot;&quot;))*1000; 0))" office:value-type="float" office:value="420102" calcext:value-type="float">
            <text:p>420102</text:p>
          </table:table-cell>
          <table:table-cell table:style-name="ce936" table:formula="of:=[.L397]-[.L398]" office:value-type="float" office:value="4402" calcext:value-type="float">
            <text:p>4402</text:p>
          </table:table-cell>
          <table:table-cell table:style-name="ce936" table:formula="of:=[.N398]+[.M397]" office:value-type="float" office:value="13205" calcext:value-type="float">
            <text:p>13205</text:p>
          </table:table-cell>
          <table:table-cell/>
          <table:table-cell table:style-name="ce940" table:formula="of:=[.M397]/[.L397]" office:value-type="percentage" office:value="0.0104784076248149" calcext:value-type="percentage">
            <text:p>1.048%</text:p>
          </table:table-cell>
          <table:table-cell table:number-columns-repeated="1008"/>
        </table:table-row>
        <table:table-row table:style-name="ro1">
          <table:table-cell table:style-name="ce398" office:value-type="float" office:value="69" calcext:value-type="float">
            <text:p>69</text:p>
          </table:table-cell>
          <table:table-cell table:style-name="ce468" office:value-type="string" calcext:value-type="string">
            <text:p>1/2/2022, 1:46:37 PM</text:p>
          </table:table-cell>
          <table:table-cell table:style-name="ce866" office:value-type="float" office:value="16031137" calcext:value-type="float">
            <text:p>16031137</text:p>
          </table:table-cell>
          <table:table-cell table:style-name="ce468" office:value-type="string" calcext:value-type="string">
            <text:p>415.7M</text:p>
          </table:table-cell>
          <table:table-cell table:style-name="ce468" office:value-type="float" office:value="869" calcext:value-type="float">
            <text:p>869</text:p>
          </table:table-cell>
          <table:table-cell table:style-name="ce468" office:value-type="float" office:value="45252" calcext:value-type="float">
            <text:p>45252</text:p>
          </table:table-cell>
          <table:table-cell table:style-name="ce468" office:value-type="float" office:value="52.1" calcext:value-type="float">
            <text:p>52.1</text:p>
          </table:table-cell>
          <table:table-cell table:style-name="ce468" office:value-type="float" office:value="798" calcext:value-type="float">
            <text:p>798</text:p>
          </table:table-cell>
          <table:table-cell table:style-name="ce468" office:value-type="float" office:value="42355" calcext:value-type="float">
            <text:p>42355</text:p>
          </table:table-cell>
          <table:table-cell table:style-name="ce468" office:value-type="float" office:value="2868" calcext:value-type="float">
            <text:p>2868</text:p>
          </table:table-cell>
          <table:table-cell table:style-name="ce468" office:value-type="string" calcext:value-type="string">
            <text:p>84.403K</text:p>
          </table:table-cell>
          <table:table-cell table:style-name="ce936" table:formula="of:=IF(RIGHT([.D398];1)=&quot;B&quot;;VALUE(REPLACE([.D398]; LEN([.D398]); 1; &quot;&quot;))*1000000; IF(RIGHT([.D398];1)=&quot;M&quot;;VALUE(REPLACE([.D398]; LEN([.D398]); 1; &quot;&quot;))*1000; 0))" office:value-type="float" office:value="415700" calcext:value-type="float">
            <text:p>415700</text:p>
          </table:table-cell>
          <table:table-cell table:style-name="ce936" table:formula="of:=[.L398]-[.L399]" office:value-type="float" office:value="4494" calcext:value-type="float">
            <text:p>4494</text:p>
          </table:table-cell>
          <table:table-cell table:style-name="ce936" table:formula="of:=[.N399]+[.M398]" office:value-type="float" office:value="8803" calcext:value-type="float">
            <text:p>8803</text:p>
          </table:table-cell>
          <table:table-cell/>
          <table:table-cell table:style-name="ce940" table:formula="of:=[.M398]/[.L398]" office:value-type="percentage" office:value="0.0108106807794082" calcext:value-type="percentage">
            <text:p>1.081%</text:p>
          </table:table-cell>
          <table:table-cell table:number-columns-repeated="1008"/>
        </table:table-row>
        <table:table-row table:style-name="ro1">
          <table:table-cell table:style-name="ce399" office:value-type="float" office:value="68" calcext:value-type="float">
            <text:p>68</text:p>
          </table:table-cell>
          <table:table-cell table:style-name="ce468" office:value-type="string" calcext:value-type="string">
            <text:p>1/1/2022, 1:46:36 PM</text:p>
          </table:table-cell>
          <table:table-cell table:style-name="ce867" office:value-type="float" office:value="15779875" calcext:value-type="float">
            <text:p>15779875</text:p>
          </table:table-cell>
          <table:table-cell table:style-name="ce468" office:value-type="string" calcext:value-type="string">
            <text:p>411.206M</text:p>
          </table:table-cell>
          <table:table-cell table:style-name="ce468" office:value-type="float" office:value="834" calcext:value-type="float">
            <text:p>834</text:p>
          </table:table-cell>
          <table:table-cell table:style-name="ce468" office:value-type="float" office:value="44477" calcext:value-type="float">
            <text:p>44477</text:p>
          </table:table-cell>
          <table:table-cell table:style-name="ce468" office:value-type="float" office:value="53.3" calcext:value-type="float">
            <text:p>53.3</text:p>
          </table:table-cell>
          <table:table-cell table:style-name="ce468" office:value-type="float" office:value="764" calcext:value-type="float">
            <text:p>764</text:p>
          </table:table-cell>
          <table:table-cell table:style-name="ce468" office:value-type="float" office:value="41774" calcext:value-type="float">
            <text:p>41774</text:p>
          </table:table-cell>
          <table:table-cell table:style-name="ce468" office:value-type="float" office:value="2678" calcext:value-type="float">
            <text:p>2678</text:p>
          </table:table-cell>
          <table:table-cell table:style-name="ce468" office:value-type="string" calcext:value-type="string">
            <text:p>78.058K</text:p>
          </table:table-cell>
          <table:table-cell table:style-name="ce936" table:formula="of:=IF(RIGHT([.D399];1)=&quot;B&quot;;VALUE(REPLACE([.D399]; LEN([.D399]); 1; &quot;&quot;))*1000000; IF(RIGHT([.D399];1)=&quot;M&quot;;VALUE(REPLACE([.D399]; LEN([.D399]); 1; &quot;&quot;))*1000; 0))" office:value-type="float" office:value="411206" calcext:value-type="float">
            <text:p>411206</text:p>
          </table:table-cell>
          <table:table-cell table:style-name="ce936" table:formula="of:=[.L399]-[.L400]" office:value-type="float" office:value="4309" calcext:value-type="float">
            <text:p>4309</text:p>
          </table:table-cell>
          <table:table-cell table:style-name="ce936" table:formula="of:=[.M399]" office:value-type="float" office:value="4309" calcext:value-type="float">
            <text:p>4309</text:p>
          </table:table-cell>
          <table:table-cell/>
          <table:table-cell table:style-name="ce940" table:formula="of:=[.M399]/[.L399]" office:value-type="percentage" office:value="0.0104789327003983" calcext:value-type="percentage">
            <text:p>1.048%</text:p>
          </table:table-cell>
          <table:table-cell table:number-columns-repeated="1008"/>
        </table:table-row>
        <table:table-row table:style-name="ro1">
          <table:table-cell table:style-name="ce400" office:value-type="float" office:value="67" calcext:value-type="float">
            <text:p>67</text:p>
          </table:table-cell>
          <table:table-cell table:style-name="ce468" office:value-type="string" calcext:value-type="string">
            <text:p>12/31/2021, 1:46:35 PM</text:p>
          </table:table-cell>
          <table:table-cell table:style-name="ce868" office:value-type="float" office:value="15514110" calcext:value-type="float">
            <text:p>15514110</text:p>
          </table:table-cell>
          <table:table-cell table:style-name="ce468" office:value-type="string" calcext:value-type="string">
            <text:p>406.897M</text:p>
          </table:table-cell>
          <table:table-cell table:style-name="ce468" office:value-type="float" office:value="775" calcext:value-type="float">
            <text:p>775</text:p>
          </table:table-cell>
          <table:table-cell table:style-name="ce468" office:value-type="float" office:value="43841" calcext:value-type="float">
            <text:p>43841</text:p>
          </table:table-cell>
          <table:table-cell table:style-name="ce468" office:value-type="float" office:value="56.6" calcext:value-type="float">
            <text:p>56.6</text:p>
          </table:table-cell>
          <table:table-cell table:style-name="ce468" office:value-type="float" office:value="683" calcext:value-type="float">
            <text:p>683</text:p>
          </table:table-cell>
          <table:table-cell table:style-name="ce468" office:value-type="float" office:value="40919" calcext:value-type="float">
            <text:p>40919</text:p>
          </table:table-cell>
          <table:table-cell table:style-name="ce468" office:value-type="float" office:value="2798" calcext:value-type="float">
            <text:p>2798</text:p>
          </table:table-cell>
          <table:table-cell table:style-name="ce468" office:value-type="string" calcext:value-type="string">
            <text:p>87.944K</text:p>
          </table:table-cell>
          <table:table-cell table:style-name="ce936" table:formula="of:=IF(RIGHT([.D400];1)=&quot;B&quot;;VALUE(REPLACE([.D400]; LEN([.D400]); 1; &quot;&quot;))*1000000; IF(RIGHT([.D400];1)=&quot;M&quot;;VALUE(REPLACE([.D400]; LEN([.D400]); 1; &quot;&quot;))*1000; 0))" office:value-type="float" office:value="406897" calcext:value-type="float">
            <text:p>406897</text:p>
          </table:table-cell>
          <table:table-cell table:style-name="ce936" table:formula="of:=[.L400]-[.L401]" office:value-type="float" office:value="4588" calcext:value-type="float">
            <text:p>4588</text:p>
          </table:table-cell>
          <table:table-cell table:style-name="ce938"/>
          <table:table-cell/>
          <table:table-cell table:style-name="ce940" table:formula="of:=[.M400]/[.L400]" office:value-type="percentage" office:value="0.011275580798089" calcext:value-type="percentage">
            <text:p>1.128%</text:p>
          </table:table-cell>
          <table:table-cell table:number-columns-repeated="1008"/>
        </table:table-row>
        <table:table-row table:style-name="ro1">
          <table:table-cell table:style-name="ce401" office:value-type="float" office:value="66" calcext:value-type="float">
            <text:p>66</text:p>
          </table:table-cell>
          <table:table-cell table:style-name="ce469" office:value-type="string" calcext:value-type="string">
            <text:p>12/30/2021, 1:46:34 PM</text:p>
          </table:table-cell>
          <table:table-cell table:style-name="ce869" office:value-type="float" office:value="15189829" calcext:value-type="float">
            <text:p>15189829</text:p>
          </table:table-cell>
          <table:table-cell table:style-name="ce469" office:value-type="string" calcext:value-type="string">
            <text:p>402.309M</text:p>
          </table:table-cell>
          <table:table-cell table:style-name="ce469" office:value-type="float" office:value="756" calcext:value-type="float">
            <text:p>756</text:p>
          </table:table-cell>
          <table:table-cell table:style-name="ce469" office:value-type="float" office:value="44169" calcext:value-type="float">
            <text:p>44169</text:p>
          </table:table-cell>
          <table:table-cell table:style-name="ce469" office:value-type="float" office:value="58.4" calcext:value-type="float">
            <text:p>58.4</text:p>
          </table:table-cell>
          <table:table-cell table:style-name="ce469" office:value-type="float" office:value="692" calcext:value-type="float">
            <text:p>692</text:p>
          </table:table-cell>
          <table:table-cell table:style-name="ce469" office:value-type="float" office:value="41304" calcext:value-type="float">
            <text:p>41304</text:p>
          </table:table-cell>
          <table:table-cell table:style-name="ce469" office:value-type="float" office:value="2857" calcext:value-type="float">
            <text:p>2857</text:p>
          </table:table-cell>
          <table:table-cell table:style-name="ce469" office:value-type="string" calcext:value-type="string">
            <text:p>87.859K</text:p>
          </table:table-cell>
          <table:table-cell table:style-name="ce936" table:formula="of:=IF(RIGHT([.D401];1)=&quot;B&quot;;VALUE(REPLACE([.D401]; LEN([.D401]); 1; &quot;&quot;))*1000000; IF(RIGHT([.D401];1)=&quot;M&quot;;VALUE(REPLACE([.D401]; LEN([.D401]); 1; &quot;&quot;))*1000; 0))" office:value-type="float" office:value="402309" calcext:value-type="float">
            <text:p>402309</text:p>
          </table:table-cell>
          <table:table-cell table:style-name="ce936" table:formula="of:=[.L401]-[.L402]" office:value-type="float" office:value="4589" calcext:value-type="float">
            <text:p>4589</text:p>
          </table:table-cell>
          <table:table-cell table:number-columns-repeated="2"/>
          <table:table-cell table:style-name="ce940" table:formula="of:=[.M401]/[.L401]" office:value-type="percentage" office:value="0.0114066550835303" calcext:value-type="percentage">
            <text:p>1.141%</text:p>
          </table:table-cell>
          <table:table-cell table:number-columns-repeated="1008"/>
        </table:table-row>
        <table:table-row table:style-name="ro1">
          <table:table-cell table:style-name="ce402" office:value-type="float" office:value="65" calcext:value-type="float">
            <text:p>65</text:p>
          </table:table-cell>
          <table:table-cell table:style-name="ce468" office:value-type="string" calcext:value-type="string">
            <text:p>12/29/2021, 1:46:33 PM</text:p>
          </table:table-cell>
          <table:table-cell table:style-name="ce870" office:value-type="float" office:value="14903146" calcext:value-type="float">
            <text:p>14903146</text:p>
          </table:table-cell>
          <table:table-cell table:style-name="ce468" office:value-type="string" calcext:value-type="string">
            <text:p>397.72M</text:p>
          </table:table-cell>
          <table:table-cell table:style-name="ce468" office:value-type="float" office:value="733" calcext:value-type="float">
            <text:p>733</text:p>
          </table:table-cell>
          <table:table-cell table:style-name="ce468" office:value-type="float" office:value="41231" calcext:value-type="float">
            <text:p>41231</text:p>
          </table:table-cell>
          <table:table-cell table:style-name="ce468" office:value-type="float" office:value="56.2" calcext:value-type="float">
            <text:p>56.2</text:p>
          </table:table-cell>
          <table:table-cell table:style-name="ce468" office:value-type="float" office:value="667" calcext:value-type="float">
            <text:p>667</text:p>
          </table:table-cell>
          <table:table-cell table:style-name="ce468" office:value-type="float" office:value="38490" calcext:value-type="float">
            <text:p>38490</text:p>
          </table:table-cell>
          <table:table-cell table:style-name="ce468" office:value-type="float" office:value="2726" calcext:value-type="float">
            <text:p>2726</text:p>
          </table:table-cell>
          <table:table-cell table:style-name="ce468" office:value-type="string" calcext:value-type="string">
            <text:p>84.165K</text:p>
          </table:table-cell>
          <table:table-cell table:style-name="ce936" table:formula="of:=IF(RIGHT([.D402];1)=&quot;B&quot;;VALUE(REPLACE([.D402]; LEN([.D402]); 1; &quot;&quot;))*1000000; IF(RIGHT([.D402];1)=&quot;M&quot;;VALUE(REPLACE([.D402]; LEN([.D402]); 1; &quot;&quot;))*1000; 0))" office:value-type="float" office:value="397720" calcext:value-type="float">
            <text:p>397720</text:p>
          </table:table-cell>
          <table:table-cell table:style-name="ce936" table:formula="of:=[.L402]-[.L403]" office:value-type="float" office:value="4495" calcext:value-type="float">
            <text:p>4495</text:p>
          </table:table-cell>
          <table:table-cell table:number-columns-repeated="2"/>
          <table:table-cell table:style-name="ce940" table:formula="of:=[.M402]/[.L402]" office:value-type="percentage" office:value="0.0113019209494116" calcext:value-type="percentage">
            <text:p>1.130%</text:p>
          </table:table-cell>
          <table:table-cell table:number-columns-repeated="1008"/>
        </table:table-row>
        <table:table-row table:style-name="ro1">
          <table:table-cell table:style-name="ce403" office:value-type="float" office:value="64" calcext:value-type="float">
            <text:p>64</text:p>
          </table:table-cell>
          <table:table-cell table:style-name="ce468" office:value-type="string" calcext:value-type="string">
            <text:p>12/28/2021, 1:46:31 PM</text:p>
          </table:table-cell>
          <table:table-cell table:style-name="ce871" office:value-type="float" office:value="14592051" calcext:value-type="float">
            <text:p>14592051</text:p>
          </table:table-cell>
          <table:table-cell table:style-name="ce468" office:value-type="string" calcext:value-type="string">
            <text:p>393.225M</text:p>
          </table:table-cell>
          <table:table-cell table:style-name="ce468" office:value-type="float" office:value="518" calcext:value-type="float">
            <text:p>518</text:p>
          </table:table-cell>
          <table:table-cell table:style-name="ce468" office:value-type="float" office:value="28249" calcext:value-type="float">
            <text:p>28249</text:p>
          </table:table-cell>
          <table:table-cell table:style-name="ce468" office:value-type="float" office:value="54.5" calcext:value-type="float">
            <text:p>54.5</text:p>
          </table:table-cell>
          <table:table-cell table:style-name="ce468" office:value-type="float" office:value="440" calcext:value-type="float">
            <text:p>440</text:p>
          </table:table-cell>
          <table:table-cell table:style-name="ce468" office:value-type="float" office:value="25309" calcext:value-type="float">
            <text:p>25309</text:p>
          </table:table-cell>
          <table:table-cell table:style-name="ce468" office:value-type="float" office:value="2872" calcext:value-type="float">
            <text:p>2872</text:p>
          </table:table-cell>
          <table:table-cell table:style-name="ce468" office:value-type="string" calcext:value-type="string">
            <text:p>889.437K</text:p>
          </table:table-cell>
          <table:table-cell table:style-name="ce936" table:formula="of:=IF(RIGHT([.D403];1)=&quot;B&quot;;VALUE(REPLACE([.D403]; LEN([.D403]); 1; &quot;&quot;))*1000000; IF(RIGHT([.D403];1)=&quot;M&quot;;VALUE(REPLACE([.D403]; LEN([.D403]); 1; &quot;&quot;))*1000; 0))" office:value-type="float" office:value="393225" calcext:value-type="float">
            <text:p>393225</text:p>
          </table:table-cell>
          <table:table-cell table:style-name="ce936" table:formula="of:=[.L403]-[.L404]" office:value-type="float" office:value="9140" calcext:value-type="float">
            <text:p>9140</text:p>
          </table:table-cell>
          <table:table-cell table:number-columns-repeated="2"/>
          <table:table-cell table:style-name="ce940" table:formula="of:=[.M403]/[.L403]" office:value-type="percentage" office:value="0.0232436899993642" calcext:value-type="percentage">
            <text:p>2.324%</text:p>
          </table:table-cell>
          <table:table-cell table:number-columns-repeated="1008"/>
        </table:table-row>
        <table:table-row table:style-name="ro1">
          <table:table-cell table:style-name="ce404" office:value-type="float" office:value="63" calcext:value-type="float">
            <text:p>63</text:p>
          </table:table-cell>
          <table:table-cell table:style-name="ce468" office:value-type="string" calcext:value-type="string">
            <text:p>12/27/2021, 1:46:30 PM</text:p>
          </table:table-cell>
          <table:table-cell table:style-name="ce872" office:value-type="float" office:value="14251021" calcext:value-type="float">
            <text:p>14251021</text:p>
          </table:table-cell>
          <table:table-cell table:style-name="ce468" office:value-type="string" calcext:value-type="string">
            <text:p>384.085M</text:p>
          </table:table-cell>
          <table:table-cell table:style-name="ce468" office:value-type="float" office:value="689" calcext:value-type="float">
            <text:p>689</text:p>
          </table:table-cell>
          <table:table-cell table:style-name="ce468" office:value-type="float" office:value="45156" calcext:value-type="float">
            <text:p>45156</text:p>
          </table:table-cell>
          <table:table-cell table:style-name="ce468" office:value-type="float" office:value="65.5" calcext:value-type="float">
            <text:p>65.5</text:p>
          </table:table-cell>
          <table:table-cell table:style-name="ce468" office:value-type="float" office:value="626" calcext:value-type="float">
            <text:p>626</text:p>
          </table:table-cell>
          <table:table-cell table:style-name="ce468" office:value-type="float" office:value="41545" calcext:value-type="float">
            <text:p>41545</text:p>
          </table:table-cell>
          <table:table-cell table:style-name="ce468" office:value-type="float" office:value="3605" calcext:value-type="float">
            <text:p>3605</text:p>
          </table:table-cell>
          <table:table-cell table:style-name="ce468" office:value-type="string" calcext:value-type="string">
            <text:p>886.713K</text:p>
          </table:table-cell>
          <table:table-cell table:style-name="ce936" table:formula="of:=IF(RIGHT([.D404];1)=&quot;B&quot;;VALUE(REPLACE([.D404]; LEN([.D404]); 1; &quot;&quot;))*1000000; IF(RIGHT([.D404];1)=&quot;M&quot;;VALUE(REPLACE([.D404]; LEN([.D404]); 1; &quot;&quot;))*1000; 0))" office:value-type="float" office:value="384085" calcext:value-type="float">
            <text:p>384085</text:p>
          </table:table-cell>
          <table:table-cell table:style-name="ce936" table:formula="of:=[.L404]-[.L405]" office:value-type="float" office:value="9077" calcext:value-type="float">
            <text:p>9077</text:p>
          </table:table-cell>
          <table:table-cell table:number-columns-repeated="2"/>
          <table:table-cell table:style-name="ce940" table:formula="of:=[.M404]/[.L404]" office:value-type="percentage" office:value="0.0236327896168817" calcext:value-type="percentage">
            <text:p>2.363%</text:p>
          </table:table-cell>
          <table:table-cell table:number-columns-repeated="1008"/>
        </table:table-row>
        <table:table-row table:style-name="ro1">
          <table:table-cell table:style-name="ce405" office:value-type="float" office:value="62" calcext:value-type="float">
            <text:p>62</text:p>
          </table:table-cell>
          <table:table-cell table:style-name="ce468" office:value-type="string" calcext:value-type="string">
            <text:p>12/26/2021, 10:21:40 AM</text:p>
          </table:table-cell>
          <table:table-cell table:style-name="ce873" office:value-type="float" office:value="14227997" calcext:value-type="float">
            <text:p>14227997</text:p>
          </table:table-cell>
          <table:table-cell table:style-name="ce468" office:value-type="string" calcext:value-type="string">
            <text:p>375.008M</text:p>
          </table:table-cell>
          <table:table-cell table:style-name="ce468" office:value-type="float" office:value="484" calcext:value-type="float">
            <text:p>484</text:p>
          </table:table-cell>
          <table:table-cell table:style-name="ce468" office:value-type="float" office:value="11691" calcext:value-type="float">
            <text:p>11691</text:p>
          </table:table-cell>
          <table:table-cell table:style-name="ce468" office:value-type="float" office:value="24.2" calcext:value-type="float">
            <text:p>24.2</text:p>
          </table:table-cell>
          <table:table-cell table:style-name="ce468" office:value-type="float" office:value="209" calcext:value-type="float">
            <text:p>209</text:p>
          </table:table-cell>
          <table:table-cell table:style-name="ce468" office:value-type="float" office:value="10146" calcext:value-type="float">
            <text:p>10146</text:p>
          </table:table-cell>
          <table:table-cell table:style-name="ce468" office:value-type="float" office:value="591" calcext:value-type="float">
            <text:p>591</text:p>
          </table:table-cell>
          <table:table-cell table:style-name="ce468" office:value-type="string" calcext:value-type="string">
            <text:p>121.196K</text:p>
          </table:table-cell>
          <table:table-cell table:style-name="ce936" table:formula="of:=IF(RIGHT([.D405];1)=&quot;B&quot;;VALUE(REPLACE([.D405]; LEN([.D405]); 1; &quot;&quot;))*1000000; IF(RIGHT([.D405];1)=&quot;M&quot;;VALUE(REPLACE([.D405]; LEN([.D405]); 1; &quot;&quot;))*1000; 0))" office:value-type="float" office:value="375008" calcext:value-type="float">
            <text:p>375008</text:p>
          </table:table-cell>
          <table:table-cell table:style-name="ce936" table:formula="of:=[.L405]-[.L406]" office:value-type="float" office:value="5343" calcext:value-type="float">
            <text:p>5343</text:p>
          </table:table-cell>
          <table:table-cell table:number-columns-repeated="2"/>
          <table:table-cell table:style-name="ce940" table:formula="of:=[.M405]/[.L405]" office:value-type="percentage" office:value="0.014247696049151" calcext:value-type="percentage">
            <text:p>1.425%</text:p>
          </table:table-cell>
          <table:table-cell table:number-columns-repeated="1008"/>
        </table:table-row>
        <table:table-row table:style-name="ro1">
          <table:table-cell table:style-name="ce406" office:value-type="float" office:value="61" calcext:value-type="float">
            <text:p>61</text:p>
          </table:table-cell>
          <table:table-cell table:style-name="ce468" office:value-type="string" calcext:value-type="string">
            <text:p>12/25/2021, 10:21:39 AM</text:p>
          </table:table-cell>
          <table:table-cell table:style-name="ce874" office:value-type="float" office:value="13971315" calcext:value-type="float">
            <text:p>13971315</text:p>
          </table:table-cell>
          <table:table-cell table:style-name="ce468" office:value-type="string" calcext:value-type="string">
            <text:p>369.665M</text:p>
          </table:table-cell>
          <table:table-cell table:style-name="ce468" office:value-type="float" office:value="565" calcext:value-type="float">
            <text:p>565</text:p>
          </table:table-cell>
          <table:table-cell table:style-name="ce468" office:value-type="float" office:value="31652" calcext:value-type="float">
            <text:p>31652</text:p>
          </table:table-cell>
          <table:table-cell table:style-name="ce468" office:value-type="float" office:value="56" calcext:value-type="float">
            <text:p>56</text:p>
          </table:table-cell>
          <table:table-cell table:style-name="ce468" office:value-type="float" office:value="510" calcext:value-type="float">
            <text:p>510</text:p>
          </table:table-cell>
          <table:table-cell table:style-name="ce468" office:value-type="float" office:value="29395" calcext:value-type="float">
            <text:p>29395</text:p>
          </table:table-cell>
          <table:table-cell table:style-name="ce468" office:value-type="float" office:value="2256" calcext:value-type="float">
            <text:p>2256</text:p>
          </table:table-cell>
          <table:table-cell table:style-name="ce468" office:value-type="string" calcext:value-type="string">
            <text:p>116.449K</text:p>
          </table:table-cell>
          <table:table-cell table:style-name="ce936" table:formula="of:=IF(RIGHT([.D406];1)=&quot;B&quot;;VALUE(REPLACE([.D406]; LEN([.D406]); 1; &quot;&quot;))*1000000; IF(RIGHT([.D406];1)=&quot;M&quot;;VALUE(REPLACE([.D406]; LEN([.D406]); 1; &quot;&quot;))*1000; 0))" office:value-type="float" office:value="369665" calcext:value-type="float">
            <text:p>369665</text:p>
          </table:table-cell>
          <table:table-cell table:style-name="ce936" table:formula="of:=[.L406]-[.L407]" office:value-type="float" office:value="5247" calcext:value-type="float">
            <text:p>5247</text:p>
          </table:table-cell>
          <table:table-cell table:number-columns-repeated="2"/>
          <table:table-cell table:style-name="ce940" table:formula="of:=[.M406]/[.L406]" office:value-type="percentage" office:value="0.0141939323441494" calcext:value-type="percentage">
            <text:p>1.419%</text:p>
          </table:table-cell>
          <table:table-cell table:number-columns-repeated="1008"/>
        </table:table-row>
        <table:table-row table:style-name="ro1">
          <table:table-cell table:style-name="ce407" office:value-type="float" office:value="60" calcext:value-type="float">
            <text:p>60</text:p>
          </table:table-cell>
          <table:table-cell table:style-name="ce468" office:value-type="string" calcext:value-type="string">
            <text:p>12/24/2021, 10:21:38 AM</text:p>
          </table:table-cell>
          <table:table-cell table:style-name="ce875" office:value-type="float" office:value="13722568" calcext:value-type="float">
            <text:p>13722568</text:p>
          </table:table-cell>
          <table:table-cell table:style-name="ce468" office:value-type="string" calcext:value-type="string">
            <text:p>364.418M</text:p>
          </table:table-cell>
          <table:table-cell table:style-name="ce468" office:value-type="float" office:value="538" calcext:value-type="float">
            <text:p>538</text:p>
          </table:table-cell>
          <table:table-cell table:style-name="ce468" office:value-type="float" office:value="31323" calcext:value-type="float">
            <text:p>31323</text:p>
          </table:table-cell>
          <table:table-cell table:style-name="ce468" office:value-type="float" office:value="58.2" calcext:value-type="float">
            <text:p>58.2</text:p>
          </table:table-cell>
          <table:table-cell table:style-name="ce468" office:value-type="float" office:value="485" calcext:value-type="float">
            <text:p>485</text:p>
          </table:table-cell>
          <table:table-cell table:style-name="ce468" office:value-type="float" office:value="29247" calcext:value-type="float">
            <text:p>29247</text:p>
          </table:table-cell>
          <table:table-cell table:style-name="ce468" office:value-type="float" office:value="2070" calcext:value-type="float">
            <text:p>2070</text:p>
          </table:table-cell>
          <table:table-cell table:style-name="ce468" office:value-type="string" calcext:value-type="string">
            <text:p>111.794K</text:p>
          </table:table-cell>
          <table:table-cell table:style-name="ce936" table:formula="of:=IF(RIGHT([.D407];1)=&quot;B&quot;;VALUE(REPLACE([.D407]; LEN([.D407]); 1; &quot;&quot;))*1000000; IF(RIGHT([.D407];1)=&quot;M&quot;;VALUE(REPLACE([.D407]; LEN([.D407]); 1; &quot;&quot;))*1000; 0))" office:value-type="float" office:value="364418" calcext:value-type="float">
            <text:p>364418</text:p>
          </table:table-cell>
          <table:table-cell table:style-name="ce936" table:formula="of:=[.L407]-[.L408]" office:value-type="float" office:value="5153" calcext:value-type="float">
            <text:p>5153</text:p>
          </table:table-cell>
          <table:table-cell table:number-columns-repeated="2"/>
          <table:table-cell table:style-name="ce940" table:formula="of:=[.M407]/[.L407]" office:value-type="percentage" office:value="0.0141403553062692" calcext:value-type="percentage">
            <text:p>1.414%</text:p>
          </table:table-cell>
          <table:table-cell table:number-columns-repeated="1008"/>
        </table:table-row>
        <table:table-row table:style-name="ro1">
          <table:table-cell table:style-name="ce408" office:value-type="float" office:value="59" calcext:value-type="float">
            <text:p>59</text:p>
          </table:table-cell>
          <table:table-cell table:style-name="ce468" office:value-type="string" calcext:value-type="string">
            <text:p>12/23/2021, 10:21:31 AM</text:p>
          </table:table-cell>
          <table:table-cell table:style-name="ce876" office:value-type="float" office:value="13491815" calcext:value-type="float">
            <text:p>13491815</text:p>
          </table:table-cell>
          <table:table-cell table:style-name="ce468" office:value-type="string" calcext:value-type="string">
            <text:p>359.265M</text:p>
          </table:table-cell>
          <table:table-cell table:style-name="ce468" office:value-type="float" office:value="548" calcext:value-type="float">
            <text:p>548</text:p>
          </table:table-cell>
          <table:table-cell table:style-name="ce468" office:value-type="float" office:value="30486" calcext:value-type="float">
            <text:p>30486</text:p>
          </table:table-cell>
          <table:table-cell table:style-name="ce468" office:value-type="float" office:value="55.6" calcext:value-type="float">
            <text:p>55.6</text:p>
          </table:table-cell>
          <table:table-cell table:style-name="ce468" office:value-type="float" office:value="467" calcext:value-type="float">
            <text:p>467</text:p>
          </table:table-cell>
          <table:table-cell table:style-name="ce468" office:value-type="float" office:value="28277" calcext:value-type="float">
            <text:p>28277</text:p>
          </table:table-cell>
          <table:table-cell table:style-name="ce468" office:value-type="float" office:value="2160" calcext:value-type="float">
            <text:p>2160</text:p>
          </table:table-cell>
          <table:table-cell table:style-name="ce468" office:value-type="string" calcext:value-type="string">
            <text:p>95.164K</text:p>
          </table:table-cell>
          <table:table-cell table:style-name="ce936" table:formula="of:=IF(RIGHT([.D408];1)=&quot;B&quot;;VALUE(REPLACE([.D408]; LEN([.D408]); 1; &quot;&quot;))*1000000; IF(RIGHT([.D408];1)=&quot;M&quot;;VALUE(REPLACE([.D408]; LEN([.D408]); 1; &quot;&quot;))*1000; 0))" office:value-type="float" office:value="359265" calcext:value-type="float">
            <text:p>359265</text:p>
          </table:table-cell>
          <table:table-cell table:style-name="ce936" table:formula="of:=[.L408]-[.L409]" office:value-type="float" office:value="4775" calcext:value-type="float">
            <text:p>4775</text:p>
          </table:table-cell>
          <table:table-cell table:number-columns-repeated="2"/>
          <table:table-cell table:style-name="ce940" table:formula="of:=[.M408]/[.L408]" office:value-type="percentage" office:value="0.0132910247310481" calcext:value-type="percentage">
            <text:p>1.329%</text:p>
          </table:table-cell>
          <table:table-cell table:number-columns-repeated="1008"/>
        </table:table-row>
        <table:table-row table:style-name="ro1">
          <table:table-cell table:style-name="ce409" office:value-type="float" office:value="58" calcext:value-type="float">
            <text:p>58</text:p>
          </table:table-cell>
          <table:table-cell table:style-name="ce468" office:value-type="string" calcext:value-type="string">
            <text:p>12/22/2021, 10:21:30 AM</text:p>
          </table:table-cell>
          <table:table-cell table:style-name="ce877" office:value-type="float" office:value="13244372" calcext:value-type="float">
            <text:p>13244372</text:p>
          </table:table-cell>
          <table:table-cell table:style-name="ce468" office:value-type="string" calcext:value-type="string">
            <text:p>354.49M</text:p>
          </table:table-cell>
          <table:table-cell table:style-name="ce468" office:value-type="float" office:value="532" calcext:value-type="float">
            <text:p>532</text:p>
          </table:table-cell>
          <table:table-cell table:style-name="ce468" office:value-type="float" office:value="30511" calcext:value-type="float">
            <text:p>30511</text:p>
          </table:table-cell>
          <table:table-cell table:style-name="ce468" office:value-type="float" office:value="57.4" calcext:value-type="float">
            <text:p>57.4</text:p>
          </table:table-cell>
          <table:table-cell table:style-name="ce468" office:value-type="float" office:value="452" calcext:value-type="float">
            <text:p>452</text:p>
          </table:table-cell>
          <table:table-cell table:style-name="ce468" office:value-type="float" office:value="28071" calcext:value-type="float">
            <text:p>28071</text:p>
          </table:table-cell>
          <table:table-cell table:style-name="ce468" office:value-type="float" office:value="2391" calcext:value-type="float">
            <text:p>2391</text:p>
          </table:table-cell>
          <table:table-cell table:style-name="ce468" office:value-type="string" calcext:value-type="string">
            <text:p>91.235K</text:p>
          </table:table-cell>
          <table:table-cell table:style-name="ce936" table:formula="of:=IF(RIGHT([.D409];1)=&quot;B&quot;;VALUE(REPLACE([.D409]; LEN([.D409]); 1; &quot;&quot;))*1000000; IF(RIGHT([.D409];1)=&quot;M&quot;;VALUE(REPLACE([.D409]; LEN([.D409]); 1; &quot;&quot;))*1000; 0))" office:value-type="float" office:value="354490" calcext:value-type="float">
            <text:p>354490</text:p>
          </table:table-cell>
          <table:table-cell table:style-name="ce936" table:formula="of:=[.L409]-[.L410]" office:value-type="float" office:value="4776" calcext:value-type="float">
            <text:p>4776</text:p>
          </table:table-cell>
          <table:table-cell table:number-columns-repeated="2"/>
          <table:table-cell table:style-name="ce940" table:formula="of:=[.M409]/[.L409]" office:value-type="percentage" office:value="0.0134728765268414" calcext:value-type="percentage">
            <text:p>1.347%</text:p>
          </table:table-cell>
          <table:table-cell table:number-columns-repeated="1008"/>
        </table:table-row>
        <table:table-row table:style-name="ro1">
          <table:table-cell table:style-name="ce410" office:value-type="float" office:value="57" calcext:value-type="float">
            <text:p>57</text:p>
          </table:table-cell>
          <table:table-cell table:style-name="ce468" office:value-type="string" calcext:value-type="string">
            <text:p>12/21/2021, 10:21:29 AM</text:p>
          </table:table-cell>
          <table:table-cell table:style-name="ce878" office:value-type="float" office:value="13019638" calcext:value-type="float">
            <text:p>13019638</text:p>
          </table:table-cell>
          <table:table-cell table:style-name="ce468" office:value-type="string" calcext:value-type="string">
            <text:p>349.714M</text:p>
          </table:table-cell>
          <table:table-cell table:style-name="ce468" office:value-type="float" office:value="307" calcext:value-type="float">
            <text:p>307</text:p>
          </table:table-cell>
          <table:table-cell table:style-name="ce468" office:value-type="float" office:value="8675" calcext:value-type="float">
            <text:p>8675</text:p>
          </table:table-cell>
          <table:table-cell table:style-name="ce468" office:value-type="float" office:value="28.3" calcext:value-type="float">
            <text:p>28.3</text:p>
          </table:table-cell>
          <table:table-cell table:style-name="ce468" office:value-type="float" office:value="178" calcext:value-type="float">
            <text:p>178</text:p>
          </table:table-cell>
          <table:table-cell table:style-name="ce468" office:value-type="float" office:value="5951" calcext:value-type="float">
            <text:p>5951</text:p>
          </table:table-cell>
          <table:table-cell table:style-name="ce468" office:value-type="float" office:value="2491" calcext:value-type="float">
            <text:p>2491</text:p>
          </table:table-cell>
          <table:table-cell table:style-name="ce468" office:value-type="string" calcext:value-type="string">
            <text:p>98.364K</text:p>
          </table:table-cell>
          <table:table-cell table:style-name="ce936" table:formula="of:=IF(RIGHT([.D410];1)=&quot;B&quot;;VALUE(REPLACE([.D410]; LEN([.D410]); 1; &quot;&quot;))*1000000; IF(RIGHT([.D410];1)=&quot;M&quot;;VALUE(REPLACE([.D410]; LEN([.D410]); 1; &quot;&quot;))*1000; 0))" office:value-type="float" office:value="349714" calcext:value-type="float">
            <text:p>349714</text:p>
          </table:table-cell>
          <table:table-cell table:style-name="ce936" table:formula="of:=[.L410]-[.L411]" office:value-type="float" office:value="4870" calcext:value-type="float">
            <text:p>4870</text:p>
          </table:table-cell>
          <table:table-cell table:number-columns-repeated="2"/>
          <table:table-cell table:style-name="ce940" table:formula="of:=[.M410]/[.L410]" office:value-type="percentage" office:value="0.0139256649719485" calcext:value-type="percentage">
            <text:p>1.393%</text:p>
          </table:table-cell>
          <table:table-cell table:number-columns-repeated="1008"/>
        </table:table-row>
        <table:table-row table:style-name="ro1">
          <table:table-cell table:style-name="ce411" office:value-type="float" office:value="56" calcext:value-type="float">
            <text:p>56</text:p>
          </table:table-cell>
          <table:table-cell table:style-name="ce468" office:value-type="string" calcext:value-type="string">
            <text:p>12/20/2021, 10:21:28 AM</text:p>
          </table:table-cell>
          <table:table-cell table:style-name="ce879" office:value-type="float" office:value="12850883" calcext:value-type="float">
            <text:p>12850883</text:p>
          </table:table-cell>
          <table:table-cell table:style-name="ce468" office:value-type="string" calcext:value-type="string">
            <text:p>344.844M</text:p>
          </table:table-cell>
          <table:table-cell table:style-name="ce468" office:value-type="float" office:value="544" calcext:value-type="float">
            <text:p>544</text:p>
          </table:table-cell>
          <table:table-cell table:style-name="ce468" office:value-type="float" office:value="21711" calcext:value-type="float">
            <text:p>21711</text:p>
          </table:table-cell>
          <table:table-cell table:style-name="ce468" office:value-type="float" office:value="39.9" calcext:value-type="float">
            <text:p>39.9</text:p>
          </table:table-cell>
          <table:table-cell table:style-name="ce468" office:value-type="float" office:value="405" calcext:value-type="float">
            <text:p>405</text:p>
          </table:table-cell>
          <table:table-cell table:style-name="ce468" office:value-type="float" office:value="19197" calcext:value-type="float">
            <text:p>19197</text:p>
          </table:table-cell>
          <table:table-cell table:style-name="ce468" office:value-type="float" office:value="2331" calcext:value-type="float">
            <text:p>2331</text:p>
          </table:table-cell>
          <table:table-cell table:style-name="ce468" office:value-type="string" calcext:value-type="string">
            <text:p>107.846K</text:p>
          </table:table-cell>
          <table:table-cell table:style-name="ce936" table:formula="of:=IF(RIGHT([.D411];1)=&quot;B&quot;;VALUE(REPLACE([.D411]; LEN([.D411]); 1; &quot;&quot;))*1000000; IF(RIGHT([.D411];1)=&quot;M&quot;;VALUE(REPLACE([.D411]; LEN([.D411]); 1; &quot;&quot;))*1000; 0))" office:value-type="float" office:value="344844" calcext:value-type="float">
            <text:p>344844</text:p>
          </table:table-cell>
          <table:table-cell table:style-name="ce936" table:formula="of:=[.L411]-[.L412]" office:value-type="float" office:value="5157" calcext:value-type="float">
            <text:p>5157</text:p>
          </table:table-cell>
          <table:table-cell table:number-columns-repeated="2"/>
          <table:table-cell table:style-name="ce940" table:formula="of:=[.M411]/[.L411]" office:value-type="percentage" office:value="0.0149545881616035" calcext:value-type="percentage">
            <text:p>1.495%</text:p>
          </table:table-cell>
          <table:table-cell table:number-columns-repeated="1008"/>
        </table:table-row>
        <table:table-row table:style-name="ro1">
          <table:table-cell table:style-name="ce412" office:value-type="float" office:value="55" calcext:value-type="float">
            <text:p>55</text:p>
          </table:table-cell>
          <table:table-cell table:style-name="ce468" office:value-type="string" calcext:value-type="string">
            <text:p>12/19/2021, 10:21:27 AM</text:p>
          </table:table-cell>
          <table:table-cell table:style-name="ce880" office:value-type="float" office:value="12635465" calcext:value-type="float">
            <text:p>12635465</text:p>
          </table:table-cell>
          <table:table-cell table:style-name="ce468" office:value-type="string" calcext:value-type="string">
            <text:p>339.687M</text:p>
          </table:table-cell>
          <table:table-cell table:style-name="ce468" office:value-type="float" office:value="180" calcext:value-type="float">
            <text:p>180</text:p>
          </table:table-cell>
          <table:table-cell table:style-name="ce468" office:value-type="float" office:value="6623" calcext:value-type="float">
            <text:p>6623</text:p>
          </table:table-cell>
          <table:table-cell table:style-name="ce468" office:value-type="float" office:value="36.8" calcext:value-type="float">
            <text:p>36.8</text:p>
          </table:table-cell>
          <table:table-cell table:style-name="ce468" office:value-type="float" office:value="82" calcext:value-type="float">
            <text:p>82</text:p>
          </table:table-cell>
          <table:table-cell table:style-name="ce468" office:value-type="float" office:value="3959" calcext:value-type="float">
            <text:p>3959</text:p>
          </table:table-cell>
          <table:table-cell table:style-name="ce468" office:value-type="float" office:value="2493" calcext:value-type="float">
            <text:p>2493</text:p>
          </table:table-cell>
          <table:table-cell table:style-name="ce468" office:value-type="string" calcext:value-type="string">
            <text:p>111.592K</text:p>
          </table:table-cell>
          <table:table-cell table:style-name="ce936" table:formula="of:=IF(RIGHT([.D412];1)=&quot;B&quot;;VALUE(REPLACE([.D412]; LEN([.D412]); 1; &quot;&quot;))*1000000; IF(RIGHT([.D412];1)=&quot;M&quot;;VALUE(REPLACE([.D412]; LEN([.D412]); 1; &quot;&quot;))*1000; 0))" office:value-type="float" office:value="339687" calcext:value-type="float">
            <text:p>339687</text:p>
          </table:table-cell>
          <table:table-cell table:style-name="ce936" table:formula="of:=[.L412]-[.L413]" office:value-type="float" office:value="5154" calcext:value-type="float">
            <text:p>5154</text:p>
          </table:table-cell>
          <table:table-cell table:number-columns-repeated="2"/>
          <table:table-cell table:style-name="ce940" table:formula="of:=[.M412]/[.L412]" office:value-type="percentage" office:value="0.0151727914226921" calcext:value-type="percentage">
            <text:p>1.517%</text:p>
          </table:table-cell>
          <table:table-cell table:number-columns-repeated="1008"/>
        </table:table-row>
        <table:table-row table:style-name="ro1">
          <table:table-cell table:style-name="ce413" office:value-type="float" office:value="54" calcext:value-type="float">
            <text:p>54</text:p>
          </table:table-cell>
          <table:table-cell table:style-name="ce468" office:value-type="string" calcext:value-type="string">
            <text:p>12/18/2021, 10:21:26 AM</text:p>
          </table:table-cell>
          <table:table-cell table:style-name="ce881" office:value-type="float" office:value="12432327" calcext:value-type="float">
            <text:p>12432327</text:p>
          </table:table-cell>
          <table:table-cell table:style-name="ce468" office:value-type="string" calcext:value-type="string">
            <text:p>334.533M</text:p>
          </table:table-cell>
          <table:table-cell table:style-name="ce468" office:value-type="float" office:value="471" calcext:value-type="float">
            <text:p>471</text:p>
          </table:table-cell>
          <table:table-cell table:style-name="ce468" office:value-type="float" office:value="25362" calcext:value-type="float">
            <text:p>25362</text:p>
          </table:table-cell>
          <table:table-cell table:style-name="ce468" office:value-type="float" office:value="53.8" calcext:value-type="float">
            <text:p>53.8</text:p>
          </table:table-cell>
          <table:table-cell table:style-name="ce468" office:value-type="float" office:value="366" calcext:value-type="float">
            <text:p>366</text:p>
          </table:table-cell>
          <table:table-cell table:style-name="ce468" office:value-type="float" office:value="22924" calcext:value-type="float">
            <text:p>22924</text:p>
          </table:table-cell>
          <table:table-cell table:style-name="ce468" office:value-type="float" office:value="2289" calcext:value-type="float">
            <text:p>2289</text:p>
          </table:table-cell>
          <table:table-cell table:style-name="ce468" office:value-type="string" calcext:value-type="string">
            <text:p>270.982K</text:p>
          </table:table-cell>
          <table:table-cell table:style-name="ce936" table:formula="of:=IF(RIGHT([.D413];1)=&quot;B&quot;;VALUE(REPLACE([.D413]; LEN([.D413]); 1; &quot;&quot;))*1000000; IF(RIGHT([.D413];1)=&quot;M&quot;;VALUE(REPLACE([.D413]; LEN([.D413]); 1; &quot;&quot;))*1000; 0))" office:value-type="float" office:value="334533" calcext:value-type="float">
            <text:p>334533</text:p>
          </table:table-cell>
          <table:table-cell table:style-name="ce936" table:formula="of:=[.L413]-[.L414]" office:value-type="float" office:value="7169" calcext:value-type="float">
            <text:p>7169</text:p>
          </table:table-cell>
          <table:table-cell table:number-columns-repeated="2"/>
          <table:table-cell table:style-name="ce940" table:formula="of:=[.M413]/[.L413]" office:value-type="percentage" office:value="0.0214298738838919" calcext:value-type="percentage">
            <text:p>2.143%</text:p>
          </table:table-cell>
          <table:table-cell table:number-columns-repeated="1008"/>
        </table:table-row>
        <table:table-row table:style-name="ro1">
          <table:table-cell table:style-name="ce414" office:value-type="float" office:value="53" calcext:value-type="float">
            <text:p>53</text:p>
          </table:table-cell>
          <table:table-cell table:style-name="ce468" office:value-type="string" calcext:value-type="string">
            <text:p>12/17/2021, 10:21:25 AM</text:p>
          </table:table-cell>
          <table:table-cell table:style-name="ce882" office:value-type="float" office:value="12266764" calcext:value-type="float">
            <text:p>12266764</text:p>
          </table:table-cell>
          <table:table-cell table:style-name="ce468" office:value-type="string" calcext:value-type="string">
            <text:p>327.364M</text:p>
          </table:table-cell>
          <table:table-cell table:style-name="ce468" office:value-type="float" office:value="464" calcext:value-type="float">
            <text:p>464</text:p>
          </table:table-cell>
          <table:table-cell table:style-name="ce468" office:value-type="float" office:value="10063" calcext:value-type="float">
            <text:p>10063</text:p>
          </table:table-cell>
          <table:table-cell table:style-name="ce468" office:value-type="float" office:value="21.7" calcext:value-type="float">
            <text:p>21.7</text:p>
          </table:table-cell>
          <table:table-cell table:style-name="ce468" office:value-type="float" office:value="102" calcext:value-type="float">
            <text:p>102</text:p>
          </table:table-cell>
          <table:table-cell table:style-name="ce468" office:value-type="float" office:value="6410" calcext:value-type="float">
            <text:p>6410</text:p>
          </table:table-cell>
          <table:table-cell table:style-name="ce468" office:value-type="float" office:value="3037" calcext:value-type="float">
            <text:p>3037</text:p>
          </table:table-cell>
          <table:table-cell table:style-name="ce468" office:value-type="string" calcext:value-type="string">
            <text:p>280.215K</text:p>
          </table:table-cell>
          <table:table-cell table:style-name="ce936" table:formula="of:=IF(RIGHT([.D414];1)=&quot;B&quot;;VALUE(REPLACE([.D414]; LEN([.D414]); 1; &quot;&quot;))*1000000; IF(RIGHT([.D414];1)=&quot;M&quot;;VALUE(REPLACE([.D414]; LEN([.D414]); 1; &quot;&quot;))*1000; 0))" office:value-type="float" office:value="327364" calcext:value-type="float">
            <text:p>327364</text:p>
          </table:table-cell>
          <table:table-cell table:style-name="ce936" table:formula="of:=[.L414]-[.L415]" office:value-type="float" office:value="7216" calcext:value-type="float">
            <text:p>7216</text:p>
          </table:table-cell>
          <table:table-cell table:number-columns-repeated="2"/>
          <table:table-cell table:style-name="ce940" table:formula="of:=[.M414]/[.L414]" office:value-type="percentage" office:value="0.0220427414132281" calcext:value-type="percentage">
            <text:p>2.204%</text:p>
          </table:table-cell>
          <table:table-cell table:number-columns-repeated="1008"/>
        </table:table-row>
        <table:table-row table:style-name="ro1">
          <table:table-cell table:style-name="ce415" office:value-type="float" office:value="52" calcext:value-type="float">
            <text:p>52</text:p>
          </table:table-cell>
          <table:table-cell table:style-name="ce468" office:value-type="string" calcext:value-type="string">
            <text:p>12/16/2021, 9:38:14 AM</text:p>
          </table:table-cell>
          <table:table-cell table:style-name="ce883" office:value-type="float" office:value="12239875" calcext:value-type="float">
            <text:p>12239875</text:p>
          </table:table-cell>
          <table:table-cell table:style-name="ce468" office:value-type="string" calcext:value-type="string">
            <text:p>320.148M</text:p>
          </table:table-cell>
          <table:table-cell table:style-name="ce468" office:value-type="float" office:value="589" calcext:value-type="float">
            <text:p>589</text:p>
          </table:table-cell>
          <table:table-cell table:style-name="ce468" office:value-type="float" office:value="8546" calcext:value-type="float">
            <text:p>8546</text:p>
          </table:table-cell>
          <table:table-cell table:style-name="ce468" office:value-type="float" office:value="14.5" calcext:value-type="float">
            <text:p>14.5</text:p>
          </table:table-cell>
          <table:table-cell table:style-name="ce468" office:value-type="float" office:value="285" calcext:value-type="float">
            <text:p>285</text:p>
          </table:table-cell>
          <table:table-cell table:style-name="ce468" office:value-type="float" office:value="7011" calcext:value-type="float">
            <text:p>7011</text:p>
          </table:table-cell>
          <table:table-cell table:style-name="ce468" office:value-type="float" office:value="970" calcext:value-type="float">
            <text:p>970</text:p>
          </table:table-cell>
          <table:table-cell table:style-name="ce468" office:value-type="string" calcext:value-type="string">
            <text:p>101.108K</text:p>
          </table:table-cell>
          <table:table-cell table:style-name="ce936" table:formula="of:=IF(RIGHT([.D415];1)=&quot;B&quot;;VALUE(REPLACE([.D415]; LEN([.D415]); 1; &quot;&quot;))*1000000; IF(RIGHT([.D415];1)=&quot;M&quot;;VALUE(REPLACE([.D415]; LEN([.D415]); 1; &quot;&quot;))*1000; 0))" office:value-type="float" office:value="320148" calcext:value-type="float">
            <text:p>320148</text:p>
          </table:table-cell>
          <table:table-cell table:style-name="ce936" table:formula="of:=[.L415]-[.L416]" office:value-type="float" office:value="5238" calcext:value-type="float">
            <text:p>5238</text:p>
          </table:table-cell>
          <table:table-cell table:number-columns-repeated="2"/>
          <table:table-cell table:style-name="ce940" table:formula="of:=[.M415]/[.L415]" office:value-type="percentage" office:value="0.0163611829528843" calcext:value-type="percentage">
            <text:p>1.636%</text:p>
          </table:table-cell>
          <table:table-cell table:number-columns-repeated="1008"/>
        </table:table-row>
        <table:table-row table:style-name="ro1">
          <table:table-cell table:style-name="ce416" office:value-type="float" office:value="51" calcext:value-type="float">
            <text:p>51</text:p>
          </table:table-cell>
          <table:table-cell table:style-name="ce468" office:value-type="string" calcext:value-type="string">
            <text:p>12/15/2021, 9:35:57 AM</text:p>
          </table:table-cell>
          <table:table-cell table:style-name="ce884" office:value-type="float" office:value="12192445" calcext:value-type="float">
            <text:p>12192445</text:p>
          </table:table-cell>
          <table:table-cell table:style-name="ce468" office:value-type="string" calcext:value-type="string">
            <text:p>314.91M</text:p>
          </table:table-cell>
          <table:table-cell table:style-name="ce468" office:value-type="float" office:value="1056" calcext:value-type="float">
            <text:p>1056</text:p>
          </table:table-cell>
          <table:table-cell table:style-name="ce468" office:value-type="float" office:value="5321" calcext:value-type="float">
            <text:p>5321</text:p>
          </table:table-cell>
          <table:table-cell table:style-name="ce468" office:value-type="float" office:value="5" calcext:value-type="float">
            <text:p>5</text:p>
          </table:table-cell>
          <table:table-cell table:style-name="ce468" office:value-type="float" office:value="196" calcext:value-type="float">
            <text:p>196</text:p>
          </table:table-cell>
          <table:table-cell table:style-name="ce468" office:value-type="float" office:value="2762" calcext:value-type="float">
            <text:p>2762</text:p>
          </table:table-cell>
          <table:table-cell table:style-name="ce468" office:value-type="float" office:value="948" calcext:value-type="float">
            <text:p>948</text:p>
          </table:table-cell>
          <table:table-cell table:style-name="ce468" office:value-type="string" calcext:value-type="string">
            <text:p>3.975K</text:p>
          </table:table-cell>
          <table:table-cell table:style-name="ce936" table:formula="of:=IF(RIGHT([.D416];1)=&quot;B&quot;;VALUE(REPLACE([.D416]; LEN([.D416]); 1; &quot;&quot;))*1000000; IF(RIGHT([.D416];1)=&quot;M&quot;;VALUE(REPLACE([.D416]; LEN([.D416]); 1; &quot;&quot;))*1000; 0))" office:value-type="float" office:value="314910" calcext:value-type="float">
            <text:p>314910</text:p>
          </table:table-cell>
          <table:table-cell table:style-name="ce936" table:formula="of:=[.L416]-[.L417]" office:value-type="float" office:value="4684" calcext:value-type="float">
            <text:p>4684</text:p>
          </table:table-cell>
          <table:table-cell table:number-columns-repeated="2"/>
          <table:table-cell table:style-name="ce940" table:formula="of:=[.M416]/[.L416]" office:value-type="percentage" office:value="0.0148740910101299" calcext:value-type="percentage">
            <text:p>1.487%</text:p>
          </table:table-cell>
          <table:table-cell table:number-columns-repeated="1008"/>
        </table:table-row>
        <table:table-row table:style-name="ro1">
          <table:table-cell table:style-name="ce417" office:value-type="float" office:value="50" calcext:value-type="float">
            <text:p>50</text:p>
          </table:table-cell>
          <table:table-cell table:style-name="ce468" office:value-type="string" calcext:value-type="string">
            <text:p>12/14/2021, 9:35:56 AM</text:p>
          </table:table-cell>
          <table:table-cell table:style-name="ce885" office:value-type="float" office:value="11986271" calcext:value-type="float">
            <text:p>11986271</text:p>
          </table:table-cell>
          <table:table-cell table:style-name="ce468" office:value-type="string" calcext:value-type="string">
            <text:p>310.226M</text:p>
          </table:table-cell>
          <table:table-cell table:style-name="ce468" office:value-type="float" office:value="1427" calcext:value-type="float">
            <text:p>1427</text:p>
          </table:table-cell>
          <table:table-cell table:style-name="ce468" office:value-type="float" office:value="49972" calcext:value-type="float">
            <text:p>49972</text:p>
          </table:table-cell>
          <table:table-cell table:style-name="ce468" office:value-type="float" office:value="35" calcext:value-type="float">
            <text:p>35</text:p>
          </table:table-cell>
          <table:table-cell table:style-name="ce468" office:value-type="float" office:value="1284" calcext:value-type="float">
            <text:p>1284</text:p>
          </table:table-cell>
          <table:table-cell table:style-name="ce468" office:value-type="float" office:value="47133" calcext:value-type="float">
            <text:p>47133</text:p>
          </table:table-cell>
          <table:table-cell table:style-name="ce468" office:value-type="float" office:value="2519" calcext:value-type="float">
            <text:p>2519</text:p>
          </table:table-cell>
          <table:table-cell table:style-name="ce468" office:value-type="string" calcext:value-type="string">
            <text:p>4.479K</text:p>
          </table:table-cell>
          <table:table-cell table:style-name="ce936" table:formula="of:=IF(RIGHT([.D417];1)=&quot;B&quot;;VALUE(REPLACE([.D417]; LEN([.D417]); 1; &quot;&quot;))*1000000; IF(RIGHT([.D417];1)=&quot;M&quot;;VALUE(REPLACE([.D417]; LEN([.D417]); 1; &quot;&quot;))*1000; 0))" office:value-type="float" office:value="310226" calcext:value-type="float">
            <text:p>310226</text:p>
          </table:table-cell>
          <table:table-cell table:style-name="ce936" table:formula="of:=[.L417]-[.L418]" office:value-type="float" office:value="4684" calcext:value-type="float">
            <text:p>4684</text:p>
          </table:table-cell>
          <table:table-cell table:number-columns-repeated="2"/>
          <table:table-cell table:style-name="ce940" table:formula="of:=[.M417]/[.L417]" office:value-type="percentage" office:value="0.0150986700018696" calcext:value-type="percentage">
            <text:p>1.510%</text:p>
          </table:table-cell>
          <table:table-cell table:number-columns-repeated="1008"/>
        </table:table-row>
        <table:table-row table:style-name="ro1">
          <table:table-cell table:style-name="ce418" office:value-type="float" office:value="49" calcext:value-type="float">
            <text:p>49</text:p>
          </table:table-cell>
          <table:table-cell table:style-name="ce468" office:value-type="string" calcext:value-type="string">
            <text:p>12/13/2021, 9:35:55 AM</text:p>
          </table:table-cell>
          <table:table-cell table:style-name="ce886" office:value-type="float" office:value="11784968" calcext:value-type="float">
            <text:p>11784968</text:p>
          </table:table-cell>
          <table:table-cell table:style-name="ce468" office:value-type="string" calcext:value-type="string">
            <text:p>305.542M</text:p>
          </table:table-cell>
          <table:table-cell table:style-name="ce468" office:value-type="float" office:value="1402" calcext:value-type="float">
            <text:p>1402</text:p>
          </table:table-cell>
          <table:table-cell table:style-name="ce468" office:value-type="float" office:value="53788" calcext:value-type="float">
            <text:p>53788</text:p>
          </table:table-cell>
          <table:table-cell table:style-name="ce468" office:value-type="float" office:value="38.4" calcext:value-type="float">
            <text:p>38.4</text:p>
          </table:table-cell>
          <table:table-cell table:style-name="ce468" office:value-type="float" office:value="1276" calcext:value-type="float">
            <text:p>1276</text:p>
          </table:table-cell>
          <table:table-cell table:style-name="ce468" office:value-type="float" office:value="50921" calcext:value-type="float">
            <text:p>50921</text:p>
          </table:table-cell>
          <table:table-cell table:style-name="ce468" office:value-type="float" office:value="2596" calcext:value-type="float">
            <text:p>2596</text:p>
          </table:table-cell>
          <table:table-cell table:style-name="ce468" office:value-type="string" calcext:value-type="string">
            <text:p>4.664K</text:p>
          </table:table-cell>
          <table:table-cell table:style-name="ce936" table:formula="of:=IF(RIGHT([.D418];1)=&quot;B&quot;;VALUE(REPLACE([.D418]; LEN([.D418]); 1; &quot;&quot;))*1000000; IF(RIGHT([.D418];1)=&quot;M&quot;;VALUE(REPLACE([.D418]; LEN([.D418]); 1; &quot;&quot;))*1000; 0))" office:value-type="float" office:value="305542" calcext:value-type="float">
            <text:p>305542</text:p>
          </table:table-cell>
          <table:table-cell table:style-name="ce936" table:formula="of:=[.L418]-[.L419]" office:value-type="float" office:value="4684" calcext:value-type="float">
            <text:p>4684</text:p>
          </table:table-cell>
          <table:table-cell table:number-columns-repeated="2"/>
          <table:table-cell table:style-name="ce940" table:formula="of:=[.M418]/[.L418]" office:value-type="percentage" office:value="0.0153301346459734" calcext:value-type="percentage">
            <text:p>1.533%</text:p>
          </table:table-cell>
          <table:table-cell table:number-columns-repeated="1008"/>
        </table:table-row>
        <table:table-row table:style-name="ro1">
          <table:table-cell table:style-name="ce419" office:value-type="float" office:value="48" calcext:value-type="float">
            <text:p>48</text:p>
          </table:table-cell>
          <table:table-cell table:style-name="ce468" office:value-type="string" calcext:value-type="string">
            <text:p>12/12/2021, 9:35:54 AM</text:p>
          </table:table-cell>
          <table:table-cell table:style-name="ce887" office:value-type="float" office:value="11591847" calcext:value-type="float">
            <text:p>11591847</text:p>
          </table:table-cell>
          <table:table-cell table:style-name="ce468" office:value-type="string" calcext:value-type="string">
            <text:p>300.858M</text:p>
          </table:table-cell>
          <table:table-cell table:style-name="ce468" office:value-type="float" office:value="1409" calcext:value-type="float">
            <text:p>1409</text:p>
          </table:table-cell>
          <table:table-cell table:style-name="ce468" office:value-type="float" office:value="53407" calcext:value-type="float">
            <text:p>53407</text:p>
          </table:table-cell>
          <table:table-cell table:style-name="ce468" office:value-type="float" office:value="37.9" calcext:value-type="float">
            <text:p>37.9</text:p>
          </table:table-cell>
          <table:table-cell table:style-name="ce468" office:value-type="float" office:value="1270" calcext:value-type="float">
            <text:p>1270</text:p>
          </table:table-cell>
          <table:table-cell table:style-name="ce468" office:value-type="float" office:value="50557" calcext:value-type="float">
            <text:p>50557</text:p>
          </table:table-cell>
          <table:table-cell table:style-name="ce468" office:value-type="float" office:value="2594" calcext:value-type="float">
            <text:p>2594</text:p>
          </table:table-cell>
          <table:table-cell table:style-name="ce468" office:value-type="string" calcext:value-type="string">
            <text:p>5.134K</text:p>
          </table:table-cell>
          <table:table-cell table:style-name="ce936" table:formula="of:=IF(RIGHT([.D419];1)=&quot;B&quot;;VALUE(REPLACE([.D419]; LEN([.D419]); 1; &quot;&quot;))*1000000; IF(RIGHT([.D419];1)=&quot;M&quot;;VALUE(REPLACE([.D419]; LEN([.D419]); 1; &quot;&quot;))*1000; 0))" office:value-type="float" office:value="300858" calcext:value-type="float">
            <text:p>300858</text:p>
          </table:table-cell>
          <table:table-cell table:style-name="ce936" table:formula="of:=[.L419]-[.L420]" office:value-type="float" office:value="4775" calcext:value-type="float">
            <text:p>4775</text:p>
          </table:table-cell>
          <table:table-cell table:number-columns-repeated="2"/>
          <table:table-cell table:style-name="ce940" table:formula="of:=[.M419]/[.L419]" office:value-type="percentage" office:value="0.0158712748206795" calcext:value-type="percentage">
            <text:p>1.587%</text:p>
          </table:table-cell>
          <table:table-cell table:number-columns-repeated="1008"/>
        </table:table-row>
        <table:table-row table:style-name="ro1">
          <table:table-cell table:style-name="ce420" office:value-type="float" office:value="47" calcext:value-type="float">
            <text:p>47</text:p>
          </table:table-cell>
          <table:table-cell table:style-name="ce468" office:value-type="string" calcext:value-type="string">
            <text:p>12/11/2021, 9:35:32 AM</text:p>
          </table:table-cell>
          <table:table-cell table:style-name="ce888" office:value-type="float" office:value="11390419" calcext:value-type="float">
            <text:p>11390419</text:p>
          </table:table-cell>
          <table:table-cell table:style-name="ce468" office:value-type="string" calcext:value-type="string">
            <text:p>296.083M</text:p>
          </table:table-cell>
          <table:table-cell table:style-name="ce468" office:value-type="float" office:value="1384" calcext:value-type="float">
            <text:p>1384</text:p>
          </table:table-cell>
          <table:table-cell table:style-name="ce468" office:value-type="float" office:value="53591" calcext:value-type="float">
            <text:p>53591</text:p>
          </table:table-cell>
          <table:table-cell table:style-name="ce468" office:value-type="float" office:value="38.7" calcext:value-type="float">
            <text:p>38.7</text:p>
          </table:table-cell>
          <table:table-cell table:style-name="ce468" office:value-type="float" office:value="1255" calcext:value-type="float">
            <text:p>1255</text:p>
          </table:table-cell>
          <table:table-cell table:style-name="ce468" office:value-type="float" office:value="50892" calcext:value-type="float">
            <text:p>50892</text:p>
          </table:table-cell>
          <table:table-cell table:style-name="ce468" office:value-type="float" office:value="2437" calcext:value-type="float">
            <text:p>2437</text:p>
          </table:table-cell>
          <table:table-cell table:style-name="ce468" office:value-type="string" calcext:value-type="string">
            <text:p>5.687K</text:p>
          </table:table-cell>
          <table:table-cell table:style-name="ce936" table:formula="of:=IF(RIGHT([.D420];1)=&quot;B&quot;;VALUE(REPLACE([.D420]; LEN([.D420]); 1; &quot;&quot;))*1000000; IF(RIGHT([.D420];1)=&quot;M&quot;;VALUE(REPLACE([.D420]; LEN([.D420]); 1; &quot;&quot;))*1000; 0))" office:value-type="float" office:value="296083" calcext:value-type="float">
            <text:p>296083</text:p>
          </table:table-cell>
          <table:table-cell table:style-name="ce936" table:formula="of:=[.L420]-[.L421]" office:value-type="float" office:value="4866" calcext:value-type="float">
            <text:p>4866</text:p>
          </table:table-cell>
          <table:table-cell table:number-columns-repeated="2"/>
          <table:table-cell table:style-name="ce940" table:formula="of:=[.M420]/[.L420]" office:value-type="percentage" office:value="0.016434580843885" calcext:value-type="percentage">
            <text:p>1.643%</text:p>
          </table:table-cell>
          <table:table-cell table:number-columns-repeated="1008"/>
        </table:table-row>
        <table:table-row table:style-name="ro1">
          <table:table-cell table:style-name="ce421" office:value-type="float" office:value="46" calcext:value-type="float">
            <text:p>46</text:p>
          </table:table-cell>
          <table:table-cell table:style-name="ce468" office:value-type="string" calcext:value-type="string">
            <text:p>12/10/2021, 9:35:31 AM</text:p>
          </table:table-cell>
          <table:table-cell table:style-name="ce889" office:value-type="float" office:value="11164181" calcext:value-type="float">
            <text:p>11164181</text:p>
          </table:table-cell>
          <table:table-cell table:style-name="ce468" office:value-type="string" calcext:value-type="string">
            <text:p>291.217M</text:p>
          </table:table-cell>
          <table:table-cell table:style-name="ce468" office:value-type="float" office:value="1458" calcext:value-type="float">
            <text:p>1458</text:p>
          </table:table-cell>
          <table:table-cell table:style-name="ce468" office:value-type="float" office:value="54214" calcext:value-type="float">
            <text:p>54214</text:p>
          </table:table-cell>
          <table:table-cell table:style-name="ce468" office:value-type="float" office:value="37.2" calcext:value-type="float">
            <text:p>37.2</text:p>
          </table:table-cell>
          <table:table-cell table:style-name="ce468" office:value-type="float" office:value="1302" calcext:value-type="float">
            <text:p>1302</text:p>
          </table:table-cell>
          <table:table-cell table:style-name="ce468" office:value-type="float" office:value="51379" calcext:value-type="float">
            <text:p>51379</text:p>
          </table:table-cell>
          <table:table-cell table:style-name="ce468" office:value-type="float" office:value="2433" calcext:value-type="float">
            <text:p>2433</text:p>
          </table:table-cell>
          <table:table-cell table:style-name="ce468" office:value-type="string" calcext:value-type="string">
            <text:p>6.407K</text:p>
          </table:table-cell>
          <table:table-cell table:style-name="ce936" table:formula="of:=IF(RIGHT([.D421];1)=&quot;B&quot;;VALUE(REPLACE([.D421]; LEN([.D421]); 1; &quot;&quot;))*1000000; IF(RIGHT([.D421];1)=&quot;M&quot;;VALUE(REPLACE([.D421]; LEN([.D421]); 1; &quot;&quot;))*1000; 0))" office:value-type="float" office:value="291217" calcext:value-type="float">
            <text:p>291217</text:p>
          </table:table-cell>
          <table:table-cell table:style-name="ce936" table:formula="of:=[.L421]-[.L422]" office:value-type="float" office:value="4956" calcext:value-type="float">
            <text:p>4956</text:p>
          </table:table-cell>
          <table:table-cell table:number-columns-repeated="2"/>
          <table:table-cell table:style-name="ce940" table:formula="of:=[.M421]/[.L421]" office:value-type="percentage" office:value="0.0170182372595006" calcext:value-type="percentage">
            <text:p>1.702%</text:p>
          </table:table-cell>
          <table:table-cell table:number-columns-repeated="1008"/>
        </table:table-row>
        <table:table-row table:style-name="ro1">
          <table:table-cell table:style-name="ce422" office:value-type="float" office:value="45" calcext:value-type="float">
            <text:p>45</text:p>
          </table:table-cell>
          <table:table-cell table:style-name="ce468" office:value-type="string" calcext:value-type="string">
            <text:p>12/9/2021, 9:35:30 AM</text:p>
          </table:table-cell>
          <table:table-cell table:style-name="ce890" office:value-type="float" office:value="10942697" calcext:value-type="float">
            <text:p>10942697</text:p>
          </table:table-cell>
          <table:table-cell table:style-name="ce468" office:value-type="string" calcext:value-type="string">
            <text:p>286.261M</text:p>
          </table:table-cell>
          <table:table-cell table:style-name="ce468" office:value-type="float" office:value="1456" calcext:value-type="float">
            <text:p>1456</text:p>
          </table:table-cell>
          <table:table-cell table:style-name="ce468" office:value-type="float" office:value="55320" calcext:value-type="float">
            <text:p>55320</text:p>
          </table:table-cell>
          <table:table-cell table:style-name="ce468" office:value-type="float" office:value="38" calcext:value-type="float">
            <text:p>38</text:p>
          </table:table-cell>
          <table:table-cell table:style-name="ce468" office:value-type="float" office:value="1326" calcext:value-type="float">
            <text:p>1326</text:p>
          </table:table-cell>
          <table:table-cell table:style-name="ce468" office:value-type="float" office:value="52585" calcext:value-type="float">
            <text:p>52585</text:p>
          </table:table-cell>
          <table:table-cell table:style-name="ce468" office:value-type="float" office:value="2460" calcext:value-type="float">
            <text:p>2460</text:p>
          </table:table-cell>
          <table:table-cell table:style-name="ce468" office:value-type="string" calcext:value-type="string">
            <text:p>6.818K</text:p>
          </table:table-cell>
          <table:table-cell table:style-name="ce936" table:formula="of:=IF(RIGHT([.D422];1)=&quot;B&quot;;VALUE(REPLACE([.D422]; LEN([.D422]); 1; &quot;&quot;))*1000000; IF(RIGHT([.D422];1)=&quot;M&quot;;VALUE(REPLACE([.D422]; LEN([.D422]); 1; &quot;&quot;))*1000; 0))" office:value-type="float" office:value="286261" calcext:value-type="float">
            <text:p>286261</text:p>
          </table:table-cell>
          <table:table-cell table:style-name="ce936" table:formula="of:=[.L422]-[.L423]" office:value-type="float" office:value="4957" calcext:value-type="float">
            <text:p>4957</text:p>
          </table:table-cell>
          <table:table-cell table:number-columns-repeated="2"/>
          <table:table-cell table:style-name="ce940" table:formula="of:=[.M422]/[.L422]" office:value-type="percentage" office:value="0.0173163651353136" calcext:value-type="percentage">
            <text:p>1.732%</text:p>
          </table:table-cell>
          <table:table-cell table:number-columns-repeated="1008"/>
        </table:table-row>
        <table:table-row table:style-name="ro1">
          <table:table-cell table:style-name="ce423" office:value-type="float" office:value="44" calcext:value-type="float">
            <text:p>44</text:p>
          </table:table-cell>
          <table:table-cell table:style-name="ce468" office:value-type="string" calcext:value-type="string">
            <text:p>12/8/2021, 9:35:29 AM</text:p>
          </table:table-cell>
          <table:table-cell table:style-name="ce891" office:value-type="float" office:value="10723106" calcext:value-type="float">
            <text:p>10723106</text:p>
          </table:table-cell>
          <table:table-cell table:style-name="ce468" office:value-type="string" calcext:value-type="string">
            <text:p>281.304M</text:p>
          </table:table-cell>
          <table:table-cell table:style-name="ce468" office:value-type="float" office:value="1476" calcext:value-type="float">
            <text:p>1476</text:p>
          </table:table-cell>
          <table:table-cell table:style-name="ce468" office:value-type="float" office:value="55414" calcext:value-type="float">
            <text:p>55414</text:p>
          </table:table-cell>
          <table:table-cell table:style-name="ce468" office:value-type="float" office:value="37.5" calcext:value-type="float">
            <text:p>37.5</text:p>
          </table:table-cell>
          <table:table-cell table:style-name="ce468" office:value-type="float" office:value="1339" calcext:value-type="float">
            <text:p>1339</text:p>
          </table:table-cell>
          <table:table-cell table:style-name="ce468" office:value-type="float" office:value="52665" calcext:value-type="float">
            <text:p>52665</text:p>
          </table:table-cell>
          <table:table-cell table:style-name="ce468" office:value-type="float" office:value="2447" calcext:value-type="float">
            <text:p>2447</text:p>
          </table:table-cell>
          <table:table-cell table:style-name="ce468" office:value-type="string" calcext:value-type="string">
            <text:p>7.463K</text:p>
          </table:table-cell>
          <table:table-cell table:style-name="ce936" table:formula="of:=IF(RIGHT([.D423];1)=&quot;B&quot;;VALUE(REPLACE([.D423]; LEN([.D423]); 1; &quot;&quot;))*1000000; IF(RIGHT([.D423];1)=&quot;M&quot;;VALUE(REPLACE([.D423]; LEN([.D423]); 1; &quot;&quot;))*1000; 0))" office:value-type="float" office:value="281304" calcext:value-type="float">
            <text:p>281304</text:p>
          </table:table-cell>
          <table:table-cell table:style-name="ce936" table:formula="of:=[.L423]-[.L424]" office:value-type="float" office:value="5047" calcext:value-type="float">
            <text:p>5047</text:p>
          </table:table-cell>
          <table:table-cell table:number-columns-repeated="2"/>
          <table:table-cell table:style-name="ce940" table:formula="of:=[.M423]/[.L423]" office:value-type="percentage" office:value="0.0179414441316156" calcext:value-type="percentage">
            <text:p>1.794%</text:p>
          </table:table-cell>
          <table:table-cell table:number-columns-repeated="1008"/>
        </table:table-row>
        <table:table-row table:style-name="ro1">
          <table:table-cell table:style-name="ce424" office:value-type="float" office:value="43" calcext:value-type="float">
            <text:p>43</text:p>
          </table:table-cell>
          <table:table-cell table:style-name="ce468" office:value-type="string" calcext:value-type="string">
            <text:p>12/7/2021, 9:35:28 AM</text:p>
          </table:table-cell>
          <table:table-cell table:style-name="ce892" office:value-type="float" office:value="10502380" calcext:value-type="float">
            <text:p>10502380</text:p>
          </table:table-cell>
          <table:table-cell table:style-name="ce468" office:value-type="string" calcext:value-type="string">
            <text:p>276.257M</text:p>
          </table:table-cell>
          <table:table-cell table:style-name="ce468" office:value-type="float" office:value="1465" calcext:value-type="float">
            <text:p>1465</text:p>
          </table:table-cell>
          <table:table-cell table:style-name="ce468" office:value-type="float" office:value="54530" calcext:value-type="float">
            <text:p>54530</text:p>
          </table:table-cell>
          <table:table-cell table:style-name="ce468" office:value-type="float" office:value="37.2" calcext:value-type="float">
            <text:p>37.2</text:p>
          </table:table-cell>
          <table:table-cell table:style-name="ce468" office:value-type="float" office:value="1314" calcext:value-type="float">
            <text:p>1314</text:p>
          </table:table-cell>
          <table:table-cell table:style-name="ce468" office:value-type="float" office:value="51892" calcext:value-type="float">
            <text:p>51892</text:p>
          </table:table-cell>
          <table:table-cell table:style-name="ce468" office:value-type="float" office:value="2312" calcext:value-type="float">
            <text:p>2312</text:p>
          </table:table-cell>
          <table:table-cell table:style-name="ce468" office:value-type="string" calcext:value-type="string">
            <text:p>7.952K</text:p>
          </table:table-cell>
          <table:table-cell table:style-name="ce936" table:formula="of:=IF(RIGHT([.D424];1)=&quot;B&quot;;VALUE(REPLACE([.D424]; LEN([.D424]); 1; &quot;&quot;))*1000000; IF(RIGHT([.D424];1)=&quot;M&quot;;VALUE(REPLACE([.D424]; LEN([.D424]); 1; &quot;&quot;))*1000; 0))" office:value-type="float" office:value="276257" calcext:value-type="float">
            <text:p>276257</text:p>
          </table:table-cell>
          <table:table-cell table:style-name="ce936" table:formula="of:=[.L424]-[.L425]" office:value-type="float" office:value="5048" calcext:value-type="float">
            <text:p>5048</text:p>
          </table:table-cell>
          <table:table-cell table:number-columns-repeated="2"/>
          <table:table-cell table:style-name="ce940" table:formula="of:=[.M424]/[.L424]" office:value-type="percentage" office:value="0.0182728401452271" calcext:value-type="percentage">
            <text:p>1.827%</text:p>
          </table:table-cell>
          <table:table-cell table:number-columns-repeated="1008"/>
        </table:table-row>
        <table:table-row table:style-name="ro1">
          <table:table-cell table:style-name="ce425" office:value-type="float" office:value="42" calcext:value-type="float">
            <text:p>42</text:p>
          </table:table-cell>
          <table:table-cell table:style-name="ce468" office:value-type="string" calcext:value-type="string">
            <text:p>12/6/2021, 9:35:27 AM</text:p>
          </table:table-cell>
          <table:table-cell table:style-name="ce893" office:value-type="float" office:value="10286467" calcext:value-type="float">
            <text:p>10286467</text:p>
          </table:table-cell>
          <table:table-cell table:style-name="ce468" office:value-type="string" calcext:value-type="string">
            <text:p>271.209M</text:p>
          </table:table-cell>
          <table:table-cell table:style-name="ce468" office:value-type="float" office:value="1452" calcext:value-type="float">
            <text:p>1452</text:p>
          </table:table-cell>
          <table:table-cell table:style-name="ce468" office:value-type="float" office:value="54261" calcext:value-type="float">
            <text:p>54261</text:p>
          </table:table-cell>
          <table:table-cell table:style-name="ce468" office:value-type="float" office:value="37.4" calcext:value-type="float">
            <text:p>37.4</text:p>
          </table:table-cell>
          <table:table-cell table:style-name="ce468" office:value-type="float" office:value="1315" calcext:value-type="float">
            <text:p>1315</text:p>
          </table:table-cell>
          <table:table-cell table:style-name="ce468" office:value-type="float" office:value="51644" calcext:value-type="float">
            <text:p>51644</text:p>
          </table:table-cell>
          <table:table-cell table:style-name="ce468" office:value-type="float" office:value="2322" calcext:value-type="float">
            <text:p>2322</text:p>
          </table:table-cell>
          <table:table-cell table:style-name="ce468" office:value-type="string" calcext:value-type="string">
            <text:p>9.036K</text:p>
          </table:table-cell>
          <table:table-cell table:style-name="ce936" table:formula="of:=IF(RIGHT([.D425];1)=&quot;B&quot;;VALUE(REPLACE([.D425]; LEN([.D425]); 1; &quot;&quot;))*1000000; IF(RIGHT([.D425];1)=&quot;M&quot;;VALUE(REPLACE([.D425]; LEN([.D425]); 1; &quot;&quot;))*1000; 0))" office:value-type="float" office:value="271209" calcext:value-type="float">
            <text:p>271209</text:p>
          </table:table-cell>
          <table:table-cell table:style-name="ce936" table:formula="of:=[.L425]-[.L426]" office:value-type="float" office:value="5228" calcext:value-type="float">
            <text:p>5228</text:p>
          </table:table-cell>
          <table:table-cell table:number-columns-repeated="2"/>
          <table:table-cell table:style-name="ce940" table:formula="of:=[.M425]/[.L425]" office:value-type="percentage" office:value="0.0192766464239756" calcext:value-type="percentage">
            <text:p>1.928%</text:p>
          </table:table-cell>
          <table:table-cell table:number-columns-repeated="1008"/>
        </table:table-row>
        <table:table-row table:style-name="ro1">
          <table:table-cell table:style-name="ce426" office:value-type="float" office:value="41" calcext:value-type="float">
            <text:p>41</text:p>
          </table:table-cell>
          <table:table-cell table:style-name="ce468" office:value-type="string" calcext:value-type="string">
            <text:p>12/5/2021, 9:35:24 AM</text:p>
          </table:table-cell>
          <table:table-cell table:style-name="ce894" office:value-type="float" office:value="10068392" calcext:value-type="float">
            <text:p>10068392</text:p>
          </table:table-cell>
          <table:table-cell table:style-name="ce468" office:value-type="string" calcext:value-type="string">
            <text:p>265.981M</text:p>
          </table:table-cell>
          <table:table-cell table:style-name="ce468" office:value-type="float" office:value="1445" calcext:value-type="float">
            <text:p>1445</text:p>
          </table:table-cell>
          <table:table-cell table:style-name="ce468" office:value-type="float" office:value="52874" calcext:value-type="float">
            <text:p>52874</text:p>
          </table:table-cell>
          <table:table-cell table:style-name="ce468" office:value-type="float" office:value="36.6" calcext:value-type="float">
            <text:p>36.6</text:p>
          </table:table-cell>
          <table:table-cell table:style-name="ce468" office:value-type="float" office:value="1307" calcext:value-type="float">
            <text:p>1307</text:p>
          </table:table-cell>
          <table:table-cell table:style-name="ce468" office:value-type="float" office:value="50292" calcext:value-type="float">
            <text:p>50292</text:p>
          </table:table-cell>
          <table:table-cell table:style-name="ce468" office:value-type="float" office:value="2275" calcext:value-type="float">
            <text:p>2275</text:p>
          </table:table-cell>
          <table:table-cell table:style-name="ce468" office:value-type="string" calcext:value-type="string">
            <text:p>10.27K</text:p>
          </table:table-cell>
          <table:table-cell table:style-name="ce936" table:formula="of:=IF(RIGHT([.D426];1)=&quot;B&quot;;VALUE(REPLACE([.D426]; LEN([.D426]); 1; &quot;&quot;))*1000000; IF(RIGHT([.D426];1)=&quot;M&quot;;VALUE(REPLACE([.D426]; LEN([.D426]); 1; &quot;&quot;))*1000; 0))" office:value-type="float" office:value="265981" calcext:value-type="float">
            <text:p>265981</text:p>
          </table:table-cell>
          <table:table-cell table:style-name="ce936" table:formula="of:=[.L426]-[.L427]" office:value-type="float" office:value="5500.99999999997" calcext:value-type="float">
            <text:p>5500.99999999997</text:p>
          </table:table-cell>
          <table:table-cell table:number-columns-repeated="2"/>
          <table:table-cell table:style-name="ce940" table:formula="of:=[.M426]/[.L426]" office:value-type="percentage" office:value="0.02068192840842" calcext:value-type="percentage">
            <text:p>2.068%</text:p>
          </table:table-cell>
          <table:table-cell table:number-columns-repeated="1008"/>
        </table:table-row>
        <table:table-row table:style-name="ro1">
          <table:table-cell table:style-name="ce427" office:value-type="float" office:value="40" calcext:value-type="float">
            <text:p>40</text:p>
          </table:table-cell>
          <table:table-cell table:style-name="ce468" office:value-type="string" calcext:value-type="string">
            <text:p>12/4/2021, 9:35:23 AM</text:p>
          </table:table-cell>
          <table:table-cell table:style-name="ce895" office:value-type="float" office:value="9855424" calcext:value-type="float">
            <text:p>9855424</text:p>
          </table:table-cell>
          <table:table-cell table:style-name="ce468" office:value-type="string" calcext:value-type="string">
            <text:p>260.48M</text:p>
          </table:table-cell>
          <table:table-cell table:style-name="ce468" office:value-type="float" office:value="1428" calcext:value-type="float">
            <text:p>1428</text:p>
          </table:table-cell>
          <table:table-cell table:style-name="ce468" office:value-type="float" office:value="49434" calcext:value-type="float">
            <text:p>49434</text:p>
          </table:table-cell>
          <table:table-cell table:style-name="ce468" office:value-type="float" office:value="34.6" calcext:value-type="float">
            <text:p>34.6</text:p>
          </table:table-cell>
          <table:table-cell table:style-name="ce468" office:value-type="float" office:value="1222" calcext:value-type="float">
            <text:p>1222</text:p>
          </table:table-cell>
          <table:table-cell table:style-name="ce468" office:value-type="float" office:value="46750" calcext:value-type="float">
            <text:p>46750</text:p>
          </table:table-cell>
          <table:table-cell table:style-name="ce468" office:value-type="float" office:value="2330" calcext:value-type="float">
            <text:p>2330</text:p>
          </table:table-cell>
          <table:table-cell table:style-name="ce468" office:value-type="string" calcext:value-type="string">
            <text:p>11.192K</text:p>
          </table:table-cell>
          <table:table-cell table:style-name="ce936" table:formula="of:=IF(RIGHT([.D427];1)=&quot;B&quot;;VALUE(REPLACE([.D427]; LEN([.D427]); 1; &quot;&quot;))*1000000; IF(RIGHT([.D427];1)=&quot;M&quot;;VALUE(REPLACE([.D427]; LEN([.D427]); 1; &quot;&quot;))*1000; 0))" office:value-type="float" office:value="260480" calcext:value-type="float">
            <text:p>260480</text:p>
          </table:table-cell>
          <table:table-cell table:style-name="ce936" table:formula="of:=[.L427]-[.L428]" office:value-type="float" office:value="5501.00000000003" calcext:value-type="float">
            <text:p>5501.00000000003</text:p>
          </table:table-cell>
          <table:table-cell table:number-columns-repeated="2"/>
          <table:table-cell table:style-name="ce940" table:formula="of:=[.M427]/[.L427]" office:value-type="percentage" office:value="0.021118703931204" calcext:value-type="percentage">
            <text:p>2.112%</text:p>
          </table:table-cell>
          <table:table-cell table:number-columns-repeated="1008"/>
        </table:table-row>
        <table:table-row table:style-name="ro1">
          <table:table-cell table:style-name="ce428" office:value-type="float" office:value="39" calcext:value-type="float">
            <text:p>39</text:p>
          </table:table-cell>
          <table:table-cell table:style-name="ce468" office:value-type="string" calcext:value-type="string">
            <text:p>12/3/2021, 9:35:22 AM</text:p>
          </table:table-cell>
          <table:table-cell table:style-name="ce896" office:value-type="float" office:value="9647372" calcext:value-type="float">
            <text:p>9647372</text:p>
          </table:table-cell>
          <table:table-cell table:style-name="ce468" office:value-type="string" calcext:value-type="string">
            <text:p>254.979M</text:p>
          </table:table-cell>
          <table:table-cell table:style-name="ce468" office:value-type="float" office:value="1369" calcext:value-type="float">
            <text:p>1369</text:p>
          </table:table-cell>
          <table:table-cell table:style-name="ce468" office:value-type="float" office:value="49578" calcext:value-type="float">
            <text:p>49578</text:p>
          </table:table-cell>
          <table:table-cell table:style-name="ce468" office:value-type="float" office:value="36.2" calcext:value-type="float">
            <text:p>36.2</text:p>
          </table:table-cell>
          <table:table-cell table:style-name="ce468" office:value-type="float" office:value="1242" calcext:value-type="float">
            <text:p>1242</text:p>
          </table:table-cell>
          <table:table-cell table:style-name="ce468" office:value-type="float" office:value="47182" calcext:value-type="float">
            <text:p>47182</text:p>
          </table:table-cell>
          <table:table-cell table:style-name="ce468" office:value-type="float" office:value="2115" calcext:value-type="float">
            <text:p>2115</text:p>
          </table:table-cell>
          <table:table-cell table:style-name="ce468" office:value-type="string" calcext:value-type="string">
            <text:p>12.118K</text:p>
          </table:table-cell>
          <table:table-cell table:style-name="ce936" table:formula="of:=IF(RIGHT([.D428];1)=&quot;B&quot;;VALUE(REPLACE([.D428]; LEN([.D428]); 1; &quot;&quot;))*1000000; IF(RIGHT([.D428];1)=&quot;M&quot;;VALUE(REPLACE([.D428]; LEN([.D428]); 1; &quot;&quot;))*1000; 0))" office:value-type="float" office:value="254979" calcext:value-type="float">
            <text:p>254979</text:p>
          </table:table-cell>
          <table:table-cell table:style-name="ce936" table:formula="of:=[.L428]-[.L429]" office:value-type="float" office:value="5592" calcext:value-type="float">
            <text:p>5592</text:p>
          </table:table-cell>
          <table:table-cell table:number-columns-repeated="2"/>
          <table:table-cell table:style-name="ce940" table:formula="of:=[.M428]/[.L428]" office:value-type="percentage" office:value="0.0219312178650006" calcext:value-type="percentage">
            <text:p>2.193%</text:p>
          </table:table-cell>
          <table:table-cell table:number-columns-repeated="1008"/>
        </table:table-row>
        <table:table-row table:style-name="ro1">
          <table:table-cell table:style-name="ce429" office:value-type="float" office:value="38" calcext:value-type="float">
            <text:p>38</text:p>
          </table:table-cell>
          <table:table-cell table:style-name="ce468" office:value-type="string" calcext:value-type="string">
            <text:p>12/2/2021, 9:35:21 AM</text:p>
          </table:table-cell>
          <table:table-cell table:style-name="ce897" office:value-type="float" office:value="9435707" calcext:value-type="float">
            <text:p>9435707</text:p>
          </table:table-cell>
          <table:table-cell table:style-name="ce468" office:value-type="string" calcext:value-type="string">
            <text:p>249.387M</text:p>
          </table:table-cell>
          <table:table-cell table:style-name="ce468" office:value-type="float" office:value="1381" calcext:value-type="float">
            <text:p>1381</text:p>
          </table:table-cell>
          <table:table-cell table:style-name="ce468" office:value-type="float" office:value="47493" calcext:value-type="float">
            <text:p>47493</text:p>
          </table:table-cell>
          <table:table-cell table:style-name="ce468" office:value-type="float" office:value="34.4" calcext:value-type="float">
            <text:p>34.4</text:p>
          </table:table-cell>
          <table:table-cell table:style-name="ce468" office:value-type="float" office:value="1230" calcext:value-type="float">
            <text:p>1230</text:p>
          </table:table-cell>
          <table:table-cell table:style-name="ce468" office:value-type="float" office:value="45041" calcext:value-type="float">
            <text:p>45041</text:p>
          </table:table-cell>
          <table:table-cell table:style-name="ce468" office:value-type="float" office:value="2051" calcext:value-type="float">
            <text:p>2051</text:p>
          </table:table-cell>
          <table:table-cell table:style-name="ce468" office:value-type="string" calcext:value-type="string">
            <text:p>12.19K</text:p>
          </table:table-cell>
          <table:table-cell table:style-name="ce936" table:formula="of:=IF(RIGHT([.D429];1)=&quot;B&quot;;VALUE(REPLACE([.D429]; LEN([.D429]); 1; &quot;&quot;))*1000000; IF(RIGHT([.D429];1)=&quot;M&quot;;VALUE(REPLACE([.D429]; LEN([.D429]); 1; &quot;&quot;))*1000; 0))" office:value-type="float" office:value="249387" calcext:value-type="float">
            <text:p>249387</text:p>
          </table:table-cell>
          <table:table-cell table:style-name="ce936" table:formula="of:=[.L429]-[.L430]" office:value-type="float" office:value="5772" calcext:value-type="float">
            <text:p>5772</text:p>
          </table:table-cell>
          <table:table-cell table:number-columns-repeated="2"/>
          <table:table-cell table:style-name="ce940" table:formula="of:=[.M429]/[.L429]" office:value-type="percentage" office:value="0.0231447509292786" calcext:value-type="percentage">
            <text:p>2.314%</text:p>
          </table:table-cell>
          <table:table-cell table:number-columns-repeated="1008"/>
        </table:table-row>
        <table:table-row table:style-name="ro1">
          <table:table-cell table:style-name="ce430" office:value-type="float" office:value="37" calcext:value-type="float">
            <text:p>37</text:p>
          </table:table-cell>
          <table:table-cell table:style-name="ce468" office:value-type="string" calcext:value-type="string">
            <text:p>12/1/2021, 9:35:20 AM</text:p>
          </table:table-cell>
          <table:table-cell table:style-name="ce898" office:value-type="float" office:value="9218859" calcext:value-type="float">
            <text:p>9218859</text:p>
          </table:table-cell>
          <table:table-cell table:style-name="ce468" office:value-type="string" calcext:value-type="string">
            <text:p>243.615M</text:p>
          </table:table-cell>
          <table:table-cell table:style-name="ce468" office:value-type="float" office:value="1252" calcext:value-type="float">
            <text:p>1252</text:p>
          </table:table-cell>
          <table:table-cell table:style-name="ce468" office:value-type="float" office:value="40404" calcext:value-type="float">
            <text:p>40404</text:p>
          </table:table-cell>
          <table:table-cell table:style-name="ce468" office:value-type="float" office:value="32.3" calcext:value-type="float">
            <text:p>32.3</text:p>
          </table:table-cell>
          <table:table-cell table:style-name="ce468" office:value-type="float" office:value="1129" calcext:value-type="float">
            <text:p>1129</text:p>
          </table:table-cell>
          <table:table-cell table:style-name="ce468" office:value-type="float" office:value="38098" calcext:value-type="float">
            <text:p>38098</text:p>
          </table:table-cell>
          <table:table-cell table:style-name="ce468" office:value-type="float" office:value="2068" calcext:value-type="float">
            <text:p>2068</text:p>
          </table:table-cell>
          <table:table-cell table:style-name="ce468" office:value-type="string" calcext:value-type="string">
            <text:p>12.321K</text:p>
          </table:table-cell>
          <table:table-cell table:style-name="ce936" table:formula="of:=IF(RIGHT([.D430];1)=&quot;B&quot;;VALUE(REPLACE([.D430]; LEN([.D430]); 1; &quot;&quot;))*1000000; IF(RIGHT([.D430];1)=&quot;M&quot;;VALUE(REPLACE([.D430]; LEN([.D430]); 1; &quot;&quot;))*1000; 0))" office:value-type="float" office:value="243615" calcext:value-type="float">
            <text:p>243615</text:p>
          </table:table-cell>
          <table:table-cell table:style-name="ce936" table:formula="of:=[.L430]-[.L431]" office:value-type="float" office:value="5862" calcext:value-type="float">
            <text:p>5862</text:p>
          </table:table-cell>
          <table:table-cell table:number-columns-repeated="2"/>
          <table:table-cell table:style-name="ce940" table:formula="of:=[.M430]/[.L430]" office:value-type="percentage" office:value="0.0240625577242781" calcext:value-type="percentage">
            <text:p>2.406%</text:p>
          </table:table-cell>
          <table:table-cell table:number-columns-repeated="1008"/>
        </table:table-row>
        <table:table-row table:style-name="ro1">
          <table:table-cell table:style-name="ce431" office:value-type="float" office:value="36" calcext:value-type="float">
            <text:p>36</text:p>
          </table:table-cell>
          <table:table-cell table:style-name="ce468" office:value-type="string" calcext:value-type="string">
            <text:p>11/30/2021, 9:35:19 AM</text:p>
          </table:table-cell>
          <table:table-cell table:style-name="ce899" office:value-type="float" office:value="8998480" calcext:value-type="float">
            <text:p>8998480</text:p>
          </table:table-cell>
          <table:table-cell table:style-name="ce468" office:value-type="string" calcext:value-type="string">
            <text:p>237.753M</text:p>
          </table:table-cell>
          <table:table-cell table:style-name="ce468" office:value-type="float" office:value="1156" calcext:value-type="float">
            <text:p>1156</text:p>
          </table:table-cell>
          <table:table-cell table:style-name="ce468" office:value-type="float" office:value="36358" calcext:value-type="float">
            <text:p>36358</text:p>
          </table:table-cell>
          <table:table-cell table:style-name="ce468" office:value-type="float" office:value="31.5" calcext:value-type="float">
            <text:p>31.5</text:p>
          </table:table-cell>
          <table:table-cell table:style-name="ce468" office:value-type="float" office:value="1026" calcext:value-type="float">
            <text:p>1026</text:p>
          </table:table-cell>
          <table:table-cell table:style-name="ce468" office:value-type="float" office:value="34023" calcext:value-type="float">
            <text:p>34023</text:p>
          </table:table-cell>
          <table:table-cell table:style-name="ce468" office:value-type="float" office:value="2034" calcext:value-type="float">
            <text:p>2034</text:p>
          </table:table-cell>
          <table:table-cell table:style-name="ce468" office:value-type="string" calcext:value-type="string">
            <text:p>12.874K</text:p>
          </table:table-cell>
          <table:table-cell table:style-name="ce936" table:formula="of:=IF(RIGHT([.D431];1)=&quot;B&quot;;VALUE(REPLACE([.D431]; LEN([.D431]); 1; &quot;&quot;))*1000000; IF(RIGHT([.D431];1)=&quot;M&quot;;VALUE(REPLACE([.D431]; LEN([.D431]); 1; &quot;&quot;))*1000; 0))" office:value-type="float" office:value="237753" calcext:value-type="float">
            <text:p>237753</text:p>
          </table:table-cell>
          <table:table-cell table:style-name="ce936" table:formula="of:=[.L431]-[.L432]" office:value-type="float" office:value="5953" calcext:value-type="float">
            <text:p>5953</text:p>
          </table:table-cell>
          <table:table-cell table:number-columns-repeated="2"/>
          <table:table-cell table:style-name="ce940" table:formula="of:=[.M431]/[.L431]" office:value-type="percentage" office:value="0.0250385904699415" calcext:value-type="percentage">
            <text:p>2.504%</text:p>
          </table:table-cell>
          <table:table-cell table:number-columns-repeated="1008"/>
        </table:table-row>
        <table:table-row table:style-name="ro1">
          <table:table-cell table:style-name="ce432" office:value-type="float" office:value="35" calcext:value-type="float">
            <text:p>35</text:p>
          </table:table-cell>
          <table:table-cell table:style-name="ce468" office:value-type="string" calcext:value-type="string">
            <text:p>11/29/2021, 9:35:17 AM</text:p>
          </table:table-cell>
          <table:table-cell table:style-name="ce900" office:value-type="float" office:value="8776285" calcext:value-type="float">
            <text:p>8776285</text:p>
          </table:table-cell>
          <table:table-cell table:style-name="ce468" office:value-type="string" calcext:value-type="string">
            <text:p>231.8M</text:p>
          </table:table-cell>
          <table:table-cell table:style-name="ce468" office:value-type="float" office:value="1173" calcext:value-type="float">
            <text:p>1173</text:p>
          </table:table-cell>
          <table:table-cell table:style-name="ce468" office:value-type="float" office:value="33674" calcext:value-type="float">
            <text:p>33674</text:p>
          </table:table-cell>
          <table:table-cell table:style-name="ce468" office:value-type="float" office:value="28.7" calcext:value-type="float">
            <text:p>28.7</text:p>
          </table:table-cell>
          <table:table-cell table:style-name="ce468" office:value-type="float" office:value="1030" calcext:value-type="float">
            <text:p>1030</text:p>
          </table:table-cell>
          <table:table-cell table:style-name="ce468" office:value-type="float" office:value="31466" calcext:value-type="float">
            <text:p>31466</text:p>
          </table:table-cell>
          <table:table-cell table:style-name="ce468" office:value-type="float" office:value="1880" calcext:value-type="float">
            <text:p>1880</text:p>
          </table:table-cell>
          <table:table-cell table:style-name="ce468" office:value-type="string" calcext:value-type="string">
            <text:p>13.539K</text:p>
          </table:table-cell>
          <table:table-cell table:style-name="ce936" table:formula="of:=IF(RIGHT([.D432];1)=&quot;B&quot;;VALUE(REPLACE([.D432]; LEN([.D432]); 1; &quot;&quot;))*1000000; IF(RIGHT([.D432];1)=&quot;M&quot;;VALUE(REPLACE([.D432]; LEN([.D432]); 1; &quot;&quot;))*1000; 0))" office:value-type="float" office:value="231800" calcext:value-type="float">
            <text:p>231800</text:p>
          </table:table-cell>
          <table:table-cell table:style-name="ce936" table:formula="of:=[.L432]-[.L433]" office:value-type="float" office:value="5954" calcext:value-type="float">
            <text:p>5954</text:p>
          </table:table-cell>
          <table:table-cell table:number-columns-repeated="2"/>
          <table:table-cell table:style-name="ce940" table:formula="of:=[.M432]/[.L432]" office:value-type="percentage" office:value="0.025685936151855" calcext:value-type="percentage">
            <text:p>2.569%</text:p>
          </table:table-cell>
          <table:table-cell table:number-columns-repeated="1008"/>
        </table:table-row>
        <table:table-row table:style-name="ro1">
          <table:table-cell table:style-name="ce433" office:value-type="float" office:value="34" calcext:value-type="float">
            <text:p>34</text:p>
          </table:table-cell>
          <table:table-cell table:style-name="ce468" office:value-type="string" calcext:value-type="string">
            <text:p>11/28/2021, 9:35:16 AM</text:p>
          </table:table-cell>
          <table:table-cell table:style-name="ce901" office:value-type="float" office:value="8567508" calcext:value-type="float">
            <text:p>8567508</text:p>
          </table:table-cell>
          <table:table-cell table:style-name="ce468" office:value-type="string" calcext:value-type="string">
            <text:p>225.846M</text:p>
          </table:table-cell>
          <table:table-cell table:style-name="ce468" office:value-type="float" office:value="1098" calcext:value-type="float">
            <text:p>1098</text:p>
          </table:table-cell>
          <table:table-cell table:style-name="ce468" office:value-type="float" office:value="32538" calcext:value-type="float">
            <text:p>32538</text:p>
          </table:table-cell>
          <table:table-cell table:style-name="ce468" office:value-type="float" office:value="29.6" calcext:value-type="float">
            <text:p>29.6</text:p>
          </table:table-cell>
          <table:table-cell table:style-name="ce468" office:value-type="float" office:value="949" calcext:value-type="float">
            <text:p>949</text:p>
          </table:table-cell>
          <table:table-cell table:style-name="ce468" office:value-type="float" office:value="30608" calcext:value-type="float">
            <text:p>30608</text:p>
          </table:table-cell>
          <table:table-cell table:style-name="ce468" office:value-type="float" office:value="1564" calcext:value-type="float">
            <text:p>1564</text:p>
          </table:table-cell>
          <table:table-cell table:style-name="ce468" office:value-type="string" calcext:value-type="string">
            <text:p>15.814K</text:p>
          </table:table-cell>
          <table:table-cell table:style-name="ce936" table:formula="of:=IF(RIGHT([.D433];1)=&quot;B&quot;;VALUE(REPLACE([.D433]; LEN([.D433]); 1; &quot;&quot;))*1000000; IF(RIGHT([.D433];1)=&quot;M&quot;;VALUE(REPLACE([.D433]; LEN([.D433]); 1; &quot;&quot;))*1000; 0))" office:value-type="float" office:value="225846" calcext:value-type="float">
            <text:p>225846</text:p>
          </table:table-cell>
          <table:table-cell table:style-name="ce936" table:formula="of:=[.L433]-[.L434]" office:value-type="float" office:value="6045" calcext:value-type="float">
            <text:p>6045</text:p>
          </table:table-cell>
          <table:table-cell table:number-columns-repeated="2"/>
          <table:table-cell table:style-name="ce940" table:formula="of:=[.M433]/[.L433]" office:value-type="percentage" office:value="0.0267660264073749" calcext:value-type="percentage">
            <text:p>2.677%</text:p>
          </table:table-cell>
          <table:table-cell table:number-columns-repeated="1008"/>
        </table:table-row>
        <table:table-row table:style-name="ro1">
          <table:table-cell table:style-name="ce434" office:value-type="float" office:value="33" calcext:value-type="float">
            <text:p>33</text:p>
          </table:table-cell>
          <table:table-cell table:style-name="ce468" office:value-type="string" calcext:value-type="string">
            <text:p>11/27/2021, 9:35:15 AM</text:p>
          </table:table-cell>
          <table:table-cell table:style-name="ce902" office:value-type="float" office:value="8334639" calcext:value-type="float">
            <text:p>8334639</text:p>
          </table:table-cell>
          <table:table-cell table:style-name="ce468" office:value-type="string" calcext:value-type="string">
            <text:p>219.801M</text:p>
          </table:table-cell>
          <table:table-cell table:style-name="ce468" office:value-type="float" office:value="1151" calcext:value-type="float">
            <text:p>1151</text:p>
          </table:table-cell>
          <table:table-cell table:style-name="ce468" office:value-type="float" office:value="33556" calcext:value-type="float">
            <text:p>33556</text:p>
          </table:table-cell>
          <table:table-cell table:style-name="ce468" office:value-type="float" office:value="29.2" calcext:value-type="float">
            <text:p>29.2</text:p>
          </table:table-cell>
          <table:table-cell table:style-name="ce468" office:value-type="float" office:value="983" calcext:value-type="float">
            <text:p>983</text:p>
          </table:table-cell>
          <table:table-cell table:style-name="ce468" office:value-type="float" office:value="31487" calcext:value-type="float">
            <text:p>31487</text:p>
          </table:table-cell>
          <table:table-cell table:style-name="ce468" office:value-type="float" office:value="1597" calcext:value-type="float">
            <text:p>1597</text:p>
          </table:table-cell>
          <table:table-cell table:style-name="ce468" office:value-type="string" calcext:value-type="string">
            <text:p>17.612K</text:p>
          </table:table-cell>
          <table:table-cell table:style-name="ce936" table:formula="of:=IF(RIGHT([.D434];1)=&quot;B&quot;;VALUE(REPLACE([.D434]; LEN([.D434]); 1; &quot;&quot;))*1000000; IF(RIGHT([.D434];1)=&quot;M&quot;;VALUE(REPLACE([.D434]; LEN([.D434]); 1; &quot;&quot;))*1000; 0))" office:value-type="float" office:value="219801" calcext:value-type="float">
            <text:p>219801</text:p>
          </table:table-cell>
          <table:table-cell table:style-name="ce936" table:formula="of:=[.L434]-[.L435]" office:value-type="float" office:value="6048" calcext:value-type="float">
            <text:p>6048</text:p>
          </table:table-cell>
          <table:table-cell table:number-columns-repeated="2"/>
          <table:table-cell table:style-name="ce940" table:formula="of:=[.M434]/[.L434]" office:value-type="percentage" office:value="0.027515798381263" calcext:value-type="percentage">
            <text:p>2.752%</text:p>
          </table:table-cell>
          <table:table-cell table:number-columns-repeated="1008"/>
        </table:table-row>
        <table:table-row table:style-name="ro1">
          <table:table-cell table:style-name="ce435" office:value-type="float" office:value="32" calcext:value-type="float">
            <text:p>32</text:p>
          </table:table-cell>
          <table:table-cell table:style-name="ce468" office:value-type="string" calcext:value-type="string">
            <text:p>11/26/2021, 9:35:14 AM</text:p>
          </table:table-cell>
          <table:table-cell table:style-name="ce903" office:value-type="float" office:value="8079161" calcext:value-type="float">
            <text:p>8079161</text:p>
          </table:table-cell>
          <table:table-cell table:style-name="ce468" office:value-type="string" calcext:value-type="string">
            <text:p>213.753M</text:p>
          </table:table-cell>
          <table:table-cell table:style-name="ce468" office:value-type="float" office:value="1160" calcext:value-type="float">
            <text:p>1160</text:p>
          </table:table-cell>
          <table:table-cell table:style-name="ce468" office:value-type="float" office:value="34049" calcext:value-type="float">
            <text:p>34049</text:p>
          </table:table-cell>
          <table:table-cell table:style-name="ce468" office:value-type="float" office:value="29.4" calcext:value-type="float">
            <text:p>29.4</text:p>
          </table:table-cell>
          <table:table-cell table:style-name="ce468" office:value-type="float" office:value="990" calcext:value-type="float">
            <text:p>990</text:p>
          </table:table-cell>
          <table:table-cell table:style-name="ce468" office:value-type="float" office:value="31971" calcext:value-type="float">
            <text:p>31971</text:p>
          </table:table-cell>
          <table:table-cell table:style-name="ce468" office:value-type="float" office:value="1628" calcext:value-type="float">
            <text:p>1628</text:p>
          </table:table-cell>
          <table:table-cell table:style-name="ce468" office:value-type="string" calcext:value-type="string">
            <text:p>19.708K</text:p>
          </table:table-cell>
          <table:table-cell table:style-name="ce936" table:formula="of:=IF(RIGHT([.D435];1)=&quot;B&quot;;VALUE(REPLACE([.D435]; LEN([.D435]); 1; &quot;&quot;))*1000000; IF(RIGHT([.D435];1)=&quot;M&quot;;VALUE(REPLACE([.D435]; LEN([.D435]); 1; &quot;&quot;))*1000; 0))" office:value-type="float" office:value="213753" calcext:value-type="float">
            <text:p>213753</text:p>
          </table:table-cell>
          <table:table-cell table:style-name="ce936" table:formula="of:=[.L435]-[.L436]" office:value-type="float" office:value="6050" calcext:value-type="float">
            <text:p>6050</text:p>
          </table:table-cell>
          <table:table-cell table:number-columns-repeated="2"/>
          <table:table-cell table:style-name="ce940" table:formula="of:=[.M435]/[.L435]" office:value-type="percentage" office:value="0.0283036963223908" calcext:value-type="percentage">
            <text:p>2.830%</text:p>
          </table:table-cell>
          <table:table-cell table:number-columns-repeated="1008"/>
        </table:table-row>
        <table:table-row table:style-name="ro1">
          <table:table-cell table:style-name="ce436" office:value-type="float" office:value="31" calcext:value-type="float">
            <text:p>31</text:p>
          </table:table-cell>
          <table:table-cell table:style-name="ce468" office:value-type="string" calcext:value-type="string">
            <text:p>11/25/2021, 9:35:13 AM</text:p>
          </table:table-cell>
          <table:table-cell table:style-name="ce904" office:value-type="float" office:value="7810407" calcext:value-type="float">
            <text:p>7810407</text:p>
          </table:table-cell>
          <table:table-cell table:style-name="ce468" office:value-type="string" calcext:value-type="string">
            <text:p>207.703M</text:p>
          </table:table-cell>
          <table:table-cell table:style-name="ce468" office:value-type="float" office:value="1182" calcext:value-type="float">
            <text:p>1182</text:p>
          </table:table-cell>
          <table:table-cell table:style-name="ce468" office:value-type="float" office:value="34492" calcext:value-type="float">
            <text:p>34492</text:p>
          </table:table-cell>
          <table:table-cell table:style-name="ce468" office:value-type="float" office:value="29.2" calcext:value-type="float">
            <text:p>29.2</text:p>
          </table:table-cell>
          <table:table-cell table:style-name="ce468" office:value-type="float" office:value="989" calcext:value-type="float">
            <text:p>989</text:p>
          </table:table-cell>
          <table:table-cell table:style-name="ce468" office:value-type="float" office:value="32260" calcext:value-type="float">
            <text:p>32260</text:p>
          </table:table-cell>
          <table:table-cell table:style-name="ce468" office:value-type="float" office:value="1644" calcext:value-type="float">
            <text:p>1644</text:p>
          </table:table-cell>
          <table:table-cell table:style-name="ce468" office:value-type="string" calcext:value-type="string">
            <text:p>22.222K</text:p>
          </table:table-cell>
          <table:table-cell table:style-name="ce936" table:formula="of:=IF(RIGHT([.D436];1)=&quot;B&quot;;VALUE(REPLACE([.D436]; LEN([.D436]); 1; &quot;&quot;))*1000000; IF(RIGHT([.D436];1)=&quot;M&quot;;VALUE(REPLACE([.D436]; LEN([.D436]); 1; &quot;&quot;))*1000; 0))" office:value-type="float" office:value="207703" calcext:value-type="float">
            <text:p>207703</text:p>
          </table:table-cell>
          <table:table-cell table:style-name="ce936" table:formula="of:=[.L436]-[.L437]" office:value-type="float" office:value="6052" calcext:value-type="float">
            <text:p>6052</text:p>
          </table:table-cell>
          <table:table-cell table:number-columns-repeated="2"/>
          <table:table-cell table:style-name="ce940" table:formula="of:=[.M436]/[.L436]" office:value-type="percentage" office:value="0.0291377592042484" calcext:value-type="percentage">
            <text:p>2.914%</text:p>
          </table:table-cell>
          <table:table-cell table:number-columns-repeated="1008"/>
        </table:table-row>
        <table:table-row table:style-name="ro1">
          <table:table-cell table:style-name="ce437" office:value-type="float" office:value="30" calcext:value-type="float">
            <text:p>30</text:p>
          </table:table-cell>
          <table:table-cell table:style-name="ce468" office:value-type="string" calcext:value-type="string">
            <text:p>11/24/2021, 9:35:12 AM</text:p>
          </table:table-cell>
          <table:table-cell table:style-name="ce905" office:value-type="float" office:value="7544096" calcext:value-type="float">
            <text:p>7544096</text:p>
          </table:table-cell>
          <table:table-cell table:style-name="ce468" office:value-type="string" calcext:value-type="string">
            <text:p>201.651M</text:p>
          </table:table-cell>
          <table:table-cell table:style-name="ce468" office:value-type="float" office:value="1172" calcext:value-type="float">
            <text:p>1172</text:p>
          </table:table-cell>
          <table:table-cell table:style-name="ce468" office:value-type="float" office:value="34435" calcext:value-type="float">
            <text:p>34435</text:p>
          </table:table-cell>
          <table:table-cell table:style-name="ce468" office:value-type="float" office:value="29.4" calcext:value-type="float">
            <text:p>29.4</text:p>
          </table:table-cell>
          <table:table-cell table:style-name="ce468" office:value-type="float" office:value="992" calcext:value-type="float">
            <text:p>992</text:p>
          </table:table-cell>
          <table:table-cell table:style-name="ce468" office:value-type="float" office:value="32344" calcext:value-type="float">
            <text:p>32344</text:p>
          </table:table-cell>
          <table:table-cell table:style-name="ce468" office:value-type="float" office:value="1559" calcext:value-type="float">
            <text:p>1559</text:p>
          </table:table-cell>
          <table:table-cell table:style-name="ce468" office:value-type="string" calcext:value-type="string">
            <text:p>26.542K</text:p>
          </table:table-cell>
          <table:table-cell table:style-name="ce936" table:formula="of:=IF(RIGHT([.D437];1)=&quot;B&quot;;VALUE(REPLACE([.D437]; LEN([.D437]); 1; &quot;&quot;))*1000000; IF(RIGHT([.D437];1)=&quot;M&quot;;VALUE(REPLACE([.D437]; LEN([.D437]); 1; &quot;&quot;))*1000; 0))" office:value-type="float" office:value="201651" calcext:value-type="float">
            <text:p>201651</text:p>
          </table:table-cell>
          <table:table-cell table:style-name="ce936" table:formula="of:=[.L437]-[.L438]" office:value-type="float" office:value="6147" calcext:value-type="float">
            <text:p>6147</text:p>
          </table:table-cell>
          <table:table-cell table:number-columns-repeated="2"/>
          <table:table-cell table:style-name="ce940" table:formula="of:=[.M437]/[.L437]" office:value-type="percentage" office:value="0.03048335986432" calcext:value-type="percentage">
            <text:p>3.048%</text:p>
          </table:table-cell>
          <table:table-cell table:number-columns-repeated="1008"/>
        </table:table-row>
        <table:table-row table:style-name="ro1">
          <table:table-cell table:style-name="ce438" office:value-type="float" office:value="29" calcext:value-type="float">
            <text:p>29</text:p>
          </table:table-cell>
          <table:table-cell table:style-name="ce468" office:value-type="string" calcext:value-type="string">
            <text:p>11/23/2021, 9:35:11 AM</text:p>
          </table:table-cell>
          <table:table-cell table:style-name="ce906" office:value-type="float" office:value="7280172" calcext:value-type="float">
            <text:p>7280172</text:p>
          </table:table-cell>
          <table:table-cell table:style-name="ce468" office:value-type="string" calcext:value-type="string">
            <text:p>195.504M</text:p>
          </table:table-cell>
          <table:table-cell table:style-name="ce468" office:value-type="float" office:value="1192" calcext:value-type="float">
            <text:p>1192</text:p>
          </table:table-cell>
          <table:table-cell table:style-name="ce468" office:value-type="float" office:value="34452" calcext:value-type="float">
            <text:p>34452</text:p>
          </table:table-cell>
          <table:table-cell table:style-name="ce468" office:value-type="float" office:value="28.9" calcext:value-type="float">
            <text:p>28.9</text:p>
          </table:table-cell>
          <table:table-cell table:style-name="ce468" office:value-type="float" office:value="1008" calcext:value-type="float">
            <text:p>1008</text:p>
          </table:table-cell>
          <table:table-cell table:style-name="ce468" office:value-type="float" office:value="32329" calcext:value-type="float">
            <text:p>32329</text:p>
          </table:table-cell>
          <table:table-cell table:style-name="ce468" office:value-type="float" office:value="1605" calcext:value-type="float">
            <text:p>1605</text:p>
          </table:table-cell>
          <table:table-cell table:style-name="ce468" office:value-type="string" calcext:value-type="string">
            <text:p>32.014K</text:p>
          </table:table-cell>
          <table:table-cell table:style-name="ce936" table:formula="of:=IF(RIGHT([.D438];1)=&quot;B&quot;;VALUE(REPLACE([.D438]; LEN([.D438]); 1; &quot;&quot;))*1000000; IF(RIGHT([.D438];1)=&quot;M&quot;;VALUE(REPLACE([.D438]; LEN([.D438]); 1; &quot;&quot;))*1000; 0))" office:value-type="float" office:value="195504" calcext:value-type="float">
            <text:p>195504</text:p>
          </table:table-cell>
          <table:table-cell table:style-name="ce936" table:formula="of:=[.L438]-[.L439]" office:value-type="float" office:value="6242" calcext:value-type="float">
            <text:p>6242</text:p>
          </table:table-cell>
          <table:table-cell table:number-columns-repeated="2"/>
          <table:table-cell table:style-name="ce940" table:formula="of:=[.M438]/[.L438]" office:value-type="percentage" office:value="0.0319277354939029" calcext:value-type="percentage">
            <text:p>3.193%</text:p>
          </table:table-cell>
          <table:table-cell table:number-columns-repeated="1008"/>
        </table:table-row>
        <table:table-row table:style-name="ro1">
          <table:table-cell table:style-name="ce439" office:value-type="float" office:value="28" calcext:value-type="float">
            <text:p>28</text:p>
          </table:table-cell>
          <table:table-cell table:style-name="ce468" office:value-type="string" calcext:value-type="string">
            <text:p>11/22/2021, 9:35:08 AM</text:p>
          </table:table-cell>
          <table:table-cell table:style-name="ce907" office:value-type="float" office:value="7019670" calcext:value-type="float">
            <text:p>7019670</text:p>
          </table:table-cell>
          <table:table-cell table:style-name="ce468" office:value-type="string" calcext:value-type="string">
            <text:p>189.262M</text:p>
          </table:table-cell>
          <table:table-cell table:style-name="ce468" office:value-type="float" office:value="1160" calcext:value-type="float">
            <text:p>1160</text:p>
          </table:table-cell>
          <table:table-cell table:style-name="ce468" office:value-type="float" office:value="33868" calcext:value-type="float">
            <text:p>33868</text:p>
          </table:table-cell>
          <table:table-cell table:style-name="ce468" office:value-type="float" office:value="29.2" calcext:value-type="float">
            <text:p>29.2</text:p>
          </table:table-cell>
          <table:table-cell table:style-name="ce468" office:value-type="float" office:value="1008" calcext:value-type="float">
            <text:p>1008</text:p>
          </table:table-cell>
          <table:table-cell table:style-name="ce468" office:value-type="float" office:value="32004" calcext:value-type="float">
            <text:p>32004</text:p>
          </table:table-cell>
          <table:table-cell table:style-name="ce468" office:value-type="float" office:value="1403" calcext:value-type="float">
            <text:p>1403</text:p>
          </table:table-cell>
          <table:table-cell table:style-name="ce468" office:value-type="string" calcext:value-type="string">
            <text:p>39.18K</text:p>
          </table:table-cell>
          <table:table-cell table:style-name="ce936" table:formula="of:=IF(RIGHT([.D439];1)=&quot;B&quot;;VALUE(REPLACE([.D439]; LEN([.D439]); 1; &quot;&quot;))*1000000; IF(RIGHT([.D439];1)=&quot;M&quot;;VALUE(REPLACE([.D439]; LEN([.D439]); 1; &quot;&quot;))*1000; 0))" office:value-type="float" office:value="189262" calcext:value-type="float">
            <text:p>189262</text:p>
          </table:table-cell>
          <table:table-cell table:style-name="ce936" table:formula="of:=[.L439]-[.L440]" office:value-type="float" office:value="6339" calcext:value-type="float">
            <text:p>6339</text:p>
          </table:table-cell>
          <table:table-cell table:number-columns-repeated="2"/>
          <table:table-cell table:style-name="ce940" table:formula="of:=[.M439]/[.L439]" office:value-type="percentage" office:value="0.0334932527395885" calcext:value-type="percentage">
            <text:p>3.349%</text:p>
          </table:table-cell>
          <table:table-cell table:number-columns-repeated="1008"/>
        </table:table-row>
        <table:table-row table:style-name="ro1">
          <table:table-cell table:style-name="ce440" office:value-type="float" office:value="27" calcext:value-type="float">
            <text:p>27</text:p>
          </table:table-cell>
          <table:table-cell table:style-name="ce468" office:value-type="string" calcext:value-type="string">
            <text:p>11/21/2021, 9:35:07 AM</text:p>
          </table:table-cell>
          <table:table-cell table:style-name="ce908" office:value-type="float" office:value="6758818" calcext:value-type="float">
            <text:p>6758818</text:p>
          </table:table-cell>
          <table:table-cell table:style-name="ce468" office:value-type="string" calcext:value-type="string">
            <text:p>182.923M</text:p>
          </table:table-cell>
          <table:table-cell table:style-name="ce468" office:value-type="float" office:value="1149" calcext:value-type="float">
            <text:p>1149</text:p>
          </table:table-cell>
          <table:table-cell table:style-name="ce468" office:value-type="float" office:value="33270" calcext:value-type="float">
            <text:p>33270</text:p>
          </table:table-cell>
          <table:table-cell table:style-name="ce468" office:value-type="float" office:value="29" calcext:value-type="float">
            <text:p>29</text:p>
          </table:table-cell>
          <table:table-cell table:style-name="ce468" office:value-type="float" office:value="985" calcext:value-type="float">
            <text:p>985</text:p>
          </table:table-cell>
          <table:table-cell table:style-name="ce468" office:value-type="float" office:value="31277" calcext:value-type="float">
            <text:p>31277</text:p>
          </table:table-cell>
          <table:table-cell table:style-name="ce468" office:value-type="float" office:value="1523" calcext:value-type="float">
            <text:p>1523</text:p>
          </table:table-cell>
          <table:table-cell table:style-name="ce468" office:value-type="string" calcext:value-type="string">
            <text:p>52.807K</text:p>
          </table:table-cell>
          <table:table-cell table:style-name="ce936" table:formula="of:=IF(RIGHT([.D440];1)=&quot;B&quot;;VALUE(REPLACE([.D440]; LEN([.D440]); 1; &quot;&quot;))*1000000; IF(RIGHT([.D440];1)=&quot;M&quot;;VALUE(REPLACE([.D440]; LEN([.D440]); 1; &quot;&quot;))*1000; 0))" office:value-type="float" office:value="182923" calcext:value-type="float">
            <text:p>182923</text:p>
          </table:table-cell>
          <table:table-cell table:style-name="ce936" table:formula="of:=[.L440]-[.L441]" office:value-type="float" office:value="6443" calcext:value-type="float">
            <text:p>6443</text:p>
          </table:table-cell>
          <table:table-cell table:number-columns-repeated="2"/>
          <table:table-cell table:style-name="ce940" table:formula="of:=[.M440]/[.L440]" office:value-type="percentage" office:value="0.0352224706570524" calcext:value-type="percentage">
            <text:p>3.522%</text:p>
          </table:table-cell>
          <table:table-cell table:number-columns-repeated="1008"/>
        </table:table-row>
        <table:table-row table:style-name="ro1">
          <table:table-cell table:style-name="ce441" office:value-type="float" office:value="26" calcext:value-type="float">
            <text:p>26</text:p>
          </table:table-cell>
          <table:table-cell table:style-name="ce468" office:value-type="string" calcext:value-type="string">
            <text:p>11/20/2021, 9:35:06 AM</text:p>
          </table:table-cell>
          <table:table-cell table:style-name="ce909" office:value-type="float" office:value="6508512" calcext:value-type="float">
            <text:p>6508512</text:p>
          </table:table-cell>
          <table:table-cell table:style-name="ce468" office:value-type="string" calcext:value-type="string">
            <text:p>176.48M</text:p>
          </table:table-cell>
          <table:table-cell table:style-name="ce468" office:value-type="float" office:value="1246" calcext:value-type="float">
            <text:p>1246</text:p>
          </table:table-cell>
          <table:table-cell table:style-name="ce468" office:value-type="float" office:value="34451" calcext:value-type="float">
            <text:p>34451</text:p>
          </table:table-cell>
          <table:table-cell table:style-name="ce468" office:value-type="float" office:value="27.6" calcext:value-type="float">
            <text:p>27.6</text:p>
          </table:table-cell>
          <table:table-cell table:style-name="ce468" office:value-type="float" office:value="1042" calcext:value-type="float">
            <text:p>1042</text:p>
          </table:table-cell>
          <table:table-cell table:style-name="ce468" office:value-type="float" office:value="32514" calcext:value-type="float">
            <text:p>32514</text:p>
          </table:table-cell>
          <table:table-cell table:style-name="ce468" office:value-type="float" office:value="1399" calcext:value-type="float">
            <text:p>1399</text:p>
          </table:table-cell>
          <table:table-cell table:style-name="ce468" office:value-type="string" calcext:value-type="string">
            <text:p>69.268K</text:p>
          </table:table-cell>
          <table:table-cell table:style-name="ce936" table:formula="of:=IF(RIGHT([.D441];1)=&quot;B&quot;;VALUE(REPLACE([.D441]; LEN([.D441]); 1; &quot;&quot;))*1000000; IF(RIGHT([.D441];1)=&quot;M&quot;;VALUE(REPLACE([.D441]; LEN([.D441]); 1; &quot;&quot;))*1000; 0))" office:value-type="float" office:value="176480" calcext:value-type="float">
            <text:p>176480</text:p>
          </table:table-cell>
          <table:table-cell table:style-name="ce936" table:formula="of:=[.L441]-[.L442]" office:value-type="float" office:value="6370" calcext:value-type="float">
            <text:p>6370</text:p>
          </table:table-cell>
          <table:table-cell table:number-columns-repeated="2"/>
          <table:table-cell table:style-name="ce940" table:formula="of:=[.M441]/[.L441]" office:value-type="percentage" office:value="0.0360947416137806" calcext:value-type="percentage">
            <text:p>3.609%</text:p>
          </table:table-cell>
          <table:table-cell table:number-columns-repeated="1008"/>
        </table:table-row>
        <table:table-row table:style-name="ro1">
          <table:table-cell table:style-name="ce442" office:value-type="float" office:value="25" calcext:value-type="float">
            <text:p>25</text:p>
          </table:table-cell>
          <table:table-cell table:style-name="ce468" office:value-type="string" calcext:value-type="string">
            <text:p>11/19/2021, 9:35:01 AM</text:p>
          </table:table-cell>
          <table:table-cell table:style-name="ce910" office:value-type="float" office:value="6263141" calcext:value-type="float">
            <text:p>6263141</text:p>
          </table:table-cell>
          <table:table-cell table:style-name="ce468" office:value-type="string" calcext:value-type="string">
            <text:p>170.11M</text:p>
          </table:table-cell>
          <table:table-cell table:style-name="ce468" office:value-type="float" office:value="1264" calcext:value-type="float">
            <text:p>1264</text:p>
          </table:table-cell>
          <table:table-cell table:style-name="ce468" office:value-type="float" office:value="35722" calcext:value-type="float">
            <text:p>35722</text:p>
          </table:table-cell>
          <table:table-cell table:style-name="ce468" office:value-type="float" office:value="28.3" calcext:value-type="float">
            <text:p>28.3</text:p>
          </table:table-cell>
          <table:table-cell table:style-name="ce468" office:value-type="float" office:value="1063" calcext:value-type="float">
            <text:p>1063</text:p>
          </table:table-cell>
          <table:table-cell table:style-name="ce468" office:value-type="float" office:value="33796" calcext:value-type="float">
            <text:p>33796</text:p>
          </table:table-cell>
          <table:table-cell table:style-name="ce468" office:value-type="float" office:value="1363" calcext:value-type="float">
            <text:p>1363</text:p>
          </table:table-cell>
          <table:table-cell table:style-name="ce468" office:value-type="string" calcext:value-type="string">
            <text:p>87.105K</text:p>
          </table:table-cell>
          <table:table-cell table:style-name="ce936" table:formula="of:=IF(RIGHT([.D442];1)=&quot;B&quot;;VALUE(REPLACE([.D442]; LEN([.D442]); 1; &quot;&quot;))*1000000; IF(RIGHT([.D442];1)=&quot;M&quot;;VALUE(REPLACE([.D442]; LEN([.D442]); 1; &quot;&quot;))*1000; 0))" office:value-type="float" office:value="170110" calcext:value-type="float">
            <text:p>170110</text:p>
          </table:table-cell>
          <table:table-cell table:style-name="ce936" table:formula="of:=[.L442]-[.L443]" office:value-type="float" office:value="6388" calcext:value-type="float">
            <text:p>6388</text:p>
          </table:table-cell>
          <table:table-cell table:number-columns-repeated="2"/>
          <table:table-cell table:style-name="ce940" table:formula="of:=[.M442]/[.L442]" office:value-type="percentage" office:value="0.0375521721239198" calcext:value-type="percentage">
            <text:p>3.755%</text:p>
          </table:table-cell>
          <table:table-cell table:number-columns-repeated="1008"/>
        </table:table-row>
        <table:table-row table:style-name="ro1">
          <table:table-cell table:style-name="ce443" office:value-type="float" office:value="24" calcext:value-type="float">
            <text:p>24</text:p>
          </table:table-cell>
          <table:table-cell table:style-name="ce468" office:value-type="string" calcext:value-type="string">
            <text:p>11/18/2021, 9:35:00 AM</text:p>
          </table:table-cell>
          <table:table-cell table:style-name="ce911" office:value-type="float" office:value="5991574" calcext:value-type="float">
            <text:p>5991574</text:p>
          </table:table-cell>
          <table:table-cell table:style-name="ce468" office:value-type="string" calcext:value-type="string">
            <text:p>163.722M</text:p>
          </table:table-cell>
          <table:table-cell table:style-name="ce468" office:value-type="float" office:value="1146" calcext:value-type="float">
            <text:p>1146</text:p>
          </table:table-cell>
          <table:table-cell table:style-name="ce468" office:value-type="float" office:value="30304" calcext:value-type="float">
            <text:p>30304</text:p>
          </table:table-cell>
          <table:table-cell table:style-name="ce468" office:value-type="float" office:value="26.4" calcext:value-type="float">
            <text:p>26.4</text:p>
          </table:table-cell>
          <table:table-cell table:style-name="ce468" office:value-type="float" office:value="933" calcext:value-type="float">
            <text:p>933</text:p>
          </table:table-cell>
          <table:table-cell table:style-name="ce468" office:value-type="float" office:value="28183" calcext:value-type="float">
            <text:p>28183</text:p>
          </table:table-cell>
          <table:table-cell table:style-name="ce468" office:value-type="float" office:value="1503" calcext:value-type="float">
            <text:p>1503</text:p>
          </table:table-cell>
          <table:table-cell table:style-name="ce468" office:value-type="string" calcext:value-type="string">
            <text:p>110.485K</text:p>
          </table:table-cell>
          <table:table-cell table:style-name="ce936" table:formula="of:=IF(RIGHT([.D443];1)=&quot;B&quot;;VALUE(REPLACE([.D443]; LEN([.D443]); 1; &quot;&quot;))*1000000; IF(RIGHT([.D443];1)=&quot;M&quot;;VALUE(REPLACE([.D443]; LEN([.D443]); 1; &quot;&quot;))*1000; 0))" office:value-type="float" office:value="163722" calcext:value-type="float">
            <text:p>163722</text:p>
          </table:table-cell>
          <table:table-cell table:style-name="ce936" table:formula="of:=[.L443]-[.L444]" office:value-type="float" office:value="6411" calcext:value-type="float">
            <text:p>6411</text:p>
          </table:table-cell>
          <table:table-cell table:number-columns-repeated="2"/>
          <table:table-cell table:style-name="ce940" table:formula="of:=[.M443]/[.L443]" office:value-type="percentage" office:value="0.039157840730018" calcext:value-type="percentage">
            <text:p>3.916%</text:p>
          </table:table-cell>
          <table:table-cell table:number-columns-repeated="1008"/>
        </table:table-row>
        <table:table-row table:style-name="ro1">
          <table:table-cell table:style-name="ce444" office:value-type="float" office:value="23" calcext:value-type="float">
            <text:p>23</text:p>
          </table:table-cell>
          <table:table-cell table:style-name="ce468" office:value-type="string" calcext:value-type="string">
            <text:p>11/17/2021, 9:34:59 AM</text:p>
          </table:table-cell>
          <table:table-cell table:style-name="ce912" office:value-type="float" office:value="5722005" calcext:value-type="float">
            <text:p>5722005</text:p>
          </table:table-cell>
          <table:table-cell table:style-name="ce468" office:value-type="string" calcext:value-type="string">
            <text:p>157.311M</text:p>
          </table:table-cell>
          <table:table-cell table:style-name="ce468" office:value-type="float" office:value="1039" calcext:value-type="float">
            <text:p>1039</text:p>
          </table:table-cell>
          <table:table-cell table:style-name="ce468" office:value-type="float" office:value="22756" calcext:value-type="float">
            <text:p>22756</text:p>
          </table:table-cell>
          <table:table-cell table:style-name="ce468" office:value-type="float" office:value="21.9" calcext:value-type="float">
            <text:p>21.9</text:p>
          </table:table-cell>
          <table:table-cell table:style-name="ce468" office:value-type="float" office:value="755" calcext:value-type="float">
            <text:p>755</text:p>
          </table:table-cell>
          <table:table-cell table:style-name="ce468" office:value-type="float" office:value="20492" calcext:value-type="float">
            <text:p>20492</text:p>
          </table:table-cell>
          <table:table-cell table:style-name="ce468" office:value-type="float" office:value="1390" calcext:value-type="float">
            <text:p>1390</text:p>
          </table:table-cell>
          <table:table-cell table:style-name="ce468" office:value-type="string" calcext:value-type="string">
            <text:p>143.98K</text:p>
          </table:table-cell>
          <table:table-cell table:style-name="ce936" table:formula="of:=IF(RIGHT([.D444];1)=&quot;B&quot;;VALUE(REPLACE([.D444]; LEN([.D444]); 1; &quot;&quot;))*1000000; IF(RIGHT([.D444];1)=&quot;M&quot;;VALUE(REPLACE([.D444]; LEN([.D444]); 1; &quot;&quot;))*1000; 0))" office:value-type="float" office:value="157311" calcext:value-type="float">
            <text:p>157311</text:p>
          </table:table-cell>
          <table:table-cell table:style-name="ce936" table:formula="of:=[.L444]-[.L445]" office:value-type="float" office:value="6535" calcext:value-type="float">
            <text:p>6535</text:p>
          </table:table-cell>
          <table:table-cell table:number-columns-repeated="2"/>
          <table:table-cell table:style-name="ce940" table:formula="of:=[.M444]/[.L444]" office:value-type="percentage" office:value="0.0415419137886098" calcext:value-type="percentage">
            <text:p>4.154%</text:p>
          </table:table-cell>
          <table:table-cell table:number-columns-repeated="1008"/>
        </table:table-row>
        <table:table-row table:style-name="ro1">
          <table:table-cell table:style-name="ce445" office:value-type="float" office:value="22" calcext:value-type="float">
            <text:p>22</text:p>
          </table:table-cell>
          <table:table-cell table:style-name="ce468" office:value-type="string" calcext:value-type="string">
            <text:p>11/16/2021, 9:34:58 AM</text:p>
          </table:table-cell>
          <table:table-cell table:style-name="ce913" office:value-type="float" office:value="5441670" calcext:value-type="float">
            <text:p>5441670</text:p>
          </table:table-cell>
          <table:table-cell table:style-name="ce468" office:value-type="string" calcext:value-type="string">
            <text:p>150.776M</text:p>
          </table:table-cell>
          <table:table-cell table:style-name="ce468" office:value-type="float" office:value="818" calcext:value-type="float">
            <text:p>818</text:p>
          </table:table-cell>
          <table:table-cell table:style-name="ce468" office:value-type="float" office:value="13449" calcext:value-type="float">
            <text:p>13449</text:p>
          </table:table-cell>
          <table:table-cell table:style-name="ce468" office:value-type="float" office:value="16.4" calcext:value-type="float">
            <text:p>16.4</text:p>
          </table:table-cell>
          <table:table-cell table:style-name="ce468" office:value-type="float" office:value="520" calcext:value-type="float">
            <text:p>520</text:p>
          </table:table-cell>
          <table:table-cell table:style-name="ce468" office:value-type="float" office:value="11341" calcext:value-type="float">
            <text:p>11341</text:p>
          </table:table-cell>
          <table:table-cell table:style-name="ce468" office:value-type="float" office:value="1177" calcext:value-type="float">
            <text:p>1177</text:p>
          </table:table-cell>
          <table:table-cell table:style-name="ce468" office:value-type="string" calcext:value-type="string">
            <text:p>208.379K</text:p>
          </table:table-cell>
          <table:table-cell table:style-name="ce936" table:formula="of:=IF(RIGHT([.D445];1)=&quot;B&quot;;VALUE(REPLACE([.D445]; LEN([.D445]); 1; &quot;&quot;))*1000000; IF(RIGHT([.D445];1)=&quot;M&quot;;VALUE(REPLACE([.D445]; LEN([.D445]); 1; &quot;&quot;))*1000; 0))" office:value-type="float" office:value="150776" calcext:value-type="float">
            <text:p>150776</text:p>
          </table:table-cell>
          <table:table-cell table:style-name="ce936" table:formula="of:=[.L445]-[.L446]" office:value-type="float" office:value="7058" calcext:value-type="float">
            <text:p>7058</text:p>
          </table:table-cell>
          <table:table-cell table:number-columns-repeated="2"/>
          <table:table-cell table:style-name="ce940" table:formula="of:=[.M445]/[.L445]" office:value-type="percentage" office:value="0.0468111635804107" calcext:value-type="percentage">
            <text:p>4.681%</text:p>
          </table:table-cell>
          <table:table-cell table:number-columns-repeated="1008"/>
        </table:table-row>
        <table:table-row table:style-name="ro1">
          <table:table-cell table:style-name="ce446" office:value-type="float" office:value="21" calcext:value-type="float">
            <text:p>21</text:p>
          </table:table-cell>
          <table:table-cell table:style-name="ce468" office:value-type="string" calcext:value-type="string">
            <text:p>11/15/2021, 9:34:57 AM</text:p>
          </table:table-cell>
          <table:table-cell table:style-name="ce914" office:value-type="float" office:value="5160998" calcext:value-type="float">
            <text:p>5160998</text:p>
          </table:table-cell>
          <table:table-cell table:style-name="ce468" office:value-type="string" calcext:value-type="string">
            <text:p>143.718M</text:p>
          </table:table-cell>
          <table:table-cell table:style-name="ce468" office:value-type="float" office:value="370" calcext:value-type="float">
            <text:p>370</text:p>
          </table:table-cell>
          <table:table-cell table:style-name="ce468" office:value-type="float" office:value="5404" calcext:value-type="float">
            <text:p>5404</text:p>
          </table:table-cell>
          <table:table-cell table:style-name="ce468" office:value-type="float" office:value="14.6" calcext:value-type="float">
            <text:p>14.6</text:p>
          </table:table-cell>
          <table:table-cell table:style-name="ce468" office:value-type="float" office:value="179" calcext:value-type="float">
            <text:p>179</text:p>
          </table:table-cell>
          <table:table-cell table:style-name="ce468" office:value-type="float" office:value="3715" calcext:value-type="float">
            <text:p>3715</text:p>
          </table:table-cell>
          <table:table-cell table:style-name="ce468" office:value-type="float" office:value="1101" calcext:value-type="float">
            <text:p>1101</text:p>
          </table:table-cell>
          <table:table-cell table:style-name="ce468" office:value-type="string" calcext:value-type="string">
            <text:p>120.381K</text:p>
          </table:table-cell>
          <table:table-cell table:style-name="ce936" table:formula="of:=IF(RIGHT([.D446];1)=&quot;B&quot;;VALUE(REPLACE([.D446]; LEN([.D446]); 1; &quot;&quot;))*1000000; IF(RIGHT([.D446];1)=&quot;M&quot;;VALUE(REPLACE([.D446]; LEN([.D446]); 1; &quot;&quot;))*1000; 0))" office:value-type="float" office:value="143718" calcext:value-type="float">
            <text:p>143718</text:p>
          </table:table-cell>
          <table:table-cell table:style-name="ce936" table:formula="of:=[.L446]-[.L447]" office:value-type="float" office:value="7159" calcext:value-type="float">
            <text:p>7159</text:p>
          </table:table-cell>
          <table:table-cell table:number-columns-repeated="2"/>
          <table:table-cell table:style-name="ce940" table:formula="of:=[.M446]/[.L446]" office:value-type="percentage" office:value="0.0498128278990801" calcext:value-type="percentage">
            <text:p>4.981%</text:p>
          </table:table-cell>
          <table:table-cell table:number-columns-repeated="1008"/>
        </table:table-row>
        <table:table-row table:style-name="ro1">
          <table:table-cell table:style-name="ce447" office:value-type="float" office:value="20" calcext:value-type="float">
            <text:p>20</text:p>
          </table:table-cell>
          <table:table-cell table:style-name="ce468" office:value-type="string" calcext:value-type="string">
            <text:p>11/14/2021, 9:34:56 AM</text:p>
          </table:table-cell>
          <table:table-cell table:style-name="ce915" office:value-type="float" office:value="4877444" calcext:value-type="float">
            <text:p>4877444</text:p>
          </table:table-cell>
          <table:table-cell table:style-name="ce468" office:value-type="string" calcext:value-type="string">
            <text:p>136.559M</text:p>
          </table:table-cell>
          <table:table-cell table:style-name="ce468" office:value-type="float" office:value="37" calcext:value-type="float">
            <text:p>37</text:p>
          </table:table-cell>
          <table:table-cell table:style-name="ce468" office:value-type="float" office:value="1181" calcext:value-type="float">
            <text:p>1181</text:p>
          </table:table-cell>
          <table:table-cell table:style-name="ce468" office:value-type="float" office:value="31.9" calcext:value-type="float">
            <text:p>31.9</text:p>
          </table:table-cell>
          <table:table-cell table:style-name="ce468" office:value-type="float" office:value="11" calcext:value-type="float">
            <text:p>11</text:p>
          </table:table-cell>
          <table:table-cell table:style-name="ce468" office:value-type="float" office:value="292" calcext:value-type="float">
            <text:p>292</text:p>
          </table:table-cell>
          <table:table-cell table:style-name="ce468" office:value-type="float" office:value="889" calcext:value-type="float">
            <text:p>889</text:p>
          </table:table-cell>
          <table:table-cell table:style-name="ce468" office:value-type="string" calcext:value-type="string">
            <text:p>180.242K</text:p>
          </table:table-cell>
          <table:table-cell table:style-name="ce936" table:formula="of:=IF(RIGHT([.D447];1)=&quot;B&quot;;VALUE(REPLACE([.D447]; LEN([.D447]); 1; &quot;&quot;))*1000000; IF(RIGHT([.D447];1)=&quot;M&quot;;VALUE(REPLACE([.D447]; LEN([.D447]); 1; &quot;&quot;))*1000; 0))" office:value-type="float" office:value="136559" calcext:value-type="float">
            <text:p>136559</text:p>
          </table:table-cell>
          <table:table-cell table:style-name="ce936" table:formula="of:=[.L447]-[.L448]" office:value-type="float" office:value="7317.99999999999" calcext:value-type="float">
            <text:p>7317.99999999999</text:p>
          </table:table-cell>
          <table:table-cell table:number-columns-repeated="2"/>
          <table:table-cell table:style-name="ce940" table:formula="of:=[.M447]/[.L447]" office:value-type="percentage" office:value="0.053588558791438" calcext:value-type="percentage">
            <text:p>5.359%</text:p>
          </table:table-cell>
          <table:table-cell table:number-columns-repeated="1008"/>
        </table:table-row>
        <table:table-row table:style-name="ro1">
          <table:table-cell table:style-name="ce448" office:value-type="float" office:value="19" calcext:value-type="float">
            <text:p>19</text:p>
          </table:table-cell>
          <table:table-cell table:style-name="ce468" office:value-type="string" calcext:value-type="string">
            <text:p>11/13/2021, 9:34:55 AM</text:p>
          </table:table-cell>
          <table:table-cell table:style-name="ce916" office:value-type="float" office:value="4563897" calcext:value-type="float">
            <text:p>4563897</text:p>
          </table:table-cell>
          <table:table-cell table:style-name="ce468" office:value-type="string" calcext:value-type="string">
            <text:p>129.241M</text:p>
          </table:table-cell>
          <table:table-cell table:style-name="ce468" office:value-type="float" office:value="32" calcext:value-type="float">
            <text:p>32</text:p>
          </table:table-cell>
          <table:table-cell table:style-name="ce468" office:value-type="float" office:value="1120" calcext:value-type="float">
            <text:p>1120</text:p>
          </table:table-cell>
          <table:table-cell table:style-name="ce468" office:value-type="float" office:value="35" calcext:value-type="float">
            <text:p>35</text:p>
          </table:table-cell>
          <table:table-cell table:style-name="ce468" office:value-type="float" office:value="9" calcext:value-type="float">
            <text:p>9</text:p>
          </table:table-cell>
          <table:table-cell table:style-name="ce468" office:value-type="float" office:value="255" calcext:value-type="float">
            <text:p>255</text:p>
          </table:table-cell>
          <table:table-cell table:style-name="ce468" office:value-type="float" office:value="859" calcext:value-type="float">
            <text:p>859</text:p>
          </table:table-cell>
          <table:table-cell table:style-name="ce468" office:value-type="string" calcext:value-type="string">
            <text:p>209.442K</text:p>
          </table:table-cell>
          <table:table-cell table:style-name="ce936" table:formula="of:=IF(RIGHT([.D448];1)=&quot;B&quot;;VALUE(REPLACE([.D448]; LEN([.D448]); 1; &quot;&quot;))*1000000; IF(RIGHT([.D448];1)=&quot;M&quot;;VALUE(REPLACE([.D448]; LEN([.D448]); 1; &quot;&quot;))*1000; 0))" office:value-type="float" office:value="129241" calcext:value-type="float">
            <text:p>129241</text:p>
          </table:table-cell>
          <table:table-cell table:style-name="ce936" table:formula="of:=[.L448]-[.L449]" office:value-type="float" office:value="7602.00000000001" calcext:value-type="float">
            <text:p>7602.00000000001</text:p>
          </table:table-cell>
          <table:table-cell table:number-columns-repeated="2"/>
          <table:table-cell table:style-name="ce940" table:formula="of:=[.M448]/[.L448]" office:value-type="percentage" office:value="0.0588203433894818" calcext:value-type="percentage">
            <text:p>5.882%</text:p>
          </table:table-cell>
          <table:table-cell table:number-columns-repeated="1008"/>
        </table:table-row>
        <table:table-row table:style-name="ro1">
          <table:table-cell table:style-name="ce449" office:value-type="float" office:value="18" calcext:value-type="float">
            <text:p>18</text:p>
          </table:table-cell>
          <table:table-cell table:style-name="ce468" office:value-type="string" calcext:value-type="string">
            <text:p>11/12/2021, 9:34:54 AM</text:p>
          </table:table-cell>
          <table:table-cell table:style-name="ce917" office:value-type="float" office:value="4197294" calcext:value-type="float">
            <text:p>4197294</text:p>
          </table:table-cell>
          <table:table-cell table:style-name="ce468" office:value-type="string" calcext:value-type="string">
            <text:p>121.639M</text:p>
          </table:table-cell>
          <table:table-cell table:style-name="ce468" office:value-type="float" office:value="28" calcext:value-type="float">
            <text:p>28</text:p>
          </table:table-cell>
          <table:table-cell table:style-name="ce468" office:value-type="float" office:value="932" calcext:value-type="float">
            <text:p>932</text:p>
          </table:table-cell>
          <table:table-cell table:style-name="ce468" office:value-type="float" office:value="33.3" calcext:value-type="float">
            <text:p>33.3</text:p>
          </table:table-cell>
          <table:table-cell table:style-name="ce468" office:value-type="float" office:value="5" calcext:value-type="float">
            <text:p>5</text:p>
          </table:table-cell>
          <table:table-cell table:style-name="ce468" office:value-type="float" office:value="119" calcext:value-type="float">
            <text:p>119</text:p>
          </table:table-cell>
          <table:table-cell table:style-name="ce468" office:value-type="float" office:value="806" calcext:value-type="float">
            <text:p>806</text:p>
          </table:table-cell>
          <table:table-cell table:style-name="ce468" office:value-type="string" calcext:value-type="string">
            <text:p>179.053K</text:p>
          </table:table-cell>
          <table:table-cell table:style-name="ce936" table:formula="of:=IF(RIGHT([.D449];1)=&quot;B&quot;;VALUE(REPLACE([.D449]; LEN([.D449]); 1; &quot;&quot;))*1000000; IF(RIGHT([.D449];1)=&quot;M&quot;;VALUE(REPLACE([.D449]; LEN([.D449]); 1; &quot;&quot;))*1000; 0))" office:value-type="float" office:value="121639" calcext:value-type="float">
            <text:p>121639</text:p>
          </table:table-cell>
          <table:table-cell table:style-name="ce936" table:formula="of:=[.L449]-[.L450]" office:value-type="float" office:value="7469" calcext:value-type="float">
            <text:p>7469</text:p>
          </table:table-cell>
          <table:table-cell table:number-columns-repeated="2"/>
          <table:table-cell table:style-name="ce940" table:formula="of:=[.M449]/[.L449]" office:value-type="percentage" office:value="0.061403003970766" calcext:value-type="percentage">
            <text:p>6.140%</text:p>
          </table:table-cell>
          <table:table-cell table:number-columns-repeated="1008"/>
        </table:table-row>
        <table:table-row table:style-name="ro1">
          <table:table-cell table:style-name="ce450" office:value-type="float" office:value="17" calcext:value-type="float">
            <text:p>17</text:p>
          </table:table-cell>
          <table:table-cell table:style-name="ce468" office:value-type="string" calcext:value-type="string">
            <text:p>11/11/2021, 9:34:53 AM</text:p>
          </table:table-cell>
          <table:table-cell table:style-name="ce918" office:value-type="float" office:value="3852867" calcext:value-type="float">
            <text:p>3852867</text:p>
          </table:table-cell>
          <table:table-cell table:style-name="ce468" office:value-type="string" calcext:value-type="string">
            <text:p>114.17M</text:p>
          </table:table-cell>
          <table:table-cell table:style-name="ce468" office:value-type="float" office:value="23" calcext:value-type="float">
            <text:p>23</text:p>
          </table:table-cell>
          <table:table-cell table:style-name="ce468" office:value-type="float" office:value="823" calcext:value-type="float">
            <text:p>823</text:p>
          </table:table-cell>
          <table:table-cell table:style-name="ce468" office:value-type="float" office:value="35.8" calcext:value-type="float">
            <text:p>35.8</text:p>
          </table:table-cell>
          <table:table-cell table:style-name="ce468" office:value-type="float" office:value="2" calcext:value-type="float">
            <text:p>2</text:p>
          </table:table-cell>
          <table:table-cell table:style-name="ce468" office:value-type="float" office:value="42" calcext:value-type="float">
            <text:p>42</text:p>
          </table:table-cell>
          <table:table-cell table:style-name="ce468" office:value-type="float" office:value="779" calcext:value-type="float">
            <text:p>779</text:p>
          </table:table-cell>
          <table:table-cell table:style-name="ce468" office:value-type="string" calcext:value-type="string">
            <text:p>208.524K</text:p>
          </table:table-cell>
          <table:table-cell table:style-name="ce936" table:formula="of:=IF(RIGHT([.D450];1)=&quot;B&quot;;VALUE(REPLACE([.D450]; LEN([.D450]); 1; &quot;&quot;))*1000000; IF(RIGHT([.D450];1)=&quot;M&quot;;VALUE(REPLACE([.D450]; LEN([.D450]); 1; &quot;&quot;))*1000; 0))" office:value-type="float" office:value="114170" calcext:value-type="float">
            <text:p>114170</text:p>
          </table:table-cell>
          <table:table-cell table:style-name="ce936" table:formula="of:=[.L450]-[.L451]" office:value-type="float" office:value="8049" calcext:value-type="float">
            <text:p>8049</text:p>
          </table:table-cell>
          <table:table-cell table:number-columns-repeated="2"/>
          <table:table-cell table:style-name="ce940" table:formula="of:=[.M450]/[.L450]" office:value-type="percentage" office:value="0.0705001313830253" calcext:value-type="percentage">
            <text:p>7.050%</text:p>
          </table:table-cell>
          <table:table-cell table:number-columns-repeated="1008"/>
        </table:table-row>
        <table:table-row table:style-name="ro1">
          <table:table-cell table:style-name="ce451" office:value-type="float" office:value="16" calcext:value-type="float">
            <text:p>16</text:p>
          </table:table-cell>
          <table:table-cell table:style-name="ce468" office:value-type="string" calcext:value-type="string">
            <text:p>11/10/2021, 9:34:52 AM</text:p>
          </table:table-cell>
          <table:table-cell table:style-name="ce919" office:value-type="float" office:value="3542670" calcext:value-type="float">
            <text:p>3542670</text:p>
          </table:table-cell>
          <table:table-cell table:style-name="ce468" office:value-type="string" calcext:value-type="string">
            <text:p>106.121M</text:p>
          </table:table-cell>
          <table:table-cell table:style-name="ce468" office:value-type="float" office:value="22" calcext:value-type="float">
            <text:p>22</text:p>
          </table:table-cell>
          <table:table-cell table:style-name="ce468" office:value-type="float" office:value="819" calcext:value-type="float">
            <text:p>819</text:p>
          </table:table-cell>
          <table:table-cell table:style-name="ce468" office:value-type="float" office:value="37.2" calcext:value-type="float">
            <text:p>37.2</text:p>
          </table:table-cell>
          <table:table-cell table:style-name="ce468" office:value-type="float" office:value="2" calcext:value-type="float">
            <text:p>2</text:p>
          </table:table-cell>
          <table:table-cell table:style-name="ce468" office:value-type="float" office:value="25" calcext:value-type="float">
            <text:p>25</text:p>
          </table:table-cell>
          <table:table-cell table:style-name="ce468" office:value-type="float" office:value="794" calcext:value-type="float">
            <text:p>794</text:p>
          </table:table-cell>
          <table:table-cell table:style-name="ce468" office:value-type="float" office:value="0" calcext:value-type="float">
            <text:p>0</text:p>
          </table:table-cell>
          <table:table-cell table:style-name="ce936" table:formula="of:=IF(RIGHT([.D451];1)=&quot;B&quot;;VALUE(REPLACE([.D451]; LEN([.D451]); 1; &quot;&quot;))*1000000; IF(RIGHT([.D451];1)=&quot;M&quot;;VALUE(REPLACE([.D451]; LEN([.D451]); 1; &quot;&quot;))*1000; 0))" office:value-type="float" office:value="106121" calcext:value-type="float">
            <text:p>106121</text:p>
          </table:table-cell>
          <table:table-cell table:style-name="ce936" table:formula="of:=[.L451]-[.L452]" office:value-type="float" office:value="7290" calcext:value-type="float">
            <text:p>7290</text:p>
          </table:table-cell>
          <table:table-cell table:number-columns-repeated="2"/>
          <table:table-cell table:style-name="ce940" table:formula="of:=[.M451]/[.L451]" office:value-type="percentage" office:value="0.068695168722496" calcext:value-type="percentage">
            <text:p>6.870%</text:p>
          </table:table-cell>
          <table:table-cell table:number-columns-repeated="1008"/>
        </table:table-row>
        <table:table-row table:style-name="ro1">
          <table:table-cell table:style-name="ce452" office:value-type="float" office:value="15" calcext:value-type="float">
            <text:p>15</text:p>
          </table:table-cell>
          <table:table-cell table:style-name="ce468" office:value-type="string" calcext:value-type="string">
            <text:p>11/9/2021, 9:34:51 AM</text:p>
          </table:table-cell>
          <table:table-cell table:style-name="ce920" office:value-type="float" office:value="3194216" calcext:value-type="float">
            <text:p>3194216</text:p>
          </table:table-cell>
          <table:table-cell table:style-name="ce468" office:value-type="string" calcext:value-type="string">
            <text:p>98.831M</text:p>
          </table:table-cell>
          <table:table-cell table:style-name="ce468" office:value-type="float" office:value="19" calcext:value-type="float">
            <text:p>19</text:p>
          </table:table-cell>
          <table:table-cell table:style-name="ce468" office:value-type="float" office:value="758" calcext:value-type="float">
            <text:p>758</text:p>
          </table:table-cell>
          <table:table-cell table:style-name="ce468" office:value-type="float" office:value="39.9" calcext:value-type="float">
            <text:p>39.9</text:p>
          </table:table-cell>
          <table:table-cell table:style-name="ce468" table:number-columns-repeated="2"/>
          <table:table-cell table:style-name="ce468" office:value-type="float" office:value="758" calcext:value-type="float">
            <text:p>758</text:p>
          </table:table-cell>
          <table:table-cell table:style-name="ce468" office:value-type="float" office:value="0" calcext:value-type="float">
            <text:p>0</text:p>
          </table:table-cell>
          <table:table-cell table:style-name="ce936" table:formula="of:=IF(RIGHT([.D452];1)=&quot;B&quot;;VALUE(REPLACE([.D452]; LEN([.D452]); 1; &quot;&quot;))*1000000; IF(RIGHT([.D452];1)=&quot;M&quot;;VALUE(REPLACE([.D452]; LEN([.D452]); 1; &quot;&quot;))*1000; 0))" office:value-type="float" office:value="98831" calcext:value-type="float">
            <text:p>98831</text:p>
          </table:table-cell>
          <table:table-cell table:style-name="ce936" table:formula="of:=[.L452]-[.L453]" office:value-type="float" office:value="7290" calcext:value-type="float">
            <text:p>7290</text:p>
          </table:table-cell>
          <table:table-cell table:number-columns-repeated="2"/>
          <table:table-cell table:style-name="ce940" table:formula="of:=[.M452]/[.L452]" office:value-type="percentage" office:value="0.0737622810656575" calcext:value-type="percentage">
            <text:p>7.376%</text:p>
          </table:table-cell>
          <table:table-cell table:number-columns-repeated="1008"/>
        </table:table-row>
        <table:table-row table:style-name="ro1">
          <table:table-cell table:style-name="ce453" office:value-type="float" office:value="14" calcext:value-type="float">
            <text:p>14</text:p>
          </table:table-cell>
          <table:table-cell table:style-name="ce468" office:value-type="string" calcext:value-type="string">
            <text:p>11/8/2021, 9:34:50 AM</text:p>
          </table:table-cell>
          <table:table-cell table:style-name="ce921" office:value-type="float" office:value="2874761" calcext:value-type="float">
            <text:p>2874761</text:p>
          </table:table-cell>
          <table:table-cell table:style-name="ce468" office:value-type="string" calcext:value-type="string">
            <text:p>91.541M</text:p>
          </table:table-cell>
          <table:table-cell table:style-name="ce468" office:value-type="float" office:value="19" calcext:value-type="float">
            <text:p>19</text:p>
          </table:table-cell>
          <table:table-cell table:style-name="ce468" office:value-type="float" office:value="767" calcext:value-type="float">
            <text:p>767</text:p>
          </table:table-cell>
          <table:table-cell table:style-name="ce468" office:value-type="float" office:value="40.4" calcext:value-type="float">
            <text:p>40.4</text:p>
          </table:table-cell>
          <table:table-cell table:style-name="ce468" table:number-columns-repeated="2"/>
          <table:table-cell table:style-name="ce468" office:value-type="float" office:value="767" calcext:value-type="float">
            <text:p>767</text:p>
          </table:table-cell>
          <table:table-cell table:style-name="ce468" office:value-type="float" office:value="0" calcext:value-type="float">
            <text:p>0</text:p>
          </table:table-cell>
          <table:table-cell table:style-name="ce936" table:formula="of:=IF(RIGHT([.D453];1)=&quot;B&quot;;VALUE(REPLACE([.D453]; LEN([.D453]); 1; &quot;&quot;))*1000000; IF(RIGHT([.D453];1)=&quot;M&quot;;VALUE(REPLACE([.D453]; LEN([.D453]); 1; &quot;&quot;))*1000; 0))" office:value-type="float" office:value="91541" calcext:value-type="float">
            <text:p>91541</text:p>
          </table:table-cell>
          <table:table-cell table:style-name="ce936" table:formula="of:=[.L453]-[.L454]" office:value-type="float" office:value="7290" calcext:value-type="float">
            <text:p>7290</text:p>
          </table:table-cell>
          <table:table-cell table:number-columns-repeated="2"/>
          <table:table-cell table:style-name="ce940" table:formula="of:=[.M453]/[.L453]" office:value-type="percentage" office:value="0.0796364470565102" calcext:value-type="percentage">
            <text:p>7.964%</text:p>
          </table:table-cell>
          <table:table-cell table:number-columns-repeated="1008"/>
        </table:table-row>
        <table:table-row table:style-name="ro1">
          <table:table-cell table:style-name="ce454" office:value-type="float" office:value="13" calcext:value-type="float">
            <text:p>13</text:p>
          </table:table-cell>
          <table:table-cell table:style-name="ce468" office:value-type="string" calcext:value-type="string">
            <text:p>11/7/2021, 9:34:49 AM</text:p>
          </table:table-cell>
          <table:table-cell table:style-name="ce922" office:value-type="float" office:value="2571802" calcext:value-type="float">
            <text:p>2571802</text:p>
          </table:table-cell>
          <table:table-cell table:style-name="ce468" office:value-type="string" calcext:value-type="string">
            <text:p>84.251M</text:p>
          </table:table-cell>
          <table:table-cell table:style-name="ce468" office:value-type="float" office:value="19" calcext:value-type="float">
            <text:p>19</text:p>
          </table:table-cell>
          <table:table-cell table:style-name="ce468" office:value-type="float" office:value="795" calcext:value-type="float">
            <text:p>795</text:p>
          </table:table-cell>
          <table:table-cell table:style-name="ce468" office:value-type="float" office:value="41.8" calcext:value-type="float">
            <text:p>41.8</text:p>
          </table:table-cell>
          <table:table-cell table:style-name="ce468" table:number-columns-repeated="2"/>
          <table:table-cell table:style-name="ce468" office:value-type="float" office:value="795" calcext:value-type="float">
            <text:p>795</text:p>
          </table:table-cell>
          <table:table-cell table:style-name="ce468" office:value-type="float" office:value="0" calcext:value-type="float">
            <text:p>0</text:p>
          </table:table-cell>
          <table:table-cell table:style-name="ce936" table:formula="of:=IF(RIGHT([.D454];1)=&quot;B&quot;;VALUE(REPLACE([.D454]; LEN([.D454]); 1; &quot;&quot;))*1000000; IF(RIGHT([.D454];1)=&quot;M&quot;;VALUE(REPLACE([.D454]; LEN([.D454]); 1; &quot;&quot;))*1000; 0))" office:value-type="float" office:value="84251" calcext:value-type="float">
            <text:p>84251</text:p>
          </table:table-cell>
          <table:table-cell table:style-name="ce936" table:formula="of:=[.L454]-[.L455]" office:value-type="float" office:value="7290" calcext:value-type="float">
            <text:p>7290</text:p>
          </table:table-cell>
          <table:table-cell table:number-columns-repeated="2"/>
          <table:table-cell table:style-name="ce940" table:formula="of:=[.M454]/[.L454]" office:value-type="percentage" office:value="0.0865271628823397" calcext:value-type="percentage">
            <text:p>8.653%</text:p>
          </table:table-cell>
          <table:table-cell table:number-columns-repeated="1008"/>
        </table:table-row>
        <table:table-row table:style-name="ro1">
          <table:table-cell table:style-name="ce455" office:value-type="float" office:value="12" calcext:value-type="float">
            <text:p>12</text:p>
          </table:table-cell>
          <table:table-cell table:style-name="ce468" office:value-type="string" calcext:value-type="string">
            <text:p>11/6/2021, 9:34:48 AM</text:p>
          </table:table-cell>
          <table:table-cell table:style-name="ce923" office:value-type="float" office:value="2248898" calcext:value-type="float">
            <text:p>2248898</text:p>
          </table:table-cell>
          <table:table-cell table:style-name="ce468" office:value-type="string" calcext:value-type="string">
            <text:p>76.961M</text:p>
          </table:table-cell>
          <table:table-cell table:style-name="ce468" office:value-type="float" office:value="19" calcext:value-type="float">
            <text:p>19</text:p>
          </table:table-cell>
          <table:table-cell table:style-name="ce468" office:value-type="float" office:value="781" calcext:value-type="float">
            <text:p>781</text:p>
          </table:table-cell>
          <table:table-cell table:style-name="ce468" office:value-type="float" office:value="41.1" calcext:value-type="float">
            <text:p>41.1</text:p>
          </table:table-cell>
          <table:table-cell table:style-name="ce468" table:number-columns-repeated="2"/>
          <table:table-cell table:style-name="ce468" office:value-type="float" office:value="781" calcext:value-type="float">
            <text:p>781</text:p>
          </table:table-cell>
          <table:table-cell table:style-name="ce468" office:value-type="float" office:value="0" calcext:value-type="float">
            <text:p>0</text:p>
          </table:table-cell>
          <table:table-cell table:style-name="ce936" table:formula="of:=IF(RIGHT([.D455];1)=&quot;B&quot;;VALUE(REPLACE([.D455]; LEN([.D455]); 1; &quot;&quot;))*1000000; IF(RIGHT([.D455];1)=&quot;M&quot;;VALUE(REPLACE([.D455]; LEN([.D455]); 1; &quot;&quot;))*1000; 0))" office:value-type="float" office:value="76961" calcext:value-type="float">
            <text:p>76961</text:p>
          </table:table-cell>
          <table:table-cell table:style-name="ce936" table:formula="of:=[.L455]-[.L456]" office:value-type="float" office:value="7290" calcext:value-type="float">
            <text:p>7290</text:p>
          </table:table-cell>
          <table:table-cell table:number-columns-repeated="2"/>
          <table:table-cell table:style-name="ce940" table:formula="of:=[.M455]/[.L455]" office:value-type="percentage" office:value="0.0947233014124037" calcext:value-type="percentage">
            <text:p>9.472%</text:p>
          </table:table-cell>
          <table:table-cell table:number-columns-repeated="1008"/>
        </table:table-row>
        <table:table-row table:style-name="ro1">
          <table:table-cell table:style-name="ce456" office:value-type="float" office:value="11" calcext:value-type="float">
            <text:p>11</text:p>
          </table:table-cell>
          <table:table-cell table:style-name="ce468" office:value-type="string" calcext:value-type="string">
            <text:p>11/5/2021, 9:34:47 AM</text:p>
          </table:table-cell>
          <table:table-cell table:style-name="ce924" office:value-type="float" office:value="1922319" calcext:value-type="float">
            <text:p>1922319</text:p>
          </table:table-cell>
          <table:table-cell table:style-name="ce468" office:value-type="string" calcext:value-type="string">
            <text:p>69.671M</text:p>
          </table:table-cell>
          <table:table-cell table:style-name="ce468" office:value-type="float" office:value="19" calcext:value-type="float">
            <text:p>19</text:p>
          </table:table-cell>
          <table:table-cell table:style-name="ce468" office:value-type="float" office:value="781" calcext:value-type="float">
            <text:p>781</text:p>
          </table:table-cell>
          <table:table-cell table:style-name="ce468" office:value-type="float" office:value="41.1" calcext:value-type="float">
            <text:p>41.1</text:p>
          </table:table-cell>
          <table:table-cell table:style-name="ce468" table:number-columns-repeated="2"/>
          <table:table-cell table:style-name="ce468" office:value-type="float" office:value="781" calcext:value-type="float">
            <text:p>781</text:p>
          </table:table-cell>
          <table:table-cell table:style-name="ce468" office:value-type="float" office:value="0" calcext:value-type="float">
            <text:p>0</text:p>
          </table:table-cell>
          <table:table-cell table:style-name="ce936" table:formula="of:=IF(RIGHT([.D456];1)=&quot;B&quot;;VALUE(REPLACE([.D456]; LEN([.D456]); 1; &quot;&quot;))*1000000; IF(RIGHT([.D456];1)=&quot;M&quot;;VALUE(REPLACE([.D456]; LEN([.D456]); 1; &quot;&quot;))*1000; 0))" office:value-type="float" office:value="69671" calcext:value-type="float">
            <text:p>69671</text:p>
          </table:table-cell>
          <table:table-cell table:style-name="ce936" table:formula="of:=[.L456]-[.L457]" office:value-type="float" office:value="7290" calcext:value-type="float">
            <text:p>7290</text:p>
          </table:table-cell>
          <table:table-cell table:number-columns-repeated="2"/>
          <table:table-cell table:style-name="ce940" table:formula="of:=[.M456]/[.L456]" office:value-type="percentage" office:value="0.104634639950625" calcext:value-type="percentage">
            <text:p>10.463%</text:p>
          </table:table-cell>
          <table:table-cell table:number-columns-repeated="1008"/>
        </table:table-row>
        <table:table-row table:style-name="ro1">
          <table:table-cell table:style-name="ce457" office:value-type="float" office:value="10" calcext:value-type="float">
            <text:p>10</text:p>
          </table:table-cell>
          <table:table-cell table:style-name="ce468" office:value-type="string" calcext:value-type="string">
            <text:p>11/4/2021, 9:34:46 AM</text:p>
          </table:table-cell>
          <table:table-cell table:style-name="ce925" office:value-type="float" office:value="1556826" calcext:value-type="float">
            <text:p>1556826</text:p>
          </table:table-cell>
          <table:table-cell table:style-name="ce468" office:value-type="string" calcext:value-type="string">
            <text:p>62.381M</text:p>
          </table:table-cell>
          <table:table-cell table:style-name="ce468" office:value-type="float" office:value="19" calcext:value-type="float">
            <text:p>19</text:p>
          </table:table-cell>
          <table:table-cell table:style-name="ce468" office:value-type="float" office:value="774" calcext:value-type="float">
            <text:p>774</text:p>
          </table:table-cell>
          <table:table-cell table:style-name="ce468" office:value-type="float" office:value="40.7" calcext:value-type="float">
            <text:p>40.7</text:p>
          </table:table-cell>
          <table:table-cell table:style-name="ce468" table:number-columns-repeated="2"/>
          <table:table-cell table:style-name="ce468" office:value-type="float" office:value="774" calcext:value-type="float">
            <text:p>774</text:p>
          </table:table-cell>
          <table:table-cell table:style-name="ce468" office:value-type="float" office:value="0" calcext:value-type="float">
            <text:p>0</text:p>
          </table:table-cell>
          <table:table-cell table:style-name="ce936" table:formula="of:=IF(RIGHT([.D457];1)=&quot;B&quot;;VALUE(REPLACE([.D457]; LEN([.D457]); 1; &quot;&quot;))*1000000; IF(RIGHT([.D457];1)=&quot;M&quot;;VALUE(REPLACE([.D457]; LEN([.D457]); 1; &quot;&quot;))*1000; 0))" office:value-type="float" office:value="62381" calcext:value-type="float">
            <text:p>62381</text:p>
          </table:table-cell>
          <table:table-cell table:style-name="ce936" table:formula="of:=[.L457]-[.L458]" office:value-type="float" office:value="7290" calcext:value-type="float">
            <text:p>7290</text:p>
          </table:table-cell>
          <table:table-cell table:number-columns-repeated="2"/>
          <table:table-cell table:style-name="ce940" table:formula="of:=[.M457]/[.L457]" office:value-type="percentage" office:value="0.116862506211827" calcext:value-type="percentage">
            <text:p>11.686%</text:p>
          </table:table-cell>
          <table:table-cell table:number-columns-repeated="1008"/>
        </table:table-row>
        <table:table-row table:style-name="ro1">
          <table:table-cell table:style-name="ce458" office:value-type="float" office:value="9" calcext:value-type="float">
            <text:p>9</text:p>
          </table:table-cell>
          <table:table-cell table:style-name="ce468" office:value-type="string" calcext:value-type="string">
            <text:p>11/3/2021, 9:34:45 AM</text:p>
          </table:table-cell>
          <table:table-cell table:style-name="ce926" office:value-type="float" office:value="1179565" calcext:value-type="float">
            <text:p>1179565</text:p>
          </table:table-cell>
          <table:table-cell table:style-name="ce468" office:value-type="string" calcext:value-type="string">
            <text:p>55.091M</text:p>
          </table:table-cell>
          <table:table-cell table:style-name="ce468" office:value-type="float" office:value="19" calcext:value-type="float">
            <text:p>19</text:p>
          </table:table-cell>
          <table:table-cell table:style-name="ce468" office:value-type="float" office:value="788" calcext:value-type="float">
            <text:p>788</text:p>
          </table:table-cell>
          <table:table-cell table:style-name="ce468" office:value-type="float" office:value="41.5" calcext:value-type="float">
            <text:p>41.5</text:p>
          </table:table-cell>
          <table:table-cell table:style-name="ce468" table:number-columns-repeated="2"/>
          <table:table-cell table:style-name="ce468" office:value-type="float" office:value="788" calcext:value-type="float">
            <text:p>788</text:p>
          </table:table-cell>
          <table:table-cell table:style-name="ce468" office:value-type="float" office:value="0" calcext:value-type="float">
            <text:p>0</text:p>
          </table:table-cell>
          <table:table-cell table:style-name="ce936" table:formula="of:=IF(RIGHT([.D458];1)=&quot;B&quot;;VALUE(REPLACE([.D458]; LEN([.D458]); 1; &quot;&quot;))*1000000; IF(RIGHT([.D458];1)=&quot;M&quot;;VALUE(REPLACE([.D458]; LEN([.D458]); 1; &quot;&quot;))*1000; 0))" office:value-type="float" office:value="55091" calcext:value-type="float">
            <text:p>55091</text:p>
          </table:table-cell>
          <table:table-cell table:style-name="ce936" table:formula="of:=[.L458]-[.L459]" office:value-type="float" office:value="7290" calcext:value-type="float">
            <text:p>7290</text:p>
          </table:table-cell>
          <table:table-cell table:number-columns-repeated="2"/>
          <table:table-cell table:style-name="ce940" table:formula="of:=[.M458]/[.L458]" office:value-type="percentage" office:value="0.132326514312683" calcext:value-type="percentage">
            <text:p>13.233%</text:p>
          </table:table-cell>
          <table:table-cell table:number-columns-repeated="1008"/>
        </table:table-row>
        <table:table-row table:style-name="ro1">
          <table:table-cell table:style-name="ce459" office:value-type="float" office:value="8" calcext:value-type="float">
            <text:p>8</text:p>
          </table:table-cell>
          <table:table-cell table:style-name="ce468" office:value-type="string" calcext:value-type="string">
            <text:p>11/2/2021, 9:34:44 AM</text:p>
          </table:table-cell>
          <table:table-cell table:style-name="ce927" office:value-type="float" office:value="806773" calcext:value-type="float">
            <text:p>806773</text:p>
          </table:table-cell>
          <table:table-cell table:style-name="ce468" office:value-type="string" calcext:value-type="string">
            <text:p>47.801M</text:p>
          </table:table-cell>
          <table:table-cell table:style-name="ce468" office:value-type="float" office:value="19" calcext:value-type="float">
            <text:p>19</text:p>
          </table:table-cell>
          <table:table-cell table:style-name="ce468" office:value-type="float" office:value="767" calcext:value-type="float">
            <text:p>767</text:p>
          </table:table-cell>
          <table:table-cell table:style-name="ce468" office:value-type="float" office:value="40.4" calcext:value-type="float">
            <text:p>40.4</text:p>
          </table:table-cell>
          <table:table-cell table:style-name="ce468" table:number-columns-repeated="2"/>
          <table:table-cell table:style-name="ce468" office:value-type="float" office:value="767" calcext:value-type="float">
            <text:p>767</text:p>
          </table:table-cell>
          <table:table-cell table:style-name="ce468" office:value-type="float" office:value="0" calcext:value-type="float">
            <text:p>0</text:p>
          </table:table-cell>
          <table:table-cell table:style-name="ce936" table:formula="of:=IF(RIGHT([.D459];1)=&quot;B&quot;;VALUE(REPLACE([.D459]; LEN([.D459]); 1; &quot;&quot;))*1000000; IF(RIGHT([.D459];1)=&quot;M&quot;;VALUE(REPLACE([.D459]; LEN([.D459]); 1; &quot;&quot;))*1000; 0))" office:value-type="float" office:value="47801" calcext:value-type="float">
            <text:p>47801</text:p>
          </table:table-cell>
          <table:table-cell table:style-name="ce936" table:formula="of:=[.L459]-[.L460]" office:value-type="float" office:value="7290" calcext:value-type="float">
            <text:p>7290</text:p>
          </table:table-cell>
          <table:table-cell table:number-columns-repeated="2"/>
          <table:table-cell table:style-name="ce940" table:formula="of:=[.M459]/[.L459]" office:value-type="percentage" office:value="0.152507269722391" calcext:value-type="percentage">
            <text:p>15.251%</text:p>
          </table:table-cell>
          <table:table-cell table:number-columns-repeated="1008"/>
        </table:table-row>
        <table:table-row table:style-name="ro1">
          <table:table-cell table:style-name="ce460" office:value-type="float" office:value="7" calcext:value-type="float">
            <text:p>7</text:p>
          </table:table-cell>
          <table:table-cell table:style-name="ce468" office:value-type="string" calcext:value-type="string">
            <text:p>11/1/2021, 9:34:43 AM</text:p>
          </table:table-cell>
          <table:table-cell table:style-name="ce928" office:value-type="float" office:value="443910" calcext:value-type="float">
            <text:p>443910</text:p>
          </table:table-cell>
          <table:table-cell table:style-name="ce468" office:value-type="string" calcext:value-type="string">
            <text:p>40.511M</text:p>
          </table:table-cell>
          <table:table-cell table:style-name="ce468" office:value-type="float" office:value="19" calcext:value-type="float">
            <text:p>19</text:p>
          </table:table-cell>
          <table:table-cell table:style-name="ce468" office:value-type="float" office:value="795" calcext:value-type="float">
            <text:p>795</text:p>
          </table:table-cell>
          <table:table-cell table:style-name="ce468" office:value-type="float" office:value="41.8" calcext:value-type="float">
            <text:p>41.8</text:p>
          </table:table-cell>
          <table:table-cell table:style-name="ce468" table:number-columns-repeated="2"/>
          <table:table-cell table:style-name="ce468" office:value-type="float" office:value="795" calcext:value-type="float">
            <text:p>795</text:p>
          </table:table-cell>
          <table:table-cell table:style-name="ce468" office:value-type="float" office:value="0" calcext:value-type="float">
            <text:p>0</text:p>
          </table:table-cell>
          <table:table-cell table:style-name="ce936" table:formula="of:=IF(RIGHT([.D460];1)=&quot;B&quot;;VALUE(REPLACE([.D460]; LEN([.D460]); 1; &quot;&quot;))*1000000; IF(RIGHT([.D460];1)=&quot;M&quot;;VALUE(REPLACE([.D460]; LEN([.D460]); 1; &quot;&quot;))*1000; 0))" office:value-type="float" office:value="40511" calcext:value-type="float">
            <text:p>40511</text:p>
          </table:table-cell>
          <table:table-cell table:style-name="ce936" table:formula="of:=[.L460]-[.L461]" office:value-type="float" office:value="8933" calcext:value-type="float">
            <text:p>8933</text:p>
          </table:table-cell>
          <table:table-cell table:number-columns-repeated="2"/>
          <table:table-cell table:style-name="ce940" table:formula="of:=[.M460]/[.L460]" office:value-type="percentage" office:value="0.220508010170077" calcext:value-type="percentage">
            <text:p>22.051%</text:p>
          </table:table-cell>
          <table:table-cell table:number-columns-repeated="1008"/>
        </table:table-row>
        <table:table-row table:style-name="ro1">
          <table:table-cell table:style-name="ce461" office:value-type="float" office:value="6" calcext:value-type="float">
            <text:p>6</text:p>
          </table:table-cell>
          <table:table-cell table:style-name="ce468" office:value-type="string" calcext:value-type="string">
            <text:p>10/31/2021, 9:34:42 AM</text:p>
          </table:table-cell>
          <table:table-cell table:style-name="ce929" office:value-type="float" office:value="270206" calcext:value-type="float">
            <text:p>270206</text:p>
          </table:table-cell>
          <table:table-cell table:style-name="ce468" office:value-type="string" calcext:value-type="string">
            <text:p>31.578M</text:p>
          </table:table-cell>
          <table:table-cell table:style-name="ce468" office:value-type="float" office:value="19" calcext:value-type="float">
            <text:p>19</text:p>
          </table:table-cell>
          <table:table-cell table:style-name="ce468" office:value-type="float" office:value="807" calcext:value-type="float">
            <text:p>807</text:p>
          </table:table-cell>
          <table:table-cell table:style-name="ce468" office:value-type="float" office:value="42.5" calcext:value-type="float">
            <text:p>42.5</text:p>
          </table:table-cell>
          <table:table-cell table:style-name="ce468" table:number-columns-repeated="2"/>
          <table:table-cell table:style-name="ce468" office:value-type="float" office:value="807" calcext:value-type="float">
            <text:p>807</text:p>
          </table:table-cell>
          <table:table-cell table:style-name="ce468" office:value-type="float" office:value="0" calcext:value-type="float">
            <text:p>0</text:p>
          </table:table-cell>
          <table:table-cell table:style-name="ce936" table:formula="of:=IF(RIGHT([.D461];1)=&quot;B&quot;;VALUE(REPLACE([.D461]; LEN([.D461]); 1; &quot;&quot;))*1000000; IF(RIGHT([.D461];1)=&quot;M&quot;;VALUE(REPLACE([.D461]; LEN([.D461]); 1; &quot;&quot;))*1000; 0))" office:value-type="float" office:value="31578" calcext:value-type="float">
            <text:p>31578</text:p>
          </table:table-cell>
          <table:table-cell table:style-name="ce936" table:formula="of:=[.L461]-[.L462]" office:value-type="float" office:value="8442" calcext:value-type="float">
            <text:p>8442</text:p>
          </table:table-cell>
          <table:table-cell table:number-columns-repeated="2"/>
          <table:table-cell table:style-name="ce940" table:formula="of:=[.M461]/[.L461]" office:value-type="percentage" office:value="0.267338020140604" calcext:value-type="percentage">
            <text:p>26.734%</text:p>
          </table:table-cell>
          <table:table-cell table:number-columns-repeated="1008"/>
        </table:table-row>
        <table:table-row table:style-name="ro1">
          <table:table-cell table:style-name="ce462" office:value-type="float" office:value="5" calcext:value-type="float">
            <text:p>5</text:p>
          </table:table-cell>
          <table:table-cell table:style-name="ce468" office:value-type="string" calcext:value-type="string">
            <text:p>10/30/2021, 9:34:40 AM</text:p>
          </table:table-cell>
          <table:table-cell table:style-name="ce930" office:value-type="float" office:value="205857" calcext:value-type="float">
            <text:p>205857</text:p>
          </table:table-cell>
          <table:table-cell table:style-name="ce468" office:value-type="string" calcext:value-type="string">
            <text:p>23.136M</text:p>
          </table:table-cell>
          <table:table-cell table:style-name="ce468" office:value-type="float" office:value="18" calcext:value-type="float">
            <text:p>18</text:p>
          </table:table-cell>
          <table:table-cell table:style-name="ce468" office:value-type="float" office:value="769" calcext:value-type="float">
            <text:p>769</text:p>
          </table:table-cell>
          <table:table-cell table:style-name="ce468" office:value-type="float" office:value="42.7" calcext:value-type="float">
            <text:p>42.7</text:p>
          </table:table-cell>
          <table:table-cell table:style-name="ce468" table:number-columns-repeated="2"/>
          <table:table-cell table:style-name="ce468" office:value-type="float" office:value="769" calcext:value-type="float">
            <text:p>769</text:p>
          </table:table-cell>
          <table:table-cell table:style-name="ce468" office:value-type="float" office:value="0" calcext:value-type="float">
            <text:p>0</text:p>
          </table:table-cell>
          <table:table-cell table:style-name="ce936" table:formula="of:=IF(RIGHT([.D462];1)=&quot;B&quot;;VALUE(REPLACE([.D462]; LEN([.D462]); 1; &quot;&quot;))*1000000; IF(RIGHT([.D462];1)=&quot;M&quot;;VALUE(REPLACE([.D462]; LEN([.D462]); 1; &quot;&quot;))*1000; 0))" office:value-type="float" office:value="23136" calcext:value-type="float">
            <text:p>23136</text:p>
          </table:table-cell>
          <table:table-cell table:style-name="ce936" table:formula="of:=[.L462]-[.L463]" office:value-type="float" office:value="7470" calcext:value-type="float">
            <text:p>7470</text:p>
          </table:table-cell>
          <table:table-cell table:number-columns-repeated="2"/>
          <table:table-cell table:style-name="ce940" table:formula="of:=[.M462]/[.L462]" office:value-type="percentage" office:value="0.322873443983402" calcext:value-type="percentage">
            <text:p>32.287%</text:p>
          </table:table-cell>
          <table:table-cell table:number-columns-repeated="1008"/>
        </table:table-row>
        <table:table-row table:style-name="ro1">
          <table:table-cell table:style-name="ce463" office:value-type="float" office:value="4" calcext:value-type="float">
            <text:p>4</text:p>
          </table:table-cell>
          <table:table-cell table:style-name="ce468" office:value-type="string" calcext:value-type="string">
            <text:p>10/29/2021, 9:34:38 AM</text:p>
          </table:table-cell>
          <table:table-cell table:style-name="ce931" office:value-type="float" office:value="140667" calcext:value-type="float">
            <text:p>140667</text:p>
          </table:table-cell>
          <table:table-cell table:style-name="ce468" office:value-type="string" calcext:value-type="string">
            <text:p>15.666M</text:p>
          </table:table-cell>
          <table:table-cell table:style-name="ce468" office:value-type="float" office:value="19" calcext:value-type="float">
            <text:p>19</text:p>
          </table:table-cell>
          <table:table-cell table:style-name="ce468" office:value-type="float" office:value="821" calcext:value-type="float">
            <text:p>821</text:p>
          </table:table-cell>
          <table:table-cell table:style-name="ce468" office:value-type="float" office:value="43.2" calcext:value-type="float">
            <text:p>43.2</text:p>
          </table:table-cell>
          <table:table-cell table:style-name="ce468" table:number-columns-repeated="2"/>
          <table:table-cell table:style-name="ce468" office:value-type="float" office:value="821" calcext:value-type="float">
            <text:p>821</text:p>
          </table:table-cell>
          <table:table-cell table:style-name="ce468" office:value-type="float" office:value="0" calcext:value-type="float">
            <text:p>0</text:p>
          </table:table-cell>
          <table:table-cell table:style-name="ce936" table:formula="of:=IF(RIGHT([.D463];1)=&quot;B&quot;;VALUE(REPLACE([.D463]; LEN([.D463]); 1; &quot;&quot;))*1000000; IF(RIGHT([.D463];1)=&quot;M&quot;;VALUE(REPLACE([.D463]; LEN([.D463]); 1; &quot;&quot;))*1000; 0))" office:value-type="float" office:value="15666" calcext:value-type="float">
            <text:p>15666</text:p>
          </table:table-cell>
          <table:table-cell table:style-name="ce936" table:formula="of:=[.L463]-[.L464]" office:value-type="float" office:value="8286" calcext:value-type="float">
            <text:p>8286</text:p>
          </table:table-cell>
          <table:table-cell table:number-columns-repeated="2"/>
          <table:table-cell table:style-name="ce940" table:formula="of:=[.M463]/[.L463]" office:value-type="percentage" office:value="0.528916124090387" calcext:value-type="percentage">
            <text:p>52.892%</text:p>
          </table:table-cell>
          <table:table-cell table:number-columns-repeated="1008"/>
        </table:table-row>
        <table:table-row table:style-name="ro1">
          <table:table-cell table:style-name="ce464" office:value-type="float" office:value="3" calcext:value-type="float">
            <text:p>3</text:p>
          </table:table-cell>
          <table:table-cell table:style-name="ce468" office:value-type="string" calcext:value-type="string">
            <text:p>10/28/2021, 9:34:37 AM</text:p>
          </table:table-cell>
          <table:table-cell table:style-name="ce932" office:value-type="float" office:value="70213" calcext:value-type="float">
            <text:p>70213</text:p>
          </table:table-cell>
          <table:table-cell table:style-name="ce468" office:value-type="string" calcext:value-type="string">
            <text:p>7.38M</text:p>
          </table:table-cell>
          <table:table-cell table:style-name="ce468" office:value-type="float" office:value="19" calcext:value-type="float">
            <text:p>19</text:p>
          </table:table-cell>
          <table:table-cell table:style-name="ce468" office:value-type="float" office:value="854" calcext:value-type="float">
            <text:p>854</text:p>
          </table:table-cell>
          <table:table-cell table:style-name="ce468" office:value-type="float" office:value="44.9" calcext:value-type="float">
            <text:p>44.9</text:p>
          </table:table-cell>
          <table:table-cell table:style-name="ce468" table:number-columns-repeated="2"/>
          <table:table-cell table:style-name="ce468" office:value-type="float" office:value="854" calcext:value-type="float">
            <text:p>854</text:p>
          </table:table-cell>
          <table:table-cell table:style-name="ce468" office:value-type="float" office:value="0" calcext:value-type="float">
            <text:p>0</text:p>
          </table:table-cell>
          <table:table-cell table:style-name="ce936" table:formula="of:=IF(RIGHT([.D464];1)=&quot;B&quot;;VALUE(REPLACE([.D464]; LEN([.D464]); 1; &quot;&quot;))*1000000; IF(RIGHT([.D464];1)=&quot;M&quot;;VALUE(REPLACE([.D464]; LEN([.D464]); 1; &quot;&quot;))*1000; 0))" office:value-type="float" office:value="7380" calcext:value-type="float">
            <text:p>7380</text:p>
          </table:table-cell>
          <table:table-cell table:style-name="ce936" table:formula="of:=[.L464]-[.L465]" office:value-type="float" office:value="7380" calcext:value-type="float">
            <text:p>7380</text:p>
          </table:table-cell>
          <table:table-cell table:number-columns-repeated="2"/>
          <table:table-cell table:style-name="ce940" table:formula="of:=[.M464]/[.L464]" office:value-type="percentage" office:value="1" calcext:value-type="percentage">
            <text:p>100.000%</text:p>
          </table:table-cell>
          <table:table-cell table:number-columns-repeated="1008"/>
        </table:table-row>
        <table:table-row table:style-name="ro1">
          <table:table-cell table:style-name="ce465" office:value-type="float" office:value="2" calcext:value-type="float">
            <text:p>2</text:p>
          </table:table-cell>
          <table:table-cell table:style-name="ce468" office:value-type="string" calcext:value-type="string">
            <text:p>10/27/2021, 9:34:36 AM</text:p>
          </table:table-cell>
          <table:table-cell table:style-name="ce933" office:value-type="float" office:value="1" calcext:value-type="float">
            <text:p>1</text:p>
          </table:table-cell>
          <table:table-cell table:style-name="ce468" office:value-type="float" office:value="209" calcext:value-type="float">
            <text:p>209</text:p>
          </table:table-cell>
          <table:table-cell table:style-name="ce468" office:value-type="float" office:value="18" calcext:value-type="float">
            <text:p>18</text:p>
          </table:table-cell>
          <table:table-cell table:style-name="ce468" office:value-type="float" office:value="795" calcext:value-type="float">
            <text:p>795</text:p>
          </table:table-cell>
          <table:table-cell table:style-name="ce468" office:value-type="float" office:value="44.2" calcext:value-type="float">
            <text:p>44.2</text:p>
          </table:table-cell>
          <table:table-cell table:style-name="ce468" table:number-columns-repeated="2"/>
          <table:table-cell table:style-name="ce468" office:value-type="float" office:value="795" calcext:value-type="float">
            <text:p>795</text:p>
          </table:table-cell>
          <table:table-cell table:style-name="ce468" office:value-type="float" office:value="0" calcext:value-type="float">
            <text:p>0</text:p>
          </table:table-cell>
          <table:table-cell table:style-name="ce937" office:value-type="float" office:value="0" calcext:value-type="float">
            <text:p>0</text:p>
          </table:table-cell>
          <table:table-cell table:style-name="ce936" table:formula="of:=[.L465]-[.L466]" office:value-type="float" office:value="0" calcext:value-type="float">
            <text:p>0</text:p>
          </table:table-cell>
          <table:table-cell table:number-columns-repeated="2"/>
          <table:table-cell table:style-name="ce941" office:value-type="percentage" office:value="1" calcext:value-type="percentage">
            <text:p>100.000%</text:p>
          </table:table-cell>
          <table:table-cell table:number-columns-repeated="1008"/>
        </table:table-row>
        <table:table-row table:style-name="ro1">
          <table:table-cell table:style-name="ce466" office:value-type="float" office:value="1" calcext:value-type="float">
            <text:p>1</text:p>
          </table:table-cell>
          <table:table-cell table:style-name="ce469"/>
          <table:table-cell table:style-name="ce934" office:value-type="float" office:value="0" calcext:value-type="float">
            <text:p>0</text:p>
          </table:table-cell>
          <table:table-cell table:style-name="ce469" table:number-columns-repeated="7"/>
          <table:table-cell/>
          <table:table-cell table:style-name="ce937" office:value-type="float" office:value="0" calcext:value-type="float">
            <text:p>0</text:p>
          </table:table-cell>
          <table:table-cell table:style-name="ce936" table:formula="of:=[.L466]-[.L467]" office:value-type="float" office:value="0" calcext:value-type="float">
            <text:p>0</text:p>
          </table:table-cell>
          <table:table-cell table:number-columns-repeated="2"/>
          <table:table-cell table:style-name="ce941" office:value-type="percentage" office:value="1" calcext:value-type="percentage">
            <text:p>100.000%</text:p>
          </table:table-cell>
          <table:table-cell table:number-columns-repeated="1008"/>
        </table:table-row>
        <table:table-row table:style-name="ro1">
          <table:table-cell table:style-name="ce467"/>
          <table:table-cell table:number-columns-repeated="1023"/>
        </table:table-row>
        <table:table-row table:style-name="ro2" table:number-rows-repeated="10481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aphdata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Epoch</text:p>
          </table:table-cell>
          <table:table-cell table:style-name="ce935" office:value-type="string" calcext:value-type="string">
            <text:p>Inflation by epoch</text:p>
          </table:table-cell>
          <table:table-cell table:style-name="ce935" office:value-type="string" calcext:value-type="string">
            <text:p>Total Supply (million)</text:p>
          </table:table-cell>
          <table:table-cell table:number-columns-repeated="1021"/>
        </table:table-row>
        <table:table-row table:style-name="ro1">
          <table:table-cell table:style-name="ce2" office:value-type="float" office:value="465" calcext:value-type="float">
            <text:p>465</text:p>
          </table:table-cell>
          <table:table-cell table:style-name="ce940" office:value-type="percentage" office:value="0" calcext:value-type="percentage">
            <text:p>0.000%</text:p>
          </table:table-cell>
          <table:table-cell table:style-name="ce936" office:value-type="float" office:value="1984" calcext:value-type="float">
            <text:p>1984</text:p>
          </table:table-cell>
          <table:table-cell table:number-columns-repeated="1021"/>
        </table:table-row>
        <table:table-row table:style-name="ro1">
          <table:table-cell table:style-name="ce3" office:value-type="float" office:value="464" calcext:value-type="float">
            <text:p>464</text:p>
          </table:table-cell>
          <table:table-cell table:style-name="ce940" office:value-type="percentage" office:value="0.000504032258064516" calcext:value-type="percentage">
            <text:p>0.050%</text:p>
          </table:table-cell>
          <table:table-cell table:style-name="ce936" office:value-type="float" office:value="1984" calcext:value-type="float">
            <text:p>1984</text:p>
          </table:table-cell>
          <table:table-cell table:number-columns-repeated="1021"/>
        </table:table-row>
        <table:table-row table:style-name="ro1">
          <table:table-cell table:style-name="ce4" office:value-type="float" office:value="463" calcext:value-type="float">
            <text:p>463</text:p>
          </table:table-cell>
          <table:table-cell table:style-name="ce940" office:value-type="percentage" office:value="0.000504286434694907" calcext:value-type="percentage">
            <text:p>0.050%</text:p>
          </table:table-cell>
          <table:table-cell table:style-name="ce936" office:value-type="float" office:value="1983" calcext:value-type="float">
            <text:p>1983</text:p>
          </table:table-cell>
          <table:table-cell table:number-columns-repeated="1021"/>
        </table:table-row>
        <table:table-row table:style-name="ro1">
          <table:table-cell table:style-name="ce5" office:value-type="float" office:value="462" calcext:value-type="float">
            <text:p>462</text:p>
          </table:table-cell>
          <table:table-cell table:style-name="ce940" office:value-type="percentage" office:value="0.000504540867810293" calcext:value-type="percentage">
            <text:p>0.050%</text:p>
          </table:table-cell>
          <table:table-cell table:style-name="ce936" office:value-type="float" office:value="1982" calcext:value-type="float">
            <text:p>1982</text:p>
          </table:table-cell>
          <table:table-cell table:number-columns-repeated="1021"/>
        </table:table-row>
        <table:table-row table:style-name="ro1">
          <table:table-cell table:style-name="ce6" office:value-type="float" office:value="461" calcext:value-type="float">
            <text:p>461</text:p>
          </table:table-cell>
          <table:table-cell table:style-name="ce940" office:value-type="percentage" office:value="0" calcext:value-type="percentage">
            <text:p>0.000%</text:p>
          </table:table-cell>
          <table:table-cell table:style-name="ce936" office:value-type="float" office:value="1981" calcext:value-type="float">
            <text:p>1981</text:p>
          </table:table-cell>
          <table:table-cell table:number-columns-repeated="1021"/>
        </table:table-row>
        <table:table-row table:style-name="ro1">
          <table:table-cell table:style-name="ce7" office:value-type="float" office:value="460" calcext:value-type="float">
            <text:p>460</text:p>
          </table:table-cell>
          <table:table-cell table:style-name="ce940" office:value-type="percentage" office:value="0.000504795557799091" calcext:value-type="percentage">
            <text:p>0.050%</text:p>
          </table:table-cell>
          <table:table-cell table:style-name="ce936" office:value-type="float" office:value="1981" calcext:value-type="float">
            <text:p>1981</text:p>
          </table:table-cell>
          <table:table-cell table:number-columns-repeated="1021"/>
        </table:table-row>
        <table:table-row table:style-name="ro1">
          <table:table-cell table:style-name="ce8" office:value-type="float" office:value="459" calcext:value-type="float">
            <text:p>459</text:p>
          </table:table-cell>
          <table:table-cell table:style-name="ce940" office:value-type="percentage" office:value="0.000505050505050505" calcext:value-type="percentage">
            <text:p>0.051%</text:p>
          </table:table-cell>
          <table:table-cell table:style-name="ce936" office:value-type="float" office:value="1980" calcext:value-type="float">
            <text:p>1980</text:p>
          </table:table-cell>
          <table:table-cell table:number-columns-repeated="1021"/>
        </table:table-row>
        <table:table-row table:style-name="ro1">
          <table:table-cell table:style-name="ce9" office:value-type="float" office:value="458" calcext:value-type="float">
            <text:p>458</text:p>
          </table:table-cell>
          <table:table-cell table:style-name="ce940" office:value-type="percentage" office:value="0" calcext:value-type="percentage">
            <text:p>0.000%</text:p>
          </table:table-cell>
          <table:table-cell table:style-name="ce936" office:value-type="float" office:value="1979" calcext:value-type="float">
            <text:p>1979</text:p>
          </table:table-cell>
          <table:table-cell table:number-columns-repeated="1021"/>
        </table:table-row>
        <table:table-row table:style-name="ro1">
          <table:table-cell table:style-name="ce10" office:value-type="float" office:value="457" calcext:value-type="float">
            <text:p>457</text:p>
          </table:table-cell>
          <table:table-cell table:style-name="ce940" office:value-type="percentage" office:value="0.000505305709954523" calcext:value-type="percentage">
            <text:p>0.051%</text:p>
          </table:table-cell>
          <table:table-cell table:style-name="ce936" office:value-type="float" office:value="1979" calcext:value-type="float">
            <text:p>1979</text:p>
          </table:table-cell>
          <table:table-cell table:number-columns-repeated="1021"/>
        </table:table-row>
        <table:table-row table:style-name="ro1">
          <table:table-cell table:style-name="ce11" office:value-type="float" office:value="456" calcext:value-type="float">
            <text:p>456</text:p>
          </table:table-cell>
          <table:table-cell table:style-name="ce940" office:value-type="percentage" office:value="0.000505561172901921" calcext:value-type="percentage">
            <text:p>0.051%</text:p>
          </table:table-cell>
          <table:table-cell table:style-name="ce936" office:value-type="float" office:value="1978" calcext:value-type="float">
            <text:p>1978</text:p>
          </table:table-cell>
          <table:table-cell table:number-columns-repeated="1021"/>
        </table:table-row>
        <table:table-row table:style-name="ro1">
          <table:table-cell table:style-name="ce12" office:value-type="float" office:value="455" calcext:value-type="float">
            <text:p>455</text:p>
          </table:table-cell>
          <table:table-cell table:style-name="ce940" office:value-type="percentage" office:value="0" calcext:value-type="percentage">
            <text:p>0.000%</text:p>
          </table:table-cell>
          <table:table-cell table:style-name="ce936" office:value-type="float" office:value="1977" calcext:value-type="float">
            <text:p>1977</text:p>
          </table:table-cell>
          <table:table-cell table:number-columns-repeated="1021"/>
        </table:table-row>
        <table:table-row table:style-name="ro1">
          <table:table-cell table:style-name="ce13" office:value-type="float" office:value="454" calcext:value-type="float">
            <text:p>454</text:p>
          </table:table-cell>
          <table:table-cell table:style-name="ce940" office:value-type="percentage" office:value="0.000505816894284269" calcext:value-type="percentage">
            <text:p>0.051%</text:p>
          </table:table-cell>
          <table:table-cell table:style-name="ce936" office:value-type="float" office:value="1977" calcext:value-type="float">
            <text:p>1977</text:p>
          </table:table-cell>
          <table:table-cell table:number-columns-repeated="1021"/>
        </table:table-row>
        <table:table-row table:style-name="ro1">
          <table:table-cell table:style-name="ce14" office:value-type="float" office:value="453" calcext:value-type="float">
            <text:p>453</text:p>
          </table:table-cell>
          <table:table-cell table:style-name="ce940" office:value-type="percentage" office:value="0.000506072874493927" calcext:value-type="percentage">
            <text:p>0.051%</text:p>
          </table:table-cell>
          <table:table-cell table:style-name="ce936" office:value-type="float" office:value="1976" calcext:value-type="float">
            <text:p>1976</text:p>
          </table:table-cell>
          <table:table-cell table:number-columns-repeated="1021"/>
        </table:table-row>
        <table:table-row table:style-name="ro1">
          <table:table-cell table:style-name="ce15" office:value-type="float" office:value="452" calcext:value-type="float">
            <text:p>452</text:p>
          </table:table-cell>
          <table:table-cell table:style-name="ce940" office:value-type="percentage" office:value="0.000506329113924051" calcext:value-type="percentage">
            <text:p>0.051%</text:p>
          </table:table-cell>
          <table:table-cell table:style-name="ce936" office:value-type="float" office:value="1975" calcext:value-type="float">
            <text:p>1975</text:p>
          </table:table-cell>
          <table:table-cell table:number-columns-repeated="1021"/>
        </table:table-row>
        <table:table-row table:style-name="ro1">
          <table:table-cell table:style-name="ce16" office:value-type="float" office:value="451" calcext:value-type="float">
            <text:p>451</text:p>
          </table:table-cell>
          <table:table-cell table:style-name="ce940" office:value-type="percentage" office:value="0" calcext:value-type="percentage">
            <text:p>0.000%</text:p>
          </table:table-cell>
          <table:table-cell table:style-name="ce936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7" office:value-type="float" office:value="450" calcext:value-type="float">
            <text:p>450</text:p>
          </table:table-cell>
          <table:table-cell table:style-name="ce940" office:value-type="percentage" office:value="0.000506585612968592" calcext:value-type="percentage">
            <text:p>0.051%</text:p>
          </table:table-cell>
          <table:table-cell table:style-name="ce936" office:value-type="float" office:value="1974" calcext:value-type="float">
            <text:p>1974</text:p>
          </table:table-cell>
          <table:table-cell table:number-columns-repeated="1021"/>
        </table:table-row>
        <table:table-row table:style-name="ro1">
          <table:table-cell table:style-name="ce18" office:value-type="float" office:value="449" calcext:value-type="float">
            <text:p>449</text:p>
          </table:table-cell>
          <table:table-cell table:style-name="ce940" office:value-type="percentage" office:value="0" calcext:value-type="percentage">
            <text:p>0.000%</text:p>
          </table:table-cell>
          <table:table-cell table:style-name="ce936" office:value-type="float" office:value="1973" calcext:value-type="float">
            <text:p>1973</text:p>
          </table:table-cell>
          <table:table-cell table:number-columns-repeated="1021"/>
        </table:table-row>
        <table:table-row table:style-name="ro1">
          <table:table-cell table:style-name="ce19" office:value-type="float" office:value="448" calcext:value-type="float">
            <text:p>448</text:p>
          </table:table-cell>
          <table:table-cell table:style-name="ce940" office:value-type="percentage" office:value="0.0015205271160669" calcext:value-type="percentage">
            <text:p>0.152%</text:p>
          </table:table-cell>
          <table:table-cell table:style-name="ce936" office:value-type="float" office:value="1973" calcext:value-type="float">
            <text:p>1973</text:p>
          </table:table-cell>
          <table:table-cell table:number-columns-repeated="1021"/>
        </table:table-row>
        <table:table-row table:style-name="ro1">
          <table:table-cell table:style-name="ce20" office:value-type="float" office:value="447" calcext:value-type="float">
            <text:p>447</text:p>
          </table:table-cell>
          <table:table-cell table:style-name="ce940" office:value-type="percentage" office:value="0.00203045685279188" calcext:value-type="percentage">
            <text:p>0.203%</text:p>
          </table:table-cell>
          <table:table-cell table:style-name="ce936" office:value-type="float" office:value="1970" calcext:value-type="float">
            <text:p>1970</text:p>
          </table:table-cell>
          <table:table-cell table:number-columns-repeated="1021"/>
        </table:table-row>
        <table:table-row table:style-name="ro1">
          <table:table-cell table:style-name="ce21" office:value-type="float" office:value="446" calcext:value-type="float">
            <text:p>446</text:p>
          </table:table-cell>
          <table:table-cell table:style-name="ce940" office:value-type="percentage" office:value="0.00203458799593082" calcext:value-type="percentage">
            <text:p>0.203%</text:p>
          </table:table-cell>
          <table:table-cell table:style-name="ce936" office:value-type="float" office:value="1966" calcext:value-type="float">
            <text:p>1966</text:p>
          </table:table-cell>
          <table:table-cell table:number-columns-repeated="1021"/>
        </table:table-row>
        <table:table-row table:style-name="ro1">
          <table:table-cell table:style-name="ce22" office:value-type="float" office:value="445" calcext:value-type="float">
            <text:p>445</text:p>
          </table:table-cell>
          <table:table-cell table:style-name="ce940" office:value-type="percentage" office:value="0.00203873598369011" calcext:value-type="percentage">
            <text:p>0.204%</text:p>
          </table:table-cell>
          <table:table-cell table:style-name="ce936" office:value-type="float" office:value="1962" calcext:value-type="float">
            <text:p>1962</text:p>
          </table:table-cell>
          <table:table-cell table:number-columns-repeated="1021"/>
        </table:table-row>
        <table:table-row table:style-name="ro1">
          <table:table-cell table:style-name="ce23" office:value-type="float" office:value="444" calcext:value-type="float">
            <text:p>444</text:p>
          </table:table-cell>
          <table:table-cell table:style-name="ce940" office:value-type="percentage" office:value="0.00153217568947906" calcext:value-type="percentage">
            <text:p>0.153%</text:p>
          </table:table-cell>
          <table:table-cell table:style-name="ce936" office:value-type="float" office:value="1958" calcext:value-type="float">
            <text:p>1958</text:p>
          </table:table-cell>
          <table:table-cell table:number-columns-repeated="1021"/>
        </table:table-row>
        <table:table-row table:style-name="ro1">
          <table:table-cell table:style-name="ce24" office:value-type="float" office:value="443" calcext:value-type="float">
            <text:p>443</text:p>
          </table:table-cell>
          <table:table-cell table:style-name="ce940" office:value-type="percentage" office:value="0.0020460358056266" calcext:value-type="percentage">
            <text:p>0.205%</text:p>
          </table:table-cell>
          <table:table-cell table:style-name="ce936" office:value-type="float" office:value="1955" calcext:value-type="float">
            <text:p>1955</text:p>
          </table:table-cell>
          <table:table-cell table:number-columns-repeated="1021"/>
        </table:table-row>
        <table:table-row table:style-name="ro1">
          <table:table-cell table:style-name="ce25" office:value-type="float" office:value="442" calcext:value-type="float">
            <text:p>442</text:p>
          </table:table-cell>
          <table:table-cell table:style-name="ce940" office:value-type="percentage" office:value="0.00205023065094823" calcext:value-type="percentage">
            <text:p>0.205%</text:p>
          </table:table-cell>
          <table:table-cell table:style-name="ce936" office:value-type="float" office:value="1951" calcext:value-type="float">
            <text:p>1951</text:p>
          </table:table-cell>
          <table:table-cell table:number-columns-repeated="1021"/>
        </table:table-row>
        <table:table-row table:style-name="ro1">
          <table:table-cell table:style-name="ce26" office:value-type="float" office:value="441" calcext:value-type="float">
            <text:p>441</text:p>
          </table:table-cell>
          <table:table-cell table:style-name="ce940" office:value-type="percentage" office:value="0.00256805341551104" calcext:value-type="percentage">
            <text:p>0.257%</text:p>
          </table:table-cell>
          <table:table-cell table:style-name="ce936" office:value-type="float" office:value="1947" calcext:value-type="float">
            <text:p>1947</text:p>
          </table:table-cell>
          <table:table-cell table:number-columns-repeated="1021"/>
        </table:table-row>
        <table:table-row table:style-name="ro1">
          <table:table-cell table:style-name="ce27" office:value-type="float" office:value="440" calcext:value-type="float">
            <text:p>440</text:p>
          </table:table-cell>
          <table:table-cell table:style-name="ce940" office:value-type="percentage" office:value="0.00205973223480947" calcext:value-type="percentage">
            <text:p>0.206%</text:p>
          </table:table-cell>
          <table:table-cell table:style-name="ce936" office:value-type="float" office:value="1942" calcext:value-type="float">
            <text:p>1942</text:p>
          </table:table-cell>
          <table:table-cell table:number-columns-repeated="1021"/>
        </table:table-row>
        <table:table-row table:style-name="ro1">
          <table:table-cell table:style-name="ce28" office:value-type="float" office:value="439" calcext:value-type="float">
            <text:p>439</text:p>
          </table:table-cell>
          <table:table-cell table:style-name="ce940" office:value-type="percentage" office:value="0.00206398348813209" calcext:value-type="percentage">
            <text:p>0.206%</text:p>
          </table:table-cell>
          <table:table-cell table:style-name="ce936" office:value-type="float" office:value="1938" calcext:value-type="float">
            <text:p>1938</text:p>
          </table:table-cell>
          <table:table-cell table:number-columns-repeated="1021"/>
        </table:table-row>
        <table:table-row table:style-name="ro1">
          <table:table-cell table:style-name="ce29" office:value-type="float" office:value="438" calcext:value-type="float">
            <text:p>438</text:p>
          </table:table-cell>
          <table:table-cell table:style-name="ce940" office:value-type="percentage" office:value="0.00206825232678387" calcext:value-type="percentage">
            <text:p>0.207%</text:p>
          </table:table-cell>
          <table:table-cell table:style-name="ce936" office:value-type="float" office:value="1934" calcext:value-type="float">
            <text:p>1934</text:p>
          </table:table-cell>
          <table:table-cell table:number-columns-repeated="1021"/>
        </table:table-row>
        <table:table-row table:style-name="ro1">
          <table:table-cell table:style-name="ce30" office:value-type="float" office:value="437" calcext:value-type="float">
            <text:p>437</text:p>
          </table:table-cell>
          <table:table-cell table:style-name="ce940" office:value-type="percentage" office:value="0.00207253886010363" calcext:value-type="percentage">
            <text:p>0.207%</text:p>
          </table:table-cell>
          <table:table-cell table:style-name="ce936" office:value-type="float" office:value="1930" calcext:value-type="float">
            <text:p>1930</text:p>
          </table:table-cell>
          <table:table-cell table:number-columns-repeated="1021"/>
        </table:table-row>
        <table:table-row table:style-name="ro1">
          <table:table-cell table:style-name="ce31" office:value-type="float" office:value="436" calcext:value-type="float">
            <text:p>436</text:p>
          </table:table-cell>
          <table:table-cell table:style-name="ce940" office:value-type="percentage" office:value="0.00259605399792316" calcext:value-type="percentage">
            <text:p>0.260%</text:p>
          </table:table-cell>
          <table:table-cell table:style-name="ce936" office:value-type="float" office:value="1926" calcext:value-type="float">
            <text:p>1926</text:p>
          </table:table-cell>
          <table:table-cell table:number-columns-repeated="1021"/>
        </table:table-row>
        <table:table-row table:style-name="ro1">
          <table:table-cell table:style-name="ce32" office:value-type="float" office:value="435" calcext:value-type="float">
            <text:p>435</text:p>
          </table:table-cell>
          <table:table-cell table:style-name="ce940" office:value-type="percentage" office:value="0.00208224882873503" calcext:value-type="percentage">
            <text:p>0.208%</text:p>
          </table:table-cell>
          <table:table-cell table:style-name="ce936" office:value-type="float" office:value="1921" calcext:value-type="float">
            <text:p>1921</text:p>
          </table:table-cell>
          <table:table-cell table:number-columns-repeated="1021"/>
        </table:table-row>
        <table:table-row table:style-name="ro1">
          <table:table-cell table:style-name="ce33" office:value-type="float" office:value="434" calcext:value-type="float">
            <text:p>434</text:p>
          </table:table-cell>
          <table:table-cell table:style-name="ce940" office:value-type="percentage" office:value="0.00208659363588941" calcext:value-type="percentage">
            <text:p>0.209%</text:p>
          </table:table-cell>
          <table:table-cell table:style-name="ce936" office:value-type="float" office:value="1917" calcext:value-type="float">
            <text:p>1917</text:p>
          </table:table-cell>
          <table:table-cell table:number-columns-repeated="1021"/>
        </table:table-row>
        <table:table-row table:style-name="ro1">
          <table:table-cell table:style-name="ce34" office:value-type="float" office:value="433" calcext:value-type="float">
            <text:p>433</text:p>
          </table:table-cell>
          <table:table-cell table:style-name="ce940" office:value-type="percentage" office:value="0.00209095661265029" calcext:value-type="percentage">
            <text:p>0.209%</text:p>
          </table:table-cell>
          <table:table-cell table:style-name="ce936" office:value-type="float" office:value="1913" calcext:value-type="float">
            <text:p>1913</text:p>
          </table:table-cell>
          <table:table-cell table:number-columns-repeated="1021"/>
        </table:table-row>
        <table:table-row table:style-name="ro1">
          <table:table-cell table:style-name="ce35" office:value-type="float" office:value="432" calcext:value-type="float">
            <text:p>432</text:p>
          </table:table-cell>
          <table:table-cell table:style-name="ce940" office:value-type="percentage" office:value="0.00261917234154007" calcext:value-type="percentage">
            <text:p>0.262%</text:p>
          </table:table-cell>
          <table:table-cell table:style-name="ce936" office:value-type="float" office:value="1909" calcext:value-type="float">
            <text:p>1909</text:p>
          </table:table-cell>
          <table:table-cell table:number-columns-repeated="1021"/>
        </table:table-row>
        <table:table-row table:style-name="ro1">
          <table:table-cell table:style-name="ce36" office:value-type="float" office:value="431" calcext:value-type="float">
            <text:p>431</text:p>
          </table:table-cell>
          <table:table-cell table:style-name="ce940" office:value-type="percentage" office:value="0.00210084033613445" calcext:value-type="percentage">
            <text:p>0.210%</text:p>
          </table:table-cell>
          <table:table-cell table:style-name="ce936" office:value-type="float" office:value="1904" calcext:value-type="float">
            <text:p>1904</text:p>
          </table:table-cell>
          <table:table-cell table:number-columns-repeated="1021"/>
        </table:table-row>
        <table:table-row table:style-name="ro1">
          <table:table-cell table:style-name="ce37" office:value-type="float" office:value="430" calcext:value-type="float">
            <text:p>430</text:p>
          </table:table-cell>
          <table:table-cell table:style-name="ce940" office:value-type="percentage" office:value="0.00210526315789474" calcext:value-type="percentage">
            <text:p>0.211%</text:p>
          </table:table-cell>
          <table:table-cell table:style-name="ce936" office:value-type="float" office:value="1900" calcext:value-type="float">
            <text:p>1900</text:p>
          </table:table-cell>
          <table:table-cell table:number-columns-repeated="1021"/>
        </table:table-row>
        <table:table-row table:style-name="ro1">
          <table:table-cell table:style-name="ce38" office:value-type="float" office:value="429" calcext:value-type="float">
            <text:p>429</text:p>
          </table:table-cell>
          <table:table-cell table:style-name="ce940" office:value-type="percentage" office:value="0.00263713080168776" calcext:value-type="percentage">
            <text:p>0.264%</text:p>
          </table:table-cell>
          <table:table-cell table:style-name="ce936" office:value-type="float" office:value="1896" calcext:value-type="float">
            <text:p>1896</text:p>
          </table:table-cell>
          <table:table-cell table:number-columns-repeated="1021"/>
        </table:table-row>
        <table:table-row table:style-name="ro1">
          <table:table-cell table:style-name="ce39" office:value-type="float" office:value="428" calcext:value-type="float">
            <text:p>428</text:p>
          </table:table-cell>
          <table:table-cell table:style-name="ce940" office:value-type="percentage" office:value="0.00211528291909043" calcext:value-type="percentage">
            <text:p>0.212%</text:p>
          </table:table-cell>
          <table:table-cell table:style-name="ce936" office:value-type="float" office:value="1891" calcext:value-type="float">
            <text:p>1891</text:p>
          </table:table-cell>
          <table:table-cell table:number-columns-repeated="1021"/>
        </table:table-row>
        <table:table-row table:style-name="ro1">
          <table:table-cell table:style-name="ce40" office:value-type="float" office:value="427" calcext:value-type="float">
            <text:p>427</text:p>
          </table:table-cell>
          <table:table-cell table:style-name="ce940" office:value-type="percentage" office:value="0.00264970853206147" calcext:value-type="percentage">
            <text:p>0.265%</text:p>
          </table:table-cell>
          <table:table-cell table:style-name="ce936" office:value-type="float" office:value="1887" calcext:value-type="float">
            <text:p>1887</text:p>
          </table:table-cell>
          <table:table-cell table:number-columns-repeated="1021"/>
        </table:table-row>
        <table:table-row table:style-name="ro1">
          <table:table-cell table:style-name="ce41" office:value-type="float" office:value="426" calcext:value-type="float">
            <text:p>426</text:p>
          </table:table-cell>
          <table:table-cell table:style-name="ce940" office:value-type="percentage" office:value="0.00212539851222104" calcext:value-type="percentage">
            <text:p>0.213%</text:p>
          </table:table-cell>
          <table:table-cell table:style-name="ce936" office:value-type="float" office:value="1882" calcext:value-type="float">
            <text:p>1882</text:p>
          </table:table-cell>
          <table:table-cell table:number-columns-repeated="1021"/>
        </table:table-row>
        <table:table-row table:style-name="ro1">
          <table:table-cell table:style-name="ce42" office:value-type="float" office:value="425" calcext:value-type="float">
            <text:p>425</text:p>
          </table:table-cell>
          <table:table-cell table:style-name="ce940" office:value-type="percentage" office:value="0.00266240681576145" calcext:value-type="percentage">
            <text:p>0.266%</text:p>
          </table:table-cell>
          <table:table-cell table:style-name="ce936" office:value-type="float" office:value="1878" calcext:value-type="float">
            <text:p>1878</text:p>
          </table:table-cell>
          <table:table-cell table:number-columns-repeated="1021"/>
        </table:table-row>
        <table:table-row table:style-name="ro1">
          <table:table-cell table:style-name="ce43" office:value-type="float" office:value="424" calcext:value-type="float">
            <text:p>424</text:p>
          </table:table-cell>
          <table:table-cell table:style-name="ce940" office:value-type="percentage" office:value="0.00266951414842499" calcext:value-type="percentage">
            <text:p>0.267%</text:p>
          </table:table-cell>
          <table:table-cell table:style-name="ce936" office:value-type="float" office:value="1873" calcext:value-type="float">
            <text:p>1873</text:p>
          </table:table-cell>
          <table:table-cell table:number-columns-repeated="1021"/>
        </table:table-row>
        <table:table-row table:style-name="ro1">
          <table:table-cell table:style-name="ce44" office:value-type="float" office:value="423" calcext:value-type="float">
            <text:p>423</text:p>
          </table:table-cell>
          <table:table-cell table:style-name="ce940" office:value-type="percentage" office:value="0.00267665952890792" calcext:value-type="percentage">
            <text:p>0.268%</text:p>
          </table:table-cell>
          <table:table-cell table:style-name="ce936" office:value-type="float" office:value="1868" calcext:value-type="float">
            <text:p>1868</text:p>
          </table:table-cell>
          <table:table-cell table:number-columns-repeated="1021"/>
        </table:table-row>
        <table:table-row table:style-name="ro1">
          <table:table-cell table:style-name="ce45" office:value-type="float" office:value="422" calcext:value-type="float">
            <text:p>422</text:p>
          </table:table-cell>
          <table:table-cell table:style-name="ce940" office:value-type="percentage" office:value="0.00268384326355341" calcext:value-type="percentage">
            <text:p>0.268%</text:p>
          </table:table-cell>
          <table:table-cell table:style-name="ce936" office:value-type="float" office:value="1863" calcext:value-type="float">
            <text:p>1863</text:p>
          </table:table-cell>
          <table:table-cell table:number-columns-repeated="1021"/>
        </table:table-row>
        <table:table-row table:style-name="ro1">
          <table:table-cell table:style-name="ce46" office:value-type="float" office:value="421" calcext:value-type="float">
            <text:p>421</text:p>
          </table:table-cell>
          <table:table-cell table:style-name="ce940" office:value-type="percentage" office:value="0.00269106566200215" calcext:value-type="percentage">
            <text:p>0.269%</text:p>
          </table:table-cell>
          <table:table-cell table:style-name="ce936" office:value-type="float" office:value="1858" calcext:value-type="float">
            <text:p>1858</text:p>
          </table:table-cell>
          <table:table-cell table:number-columns-repeated="1021"/>
        </table:table-row>
        <table:table-row table:style-name="ro1">
          <table:table-cell table:style-name="ce47" office:value-type="float" office:value="420" calcext:value-type="float">
            <text:p>420</text:p>
          </table:table-cell>
          <table:table-cell table:style-name="ce940" office:value-type="percentage" office:value="0.00269832703723691" calcext:value-type="percentage">
            <text:p>0.270%</text:p>
          </table:table-cell>
          <table:table-cell table:style-name="ce936" office:value-type="float" office:value="1853" calcext:value-type="float">
            <text:p>1853</text:p>
          </table:table-cell>
          <table:table-cell table:number-columns-repeated="1021"/>
        </table:table-row>
        <table:table-row table:style-name="ro1">
          <table:table-cell table:style-name="ce48" office:value-type="float" office:value="419" calcext:value-type="float">
            <text:p>419</text:p>
          </table:table-cell>
          <table:table-cell table:style-name="ce940" office:value-type="percentage" office:value="0.0027056277056277" calcext:value-type="percentage">
            <text:p>0.271%</text:p>
          </table:table-cell>
          <table:table-cell table:style-name="ce936" office:value-type="float" office:value="1848" calcext:value-type="float">
            <text:p>1848</text:p>
          </table:table-cell>
          <table:table-cell table:number-columns-repeated="1021"/>
        </table:table-row>
        <table:table-row table:style-name="ro1">
          <table:table-cell table:style-name="ce49" office:value-type="float" office:value="418" calcext:value-type="float">
            <text:p>418</text:p>
          </table:table-cell>
          <table:table-cell table:style-name="ce940" office:value-type="percentage" office:value="0.00271296798697775" calcext:value-type="percentage">
            <text:p>0.271%</text:p>
          </table:table-cell>
          <table:table-cell table:style-name="ce936" office:value-type="float" office:value="1843" calcext:value-type="float">
            <text:p>1843</text:p>
          </table:table-cell>
          <table:table-cell table:number-columns-repeated="1021"/>
        </table:table-row>
        <table:table-row table:style-name="ro1">
          <table:table-cell table:style-name="ce50" office:value-type="float" office:value="417" calcext:value-type="float">
            <text:p>417</text:p>
          </table:table-cell>
          <table:table-cell table:style-name="ce940" office:value-type="percentage" office:value="0.00272034820457018" calcext:value-type="percentage">
            <text:p>0.272%</text:p>
          </table:table-cell>
          <table:table-cell table:style-name="ce936" office:value-type="float" office:value="1838" calcext:value-type="float">
            <text:p>1838</text:p>
          </table:table-cell>
          <table:table-cell table:number-columns-repeated="1021"/>
        </table:table-row>
        <table:table-row table:style-name="ro1">
          <table:table-cell table:style-name="ce51" office:value-type="float" office:value="416" calcext:value-type="float">
            <text:p>416</text:p>
          </table:table-cell>
          <table:table-cell table:style-name="ce940" office:value-type="percentage" office:value="0.00272776868521549" calcext:value-type="percentage">
            <text:p>0.273%</text:p>
          </table:table-cell>
          <table:table-cell table:style-name="ce936" office:value-type="float" office:value="1833" calcext:value-type="float">
            <text:p>1833</text:p>
          </table:table-cell>
          <table:table-cell table:number-columns-repeated="1021"/>
        </table:table-row>
        <table:table-row table:style-name="ro1">
          <table:table-cell table:style-name="ce52" office:value-type="float" office:value="415" calcext:value-type="float">
            <text:p>415</text:p>
          </table:table-cell>
          <table:table-cell table:style-name="ce940" office:value-type="percentage" office:value="0.00273522975929978" calcext:value-type="percentage">
            <text:p>0.274%</text:p>
          </table:table-cell>
          <table:table-cell table:style-name="ce936" office:value-type="float" office:value="1828" calcext:value-type="float">
            <text:p>1828</text:p>
          </table:table-cell>
          <table:table-cell table:number-columns-repeated="1021"/>
        </table:table-row>
        <table:table-row table:style-name="ro1">
          <table:table-cell table:style-name="ce53" office:value-type="float" office:value="414" calcext:value-type="float">
            <text:p>414</text:p>
          </table:table-cell>
          <table:table-cell table:style-name="ce940" office:value-type="percentage" office:value="0.00274273176083379" calcext:value-type="percentage">
            <text:p>0.274%</text:p>
          </table:table-cell>
          <table:table-cell table:style-name="ce936" office:value-type="float" office:value="1823" calcext:value-type="float">
            <text:p>1823</text:p>
          </table:table-cell>
          <table:table-cell table:number-columns-repeated="1021"/>
        </table:table-row>
        <table:table-row table:style-name="ro1">
          <table:table-cell table:style-name="ce54" office:value-type="float" office:value="413" calcext:value-type="float">
            <text:p>413</text:p>
          </table:table-cell>
          <table:table-cell table:style-name="ce940" office:value-type="percentage" office:value="0.00275027502750275" calcext:value-type="percentage">
            <text:p>0.275%</text:p>
          </table:table-cell>
          <table:table-cell table:style-name="ce936" office:value-type="float" office:value="1818" calcext:value-type="float">
            <text:p>1818</text:p>
          </table:table-cell>
          <table:table-cell table:number-columns-repeated="1021"/>
        </table:table-row>
        <table:table-row table:style-name="ro1">
          <table:table-cell table:style-name="ce55" office:value-type="float" office:value="412" calcext:value-type="float">
            <text:p>412</text:p>
          </table:table-cell>
          <table:table-cell table:style-name="ce940" office:value-type="percentage" office:value="0.00275785990071704" calcext:value-type="percentage">
            <text:p>0.276%</text:p>
          </table:table-cell>
          <table:table-cell table:style-name="ce936" office:value-type="float" office:value="1813" calcext:value-type="float">
            <text:p>1813</text:p>
          </table:table-cell>
          <table:table-cell table:number-columns-repeated="1021"/>
        </table:table-row>
        <table:table-row table:style-name="ro1">
          <table:table-cell table:style-name="ce56" office:value-type="float" office:value="411" calcext:value-type="float">
            <text:p>411</text:p>
          </table:table-cell>
          <table:table-cell table:style-name="ce940" office:value-type="percentage" office:value="0.00331858407079646" calcext:value-type="percentage">
            <text:p>0.332%</text:p>
          </table:table-cell>
          <table:table-cell table:style-name="ce936" office:value-type="float" office:value="1808" calcext:value-type="float">
            <text:p>1808</text:p>
          </table:table-cell>
          <table:table-cell table:number-columns-repeated="1021"/>
        </table:table-row>
        <table:table-row table:style-name="ro1">
          <table:table-cell table:style-name="ce57" office:value-type="float" office:value="410" calcext:value-type="float">
            <text:p>410</text:p>
          </table:table-cell>
          <table:table-cell table:style-name="ce940" office:value-type="percentage" office:value="0.00277469478357381" calcext:value-type="percentage">
            <text:p>0.277%</text:p>
          </table:table-cell>
          <table:table-cell table:style-name="ce936" office:value-type="float" office:value="1802" calcext:value-type="float">
            <text:p>1802</text:p>
          </table:table-cell>
          <table:table-cell table:number-columns-repeated="1021"/>
        </table:table-row>
        <table:table-row table:style-name="ro1">
          <table:table-cell table:style-name="ce58" office:value-type="float" office:value="409" calcext:value-type="float">
            <text:p>409</text:p>
          </table:table-cell>
          <table:table-cell table:style-name="ce940" office:value-type="percentage" office:value="0.00278241513633834" calcext:value-type="percentage">
            <text:p>0.278%</text:p>
          </table:table-cell>
          <table:table-cell table:style-name="ce936" office:value-type="float" office:value="1797" calcext:value-type="float">
            <text:p>1797</text:p>
          </table:table-cell>
          <table:table-cell table:number-columns-repeated="1021"/>
        </table:table-row>
        <table:table-row table:style-name="ro1">
          <table:table-cell table:style-name="ce59" office:value-type="float" office:value="408" calcext:value-type="float">
            <text:p>408</text:p>
          </table:table-cell>
          <table:table-cell table:style-name="ce940" office:value-type="percentage" office:value="0.00279017857142857" calcext:value-type="percentage">
            <text:p>0.279%</text:p>
          </table:table-cell>
          <table:table-cell table:style-name="ce936" office:value-type="float" office:value="1792" calcext:value-type="float">
            <text:p>1792</text:p>
          </table:table-cell>
          <table:table-cell table:number-columns-repeated="1021"/>
        </table:table-row>
        <table:table-row table:style-name="ro1">
          <table:table-cell table:style-name="ce60" office:value-type="float" office:value="407" calcext:value-type="float">
            <text:p>407</text:p>
          </table:table-cell>
          <table:table-cell table:style-name="ce940" office:value-type="percentage" office:value="0.00279798545047566" calcext:value-type="percentage">
            <text:p>0.280%</text:p>
          </table:table-cell>
          <table:table-cell table:style-name="ce936" office:value-type="float" office:value="1787" calcext:value-type="float">
            <text:p>1787</text:p>
          </table:table-cell>
          <table:table-cell table:number-columns-repeated="1021"/>
        </table:table-row>
        <table:table-row table:style-name="ro1">
          <table:table-cell table:style-name="ce61" office:value-type="float" office:value="406" calcext:value-type="float">
            <text:p>406</text:p>
          </table:table-cell>
          <table:table-cell table:style-name="ce940" office:value-type="percentage" office:value="0.00280583613916947" calcext:value-type="percentage">
            <text:p>0.281%</text:p>
          </table:table-cell>
          <table:table-cell table:style-name="ce936" office:value-type="float" office:value="1782" calcext:value-type="float">
            <text:p>1782</text:p>
          </table:table-cell>
          <table:table-cell table:number-columns-repeated="1021"/>
        </table:table-row>
        <table:table-row table:style-name="ro1">
          <table:table-cell table:style-name="ce62" office:value-type="float" office:value="405" calcext:value-type="float">
            <text:p>405</text:p>
          </table:table-cell>
          <table:table-cell table:style-name="ce940" office:value-type="percentage" office:value="0.0028137310073157" calcext:value-type="percentage">
            <text:p>0.281%</text:p>
          </table:table-cell>
          <table:table-cell table:style-name="ce936" office:value-type="float" office:value="1777" calcext:value-type="float">
            <text:p>1777</text:p>
          </table:table-cell>
          <table:table-cell table:number-columns-repeated="1021"/>
        </table:table-row>
        <table:table-row table:style-name="ro1">
          <table:table-cell table:style-name="ce63" office:value-type="float" office:value="404" calcext:value-type="float">
            <text:p>404</text:p>
          </table:table-cell>
          <table:table-cell table:style-name="ce940" office:value-type="percentage" office:value="0.00282167042889391" calcext:value-type="percentage">
            <text:p>0.282%</text:p>
          </table:table-cell>
          <table:table-cell table:style-name="ce936" office:value-type="float" office:value="1772" calcext:value-type="float">
            <text:p>1772</text:p>
          </table:table-cell>
          <table:table-cell table:number-columns-repeated="1021"/>
        </table:table-row>
        <table:table-row table:style-name="ro1">
          <table:table-cell table:style-name="ce64" office:value-type="float" office:value="403" calcext:value-type="float">
            <text:p>403</text:p>
          </table:table-cell>
          <table:table-cell table:style-name="ce940" office:value-type="percentage" office:value="0.00282965478211658" calcext:value-type="percentage">
            <text:p>0.283%</text:p>
          </table:table-cell>
          <table:table-cell table:style-name="ce936" office:value-type="float" office:value="1767" calcext:value-type="float">
            <text:p>1767</text:p>
          </table:table-cell>
          <table:table-cell table:number-columns-repeated="1021"/>
        </table:table-row>
        <table:table-row table:style-name="ro1">
          <table:table-cell table:style-name="ce65" office:value-type="float" office:value="402" calcext:value-type="float">
            <text:p>402</text:p>
          </table:table-cell>
          <table:table-cell table:style-name="ce940" office:value-type="percentage" office:value="0.00340522133938706" calcext:value-type="percentage">
            <text:p>0.341%</text:p>
          </table:table-cell>
          <table:table-cell table:style-name="ce936" office:value-type="float" office:value="1762" calcext:value-type="float">
            <text:p>1762</text:p>
          </table:table-cell>
          <table:table-cell table:number-columns-repeated="1021"/>
        </table:table-row>
        <table:table-row table:style-name="ro1">
          <table:table-cell table:style-name="ce66" office:value-type="float" office:value="401" calcext:value-type="float">
            <text:p>401</text:p>
          </table:table-cell>
          <table:table-cell table:style-name="ce940" office:value-type="percentage" office:value="0.00284738041002278" calcext:value-type="percentage">
            <text:p>0.285%</text:p>
          </table:table-cell>
          <table:table-cell table:style-name="ce936" office:value-type="float" office:value="1756" calcext:value-type="float">
            <text:p>1756</text:p>
          </table:table-cell>
          <table:table-cell table:number-columns-repeated="1021"/>
        </table:table-row>
        <table:table-row table:style-name="ro1">
          <table:table-cell table:style-name="ce67" office:value-type="float" office:value="400" calcext:value-type="float">
            <text:p>400</text:p>
          </table:table-cell>
          <table:table-cell table:style-name="ce940" office:value-type="percentage" office:value="0.00285551113649343" calcext:value-type="percentage">
            <text:p>0.286%</text:p>
          </table:table-cell>
          <table:table-cell table:style-name="ce936" office:value-type="float" office:value="1751" calcext:value-type="float">
            <text:p>1751</text:p>
          </table:table-cell>
          <table:table-cell table:number-columns-repeated="1021"/>
        </table:table-row>
        <table:table-row table:style-name="ro1">
          <table:table-cell table:style-name="ce68" office:value-type="float" office:value="399" calcext:value-type="float">
            <text:p>399</text:p>
          </table:table-cell>
          <table:table-cell table:style-name="ce940" office:value-type="percentage" office:value="0.00286368843069874" calcext:value-type="percentage">
            <text:p>0.286%</text:p>
          </table:table-cell>
          <table:table-cell table:style-name="ce936" office:value-type="float" office:value="1746" calcext:value-type="float">
            <text:p>1746</text:p>
          </table:table-cell>
          <table:table-cell table:number-columns-repeated="1021"/>
        </table:table-row>
        <table:table-row table:style-name="ro1">
          <table:table-cell table:style-name="ce69" office:value-type="float" office:value="398" calcext:value-type="float">
            <text:p>398</text:p>
          </table:table-cell>
          <table:table-cell table:style-name="ce940" office:value-type="percentage" office:value="0.00287191269385411" calcext:value-type="percentage">
            <text:p>0.287%</text:p>
          </table:table-cell>
          <table:table-cell table:style-name="ce936" office:value-type="float" office:value="1741" calcext:value-type="float">
            <text:p>1741</text:p>
          </table:table-cell>
          <table:table-cell table:number-columns-repeated="1021"/>
        </table:table-row>
        <table:table-row table:style-name="ro1">
          <table:table-cell table:style-name="ce70" office:value-type="float" office:value="397" calcext:value-type="float">
            <text:p>397</text:p>
          </table:table-cell>
          <table:table-cell table:style-name="ce940" office:value-type="percentage" office:value="0.00345622119815668" calcext:value-type="percentage">
            <text:p>0.346%</text:p>
          </table:table-cell>
          <table:table-cell table:style-name="ce936" office:value-type="float" office:value="1736" calcext:value-type="float">
            <text:p>1736</text:p>
          </table:table-cell>
          <table:table-cell table:number-columns-repeated="1021"/>
        </table:table-row>
        <table:table-row table:style-name="ro1">
          <table:table-cell table:style-name="ce71" office:value-type="float" office:value="396" calcext:value-type="float">
            <text:p>396</text:p>
          </table:table-cell>
          <table:table-cell table:style-name="ce940" office:value-type="percentage" office:value="0.00289017341040462" calcext:value-type="percentage">
            <text:p>0.289%</text:p>
          </table:table-cell>
          <table:table-cell table:style-name="ce936" office:value-type="float" office:value="1730" calcext:value-type="float">
            <text:p>1730</text:p>
          </table:table-cell>
          <table:table-cell table:number-columns-repeated="1021"/>
        </table:table-row>
        <table:table-row table:style-name="ro1">
          <table:table-cell table:style-name="ce72" office:value-type="float" office:value="395" calcext:value-type="float">
            <text:p>395</text:p>
          </table:table-cell>
          <table:table-cell table:style-name="ce940" office:value-type="percentage" office:value="0.00289855072463768" calcext:value-type="percentage">
            <text:p>0.290%</text:p>
          </table:table-cell>
          <table:table-cell table:style-name="ce936" office:value-type="float" office:value="1725" calcext:value-type="float">
            <text:p>1725</text:p>
          </table:table-cell>
          <table:table-cell table:number-columns-repeated="1021"/>
        </table:table-row>
        <table:table-row table:style-name="ro1">
          <table:table-cell table:style-name="ce73" office:value-type="float" office:value="394" calcext:value-type="float">
            <text:p>394</text:p>
          </table:table-cell>
          <table:table-cell table:style-name="ce940" office:value-type="percentage" office:value="0.00290697674418605" calcext:value-type="percentage">
            <text:p>0.291%</text:p>
          </table:table-cell>
          <table:table-cell table:style-name="ce936" office:value-type="float" office:value="1720" calcext:value-type="float">
            <text:p>1720</text:p>
          </table:table-cell>
          <table:table-cell table:number-columns-repeated="1021"/>
        </table:table-row>
        <table:table-row table:style-name="ro1">
          <table:table-cell table:style-name="ce74" office:value-type="float" office:value="393" calcext:value-type="float">
            <text:p>393</text:p>
          </table:table-cell>
          <table:table-cell table:style-name="ce940" office:value-type="percentage" office:value="0.00291545189504373" calcext:value-type="percentage">
            <text:p>0.292%</text:p>
          </table:table-cell>
          <table:table-cell table:style-name="ce936" office:value-type="float" office:value="1715" calcext:value-type="float">
            <text:p>1715</text:p>
          </table:table-cell>
          <table:table-cell table:number-columns-repeated="1021"/>
        </table:table-row>
        <table:table-row table:style-name="ro1">
          <table:table-cell table:style-name="ce75" office:value-type="float" office:value="392" calcext:value-type="float">
            <text:p>392</text:p>
          </table:table-cell>
          <table:table-cell table:style-name="ce940" office:value-type="percentage" office:value="0.00292397660818713" calcext:value-type="percentage">
            <text:p>0.292%</text:p>
          </table:table-cell>
          <table:table-cell table:style-name="ce936" office:value-type="float" office:value="1710" calcext:value-type="float">
            <text:p>1710</text:p>
          </table:table-cell>
          <table:table-cell table:number-columns-repeated="1021"/>
        </table:table-row>
        <table:table-row table:style-name="ro1">
          <table:table-cell table:style-name="ce76" office:value-type="float" office:value="391" calcext:value-type="float">
            <text:p>391</text:p>
          </table:table-cell>
          <table:table-cell table:style-name="ce940" office:value-type="percentage" office:value="0.00234604105571848" calcext:value-type="percentage">
            <text:p>0.235%</text:p>
          </table:table-cell>
          <table:table-cell table:style-name="ce936" office:value-type="float" office:value="1705" calcext:value-type="float">
            <text:p>1705</text:p>
          </table:table-cell>
          <table:table-cell table:number-columns-repeated="1021"/>
        </table:table-row>
        <table:table-row table:style-name="ro1">
          <table:table-cell table:style-name="ce77" office:value-type="float" office:value="390" calcext:value-type="float">
            <text:p>390</text:p>
          </table:table-cell>
          <table:table-cell table:style-name="ce940" office:value-type="percentage" office:value="0.00293944738389183" calcext:value-type="percentage">
            <text:p>0.294%</text:p>
          </table:table-cell>
          <table:table-cell table:style-name="ce936" office:value-type="float" office:value="1701" calcext:value-type="float">
            <text:p>1701</text:p>
          </table:table-cell>
          <table:table-cell table:number-columns-repeated="1021"/>
        </table:table-row>
        <table:table-row table:style-name="ro1">
          <table:table-cell table:style-name="ce78" office:value-type="float" office:value="389" calcext:value-type="float">
            <text:p>389</text:p>
          </table:table-cell>
          <table:table-cell table:style-name="ce940" office:value-type="percentage" office:value="0.00294811320754717" calcext:value-type="percentage">
            <text:p>0.295%</text:p>
          </table:table-cell>
          <table:table-cell table:style-name="ce936" office:value-type="float" office:value="1696" calcext:value-type="float">
            <text:p>1696</text:p>
          </table:table-cell>
          <table:table-cell table:number-columns-repeated="1021"/>
        </table:table-row>
        <table:table-row table:style-name="ro1">
          <table:table-cell table:style-name="ce79" office:value-type="float" office:value="388" calcext:value-type="float">
            <text:p>388</text:p>
          </table:table-cell>
          <table:table-cell table:style-name="ce940" office:value-type="percentage" office:value="0.00354819633353046" calcext:value-type="percentage">
            <text:p>0.355%</text:p>
          </table:table-cell>
          <table:table-cell table:style-name="ce936" office:value-type="float" office:value="1691" calcext:value-type="float">
            <text:p>1691</text:p>
          </table:table-cell>
          <table:table-cell table:number-columns-repeated="1021"/>
        </table:table-row>
        <table:table-row table:style-name="ro1">
          <table:table-cell table:style-name="ce80" office:value-type="float" office:value="387" calcext:value-type="float">
            <text:p>387</text:p>
          </table:table-cell>
          <table:table-cell table:style-name="ce940" office:value-type="percentage" office:value="0.0029673590504451" calcext:value-type="percentage">
            <text:p>0.297%</text:p>
          </table:table-cell>
          <table:table-cell table:style-name="ce936" office:value-type="float" office:value="1685" calcext:value-type="float">
            <text:p>1685</text:p>
          </table:table-cell>
          <table:table-cell table:number-columns-repeated="1021"/>
        </table:table-row>
        <table:table-row table:style-name="ro1">
          <table:table-cell table:style-name="ce81" office:value-type="float" office:value="386" calcext:value-type="float">
            <text:p>386</text:p>
          </table:table-cell>
          <table:table-cell table:style-name="ce940" office:value-type="percentage" office:value="0.00297619047619048" calcext:value-type="percentage">
            <text:p>0.298%</text:p>
          </table:table-cell>
          <table:table-cell table:style-name="ce936" office:value-type="float" office:value="1680" calcext:value-type="float">
            <text:p>1680</text:p>
          </table:table-cell>
          <table:table-cell table:number-columns-repeated="1021"/>
        </table:table-row>
        <table:table-row table:style-name="ro1">
          <table:table-cell table:style-name="ce82" office:value-type="float" office:value="385" calcext:value-type="float">
            <text:p>385</text:p>
          </table:table-cell>
          <table:table-cell table:style-name="ce940" office:value-type="percentage" office:value="0.00298507462686567" calcext:value-type="percentage">
            <text:p>0.299%</text:p>
          </table:table-cell>
          <table:table-cell table:style-name="ce936" office:value-type="float" office:value="1675" calcext:value-type="float">
            <text:p>1675</text:p>
          </table:table-cell>
          <table:table-cell table:number-columns-repeated="1021"/>
        </table:table-row>
        <table:table-row table:style-name="ro1">
          <table:table-cell table:style-name="ce83" office:value-type="float" office:value="384" calcext:value-type="float">
            <text:p>384</text:p>
          </table:table-cell>
          <table:table-cell table:style-name="ce940" office:value-type="percentage" office:value="0.0029940119760479" calcext:value-type="percentage">
            <text:p>0.299%</text:p>
          </table:table-cell>
          <table:table-cell table:style-name="ce936" office:value-type="float" office:value="1670" calcext:value-type="float">
            <text:p>1670</text:p>
          </table:table-cell>
          <table:table-cell table:number-columns-repeated="1021"/>
        </table:table-row>
        <table:table-row table:style-name="ro1">
          <table:table-cell table:style-name="ce84" office:value-type="float" office:value="383" calcext:value-type="float">
            <text:p>383</text:p>
          </table:table-cell>
          <table:table-cell table:style-name="ce940" office:value-type="percentage" office:value="0.0036036036036036" calcext:value-type="percentage">
            <text:p>0.360%</text:p>
          </table:table-cell>
          <table:table-cell table:style-name="ce936" office:value-type="float" office:value="1665" calcext:value-type="float">
            <text:p>1665</text:p>
          </table:table-cell>
          <table:table-cell table:number-columns-repeated="1021"/>
        </table:table-row>
        <table:table-row table:style-name="ro1">
          <table:table-cell table:style-name="ce85" office:value-type="float" office:value="382" calcext:value-type="float">
            <text:p>382</text:p>
          </table:table-cell>
          <table:table-cell table:style-name="ce940" office:value-type="percentage" office:value="0.00301386377335744" calcext:value-type="percentage">
            <text:p>0.301%</text:p>
          </table:table-cell>
          <table:table-cell table:style-name="ce936" office:value-type="float" office:value="1659" calcext:value-type="float">
            <text:p>1659</text:p>
          </table:table-cell>
          <table:table-cell table:number-columns-repeated="1021"/>
        </table:table-row>
        <table:table-row table:style-name="ro1">
          <table:table-cell table:style-name="ce86" office:value-type="float" office:value="381" calcext:value-type="float">
            <text:p>381</text:p>
          </table:table-cell>
          <table:table-cell table:style-name="ce940" office:value-type="percentage" office:value="0.00362756952841596" calcext:value-type="percentage">
            <text:p>0.363%</text:p>
          </table:table-cell>
          <table:table-cell table:style-name="ce936" office:value-type="float" office:value="1654" calcext:value-type="float">
            <text:p>1654</text:p>
          </table:table-cell>
          <table:table-cell table:number-columns-repeated="1021"/>
        </table:table-row>
        <table:table-row table:style-name="ro1">
          <table:table-cell table:style-name="ce87" office:value-type="float" office:value="380" calcext:value-type="float">
            <text:p>380</text:p>
          </table:table-cell>
          <table:table-cell table:style-name="ce940" office:value-type="percentage" office:value="0.00364077669902913" calcext:value-type="percentage">
            <text:p>0.364%</text:p>
          </table:table-cell>
          <table:table-cell table:style-name="ce936" office:value-type="float" office:value="1648" calcext:value-type="float">
            <text:p>1648</text:p>
          </table:table-cell>
          <table:table-cell table:number-columns-repeated="1021"/>
        </table:table-row>
        <table:table-row table:style-name="ro1">
          <table:table-cell table:style-name="ce88" office:value-type="float" office:value="379" calcext:value-type="float">
            <text:p>379</text:p>
          </table:table-cell>
          <table:table-cell table:style-name="ce940" office:value-type="percentage" office:value="0.00304506699147381" calcext:value-type="percentage">
            <text:p>0.305%</text:p>
          </table:table-cell>
          <table:table-cell table:style-name="ce936" office:value-type="float" office:value="1642" calcext:value-type="float">
            <text:p>1642</text:p>
          </table:table-cell>
          <table:table-cell table:number-columns-repeated="1021"/>
        </table:table-row>
        <table:table-row table:style-name="ro1">
          <table:table-cell table:style-name="ce89" office:value-type="float" office:value="378" calcext:value-type="float">
            <text:p>378</text:p>
          </table:table-cell>
          <table:table-cell table:style-name="ce940" office:value-type="percentage" office:value="0.00366524129505192" calcext:value-type="percentage">
            <text:p>0.367%</text:p>
          </table:table-cell>
          <table:table-cell table:style-name="ce936" office:value-type="float" office:value="1637" calcext:value-type="float">
            <text:p>1637</text:p>
          </table:table-cell>
          <table:table-cell table:number-columns-repeated="1021"/>
        </table:table-row>
        <table:table-row table:style-name="ro1">
          <table:table-cell table:style-name="ce90" office:value-type="float" office:value="377" calcext:value-type="float">
            <text:p>377</text:p>
          </table:table-cell>
          <table:table-cell table:style-name="ce940" office:value-type="percentage" office:value="0.00367872470876763" calcext:value-type="percentage">
            <text:p>0.368%</text:p>
          </table:table-cell>
          <table:table-cell table:style-name="ce936" office:value-type="float" office:value="1631" calcext:value-type="float">
            <text:p>1631</text:p>
          </table:table-cell>
          <table:table-cell table:number-columns-repeated="1021"/>
        </table:table-row>
        <table:table-row table:style-name="ro1">
          <table:table-cell table:style-name="ce91" office:value-type="float" office:value="376" calcext:value-type="float">
            <text:p>376</text:p>
          </table:table-cell>
          <table:table-cell table:style-name="ce940" office:value-type="percentage" office:value="0.00369230769230769" calcext:value-type="percentage">
            <text:p>0.369%</text:p>
          </table:table-cell>
          <table:table-cell table:style-name="ce936" office:value-type="float" office:value="1625" calcext:value-type="float">
            <text:p>1625</text:p>
          </table:table-cell>
          <table:table-cell table:number-columns-repeated="1021"/>
        </table:table-row>
        <table:table-row table:style-name="ro1">
          <table:table-cell table:style-name="ce92" office:value-type="float" office:value="375" calcext:value-type="float">
            <text:p>375</text:p>
          </table:table-cell>
          <table:table-cell table:style-name="ce940" office:value-type="percentage" office:value="0.00432365657813465" calcext:value-type="percentage">
            <text:p>0.432%</text:p>
          </table:table-cell>
          <table:table-cell table:style-name="ce936" office:value-type="float" office:value="1619" calcext:value-type="float">
            <text:p>1619</text:p>
          </table:table-cell>
          <table:table-cell table:number-columns-repeated="1021"/>
        </table:table-row>
        <table:table-row table:style-name="ro1">
          <table:table-cell table:style-name="ce93" office:value-type="float" office:value="374" calcext:value-type="float">
            <text:p>374</text:p>
          </table:table-cell>
          <table:table-cell table:style-name="ce940" office:value-type="percentage" office:value="0.00372208436724566" calcext:value-type="percentage">
            <text:p>0.372%</text:p>
          </table:table-cell>
          <table:table-cell table:style-name="ce936" office:value-type="float" office:value="1612" calcext:value-type="float">
            <text:p>1612</text:p>
          </table:table-cell>
          <table:table-cell table:number-columns-repeated="1021"/>
        </table:table-row>
        <table:table-row table:style-name="ro1">
          <table:table-cell table:style-name="ce94" office:value-type="float" office:value="373" calcext:value-type="float">
            <text:p>373</text:p>
          </table:table-cell>
          <table:table-cell table:style-name="ce940" office:value-type="percentage" office:value="0.00435865504358655" calcext:value-type="percentage">
            <text:p>0.436%</text:p>
          </table:table-cell>
          <table:table-cell table:style-name="ce936" office:value-type="float" office:value="1606" calcext:value-type="float">
            <text:p>1606</text:p>
          </table:table-cell>
          <table:table-cell table:number-columns-repeated="1021"/>
        </table:table-row>
        <table:table-row table:style-name="ro1">
          <table:table-cell table:style-name="ce95" office:value-type="float" office:value="372" calcext:value-type="float">
            <text:p>372</text:p>
          </table:table-cell>
          <table:table-cell table:style-name="ce940" office:value-type="percentage" office:value="0.00437773608505316" calcext:value-type="percentage">
            <text:p>0.438%</text:p>
          </table:table-cell>
          <table:table-cell table:style-name="ce936" office:value-type="float" office:value="1599" calcext:value-type="float">
            <text:p>1599</text:p>
          </table:table-cell>
          <table:table-cell table:number-columns-repeated="1021"/>
        </table:table-row>
        <table:table-row table:style-name="ro1">
          <table:table-cell table:style-name="ce96" office:value-type="float" office:value="371" calcext:value-type="float">
            <text:p>371</text:p>
          </table:table-cell>
          <table:table-cell table:style-name="ce940" office:value-type="percentage" office:value="0.00439698492462312" calcext:value-type="percentage">
            <text:p>0.440%</text:p>
          </table:table-cell>
          <table:table-cell table:style-name="ce936" office:value-type="float" office:value="1592" calcext:value-type="float">
            <text:p>1592</text:p>
          </table:table-cell>
          <table:table-cell table:number-columns-repeated="1021"/>
        </table:table-row>
        <table:table-row table:style-name="ro1">
          <table:table-cell table:style-name="ce97" office:value-type="float" office:value="370" calcext:value-type="float">
            <text:p>370</text:p>
          </table:table-cell>
          <table:table-cell table:style-name="ce940" office:value-type="percentage" office:value="0.00504731861198738" calcext:value-type="percentage">
            <text:p>0.505%</text:p>
          </table:table-cell>
          <table:table-cell table:style-name="ce936" office:value-type="float" office:value="1585" calcext:value-type="float">
            <text:p>1585</text:p>
          </table:table-cell>
          <table:table-cell table:number-columns-repeated="1021"/>
        </table:table-row>
        <table:table-row table:style-name="ro1">
          <table:table-cell table:style-name="ce98" office:value-type="float" office:value="369" calcext:value-type="float">
            <text:p>369</text:p>
          </table:table-cell>
          <table:table-cell table:style-name="ce940" office:value-type="percentage" office:value="0" calcext:value-type="percentage">
            <text:p>0.000%</text:p>
          </table:table-cell>
          <table:table-cell table:style-name="ce936" office:value-type="float" office:value="1577" calcext:value-type="float">
            <text:p>1577</text:p>
          </table:table-cell>
          <table:table-cell table:number-columns-repeated="1021"/>
        </table:table-row>
        <table:table-row table:style-name="ro1">
          <table:table-cell table:style-name="ce99" office:value-type="float" office:value="368" calcext:value-type="float">
            <text:p>368</text:p>
          </table:table-cell>
          <table:table-cell table:style-name="ce940" office:value-type="percentage" office:value="0.000634115409004439" calcext:value-type="percentage">
            <text:p>0.063%</text:p>
          </table:table-cell>
          <table:table-cell table:style-name="ce936" office:value-type="float" office:value="1577" calcext:value-type="float">
            <text:p>1577</text:p>
          </table:table-cell>
          <table:table-cell table:number-columns-repeated="1021"/>
        </table:table-row>
        <table:table-row table:style-name="ro1">
          <table:table-cell table:style-name="ce100" office:value-type="float" office:value="367" calcext:value-type="float">
            <text:p>367</text:p>
          </table:table-cell>
          <table:table-cell table:style-name="ce940" office:value-type="percentage" office:value="0" calcext:value-type="percentage">
            <text:p>0.000%</text:p>
          </table:table-cell>
          <table:table-cell table:style-name="ce936" office:value-type="float" office:value="1576" calcext:value-type="float">
            <text:p>1576</text:p>
          </table:table-cell>
          <table:table-cell table:number-columns-repeated="1021"/>
        </table:table-row>
        <table:table-row table:style-name="ro1">
          <table:table-cell table:style-name="ce101" office:value-type="float" office:value="366" calcext:value-type="float">
            <text:p>366</text:p>
          </table:table-cell>
          <table:table-cell table:style-name="ce940" office:value-type="percentage" office:value="0.000634517766497462" calcext:value-type="percentage">
            <text:p>0.063%</text:p>
          </table:table-cell>
          <table:table-cell table:style-name="ce936" office:value-type="float" office:value="1576" calcext:value-type="float">
            <text:p>1576</text:p>
          </table:table-cell>
          <table:table-cell table:number-columns-repeated="1021"/>
        </table:table-row>
        <table:table-row table:style-name="ro1">
          <table:table-cell table:style-name="ce102" office:value-type="float" office:value="365" calcext:value-type="float">
            <text:p>365</text:p>
          </table:table-cell>
          <table:table-cell table:style-name="ce940" office:value-type="percentage" office:value="0" calcext:value-type="percentage">
            <text:p>0.000%</text:p>
          </table:table-cell>
          <table:table-cell table:style-name="ce936" office:value-type="float" office:value="1575" calcext:value-type="float">
            <text:p>1575</text:p>
          </table:table-cell>
          <table:table-cell table:number-columns-repeated="1021"/>
        </table:table-row>
        <table:table-row table:style-name="ro1">
          <table:table-cell table:style-name="ce103" office:value-type="float" office:value="364" calcext:value-type="float">
            <text:p>364</text:p>
          </table:table-cell>
          <table:table-cell table:style-name="ce940" office:value-type="percentage" office:value="0" calcext:value-type="percentage">
            <text:p>0.000%</text:p>
          </table:table-cell>
          <table:table-cell table:style-name="ce936" office:value-type="float" office:value="1575" calcext:value-type="float">
            <text:p>1575</text:p>
          </table:table-cell>
          <table:table-cell table:number-columns-repeated="1021"/>
        </table:table-row>
        <table:table-row table:style-name="ro1">
          <table:table-cell table:style-name="ce104" office:value-type="float" office:value="363" calcext:value-type="float">
            <text:p>363</text:p>
          </table:table-cell>
          <table:table-cell table:style-name="ce940" office:value-type="percentage" office:value="0.000634920634920635" calcext:value-type="percentage">
            <text:p>0.063%</text:p>
          </table:table-cell>
          <table:table-cell table:style-name="ce936" office:value-type="float" office:value="1575" calcext:value-type="float">
            <text:p>1575</text:p>
          </table:table-cell>
          <table:table-cell table:number-columns-repeated="1021"/>
        </table:table-row>
        <table:table-row table:style-name="ro1">
          <table:table-cell table:style-name="ce105" office:value-type="float" office:value="362" calcext:value-type="float">
            <text:p>362</text:p>
          </table:table-cell>
          <table:table-cell table:style-name="ce940" office:value-type="percentage" office:value="0" calcext:value-type="percentage">
            <text:p>0.000%</text:p>
          </table:table-cell>
          <table:table-cell table:style-name="ce936" office:value-type="float" office:value="1574" calcext:value-type="float">
            <text:p>1574</text:p>
          </table:table-cell>
          <table:table-cell table:number-columns-repeated="1021"/>
        </table:table-row>
        <table:table-row table:style-name="ro1">
          <table:table-cell table:style-name="ce106" office:value-type="float" office:value="361" calcext:value-type="float">
            <text:p>361</text:p>
          </table:table-cell>
          <table:table-cell table:style-name="ce940" office:value-type="percentage" office:value="0.000635324015247777" calcext:value-type="percentage">
            <text:p>0.064%</text:p>
          </table:table-cell>
          <table:table-cell table:style-name="ce936" office:value-type="float" office:value="1574" calcext:value-type="float">
            <text:p>1574</text:p>
          </table:table-cell>
          <table:table-cell table:number-columns-repeated="1021"/>
        </table:table-row>
        <table:table-row table:style-name="ro1">
          <table:table-cell table:style-name="ce107" office:value-type="float" office:value="360" calcext:value-type="float">
            <text:p>360</text:p>
          </table:table-cell>
          <table:table-cell table:style-name="ce940" office:value-type="percentage" office:value="0" calcext:value-type="percentage">
            <text:p>0.000%</text:p>
          </table:table-cell>
          <table:table-cell table:style-name="ce936" office:value-type="float" office:value="1573" calcext:value-type="float">
            <text:p>1573</text:p>
          </table:table-cell>
          <table:table-cell table:number-columns-repeated="1021"/>
        </table:table-row>
        <table:table-row table:style-name="ro1">
          <table:table-cell table:style-name="ce108" office:value-type="float" office:value="359" calcext:value-type="float">
            <text:p>359</text:p>
          </table:table-cell>
          <table:table-cell table:style-name="ce940" office:value-type="percentage" office:value="0.000635727908455181" calcext:value-type="percentage">
            <text:p>0.064%</text:p>
          </table:table-cell>
          <table:table-cell table:style-name="ce936" office:value-type="float" office:value="1573" calcext:value-type="float">
            <text:p>1573</text:p>
          </table:table-cell>
          <table:table-cell table:number-columns-repeated="1021"/>
        </table:table-row>
        <table:table-row table:style-name="ro1">
          <table:table-cell table:style-name="ce109" office:value-type="float" office:value="358" calcext:value-type="float">
            <text:p>358</text:p>
          </table:table-cell>
          <table:table-cell table:style-name="ce940" office:value-type="percentage" office:value="0" calcext:value-type="percentage">
            <text:p>0.000%</text:p>
          </table:table-cell>
          <table:table-cell table:style-name="ce936" office:value-type="float" office:value="1572" calcext:value-type="float">
            <text:p>1572</text:p>
          </table:table-cell>
          <table:table-cell table:number-columns-repeated="1021"/>
        </table:table-row>
        <table:table-row table:style-name="ro1">
          <table:table-cell table:style-name="ce110" office:value-type="float" office:value="357" calcext:value-type="float">
            <text:p>357</text:p>
          </table:table-cell>
          <table:table-cell table:style-name="ce940" office:value-type="percentage" office:value="0.00318066157760814" calcext:value-type="percentage">
            <text:p>0.318%</text:p>
          </table:table-cell>
          <table:table-cell table:style-name="ce936" office:value-type="float" office:value="1572" calcext:value-type="float">
            <text:p>1572</text:p>
          </table:table-cell>
          <table:table-cell table:number-columns-repeated="1021"/>
        </table:table-row>
        <table:table-row table:style-name="ro1">
          <table:table-cell table:style-name="ce111" office:value-type="float" office:value="356" calcext:value-type="float">
            <text:p>356</text:p>
          </table:table-cell>
          <table:table-cell table:style-name="ce940" office:value-type="percentage" office:value="0.00382897255902999" calcext:value-type="percentage">
            <text:p>0.383%</text:p>
          </table:table-cell>
          <table:table-cell table:style-name="ce936" office:value-type="float" office:value="1567" calcext:value-type="float">
            <text:p>1567</text:p>
          </table:table-cell>
          <table:table-cell table:number-columns-repeated="1021"/>
        </table:table-row>
        <table:table-row table:style-name="ro1">
          <table:table-cell table:style-name="ce112" office:value-type="float" office:value="355" calcext:value-type="float">
            <text:p>355</text:p>
          </table:table-cell>
          <table:table-cell table:style-name="ce940" office:value-type="percentage" office:value="0.00320307495195388" calcext:value-type="percentage">
            <text:p>0.320%</text:p>
          </table:table-cell>
          <table:table-cell table:style-name="ce936" office:value-type="float" office:value="1561" calcext:value-type="float">
            <text:p>1561</text:p>
          </table:table-cell>
          <table:table-cell table:number-columns-repeated="1021"/>
        </table:table-row>
        <table:table-row table:style-name="ro1">
          <table:table-cell table:style-name="ce113" office:value-type="float" office:value="354" calcext:value-type="float">
            <text:p>354</text:p>
          </table:table-cell>
          <table:table-cell table:style-name="ce940" office:value-type="percentage" office:value="0.0038560411311054" calcext:value-type="percentage">
            <text:p>0.386%</text:p>
          </table:table-cell>
          <table:table-cell table:style-name="ce936" office:value-type="float" office:value="1556" calcext:value-type="float">
            <text:p>1556</text:p>
          </table:table-cell>
          <table:table-cell table:number-columns-repeated="1021"/>
        </table:table-row>
        <table:table-row table:style-name="ro1">
          <table:table-cell table:style-name="ce114" office:value-type="float" office:value="353" calcext:value-type="float">
            <text:p>353</text:p>
          </table:table-cell>
          <table:table-cell table:style-name="ce940" office:value-type="percentage" office:value="0.00258064516129032" calcext:value-type="percentage">
            <text:p>0.258%</text:p>
          </table:table-cell>
          <table:table-cell table:style-name="ce936" office:value-type="float" office:value="1550" calcext:value-type="float">
            <text:p>1550</text:p>
          </table:table-cell>
          <table:table-cell table:number-columns-repeated="1021"/>
        </table:table-row>
        <table:table-row table:style-name="ro1">
          <table:table-cell table:style-name="ce115" office:value-type="float" office:value="352" calcext:value-type="float">
            <text:p>352</text:p>
          </table:table-cell>
          <table:table-cell table:style-name="ce940" office:value-type="percentage" office:value="0.00323415265200517" calcext:value-type="percentage">
            <text:p>0.323%</text:p>
          </table:table-cell>
          <table:table-cell table:style-name="ce936" office:value-type="float" office:value="1546" calcext:value-type="float">
            <text:p>1546</text:p>
          </table:table-cell>
          <table:table-cell table:number-columns-repeated="1021"/>
        </table:table-row>
        <table:table-row table:style-name="ro1">
          <table:table-cell table:style-name="ce116" office:value-type="float" office:value="351" calcext:value-type="float">
            <text:p>351</text:p>
          </table:table-cell>
          <table:table-cell table:style-name="ce940" office:value-type="percentage" office:value="0.00324464633354964" calcext:value-type="percentage">
            <text:p>0.324%</text:p>
          </table:table-cell>
          <table:table-cell table:style-name="ce936" office:value-type="float" office:value="1541" calcext:value-type="float">
            <text:p>1541</text:p>
          </table:table-cell>
          <table:table-cell table:number-columns-repeated="1021"/>
        </table:table-row>
        <table:table-row table:style-name="ro1">
          <table:table-cell table:style-name="ce117" office:value-type="float" office:value="350" calcext:value-type="float">
            <text:p>350</text:p>
          </table:table-cell>
          <table:table-cell table:style-name="ce940" office:value-type="percentage" office:value="0.00325520833333333" calcext:value-type="percentage">
            <text:p>0.326%</text:p>
          </table:table-cell>
          <table:table-cell table:style-name="ce936" office:value-type="float" office:value="1536" calcext:value-type="float">
            <text:p>1536</text:p>
          </table:table-cell>
          <table:table-cell table:number-columns-repeated="1021"/>
        </table:table-row>
        <table:table-row table:style-name="ro1">
          <table:table-cell table:style-name="ce118" office:value-type="float" office:value="349" calcext:value-type="float">
            <text:p>349</text:p>
          </table:table-cell>
          <table:table-cell table:style-name="ce940" office:value-type="percentage" office:value="0.00326583932070542" calcext:value-type="percentage">
            <text:p>0.327%</text:p>
          </table:table-cell>
          <table:table-cell table:style-name="ce936" office:value-type="float" office:value="1531" calcext:value-type="float">
            <text:p>1531</text:p>
          </table:table-cell>
          <table:table-cell table:number-columns-repeated="1021"/>
        </table:table-row>
        <table:table-row table:style-name="ro1">
          <table:table-cell table:style-name="ce119" office:value-type="float" office:value="348" calcext:value-type="float">
            <text:p>348</text:p>
          </table:table-cell>
          <table:table-cell table:style-name="ce940" office:value-type="percentage" office:value="0.00327653997378768" calcext:value-type="percentage">
            <text:p>0.328%</text:p>
          </table:table-cell>
          <table:table-cell table:style-name="ce936" office:value-type="float" office:value="1526" calcext:value-type="float">
            <text:p>1526</text:p>
          </table:table-cell>
          <table:table-cell table:number-columns-repeated="1021"/>
        </table:table-row>
        <table:table-row table:style-name="ro1">
          <table:table-cell table:style-name="ce120" office:value-type="float" office:value="347" calcext:value-type="float">
            <text:p>347</text:p>
          </table:table-cell>
          <table:table-cell table:style-name="ce940" office:value-type="percentage" office:value="0.00328731097961867" calcext:value-type="percentage">
            <text:p>0.329%</text:p>
          </table:table-cell>
          <table:table-cell table:style-name="ce936" office:value-type="float" office:value="1521" calcext:value-type="float">
            <text:p>1521</text:p>
          </table:table-cell>
          <table:table-cell table:number-columns-repeated="1021"/>
        </table:table-row>
        <table:table-row table:style-name="ro1">
          <table:table-cell table:style-name="ce121" office:value-type="float" office:value="346" calcext:value-type="float">
            <text:p>346</text:p>
          </table:table-cell>
          <table:table-cell table:style-name="ce940" office:value-type="percentage" office:value="0.00329815303430079" calcext:value-type="percentage">
            <text:p>0.330%</text:p>
          </table:table-cell>
          <table:table-cell table:style-name="ce936" office:value-type="float" office:value="1516" calcext:value-type="float">
            <text:p>1516</text:p>
          </table:table-cell>
          <table:table-cell table:number-columns-repeated="1021"/>
        </table:table-row>
        <table:table-row table:style-name="ro1">
          <table:table-cell table:style-name="ce122" office:value-type="float" office:value="345" calcext:value-type="float">
            <text:p>345</text:p>
          </table:table-cell>
          <table:table-cell table:style-name="ce940" office:value-type="percentage" office:value="0.00397088021178028" calcext:value-type="percentage">
            <text:p>0.397%</text:p>
          </table:table-cell>
          <table:table-cell table:style-name="ce936" office:value-type="float" office:value="1511" calcext:value-type="float">
            <text:p>1511</text:p>
          </table:table-cell>
          <table:table-cell table:number-columns-repeated="1021"/>
        </table:table-row>
        <table:table-row table:style-name="ro1">
          <table:table-cell table:style-name="ce123" office:value-type="float" office:value="344" calcext:value-type="float">
            <text:p>344</text:p>
          </table:table-cell>
          <table:table-cell table:style-name="ce940" office:value-type="percentage" office:value="0.00398671096345515" calcext:value-type="percentage">
            <text:p>0.399%</text:p>
          </table:table-cell>
          <table:table-cell table:style-name="ce936" office:value-type="float" office:value="1505" calcext:value-type="float">
            <text:p>1505</text:p>
          </table:table-cell>
          <table:table-cell table:number-columns-repeated="1021"/>
        </table:table-row>
        <table:table-row table:style-name="ro1">
          <table:table-cell table:style-name="ce124" office:value-type="float" office:value="343" calcext:value-type="float">
            <text:p>343</text:p>
          </table:table-cell>
          <table:table-cell table:style-name="ce940" office:value-type="percentage" office:value="0.00333555703802535" calcext:value-type="percentage">
            <text:p>0.334%</text:p>
          </table:table-cell>
          <table:table-cell table:style-name="ce936" office:value-type="float" office:value="1499" calcext:value-type="float">
            <text:p>1499</text:p>
          </table:table-cell>
          <table:table-cell table:number-columns-repeated="1021"/>
        </table:table-row>
        <table:table-row table:style-name="ro1">
          <table:table-cell table:style-name="ce125" office:value-type="float" office:value="342" calcext:value-type="float">
            <text:p>342</text:p>
          </table:table-cell>
          <table:table-cell table:style-name="ce940" office:value-type="percentage" office:value="0.00401606425702811" calcext:value-type="percentage">
            <text:p>0.402%</text:p>
          </table:table-cell>
          <table:table-cell table:style-name="ce936" office:value-type="float" office:value="1494" calcext:value-type="float">
            <text:p>1494</text:p>
          </table:table-cell>
          <table:table-cell table:number-columns-repeated="1021"/>
        </table:table-row>
        <table:table-row table:style-name="ro1">
          <table:table-cell table:style-name="ce126" office:value-type="float" office:value="341" calcext:value-type="float">
            <text:p>341</text:p>
          </table:table-cell>
          <table:table-cell table:style-name="ce940" office:value-type="percentage" office:value="0.00336021505376344" calcext:value-type="percentage">
            <text:p>0.336%</text:p>
          </table:table-cell>
          <table:table-cell table:style-name="ce936" office:value-type="float" office:value="1488" calcext:value-type="float">
            <text:p>1488</text:p>
          </table:table-cell>
          <table:table-cell table:number-columns-repeated="1021"/>
        </table:table-row>
        <table:table-row table:style-name="ro1">
          <table:table-cell table:style-name="ce127" office:value-type="float" office:value="340" calcext:value-type="float">
            <text:p>340</text:p>
          </table:table-cell>
          <table:table-cell table:style-name="ce940" office:value-type="percentage" office:value="0.00404585300067431" calcext:value-type="percentage">
            <text:p>0.405%</text:p>
          </table:table-cell>
          <table:table-cell table:style-name="ce936" office:value-type="float" office:value="1483" calcext:value-type="float">
            <text:p>1483</text:p>
          </table:table-cell>
          <table:table-cell table:number-columns-repeated="1021"/>
        </table:table-row>
        <table:table-row table:style-name="ro1">
          <table:table-cell table:style-name="ce128" office:value-type="float" office:value="339" calcext:value-type="float">
            <text:p>339</text:p>
          </table:table-cell>
          <table:table-cell table:style-name="ce940" office:value-type="percentage" office:value="0.003385240352065" calcext:value-type="percentage">
            <text:p>0.339%</text:p>
          </table:table-cell>
          <table:table-cell table:style-name="ce936" office:value-type="float" office:value="1477" calcext:value-type="float">
            <text:p>1477</text:p>
          </table:table-cell>
          <table:table-cell table:number-columns-repeated="1021"/>
        </table:table-row>
        <table:table-row table:style-name="ro1">
          <table:table-cell table:style-name="ce129" office:value-type="float" office:value="338" calcext:value-type="float">
            <text:p>338</text:p>
          </table:table-cell>
          <table:table-cell table:style-name="ce940" office:value-type="percentage" office:value="0.00407608695652174" calcext:value-type="percentage">
            <text:p>0.408%</text:p>
          </table:table-cell>
          <table:table-cell table:style-name="ce936" office:value-type="float" office:value="1472" calcext:value-type="float">
            <text:p>1472</text:p>
          </table:table-cell>
          <table:table-cell table:number-columns-repeated="1021"/>
        </table:table-row>
        <table:table-row table:style-name="ro1">
          <table:table-cell table:style-name="ce130" office:value-type="float" office:value="337" calcext:value-type="float">
            <text:p>337</text:p>
          </table:table-cell>
          <table:table-cell table:style-name="ce940" office:value-type="percentage" office:value="0.0034106412005457" calcext:value-type="percentage">
            <text:p>0.341%</text:p>
          </table:table-cell>
          <table:table-cell table:style-name="ce936" office:value-type="float" office:value="1466" calcext:value-type="float">
            <text:p>1466</text:p>
          </table:table-cell>
          <table:table-cell table:number-columns-repeated="1021"/>
        </table:table-row>
        <table:table-row table:style-name="ro1">
          <table:table-cell table:style-name="ce131" office:value-type="float" office:value="336" calcext:value-type="float">
            <text:p>336</text:p>
          </table:table-cell>
          <table:table-cell table:style-name="ce940" office:value-type="percentage" office:value="0.00410677618069815" calcext:value-type="percentage">
            <text:p>0.411%</text:p>
          </table:table-cell>
          <table:table-cell table:style-name="ce936" office:value-type="float" office:value="1461" calcext:value-type="float">
            <text:p>1461</text:p>
          </table:table-cell>
          <table:table-cell table:number-columns-repeated="1021"/>
        </table:table-row>
        <table:table-row table:style-name="ro1">
          <table:table-cell table:style-name="ce132" office:value-type="float" office:value="335" calcext:value-type="float">
            <text:p>335</text:p>
          </table:table-cell>
          <table:table-cell table:style-name="ce940" office:value-type="percentage" office:value="0.00343642611683849" calcext:value-type="percentage">
            <text:p>0.344%</text:p>
          </table:table-cell>
          <table:table-cell table:style-name="ce936" office:value-type="float" office:value="1455" calcext:value-type="float">
            <text:p>1455</text:p>
          </table:table-cell>
          <table:table-cell table:number-columns-repeated="1021"/>
        </table:table-row>
        <table:table-row table:style-name="ro1">
          <table:table-cell table:style-name="ce133" office:value-type="float" office:value="334" calcext:value-type="float">
            <text:p>334</text:p>
          </table:table-cell>
          <table:table-cell table:style-name="ce940" office:value-type="percentage" office:value="0.00344827586206896" calcext:value-type="percentage">
            <text:p>0.345%</text:p>
          </table:table-cell>
          <table:table-cell table:style-name="ce936" office:value-type="float" office:value="1450" calcext:value-type="float">
            <text:p>1450</text:p>
          </table:table-cell>
          <table:table-cell table:number-columns-repeated="1021"/>
        </table:table-row>
        <table:table-row table:style-name="ro1">
          <table:table-cell table:style-name="ce134" office:value-type="float" office:value="333" calcext:value-type="float">
            <text:p>333</text:p>
          </table:table-cell>
          <table:table-cell table:style-name="ce940" office:value-type="percentage" office:value="0.00346020761245675" calcext:value-type="percentage">
            <text:p>0.346%</text:p>
          </table:table-cell>
          <table:table-cell table:style-name="ce936" office:value-type="float" office:value="1445" calcext:value-type="float">
            <text:p>1445</text:p>
          </table:table-cell>
          <table:table-cell table:number-columns-repeated="1021"/>
        </table:table-row>
        <table:table-row table:style-name="ro1">
          <table:table-cell table:style-name="ce135" office:value-type="float" office:value="332" calcext:value-type="float">
            <text:p>332</text:p>
          </table:table-cell>
          <table:table-cell table:style-name="ce940" office:value-type="percentage" office:value="0.00347222222222222" calcext:value-type="percentage">
            <text:p>0.347%</text:p>
          </table:table-cell>
          <table:table-cell table:style-name="ce936" office:value-type="float" office:value="1440" calcext:value-type="float">
            <text:p>1440</text:p>
          </table:table-cell>
          <table:table-cell table:number-columns-repeated="1021"/>
        </table:table-row>
        <table:table-row table:style-name="ro1">
          <table:table-cell table:style-name="ce136" office:value-type="float" office:value="331" calcext:value-type="float">
            <text:p>331</text:p>
          </table:table-cell>
          <table:table-cell table:style-name="ce940" office:value-type="percentage" office:value="0.00348432055749129" calcext:value-type="percentage">
            <text:p>0.348%</text:p>
          </table:table-cell>
          <table:table-cell table:style-name="ce936" office:value-type="float" office:value="1435" calcext:value-type="float">
            <text:p>1435</text:p>
          </table:table-cell>
          <table:table-cell table:number-columns-repeated="1021"/>
        </table:table-row>
        <table:table-row table:style-name="ro1">
          <table:table-cell table:style-name="ce137" office:value-type="float" office:value="330" calcext:value-type="float">
            <text:p>330</text:p>
          </table:table-cell>
          <table:table-cell table:style-name="ce940" office:value-type="percentage" office:value="0.0034965034965035" calcext:value-type="percentage">
            <text:p>0.350%</text:p>
          </table:table-cell>
          <table:table-cell table:style-name="ce936" office:value-type="float" office:value="1430" calcext:value-type="float">
            <text:p>1430</text:p>
          </table:table-cell>
          <table:table-cell table:number-columns-repeated="1021"/>
        </table:table-row>
        <table:table-row table:style-name="ro1">
          <table:table-cell table:style-name="ce138" office:value-type="float" office:value="329" calcext:value-type="float">
            <text:p>329</text:p>
          </table:table-cell>
          <table:table-cell table:style-name="ce940" office:value-type="percentage" office:value="0.00350877192982456" calcext:value-type="percentage">
            <text:p>0.351%</text:p>
          </table:table-cell>
          <table:table-cell table:style-name="ce936" office:value-type="float" office:value="1425" calcext:value-type="float">
            <text:p>1425</text:p>
          </table:table-cell>
          <table:table-cell table:number-columns-repeated="1021"/>
        </table:table-row>
        <table:table-row table:style-name="ro1">
          <table:table-cell table:style-name="ce139" office:value-type="float" office:value="328" calcext:value-type="float">
            <text:p>328</text:p>
          </table:table-cell>
          <table:table-cell table:style-name="ce940" office:value-type="percentage" office:value="0.00352112676056338" calcext:value-type="percentage">
            <text:p>0.352%</text:p>
          </table:table-cell>
          <table:table-cell table:style-name="ce936" office:value-type="float" office:value="1420" calcext:value-type="float">
            <text:p>1420</text:p>
          </table:table-cell>
          <table:table-cell table:number-columns-repeated="1021"/>
        </table:table-row>
        <table:table-row table:style-name="ro1">
          <table:table-cell table:style-name="ce140" office:value-type="float" office:value="327" calcext:value-type="float">
            <text:p>327</text:p>
          </table:table-cell>
          <table:table-cell table:style-name="ce940" office:value-type="percentage" office:value="0.00353356890459364" calcext:value-type="percentage">
            <text:p>0.353%</text:p>
          </table:table-cell>
          <table:table-cell table:style-name="ce936" office:value-type="float" office:value="1415" calcext:value-type="float">
            <text:p>1415</text:p>
          </table:table-cell>
          <table:table-cell table:number-columns-repeated="1021"/>
        </table:table-row>
        <table:table-row table:style-name="ro1">
          <table:table-cell table:style-name="ce141" office:value-type="float" office:value="326" calcext:value-type="float">
            <text:p>326</text:p>
          </table:table-cell>
          <table:table-cell table:style-name="ce940" office:value-type="percentage" office:value="0.00354609929078014" calcext:value-type="percentage">
            <text:p>0.355%</text:p>
          </table:table-cell>
          <table:table-cell table:style-name="ce936" office:value-type="float" office:value="1410" calcext:value-type="float">
            <text:p>1410</text:p>
          </table:table-cell>
          <table:table-cell table:number-columns-repeated="1021"/>
        </table:table-row>
        <table:table-row table:style-name="ro1">
          <table:table-cell table:style-name="ce142" office:value-type="float" office:value="325" calcext:value-type="float">
            <text:p>325</text:p>
          </table:table-cell>
          <table:table-cell table:style-name="ce940" office:value-type="percentage" office:value="0.00355871886120996" calcext:value-type="percentage">
            <text:p>0.356%</text:p>
          </table:table-cell>
          <table:table-cell table:style-name="ce936" office:value-type="float" office:value="1405" calcext:value-type="float">
            <text:p>1405</text:p>
          </table:table-cell>
          <table:table-cell table:number-columns-repeated="1021"/>
        </table:table-row>
        <table:table-row table:style-name="ro1">
          <table:table-cell table:style-name="ce143" office:value-type="float" office:value="324" calcext:value-type="float">
            <text:p>324</text:p>
          </table:table-cell>
          <table:table-cell table:style-name="ce940" office:value-type="percentage" office:value="0.00428571428571429" calcext:value-type="percentage">
            <text:p>0.429%</text:p>
          </table:table-cell>
          <table:table-cell table:style-name="ce936" office:value-type="float" office:value="1400" calcext:value-type="float">
            <text:p>1400</text:p>
          </table:table-cell>
          <table:table-cell table:number-columns-repeated="1021"/>
        </table:table-row>
        <table:table-row table:style-name="ro1">
          <table:table-cell table:style-name="ce144" office:value-type="float" office:value="323" calcext:value-type="float">
            <text:p>323</text:p>
          </table:table-cell>
          <table:table-cell table:style-name="ce940" office:value-type="percentage" office:value="0.00358680057388809" calcext:value-type="percentage">
            <text:p>0.359%</text:p>
          </table:table-cell>
          <table:table-cell table:style-name="ce936" office:value-type="float" office:value="1394" calcext:value-type="float">
            <text:p>1394</text:p>
          </table:table-cell>
          <table:table-cell table:number-columns-repeated="1021"/>
        </table:table-row>
        <table:table-row table:style-name="ro1">
          <table:table-cell table:style-name="ce145" office:value-type="float" office:value="322" calcext:value-type="float">
            <text:p>322</text:p>
          </table:table-cell>
          <table:table-cell table:style-name="ce940" office:value-type="percentage" office:value="0.00359971202303816" calcext:value-type="percentage">
            <text:p>0.360%</text:p>
          </table:table-cell>
          <table:table-cell table:style-name="ce936" office:value-type="float" office:value="1389" calcext:value-type="float">
            <text:p>1389</text:p>
          </table:table-cell>
          <table:table-cell table:number-columns-repeated="1021"/>
        </table:table-row>
        <table:table-row table:style-name="ro1">
          <table:table-cell table:style-name="ce146" office:value-type="float" office:value="321" calcext:value-type="float">
            <text:p>321</text:p>
          </table:table-cell>
          <table:table-cell table:style-name="ce940" office:value-type="percentage" office:value="0.00361271676300578" calcext:value-type="percentage">
            <text:p>0.361%</text:p>
          </table:table-cell>
          <table:table-cell table:style-name="ce936" office:value-type="float" office:value="1384" calcext:value-type="float">
            <text:p>1384</text:p>
          </table:table-cell>
          <table:table-cell table:number-columns-repeated="1021"/>
        </table:table-row>
        <table:table-row table:style-name="ro1">
          <table:table-cell table:style-name="ce147" office:value-type="float" office:value="320" calcext:value-type="float">
            <text:p>320</text:p>
          </table:table-cell>
          <table:table-cell table:style-name="ce940" office:value-type="percentage" office:value="0.00290065264684554" calcext:value-type="percentage">
            <text:p>0.290%</text:p>
          </table:table-cell>
          <table:table-cell table:style-name="ce936" office:value-type="float" office:value="1379" calcext:value-type="float">
            <text:p>1379</text:p>
          </table:table-cell>
          <table:table-cell table:number-columns-repeated="1021"/>
        </table:table-row>
        <table:table-row table:style-name="ro1">
          <table:table-cell table:style-name="ce148" office:value-type="float" office:value="319" calcext:value-type="float">
            <text:p>319</text:p>
          </table:table-cell>
          <table:table-cell table:style-name="ce940" office:value-type="percentage" office:value="0.00363636363636364" calcext:value-type="percentage">
            <text:p>0.364%</text:p>
          </table:table-cell>
          <table:table-cell table:style-name="ce936" office:value-type="float" office:value="1375" calcext:value-type="float">
            <text:p>1375</text:p>
          </table:table-cell>
          <table:table-cell table:number-columns-repeated="1021"/>
        </table:table-row>
        <table:table-row table:style-name="ro1">
          <table:table-cell table:style-name="ce149" office:value-type="float" office:value="318" calcext:value-type="float">
            <text:p>318</text:p>
          </table:table-cell>
          <table:table-cell table:style-name="ce940" office:value-type="percentage" office:value="0.00437956204379562" calcext:value-type="percentage">
            <text:p>0.438%</text:p>
          </table:table-cell>
          <table:table-cell table:style-name="ce936" office:value-type="float" office:value="1370" calcext:value-type="float">
            <text:p>1370</text:p>
          </table:table-cell>
          <table:table-cell table:number-columns-repeated="1021"/>
        </table:table-row>
        <table:table-row table:style-name="ro1">
          <table:table-cell table:style-name="ce150" office:value-type="float" office:value="317" calcext:value-type="float">
            <text:p>317</text:p>
          </table:table-cell>
          <table:table-cell table:style-name="ce940" office:value-type="percentage" office:value="0.00366568914956012" calcext:value-type="percentage">
            <text:p>0.367%</text:p>
          </table:table-cell>
          <table:table-cell table:style-name="ce936" office:value-type="float" office:value="1364" calcext:value-type="float">
            <text:p>1364</text:p>
          </table:table-cell>
          <table:table-cell table:number-columns-repeated="1021"/>
        </table:table-row>
        <table:table-row table:style-name="ro1">
          <table:table-cell table:style-name="ce151" office:value-type="float" office:value="316" calcext:value-type="float">
            <text:p>316</text:p>
          </table:table-cell>
          <table:table-cell table:style-name="ce940" office:value-type="percentage" office:value="0.00441501103752759" calcext:value-type="percentage">
            <text:p>0.442%</text:p>
          </table:table-cell>
          <table:table-cell table:style-name="ce936" office:value-type="float" office:value="1359" calcext:value-type="float">
            <text:p>1359</text:p>
          </table:table-cell>
          <table:table-cell table:number-columns-repeated="1021"/>
        </table:table-row>
        <table:table-row table:style-name="ro1">
          <table:table-cell table:style-name="ce152" office:value-type="float" office:value="315" calcext:value-type="float">
            <text:p>315</text:p>
          </table:table-cell>
          <table:table-cell table:style-name="ce940" office:value-type="percentage" office:value="0.00369549150036955" calcext:value-type="percentage">
            <text:p>0.370%</text:p>
          </table:table-cell>
          <table:table-cell table:style-name="ce936" office:value-type="float" office:value="1353" calcext:value-type="float">
            <text:p>1353</text:p>
          </table:table-cell>
          <table:table-cell table:number-columns-repeated="1021"/>
        </table:table-row>
        <table:table-row table:style-name="ro1">
          <table:table-cell table:style-name="ce153" office:value-type="float" office:value="314" calcext:value-type="float">
            <text:p>314</text:p>
          </table:table-cell>
          <table:table-cell table:style-name="ce940" office:value-type="percentage" office:value="0.00445103857566766" calcext:value-type="percentage">
            <text:p>0.445%</text:p>
          </table:table-cell>
          <table:table-cell table:style-name="ce936" office:value-type="float" office:value="1348" calcext:value-type="float">
            <text:p>1348</text:p>
          </table:table-cell>
          <table:table-cell table:number-columns-repeated="1021"/>
        </table:table-row>
        <table:table-row table:style-name="ro1">
          <table:table-cell table:style-name="ce154" office:value-type="float" office:value="313" calcext:value-type="float">
            <text:p>313</text:p>
          </table:table-cell>
          <table:table-cell table:style-name="ce940" office:value-type="percentage" office:value="0.003725782414307" calcext:value-type="percentage">
            <text:p>0.373%</text:p>
          </table:table-cell>
          <table:table-cell table:style-name="ce936" office:value-type="float" office:value="1342" calcext:value-type="float">
            <text:p>1342</text:p>
          </table:table-cell>
          <table:table-cell table:number-columns-repeated="1021"/>
        </table:table-row>
        <table:table-row table:style-name="ro1">
          <table:table-cell table:style-name="ce155" office:value-type="float" office:value="312" calcext:value-type="float">
            <text:p>312</text:p>
          </table:table-cell>
          <table:table-cell table:style-name="ce940" office:value-type="percentage" office:value="0.0037397157816006" calcext:value-type="percentage">
            <text:p>0.374%</text:p>
          </table:table-cell>
          <table:table-cell table:style-name="ce936" office:value-type="float" office:value="1337" calcext:value-type="float">
            <text:p>1337</text:p>
          </table:table-cell>
          <table:table-cell table:number-columns-repeated="1021"/>
        </table:table-row>
        <table:table-row table:style-name="ro1">
          <table:table-cell table:style-name="ce156" office:value-type="float" office:value="311" calcext:value-type="float">
            <text:p>311</text:p>
          </table:table-cell>
          <table:table-cell table:style-name="ce940" office:value-type="percentage" office:value="0.00450450450450451" calcext:value-type="percentage">
            <text:p>0.450%</text:p>
          </table:table-cell>
          <table:table-cell table:style-name="ce936" office:value-type="float" office:value="1332" calcext:value-type="float">
            <text:p>1332</text:p>
          </table:table-cell>
          <table:table-cell table:number-columns-repeated="1021"/>
        </table:table-row>
        <table:table-row table:style-name="ro1">
          <table:table-cell table:style-name="ce157" office:value-type="float" office:value="310" calcext:value-type="float">
            <text:p>310</text:p>
          </table:table-cell>
          <table:table-cell table:style-name="ce940" office:value-type="percentage" office:value="0.00377073906485671" calcext:value-type="percentage">
            <text:p>0.377%</text:p>
          </table:table-cell>
          <table:table-cell table:style-name="ce936" office:value-type="float" office:value="1326" calcext:value-type="float">
            <text:p>1326</text:p>
          </table:table-cell>
          <table:table-cell table:number-columns-repeated="1021"/>
        </table:table-row>
        <table:table-row table:style-name="ro1">
          <table:table-cell table:style-name="ce158" office:value-type="float" office:value="309" calcext:value-type="float">
            <text:p>309</text:p>
          </table:table-cell>
          <table:table-cell table:style-name="ce940" office:value-type="percentage" office:value="0.00454201362604088" calcext:value-type="percentage">
            <text:p>0.454%</text:p>
          </table:table-cell>
          <table:table-cell table:style-name="ce936" office:value-type="float" office:value="1321" calcext:value-type="float">
            <text:p>1321</text:p>
          </table:table-cell>
          <table:table-cell table:number-columns-repeated="1021"/>
        </table:table-row>
        <table:table-row table:style-name="ro1">
          <table:table-cell table:style-name="ce159" office:value-type="float" office:value="308" calcext:value-type="float">
            <text:p>308</text:p>
          </table:table-cell>
          <table:table-cell table:style-name="ce940" office:value-type="percentage" office:value="0.00456273764258555" calcext:value-type="percentage">
            <text:p>0.456%</text:p>
          </table:table-cell>
          <table:table-cell table:style-name="ce936" office:value-type="float" office:value="1315" calcext:value-type="float">
            <text:p>1315</text:p>
          </table:table-cell>
          <table:table-cell table:number-columns-repeated="1021"/>
        </table:table-row>
        <table:table-row table:style-name="ro1">
          <table:table-cell table:style-name="ce160" office:value-type="float" office:value="307" calcext:value-type="float">
            <text:p>307</text:p>
          </table:table-cell>
          <table:table-cell table:style-name="ce940" office:value-type="percentage" office:value="0.00458365164247517" calcext:value-type="percentage">
            <text:p>0.458%</text:p>
          </table:table-cell>
          <table:table-cell table:style-name="ce936" office:value-type="float" office:value="1309" calcext:value-type="float">
            <text:p>1309</text:p>
          </table:table-cell>
          <table:table-cell table:number-columns-repeated="1021"/>
        </table:table-row>
        <table:table-row table:style-name="ro1">
          <table:table-cell table:style-name="ce161" office:value-type="float" office:value="306" calcext:value-type="float">
            <text:p>306</text:p>
          </table:table-cell>
          <table:table-cell table:style-name="ce940" office:value-type="percentage" office:value="0.00460475825019187" calcext:value-type="percentage">
            <text:p>0.460%</text:p>
          </table:table-cell>
          <table:table-cell table:style-name="ce936" office:value-type="float" office:value="1303" calcext:value-type="float">
            <text:p>1303</text:p>
          </table:table-cell>
          <table:table-cell table:number-columns-repeated="1021"/>
        </table:table-row>
        <table:table-row table:style-name="ro1">
          <table:table-cell table:style-name="ce162" office:value-type="float" office:value="305" calcext:value-type="float">
            <text:p>305</text:p>
          </table:table-cell>
          <table:table-cell table:style-name="ce940" office:value-type="percentage" office:value="0.0046260601387818" calcext:value-type="percentage">
            <text:p>0.463%</text:p>
          </table:table-cell>
          <table:table-cell table:style-name="ce936" office:value-type="float" office:value="1297" calcext:value-type="float">
            <text:p>1297</text:p>
          </table:table-cell>
          <table:table-cell table:number-columns-repeated="1021"/>
        </table:table-row>
        <table:table-row table:style-name="ro1">
          <table:table-cell table:style-name="ce163" office:value-type="float" office:value="304" calcext:value-type="float">
            <text:p>304</text:p>
          </table:table-cell>
          <table:table-cell table:style-name="ce940" office:value-type="percentage" office:value="0.00464756003098373" calcext:value-type="percentage">
            <text:p>0.465%</text:p>
          </table:table-cell>
          <table:table-cell table:style-name="ce936" office:value-type="float" office:value="1291" calcext:value-type="float">
            <text:p>1291</text:p>
          </table:table-cell>
          <table:table-cell table:number-columns-repeated="1021"/>
        </table:table-row>
        <table:table-row table:style-name="ro1">
          <table:table-cell table:style-name="ce164" office:value-type="float" office:value="303" calcext:value-type="float">
            <text:p>303</text:p>
          </table:table-cell>
          <table:table-cell table:style-name="ce940" office:value-type="percentage" office:value="0.00544747081712062" calcext:value-type="percentage">
            <text:p>0.545%</text:p>
          </table:table-cell>
          <table:table-cell table:style-name="ce936" office:value-type="float" office:value="1285" calcext:value-type="float">
            <text:p>1285</text:p>
          </table:table-cell>
          <table:table-cell table:number-columns-repeated="1021"/>
        </table:table-row>
        <table:table-row table:style-name="ro1">
          <table:table-cell table:style-name="ce165" office:value-type="float" office:value="302" calcext:value-type="float">
            <text:p>302</text:p>
          </table:table-cell>
          <table:table-cell table:style-name="ce940" office:value-type="percentage" office:value="0.00469483568075118" calcext:value-type="percentage">
            <text:p>0.469%</text:p>
          </table:table-cell>
          <table:table-cell table:style-name="ce936" office:value-type="float" office:value="1278" calcext:value-type="float">
            <text:p>1278</text:p>
          </table:table-cell>
          <table:table-cell table:number-columns-repeated="1021"/>
        </table:table-row>
        <table:table-row table:style-name="ro1">
          <table:table-cell table:style-name="ce166" office:value-type="float" office:value="301" calcext:value-type="float">
            <text:p>301</text:p>
          </table:table-cell>
          <table:table-cell table:style-name="ce940" office:value-type="percentage" office:value="0.00393081761006289" calcext:value-type="percentage">
            <text:p>0.393%</text:p>
          </table:table-cell>
          <table:table-cell table:style-name="ce936" office:value-type="float" office:value="1272" calcext:value-type="float">
            <text:p>1272</text:p>
          </table:table-cell>
          <table:table-cell table:number-columns-repeated="1021"/>
        </table:table-row>
        <table:table-row table:style-name="ro1">
          <table:table-cell table:style-name="ce167" office:value-type="float" office:value="300" calcext:value-type="float">
            <text:p>300</text:p>
          </table:table-cell>
          <table:table-cell table:style-name="ce940" office:value-type="percentage" office:value="0.00473559589581689" calcext:value-type="percentage">
            <text:p>0.474%</text:p>
          </table:table-cell>
          <table:table-cell table:style-name="ce936" office:value-type="float" office:value="1267" calcext:value-type="float">
            <text:p>1267</text:p>
          </table:table-cell>
          <table:table-cell table:number-columns-repeated="1021"/>
        </table:table-row>
        <table:table-row table:style-name="ro1">
          <table:table-cell table:style-name="ce168" office:value-type="float" office:value="299" calcext:value-type="float">
            <text:p>299</text:p>
          </table:table-cell>
          <table:table-cell table:style-name="ce940" office:value-type="percentage" office:value="0.00475812846946868" calcext:value-type="percentage">
            <text:p>0.476%</text:p>
          </table:table-cell>
          <table:table-cell table:style-name="ce936" office:value-type="float" office:value="1261" calcext:value-type="float">
            <text:p>1261</text:p>
          </table:table-cell>
          <table:table-cell table:number-columns-repeated="1021"/>
        </table:table-row>
        <table:table-row table:style-name="ro1">
          <table:table-cell table:style-name="ce169" office:value-type="float" office:value="298" calcext:value-type="float">
            <text:p>298</text:p>
          </table:table-cell>
          <table:table-cell table:style-name="ce940" office:value-type="percentage" office:value="0" calcext:value-type="percentage">
            <text:p>0.000%</text:p>
          </table:table-cell>
          <table:table-cell table:style-name="ce936" office:value-type="float" office:value="1255" calcext:value-type="float">
            <text:p>1255</text:p>
          </table:table-cell>
          <table:table-cell table:number-columns-repeated="1021"/>
        </table:table-row>
        <table:table-row table:style-name="ro1">
          <table:table-cell table:style-name="ce170" office:value-type="float" office:value="297" calcext:value-type="float">
            <text:p>297</text:p>
          </table:table-cell>
          <table:table-cell table:style-name="ce940" office:value-type="percentage" office:value="0" calcext:value-type="percentage">
            <text:p>0.000%</text:p>
          </table:table-cell>
          <table:table-cell table:style-name="ce936" office:value-type="float" office:value="1255" calcext:value-type="float">
            <text:p>1255</text:p>
          </table:table-cell>
          <table:table-cell table:number-columns-repeated="1021"/>
        </table:table-row>
        <table:table-row table:style-name="ro1">
          <table:table-cell table:style-name="ce171" office:value-type="float" office:value="296" calcext:value-type="float">
            <text:p>296</text:p>
          </table:table-cell>
          <table:table-cell table:style-name="ce941" office:value-type="percentage" office:value="0" calcext:value-type="percentage">
            <text:p>0.000%</text:p>
          </table:table-cell>
          <table:table-cell table:style-name="ce936" office:value-type="float" office:value="1255" calcext:value-type="float">
            <text:p>1255</text:p>
          </table:table-cell>
          <table:table-cell table:number-columns-repeated="1021"/>
        </table:table-row>
        <table:table-row table:style-name="ro1">
          <table:table-cell table:style-name="ce172" office:value-type="float" office:value="295" calcext:value-type="float">
            <text:p>295</text:p>
          </table:table-cell>
          <table:table-cell table:style-name="ce940" office:value-type="percentage" office:value="0" calcext:value-type="percentage">
            <text:p>0.000%</text:p>
          </table:table-cell>
          <table:table-cell table:style-name="ce936" office:value-type="float" office:value="1255" calcext:value-type="float">
            <text:p>1255</text:p>
          </table:table-cell>
          <table:table-cell table:number-columns-repeated="1021"/>
        </table:table-row>
        <table:table-row table:style-name="ro1">
          <table:table-cell table:style-name="ce173" office:value-type="float" office:value="294" calcext:value-type="float">
            <text:p>294</text:p>
          </table:table-cell>
          <table:table-cell table:style-name="ce940" office:value-type="percentage" office:value="0" calcext:value-type="percentage">
            <text:p>0.000%</text:p>
          </table:table-cell>
          <table:table-cell table:style-name="ce936" office:value-type="float" office:value="1255" calcext:value-type="float">
            <text:p>1255</text:p>
          </table:table-cell>
          <table:table-cell table:number-columns-repeated="1021"/>
        </table:table-row>
        <table:table-row table:style-name="ro1">
          <table:table-cell table:style-name="ce174" office:value-type="float" office:value="293" calcext:value-type="float">
            <text:p>293</text:p>
          </table:table-cell>
          <table:table-cell table:style-name="ce940" office:value-type="percentage" office:value="0" calcext:value-type="percentage">
            <text:p>0.000%</text:p>
          </table:table-cell>
          <table:table-cell table:style-name="ce936" office:value-type="float" office:value="1255" calcext:value-type="float">
            <text:p>1255</text:p>
          </table:table-cell>
          <table:table-cell table:number-columns-repeated="1021"/>
        </table:table-row>
        <table:table-row table:style-name="ro1">
          <table:table-cell table:style-name="ce175" office:value-type="float" office:value="292" calcext:value-type="float">
            <text:p>292</text:p>
          </table:table-cell>
          <table:table-cell table:style-name="ce940" office:value-type="percentage" office:value="0" calcext:value-type="percentage">
            <text:p>0.000%</text:p>
          </table:table-cell>
          <table:table-cell table:style-name="ce936" office:value-type="float" office:value="1255" calcext:value-type="float">
            <text:p>1255</text:p>
          </table:table-cell>
          <table:table-cell table:number-columns-repeated="1021"/>
        </table:table-row>
        <table:table-row table:style-name="ro1">
          <table:table-cell table:style-name="ce176" office:value-type="float" office:value="291" calcext:value-type="float">
            <text:p>291</text:p>
          </table:table-cell>
          <table:table-cell table:style-name="ce941" office:value-type="percentage" office:value="0" calcext:value-type="percentage">
            <text:p>0.000%</text:p>
          </table:table-cell>
          <table:table-cell table:style-name="ce936" office:value-type="float" office:value="1255" calcext:value-type="float">
            <text:p>1255</text:p>
          </table:table-cell>
          <table:table-cell table:number-columns-repeated="1021"/>
        </table:table-row>
        <table:table-row table:style-name="ro1">
          <table:table-cell table:style-name="ce177" office:value-type="float" office:value="290" calcext:value-type="float">
            <text:p>290</text:p>
          </table:table-cell>
          <table:table-cell table:style-name="ce940" office:value-type="percentage" office:value="0.000796812749003984" calcext:value-type="percentage">
            <text:p>0.080%</text:p>
          </table:table-cell>
          <table:table-cell table:style-name="ce936" office:value-type="float" office:value="1255" calcext:value-type="float">
            <text:p>1255</text:p>
          </table:table-cell>
          <table:table-cell table:number-columns-repeated="1021"/>
        </table:table-row>
        <table:table-row table:style-name="ro1">
          <table:table-cell table:style-name="ce178" office:value-type="float" office:value="289" calcext:value-type="float">
            <text:p>289</text:p>
          </table:table-cell>
          <table:table-cell table:style-name="ce940" office:value-type="percentage" office:value="0" calcext:value-type="percentage">
            <text:p>0.000%</text:p>
          </table:table-cell>
          <table:table-cell table:style-name="ce936" office:value-type="float" office:value="1254" calcext:value-type="float">
            <text:p>1254</text:p>
          </table:table-cell>
          <table:table-cell table:number-columns-repeated="1021"/>
        </table:table-row>
        <table:table-row table:style-name="ro1">
          <table:table-cell table:style-name="ce179" office:value-type="float" office:value="288" calcext:value-type="float">
            <text:p>288</text:p>
          </table:table-cell>
          <table:table-cell table:style-name="ce940" office:value-type="percentage" office:value="0" calcext:value-type="percentage">
            <text:p>0.000%</text:p>
          </table:table-cell>
          <table:table-cell table:style-name="ce936" office:value-type="float" office:value="1254" calcext:value-type="float">
            <text:p>1254</text:p>
          </table:table-cell>
          <table:table-cell table:number-columns-repeated="1021"/>
        </table:table-row>
        <table:table-row table:style-name="ro1">
          <table:table-cell table:style-name="ce180" office:value-type="float" office:value="287" calcext:value-type="float">
            <text:p>287</text:p>
          </table:table-cell>
          <table:table-cell table:style-name="ce940" office:value-type="percentage" office:value="0" calcext:value-type="percentage">
            <text:p>0.000%</text:p>
          </table:table-cell>
          <table:table-cell table:style-name="ce936" office:value-type="float" office:value="1254" calcext:value-type="float">
            <text:p>1254</text:p>
          </table:table-cell>
          <table:table-cell table:number-columns-repeated="1021"/>
        </table:table-row>
        <table:table-row table:style-name="ro1">
          <table:table-cell table:style-name="ce181" office:value-type="float" office:value="286" calcext:value-type="float">
            <text:p>286</text:p>
          </table:table-cell>
          <table:table-cell table:style-name="ce940" office:value-type="percentage" office:value="0.00398724082934609" calcext:value-type="percentage">
            <text:p>0.399%</text:p>
          </table:table-cell>
          <table:table-cell table:style-name="ce936" office:value-type="float" office:value="1254" calcext:value-type="float">
            <text:p>1254</text:p>
          </table:table-cell>
          <table:table-cell table:number-columns-repeated="1021"/>
        </table:table-row>
        <table:table-row table:style-name="ro1">
          <table:table-cell table:style-name="ce182" office:value-type="float" office:value="285" calcext:value-type="float">
            <text:p>285</text:p>
          </table:table-cell>
          <table:table-cell table:style-name="ce940" office:value-type="percentage" office:value="0.00480384307445957" calcext:value-type="percentage">
            <text:p>0.480%</text:p>
          </table:table-cell>
          <table:table-cell table:style-name="ce936" office:value-type="float" office:value="1249" calcext:value-type="float">
            <text:p>1249</text:p>
          </table:table-cell>
          <table:table-cell table:number-columns-repeated="1021"/>
        </table:table-row>
        <table:table-row table:style-name="ro1">
          <table:table-cell table:style-name="ce183" office:value-type="float" office:value="284" calcext:value-type="float">
            <text:p>284</text:p>
          </table:table-cell>
          <table:table-cell table:style-name="ce940" office:value-type="percentage" office:value="0.00402252614641995" calcext:value-type="percentage">
            <text:p>0.402%</text:p>
          </table:table-cell>
          <table:table-cell table:style-name="ce936" office:value-type="float" office:value="1243" calcext:value-type="float">
            <text:p>1243</text:p>
          </table:table-cell>
          <table:table-cell table:number-columns-repeated="1021"/>
        </table:table-row>
        <table:table-row table:style-name="ro1">
          <table:table-cell table:style-name="ce184" office:value-type="float" office:value="283" calcext:value-type="float">
            <text:p>283</text:p>
          </table:table-cell>
          <table:table-cell table:style-name="ce940" office:value-type="percentage" office:value="0.00484652665589661" calcext:value-type="percentage">
            <text:p>0.485%</text:p>
          </table:table-cell>
          <table:table-cell table:style-name="ce936" office:value-type="float" office:value="1238" calcext:value-type="float">
            <text:p>1238</text:p>
          </table:table-cell>
          <table:table-cell table:number-columns-repeated="1021"/>
        </table:table-row>
        <table:table-row table:style-name="ro1">
          <table:table-cell table:style-name="ce185" office:value-type="float" office:value="282" calcext:value-type="float">
            <text:p>282</text:p>
          </table:table-cell>
          <table:table-cell table:style-name="ce940" office:value-type="percentage" office:value="0.00405844155844156" calcext:value-type="percentage">
            <text:p>0.406%</text:p>
          </table:table-cell>
          <table:table-cell table:style-name="ce936" office:value-type="float" office:value="1232" calcext:value-type="float">
            <text:p>1232</text:p>
          </table:table-cell>
          <table:table-cell table:number-columns-repeated="1021"/>
        </table:table-row>
        <table:table-row table:style-name="ro1">
          <table:table-cell table:style-name="ce186" office:value-type="float" office:value="281" calcext:value-type="float">
            <text:p>281</text:p>
          </table:table-cell>
          <table:table-cell table:style-name="ce940" office:value-type="percentage" office:value="0.00488997555012225" calcext:value-type="percentage">
            <text:p>0.489%</text:p>
          </table:table-cell>
          <table:table-cell table:style-name="ce936" office:value-type="float" office:value="1227" calcext:value-type="float">
            <text:p>1227</text:p>
          </table:table-cell>
          <table:table-cell table:number-columns-repeated="1021"/>
        </table:table-row>
        <table:table-row table:style-name="ro1">
          <table:table-cell table:style-name="ce187" office:value-type="float" office:value="280" calcext:value-type="float">
            <text:p>280</text:p>
          </table:table-cell>
          <table:table-cell table:style-name="ce940" office:value-type="percentage" office:value="0.0040950040950041" calcext:value-type="percentage">
            <text:p>0.410%</text:p>
          </table:table-cell>
          <table:table-cell table:style-name="ce936" office:value-type="float" office:value="1221" calcext:value-type="float">
            <text:p>1221</text:p>
          </table:table-cell>
          <table:table-cell table:number-columns-repeated="1021"/>
        </table:table-row>
        <table:table-row table:style-name="ro1">
          <table:table-cell table:style-name="ce188" office:value-type="float" office:value="279" calcext:value-type="float">
            <text:p>279</text:p>
          </table:table-cell>
          <table:table-cell table:style-name="ce940" office:value-type="percentage" office:value="0.00411184210526316" calcext:value-type="percentage">
            <text:p>0.411%</text:p>
          </table:table-cell>
          <table:table-cell table:style-name="ce936" office:value-type="float" office:value="1216" calcext:value-type="float">
            <text:p>1216</text:p>
          </table:table-cell>
          <table:table-cell table:number-columns-repeated="1021"/>
        </table:table-row>
        <table:table-row table:style-name="ro1">
          <table:table-cell table:style-name="ce189" office:value-type="float" office:value="278" calcext:value-type="float">
            <text:p>278</text:p>
          </table:table-cell>
          <table:table-cell table:style-name="ce940" office:value-type="percentage" office:value="0.00412881915772089" calcext:value-type="percentage">
            <text:p>0.413%</text:p>
          </table:table-cell>
          <table:table-cell table:style-name="ce936" office:value-type="float" office:value="1211" calcext:value-type="float">
            <text:p>1211</text:p>
          </table:table-cell>
          <table:table-cell table:number-columns-repeated="1021"/>
        </table:table-row>
        <table:table-row table:style-name="ro1">
          <table:table-cell table:style-name="ce190" office:value-type="float" office:value="277" calcext:value-type="float">
            <text:p>277</text:p>
          </table:table-cell>
          <table:table-cell table:style-name="ce940" office:value-type="percentage" office:value="0.00497512437810945" calcext:value-type="percentage">
            <text:p>0.498%</text:p>
          </table:table-cell>
          <table:table-cell table:style-name="ce936" office:value-type="float" office:value="1206" calcext:value-type="float">
            <text:p>1206</text:p>
          </table:table-cell>
          <table:table-cell table:number-columns-repeated="1021"/>
        </table:table-row>
        <table:table-row table:style-name="ro1">
          <table:table-cell table:style-name="ce191" office:value-type="float" office:value="276" calcext:value-type="float">
            <text:p>276</text:p>
          </table:table-cell>
          <table:table-cell table:style-name="ce940" office:value-type="percentage" office:value="0.00416666666666667" calcext:value-type="percentage">
            <text:p>0.417%</text:p>
          </table:table-cell>
          <table:table-cell table:style-name="ce936" office:value-type="float" office:value="1200" calcext:value-type="float">
            <text:p>1200</text:p>
          </table:table-cell>
          <table:table-cell table:number-columns-repeated="1021"/>
        </table:table-row>
        <table:table-row table:style-name="ro1">
          <table:table-cell table:style-name="ce192" office:value-type="float" office:value="275" calcext:value-type="float">
            <text:p>275</text:p>
          </table:table-cell>
          <table:table-cell table:style-name="ce940" office:value-type="percentage" office:value="0.00418410041841004" calcext:value-type="percentage">
            <text:p>0.418%</text:p>
          </table:table-cell>
          <table:table-cell table:style-name="ce936" office:value-type="float" office:value="1195" calcext:value-type="float">
            <text:p>1195</text:p>
          </table:table-cell>
          <table:table-cell table:number-columns-repeated="1021"/>
        </table:table-row>
        <table:table-row table:style-name="ro1">
          <table:table-cell table:style-name="ce193" office:value-type="float" office:value="274" calcext:value-type="float">
            <text:p>274</text:p>
          </table:table-cell>
          <table:table-cell table:style-name="ce940" office:value-type="percentage" office:value="0.00504201680672269" calcext:value-type="percentage">
            <text:p>0.504%</text:p>
          </table:table-cell>
          <table:table-cell table:style-name="ce936" office:value-type="float" office:value="1190" calcext:value-type="float">
            <text:p>1190</text:p>
          </table:table-cell>
          <table:table-cell table:number-columns-repeated="1021"/>
        </table:table-row>
        <table:table-row table:style-name="ro1">
          <table:table-cell table:style-name="ce194" office:value-type="float" office:value="273" calcext:value-type="float">
            <text:p>273</text:p>
          </table:table-cell>
          <table:table-cell table:style-name="ce940" office:value-type="percentage" office:value="0.00422297297297297" calcext:value-type="percentage">
            <text:p>0.422%</text:p>
          </table:table-cell>
          <table:table-cell table:style-name="ce936" office:value-type="float" office:value="1184" calcext:value-type="float">
            <text:p>1184</text:p>
          </table:table-cell>
          <table:table-cell table:number-columns-repeated="1021"/>
        </table:table-row>
        <table:table-row table:style-name="ro1">
          <table:table-cell table:style-name="ce195" office:value-type="float" office:value="272" calcext:value-type="float">
            <text:p>272</text:p>
          </table:table-cell>
          <table:table-cell table:style-name="ce940" office:value-type="percentage" office:value="0.00508905852417303" calcext:value-type="percentage">
            <text:p>0.509%</text:p>
          </table:table-cell>
          <table:table-cell table:style-name="ce936" office:value-type="float" office:value="1179" calcext:value-type="float">
            <text:p>1179</text:p>
          </table:table-cell>
          <table:table-cell table:number-columns-repeated="1021"/>
        </table:table-row>
        <table:table-row table:style-name="ro1">
          <table:table-cell table:style-name="ce196" office:value-type="float" office:value="271" calcext:value-type="float">
            <text:p>271</text:p>
          </table:table-cell>
          <table:table-cell table:style-name="ce940" office:value-type="percentage" office:value="0.00426257459505541" calcext:value-type="percentage">
            <text:p>0.426%</text:p>
          </table:table-cell>
          <table:table-cell table:style-name="ce936" office:value-type="float" office:value="1173" calcext:value-type="float">
            <text:p>1173</text:p>
          </table:table-cell>
          <table:table-cell table:number-columns-repeated="1021"/>
        </table:table-row>
        <table:table-row table:style-name="ro1">
          <table:table-cell table:style-name="ce197" office:value-type="float" office:value="270" calcext:value-type="float">
            <text:p>270</text:p>
          </table:table-cell>
          <table:table-cell table:style-name="ce940" office:value-type="percentage" office:value="0.00428082191780822" calcext:value-type="percentage">
            <text:p>0.428%</text:p>
          </table:table-cell>
          <table:table-cell table:style-name="ce936" office:value-type="float" office:value="1168" calcext:value-type="float">
            <text:p>1168</text:p>
          </table:table-cell>
          <table:table-cell table:number-columns-repeated="1021"/>
        </table:table-row>
        <table:table-row table:style-name="ro1">
          <table:table-cell table:style-name="ce198" office:value-type="float" office:value="269" calcext:value-type="float">
            <text:p>269</text:p>
          </table:table-cell>
          <table:table-cell table:style-name="ce940" office:value-type="percentage" office:value="0.00515907136715391" calcext:value-type="percentage">
            <text:p>0.516%</text:p>
          </table:table-cell>
          <table:table-cell table:style-name="ce936" office:value-type="float" office:value="1163" calcext:value-type="float">
            <text:p>1163</text:p>
          </table:table-cell>
          <table:table-cell table:number-columns-repeated="1021"/>
        </table:table-row>
        <table:table-row table:style-name="ro1">
          <table:table-cell table:style-name="ce199" office:value-type="float" office:value="268" calcext:value-type="float">
            <text:p>268</text:p>
          </table:table-cell>
          <table:table-cell table:style-name="ce940" office:value-type="percentage" office:value="0.00432152117545376" calcext:value-type="percentage">
            <text:p>0.432%</text:p>
          </table:table-cell>
          <table:table-cell table:style-name="ce936" office:value-type="float" office:value="1157" calcext:value-type="float">
            <text:p>1157</text:p>
          </table:table-cell>
          <table:table-cell table:number-columns-repeated="1021"/>
        </table:table-row>
        <table:table-row table:style-name="ro1">
          <table:table-cell table:style-name="ce200" office:value-type="float" office:value="267" calcext:value-type="float">
            <text:p>267</text:p>
          </table:table-cell>
          <table:table-cell table:style-name="ce940" office:value-type="percentage" office:value="0.00434027777777778" calcext:value-type="percentage">
            <text:p>0.434%</text:p>
          </table:table-cell>
          <table:table-cell table:style-name="ce936" office:value-type="float" office:value="1152" calcext:value-type="float">
            <text:p>1152</text:p>
          </table:table-cell>
          <table:table-cell table:number-columns-repeated="1021"/>
        </table:table-row>
        <table:table-row table:style-name="ro1">
          <table:table-cell table:style-name="ce201" office:value-type="float" office:value="266" calcext:value-type="float">
            <text:p>266</text:p>
          </table:table-cell>
          <table:table-cell table:style-name="ce940" office:value-type="percentage" office:value="0.004359197907585" calcext:value-type="percentage">
            <text:p>0.436%</text:p>
          </table:table-cell>
          <table:table-cell table:style-name="ce936" office:value-type="float" office:value="1147" calcext:value-type="float">
            <text:p>1147</text:p>
          </table:table-cell>
          <table:table-cell table:number-columns-repeated="1021"/>
        </table:table-row>
        <table:table-row table:style-name="ro1">
          <table:table-cell table:style-name="ce202" office:value-type="float" office:value="265" calcext:value-type="float">
            <text:p>265</text:p>
          </table:table-cell>
          <table:table-cell table:style-name="ce940" office:value-type="percentage" office:value="0.00437828371278459" calcext:value-type="percentage">
            <text:p>0.438%</text:p>
          </table:table-cell>
          <table:table-cell table:style-name="ce936" office:value-type="float" office:value="1142" calcext:value-type="float">
            <text:p>1142</text:p>
          </table:table-cell>
          <table:table-cell table:number-columns-repeated="1021"/>
        </table:table-row>
        <table:table-row table:style-name="ro1">
          <table:table-cell table:style-name="ce203" office:value-type="float" office:value="264" calcext:value-type="float">
            <text:p>264</text:p>
          </table:table-cell>
          <table:table-cell table:style-name="ce940" office:value-type="percentage" office:value="0.00439753737906772" calcext:value-type="percentage">
            <text:p>0.440%</text:p>
          </table:table-cell>
          <table:table-cell table:style-name="ce936" office:value-type="float" office:value="1137" calcext:value-type="float">
            <text:p>1137</text:p>
          </table:table-cell>
          <table:table-cell table:number-columns-repeated="1021"/>
        </table:table-row>
        <table:table-row table:style-name="ro1">
          <table:table-cell table:style-name="ce204" office:value-type="float" office:value="263" calcext:value-type="float">
            <text:p>263</text:p>
          </table:table-cell>
          <table:table-cell table:style-name="ce940" office:value-type="percentage" office:value="0.00441696113074205" calcext:value-type="percentage">
            <text:p>0.442%</text:p>
          </table:table-cell>
          <table:table-cell table:style-name="ce936" office:value-type="float" office:value="1132" calcext:value-type="float">
            <text:p>1132</text:p>
          </table:table-cell>
          <table:table-cell table:number-columns-repeated="1021"/>
        </table:table-row>
        <table:table-row table:style-name="ro1">
          <table:table-cell table:style-name="ce205" office:value-type="float" office:value="262" calcext:value-type="float">
            <text:p>262</text:p>
          </table:table-cell>
          <table:table-cell table:style-name="ce940" office:value-type="percentage" office:value="0.00443655723158829" calcext:value-type="percentage">
            <text:p>0.444%</text:p>
          </table:table-cell>
          <table:table-cell table:style-name="ce936" office:value-type="float" office:value="1127" calcext:value-type="float">
            <text:p>1127</text:p>
          </table:table-cell>
          <table:table-cell table:number-columns-repeated="1021"/>
        </table:table-row>
        <table:table-row table:style-name="ro1">
          <table:table-cell table:style-name="ce206" office:value-type="float" office:value="261" calcext:value-type="float">
            <text:p>261</text:p>
          </table:table-cell>
          <table:table-cell table:style-name="ce940" office:value-type="percentage" office:value="0.0053475935828877" calcext:value-type="percentage">
            <text:p>0.535%</text:p>
          </table:table-cell>
          <table:table-cell table:style-name="ce936" office:value-type="float" office:value="1122" calcext:value-type="float">
            <text:p>1122</text:p>
          </table:table-cell>
          <table:table-cell table:number-columns-repeated="1021"/>
        </table:table-row>
        <table:table-row table:style-name="ro1">
          <table:table-cell table:style-name="ce207" office:value-type="float" office:value="260" calcext:value-type="float">
            <text:p>260</text:p>
          </table:table-cell>
          <table:table-cell table:style-name="ce940" office:value-type="percentage" office:value="0.00448028673835125" calcext:value-type="percentage">
            <text:p>0.448%</text:p>
          </table:table-cell>
          <table:table-cell table:style-name="ce936" office:value-type="float" office:value="1116" calcext:value-type="float">
            <text:p>1116</text:p>
          </table:table-cell>
          <table:table-cell table:number-columns-repeated="1021"/>
        </table:table-row>
        <table:table-row table:style-name="ro1">
          <table:table-cell table:style-name="ce208" office:value-type="float" office:value="259" calcext:value-type="float">
            <text:p>259</text:p>
          </table:table-cell>
          <table:table-cell table:style-name="ce940" office:value-type="percentage" office:value="0.0045004500450045" calcext:value-type="percentage">
            <text:p>0.450%</text:p>
          </table:table-cell>
          <table:table-cell table:style-name="ce936" office:value-type="float" office:value="1111" calcext:value-type="float">
            <text:p>1111</text:p>
          </table:table-cell>
          <table:table-cell table:number-columns-repeated="1021"/>
        </table:table-row>
        <table:table-row table:style-name="ro1">
          <table:table-cell table:style-name="ce209" office:value-type="float" office:value="258" calcext:value-type="float">
            <text:p>258</text:p>
          </table:table-cell>
          <table:table-cell table:style-name="ce940" office:value-type="percentage" office:value="0.0054249547920434" calcext:value-type="percentage">
            <text:p>0.542%</text:p>
          </table:table-cell>
          <table:table-cell table:style-name="ce936" office:value-type="float" office:value="1106" calcext:value-type="float">
            <text:p>1106</text:p>
          </table:table-cell>
          <table:table-cell table:number-columns-repeated="1021"/>
        </table:table-row>
        <table:table-row table:style-name="ro1">
          <table:table-cell table:style-name="ce210" office:value-type="float" office:value="257" calcext:value-type="float">
            <text:p>257</text:p>
          </table:table-cell>
          <table:table-cell table:style-name="ce940" office:value-type="percentage" office:value="0.00454545454545455" calcext:value-type="percentage">
            <text:p>0.455%</text:p>
          </table:table-cell>
          <table:table-cell table:style-name="ce936" office:value-type="float" office:value="1100" calcext:value-type="float">
            <text:p>1100</text:p>
          </table:table-cell>
          <table:table-cell table:number-columns-repeated="1021"/>
        </table:table-row>
        <table:table-row table:style-name="ro1">
          <table:table-cell table:style-name="ce211" office:value-type="float" office:value="256" calcext:value-type="float">
            <text:p>256</text:p>
          </table:table-cell>
          <table:table-cell table:style-name="ce940" office:value-type="percentage" office:value="0.0045662100456621" calcext:value-type="percentage">
            <text:p>0.457%</text:p>
          </table:table-cell>
          <table:table-cell table:style-name="ce936" office:value-type="float" office:value="1095" calcext:value-type="float">
            <text:p>1095</text:p>
          </table:table-cell>
          <table:table-cell table:number-columns-repeated="1021"/>
        </table:table-row>
        <table:table-row table:style-name="ro1">
          <table:table-cell table:style-name="ce212" office:value-type="float" office:value="255" calcext:value-type="float">
            <text:p>255</text:p>
          </table:table-cell>
          <table:table-cell table:style-name="ce940" office:value-type="percentage" office:value="0.00458715596330275" calcext:value-type="percentage">
            <text:p>0.459%</text:p>
          </table:table-cell>
          <table:table-cell table:style-name="ce936" office:value-type="float" office:value="1090" calcext:value-type="float">
            <text:p>1090</text:p>
          </table:table-cell>
          <table:table-cell table:number-columns-repeated="1021"/>
        </table:table-row>
        <table:table-row table:style-name="ro1">
          <table:table-cell table:style-name="ce213" office:value-type="float" office:value="254" calcext:value-type="float">
            <text:p>254</text:p>
          </table:table-cell>
          <table:table-cell table:style-name="ce940" office:value-type="percentage" office:value="0.00460829493087558" calcext:value-type="percentage">
            <text:p>0.461%</text:p>
          </table:table-cell>
          <table:table-cell table:style-name="ce936" office:value-type="float" office:value="1085" calcext:value-type="float">
            <text:p>1085</text:p>
          </table:table-cell>
          <table:table-cell table:number-columns-repeated="1021"/>
        </table:table-row>
        <table:table-row table:style-name="ro1">
          <table:table-cell table:style-name="ce214" office:value-type="float" office:value="253" calcext:value-type="float">
            <text:p>253</text:p>
          </table:table-cell>
          <table:table-cell table:style-name="ce940" office:value-type="percentage" office:value="0.00555555555555556" calcext:value-type="percentage">
            <text:p>0.556%</text:p>
          </table:table-cell>
          <table:table-cell table:style-name="ce936" office:value-type="float" office:value="1080" calcext:value-type="float">
            <text:p>1080</text:p>
          </table:table-cell>
          <table:table-cell table:number-columns-repeated="1021"/>
        </table:table-row>
        <table:table-row table:style-name="ro1">
          <table:table-cell table:style-name="ce215" office:value-type="float" office:value="252" calcext:value-type="float">
            <text:p>252</text:p>
          </table:table-cell>
          <table:table-cell table:style-name="ce940" office:value-type="percentage" office:value="0.00465549348230913" calcext:value-type="percentage">
            <text:p>0.466%</text:p>
          </table:table-cell>
          <table:table-cell table:style-name="ce936" office:value-type="float" office:value="1074" calcext:value-type="float">
            <text:p>1074</text:p>
          </table:table-cell>
          <table:table-cell table:number-columns-repeated="1021"/>
        </table:table-row>
        <table:table-row table:style-name="ro1">
          <table:table-cell table:style-name="ce216" office:value-type="float" office:value="251" calcext:value-type="float">
            <text:p>251</text:p>
          </table:table-cell>
          <table:table-cell table:style-name="ce940" office:value-type="percentage" office:value="0.00467726847521048" calcext:value-type="percentage">
            <text:p>0.468%</text:p>
          </table:table-cell>
          <table:table-cell table:style-name="ce936" office:value-type="float" office:value="1069" calcext:value-type="float">
            <text:p>1069</text:p>
          </table:table-cell>
          <table:table-cell table:number-columns-repeated="1021"/>
        </table:table-row>
        <table:table-row table:style-name="ro1">
          <table:table-cell table:style-name="ce217" office:value-type="float" office:value="250" calcext:value-type="float">
            <text:p>250</text:p>
          </table:table-cell>
          <table:table-cell table:style-name="ce940" office:value-type="percentage" office:value="0.00469924812030075" calcext:value-type="percentage">
            <text:p>0.470%</text:p>
          </table:table-cell>
          <table:table-cell table:style-name="ce936" office:value-type="float" office:value="1064" calcext:value-type="float">
            <text:p>1064</text:p>
          </table:table-cell>
          <table:table-cell table:number-columns-repeated="1021"/>
        </table:table-row>
        <table:table-row table:style-name="ro1">
          <table:table-cell table:style-name="ce218" office:value-type="float" office:value="249" calcext:value-type="float">
            <text:p>249</text:p>
          </table:table-cell>
          <table:table-cell table:style-name="ce940" office:value-type="percentage" office:value="0.00472143531633617" calcext:value-type="percentage">
            <text:p>0.472%</text:p>
          </table:table-cell>
          <table:table-cell table:style-name="ce936" office:value-type="float" office:value="1059" calcext:value-type="float">
            <text:p>1059</text:p>
          </table:table-cell>
          <table:table-cell table:number-columns-repeated="1021"/>
        </table:table-row>
        <table:table-row table:style-name="ro1">
          <table:table-cell table:style-name="ce219" office:value-type="float" office:value="248" calcext:value-type="float">
            <text:p>248</text:p>
          </table:table-cell>
          <table:table-cell table:style-name="ce940" office:value-type="percentage" office:value="0.0047438330170778" calcext:value-type="percentage">
            <text:p>0.474%</text:p>
          </table:table-cell>
          <table:table-cell table:style-name="ce936" office:value-type="float" office:value="1054" calcext:value-type="float">
            <text:p>1054</text:p>
          </table:table-cell>
          <table:table-cell table:number-columns-repeated="1021"/>
        </table:table-row>
        <table:table-row table:style-name="ro1">
          <table:table-cell table:style-name="ce220" office:value-type="float" office:value="247" calcext:value-type="float">
            <text:p>247</text:p>
          </table:table-cell>
          <table:table-cell table:style-name="ce940" office:value-type="percentage" office:value="0.00476644423260248" calcext:value-type="percentage">
            <text:p>0.477%</text:p>
          </table:table-cell>
          <table:table-cell table:style-name="ce936" office:value-type="float" office:value="1049" calcext:value-type="float">
            <text:p>1049</text:p>
          </table:table-cell>
          <table:table-cell table:number-columns-repeated="1021"/>
        </table:table-row>
        <table:table-row table:style-name="ro1">
          <table:table-cell table:style-name="ce221" office:value-type="float" office:value="246" calcext:value-type="float">
            <text:p>246</text:p>
          </table:table-cell>
          <table:table-cell table:style-name="ce940" office:value-type="percentage" office:value="0.00478927203065145" calcext:value-type="percentage">
            <text:p>0.479%</text:p>
          </table:table-cell>
          <table:table-cell table:style-name="ce936" office:value-type="float" office:value="1044" calcext:value-type="float">
            <text:p>1044</text:p>
          </table:table-cell>
          <table:table-cell table:number-columns-repeated="1021"/>
        </table:table-row>
        <table:table-row table:style-name="ro1">
          <table:table-cell table:style-name="ce222" office:value-type="float" office:value="245" calcext:value-type="float">
            <text:p>245</text:p>
          </table:table-cell>
          <table:table-cell table:style-name="ce940" office:value-type="percentage" office:value="0.00481231953801721" calcext:value-type="percentage">
            <text:p>0.481%</text:p>
          </table:table-cell>
          <table:table-cell table:style-name="ce936" office:value-type="float" office:value="1039" calcext:value-type="float">
            <text:p>1039</text:p>
          </table:table-cell>
          <table:table-cell table:number-columns-repeated="1021"/>
        </table:table-row>
        <table:table-row table:style-name="ro1">
          <table:table-cell table:style-name="ce223" office:value-type="float" office:value="244" calcext:value-type="float">
            <text:p>244</text:p>
          </table:table-cell>
          <table:table-cell table:style-name="ce940" office:value-type="percentage" office:value="0.00483558994197303" calcext:value-type="percentage">
            <text:p>0.484%</text:p>
          </table:table-cell>
          <table:table-cell table:style-name="ce936" office:value-type="float" office:value="1034" calcext:value-type="float">
            <text:p>1034</text:p>
          </table:table-cell>
          <table:table-cell table:number-columns-repeated="1021"/>
        </table:table-row>
        <table:table-row table:style-name="ro1">
          <table:table-cell table:style-name="ce224" office:value-type="float" office:value="243" calcext:value-type="float">
            <text:p>243</text:p>
          </table:table-cell>
          <table:table-cell table:style-name="ce940" office:value-type="percentage" office:value="0.00485908649173944" calcext:value-type="percentage">
            <text:p>0.486%</text:p>
          </table:table-cell>
          <table:table-cell table:style-name="ce936" office:value-type="float" office:value="1029" calcext:value-type="float">
            <text:p>1029</text:p>
          </table:table-cell>
          <table:table-cell table:number-columns-repeated="1021"/>
        </table:table-row>
        <table:table-row table:style-name="ro1">
          <table:table-cell table:style-name="ce225" office:value-type="float" office:value="242" calcext:value-type="float">
            <text:p>242</text:p>
          </table:table-cell>
          <table:table-cell table:style-name="ce940" office:value-type="percentage" office:value="0.00488281250000011" calcext:value-type="percentage">
            <text:p>0.488%</text:p>
          </table:table-cell>
          <table:table-cell table:style-name="ce936" office:value-type="float" office:value="1024" calcext:value-type="float">
            <text:p>1024</text:p>
          </table:table-cell>
          <table:table-cell table:number-columns-repeated="1021"/>
        </table:table-row>
        <table:table-row table:style-name="ro1">
          <table:table-cell table:style-name="ce226" office:value-type="float" office:value="241" calcext:value-type="float">
            <text:p>241</text:p>
          </table:table-cell>
          <table:table-cell table:style-name="ce940" office:value-type="percentage" office:value="0.00490677134445524" calcext:value-type="percentage">
            <text:p>0.491%</text:p>
          </table:table-cell>
          <table:table-cell table:style-name="ce936" office:value-type="float" office:value="1019" calcext:value-type="float">
            <text:p>1019</text:p>
          </table:table-cell>
          <table:table-cell table:number-columns-repeated="1021"/>
        </table:table-row>
        <table:table-row table:style-name="ro1">
          <table:table-cell table:style-name="ce227" office:value-type="float" office:value="240" calcext:value-type="float">
            <text:p>240</text:p>
          </table:table-cell>
          <table:table-cell table:style-name="ce940" office:value-type="percentage" office:value="0.00493096646942812" calcext:value-type="percentage">
            <text:p>0.493%</text:p>
          </table:table-cell>
          <table:table-cell table:style-name="ce936" office:value-type="float" office:value="1014" calcext:value-type="float">
            <text:p>1014</text:p>
          </table:table-cell>
          <table:table-cell table:number-columns-repeated="1021"/>
        </table:table-row>
        <table:table-row table:style-name="ro1">
          <table:table-cell table:style-name="ce228" office:value-type="float" office:value="239" calcext:value-type="float">
            <text:p>239</text:p>
          </table:table-cell>
          <table:table-cell table:style-name="ce940" office:value-type="percentage" office:value="0.00495540138751228" calcext:value-type="percentage">
            <text:p>0.496%</text:p>
          </table:table-cell>
          <table:table-cell table:style-name="ce936" office:value-type="float" office:value="1009" calcext:value-type="float">
            <text:p>1009</text:p>
          </table:table-cell>
          <table:table-cell table:number-columns-repeated="1021"/>
        </table:table-row>
        <table:table-row table:style-name="ro1">
          <table:table-cell table:style-name="ce229" office:value-type="float" office:value="238" calcext:value-type="float">
            <text:p>238</text:p>
          </table:table-cell>
          <table:table-cell table:style-name="ce940" office:value-type="percentage" office:value="0.00536254980079681" calcext:value-type="percentage">
            <text:p>0.536%</text:p>
          </table:table-cell>
          <table:table-cell table:style-name="ce936" office:value-type="float" office:value="1004" calcext:value-type="float">
            <text:p>1004</text:p>
          </table:table-cell>
          <table:table-cell table:number-columns-repeated="1021"/>
        </table:table-row>
        <table:table-row table:style-name="ro1">
          <table:table-cell table:style-name="ce230" office:value-type="float" office:value="237" calcext:value-type="float">
            <text:p>237</text:p>
          </table:table-cell>
          <table:table-cell table:style-name="ce940" office:value-type="percentage" office:value="0.0049758866270919" calcext:value-type="percentage">
            <text:p>0.498%</text:p>
          </table:table-cell>
          <table:table-cell table:style-name="ce936" office:value-type="float" office:value="998.616" calcext:value-type="float">
            <text:p>998.616</text:p>
          </table:table-cell>
          <table:table-cell table:number-columns-repeated="1021"/>
        </table:table-row>
        <table:table-row table:style-name="ro1">
          <table:table-cell table:style-name="ce231" office:value-type="float" office:value="236" calcext:value-type="float">
            <text:p>236</text:p>
          </table:table-cell>
          <table:table-cell table:style-name="ce940" office:value-type="percentage" office:value="0.00514669696582388" calcext:value-type="percentage">
            <text:p>0.515%</text:p>
          </table:table-cell>
          <table:table-cell table:style-name="ce936" office:value-type="float" office:value="993.647" calcext:value-type="float">
            <text:p>993.647</text:p>
          </table:table-cell>
          <table:table-cell table:number-columns-repeated="1021"/>
        </table:table-row>
        <table:table-row table:style-name="ro1">
          <table:table-cell table:style-name="ce232" office:value-type="float" office:value="235" calcext:value-type="float">
            <text:p>235</text:p>
          </table:table-cell>
          <table:table-cell table:style-name="ce940" office:value-type="percentage" office:value="0.00517231088896375" calcext:value-type="percentage">
            <text:p>0.517%</text:p>
          </table:table-cell>
          <table:table-cell table:style-name="ce936" office:value-type="float" office:value="988.533" calcext:value-type="float">
            <text:p>988.533</text:p>
          </table:table-cell>
          <table:table-cell table:number-columns-repeated="1021"/>
        </table:table-row>
        <table:table-row table:style-name="ro1">
          <table:table-cell table:style-name="ce233" office:value-type="float" office:value="234" calcext:value-type="float">
            <text:p>234</text:p>
          </table:table-cell>
          <table:table-cell table:style-name="ce940" office:value-type="percentage" office:value="0.00526428179211324" calcext:value-type="percentage">
            <text:p>0.526%</text:p>
          </table:table-cell>
          <table:table-cell table:style-name="ce936" office:value-type="float" office:value="983.42" calcext:value-type="float">
            <text:p>983.42</text:p>
          </table:table-cell>
          <table:table-cell table:number-columns-repeated="1021"/>
        </table:table-row>
        <table:table-row table:style-name="ro1">
          <table:table-cell table:style-name="ce234" office:value-type="float" office:value="233" calcext:value-type="float">
            <text:p>233</text:p>
          </table:table-cell>
          <table:table-cell table:style-name="ce940" office:value-type="percentage" office:value="0.00492720111465147" calcext:value-type="percentage">
            <text:p>0.493%</text:p>
          </table:table-cell>
          <table:table-cell table:style-name="ce936" office:value-type="float" office:value="978.243" calcext:value-type="float">
            <text:p>978.243</text:p>
          </table:table-cell>
          <table:table-cell table:number-columns-repeated="1021"/>
        </table:table-row>
        <table:table-row table:style-name="ro1">
          <table:table-cell table:style-name="ce235" office:value-type="float" office:value="232" calcext:value-type="float">
            <text:p>232</text:p>
          </table:table-cell>
          <table:table-cell table:style-name="ce940" office:value-type="percentage" office:value="0.00477284798078533" calcext:value-type="percentage">
            <text:p>0.477%</text:p>
          </table:table-cell>
          <table:table-cell table:style-name="ce936" office:value-type="float" office:value="973.423" calcext:value-type="float">
            <text:p>973.423</text:p>
          </table:table-cell>
          <table:table-cell table:number-columns-repeated="1021"/>
        </table:table-row>
        <table:table-row table:style-name="ro1">
          <table:table-cell table:style-name="ce236" office:value-type="float" office:value="231" calcext:value-type="float">
            <text:p>231</text:p>
          </table:table-cell>
          <table:table-cell table:style-name="ce940" office:value-type="percentage" office:value="0.0048803801081157" calcext:value-type="percentage">
            <text:p>0.488%</text:p>
          </table:table-cell>
          <table:table-cell table:style-name="ce936" office:value-type="float" office:value="968.777" calcext:value-type="float">
            <text:p>968.777</text:p>
          </table:table-cell>
          <table:table-cell table:number-columns-repeated="1021"/>
        </table:table-row>
        <table:table-row table:style-name="ro1">
          <table:table-cell table:style-name="ce237" office:value-type="float" office:value="230" calcext:value-type="float">
            <text:p>230</text:p>
          </table:table-cell>
          <table:table-cell table:style-name="ce940" office:value-type="percentage" office:value="0.00457860544432908" calcext:value-type="percentage">
            <text:p>0.458%</text:p>
          </table:table-cell>
          <table:table-cell table:style-name="ce936" office:value-type="float" office:value="964.049" calcext:value-type="float">
            <text:p>964.049</text:p>
          </table:table-cell>
          <table:table-cell table:number-columns-repeated="1021"/>
        </table:table-row>
        <table:table-row table:style-name="ro1">
          <table:table-cell table:style-name="ce238" office:value-type="float" office:value="229" calcext:value-type="float">
            <text:p>229</text:p>
          </table:table-cell>
          <table:table-cell table:style-name="ce940" office:value-type="percentage" office:value="0.00465176864120212" calcext:value-type="percentage">
            <text:p>0.465%</text:p>
          </table:table-cell>
          <table:table-cell table:style-name="ce936" office:value-type="float" office:value="959.635" calcext:value-type="float">
            <text:p>959.635</text:p>
          </table:table-cell>
          <table:table-cell table:number-columns-repeated="1021"/>
        </table:table-row>
        <table:table-row table:style-name="ro1">
          <table:table-cell table:style-name="ce239" office:value-type="float" office:value="228" calcext:value-type="float">
            <text:p>228</text:p>
          </table:table-cell>
          <table:table-cell table:style-name="ce940" office:value-type="percentage" office:value="0.00467246178956438" calcext:value-type="percentage">
            <text:p>0.467%</text:p>
          </table:table-cell>
          <table:table-cell table:style-name="ce936" office:value-type="float" office:value="955.171" calcext:value-type="float">
            <text:p>955.171</text:p>
          </table:table-cell>
          <table:table-cell table:number-columns-repeated="1021"/>
        </table:table-row>
        <table:table-row table:style-name="ro1">
          <table:table-cell table:style-name="ce240" office:value-type="float" office:value="227" calcext:value-type="float">
            <text:p>227</text:p>
          </table:table-cell>
          <table:table-cell table:style-name="ce940" office:value-type="percentage" office:value="0.00436306415850082" calcext:value-type="percentage">
            <text:p>0.436%</text:p>
          </table:table-cell>
          <table:table-cell table:style-name="ce936" office:value-type="float" office:value="950.708" calcext:value-type="float">
            <text:p>950.708</text:p>
          </table:table-cell>
          <table:table-cell table:number-columns-repeated="1021"/>
        </table:table-row>
        <table:table-row table:style-name="ro1">
          <table:table-cell table:style-name="ce241" office:value-type="float" office:value="226" calcext:value-type="float">
            <text:p>226</text:p>
          </table:table-cell>
          <table:table-cell table:style-name="ce940" office:value-type="percentage" office:value="0.00427019945909398" calcext:value-type="percentage">
            <text:p>0.427%</text:p>
          </table:table-cell>
          <table:table-cell table:style-name="ce936" office:value-type="float" office:value="946.56" calcext:value-type="float">
            <text:p>946.56</text:p>
          </table:table-cell>
          <table:table-cell table:number-columns-repeated="1021"/>
        </table:table-row>
        <table:table-row table:style-name="ro1">
          <table:table-cell table:style-name="ce242" office:value-type="float" office:value="225" calcext:value-type="float">
            <text:p>225</text:p>
          </table:table-cell>
          <table:table-cell table:style-name="ce940" office:value-type="percentage" office:value="0.00448585597304243" calcext:value-type="percentage">
            <text:p>0.449%</text:p>
          </table:table-cell>
          <table:table-cell table:style-name="ce936" office:value-type="float" office:value="942.518" calcext:value-type="float">
            <text:p>942.518</text:p>
          </table:table-cell>
          <table:table-cell table:number-columns-repeated="1021"/>
        </table:table-row>
        <table:table-row table:style-name="ro1">
          <table:table-cell table:style-name="ce243" office:value-type="float" office:value="224" calcext:value-type="float">
            <text:p>224</text:p>
          </table:table-cell>
          <table:table-cell table:style-name="ce940" office:value-type="percentage" office:value="0.00433661234799476" calcext:value-type="percentage">
            <text:p>0.434%</text:p>
          </table:table-cell>
          <table:table-cell table:style-name="ce936" office:value-type="float" office:value="938.29" calcext:value-type="float">
            <text:p>938.29</text:p>
          </table:table-cell>
          <table:table-cell table:number-columns-repeated="1021"/>
        </table:table-row>
        <table:table-row table:style-name="ro1">
          <table:table-cell table:style-name="ce244" office:value-type="float" office:value="223" calcext:value-type="float">
            <text:p>223</text:p>
          </table:table-cell>
          <table:table-cell table:style-name="ce940" office:value-type="percentage" office:value="0.00447752726603234" calcext:value-type="percentage">
            <text:p>0.448%</text:p>
          </table:table-cell>
          <table:table-cell table:style-name="ce936" office:value-type="float" office:value="934.221" calcext:value-type="float">
            <text:p>934.221</text:p>
          </table:table-cell>
          <table:table-cell table:number-columns-repeated="1021"/>
        </table:table-row>
        <table:table-row table:style-name="ro1">
          <table:table-cell table:style-name="ce245" office:value-type="float" office:value="222" calcext:value-type="float">
            <text:p>222</text:p>
          </table:table-cell>
          <table:table-cell table:style-name="ce940" office:value-type="percentage" office:value="0.00462024132347281" calcext:value-type="percentage">
            <text:p>0.462%</text:p>
          </table:table-cell>
          <table:table-cell table:style-name="ce936" office:value-type="float" office:value="930.038" calcext:value-type="float">
            <text:p>930.038</text:p>
          </table:table-cell>
          <table:table-cell table:number-columns-repeated="1021"/>
        </table:table-row>
        <table:table-row table:style-name="ro1">
          <table:table-cell table:style-name="ce246" office:value-type="float" office:value="221" calcext:value-type="float">
            <text:p>221</text:p>
          </table:table-cell>
          <table:table-cell table:style-name="ce940" office:value-type="percentage" office:value="0.00439971871182113" calcext:value-type="percentage">
            <text:p>0.440%</text:p>
          </table:table-cell>
          <table:table-cell table:style-name="ce936" office:value-type="float" office:value="925.741" calcext:value-type="float">
            <text:p>925.741</text:p>
          </table:table-cell>
          <table:table-cell table:number-columns-repeated="1021"/>
        </table:table-row>
        <table:table-row table:style-name="ro1">
          <table:table-cell table:style-name="ce247" office:value-type="float" office:value="220" calcext:value-type="float">
            <text:p>220</text:p>
          </table:table-cell>
          <table:table-cell table:style-name="ce940" office:value-type="percentage" office:value="0.00436708228993521" calcext:value-type="percentage">
            <text:p>0.437%</text:p>
          </table:table-cell>
          <table:table-cell table:style-name="ce936" office:value-type="float" office:value="921.668" calcext:value-type="float">
            <text:p>921.668</text:p>
          </table:table-cell>
          <table:table-cell table:number-columns-repeated="1021"/>
        </table:table-row>
        <table:table-row table:style-name="ro1">
          <table:table-cell table:style-name="ce248" office:value-type="float" office:value="219" calcext:value-type="float">
            <text:p>219</text:p>
          </table:table-cell>
          <table:table-cell table:style-name="ce940" office:value-type="percentage" office:value="0.00443854527305281" calcext:value-type="percentage">
            <text:p>0.444%</text:p>
          </table:table-cell>
          <table:table-cell table:style-name="ce936" office:value-type="float" office:value="917.643" calcext:value-type="float">
            <text:p>917.643</text:p>
          </table:table-cell>
          <table:table-cell table:number-columns-repeated="1021"/>
        </table:table-row>
        <table:table-row table:style-name="ro1">
          <table:table-cell table:style-name="ce249" office:value-type="float" office:value="218" calcext:value-type="float">
            <text:p>218</text:p>
          </table:table-cell>
          <table:table-cell table:style-name="ce940" office:value-type="percentage" office:value="0.00429414275862824" calcext:value-type="percentage">
            <text:p>0.429%</text:p>
          </table:table-cell>
          <table:table-cell table:style-name="ce936" office:value-type="float" office:value="913.57" calcext:value-type="float">
            <text:p>913.57</text:p>
          </table:table-cell>
          <table:table-cell table:number-columns-repeated="1021"/>
        </table:table-row>
        <table:table-row table:style-name="ro1">
          <table:table-cell table:style-name="ce250" office:value-type="float" office:value="217" calcext:value-type="float">
            <text:p>217</text:p>
          </table:table-cell>
          <table:table-cell table:style-name="ce940" office:value-type="percentage" office:value="0.00458639450248283" calcext:value-type="percentage">
            <text:p>0.459%</text:p>
          </table:table-cell>
          <table:table-cell table:style-name="ce936" office:value-type="float" office:value="909.647" calcext:value-type="float">
            <text:p>909.647</text:p>
          </table:table-cell>
          <table:table-cell table:number-columns-repeated="1021"/>
        </table:table-row>
        <table:table-row table:style-name="ro1">
          <table:table-cell table:style-name="ce251" office:value-type="float" office:value="216" calcext:value-type="float">
            <text:p>216</text:p>
          </table:table-cell>
          <table:table-cell table:style-name="ce940" office:value-type="percentage" office:value="0.00459206493829206" calcext:value-type="percentage">
            <text:p>0.459%</text:p>
          </table:table-cell>
          <table:table-cell table:style-name="ce936" office:value-type="float" office:value="905.475" calcext:value-type="float">
            <text:p>905.475</text:p>
          </table:table-cell>
          <table:table-cell table:number-columns-repeated="1021"/>
        </table:table-row>
        <table:table-row table:style-name="ro1">
          <table:table-cell table:style-name="ce252" office:value-type="float" office:value="215" calcext:value-type="float">
            <text:p>215</text:p>
          </table:table-cell>
          <table:table-cell table:style-name="ce940" office:value-type="percentage" office:value="0.00457330772636043" calcext:value-type="percentage">
            <text:p>0.457%</text:p>
          </table:table-cell>
          <table:table-cell table:style-name="ce936" office:value-type="float" office:value="901.317" calcext:value-type="float">
            <text:p>901.317</text:p>
          </table:table-cell>
          <table:table-cell table:number-columns-repeated="1021"/>
        </table:table-row>
        <table:table-row table:style-name="ro1">
          <table:table-cell table:style-name="ce253" office:value-type="float" office:value="214" calcext:value-type="float">
            <text:p>214</text:p>
          </table:table-cell>
          <table:table-cell table:style-name="ce940" office:value-type="percentage" office:value="0.00490082980845859" calcext:value-type="percentage">
            <text:p>0.490%</text:p>
          </table:table-cell>
          <table:table-cell table:style-name="ce936" office:value-type="float" office:value="897.195" calcext:value-type="float">
            <text:p>897.195</text:p>
          </table:table-cell>
          <table:table-cell table:number-columns-repeated="1021"/>
        </table:table-row>
        <table:table-row table:style-name="ro1">
          <table:table-cell table:style-name="ce254" office:value-type="float" office:value="213" calcext:value-type="float">
            <text:p>213</text:p>
          </table:table-cell>
          <table:table-cell table:style-name="ce940" office:value-type="percentage" office:value="0.00445565514259665" calcext:value-type="percentage">
            <text:p>0.446%</text:p>
          </table:table-cell>
          <table:table-cell table:style-name="ce936" office:value-type="float" office:value="892.798" calcext:value-type="float">
            <text:p>892.798</text:p>
          </table:table-cell>
          <table:table-cell table:number-columns-repeated="1021"/>
        </table:table-row>
        <table:table-row table:style-name="ro1">
          <table:table-cell table:style-name="ce255" office:value-type="float" office:value="212" calcext:value-type="float">
            <text:p>212</text:p>
          </table:table-cell>
          <table:table-cell table:style-name="ce940" office:value-type="percentage" office:value="0.00494813348034473" calcext:value-type="percentage">
            <text:p>0.495%</text:p>
          </table:table-cell>
          <table:table-cell table:style-name="ce936" office:value-type="float" office:value="888.82" calcext:value-type="float">
            <text:p>888.82</text:p>
          </table:table-cell>
          <table:table-cell table:number-columns-repeated="1021"/>
        </table:table-row>
        <table:table-row table:style-name="ro1">
          <table:table-cell table:style-name="ce256" office:value-type="float" office:value="211" calcext:value-type="float">
            <text:p>211</text:p>
          </table:table-cell>
          <table:table-cell table:style-name="ce940" office:value-type="percentage" office:value="0.0049829153955917" calcext:value-type="percentage">
            <text:p>0.498%</text:p>
          </table:table-cell>
          <table:table-cell table:style-name="ce936" office:value-type="float" office:value="884.422" calcext:value-type="float">
            <text:p>884.422</text:p>
          </table:table-cell>
          <table:table-cell table:number-columns-repeated="1021"/>
        </table:table-row>
        <table:table-row table:style-name="ro1">
          <table:table-cell table:style-name="ce257" office:value-type="float" office:value="210" calcext:value-type="float">
            <text:p>210</text:p>
          </table:table-cell>
          <table:table-cell table:style-name="ce940" office:value-type="percentage" office:value="0.00536922666090919" calcext:value-type="percentage">
            <text:p>0.537%</text:p>
          </table:table-cell>
          <table:table-cell table:style-name="ce936" office:value-type="float" office:value="880.015" calcext:value-type="float">
            <text:p>880.015</text:p>
          </table:table-cell>
          <table:table-cell table:number-columns-repeated="1021"/>
        </table:table-row>
        <table:table-row table:style-name="ro1">
          <table:table-cell table:style-name="ce258" office:value-type="float" office:value="209" calcext:value-type="float">
            <text:p>209</text:p>
          </table:table-cell>
          <table:table-cell table:style-name="ce940" office:value-type="percentage" office:value="0.00570553759325481" calcext:value-type="percentage">
            <text:p>0.571%</text:p>
          </table:table-cell>
          <table:table-cell table:style-name="ce936" office:value-type="float" office:value="875.29" calcext:value-type="float">
            <text:p>875.29</text:p>
          </table:table-cell>
          <table:table-cell table:number-columns-repeated="1021"/>
        </table:table-row>
        <table:table-row table:style-name="ro1">
          <table:table-cell table:style-name="ce259" office:value-type="float" office:value="208" calcext:value-type="float">
            <text:p>208</text:p>
          </table:table-cell>
          <table:table-cell table:style-name="ce940" office:value-type="percentage" office:value="0.00581756092180132" calcext:value-type="percentage">
            <text:p>0.582%</text:p>
          </table:table-cell>
          <table:table-cell table:style-name="ce936" office:value-type="float" office:value="870.296" calcext:value-type="float">
            <text:p>870.296</text:p>
          </table:table-cell>
          <table:table-cell table:number-columns-repeated="1021"/>
        </table:table-row>
        <table:table-row table:style-name="ro1">
          <table:table-cell table:style-name="ce260" office:value-type="float" office:value="207" calcext:value-type="float">
            <text:p>207</text:p>
          </table:table-cell>
          <table:table-cell table:style-name="ce940" office:value-type="percentage" office:value="0.00577301143160282" calcext:value-type="percentage">
            <text:p>0.577%</text:p>
          </table:table-cell>
          <table:table-cell table:style-name="ce936" office:value-type="float" office:value="865.233" calcext:value-type="float">
            <text:p>865.233</text:p>
          </table:table-cell>
          <table:table-cell table:number-columns-repeated="1021"/>
        </table:table-row>
        <table:table-row table:style-name="ro1">
          <table:table-cell table:style-name="ce261" office:value-type="float" office:value="206" calcext:value-type="float">
            <text:p>206</text:p>
          </table:table-cell>
          <table:table-cell table:style-name="ce940" office:value-type="percentage" office:value="0.00588093062617555" calcext:value-type="percentage">
            <text:p>0.588%</text:p>
          </table:table-cell>
          <table:table-cell table:style-name="ce936" office:value-type="float" office:value="860.238" calcext:value-type="float">
            <text:p>860.238</text:p>
          </table:table-cell>
          <table:table-cell table:number-columns-repeated="1021"/>
        </table:table-row>
        <table:table-row table:style-name="ro1">
          <table:table-cell table:style-name="ce262" office:value-type="float" office:value="205" calcext:value-type="float">
            <text:p>205</text:p>
          </table:table-cell>
          <table:table-cell table:style-name="ce940" office:value-type="percentage" office:value="0.00522931456455315" calcext:value-type="percentage">
            <text:p>0.523%</text:p>
          </table:table-cell>
          <table:table-cell table:style-name="ce936" office:value-type="float" office:value="855.179" calcext:value-type="float">
            <text:p>855.179</text:p>
          </table:table-cell>
          <table:table-cell table:number-columns-repeated="1021"/>
        </table:table-row>
        <table:table-row table:style-name="ro1">
          <table:table-cell table:style-name="ce263" office:value-type="float" office:value="204" calcext:value-type="float">
            <text:p>204</text:p>
          </table:table-cell>
          <table:table-cell table:style-name="ce940" office:value-type="percentage" office:value="0" calcext:value-type="percentage">
            <text:p>0.000%</text:p>
          </table:table-cell>
          <table:table-cell table:style-name="ce936" office:value-type="float" office:value="850.707" calcext:value-type="float">
            <text:p>850.707</text:p>
          </table:table-cell>
          <table:table-cell table:number-columns-repeated="1021"/>
        </table:table-row>
        <table:table-row table:style-name="ro1">
          <table:table-cell table:style-name="ce264" office:value-type="float" office:value="203" calcext:value-type="float">
            <text:p>203</text:p>
          </table:table-cell>
          <table:table-cell table:style-name="ce941" office:value-type="percentage" office:value="0" calcext:value-type="percentage">
            <text:p>0.000%</text:p>
          </table:table-cell>
          <table:table-cell table:style-name="ce936" office:value-type="float" office:value="845.612" calcext:value-type="float">
            <text:p>845.612</text:p>
          </table:table-cell>
          <table:table-cell table:number-columns-repeated="1021"/>
        </table:table-row>
        <table:table-row table:style-name="ro1">
          <table:table-cell table:style-name="ce265" office:value-type="float" office:value="202" calcext:value-type="float">
            <text:p>202</text:p>
          </table:table-cell>
          <table:table-cell table:style-name="ce940" office:value-type="percentage" office:value="0.00602522196941387" calcext:value-type="percentage">
            <text:p>0.603%</text:p>
          </table:table-cell>
          <table:table-cell table:style-name="ce936" office:value-type="float" office:value="845.612" calcext:value-type="float">
            <text:p>845.612</text:p>
          </table:table-cell>
          <table:table-cell table:number-columns-repeated="1021"/>
        </table:table-row>
        <table:table-row table:style-name="ro1">
          <table:table-cell table:style-name="ce266" office:value-type="float" office:value="201" calcext:value-type="float">
            <text:p>201</text:p>
          </table:table-cell>
          <table:table-cell table:style-name="ce940" office:value-type="percentage" office:value="0.00639130439955409" calcext:value-type="percentage">
            <text:p>0.639%</text:p>
          </table:table-cell>
          <table:table-cell table:style-name="ce936" office:value-type="float" office:value="840.517" calcext:value-type="float">
            <text:p>840.517</text:p>
          </table:table-cell>
          <table:table-cell table:number-columns-repeated="1021"/>
        </table:table-row>
        <table:table-row table:style-name="ro1">
          <table:table-cell table:style-name="ce267" office:value-type="float" office:value="200" calcext:value-type="float">
            <text:p>200</text:p>
          </table:table-cell>
          <table:table-cell table:style-name="ce940" office:value-type="percentage" office:value="0.00643361332463225" calcext:value-type="percentage">
            <text:p>0.643%</text:p>
          </table:table-cell>
          <table:table-cell table:style-name="ce936" office:value-type="float" office:value="835.145" calcext:value-type="float">
            <text:p>835.145</text:p>
          </table:table-cell>
          <table:table-cell table:number-columns-repeated="1021"/>
        </table:table-row>
        <table:table-row table:style-name="ro1">
          <table:table-cell table:style-name="ce268" office:value-type="float" office:value="199" calcext:value-type="float">
            <text:p>199</text:p>
          </table:table-cell>
          <table:table-cell table:style-name="ce940" office:value-type="percentage" office:value="0.00647406757518933" calcext:value-type="percentage">
            <text:p>0.647%</text:p>
          </table:table-cell>
          <table:table-cell table:style-name="ce936" office:value-type="float" office:value="829.772" calcext:value-type="float">
            <text:p>829.772</text:p>
          </table:table-cell>
          <table:table-cell table:number-columns-repeated="1021"/>
        </table:table-row>
        <table:table-row table:style-name="ro1">
          <table:table-cell table:style-name="ce269" office:value-type="float" office:value="198" calcext:value-type="float">
            <text:p>198</text:p>
          </table:table-cell>
          <table:table-cell table:style-name="ce940" office:value-type="percentage" office:value="0.00662785055798156" calcext:value-type="percentage">
            <text:p>0.663%</text:p>
          </table:table-cell>
          <table:table-cell table:style-name="ce936" office:value-type="float" office:value="824.4" calcext:value-type="float">
            <text:p>824.4</text:p>
          </table:table-cell>
          <table:table-cell table:number-columns-repeated="1021"/>
        </table:table-row>
        <table:table-row table:style-name="ro1">
          <table:table-cell table:style-name="ce270" office:value-type="float" office:value="197" calcext:value-type="float">
            <text:p>197</text:p>
          </table:table-cell>
          <table:table-cell table:style-name="ce940" office:value-type="percentage" office:value="0.00633382828450575" calcext:value-type="percentage">
            <text:p>0.633%</text:p>
          </table:table-cell>
          <table:table-cell table:style-name="ce936" office:value-type="float" office:value="818.936" calcext:value-type="float">
            <text:p>818.936</text:p>
          </table:table-cell>
          <table:table-cell table:number-columns-repeated="1021"/>
        </table:table-row>
        <table:table-row table:style-name="ro1">
          <table:table-cell table:style-name="ce271" office:value-type="float" office:value="196" calcext:value-type="float">
            <text:p>196</text:p>
          </table:table-cell>
          <table:table-cell table:style-name="ce940" office:value-type="percentage" office:value="0.00626114440693629" calcext:value-type="percentage">
            <text:p>0.626%</text:p>
          </table:table-cell>
          <table:table-cell table:style-name="ce936" office:value-type="float" office:value="813.749" calcext:value-type="float">
            <text:p>813.749</text:p>
          </table:table-cell>
          <table:table-cell table:number-columns-repeated="1021"/>
        </table:table-row>
        <table:table-row table:style-name="ro1">
          <table:table-cell table:style-name="ce272" office:value-type="float" office:value="195" calcext:value-type="float">
            <text:p>195</text:p>
          </table:table-cell>
          <table:table-cell table:style-name="ce940" office:value-type="percentage" office:value="0.00675814377966349" calcext:value-type="percentage">
            <text:p>0.676%</text:p>
          </table:table-cell>
          <table:table-cell table:style-name="ce936" office:value-type="float" office:value="808.654" calcext:value-type="float">
            <text:p>808.654</text:p>
          </table:table-cell>
          <table:table-cell table:number-columns-repeated="1021"/>
        </table:table-row>
        <table:table-row table:style-name="ro1">
          <table:table-cell table:style-name="ce273" office:value-type="float" office:value="194" calcext:value-type="float">
            <text:p>194</text:p>
          </table:table-cell>
          <table:table-cell table:style-name="ce940" office:value-type="percentage" office:value="0.00715149236356574" calcext:value-type="percentage">
            <text:p>0.715%</text:p>
          </table:table-cell>
          <table:table-cell table:style-name="ce936" office:value-type="float" office:value="803.189" calcext:value-type="float">
            <text:p>803.189</text:p>
          </table:table-cell>
          <table:table-cell table:number-columns-repeated="1021"/>
        </table:table-row>
        <table:table-row table:style-name="ro1">
          <table:table-cell table:style-name="ce274" office:value-type="float" office:value="193" calcext:value-type="float">
            <text:p>193</text:p>
          </table:table-cell>
          <table:table-cell table:style-name="ce940" office:value-type="percentage" office:value="0.007437503526889" calcext:value-type="percentage">
            <text:p>0.744%</text:p>
          </table:table-cell>
          <table:table-cell table:style-name="ce936" office:value-type="float" office:value="797.445" calcext:value-type="float">
            <text:p>797.445</text:p>
          </table:table-cell>
          <table:table-cell table:number-columns-repeated="1021"/>
        </table:table-row>
        <table:table-row table:style-name="ro1">
          <table:table-cell table:style-name="ce275" office:value-type="float" office:value="192" calcext:value-type="float">
            <text:p>192</text:p>
          </table:table-cell>
          <table:table-cell table:style-name="ce940" office:value-type="percentage" office:value="0.00772949057123437" calcext:value-type="percentage">
            <text:p>0.773%</text:p>
          </table:table-cell>
          <table:table-cell table:style-name="ce936" office:value-type="float" office:value="791.514" calcext:value-type="float">
            <text:p>791.514</text:p>
          </table:table-cell>
          <table:table-cell table:number-columns-repeated="1021"/>
        </table:table-row>
        <table:table-row table:style-name="ro1">
          <table:table-cell table:style-name="ce276" office:value-type="float" office:value="191" calcext:value-type="float">
            <text:p>191</text:p>
          </table:table-cell>
          <table:table-cell table:style-name="ce940" office:value-type="percentage" office:value="0.00683986167487484" calcext:value-type="percentage">
            <text:p>0.684%</text:p>
          </table:table-cell>
          <table:table-cell table:style-name="ce936" office:value-type="float" office:value="785.396" calcext:value-type="float">
            <text:p>785.396</text:p>
          </table:table-cell>
          <table:table-cell table:number-columns-repeated="1021"/>
        </table:table-row>
        <table:table-row table:style-name="ro1">
          <table:table-cell table:style-name="ce277" office:value-type="float" office:value="190" calcext:value-type="float">
            <text:p>190</text:p>
          </table:table-cell>
          <table:table-cell table:style-name="ce940" office:value-type="percentage" office:value="0.0070061946811893" calcext:value-type="percentage">
            <text:p>0.701%</text:p>
          </table:table-cell>
          <table:table-cell table:style-name="ce936" office:value-type="float" office:value="780.024" calcext:value-type="float">
            <text:p>780.024</text:p>
          </table:table-cell>
          <table:table-cell table:number-columns-repeated="1021"/>
        </table:table-row>
        <table:table-row table:style-name="ro1">
          <table:table-cell table:style-name="ce278" office:value-type="float" office:value="189" calcext:value-type="float">
            <text:p>189</text:p>
          </table:table-cell>
          <table:table-cell table:style-name="ce940" office:value-type="percentage" office:value="0.00729576442853288" calcext:value-type="percentage">
            <text:p>0.730%</text:p>
          </table:table-cell>
          <table:table-cell table:style-name="ce936" office:value-type="float" office:value="774.559" calcext:value-type="float">
            <text:p>774.559</text:p>
          </table:table-cell>
          <table:table-cell table:number-columns-repeated="1021"/>
        </table:table-row>
        <table:table-row table:style-name="ro1">
          <table:table-cell table:style-name="ce279" office:value-type="float" office:value="188" calcext:value-type="float">
            <text:p>188</text:p>
          </table:table-cell>
          <table:table-cell table:style-name="ce940" office:value-type="percentage" office:value="0.00769532896003163" calcext:value-type="percentage">
            <text:p>0.770%</text:p>
          </table:table-cell>
          <table:table-cell table:style-name="ce936" office:value-type="float" office:value="768.908" calcext:value-type="float">
            <text:p>768.908</text:p>
          </table:table-cell>
          <table:table-cell table:number-columns-repeated="1021"/>
        </table:table-row>
        <table:table-row table:style-name="ro1">
          <table:table-cell table:style-name="ce280" office:value-type="float" office:value="187" calcext:value-type="float">
            <text:p>187</text:p>
          </table:table-cell>
          <table:table-cell table:style-name="ce940" office:value-type="percentage" office:value="0.00788344816649213" calcext:value-type="percentage">
            <text:p>0.788%</text:p>
          </table:table-cell>
          <table:table-cell table:style-name="ce936" office:value-type="float" office:value="762.991" calcext:value-type="float">
            <text:p>762.991</text:p>
          </table:table-cell>
          <table:table-cell table:number-columns-repeated="1021"/>
        </table:table-row>
        <table:table-row table:style-name="ro1">
          <table:table-cell table:style-name="ce281" office:value-type="float" office:value="186" calcext:value-type="float">
            <text:p>186</text:p>
          </table:table-cell>
          <table:table-cell table:style-name="ce940" office:value-type="percentage" office:value="0.00820237365517533" calcext:value-type="percentage">
            <text:p>0.820%</text:p>
          </table:table-cell>
          <table:table-cell table:style-name="ce936" office:value-type="float" office:value="756.976" calcext:value-type="float">
            <text:p>756.976</text:p>
          </table:table-cell>
          <table:table-cell table:number-columns-repeated="1021"/>
        </table:table-row>
        <table:table-row table:style-name="ro1">
          <table:table-cell table:style-name="ce282" office:value-type="float" office:value="185" calcext:value-type="float">
            <text:p>185</text:p>
          </table:table-cell>
          <table:table-cell table:style-name="ce940" office:value-type="percentage" office:value="0.00840207414550719" calcext:value-type="percentage">
            <text:p>0.840%</text:p>
          </table:table-cell>
          <table:table-cell table:style-name="ce936" office:value-type="float" office:value="750.767" calcext:value-type="float">
            <text:p>750.767</text:p>
          </table:table-cell>
          <table:table-cell table:number-columns-repeated="1021"/>
        </table:table-row>
        <table:table-row table:style-name="ro1">
          <table:table-cell table:style-name="ce283" office:value-type="float" office:value="184" calcext:value-type="float">
            <text:p>184</text:p>
          </table:table-cell>
          <table:table-cell table:style-name="ce940" office:value-type="percentage" office:value="0.00847326716447783" calcext:value-type="percentage">
            <text:p>0.847%</text:p>
          </table:table-cell>
          <table:table-cell table:style-name="ce936" office:value-type="float" office:value="744.459" calcext:value-type="float">
            <text:p>744.459</text:p>
          </table:table-cell>
          <table:table-cell table:number-columns-repeated="1021"/>
        </table:table-row>
        <table:table-row table:style-name="ro1">
          <table:table-cell table:style-name="ce284" office:value-type="float" office:value="183" calcext:value-type="float">
            <text:p>183</text:p>
          </table:table-cell>
          <table:table-cell table:style-name="ce940" office:value-type="percentage" office:value="0.00881526950447808" calcext:value-type="percentage">
            <text:p>0.882%</text:p>
          </table:table-cell>
          <table:table-cell table:style-name="ce936" office:value-type="float" office:value="738.151" calcext:value-type="float">
            <text:p>738.151</text:p>
          </table:table-cell>
          <table:table-cell table:number-columns-repeated="1021"/>
        </table:table-row>
        <table:table-row table:style-name="ro1">
          <table:table-cell table:style-name="ce285" office:value-type="float" office:value="182" calcext:value-type="float">
            <text:p>182</text:p>
          </table:table-cell>
          <table:table-cell table:style-name="ce940" office:value-type="percentage" office:value="0.00973697590631509" calcext:value-type="percentage">
            <text:p>0.974%</text:p>
          </table:table-cell>
          <table:table-cell table:style-name="ce936" office:value-type="float" office:value="731.644" calcext:value-type="float">
            <text:p>731.644</text:p>
          </table:table-cell>
          <table:table-cell table:number-columns-repeated="1021"/>
        </table:table-row>
        <table:table-row table:style-name="ro1">
          <table:table-cell table:style-name="ce286" office:value-type="float" office:value="181" calcext:value-type="float">
            <text:p>181</text:p>
          </table:table-cell>
          <table:table-cell table:style-name="ce940" office:value-type="percentage" office:value="0.00940070667476399" calcext:value-type="percentage">
            <text:p>0.940%</text:p>
          </table:table-cell>
          <table:table-cell table:style-name="ce936" office:value-type="float" office:value="724.52" calcext:value-type="float">
            <text:p>724.52</text:p>
          </table:table-cell>
          <table:table-cell table:number-columns-repeated="1021"/>
        </table:table-row>
        <table:table-row table:style-name="ro1">
          <table:table-cell table:style-name="ce287" office:value-type="float" office:value="180" calcext:value-type="float">
            <text:p>180</text:p>
          </table:table-cell>
          <table:table-cell table:style-name="ce940" office:value-type="percentage" office:value="0.00963203749709144" calcext:value-type="percentage">
            <text:p>0.963%</text:p>
          </table:table-cell>
          <table:table-cell table:style-name="ce936" office:value-type="float" office:value="717.709" calcext:value-type="float">
            <text:p>717.709</text:p>
          </table:table-cell>
          <table:table-cell table:number-columns-repeated="1021"/>
        </table:table-row>
        <table:table-row table:style-name="ro1">
          <table:table-cell table:style-name="ce288" office:value-type="float" office:value="179" calcext:value-type="float">
            <text:p>179</text:p>
          </table:table-cell>
          <table:table-cell table:style-name="ce940" office:value-type="percentage" office:value="0.010018345629407" calcext:value-type="percentage">
            <text:p>1.002%</text:p>
          </table:table-cell>
          <table:table-cell table:style-name="ce936" office:value-type="float" office:value="710.796" calcext:value-type="float">
            <text:p>710.796</text:p>
          </table:table-cell>
          <table:table-cell table:number-columns-repeated="1021"/>
        </table:table-row>
        <table:table-row table:style-name="ro1">
          <table:table-cell table:style-name="ce289" office:value-type="float" office:value="178" calcext:value-type="float">
            <text:p>178</text:p>
          </table:table-cell>
          <table:table-cell table:style-name="ce940" office:value-type="percentage" office:value="0.0103101573879987" calcext:value-type="percentage">
            <text:p>1.031%</text:p>
          </table:table-cell>
          <table:table-cell table:style-name="ce936" office:value-type="float" office:value="703.675" calcext:value-type="float">
            <text:p>703.675</text:p>
          </table:table-cell>
          <table:table-cell table:number-columns-repeated="1021"/>
        </table:table-row>
        <table:table-row table:style-name="ro1">
          <table:table-cell table:style-name="ce290" office:value-type="float" office:value="177" calcext:value-type="float">
            <text:p>177</text:p>
          </table:table-cell>
          <table:table-cell table:style-name="ce940" office:value-type="percentage" office:value="0" calcext:value-type="percentage">
            <text:p>0.000%</text:p>
          </table:table-cell>
          <table:table-cell table:style-name="ce936" office:value-type="float" office:value="696.42" calcext:value-type="float">
            <text:p>696.42</text:p>
          </table:table-cell>
          <table:table-cell table:number-columns-repeated="1021"/>
        </table:table-row>
        <table:table-row table:style-name="ro1">
          <table:table-cell table:style-name="ce291" office:value-type="float" office:value="176" calcext:value-type="float">
            <text:p>176</text:p>
          </table:table-cell>
          <table:table-cell table:style-name="ce940" office:value-type="percentage" office:value="0.00963211854915137" calcext:value-type="percentage">
            <text:p>0.963%</text:p>
          </table:table-cell>
          <table:table-cell table:style-name="ce936" office:value-type="float" office:value="696.42" calcext:value-type="float">
            <text:p>696.42</text:p>
          </table:table-cell>
          <table:table-cell table:number-columns-repeated="1021"/>
        </table:table-row>
        <table:table-row table:style-name="ro1">
          <table:table-cell table:style-name="ce292" office:value-type="float" office:value="175" calcext:value-type="float">
            <text:p>175</text:p>
          </table:table-cell>
          <table:table-cell table:style-name="ce940" office:value-type="percentage" office:value="0" calcext:value-type="percentage">
            <text:p>0.000%</text:p>
          </table:table-cell>
          <table:table-cell table:style-name="ce936" office:value-type="float" office:value="689.712" calcext:value-type="float">
            <text:p>689.712</text:p>
          </table:table-cell>
          <table:table-cell table:number-columns-repeated="1021"/>
        </table:table-row>
        <table:table-row table:style-name="ro1">
          <table:table-cell table:style-name="ce293" office:value-type="float" office:value="174" calcext:value-type="float">
            <text:p>174</text:p>
          </table:table-cell>
          <table:table-cell table:style-name="ce940" office:value-type="percentage" office:value="0" calcext:value-type="percentage">
            <text:p>0.000%</text:p>
          </table:table-cell>
          <table:table-cell table:style-name="ce936" office:value-type="float" office:value="689.712" calcext:value-type="float">
            <text:p>689.712</text:p>
          </table:table-cell>
          <table:table-cell table:number-columns-repeated="1021"/>
        </table:table-row>
        <table:table-row table:style-name="ro1">
          <table:table-cell table:style-name="ce294" office:value-type="float" office:value="173" calcext:value-type="float">
            <text:p>173</text:p>
          </table:table-cell>
          <table:table-cell table:style-name="ce940" office:value-type="percentage" office:value="0" calcext:value-type="percentage">
            <text:p>0.000%</text:p>
          </table:table-cell>
          <table:table-cell table:style-name="ce936" office:value-type="float" office:value="689.712" calcext:value-type="float">
            <text:p>689.712</text:p>
          </table:table-cell>
          <table:table-cell table:number-columns-repeated="1021"/>
        </table:table-row>
        <table:table-row table:style-name="ro1">
          <table:table-cell table:style-name="ce295" office:value-type="float" office:value="172" calcext:value-type="float">
            <text:p>172</text:p>
          </table:table-cell>
          <table:table-cell table:style-name="ce940" office:value-type="percentage" office:value="0" calcext:value-type="percentage">
            <text:p>0.000%</text:p>
          </table:table-cell>
          <table:table-cell table:style-name="ce936" office:value-type="float" office:value="689.712" calcext:value-type="float">
            <text:p>689.712</text:p>
          </table:table-cell>
          <table:table-cell table:number-columns-repeated="1021"/>
        </table:table-row>
        <table:table-row table:style-name="ro1">
          <table:table-cell table:style-name="ce296" office:value-type="float" office:value="171" calcext:value-type="float">
            <text:p>171</text:p>
          </table:table-cell>
          <table:table-cell table:style-name="ce940" office:value-type="percentage" office:value="0" calcext:value-type="percentage">
            <text:p>0.000%</text:p>
          </table:table-cell>
          <table:table-cell table:style-name="ce936" office:value-type="float" office:value="689.712" calcext:value-type="float">
            <text:p>689.712</text:p>
          </table:table-cell>
          <table:table-cell table:number-columns-repeated="1021"/>
        </table:table-row>
        <table:table-row table:style-name="ro1">
          <table:table-cell table:style-name="ce297" office:value-type="float" office:value="170" calcext:value-type="float">
            <text:p>170</text:p>
          </table:table-cell>
          <table:table-cell table:style-name="ce940" office:value-type="percentage" office:value="0" calcext:value-type="percentage">
            <text:p>0.000%</text:p>
          </table:table-cell>
          <table:table-cell table:style-name="ce936" office:value-type="float" office:value="689.712" calcext:value-type="float">
            <text:p>689.712</text:p>
          </table:table-cell>
          <table:table-cell table:number-columns-repeated="1021"/>
        </table:table-row>
        <table:table-row table:style-name="ro1">
          <table:table-cell table:style-name="ce298" office:value-type="float" office:value="169" calcext:value-type="float">
            <text:p>169</text:p>
          </table:table-cell>
          <table:table-cell table:style-name="ce940" office:value-type="percentage" office:value="0.00630408054376319" calcext:value-type="percentage">
            <text:p>0.630%</text:p>
          </table:table-cell>
          <table:table-cell table:style-name="ce936" office:value-type="float" office:value="689.712" calcext:value-type="float">
            <text:p>689.712</text:p>
          </table:table-cell>
          <table:table-cell table:number-columns-repeated="1021"/>
        </table:table-row>
        <table:table-row table:style-name="ro1">
          <table:table-cell table:style-name="ce299" office:value-type="float" office:value="168" calcext:value-type="float">
            <text:p>168</text:p>
          </table:table-cell>
          <table:table-cell table:style-name="ce940" office:value-type="percentage" office:value="0" calcext:value-type="percentage">
            <text:p>0.000%</text:p>
          </table:table-cell>
          <table:table-cell table:style-name="ce936" office:value-type="float" office:value="685.364" calcext:value-type="float">
            <text:p>685.364</text:p>
          </table:table-cell>
          <table:table-cell table:number-columns-repeated="1021"/>
        </table:table-row>
        <table:table-row table:style-name="ro1">
          <table:table-cell table:style-name="ce300" office:value-type="float" office:value="167" calcext:value-type="float">
            <text:p>167</text:p>
          </table:table-cell>
          <table:table-cell table:style-name="ce940" office:value-type="percentage" office:value="0" calcext:value-type="percentage">
            <text:p>0.000%</text:p>
          </table:table-cell>
          <table:table-cell table:style-name="ce936" office:value-type="float" office:value="685.364" calcext:value-type="float">
            <text:p>685.364</text:p>
          </table:table-cell>
          <table:table-cell table:number-columns-repeated="1021"/>
        </table:table-row>
        <table:table-row table:style-name="ro1">
          <table:table-cell table:style-name="ce301" office:value-type="float" office:value="166" calcext:value-type="float">
            <text:p>166</text:p>
          </table:table-cell>
          <table:table-cell table:style-name="ce940" office:value-type="percentage" office:value="0.00466467453790978" calcext:value-type="percentage">
            <text:p>0.466%</text:p>
          </table:table-cell>
          <table:table-cell table:style-name="ce936" office:value-type="float" office:value="685.364" calcext:value-type="float">
            <text:p>685.364</text:p>
          </table:table-cell>
          <table:table-cell table:number-columns-repeated="1021"/>
        </table:table-row>
        <table:table-row table:style-name="ro1">
          <table:table-cell table:style-name="ce302" office:value-type="float" office:value="165" calcext:value-type="float">
            <text:p>165</text:p>
          </table:table-cell>
          <table:table-cell table:style-name="ce940" office:value-type="percentage" office:value="0.00441680702819104" calcext:value-type="percentage">
            <text:p>0.442%</text:p>
          </table:table-cell>
          <table:table-cell table:style-name="ce936" office:value-type="float" office:value="682.167" calcext:value-type="float">
            <text:p>682.167</text:p>
          </table:table-cell>
          <table:table-cell table:number-columns-repeated="1021"/>
        </table:table-row>
        <table:table-row table:style-name="ro1">
          <table:table-cell table:style-name="ce303" office:value-type="float" office:value="164" calcext:value-type="float">
            <text:p>164</text:p>
          </table:table-cell>
          <table:table-cell table:style-name="ce940" office:value-type="percentage" office:value="0.00295072987864314" calcext:value-type="percentage">
            <text:p>0.295%</text:p>
          </table:table-cell>
          <table:table-cell table:style-name="ce936" office:value-type="float" office:value="679.154" calcext:value-type="float">
            <text:p>679.154</text:p>
          </table:table-cell>
          <table:table-cell table:number-columns-repeated="1021"/>
        </table:table-row>
        <table:table-row table:style-name="ro1">
          <table:table-cell table:style-name="ce304" office:value-type="float" office:value="163" calcext:value-type="float">
            <text:p>163</text:p>
          </table:table-cell>
          <table:table-cell table:style-name="ce940" office:value-type="percentage" office:value="0.00282507568485564" calcext:value-type="percentage">
            <text:p>0.283%</text:p>
          </table:table-cell>
          <table:table-cell table:style-name="ce936" office:value-type="float" office:value="677.15" calcext:value-type="float">
            <text:p>677.15</text:p>
          </table:table-cell>
          <table:table-cell table:number-columns-repeated="1021"/>
        </table:table-row>
        <table:table-row table:style-name="ro1">
          <table:table-cell table:style-name="ce305" office:value-type="float" office:value="162" calcext:value-type="float">
            <text:p>162</text:p>
          </table:table-cell>
          <table:table-cell table:style-name="ce940" office:value-type="percentage" office:value="0.00296784684488557" calcext:value-type="percentage">
            <text:p>0.297%</text:p>
          </table:table-cell>
          <table:table-cell table:style-name="ce936" office:value-type="float" office:value="675.237" calcext:value-type="float">
            <text:p>675.237</text:p>
          </table:table-cell>
          <table:table-cell table:number-columns-repeated="1021"/>
        </table:table-row>
        <table:table-row table:style-name="ro1">
          <table:table-cell table:style-name="ce306" office:value-type="float" office:value="161" calcext:value-type="float">
            <text:p>161</text:p>
          </table:table-cell>
          <table:table-cell table:style-name="ce940" office:value-type="percentage" office:value="0.00284151252241052" calcext:value-type="percentage">
            <text:p>0.284%</text:p>
          </table:table-cell>
          <table:table-cell table:style-name="ce936" office:value-type="float" office:value="673.233" calcext:value-type="float">
            <text:p>673.233</text:p>
          </table:table-cell>
          <table:table-cell table:number-columns-repeated="1021"/>
        </table:table-row>
        <table:table-row table:style-name="ro1">
          <table:table-cell table:style-name="ce307" office:value-type="float" office:value="160" calcext:value-type="float">
            <text:p>160</text:p>
          </table:table-cell>
          <table:table-cell table:style-name="ce940" office:value-type="percentage" office:value="0.00298665316093666" calcext:value-type="percentage">
            <text:p>0.299%</text:p>
          </table:table-cell>
          <table:table-cell table:style-name="ce936" office:value-type="float" office:value="671.32" calcext:value-type="float">
            <text:p>671.32</text:p>
          </table:table-cell>
          <table:table-cell table:number-columns-repeated="1021"/>
        </table:table-row>
        <table:table-row table:style-name="ro1">
          <table:table-cell table:style-name="ce308" office:value-type="float" office:value="159" calcext:value-type="float">
            <text:p>159</text:p>
          </table:table-cell>
          <table:table-cell table:style-name="ce940" office:value-type="percentage" office:value="0.00313006581355565" calcext:value-type="percentage">
            <text:p>0.313%</text:p>
          </table:table-cell>
          <table:table-cell table:style-name="ce936" office:value-type="float" office:value="669.315" calcext:value-type="float">
            <text:p>669.315</text:p>
          </table:table-cell>
          <table:table-cell table:number-columns-repeated="1021"/>
        </table:table-row>
        <table:table-row table:style-name="ro1">
          <table:table-cell table:style-name="ce309" office:value-type="float" office:value="158" calcext:value-type="float">
            <text:p>158</text:p>
          </table:table-cell>
          <table:table-cell table:style-name="ce940" office:value-type="percentage" office:value="0.00314139264410539" calcext:value-type="percentage">
            <text:p>0.314%</text:p>
          </table:table-cell>
          <table:table-cell table:style-name="ce936" office:value-type="float" office:value="667.22" calcext:value-type="float">
            <text:p>667.22</text:p>
          </table:table-cell>
          <table:table-cell table:number-columns-repeated="1021"/>
        </table:table-row>
        <table:table-row table:style-name="ro1">
          <table:table-cell table:style-name="ce310" office:value-type="float" office:value="157" calcext:value-type="float">
            <text:p>157</text:p>
          </table:table-cell>
          <table:table-cell table:style-name="ce940" office:value-type="percentage" office:value="0.00301447549629843" calcext:value-type="percentage">
            <text:p>0.301%</text:p>
          </table:table-cell>
          <table:table-cell table:style-name="ce936" office:value-type="float" office:value="665.124" calcext:value-type="float">
            <text:p>665.124</text:p>
          </table:table-cell>
          <table:table-cell table:number-columns-repeated="1021"/>
        </table:table-row>
        <table:table-row table:style-name="ro1">
          <table:table-cell table:style-name="ce311" office:value-type="float" office:value="156" calcext:value-type="float">
            <text:p>156</text:p>
          </table:table-cell>
          <table:table-cell table:style-name="ce940" office:value-type="percentage" office:value="0.00316082030525441" calcext:value-type="percentage">
            <text:p>0.316%</text:p>
          </table:table-cell>
          <table:table-cell table:style-name="ce936" office:value-type="float" office:value="663.119" calcext:value-type="float">
            <text:p>663.119</text:p>
          </table:table-cell>
          <table:table-cell table:number-columns-repeated="1021"/>
        </table:table-row>
        <table:table-row table:style-name="ro1">
          <table:table-cell table:style-name="ce312" office:value-type="float" office:value="155" calcext:value-type="float">
            <text:p>155</text:p>
          </table:table-cell>
          <table:table-cell table:style-name="ce940" office:value-type="percentage" office:value="0.00344617358246233" calcext:value-type="percentage">
            <text:p>0.345%</text:p>
          </table:table-cell>
          <table:table-cell table:style-name="ce936" office:value-type="float" office:value="661.023" calcext:value-type="float">
            <text:p>661.023</text:p>
          </table:table-cell>
          <table:table-cell table:number-columns-repeated="1021"/>
        </table:table-row>
        <table:table-row table:style-name="ro1">
          <table:table-cell table:style-name="ce313" office:value-type="float" office:value="154" calcext:value-type="float">
            <text:p>154</text:p>
          </table:table-cell>
          <table:table-cell table:style-name="ce940" office:value-type="percentage" office:value="0.00373892780969875" calcext:value-type="percentage">
            <text:p>0.374%</text:p>
          </table:table-cell>
          <table:table-cell table:style-name="ce936" office:value-type="float" office:value="658.745" calcext:value-type="float">
            <text:p>658.745</text:p>
          </table:table-cell>
          <table:table-cell table:number-columns-repeated="1021"/>
        </table:table-row>
        <table:table-row table:style-name="ro1">
          <table:table-cell table:style-name="ce314" office:value-type="float" office:value="153" calcext:value-type="float">
            <text:p>153</text:p>
          </table:table-cell>
          <table:table-cell table:style-name="ce940" office:value-type="percentage" office:value="0.00403027966636294" calcext:value-type="percentage">
            <text:p>0.403%</text:p>
          </table:table-cell>
          <table:table-cell table:style-name="ce936" office:value-type="float" office:value="656.282" calcext:value-type="float">
            <text:p>656.282</text:p>
          </table:table-cell>
          <table:table-cell table:number-columns-repeated="1021"/>
        </table:table-row>
        <table:table-row table:style-name="ro1">
          <table:table-cell table:style-name="ce315" office:value-type="float" office:value="152" calcext:value-type="float">
            <text:p>152</text:p>
          </table:table-cell>
          <table:table-cell table:style-name="ce940" office:value-type="percentage" office:value="0.00376661663889896" calcext:value-type="percentage">
            <text:p>0.377%</text:p>
          </table:table-cell>
          <table:table-cell table:style-name="ce936" office:value-type="float" office:value="653.637" calcext:value-type="float">
            <text:p>653.637</text:p>
          </table:table-cell>
          <table:table-cell table:number-columns-repeated="1021"/>
        </table:table-row>
        <table:table-row table:style-name="ro1">
          <table:table-cell table:style-name="ce316" office:value-type="float" office:value="151" calcext:value-type="float">
            <text:p>151</text:p>
          </table:table-cell>
          <table:table-cell table:style-name="ce940" office:value-type="percentage" office:value="0.00406342381080355" calcext:value-type="percentage">
            <text:p>0.406%</text:p>
          </table:table-cell>
          <table:table-cell table:style-name="ce936" office:value-type="float" office:value="651.175" calcext:value-type="float">
            <text:p>651.175</text:p>
          </table:table-cell>
          <table:table-cell table:number-columns-repeated="1021"/>
        </table:table-row>
        <table:table-row table:style-name="ro1">
          <table:table-cell table:style-name="ce317" office:value-type="float" office:value="150" calcext:value-type="float">
            <text:p>150</text:p>
          </table:table-cell>
          <table:table-cell table:style-name="ce940" office:value-type="percentage" office:value="0.00407846063938544" calcext:value-type="percentage">
            <text:p>0.408%</text:p>
          </table:table-cell>
          <table:table-cell table:style-name="ce936" office:value-type="float" office:value="648.529" calcext:value-type="float">
            <text:p>648.529</text:p>
          </table:table-cell>
          <table:table-cell table:number-columns-repeated="1021"/>
        </table:table-row>
        <table:table-row table:style-name="ro1">
          <table:table-cell table:style-name="ce318" office:value-type="float" office:value="149" calcext:value-type="float">
            <text:p>149</text:p>
          </table:table-cell>
          <table:table-cell table:style-name="ce940" office:value-type="percentage" office:value="0.0040967108644896" calcext:value-type="percentage">
            <text:p>0.410%</text:p>
          </table:table-cell>
          <table:table-cell table:style-name="ce936" office:value-type="float" office:value="645.884" calcext:value-type="float">
            <text:p>645.884</text:p>
          </table:table-cell>
          <table:table-cell table:number-columns-repeated="1021"/>
        </table:table-row>
        <table:table-row table:style-name="ro1">
          <table:table-cell table:style-name="ce319" office:value-type="float" office:value="148" calcext:value-type="float">
            <text:p>148</text:p>
          </table:table-cell>
          <table:table-cell table:style-name="ce940" office:value-type="percentage" office:value="0.00425503468389616" calcext:value-type="percentage">
            <text:p>0.426%</text:p>
          </table:table-cell>
          <table:table-cell table:style-name="ce936" office:value-type="float" office:value="643.238" calcext:value-type="float">
            <text:p>643.238</text:p>
          </table:table-cell>
          <table:table-cell table:number-columns-repeated="1021"/>
        </table:table-row>
        <table:table-row table:style-name="ro1">
          <table:table-cell table:style-name="ce320" office:value-type="float" office:value="147" calcext:value-type="float">
            <text:p>147</text:p>
          </table:table-cell>
          <table:table-cell table:style-name="ce940" office:value-type="percentage" office:value="0.00370022841494393" calcext:value-type="percentage">
            <text:p>0.370%</text:p>
          </table:table-cell>
          <table:table-cell table:style-name="ce936" office:value-type="float" office:value="640.501" calcext:value-type="float">
            <text:p>640.501</text:p>
          </table:table-cell>
          <table:table-cell table:number-columns-repeated="1021"/>
        </table:table-row>
        <table:table-row table:style-name="ro1">
          <table:table-cell table:style-name="ce321" office:value-type="float" office:value="146" calcext:value-type="float">
            <text:p>146</text:p>
          </table:table-cell>
          <table:table-cell table:style-name="ce940" office:value-type="percentage" office:value="0.00385970905660436" calcext:value-type="percentage">
            <text:p>0.386%</text:p>
          </table:table-cell>
          <table:table-cell table:style-name="ce936" office:value-type="float" office:value="638.131" calcext:value-type="float">
            <text:p>638.131</text:p>
          </table:table-cell>
          <table:table-cell table:number-columns-repeated="1021"/>
        </table:table-row>
        <table:table-row table:style-name="ro1">
          <table:table-cell table:style-name="ce322" office:value-type="float" office:value="145" calcext:value-type="float">
            <text:p>145</text:p>
          </table:table-cell>
          <table:table-cell table:style-name="ce940" office:value-type="percentage" office:value="0.00387309098460202" calcext:value-type="percentage">
            <text:p>0.387%</text:p>
          </table:table-cell>
          <table:table-cell table:style-name="ce936" office:value-type="float" office:value="635.668" calcext:value-type="float">
            <text:p>635.668</text:p>
          </table:table-cell>
          <table:table-cell table:number-columns-repeated="1021"/>
        </table:table-row>
        <table:table-row table:style-name="ro1">
          <table:table-cell table:style-name="ce323" office:value-type="float" office:value="144" calcext:value-type="float">
            <text:p>144</text:p>
          </table:table-cell>
          <table:table-cell table:style-name="ce940" office:value-type="percentage" office:value="0.00403186324829518" calcext:value-type="percentage">
            <text:p>0.403%</text:p>
          </table:table-cell>
          <table:table-cell table:style-name="ce936" office:value-type="float" office:value="633.206" calcext:value-type="float">
            <text:p>633.206</text:p>
          </table:table-cell>
          <table:table-cell table:number-columns-repeated="1021"/>
        </table:table-row>
        <table:table-row table:style-name="ro1">
          <table:table-cell table:style-name="ce324" office:value-type="float" office:value="143" calcext:value-type="float">
            <text:p>143</text:p>
          </table:table-cell>
          <table:table-cell table:style-name="ce940" office:value-type="percentage" office:value="0.00404977063456449" calcext:value-type="percentage">
            <text:p>0.405%</text:p>
          </table:table-cell>
          <table:table-cell table:style-name="ce936" office:value-type="float" office:value="630.653" calcext:value-type="float">
            <text:p>630.653</text:p>
          </table:table-cell>
          <table:table-cell table:number-columns-repeated="1021"/>
        </table:table-row>
        <table:table-row table:style-name="ro1">
          <table:table-cell table:style-name="ce325" office:value-type="float" office:value="142" calcext:value-type="float">
            <text:p>142</text:p>
          </table:table-cell>
          <table:table-cell table:style-name="ce940" office:value-type="percentage" office:value="0.00450406703401852" calcext:value-type="percentage">
            <text:p>0.450%</text:p>
          </table:table-cell>
          <table:table-cell table:style-name="ce936" office:value-type="float" office:value="628.099" calcext:value-type="float">
            <text:p>628.099</text:p>
          </table:table-cell>
          <table:table-cell table:number-columns-repeated="1021"/>
        </table:table-row>
        <table:table-row table:style-name="ro1">
          <table:table-cell table:style-name="ce326" office:value-type="float" office:value="141" calcext:value-type="float">
            <text:p>141</text:p>
          </table:table-cell>
          <table:table-cell table:style-name="ce940" office:value-type="percentage" office:value="0.0046715818766293" calcext:value-type="percentage">
            <text:p>0.467%</text:p>
          </table:table-cell>
          <table:table-cell table:style-name="ce936" office:value-type="float" office:value="625.27" calcext:value-type="float">
            <text:p>625.27</text:p>
          </table:table-cell>
          <table:table-cell table:number-columns-repeated="1021"/>
        </table:table-row>
        <table:table-row table:style-name="ro1">
          <table:table-cell table:style-name="ce327" office:value-type="float" office:value="140" calcext:value-type="float">
            <text:p>140</text:p>
          </table:table-cell>
          <table:table-cell table:style-name="ce940" office:value-type="percentage" office:value="0.00425163372962759" calcext:value-type="percentage">
            <text:p>0.425%</text:p>
          </table:table-cell>
          <table:table-cell table:style-name="ce936" office:value-type="float" office:value="622.349" calcext:value-type="float">
            <text:p>622.349</text:p>
          </table:table-cell>
          <table:table-cell table:number-columns-repeated="1021"/>
        </table:table-row>
        <table:table-row table:style-name="ro1">
          <table:table-cell table:style-name="ce328" office:value-type="float" office:value="139" calcext:value-type="float">
            <text:p>139</text:p>
          </table:table-cell>
          <table:table-cell table:style-name="ce940" office:value-type="percentage" office:value="0.00426817362510751" calcext:value-type="percentage">
            <text:p>0.427%</text:p>
          </table:table-cell>
          <table:table-cell table:style-name="ce936" office:value-type="float" office:value="619.703" calcext:value-type="float">
            <text:p>619.703</text:p>
          </table:table-cell>
          <table:table-cell table:number-columns-repeated="1021"/>
        </table:table-row>
        <table:table-row table:style-name="ro1">
          <table:table-cell table:style-name="ce329" office:value-type="float" office:value="138" calcext:value-type="float">
            <text:p>138</text:p>
          </table:table-cell>
          <table:table-cell table:style-name="ce940" office:value-type="percentage" office:value="0.00399152105636747" calcext:value-type="percentage">
            <text:p>0.399%</text:p>
          </table:table-cell>
          <table:table-cell table:style-name="ce936" office:value-type="float" office:value="617.058" calcext:value-type="float">
            <text:p>617.058</text:p>
          </table:table-cell>
          <table:table-cell table:number-columns-repeated="1021"/>
        </table:table-row>
        <table:table-row table:style-name="ro1">
          <table:table-cell table:style-name="ce330" office:value-type="float" office:value="137" calcext:value-type="float">
            <text:p>137</text:p>
          </table:table-cell>
          <table:table-cell table:style-name="ce940" office:value-type="percentage" office:value="0.00400589005768026" calcext:value-type="percentage">
            <text:p>0.401%</text:p>
          </table:table-cell>
          <table:table-cell table:style-name="ce936" office:value-type="float" office:value="614.595" calcext:value-type="float">
            <text:p>614.595</text:p>
          </table:table-cell>
          <table:table-cell table:number-columns-repeated="1021"/>
        </table:table-row>
        <table:table-row table:style-name="ro1">
          <table:table-cell table:style-name="ce331" office:value-type="float" office:value="136" calcext:value-type="float">
            <text:p>136</text:p>
          </table:table-cell>
          <table:table-cell table:style-name="ce940" office:value-type="percentage" office:value="0.00402200175452067" calcext:value-type="percentage">
            <text:p>0.402%</text:p>
          </table:table-cell>
          <table:table-cell table:style-name="ce936" office:value-type="float" office:value="612.133" calcext:value-type="float">
            <text:p>612.133</text:p>
          </table:table-cell>
          <table:table-cell table:number-columns-repeated="1021"/>
        </table:table-row>
        <table:table-row table:style-name="ro1">
          <table:table-cell table:style-name="ce332" office:value-type="float" office:value="135" calcext:value-type="float">
            <text:p>135</text:p>
          </table:table-cell>
          <table:table-cell table:style-name="ce940" office:value-type="percentage" office:value="0.00388734251752174" calcext:value-type="percentage">
            <text:p>0.389%</text:p>
          </table:table-cell>
          <table:table-cell table:style-name="ce936" office:value-type="float" office:value="609.671" calcext:value-type="float">
            <text:p>609.671</text:p>
          </table:table-cell>
          <table:table-cell table:number-columns-repeated="1021"/>
        </table:table-row>
        <table:table-row table:style-name="ro1">
          <table:table-cell table:style-name="ce333" office:value-type="float" office:value="134" calcext:value-type="float">
            <text:p>134</text:p>
          </table:table-cell>
          <table:table-cell table:style-name="ce940" office:value-type="percentage" office:value="0.0039041595518532" calcext:value-type="percentage">
            <text:p>0.390%</text:p>
          </table:table-cell>
          <table:table-cell table:style-name="ce936" office:value-type="float" office:value="607.301" calcext:value-type="float">
            <text:p>607.301</text:p>
          </table:table-cell>
          <table:table-cell table:number-columns-repeated="1021"/>
        </table:table-row>
        <table:table-row table:style-name="ro1">
          <table:table-cell table:style-name="ce334" office:value-type="float" office:value="133" calcext:value-type="float">
            <text:p>133</text:p>
          </table:table-cell>
          <table:table-cell table:style-name="ce940" office:value-type="percentage" office:value="0.0040698923842428" calcext:value-type="percentage">
            <text:p>0.407%</text:p>
          </table:table-cell>
          <table:table-cell table:style-name="ce936" office:value-type="float" office:value="604.93" calcext:value-type="float">
            <text:p>604.93</text:p>
          </table:table-cell>
          <table:table-cell table:number-columns-repeated="1021"/>
        </table:table-row>
        <table:table-row table:style-name="ro1">
          <table:table-cell table:style-name="ce335" office:value-type="float" office:value="132" calcext:value-type="float">
            <text:p>132</text:p>
          </table:table-cell>
          <table:table-cell table:style-name="ce940" office:value-type="percentage" office:value="0.00423922930346508" calcext:value-type="percentage">
            <text:p>0.424%</text:p>
          </table:table-cell>
          <table:table-cell table:style-name="ce936" office:value-type="float" office:value="602.468" calcext:value-type="float">
            <text:p>602.468</text:p>
          </table:table-cell>
          <table:table-cell table:number-columns-repeated="1021"/>
        </table:table-row>
        <table:table-row table:style-name="ro1">
          <table:table-cell table:style-name="ce336" office:value-type="float" office:value="131" calcext:value-type="float">
            <text:p>131</text:p>
          </table:table-cell>
          <table:table-cell table:style-name="ce940" office:value-type="percentage" office:value="0.0045623205992859" calcext:value-type="percentage">
            <text:p>0.456%</text:p>
          </table:table-cell>
          <table:table-cell table:style-name="ce936" office:value-type="float" office:value="599.914" calcext:value-type="float">
            <text:p>599.914</text:p>
          </table:table-cell>
          <table:table-cell table:number-columns-repeated="1021"/>
        </table:table-row>
        <table:table-row table:style-name="ro1">
          <table:table-cell table:style-name="ce337" office:value-type="float" office:value="130" calcext:value-type="float">
            <text:p>130</text:p>
          </table:table-cell>
          <table:table-cell table:style-name="ce940" office:value-type="percentage" office:value="0.0045849053128302" calcext:value-type="percentage">
            <text:p>0.458%</text:p>
          </table:table-cell>
          <table:table-cell table:style-name="ce936" office:value-type="float" office:value="597.177" calcext:value-type="float">
            <text:p>597.177</text:p>
          </table:table-cell>
          <table:table-cell table:number-columns-repeated="1021"/>
        </table:table-row>
        <table:table-row table:style-name="ro1">
          <table:table-cell table:style-name="ce338" office:value-type="float" office:value="129" calcext:value-type="float">
            <text:p>129</text:p>
          </table:table-cell>
          <table:table-cell table:style-name="ce940" office:value-type="percentage" office:value="0.00475910900866195" calcext:value-type="percentage">
            <text:p>0.476%</text:p>
          </table:table-cell>
          <table:table-cell table:style-name="ce936" office:value-type="float" office:value="594.439" calcext:value-type="float">
            <text:p>594.439</text:p>
          </table:table-cell>
          <table:table-cell table:number-columns-repeated="1021"/>
        </table:table-row>
        <table:table-row table:style-name="ro1">
          <table:table-cell table:style-name="ce339" office:value-type="float" office:value="128" calcext:value-type="float">
            <text:p>128</text:p>
          </table:table-cell>
          <table:table-cell table:style-name="ce940" office:value-type="percentage" office:value="0.00509288213519041" calcext:value-type="percentage">
            <text:p>0.509%</text:p>
          </table:table-cell>
          <table:table-cell table:style-name="ce936" office:value-type="float" office:value="591.61" calcext:value-type="float">
            <text:p>591.61</text:p>
          </table:table-cell>
          <table:table-cell table:number-columns-repeated="1021"/>
        </table:table-row>
        <table:table-row table:style-name="ro1">
          <table:table-cell table:style-name="ce340" office:value-type="float" office:value="127" calcext:value-type="float">
            <text:p>127</text:p>
          </table:table-cell>
          <table:table-cell table:style-name="ce940" office:value-type="percentage" office:value="0.00496264846745736" calcext:value-type="percentage">
            <text:p>0.496%</text:p>
          </table:table-cell>
          <table:table-cell table:style-name="ce936" office:value-type="float" office:value="588.597" calcext:value-type="float">
            <text:p>588.597</text:p>
          </table:table-cell>
          <table:table-cell table:number-columns-repeated="1021"/>
        </table:table-row>
        <table:table-row table:style-name="ro1">
          <table:table-cell table:style-name="ce341" office:value-type="float" office:value="126" calcext:value-type="float">
            <text:p>126</text:p>
          </table:table-cell>
          <table:table-cell table:style-name="ce940" office:value-type="percentage" office:value="0.0045178562891428" calcext:value-type="percentage">
            <text:p>0.452%</text:p>
          </table:table-cell>
          <table:table-cell table:style-name="ce936" office:value-type="float" office:value="585.676" calcext:value-type="float">
            <text:p>585.676</text:p>
          </table:table-cell>
          <table:table-cell table:number-columns-repeated="1021"/>
        </table:table-row>
        <table:table-row table:style-name="ro1">
          <table:table-cell table:style-name="ce342" office:value-type="float" office:value="125" calcext:value-type="float">
            <text:p>125</text:p>
          </table:table-cell>
          <table:table-cell table:style-name="ce940" office:value-type="percentage" office:value="0.00469444110937688" calcext:value-type="percentage">
            <text:p>0.469%</text:p>
          </table:table-cell>
          <table:table-cell table:style-name="ce936" office:value-type="float" office:value="583.03" calcext:value-type="float">
            <text:p>583.03</text:p>
          </table:table-cell>
          <table:table-cell table:number-columns-repeated="1021"/>
        </table:table-row>
        <table:table-row table:style-name="ro1">
          <table:table-cell table:style-name="ce343" office:value-type="float" office:value="124" calcext:value-type="float">
            <text:p>124</text:p>
          </table:table-cell>
          <table:table-cell table:style-name="ce940" office:value-type="percentage" office:value="0.00471658282970844" calcext:value-type="percentage">
            <text:p>0.472%</text:p>
          </table:table-cell>
          <table:table-cell table:style-name="ce936" office:value-type="float" office:value="580.293" calcext:value-type="float">
            <text:p>580.293</text:p>
          </table:table-cell>
          <table:table-cell table:number-columns-repeated="1021"/>
        </table:table-row>
        <table:table-row table:style-name="ro1">
          <table:table-cell table:style-name="ce344" office:value-type="float" office:value="123" calcext:value-type="float">
            <text:p>123</text:p>
          </table:table-cell>
          <table:table-cell table:style-name="ce940" office:value-type="percentage" office:value="0.00489822631917944" calcext:value-type="percentage">
            <text:p>0.490%</text:p>
          </table:table-cell>
          <table:table-cell table:style-name="ce936" office:value-type="float" office:value="577.556" calcext:value-type="float">
            <text:p>577.556</text:p>
          </table:table-cell>
          <table:table-cell table:number-columns-repeated="1021"/>
        </table:table-row>
        <table:table-row table:style-name="ro1">
          <table:table-cell table:style-name="ce345" office:value-type="float" office:value="122" calcext:value-type="float">
            <text:p>122</text:p>
          </table:table-cell>
          <table:table-cell table:style-name="ce940" office:value-type="percentage" office:value="0.00460392499395365" calcext:value-type="percentage">
            <text:p>0.460%</text:p>
          </table:table-cell>
          <table:table-cell table:style-name="ce936" office:value-type="float" office:value="574.727" calcext:value-type="float">
            <text:p>574.727</text:p>
          </table:table-cell>
          <table:table-cell table:number-columns-repeated="1021"/>
        </table:table-row>
        <table:table-row table:style-name="ro1">
          <table:table-cell table:style-name="ce346" office:value-type="float" office:value="121" calcext:value-type="float">
            <text:p>121</text:p>
          </table:table-cell>
          <table:table-cell table:style-name="ce940" office:value-type="percentage" office:value="0.00414276999236122" calcext:value-type="percentage">
            <text:p>0.414%</text:p>
          </table:table-cell>
          <table:table-cell table:style-name="ce936" office:value-type="float" office:value="572.081" calcext:value-type="float">
            <text:p>572.081</text:p>
          </table:table-cell>
          <table:table-cell table:number-columns-repeated="1021"/>
        </table:table-row>
        <table:table-row table:style-name="ro1">
          <table:table-cell table:style-name="ce347" office:value-type="float" office:value="120" calcext:value-type="float">
            <text:p>120</text:p>
          </table:table-cell>
          <table:table-cell table:style-name="ce940" office:value-type="percentage" office:value="0.00319811272733017" calcext:value-type="percentage">
            <text:p>0.320%</text:p>
          </table:table-cell>
          <table:table-cell table:style-name="ce936" office:value-type="float" office:value="569.711" calcext:value-type="float">
            <text:p>569.711</text:p>
          </table:table-cell>
          <table:table-cell table:number-columns-repeated="1021"/>
        </table:table-row>
        <table:table-row table:style-name="ro1">
          <table:table-cell table:style-name="ce348" office:value-type="float" office:value="119" calcext:value-type="float">
            <text:p>119</text:p>
          </table:table-cell>
          <table:table-cell table:style-name="ce940" office:value-type="percentage" office:value="0.00352885863258489" calcext:value-type="percentage">
            <text:p>0.353%</text:p>
          </table:table-cell>
          <table:table-cell table:style-name="ce936" office:value-type="float" office:value="567.889" calcext:value-type="float">
            <text:p>567.889</text:p>
          </table:table-cell>
          <table:table-cell table:number-columns-repeated="1021"/>
        </table:table-row>
        <table:table-row table:style-name="ro1">
          <table:table-cell table:style-name="ce349" office:value-type="float" office:value="118" calcext:value-type="float">
            <text:p>118</text:p>
          </table:table-cell>
          <table:table-cell table:style-name="ce940" office:value-type="percentage" office:value="0.00354312271928042" calcext:value-type="percentage">
            <text:p>0.354%</text:p>
          </table:table-cell>
          <table:table-cell table:style-name="ce936" office:value-type="float" office:value="565.885" calcext:value-type="float">
            <text:p>565.885</text:p>
          </table:table-cell>
          <table:table-cell table:number-columns-repeated="1021"/>
        </table:table-row>
        <table:table-row table:style-name="ro1">
          <table:table-cell table:style-name="ce350" office:value-type="float" office:value="117" calcext:value-type="float">
            <text:p>117</text:p>
          </table:table-cell>
          <table:table-cell table:style-name="ce940" office:value-type="percentage" office:value="0.0033925657941406" calcext:value-type="percentage">
            <text:p>0.339%</text:p>
          </table:table-cell>
          <table:table-cell table:style-name="ce936" office:value-type="float" office:value="563.88" calcext:value-type="float">
            <text:p>563.88</text:p>
          </table:table-cell>
          <table:table-cell table:number-columns-repeated="1021"/>
        </table:table-row>
        <table:table-row table:style-name="ro1">
          <table:table-cell table:style-name="ce351" office:value-type="float" office:value="116" calcext:value-type="float">
            <text:p>116</text:p>
          </table:table-cell>
          <table:table-cell table:style-name="ce940" office:value-type="percentage" office:value="0.00340233501255412" calcext:value-type="percentage">
            <text:p>0.340%</text:p>
          </table:table-cell>
          <table:table-cell table:style-name="ce936" office:value-type="float" office:value="561.967" calcext:value-type="float">
            <text:p>561.967</text:p>
          </table:table-cell>
          <table:table-cell table:number-columns-repeated="1021"/>
        </table:table-row>
        <table:table-row table:style-name="ro1">
          <table:table-cell table:style-name="ce352" office:value-type="float" office:value="115" calcext:value-type="float">
            <text:p>115</text:p>
          </table:table-cell>
          <table:table-cell table:style-name="ce940" office:value-type="percentage" office:value="0.00341573595450447" calcext:value-type="percentage">
            <text:p>0.342%</text:p>
          </table:table-cell>
          <table:table-cell table:style-name="ce936" office:value-type="float" office:value="560.055" calcext:value-type="float">
            <text:p>560.055</text:p>
          </table:table-cell>
          <table:table-cell table:number-columns-repeated="1021"/>
        </table:table-row>
        <table:table-row table:style-name="ro1">
          <table:table-cell table:style-name="ce353" office:value-type="float" office:value="114" calcext:value-type="float">
            <text:p>114</text:p>
          </table:table-cell>
          <table:table-cell table:style-name="ce940" office:value-type="percentage" office:value="0.00375531674735103" calcext:value-type="percentage">
            <text:p>0.376%</text:p>
          </table:table-cell>
          <table:table-cell table:style-name="ce936" office:value-type="float" office:value="558.142" calcext:value-type="float">
            <text:p>558.142</text:p>
          </table:table-cell>
          <table:table-cell table:number-columns-repeated="1021"/>
        </table:table-row>
        <table:table-row table:style-name="ro1">
          <table:table-cell table:style-name="ce354" office:value-type="float" office:value="113" calcext:value-type="float">
            <text:p>113</text:p>
          </table:table-cell>
          <table:table-cell table:style-name="ce940" office:value-type="percentage" office:value="0.00393312783474748" calcext:value-type="percentage">
            <text:p>0.393%</text:p>
          </table:table-cell>
          <table:table-cell table:style-name="ce936" office:value-type="float" office:value="556.046" calcext:value-type="float">
            <text:p>556.046</text:p>
          </table:table-cell>
          <table:table-cell table:number-columns-repeated="1021"/>
        </table:table-row>
        <table:table-row table:style-name="ro1">
          <table:table-cell table:style-name="ce355" office:value-type="float" office:value="112" calcext:value-type="float">
            <text:p>112</text:p>
          </table:table-cell>
          <table:table-cell table:style-name="ce940" office:value-type="percentage" office:value="0.00378435666839394" calcext:value-type="percentage">
            <text:p>0.378%</text:p>
          </table:table-cell>
          <table:table-cell table:style-name="ce936" office:value-type="float" office:value="553.859" calcext:value-type="float">
            <text:p>553.859</text:p>
          </table:table-cell>
          <table:table-cell table:number-columns-repeated="1021"/>
        </table:table-row>
        <table:table-row table:style-name="ro1">
          <table:table-cell table:style-name="ce356" office:value-type="float" office:value="111" calcext:value-type="float">
            <text:p>111</text:p>
          </table:table-cell>
          <table:table-cell table:style-name="ce940" office:value-type="percentage" office:value="0.0039636583098178" calcext:value-type="percentage">
            <text:p>0.396%</text:p>
          </table:table-cell>
          <table:table-cell table:style-name="ce936" office:value-type="float" office:value="551.763" calcext:value-type="float">
            <text:p>551.763</text:p>
          </table:table-cell>
          <table:table-cell table:number-columns-repeated="1021"/>
        </table:table-row>
        <table:table-row table:style-name="ro1">
          <table:table-cell table:style-name="ce357" office:value-type="float" office:value="110" calcext:value-type="float">
            <text:p>110</text:p>
          </table:table-cell>
          <table:table-cell table:style-name="ce940" office:value-type="percentage" office:value="0.00431423497387077" calcext:value-type="percentage">
            <text:p>0.431%</text:p>
          </table:table-cell>
          <table:table-cell table:style-name="ce936" office:value-type="float" office:value="549.576" calcext:value-type="float">
            <text:p>549.576</text:p>
          </table:table-cell>
          <table:table-cell table:number-columns-repeated="1021"/>
        </table:table-row>
        <table:table-row table:style-name="ro1">
          <table:table-cell table:style-name="ce358" office:value-type="float" office:value="109" calcext:value-type="float">
            <text:p>109</text:p>
          </table:table-cell>
          <table:table-cell table:style-name="ce940" office:value-type="percentage" office:value="0.00466735501320346" calcext:value-type="percentage">
            <text:p>0.467%</text:p>
          </table:table-cell>
          <table:table-cell table:style-name="ce936" office:value-type="float" office:value="547.205" calcext:value-type="float">
            <text:p>547.205</text:p>
          </table:table-cell>
          <table:table-cell table:number-columns-repeated="1021"/>
        </table:table-row>
        <table:table-row table:style-name="ro1">
          <table:table-cell table:style-name="ce359" office:value-type="float" office:value="108" calcext:value-type="float">
            <text:p>108</text:p>
          </table:table-cell>
          <table:table-cell table:style-name="ce940" office:value-type="percentage" office:value="0.00468740532928426" calcext:value-type="percentage">
            <text:p>0.469%</text:p>
          </table:table-cell>
          <table:table-cell table:style-name="ce936" office:value-type="float" office:value="544.651" calcext:value-type="float">
            <text:p>544.651</text:p>
          </table:table-cell>
          <table:table-cell table:number-columns-repeated="1021"/>
        </table:table-row>
        <table:table-row table:style-name="ro1">
          <table:table-cell table:style-name="ce360" office:value-type="float" office:value="107" calcext:value-type="float">
            <text:p>107</text:p>
          </table:table-cell>
          <table:table-cell table:style-name="ce940" office:value-type="percentage" office:value="0.00488103627019469" calcext:value-type="percentage">
            <text:p>0.488%</text:p>
          </table:table-cell>
          <table:table-cell table:style-name="ce936" office:value-type="float" office:value="542.098" calcext:value-type="float">
            <text:p>542.098</text:p>
          </table:table-cell>
          <table:table-cell table:number-columns-repeated="1021"/>
        </table:table-row>
        <table:table-row table:style-name="ro1">
          <table:table-cell table:style-name="ce361" office:value-type="float" office:value="106" calcext:value-type="float">
            <text:p>106</text:p>
          </table:table-cell>
          <table:table-cell table:style-name="ce940" office:value-type="percentage" office:value="0.00507366735131207" calcext:value-type="percentage">
            <text:p>0.507%</text:p>
          </table:table-cell>
          <table:table-cell table:style-name="ce936" office:value-type="float" office:value="539.452" calcext:value-type="float">
            <text:p>539.452</text:p>
          </table:table-cell>
          <table:table-cell table:number-columns-repeated="1021"/>
        </table:table-row>
        <table:table-row table:style-name="ro1">
          <table:table-cell table:style-name="ce362" office:value-type="float" office:value="105" calcext:value-type="float">
            <text:p>105</text:p>
          </table:table-cell>
          <table:table-cell table:style-name="ce940" office:value-type="percentage" office:value="0.00509954072459313" calcext:value-type="percentage">
            <text:p>0.510%</text:p>
          </table:table-cell>
          <table:table-cell table:style-name="ce936" office:value-type="float" office:value="536.715" calcext:value-type="float">
            <text:p>536.715</text:p>
          </table:table-cell>
          <table:table-cell table:number-columns-repeated="1021"/>
        </table:table-row>
        <table:table-row table:style-name="ro1">
          <table:table-cell table:style-name="ce363" office:value-type="float" office:value="104" calcext:value-type="float">
            <text:p>104</text:p>
          </table:table-cell>
          <table:table-cell table:style-name="ce940" office:value-type="percentage" office:value="0.00512755207143366" calcext:value-type="percentage">
            <text:p>0.513%</text:p>
          </table:table-cell>
          <table:table-cell table:style-name="ce936" office:value-type="float" office:value="533.978" calcext:value-type="float">
            <text:p>533.978</text:p>
          </table:table-cell>
          <table:table-cell table:number-columns-repeated="1021"/>
        </table:table-row>
        <table:table-row table:style-name="ro1">
          <table:table-cell table:style-name="ce364" office:value-type="float" office:value="103" calcext:value-type="float">
            <text:p>103</text:p>
          </table:table-cell>
          <table:table-cell table:style-name="ce940" office:value-type="percentage" office:value="0.00532527671109103" calcext:value-type="percentage">
            <text:p>0.533%</text:p>
          </table:table-cell>
          <table:table-cell table:style-name="ce936" office:value-type="float" office:value="531.24" calcext:value-type="float">
            <text:p>531.24</text:p>
          </table:table-cell>
          <table:table-cell table:number-columns-repeated="1021"/>
        </table:table-row>
        <table:table-row table:style-name="ro1">
          <table:table-cell table:style-name="ce365" office:value-type="float" office:value="102" calcext:value-type="float">
            <text:p>102</text:p>
          </table:table-cell>
          <table:table-cell table:style-name="ce940" office:value-type="percentage" office:value="0.00605021470029958" calcext:value-type="percentage">
            <text:p>0.605%</text:p>
          </table:table-cell>
          <table:table-cell table:style-name="ce936" office:value-type="float" office:value="528.411" calcext:value-type="float">
            <text:p>528.411</text:p>
          </table:table-cell>
          <table:table-cell table:number-columns-repeated="1021"/>
        </table:table-row>
        <table:table-row table:style-name="ro1">
          <table:table-cell table:style-name="ce366" office:value-type="float" office:value="101" calcext:value-type="float">
            <text:p>101</text:p>
          </table:table-cell>
          <table:table-cell table:style-name="ce940" office:value-type="percentage" office:value="0.0062622093089675" calcext:value-type="percentage">
            <text:p>0.626%</text:p>
          </table:table-cell>
          <table:table-cell table:style-name="ce936" office:value-type="float" office:value="525.214" calcext:value-type="float">
            <text:p>525.214</text:p>
          </table:table-cell>
          <table:table-cell table:number-columns-repeated="1021"/>
        </table:table-row>
        <table:table-row table:style-name="ro1">
          <table:table-cell table:style-name="ce367" office:value-type="float" office:value="100" calcext:value-type="float">
            <text:p>100</text:p>
          </table:table-cell>
          <table:table-cell table:style-name="ce940" office:value-type="percentage" office:value="0.00594913062221561" calcext:value-type="percentage">
            <text:p>0.595%</text:p>
          </table:table-cell>
          <table:table-cell table:style-name="ce936" office:value-type="float" office:value="521.925" calcext:value-type="float">
            <text:p>521.925</text:p>
          </table:table-cell>
          <table:table-cell table:number-columns-repeated="1021"/>
        </table:table-row>
        <table:table-row table:style-name="ro1">
          <table:table-cell table:style-name="ce368" office:value-type="float" office:value="99" calcext:value-type="float">
            <text:p>99</text:p>
          </table:table-cell>
          <table:table-cell table:style-name="ce940" office:value-type="percentage" office:value="0.0059828071392777" calcext:value-type="percentage">
            <text:p>0.598%</text:p>
          </table:table-cell>
          <table:table-cell table:style-name="ce936" office:value-type="float" office:value="518.82" calcext:value-type="float">
            <text:p>518.82</text:p>
          </table:table-cell>
          <table:table-cell table:number-columns-repeated="1021"/>
        </table:table-row>
        <table:table-row table:style-name="ro1">
          <table:table-cell table:style-name="ce369" office:value-type="float" office:value="98" calcext:value-type="float">
            <text:p>98</text:p>
          </table:table-cell>
          <table:table-cell table:style-name="ce940" office:value-type="percentage" office:value="0.00584236285087141" calcext:value-type="percentage">
            <text:p>0.584%</text:p>
          </table:table-cell>
          <table:table-cell table:style-name="ce936" office:value-type="float" office:value="515.716" calcext:value-type="float">
            <text:p>515.716</text:p>
          </table:table-cell>
          <table:table-cell table:number-columns-repeated="1021"/>
        </table:table-row>
        <table:table-row table:style-name="ro1">
          <table:table-cell table:style-name="ce370" office:value-type="float" office:value="97" calcext:value-type="float">
            <text:p>97</text:p>
          </table:table-cell>
          <table:table-cell table:style-name="ce940" office:value-type="percentage" office:value="0.00605613776396861" calcext:value-type="percentage">
            <text:p>0.606%</text:p>
          </table:table-cell>
          <table:table-cell table:style-name="ce936" office:value-type="float" office:value="512.703" calcext:value-type="float">
            <text:p>512.703</text:p>
          </table:table-cell>
          <table:table-cell table:number-columns-repeated="1021"/>
        </table:table-row>
        <table:table-row table:style-name="ro1">
          <table:table-cell table:style-name="ce371" office:value-type="float" office:value="96" calcext:value-type="float">
            <text:p>96</text:p>
          </table:table-cell>
          <table:table-cell table:style-name="ce940" office:value-type="percentage" office:value="0.00591250358125425" calcext:value-type="percentage">
            <text:p>0.591%</text:p>
          </table:table-cell>
          <table:table-cell table:style-name="ce936" office:value-type="float" office:value="509.598" calcext:value-type="float">
            <text:p>509.598</text:p>
          </table:table-cell>
          <table:table-cell table:number-columns-repeated="1021"/>
        </table:table-row>
        <table:table-row table:style-name="ro1">
          <table:table-cell table:style-name="ce372" office:value-type="float" office:value="95" calcext:value-type="float">
            <text:p>95</text:p>
          </table:table-cell>
          <table:table-cell table:style-name="ce940" office:value-type="percentage" office:value="0.00612927741642567" calcext:value-type="percentage">
            <text:p>0.613%</text:p>
          </table:table-cell>
          <table:table-cell table:style-name="ce936" office:value-type="float" office:value="506.585" calcext:value-type="float">
            <text:p>506.585</text:p>
          </table:table-cell>
          <table:table-cell table:number-columns-repeated="1021"/>
        </table:table-row>
        <table:table-row table:style-name="ro1">
          <table:table-cell table:style-name="ce373" office:value-type="float" office:value="94" calcext:value-type="float">
            <text:p>94</text:p>
          </table:table-cell>
          <table:table-cell table:style-name="ce940" office:value-type="percentage" office:value="0.0059843489314372" calcext:value-type="percentage">
            <text:p>0.598%</text:p>
          </table:table-cell>
          <table:table-cell table:style-name="ce936" office:value-type="float" office:value="503.48" calcext:value-type="float">
            <text:p>503.48</text:p>
          </table:table-cell>
          <table:table-cell table:number-columns-repeated="1021"/>
        </table:table-row>
        <table:table-row table:style-name="ro1">
          <table:table-cell table:style-name="ce374" office:value-type="float" office:value="93" calcext:value-type="float">
            <text:p>93</text:p>
          </table:table-cell>
          <table:table-cell table:style-name="ce940" office:value-type="percentage" office:value="0.00602037696791197" calcext:value-type="percentage">
            <text:p>0.602%</text:p>
          </table:table-cell>
          <table:table-cell table:style-name="ce936" office:value-type="float" office:value="500.467" calcext:value-type="float">
            <text:p>500.467</text:p>
          </table:table-cell>
          <table:table-cell table:number-columns-repeated="1021"/>
        </table:table-row>
        <table:table-row table:style-name="ro1">
          <table:table-cell table:style-name="ce375" office:value-type="float" office:value="92" calcext:value-type="float">
            <text:p>92</text:p>
          </table:table-cell>
          <table:table-cell table:style-name="ce940" office:value-type="percentage" office:value="0.00605684143659514" calcext:value-type="percentage">
            <text:p>0.606%</text:p>
          </table:table-cell>
          <table:table-cell table:style-name="ce936" office:value-type="float" office:value="497.454" calcext:value-type="float">
            <text:p>497.454</text:p>
          </table:table-cell>
          <table:table-cell table:number-columns-repeated="1021"/>
        </table:table-row>
        <table:table-row table:style-name="ro1">
          <table:table-cell table:style-name="ce376" office:value-type="float" office:value="91" calcext:value-type="float">
            <text:p>91</text:p>
          </table:table-cell>
          <table:table-cell table:style-name="ce940" office:value-type="percentage" office:value="0.00646588773989212" calcext:value-type="percentage">
            <text:p>0.647%</text:p>
          </table:table-cell>
          <table:table-cell table:style-name="ce936" office:value-type="float" office:value="494.441" calcext:value-type="float">
            <text:p>494.441</text:p>
          </table:table-cell>
          <table:table-cell table:number-columns-repeated="1021"/>
        </table:table-row>
        <table:table-row table:style-name="ro1">
          <table:table-cell table:style-name="ce377" office:value-type="float" office:value="90" calcext:value-type="float">
            <text:p>90</text:p>
          </table:table-cell>
          <table:table-cell table:style-name="ce940" office:value-type="percentage" office:value="0.00650796752733876" calcext:value-type="percentage">
            <text:p>0.651%</text:p>
          </table:table-cell>
          <table:table-cell table:style-name="ce936" office:value-type="float" office:value="491.244" calcext:value-type="float">
            <text:p>491.244</text:p>
          </table:table-cell>
          <table:table-cell table:number-columns-repeated="1021"/>
        </table:table-row>
        <table:table-row table:style-name="ro1">
          <table:table-cell table:style-name="ce378" office:value-type="float" office:value="89" calcext:value-type="float">
            <text:p>89</text:p>
          </table:table-cell>
          <table:table-cell table:style-name="ce940" office:value-type="percentage" office:value="0.00636209217554867" calcext:value-type="percentage">
            <text:p>0.636%</text:p>
          </table:table-cell>
          <table:table-cell table:style-name="ce936" office:value-type="float" office:value="488.047" calcext:value-type="float">
            <text:p>488.047</text:p>
          </table:table-cell>
          <table:table-cell table:number-columns-repeated="1021"/>
        </table:table-row>
        <table:table-row table:style-name="ro1">
          <table:table-cell table:style-name="ce379" office:value-type="float" office:value="88" calcext:value-type="float">
            <text:p>88</text:p>
          </table:table-cell>
          <table:table-cell table:style-name="ce940" office:value-type="percentage" office:value="0.00678225437268787" calcext:value-type="percentage">
            <text:p>0.678%</text:p>
          </table:table-cell>
          <table:table-cell table:style-name="ce936" office:value-type="float" office:value="484.942" calcext:value-type="float">
            <text:p>484.942</text:p>
          </table:table-cell>
          <table:table-cell table:number-columns-repeated="1021"/>
        </table:table-row>
        <table:table-row table:style-name="ro1">
          <table:table-cell table:style-name="ce380" office:value-type="float" office:value="87" calcext:value-type="float">
            <text:p>87</text:p>
          </table:table-cell>
          <table:table-cell table:style-name="ce940" office:value-type="percentage" office:value="0.00682856745416306" calcext:value-type="percentage">
            <text:p>0.683%</text:p>
          </table:table-cell>
          <table:table-cell table:style-name="ce936" office:value-type="float" office:value="481.653" calcext:value-type="float">
            <text:p>481.653</text:p>
          </table:table-cell>
          <table:table-cell table:number-columns-repeated="1021"/>
        </table:table-row>
        <table:table-row table:style-name="ro1">
          <table:table-cell table:style-name="ce381" office:value-type="float" office:value="86" calcext:value-type="float">
            <text:p>86</text:p>
          </table:table-cell>
          <table:table-cell table:style-name="ce940" office:value-type="percentage" office:value="0.00687551738843224" calcext:value-type="percentage">
            <text:p>0.688%</text:p>
          </table:table-cell>
          <table:table-cell table:style-name="ce936" office:value-type="float" office:value="478.364" calcext:value-type="float">
            <text:p>478.364</text:p>
          </table:table-cell>
          <table:table-cell table:number-columns-repeated="1021"/>
        </table:table-row>
        <table:table-row table:style-name="ro1">
          <table:table-cell table:style-name="ce382" office:value-type="float" office:value="85" calcext:value-type="float">
            <text:p>85</text:p>
          </table:table-cell>
          <table:table-cell table:style-name="ce940" office:value-type="percentage" office:value="0.00692311740251539" calcext:value-type="percentage">
            <text:p>0.692%</text:p>
          </table:table-cell>
          <table:table-cell table:style-name="ce936" office:value-type="float" office:value="475.075" calcext:value-type="float">
            <text:p>475.075</text:p>
          </table:table-cell>
          <table:table-cell table:number-columns-repeated="1021"/>
        </table:table-row>
        <table:table-row table:style-name="ro1">
          <table:table-cell table:style-name="ce383" office:value-type="float" office:value="84" calcext:value-type="float">
            <text:p>84</text:p>
          </table:table-cell>
          <table:table-cell table:style-name="ce940" office:value-type="percentage" office:value="0.00814776190900112" calcext:value-type="percentage">
            <text:p>0.815%</text:p>
          </table:table-cell>
          <table:table-cell table:style-name="ce936" office:value-type="float" office:value="471.786" calcext:value-type="float">
            <text:p>471.786</text:p>
          </table:table-cell>
          <table:table-cell table:number-columns-repeated="1021"/>
        </table:table-row>
        <table:table-row table:style-name="ro1">
          <table:table-cell table:style-name="ce384" office:value-type="float" office:value="83" calcext:value-type="float">
            <text:p>83</text:p>
          </table:table-cell>
          <table:table-cell table:style-name="ce940" office:value-type="percentage" office:value="0.00821469327395275" calcext:value-type="percentage">
            <text:p>0.821%</text:p>
          </table:table-cell>
          <table:table-cell table:style-name="ce936" office:value-type="float" office:value="467.942" calcext:value-type="float">
            <text:p>467.942</text:p>
          </table:table-cell>
          <table:table-cell table:number-columns-repeated="1021"/>
        </table:table-row>
        <table:table-row table:style-name="ro1">
          <table:table-cell table:style-name="ce385" office:value-type="float" office:value="82" calcext:value-type="float">
            <text:p>82</text:p>
          </table:table-cell>
          <table:table-cell table:style-name="ce940" office:value-type="percentage" office:value="0.0080823446772018" calcext:value-type="percentage">
            <text:p>0.808%</text:p>
          </table:table-cell>
          <table:table-cell table:style-name="ce936" office:value-type="float" office:value="464.098" calcext:value-type="float">
            <text:p>464.098</text:p>
          </table:table-cell>
          <table:table-cell table:number-columns-repeated="1021"/>
        </table:table-row>
        <table:table-row table:style-name="ro1">
          <table:table-cell table:style-name="ce386" office:value-type="float" office:value="81" calcext:value-type="float">
            <text:p>81</text:p>
          </table:table-cell>
          <table:table-cell table:style-name="ce940" office:value-type="percentage" office:value="0.00834805049234599" calcext:value-type="percentage">
            <text:p>0.835%</text:p>
          </table:table-cell>
          <table:table-cell table:style-name="ce936" office:value-type="float" office:value="460.347" calcext:value-type="float">
            <text:p>460.347</text:p>
          </table:table-cell>
          <table:table-cell table:number-columns-repeated="1021"/>
        </table:table-row>
        <table:table-row table:style-name="ro1">
          <table:table-cell table:style-name="ce387" office:value-type="float" office:value="80" calcext:value-type="float">
            <text:p>80</text:p>
          </table:table-cell>
          <table:table-cell table:style-name="ce940" office:value-type="percentage" office:value="0.00801307326989468" calcext:value-type="percentage">
            <text:p>0.801%</text:p>
          </table:table-cell>
          <table:table-cell table:style-name="ce936" office:value-type="float" office:value="456.504" calcext:value-type="float">
            <text:p>456.504</text:p>
          </table:table-cell>
          <table:table-cell table:number-columns-repeated="1021"/>
        </table:table-row>
        <table:table-row table:style-name="ro1">
          <table:table-cell table:style-name="ce388" office:value-type="float" office:value="79" calcext:value-type="float">
            <text:p>79</text:p>
          </table:table-cell>
          <table:table-cell table:style-name="ce940" office:value-type="percentage" office:value="0.00828316911267848" calcext:value-type="percentage">
            <text:p>0.828%</text:p>
          </table:table-cell>
          <table:table-cell table:style-name="ce936" office:value-type="float" office:value="452.846" calcext:value-type="float">
            <text:p>452.846</text:p>
          </table:table-cell>
          <table:table-cell table:number-columns-repeated="1021"/>
        </table:table-row>
        <table:table-row table:style-name="ro1">
          <table:table-cell table:style-name="ce389" office:value-type="float" office:value="78" calcext:value-type="float">
            <text:p>78</text:p>
          </table:table-cell>
          <table:table-cell table:style-name="ce940" office:value-type="percentage" office:value="0.00794041349825761" calcext:value-type="percentage">
            <text:p>0.794%</text:p>
          </table:table-cell>
          <table:table-cell table:style-name="ce936" office:value-type="float" office:value="449.095" calcext:value-type="float">
            <text:p>449.095</text:p>
          </table:table-cell>
          <table:table-cell table:number-columns-repeated="1021"/>
        </table:table-row>
        <table:table-row table:style-name="ro1">
          <table:table-cell table:style-name="ce390" office:value-type="float" office:value="77" calcext:value-type="float">
            <text:p>77</text:p>
          </table:table-cell>
          <table:table-cell table:style-name="ce940" office:value-type="percentage" office:value="0.00758873159771867" calcext:value-type="percentage">
            <text:p>0.759%</text:p>
          </table:table-cell>
          <table:table-cell table:style-name="ce936" office:value-type="float" office:value="445.529" calcext:value-type="float">
            <text:p>445.529</text:p>
          </table:table-cell>
          <table:table-cell table:number-columns-repeated="1021"/>
        </table:table-row>
        <table:table-row table:style-name="ro1">
          <table:table-cell table:style-name="ce391" office:value-type="float" office:value="76" calcext:value-type="float">
            <text:p>76</text:p>
          </table:table-cell>
          <table:table-cell table:style-name="ce940" office:value-type="percentage" office:value="0.00764902249925364" calcext:value-type="percentage">
            <text:p>0.765%</text:p>
          </table:table-cell>
          <table:table-cell table:style-name="ce936" office:value-type="float" office:value="442.148" calcext:value-type="float">
            <text:p>442.148</text:p>
          </table:table-cell>
          <table:table-cell table:number-columns-repeated="1021"/>
        </table:table-row>
        <table:table-row table:style-name="ro1">
          <table:table-cell table:style-name="ce392" office:value-type="float" office:value="75" calcext:value-type="float">
            <text:p>75</text:p>
          </table:table-cell>
          <table:table-cell table:style-name="ce940" office:value-type="percentage" office:value="0.00749602293705529" calcext:value-type="percentage">
            <text:p>0.750%</text:p>
          </table:table-cell>
          <table:table-cell table:style-name="ce936" office:value-type="float" office:value="438.766" calcext:value-type="float">
            <text:p>438.766</text:p>
          </table:table-cell>
          <table:table-cell table:number-columns-repeated="1021"/>
        </table:table-row>
        <table:table-row table:style-name="ro1">
          <table:table-cell table:style-name="ce393" office:value-type="float" office:value="74" calcext:value-type="float">
            <text:p>74</text:p>
          </table:table-cell>
          <table:table-cell table:style-name="ce940" office:value-type="percentage" office:value="0.00840228071746614" calcext:value-type="percentage">
            <text:p>0.840%</text:p>
          </table:table-cell>
          <table:table-cell table:style-name="ce936" office:value-type="float" office:value="435.477" calcext:value-type="float">
            <text:p>435.477</text:p>
          </table:table-cell>
          <table:table-cell table:number-columns-repeated="1021"/>
        </table:table-row>
        <table:table-row table:style-name="ro1">
          <table:table-cell table:style-name="ce394" office:value-type="float" office:value="73" calcext:value-type="float">
            <text:p>73</text:p>
          </table:table-cell>
          <table:table-cell table:style-name="ce940" office:value-type="percentage" office:value="0.00847116146154167" calcext:value-type="percentage">
            <text:p>0.847%</text:p>
          </table:table-cell>
          <table:table-cell table:style-name="ce936" office:value-type="float" office:value="431.818" calcext:value-type="float">
            <text:p>431.818</text:p>
          </table:table-cell>
          <table:table-cell table:number-columns-repeated="1021"/>
        </table:table-row>
        <table:table-row table:style-name="ro1">
          <table:table-cell table:style-name="ce395" office:value-type="float" office:value="72" calcext:value-type="float">
            <text:p>72</text:p>
          </table:table-cell>
          <table:table-cell table:style-name="ce940" office:value-type="percentage" office:value="0.00919516068759342" calcext:value-type="percentage">
            <text:p>0.920%</text:p>
          </table:table-cell>
          <table:table-cell table:style-name="ce936" office:value-type="float" office:value="428.16" calcext:value-type="float">
            <text:p>428.16</text:p>
          </table:table-cell>
          <table:table-cell table:number-columns-repeated="1021"/>
        </table:table-row>
        <table:table-row table:style-name="ro1">
          <table:table-cell table:style-name="ce396" office:value-type="float" office:value="71" calcext:value-type="float">
            <text:p>71</text:p>
          </table:table-cell>
          <table:table-cell table:style-name="ce940" office:value-type="percentage" office:value="0.00971423048726731" calcext:value-type="percentage">
            <text:p>0.971%</text:p>
          </table:table-cell>
          <table:table-cell table:style-name="ce936" office:value-type="float" office:value="424.223" calcext:value-type="float">
            <text:p>424.223</text:p>
          </table:table-cell>
          <table:table-cell table:number-columns-repeated="1021"/>
        </table:table-row>
        <table:table-row table:style-name="ro1">
          <table:table-cell table:style-name="ce397" office:value-type="float" office:value="70" calcext:value-type="float">
            <text:p>70</text:p>
          </table:table-cell>
          <table:table-cell table:style-name="ce940" office:value-type="percentage" office:value="0.0104784076248149" calcext:value-type="percentage">
            <text:p>1.048%</text:p>
          </table:table-cell>
          <table:table-cell table:style-name="ce936" office:value-type="float" office:value="420.102" calcext:value-type="float">
            <text:p>420.102</text:p>
          </table:table-cell>
          <table:table-cell table:number-columns-repeated="1021"/>
        </table:table-row>
        <table:table-row table:style-name="ro1">
          <table:table-cell table:style-name="ce398" office:value-type="float" office:value="69" calcext:value-type="float">
            <text:p>69</text:p>
          </table:table-cell>
          <table:table-cell table:style-name="ce940" office:value-type="percentage" office:value="0.0108106807794082" calcext:value-type="percentage">
            <text:p>1.081%</text:p>
          </table:table-cell>
          <table:table-cell table:style-name="ce936" office:value-type="float" office:value="415.7" calcext:value-type="float">
            <text:p>415.7</text:p>
          </table:table-cell>
          <table:table-cell table:number-columns-repeated="1021"/>
        </table:table-row>
        <table:table-row table:style-name="ro1">
          <table:table-cell table:style-name="ce399" office:value-type="float" office:value="68" calcext:value-type="float">
            <text:p>68</text:p>
          </table:table-cell>
          <table:table-cell table:style-name="ce940" office:value-type="percentage" office:value="0.0104789327003983" calcext:value-type="percentage">
            <text:p>1.048%</text:p>
          </table:table-cell>
          <table:table-cell table:style-name="ce936" office:value-type="float" office:value="411.206" calcext:value-type="float">
            <text:p>411.206</text:p>
          </table:table-cell>
          <table:table-cell table:number-columns-repeated="1021"/>
        </table:table-row>
        <table:table-row table:style-name="ro1">
          <table:table-cell table:style-name="ce400" office:value-type="float" office:value="67" calcext:value-type="float">
            <text:p>67</text:p>
          </table:table-cell>
          <table:table-cell table:style-name="ce940" office:value-type="percentage" office:value="0.011275580798089" calcext:value-type="percentage">
            <text:p>1.128%</text:p>
          </table:table-cell>
          <table:table-cell table:style-name="ce936" office:value-type="float" office:value="406.897" calcext:value-type="float">
            <text:p>406.897</text:p>
          </table:table-cell>
          <table:table-cell table:number-columns-repeated="1021"/>
        </table:table-row>
        <table:table-row table:style-name="ro1">
          <table:table-cell table:style-name="ce401" office:value-type="float" office:value="66" calcext:value-type="float">
            <text:p>66</text:p>
          </table:table-cell>
          <table:table-cell table:style-name="ce940" office:value-type="percentage" office:value="0.0114066550835303" calcext:value-type="percentage">
            <text:p>1.141%</text:p>
          </table:table-cell>
          <table:table-cell table:style-name="ce936" office:value-type="float" office:value="402.309" calcext:value-type="float">
            <text:p>402.309</text:p>
          </table:table-cell>
          <table:table-cell table:number-columns-repeated="1021"/>
        </table:table-row>
        <table:table-row table:style-name="ro1">
          <table:table-cell table:style-name="ce402" office:value-type="float" office:value="65" calcext:value-type="float">
            <text:p>65</text:p>
          </table:table-cell>
          <table:table-cell table:style-name="ce940" office:value-type="percentage" office:value="0.0113019209494116" calcext:value-type="percentage">
            <text:p>1.130%</text:p>
          </table:table-cell>
          <table:table-cell table:style-name="ce936" office:value-type="float" office:value="397.72" calcext:value-type="float">
            <text:p>397.72</text:p>
          </table:table-cell>
          <table:table-cell table:number-columns-repeated="1021"/>
        </table:table-row>
        <table:table-row table:style-name="ro1">
          <table:table-cell table:style-name="ce403" office:value-type="float" office:value="64" calcext:value-type="float">
            <text:p>64</text:p>
          </table:table-cell>
          <table:table-cell table:style-name="ce940" office:value-type="percentage" office:value="0.0232436899993642" calcext:value-type="percentage">
            <text:p>2.324%</text:p>
          </table:table-cell>
          <table:table-cell table:style-name="ce936" office:value-type="float" office:value="393.225" calcext:value-type="float">
            <text:p>393.225</text:p>
          </table:table-cell>
          <table:table-cell table:number-columns-repeated="1021"/>
        </table:table-row>
        <table:table-row table:style-name="ro1">
          <table:table-cell table:style-name="ce404" office:value-type="float" office:value="63" calcext:value-type="float">
            <text:p>63</text:p>
          </table:table-cell>
          <table:table-cell table:style-name="ce940" office:value-type="percentage" office:value="0.0236327896168817" calcext:value-type="percentage">
            <text:p>2.363%</text:p>
          </table:table-cell>
          <table:table-cell table:style-name="ce936" office:value-type="float" office:value="384.085" calcext:value-type="float">
            <text:p>384.085</text:p>
          </table:table-cell>
          <table:table-cell table:number-columns-repeated="1021"/>
        </table:table-row>
        <table:table-row table:style-name="ro1">
          <table:table-cell table:style-name="ce405" office:value-type="float" office:value="62" calcext:value-type="float">
            <text:p>62</text:p>
          </table:table-cell>
          <table:table-cell table:style-name="ce940" office:value-type="percentage" office:value="0.014247696049151" calcext:value-type="percentage">
            <text:p>1.425%</text:p>
          </table:table-cell>
          <table:table-cell table:style-name="ce936" office:value-type="float" office:value="375.008" calcext:value-type="float">
            <text:p>375.008</text:p>
          </table:table-cell>
          <table:table-cell table:number-columns-repeated="1021"/>
        </table:table-row>
        <table:table-row table:style-name="ro1">
          <table:table-cell table:style-name="ce406" office:value-type="float" office:value="61" calcext:value-type="float">
            <text:p>61</text:p>
          </table:table-cell>
          <table:table-cell table:style-name="ce940" office:value-type="percentage" office:value="0.0141939323441494" calcext:value-type="percentage">
            <text:p>1.419%</text:p>
          </table:table-cell>
          <table:table-cell table:style-name="ce936" office:value-type="float" office:value="369.665" calcext:value-type="float">
            <text:p>369.665</text:p>
          </table:table-cell>
          <table:table-cell table:number-columns-repeated="1021"/>
        </table:table-row>
        <table:table-row table:style-name="ro1">
          <table:table-cell table:style-name="ce407" office:value-type="float" office:value="60" calcext:value-type="float">
            <text:p>60</text:p>
          </table:table-cell>
          <table:table-cell table:style-name="ce940" office:value-type="percentage" office:value="0.0141403553062692" calcext:value-type="percentage">
            <text:p>1.414%</text:p>
          </table:table-cell>
          <table:table-cell table:style-name="ce936" office:value-type="float" office:value="364.418" calcext:value-type="float">
            <text:p>364.418</text:p>
          </table:table-cell>
          <table:table-cell table:number-columns-repeated="1021"/>
        </table:table-row>
        <table:table-row table:style-name="ro1">
          <table:table-cell table:style-name="ce408" office:value-type="float" office:value="59" calcext:value-type="float">
            <text:p>59</text:p>
          </table:table-cell>
          <table:table-cell table:style-name="ce940" office:value-type="percentage" office:value="0.0132910247310481" calcext:value-type="percentage">
            <text:p>1.329%</text:p>
          </table:table-cell>
          <table:table-cell table:style-name="ce936" office:value-type="float" office:value="359.265" calcext:value-type="float">
            <text:p>359.265</text:p>
          </table:table-cell>
          <table:table-cell table:number-columns-repeated="1021"/>
        </table:table-row>
        <table:table-row table:style-name="ro1">
          <table:table-cell table:style-name="ce409" office:value-type="float" office:value="58" calcext:value-type="float">
            <text:p>58</text:p>
          </table:table-cell>
          <table:table-cell table:style-name="ce940" office:value-type="percentage" office:value="0.0134728765268414" calcext:value-type="percentage">
            <text:p>1.347%</text:p>
          </table:table-cell>
          <table:table-cell table:style-name="ce936" office:value-type="float" office:value="354.49" calcext:value-type="float">
            <text:p>354.49</text:p>
          </table:table-cell>
          <table:table-cell table:number-columns-repeated="1021"/>
        </table:table-row>
        <table:table-row table:style-name="ro1">
          <table:table-cell table:style-name="ce410" office:value-type="float" office:value="57" calcext:value-type="float">
            <text:p>57</text:p>
          </table:table-cell>
          <table:table-cell table:style-name="ce940" office:value-type="percentage" office:value="0.0139256649719485" calcext:value-type="percentage">
            <text:p>1.393%</text:p>
          </table:table-cell>
          <table:table-cell table:style-name="ce936" office:value-type="float" office:value="349.714" calcext:value-type="float">
            <text:p>349.714</text:p>
          </table:table-cell>
          <table:table-cell table:number-columns-repeated="1021"/>
        </table:table-row>
        <table:table-row table:style-name="ro1">
          <table:table-cell table:style-name="ce411" office:value-type="float" office:value="56" calcext:value-type="float">
            <text:p>56</text:p>
          </table:table-cell>
          <table:table-cell table:style-name="ce940" office:value-type="percentage" office:value="0.0149545881616035" calcext:value-type="percentage">
            <text:p>1.495%</text:p>
          </table:table-cell>
          <table:table-cell table:style-name="ce936" office:value-type="float" office:value="344.844" calcext:value-type="float">
            <text:p>344.844</text:p>
          </table:table-cell>
          <table:table-cell table:number-columns-repeated="1021"/>
        </table:table-row>
        <table:table-row table:style-name="ro1">
          <table:table-cell table:style-name="ce412" office:value-type="float" office:value="55" calcext:value-type="float">
            <text:p>55</text:p>
          </table:table-cell>
          <table:table-cell table:style-name="ce940" office:value-type="percentage" office:value="0.0151727914226921" calcext:value-type="percentage">
            <text:p>1.517%</text:p>
          </table:table-cell>
          <table:table-cell table:style-name="ce936" office:value-type="float" office:value="339.687" calcext:value-type="float">
            <text:p>339.687</text:p>
          </table:table-cell>
          <table:table-cell table:number-columns-repeated="1021"/>
        </table:table-row>
        <table:table-row table:style-name="ro1">
          <table:table-cell table:style-name="ce413" office:value-type="float" office:value="54" calcext:value-type="float">
            <text:p>54</text:p>
          </table:table-cell>
          <table:table-cell table:style-name="ce940" office:value-type="percentage" office:value="0.0214298738838919" calcext:value-type="percentage">
            <text:p>2.143%</text:p>
          </table:table-cell>
          <table:table-cell table:style-name="ce936" office:value-type="float" office:value="334.533" calcext:value-type="float">
            <text:p>334.533</text:p>
          </table:table-cell>
          <table:table-cell table:number-columns-repeated="1021"/>
        </table:table-row>
        <table:table-row table:style-name="ro1">
          <table:table-cell table:style-name="ce414" office:value-type="float" office:value="53" calcext:value-type="float">
            <text:p>53</text:p>
          </table:table-cell>
          <table:table-cell table:style-name="ce940" office:value-type="percentage" office:value="0.0220427414132281" calcext:value-type="percentage">
            <text:p>2.204%</text:p>
          </table:table-cell>
          <table:table-cell table:style-name="ce936" office:value-type="float" office:value="327.364" calcext:value-type="float">
            <text:p>327.364</text:p>
          </table:table-cell>
          <table:table-cell table:number-columns-repeated="1021"/>
        </table:table-row>
        <table:table-row table:style-name="ro1">
          <table:table-cell table:style-name="ce415" office:value-type="float" office:value="52" calcext:value-type="float">
            <text:p>52</text:p>
          </table:table-cell>
          <table:table-cell table:style-name="ce940" office:value-type="percentage" office:value="0.0163611829528843" calcext:value-type="percentage">
            <text:p>1.636%</text:p>
          </table:table-cell>
          <table:table-cell table:style-name="ce936" office:value-type="float" office:value="320.148" calcext:value-type="float">
            <text:p>320.148</text:p>
          </table:table-cell>
          <table:table-cell table:number-columns-repeated="1021"/>
        </table:table-row>
        <table:table-row table:style-name="ro1">
          <table:table-cell table:style-name="ce416" office:value-type="float" office:value="51" calcext:value-type="float">
            <text:p>51</text:p>
          </table:table-cell>
          <table:table-cell table:style-name="ce940" office:value-type="percentage" office:value="0.0148740910101299" calcext:value-type="percentage">
            <text:p>1.487%</text:p>
          </table:table-cell>
          <table:table-cell table:style-name="ce936" office:value-type="float" office:value="314.91" calcext:value-type="float">
            <text:p>314.91</text:p>
          </table:table-cell>
          <table:table-cell table:number-columns-repeated="1021"/>
        </table:table-row>
        <table:table-row table:style-name="ro1">
          <table:table-cell table:style-name="ce417" office:value-type="float" office:value="50" calcext:value-type="float">
            <text:p>50</text:p>
          </table:table-cell>
          <table:table-cell table:style-name="ce940" office:value-type="percentage" office:value="0.0150986700018696" calcext:value-type="percentage">
            <text:p>1.510%</text:p>
          </table:table-cell>
          <table:table-cell table:style-name="ce936" office:value-type="float" office:value="310.226" calcext:value-type="float">
            <text:p>310.226</text:p>
          </table:table-cell>
          <table:table-cell table:number-columns-repeated="1021"/>
        </table:table-row>
        <table:table-row table:style-name="ro1">
          <table:table-cell table:style-name="ce418" office:value-type="float" office:value="49" calcext:value-type="float">
            <text:p>49</text:p>
          </table:table-cell>
          <table:table-cell table:style-name="ce940" office:value-type="percentage" office:value="0.0153301346459734" calcext:value-type="percentage">
            <text:p>1.533%</text:p>
          </table:table-cell>
          <table:table-cell table:style-name="ce936" office:value-type="float" office:value="305.542" calcext:value-type="float">
            <text:p>305.542</text:p>
          </table:table-cell>
          <table:table-cell table:number-columns-repeated="1021"/>
        </table:table-row>
        <table:table-row table:style-name="ro1">
          <table:table-cell table:style-name="ce419" office:value-type="float" office:value="48" calcext:value-type="float">
            <text:p>48</text:p>
          </table:table-cell>
          <table:table-cell table:style-name="ce940" office:value-type="percentage" office:value="0.0158712748206795" calcext:value-type="percentage">
            <text:p>1.587%</text:p>
          </table:table-cell>
          <table:table-cell table:style-name="ce936" office:value-type="float" office:value="300.858" calcext:value-type="float">
            <text:p>300.858</text:p>
          </table:table-cell>
          <table:table-cell table:number-columns-repeated="1021"/>
        </table:table-row>
        <table:table-row table:style-name="ro1">
          <table:table-cell table:style-name="ce420" office:value-type="float" office:value="47" calcext:value-type="float">
            <text:p>47</text:p>
          </table:table-cell>
          <table:table-cell table:style-name="ce940" office:value-type="percentage" office:value="0.016434580843885" calcext:value-type="percentage">
            <text:p>1.643%</text:p>
          </table:table-cell>
          <table:table-cell table:style-name="ce936" office:value-type="float" office:value="296.083" calcext:value-type="float">
            <text:p>296.083</text:p>
          </table:table-cell>
          <table:table-cell table:number-columns-repeated="1021"/>
        </table:table-row>
        <table:table-row table:style-name="ro1">
          <table:table-cell table:style-name="ce421" office:value-type="float" office:value="46" calcext:value-type="float">
            <text:p>46</text:p>
          </table:table-cell>
          <table:table-cell table:style-name="ce940" office:value-type="percentage" office:value="0.0170182372595007" calcext:value-type="percentage">
            <text:p>1.702%</text:p>
          </table:table-cell>
          <table:table-cell table:style-name="ce936" office:value-type="float" office:value="291.217" calcext:value-type="float">
            <text:p>291.217</text:p>
          </table:table-cell>
          <table:table-cell table:number-columns-repeated="1021"/>
        </table:table-row>
        <table:table-row table:style-name="ro1">
          <table:table-cell table:style-name="ce422" office:value-type="float" office:value="45" calcext:value-type="float">
            <text:p>45</text:p>
          </table:table-cell>
          <table:table-cell table:style-name="ce940" office:value-type="percentage" office:value="0.0173163651353136" calcext:value-type="percentage">
            <text:p>1.732%</text:p>
          </table:table-cell>
          <table:table-cell table:style-name="ce936" office:value-type="float" office:value="286.261" calcext:value-type="float">
            <text:p>286.261</text:p>
          </table:table-cell>
          <table:table-cell table:number-columns-repeated="1021"/>
        </table:table-row>
        <table:table-row table:style-name="ro1">
          <table:table-cell table:style-name="ce423" office:value-type="float" office:value="44" calcext:value-type="float">
            <text:p>44</text:p>
          </table:table-cell>
          <table:table-cell table:style-name="ce940" office:value-type="percentage" office:value="0.0179414441316156" calcext:value-type="percentage">
            <text:p>1.794%</text:p>
          </table:table-cell>
          <table:table-cell table:style-name="ce936" office:value-type="float" office:value="281.304" calcext:value-type="float">
            <text:p>281.304</text:p>
          </table:table-cell>
          <table:table-cell table:number-columns-repeated="1021"/>
        </table:table-row>
        <table:table-row table:style-name="ro1">
          <table:table-cell table:style-name="ce424" office:value-type="float" office:value="43" calcext:value-type="float">
            <text:p>43</text:p>
          </table:table-cell>
          <table:table-cell table:style-name="ce940" office:value-type="percentage" office:value="0.0182728401452271" calcext:value-type="percentage">
            <text:p>1.827%</text:p>
          </table:table-cell>
          <table:table-cell table:style-name="ce936" office:value-type="float" office:value="276.257" calcext:value-type="float">
            <text:p>276.257</text:p>
          </table:table-cell>
          <table:table-cell table:number-columns-repeated="1021"/>
        </table:table-row>
        <table:table-row table:style-name="ro1">
          <table:table-cell table:style-name="ce425" office:value-type="float" office:value="42" calcext:value-type="float">
            <text:p>42</text:p>
          </table:table-cell>
          <table:table-cell table:style-name="ce940" office:value-type="percentage" office:value="0.0192766464239756" calcext:value-type="percentage">
            <text:p>1.928%</text:p>
          </table:table-cell>
          <table:table-cell table:style-name="ce936" office:value-type="float" office:value="271.209" calcext:value-type="float">
            <text:p>271.209</text:p>
          </table:table-cell>
          <table:table-cell table:number-columns-repeated="1021"/>
        </table:table-row>
        <table:table-row table:style-name="ro1">
          <table:table-cell table:style-name="ce426" office:value-type="float" office:value="41" calcext:value-type="float">
            <text:p>41</text:p>
          </table:table-cell>
          <table:table-cell table:style-name="ce940" office:value-type="percentage" office:value="0.02068192840842" calcext:value-type="percentage">
            <text:p>2.068%</text:p>
          </table:table-cell>
          <table:table-cell table:style-name="ce936" office:value-type="float" office:value="265.981" calcext:value-type="float">
            <text:p>265.981</text:p>
          </table:table-cell>
          <table:table-cell table:number-columns-repeated="1021"/>
        </table:table-row>
        <table:table-row table:style-name="ro1">
          <table:table-cell table:style-name="ce427" office:value-type="float" office:value="40" calcext:value-type="float">
            <text:p>40</text:p>
          </table:table-cell>
          <table:table-cell table:style-name="ce940" office:value-type="percentage" office:value="0.021118703931204" calcext:value-type="percentage">
            <text:p>2.112%</text:p>
          </table:table-cell>
          <table:table-cell table:style-name="ce936" office:value-type="float" office:value="260.48" calcext:value-type="float">
            <text:p>260.48</text:p>
          </table:table-cell>
          <table:table-cell table:number-columns-repeated="1021"/>
        </table:table-row>
        <table:table-row table:style-name="ro1">
          <table:table-cell table:style-name="ce428" office:value-type="float" office:value="39" calcext:value-type="float">
            <text:p>39</text:p>
          </table:table-cell>
          <table:table-cell table:style-name="ce940" office:value-type="percentage" office:value="0.0219312178650007" calcext:value-type="percentage">
            <text:p>2.193%</text:p>
          </table:table-cell>
          <table:table-cell table:style-name="ce936" office:value-type="float" office:value="254.979" calcext:value-type="float">
            <text:p>254.979</text:p>
          </table:table-cell>
          <table:table-cell table:number-columns-repeated="1021"/>
        </table:table-row>
        <table:table-row table:style-name="ro1">
          <table:table-cell table:style-name="ce429" office:value-type="float" office:value="38" calcext:value-type="float">
            <text:p>38</text:p>
          </table:table-cell>
          <table:table-cell table:style-name="ce940" office:value-type="percentage" office:value="0.0231447509292786" calcext:value-type="percentage">
            <text:p>2.314%</text:p>
          </table:table-cell>
          <table:table-cell table:style-name="ce936" office:value-type="float" office:value="249.387" calcext:value-type="float">
            <text:p>249.387</text:p>
          </table:table-cell>
          <table:table-cell table:number-columns-repeated="1021"/>
        </table:table-row>
        <table:table-row table:style-name="ro1">
          <table:table-cell table:style-name="ce430" office:value-type="float" office:value="37" calcext:value-type="float">
            <text:p>37</text:p>
          </table:table-cell>
          <table:table-cell table:style-name="ce940" office:value-type="percentage" office:value="0.0240625577242781" calcext:value-type="percentage">
            <text:p>2.406%</text:p>
          </table:table-cell>
          <table:table-cell table:style-name="ce936" office:value-type="float" office:value="243.615" calcext:value-type="float">
            <text:p>243.615</text:p>
          </table:table-cell>
          <table:table-cell table:number-columns-repeated="1021"/>
        </table:table-row>
        <table:table-row table:style-name="ro1">
          <table:table-cell table:style-name="ce431" office:value-type="float" office:value="36" calcext:value-type="float">
            <text:p>36</text:p>
          </table:table-cell>
          <table:table-cell table:style-name="ce940" office:value-type="percentage" office:value="0.0250385904699415" calcext:value-type="percentage">
            <text:p>2.504%</text:p>
          </table:table-cell>
          <table:table-cell table:style-name="ce936" office:value-type="float" office:value="237.753" calcext:value-type="float">
            <text:p>237.753</text:p>
          </table:table-cell>
          <table:table-cell table:number-columns-repeated="1021"/>
        </table:table-row>
        <table:table-row table:style-name="ro1">
          <table:table-cell table:style-name="ce432" office:value-type="float" office:value="35" calcext:value-type="float">
            <text:p>35</text:p>
          </table:table-cell>
          <table:table-cell table:style-name="ce940" office:value-type="percentage" office:value="0.025685936151855" calcext:value-type="percentage">
            <text:p>2.569%</text:p>
          </table:table-cell>
          <table:table-cell table:style-name="ce936" office:value-type="float" office:value="231.8" calcext:value-type="float">
            <text:p>231.8</text:p>
          </table:table-cell>
          <table:table-cell table:number-columns-repeated="1021"/>
        </table:table-row>
        <table:table-row table:style-name="ro1">
          <table:table-cell table:style-name="ce433" office:value-type="float" office:value="34" calcext:value-type="float">
            <text:p>34</text:p>
          </table:table-cell>
          <table:table-cell table:style-name="ce940" office:value-type="percentage" office:value="0.0267660264073749" calcext:value-type="percentage">
            <text:p>2.677%</text:p>
          </table:table-cell>
          <table:table-cell table:style-name="ce936" office:value-type="float" office:value="225.846" calcext:value-type="float">
            <text:p>225.846</text:p>
          </table:table-cell>
          <table:table-cell table:number-columns-repeated="1021"/>
        </table:table-row>
        <table:table-row table:style-name="ro1">
          <table:table-cell table:style-name="ce434" office:value-type="float" office:value="33" calcext:value-type="float">
            <text:p>33</text:p>
          </table:table-cell>
          <table:table-cell table:style-name="ce940" office:value-type="percentage" office:value="0.0275157983812631" calcext:value-type="percentage">
            <text:p>2.752%</text:p>
          </table:table-cell>
          <table:table-cell table:style-name="ce936" office:value-type="float" office:value="219.801" calcext:value-type="float">
            <text:p>219.801</text:p>
          </table:table-cell>
          <table:table-cell table:number-columns-repeated="1021"/>
        </table:table-row>
        <table:table-row table:style-name="ro1">
          <table:table-cell table:style-name="ce435" office:value-type="float" office:value="32" calcext:value-type="float">
            <text:p>32</text:p>
          </table:table-cell>
          <table:table-cell table:style-name="ce940" office:value-type="percentage" office:value="0.0283036963223908" calcext:value-type="percentage">
            <text:p>2.830%</text:p>
          </table:table-cell>
          <table:table-cell table:style-name="ce936" office:value-type="float" office:value="213.753" calcext:value-type="float">
            <text:p>213.753</text:p>
          </table:table-cell>
          <table:table-cell table:number-columns-repeated="1021"/>
        </table:table-row>
        <table:table-row table:style-name="ro1">
          <table:table-cell table:style-name="ce436" office:value-type="float" office:value="31" calcext:value-type="float">
            <text:p>31</text:p>
          </table:table-cell>
          <table:table-cell table:style-name="ce940" office:value-type="percentage" office:value="0.0291377592042484" calcext:value-type="percentage">
            <text:p>2.914%</text:p>
          </table:table-cell>
          <table:table-cell table:style-name="ce936" office:value-type="float" office:value="207.703" calcext:value-type="float">
            <text:p>207.703</text:p>
          </table:table-cell>
          <table:table-cell table:number-columns-repeated="1021"/>
        </table:table-row>
        <table:table-row table:style-name="ro1">
          <table:table-cell table:style-name="ce437" office:value-type="float" office:value="30" calcext:value-type="float">
            <text:p>30</text:p>
          </table:table-cell>
          <table:table-cell table:style-name="ce940" office:value-type="percentage" office:value="0.03048335986432" calcext:value-type="percentage">
            <text:p>3.048%</text:p>
          </table:table-cell>
          <table:table-cell table:style-name="ce936" office:value-type="float" office:value="201.651" calcext:value-type="float">
            <text:p>201.651</text:p>
          </table:table-cell>
          <table:table-cell table:number-columns-repeated="1021"/>
        </table:table-row>
        <table:table-row table:style-name="ro1">
          <table:table-cell table:style-name="ce438" office:value-type="float" office:value="29" calcext:value-type="float">
            <text:p>29</text:p>
          </table:table-cell>
          <table:table-cell table:style-name="ce940" office:value-type="percentage" office:value="0.0319277354939029" calcext:value-type="percentage">
            <text:p>3.193%</text:p>
          </table:table-cell>
          <table:table-cell table:style-name="ce936" office:value-type="float" office:value="195.504" calcext:value-type="float">
            <text:p>195.504</text:p>
          </table:table-cell>
          <table:table-cell table:number-columns-repeated="1021"/>
        </table:table-row>
        <table:table-row table:style-name="ro1">
          <table:table-cell table:style-name="ce439" office:value-type="float" office:value="28" calcext:value-type="float">
            <text:p>28</text:p>
          </table:table-cell>
          <table:table-cell table:style-name="ce940" office:value-type="percentage" office:value="0.0334932527395885" calcext:value-type="percentage">
            <text:p>3.349%</text:p>
          </table:table-cell>
          <table:table-cell table:style-name="ce936" office:value-type="float" office:value="189.262" calcext:value-type="float">
            <text:p>189.262</text:p>
          </table:table-cell>
          <table:table-cell table:number-columns-repeated="1021"/>
        </table:table-row>
        <table:table-row table:style-name="ro1">
          <table:table-cell table:style-name="ce440" office:value-type="float" office:value="27" calcext:value-type="float">
            <text:p>27</text:p>
          </table:table-cell>
          <table:table-cell table:style-name="ce940" office:value-type="percentage" office:value="0.0352224706570524" calcext:value-type="percentage">
            <text:p>3.522%</text:p>
          </table:table-cell>
          <table:table-cell table:style-name="ce936" office:value-type="float" office:value="182.923" calcext:value-type="float">
            <text:p>182.923</text:p>
          </table:table-cell>
          <table:table-cell table:number-columns-repeated="1021"/>
        </table:table-row>
        <table:table-row table:style-name="ro1">
          <table:table-cell table:style-name="ce441" office:value-type="float" office:value="26" calcext:value-type="float">
            <text:p>26</text:p>
          </table:table-cell>
          <table:table-cell table:style-name="ce940" office:value-type="percentage" office:value="0.0360947416137806" calcext:value-type="percentage">
            <text:p>3.609%</text:p>
          </table:table-cell>
          <table:table-cell table:style-name="ce936" office:value-type="float" office:value="176.48" calcext:value-type="float">
            <text:p>176.48</text:p>
          </table:table-cell>
          <table:table-cell table:number-columns-repeated="1021"/>
        </table:table-row>
        <table:table-row table:style-name="ro1">
          <table:table-cell table:style-name="ce442" office:value-type="float" office:value="25" calcext:value-type="float">
            <text:p>25</text:p>
          </table:table-cell>
          <table:table-cell table:style-name="ce940" office:value-type="percentage" office:value="0.0375521721239198" calcext:value-type="percentage">
            <text:p>3.755%</text:p>
          </table:table-cell>
          <table:table-cell table:style-name="ce936" office:value-type="float" office:value="170.11" calcext:value-type="float">
            <text:p>170.11</text:p>
          </table:table-cell>
          <table:table-cell table:number-columns-repeated="1021"/>
        </table:table-row>
        <table:table-row table:style-name="ro1">
          <table:table-cell table:style-name="ce443" office:value-type="float" office:value="24" calcext:value-type="float">
            <text:p>24</text:p>
          </table:table-cell>
          <table:table-cell table:style-name="ce940" office:value-type="percentage" office:value="0.039157840730018" calcext:value-type="percentage">
            <text:p>3.916%</text:p>
          </table:table-cell>
          <table:table-cell table:style-name="ce936" office:value-type="float" office:value="163.722" calcext:value-type="float">
            <text:p>163.722</text:p>
          </table:table-cell>
          <table:table-cell table:number-columns-repeated="1021"/>
        </table:table-row>
        <table:table-row table:style-name="ro1">
          <table:table-cell table:style-name="ce444" office:value-type="float" office:value="23" calcext:value-type="float">
            <text:p>23</text:p>
          </table:table-cell>
          <table:table-cell table:style-name="ce940" office:value-type="percentage" office:value="0.0415419137886098" calcext:value-type="percentage">
            <text:p>4.154%</text:p>
          </table:table-cell>
          <table:table-cell table:style-name="ce936" office:value-type="float" office:value="157.311" calcext:value-type="float">
            <text:p>157.311</text:p>
          </table:table-cell>
          <table:table-cell table:number-columns-repeated="1021"/>
        </table:table-row>
        <table:table-row table:style-name="ro1">
          <table:table-cell table:style-name="ce445" office:value-type="float" office:value="22" calcext:value-type="float">
            <text:p>22</text:p>
          </table:table-cell>
          <table:table-cell table:style-name="ce940" office:value-type="percentage" office:value="0.0468111635804107" calcext:value-type="percentage">
            <text:p>4.681%</text:p>
          </table:table-cell>
          <table:table-cell table:style-name="ce936" office:value-type="float" office:value="150.776" calcext:value-type="float">
            <text:p>150.776</text:p>
          </table:table-cell>
          <table:table-cell table:number-columns-repeated="1021"/>
        </table:table-row>
        <table:table-row table:style-name="ro1">
          <table:table-cell table:style-name="ce446" office:value-type="float" office:value="21" calcext:value-type="float">
            <text:p>21</text:p>
          </table:table-cell>
          <table:table-cell table:style-name="ce940" office:value-type="percentage" office:value="0.0498128278990801" calcext:value-type="percentage">
            <text:p>4.981%</text:p>
          </table:table-cell>
          <table:table-cell table:style-name="ce936" office:value-type="float" office:value="143.718" calcext:value-type="float">
            <text:p>143.718</text:p>
          </table:table-cell>
          <table:table-cell table:number-columns-repeated="1021"/>
        </table:table-row>
        <table:table-row table:style-name="ro1">
          <table:table-cell table:style-name="ce447" office:value-type="float" office:value="20" calcext:value-type="float">
            <text:p>20</text:p>
          </table:table-cell>
          <table:table-cell table:style-name="ce940" office:value-type="percentage" office:value="0.053588558791438" calcext:value-type="percentage">
            <text:p>5.359%</text:p>
          </table:table-cell>
          <table:table-cell table:style-name="ce936" office:value-type="float" office:value="136.559" calcext:value-type="float">
            <text:p>136.559</text:p>
          </table:table-cell>
          <table:table-cell table:number-columns-repeated="1021"/>
        </table:table-row>
        <table:table-row table:style-name="ro1">
          <table:table-cell table:style-name="ce448" office:value-type="float" office:value="19" calcext:value-type="float">
            <text:p>19</text:p>
          </table:table-cell>
          <table:table-cell table:style-name="ce940" office:value-type="percentage" office:value="0.0588203433894818" calcext:value-type="percentage">
            <text:p>5.882%</text:p>
          </table:table-cell>
          <table:table-cell table:style-name="ce936" office:value-type="float" office:value="129.241" calcext:value-type="float">
            <text:p>129.241</text:p>
          </table:table-cell>
          <table:table-cell table:number-columns-repeated="1021"/>
        </table:table-row>
        <table:table-row table:style-name="ro1">
          <table:table-cell table:style-name="ce449" office:value-type="float" office:value="18" calcext:value-type="float">
            <text:p>18</text:p>
          </table:table-cell>
          <table:table-cell table:style-name="ce940" office:value-type="percentage" office:value="0.061403003970766" calcext:value-type="percentage">
            <text:p>6.140%</text:p>
          </table:table-cell>
          <table:table-cell table:style-name="ce936" office:value-type="float" office:value="121.639" calcext:value-type="float">
            <text:p>121.639</text:p>
          </table:table-cell>
          <table:table-cell table:number-columns-repeated="1021"/>
        </table:table-row>
        <table:table-row table:style-name="ro1">
          <table:table-cell table:style-name="ce450" office:value-type="float" office:value="17" calcext:value-type="float">
            <text:p>17</text:p>
          </table:table-cell>
          <table:table-cell table:style-name="ce940" office:value-type="percentage" office:value="0.0705001313830253" calcext:value-type="percentage">
            <text:p>7.050%</text:p>
          </table:table-cell>
          <table:table-cell table:style-name="ce936" office:value-type="float" office:value="114.17" calcext:value-type="float">
            <text:p>114.17</text:p>
          </table:table-cell>
          <table:table-cell table:number-columns-repeated="1021"/>
        </table:table-row>
        <table:table-row table:style-name="ro1">
          <table:table-cell table:style-name="ce451" office:value-type="float" office:value="16" calcext:value-type="float">
            <text:p>16</text:p>
          </table:table-cell>
          <table:table-cell table:style-name="ce940" office:value-type="percentage" office:value="0.068695168722496" calcext:value-type="percentage">
            <text:p>6.870%</text:p>
          </table:table-cell>
          <table:table-cell table:style-name="ce936" office:value-type="float" office:value="106.121" calcext:value-type="float">
            <text:p>106.121</text:p>
          </table:table-cell>
          <table:table-cell table:number-columns-repeated="1021"/>
        </table:table-row>
        <table:table-row table:style-name="ro1">
          <table:table-cell table:style-name="ce452" office:value-type="float" office:value="15" calcext:value-type="float">
            <text:p>15</text:p>
          </table:table-cell>
          <table:table-cell table:style-name="ce940" office:value-type="percentage" office:value="0.0737622810656575" calcext:value-type="percentage">
            <text:p>7.376%</text:p>
          </table:table-cell>
          <table:table-cell table:style-name="ce936" office:value-type="float" office:value="98.831" calcext:value-type="float">
            <text:p>98.831</text:p>
          </table:table-cell>
          <table:table-cell table:number-columns-repeated="1021"/>
        </table:table-row>
        <table:table-row table:style-name="ro1">
          <table:table-cell table:style-name="ce453" office:value-type="float" office:value="14" calcext:value-type="float">
            <text:p>14</text:p>
          </table:table-cell>
          <table:table-cell table:style-name="ce940" office:value-type="percentage" office:value="0.0796364470565102" calcext:value-type="percentage">
            <text:p>7.964%</text:p>
          </table:table-cell>
          <table:table-cell table:style-name="ce936" office:value-type="float" office:value="91.541" calcext:value-type="float">
            <text:p>91.541</text:p>
          </table:table-cell>
          <table:table-cell table:number-columns-repeated="1021"/>
        </table:table-row>
        <table:table-row table:style-name="ro1">
          <table:table-cell table:style-name="ce454" office:value-type="float" office:value="13" calcext:value-type="float">
            <text:p>13</text:p>
          </table:table-cell>
          <table:table-cell table:style-name="ce940" office:value-type="percentage" office:value="0.0865271628823397" calcext:value-type="percentage">
            <text:p>8.653%</text:p>
          </table:table-cell>
          <table:table-cell table:style-name="ce936" office:value-type="float" office:value="84.251" calcext:value-type="float">
            <text:p>84.251</text:p>
          </table:table-cell>
          <table:table-cell table:number-columns-repeated="1021"/>
        </table:table-row>
        <table:table-row table:style-name="ro1">
          <table:table-cell table:style-name="ce455" office:value-type="float" office:value="12" calcext:value-type="float">
            <text:p>12</text:p>
          </table:table-cell>
          <table:table-cell table:style-name="ce940" office:value-type="percentage" office:value="0.0947233014124037" calcext:value-type="percentage">
            <text:p>9.472%</text:p>
          </table:table-cell>
          <table:table-cell table:style-name="ce936" office:value-type="float" office:value="76.961" calcext:value-type="float">
            <text:p>76.961</text:p>
          </table:table-cell>
          <table:table-cell table:number-columns-repeated="1021"/>
        </table:table-row>
        <table:table-row table:style-name="ro1">
          <table:table-cell table:style-name="ce456" office:value-type="float" office:value="11" calcext:value-type="float">
            <text:p>11</text:p>
          </table:table-cell>
          <table:table-cell table:style-name="ce940" office:value-type="percentage" office:value="0.104634639950625" calcext:value-type="percentage">
            <text:p>10.463%</text:p>
          </table:table-cell>
          <table:table-cell table:style-name="ce936" office:value-type="float" office:value="69.671" calcext:value-type="float">
            <text:p>69.671</text:p>
          </table:table-cell>
          <table:table-cell table:number-columns-repeated="1021"/>
        </table:table-row>
        <table:table-row table:style-name="ro1">
          <table:table-cell table:style-name="ce457" office:value-type="float" office:value="10" calcext:value-type="float">
            <text:p>10</text:p>
          </table:table-cell>
          <table:table-cell table:style-name="ce940" office:value-type="percentage" office:value="0.116862506211827" calcext:value-type="percentage">
            <text:p>11.686%</text:p>
          </table:table-cell>
          <table:table-cell table:style-name="ce936" office:value-type="float" office:value="62.381" calcext:value-type="float">
            <text:p>62.381</text:p>
          </table:table-cell>
          <table:table-cell table:number-columns-repeated="1021"/>
        </table:table-row>
        <table:table-row table:style-name="ro1">
          <table:table-cell table:style-name="ce458" office:value-type="float" office:value="9" calcext:value-type="float">
            <text:p>9</text:p>
          </table:table-cell>
          <table:table-cell table:style-name="ce940" office:value-type="percentage" office:value="0.132326514312683" calcext:value-type="percentage">
            <text:p>13.233%</text:p>
          </table:table-cell>
          <table:table-cell table:style-name="ce936" office:value-type="float" office:value="55.091" calcext:value-type="float">
            <text:p>55.091</text:p>
          </table:table-cell>
          <table:table-cell table:number-columns-repeated="1021"/>
        </table:table-row>
        <table:table-row table:style-name="ro1">
          <table:table-cell table:style-name="ce459" office:value-type="float" office:value="8" calcext:value-type="float">
            <text:p>8</text:p>
          </table:table-cell>
          <table:table-cell table:style-name="ce940" office:value-type="percentage" office:value="0.152507269722391" calcext:value-type="percentage">
            <text:p>15.251%</text:p>
          </table:table-cell>
          <table:table-cell table:style-name="ce936" office:value-type="float" office:value="47.801" calcext:value-type="float">
            <text:p>47.801</text:p>
          </table:table-cell>
          <table:table-cell table:number-columns-repeated="1021"/>
        </table:table-row>
        <table:table-row table:style-name="ro1">
          <table:table-cell table:style-name="ce460" office:value-type="float" office:value="7" calcext:value-type="float">
            <text:p>7</text:p>
          </table:table-cell>
          <table:table-cell table:style-name="ce940" office:value-type="percentage" office:value="0.220508010170077" calcext:value-type="percentage">
            <text:p>22.051%</text:p>
          </table:table-cell>
          <table:table-cell table:style-name="ce936" office:value-type="float" office:value="40.511" calcext:value-type="float">
            <text:p>40.511</text:p>
          </table:table-cell>
          <table:table-cell table:number-columns-repeated="1021"/>
        </table:table-row>
        <table:table-row table:style-name="ro1">
          <table:table-cell table:style-name="ce461" office:value-type="float" office:value="6" calcext:value-type="float">
            <text:p>6</text:p>
          </table:table-cell>
          <table:table-cell table:style-name="ce940" office:value-type="percentage" office:value="0.267338020140604" calcext:value-type="percentage">
            <text:p>26.734%</text:p>
          </table:table-cell>
          <table:table-cell table:style-name="ce936" office:value-type="float" office:value="31.578" calcext:value-type="float">
            <text:p>31.578</text:p>
          </table:table-cell>
          <table:table-cell table:number-columns-repeated="1021"/>
        </table:table-row>
        <table:table-row table:style-name="ro1">
          <table:table-cell table:style-name="ce462" office:value-type="float" office:value="5" calcext:value-type="float">
            <text:p>5</text:p>
          </table:table-cell>
          <table:table-cell table:style-name="ce940" office:value-type="percentage" office:value="0.322873443983402" calcext:value-type="percentage">
            <text:p>32.287%</text:p>
          </table:table-cell>
          <table:table-cell table:style-name="ce936" office:value-type="float" office:value="23.136" calcext:value-type="float">
            <text:p>23.136</text:p>
          </table:table-cell>
          <table:table-cell table:number-columns-repeated="1021"/>
        </table:table-row>
        <table:table-row table:style-name="ro1">
          <table:table-cell table:style-name="ce463" office:value-type="float" office:value="4" calcext:value-type="float">
            <text:p>4</text:p>
          </table:table-cell>
          <table:table-cell table:style-name="ce940" office:value-type="percentage" office:value="0.528916124090387" calcext:value-type="percentage">
            <text:p>52.892%</text:p>
          </table:table-cell>
          <table:table-cell table:style-name="ce936" office:value-type="float" office:value="15.666" calcext:value-type="float">
            <text:p>15.666</text:p>
          </table:table-cell>
          <table:table-cell table:number-columns-repeated="1021"/>
        </table:table-row>
        <table:table-row table:style-name="ro1">
          <table:table-cell table:style-name="ce464" office:value-type="float" office:value="3" calcext:value-type="float">
            <text:p>3</text:p>
          </table:table-cell>
          <table:table-cell table:style-name="ce940" office:value-type="percentage" office:value="1" calcext:value-type="percentage">
            <text:p>100.000%</text:p>
          </table:table-cell>
          <table:table-cell table:style-name="ce936" office:value-type="float" office:value="7.38" calcext:value-type="float">
            <text:p>7.38</text:p>
          </table:table-cell>
          <table:table-cell table:number-columns-repeated="1021"/>
        </table:table-row>
        <table:table-row table:style-name="ro1">
          <table:table-cell table:style-name="ce465" office:value-type="float" office:value="2" calcext:value-type="float">
            <text:p>2</text:p>
          </table:table-cell>
          <table:table-cell table:style-name="ce941" office:value-type="percentage" office:value="1" calcext:value-type="percentage">
            <text:p>100.000%</text:p>
          </table:table-cell>
          <table:table-cell table:style-name="ce936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466" office:value-type="float" office:value="1" calcext:value-type="float">
            <text:p>1</text:p>
          </table:table-cell>
          <table:table-cell table:style-name="ce941" office:value-type="percentage" office:value="1" calcext:value-type="percentage">
            <text:p>100.000%</text:p>
          </table:table-cell>
          <table:table-cell table:style-name="ce936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467"/>
          <table:table-cell table:number-columns-repeated="1023"/>
        </table:table-row>
        <table:table-row table:style-name="ro2" table:number-rows-repeated="10481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aph" table:style-name="ta3">
        <table:table-column table:style-name="co3" table:default-cell-style-name="Default"/>
        <table:table-column table:style-name="co1" table:number-columns-repeated="1023" table:default-cell-style-name="Default"/>
        <table:table-row table:style-name="ro2">
          <table:table-cell/>
          <table:table-cell>
            <draw:frame table:end-cell-address="graph.K27" table:end-x="50.37pt" table:end-y="12.73pt" draw:z-index="0" draw:name="Chart 1" draw:style-name="gr1" draw:text-style-name="P1" svg:width="680.97pt" svg:height="420.72pt" svg:x="0.77pt" svg:y="1.5pt">
              <draw:object draw:notify-on-update-of-ranges="graphdata.A2:graphdata.A466 graphdata.B1:graphdata.B1 graphdata.B2:graphdata.B466 graphdata.C1:graphdata.C1 graphdata.C2:graphdata.C46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3">
          <table:table-cell table:number-columns-repeated="11"/>
          <table:table-cell table:style-name="ce942"/>
          <table:table-cell table:number-columns-repeated="1012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ircular" svg:font-family="Circ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25">
      <number:number number:decimal-places="3" loext:min-decimal-places="3" number:min-integer-digits="1"/>
      <number:text>%</number:text>
    </number:percentag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phdata" style:display-name="PageStyle_graph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ph" style:display-name="PageStyle_graph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8248" meta:object-count="1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msLineDash_20_1" svg:stroke-width="0.053cm" svg:stroke-color="#4285f4" draw:fill-color="#4285f4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24.024cm" svg:height="14.843cm" xlink:href=".." xlink:type="simple" chart:class="chart:line" chart:style-name="ch1">
        <chart:legend chart:legend-position="end" svg:x="18.652cm" svg:y="6.873cm" style:legend-expansion="high" chart:style-name="ch2"/>
        <chart:plot-area chart:style-name="ch3" table:cell-range-address="graphdata.A1:graphdata.C466" chart:data-source-has-labels="both" svg:x="0.48cm" svg:y="0.296cm" svg:width="17.692cm" svg:height="14.251cm">
          <chartooo:coordinate-region svg:x="1.057cm" svg:y="0.296cm" svg:width="16.272cm" svg:height="13.277cm"/>
          <chart:axis chart:dimension="x" chart:name="primary-x" chart:style-name="ch4" chartooo:axis-type="text">
            <chart:categories table:cell-range-address="graphdata.A2:graphdata.A466"/>
          </chart:axis>
          <chart:axis chart:dimension="x" chart:name="secondary-x" chart:style-name="ch5"/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graphdata.B2:graphdata.B466" chart:label-cell-address="graphdata.B1:graphdata.B1" chart:class="chart:line">
            <chart:data-point chart:repeated="465"/>
          </chart:series>
          <chart:series chart:attached-axis="secondary-y" chart:style-name="ch10" chart:values-cell-range-address="graphdata.C2:graphdata.C466" chart:label-cell-address="graphdata.C1:graphdata.C1" chart:class="chart:line">
            <chart:data-point chart:repeated="46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flation by epoch</text:p>
                <draw:g>
                  <svg:desc>graphdata.B1:graphdata.B1</svg:desc>
                </draw:g>
              </table:table-cell>
              <table:table-cell office:value-type="string">
                <text:p>Total Supply (million)</text:p>
                <draw:g>
                  <svg:desc>graphdata.C1:graphdata.C1</svg:desc>
                </draw:g>
              </table:table-cell>
            </table:table-row>
          </table:table-header-rows>
          <table:table-rows>
            <table:table-row>
              <table:table-cell office:value-type="float" office:value="465">
                <text:p>465</text:p>
                <draw:g>
                  <svg:desc>graphdata.A2:graphdata.A466</svg:desc>
                </draw:g>
              </table:table-cell>
              <table:table-cell office:value-type="float" office:value="0">
                <text:p>0</text:p>
                <draw:g>
                  <svg:desc>graphdata.B2:graphdata.B466</svg:desc>
                </draw:g>
              </table:table-cell>
              <table:table-cell office:value-type="float" office:value="1984">
                <text:p>1984</text:p>
                <draw:g>
                  <svg:desc>graphdata.C2:graphdata.C466</svg:desc>
                </draw:g>
              </table:table-cell>
            </table:table-row>
            <table:table-row>
              <table:table-cell office:value-type="float" office:value="464">
                <text:p>464</text:p>
              </table:table-cell>
              <table:table-cell office:value-type="float" office:value="0.000504032258064516">
                <text:p>0.000504032258064516</text:p>
              </table:table-cell>
              <table:table-cell office:value-type="float" office:value="1984">
                <text:p>1984</text:p>
              </table:table-cell>
            </table:table-row>
            <table:table-row>
              <table:table-cell office:value-type="float" office:value="463">
                <text:p>463</text:p>
              </table:table-cell>
              <table:table-cell office:value-type="float" office:value="0.000504286434694907">
                <text:p>0.000504286434694907</text:p>
              </table:table-cell>
              <table:table-cell office:value-type="float" office:value="1983">
                <text:p>1983</text:p>
              </table:table-cell>
            </table:table-row>
            <table:table-row>
              <table:table-cell office:value-type="float" office:value="462">
                <text:p>462</text:p>
              </table:table-cell>
              <table:table-cell office:value-type="float" office:value="0.000504540867810293">
                <text:p>0.000504540867810293</text:p>
              </table:table-cell>
              <table:table-cell office:value-type="float" office:value="1982">
                <text:p>1982</text:p>
              </table:table-cell>
            </table:table-row>
            <table:table-row>
              <table:table-cell office:value-type="float" office:value="461">
                <text:p>461</text:p>
              </table:table-cell>
              <table:table-cell office:value-type="float" office:value="0">
                <text:p>0</text:p>
              </table:table-cell>
              <table:table-cell office:value-type="float" office:value="1981">
                <text:p>1981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000504795557799091">
                <text:p>0.000504795557799091</text:p>
              </table:table-cell>
              <table:table-cell office:value-type="float" office:value="1981">
                <text:p>1981</text:p>
              </table:table-cell>
            </table:table-row>
            <table:table-row>
              <table:table-cell office:value-type="float" office:value="459">
                <text:p>459</text:p>
              </table:table-cell>
              <table:table-cell office:value-type="float" office:value="0.000505050505050505">
                <text:p>0.000505050505050505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float" office:value="458">
                <text:p>458</text:p>
              </table:table-cell>
              <table:table-cell office:value-type="float" office:value="0">
                <text:p>0</text:p>
              </table:table-cell>
              <table:table-cell office:value-type="float" office:value="1979">
                <text:p>1979</text:p>
              </table:table-cell>
            </table:table-row>
            <table:table-row>
              <table:table-cell office:value-type="float" office:value="457">
                <text:p>457</text:p>
              </table:table-cell>
              <table:table-cell office:value-type="float" office:value="0.000505305709954523">
                <text:p>0.000505305709954523</text:p>
              </table:table-cell>
              <table:table-cell office:value-type="float" office:value="1979">
                <text:p>1979</text:p>
              </table:table-cell>
            </table:table-row>
            <table:table-row>
              <table:table-cell office:value-type="float" office:value="456">
                <text:p>456</text:p>
              </table:table-cell>
              <table:table-cell office:value-type="float" office:value="0.000505561172901921">
                <text:p>0.000505561172901921</text:p>
              </table:table-cell>
              <table:table-cell office:value-type="float" office:value="1978">
                <text:p>1978</text:p>
              </table:table-cell>
            </table:table-row>
            <table:table-row>
              <table:table-cell office:value-type="float" office:value="455">
                <text:p>455</text:p>
              </table:table-cell>
              <table:table-cell office:value-type="float" office:value="0">
                <text:p>0</text:p>
              </table:table-cell>
              <table:table-cell office:value-type="float" office:value="1977">
                <text:p>1977</text:p>
              </table:table-cell>
            </table:table-row>
            <table:table-row>
              <table:table-cell office:value-type="float" office:value="454">
                <text:p>454</text:p>
              </table:table-cell>
              <table:table-cell office:value-type="float" office:value="0.000505816894284269">
                <text:p>0.000505816894284269</text:p>
              </table:table-cell>
              <table:table-cell office:value-type="float" office:value="1977">
                <text:p>1977</text:p>
              </table:table-cell>
            </table:table-row>
            <table:table-row>
              <table:table-cell office:value-type="float" office:value="453">
                <text:p>453</text:p>
              </table:table-cell>
              <table:table-cell office:value-type="float" office:value="0.000506072874493927">
                <text:p>0.000506072874493927</text:p>
              </table:table-cell>
              <table:table-cell office:value-type="float" office:value="1976">
                <text:p>1976</text:p>
              </table:table-cell>
            </table:table-row>
            <table:table-row>
              <table:table-cell office:value-type="float" office:value="452">
                <text:p>452</text:p>
              </table:table-cell>
              <table:table-cell office:value-type="float" office:value="0.000506329113924051">
                <text:p>0.000506329113924051</text:p>
              </table:table-cell>
              <table:table-cell office:value-type="float" office:value="1975">
                <text:p>1975</text:p>
              </table:table-cell>
            </table:table-row>
            <table:table-row>
              <table:table-cell office:value-type="float" office:value="451">
                <text:p>451</text:p>
              </table:table-cell>
              <table:table-cell office:value-type="float" office:value="0">
                <text:p>0</text:p>
              </table:table-cell>
              <table:table-cell office:value-type="float" office:value="1974">
                <text:p>1974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000506585612968592">
                <text:p>0.000506585612968592</text:p>
              </table:table-cell>
              <table:table-cell office:value-type="float" office:value="1974">
                <text:p>1974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0">
                <text:p>0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0015205271160669">
                <text:p>0.0015205271160669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float" office:value="447">
                <text:p>447</text:p>
              </table:table-cell>
              <table:table-cell office:value-type="float" office:value="0.00203045685279188">
                <text:p>0.00203045685279188</text:p>
              </table:table-cell>
              <table:table-cell office:value-type="float" office:value="1970">
                <text:p>1970</text:p>
              </table:table-cell>
            </table:table-row>
            <table:table-row>
              <table:table-cell office:value-type="float" office:value="446">
                <text:p>446</text:p>
              </table:table-cell>
              <table:table-cell office:value-type="float" office:value="0.00203458799593082">
                <text:p>0.00203458799593082</text:p>
              </table:table-cell>
              <table:table-cell office:value-type="float" office:value="1966">
                <text:p>1966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0.00203873598369011">
                <text:p>0.00203873598369011</text:p>
              </table:table-cell>
              <table:table-cell office:value-type="float" office:value="1962">
                <text:p>1962</text:p>
              </table:table-cell>
            </table:table-row>
            <table:table-row>
              <table:table-cell office:value-type="float" office:value="444">
                <text:p>444</text:p>
              </table:table-cell>
              <table:table-cell office:value-type="float" office:value="0.00153217568947906">
                <text:p>0.00153217568947906</text:p>
              </table:table-cell>
              <table:table-cell office:value-type="float" office:value="1958">
                <text:p>1958</text:p>
              </table:table-cell>
            </table:table-row>
            <table:table-row>
              <table:table-cell office:value-type="float" office:value="443">
                <text:p>443</text:p>
              </table:table-cell>
              <table:table-cell office:value-type="float" office:value="0.0020460358056266">
                <text:p>0.0020460358056266</text:p>
              </table:table-cell>
              <table:table-cell office:value-type="float" office:value="1955">
                <text:p>1955</text:p>
              </table:table-cell>
            </table:table-row>
            <table:table-row>
              <table:table-cell office:value-type="float" office:value="442">
                <text:p>442</text:p>
              </table:table-cell>
              <table:table-cell office:value-type="float" office:value="0.00205023065094823">
                <text:p>0.00205023065094823</text:p>
              </table:table-cell>
              <table:table-cell office:value-type="float" office:value="1951">
                <text:p>1951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0.00256805341551104">
                <text:p>0.00256805341551104</text:p>
              </table:table-cell>
              <table:table-cell office:value-type="float" office:value="1947">
                <text:p>1947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.00205973223480947">
                <text:p>0.00205973223480947</text:p>
              </table:table-cell>
              <table:table-cell office:value-type="float" office:value="1942">
                <text:p>1942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0.00206398348813209">
                <text:p>0.00206398348813209</text:p>
              </table:table-cell>
              <table:table-cell office:value-type="float" office:value="1938">
                <text:p>1938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0.00206825232678387">
                <text:p>0.00206825232678387</text:p>
              </table:table-cell>
              <table:table-cell office:value-type="float" office:value="1934">
                <text:p>1934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0.00207253886010363">
                <text:p>0.00207253886010363</text:p>
              </table:table-cell>
              <table:table-cell office:value-type="float" office:value="1930">
                <text:p>1930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0.00259605399792316">
                <text:p>0.00259605399792316</text:p>
              </table:table-cell>
              <table:table-cell office:value-type="float" office:value="1926">
                <text:p>1926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0.00208224882873503">
                <text:p>0.00208224882873503</text:p>
              </table:table-cell>
              <table:table-cell office:value-type="float" office:value="1921">
                <text:p>1921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0.00208659363588941">
                <text:p>0.00208659363588941</text:p>
              </table:table-cell>
              <table:table-cell office:value-type="float" office:value="1917">
                <text:p>1917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0.00209095661265029">
                <text:p>0.00209095661265029</text:p>
              </table:table-cell>
              <table:table-cell office:value-type="float" office:value="1913">
                <text:p>1913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0.00261917234154007">
                <text:p>0.00261917234154007</text:p>
              </table:table-cell>
              <table:table-cell office:value-type="float" office:value="1909">
                <text:p>1909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0.00210084033613445">
                <text:p>0.00210084033613445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.00210526315789474">
                <text:p>0.00210526315789474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float" office:value="429">
                <text:p>429</text:p>
              </table:table-cell>
              <table:table-cell office:value-type="float" office:value="0.00263713080168776">
                <text:p>0.00263713080168776</text:p>
              </table:table-cell>
              <table:table-cell office:value-type="float" office:value="1896">
                <text:p>1896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0.00211528291909043">
                <text:p>0.00211528291909043</text:p>
              </table:table-cell>
              <table:table-cell office:value-type="float" office:value="1891">
                <text:p>1891</text:p>
              </table:table-cell>
            </table:table-row>
            <table:table-row>
              <table:table-cell office:value-type="float" office:value="427">
                <text:p>427</text:p>
              </table:table-cell>
              <table:table-cell office:value-type="float" office:value="0.00264970853206147">
                <text:p>0.00264970853206147</text:p>
              </table:table-cell>
              <table:table-cell office:value-type="float" office:value="1887">
                <text:p>1887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0.00212539851222104">
                <text:p>0.00212539851222104</text:p>
              </table:table-cell>
              <table:table-cell office:value-type="float" office:value="1882">
                <text:p>1882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0.00266240681576145">
                <text:p>0.00266240681576145</text:p>
              </table:table-cell>
              <table:table-cell office:value-type="float" office:value="1878">
                <text:p>1878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0.00266951414842499">
                <text:p>0.00266951414842499</text:p>
              </table:table-cell>
              <table:table-cell office:value-type="float" office:value="1873">
                <text:p>1873</text:p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0.00267665952890792">
                <text:p>0.00267665952890792</text:p>
              </table:table-cell>
              <table:table-cell office:value-type="float" office:value="1868">
                <text:p>1868</text:p>
              </table:table-cell>
            </table:table-row>
            <table:table-row>
              <table:table-cell office:value-type="float" office:value="422">
                <text:p>422</text:p>
              </table:table-cell>
              <table:table-cell office:value-type="float" office:value="0.00268384326355341">
                <text:p>0.00268384326355341</text:p>
              </table:table-cell>
              <table:table-cell office:value-type="float" office:value="1863">
                <text:p>1863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0.00269106566200215">
                <text:p>0.00269106566200215</text:p>
              </table:table-cell>
              <table:table-cell office:value-type="float" office:value="1858">
                <text:p>1858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00269832703723691">
                <text:p>0.00269832703723691</text:p>
              </table:table-cell>
              <table:table-cell office:value-type="float" office:value="1853">
                <text:p>1853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0.0027056277056277">
                <text:p>0.0027056277056277</text:p>
              </table:table-cell>
              <table:table-cell office:value-type="float" office:value="1848">
                <text:p>1848</text:p>
              </table:table-cell>
            </table:table-row>
            <table:table-row>
              <table:table-cell office:value-type="float" office:value="418">
                <text:p>418</text:p>
              </table:table-cell>
              <table:table-cell office:value-type="float" office:value="0.00271296798697775">
                <text:p>0.00271296798697775</text:p>
              </table:table-cell>
              <table:table-cell office:value-type="float" office:value="1843">
                <text:p>1843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0.00272034820457018">
                <text:p>0.00272034820457018</text:p>
              </table:table-cell>
              <table:table-cell office:value-type="float" office:value="1838">
                <text:p>1838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0.00272776868521549">
                <text:p>0.00272776868521549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0.00273522975929978">
                <text:p>0.00273522975929978</text:p>
              </table:table-cell>
              <table:table-cell office:value-type="float" office:value="1828">
                <text:p>1828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0.00274273176083379">
                <text:p>0.00274273176083379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float" office:value="413">
                <text:p>413</text:p>
              </table:table-cell>
              <table:table-cell office:value-type="float" office:value="0.00275027502750275">
                <text:p>0.00275027502750275</text:p>
              </table:table-cell>
              <table:table-cell office:value-type="float" office:value="1818">
                <text:p>1818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0.00275785990071704">
                <text:p>0.00275785990071704</text:p>
              </table:table-cell>
              <table:table-cell office:value-type="float" office:value="1813">
                <text:p>1813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0.00331858407079646">
                <text:p>0.00331858407079646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00277469478357381">
                <text:p>0.00277469478357381</text:p>
              </table:table-cell>
              <table:table-cell office:value-type="float" office:value="1802">
                <text:p>1802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0.00278241513633834">
                <text:p>0.00278241513633834</text:p>
              </table:table-cell>
              <table:table-cell office:value-type="float" office:value="1797">
                <text:p>1797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0.00279017857142857">
                <text:p>0.00279017857142857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0.00279798545047566">
                <text:p>0.00279798545047566</text:p>
              </table:table-cell>
              <table:table-cell office:value-type="float" office:value="1787">
                <text:p>1787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0.00280583613916947">
                <text:p>0.00280583613916947</text:p>
              </table:table-cell>
              <table:table-cell office:value-type="float" office:value="1782">
                <text:p>1782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0.0028137310073157">
                <text:p>0.0028137310073157</text:p>
              </table:table-cell>
              <table:table-cell office:value-type="float" office:value="1777">
                <text:p>1777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0.00282167042889391">
                <text:p>0.00282167042889391</text:p>
              </table:table-cell>
              <table:table-cell office:value-type="float" office:value="1772">
                <text:p>1772</text:p>
              </table:table-cell>
            </table:table-row>
            <table:table-row>
              <table:table-cell office:value-type="float" office:value="403">
                <text:p>403</text:p>
              </table:table-cell>
              <table:table-cell office:value-type="float" office:value="0.00282965478211658">
                <text:p>0.00282965478211658</text:p>
              </table:table-cell>
              <table:table-cell office:value-type="float" office:value="1767">
                <text:p>1767</text:p>
              </table:table-cell>
            </table:table-row>
            <table:table-row>
              <table:table-cell office:value-type="float" office:value="402">
                <text:p>402</text:p>
              </table:table-cell>
              <table:table-cell office:value-type="float" office:value="0.00340522133938706">
                <text:p>0.00340522133938706</text:p>
              </table:table-cell>
              <table:table-cell office:value-type="float" office:value="1762">
                <text:p>1762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0.00284738041002278">
                <text:p>0.00284738041002278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285551113649343">
                <text:p>0.00285551113649343</text:p>
              </table:table-cell>
              <table:table-cell office:value-type="float" office:value="1751">
                <text:p>1751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0.00286368843069874">
                <text:p>0.00286368843069874</text:p>
              </table:table-cell>
              <table:table-cell office:value-type="float" office:value="1746">
                <text:p>1746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0.00287191269385411">
                <text:p>0.00287191269385411</text:p>
              </table:table-cell>
              <table:table-cell office:value-type="float" office:value="1741">
                <text:p>1741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0.00345622119815668">
                <text:p>0.00345622119815668</text:p>
              </table:table-cell>
              <table:table-cell office:value-type="float" office:value="1736">
                <text:p>1736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0.00289017341040462">
                <text:p>0.00289017341040462</text:p>
              </table:table-cell>
              <table:table-cell office:value-type="float" office:value="1730">
                <text:p>1730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0.00289855072463768">
                <text:p>0.00289855072463768</text:p>
              </table:table-cell>
              <table:table-cell office:value-type="float" office:value="1725">
                <text:p>1725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0.00290697674418605">
                <text:p>0.00290697674418605</text:p>
              </table:table-cell>
              <table:table-cell office:value-type="float" office:value="1720">
                <text:p>1720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0.00291545189504373">
                <text:p>0.00291545189504373</text:p>
              </table:table-cell>
              <table:table-cell office:value-type="float" office:value="1715">
                <text:p>1715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0.00292397660818713">
                <text:p>0.00292397660818713</text:p>
              </table:table-cell>
              <table:table-cell office:value-type="float" office:value="1710">
                <text:p>1710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0.00234604105571848">
                <text:p>0.00234604105571848</text:p>
              </table:table-cell>
              <table:table-cell office:value-type="float" office:value="1705">
                <text:p>170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00293944738389183">
                <text:p>0.00293944738389183</text:p>
              </table:table-cell>
              <table:table-cell office:value-type="float" office:value="1701">
                <text:p>1701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0.00294811320754717">
                <text:p>0.00294811320754717</text:p>
              </table:table-cell>
              <table:table-cell office:value-type="float" office:value="1696">
                <text:p>1696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0.00354819633353046">
                <text:p>0.00354819633353046</text:p>
              </table:table-cell>
              <table:table-cell office:value-type="float" office:value="1691">
                <text:p>1691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0.0029673590504451">
                <text:p>0.0029673590504451</text:p>
              </table:table-cell>
              <table:table-cell office:value-type="float" office:value="1685">
                <text:p>1685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0.00297619047619048">
                <text:p>0.00297619047619048</text:p>
              </table:table-cell>
              <table:table-cell office:value-type="float" office:value="1680">
                <text:p>1680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0.00298507462686567">
                <text:p>0.00298507462686567</text:p>
              </table:table-cell>
              <table:table-cell office:value-type="float" office:value="1675">
                <text:p>1675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0029940119760479">
                <text:p>0.0029940119760479</text:p>
              </table:table-cell>
              <table:table-cell office:value-type="float" office:value="1670">
                <text:p>1670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0.0036036036036036">
                <text:p>0.0036036036036036</text:p>
              </table:table-cell>
              <table:table-cell office:value-type="float" office:value="1665">
                <text:p>1665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0.00301386377335744">
                <text:p>0.00301386377335744</text:p>
              </table:table-cell>
              <table:table-cell office:value-type="float" office:value="1659">
                <text:p>1659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0.00362756952841596">
                <text:p>0.00362756952841596</text:p>
              </table:table-cell>
              <table:table-cell office:value-type="float" office:value="1654">
                <text:p>1654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00364077669902913">
                <text:p>0.00364077669902913</text:p>
              </table:table-cell>
              <table:table-cell office:value-type="float" office:value="1648">
                <text:p>1648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0.00304506699147381">
                <text:p>0.00304506699147381</text:p>
              </table:table-cell>
              <table:table-cell office:value-type="float" office:value="1642">
                <text:p>1642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0.00366524129505192">
                <text:p>0.00366524129505192</text:p>
              </table:table-cell>
              <table:table-cell office:value-type="float" office:value="1637">
                <text:p>1637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0.00367872470876763">
                <text:p>0.00367872470876763</text:p>
              </table:table-cell>
              <table:table-cell office:value-type="float" office:value="1631">
                <text:p>1631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0.00369230769230769">
                <text:p>0.00369230769230769</text:p>
              </table:table-cell>
              <table:table-cell office:value-type="float" office:value="1625">
                <text:p>1625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0.00432365657813465">
                <text:p>0.00432365657813465</text:p>
              </table:table-cell>
              <table:table-cell office:value-type="float" office:value="1619">
                <text:p>1619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0.00372208436724566">
                <text:p>0.00372208436724566</text:p>
              </table:table-cell>
              <table:table-cell office:value-type="float" office:value="1612">
                <text:p>1612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0.00435865504358655">
                <text:p>0.00435865504358655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0.00437773608505316">
                <text:p>0.00437773608505316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0.00439698492462312">
                <text:p>0.00439698492462312</text:p>
              </table:table-cell>
              <table:table-cell office:value-type="float" office:value="1592">
                <text:p>1592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00504731861198738">
                <text:p>0.00504731861198738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0">
                <text:p>0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0.000634115409004439">
                <text:p>0.000634115409004439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0">
                <text:p>0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0.000634517766497462">
                <text:p>0.000634517766497462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0">
                <text:p>0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0">
                <text:p>0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0.000634920634920635">
                <text:p>0.000634920634920635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0">
                <text:p>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0.000635324015247777">
                <text:p>0.000635324015247777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0.000635727908455181">
                <text:p>0.000635727908455181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0">
                <text:p>0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0.00318066157760814">
                <text:p>0.00318066157760814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0.00382897255902999">
                <text:p>0.00382897255902999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0.00320307495195388">
                <text:p>0.00320307495195388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0.0038560411311054">
                <text:p>0.0038560411311054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0.00258064516129032">
                <text:p>0.00258064516129032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0.00323415265200517">
                <text:p>0.00323415265200517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0.00324464633354964">
                <text:p>0.00324464633354964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00325520833333333">
                <text:p>0.00325520833333333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0.00326583932070542">
                <text:p>0.003265839320705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0.00327653997378768">
                <text:p>0.00327653997378768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0.00328731097961867">
                <text:p>0.00328731097961867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0.00329815303430079">
                <text:p>0.00329815303430079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0.00397088021178028">
                <text:p>0.00397088021178028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0.00398671096345515">
                <text:p>0.00398671096345515</text:p>
              </table:table-cell>
              <table:table-cell office:value-type="float" office:value="1505">
                <text:p>1505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0.00333555703802535">
                <text:p>0.00333555703802535</text:p>
              </table:table-cell>
              <table:table-cell office:value-type="float" office:value="1499">
                <text:p>1499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0.00401606425702811">
                <text:p>0.00401606425702811</text:p>
              </table:table-cell>
              <table:table-cell office:value-type="float" office:value="1494">
                <text:p>1494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0.00336021505376344">
                <text:p>0.00336021505376344</text:p>
              </table:table-cell>
              <table:table-cell office:value-type="float" office:value="1488">
                <text:p>1488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0404585300067431">
                <text:p>0.00404585300067431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0.003385240352065">
                <text:p>0.003385240352065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0.00407608695652174">
                <text:p>0.00407608695652174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0.0034106412005457">
                <text:p>0.0034106412005457</text:p>
              </table:table-cell>
              <table:table-cell office:value-type="float" office:value="1466">
                <text:p>1466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0.00410677618069815">
                <text:p>0.00410677618069815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0.00343642611683849">
                <text:p>0.00343642611683849</text:p>
              </table:table-cell>
              <table:table-cell office:value-type="float" office:value="1455">
                <text:p>1455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0.00344827586206896">
                <text:p>0.00344827586206896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0.00346020761245675">
                <text:p>0.00346020761245675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0.00347222222222222">
                <text:p>0.00347222222222222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0.00348432055749129">
                <text:p>0.00348432055749129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034965034965035">
                <text:p>0.0034965034965035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0.00350877192982456">
                <text:p>0.00350877192982456</text:p>
              </table:table-cell>
              <table:table-cell office:value-type="float" office:value="1425">
                <text:p>1425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0.00352112676056338">
                <text:p>0.00352112676056338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0.00353356890459364">
                <text:p>0.00353356890459364</text:p>
              </table:table-cell>
              <table:table-cell office:value-type="float" office:value="1415">
                <text:p>1415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0.00354609929078014">
                <text:p>0.00354609929078014</text:p>
              </table:table-cell>
              <table:table-cell office:value-type="float" office:value="1410">
                <text:p>1410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0.00355871886120996">
                <text:p>0.00355871886120996</text:p>
              </table:table-cell>
              <table:table-cell office:value-type="float" office:value="1405">
                <text:p>1405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0.00428571428571429">
                <text:p>0.0042857142857142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0.00358680057388809">
                <text:p>0.00358680057388809</text:p>
              </table:table-cell>
              <table:table-cell office:value-type="float" office:value="1394">
                <text:p>1394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0.00359971202303816">
                <text:p>0.00359971202303816</text:p>
              </table:table-cell>
              <table:table-cell office:value-type="float" office:value="1389">
                <text:p>1389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0.00361271676300578">
                <text:p>0.00361271676300578</text:p>
              </table:table-cell>
              <table:table-cell office:value-type="float" office:value="1384">
                <text:p>1384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290065264684554">
                <text:p>0.00290065264684554</text:p>
              </table:table-cell>
              <table:table-cell office:value-type="float" office:value="1379">
                <text:p>1379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0.00363636363636364">
                <text:p>0.00363636363636364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0.00437956204379562">
                <text:p>0.00437956204379562</text:p>
              </table:table-cell>
              <table:table-cell office:value-type="float" office:value="1370">
                <text:p>1370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0.00366568914956012">
                <text:p>0.00366568914956012</text:p>
              </table:table-cell>
              <table:table-cell office:value-type="float" office:value="1364">
                <text:p>1364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0.00441501103752759">
                <text:p>0.00441501103752759</text:p>
              </table:table-cell>
              <table:table-cell office:value-type="float" office:value="1359">
                <text:p>1359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0.00369549150036955">
                <text:p>0.00369549150036955</text:p>
              </table:table-cell>
              <table:table-cell office:value-type="float" office:value="1353">
                <text:p>1353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0.00445103857566766">
                <text:p>0.00445103857566766</text:p>
              </table:table-cell>
              <table:table-cell office:value-type="float" office:value="1348">
                <text:p>1348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0.003725782414307">
                <text:p>0.003725782414307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0.0037397157816006">
                <text:p>0.0037397157816006</text:p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0.00450450450450451">
                <text:p>0.00450450450450451</text:p>
              </table:table-cell>
              <table:table-cell office:value-type="float" office:value="1332">
                <text:p>133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00377073906485671">
                <text:p>0.00377073906485671</text:p>
              </table:table-cell>
              <table:table-cell office:value-type="float" office:value="1326">
                <text:p>1326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0.00454201362604088">
                <text:p>0.00454201362604088</text:p>
              </table:table-cell>
              <table:table-cell office:value-type="float" office:value="1321">
                <text:p>1321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0.00456273764258555">
                <text:p>0.00456273764258555</text:p>
              </table:table-cell>
              <table:table-cell office:value-type="float" office:value="1315">
                <text:p>1315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0.00458365164247517">
                <text:p>0.00458365164247517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0.00460475825019187">
                <text:p>0.00460475825019187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0.0046260601387818">
                <text:p>0.0046260601387818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0.00464756003098373">
                <text:p>0.00464756003098373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0.00544747081712062">
                <text:p>0.00544747081712062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0.00469483568075118">
                <text:p>0.00469483568075118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0.00393081761006289">
                <text:p>0.00393081761006289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473559589581689">
                <text:p>0.00473559589581689</text:p>
              </table:table-cell>
              <table:table-cell office:value-type="float" office:value="1267">
                <text:p>1267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0.00475812846946868">
                <text:p>0.00475812846946868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0">
                <text:p>0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0">
                <text:p>0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0">
                <text:p>0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0">
                <text:p>0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0">
                <text:p>0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0">
                <text:p>0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000796812749003984">
                <text:p>0.000796812749003984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">
                <text:p>0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00398724082934609">
                <text:p>0.00398724082934609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.00480384307445957">
                <text:p>0.00480384307445957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0.00402252614641995">
                <text:p>0.00402252614641995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0.00484652665589661">
                <text:p>0.00484652665589661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0.00405844155844156">
                <text:p>0.00405844155844156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0.00488997555012225">
                <text:p>0.00488997555012225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0040950040950041">
                <text:p>0.0040950040950041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0.00411184210526316">
                <text:p>0.00411184210526316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0.00412881915772089">
                <text:p>0.00412881915772089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0.00497512437810945">
                <text:p>0.00497512437810945</text:p>
              </table:table-cell>
              <table:table-cell office:value-type="float" office:value="1206">
                <text:p>1206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0.00416666666666667">
                <text:p>0.00416666666666667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0.00418410041841004">
                <text:p>0.00418410041841004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0.00504201680672269">
                <text:p>0.00504201680672269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0.00422297297297297">
                <text:p>0.00422297297297297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0.00508905852417303">
                <text:p>0.00508905852417303</text:p>
              </table:table-cell>
              <table:table-cell office:value-type="float" office:value="1179">
                <text:p>1179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0.00426257459505541">
                <text:p>0.00426257459505541</text:p>
              </table:table-cell>
              <table:table-cell office:value-type="float" office:value="1173">
                <text:p>1173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0428082191780822">
                <text:p>0.00428082191780822</text:p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0.00515907136715391">
                <text:p>0.00515907136715391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0.00432152117545376">
                <text:p>0.00432152117545376</text:p>
              </table:table-cell>
              <table:table-cell office:value-type="float" office:value="1157">
                <text:p>1157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0.00434027777777778">
                <text:p>0.00434027777777778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0.004359197907585">
                <text:p>0.004359197907585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0.00437828371278459">
                <text:p>0.00437828371278459</text:p>
              </table:table-cell>
              <table:table-cell office:value-type="float" office:value="1142">
                <text:p>1142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0.00439753737906772">
                <text:p>0.00439753737906772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0.00441696113074205">
                <text:p>0.00441696113074205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0.00443655723158829">
                <text:p>0.00443655723158829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0.0053475935828877">
                <text:p>0.0053475935828877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0448028673835125">
                <text:p>0.00448028673835125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0.0045004500450045">
                <text:p>0.0045004500450045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0.0054249547920434">
                <text:p>0.0054249547920434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0.00454545454545455">
                <text:p>0.00454545454545455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45662100456621">
                <text:p>0.0045662100456621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00458715596330275">
                <text:p>0.00458715596330275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.00460829493087558">
                <text:p>0.00460829493087558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.00555555555555556">
                <text:p>0.00555555555555556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.00465549348230913">
                <text:p>0.00465549348230913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00467726847521048">
                <text:p>0.00467726847521048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469924812030075">
                <text:p>0.00469924812030075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00472143531633617">
                <text:p>0.00472143531633617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0047438330170778">
                <text:p>0.0047438330170778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00476644423260248">
                <text:p>0.00476644423260248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00478927203065145">
                <text:p>0.00478927203065145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00481231953801721">
                <text:p>0.00481231953801721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00483558994197303">
                <text:p>0.00483558994197303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00485908649173944">
                <text:p>0.00485908649173944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00488281250000011">
                <text:p>0.00488281250000011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00490677134445524">
                <text:p>0.00490677134445524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0493096646942812">
                <text:p>0.00493096646942812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00495540138751228">
                <text:p>0.00495540138751228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00536254980079681">
                <text:p>0.00536254980079681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0049758866270919">
                <text:p>0.0049758866270919</text:p>
              </table:table-cell>
              <table:table-cell office:value-type="float" office:value="998.616">
                <text:p>998.616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00514669696582388">
                <text:p>0.00514669696582388</text:p>
              </table:table-cell>
              <table:table-cell office:value-type="float" office:value="993.647">
                <text:p>993.647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00517231088896375">
                <text:p>0.00517231088896375</text:p>
              </table:table-cell>
              <table:table-cell office:value-type="float" office:value="988.533">
                <text:p>988.533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00526428179211324">
                <text:p>0.00526428179211324</text:p>
              </table:table-cell>
              <table:table-cell office:value-type="float" office:value="983.42">
                <text:p>983.42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00492720111465147">
                <text:p>0.00492720111465147</text:p>
              </table:table-cell>
              <table:table-cell office:value-type="float" office:value="978.243">
                <text:p>978.243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00477284798078533">
                <text:p>0.00477284798078533</text:p>
              </table:table-cell>
              <table:table-cell office:value-type="float" office:value="973.423">
                <text:p>973.423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0048803801081157">
                <text:p>0.0048803801081157</text:p>
              </table:table-cell>
              <table:table-cell office:value-type="float" office:value="968.777">
                <text:p>968.777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00457860544432908">
                <text:p>0.00457860544432908</text:p>
              </table:table-cell>
              <table:table-cell office:value-type="float" office:value="964.049">
                <text:p>964.049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.00465176864120212">
                <text:p>0.00465176864120212</text:p>
              </table:table-cell>
              <table:table-cell office:value-type="float" office:value="959.635">
                <text:p>959.635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.00467246178956438">
                <text:p>0.00467246178956438</text:p>
              </table:table-cell>
              <table:table-cell office:value-type="float" office:value="955.171">
                <text:p>955.171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.00436306415850082">
                <text:p>0.00436306415850082</text:p>
              </table:table-cell>
              <table:table-cell office:value-type="float" office:value="950.708">
                <text:p>950.708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00427019945909398">
                <text:p>0.00427019945909398</text:p>
              </table:table-cell>
              <table:table-cell office:value-type="float" office:value="946.56">
                <text:p>946.56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00448585597304243">
                <text:p>0.00448585597304243</text:p>
              </table:table-cell>
              <table:table-cell office:value-type="float" office:value="942.518">
                <text:p>942.518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00433661234799476">
                <text:p>0.00433661234799476</text:p>
              </table:table-cell>
              <table:table-cell office:value-type="float" office:value="938.29">
                <text:p>938.29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00447752726603234">
                <text:p>0.00447752726603234</text:p>
              </table:table-cell>
              <table:table-cell office:value-type="float" office:value="934.221">
                <text:p>934.221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00462024132347281">
                <text:p>0.00462024132347281</text:p>
              </table:table-cell>
              <table:table-cell office:value-type="float" office:value="930.038">
                <text:p>930.038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00439971871182113">
                <text:p>0.00439971871182113</text:p>
              </table:table-cell>
              <table:table-cell office:value-type="float" office:value="925.741">
                <text:p>925.74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00436708228993521">
                <text:p>0.00436708228993521</text:p>
              </table:table-cell>
              <table:table-cell office:value-type="float" office:value="921.668">
                <text:p>921.668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00443854527305281">
                <text:p>0.00443854527305281</text:p>
              </table:table-cell>
              <table:table-cell office:value-type="float" office:value="917.643">
                <text:p>917.643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.00429414275862824">
                <text:p>0.00429414275862824</text:p>
              </table:table-cell>
              <table:table-cell office:value-type="float" office:value="913.57">
                <text:p>913.57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.00458639450248283">
                <text:p>0.00458639450248283</text:p>
              </table:table-cell>
              <table:table-cell office:value-type="float" office:value="909.647">
                <text:p>909.647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.00459206493829206">
                <text:p>0.00459206493829206</text:p>
              </table:table-cell>
              <table:table-cell office:value-type="float" office:value="905.475">
                <text:p>905.475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00457330772636043">
                <text:p>0.00457330772636043</text:p>
              </table:table-cell>
              <table:table-cell office:value-type="float" office:value="901.317">
                <text:p>901.317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.00490082980845859">
                <text:p>0.00490082980845859</text:p>
              </table:table-cell>
              <table:table-cell office:value-type="float" office:value="897.195">
                <text:p>897.195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00445565514259665">
                <text:p>0.00445565514259665</text:p>
              </table:table-cell>
              <table:table-cell office:value-type="float" office:value="892.798">
                <text:p>892.798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00494813348034473">
                <text:p>0.00494813348034473</text:p>
              </table:table-cell>
              <table:table-cell office:value-type="float" office:value="888.82">
                <text:p>888.82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0049829153955917">
                <text:p>0.0049829153955917</text:p>
              </table:table-cell>
              <table:table-cell office:value-type="float" office:value="884.422">
                <text:p>884.42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00536922666090919">
                <text:p>0.00536922666090919</text:p>
              </table:table-cell>
              <table:table-cell office:value-type="float" office:value="880.015">
                <text:p>880.015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00570553759325481">
                <text:p>0.00570553759325481</text:p>
              </table:table-cell>
              <table:table-cell office:value-type="float" office:value="875.29">
                <text:p>875.29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00581756092180132">
                <text:p>0.00581756092180132</text:p>
              </table:table-cell>
              <table:table-cell office:value-type="float" office:value="870.296">
                <text:p>870.296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00577301143160282">
                <text:p>0.00577301143160282</text:p>
              </table:table-cell>
              <table:table-cell office:value-type="float" office:value="865.233">
                <text:p>865.233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00588093062617555">
                <text:p>0.00588093062617555</text:p>
              </table:table-cell>
              <table:table-cell office:value-type="float" office:value="860.238">
                <text:p>860.238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00522931456455315">
                <text:p>0.00522931456455315</text:p>
              </table:table-cell>
              <table:table-cell office:value-type="float" office:value="855.179">
                <text:p>855.179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850.707">
                <text:p>850.707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845.612">
                <text:p>845.612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00602522196941387">
                <text:p>0.00602522196941387</text:p>
              </table:table-cell>
              <table:table-cell office:value-type="float" office:value="845.612">
                <text:p>845.612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00639130439955409">
                <text:p>0.00639130439955409</text:p>
              </table:table-cell>
              <table:table-cell office:value-type="float" office:value="840.517">
                <text:p>840.51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643361332463225">
                <text:p>0.00643361332463225</text:p>
              </table:table-cell>
              <table:table-cell office:value-type="float" office:value="835.145">
                <text:p>835.145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00647406757518933">
                <text:p>0.00647406757518933</text:p>
              </table:table-cell>
              <table:table-cell office:value-type="float" office:value="829.772">
                <text:p>829.772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00662785055798156">
                <text:p>0.00662785055798156</text:p>
              </table:table-cell>
              <table:table-cell office:value-type="float" office:value="824.4">
                <text:p>824.4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00633382828450575">
                <text:p>0.00633382828450575</text:p>
              </table:table-cell>
              <table:table-cell office:value-type="float" office:value="818.936">
                <text:p>818.936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00626114440693629">
                <text:p>0.00626114440693629</text:p>
              </table:table-cell>
              <table:table-cell office:value-type="float" office:value="813.749">
                <text:p>813.749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00675814377966349">
                <text:p>0.00675814377966349</text:p>
              </table:table-cell>
              <table:table-cell office:value-type="float" office:value="808.654">
                <text:p>808.654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00715149236356574">
                <text:p>0.00715149236356574</text:p>
              </table:table-cell>
              <table:table-cell office:value-type="float" office:value="803.189">
                <text:p>803.189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007437503526889">
                <text:p>0.007437503526889</text:p>
              </table:table-cell>
              <table:table-cell office:value-type="float" office:value="797.445">
                <text:p>797.445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772949057123437">
                <text:p>0.00772949057123437</text:p>
              </table:table-cell>
              <table:table-cell office:value-type="float" office:value="791.514">
                <text:p>791.514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00683986167487484">
                <text:p>0.00683986167487484</text:p>
              </table:table-cell>
              <table:table-cell office:value-type="float" office:value="785.396">
                <text:p>785.39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070061946811893">
                <text:p>0.0070061946811893</text:p>
              </table:table-cell>
              <table:table-cell office:value-type="float" office:value="780.024">
                <text:p>780.024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00729576442853288">
                <text:p>0.00729576442853288</text:p>
              </table:table-cell>
              <table:table-cell office:value-type="float" office:value="774.559">
                <text:p>774.559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00769532896003163">
                <text:p>0.00769532896003163</text:p>
              </table:table-cell>
              <table:table-cell office:value-type="float" office:value="768.908">
                <text:p>768.908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00788344816649213">
                <text:p>0.00788344816649213</text:p>
              </table:table-cell>
              <table:table-cell office:value-type="float" office:value="762.991">
                <text:p>762.991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00820237365517533">
                <text:p>0.00820237365517533</text:p>
              </table:table-cell>
              <table:table-cell office:value-type="float" office:value="756.976">
                <text:p>756.976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00840207414550719">
                <text:p>0.00840207414550719</text:p>
              </table:table-cell>
              <table:table-cell office:value-type="float" office:value="750.767">
                <text:p>750.767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00847326716447783">
                <text:p>0.00847326716447783</text:p>
              </table:table-cell>
              <table:table-cell office:value-type="float" office:value="744.459">
                <text:p>744.459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00881526950447808">
                <text:p>0.00881526950447808</text:p>
              </table:table-cell>
              <table:table-cell office:value-type="float" office:value="738.151">
                <text:p>738.151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00973697590631509">
                <text:p>0.00973697590631509</text:p>
              </table:table-cell>
              <table:table-cell office:value-type="float" office:value="731.644">
                <text:p>731.644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00940070667476399">
                <text:p>0.00940070667476399</text:p>
              </table:table-cell>
              <table:table-cell office:value-type="float" office:value="724.52">
                <text:p>724.5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0963203749709144">
                <text:p>0.00963203749709144</text:p>
              </table:table-cell>
              <table:table-cell office:value-type="float" office:value="717.709">
                <text:p>717.709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010018345629407">
                <text:p>0.010018345629407</text:p>
              </table:table-cell>
              <table:table-cell office:value-type="float" office:value="710.796">
                <text:p>710.796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0103101573879987">
                <text:p>0.0103101573879987</text:p>
              </table:table-cell>
              <table:table-cell office:value-type="float" office:value="703.675">
                <text:p>703.675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696.42">
                <text:p>696.42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00963211854915137">
                <text:p>0.00963211854915137</text:p>
              </table:table-cell>
              <table:table-cell office:value-type="float" office:value="696.42">
                <text:p>696.42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689.712">
                <text:p>689.712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689.712">
                <text:p>689.712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689.712">
                <text:p>689.712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689.712">
                <text:p>689.712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689.712">
                <text:p>689.71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689.712">
                <text:p>689.712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00630408054376319">
                <text:p>0.00630408054376319</text:p>
              </table:table-cell>
              <table:table-cell office:value-type="float" office:value="689.712">
                <text:p>689.712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685.364">
                <text:p>685.364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685.364">
                <text:p>685.364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00466467453790978">
                <text:p>0.00466467453790978</text:p>
              </table:table-cell>
              <table:table-cell office:value-type="float" office:value="685.364">
                <text:p>685.364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00441680702819104">
                <text:p>0.00441680702819104</text:p>
              </table:table-cell>
              <table:table-cell office:value-type="float" office:value="682.167">
                <text:p>682.167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00295072987864314">
                <text:p>0.00295072987864314</text:p>
              </table:table-cell>
              <table:table-cell office:value-type="float" office:value="679.154">
                <text:p>679.154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00282507568485564">
                <text:p>0.00282507568485564</text:p>
              </table:table-cell>
              <table:table-cell office:value-type="float" office:value="677.15">
                <text:p>677.15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00296784684488557">
                <text:p>0.00296784684488557</text:p>
              </table:table-cell>
              <table:table-cell office:value-type="float" office:value="675.237">
                <text:p>675.237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00284151252241052">
                <text:p>0.00284151252241052</text:p>
              </table:table-cell>
              <table:table-cell office:value-type="float" office:value="673.233">
                <text:p>673.233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298665316093666">
                <text:p>0.00298665316093666</text:p>
              </table:table-cell>
              <table:table-cell office:value-type="float" office:value="671.32">
                <text:p>671.32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00313006581355565">
                <text:p>0.00313006581355565</text:p>
              </table:table-cell>
              <table:table-cell office:value-type="float" office:value="669.315">
                <text:p>669.315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00314139264410539">
                <text:p>0.00314139264410539</text:p>
              </table:table-cell>
              <table:table-cell office:value-type="float" office:value="667.22">
                <text:p>667.22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00301447549629843">
                <text:p>0.00301447549629843</text:p>
              </table:table-cell>
              <table:table-cell office:value-type="float" office:value="665.124">
                <text:p>665.124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00316082030525441">
                <text:p>0.00316082030525441</text:p>
              </table:table-cell>
              <table:table-cell office:value-type="float" office:value="663.119">
                <text:p>663.119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00344617358246233">
                <text:p>0.00344617358246233</text:p>
              </table:table-cell>
              <table:table-cell office:value-type="float" office:value="661.023">
                <text:p>661.023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00373892780969875">
                <text:p>0.00373892780969875</text:p>
              </table:table-cell>
              <table:table-cell office:value-type="float" office:value="658.745">
                <text:p>658.745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00403027966636294">
                <text:p>0.00403027966636294</text:p>
              </table:table-cell>
              <table:table-cell office:value-type="float" office:value="656.282">
                <text:p>656.282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00376661663889896">
                <text:p>0.00376661663889896</text:p>
              </table:table-cell>
              <table:table-cell office:value-type="float" office:value="653.637">
                <text:p>653.637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00406342381080355">
                <text:p>0.00406342381080355</text:p>
              </table:table-cell>
              <table:table-cell office:value-type="float" office:value="651.175">
                <text:p>651.17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0407846063938544">
                <text:p>0.00407846063938544</text:p>
              </table:table-cell>
              <table:table-cell office:value-type="float" office:value="648.529">
                <text:p>648.529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0040967108644896">
                <text:p>0.0040967108644896</text:p>
              </table:table-cell>
              <table:table-cell office:value-type="float" office:value="645.884">
                <text:p>645.884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00425503468389616">
                <text:p>0.00425503468389616</text:p>
              </table:table-cell>
              <table:table-cell office:value-type="float" office:value="643.238">
                <text:p>643.238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00370022841494393">
                <text:p>0.00370022841494393</text:p>
              </table:table-cell>
              <table:table-cell office:value-type="float" office:value="640.501">
                <text:p>640.501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00385970905660436">
                <text:p>0.00385970905660436</text:p>
              </table:table-cell>
              <table:table-cell office:value-type="float" office:value="638.131">
                <text:p>638.131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00387309098460202">
                <text:p>0.00387309098460202</text:p>
              </table:table-cell>
              <table:table-cell office:value-type="float" office:value="635.668">
                <text:p>635.668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00403186324829518">
                <text:p>0.00403186324829518</text:p>
              </table:table-cell>
              <table:table-cell office:value-type="float" office:value="633.206">
                <text:p>633.206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00404977063456449">
                <text:p>0.00404977063456449</text:p>
              </table:table-cell>
              <table:table-cell office:value-type="float" office:value="630.653">
                <text:p>630.653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00450406703401852">
                <text:p>0.00450406703401852</text:p>
              </table:table-cell>
              <table:table-cell office:value-type="float" office:value="628.099">
                <text:p>628.099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0046715818766293">
                <text:p>0.0046715818766293</text:p>
              </table:table-cell>
              <table:table-cell office:value-type="float" office:value="625.27">
                <text:p>625.2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0425163372962759">
                <text:p>0.00425163372962759</text:p>
              </table:table-cell>
              <table:table-cell office:value-type="float" office:value="622.349">
                <text:p>622.349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00426817362510751">
                <text:p>0.00426817362510751</text:p>
              </table:table-cell>
              <table:table-cell office:value-type="float" office:value="619.703">
                <text:p>619.703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00399152105636747">
                <text:p>0.00399152105636747</text:p>
              </table:table-cell>
              <table:table-cell office:value-type="float" office:value="617.058">
                <text:p>617.058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00400589005768026">
                <text:p>0.00400589005768026</text:p>
              </table:table-cell>
              <table:table-cell office:value-type="float" office:value="614.595">
                <text:p>614.595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00402200175452067">
                <text:p>0.00402200175452067</text:p>
              </table:table-cell>
              <table:table-cell office:value-type="float" office:value="612.133">
                <text:p>612.133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00388734251752174">
                <text:p>0.00388734251752174</text:p>
              </table:table-cell>
              <table:table-cell office:value-type="float" office:value="609.671">
                <text:p>609.671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0039041595518532">
                <text:p>0.0039041595518532</text:p>
              </table:table-cell>
              <table:table-cell office:value-type="float" office:value="607.301">
                <text:p>607.301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0040698923842428">
                <text:p>0.0040698923842428</text:p>
              </table:table-cell>
              <table:table-cell office:value-type="float" office:value="604.93">
                <text:p>604.93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00423922930346508">
                <text:p>0.00423922930346508</text:p>
              </table:table-cell>
              <table:table-cell office:value-type="float" office:value="602.468">
                <text:p>602.468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0045623205992859">
                <text:p>0.0045623205992859</text:p>
              </table:table-cell>
              <table:table-cell office:value-type="float" office:value="599.914">
                <text:p>599.91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045849053128302">
                <text:p>0.0045849053128302</text:p>
              </table:table-cell>
              <table:table-cell office:value-type="float" office:value="597.177">
                <text:p>597.177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00475910900866195">
                <text:p>0.00475910900866195</text:p>
              </table:table-cell>
              <table:table-cell office:value-type="float" office:value="594.439">
                <text:p>594.43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509288213519041">
                <text:p>0.00509288213519041</text:p>
              </table:table-cell>
              <table:table-cell office:value-type="float" office:value="591.61">
                <text:p>591.61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00496264846745736">
                <text:p>0.00496264846745736</text:p>
              </table:table-cell>
              <table:table-cell office:value-type="float" office:value="588.597">
                <text:p>588.597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0045178562891428">
                <text:p>0.0045178562891428</text:p>
              </table:table-cell>
              <table:table-cell office:value-type="float" office:value="585.676">
                <text:p>585.676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00469444110937688">
                <text:p>0.00469444110937688</text:p>
              </table:table-cell>
              <table:table-cell office:value-type="float" office:value="583.03">
                <text:p>583.03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00471658282970844">
                <text:p>0.00471658282970844</text:p>
              </table:table-cell>
              <table:table-cell office:value-type="float" office:value="580.293">
                <text:p>580.293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00489822631917944">
                <text:p>0.00489822631917944</text:p>
              </table:table-cell>
              <table:table-cell office:value-type="float" office:value="577.556">
                <text:p>577.556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00460392499395365">
                <text:p>0.00460392499395365</text:p>
              </table:table-cell>
              <table:table-cell office:value-type="float" office:value="574.727">
                <text:p>574.727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00414276999236122">
                <text:p>0.00414276999236122</text:p>
              </table:table-cell>
              <table:table-cell office:value-type="float" office:value="572.081">
                <text:p>572.08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0319811272733017">
                <text:p>0.00319811272733017</text:p>
              </table:table-cell>
              <table:table-cell office:value-type="float" office:value="569.711">
                <text:p>569.711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00352885863258489">
                <text:p>0.00352885863258489</text:p>
              </table:table-cell>
              <table:table-cell office:value-type="float" office:value="567.889">
                <text:p>567.889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00354312271928042">
                <text:p>0.00354312271928042</text:p>
              </table:table-cell>
              <table:table-cell office:value-type="float" office:value="565.885">
                <text:p>565.885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0033925657941406">
                <text:p>0.0033925657941406</text:p>
              </table:table-cell>
              <table:table-cell office:value-type="float" office:value="563.88">
                <text:p>563.88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00340233501255412">
                <text:p>0.00340233501255412</text:p>
              </table:table-cell>
              <table:table-cell office:value-type="float" office:value="561.967">
                <text:p>561.967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00341573595450447">
                <text:p>0.00341573595450447</text:p>
              </table:table-cell>
              <table:table-cell office:value-type="float" office:value="560.055">
                <text:p>560.055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00375531674735103">
                <text:p>0.00375531674735103</text:p>
              </table:table-cell>
              <table:table-cell office:value-type="float" office:value="558.142">
                <text:p>558.142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00393312783474748">
                <text:p>0.00393312783474748</text:p>
              </table:table-cell>
              <table:table-cell office:value-type="float" office:value="556.046">
                <text:p>556.046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00378435666839394">
                <text:p>0.00378435666839394</text:p>
              </table:table-cell>
              <table:table-cell office:value-type="float" office:value="553.859">
                <text:p>553.859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0039636583098178">
                <text:p>0.0039636583098178</text:p>
              </table:table-cell>
              <table:table-cell office:value-type="float" office:value="551.763">
                <text:p>551.76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0431423497387077">
                <text:p>0.00431423497387077</text:p>
              </table:table-cell>
              <table:table-cell office:value-type="float" office:value="549.576">
                <text:p>549.576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00466735501320346">
                <text:p>0.00466735501320346</text:p>
              </table:table-cell>
              <table:table-cell office:value-type="float" office:value="547.205">
                <text:p>547.205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00468740532928426">
                <text:p>0.00468740532928426</text:p>
              </table:table-cell>
              <table:table-cell office:value-type="float" office:value="544.651">
                <text:p>544.651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00488103627019469">
                <text:p>0.00488103627019469</text:p>
              </table:table-cell>
              <table:table-cell office:value-type="float" office:value="542.098">
                <text:p>542.098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00507366735131207">
                <text:p>0.00507366735131207</text:p>
              </table:table-cell>
              <table:table-cell office:value-type="float" office:value="539.452">
                <text:p>539.452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00509954072459313">
                <text:p>0.00509954072459313</text:p>
              </table:table-cell>
              <table:table-cell office:value-type="float" office:value="536.715">
                <text:p>536.715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00512755207143366">
                <text:p>0.00512755207143366</text:p>
              </table:table-cell>
              <table:table-cell office:value-type="float" office:value="533.978">
                <text:p>533.978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00532527671109103">
                <text:p>0.00532527671109103</text:p>
              </table:table-cell>
              <table:table-cell office:value-type="float" office:value="531.24">
                <text:p>531.24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00605021470029958">
                <text:p>0.00605021470029958</text:p>
              </table:table-cell>
              <table:table-cell office:value-type="float" office:value="528.411">
                <text:p>528.411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0062622093089675">
                <text:p>0.0062622093089675</text:p>
              </table:table-cell>
              <table:table-cell office:value-type="float" office:value="525.214">
                <text:p>525.21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594913062221561">
                <text:p>0.00594913062221561</text:p>
              </table:table-cell>
              <table:table-cell office:value-type="float" office:value="521.925">
                <text:p>521.925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0059828071392777">
                <text:p>0.0059828071392777</text:p>
              </table:table-cell>
              <table:table-cell office:value-type="float" office:value="518.82">
                <text:p>518.82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00584236285087141">
                <text:p>0.00584236285087141</text:p>
              </table:table-cell>
              <table:table-cell office:value-type="float" office:value="515.716">
                <text:p>515.716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00605613776396861">
                <text:p>0.00605613776396861</text:p>
              </table:table-cell>
              <table:table-cell office:value-type="float" office:value="512.703">
                <text:p>512.703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00591250358125425">
                <text:p>0.00591250358125425</text:p>
              </table:table-cell>
              <table:table-cell office:value-type="float" office:value="509.598">
                <text:p>509.598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00612927741642567">
                <text:p>0.00612927741642567</text:p>
              </table:table-cell>
              <table:table-cell office:value-type="float" office:value="506.585">
                <text:p>506.585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0059843489314372">
                <text:p>0.0059843489314372</text:p>
              </table:table-cell>
              <table:table-cell office:value-type="float" office:value="503.48">
                <text:p>503.48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00602037696791197">
                <text:p>0.00602037696791197</text:p>
              </table:table-cell>
              <table:table-cell office:value-type="float" office:value="500.467">
                <text:p>500.467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00605684143659514">
                <text:p>0.00605684143659514</text:p>
              </table:table-cell>
              <table:table-cell office:value-type="float" office:value="497.454">
                <text:p>497.454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00646588773989212">
                <text:p>0.00646588773989212</text:p>
              </table:table-cell>
              <table:table-cell office:value-type="float" office:value="494.441">
                <text:p>494.44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0650796752733876">
                <text:p>0.00650796752733876</text:p>
              </table:table-cell>
              <table:table-cell office:value-type="float" office:value="491.244">
                <text:p>491.244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00636209217554867">
                <text:p>0.00636209217554867</text:p>
              </table:table-cell>
              <table:table-cell office:value-type="float" office:value="488.047">
                <text:p>488.047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00678225437268787">
                <text:p>0.00678225437268787</text:p>
              </table:table-cell>
              <table:table-cell office:value-type="float" office:value="484.942">
                <text:p>484.942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00682856745416306">
                <text:p>0.00682856745416306</text:p>
              </table:table-cell>
              <table:table-cell office:value-type="float" office:value="481.653">
                <text:p>481.653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00687551738843224">
                <text:p>0.00687551738843224</text:p>
              </table:table-cell>
              <table:table-cell office:value-type="float" office:value="478.364">
                <text:p>478.364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00692311740251539">
                <text:p>0.00692311740251539</text:p>
              </table:table-cell>
              <table:table-cell office:value-type="float" office:value="475.075">
                <text:p>475.075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00814776190900112">
                <text:p>0.00814776190900112</text:p>
              </table:table-cell>
              <table:table-cell office:value-type="float" office:value="471.786">
                <text:p>471.786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00821469327395275">
                <text:p>0.00821469327395275</text:p>
              </table:table-cell>
              <table:table-cell office:value-type="float" office:value="467.942">
                <text:p>467.942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0080823446772018">
                <text:p>0.0080823446772018</text:p>
              </table:table-cell>
              <table:table-cell office:value-type="float" office:value="464.098">
                <text:p>464.098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00834805049234599">
                <text:p>0.00834805049234599</text:p>
              </table:table-cell>
              <table:table-cell office:value-type="float" office:value="460.347">
                <text:p>460.34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801307326989468">
                <text:p>0.00801307326989468</text:p>
              </table:table-cell>
              <table:table-cell office:value-type="float" office:value="456.504">
                <text:p>456.504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00828316911267848">
                <text:p>0.00828316911267848</text:p>
              </table:table-cell>
              <table:table-cell office:value-type="float" office:value="452.846">
                <text:p>452.846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00794041349825761">
                <text:p>0.00794041349825761</text:p>
              </table:table-cell>
              <table:table-cell office:value-type="float" office:value="449.095">
                <text:p>449.095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00758873159771867">
                <text:p>0.00758873159771867</text:p>
              </table:table-cell>
              <table:table-cell office:value-type="float" office:value="445.529">
                <text:p>445.529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00764902249925364">
                <text:p>0.00764902249925364</text:p>
              </table:table-cell>
              <table:table-cell office:value-type="float" office:value="442.148">
                <text:p>442.148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00749602293705529">
                <text:p>0.00749602293705529</text:p>
              </table:table-cell>
              <table:table-cell office:value-type="float" office:value="438.766">
                <text:p>438.766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00840228071746614">
                <text:p>0.00840228071746614</text:p>
              </table:table-cell>
              <table:table-cell office:value-type="float" office:value="435.477">
                <text:p>435.477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00847116146154167">
                <text:p>0.00847116146154167</text:p>
              </table:table-cell>
              <table:table-cell office:value-type="float" office:value="431.818">
                <text:p>431.818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00919516068759342">
                <text:p>0.00919516068759342</text:p>
              </table:table-cell>
              <table:table-cell office:value-type="float" office:value="428.16">
                <text:p>428.16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00971423048726731">
                <text:p>0.00971423048726731</text:p>
              </table:table-cell>
              <table:table-cell office:value-type="float" office:value="424.223">
                <text:p>424.22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104784076248149">
                <text:p>0.0104784076248149</text:p>
              </table:table-cell>
              <table:table-cell office:value-type="float" office:value="420.102">
                <text:p>420.102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0108106807794082">
                <text:p>0.0108106807794082</text:p>
              </table:table-cell>
              <table:table-cell office:value-type="float" office:value="415.7">
                <text:p>415.7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0104789327003983">
                <text:p>0.0104789327003983</text:p>
              </table:table-cell>
              <table:table-cell office:value-type="float" office:value="411.206">
                <text:p>411.206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011275580798089">
                <text:p>0.011275580798089</text:p>
              </table:table-cell>
              <table:table-cell office:value-type="float" office:value="406.897">
                <text:p>406.897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0114066550835303">
                <text:p>0.0114066550835303</text:p>
              </table:table-cell>
              <table:table-cell office:value-type="float" office:value="402.309">
                <text:p>402.309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0113019209494116">
                <text:p>0.0113019209494116</text:p>
              </table:table-cell>
              <table:table-cell office:value-type="float" office:value="397.72">
                <text:p>397.7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232436899993642">
                <text:p>0.0232436899993642</text:p>
              </table:table-cell>
              <table:table-cell office:value-type="float" office:value="393.225">
                <text:p>393.225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0236327896168817">
                <text:p>0.0236327896168817</text:p>
              </table:table-cell>
              <table:table-cell office:value-type="float" office:value="384.085">
                <text:p>384.08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014247696049151">
                <text:p>0.014247696049151</text:p>
              </table:table-cell>
              <table:table-cell office:value-type="float" office:value="375.008">
                <text:p>375.008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0141939323441494">
                <text:p>0.0141939323441494</text:p>
              </table:table-cell>
              <table:table-cell office:value-type="float" office:value="369.665">
                <text:p>369.66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141403553062692">
                <text:p>0.0141403553062692</text:p>
              </table:table-cell>
              <table:table-cell office:value-type="float" office:value="364.418">
                <text:p>364.418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132910247310481">
                <text:p>0.0132910247310481</text:p>
              </table:table-cell>
              <table:table-cell office:value-type="float" office:value="359.265">
                <text:p>359.265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134728765268414">
                <text:p>0.0134728765268414</text:p>
              </table:table-cell>
              <table:table-cell office:value-type="float" office:value="354.49">
                <text:p>354.49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139256649719485">
                <text:p>0.0139256649719485</text:p>
              </table:table-cell>
              <table:table-cell office:value-type="float" office:value="349.714">
                <text:p>349.714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149545881616035">
                <text:p>0.0149545881616035</text:p>
              </table:table-cell>
              <table:table-cell office:value-type="float" office:value="344.844">
                <text:p>344.84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151727914226921">
                <text:p>0.0151727914226921</text:p>
              </table:table-cell>
              <table:table-cell office:value-type="float" office:value="339.687">
                <text:p>339.687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214298738838919">
                <text:p>0.0214298738838919</text:p>
              </table:table-cell>
              <table:table-cell office:value-type="float" office:value="334.533">
                <text:p>334.533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220427414132281">
                <text:p>0.0220427414132281</text:p>
              </table:table-cell>
              <table:table-cell office:value-type="float" office:value="327.364">
                <text:p>327.36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163611829528843">
                <text:p>0.0163611829528843</text:p>
              </table:table-cell>
              <table:table-cell office:value-type="float" office:value="320.148">
                <text:p>320.148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148740910101299">
                <text:p>0.0148740910101299</text:p>
              </table:table-cell>
              <table:table-cell office:value-type="float" office:value="314.91">
                <text:p>314.9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150986700018696">
                <text:p>0.0150986700018696</text:p>
              </table:table-cell>
              <table:table-cell office:value-type="float" office:value="310.226">
                <text:p>310.22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153301346459734">
                <text:p>0.0153301346459734</text:p>
              </table:table-cell>
              <table:table-cell office:value-type="float" office:value="305.542">
                <text:p>305.54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158712748206795">
                <text:p>0.0158712748206795</text:p>
              </table:table-cell>
              <table:table-cell office:value-type="float" office:value="300.858">
                <text:p>300.858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16434580843885">
                <text:p>0.016434580843885</text:p>
              </table:table-cell>
              <table:table-cell office:value-type="float" office:value="296.083">
                <text:p>296.08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170182372595007">
                <text:p>0.0170182372595007</text:p>
              </table:table-cell>
              <table:table-cell office:value-type="float" office:value="291.217">
                <text:p>291.217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173163651353136">
                <text:p>0.0173163651353136</text:p>
              </table:table-cell>
              <table:table-cell office:value-type="float" office:value="286.261">
                <text:p>286.26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179414441316156">
                <text:p>0.0179414441316156</text:p>
              </table:table-cell>
              <table:table-cell office:value-type="float" office:value="281.304">
                <text:p>281.304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182728401452271">
                <text:p>0.0182728401452271</text:p>
              </table:table-cell>
              <table:table-cell office:value-type="float" office:value="276.257">
                <text:p>276.257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192766464239756">
                <text:p>0.0192766464239756</text:p>
              </table:table-cell>
              <table:table-cell office:value-type="float" office:value="271.209">
                <text:p>271.209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2068192840842">
                <text:p>0.02068192840842</text:p>
              </table:table-cell>
              <table:table-cell office:value-type="float" office:value="265.981">
                <text:p>265.98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21118703931204">
                <text:p>0.021118703931204</text:p>
              </table:table-cell>
              <table:table-cell office:value-type="float" office:value="260.48">
                <text:p>260.48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219312178650007">
                <text:p>0.0219312178650007</text:p>
              </table:table-cell>
              <table:table-cell office:value-type="float" office:value="254.979">
                <text:p>254.97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231447509292786">
                <text:p>0.0231447509292786</text:p>
              </table:table-cell>
              <table:table-cell office:value-type="float" office:value="249.387">
                <text:p>249.387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240625577242781">
                <text:p>0.0240625577242781</text:p>
              </table:table-cell>
              <table:table-cell office:value-type="float" office:value="243.615">
                <text:p>243.61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250385904699415">
                <text:p>0.0250385904699415</text:p>
              </table:table-cell>
              <table:table-cell office:value-type="float" office:value="237.753">
                <text:p>237.75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25685936151855">
                <text:p>0.025685936151855</text:p>
              </table:table-cell>
              <table:table-cell office:value-type="float" office:value="231.8">
                <text:p>231.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267660264073749">
                <text:p>0.0267660264073749</text:p>
              </table:table-cell>
              <table:table-cell office:value-type="float" office:value="225.846">
                <text:p>225.84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275157983812631">
                <text:p>0.0275157983812631</text:p>
              </table:table-cell>
              <table:table-cell office:value-type="float" office:value="219.801">
                <text:p>219.80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283036963223908">
                <text:p>0.0283036963223908</text:p>
              </table:table-cell>
              <table:table-cell office:value-type="float" office:value="213.753">
                <text:p>213.75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291377592042484">
                <text:p>0.0291377592042484</text:p>
              </table:table-cell>
              <table:table-cell office:value-type="float" office:value="207.703">
                <text:p>207.70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3048335986432">
                <text:p>0.03048335986432</text:p>
              </table:table-cell>
              <table:table-cell office:value-type="float" office:value="201.651">
                <text:p>201.65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319277354939029">
                <text:p>0.0319277354939029</text:p>
              </table:table-cell>
              <table:table-cell office:value-type="float" office:value="195.504">
                <text:p>195.50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334932527395885">
                <text:p>0.0334932527395885</text:p>
              </table:table-cell>
              <table:table-cell office:value-type="float" office:value="189.262">
                <text:p>189.26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352224706570524">
                <text:p>0.0352224706570524</text:p>
              </table:table-cell>
              <table:table-cell office:value-type="float" office:value="182.923">
                <text:p>182.92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360947416137806">
                <text:p>0.0360947416137806</text:p>
              </table:table-cell>
              <table:table-cell office:value-type="float" office:value="176.48">
                <text:p>176.4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375521721239198">
                <text:p>0.0375521721239198</text:p>
              </table:table-cell>
              <table:table-cell office:value-type="float" office:value="170.11">
                <text:p>170.1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39157840730018">
                <text:p>0.039157840730018</text:p>
              </table:table-cell>
              <table:table-cell office:value-type="float" office:value="163.722">
                <text:p>163.72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415419137886098">
                <text:p>0.0415419137886098</text:p>
              </table:table-cell>
              <table:table-cell office:value-type="float" office:value="157.311">
                <text:p>157.31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468111635804107">
                <text:p>0.0468111635804107</text:p>
              </table:table-cell>
              <table:table-cell office:value-type="float" office:value="150.776">
                <text:p>150.77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498128278990801">
                <text:p>0.0498128278990801</text:p>
              </table:table-cell>
              <table:table-cell office:value-type="float" office:value="143.718">
                <text:p>143.71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53588558791438">
                <text:p>0.053588558791438</text:p>
              </table:table-cell>
              <table:table-cell office:value-type="float" office:value="136.559">
                <text:p>136.55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588203433894818">
                <text:p>0.0588203433894818</text:p>
              </table:table-cell>
              <table:table-cell office:value-type="float" office:value="129.241">
                <text:p>129.24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61403003970766">
                <text:p>0.061403003970766</text:p>
              </table:table-cell>
              <table:table-cell office:value-type="float" office:value="121.639">
                <text:p>121.63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705001313830253">
                <text:p>0.0705001313830253</text:p>
              </table:table-cell>
              <table:table-cell office:value-type="float" office:value="114.17">
                <text:p>114.1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68695168722496">
                <text:p>0.068695168722496</text:p>
              </table:table-cell>
              <table:table-cell office:value-type="float" office:value="106.121">
                <text:p>106.12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737622810656575">
                <text:p>0.0737622810656575</text:p>
              </table:table-cell>
              <table:table-cell office:value-type="float" office:value="98.831">
                <text:p>98.83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796364470565102">
                <text:p>0.0796364470565102</text:p>
              </table:table-cell>
              <table:table-cell office:value-type="float" office:value="91.541">
                <text:p>91.54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865271628823397">
                <text:p>0.0865271628823397</text:p>
              </table:table-cell>
              <table:table-cell office:value-type="float" office:value="84.251">
                <text:p>84.25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947233014124037">
                <text:p>0.0947233014124037</text:p>
              </table:table-cell>
              <table:table-cell office:value-type="float" office:value="76.961">
                <text:p>76.96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104634639950625">
                <text:p>0.104634639950625</text:p>
              </table:table-cell>
              <table:table-cell office:value-type="float" office:value="69.671">
                <text:p>69.67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16862506211827">
                <text:p>0.116862506211827</text:p>
              </table:table-cell>
              <table:table-cell office:value-type="float" office:value="62.381">
                <text:p>62.38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32326514312683">
                <text:p>0.132326514312683</text:p>
              </table:table-cell>
              <table:table-cell office:value-type="float" office:value="55.091">
                <text:p>55.09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52507269722391">
                <text:p>0.152507269722391</text:p>
              </table:table-cell>
              <table:table-cell office:value-type="float" office:value="47.801">
                <text:p>47.80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20508010170077">
                <text:p>0.220508010170077</text:p>
              </table:table-cell>
              <table:table-cell office:value-type="float" office:value="40.511">
                <text:p>40.51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67338020140604">
                <text:p>0.267338020140604</text:p>
              </table:table-cell>
              <table:table-cell office:value-type="float" office:value="31.578">
                <text:p>31.57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22873443983402">
                <text:p>0.322873443983402</text:p>
              </table:table-cell>
              <table:table-cell office:value-type="float" office:value="23.136">
                <text:p>23.13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28916124090387">
                <text:p>0.528916124090387</text:p>
              </table:table-cell>
              <table:table-cell office:value-type="float" office:value="15.666">
                <text:p>15.66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7.38">
                <text:p>7.3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ect" draw:dots2="1" draw:dots2-length="0.212cm" draw:distance="0.159cm"/>
  </office:styles>
</office:document-styles>
</file>